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97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cc66"/>
    </style:style>
    <style:style style:name="ce5" style:family="table-cell" style:parent-style-name="Default" style:data-style-name="N122"/>
    <style:style style:name="ce6" style:family="table-cell" style:parent-style-name="Default" style:data-style-name="N121"/>
    <style:style style:name="ce7" style:family="table-cell" style:parent-style-name="Default" style:data-style-name="N122">
      <style:table-cell-properties fo:background-color="#33cc66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"/>
        <table:table-column table:style-name="co1" table:default-cell-style-name="Default"/>
        <table:table-column table:style-name="co6" table:default-cell-style-name="ce5"/>
        <table:table-column table:style-name="co7" table:default-cell-style-name="ce6"/>
        <table:table-column table:style-name="co8" table:default-cell-style-name="ce7"/>
        <table:table-column table:style-name="co9" table:default-cell-style-name="ce7"/>
        <table:table-row table:style-name="ro1">
          <table:table-cell/>
          <table:table-cell table:style-name="ce1" office:value-type="string" table:number-columns-spanned="3" table:number-rows-spanned="1">
            <text:p>RAW</text:p>
          </table:table-cell>
          <table:covered-table-cell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>
            <text:p>LIGHT</text:p>
          </table:table-cell>
          <table:table-cell table:style-name="ce2" office:value-type="string">
            <text:p>TEMPERATURE</text:p>
          </table:table-cell>
          <table:table-cell table:style-name="ce2" office:value-type="string">
            <text:p>HUMIDITY</text:p>
          </table:table-cell>
          <table:table-cell table:number-columns-repeated="2"/>
          <table:table-cell table:style-name="ce3" office:value-type="string">
            <text:p>Temp[*C]</text:p>
          </table:table-cell>
          <table:table-cell/>
          <table:table-cell table:style-name="ce2" office:value-type="string">
            <text:p>H-b-var</text:p>
          </table:table-cell>
          <table:table-cell/>
          <table:table-cell table:style-name="ce3" office:value-type="string">
            <text:p>Humidity Percent</text:p>
          </table:table-cell>
          <table:table-cell/>
          <table:table-cell table:style-name="ce2" office:value-type="string">
            <text:p>V-Light</text:p>
          </table:table-cell>
          <table:table-cell table:style-name="ce2" office:value-type="string">
            <text:p>I-Light</text:p>
          </table:table-cell>
          <table:table-cell table:style-name="ce3" office:value-type="string">
            <text:p>S1087 Lux</text:p>
          </table:table-cell>
          <table:table-cell table:style-name="ce3" office:value-type="string">
            <text:p>S1087-01 Lux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96">
            <text:p>6296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3]" office:value-type="float" office:value="22.7008">
            <text:p>22.7008</text:p>
          </table:table-cell>
          <table:table-cell/>
          <table:table-cell table:formula="of:=-0.0000028*[.$D3]*[.$D3]+0.0405*[.$D3]-4" office:value-type="float" office:value="34.6402588">
            <text:p>34.6402588</text:p>
          </table:table-cell>
          <table:table-cell/>
          <table:table-cell table:formula="of:=([.G3]-25)*(0.01+0.00008*[.$D3])+[.$I3]" office:value-type="float" office:value="34.428364528">
            <text:p>34.428364528</text:p>
          </table:table-cell>
          <table:table-cell/>
          <table:table-cell table:formula="of:=([.$B3]/4096)*1.5" office:value-type="float" office:value="0.027099609375">
            <text:p>0.027100</text:p>
          </table:table-cell>
          <table:table-cell table:formula="of:=[.M3]/100000" office:value-type="float" office:value="0.00000027099609375">
            <text:p>0.0000002710</text:p>
          </table:table-cell>
          <table:table-cell table:formula="of:=0.625*1000000*[.$N3]*1000" office:value-type="float" office:value="169.37255859375">
            <text:p>169.372559</text:p>
          </table:table-cell>
          <table:table-cell table:formula="of:=0.769*100000*[.$N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94">
            <text:p>6294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4]" office:value-type="float" office:value="22.6812">
            <text:p>22.6812</text:p>
          </table:table-cell>
          <table:table-cell/>
          <table:table-cell table:formula="of:=-0.0000028*[.$D4]*[.$D4]+0.0405*[.$D4]-4" office:value-type="float" office:value="34.6055072">
            <text:p>34.6055072</text:p>
          </table:table-cell>
          <table:table-cell/>
          <table:table-cell table:formula="of:=([.G4]-25)*(0.01+0.00008*[.$D4])+[.$I4]" office:value-type="float" office:value="34.391992096">
            <text:p>34.391992096</text:p>
          </table:table-cell>
          <table:table-cell/>
          <table:table-cell table:formula="of:=([.$B4]/4096)*1.5" office:value-type="float" office:value="0.0234375">
            <text:p>0.023438</text:p>
          </table:table-cell>
          <table:table-cell table:formula="of:=[.M4]/100000" office:value-type="float" office:value="0.000000234375">
            <text:p>0.0000002344</text:p>
          </table:table-cell>
          <table:table-cell table:formula="of:=0.625*1000000*[.$N4]*1000" office:value-type="float" office:value="146.484375">
            <text:p>146.484375</text:p>
          </table:table-cell>
          <table:table-cell table:formula="of:=0.769*100000*[.$N4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93">
            <text:p>6293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5]" office:value-type="float" office:value="22.6714">
            <text:p>22.6714</text:p>
          </table:table-cell>
          <table:table-cell/>
          <table:table-cell table:formula="of:=-0.0000028*[.$D5]*[.$D5]+0.0405*[.$D5]-4" office:value-type="float" office:value="34.6402588">
            <text:p>34.6402588</text:p>
          </table:table-cell>
          <table:table-cell/>
          <table:table-cell table:formula="of:=([.G5]-25)*(0.01+0.00008*[.$D5])+[.$I5]" office:value-type="float" office:value="34.425655024">
            <text:p>34.425655024</text:p>
          </table:table-cell>
          <table:table-cell/>
          <table:table-cell table:formula="of:=([.$B5]/4096)*1.5" office:value-type="float" office:value="0.0263671875">
            <text:p>0.026367</text:p>
          </table:table-cell>
          <table:table-cell table:formula="of:=[.M5]/100000" office:value-type="float" office:value="0.000000263671875">
            <text:p>0.0000002637</text:p>
          </table:table-cell>
          <table:table-cell table:formula="of:=0.625*1000000*[.$N5]*1000" office:value-type="float" office:value="164.794921875">
            <text:p>164.794922</text:p>
          </table:table-cell>
          <table:table-cell table:formula="of:=0.769*100000*[.$N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93">
            <text:p>6293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6]" office:value-type="float" office:value="22.6714">
            <text:p>22.6714</text:p>
          </table:table-cell>
          <table:table-cell/>
          <table:table-cell table:formula="of:=-0.0000028*[.$D6]*[.$D6]+0.0405*[.$D6]-4" office:value-type="float" office:value="34.6750048">
            <text:p>34.6750048</text:p>
          </table:table-cell>
          <table:table-cell/>
          <table:table-cell table:formula="of:=([.G6]-25)*(0.01+0.00008*[.$D6])+[.$I6]" office:value-type="float" office:value="34.460214736">
            <text:p>34.460214736</text:p>
          </table:table-cell>
          <table:table-cell/>
          <table:table-cell table:formula="of:=([.$B6]/4096)*1.5" office:value-type="float" office:value="0.02783203125">
            <text:p>0.027832</text:p>
          </table:table-cell>
          <table:table-cell table:formula="of:=[.M6]/100000" office:value-type="float" office:value="0.0000002783203125">
            <text:p>0.0000002783</text:p>
          </table:table-cell>
          <table:table-cell table:formula="of:=0.625*1000000*[.$N6]*1000" office:value-type="float" office:value="173.9501953125">
            <text:p>173.950195</text:p>
          </table:table-cell>
          <table:table-cell table:formula="of:=0.769*100000*[.$N6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93">
            <text:p>6293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7]" office:value-type="float" office:value="22.6714">
            <text:p>22.6714</text:p>
          </table:table-cell>
          <table:table-cell/>
          <table:table-cell table:formula="of:=-0.0000028*[.$D7]*[.$D7]+0.0405*[.$D7]-4" office:value-type="float" office:value="34.6750048">
            <text:p>34.6750048</text:p>
          </table:table-cell>
          <table:table-cell/>
          <table:table-cell table:formula="of:=([.G7]-25)*(0.01+0.00008*[.$D7])+[.$I7]" office:value-type="float" office:value="34.460214736">
            <text:p>34.460214736</text:p>
          </table:table-cell>
          <table:table-cell/>
          <table:table-cell table:formula="of:=([.$B7]/4096)*1.5" office:value-type="float" office:value="0.02783203125">
            <text:p>0.027832</text:p>
          </table:table-cell>
          <table:table-cell table:formula="of:=[.M7]/100000" office:value-type="float" office:value="0.0000002783203125">
            <text:p>0.0000002783</text:p>
          </table:table-cell>
          <table:table-cell table:formula="of:=0.625*1000000*[.$N7]*1000" office:value-type="float" office:value="173.9501953125">
            <text:p>173.950195</text:p>
          </table:table-cell>
          <table:table-cell table:formula="of:=0.769*100000*[.$N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93">
            <text:p>6293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8]" office:value-type="float" office:value="22.6714">
            <text:p>22.6714</text:p>
          </table:table-cell>
          <table:table-cell/>
          <table:table-cell table:formula="of:=-0.0000028*[.$D8]*[.$D8]+0.0405*[.$D8]-4" office:value-type="float" office:value="34.6750048">
            <text:p>34.6750048</text:p>
          </table:table-cell>
          <table:table-cell/>
          <table:table-cell table:formula="of:=([.G8]-25)*(0.01+0.00008*[.$D8])+[.$I8]" office:value-type="float" office:value="34.460214736">
            <text:p>34.460214736</text:p>
          </table:table-cell>
          <table:table-cell/>
          <table:table-cell table:formula="of:=([.$B8]/4096)*1.5" office:value-type="float" office:value="0.0267333984375">
            <text:p>0.026733</text:p>
          </table:table-cell>
          <table:table-cell table:formula="of:=[.M8]/100000" office:value-type="float" office:value="0.000000267333984375">
            <text:p>0.0000002673</text:p>
          </table:table-cell>
          <table:table-cell table:formula="of:=0.625*1000000*[.$N8]*1000" office:value-type="float" office:value="167.083740234375">
            <text:p>167.083740</text:p>
          </table:table-cell>
          <table:table-cell table:formula="of:=0.769*100000*[.$N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91">
            <text:p>6291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9]" office:value-type="float" office:value="22.6518">
            <text:p>22.6518</text:p>
          </table:table-cell>
          <table:table-cell/>
          <table:table-cell table:formula="of:=-0.0000028*[.$D9]*[.$D9]+0.0405*[.$D9]-4" office:value-type="float" office:value="34.6750048">
            <text:p>34.6750048</text:p>
          </table:table-cell>
          <table:table-cell/>
          <table:table-cell table:formula="of:=([.G9]-25)*(0.01+0.00008*[.$D9])+[.$I9]" office:value-type="float" office:value="34.458406832">
            <text:p>34.458406832</text:p>
          </table:table-cell>
          <table:table-cell/>
          <table:table-cell table:formula="of:=([.$B9]/4096)*1.5" office:value-type="float" office:value="0.024169921875">
            <text:p>0.024170</text:p>
          </table:table-cell>
          <table:table-cell table:formula="of:=[.M9]/100000" office:value-type="float" office:value="0.00000024169921875">
            <text:p>0.0000002417</text:p>
          </table:table-cell>
          <table:table-cell table:formula="of:=0.625*1000000*[.$N9]*1000" office:value-type="float" office:value="151.06201171875">
            <text:p>151.062012</text:p>
          </table:table-cell>
          <table:table-cell table:formula="of:=0.769*100000*[.$N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93">
            <text:p>6293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10]" office:value-type="float" office:value="22.6714">
            <text:p>22.6714</text:p>
          </table:table-cell>
          <table:table-cell/>
          <table:table-cell table:formula="of:=-0.0000028*[.$D10]*[.$D10]+0.0405*[.$D10]-4" office:value-type="float" office:value="34.6055072">
            <text:p>34.6055072</text:p>
          </table:table-cell>
          <table:table-cell/>
          <table:table-cell table:formula="of:=([.G10]-25)*(0.01+0.00008*[.$D10])+[.$I10]" office:value-type="float" office:value="34.391089712">
            <text:p>34.391089712</text:p>
          </table:table-cell>
          <table:table-cell/>
          <table:table-cell table:formula="of:=([.$B10]/4096)*1.5" office:value-type="float" office:value="0.028564453125">
            <text:p>0.028564</text:p>
          </table:table-cell>
          <table:table-cell table:formula="of:=[.M10]/100000" office:value-type="float" office:value="0.00000028564453125">
            <text:p>0.0000002856</text:p>
          </table:table-cell>
          <table:table-cell table:formula="of:=0.625*1000000*[.$N10]*1000" office:value-type="float" office:value="178.52783203125">
            <text:p>178.527832</text:p>
          </table:table-cell>
          <table:table-cell table:formula="of:=0.769*100000*[.$N10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95">
            <text:p>6295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11]" office:value-type="float" office:value="22.691">
            <text:p>22.691</text:p>
          </table:table-cell>
          <table:table-cell/>
          <table:table-cell table:formula="of:=-0.0000028*[.$D11]*[.$D11]+0.0405*[.$D11]-4" office:value-type="float" office:value="34.6055072">
            <text:p>34.6055072</text:p>
          </table:table-cell>
          <table:table-cell/>
          <table:table-cell table:formula="of:=([.G11]-25)*(0.01+0.00008*[.$D11])+[.$I11]" office:value-type="float" office:value="34.39289448">
            <text:p>34.39289448</text:p>
          </table:table-cell>
          <table:table-cell/>
          <table:table-cell table:formula="of:=([.$B11]/4096)*1.5" office:value-type="float" office:value="0.028564453125">
            <text:p>0.028564</text:p>
          </table:table-cell>
          <table:table-cell table:formula="of:=[.M11]/100000" office:value-type="float" office:value="0.00000028564453125">
            <text:p>0.0000002856</text:p>
          </table:table-cell>
          <table:table-cell table:formula="of:=0.625*1000000*[.$N11]*1000" office:value-type="float" office:value="178.52783203125">
            <text:p>178.527832</text:p>
          </table:table-cell>
          <table:table-cell table:formula="of:=0.769*100000*[.$N11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96">
            <text:p>6296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12]" office:value-type="float" office:value="22.7008">
            <text:p>22.7008</text:p>
          </table:table-cell>
          <table:table-cell/>
          <table:table-cell table:formula="of:=-0.0000028*[.$D12]*[.$D12]+0.0405*[.$D12]-4" office:value-type="float" office:value="34.6055072">
            <text:p>34.6055072</text:p>
          </table:table-cell>
          <table:table-cell/>
          <table:table-cell table:formula="of:=([.G12]-25)*(0.01+0.00008*[.$D12])+[.$I12]" office:value-type="float" office:value="34.393796864">
            <text:p>34.393796864</text:p>
          </table:table-cell>
          <table:table-cell/>
          <table:table-cell table:formula="of:=([.$B12]/4096)*1.5" office:value-type="float" office:value="0.02783203125">
            <text:p>0.027832</text:p>
          </table:table-cell>
          <table:table-cell table:formula="of:=[.M12]/100000" office:value-type="float" office:value="0.0000002783203125">
            <text:p>0.0000002783</text:p>
          </table:table-cell>
          <table:table-cell table:formula="of:=0.625*1000000*[.$N12]*1000" office:value-type="float" office:value="173.9501953125">
            <text:p>173.950195</text:p>
          </table:table-cell>
          <table:table-cell table:formula="of:=0.769*100000*[.$N12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96">
            <text:p>6296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3]" office:value-type="float" office:value="22.7008">
            <text:p>22.7008</text:p>
          </table:table-cell>
          <table:table-cell/>
          <table:table-cell table:formula="of:=-0.0000028*[.$D13]*[.$D13]+0.0405*[.$D13]-4" office:value-type="float" office:value="34.5359872">
            <text:p>34.5359872</text:p>
          </table:table-cell>
          <table:table-cell/>
          <table:table-cell table:formula="of:=([.G13]-25)*(0.01+0.00008*[.$D13])+[.$I13]" office:value-type="float" office:value="34.324644736">
            <text:p>34.324644736</text:p>
          </table:table-cell>
          <table:table-cell/>
          <table:table-cell table:formula="of:=([.$B13]/4096)*1.5" office:value-type="float" office:value="0.02490234375">
            <text:p>0.024902</text:p>
          </table:table-cell>
          <table:table-cell table:formula="of:=[.M13]/100000" office:value-type="float" office:value="0.0000002490234375">
            <text:p>0.0000002490</text:p>
          </table:table-cell>
          <table:table-cell table:formula="of:=0.625*1000000*[.$N13]*1000" office:value-type="float" office:value="155.6396484375">
            <text:p>155.639648</text:p>
          </table:table-cell>
          <table:table-cell table:formula="of:=0.769*100000*[.$N1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96">
            <text:p>6296</text:p>
          </table:table-cell>
          <table:table-cell office:value-type="float" office:value="1023">
            <text:p>1023</text:p>
          </table:table-cell>
          <table:table-cell table:number-columns-repeated="2"/>
          <table:table-cell table:formula="of:=-39+0.0098*[.$C14]" office:value-type="float" office:value="22.7008">
            <text:p>22.7008</text:p>
          </table:table-cell>
          <table:table-cell/>
          <table:table-cell table:formula="of:=-0.0000028*[.$D14]*[.$D14]+0.0405*[.$D14]-4" office:value-type="float" office:value="34.5012188">
            <text:p>34.5012188</text:p>
          </table:table-cell>
          <table:table-cell/>
          <table:table-cell table:formula="of:=([.G14]-25)*(0.01+0.00008*[.$D14])+[.$I14]" office:value-type="float" office:value="34.290060272">
            <text:p>34.290060272</text:p>
          </table:table-cell>
          <table:table-cell/>
          <table:table-cell table:formula="of:=([.$B14]/4096)*1.5" office:value-type="float" office:value="0.02783203125">
            <text:p>0.027832</text:p>
          </table:table-cell>
          <table:table-cell table:formula="of:=[.M14]/100000" office:value-type="float" office:value="0.0000002783203125">
            <text:p>0.0000002783</text:p>
          </table:table-cell>
          <table:table-cell table:formula="of:=0.625*1000000*[.$N14]*1000" office:value-type="float" office:value="173.9501953125">
            <text:p>173.950195</text:p>
          </table:table-cell>
          <table:table-cell table:formula="of:=0.769*100000*[.$N14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95">
            <text:p>6295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15]" office:value-type="float" office:value="22.691">
            <text:p>22.691</text:p>
          </table:table-cell>
          <table:table-cell/>
          <table:table-cell table:formula="of:=-0.0000028*[.$D15]*[.$D15]+0.0405*[.$D15]-4" office:value-type="float" office:value="34.6055072">
            <text:p>34.6055072</text:p>
          </table:table-cell>
          <table:table-cell/>
          <table:table-cell table:formula="of:=([.G15]-25)*(0.01+0.00008*[.$D15])+[.$I15]" office:value-type="float" office:value="34.39289448">
            <text:p>34.39289448</text:p>
          </table:table-cell>
          <table:table-cell/>
          <table:table-cell table:formula="of:=([.$B15]/4096)*1.5" office:value-type="float" office:value="0.0252685546875">
            <text:p>0.025269</text:p>
          </table:table-cell>
          <table:table-cell table:formula="of:=[.M15]/100000" office:value-type="float" office:value="0.000000252685546875">
            <text:p>0.0000002527</text:p>
          </table:table-cell>
          <table:table-cell table:formula="of:=0.625*1000000*[.$N15]*1000" office:value-type="float" office:value="157.928466796875">
            <text:p>157.928467</text:p>
          </table:table-cell>
          <table:table-cell table:formula="of:=0.769*100000*[.$N1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98">
            <text:p>6298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16]" office:value-type="float" office:value="22.7204">
            <text:p>22.7204</text:p>
          </table:table-cell>
          <table:table-cell/>
          <table:table-cell table:formula="of:=-0.0000028*[.$D16]*[.$D16]+0.0405*[.$D16]-4" office:value-type="float" office:value="34.6055072">
            <text:p>34.6055072</text:p>
          </table:table-cell>
          <table:table-cell/>
          <table:table-cell table:formula="of:=([.G16]-25)*(0.01+0.00008*[.$D16])+[.$I16]" office:value-type="float" office:value="34.395601632">
            <text:p>34.395601632</text:p>
          </table:table-cell>
          <table:table-cell/>
          <table:table-cell table:formula="of:=([.$B16]/4096)*1.5" office:value-type="float" office:value="0.025634765625">
            <text:p>0.025635</text:p>
          </table:table-cell>
          <table:table-cell table:formula="of:=[.M16]/100000" office:value-type="float" office:value="0.00000025634765625">
            <text:p>0.0000002563</text:p>
          </table:table-cell>
          <table:table-cell table:formula="of:=0.625*1000000*[.$N16]*1000" office:value-type="float" office:value="160.21728515625">
            <text:p>160.217285</text:p>
          </table:table-cell>
          <table:table-cell table:formula="of:=0.769*100000*[.$N16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97">
            <text:p>6297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17]" office:value-type="float" office:value="22.7106">
            <text:p>22.7106</text:p>
          </table:table-cell>
          <table:table-cell/>
          <table:table-cell table:formula="of:=-0.0000028*[.$D17]*[.$D17]+0.0405*[.$D17]-4" office:value-type="float" office:value="34.6055072">
            <text:p>34.6055072</text:p>
          </table:table-cell>
          <table:table-cell/>
          <table:table-cell table:formula="of:=([.G17]-25)*(0.01+0.00008*[.$D17])+[.$I17]" office:value-type="float" office:value="34.394699248">
            <text:p>34.394699248</text:p>
          </table:table-cell>
          <table:table-cell/>
          <table:table-cell table:formula="of:=([.$B17]/4096)*1.5" office:value-type="float" office:value="0.0245361328125">
            <text:p>0.024536</text:p>
          </table:table-cell>
          <table:table-cell table:formula="of:=[.M17]/100000" office:value-type="float" office:value="0.000000245361328125">
            <text:p>0.0000002454</text:p>
          </table:table-cell>
          <table:table-cell table:formula="of:=0.625*1000000*[.$N17]*1000" office:value-type="float" office:value="153.350830078125">
            <text:p>153.350830</text:p>
          </table:table-cell>
          <table:table-cell table:formula="of:=0.769*100000*[.$N1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94">
            <text:p>6294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18]" office:value-type="float" office:value="22.6812">
            <text:p>22.6812</text:p>
          </table:table-cell>
          <table:table-cell/>
          <table:table-cell table:formula="of:=-0.0000028*[.$D18]*[.$D18]+0.0405*[.$D18]-4" office:value-type="float" office:value="34.6750048">
            <text:p>34.6750048</text:p>
          </table:table-cell>
          <table:table-cell/>
          <table:table-cell table:formula="of:=([.G18]-25)*(0.01+0.00008*[.$D18])+[.$I18]" office:value-type="float" office:value="34.461118688">
            <text:p>34.461118688</text:p>
          </table:table-cell>
          <table:table-cell/>
          <table:table-cell table:formula="of:=([.$B18]/4096)*1.5" office:value-type="float" office:value="0.0245361328125">
            <text:p>0.024536</text:p>
          </table:table-cell>
          <table:table-cell table:formula="of:=[.M18]/100000" office:value-type="float" office:value="0.000000245361328125">
            <text:p>0.0000002454</text:p>
          </table:table-cell>
          <table:table-cell table:formula="of:=0.625*1000000*[.$N18]*1000" office:value-type="float" office:value="153.350830078125">
            <text:p>153.350830</text:p>
          </table:table-cell>
          <table:table-cell table:formula="of:=0.769*100000*[.$N18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92">
            <text:p>6292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19]" office:value-type="float" office:value="22.6616">
            <text:p>22.6616</text:p>
          </table:table-cell>
          <table:table-cell/>
          <table:table-cell table:formula="of:=-0.0000028*[.$D19]*[.$D19]+0.0405*[.$D19]-4" office:value-type="float" office:value="34.6750048">
            <text:p>34.6750048</text:p>
          </table:table-cell>
          <table:table-cell/>
          <table:table-cell table:formula="of:=([.G19]-25)*(0.01+0.00008*[.$D19])+[.$I19]" office:value-type="float" office:value="34.459310784">
            <text:p>34.459310784</text:p>
          </table:table-cell>
          <table:table-cell/>
          <table:table-cell table:formula="of:=([.$B19]/4096)*1.5" office:value-type="float" office:value="0.0245361328125">
            <text:p>0.024536</text:p>
          </table:table-cell>
          <table:table-cell table:formula="of:=[.M19]/100000" office:value-type="float" office:value="0.000000245361328125">
            <text:p>0.0000002454</text:p>
          </table:table-cell>
          <table:table-cell table:formula="of:=0.625*1000000*[.$N19]*1000" office:value-type="float" office:value="153.350830078125">
            <text:p>153.350830</text:p>
          </table:table-cell>
          <table:table-cell table:formula="of:=0.769*100000*[.$N1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91">
            <text:p>6291</text:p>
          </table:table-cell>
          <table:table-cell office:value-type="float" office:value="1029">
            <text:p>1029</text:p>
          </table:table-cell>
          <table:table-cell table:number-columns-repeated="2"/>
          <table:table-cell table:formula="of:=-39+0.0098*[.$C20]" office:value-type="float" office:value="22.6518">
            <text:p>22.6518</text:p>
          </table:table-cell>
          <table:table-cell/>
          <table:table-cell table:formula="of:=-0.0000028*[.$D20]*[.$D20]+0.0405*[.$D20]-4" office:value-type="float" office:value="34.7097452">
            <text:p>34.7097452</text:p>
          </table:table-cell>
          <table:table-cell/>
          <table:table-cell table:formula="of:=([.G20]-25)*(0.01+0.00008*[.$D20])+[.$I20]" office:value-type="float" office:value="34.492959376">
            <text:p>34.492959376</text:p>
          </table:table-cell>
          <table:table-cell/>
          <table:table-cell table:formula="of:=([.$B20]/4096)*1.5" office:value-type="float" office:value="0.0281982421875">
            <text:p>0.028198</text:p>
          </table:table-cell>
          <table:table-cell table:formula="of:=[.M20]/100000" office:value-type="float" office:value="0.000000281982421875">
            <text:p>0.0000002820</text:p>
          </table:table-cell>
          <table:table-cell table:formula="of:=0.625*1000000*[.$N20]*1000" office:value-type="float" office:value="176.239013671875">
            <text:p>176.239014</text:p>
          </table:table-cell>
          <table:table-cell table:formula="of:=0.769*100000*[.$N20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92">
            <text:p>6292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21]" office:value-type="float" office:value="22.6616">
            <text:p>22.6616</text:p>
          </table:table-cell>
          <table:table-cell/>
          <table:table-cell table:formula="of:=-0.0000028*[.$D21]*[.$D21]+0.0405*[.$D21]-4" office:value-type="float" office:value="34.6055072">
            <text:p>34.6055072</text:p>
          </table:table-cell>
          <table:table-cell/>
          <table:table-cell table:formula="of:=([.G21]-25)*(0.01+0.00008*[.$D21])+[.$I21]" office:value-type="float" office:value="34.390187328">
            <text:p>34.390187328</text:p>
          </table:table-cell>
          <table:table-cell/>
          <table:table-cell table:formula="of:=([.$B21]/4096)*1.5" office:value-type="float" office:value="0.0267333984375">
            <text:p>0.026733</text:p>
          </table:table-cell>
          <table:table-cell table:formula="of:=[.M21]/100000" office:value-type="float" office:value="0.000000267333984375">
            <text:p>0.0000002673</text:p>
          </table:table-cell>
          <table:table-cell table:formula="of:=0.625*1000000*[.$N21]*1000" office:value-type="float" office:value="167.083740234375">
            <text:p>167.083740</text:p>
          </table:table-cell>
          <table:table-cell table:formula="of:=0.769*100000*[.$N2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90">
            <text:p>6290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22]" office:value-type="float" office:value="22.642">
            <text:p>22.642</text:p>
          </table:table-cell>
          <table:table-cell/>
          <table:table-cell table:formula="of:=-0.0000028*[.$D22]*[.$D22]+0.0405*[.$D22]-4" office:value-type="float" office:value="34.6402588">
            <text:p>34.6402588</text:p>
          </table:table-cell>
          <table:table-cell/>
          <table:table-cell table:formula="of:=([.G22]-25)*(0.01+0.00008*[.$D22])+[.$I22]" office:value-type="float" office:value="34.42294552">
            <text:p>34.42294552</text:p>
          </table:table-cell>
          <table:table-cell/>
          <table:table-cell table:formula="of:=([.$B22]/4096)*1.5" office:value-type="float" office:value="0.0245361328125">
            <text:p>0.024536</text:p>
          </table:table-cell>
          <table:table-cell table:formula="of:=[.M22]/100000" office:value-type="float" office:value="0.000000245361328125">
            <text:p>0.0000002454</text:p>
          </table:table-cell>
          <table:table-cell table:formula="of:=0.625*1000000*[.$N22]*1000" office:value-type="float" office:value="153.350830078125">
            <text:p>153.350830</text:p>
          </table:table-cell>
          <table:table-cell table:formula="of:=0.769*100000*[.$N2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90">
            <text:p>6290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23]" office:value-type="float" office:value="22.642">
            <text:p>22.642</text:p>
          </table:table-cell>
          <table:table-cell/>
          <table:table-cell table:formula="of:=-0.0000028*[.$D23]*[.$D23]+0.0405*[.$D23]-4" office:value-type="float" office:value="34.6750048">
            <text:p>34.6750048</text:p>
          </table:table-cell>
          <table:table-cell/>
          <table:table-cell table:formula="of:=([.G23]-25)*(0.01+0.00008*[.$D23])+[.$I23]" office:value-type="float" office:value="34.45750288">
            <text:p>34.45750288</text:p>
          </table:table-cell>
          <table:table-cell/>
          <table:table-cell table:formula="of:=([.$B23]/4096)*1.5" office:value-type="float" office:value="0.027099609375">
            <text:p>0.027100</text:p>
          </table:table-cell>
          <table:table-cell table:formula="of:=[.M23]/100000" office:value-type="float" office:value="0.00000027099609375">
            <text:p>0.0000002710</text:p>
          </table:table-cell>
          <table:table-cell table:formula="of:=0.625*1000000*[.$N23]*1000" office:value-type="float" office:value="169.37255859375">
            <text:p>169.372559</text:p>
          </table:table-cell>
          <table:table-cell table:formula="of:=0.769*100000*[.$N2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88">
            <text:p>6288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24]" office:value-type="float" office:value="22.6224">
            <text:p>22.6224</text:p>
          </table:table-cell>
          <table:table-cell/>
          <table:table-cell table:formula="of:=-0.0000028*[.$D24]*[.$D24]+0.0405*[.$D24]-4" office:value-type="float" office:value="34.6055072">
            <text:p>34.6055072</text:p>
          </table:table-cell>
          <table:table-cell/>
          <table:table-cell table:formula="of:=([.G24]-25)*(0.01+0.00008*[.$D24])+[.$I24]" office:value-type="float" office:value="34.386577792">
            <text:p>34.386577792</text:p>
          </table:table-cell>
          <table:table-cell/>
          <table:table-cell table:formula="of:=([.$B24]/4096)*1.5" office:value-type="float" office:value="0.0267333984375">
            <text:p>0.026733</text:p>
          </table:table-cell>
          <table:table-cell table:formula="of:=[.M24]/100000" office:value-type="float" office:value="0.000000267333984375">
            <text:p>0.0000002673</text:p>
          </table:table-cell>
          <table:table-cell table:formula="of:=0.625*1000000*[.$N24]*1000" office:value-type="float" office:value="167.083740234375">
            <text:p>167.083740</text:p>
          </table:table-cell>
          <table:table-cell table:formula="of:=0.769*100000*[.$N2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91">
            <text:p>6291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25]" office:value-type="float" office:value="22.6518">
            <text:p>22.6518</text:p>
          </table:table-cell>
          <table:table-cell/>
          <table:table-cell table:formula="of:=-0.0000028*[.$D25]*[.$D25]+0.0405*[.$D25]-4" office:value-type="float" office:value="34.6402588">
            <text:p>34.6402588</text:p>
          </table:table-cell>
          <table:table-cell/>
          <table:table-cell table:formula="of:=([.G25]-25)*(0.01+0.00008*[.$D25])+[.$I25]" office:value-type="float" office:value="34.423848688">
            <text:p>34.423848688</text:p>
          </table:table-cell>
          <table:table-cell/>
          <table:table-cell table:formula="of:=([.$B25]/4096)*1.5" office:value-type="float" office:value="0.024169921875">
            <text:p>0.024170</text:p>
          </table:table-cell>
          <table:table-cell table:formula="of:=[.M25]/100000" office:value-type="float" office:value="0.00000024169921875">
            <text:p>0.0000002417</text:p>
          </table:table-cell>
          <table:table-cell table:formula="of:=0.625*1000000*[.$N25]*1000" office:value-type="float" office:value="151.06201171875">
            <text:p>151.062012</text:p>
          </table:table-cell>
          <table:table-cell table:formula="of:=0.769*100000*[.$N2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90">
            <text:p>6290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26]" office:value-type="float" office:value="22.642">
            <text:p>22.642</text:p>
          </table:table-cell>
          <table:table-cell/>
          <table:table-cell table:formula="of:=-0.0000028*[.$D26]*[.$D26]+0.0405*[.$D26]-4" office:value-type="float" office:value="34.6055072">
            <text:p>34.6055072</text:p>
          </table:table-cell>
          <table:table-cell/>
          <table:table-cell table:formula="of:=([.G26]-25)*(0.01+0.00008*[.$D26])+[.$I26]" office:value-type="float" office:value="34.38838256">
            <text:p>34.38838256</text:p>
          </table:table-cell>
          <table:table-cell/>
          <table:table-cell table:formula="of:=([.$B26]/4096)*1.5" office:value-type="float" office:value="0.02490234375">
            <text:p>0.024902</text:p>
          </table:table-cell>
          <table:table-cell table:formula="of:=[.M26]/100000" office:value-type="float" office:value="0.0000002490234375">
            <text:p>0.0000002490</text:p>
          </table:table-cell>
          <table:table-cell table:formula="of:=0.625*1000000*[.$N26]*1000" office:value-type="float" office:value="155.6396484375">
            <text:p>155.639648</text:p>
          </table:table-cell>
          <table:table-cell table:formula="of:=0.769*100000*[.$N26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86">
            <text:p>6286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27]" office:value-type="float" office:value="22.6028">
            <text:p>22.6028</text:p>
          </table:table-cell>
          <table:table-cell/>
          <table:table-cell table:formula="of:=-0.0000028*[.$D27]*[.$D27]+0.0405*[.$D27]-4" office:value-type="float" office:value="34.6055072">
            <text:p>34.6055072</text:p>
          </table:table-cell>
          <table:table-cell/>
          <table:table-cell table:formula="of:=([.G27]-25)*(0.01+0.00008*[.$D27])+[.$I27]" office:value-type="float" office:value="34.384773024">
            <text:p>34.384773024</text:p>
          </table:table-cell>
          <table:table-cell/>
          <table:table-cell table:formula="of:=([.$B27]/4096)*1.5" office:value-type="float" office:value="0.02490234375">
            <text:p>0.024902</text:p>
          </table:table-cell>
          <table:table-cell table:formula="of:=[.M27]/100000" office:value-type="float" office:value="0.0000002490234375">
            <text:p>0.0000002490</text:p>
          </table:table-cell>
          <table:table-cell table:formula="of:=0.625*1000000*[.$N27]*1000" office:value-type="float" office:value="155.6396484375">
            <text:p>155.639648</text:p>
          </table:table-cell>
          <table:table-cell table:formula="of:=0.769*100000*[.$N2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87">
            <text:p>6287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28]" office:value-type="float" office:value="22.6126">
            <text:p>22.6126</text:p>
          </table:table-cell>
          <table:table-cell/>
          <table:table-cell table:formula="of:=-0.0000028*[.$D28]*[.$D28]+0.0405*[.$D28]-4" office:value-type="float" office:value="34.6055072">
            <text:p>34.6055072</text:p>
          </table:table-cell>
          <table:table-cell/>
          <table:table-cell table:formula="of:=([.G28]-25)*(0.01+0.00008*[.$D28])+[.$I28]" office:value-type="float" office:value="34.385675408">
            <text:p>34.385675408</text:p>
          </table:table-cell>
          <table:table-cell/>
          <table:table-cell table:formula="of:=([.$B28]/4096)*1.5" office:value-type="float" office:value="0.0263671875">
            <text:p>0.026367</text:p>
          </table:table-cell>
          <table:table-cell table:formula="of:=[.M28]/100000" office:value-type="float" office:value="0.000000263671875">
            <text:p>0.0000002637</text:p>
          </table:table-cell>
          <table:table-cell table:formula="of:=0.625*1000000*[.$N28]*1000" office:value-type="float" office:value="164.794921875">
            <text:p>164.794922</text:p>
          </table:table-cell>
          <table:table-cell table:formula="of:=0.769*100000*[.$N28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87">
            <text:p>6287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29]" office:value-type="float" office:value="22.6126">
            <text:p>22.6126</text:p>
          </table:table-cell>
          <table:table-cell/>
          <table:table-cell table:formula="of:=-0.0000028*[.$D29]*[.$D29]+0.0405*[.$D29]-4" office:value-type="float" office:value="34.6750048">
            <text:p>34.6750048</text:p>
          </table:table-cell>
          <table:table-cell/>
          <table:table-cell table:formula="of:=([.G29]-25)*(0.01+0.00008*[.$D29])+[.$I29]" office:value-type="float" office:value="34.454791024">
            <text:p>34.454791024</text:p>
          </table:table-cell>
          <table:table-cell/>
          <table:table-cell table:formula="of:=([.$B29]/4096)*1.5" office:value-type="float" office:value="0.027099609375">
            <text:p>0.027100</text:p>
          </table:table-cell>
          <table:table-cell table:formula="of:=[.M29]/100000" office:value-type="float" office:value="0.00000027099609375">
            <text:p>0.0000002710</text:p>
          </table:table-cell>
          <table:table-cell table:formula="of:=0.625*1000000*[.$N29]*1000" office:value-type="float" office:value="169.37255859375">
            <text:p>169.372559</text:p>
          </table:table-cell>
          <table:table-cell table:formula="of:=0.769*100000*[.$N29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87">
            <text:p>6287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30]" office:value-type="float" office:value="22.6126">
            <text:p>22.6126</text:p>
          </table:table-cell>
          <table:table-cell/>
          <table:table-cell table:formula="of:=-0.0000028*[.$D30]*[.$D30]+0.0405*[.$D30]-4" office:value-type="float" office:value="34.6750048">
            <text:p>34.6750048</text:p>
          </table:table-cell>
          <table:table-cell/>
          <table:table-cell table:formula="of:=([.G30]-25)*(0.01+0.00008*[.$D30])+[.$I30]" office:value-type="float" office:value="34.454791024">
            <text:p>34.454791024</text:p>
          </table:table-cell>
          <table:table-cell/>
          <table:table-cell table:formula="of:=([.$B30]/4096)*1.5" office:value-type="float" office:value="0.0281982421875">
            <text:p>0.028198</text:p>
          </table:table-cell>
          <table:table-cell table:formula="of:=[.M30]/100000" office:value-type="float" office:value="0.000000281982421875">
            <text:p>0.0000002820</text:p>
          </table:table-cell>
          <table:table-cell table:formula="of:=0.625*1000000*[.$N30]*1000" office:value-type="float" office:value="176.239013671875">
            <text:p>176.239014</text:p>
          </table:table-cell>
          <table:table-cell table:formula="of:=0.769*100000*[.$N30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86">
            <text:p>6286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31]" office:value-type="float" office:value="22.6028">
            <text:p>22.6028</text:p>
          </table:table-cell>
          <table:table-cell/>
          <table:table-cell table:formula="of:=-0.0000028*[.$D31]*[.$D31]+0.0405*[.$D31]-4" office:value-type="float" office:value="34.6750048">
            <text:p>34.6750048</text:p>
          </table:table-cell>
          <table:table-cell/>
          <table:table-cell table:formula="of:=([.G31]-25)*(0.01+0.00008*[.$D31])+[.$I31]" office:value-type="float" office:value="34.453887072">
            <text:p>34.453887072</text:p>
          </table:table-cell>
          <table:table-cell/>
          <table:table-cell table:formula="of:=([.$B31]/4096)*1.5" office:value-type="float" office:value="0.028564453125">
            <text:p>0.028564</text:p>
          </table:table-cell>
          <table:table-cell table:formula="of:=[.M31]/100000" office:value-type="float" office:value="0.00000028564453125">
            <text:p>0.0000002856</text:p>
          </table:table-cell>
          <table:table-cell table:formula="of:=0.625*1000000*[.$N31]*1000" office:value-type="float" office:value="178.52783203125">
            <text:p>178.527832</text:p>
          </table:table-cell>
          <table:table-cell table:formula="of:=0.769*100000*[.$N31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87">
            <text:p>6287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32]" office:value-type="float" office:value="22.6126">
            <text:p>22.6126</text:p>
          </table:table-cell>
          <table:table-cell/>
          <table:table-cell table:formula="of:=-0.0000028*[.$D32]*[.$D32]+0.0405*[.$D32]-4" office:value-type="float" office:value="34.6750048">
            <text:p>34.6750048</text:p>
          </table:table-cell>
          <table:table-cell/>
          <table:table-cell table:formula="of:=([.G32]-25)*(0.01+0.00008*[.$D32])+[.$I32]" office:value-type="float" office:value="34.454791024">
            <text:p>34.454791024</text:p>
          </table:table-cell>
          <table:table-cell/>
          <table:table-cell table:formula="of:=([.$B32]/4096)*1.5" office:value-type="float" office:value="0.0245361328125">
            <text:p>0.024536</text:p>
          </table:table-cell>
          <table:table-cell table:formula="of:=[.M32]/100000" office:value-type="float" office:value="0.000000245361328125">
            <text:p>0.0000002454</text:p>
          </table:table-cell>
          <table:table-cell table:formula="of:=0.625*1000000*[.$N32]*1000" office:value-type="float" office:value="153.350830078125">
            <text:p>153.350830</text:p>
          </table:table-cell>
          <table:table-cell table:formula="of:=0.769*100000*[.$N3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88">
            <text:p>6288</text:p>
          </table:table-cell>
          <table:table-cell office:value-type="float" office:value="1030">
            <text:p>1030</text:p>
          </table:table-cell>
          <table:table-cell table:number-columns-repeated="2"/>
          <table:table-cell table:formula="of:=-39+0.0098*[.$C33]" office:value-type="float" office:value="22.6224">
            <text:p>22.6224</text:p>
          </table:table-cell>
          <table:table-cell/>
          <table:table-cell table:formula="of:=-0.0000028*[.$D33]*[.$D33]+0.0405*[.$D33]-4" office:value-type="float" office:value="34.74448">
            <text:p>34.74448</text:p>
          </table:table-cell>
          <table:table-cell/>
          <table:table-cell table:formula="of:=([.G33]-25)*(0.01+0.00008*[.$D33])+[.$I33]" office:value-type="float" office:value="34.52478976">
            <text:p>34.52478976</text:p>
          </table:table-cell>
          <table:table-cell/>
          <table:table-cell table:formula="of:=([.$B33]/4096)*1.5" office:value-type="float" office:value="0.0267333984375">
            <text:p>0.026733</text:p>
          </table:table-cell>
          <table:table-cell table:formula="of:=[.M33]/100000" office:value-type="float" office:value="0.000000267333984375">
            <text:p>0.0000002673</text:p>
          </table:table-cell>
          <table:table-cell table:formula="of:=0.625*1000000*[.$N33]*1000" office:value-type="float" office:value="167.083740234375">
            <text:p>167.083740</text:p>
          </table:table-cell>
          <table:table-cell table:formula="of:=0.769*100000*[.$N3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89">
            <text:p>6289</text:p>
          </table:table-cell>
          <table:table-cell office:value-type="float" office:value="1029">
            <text:p>1029</text:p>
          </table:table-cell>
          <table:table-cell table:number-columns-repeated="2"/>
          <table:table-cell table:formula="of:=-39+0.0098*[.$C34]" office:value-type="float" office:value="22.6322">
            <text:p>22.6322</text:p>
          </table:table-cell>
          <table:table-cell/>
          <table:table-cell table:formula="of:=-0.0000028*[.$D34]*[.$D34]+0.0405*[.$D34]-4" office:value-type="float" office:value="34.7097452">
            <text:p>34.7097452</text:p>
          </table:table-cell>
          <table:table-cell/>
          <table:table-cell table:formula="of:=([.G34]-25)*(0.01+0.00008*[.$D34])+[.$I34]" office:value-type="float" office:value="34.491149904">
            <text:p>34.491149904</text:p>
          </table:table-cell>
          <table:table-cell/>
          <table:table-cell table:formula="of:=([.$B34]/4096)*1.5" office:value-type="float" office:value="0.028564453125">
            <text:p>0.028564</text:p>
          </table:table-cell>
          <table:table-cell table:formula="of:=[.M34]/100000" office:value-type="float" office:value="0.00000028564453125">
            <text:p>0.0000002856</text:p>
          </table:table-cell>
          <table:table-cell table:formula="of:=0.625*1000000*[.$N34]*1000" office:value-type="float" office:value="178.52783203125">
            <text:p>178.527832</text:p>
          </table:table-cell>
          <table:table-cell table:formula="of:=0.769*100000*[.$N34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86">
            <text:p>6286</text:p>
          </table:table-cell>
          <table:table-cell office:value-type="float" office:value="1030">
            <text:p>1030</text:p>
          </table:table-cell>
          <table:table-cell table:number-columns-repeated="2"/>
          <table:table-cell table:formula="of:=-39+0.0098*[.$C35]" office:value-type="float" office:value="22.6028">
            <text:p>22.6028</text:p>
          </table:table-cell>
          <table:table-cell/>
          <table:table-cell table:formula="of:=-0.0000028*[.$D35]*[.$D35]+0.0405*[.$D35]-4" office:value-type="float" office:value="34.74448">
            <text:p>34.74448</text:p>
          </table:table-cell>
          <table:table-cell/>
          <table:table-cell table:formula="of:=([.G35]-25)*(0.01+0.00008*[.$D35])+[.$I35]" office:value-type="float" office:value="34.52297872">
            <text:p>34.52297872</text:p>
          </table:table-cell>
          <table:table-cell/>
          <table:table-cell table:formula="of:=([.$B35]/4096)*1.5" office:value-type="float" office:value="0.02783203125">
            <text:p>0.027832</text:p>
          </table:table-cell>
          <table:table-cell table:formula="of:=[.M35]/100000" office:value-type="float" office:value="0.0000002783203125">
            <text:p>0.0000002783</text:p>
          </table:table-cell>
          <table:table-cell table:formula="of:=0.625*1000000*[.$N35]*1000" office:value-type="float" office:value="173.9501953125">
            <text:p>173.950195</text:p>
          </table:table-cell>
          <table:table-cell table:formula="of:=0.769*100000*[.$N35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85">
            <text:p>6285</text:p>
          </table:table-cell>
          <table:table-cell office:value-type="float" office:value="1032">
            <text:p>1032</text:p>
          </table:table-cell>
          <table:table-cell table:number-columns-repeated="2"/>
          <table:table-cell table:formula="of:=-39+0.0098*[.$C36]" office:value-type="float" office:value="22.593">
            <text:p>22.593</text:p>
          </table:table-cell>
          <table:table-cell/>
          <table:table-cell table:formula="of:=-0.0000028*[.$D36]*[.$D36]+0.0405*[.$D36]-4" office:value-type="float" office:value="34.8139328">
            <text:p>34.8139328</text:p>
          </table:table-cell>
          <table:table-cell/>
          <table:table-cell table:formula="of:=([.G36]-25)*(0.01+0.00008*[.$D36])+[.$I36]" office:value-type="float" office:value="34.59114088">
            <text:p>34.59114088</text:p>
          </table:table-cell>
          <table:table-cell/>
          <table:table-cell table:formula="of:=([.$B36]/4096)*1.5" office:value-type="float" office:value="0.02783203125">
            <text:p>0.027832</text:p>
          </table:table-cell>
          <table:table-cell table:formula="of:=[.M36]/100000" office:value-type="float" office:value="0.0000002783203125">
            <text:p>0.0000002783</text:p>
          </table:table-cell>
          <table:table-cell table:formula="of:=0.625*1000000*[.$N36]*1000" office:value-type="float" office:value="173.9501953125">
            <text:p>173.950195</text:p>
          </table:table-cell>
          <table:table-cell table:formula="of:=0.769*100000*[.$N36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92">
            <text:p>6292</text:p>
          </table:table-cell>
          <table:table-cell office:value-type="float" office:value="1030">
            <text:p>1030</text:p>
          </table:table-cell>
          <table:table-cell table:number-columns-repeated="2"/>
          <table:table-cell table:formula="of:=-39+0.0098*[.$C37]" office:value-type="float" office:value="22.6616">
            <text:p>22.6616</text:p>
          </table:table-cell>
          <table:table-cell/>
          <table:table-cell table:formula="of:=-0.0000028*[.$D37]*[.$D37]+0.0405*[.$D37]-4" office:value-type="float" office:value="34.74448">
            <text:p>34.74448</text:p>
          </table:table-cell>
          <table:table-cell/>
          <table:table-cell table:formula="of:=([.G37]-25)*(0.01+0.00008*[.$D37])+[.$I37]" office:value-type="float" office:value="34.52841184">
            <text:p>34.52841184</text:p>
          </table:table-cell>
          <table:table-cell/>
          <table:table-cell table:formula="of:=([.$B37]/4096)*1.5" office:value-type="float" office:value="0.02783203125">
            <text:p>0.027832</text:p>
          </table:table-cell>
          <table:table-cell table:formula="of:=[.M37]/100000" office:value-type="float" office:value="0.0000002783203125">
            <text:p>0.0000002783</text:p>
          </table:table-cell>
          <table:table-cell table:formula="of:=0.625*1000000*[.$N37]*1000" office:value-type="float" office:value="173.9501953125">
            <text:p>173.950195</text:p>
          </table:table-cell>
          <table:table-cell table:formula="of:=0.769*100000*[.$N3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87">
            <text:p>6287</text:p>
          </table:table-cell>
          <table:table-cell office:value-type="float" office:value="1030">
            <text:p>1030</text:p>
          </table:table-cell>
          <table:table-cell table:number-columns-repeated="2"/>
          <table:table-cell table:formula="of:=-39+0.0098*[.$C38]" office:value-type="float" office:value="22.6126">
            <text:p>22.6126</text:p>
          </table:table-cell>
          <table:table-cell/>
          <table:table-cell table:formula="of:=-0.0000028*[.$D38]*[.$D38]+0.0405*[.$D38]-4" office:value-type="float" office:value="34.74448">
            <text:p>34.74448</text:p>
          </table:table-cell>
          <table:table-cell/>
          <table:table-cell table:formula="of:=([.G38]-25)*(0.01+0.00008*[.$D38])+[.$I38]" office:value-type="float" office:value="34.52388424">
            <text:p>34.52388424</text:p>
          </table:table-cell>
          <table:table-cell/>
          <table:table-cell table:formula="of:=([.$B38]/4096)*1.5" office:value-type="float" office:value="0.0274658203125">
            <text:p>0.027466</text:p>
          </table:table-cell>
          <table:table-cell table:formula="of:=[.M38]/100000" office:value-type="float" office:value="0.000000274658203125">
            <text:p>0.0000002747</text:p>
          </table:table-cell>
          <table:table-cell table:formula="of:=0.625*1000000*[.$N38]*1000" office:value-type="float" office:value="171.661376953125">
            <text:p>171.661377</text:p>
          </table:table-cell>
          <table:table-cell table:formula="of:=0.769*100000*[.$N3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88">
            <text:p>6288</text:p>
          </table:table-cell>
          <table:table-cell office:value-type="float" office:value="1030">
            <text:p>1030</text:p>
          </table:table-cell>
          <table:table-cell table:number-columns-repeated="2"/>
          <table:table-cell table:formula="of:=-39+0.0098*[.$C39]" office:value-type="float" office:value="22.6224">
            <text:p>22.6224</text:p>
          </table:table-cell>
          <table:table-cell/>
          <table:table-cell table:formula="of:=-0.0000028*[.$D39]*[.$D39]+0.0405*[.$D39]-4" office:value-type="float" office:value="34.74448">
            <text:p>34.74448</text:p>
          </table:table-cell>
          <table:table-cell/>
          <table:table-cell table:formula="of:=([.G39]-25)*(0.01+0.00008*[.$D39])+[.$I39]" office:value-type="float" office:value="34.52478976">
            <text:p>34.52478976</text:p>
          </table:table-cell>
          <table:table-cell/>
          <table:table-cell table:formula="of:=([.$B39]/4096)*1.5" office:value-type="float" office:value="0.0263671875">
            <text:p>0.026367</text:p>
          </table:table-cell>
          <table:table-cell table:formula="of:=[.M39]/100000" office:value-type="float" office:value="0.000000263671875">
            <text:p>0.0000002637</text:p>
          </table:table-cell>
          <table:table-cell table:formula="of:=0.625*1000000*[.$N39]*1000" office:value-type="float" office:value="164.794921875">
            <text:p>164.794922</text:p>
          </table:table-cell>
          <table:table-cell table:formula="of:=0.769*100000*[.$N39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87">
            <text:p>6287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40]" office:value-type="float" office:value="22.6126">
            <text:p>22.6126</text:p>
          </table:table-cell>
          <table:table-cell/>
          <table:table-cell table:formula="of:=-0.0000028*[.$D40]*[.$D40]+0.0405*[.$D40]-4" office:value-type="float" office:value="34.6055072">
            <text:p>34.6055072</text:p>
          </table:table-cell>
          <table:table-cell/>
          <table:table-cell table:formula="of:=([.G40]-25)*(0.01+0.00008*[.$D40])+[.$I40]" office:value-type="float" office:value="34.385675408">
            <text:p>34.385675408</text:p>
          </table:table-cell>
          <table:table-cell/>
          <table:table-cell table:formula="of:=([.$B40]/4096)*1.5" office:value-type="float" office:value="0.0263671875">
            <text:p>0.026367</text:p>
          </table:table-cell>
          <table:table-cell table:formula="of:=[.M40]/100000" office:value-type="float" office:value="0.000000263671875">
            <text:p>0.0000002637</text:p>
          </table:table-cell>
          <table:table-cell table:formula="of:=0.625*1000000*[.$N40]*1000" office:value-type="float" office:value="164.794921875">
            <text:p>164.794922</text:p>
          </table:table-cell>
          <table:table-cell table:formula="of:=0.769*100000*[.$N40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88">
            <text:p>6288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41]" office:value-type="float" office:value="22.6224">
            <text:p>22.6224</text:p>
          </table:table-cell>
          <table:table-cell/>
          <table:table-cell table:formula="of:=-0.0000028*[.$D41]*[.$D41]+0.0405*[.$D41]-4" office:value-type="float" office:value="34.6055072">
            <text:p>34.6055072</text:p>
          </table:table-cell>
          <table:table-cell/>
          <table:table-cell table:formula="of:=([.G41]-25)*(0.01+0.00008*[.$D41])+[.$I41]" office:value-type="float" office:value="34.386577792">
            <text:p>34.386577792</text:p>
          </table:table-cell>
          <table:table-cell/>
          <table:table-cell table:formula="of:=([.$B41]/4096)*1.5" office:value-type="float" office:value="0.028564453125">
            <text:p>0.028564</text:p>
          </table:table-cell>
          <table:table-cell table:formula="of:=[.M41]/100000" office:value-type="float" office:value="0.00000028564453125">
            <text:p>0.0000002856</text:p>
          </table:table-cell>
          <table:table-cell table:formula="of:=0.625*1000000*[.$N41]*1000" office:value-type="float" office:value="178.52783203125">
            <text:p>178.527832</text:p>
          </table:table-cell>
          <table:table-cell table:formula="of:=0.769*100000*[.$N41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89">
            <text:p>6289</text:p>
          </table:table-cell>
          <table:table-cell office:value-type="float" office:value="1025">
            <text:p>1025</text:p>
          </table:table-cell>
          <table:table-cell table:number-columns-repeated="2"/>
          <table:table-cell table:formula="of:=-39+0.0098*[.$C42]" office:value-type="float" office:value="22.6322">
            <text:p>22.6322</text:p>
          </table:table-cell>
          <table:table-cell/>
          <table:table-cell table:formula="of:=-0.0000028*[.$D42]*[.$D42]+0.0405*[.$D42]-4" office:value-type="float" office:value="34.57075">
            <text:p>34.57075</text:p>
          </table:table-cell>
          <table:table-cell/>
          <table:table-cell table:formula="of:=([.G42]-25)*(0.01+0.00008*[.$D42])+[.$I42]" office:value-type="float" office:value="34.3529124">
            <text:p>34.3529124</text:p>
          </table:table-cell>
          <table:table-cell/>
          <table:table-cell table:formula="of:=([.$B42]/4096)*1.5" office:value-type="float" office:value="0.02783203125">
            <text:p>0.027832</text:p>
          </table:table-cell>
          <table:table-cell table:formula="of:=[.M42]/100000" office:value-type="float" office:value="0.0000002783203125">
            <text:p>0.0000002783</text:p>
          </table:table-cell>
          <table:table-cell table:formula="of:=0.625*1000000*[.$N42]*1000" office:value-type="float" office:value="173.9501953125">
            <text:p>173.950195</text:p>
          </table:table-cell>
          <table:table-cell table:formula="of:=0.769*100000*[.$N42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88">
            <text:p>6288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43]" office:value-type="float" office:value="22.6224">
            <text:p>22.6224</text:p>
          </table:table-cell>
          <table:table-cell/>
          <table:table-cell table:formula="of:=-0.0000028*[.$D43]*[.$D43]+0.0405*[.$D43]-4" office:value-type="float" office:value="34.6402588">
            <text:p>34.6402588</text:p>
          </table:table-cell>
          <table:table-cell/>
          <table:table-cell table:formula="of:=([.G43]-25)*(0.01+0.00008*[.$D43])+[.$I43]" office:value-type="float" office:value="34.421139184">
            <text:p>34.421139184</text:p>
          </table:table-cell>
          <table:table-cell/>
          <table:table-cell table:formula="of:=([.$B43]/4096)*1.5" office:value-type="float" office:value="0.02490234375">
            <text:p>0.024902</text:p>
          </table:table-cell>
          <table:table-cell table:formula="of:=[.M43]/100000" office:value-type="float" office:value="0.0000002490234375">
            <text:p>0.0000002490</text:p>
          </table:table-cell>
          <table:table-cell table:formula="of:=0.625*1000000*[.$N43]*1000" office:value-type="float" office:value="155.6396484375">
            <text:p>155.639648</text:p>
          </table:table-cell>
          <table:table-cell table:formula="of:=0.769*100000*[.$N4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85">
            <text:p>6285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44]" office:value-type="float" office:value="22.593">
            <text:p>22.593</text:p>
          </table:table-cell>
          <table:table-cell/>
          <table:table-cell table:formula="of:=-0.0000028*[.$D44]*[.$D44]+0.0405*[.$D44]-4" office:value-type="float" office:value="34.6750048">
            <text:p>34.6750048</text:p>
          </table:table-cell>
          <table:table-cell/>
          <table:table-cell table:formula="of:=([.G44]-25)*(0.01+0.00008*[.$D44])+[.$I44]" office:value-type="float" office:value="34.45298312">
            <text:p>34.45298312</text:p>
          </table:table-cell>
          <table:table-cell/>
          <table:table-cell table:formula="of:=([.$B44]/4096)*1.5" office:value-type="float" office:value="0.0252685546875">
            <text:p>0.025269</text:p>
          </table:table-cell>
          <table:table-cell table:formula="of:=[.M44]/100000" office:value-type="float" office:value="0.000000252685546875">
            <text:p>0.0000002527</text:p>
          </table:table-cell>
          <table:table-cell table:formula="of:=0.625*1000000*[.$N44]*1000" office:value-type="float" office:value="157.928466796875">
            <text:p>157.928467</text:p>
          </table:table-cell>
          <table:table-cell table:formula="of:=0.769*100000*[.$N4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86">
            <text:p>6286</text:p>
          </table:table-cell>
          <table:table-cell office:value-type="float" office:value="1030">
            <text:p>1030</text:p>
          </table:table-cell>
          <table:table-cell table:number-columns-repeated="2"/>
          <table:table-cell table:formula="of:=-39+0.0098*[.$C45]" office:value-type="float" office:value="22.6028">
            <text:p>22.6028</text:p>
          </table:table-cell>
          <table:table-cell/>
          <table:table-cell table:formula="of:=-0.0000028*[.$D45]*[.$D45]+0.0405*[.$D45]-4" office:value-type="float" office:value="34.74448">
            <text:p>34.74448</text:p>
          </table:table-cell>
          <table:table-cell/>
          <table:table-cell table:formula="of:=([.G45]-25)*(0.01+0.00008*[.$D45])+[.$I45]" office:value-type="float" office:value="34.52297872">
            <text:p>34.52297872</text:p>
          </table:table-cell>
          <table:table-cell/>
          <table:table-cell table:formula="of:=([.$B45]/4096)*1.5" office:value-type="float" office:value="0.027099609375">
            <text:p>0.027100</text:p>
          </table:table-cell>
          <table:table-cell table:formula="of:=[.M45]/100000" office:value-type="float" office:value="0.00000027099609375">
            <text:p>0.0000002710</text:p>
          </table:table-cell>
          <table:table-cell table:formula="of:=0.625*1000000*[.$N45]*1000" office:value-type="float" office:value="169.37255859375">
            <text:p>169.372559</text:p>
          </table:table-cell>
          <table:table-cell table:formula="of:=0.769*100000*[.$N4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88">
            <text:p>6288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46]" office:value-type="float" office:value="22.6224">
            <text:p>22.6224</text:p>
          </table:table-cell>
          <table:table-cell/>
          <table:table-cell table:formula="of:=-0.0000028*[.$D46]*[.$D46]+0.0405*[.$D46]-4" office:value-type="float" office:value="34.6750048">
            <text:p>34.6750048</text:p>
          </table:table-cell>
          <table:table-cell/>
          <table:table-cell table:formula="of:=([.G46]-25)*(0.01+0.00008*[.$D46])+[.$I46]" office:value-type="float" office:value="34.455694976">
            <text:p>34.455694976</text:p>
          </table:table-cell>
          <table:table-cell/>
          <table:table-cell table:formula="of:=([.$B46]/4096)*1.5" office:value-type="float" office:value="0.0281982421875">
            <text:p>0.028198</text:p>
          </table:table-cell>
          <table:table-cell table:formula="of:=[.M46]/100000" office:value-type="float" office:value="0.000000281982421875">
            <text:p>0.0000002820</text:p>
          </table:table-cell>
          <table:table-cell table:formula="of:=0.625*1000000*[.$N46]*1000" office:value-type="float" office:value="176.239013671875">
            <text:p>176.239014</text:p>
          </table:table-cell>
          <table:table-cell table:formula="of:=0.769*100000*[.$N4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91">
            <text:p>6291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47]" office:value-type="float" office:value="22.6518">
            <text:p>22.6518</text:p>
          </table:table-cell>
          <table:table-cell/>
          <table:table-cell table:formula="of:=-0.0000028*[.$D47]*[.$D47]+0.0405*[.$D47]-4" office:value-type="float" office:value="34.6750048">
            <text:p>34.6750048</text:p>
          </table:table-cell>
          <table:table-cell/>
          <table:table-cell table:formula="of:=([.G47]-25)*(0.01+0.00008*[.$D47])+[.$I47]" office:value-type="float" office:value="34.458406832">
            <text:p>34.458406832</text:p>
          </table:table-cell>
          <table:table-cell/>
          <table:table-cell table:formula="of:=([.$B47]/4096)*1.5" office:value-type="float" office:value="0.02490234375">
            <text:p>0.024902</text:p>
          </table:table-cell>
          <table:table-cell table:formula="of:=[.M47]/100000" office:value-type="float" office:value="0.0000002490234375">
            <text:p>0.0000002490</text:p>
          </table:table-cell>
          <table:table-cell table:formula="of:=0.625*1000000*[.$N47]*1000" office:value-type="float" office:value="155.6396484375">
            <text:p>155.639648</text:p>
          </table:table-cell>
          <table:table-cell table:formula="of:=0.769*100000*[.$N4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88">
            <text:p>6288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48]" office:value-type="float" office:value="22.6224">
            <text:p>22.6224</text:p>
          </table:table-cell>
          <table:table-cell/>
          <table:table-cell table:formula="of:=-0.0000028*[.$D48]*[.$D48]+0.0405*[.$D48]-4" office:value-type="float" office:value="34.6402588">
            <text:p>34.6402588</text:p>
          </table:table-cell>
          <table:table-cell/>
          <table:table-cell table:formula="of:=([.G48]-25)*(0.01+0.00008*[.$D48])+[.$I48]" office:value-type="float" office:value="34.421139184">
            <text:p>34.421139184</text:p>
          </table:table-cell>
          <table:table-cell/>
          <table:table-cell table:formula="of:=([.$B48]/4096)*1.5" office:value-type="float" office:value="0.0260009765625">
            <text:p>0.026001</text:p>
          </table:table-cell>
          <table:table-cell table:formula="of:=[.M48]/100000" office:value-type="float" office:value="0.000000260009765625">
            <text:p>0.0000002600</text:p>
          </table:table-cell>
          <table:table-cell table:formula="of:=0.625*1000000*[.$N48]*1000" office:value-type="float" office:value="162.506103515625">
            <text:p>162.506104</text:p>
          </table:table-cell>
          <table:table-cell table:formula="of:=0.769*100000*[.$N48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90">
            <text:p>6290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49]" office:value-type="float" office:value="22.642">
            <text:p>22.642</text:p>
          </table:table-cell>
          <table:table-cell/>
          <table:table-cell table:formula="of:=-0.0000028*[.$D49]*[.$D49]+0.0405*[.$D49]-4" office:value-type="float" office:value="34.6055072">
            <text:p>34.6055072</text:p>
          </table:table-cell>
          <table:table-cell/>
          <table:table-cell table:formula="of:=([.G49]-25)*(0.01+0.00008*[.$D49])+[.$I49]" office:value-type="float" office:value="34.38838256">
            <text:p>34.38838256</text:p>
          </table:table-cell>
          <table:table-cell/>
          <table:table-cell table:formula="of:=([.$B49]/4096)*1.5" office:value-type="float" office:value="0.0252685546875">
            <text:p>0.025269</text:p>
          </table:table-cell>
          <table:table-cell table:formula="of:=[.M49]/100000" office:value-type="float" office:value="0.000000252685546875">
            <text:p>0.0000002527</text:p>
          </table:table-cell>
          <table:table-cell table:formula="of:=0.625*1000000*[.$N49]*1000" office:value-type="float" office:value="157.928466796875">
            <text:p>157.928467</text:p>
          </table:table-cell>
          <table:table-cell table:formula="of:=0.769*100000*[.$N49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91">
            <text:p>6291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50]" office:value-type="float" office:value="22.6518">
            <text:p>22.6518</text:p>
          </table:table-cell>
          <table:table-cell/>
          <table:table-cell table:formula="of:=-0.0000028*[.$D50]*[.$D50]+0.0405*[.$D50]-4" office:value-type="float" office:value="34.6055072">
            <text:p>34.6055072</text:p>
          </table:table-cell>
          <table:table-cell/>
          <table:table-cell table:formula="of:=([.G50]-25)*(0.01+0.00008*[.$D50])+[.$I50]" office:value-type="float" office:value="34.389284944">
            <text:p>34.389284944</text:p>
          </table:table-cell>
          <table:table-cell/>
          <table:table-cell table:formula="of:=([.$B50]/4096)*1.5" office:value-type="float" office:value="0.0281982421875">
            <text:p>0.028198</text:p>
          </table:table-cell>
          <table:table-cell table:formula="of:=[.M50]/100000" office:value-type="float" office:value="0.000000281982421875">
            <text:p>0.0000002820</text:p>
          </table:table-cell>
          <table:table-cell table:formula="of:=0.625*1000000*[.$N50]*1000" office:value-type="float" office:value="176.239013671875">
            <text:p>176.239014</text:p>
          </table:table-cell>
          <table:table-cell table:formula="of:=0.769*100000*[.$N50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90">
            <text:p>6290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51]" office:value-type="float" office:value="22.642">
            <text:p>22.642</text:p>
          </table:table-cell>
          <table:table-cell/>
          <table:table-cell table:formula="of:=-0.0000028*[.$D51]*[.$D51]+0.0405*[.$D51]-4" office:value-type="float" office:value="34.5359872">
            <text:p>34.5359872</text:p>
          </table:table-cell>
          <table:table-cell/>
          <table:table-cell table:formula="of:=([.G51]-25)*(0.01+0.00008*[.$D51])+[.$I51]" office:value-type="float" office:value="34.31923984">
            <text:p>34.31923984</text:p>
          </table:table-cell>
          <table:table-cell/>
          <table:table-cell table:formula="of:=([.$B51]/4096)*1.5" office:value-type="float" office:value="0.0263671875">
            <text:p>0.026367</text:p>
          </table:table-cell>
          <table:table-cell table:formula="of:=[.M51]/100000" office:value-type="float" office:value="0.000000263671875">
            <text:p>0.0000002637</text:p>
          </table:table-cell>
          <table:table-cell table:formula="of:=0.625*1000000*[.$N51]*1000" office:value-type="float" office:value="164.794921875">
            <text:p>164.794922</text:p>
          </table:table-cell>
          <table:table-cell table:formula="of:=0.769*100000*[.$N5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89">
            <text:p>6289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52]" office:value-type="float" office:value="22.6322">
            <text:p>22.6322</text:p>
          </table:table-cell>
          <table:table-cell/>
          <table:table-cell table:formula="of:=-0.0000028*[.$D52]*[.$D52]+0.0405*[.$D52]-4" office:value-type="float" office:value="34.5359872">
            <text:p>34.5359872</text:p>
          </table:table-cell>
          <table:table-cell/>
          <table:table-cell table:formula="of:=([.G52]-25)*(0.01+0.00008*[.$D52])+[.$I52]" office:value-type="float" office:value="34.318339024">
            <text:p>34.318339024</text:p>
          </table:table-cell>
          <table:table-cell/>
          <table:table-cell table:formula="of:=([.$B52]/4096)*1.5" office:value-type="float" office:value="0.0281982421875">
            <text:p>0.028198</text:p>
          </table:table-cell>
          <table:table-cell table:formula="of:=[.M52]/100000" office:value-type="float" office:value="0.000000281982421875">
            <text:p>0.0000002820</text:p>
          </table:table-cell>
          <table:table-cell table:formula="of:=0.625*1000000*[.$N52]*1000" office:value-type="float" office:value="176.239013671875">
            <text:p>176.239014</text:p>
          </table:table-cell>
          <table:table-cell table:formula="of:=0.769*100000*[.$N5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88">
            <text:p>6288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53]" office:value-type="float" office:value="22.6224">
            <text:p>22.6224</text:p>
          </table:table-cell>
          <table:table-cell/>
          <table:table-cell table:formula="of:=-0.0000028*[.$D53]*[.$D53]+0.0405*[.$D53]-4" office:value-type="float" office:value="34.5359872">
            <text:p>34.5359872</text:p>
          </table:table-cell>
          <table:table-cell/>
          <table:table-cell table:formula="of:=([.G53]-25)*(0.01+0.00008*[.$D53])+[.$I53]" office:value-type="float" office:value="34.317438208">
            <text:p>34.317438208</text:p>
          </table:table-cell>
          <table:table-cell/>
          <table:table-cell table:formula="of:=([.$B53]/4096)*1.5" office:value-type="float" office:value="0.0245361328125">
            <text:p>0.024536</text:p>
          </table:table-cell>
          <table:table-cell table:formula="of:=[.M53]/100000" office:value-type="float" office:value="0.000000245361328125">
            <text:p>0.0000002454</text:p>
          </table:table-cell>
          <table:table-cell table:formula="of:=0.625*1000000*[.$N53]*1000" office:value-type="float" office:value="153.350830078125">
            <text:p>153.350830</text:p>
          </table:table-cell>
          <table:table-cell table:formula="of:=0.769*100000*[.$N53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88">
            <text:p>6288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54]" office:value-type="float" office:value="22.6224">
            <text:p>22.6224</text:p>
          </table:table-cell>
          <table:table-cell/>
          <table:table-cell table:formula="of:=-0.0000028*[.$D54]*[.$D54]+0.0405*[.$D54]-4" office:value-type="float" office:value="34.6055072">
            <text:p>34.6055072</text:p>
          </table:table-cell>
          <table:table-cell/>
          <table:table-cell table:formula="of:=([.G54]-25)*(0.01+0.00008*[.$D54])+[.$I54]" office:value-type="float" office:value="34.386577792">
            <text:p>34.386577792</text:p>
          </table:table-cell>
          <table:table-cell/>
          <table:table-cell table:formula="of:=([.$B54]/4096)*1.5" office:value-type="float" office:value="0.0267333984375">
            <text:p>0.026733</text:p>
          </table:table-cell>
          <table:table-cell table:formula="of:=[.M54]/100000" office:value-type="float" office:value="0.000000267333984375">
            <text:p>0.0000002673</text:p>
          </table:table-cell>
          <table:table-cell table:formula="of:=0.625*1000000*[.$N54]*1000" office:value-type="float" office:value="167.083740234375">
            <text:p>167.083740</text:p>
          </table:table-cell>
          <table:table-cell table:formula="of:=0.769*100000*[.$N5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86">
            <text:p>6286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55]" office:value-type="float" office:value="22.6028">
            <text:p>22.6028</text:p>
          </table:table-cell>
          <table:table-cell/>
          <table:table-cell table:formula="of:=-0.0000028*[.$D55]*[.$D55]+0.0405*[.$D55]-4" office:value-type="float" office:value="34.6055072">
            <text:p>34.6055072</text:p>
          </table:table-cell>
          <table:table-cell/>
          <table:table-cell table:formula="of:=([.G55]-25)*(0.01+0.00008*[.$D55])+[.$I55]" office:value-type="float" office:value="34.384773024">
            <text:p>34.384773024</text:p>
          </table:table-cell>
          <table:table-cell/>
          <table:table-cell table:formula="of:=([.$B55]/4096)*1.5" office:value-type="float" office:value="0.024169921875">
            <text:p>0.024170</text:p>
          </table:table-cell>
          <table:table-cell table:formula="of:=[.M55]/100000" office:value-type="float" office:value="0.00000024169921875">
            <text:p>0.0000002417</text:p>
          </table:table-cell>
          <table:table-cell table:formula="of:=0.625*1000000*[.$N55]*1000" office:value-type="float" office:value="151.06201171875">
            <text:p>151.062012</text:p>
          </table:table-cell>
          <table:table-cell table:formula="of:=0.769*100000*[.$N5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87">
            <text:p>6287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56]" office:value-type="float" office:value="22.6126">
            <text:p>22.6126</text:p>
          </table:table-cell>
          <table:table-cell/>
          <table:table-cell table:formula="of:=-0.0000028*[.$D56]*[.$D56]+0.0405*[.$D56]-4" office:value-type="float" office:value="34.6750048">
            <text:p>34.6750048</text:p>
          </table:table-cell>
          <table:table-cell/>
          <table:table-cell table:formula="of:=([.G56]-25)*(0.01+0.00008*[.$D56])+[.$I56]" office:value-type="float" office:value="34.454791024">
            <text:p>34.454791024</text:p>
          </table:table-cell>
          <table:table-cell/>
          <table:table-cell table:formula="of:=([.$B56]/4096)*1.5" office:value-type="float" office:value="0.0260009765625">
            <text:p>0.026001</text:p>
          </table:table-cell>
          <table:table-cell table:formula="of:=[.M56]/100000" office:value-type="float" office:value="0.000000260009765625">
            <text:p>0.0000002600</text:p>
          </table:table-cell>
          <table:table-cell table:formula="of:=0.625*1000000*[.$N56]*1000" office:value-type="float" office:value="162.506103515625">
            <text:p>162.506104</text:p>
          </table:table-cell>
          <table:table-cell table:formula="of:=0.769*100000*[.$N56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84">
            <text:p>6284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57]" office:value-type="float" office:value="22.5832">
            <text:p>22.5832</text:p>
          </table:table-cell>
          <table:table-cell/>
          <table:table-cell table:formula="of:=-0.0000028*[.$D57]*[.$D57]+0.0405*[.$D57]-4" office:value-type="float" office:value="34.6750048">
            <text:p>34.6750048</text:p>
          </table:table-cell>
          <table:table-cell/>
          <table:table-cell table:formula="of:=([.G57]-25)*(0.01+0.00008*[.$D57])+[.$I57]" office:value-type="float" office:value="34.452079168">
            <text:p>34.452079168</text:p>
          </table:table-cell>
          <table:table-cell/>
          <table:table-cell table:formula="of:=([.$B57]/4096)*1.5" office:value-type="float" office:value="0.028564453125">
            <text:p>0.028564</text:p>
          </table:table-cell>
          <table:table-cell table:formula="of:=[.M57]/100000" office:value-type="float" office:value="0.00000028564453125">
            <text:p>0.0000002856</text:p>
          </table:table-cell>
          <table:table-cell table:formula="of:=0.625*1000000*[.$N57]*1000" office:value-type="float" office:value="178.52783203125">
            <text:p>178.527832</text:p>
          </table:table-cell>
          <table:table-cell table:formula="of:=0.769*100000*[.$N57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87">
            <text:p>6287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58]" office:value-type="float" office:value="22.6126">
            <text:p>22.6126</text:p>
          </table:table-cell>
          <table:table-cell/>
          <table:table-cell table:formula="of:=-0.0000028*[.$D58]*[.$D58]+0.0405*[.$D58]-4" office:value-type="float" office:value="34.6750048">
            <text:p>34.6750048</text:p>
          </table:table-cell>
          <table:table-cell/>
          <table:table-cell table:formula="of:=([.G58]-25)*(0.01+0.00008*[.$D58])+[.$I58]" office:value-type="float" office:value="34.454791024">
            <text:p>34.454791024</text:p>
          </table:table-cell>
          <table:table-cell/>
          <table:table-cell table:formula="of:=([.$B58]/4096)*1.5" office:value-type="float" office:value="0.0267333984375">
            <text:p>0.026733</text:p>
          </table:table-cell>
          <table:table-cell table:formula="of:=[.M58]/100000" office:value-type="float" office:value="0.000000267333984375">
            <text:p>0.0000002673</text:p>
          </table:table-cell>
          <table:table-cell table:formula="of:=0.625*1000000*[.$N58]*1000" office:value-type="float" office:value="167.083740234375">
            <text:p>167.083740</text:p>
          </table:table-cell>
          <table:table-cell table:formula="of:=0.769*100000*[.$N5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88">
            <text:p>6288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59]" office:value-type="float" office:value="22.6224">
            <text:p>22.6224</text:p>
          </table:table-cell>
          <table:table-cell/>
          <table:table-cell table:formula="of:=-0.0000028*[.$D59]*[.$D59]+0.0405*[.$D59]-4" office:value-type="float" office:value="34.6055072">
            <text:p>34.6055072</text:p>
          </table:table-cell>
          <table:table-cell/>
          <table:table-cell table:formula="of:=([.G59]-25)*(0.01+0.00008*[.$D59])+[.$I59]" office:value-type="float" office:value="34.386577792">
            <text:p>34.386577792</text:p>
          </table:table-cell>
          <table:table-cell/>
          <table:table-cell table:formula="of:=([.$B59]/4096)*1.5" office:value-type="float" office:value="0.0263671875">
            <text:p>0.026367</text:p>
          </table:table-cell>
          <table:table-cell table:formula="of:=[.M59]/100000" office:value-type="float" office:value="0.000000263671875">
            <text:p>0.0000002637</text:p>
          </table:table-cell>
          <table:table-cell table:formula="of:=0.625*1000000*[.$N59]*1000" office:value-type="float" office:value="164.794921875">
            <text:p>164.794922</text:p>
          </table:table-cell>
          <table:table-cell table:formula="of:=0.769*100000*[.$N59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86">
            <text:p>6286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60]" office:value-type="float" office:value="22.6028">
            <text:p>22.6028</text:p>
          </table:table-cell>
          <table:table-cell/>
          <table:table-cell table:formula="of:=-0.0000028*[.$D60]*[.$D60]+0.0405*[.$D60]-4" office:value-type="float" office:value="34.6055072">
            <text:p>34.6055072</text:p>
          </table:table-cell>
          <table:table-cell/>
          <table:table-cell table:formula="of:=([.G60]-25)*(0.01+0.00008*[.$D60])+[.$I60]" office:value-type="float" office:value="34.384773024">
            <text:p>34.384773024</text:p>
          </table:table-cell>
          <table:table-cell/>
          <table:table-cell table:formula="of:=([.$B60]/4096)*1.5" office:value-type="float" office:value="0.0252685546875">
            <text:p>0.025269</text:p>
          </table:table-cell>
          <table:table-cell table:formula="of:=[.M60]/100000" office:value-type="float" office:value="0.000000252685546875">
            <text:p>0.0000002527</text:p>
          </table:table-cell>
          <table:table-cell table:formula="of:=0.625*1000000*[.$N60]*1000" office:value-type="float" office:value="157.928466796875">
            <text:p>157.928467</text:p>
          </table:table-cell>
          <table:table-cell table:formula="of:=0.769*100000*[.$N60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85">
            <text:p>6285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61]" office:value-type="float" office:value="22.593">
            <text:p>22.593</text:p>
          </table:table-cell>
          <table:table-cell/>
          <table:table-cell table:formula="of:=-0.0000028*[.$D61]*[.$D61]+0.0405*[.$D61]-4" office:value-type="float" office:value="34.6402588">
            <text:p>34.6402588</text:p>
          </table:table-cell>
          <table:table-cell/>
          <table:table-cell table:formula="of:=([.G61]-25)*(0.01+0.00008*[.$D61])+[.$I61]" office:value-type="float" office:value="34.41842968">
            <text:p>34.41842968</text:p>
          </table:table-cell>
          <table:table-cell/>
          <table:table-cell table:formula="of:=([.$B61]/4096)*1.5" office:value-type="float" office:value="0.0252685546875">
            <text:p>0.025269</text:p>
          </table:table-cell>
          <table:table-cell table:formula="of:=[.M61]/100000" office:value-type="float" office:value="0.000000252685546875">
            <text:p>0.0000002527</text:p>
          </table:table-cell>
          <table:table-cell table:formula="of:=0.625*1000000*[.$N61]*1000" office:value-type="float" office:value="157.928466796875">
            <text:p>157.928467</text:p>
          </table:table-cell>
          <table:table-cell table:formula="of:=0.769*100000*[.$N61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82">
            <text:p>6282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62]" office:value-type="float" office:value="22.5636">
            <text:p>22.5636</text:p>
          </table:table-cell>
          <table:table-cell/>
          <table:table-cell table:formula="of:=-0.0000028*[.$D62]*[.$D62]+0.0405*[.$D62]-4" office:value-type="float" office:value="34.6750048">
            <text:p>34.6750048</text:p>
          </table:table-cell>
          <table:table-cell/>
          <table:table-cell table:formula="of:=([.G62]-25)*(0.01+0.00008*[.$D62])+[.$I62]" office:value-type="float" office:value="34.450271264">
            <text:p>34.450271264</text:p>
          </table:table-cell>
          <table:table-cell/>
          <table:table-cell table:formula="of:=([.$B62]/4096)*1.5" office:value-type="float" office:value="0.02490234375">
            <text:p>0.024902</text:p>
          </table:table-cell>
          <table:table-cell table:formula="of:=[.M62]/100000" office:value-type="float" office:value="0.0000002490234375">
            <text:p>0.0000002490</text:p>
          </table:table-cell>
          <table:table-cell table:formula="of:=0.625*1000000*[.$N62]*1000" office:value-type="float" office:value="155.6396484375">
            <text:p>155.639648</text:p>
          </table:table-cell>
          <table:table-cell table:formula="of:=0.769*100000*[.$N6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81">
            <text:p>6281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63]" office:value-type="float" office:value="22.5538">
            <text:p>22.5538</text:p>
          </table:table-cell>
          <table:table-cell/>
          <table:table-cell table:formula="of:=-0.0000028*[.$D63]*[.$D63]+0.0405*[.$D63]-4" office:value-type="float" office:value="34.6402588">
            <text:p>34.6402588</text:p>
          </table:table-cell>
          <table:table-cell/>
          <table:table-cell table:formula="of:=([.G63]-25)*(0.01+0.00008*[.$D63])+[.$I63]" office:value-type="float" office:value="34.414817008">
            <text:p>34.414817008</text:p>
          </table:table-cell>
          <table:table-cell/>
          <table:table-cell table:formula="of:=([.$B63]/4096)*1.5" office:value-type="float" office:value="0.024169921875">
            <text:p>0.024170</text:p>
          </table:table-cell>
          <table:table-cell table:formula="of:=[.M63]/100000" office:value-type="float" office:value="0.00000024169921875">
            <text:p>0.0000002417</text:p>
          </table:table-cell>
          <table:table-cell table:formula="of:=0.625*1000000*[.$N63]*1000" office:value-type="float" office:value="151.06201171875">
            <text:p>151.062012</text:p>
          </table:table-cell>
          <table:table-cell table:formula="of:=0.769*100000*[.$N6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80">
            <text:p>6280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64]" office:value-type="float" office:value="22.544">
            <text:p>22.544</text:p>
          </table:table-cell>
          <table:table-cell/>
          <table:table-cell table:formula="of:=-0.0000028*[.$D64]*[.$D64]+0.0405*[.$D64]-4" office:value-type="float" office:value="34.6750048">
            <text:p>34.6750048</text:p>
          </table:table-cell>
          <table:table-cell/>
          <table:table-cell table:formula="of:=([.G64]-25)*(0.01+0.00008*[.$D64])+[.$I64]" office:value-type="float" office:value="34.44846336">
            <text:p>34.44846336</text:p>
          </table:table-cell>
          <table:table-cell/>
          <table:table-cell table:formula="of:=([.$B64]/4096)*1.5" office:value-type="float" office:value="0.0245361328125">
            <text:p>0.024536</text:p>
          </table:table-cell>
          <table:table-cell table:formula="of:=[.M64]/100000" office:value-type="float" office:value="0.000000245361328125">
            <text:p>0.0000002454</text:p>
          </table:table-cell>
          <table:table-cell table:formula="of:=0.625*1000000*[.$N64]*1000" office:value-type="float" office:value="153.350830078125">
            <text:p>153.350830</text:p>
          </table:table-cell>
          <table:table-cell table:formula="of:=0.769*100000*[.$N6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77">
            <text:p>6277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65]" office:value-type="float" office:value="22.5146">
            <text:p>22.5146</text:p>
          </table:table-cell>
          <table:table-cell/>
          <table:table-cell table:formula="of:=-0.0000028*[.$D65]*[.$D65]+0.0405*[.$D65]-4" office:value-type="float" office:value="34.6750048">
            <text:p>34.6750048</text:p>
          </table:table-cell>
          <table:table-cell/>
          <table:table-cell table:formula="of:=([.G65]-25)*(0.01+0.00008*[.$D65])+[.$I65]" office:value-type="float" office:value="34.445751504">
            <text:p>34.445751504</text:p>
          </table:table-cell>
          <table:table-cell/>
          <table:table-cell table:formula="of:=([.$B65]/4096)*1.5" office:value-type="float" office:value="0.0281982421875">
            <text:p>0.028198</text:p>
          </table:table-cell>
          <table:table-cell table:formula="of:=[.M65]/100000" office:value-type="float" office:value="0.000000281982421875">
            <text:p>0.0000002820</text:p>
          </table:table-cell>
          <table:table-cell table:formula="of:=0.625*1000000*[.$N65]*1000" office:value-type="float" office:value="176.239013671875">
            <text:p>176.239014</text:p>
          </table:table-cell>
          <table:table-cell table:formula="of:=0.769*100000*[.$N6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78">
            <text:p>6278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66]" office:value-type="float" office:value="22.5244">
            <text:p>22.5244</text:p>
          </table:table-cell>
          <table:table-cell/>
          <table:table-cell table:formula="of:=-0.0000028*[.$D66]*[.$D66]+0.0405*[.$D66]-4" office:value-type="float" office:value="34.6750048">
            <text:p>34.6750048</text:p>
          </table:table-cell>
          <table:table-cell/>
          <table:table-cell table:formula="of:=([.G66]-25)*(0.01+0.00008*[.$D66])+[.$I66]" office:value-type="float" office:value="34.446655456">
            <text:p>34.446655456</text:p>
          </table:table-cell>
          <table:table-cell/>
          <table:table-cell table:formula="of:=([.$B66]/4096)*1.5" office:value-type="float" office:value="0.028564453125">
            <text:p>0.028564</text:p>
          </table:table-cell>
          <table:table-cell table:formula="of:=[.M66]/100000" office:value-type="float" office:value="0.00000028564453125">
            <text:p>0.0000002856</text:p>
          </table:table-cell>
          <table:table-cell table:formula="of:=0.625*1000000*[.$N66]*1000" office:value-type="float" office:value="178.52783203125">
            <text:p>178.527832</text:p>
          </table:table-cell>
          <table:table-cell table:formula="of:=0.769*100000*[.$N66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79">
            <text:p>6279</text:p>
          </table:table-cell>
          <table:table-cell office:value-type="float" office:value="1030">
            <text:p>1030</text:p>
          </table:table-cell>
          <table:table-cell table:number-columns-repeated="2"/>
          <table:table-cell table:formula="of:=-39+0.0098*[.$C67]" office:value-type="float" office:value="22.5342">
            <text:p>22.5342</text:p>
          </table:table-cell>
          <table:table-cell/>
          <table:table-cell table:formula="of:=-0.0000028*[.$D67]*[.$D67]+0.0405*[.$D67]-4" office:value-type="float" office:value="34.74448">
            <text:p>34.74448</text:p>
          </table:table-cell>
          <table:table-cell/>
          <table:table-cell table:formula="of:=([.G67]-25)*(0.01+0.00008*[.$D67])+[.$I67]" office:value-type="float" office:value="34.51664008">
            <text:p>34.51664008</text:p>
          </table:table-cell>
          <table:table-cell/>
          <table:table-cell table:formula="of:=([.$B67]/4096)*1.5" office:value-type="float" office:value="0.0260009765625">
            <text:p>0.026001</text:p>
          </table:table-cell>
          <table:table-cell table:formula="of:=[.M67]/100000" office:value-type="float" office:value="0.000000260009765625">
            <text:p>0.0000002600</text:p>
          </table:table-cell>
          <table:table-cell table:formula="of:=0.625*1000000*[.$N67]*1000" office:value-type="float" office:value="162.506103515625">
            <text:p>162.506104</text:p>
          </table:table-cell>
          <table:table-cell table:formula="of:=0.769*100000*[.$N6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79">
            <text:p>6279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68]" office:value-type="float" office:value="22.5342">
            <text:p>22.5342</text:p>
          </table:table-cell>
          <table:table-cell/>
          <table:table-cell table:formula="of:=-0.0000028*[.$D68]*[.$D68]+0.0405*[.$D68]-4" office:value-type="float" office:value="34.6055072">
            <text:p>34.6055072</text:p>
          </table:table-cell>
          <table:table-cell/>
          <table:table-cell table:formula="of:=([.G68]-25)*(0.01+0.00008*[.$D68])+[.$I68]" office:value-type="float" office:value="34.378456336">
            <text:p>34.378456336</text:p>
          </table:table-cell>
          <table:table-cell/>
          <table:table-cell table:formula="of:=([.$B68]/4096)*1.5" office:value-type="float" office:value="0.0260009765625">
            <text:p>0.026001</text:p>
          </table:table-cell>
          <table:table-cell table:formula="of:=[.M68]/100000" office:value-type="float" office:value="0.000000260009765625">
            <text:p>0.0000002600</text:p>
          </table:table-cell>
          <table:table-cell table:formula="of:=0.625*1000000*[.$N68]*1000" office:value-type="float" office:value="162.506103515625">
            <text:p>162.506104</text:p>
          </table:table-cell>
          <table:table-cell table:formula="of:=0.769*100000*[.$N68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78">
            <text:p>6278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69]" office:value-type="float" office:value="22.5244">
            <text:p>22.5244</text:p>
          </table:table-cell>
          <table:table-cell/>
          <table:table-cell table:formula="of:=-0.0000028*[.$D69]*[.$D69]+0.0405*[.$D69]-4" office:value-type="float" office:value="34.6750048">
            <text:p>34.6750048</text:p>
          </table:table-cell>
          <table:table-cell/>
          <table:table-cell table:formula="of:=([.G69]-25)*(0.01+0.00008*[.$D69])+[.$I69]" office:value-type="float" office:value="34.446655456">
            <text:p>34.446655456</text:p>
          </table:table-cell>
          <table:table-cell/>
          <table:table-cell table:formula="of:=([.$B69]/4096)*1.5" office:value-type="float" office:value="0.0263671875">
            <text:p>0.026367</text:p>
          </table:table-cell>
          <table:table-cell table:formula="of:=[.M69]/100000" office:value-type="float" office:value="0.000000263671875">
            <text:p>0.0000002637</text:p>
          </table:table-cell>
          <table:table-cell table:formula="of:=0.625*1000000*[.$N69]*1000" office:value-type="float" office:value="164.794921875">
            <text:p>164.794922</text:p>
          </table:table-cell>
          <table:table-cell table:formula="of:=0.769*100000*[.$N69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78">
            <text:p>6278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70]" office:value-type="float" office:value="22.5244">
            <text:p>22.5244</text:p>
          </table:table-cell>
          <table:table-cell/>
          <table:table-cell table:formula="of:=-0.0000028*[.$D70]*[.$D70]+0.0405*[.$D70]-4" office:value-type="float" office:value="34.6750048">
            <text:p>34.6750048</text:p>
          </table:table-cell>
          <table:table-cell/>
          <table:table-cell table:formula="of:=([.G70]-25)*(0.01+0.00008*[.$D70])+[.$I70]" office:value-type="float" office:value="34.446655456">
            <text:p>34.446655456</text:p>
          </table:table-cell>
          <table:table-cell/>
          <table:table-cell table:formula="of:=([.$B70]/4096)*1.5" office:value-type="float" office:value="0.0274658203125">
            <text:p>0.027466</text:p>
          </table:table-cell>
          <table:table-cell table:formula="of:=[.M70]/100000" office:value-type="float" office:value="0.000000274658203125">
            <text:p>0.0000002747</text:p>
          </table:table-cell>
          <table:table-cell table:formula="of:=0.625*1000000*[.$N70]*1000" office:value-type="float" office:value="171.661376953125">
            <text:p>171.661377</text:p>
          </table:table-cell>
          <table:table-cell table:formula="of:=0.769*100000*[.$N7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9">
            <text:p>6279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71]" office:value-type="float" office:value="22.5342">
            <text:p>22.5342</text:p>
          </table:table-cell>
          <table:table-cell/>
          <table:table-cell table:formula="of:=-0.0000028*[.$D71]*[.$D71]+0.0405*[.$D71]-4" office:value-type="float" office:value="34.6750048">
            <text:p>34.6750048</text:p>
          </table:table-cell>
          <table:table-cell/>
          <table:table-cell table:formula="of:=([.G71]-25)*(0.01+0.00008*[.$D71])+[.$I71]" office:value-type="float" office:value="34.447559408">
            <text:p>34.447559408</text:p>
          </table:table-cell>
          <table:table-cell/>
          <table:table-cell table:formula="of:=([.$B71]/4096)*1.5" office:value-type="float" office:value="0.0238037109375">
            <text:p>0.023804</text:p>
          </table:table-cell>
          <table:table-cell table:formula="of:=[.M71]/100000" office:value-type="float" office:value="0.000000238037109375">
            <text:p>0.0000002380</text:p>
          </table:table-cell>
          <table:table-cell table:formula="of:=0.625*1000000*[.$N71]*1000" office:value-type="float" office:value="148.773193359375">
            <text:p>148.773193</text:p>
          </table:table-cell>
          <table:table-cell table:formula="of:=0.769*100000*[.$N71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7">
            <text:p>6277</text:p>
          </table:table-cell>
          <table:table-cell office:value-type="float" office:value="1031">
            <text:p>1031</text:p>
          </table:table-cell>
          <table:table-cell table:number-columns-repeated="2"/>
          <table:table-cell table:formula="of:=-39+0.0098*[.$C72]" office:value-type="float" office:value="22.5146">
            <text:p>22.5146</text:p>
          </table:table-cell>
          <table:table-cell/>
          <table:table-cell table:formula="of:=-0.0000028*[.$D72]*[.$D72]+0.0405*[.$D72]-4" office:value-type="float" office:value="34.7792092">
            <text:p>34.7792092</text:p>
          </table:table-cell>
          <table:table-cell/>
          <table:table-cell table:formula="of:=([.G72]-25)*(0.01+0.00008*[.$D72])+[.$I72]" office:value-type="float" office:value="34.549359408">
            <text:p>34.549359408</text:p>
          </table:table-cell>
          <table:table-cell/>
          <table:table-cell table:formula="of:=([.$B72]/4096)*1.5" office:value-type="float" office:value="0.027099609375">
            <text:p>0.027100</text:p>
          </table:table-cell>
          <table:table-cell table:formula="of:=[.M72]/100000" office:value-type="float" office:value="0.00000027099609375">
            <text:p>0.0000002710</text:p>
          </table:table-cell>
          <table:table-cell table:formula="of:=0.625*1000000*[.$N72]*1000" office:value-type="float" office:value="169.37255859375">
            <text:p>169.372559</text:p>
          </table:table-cell>
          <table:table-cell table:formula="of:=0.769*100000*[.$N7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80">
            <text:p>6280</text:p>
          </table:table-cell>
          <table:table-cell office:value-type="float" office:value="1030">
            <text:p>1030</text:p>
          </table:table-cell>
          <table:table-cell table:number-columns-repeated="2"/>
          <table:table-cell table:formula="of:=-39+0.0098*[.$C73]" office:value-type="float" office:value="22.544">
            <text:p>22.544</text:p>
          </table:table-cell>
          <table:table-cell/>
          <table:table-cell table:formula="of:=-0.0000028*[.$D73]*[.$D73]+0.0405*[.$D73]-4" office:value-type="float" office:value="34.74448">
            <text:p>34.74448</text:p>
          </table:table-cell>
          <table:table-cell/>
          <table:table-cell table:formula="of:=([.G73]-25)*(0.01+0.00008*[.$D73])+[.$I73]" office:value-type="float" office:value="34.5175456">
            <text:p>34.5175456</text:p>
          </table:table-cell>
          <table:table-cell/>
          <table:table-cell table:formula="of:=([.$B73]/4096)*1.5" office:value-type="float" office:value="0.024169921875">
            <text:p>0.024170</text:p>
          </table:table-cell>
          <table:table-cell table:formula="of:=[.M73]/100000" office:value-type="float" office:value="0.00000024169921875">
            <text:p>0.0000002417</text:p>
          </table:table-cell>
          <table:table-cell table:formula="of:=0.625*1000000*[.$N73]*1000" office:value-type="float" office:value="151.06201171875">
            <text:p>151.062012</text:p>
          </table:table-cell>
          <table:table-cell table:formula="of:=0.769*100000*[.$N7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80">
            <text:p>6280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74]" office:value-type="float" office:value="22.544">
            <text:p>22.544</text:p>
          </table:table-cell>
          <table:table-cell/>
          <table:table-cell table:formula="of:=-0.0000028*[.$D74]*[.$D74]+0.0405*[.$D74]-4" office:value-type="float" office:value="34.6750048">
            <text:p>34.6750048</text:p>
          </table:table-cell>
          <table:table-cell/>
          <table:table-cell table:formula="of:=([.G74]-25)*(0.01+0.00008*[.$D74])+[.$I74]" office:value-type="float" office:value="34.44846336">
            <text:p>34.44846336</text:p>
          </table:table-cell>
          <table:table-cell/>
          <table:table-cell table:formula="of:=([.$B74]/4096)*1.5" office:value-type="float" office:value="0.0245361328125">
            <text:p>0.024536</text:p>
          </table:table-cell>
          <table:table-cell table:formula="of:=[.M74]/100000" office:value-type="float" office:value="0.000000245361328125">
            <text:p>0.0000002454</text:p>
          </table:table-cell>
          <table:table-cell table:formula="of:=0.625*1000000*[.$N74]*1000" office:value-type="float" office:value="153.350830078125">
            <text:p>153.350830</text:p>
          </table:table-cell>
          <table:table-cell table:formula="of:=0.769*100000*[.$N7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79">
            <text:p>6279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75]" office:value-type="float" office:value="22.5342">
            <text:p>22.5342</text:p>
          </table:table-cell>
          <table:table-cell/>
          <table:table-cell table:formula="of:=-0.0000028*[.$D75]*[.$D75]+0.0405*[.$D75]-4" office:value-type="float" office:value="34.6750048">
            <text:p>34.6750048</text:p>
          </table:table-cell>
          <table:table-cell/>
          <table:table-cell table:formula="of:=([.G75]-25)*(0.01+0.00008*[.$D75])+[.$I75]" office:value-type="float" office:value="34.447559408">
            <text:p>34.447559408</text:p>
          </table:table-cell>
          <table:table-cell/>
          <table:table-cell table:formula="of:=([.$B75]/4096)*1.5" office:value-type="float" office:value="0.0245361328125">
            <text:p>0.024536</text:p>
          </table:table-cell>
          <table:table-cell table:formula="of:=[.M75]/100000" office:value-type="float" office:value="0.000000245361328125">
            <text:p>0.0000002454</text:p>
          </table:table-cell>
          <table:table-cell table:formula="of:=0.625*1000000*[.$N75]*1000" office:value-type="float" office:value="153.350830078125">
            <text:p>153.350830</text:p>
          </table:table-cell>
          <table:table-cell table:formula="of:=0.769*100000*[.$N75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81">
            <text:p>6281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76]" office:value-type="float" office:value="22.5538">
            <text:p>22.5538</text:p>
          </table:table-cell>
          <table:table-cell/>
          <table:table-cell table:formula="of:=-0.0000028*[.$D76]*[.$D76]+0.0405*[.$D76]-4" office:value-type="float" office:value="34.6055072">
            <text:p>34.6055072</text:p>
          </table:table-cell>
          <table:table-cell/>
          <table:table-cell table:formula="of:=([.G76]-25)*(0.01+0.00008*[.$D76])+[.$I76]" office:value-type="float" office:value="34.380261104">
            <text:p>34.380261104</text:p>
          </table:table-cell>
          <table:table-cell/>
          <table:table-cell table:formula="of:=([.$B76]/4096)*1.5" office:value-type="float" office:value="0.02490234375">
            <text:p>0.024902</text:p>
          </table:table-cell>
          <table:table-cell table:formula="of:=[.M76]/100000" office:value-type="float" office:value="0.0000002490234375">
            <text:p>0.0000002490</text:p>
          </table:table-cell>
          <table:table-cell table:formula="of:=0.625*1000000*[.$N76]*1000" office:value-type="float" office:value="155.6396484375">
            <text:p>155.639648</text:p>
          </table:table-cell>
          <table:table-cell table:formula="of:=0.769*100000*[.$N76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80">
            <text:p>6280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77]" office:value-type="float" office:value="22.544">
            <text:p>22.544</text:p>
          </table:table-cell>
          <table:table-cell/>
          <table:table-cell table:formula="of:=-0.0000028*[.$D77]*[.$D77]+0.0405*[.$D77]-4" office:value-type="float" office:value="34.6055072">
            <text:p>34.6055072</text:p>
          </table:table-cell>
          <table:table-cell/>
          <table:table-cell table:formula="of:=([.G77]-25)*(0.01+0.00008*[.$D77])+[.$I77]" office:value-type="float" office:value="34.37935872">
            <text:p>34.37935872</text:p>
          </table:table-cell>
          <table:table-cell/>
          <table:table-cell table:formula="of:=([.$B77]/4096)*1.5" office:value-type="float" office:value="0.0274658203125">
            <text:p>0.027466</text:p>
          </table:table-cell>
          <table:table-cell table:formula="of:=[.M77]/100000" office:value-type="float" office:value="0.000000274658203125">
            <text:p>0.0000002747</text:p>
          </table:table-cell>
          <table:table-cell table:formula="of:=0.625*1000000*[.$N77]*1000" office:value-type="float" office:value="171.661376953125">
            <text:p>171.661377</text:p>
          </table:table-cell>
          <table:table-cell table:formula="of:=0.769*100000*[.$N7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79">
            <text:p>6279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78]" office:value-type="float" office:value="22.5342">
            <text:p>22.5342</text:p>
          </table:table-cell>
          <table:table-cell/>
          <table:table-cell table:formula="of:=-0.0000028*[.$D78]*[.$D78]+0.0405*[.$D78]-4" office:value-type="float" office:value="34.6750048">
            <text:p>34.6750048</text:p>
          </table:table-cell>
          <table:table-cell/>
          <table:table-cell table:formula="of:=([.G78]-25)*(0.01+0.00008*[.$D78])+[.$I78]" office:value-type="float" office:value="34.447559408">
            <text:p>34.447559408</text:p>
          </table:table-cell>
          <table:table-cell/>
          <table:table-cell table:formula="of:=([.$B78]/4096)*1.5" office:value-type="float" office:value="0.0252685546875">
            <text:p>0.025269</text:p>
          </table:table-cell>
          <table:table-cell table:formula="of:=[.M78]/100000" office:value-type="float" office:value="0.000000252685546875">
            <text:p>0.0000002527</text:p>
          </table:table-cell>
          <table:table-cell table:formula="of:=0.625*1000000*[.$N78]*1000" office:value-type="float" office:value="157.928466796875">
            <text:p>157.928467</text:p>
          </table:table-cell>
          <table:table-cell table:formula="of:=0.769*100000*[.$N78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80">
            <text:p>6280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79]" office:value-type="float" office:value="22.544">
            <text:p>22.544</text:p>
          </table:table-cell>
          <table:table-cell/>
          <table:table-cell table:formula="of:=-0.0000028*[.$D79]*[.$D79]+0.0405*[.$D79]-4" office:value-type="float" office:value="34.6750048">
            <text:p>34.6750048</text:p>
          </table:table-cell>
          <table:table-cell/>
          <table:table-cell table:formula="of:=([.G79]-25)*(0.01+0.00008*[.$D79])+[.$I79]" office:value-type="float" office:value="34.44846336">
            <text:p>34.44846336</text:p>
          </table:table-cell>
          <table:table-cell/>
          <table:table-cell table:formula="of:=([.$B79]/4096)*1.5" office:value-type="float" office:value="0.0263671875">
            <text:p>0.026367</text:p>
          </table:table-cell>
          <table:table-cell table:formula="of:=[.M79]/100000" office:value-type="float" office:value="0.000000263671875">
            <text:p>0.0000002637</text:p>
          </table:table-cell>
          <table:table-cell table:formula="of:=0.625*1000000*[.$N79]*1000" office:value-type="float" office:value="164.794921875">
            <text:p>164.794922</text:p>
          </table:table-cell>
          <table:table-cell table:formula="of:=0.769*100000*[.$N79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80">
            <text:p>6280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80]" office:value-type="float" office:value="22.544">
            <text:p>22.544</text:p>
          </table:table-cell>
          <table:table-cell/>
          <table:table-cell table:formula="of:=-0.0000028*[.$D80]*[.$D80]+0.0405*[.$D80]-4" office:value-type="float" office:value="34.6750048">
            <text:p>34.6750048</text:p>
          </table:table-cell>
          <table:table-cell/>
          <table:table-cell table:formula="of:=([.G80]-25)*(0.01+0.00008*[.$D80])+[.$I80]" office:value-type="float" office:value="34.44846336">
            <text:p>34.44846336</text:p>
          </table:table-cell>
          <table:table-cell/>
          <table:table-cell table:formula="of:=([.$B80]/4096)*1.5" office:value-type="float" office:value="0.0274658203125">
            <text:p>0.027466</text:p>
          </table:table-cell>
          <table:table-cell table:formula="of:=[.M80]/100000" office:value-type="float" office:value="0.000000274658203125">
            <text:p>0.0000002747</text:p>
          </table:table-cell>
          <table:table-cell table:formula="of:=0.625*1000000*[.$N80]*1000" office:value-type="float" office:value="171.661376953125">
            <text:p>171.661377</text:p>
          </table:table-cell>
          <table:table-cell table:formula="of:=0.769*100000*[.$N8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80">
            <text:p>6280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81]" office:value-type="float" office:value="22.544">
            <text:p>22.544</text:p>
          </table:table-cell>
          <table:table-cell/>
          <table:table-cell table:formula="of:=-0.0000028*[.$D81]*[.$D81]+0.0405*[.$D81]-4" office:value-type="float" office:value="34.6750048">
            <text:p>34.6750048</text:p>
          </table:table-cell>
          <table:table-cell/>
          <table:table-cell table:formula="of:=([.G81]-25)*(0.01+0.00008*[.$D81])+[.$I81]" office:value-type="float" office:value="34.44846336">
            <text:p>34.44846336</text:p>
          </table:table-cell>
          <table:table-cell/>
          <table:table-cell table:formula="of:=([.$B81]/4096)*1.5" office:value-type="float" office:value="0.027099609375">
            <text:p>0.027100</text:p>
          </table:table-cell>
          <table:table-cell table:formula="of:=[.M81]/100000" office:value-type="float" office:value="0.00000027099609375">
            <text:p>0.0000002710</text:p>
          </table:table-cell>
          <table:table-cell table:formula="of:=0.625*1000000*[.$N81]*1000" office:value-type="float" office:value="169.37255859375">
            <text:p>169.372559</text:p>
          </table:table-cell>
          <table:table-cell table:formula="of:=0.769*100000*[.$N81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80">
            <text:p>6280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82]" office:value-type="float" office:value="22.544">
            <text:p>22.544</text:p>
          </table:table-cell>
          <table:table-cell/>
          <table:table-cell table:formula="of:=-0.0000028*[.$D82]*[.$D82]+0.0405*[.$D82]-4" office:value-type="float" office:value="34.6750048">
            <text:p>34.6750048</text:p>
          </table:table-cell>
          <table:table-cell/>
          <table:table-cell table:formula="of:=([.G82]-25)*(0.01+0.00008*[.$D82])+[.$I82]" office:value-type="float" office:value="34.44846336">
            <text:p>34.44846336</text:p>
          </table:table-cell>
          <table:table-cell/>
          <table:table-cell table:formula="of:=([.$B82]/4096)*1.5" office:value-type="float" office:value="0.024169921875">
            <text:p>0.024170</text:p>
          </table:table-cell>
          <table:table-cell table:formula="of:=[.M82]/100000" office:value-type="float" office:value="0.00000024169921875">
            <text:p>0.0000002417</text:p>
          </table:table-cell>
          <table:table-cell table:formula="of:=0.625*1000000*[.$N82]*1000" office:value-type="float" office:value="151.06201171875">
            <text:p>151.062012</text:p>
          </table:table-cell>
          <table:table-cell table:formula="of:=0.769*100000*[.$N82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81">
            <text:p>6281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83]" office:value-type="float" office:value="22.5538">
            <text:p>22.5538</text:p>
          </table:table-cell>
          <table:table-cell/>
          <table:table-cell table:formula="of:=-0.0000028*[.$D83]*[.$D83]+0.0405*[.$D83]-4" office:value-type="float" office:value="34.6402588">
            <text:p>34.6402588</text:p>
          </table:table-cell>
          <table:table-cell/>
          <table:table-cell table:formula="of:=([.G83]-25)*(0.01+0.00008*[.$D83])+[.$I83]" office:value-type="float" office:value="34.414817008">
            <text:p>34.414817008</text:p>
          </table:table-cell>
          <table:table-cell/>
          <table:table-cell table:formula="of:=([.$B83]/4096)*1.5" office:value-type="float" office:value="0.024169921875">
            <text:p>0.024170</text:p>
          </table:table-cell>
          <table:table-cell table:formula="of:=[.M83]/100000" office:value-type="float" office:value="0.00000024169921875">
            <text:p>0.0000002417</text:p>
          </table:table-cell>
          <table:table-cell table:formula="of:=0.625*1000000*[.$N83]*1000" office:value-type="float" office:value="151.06201171875">
            <text:p>151.062012</text:p>
          </table:table-cell>
          <table:table-cell table:formula="of:=0.769*100000*[.$N8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79">
            <text:p>6279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84]" office:value-type="float" office:value="22.5342">
            <text:p>22.5342</text:p>
          </table:table-cell>
          <table:table-cell/>
          <table:table-cell table:formula="of:=-0.0000028*[.$D84]*[.$D84]+0.0405*[.$D84]-4" office:value-type="float" office:value="34.6750048">
            <text:p>34.6750048</text:p>
          </table:table-cell>
          <table:table-cell/>
          <table:table-cell table:formula="of:=([.G84]-25)*(0.01+0.00008*[.$D84])+[.$I84]" office:value-type="float" office:value="34.447559408">
            <text:p>34.447559408</text:p>
          </table:table-cell>
          <table:table-cell/>
          <table:table-cell table:formula="of:=([.$B84]/4096)*1.5" office:value-type="float" office:value="0.02783203125">
            <text:p>0.027832</text:p>
          </table:table-cell>
          <table:table-cell table:formula="of:=[.M84]/100000" office:value-type="float" office:value="0.0000002783203125">
            <text:p>0.0000002783</text:p>
          </table:table-cell>
          <table:table-cell table:formula="of:=0.625*1000000*[.$N84]*1000" office:value-type="float" office:value="173.9501953125">
            <text:p>173.950195</text:p>
          </table:table-cell>
          <table:table-cell table:formula="of:=0.769*100000*[.$N84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8">
            <text:p>6278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85]" office:value-type="float" office:value="22.5244">
            <text:p>22.5244</text:p>
          </table:table-cell>
          <table:table-cell/>
          <table:table-cell table:formula="of:=-0.0000028*[.$D85]*[.$D85]+0.0405*[.$D85]-4" office:value-type="float" office:value="34.6750048">
            <text:p>34.6750048</text:p>
          </table:table-cell>
          <table:table-cell/>
          <table:table-cell table:formula="of:=([.G85]-25)*(0.01+0.00008*[.$D85])+[.$I85]" office:value-type="float" office:value="34.446655456">
            <text:p>34.446655456</text:p>
          </table:table-cell>
          <table:table-cell/>
          <table:table-cell table:formula="of:=([.$B85]/4096)*1.5" office:value-type="float" office:value="0.027099609375">
            <text:p>0.027100</text:p>
          </table:table-cell>
          <table:table-cell table:formula="of:=[.M85]/100000" office:value-type="float" office:value="0.00000027099609375">
            <text:p>0.0000002710</text:p>
          </table:table-cell>
          <table:table-cell table:formula="of:=0.625*1000000*[.$N85]*1000" office:value-type="float" office:value="169.37255859375">
            <text:p>169.372559</text:p>
          </table:table-cell>
          <table:table-cell table:formula="of:=0.769*100000*[.$N8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9">
            <text:p>6279</text:p>
          </table:table-cell>
          <table:table-cell office:value-type="float" office:value="1028">
            <text:p>1028</text:p>
          </table:table-cell>
          <table:table-cell table:number-columns-repeated="2"/>
          <table:table-cell table:formula="of:=-39+0.0098*[.$C86]" office:value-type="float" office:value="22.5342">
            <text:p>22.5342</text:p>
          </table:table-cell>
          <table:table-cell/>
          <table:table-cell table:formula="of:=-0.0000028*[.$D86]*[.$D86]+0.0405*[.$D86]-4" office:value-type="float" office:value="34.6750048">
            <text:p>34.6750048</text:p>
          </table:table-cell>
          <table:table-cell/>
          <table:table-cell table:formula="of:=([.G86]-25)*(0.01+0.00008*[.$D86])+[.$I86]" office:value-type="float" office:value="34.447559408">
            <text:p>34.447559408</text:p>
          </table:table-cell>
          <table:table-cell/>
          <table:table-cell table:formula="of:=([.$B86]/4096)*1.5" office:value-type="float" office:value="0.0238037109375">
            <text:p>0.023804</text:p>
          </table:table-cell>
          <table:table-cell table:formula="of:=[.M86]/100000" office:value-type="float" office:value="0.000000238037109375">
            <text:p>0.0000002380</text:p>
          </table:table-cell>
          <table:table-cell table:formula="of:=0.625*1000000*[.$N86]*1000" office:value-type="float" office:value="148.773193359375">
            <text:p>148.773193</text:p>
          </table:table-cell>
          <table:table-cell table:formula="of:=0.769*100000*[.$N86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81">
            <text:p>6281</text:p>
          </table:table-cell>
          <table:table-cell office:value-type="float" office:value="1027">
            <text:p>1027</text:p>
          </table:table-cell>
          <table:table-cell table:number-columns-repeated="2"/>
          <table:table-cell table:formula="of:=-39+0.0098*[.$C87]" office:value-type="float" office:value="22.5538">
            <text:p>22.5538</text:p>
          </table:table-cell>
          <table:table-cell/>
          <table:table-cell table:formula="of:=-0.0000028*[.$D87]*[.$D87]+0.0405*[.$D87]-4" office:value-type="float" office:value="34.6402588">
            <text:p>34.6402588</text:p>
          </table:table-cell>
          <table:table-cell/>
          <table:table-cell table:formula="of:=([.G87]-25)*(0.01+0.00008*[.$D87])+[.$I87]" office:value-type="float" office:value="34.414817008">
            <text:p>34.414817008</text:p>
          </table:table-cell>
          <table:table-cell/>
          <table:table-cell table:formula="of:=([.$B87]/4096)*1.5" office:value-type="float" office:value="0.0260009765625">
            <text:p>0.026001</text:p>
          </table:table-cell>
          <table:table-cell table:formula="of:=[.M87]/100000" office:value-type="float" office:value="0.000000260009765625">
            <text:p>0.0000002600</text:p>
          </table:table-cell>
          <table:table-cell table:formula="of:=0.625*1000000*[.$N87]*1000" office:value-type="float" office:value="162.506103515625">
            <text:p>162.506104</text:p>
          </table:table-cell>
          <table:table-cell table:formula="of:=0.769*100000*[.$N8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80">
            <text:p>6280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88]" office:value-type="float" office:value="22.544">
            <text:p>22.544</text:p>
          </table:table-cell>
          <table:table-cell/>
          <table:table-cell table:formula="of:=-0.0000028*[.$D88]*[.$D88]+0.0405*[.$D88]-4" office:value-type="float" office:value="34.6055072">
            <text:p>34.6055072</text:p>
          </table:table-cell>
          <table:table-cell/>
          <table:table-cell table:formula="of:=([.G88]-25)*(0.01+0.00008*[.$D88])+[.$I88]" office:value-type="float" office:value="34.37935872">
            <text:p>34.37935872</text:p>
          </table:table-cell>
          <table:table-cell/>
          <table:table-cell table:formula="of:=([.$B88]/4096)*1.5" office:value-type="float" office:value="0.0252685546875">
            <text:p>0.025269</text:p>
          </table:table-cell>
          <table:table-cell table:formula="of:=[.M88]/100000" office:value-type="float" office:value="0.000000252685546875">
            <text:p>0.0000002527</text:p>
          </table:table-cell>
          <table:table-cell table:formula="of:=0.625*1000000*[.$N88]*1000" office:value-type="float" office:value="157.928466796875">
            <text:p>157.928467</text:p>
          </table:table-cell>
          <table:table-cell table:formula="of:=0.769*100000*[.$N88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79">
            <text:p>6279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89]" office:value-type="float" office:value="22.5342">
            <text:p>22.5342</text:p>
          </table:table-cell>
          <table:table-cell/>
          <table:table-cell table:formula="of:=-0.0000028*[.$D89]*[.$D89]+0.0405*[.$D89]-4" office:value-type="float" office:value="34.6055072">
            <text:p>34.6055072</text:p>
          </table:table-cell>
          <table:table-cell/>
          <table:table-cell table:formula="of:=([.G89]-25)*(0.01+0.00008*[.$D89])+[.$I89]" office:value-type="float" office:value="34.378456336">
            <text:p>34.378456336</text:p>
          </table:table-cell>
          <table:table-cell/>
          <table:table-cell table:formula="of:=([.$B89]/4096)*1.5" office:value-type="float" office:value="0.02783203125">
            <text:p>0.027832</text:p>
          </table:table-cell>
          <table:table-cell table:formula="of:=[.M89]/100000" office:value-type="float" office:value="0.0000002783203125">
            <text:p>0.0000002783</text:p>
          </table:table-cell>
          <table:table-cell table:formula="of:=0.625*1000000*[.$N89]*1000" office:value-type="float" office:value="173.9501953125">
            <text:p>173.950195</text:p>
          </table:table-cell>
          <table:table-cell table:formula="of:=0.769*100000*[.$N89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82">
            <text:p>6282</text:p>
          </table:table-cell>
          <table:table-cell office:value-type="float" office:value="1026">
            <text:p>1026</text:p>
          </table:table-cell>
          <table:table-cell table:number-columns-repeated="2"/>
          <table:table-cell table:formula="of:=-39+0.0098*[.$C90]" office:value-type="float" office:value="22.5636">
            <text:p>22.5636</text:p>
          </table:table-cell>
          <table:table-cell/>
          <table:table-cell table:formula="of:=-0.0000028*[.$D90]*[.$D90]+0.0405*[.$D90]-4" office:value-type="float" office:value="34.6055072">
            <text:p>34.6055072</text:p>
          </table:table-cell>
          <table:table-cell/>
          <table:table-cell table:formula="of:=([.G90]-25)*(0.01+0.00008*[.$D90])+[.$I90]" office:value-type="float" office:value="34.381163488">
            <text:p>34.381163488</text:p>
          </table:table-cell>
          <table:table-cell/>
          <table:table-cell table:formula="of:=([.$B90]/4096)*1.5" office:value-type="float" office:value="0.024169921875">
            <text:p>0.024170</text:p>
          </table:table-cell>
          <table:table-cell table:formula="of:=[.M90]/100000" office:value-type="float" office:value="0.00000024169921875">
            <text:p>0.0000002417</text:p>
          </table:table-cell>
          <table:table-cell table:formula="of:=0.625*1000000*[.$N90]*1000" office:value-type="float" office:value="151.06201171875">
            <text:p>151.062012</text:p>
          </table:table-cell>
          <table:table-cell table:formula="of:=0.769*100000*[.$N90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78">
            <text:p>6278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91]" office:value-type="float" office:value="22.5244">
            <text:p>22.5244</text:p>
          </table:table-cell>
          <table:table-cell/>
          <table:table-cell table:formula="of:=-0.0000028*[.$D91]*[.$D91]+0.0405*[.$D91]-4" office:value-type="float" office:value="34.5359872">
            <text:p>34.5359872</text:p>
          </table:table-cell>
          <table:table-cell/>
          <table:table-cell table:formula="of:=([.G91]-25)*(0.01+0.00008*[.$D91])+[.$I91]" office:value-type="float" office:value="34.308430048">
            <text:p>34.308430048</text:p>
          </table:table-cell>
          <table:table-cell/>
          <table:table-cell table:formula="of:=([.$B91]/4096)*1.5" office:value-type="float" office:value="0.0281982421875">
            <text:p>0.028198</text:p>
          </table:table-cell>
          <table:table-cell table:formula="of:=[.M91]/100000" office:value-type="float" office:value="0.000000281982421875">
            <text:p>0.0000002820</text:p>
          </table:table-cell>
          <table:table-cell table:formula="of:=0.625*1000000*[.$N91]*1000" office:value-type="float" office:value="176.239013671875">
            <text:p>176.239014</text:p>
          </table:table-cell>
          <table:table-cell table:formula="of:=0.769*100000*[.$N91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84">
            <text:p>6284</text:p>
          </table:table-cell>
          <table:table-cell office:value-type="float" office:value="1023">
            <text:p>1023</text:p>
          </table:table-cell>
          <table:table-cell table:number-columns-repeated="2"/>
          <table:table-cell table:formula="of:=-39+0.0098*[.$C92]" office:value-type="float" office:value="22.5832">
            <text:p>22.5832</text:p>
          </table:table-cell>
          <table:table-cell/>
          <table:table-cell table:formula="of:=-0.0000028*[.$D92]*[.$D92]+0.0405*[.$D92]-4" office:value-type="float" office:value="34.5012188">
            <text:p>34.5012188</text:p>
          </table:table-cell>
          <table:table-cell/>
          <table:table-cell table:formula="of:=([.G92]-25)*(0.01+0.00008*[.$D92])+[.$I92]" office:value-type="float" office:value="34.279259888">
            <text:p>34.279259888</text:p>
          </table:table-cell>
          <table:table-cell/>
          <table:table-cell table:formula="of:=([.$B92]/4096)*1.5" office:value-type="float" office:value="0.02490234375">
            <text:p>0.024902</text:p>
          </table:table-cell>
          <table:table-cell table:formula="of:=[.M92]/100000" office:value-type="float" office:value="0.0000002490234375">
            <text:p>0.0000002490</text:p>
          </table:table-cell>
          <table:table-cell table:formula="of:=0.625*1000000*[.$N92]*1000" office:value-type="float" office:value="155.6396484375">
            <text:p>155.639648</text:p>
          </table:table-cell>
          <table:table-cell table:formula="of:=0.769*100000*[.$N9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83">
            <text:p>6283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93]" office:value-type="float" office:value="22.5734">
            <text:p>22.5734</text:p>
          </table:table-cell>
          <table:table-cell/>
          <table:table-cell table:formula="of:=-0.0000028*[.$D93]*[.$D93]+0.0405*[.$D93]-4" office:value-type="float" office:value="34.5359872">
            <text:p>34.5359872</text:p>
          </table:table-cell>
          <table:table-cell/>
          <table:table-cell table:formula="of:=([.G93]-25)*(0.01+0.00008*[.$D93])+[.$I93]" office:value-type="float" office:value="34.312934128">
            <text:p>34.312934128</text:p>
          </table:table-cell>
          <table:table-cell/>
          <table:table-cell table:formula="of:=([.$B93]/4096)*1.5" office:value-type="float" office:value="0.02783203125">
            <text:p>0.027832</text:p>
          </table:table-cell>
          <table:table-cell table:formula="of:=[.M93]/100000" office:value-type="float" office:value="0.0000002783203125">
            <text:p>0.0000002783</text:p>
          </table:table-cell>
          <table:table-cell table:formula="of:=0.625*1000000*[.$N93]*1000" office:value-type="float" office:value="173.9501953125">
            <text:p>173.950195</text:p>
          </table:table-cell>
          <table:table-cell table:formula="of:=0.769*100000*[.$N93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84">
            <text:p>6284</text:p>
          </table:table-cell>
          <table:table-cell office:value-type="float" office:value="1023">
            <text:p>1023</text:p>
          </table:table-cell>
          <table:table-cell table:number-columns-repeated="2"/>
          <table:table-cell table:formula="of:=-39+0.0098*[.$C94]" office:value-type="float" office:value="22.5832">
            <text:p>22.5832</text:p>
          </table:table-cell>
          <table:table-cell/>
          <table:table-cell table:formula="of:=-0.0000028*[.$D94]*[.$D94]+0.0405*[.$D94]-4" office:value-type="float" office:value="34.5012188">
            <text:p>34.5012188</text:p>
          </table:table-cell>
          <table:table-cell/>
          <table:table-cell table:formula="of:=([.G94]-25)*(0.01+0.00008*[.$D94])+[.$I94]" office:value-type="float" office:value="34.279259888">
            <text:p>34.279259888</text:p>
          </table:table-cell>
          <table:table-cell/>
          <table:table-cell table:formula="of:=([.$B94]/4096)*1.5" office:value-type="float" office:value="0.0263671875">
            <text:p>0.026367</text:p>
          </table:table-cell>
          <table:table-cell table:formula="of:=[.M94]/100000" office:value-type="float" office:value="0.000000263671875">
            <text:p>0.0000002637</text:p>
          </table:table-cell>
          <table:table-cell table:formula="of:=0.625*1000000*[.$N94]*1000" office:value-type="float" office:value="164.794921875">
            <text:p>164.794922</text:p>
          </table:table-cell>
          <table:table-cell table:formula="of:=0.769*100000*[.$N9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82">
            <text:p>6282</text:p>
          </table:table-cell>
          <table:table-cell office:value-type="float" office:value="1022">
            <text:p>1022</text:p>
          </table:table-cell>
          <table:table-cell table:number-columns-repeated="2"/>
          <table:table-cell table:formula="of:=-39+0.0098*[.$C95]" office:value-type="float" office:value="22.5636">
            <text:p>22.5636</text:p>
          </table:table-cell>
          <table:table-cell/>
          <table:table-cell table:formula="of:=-0.0000028*[.$D95]*[.$D95]+0.0405*[.$D95]-4" office:value-type="float" office:value="34.4664448">
            <text:p>34.4664448</text:p>
          </table:table-cell>
          <table:table-cell/>
          <table:table-cell table:formula="of:=([.G95]-25)*(0.01+0.00008*[.$D95])+[.$I95]" office:value-type="float" office:value="34.242880736">
            <text:p>34.242880736</text:p>
          </table:table-cell>
          <table:table-cell/>
          <table:table-cell table:formula="of:=([.$B95]/4096)*1.5" office:value-type="float" office:value="0.0263671875">
            <text:p>0.026367</text:p>
          </table:table-cell>
          <table:table-cell table:formula="of:=[.M95]/100000" office:value-type="float" office:value="0.000000263671875">
            <text:p>0.0000002637</text:p>
          </table:table-cell>
          <table:table-cell table:formula="of:=0.625*1000000*[.$N95]*1000" office:value-type="float" office:value="164.794921875">
            <text:p>164.794922</text:p>
          </table:table-cell>
          <table:table-cell table:formula="of:=0.769*100000*[.$N9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84">
            <text:p>6284</text:p>
          </table:table-cell>
          <table:table-cell office:value-type="float" office:value="1023">
            <text:p>1023</text:p>
          </table:table-cell>
          <table:table-cell table:number-columns-repeated="2"/>
          <table:table-cell table:formula="of:=-39+0.0098*[.$C96]" office:value-type="float" office:value="22.5832">
            <text:p>22.5832</text:p>
          </table:table-cell>
          <table:table-cell/>
          <table:table-cell table:formula="of:=-0.0000028*[.$D96]*[.$D96]+0.0405*[.$D96]-4" office:value-type="float" office:value="34.5012188">
            <text:p>34.5012188</text:p>
          </table:table-cell>
          <table:table-cell/>
          <table:table-cell table:formula="of:=([.G96]-25)*(0.01+0.00008*[.$D96])+[.$I96]" office:value-type="float" office:value="34.279259888">
            <text:p>34.279259888</text:p>
          </table:table-cell>
          <table:table-cell/>
          <table:table-cell table:formula="of:=([.$B96]/4096)*1.5" office:value-type="float" office:value="0.0252685546875">
            <text:p>0.025269</text:p>
          </table:table-cell>
          <table:table-cell table:formula="of:=[.M96]/100000" office:value-type="float" office:value="0.000000252685546875">
            <text:p>0.0000002527</text:p>
          </table:table-cell>
          <table:table-cell table:formula="of:=0.625*1000000*[.$N96]*1000" office:value-type="float" office:value="157.928466796875">
            <text:p>157.928467</text:p>
          </table:table-cell>
          <table:table-cell table:formula="of:=0.769*100000*[.$N9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80">
            <text:p>6280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97]" office:value-type="float" office:value="22.544">
            <text:p>22.544</text:p>
          </table:table-cell>
          <table:table-cell/>
          <table:table-cell table:formula="of:=-0.0000028*[.$D97]*[.$D97]+0.0405*[.$D97]-4" office:value-type="float" office:value="34.5359872">
            <text:p>34.5359872</text:p>
          </table:table-cell>
          <table:table-cell/>
          <table:table-cell table:formula="of:=([.G97]-25)*(0.01+0.00008*[.$D97])+[.$I97]" office:value-type="float" office:value="34.31023168">
            <text:p>34.31023168</text:p>
          </table:table-cell>
          <table:table-cell/>
          <table:table-cell table:formula="of:=([.$B97]/4096)*1.5" office:value-type="float" office:value="0.02490234375">
            <text:p>0.024902</text:p>
          </table:table-cell>
          <table:table-cell table:formula="of:=[.M97]/100000" office:value-type="float" office:value="0.0000002490234375">
            <text:p>0.0000002490</text:p>
          </table:table-cell>
          <table:table-cell table:formula="of:=0.625*1000000*[.$N97]*1000" office:value-type="float" office:value="155.6396484375">
            <text:p>155.639648</text:p>
          </table:table-cell>
          <table:table-cell table:formula="of:=0.769*100000*[.$N9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8">
            <text:p>6278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98]" office:value-type="float" office:value="22.5244">
            <text:p>22.5244</text:p>
          </table:table-cell>
          <table:table-cell/>
          <table:table-cell table:formula="of:=-0.0000028*[.$D98]*[.$D98]+0.0405*[.$D98]-4" office:value-type="float" office:value="34.5359872">
            <text:p>34.5359872</text:p>
          </table:table-cell>
          <table:table-cell/>
          <table:table-cell table:formula="of:=([.G98]-25)*(0.01+0.00008*[.$D98])+[.$I98]" office:value-type="float" office:value="34.308430048">
            <text:p>34.308430048</text:p>
          </table:table-cell>
          <table:table-cell/>
          <table:table-cell table:formula="of:=([.$B98]/4096)*1.5" office:value-type="float" office:value="0.027099609375">
            <text:p>0.027100</text:p>
          </table:table-cell>
          <table:table-cell table:formula="of:=[.M98]/100000" office:value-type="float" office:value="0.00000027099609375">
            <text:p>0.0000002710</text:p>
          </table:table-cell>
          <table:table-cell table:formula="of:=0.625*1000000*[.$N98]*1000" office:value-type="float" office:value="169.37255859375">
            <text:p>169.372559</text:p>
          </table:table-cell>
          <table:table-cell table:formula="of:=0.769*100000*[.$N98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77">
            <text:p>6277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99]" office:value-type="float" office:value="22.5146">
            <text:p>22.5146</text:p>
          </table:table-cell>
          <table:table-cell/>
          <table:table-cell table:formula="of:=-0.0000028*[.$D99]*[.$D99]+0.0405*[.$D99]-4" office:value-type="float" office:value="34.5359872">
            <text:p>34.5359872</text:p>
          </table:table-cell>
          <table:table-cell/>
          <table:table-cell table:formula="of:=([.G99]-25)*(0.01+0.00008*[.$D99])+[.$I99]" office:value-type="float" office:value="34.307529232">
            <text:p>34.307529232</text:p>
          </table:table-cell>
          <table:table-cell/>
          <table:table-cell table:formula="of:=([.$B99]/4096)*1.5" office:value-type="float" office:value="0.0281982421875">
            <text:p>0.028198</text:p>
          </table:table-cell>
          <table:table-cell table:formula="of:=[.M99]/100000" office:value-type="float" office:value="0.000000281982421875">
            <text:p>0.0000002820</text:p>
          </table:table-cell>
          <table:table-cell table:formula="of:=0.625*1000000*[.$N99]*1000" office:value-type="float" office:value="176.239013671875">
            <text:p>176.239014</text:p>
          </table:table-cell>
          <table:table-cell table:formula="of:=0.769*100000*[.$N99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76">
            <text:p>6276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00]" office:value-type="float" office:value="22.5048">
            <text:p>22.5048</text:p>
          </table:table-cell>
          <table:table-cell/>
          <table:table-cell table:formula="of:=-0.0000028*[.$D100]*[.$D100]+0.0405*[.$D100]-4" office:value-type="float" office:value="34.5359872">
            <text:p>34.5359872</text:p>
          </table:table-cell>
          <table:table-cell/>
          <table:table-cell table:formula="of:=([.G100]-25)*(0.01+0.00008*[.$D100])+[.$I100]" office:value-type="float" office:value="34.306628416">
            <text:p>34.306628416</text:p>
          </table:table-cell>
          <table:table-cell/>
          <table:table-cell table:formula="of:=([.$B100]/4096)*1.5" office:value-type="float" office:value="0.0252685546875">
            <text:p>0.025269</text:p>
          </table:table-cell>
          <table:table-cell table:formula="of:=[.M100]/100000" office:value-type="float" office:value="0.000000252685546875">
            <text:p>0.0000002527</text:p>
          </table:table-cell>
          <table:table-cell table:formula="of:=0.625*1000000*[.$N100]*1000" office:value-type="float" office:value="157.928466796875">
            <text:p>157.928467</text:p>
          </table:table-cell>
          <table:table-cell table:formula="of:=0.769*100000*[.$N100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75">
            <text:p>6275</text:p>
          </table:table-cell>
          <table:table-cell office:value-type="float" office:value="1025">
            <text:p>1025</text:p>
          </table:table-cell>
          <table:table-cell table:number-columns-repeated="2"/>
          <table:table-cell table:formula="of:=-39+0.0098*[.$C101]" office:value-type="float" office:value="22.495">
            <text:p>22.495</text:p>
          </table:table-cell>
          <table:table-cell/>
          <table:table-cell table:formula="of:=-0.0000028*[.$D101]*[.$D101]+0.0405*[.$D101]-4" office:value-type="float" office:value="34.57075">
            <text:p>34.57075</text:p>
          </table:table-cell>
          <table:table-cell/>
          <table:table-cell table:formula="of:=([.G101]-25)*(0.01+0.00008*[.$D101])+[.$I101]" office:value-type="float" office:value="34.34029">
            <text:p>34.34029</text:p>
          </table:table-cell>
          <table:table-cell/>
          <table:table-cell table:formula="of:=([.$B101]/4096)*1.5" office:value-type="float" office:value="0.02783203125">
            <text:p>0.027832</text:p>
          </table:table-cell>
          <table:table-cell table:formula="of:=[.M101]/100000" office:value-type="float" office:value="0.0000002783203125">
            <text:p>0.0000002783</text:p>
          </table:table-cell>
          <table:table-cell table:formula="of:=0.625*1000000*[.$N101]*1000" office:value-type="float" office:value="173.9501953125">
            <text:p>173.950195</text:p>
          </table:table-cell>
          <table:table-cell table:formula="of:=0.769*100000*[.$N10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79">
            <text:p>6279</text:p>
          </table:table-cell>
          <table:table-cell office:value-type="float" office:value="1023">
            <text:p>1023</text:p>
          </table:table-cell>
          <table:table-cell table:number-columns-repeated="2"/>
          <table:table-cell table:formula="of:=-39+0.0098*[.$C102]" office:value-type="float" office:value="22.5342">
            <text:p>22.5342</text:p>
          </table:table-cell>
          <table:table-cell/>
          <table:table-cell table:formula="of:=-0.0000028*[.$D102]*[.$D102]+0.0405*[.$D102]-4" office:value-type="float" office:value="34.5012188">
            <text:p>34.5012188</text:p>
          </table:table-cell>
          <table:table-cell/>
          <table:table-cell table:formula="of:=([.G102]-25)*(0.01+0.00008*[.$D102])+[.$I102]" office:value-type="float" office:value="34.274759728">
            <text:p>34.274759728</text:p>
          </table:table-cell>
          <table:table-cell/>
          <table:table-cell table:formula="of:=([.$B102]/4096)*1.5" office:value-type="float" office:value="0.025634765625">
            <text:p>0.025635</text:p>
          </table:table-cell>
          <table:table-cell table:formula="of:=[.M102]/100000" office:value-type="float" office:value="0.00000025634765625">
            <text:p>0.0000002563</text:p>
          </table:table-cell>
          <table:table-cell table:formula="of:=0.625*1000000*[.$N102]*1000" office:value-type="float" office:value="160.21728515625">
            <text:p>160.217285</text:p>
          </table:table-cell>
          <table:table-cell table:formula="of:=0.769*100000*[.$N10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5">
            <text:p>6275</text:p>
          </table:table-cell>
          <table:table-cell office:value-type="float" office:value="1023">
            <text:p>1023</text:p>
          </table:table-cell>
          <table:table-cell table:number-columns-repeated="2"/>
          <table:table-cell table:formula="of:=-39+0.0098*[.$C103]" office:value-type="float" office:value="22.495">
            <text:p>22.495</text:p>
          </table:table-cell>
          <table:table-cell/>
          <table:table-cell table:formula="of:=-0.0000028*[.$D103]*[.$D103]+0.0405*[.$D103]-4" office:value-type="float" office:value="34.5012188">
            <text:p>34.5012188</text:p>
          </table:table-cell>
          <table:table-cell/>
          <table:table-cell table:formula="of:=([.G103]-25)*(0.01+0.00008*[.$D103])+[.$I103]" office:value-type="float" office:value="34.2711596">
            <text:p>34.2711596</text:p>
          </table:table-cell>
          <table:table-cell/>
          <table:table-cell table:formula="of:=([.$B103]/4096)*1.5" office:value-type="float" office:value="0.027099609375">
            <text:p>0.027100</text:p>
          </table:table-cell>
          <table:table-cell table:formula="of:=[.M103]/100000" office:value-type="float" office:value="0.00000027099609375">
            <text:p>0.0000002710</text:p>
          </table:table-cell>
          <table:table-cell table:formula="of:=0.625*1000000*[.$N103]*1000" office:value-type="float" office:value="169.37255859375">
            <text:p>169.372559</text:p>
          </table:table-cell>
          <table:table-cell table:formula="of:=0.769*100000*[.$N10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74">
            <text:p>6274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04]" office:value-type="float" office:value="22.4852">
            <text:p>22.4852</text:p>
          </table:table-cell>
          <table:table-cell/>
          <table:table-cell table:formula="of:=-0.0000028*[.$D104]*[.$D104]+0.0405*[.$D104]-4" office:value-type="float" office:value="34.5359872">
            <text:p>34.5359872</text:p>
          </table:table-cell>
          <table:table-cell/>
          <table:table-cell table:formula="of:=([.G104]-25)*(0.01+0.00008*[.$D104])+[.$I104]" office:value-type="float" office:value="34.304826784">
            <text:p>34.304826784</text:p>
          </table:table-cell>
          <table:table-cell/>
          <table:table-cell table:formula="of:=([.$B104]/4096)*1.5" office:value-type="float" office:value="0.024169921875">
            <text:p>0.024170</text:p>
          </table:table-cell>
          <table:table-cell table:formula="of:=[.M104]/100000" office:value-type="float" office:value="0.00000024169921875">
            <text:p>0.0000002417</text:p>
          </table:table-cell>
          <table:table-cell table:formula="of:=0.625*1000000*[.$N104]*1000" office:value-type="float" office:value="151.06201171875">
            <text:p>151.062012</text:p>
          </table:table-cell>
          <table:table-cell table:formula="of:=0.769*100000*[.$N104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72">
            <text:p>6272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05]" office:value-type="float" office:value="22.4656">
            <text:p>22.4656</text:p>
          </table:table-cell>
          <table:table-cell/>
          <table:table-cell table:formula="of:=-0.0000028*[.$D105]*[.$D105]+0.0405*[.$D105]-4" office:value-type="float" office:value="34.5359872">
            <text:p>34.5359872</text:p>
          </table:table-cell>
          <table:table-cell/>
          <table:table-cell table:formula="of:=([.G105]-25)*(0.01+0.00008*[.$D105])+[.$I105]" office:value-type="float" office:value="34.303025152">
            <text:p>34.303025152</text:p>
          </table:table-cell>
          <table:table-cell/>
          <table:table-cell table:formula="of:=([.$B105]/4096)*1.5" office:value-type="float" office:value="0.0260009765625">
            <text:p>0.026001</text:p>
          </table:table-cell>
          <table:table-cell table:formula="of:=[.M105]/100000" office:value-type="float" office:value="0.000000260009765625">
            <text:p>0.0000002600</text:p>
          </table:table-cell>
          <table:table-cell table:formula="of:=0.625*1000000*[.$N105]*1000" office:value-type="float" office:value="162.506103515625">
            <text:p>162.506104</text:p>
          </table:table-cell>
          <table:table-cell table:formula="of:=0.769*100000*[.$N105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75">
            <text:p>6275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06]" office:value-type="float" office:value="22.495">
            <text:p>22.495</text:p>
          </table:table-cell>
          <table:table-cell/>
          <table:table-cell table:formula="of:=-0.0000028*[.$D106]*[.$D106]+0.0405*[.$D106]-4" office:value-type="float" office:value="34.5359872">
            <text:p>34.5359872</text:p>
          </table:table-cell>
          <table:table-cell/>
          <table:table-cell table:formula="of:=([.G106]-25)*(0.01+0.00008*[.$D106])+[.$I106]" office:value-type="float" office:value="34.3057276">
            <text:p>34.3057276</text:p>
          </table:table-cell>
          <table:table-cell/>
          <table:table-cell table:formula="of:=([.$B106]/4096)*1.5" office:value-type="float" office:value="0.0274658203125">
            <text:p>0.027466</text:p>
          </table:table-cell>
          <table:table-cell table:formula="of:=[.M106]/100000" office:value-type="float" office:value="0.000000274658203125">
            <text:p>0.0000002747</text:p>
          </table:table-cell>
          <table:table-cell table:formula="of:=0.625*1000000*[.$N106]*1000" office:value-type="float" office:value="171.661376953125">
            <text:p>171.661377</text:p>
          </table:table-cell>
          <table:table-cell table:formula="of:=0.769*100000*[.$N106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73">
            <text:p>6273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07]" office:value-type="float" office:value="22.4754">
            <text:p>22.4754</text:p>
          </table:table-cell>
          <table:table-cell/>
          <table:table-cell table:formula="of:=-0.0000028*[.$D107]*[.$D107]+0.0405*[.$D107]-4" office:value-type="float" office:value="34.5359872">
            <text:p>34.5359872</text:p>
          </table:table-cell>
          <table:table-cell/>
          <table:table-cell table:formula="of:=([.G107]-25)*(0.01+0.00008*[.$D107])+[.$I107]" office:value-type="float" office:value="34.303925968">
            <text:p>34.303925968</text:p>
          </table:table-cell>
          <table:table-cell/>
          <table:table-cell table:formula="of:=([.$B107]/4096)*1.5" office:value-type="float" office:value="0.0263671875">
            <text:p>0.026367</text:p>
          </table:table-cell>
          <table:table-cell table:formula="of:=[.M107]/100000" office:value-type="float" office:value="0.000000263671875">
            <text:p>0.0000002637</text:p>
          </table:table-cell>
          <table:table-cell table:formula="of:=0.625*1000000*[.$N107]*1000" office:value-type="float" office:value="164.794921875">
            <text:p>164.794922</text:p>
          </table:table-cell>
          <table:table-cell table:formula="of:=0.769*100000*[.$N107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74">
            <text:p>6274</text:p>
          </table:table-cell>
          <table:table-cell office:value-type="float" office:value="1022">
            <text:p>1022</text:p>
          </table:table-cell>
          <table:table-cell table:number-columns-repeated="2"/>
          <table:table-cell table:formula="of:=-39+0.0098*[.$C108]" office:value-type="float" office:value="22.4852">
            <text:p>22.4852</text:p>
          </table:table-cell>
          <table:table-cell/>
          <table:table-cell table:formula="of:=-0.0000028*[.$D108]*[.$D108]+0.0405*[.$D108]-4" office:value-type="float" office:value="34.4664448">
            <text:p>34.4664448</text:p>
          </table:table-cell>
          <table:table-cell/>
          <table:table-cell table:formula="of:=([.G108]-25)*(0.01+0.00008*[.$D108])+[.$I108]" office:value-type="float" office:value="34.235686752">
            <text:p>34.235686752</text:p>
          </table:table-cell>
          <table:table-cell/>
          <table:table-cell table:formula="of:=([.$B108]/4096)*1.5" office:value-type="float" office:value="0.02783203125">
            <text:p>0.027832</text:p>
          </table:table-cell>
          <table:table-cell table:formula="of:=[.M108]/100000" office:value-type="float" office:value="0.0000002783203125">
            <text:p>0.0000002783</text:p>
          </table:table-cell>
          <table:table-cell table:formula="of:=0.625*1000000*[.$N108]*1000" office:value-type="float" office:value="173.9501953125">
            <text:p>173.950195</text:p>
          </table:table-cell>
          <table:table-cell table:formula="of:=0.769*100000*[.$N10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75">
            <text:p>6275</text:p>
          </table:table-cell>
          <table:table-cell office:value-type="float" office:value="1022">
            <text:p>1022</text:p>
          </table:table-cell>
          <table:table-cell table:number-columns-repeated="2"/>
          <table:table-cell table:formula="of:=-39+0.0098*[.$C109]" office:value-type="float" office:value="22.495">
            <text:p>22.495</text:p>
          </table:table-cell>
          <table:table-cell/>
          <table:table-cell table:formula="of:=-0.0000028*[.$D109]*[.$D109]+0.0405*[.$D109]-4" office:value-type="float" office:value="34.4664448">
            <text:p>34.4664448</text:p>
          </table:table-cell>
          <table:table-cell/>
          <table:table-cell table:formula="of:=([.G109]-25)*(0.01+0.00008*[.$D109])+[.$I109]" office:value-type="float" office:value="34.236586">
            <text:p>34.236586</text:p>
          </table:table-cell>
          <table:table-cell/>
          <table:table-cell table:formula="of:=([.$B109]/4096)*1.5" office:value-type="float" office:value="0.0281982421875">
            <text:p>0.028198</text:p>
          </table:table-cell>
          <table:table-cell table:formula="of:=[.M109]/100000" office:value-type="float" office:value="0.000000281982421875">
            <text:p>0.0000002820</text:p>
          </table:table-cell>
          <table:table-cell table:formula="of:=0.625*1000000*[.$N109]*1000" office:value-type="float" office:value="176.239013671875">
            <text:p>176.239014</text:p>
          </table:table-cell>
          <table:table-cell table:formula="of:=0.769*100000*[.$N109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72">
            <text:p>6272</text:p>
          </table:table-cell>
          <table:table-cell office:value-type="float" office:value="1021">
            <text:p>1021</text:p>
          </table:table-cell>
          <table:table-cell table:number-columns-repeated="2"/>
          <table:table-cell table:formula="of:=-39+0.0098*[.$C110]" office:value-type="float" office:value="22.4656">
            <text:p>22.4656</text:p>
          </table:table-cell>
          <table:table-cell/>
          <table:table-cell table:formula="of:=-0.0000028*[.$D110]*[.$D110]+0.0405*[.$D110]-4" office:value-type="float" office:value="34.4316652">
            <text:p>34.4316652</text:p>
          </table:table-cell>
          <table:table-cell/>
          <table:table-cell table:formula="of:=([.G110]-25)*(0.01+0.00008*[.$D110])+[.$I110]" office:value-type="float" office:value="34.199311408">
            <text:p>34.199311408</text:p>
          </table:table-cell>
          <table:table-cell/>
          <table:table-cell table:formula="of:=([.$B110]/4096)*1.5" office:value-type="float" office:value="0.025634765625">
            <text:p>0.025635</text:p>
          </table:table-cell>
          <table:table-cell table:formula="of:=[.M110]/100000" office:value-type="float" office:value="0.00000025634765625">
            <text:p>0.0000002563</text:p>
          </table:table-cell>
          <table:table-cell table:formula="of:=0.625*1000000*[.$N110]*1000" office:value-type="float" office:value="160.21728515625">
            <text:p>160.217285</text:p>
          </table:table-cell>
          <table:table-cell table:formula="of:=0.769*100000*[.$N11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74">
            <text:p>6274</text:p>
          </table:table-cell>
          <table:table-cell office:value-type="float" office:value="1022">
            <text:p>1022</text:p>
          </table:table-cell>
          <table:table-cell table:number-columns-repeated="2"/>
          <table:table-cell table:formula="of:=-39+0.0098*[.$C111]" office:value-type="float" office:value="22.4852">
            <text:p>22.4852</text:p>
          </table:table-cell>
          <table:table-cell/>
          <table:table-cell table:formula="of:=-0.0000028*[.$D111]*[.$D111]+0.0405*[.$D111]-4" office:value-type="float" office:value="34.4664448">
            <text:p>34.4664448</text:p>
          </table:table-cell>
          <table:table-cell/>
          <table:table-cell table:formula="of:=([.G111]-25)*(0.01+0.00008*[.$D111])+[.$I111]" office:value-type="float" office:value="34.235686752">
            <text:p>34.235686752</text:p>
          </table:table-cell>
          <table:table-cell/>
          <table:table-cell table:formula="of:=([.$B111]/4096)*1.5" office:value-type="float" office:value="0.0245361328125">
            <text:p>0.024536</text:p>
          </table:table-cell>
          <table:table-cell table:formula="of:=[.M111]/100000" office:value-type="float" office:value="0.000000245361328125">
            <text:p>0.0000002454</text:p>
          </table:table-cell>
          <table:table-cell table:formula="of:=0.625*1000000*[.$N111]*1000" office:value-type="float" office:value="153.350830078125">
            <text:p>153.350830</text:p>
          </table:table-cell>
          <table:table-cell table:formula="of:=0.769*100000*[.$N11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4">
            <text:p>6274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12]" office:value-type="float" office:value="22.4852">
            <text:p>22.4852</text:p>
          </table:table-cell>
          <table:table-cell/>
          <table:table-cell table:formula="of:=-0.0000028*[.$D112]*[.$D112]+0.0405*[.$D112]-4" office:value-type="float" office:value="34.5359872">
            <text:p>34.5359872</text:p>
          </table:table-cell>
          <table:table-cell/>
          <table:table-cell table:formula="of:=([.G112]-25)*(0.01+0.00008*[.$D112])+[.$I112]" office:value-type="float" office:value="34.304826784">
            <text:p>34.304826784</text:p>
          </table:table-cell>
          <table:table-cell/>
          <table:table-cell table:formula="of:=([.$B112]/4096)*1.5" office:value-type="float" office:value="0.0238037109375">
            <text:p>0.023804</text:p>
          </table:table-cell>
          <table:table-cell table:formula="of:=[.M112]/100000" office:value-type="float" office:value="0.000000238037109375">
            <text:p>0.0000002380</text:p>
          </table:table-cell>
          <table:table-cell table:formula="of:=0.625*1000000*[.$N112]*1000" office:value-type="float" office:value="148.773193359375">
            <text:p>148.773193</text:p>
          </table:table-cell>
          <table:table-cell table:formula="of:=0.769*100000*[.$N112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75">
            <text:p>6275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13]" office:value-type="float" office:value="22.495">
            <text:p>22.495</text:p>
          </table:table-cell>
          <table:table-cell/>
          <table:table-cell table:formula="of:=-0.0000028*[.$D113]*[.$D113]+0.0405*[.$D113]-4" office:value-type="float" office:value="34.5359872">
            <text:p>34.5359872</text:p>
          </table:table-cell>
          <table:table-cell/>
          <table:table-cell table:formula="of:=([.G113]-25)*(0.01+0.00008*[.$D113])+[.$I113]" office:value-type="float" office:value="34.3057276">
            <text:p>34.3057276</text:p>
          </table:table-cell>
          <table:table-cell/>
          <table:table-cell table:formula="of:=([.$B113]/4096)*1.5" office:value-type="float" office:value="0.025634765625">
            <text:p>0.025635</text:p>
          </table:table-cell>
          <table:table-cell table:formula="of:=[.M113]/100000" office:value-type="float" office:value="0.00000025634765625">
            <text:p>0.0000002563</text:p>
          </table:table-cell>
          <table:table-cell table:formula="of:=0.625*1000000*[.$N113]*1000" office:value-type="float" office:value="160.21728515625">
            <text:p>160.217285</text:p>
          </table:table-cell>
          <table:table-cell table:formula="of:=0.769*100000*[.$N113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75">
            <text:p>6275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14]" office:value-type="float" office:value="22.495">
            <text:p>22.495</text:p>
          </table:table-cell>
          <table:table-cell/>
          <table:table-cell table:formula="of:=-0.0000028*[.$D114]*[.$D114]+0.0405*[.$D114]-4" office:value-type="float" office:value="34.5359872">
            <text:p>34.5359872</text:p>
          </table:table-cell>
          <table:table-cell/>
          <table:table-cell table:formula="of:=([.G114]-25)*(0.01+0.00008*[.$D114])+[.$I114]" office:value-type="float" office:value="34.3057276">
            <text:p>34.3057276</text:p>
          </table:table-cell>
          <table:table-cell/>
          <table:table-cell table:formula="of:=([.$B114]/4096)*1.5" office:value-type="float" office:value="0.0234375">
            <text:p>0.023438</text:p>
          </table:table-cell>
          <table:table-cell table:formula="of:=[.M114]/100000" office:value-type="float" office:value="0.000000234375">
            <text:p>0.0000002344</text:p>
          </table:table-cell>
          <table:table-cell table:formula="of:=0.625*1000000*[.$N114]*1000" office:value-type="float" office:value="146.484375">
            <text:p>146.484375</text:p>
          </table:table-cell>
          <table:table-cell table:formula="of:=0.769*100000*[.$N114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5">
            <text:p>6275</text:p>
          </table:table-cell>
          <table:table-cell office:value-type="float" office:value="1025">
            <text:p>1025</text:p>
          </table:table-cell>
          <table:table-cell table:number-columns-repeated="2"/>
          <table:table-cell table:formula="of:=-39+0.0098*[.$C115]" office:value-type="float" office:value="22.495">
            <text:p>22.495</text:p>
          </table:table-cell>
          <table:table-cell/>
          <table:table-cell table:formula="of:=-0.0000028*[.$D115]*[.$D115]+0.0405*[.$D115]-4" office:value-type="float" office:value="34.57075">
            <text:p>34.57075</text:p>
          </table:table-cell>
          <table:table-cell/>
          <table:table-cell table:formula="of:=([.G115]-25)*(0.01+0.00008*[.$D115])+[.$I115]" office:value-type="float" office:value="34.34029">
            <text:p>34.34029</text:p>
          </table:table-cell>
          <table:table-cell/>
          <table:table-cell table:formula="of:=([.$B115]/4096)*1.5" office:value-type="float" office:value="0.0238037109375">
            <text:p>0.023804</text:p>
          </table:table-cell>
          <table:table-cell table:formula="of:=[.M115]/100000" office:value-type="float" office:value="0.000000238037109375">
            <text:p>0.0000002380</text:p>
          </table:table-cell>
          <table:table-cell table:formula="of:=0.625*1000000*[.$N115]*1000" office:value-type="float" office:value="148.773193359375">
            <text:p>148.773193</text:p>
          </table:table-cell>
          <table:table-cell table:formula="of:=0.769*100000*[.$N115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74">
            <text:p>6274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16]" office:value-type="float" office:value="22.4852">
            <text:p>22.4852</text:p>
          </table:table-cell>
          <table:table-cell/>
          <table:table-cell table:formula="of:=-0.0000028*[.$D116]*[.$D116]+0.0405*[.$D116]-4" office:value-type="float" office:value="34.5359872">
            <text:p>34.5359872</text:p>
          </table:table-cell>
          <table:table-cell/>
          <table:table-cell table:formula="of:=([.G116]-25)*(0.01+0.00008*[.$D116])+[.$I116]" office:value-type="float" office:value="34.304826784">
            <text:p>34.304826784</text:p>
          </table:table-cell>
          <table:table-cell/>
          <table:table-cell table:formula="of:=([.$B116]/4096)*1.5" office:value-type="float" office:value="0.0267333984375">
            <text:p>0.026733</text:p>
          </table:table-cell>
          <table:table-cell table:formula="of:=[.M116]/100000" office:value-type="float" office:value="0.000000267333984375">
            <text:p>0.0000002673</text:p>
          </table:table-cell>
          <table:table-cell table:formula="of:=0.625*1000000*[.$N116]*1000" office:value-type="float" office:value="167.083740234375">
            <text:p>167.083740</text:p>
          </table:table-cell>
          <table:table-cell table:formula="of:=0.769*100000*[.$N116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74">
            <text:p>6274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17]" office:value-type="float" office:value="22.4852">
            <text:p>22.4852</text:p>
          </table:table-cell>
          <table:table-cell/>
          <table:table-cell table:formula="of:=-0.0000028*[.$D117]*[.$D117]+0.0405*[.$D117]-4" office:value-type="float" office:value="34.5359872">
            <text:p>34.5359872</text:p>
          </table:table-cell>
          <table:table-cell/>
          <table:table-cell table:formula="of:=([.G117]-25)*(0.01+0.00008*[.$D117])+[.$I117]" office:value-type="float" office:value="34.304826784">
            <text:p>34.304826784</text:p>
          </table:table-cell>
          <table:table-cell/>
          <table:table-cell table:formula="of:=([.$B117]/4096)*1.5" office:value-type="float" office:value="0.02783203125">
            <text:p>0.027832</text:p>
          </table:table-cell>
          <table:table-cell table:formula="of:=[.M117]/100000" office:value-type="float" office:value="0.0000002783203125">
            <text:p>0.0000002783</text:p>
          </table:table-cell>
          <table:table-cell table:formula="of:=0.625*1000000*[.$N117]*1000" office:value-type="float" office:value="173.9501953125">
            <text:p>173.950195</text:p>
          </table:table-cell>
          <table:table-cell table:formula="of:=0.769*100000*[.$N11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75">
            <text:p>6275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18]" office:value-type="float" office:value="22.495">
            <text:p>22.495</text:p>
          </table:table-cell>
          <table:table-cell/>
          <table:table-cell table:formula="of:=-0.0000028*[.$D118]*[.$D118]+0.0405*[.$D118]-4" office:value-type="float" office:value="34.5359872">
            <text:p>34.5359872</text:p>
          </table:table-cell>
          <table:table-cell/>
          <table:table-cell table:formula="of:=([.G118]-25)*(0.01+0.00008*[.$D118])+[.$I118]" office:value-type="float" office:value="34.3057276">
            <text:p>34.3057276</text:p>
          </table:table-cell>
          <table:table-cell/>
          <table:table-cell table:formula="of:=([.$B118]/4096)*1.5" office:value-type="float" office:value="0.0274658203125">
            <text:p>0.027466</text:p>
          </table:table-cell>
          <table:table-cell table:formula="of:=[.M118]/100000" office:value-type="float" office:value="0.000000274658203125">
            <text:p>0.0000002747</text:p>
          </table:table-cell>
          <table:table-cell table:formula="of:=0.625*1000000*[.$N118]*1000" office:value-type="float" office:value="171.661376953125">
            <text:p>171.661377</text:p>
          </table:table-cell>
          <table:table-cell table:formula="of:=0.769*100000*[.$N11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76">
            <text:p>6276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19]" office:value-type="float" office:value="22.5048">
            <text:p>22.5048</text:p>
          </table:table-cell>
          <table:table-cell/>
          <table:table-cell table:formula="of:=-0.0000028*[.$D119]*[.$D119]+0.0405*[.$D119]-4" office:value-type="float" office:value="34.5359872">
            <text:p>34.5359872</text:p>
          </table:table-cell>
          <table:table-cell/>
          <table:table-cell table:formula="of:=([.G119]-25)*(0.01+0.00008*[.$D119])+[.$I119]" office:value-type="float" office:value="34.306628416">
            <text:p>34.306628416</text:p>
          </table:table-cell>
          <table:table-cell/>
          <table:table-cell table:formula="of:=([.$B119]/4096)*1.5" office:value-type="float" office:value="0.0245361328125">
            <text:p>0.024536</text:p>
          </table:table-cell>
          <table:table-cell table:formula="of:=[.M119]/100000" office:value-type="float" office:value="0.000000245361328125">
            <text:p>0.0000002454</text:p>
          </table:table-cell>
          <table:table-cell table:formula="of:=0.625*1000000*[.$N119]*1000" office:value-type="float" office:value="153.350830078125">
            <text:p>153.350830</text:p>
          </table:table-cell>
          <table:table-cell table:formula="of:=0.769*100000*[.$N11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6">
            <text:p>6276</text:p>
          </table:table-cell>
          <table:table-cell office:value-type="float" office:value="1023">
            <text:p>1023</text:p>
          </table:table-cell>
          <table:table-cell table:number-columns-repeated="2"/>
          <table:table-cell table:formula="of:=-39+0.0098*[.$C120]" office:value-type="float" office:value="22.5048">
            <text:p>22.5048</text:p>
          </table:table-cell>
          <table:table-cell/>
          <table:table-cell table:formula="of:=-0.0000028*[.$D120]*[.$D120]+0.0405*[.$D120]-4" office:value-type="float" office:value="34.5012188">
            <text:p>34.5012188</text:p>
          </table:table-cell>
          <table:table-cell/>
          <table:table-cell table:formula="of:=([.G120]-25)*(0.01+0.00008*[.$D120])+[.$I120]" office:value-type="float" office:value="34.272059632">
            <text:p>34.272059632</text:p>
          </table:table-cell>
          <table:table-cell/>
          <table:table-cell table:formula="of:=([.$B120]/4096)*1.5" office:value-type="float" office:value="0.027099609375">
            <text:p>0.027100</text:p>
          </table:table-cell>
          <table:table-cell table:formula="of:=[.M120]/100000" office:value-type="float" office:value="0.00000027099609375">
            <text:p>0.0000002710</text:p>
          </table:table-cell>
          <table:table-cell table:formula="of:=0.625*1000000*[.$N120]*1000" office:value-type="float" office:value="169.37255859375">
            <text:p>169.372559</text:p>
          </table:table-cell>
          <table:table-cell table:formula="of:=0.769*100000*[.$N12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75">
            <text:p>6275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21]" office:value-type="float" office:value="22.495">
            <text:p>22.495</text:p>
          </table:table-cell>
          <table:table-cell/>
          <table:table-cell table:formula="of:=-0.0000028*[.$D121]*[.$D121]+0.0405*[.$D121]-4" office:value-type="float" office:value="34.5359872">
            <text:p>34.5359872</text:p>
          </table:table-cell>
          <table:table-cell/>
          <table:table-cell table:formula="of:=([.G121]-25)*(0.01+0.00008*[.$D121])+[.$I121]" office:value-type="float" office:value="34.3057276">
            <text:p>34.3057276</text:p>
          </table:table-cell>
          <table:table-cell/>
          <table:table-cell table:formula="of:=([.$B121]/4096)*1.5" office:value-type="float" office:value="0.0234375">
            <text:p>0.023438</text:p>
          </table:table-cell>
          <table:table-cell table:formula="of:=[.M121]/100000" office:value-type="float" office:value="0.000000234375">
            <text:p>0.0000002344</text:p>
          </table:table-cell>
          <table:table-cell table:formula="of:=0.625*1000000*[.$N121]*1000" office:value-type="float" office:value="146.484375">
            <text:p>146.484375</text:p>
          </table:table-cell>
          <table:table-cell table:formula="of:=0.769*100000*[.$N12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75">
            <text:p>6275</text:p>
          </table:table-cell>
          <table:table-cell office:value-type="float" office:value="1024">
            <text:p>1024</text:p>
          </table:table-cell>
          <table:table-cell table:number-columns-repeated="2"/>
          <table:table-cell table:formula="of:=-39+0.0098*[.$C122]" office:value-type="float" office:value="22.495">
            <text:p>22.495</text:p>
          </table:table-cell>
          <table:table-cell/>
          <table:table-cell table:formula="of:=-0.0000028*[.$D122]*[.$D122]+0.0405*[.$D122]-4" office:value-type="float" office:value="34.5359872">
            <text:p>34.5359872</text:p>
          </table:table-cell>
          <table:table-cell/>
          <table:table-cell table:formula="of:=([.G122]-25)*(0.01+0.00008*[.$D122])+[.$I122]" office:value-type="float" office:value="34.3057276">
            <text:p>34.3057276</text:p>
          </table:table-cell>
          <table:table-cell/>
          <table:table-cell table:formula="of:=([.$B122]/4096)*1.5" office:value-type="float" office:value="0.024169921875">
            <text:p>0.024170</text:p>
          </table:table-cell>
          <table:table-cell table:formula="of:=[.M122]/100000" office:value-type="float" office:value="0.00000024169921875">
            <text:p>0.0000002417</text:p>
          </table:table-cell>
          <table:table-cell table:formula="of:=0.625*1000000*[.$N122]*1000" office:value-type="float" office:value="151.06201171875">
            <text:p>151.062012</text:p>
          </table:table-cell>
          <table:table-cell table:formula="of:=0.769*100000*[.$N122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78">
            <text:p>6278</text:p>
          </table:table-cell>
          <table:table-cell office:value-type="float" office:value="1020">
            <text:p>1020</text:p>
          </table:table-cell>
          <table:table-cell table:number-columns-repeated="2"/>
          <table:table-cell table:formula="of:=-39+0.0098*[.$C123]" office:value-type="float" office:value="22.5244">
            <text:p>22.5244</text:p>
          </table:table-cell>
          <table:table-cell/>
          <table:table-cell table:formula="of:=-0.0000028*[.$D123]*[.$D123]+0.0405*[.$D123]-4" office:value-type="float" office:value="34.39688">
            <text:p>34.39688</text:p>
          </table:table-cell>
          <table:table-cell/>
          <table:table-cell table:formula="of:=([.G123]-25)*(0.01+0.00008*[.$D123])+[.$I123]" office:value-type="float" office:value="34.17011504">
            <text:p>34.17011504</text:p>
          </table:table-cell>
          <table:table-cell/>
          <table:table-cell table:formula="of:=([.$B123]/4096)*1.5" office:value-type="float" office:value="0.0263671875">
            <text:p>0.026367</text:p>
          </table:table-cell>
          <table:table-cell table:formula="of:=[.M123]/100000" office:value-type="float" office:value="0.000000263671875">
            <text:p>0.0000002637</text:p>
          </table:table-cell>
          <table:table-cell table:formula="of:=0.625*1000000*[.$N123]*1000" office:value-type="float" office:value="164.794921875">
            <text:p>164.794922</text:p>
          </table:table-cell>
          <table:table-cell table:formula="of:=0.769*100000*[.$N123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76">
            <text:p>6276</text:p>
          </table:table-cell>
          <table:table-cell office:value-type="float" office:value="1022">
            <text:p>1022</text:p>
          </table:table-cell>
          <table:table-cell table:number-columns-repeated="2"/>
          <table:table-cell table:formula="of:=-39+0.0098*[.$C124]" office:value-type="float" office:value="22.5048">
            <text:p>22.5048</text:p>
          </table:table-cell>
          <table:table-cell/>
          <table:table-cell table:formula="of:=-0.0000028*[.$D124]*[.$D124]+0.0405*[.$D124]-4" office:value-type="float" office:value="34.4664448">
            <text:p>34.4664448</text:p>
          </table:table-cell>
          <table:table-cell/>
          <table:table-cell table:formula="of:=([.G124]-25)*(0.01+0.00008*[.$D124])+[.$I124]" office:value-type="float" office:value="34.237485248">
            <text:p>34.237485248</text:p>
          </table:table-cell>
          <table:table-cell/>
          <table:table-cell table:formula="of:=([.$B124]/4096)*1.5" office:value-type="float" office:value="0.0245361328125">
            <text:p>0.024536</text:p>
          </table:table-cell>
          <table:table-cell table:formula="of:=[.M124]/100000" office:value-type="float" office:value="0.000000245361328125">
            <text:p>0.0000002454</text:p>
          </table:table-cell>
          <table:table-cell table:formula="of:=0.625*1000000*[.$N124]*1000" office:value-type="float" office:value="153.350830078125">
            <text:p>153.350830</text:p>
          </table:table-cell>
          <table:table-cell table:formula="of:=0.769*100000*[.$N12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76">
            <text:p>6276</text:p>
          </table:table-cell>
          <table:table-cell office:value-type="float" office:value="1022">
            <text:p>1022</text:p>
          </table:table-cell>
          <table:table-cell table:number-columns-repeated="2"/>
          <table:table-cell table:formula="of:=-39+0.0098*[.$C125]" office:value-type="float" office:value="22.5048">
            <text:p>22.5048</text:p>
          </table:table-cell>
          <table:table-cell/>
          <table:table-cell table:formula="of:=-0.0000028*[.$D125]*[.$D125]+0.0405*[.$D125]-4" office:value-type="float" office:value="34.4664448">
            <text:p>34.4664448</text:p>
          </table:table-cell>
          <table:table-cell/>
          <table:table-cell table:formula="of:=([.G125]-25)*(0.01+0.00008*[.$D125])+[.$I125]" office:value-type="float" office:value="34.237485248">
            <text:p>34.237485248</text:p>
          </table:table-cell>
          <table:table-cell/>
          <table:table-cell table:formula="of:=([.$B125]/4096)*1.5" office:value-type="float" office:value="0.0245361328125">
            <text:p>0.024536</text:p>
          </table:table-cell>
          <table:table-cell table:formula="of:=[.M125]/100000" office:value-type="float" office:value="0.000000245361328125">
            <text:p>0.0000002454</text:p>
          </table:table-cell>
          <table:table-cell table:formula="of:=0.625*1000000*[.$N125]*1000" office:value-type="float" office:value="153.350830078125">
            <text:p>153.350830</text:p>
          </table:table-cell>
          <table:table-cell table:formula="of:=0.769*100000*[.$N125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77">
            <text:p>6277</text:p>
          </table:table-cell>
          <table:table-cell office:value-type="float" office:value="1021">
            <text:p>1021</text:p>
          </table:table-cell>
          <table:table-cell table:number-columns-repeated="2"/>
          <table:table-cell table:formula="of:=-39+0.0098*[.$C126]" office:value-type="float" office:value="22.5146">
            <text:p>22.5146</text:p>
          </table:table-cell>
          <table:table-cell/>
          <table:table-cell table:formula="of:=-0.0000028*[.$D126]*[.$D126]+0.0405*[.$D126]-4" office:value-type="float" office:value="34.4316652">
            <text:p>34.4316652</text:p>
          </table:table-cell>
          <table:table-cell/>
          <table:table-cell table:formula="of:=([.G126]-25)*(0.01+0.00008*[.$D126])+[.$I126]" office:value-type="float" office:value="34.203803728">
            <text:p>34.203803728</text:p>
          </table:table-cell>
          <table:table-cell/>
          <table:table-cell table:formula="of:=([.$B126]/4096)*1.5" office:value-type="float" office:value="0.028564453125">
            <text:p>0.028564</text:p>
          </table:table-cell>
          <table:table-cell table:formula="of:=[.M126]/100000" office:value-type="float" office:value="0.00000028564453125">
            <text:p>0.0000002856</text:p>
          </table:table-cell>
          <table:table-cell table:formula="of:=0.625*1000000*[.$N126]*1000" office:value-type="float" office:value="178.52783203125">
            <text:p>178.527832</text:p>
          </table:table-cell>
          <table:table-cell table:formula="of:=0.769*100000*[.$N126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77">
            <text:p>6277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27]" office:value-type="float" office:value="22.5146">
            <text:p>22.5146</text:p>
          </table:table-cell>
          <table:table-cell/>
          <table:table-cell table:formula="of:=-0.0000028*[.$D127]*[.$D127]+0.0405*[.$D127]-4" office:value-type="float" office:value="34.3272928">
            <text:p>34.3272928</text:p>
          </table:table-cell>
          <table:table-cell/>
          <table:table-cell table:formula="of:=([.G127]-25)*(0.01+0.00008*[.$D127])+[.$I127]" office:value-type="float" office:value="34.100027824">
            <text:p>34.100027824</text:p>
          </table:table-cell>
          <table:table-cell/>
          <table:table-cell table:formula="of:=([.$B127]/4096)*1.5" office:value-type="float" office:value="0.025634765625">
            <text:p>0.025635</text:p>
          </table:table-cell>
          <table:table-cell table:formula="of:=[.M127]/100000" office:value-type="float" office:value="0.00000025634765625">
            <text:p>0.0000002563</text:p>
          </table:table-cell>
          <table:table-cell table:formula="of:=0.625*1000000*[.$N127]*1000" office:value-type="float" office:value="160.21728515625">
            <text:p>160.217285</text:p>
          </table:table-cell>
          <table:table-cell table:formula="of:=0.769*100000*[.$N127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78">
            <text:p>6278</text:p>
          </table:table-cell>
          <table:table-cell office:value-type="float" office:value="1019">
            <text:p>1019</text:p>
          </table:table-cell>
          <table:table-cell table:number-columns-repeated="2"/>
          <table:table-cell table:formula="of:=-39+0.0098*[.$C128]" office:value-type="float" office:value="22.5244">
            <text:p>22.5244</text:p>
          </table:table-cell>
          <table:table-cell/>
          <table:table-cell table:formula="of:=-0.0000028*[.$D128]*[.$D128]+0.0405*[.$D128]-4" office:value-type="float" office:value="34.3620892">
            <text:p>34.3620892</text:p>
          </table:table-cell>
          <table:table-cell/>
          <table:table-cell table:formula="of:=([.G128]-25)*(0.01+0.00008*[.$D128])+[.$I128]" office:value-type="float" office:value="34.135522288">
            <text:p>34.135522288</text:p>
          </table:table-cell>
          <table:table-cell/>
          <table:table-cell table:formula="of:=([.$B128]/4096)*1.5" office:value-type="float" office:value="0.025634765625">
            <text:p>0.025635</text:p>
          </table:table-cell>
          <table:table-cell table:formula="of:=[.M128]/100000" office:value-type="float" office:value="0.00000025634765625">
            <text:p>0.0000002563</text:p>
          </table:table-cell>
          <table:table-cell table:formula="of:=0.625*1000000*[.$N128]*1000" office:value-type="float" office:value="160.21728515625">
            <text:p>160.217285</text:p>
          </table:table-cell>
          <table:table-cell table:formula="of:=0.769*100000*[.$N128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77">
            <text:p>6277</text:p>
          </table:table-cell>
          <table:table-cell office:value-type="float" office:value="1021">
            <text:p>1021</text:p>
          </table:table-cell>
          <table:table-cell table:number-columns-repeated="2"/>
          <table:table-cell table:formula="of:=-39+0.0098*[.$C129]" office:value-type="float" office:value="22.5146">
            <text:p>22.5146</text:p>
          </table:table-cell>
          <table:table-cell/>
          <table:table-cell table:formula="of:=-0.0000028*[.$D129]*[.$D129]+0.0405*[.$D129]-4" office:value-type="float" office:value="34.4316652">
            <text:p>34.4316652</text:p>
          </table:table-cell>
          <table:table-cell/>
          <table:table-cell table:formula="of:=([.G129]-25)*(0.01+0.00008*[.$D129])+[.$I129]" office:value-type="float" office:value="34.203803728">
            <text:p>34.203803728</text:p>
          </table:table-cell>
          <table:table-cell/>
          <table:table-cell table:formula="of:=([.$B129]/4096)*1.5" office:value-type="float" office:value="0.0274658203125">
            <text:p>0.027466</text:p>
          </table:table-cell>
          <table:table-cell table:formula="of:=[.M129]/100000" office:value-type="float" office:value="0.000000274658203125">
            <text:p>0.0000002747</text:p>
          </table:table-cell>
          <table:table-cell table:formula="of:=0.625*1000000*[.$N129]*1000" office:value-type="float" office:value="171.661376953125">
            <text:p>171.661377</text:p>
          </table:table-cell>
          <table:table-cell table:formula="of:=0.769*100000*[.$N12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79">
            <text:p>6279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30]" office:value-type="float" office:value="22.5342">
            <text:p>22.5342</text:p>
          </table:table-cell>
          <table:table-cell/>
          <table:table-cell table:formula="of:=-0.0000028*[.$D130]*[.$D130]+0.0405*[.$D130]-4" office:value-type="float" office:value="34.3272928">
            <text:p>34.3272928</text:p>
          </table:table-cell>
          <table:table-cell/>
          <table:table-cell table:formula="of:=([.G130]-25)*(0.01+0.00008*[.$D130])+[.$I130]" office:value-type="float" office:value="34.101820048">
            <text:p>34.101820048</text:p>
          </table:table-cell>
          <table:table-cell/>
          <table:table-cell table:formula="of:=([.$B130]/4096)*1.5" office:value-type="float" office:value="0.0274658203125">
            <text:p>0.027466</text:p>
          </table:table-cell>
          <table:table-cell table:formula="of:=[.M130]/100000" office:value-type="float" office:value="0.000000274658203125">
            <text:p>0.0000002747</text:p>
          </table:table-cell>
          <table:table-cell table:formula="of:=0.625*1000000*[.$N130]*1000" office:value-type="float" office:value="171.661376953125">
            <text:p>171.661377</text:p>
          </table:table-cell>
          <table:table-cell table:formula="of:=0.769*100000*[.$N13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82">
            <text:p>6282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31]" office:value-type="float" office:value="22.5636">
            <text:p>22.5636</text:p>
          </table:table-cell>
          <table:table-cell/>
          <table:table-cell table:formula="of:=-0.0000028*[.$D131]*[.$D131]+0.0405*[.$D131]-4" office:value-type="float" office:value="34.3272928">
            <text:p>34.3272928</text:p>
          </table:table-cell>
          <table:table-cell/>
          <table:table-cell table:formula="of:=([.G131]-25)*(0.01+0.00008*[.$D131])+[.$I131]" office:value-type="float" office:value="34.104508384">
            <text:p>34.104508384</text:p>
          </table:table-cell>
          <table:table-cell/>
          <table:table-cell table:formula="of:=([.$B131]/4096)*1.5" office:value-type="float" office:value="0.02783203125">
            <text:p>0.027832</text:p>
          </table:table-cell>
          <table:table-cell table:formula="of:=[.M131]/100000" office:value-type="float" office:value="0.0000002783203125">
            <text:p>0.0000002783</text:p>
          </table:table-cell>
          <table:table-cell table:formula="of:=0.625*1000000*[.$N131]*1000" office:value-type="float" office:value="173.9501953125">
            <text:p>173.950195</text:p>
          </table:table-cell>
          <table:table-cell table:formula="of:=0.769*100000*[.$N13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6">
            <text:p>6276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32]" office:value-type="float" office:value="22.5048">
            <text:p>22.5048</text:p>
          </table:table-cell>
          <table:table-cell/>
          <table:table-cell table:formula="of:=-0.0000028*[.$D132]*[.$D132]+0.0405*[.$D132]-4" office:value-type="float" office:value="34.3272928">
            <text:p>34.3272928</text:p>
          </table:table-cell>
          <table:table-cell/>
          <table:table-cell table:formula="of:=([.G132]-25)*(0.01+0.00008*[.$D132])+[.$I132]" office:value-type="float" office:value="34.099131712">
            <text:p>34.099131712</text:p>
          </table:table-cell>
          <table:table-cell/>
          <table:table-cell table:formula="of:=([.$B132]/4096)*1.5" office:value-type="float" office:value="0.027099609375">
            <text:p>0.027100</text:p>
          </table:table-cell>
          <table:table-cell table:formula="of:=[.M132]/100000" office:value-type="float" office:value="0.00000027099609375">
            <text:p>0.0000002710</text:p>
          </table:table-cell>
          <table:table-cell table:formula="of:=0.625*1000000*[.$N132]*1000" office:value-type="float" office:value="169.37255859375">
            <text:p>169.372559</text:p>
          </table:table-cell>
          <table:table-cell table:formula="of:=0.769*100000*[.$N13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77">
            <text:p>6277</text:p>
          </table:table-cell>
          <table:table-cell office:value-type="float" office:value="1019">
            <text:p>1019</text:p>
          </table:table-cell>
          <table:table-cell table:number-columns-repeated="2"/>
          <table:table-cell table:formula="of:=-39+0.0098*[.$C133]" office:value-type="float" office:value="22.5146">
            <text:p>22.5146</text:p>
          </table:table-cell>
          <table:table-cell/>
          <table:table-cell table:formula="of:=-0.0000028*[.$D133]*[.$D133]+0.0405*[.$D133]-4" office:value-type="float" office:value="34.3620892">
            <text:p>34.3620892</text:p>
          </table:table-cell>
          <table:table-cell/>
          <table:table-cell table:formula="of:=([.G133]-25)*(0.01+0.00008*[.$D133])+[.$I133]" office:value-type="float" office:value="34.134625392">
            <text:p>34.134625392</text:p>
          </table:table-cell>
          <table:table-cell/>
          <table:table-cell table:formula="of:=([.$B133]/4096)*1.5" office:value-type="float" office:value="0.0281982421875">
            <text:p>0.028198</text:p>
          </table:table-cell>
          <table:table-cell table:formula="of:=[.M133]/100000" office:value-type="float" office:value="0.000000281982421875">
            <text:p>0.0000002820</text:p>
          </table:table-cell>
          <table:table-cell table:formula="of:=0.625*1000000*[.$N133]*1000" office:value-type="float" office:value="176.239013671875">
            <text:p>176.239014</text:p>
          </table:table-cell>
          <table:table-cell table:formula="of:=0.769*100000*[.$N13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75">
            <text:p>6275</text:p>
          </table:table-cell>
          <table:table-cell office:value-type="float" office:value="1022">
            <text:p>1022</text:p>
          </table:table-cell>
          <table:table-cell table:number-columns-repeated="2"/>
          <table:table-cell table:formula="of:=-39+0.0098*[.$C134]" office:value-type="float" office:value="22.495">
            <text:p>22.495</text:p>
          </table:table-cell>
          <table:table-cell/>
          <table:table-cell table:formula="of:=-0.0000028*[.$D134]*[.$D134]+0.0405*[.$D134]-4" office:value-type="float" office:value="34.4664448">
            <text:p>34.4664448</text:p>
          </table:table-cell>
          <table:table-cell/>
          <table:table-cell table:formula="of:=([.G134]-25)*(0.01+0.00008*[.$D134])+[.$I134]" office:value-type="float" office:value="34.236586">
            <text:p>34.236586</text:p>
          </table:table-cell>
          <table:table-cell/>
          <table:table-cell table:formula="of:=([.$B134]/4096)*1.5" office:value-type="float" office:value="0.0252685546875">
            <text:p>0.025269</text:p>
          </table:table-cell>
          <table:table-cell table:formula="of:=[.M134]/100000" office:value-type="float" office:value="0.000000252685546875">
            <text:p>0.0000002527</text:p>
          </table:table-cell>
          <table:table-cell table:formula="of:=0.625*1000000*[.$N134]*1000" office:value-type="float" office:value="157.928466796875">
            <text:p>157.928467</text:p>
          </table:table-cell>
          <table:table-cell table:formula="of:=0.769*100000*[.$N13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75">
            <text:p>6275</text:p>
          </table:table-cell>
          <table:table-cell office:value-type="float" office:value="1020">
            <text:p>1020</text:p>
          </table:table-cell>
          <table:table-cell table:number-columns-repeated="2"/>
          <table:table-cell table:formula="of:=-39+0.0098*[.$C135]" office:value-type="float" office:value="22.495">
            <text:p>22.495</text:p>
          </table:table-cell>
          <table:table-cell/>
          <table:table-cell table:formula="of:=-0.0000028*[.$D135]*[.$D135]+0.0405*[.$D135]-4" office:value-type="float" office:value="34.39688">
            <text:p>34.39688</text:p>
          </table:table-cell>
          <table:table-cell/>
          <table:table-cell table:formula="of:=([.G135]-25)*(0.01+0.00008*[.$D135])+[.$I135]" office:value-type="float" office:value="34.167422">
            <text:p>34.167422</text:p>
          </table:table-cell>
          <table:table-cell/>
          <table:table-cell table:formula="of:=([.$B135]/4096)*1.5" office:value-type="float" office:value="0.0245361328125">
            <text:p>0.024536</text:p>
          </table:table-cell>
          <table:table-cell table:formula="of:=[.M135]/100000" office:value-type="float" office:value="0.000000245361328125">
            <text:p>0.0000002454</text:p>
          </table:table-cell>
          <table:table-cell table:formula="of:=0.625*1000000*[.$N135]*1000" office:value-type="float" office:value="153.350830078125">
            <text:p>153.350830</text:p>
          </table:table-cell>
          <table:table-cell table:formula="of:=0.769*100000*[.$N135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74">
            <text:p>6274</text:p>
          </table:table-cell>
          <table:table-cell office:value-type="float" office:value="1020">
            <text:p>1020</text:p>
          </table:table-cell>
          <table:table-cell table:number-columns-repeated="2"/>
          <table:table-cell table:formula="of:=-39+0.0098*[.$C136]" office:value-type="float" office:value="22.4852">
            <text:p>22.4852</text:p>
          </table:table-cell>
          <table:table-cell/>
          <table:table-cell table:formula="of:=-0.0000028*[.$D136]*[.$D136]+0.0405*[.$D136]-4" office:value-type="float" office:value="34.39688">
            <text:p>34.39688</text:p>
          </table:table-cell>
          <table:table-cell/>
          <table:table-cell table:formula="of:=([.G136]-25)*(0.01+0.00008*[.$D136])+[.$I136]" office:value-type="float" office:value="34.16652432">
            <text:p>34.16652432</text:p>
          </table:table-cell>
          <table:table-cell/>
          <table:table-cell table:formula="of:=([.$B136]/4096)*1.5" office:value-type="float" office:value="0.0281982421875">
            <text:p>0.028198</text:p>
          </table:table-cell>
          <table:table-cell table:formula="of:=[.M136]/100000" office:value-type="float" office:value="0.000000281982421875">
            <text:p>0.0000002820</text:p>
          </table:table-cell>
          <table:table-cell table:formula="of:=0.625*1000000*[.$N136]*1000" office:value-type="float" office:value="176.239013671875">
            <text:p>176.239014</text:p>
          </table:table-cell>
          <table:table-cell table:formula="of:=0.769*100000*[.$N13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272">
            <text:p>6272</text:p>
          </table:table-cell>
          <table:table-cell office:value-type="float" office:value="1019">
            <text:p>1019</text:p>
          </table:table-cell>
          <table:table-cell table:number-columns-repeated="2"/>
          <table:table-cell table:formula="of:=-39+0.0098*[.$C137]" office:value-type="float" office:value="22.4656">
            <text:p>22.4656</text:p>
          </table:table-cell>
          <table:table-cell/>
          <table:table-cell table:formula="of:=-0.0000028*[.$D137]*[.$D137]+0.0405*[.$D137]-4" office:value-type="float" office:value="34.3620892">
            <text:p>34.3620892</text:p>
          </table:table-cell>
          <table:table-cell/>
          <table:table-cell table:formula="of:=([.G137]-25)*(0.01+0.00008*[.$D137])+[.$I137]" office:value-type="float" office:value="34.130140912">
            <text:p>34.130140912</text:p>
          </table:table-cell>
          <table:table-cell/>
          <table:table-cell table:formula="of:=([.$B137]/4096)*1.5" office:value-type="float" office:value="0.029296875">
            <text:p>0.029297</text:p>
          </table:table-cell>
          <table:table-cell table:formula="of:=[.M137]/100000" office:value-type="float" office:value="0.00000029296875">
            <text:p>0.0000002930</text:p>
          </table:table-cell>
          <table:table-cell table:formula="of:=0.625*1000000*[.$N137]*1000" office:value-type="float" office:value="183.10546875">
            <text:p>183.105469</text:p>
          </table:table-cell>
          <table:table-cell table:formula="of:=0.769*100000*[.$N137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73">
            <text:p>6273</text:p>
          </table:table-cell>
          <table:table-cell office:value-type="float" office:value="1019">
            <text:p>1019</text:p>
          </table:table-cell>
          <table:table-cell table:number-columns-repeated="2"/>
          <table:table-cell table:formula="of:=-39+0.0098*[.$C138]" office:value-type="float" office:value="22.4754">
            <text:p>22.4754</text:p>
          </table:table-cell>
          <table:table-cell/>
          <table:table-cell table:formula="of:=-0.0000028*[.$D138]*[.$D138]+0.0405*[.$D138]-4" office:value-type="float" office:value="34.3620892">
            <text:p>34.3620892</text:p>
          </table:table-cell>
          <table:table-cell/>
          <table:table-cell table:formula="of:=([.G138]-25)*(0.01+0.00008*[.$D138])+[.$I138]" office:value-type="float" office:value="34.131037808">
            <text:p>34.131037808</text:p>
          </table:table-cell>
          <table:table-cell/>
          <table:table-cell table:formula="of:=([.$B138]/4096)*1.5" office:value-type="float" office:value="0.02490234375">
            <text:p>0.024902</text:p>
          </table:table-cell>
          <table:table-cell table:formula="of:=[.M138]/100000" office:value-type="float" office:value="0.0000002490234375">
            <text:p>0.0000002490</text:p>
          </table:table-cell>
          <table:table-cell table:formula="of:=0.625*1000000*[.$N138]*1000" office:value-type="float" office:value="155.6396484375">
            <text:p>155.639648</text:p>
          </table:table-cell>
          <table:table-cell table:formula="of:=0.769*100000*[.$N13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73">
            <text:p>6273</text:p>
          </table:table-cell>
          <table:table-cell office:value-type="float" office:value="1019">
            <text:p>1019</text:p>
          </table:table-cell>
          <table:table-cell table:number-columns-repeated="2"/>
          <table:table-cell table:formula="of:=-39+0.0098*[.$C139]" office:value-type="float" office:value="22.4754">
            <text:p>22.4754</text:p>
          </table:table-cell>
          <table:table-cell/>
          <table:table-cell table:formula="of:=-0.0000028*[.$D139]*[.$D139]+0.0405*[.$D139]-4" office:value-type="float" office:value="34.3620892">
            <text:p>34.3620892</text:p>
          </table:table-cell>
          <table:table-cell/>
          <table:table-cell table:formula="of:=([.G139]-25)*(0.01+0.00008*[.$D139])+[.$I139]" office:value-type="float" office:value="34.131037808">
            <text:p>34.131037808</text:p>
          </table:table-cell>
          <table:table-cell/>
          <table:table-cell table:formula="of:=([.$B139]/4096)*1.5" office:value-type="float" office:value="0.0267333984375">
            <text:p>0.026733</text:p>
          </table:table-cell>
          <table:table-cell table:formula="of:=[.M139]/100000" office:value-type="float" office:value="0.000000267333984375">
            <text:p>0.0000002673</text:p>
          </table:table-cell>
          <table:table-cell table:formula="of:=0.625*1000000*[.$N139]*1000" office:value-type="float" office:value="167.083740234375">
            <text:p>167.083740</text:p>
          </table:table-cell>
          <table:table-cell table:formula="of:=0.769*100000*[.$N139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72">
            <text:p>6272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40]" office:value-type="float" office:value="22.4656">
            <text:p>22.4656</text:p>
          </table:table-cell>
          <table:table-cell/>
          <table:table-cell table:formula="of:=-0.0000028*[.$D140]*[.$D140]+0.0405*[.$D140]-4" office:value-type="float" office:value="34.3272928">
            <text:p>34.3272928</text:p>
          </table:table-cell>
          <table:table-cell/>
          <table:table-cell table:formula="of:=([.G140]-25)*(0.01+0.00008*[.$D140])+[.$I140]" office:value-type="float" office:value="34.095547264">
            <text:p>34.095547264</text:p>
          </table:table-cell>
          <table:table-cell/>
          <table:table-cell table:formula="of:=([.$B140]/4096)*1.5" office:value-type="float" office:value="0.0267333984375">
            <text:p>0.026733</text:p>
          </table:table-cell>
          <table:table-cell table:formula="of:=[.M140]/100000" office:value-type="float" office:value="0.000000267333984375">
            <text:p>0.0000002673</text:p>
          </table:table-cell>
          <table:table-cell table:formula="of:=0.625*1000000*[.$N140]*1000" office:value-type="float" office:value="167.083740234375">
            <text:p>167.083740</text:p>
          </table:table-cell>
          <table:table-cell table:formula="of:=0.769*100000*[.$N140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72">
            <text:p>6272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41]" office:value-type="float" office:value="22.4656">
            <text:p>22.4656</text:p>
          </table:table-cell>
          <table:table-cell/>
          <table:table-cell table:formula="of:=-0.0000028*[.$D141]*[.$D141]+0.0405*[.$D141]-4" office:value-type="float" office:value="34.3272928">
            <text:p>34.3272928</text:p>
          </table:table-cell>
          <table:table-cell/>
          <table:table-cell table:formula="of:=([.G141]-25)*(0.01+0.00008*[.$D141])+[.$I141]" office:value-type="float" office:value="34.095547264">
            <text:p>34.095547264</text:p>
          </table:table-cell>
          <table:table-cell/>
          <table:table-cell table:formula="of:=([.$B141]/4096)*1.5" office:value-type="float" office:value="0.024169921875">
            <text:p>0.024170</text:p>
          </table:table-cell>
          <table:table-cell table:formula="of:=[.M141]/100000" office:value-type="float" office:value="0.00000024169921875">
            <text:p>0.0000002417</text:p>
          </table:table-cell>
          <table:table-cell table:formula="of:=0.625*1000000*[.$N141]*1000" office:value-type="float" office:value="151.06201171875">
            <text:p>151.062012</text:p>
          </table:table-cell>
          <table:table-cell table:formula="of:=0.769*100000*[.$N141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75">
            <text:p>6275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42]" office:value-type="float" office:value="22.495">
            <text:p>22.495</text:p>
          </table:table-cell>
          <table:table-cell/>
          <table:table-cell table:formula="of:=-0.0000028*[.$D142]*[.$D142]+0.0405*[.$D142]-4" office:value-type="float" office:value="34.2576832">
            <text:p>34.2576832</text:p>
          </table:table-cell>
          <table:table-cell/>
          <table:table-cell table:formula="of:=([.G142]-25)*(0.01+0.00008*[.$D142])+[.$I142]" office:value-type="float" office:value="34.0290268">
            <text:p>34.0290268</text:p>
          </table:table-cell>
          <table:table-cell/>
          <table:table-cell table:formula="of:=([.$B142]/4096)*1.5" office:value-type="float" office:value="0.02783203125">
            <text:p>0.027832</text:p>
          </table:table-cell>
          <table:table-cell table:formula="of:=[.M142]/100000" office:value-type="float" office:value="0.0000002783203125">
            <text:p>0.0000002783</text:p>
          </table:table-cell>
          <table:table-cell table:formula="of:=0.625*1000000*[.$N142]*1000" office:value-type="float" office:value="173.9501953125">
            <text:p>173.950195</text:p>
          </table:table-cell>
          <table:table-cell table:formula="of:=0.769*100000*[.$N142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1">
            <text:p>6271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43]" office:value-type="float" office:value="22.4558">
            <text:p>22.4558</text:p>
          </table:table-cell>
          <table:table-cell/>
          <table:table-cell table:formula="of:=-0.0000028*[.$D143]*[.$D143]+0.0405*[.$D143]-4" office:value-type="float" office:value="34.3272928">
            <text:p>34.3272928</text:p>
          </table:table-cell>
          <table:table-cell/>
          <table:table-cell table:formula="of:=([.G143]-25)*(0.01+0.00008*[.$D143])+[.$I143]" office:value-type="float" office:value="34.094651152">
            <text:p>34.094651152</text:p>
          </table:table-cell>
          <table:table-cell/>
          <table:table-cell table:formula="of:=([.$B143]/4096)*1.5" office:value-type="float" office:value="0.027099609375">
            <text:p>0.027100</text:p>
          </table:table-cell>
          <table:table-cell table:formula="of:=[.M143]/100000" office:value-type="float" office:value="0.00000027099609375">
            <text:p>0.0000002710</text:p>
          </table:table-cell>
          <table:table-cell table:formula="of:=0.625*1000000*[.$N143]*1000" office:value-type="float" office:value="169.37255859375">
            <text:p>169.372559</text:p>
          </table:table-cell>
          <table:table-cell table:formula="of:=0.769*100000*[.$N14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1">
            <text:p>6271</text:p>
          </table:table-cell>
          <table:table-cell office:value-type="float" office:value="1017">
            <text:p>1017</text:p>
          </table:table-cell>
          <table:table-cell table:number-columns-repeated="2"/>
          <table:table-cell table:formula="of:=-39+0.0098*[.$C144]" office:value-type="float" office:value="22.4558">
            <text:p>22.4558</text:p>
          </table:table-cell>
          <table:table-cell/>
          <table:table-cell table:formula="of:=-0.0000028*[.$D144]*[.$D144]+0.0405*[.$D144]-4" office:value-type="float" office:value="34.2924908">
            <text:p>34.2924908</text:p>
          </table:table-cell>
          <table:table-cell/>
          <table:table-cell table:formula="of:=([.G144]-25)*(0.01+0.00008*[.$D144])+[.$I144]" office:value-type="float" office:value="34.060052688">
            <text:p>34.060052688</text:p>
          </table:table-cell>
          <table:table-cell/>
          <table:table-cell table:formula="of:=([.$B144]/4096)*1.5" office:value-type="float" office:value="0.0238037109375">
            <text:p>0.023804</text:p>
          </table:table-cell>
          <table:table-cell table:formula="of:=[.M144]/100000" office:value-type="float" office:value="0.000000238037109375">
            <text:p>0.0000002380</text:p>
          </table:table-cell>
          <table:table-cell table:formula="of:=0.625*1000000*[.$N144]*1000" office:value-type="float" office:value="148.773193359375">
            <text:p>148.773193</text:p>
          </table:table-cell>
          <table:table-cell table:formula="of:=0.769*100000*[.$N144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74">
            <text:p>6274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45]" office:value-type="float" office:value="22.4852">
            <text:p>22.4852</text:p>
          </table:table-cell>
          <table:table-cell/>
          <table:table-cell table:formula="of:=-0.0000028*[.$D145]*[.$D145]+0.0405*[.$D145]-4" office:value-type="float" office:value="34.2576832">
            <text:p>34.2576832</text:p>
          </table:table-cell>
          <table:table-cell/>
          <table:table-cell table:formula="of:=([.G145]-25)*(0.01+0.00008*[.$D145])+[.$I145]" office:value-type="float" office:value="34.028132256">
            <text:p>34.028132256</text:p>
          </table:table-cell>
          <table:table-cell/>
          <table:table-cell table:formula="of:=([.$B145]/4096)*1.5" office:value-type="float" office:value="0.024169921875">
            <text:p>0.024170</text:p>
          </table:table-cell>
          <table:table-cell table:formula="of:=[.M145]/100000" office:value-type="float" office:value="0.00000024169921875">
            <text:p>0.0000002417</text:p>
          </table:table-cell>
          <table:table-cell table:formula="of:=0.625*1000000*[.$N145]*1000" office:value-type="float" office:value="151.06201171875">
            <text:p>151.062012</text:p>
          </table:table-cell>
          <table:table-cell table:formula="of:=0.769*100000*[.$N14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2">
            <text:p>6272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46]" office:value-type="float" office:value="22.4656">
            <text:p>22.4656</text:p>
          </table:table-cell>
          <table:table-cell/>
          <table:table-cell table:formula="of:=-0.0000028*[.$D146]*[.$D146]+0.0405*[.$D146]-4" office:value-type="float" office:value="34.2576832">
            <text:p>34.2576832</text:p>
          </table:table-cell>
          <table:table-cell/>
          <table:table-cell table:formula="of:=([.G146]-25)*(0.01+0.00008*[.$D146])+[.$I146]" office:value-type="float" office:value="34.026343168">
            <text:p>34.026343168</text:p>
          </table:table-cell>
          <table:table-cell/>
          <table:table-cell table:formula="of:=([.$B146]/4096)*1.5" office:value-type="float" office:value="0.0238037109375">
            <text:p>0.023804</text:p>
          </table:table-cell>
          <table:table-cell table:formula="of:=[.M146]/100000" office:value-type="float" office:value="0.000000238037109375">
            <text:p>0.0000002380</text:p>
          </table:table-cell>
          <table:table-cell table:formula="of:=0.625*1000000*[.$N146]*1000" office:value-type="float" office:value="148.773193359375">
            <text:p>148.773193</text:p>
          </table:table-cell>
          <table:table-cell table:formula="of:=0.769*100000*[.$N146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1">
            <text:p>6271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47]" office:value-type="float" office:value="22.4558">
            <text:p>22.4558</text:p>
          </table:table-cell>
          <table:table-cell/>
          <table:table-cell table:formula="of:=-0.0000028*[.$D147]*[.$D147]+0.0405*[.$D147]-4" office:value-type="float" office:value="34.3272928">
            <text:p>34.3272928</text:p>
          </table:table-cell>
          <table:table-cell/>
          <table:table-cell table:formula="of:=([.G147]-25)*(0.01+0.00008*[.$D147])+[.$I147]" office:value-type="float" office:value="34.094651152">
            <text:p>34.094651152</text:p>
          </table:table-cell>
          <table:table-cell/>
          <table:table-cell table:formula="of:=([.$B147]/4096)*1.5" office:value-type="float" office:value="0.0238037109375">
            <text:p>0.023804</text:p>
          </table:table-cell>
          <table:table-cell table:formula="of:=[.M147]/100000" office:value-type="float" office:value="0.000000238037109375">
            <text:p>0.0000002380</text:p>
          </table:table-cell>
          <table:table-cell table:formula="of:=0.625*1000000*[.$N147]*1000" office:value-type="float" office:value="148.773193359375">
            <text:p>148.773193</text:p>
          </table:table-cell>
          <table:table-cell table:formula="of:=0.769*100000*[.$N147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73">
            <text:p>6273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48]" office:value-type="float" office:value="22.4754">
            <text:p>22.4754</text:p>
          </table:table-cell>
          <table:table-cell/>
          <table:table-cell table:formula="of:=-0.0000028*[.$D148]*[.$D148]+0.0405*[.$D148]-4" office:value-type="float" office:value="34.2576832">
            <text:p>34.2576832</text:p>
          </table:table-cell>
          <table:table-cell/>
          <table:table-cell table:formula="of:=([.G148]-25)*(0.01+0.00008*[.$D148])+[.$I148]" office:value-type="float" office:value="34.027237712">
            <text:p>34.027237712</text:p>
          </table:table-cell>
          <table:table-cell/>
          <table:table-cell table:formula="of:=([.$B148]/4096)*1.5" office:value-type="float" office:value="0.02783203125">
            <text:p>0.027832</text:p>
          </table:table-cell>
          <table:table-cell table:formula="of:=[.M148]/100000" office:value-type="float" office:value="0.0000002783203125">
            <text:p>0.0000002783</text:p>
          </table:table-cell>
          <table:table-cell table:formula="of:=0.625*1000000*[.$N148]*1000" office:value-type="float" office:value="173.9501953125">
            <text:p>173.950195</text:p>
          </table:table-cell>
          <table:table-cell table:formula="of:=0.769*100000*[.$N14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4">
            <text:p>6274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49]" office:value-type="float" office:value="22.4852">
            <text:p>22.4852</text:p>
          </table:table-cell>
          <table:table-cell/>
          <table:table-cell table:formula="of:=-0.0000028*[.$D149]*[.$D149]+0.0405*[.$D149]-4" office:value-type="float" office:value="34.2576832">
            <text:p>34.2576832</text:p>
          </table:table-cell>
          <table:table-cell/>
          <table:table-cell table:formula="of:=([.G149]-25)*(0.01+0.00008*[.$D149])+[.$I149]" office:value-type="float" office:value="34.028132256">
            <text:p>34.028132256</text:p>
          </table:table-cell>
          <table:table-cell/>
          <table:table-cell table:formula="of:=([.$B149]/4096)*1.5" office:value-type="float" office:value="0.0238037109375">
            <text:p>0.023804</text:p>
          </table:table-cell>
          <table:table-cell table:formula="of:=[.M149]/100000" office:value-type="float" office:value="0.000000238037109375">
            <text:p>0.0000002380</text:p>
          </table:table-cell>
          <table:table-cell table:formula="of:=0.625*1000000*[.$N149]*1000" office:value-type="float" office:value="148.773193359375">
            <text:p>148.773193</text:p>
          </table:table-cell>
          <table:table-cell table:formula="of:=0.769*100000*[.$N149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3">
            <text:p>6273</text:p>
          </table:table-cell>
          <table:table-cell office:value-type="float" office:value="1015">
            <text:p>1015</text:p>
          </table:table-cell>
          <table:table-cell table:number-columns-repeated="2"/>
          <table:table-cell table:formula="of:=-39+0.0098*[.$C150]" office:value-type="float" office:value="22.4754">
            <text:p>22.4754</text:p>
          </table:table-cell>
          <table:table-cell/>
          <table:table-cell table:formula="of:=-0.0000028*[.$D150]*[.$D150]+0.0405*[.$D150]-4" office:value-type="float" office:value="34.22287">
            <text:p>34.22287</text:p>
          </table:table-cell>
          <table:table-cell/>
          <table:table-cell table:formula="of:=([.G150]-25)*(0.01+0.00008*[.$D150])+[.$I150]" office:value-type="float" office:value="33.99262648">
            <text:p>33.99262648</text:p>
          </table:table-cell>
          <table:table-cell/>
          <table:table-cell table:formula="of:=([.$B150]/4096)*1.5" office:value-type="float" office:value="0.027099609375">
            <text:p>0.027100</text:p>
          </table:table-cell>
          <table:table-cell table:formula="of:=[.M150]/100000" office:value-type="float" office:value="0.00000027099609375">
            <text:p>0.0000002710</text:p>
          </table:table-cell>
          <table:table-cell table:formula="of:=0.625*1000000*[.$N150]*1000" office:value-type="float" office:value="169.37255859375">
            <text:p>169.372559</text:p>
          </table:table-cell>
          <table:table-cell table:formula="of:=0.769*100000*[.$N15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74">
            <text:p>6274</text:p>
          </table:table-cell>
          <table:table-cell office:value-type="float" office:value="1015">
            <text:p>1015</text:p>
          </table:table-cell>
          <table:table-cell table:number-columns-repeated="2"/>
          <table:table-cell table:formula="of:=-39+0.0098*[.$C151]" office:value-type="float" office:value="22.4852">
            <text:p>22.4852</text:p>
          </table:table-cell>
          <table:table-cell/>
          <table:table-cell table:formula="of:=-0.0000028*[.$D151]*[.$D151]+0.0405*[.$D151]-4" office:value-type="float" office:value="34.22287">
            <text:p>34.22287</text:p>
          </table:table-cell>
          <table:table-cell/>
          <table:table-cell table:formula="of:=([.G151]-25)*(0.01+0.00008*[.$D151])+[.$I151]" office:value-type="float" office:value="33.99352024">
            <text:p>33.99352024</text:p>
          </table:table-cell>
          <table:table-cell/>
          <table:table-cell table:formula="of:=([.$B151]/4096)*1.5" office:value-type="float" office:value="0.0245361328125">
            <text:p>0.024536</text:p>
          </table:table-cell>
          <table:table-cell table:formula="of:=[.M151]/100000" office:value-type="float" office:value="0.000000245361328125">
            <text:p>0.0000002454</text:p>
          </table:table-cell>
          <table:table-cell table:formula="of:=0.625*1000000*[.$N151]*1000" office:value-type="float" office:value="153.350830078125">
            <text:p>153.350830</text:p>
          </table:table-cell>
          <table:table-cell table:formula="of:=0.769*100000*[.$N15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73">
            <text:p>6273</text:p>
          </table:table-cell>
          <table:table-cell office:value-type="float" office:value="1015">
            <text:p>1015</text:p>
          </table:table-cell>
          <table:table-cell table:number-columns-repeated="2"/>
          <table:table-cell table:formula="of:=-39+0.0098*[.$C152]" office:value-type="float" office:value="22.4754">
            <text:p>22.4754</text:p>
          </table:table-cell>
          <table:table-cell/>
          <table:table-cell table:formula="of:=-0.0000028*[.$D152]*[.$D152]+0.0405*[.$D152]-4" office:value-type="float" office:value="34.22287">
            <text:p>34.22287</text:p>
          </table:table-cell>
          <table:table-cell/>
          <table:table-cell table:formula="of:=([.G152]-25)*(0.01+0.00008*[.$D152])+[.$I152]" office:value-type="float" office:value="33.99262648">
            <text:p>33.99262648</text:p>
          </table:table-cell>
          <table:table-cell/>
          <table:table-cell table:formula="of:=([.$B152]/4096)*1.5" office:value-type="float" office:value="0.0274658203125">
            <text:p>0.027466</text:p>
          </table:table-cell>
          <table:table-cell table:formula="of:=[.M152]/100000" office:value-type="float" office:value="0.000000274658203125">
            <text:p>0.0000002747</text:p>
          </table:table-cell>
          <table:table-cell table:formula="of:=0.625*1000000*[.$N152]*1000" office:value-type="float" office:value="171.661376953125">
            <text:p>171.661377</text:p>
          </table:table-cell>
          <table:table-cell table:formula="of:=0.769*100000*[.$N152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3">
            <text:p>6273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53]" office:value-type="float" office:value="22.4754">
            <text:p>22.4754</text:p>
          </table:table-cell>
          <table:table-cell/>
          <table:table-cell table:formula="of:=-0.0000028*[.$D153]*[.$D153]+0.0405*[.$D153]-4" office:value-type="float" office:value="34.1880512">
            <text:p>34.1880512</text:p>
          </table:table-cell>
          <table:table-cell/>
          <table:table-cell table:formula="of:=([.G153]-25)*(0.01+0.00008*[.$D153])+[.$I153]" office:value-type="float" office:value="33.958009648">
            <text:p>33.958009648</text:p>
          </table:table-cell>
          <table:table-cell/>
          <table:table-cell table:formula="of:=([.$B153]/4096)*1.5" office:value-type="float" office:value="0.027099609375">
            <text:p>0.027100</text:p>
          </table:table-cell>
          <table:table-cell table:formula="of:=[.M153]/100000" office:value-type="float" office:value="0.00000027099609375">
            <text:p>0.0000002710</text:p>
          </table:table-cell>
          <table:table-cell table:formula="of:=0.625*1000000*[.$N153]*1000" office:value-type="float" office:value="169.37255859375">
            <text:p>169.372559</text:p>
          </table:table-cell>
          <table:table-cell table:formula="of:=0.769*100000*[.$N15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72">
            <text:p>6272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54]" office:value-type="float" office:value="22.4656">
            <text:p>22.4656</text:p>
          </table:table-cell>
          <table:table-cell/>
          <table:table-cell table:formula="of:=-0.0000028*[.$D154]*[.$D154]+0.0405*[.$D154]-4" office:value-type="float" office:value="34.2576832">
            <text:p>34.2576832</text:p>
          </table:table-cell>
          <table:table-cell/>
          <table:table-cell table:formula="of:=([.G154]-25)*(0.01+0.00008*[.$D154])+[.$I154]" office:value-type="float" office:value="34.026343168">
            <text:p>34.026343168</text:p>
          </table:table-cell>
          <table:table-cell/>
          <table:table-cell table:formula="of:=([.$B154]/4096)*1.5" office:value-type="float" office:value="0.0263671875">
            <text:p>0.026367</text:p>
          </table:table-cell>
          <table:table-cell table:formula="of:=[.M154]/100000" office:value-type="float" office:value="0.000000263671875">
            <text:p>0.0000002637</text:p>
          </table:table-cell>
          <table:table-cell table:formula="of:=0.625*1000000*[.$N154]*1000" office:value-type="float" office:value="164.794921875">
            <text:p>164.794922</text:p>
          </table:table-cell>
          <table:table-cell table:formula="of:=0.769*100000*[.$N15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72">
            <text:p>6272</text:p>
          </table:table-cell>
          <table:table-cell office:value-type="float" office:value="1015">
            <text:p>1015</text:p>
          </table:table-cell>
          <table:table-cell table:number-columns-repeated="2"/>
          <table:table-cell table:formula="of:=-39+0.0098*[.$C155]" office:value-type="float" office:value="22.4656">
            <text:p>22.4656</text:p>
          </table:table-cell>
          <table:table-cell/>
          <table:table-cell table:formula="of:=-0.0000028*[.$D155]*[.$D155]+0.0405*[.$D155]-4" office:value-type="float" office:value="34.22287">
            <text:p>34.22287</text:p>
          </table:table-cell>
          <table:table-cell/>
          <table:table-cell table:formula="of:=([.G155]-25)*(0.01+0.00008*[.$D155])+[.$I155]" office:value-type="float" office:value="33.99173272">
            <text:p>33.99173272</text:p>
          </table:table-cell>
          <table:table-cell/>
          <table:table-cell table:formula="of:=([.$B155]/4096)*1.5" office:value-type="float" office:value="0.027099609375">
            <text:p>0.027100</text:p>
          </table:table-cell>
          <table:table-cell table:formula="of:=[.M155]/100000" office:value-type="float" office:value="0.00000027099609375">
            <text:p>0.0000002710</text:p>
          </table:table-cell>
          <table:table-cell table:formula="of:=0.625*1000000*[.$N155]*1000" office:value-type="float" office:value="169.37255859375">
            <text:p>169.372559</text:p>
          </table:table-cell>
          <table:table-cell table:formula="of:=0.769*100000*[.$N15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2">
            <text:p>6272</text:p>
          </table:table-cell>
          <table:table-cell office:value-type="float" office:value="1013">
            <text:p>1013</text:p>
          </table:table-cell>
          <table:table-cell table:number-columns-repeated="2"/>
          <table:table-cell table:formula="of:=-39+0.0098*[.$C156]" office:value-type="float" office:value="22.4656">
            <text:p>22.4656</text:p>
          </table:table-cell>
          <table:table-cell/>
          <table:table-cell table:formula="of:=-0.0000028*[.$D156]*[.$D156]+0.0405*[.$D156]-4" office:value-type="float" office:value="34.1532268">
            <text:p>34.1532268</text:p>
          </table:table-cell>
          <table:table-cell/>
          <table:table-cell table:formula="of:=([.G156]-25)*(0.01+0.00008*[.$D156])+[.$I156]" office:value-type="float" office:value="33.922495024">
            <text:p>33.922495024</text:p>
          </table:table-cell>
          <table:table-cell/>
          <table:table-cell table:formula="of:=([.$B156]/4096)*1.5" office:value-type="float" office:value="0.0238037109375">
            <text:p>0.023804</text:p>
          </table:table-cell>
          <table:table-cell table:formula="of:=[.M156]/100000" office:value-type="float" office:value="0.000000238037109375">
            <text:p>0.0000002380</text:p>
          </table:table-cell>
          <table:table-cell table:formula="of:=0.625*1000000*[.$N156]*1000" office:value-type="float" office:value="148.773193359375">
            <text:p>148.773193</text:p>
          </table:table-cell>
          <table:table-cell table:formula="of:=0.769*100000*[.$N156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73">
            <text:p>6273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57]" office:value-type="float" office:value="22.4754">
            <text:p>22.4754</text:p>
          </table:table-cell>
          <table:table-cell/>
          <table:table-cell table:formula="of:=-0.0000028*[.$D157]*[.$D157]+0.0405*[.$D157]-4" office:value-type="float" office:value="34.1183968">
            <text:p>34.1183968</text:p>
          </table:table-cell>
          <table:table-cell/>
          <table:table-cell table:formula="of:=([.G157]-25)*(0.01+0.00008*[.$D157])+[.$I157]" office:value-type="float" office:value="33.888759184">
            <text:p>33.888759184</text:p>
          </table:table-cell>
          <table:table-cell/>
          <table:table-cell table:formula="of:=([.$B157]/4096)*1.5" office:value-type="float" office:value="0.02490234375">
            <text:p>0.024902</text:p>
          </table:table-cell>
          <table:table-cell table:formula="of:=[.M157]/100000" office:value-type="float" office:value="0.0000002490234375">
            <text:p>0.0000002490</text:p>
          </table:table-cell>
          <table:table-cell table:formula="of:=0.625*1000000*[.$N157]*1000" office:value-type="float" office:value="155.6396484375">
            <text:p>155.639648</text:p>
          </table:table-cell>
          <table:table-cell table:formula="of:=0.769*100000*[.$N15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74">
            <text:p>6274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58]" office:value-type="float" office:value="22.4852">
            <text:p>22.4852</text:p>
          </table:table-cell>
          <table:table-cell/>
          <table:table-cell table:formula="of:=-0.0000028*[.$D158]*[.$D158]+0.0405*[.$D158]-4" office:value-type="float" office:value="34.1183968">
            <text:p>34.1183968</text:p>
          </table:table-cell>
          <table:table-cell/>
          <table:table-cell table:formula="of:=([.G158]-25)*(0.01+0.00008*[.$D158])+[.$I158]" office:value-type="float" office:value="33.889650592">
            <text:p>33.889650592</text:p>
          </table:table-cell>
          <table:table-cell/>
          <table:table-cell table:formula="of:=([.$B158]/4096)*1.5" office:value-type="float" office:value="0.0234375">
            <text:p>0.023438</text:p>
          </table:table-cell>
          <table:table-cell table:formula="of:=[.M158]/100000" office:value-type="float" office:value="0.000000234375">
            <text:p>0.0000002344</text:p>
          </table:table-cell>
          <table:table-cell table:formula="of:=0.625*1000000*[.$N158]*1000" office:value-type="float" office:value="146.484375">
            <text:p>146.484375</text:p>
          </table:table-cell>
          <table:table-cell table:formula="of:=0.769*100000*[.$N158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74">
            <text:p>6274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59]" office:value-type="float" office:value="22.4852">
            <text:p>22.4852</text:p>
          </table:table-cell>
          <table:table-cell/>
          <table:table-cell table:formula="of:=-0.0000028*[.$D159]*[.$D159]+0.0405*[.$D159]-4" office:value-type="float" office:value="34.1183968">
            <text:p>34.1183968</text:p>
          </table:table-cell>
          <table:table-cell/>
          <table:table-cell table:formula="of:=([.G159]-25)*(0.01+0.00008*[.$D159])+[.$I159]" office:value-type="float" office:value="33.889650592">
            <text:p>33.889650592</text:p>
          </table:table-cell>
          <table:table-cell/>
          <table:table-cell table:formula="of:=([.$B159]/4096)*1.5" office:value-type="float" office:value="0.0274658203125">
            <text:p>0.027466</text:p>
          </table:table-cell>
          <table:table-cell table:formula="of:=[.M159]/100000" office:value-type="float" office:value="0.000000274658203125">
            <text:p>0.0000002747</text:p>
          </table:table-cell>
          <table:table-cell table:formula="of:=0.625*1000000*[.$N159]*1000" office:value-type="float" office:value="171.661376953125">
            <text:p>171.661377</text:p>
          </table:table-cell>
          <table:table-cell table:formula="of:=0.769*100000*[.$N15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77">
            <text:p>6277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0]" office:value-type="float" office:value="22.5146">
            <text:p>22.5146</text:p>
          </table:table-cell>
          <table:table-cell/>
          <table:table-cell table:formula="of:=-0.0000028*[.$D160]*[.$D160]+0.0405*[.$D160]-4" office:value-type="float" office:value="34.04872">
            <text:p>34.04872</text:p>
          </table:table-cell>
          <table:table-cell/>
          <table:table-cell table:formula="of:=([.G160]-25)*(0.01+0.00008*[.$D160])+[.$I160]" office:value-type="float" office:value="33.82304568">
            <text:p>33.82304568</text:p>
          </table:table-cell>
          <table:table-cell/>
          <table:table-cell table:formula="of:=([.$B160]/4096)*1.5" office:value-type="float" office:value="0.0238037109375">
            <text:p>0.023804</text:p>
          </table:table-cell>
          <table:table-cell table:formula="of:=[.M160]/100000" office:value-type="float" office:value="0.000000238037109375">
            <text:p>0.0000002380</text:p>
          </table:table-cell>
          <table:table-cell table:formula="of:=0.625*1000000*[.$N160]*1000" office:value-type="float" office:value="148.773193359375">
            <text:p>148.773193</text:p>
          </table:table-cell>
          <table:table-cell table:formula="of:=0.769*100000*[.$N160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76">
            <text:p>6276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1]" office:value-type="float" office:value="22.5048">
            <text:p>22.5048</text:p>
          </table:table-cell>
          <table:table-cell/>
          <table:table-cell table:formula="of:=-0.0000028*[.$D161]*[.$D161]+0.0405*[.$D161]-4" office:value-type="float" office:value="34.04872">
            <text:p>34.04872</text:p>
          </table:table-cell>
          <table:table-cell/>
          <table:table-cell table:formula="of:=([.G161]-25)*(0.01+0.00008*[.$D161])+[.$I161]" office:value-type="float" office:value="33.82215584">
            <text:p>33.82215584</text:p>
          </table:table-cell>
          <table:table-cell/>
          <table:table-cell table:formula="of:=([.$B161]/4096)*1.5" office:value-type="float" office:value="0.0263671875">
            <text:p>0.026367</text:p>
          </table:table-cell>
          <table:table-cell table:formula="of:=[.M161]/100000" office:value-type="float" office:value="0.000000263671875">
            <text:p>0.0000002637</text:p>
          </table:table-cell>
          <table:table-cell table:formula="of:=0.625*1000000*[.$N161]*1000" office:value-type="float" office:value="164.794921875">
            <text:p>164.794922</text:p>
          </table:table-cell>
          <table:table-cell table:formula="of:=0.769*100000*[.$N16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74">
            <text:p>6274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162]" office:value-type="float" office:value="22.4852">
            <text:p>22.4852</text:p>
          </table:table-cell>
          <table:table-cell/>
          <table:table-cell table:formula="of:=-0.0000028*[.$D162]*[.$D162]+0.0405*[.$D162]-4" office:value-type="float" office:value="34.0138732">
            <text:p>34.0138732</text:p>
          </table:table-cell>
          <table:table-cell/>
          <table:table-cell table:formula="of:=([.G162]-25)*(0.01+0.00008*[.$D162])+[.$I162]" office:value-type="float" office:value="33.785730544">
            <text:p>33.785730544</text:p>
          </table:table-cell>
          <table:table-cell/>
          <table:table-cell table:formula="of:=([.$B162]/4096)*1.5" office:value-type="float" office:value="0.0263671875">
            <text:p>0.026367</text:p>
          </table:table-cell>
          <table:table-cell table:formula="of:=[.M162]/100000" office:value-type="float" office:value="0.000000263671875">
            <text:p>0.0000002637</text:p>
          </table:table-cell>
          <table:table-cell table:formula="of:=0.625*1000000*[.$N162]*1000" office:value-type="float" office:value="164.794921875">
            <text:p>164.794922</text:p>
          </table:table-cell>
          <table:table-cell table:formula="of:=0.769*100000*[.$N162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64">
            <text:p>6264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63]" office:value-type="float" office:value="22.3872">
            <text:p>22.3872</text:p>
          </table:table-cell>
          <table:table-cell/>
          <table:table-cell table:formula="of:=-0.0000028*[.$D163]*[.$D163]+0.0405*[.$D163]-4" office:value-type="float" office:value="33.8395552">
            <text:p>33.8395552</text:p>
          </table:table-cell>
          <table:table-cell/>
          <table:table-cell table:formula="of:=([.G163]-25)*(0.01+0.00008*[.$D163])+[.$I163]" office:value-type="float" office:value="33.603567104">
            <text:p>33.603567104</text:p>
          </table:table-cell>
          <table:table-cell/>
          <table:table-cell table:formula="of:=([.$B163]/4096)*1.5" office:value-type="float" office:value="0.0260009765625">
            <text:p>0.026001</text:p>
          </table:table-cell>
          <table:table-cell table:formula="of:=[.M163]/100000" office:value-type="float" office:value="0.000000260009765625">
            <text:p>0.0000002600</text:p>
          </table:table-cell>
          <table:table-cell table:formula="of:=0.625*1000000*[.$N163]*1000" office:value-type="float" office:value="162.506103515625">
            <text:p>162.506104</text:p>
          </table:table-cell>
          <table:table-cell table:formula="of:=0.769*100000*[.$N163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63">
            <text:p>6263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4]" office:value-type="float" office:value="22.3774">
            <text:p>22.3774</text:p>
          </table:table-cell>
          <table:table-cell/>
          <table:table-cell table:formula="of:=-0.0000028*[.$D164]*[.$D164]+0.0405*[.$D164]-4" office:value-type="float" office:value="33.9092992">
            <text:p>33.9092992</text:p>
          </table:table-cell>
          <table:table-cell/>
          <table:table-cell table:formula="of:=([.G164]-25)*(0.01+0.00008*[.$D164])+[.$I164]" office:value-type="float" office:value="33.672006352">
            <text:p>33.672006352</text:p>
          </table:table-cell>
          <table:table-cell/>
          <table:table-cell table:formula="of:=([.$B164]/4096)*1.5" office:value-type="float" office:value="0.0234375">
            <text:p>0.023438</text:p>
          </table:table-cell>
          <table:table-cell table:formula="of:=[.M164]/100000" office:value-type="float" office:value="0.000000234375">
            <text:p>0.0000002344</text:p>
          </table:table-cell>
          <table:table-cell table:formula="of:=0.625*1000000*[.$N164]*1000" office:value-type="float" office:value="146.484375">
            <text:p>146.484375</text:p>
          </table:table-cell>
          <table:table-cell table:formula="of:=0.769*100000*[.$N164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62">
            <text:p>6262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5]" office:value-type="float" office:value="22.3676">
            <text:p>22.3676</text:p>
          </table:table-cell>
          <table:table-cell/>
          <table:table-cell table:formula="of:=-0.0000028*[.$D165]*[.$D165]+0.0405*[.$D165]-4" office:value-type="float" office:value="33.9092992">
            <text:p>33.9092992</text:p>
          </table:table-cell>
          <table:table-cell/>
          <table:table-cell table:formula="of:=([.G165]-25)*(0.01+0.00008*[.$D165])+[.$I165]" office:value-type="float" office:value="33.671119648">
            <text:p>33.671119648</text:p>
          </table:table-cell>
          <table:table-cell/>
          <table:table-cell table:formula="of:=([.$B165]/4096)*1.5" office:value-type="float" office:value="0.02490234375">
            <text:p>0.024902</text:p>
          </table:table-cell>
          <table:table-cell table:formula="of:=[.M165]/100000" office:value-type="float" office:value="0.0000002490234375">
            <text:p>0.0000002490</text:p>
          </table:table-cell>
          <table:table-cell table:formula="of:=0.625*1000000*[.$N165]*1000" office:value-type="float" office:value="155.6396484375">
            <text:p>155.639648</text:p>
          </table:table-cell>
          <table:table-cell table:formula="of:=0.769*100000*[.$N165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62">
            <text:p>6262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6]" office:value-type="float" office:value="22.3676">
            <text:p>22.3676</text:p>
          </table:table-cell>
          <table:table-cell/>
          <table:table-cell table:formula="of:=-0.0000028*[.$D166]*[.$D166]+0.0405*[.$D166]-4" office:value-type="float" office:value="33.9092992">
            <text:p>33.9092992</text:p>
          </table:table-cell>
          <table:table-cell/>
          <table:table-cell table:formula="of:=([.G166]-25)*(0.01+0.00008*[.$D166])+[.$I166]" office:value-type="float" office:value="33.671119648">
            <text:p>33.671119648</text:p>
          </table:table-cell>
          <table:table-cell/>
          <table:table-cell table:formula="of:=([.$B166]/4096)*1.5" office:value-type="float" office:value="0.0252685546875">
            <text:p>0.025269</text:p>
          </table:table-cell>
          <table:table-cell table:formula="of:=[.M166]/100000" office:value-type="float" office:value="0.000000252685546875">
            <text:p>0.0000002527</text:p>
          </table:table-cell>
          <table:table-cell table:formula="of:=0.625*1000000*[.$N166]*1000" office:value-type="float" office:value="157.928466796875">
            <text:p>157.928467</text:p>
          </table:table-cell>
          <table:table-cell table:formula="of:=0.769*100000*[.$N16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59">
            <text:p>6259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7]" office:value-type="float" office:value="22.3382">
            <text:p>22.3382</text:p>
          </table:table-cell>
          <table:table-cell/>
          <table:table-cell table:formula="of:=-0.0000028*[.$D167]*[.$D167]+0.0405*[.$D167]-4" office:value-type="float" office:value="33.9092992">
            <text:p>33.9092992</text:p>
          </table:table-cell>
          <table:table-cell/>
          <table:table-cell table:formula="of:=([.G167]-25)*(0.01+0.00008*[.$D167])+[.$I167]" office:value-type="float" office:value="33.668459536">
            <text:p>33.668459536</text:p>
          </table:table-cell>
          <table:table-cell/>
          <table:table-cell table:formula="of:=([.$B167]/4096)*1.5" office:value-type="float" office:value="0.0267333984375">
            <text:p>0.026733</text:p>
          </table:table-cell>
          <table:table-cell table:formula="of:=[.M167]/100000" office:value-type="float" office:value="0.000000267333984375">
            <text:p>0.0000002673</text:p>
          </table:table-cell>
          <table:table-cell table:formula="of:=0.625*1000000*[.$N167]*1000" office:value-type="float" office:value="167.083740234375">
            <text:p>167.083740</text:p>
          </table:table-cell>
          <table:table-cell table:formula="of:=0.769*100000*[.$N167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57">
            <text:p>6257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8]" office:value-type="float" office:value="22.3186">
            <text:p>22.3186</text:p>
          </table:table-cell>
          <table:table-cell/>
          <table:table-cell table:formula="of:=-0.0000028*[.$D168]*[.$D168]+0.0405*[.$D168]-4" office:value-type="float" office:value="33.9790208">
            <text:p>33.9790208</text:p>
          </table:table-cell>
          <table:table-cell/>
          <table:table-cell table:formula="of:=([.G168]-25)*(0.01+0.00008*[.$D168])+[.$I168]" office:value-type="float" office:value="33.735978704">
            <text:p>33.735978704</text:p>
          </table:table-cell>
          <table:table-cell/>
          <table:table-cell table:formula="of:=([.$B168]/4096)*1.5" office:value-type="float" office:value="0.02783203125">
            <text:p>0.027832</text:p>
          </table:table-cell>
          <table:table-cell table:formula="of:=[.M168]/100000" office:value-type="float" office:value="0.0000002783203125">
            <text:p>0.0000002783</text:p>
          </table:table-cell>
          <table:table-cell table:formula="of:=0.625*1000000*[.$N168]*1000" office:value-type="float" office:value="173.9501953125">
            <text:p>173.950195</text:p>
          </table:table-cell>
          <table:table-cell table:formula="of:=0.769*100000*[.$N16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57">
            <text:p>6257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9]" office:value-type="float" office:value="22.3186">
            <text:p>22.3186</text:p>
          </table:table-cell>
          <table:table-cell/>
          <table:table-cell table:formula="of:=-0.0000028*[.$D169]*[.$D169]+0.0405*[.$D169]-4" office:value-type="float" office:value="33.9790208">
            <text:p>33.9790208</text:p>
          </table:table-cell>
          <table:table-cell/>
          <table:table-cell table:formula="of:=([.G169]-25)*(0.01+0.00008*[.$D169])+[.$I169]" office:value-type="float" office:value="33.735978704">
            <text:p>33.735978704</text:p>
          </table:table-cell>
          <table:table-cell/>
          <table:table-cell table:formula="of:=([.$B169]/4096)*1.5" office:value-type="float" office:value="0.024169921875">
            <text:p>0.024170</text:p>
          </table:table-cell>
          <table:table-cell table:formula="of:=[.M169]/100000" office:value-type="float" office:value="0.00000024169921875">
            <text:p>0.0000002417</text:p>
          </table:table-cell>
          <table:table-cell table:formula="of:=0.625*1000000*[.$N169]*1000" office:value-type="float" office:value="151.06201171875">
            <text:p>151.062012</text:p>
          </table:table-cell>
          <table:table-cell table:formula="of:=0.769*100000*[.$N16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5">
            <text:p>6255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70]" office:value-type="float" office:value="22.299">
            <text:p>22.299</text:p>
          </table:table-cell>
          <table:table-cell/>
          <table:table-cell table:formula="of:=-0.0000028*[.$D170]*[.$D170]+0.0405*[.$D170]-4" office:value-type="float" office:value="33.9790208">
            <text:p>33.9790208</text:p>
          </table:table-cell>
          <table:table-cell/>
          <table:table-cell table:formula="of:=([.G170]-25)*(0.01+0.00008*[.$D170])+[.$I170]" office:value-type="float" office:value="33.73420216">
            <text:p>33.73420216</text:p>
          </table:table-cell>
          <table:table-cell/>
          <table:table-cell table:formula="of:=([.$B170]/4096)*1.5" office:value-type="float" office:value="0.027099609375">
            <text:p>0.027100</text:p>
          </table:table-cell>
          <table:table-cell table:formula="of:=[.M170]/100000" office:value-type="float" office:value="0.00000027099609375">
            <text:p>0.0000002710</text:p>
          </table:table-cell>
          <table:table-cell table:formula="of:=0.625*1000000*[.$N170]*1000" office:value-type="float" office:value="169.37255859375">
            <text:p>169.372559</text:p>
          </table:table-cell>
          <table:table-cell table:formula="of:=0.769*100000*[.$N17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57">
            <text:p>6257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171]" office:value-type="float" office:value="22.3186">
            <text:p>22.3186</text:p>
          </table:table-cell>
          <table:table-cell/>
          <table:table-cell table:formula="of:=-0.0000028*[.$D171]*[.$D171]+0.0405*[.$D171]-4" office:value-type="float" office:value="34.0138732">
            <text:p>34.0138732</text:p>
          </table:table-cell>
          <table:table-cell/>
          <table:table-cell table:formula="of:=([.G171]-25)*(0.01+0.00008*[.$D171])+[.$I171]" office:value-type="float" office:value="33.770616592">
            <text:p>33.770616592</text:p>
          </table:table-cell>
          <table:table-cell/>
          <table:table-cell table:formula="of:=([.$B171]/4096)*1.5" office:value-type="float" office:value="0.02490234375">
            <text:p>0.024902</text:p>
          </table:table-cell>
          <table:table-cell table:formula="of:=[.M171]/100000" office:value-type="float" office:value="0.0000002490234375">
            <text:p>0.0000002490</text:p>
          </table:table-cell>
          <table:table-cell table:formula="of:=0.625*1000000*[.$N171]*1000" office:value-type="float" office:value="155.6396484375">
            <text:p>155.639648</text:p>
          </table:table-cell>
          <table:table-cell table:formula="of:=0.769*100000*[.$N171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63">
            <text:p>6263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72]" office:value-type="float" office:value="22.3774">
            <text:p>22.3774</text:p>
          </table:table-cell>
          <table:table-cell/>
          <table:table-cell table:formula="of:=-0.0000028*[.$D172]*[.$D172]+0.0405*[.$D172]-4" office:value-type="float" office:value="33.9092992">
            <text:p>33.9092992</text:p>
          </table:table-cell>
          <table:table-cell/>
          <table:table-cell table:formula="of:=([.G172]-25)*(0.01+0.00008*[.$D172])+[.$I172]" office:value-type="float" office:value="33.672006352">
            <text:p>33.672006352</text:p>
          </table:table-cell>
          <table:table-cell/>
          <table:table-cell table:formula="of:=([.$B172]/4096)*1.5" office:value-type="float" office:value="0.0245361328125">
            <text:p>0.024536</text:p>
          </table:table-cell>
          <table:table-cell table:formula="of:=[.M172]/100000" office:value-type="float" office:value="0.000000245361328125">
            <text:p>0.0000002454</text:p>
          </table:table-cell>
          <table:table-cell table:formula="of:=0.625*1000000*[.$N172]*1000" office:value-type="float" office:value="153.350830078125">
            <text:p>153.350830</text:p>
          </table:table-cell>
          <table:table-cell table:formula="of:=0.769*100000*[.$N17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62">
            <text:p>626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73]" office:value-type="float" office:value="22.3676">
            <text:p>22.3676</text:p>
          </table:table-cell>
          <table:table-cell/>
          <table:table-cell table:formula="of:=-0.0000028*[.$D173]*[.$D173]+0.0405*[.$D173]-4" office:value-type="float" office:value="33.8395552">
            <text:p>33.8395552</text:p>
          </table:table-cell>
          <table:table-cell/>
          <table:table-cell table:formula="of:=([.G173]-25)*(0.01+0.00008*[.$D173])+[.$I173]" office:value-type="float" office:value="33.601796832">
            <text:p>33.601796832</text:p>
          </table:table-cell>
          <table:table-cell/>
          <table:table-cell table:formula="of:=([.$B173]/4096)*1.5" office:value-type="float" office:value="0.027099609375">
            <text:p>0.027100</text:p>
          </table:table-cell>
          <table:table-cell table:formula="of:=[.M173]/100000" office:value-type="float" office:value="0.00000027099609375">
            <text:p>0.0000002710</text:p>
          </table:table-cell>
          <table:table-cell table:formula="of:=0.625*1000000*[.$N173]*1000" office:value-type="float" office:value="169.37255859375">
            <text:p>169.372559</text:p>
          </table:table-cell>
          <table:table-cell table:formula="of:=0.769*100000*[.$N17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61">
            <text:p>6261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174]" office:value-type="float" office:value="22.3578">
            <text:p>22.3578</text:p>
          </table:table-cell>
          <table:table-cell/>
          <table:table-cell table:formula="of:=-0.0000028*[.$D174]*[.$D174]+0.0405*[.$D174]-4" office:value-type="float" office:value="33.8046748">
            <text:p>33.8046748</text:p>
          </table:table-cell>
          <table:table-cell/>
          <table:table-cell table:formula="of:=([.G174]-25)*(0.01+0.00008*[.$D174])+[.$I174]" office:value-type="float" office:value="33.566242672">
            <text:p>33.566242672</text:p>
          </table:table-cell>
          <table:table-cell/>
          <table:table-cell table:formula="of:=([.$B174]/4096)*1.5" office:value-type="float" office:value="0.0252685546875">
            <text:p>0.025269</text:p>
          </table:table-cell>
          <table:table-cell table:formula="of:=[.M174]/100000" office:value-type="float" office:value="0.000000252685546875">
            <text:p>0.0000002527</text:p>
          </table:table-cell>
          <table:table-cell table:formula="of:=0.625*1000000*[.$N174]*1000" office:value-type="float" office:value="157.928466796875">
            <text:p>157.928467</text:p>
          </table:table-cell>
          <table:table-cell table:formula="of:=0.769*100000*[.$N17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60">
            <text:p>6260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75]" office:value-type="float" office:value="22.348">
            <text:p>22.348</text:p>
          </table:table-cell>
          <table:table-cell/>
          <table:table-cell table:formula="of:=-0.0000028*[.$D175]*[.$D175]+0.0405*[.$D175]-4" office:value-type="float" office:value="33.7697888">
            <text:p>33.7697888</text:p>
          </table:table-cell>
          <table:table-cell/>
          <table:table-cell table:formula="of:=([.G175]-25)*(0.01+0.00008*[.$D175])+[.$I175]" office:value-type="float" office:value="33.53068448">
            <text:p>33.53068448</text:p>
          </table:table-cell>
          <table:table-cell/>
          <table:table-cell table:formula="of:=([.$B175]/4096)*1.5" office:value-type="float" office:value="0.024169921875">
            <text:p>0.024170</text:p>
          </table:table-cell>
          <table:table-cell table:formula="of:=[.M175]/100000" office:value-type="float" office:value="0.00000024169921875">
            <text:p>0.0000002417</text:p>
          </table:table-cell>
          <table:table-cell table:formula="of:=0.625*1000000*[.$N175]*1000" office:value-type="float" office:value="151.06201171875">
            <text:p>151.062012</text:p>
          </table:table-cell>
          <table:table-cell table:formula="of:=0.769*100000*[.$N17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60">
            <text:p>6260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76]" office:value-type="float" office:value="22.348">
            <text:p>22.348</text:p>
          </table:table-cell>
          <table:table-cell/>
          <table:table-cell table:formula="of:=-0.0000028*[.$D176]*[.$D176]+0.0405*[.$D176]-4" office:value-type="float" office:value="33.7697888">
            <text:p>33.7697888</text:p>
          </table:table-cell>
          <table:table-cell/>
          <table:table-cell table:formula="of:=([.G176]-25)*(0.01+0.00008*[.$D176])+[.$I176]" office:value-type="float" office:value="33.53068448">
            <text:p>33.53068448</text:p>
          </table:table-cell>
          <table:table-cell/>
          <table:table-cell table:formula="of:=([.$B176]/4096)*1.5" office:value-type="float" office:value="0.0252685546875">
            <text:p>0.025269</text:p>
          </table:table-cell>
          <table:table-cell table:formula="of:=[.M176]/100000" office:value-type="float" office:value="0.000000252685546875">
            <text:p>0.0000002527</text:p>
          </table:table-cell>
          <table:table-cell table:formula="of:=0.625*1000000*[.$N176]*1000" office:value-type="float" office:value="157.928466796875">
            <text:p>157.928467</text:p>
          </table:table-cell>
          <table:table-cell table:formula="of:=0.769*100000*[.$N17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9">
            <text:p>6259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77]" office:value-type="float" office:value="22.3382">
            <text:p>22.3382</text:p>
          </table:table-cell>
          <table:table-cell/>
          <table:table-cell table:formula="of:=-0.0000028*[.$D177]*[.$D177]+0.0405*[.$D177]-4" office:value-type="float" office:value="33.8395552">
            <text:p>33.8395552</text:p>
          </table:table-cell>
          <table:table-cell/>
          <table:table-cell table:formula="of:=([.G177]-25)*(0.01+0.00008*[.$D177])+[.$I177]" office:value-type="float" office:value="33.599141424">
            <text:p>33.599141424</text:p>
          </table:table-cell>
          <table:table-cell/>
          <table:table-cell table:formula="of:=([.$B177]/4096)*1.5" office:value-type="float" office:value="0.027099609375">
            <text:p>0.027100</text:p>
          </table:table-cell>
          <table:table-cell table:formula="of:=[.M177]/100000" office:value-type="float" office:value="0.00000027099609375">
            <text:p>0.0000002710</text:p>
          </table:table-cell>
          <table:table-cell table:formula="of:=0.625*1000000*[.$N177]*1000" office:value-type="float" office:value="169.37255859375">
            <text:p>169.372559</text:p>
          </table:table-cell>
          <table:table-cell table:formula="of:=0.769*100000*[.$N17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60">
            <text:p>6260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78]" office:value-type="float" office:value="22.348">
            <text:p>22.348</text:p>
          </table:table-cell>
          <table:table-cell/>
          <table:table-cell table:formula="of:=-0.0000028*[.$D178]*[.$D178]+0.0405*[.$D178]-4" office:value-type="float" office:value="33.8395552">
            <text:p>33.8395552</text:p>
          </table:table-cell>
          <table:table-cell/>
          <table:table-cell table:formula="of:=([.G178]-25)*(0.01+0.00008*[.$D178])+[.$I178]" office:value-type="float" office:value="33.60002656">
            <text:p>33.60002656</text:p>
          </table:table-cell>
          <table:table-cell/>
          <table:table-cell table:formula="of:=([.$B178]/4096)*1.5" office:value-type="float" office:value="0.024169921875">
            <text:p>0.024170</text:p>
          </table:table-cell>
          <table:table-cell table:formula="of:=[.M178]/100000" office:value-type="float" office:value="0.00000024169921875">
            <text:p>0.0000002417</text:p>
          </table:table-cell>
          <table:table-cell table:formula="of:=0.625*1000000*[.$N178]*1000" office:value-type="float" office:value="151.06201171875">
            <text:p>151.062012</text:p>
          </table:table-cell>
          <table:table-cell table:formula="of:=0.769*100000*[.$N17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60">
            <text:p>6260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79]" office:value-type="float" office:value="22.348">
            <text:p>22.348</text:p>
          </table:table-cell>
          <table:table-cell/>
          <table:table-cell table:formula="of:=-0.0000028*[.$D179]*[.$D179]+0.0405*[.$D179]-4" office:value-type="float" office:value="33.8395552">
            <text:p>33.8395552</text:p>
          </table:table-cell>
          <table:table-cell/>
          <table:table-cell table:formula="of:=([.G179]-25)*(0.01+0.00008*[.$D179])+[.$I179]" office:value-type="float" office:value="33.60002656">
            <text:p>33.60002656</text:p>
          </table:table-cell>
          <table:table-cell/>
          <table:table-cell table:formula="of:=([.$B179]/4096)*1.5" office:value-type="float" office:value="0.0234375">
            <text:p>0.023438</text:p>
          </table:table-cell>
          <table:table-cell table:formula="of:=[.M179]/100000" office:value-type="float" office:value="0.000000234375">
            <text:p>0.0000002344</text:p>
          </table:table-cell>
          <table:table-cell table:formula="of:=0.625*1000000*[.$N179]*1000" office:value-type="float" office:value="146.484375">
            <text:p>146.484375</text:p>
          </table:table-cell>
          <table:table-cell table:formula="of:=0.769*100000*[.$N179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61">
            <text:p>6261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80]" office:value-type="float" office:value="22.3578">
            <text:p>22.3578</text:p>
          </table:table-cell>
          <table:table-cell/>
          <table:table-cell table:formula="of:=-0.0000028*[.$D180]*[.$D180]+0.0405*[.$D180]-4" office:value-type="float" office:value="33.9092992">
            <text:p>33.9092992</text:p>
          </table:table-cell>
          <table:table-cell/>
          <table:table-cell table:formula="of:=([.G180]-25)*(0.01+0.00008*[.$D180])+[.$I180]" office:value-type="float" office:value="33.670232944">
            <text:p>33.670232944</text:p>
          </table:table-cell>
          <table:table-cell/>
          <table:table-cell table:formula="of:=([.$B180]/4096)*1.5" office:value-type="float" office:value="0.0238037109375">
            <text:p>0.023804</text:p>
          </table:table-cell>
          <table:table-cell table:formula="of:=[.M180]/100000" office:value-type="float" office:value="0.000000238037109375">
            <text:p>0.0000002380</text:p>
          </table:table-cell>
          <table:table-cell table:formula="of:=0.625*1000000*[.$N180]*1000" office:value-type="float" office:value="148.773193359375">
            <text:p>148.773193</text:p>
          </table:table-cell>
          <table:table-cell table:formula="of:=0.769*100000*[.$N180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60">
            <text:p>6260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81]" office:value-type="float" office:value="22.348">
            <text:p>22.348</text:p>
          </table:table-cell>
          <table:table-cell/>
          <table:table-cell table:formula="of:=-0.0000028*[.$D181]*[.$D181]+0.0405*[.$D181]-4" office:value-type="float" office:value="33.9092992">
            <text:p>33.9092992</text:p>
          </table:table-cell>
          <table:table-cell/>
          <table:table-cell table:formula="of:=([.G181]-25)*(0.01+0.00008*[.$D181])+[.$I181]" office:value-type="float" office:value="33.66934624">
            <text:p>33.66934624</text:p>
          </table:table-cell>
          <table:table-cell/>
          <table:table-cell table:formula="of:=([.$B181]/4096)*1.5" office:value-type="float" office:value="0.0263671875">
            <text:p>0.026367</text:p>
          </table:table-cell>
          <table:table-cell table:formula="of:=[.M181]/100000" office:value-type="float" office:value="0.000000263671875">
            <text:p>0.0000002637</text:p>
          </table:table-cell>
          <table:table-cell table:formula="of:=0.625*1000000*[.$N181]*1000" office:value-type="float" office:value="164.794921875">
            <text:p>164.794922</text:p>
          </table:table-cell>
          <table:table-cell table:formula="of:=0.769*100000*[.$N18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60">
            <text:p>6260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82]" office:value-type="float" office:value="22.348">
            <text:p>22.348</text:p>
          </table:table-cell>
          <table:table-cell/>
          <table:table-cell table:formula="of:=-0.0000028*[.$D182]*[.$D182]+0.0405*[.$D182]-4" office:value-type="float" office:value="33.9092992">
            <text:p>33.9092992</text:p>
          </table:table-cell>
          <table:table-cell/>
          <table:table-cell table:formula="of:=([.G182]-25)*(0.01+0.00008*[.$D182])+[.$I182]" office:value-type="float" office:value="33.66934624">
            <text:p>33.66934624</text:p>
          </table:table-cell>
          <table:table-cell/>
          <table:table-cell table:formula="of:=([.$B182]/4096)*1.5" office:value-type="float" office:value="0.027099609375">
            <text:p>0.027100</text:p>
          </table:table-cell>
          <table:table-cell table:formula="of:=[.M182]/100000" office:value-type="float" office:value="0.00000027099609375">
            <text:p>0.0000002710</text:p>
          </table:table-cell>
          <table:table-cell table:formula="of:=0.625*1000000*[.$N182]*1000" office:value-type="float" office:value="169.37255859375">
            <text:p>169.372559</text:p>
          </table:table-cell>
          <table:table-cell table:formula="of:=0.769*100000*[.$N18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60">
            <text:p>6260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83]" office:value-type="float" office:value="22.348">
            <text:p>22.348</text:p>
          </table:table-cell>
          <table:table-cell/>
          <table:table-cell table:formula="of:=-0.0000028*[.$D183]*[.$D183]+0.0405*[.$D183]-4" office:value-type="float" office:value="33.9092992">
            <text:p>33.9092992</text:p>
          </table:table-cell>
          <table:table-cell/>
          <table:table-cell table:formula="of:=([.G183]-25)*(0.01+0.00008*[.$D183])+[.$I183]" office:value-type="float" office:value="33.66934624">
            <text:p>33.66934624</text:p>
          </table:table-cell>
          <table:table-cell/>
          <table:table-cell table:formula="of:=([.$B183]/4096)*1.5" office:value-type="float" office:value="0.024169921875">
            <text:p>0.024170</text:p>
          </table:table-cell>
          <table:table-cell table:formula="of:=[.M183]/100000" office:value-type="float" office:value="0.00000024169921875">
            <text:p>0.0000002417</text:p>
          </table:table-cell>
          <table:table-cell table:formula="of:=0.625*1000000*[.$N183]*1000" office:value-type="float" office:value="151.06201171875">
            <text:p>151.062012</text:p>
          </table:table-cell>
          <table:table-cell table:formula="of:=0.769*100000*[.$N18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61">
            <text:p>6261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84]" office:value-type="float" office:value="22.3578">
            <text:p>22.3578</text:p>
          </table:table-cell>
          <table:table-cell/>
          <table:table-cell table:formula="of:=-0.0000028*[.$D184]*[.$D184]+0.0405*[.$D184]-4" office:value-type="float" office:value="33.8395552">
            <text:p>33.8395552</text:p>
          </table:table-cell>
          <table:table-cell/>
          <table:table-cell table:formula="of:=([.G184]-25)*(0.01+0.00008*[.$D184])+[.$I184]" office:value-type="float" office:value="33.600911696">
            <text:p>33.600911696</text:p>
          </table:table-cell>
          <table:table-cell/>
          <table:table-cell table:formula="of:=([.$B184]/4096)*1.5" office:value-type="float" office:value="0.0267333984375">
            <text:p>0.026733</text:p>
          </table:table-cell>
          <table:table-cell table:formula="of:=[.M184]/100000" office:value-type="float" office:value="0.000000267333984375">
            <text:p>0.0000002673</text:p>
          </table:table-cell>
          <table:table-cell table:formula="of:=0.625*1000000*[.$N184]*1000" office:value-type="float" office:value="167.083740234375">
            <text:p>167.083740</text:p>
          </table:table-cell>
          <table:table-cell table:formula="of:=0.769*100000*[.$N18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62">
            <text:p>626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85]" office:value-type="float" office:value="22.3676">
            <text:p>22.3676</text:p>
          </table:table-cell>
          <table:table-cell/>
          <table:table-cell table:formula="of:=-0.0000028*[.$D185]*[.$D185]+0.0405*[.$D185]-4" office:value-type="float" office:value="33.8395552">
            <text:p>33.8395552</text:p>
          </table:table-cell>
          <table:table-cell/>
          <table:table-cell table:formula="of:=([.G185]-25)*(0.01+0.00008*[.$D185])+[.$I185]" office:value-type="float" office:value="33.601796832">
            <text:p>33.601796832</text:p>
          </table:table-cell>
          <table:table-cell/>
          <table:table-cell table:formula="of:=([.$B185]/4096)*1.5" office:value-type="float" office:value="0.0263671875">
            <text:p>0.026367</text:p>
          </table:table-cell>
          <table:table-cell table:formula="of:=[.M185]/100000" office:value-type="float" office:value="0.000000263671875">
            <text:p>0.0000002637</text:p>
          </table:table-cell>
          <table:table-cell table:formula="of:=0.625*1000000*[.$N185]*1000" office:value-type="float" office:value="164.794921875">
            <text:p>164.794922</text:p>
          </table:table-cell>
          <table:table-cell table:formula="of:=0.769*100000*[.$N18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62">
            <text:p>626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86]" office:value-type="float" office:value="22.3676">
            <text:p>22.3676</text:p>
          </table:table-cell>
          <table:table-cell/>
          <table:table-cell table:formula="of:=-0.0000028*[.$D186]*[.$D186]+0.0405*[.$D186]-4" office:value-type="float" office:value="33.8395552">
            <text:p>33.8395552</text:p>
          </table:table-cell>
          <table:table-cell/>
          <table:table-cell table:formula="of:=([.G186]-25)*(0.01+0.00008*[.$D186])+[.$I186]" office:value-type="float" office:value="33.601796832">
            <text:p>33.601796832</text:p>
          </table:table-cell>
          <table:table-cell/>
          <table:table-cell table:formula="of:=([.$B186]/4096)*1.5" office:value-type="float" office:value="0.0252685546875">
            <text:p>0.025269</text:p>
          </table:table-cell>
          <table:table-cell table:formula="of:=[.M186]/100000" office:value-type="float" office:value="0.000000252685546875">
            <text:p>0.0000002527</text:p>
          </table:table-cell>
          <table:table-cell table:formula="of:=0.625*1000000*[.$N186]*1000" office:value-type="float" office:value="157.928466796875">
            <text:p>157.928467</text:p>
          </table:table-cell>
          <table:table-cell table:formula="of:=0.769*100000*[.$N18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60">
            <text:p>6260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187]" office:value-type="float" office:value="22.348">
            <text:p>22.348</text:p>
          </table:table-cell>
          <table:table-cell/>
          <table:table-cell table:formula="of:=-0.0000028*[.$D187]*[.$D187]+0.0405*[.$D187]-4" office:value-type="float" office:value="33.87443">
            <text:p>33.87443</text:p>
          </table:table-cell>
          <table:table-cell/>
          <table:table-cell table:formula="of:=([.G187]-25)*(0.01+0.00008*[.$D187])+[.$I187]" office:value-type="float" office:value="33.6346892">
            <text:p>33.6346892</text:p>
          </table:table-cell>
          <table:table-cell/>
          <table:table-cell table:formula="of:=([.$B187]/4096)*1.5" office:value-type="float" office:value="0.02490234375">
            <text:p>0.024902</text:p>
          </table:table-cell>
          <table:table-cell table:formula="of:=[.M187]/100000" office:value-type="float" office:value="0.0000002490234375">
            <text:p>0.0000002490</text:p>
          </table:table-cell>
          <table:table-cell table:formula="of:=0.625*1000000*[.$N187]*1000" office:value-type="float" office:value="155.6396484375">
            <text:p>155.639648</text:p>
          </table:table-cell>
          <table:table-cell table:formula="of:=0.769*100000*[.$N18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62">
            <text:p>6262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88]" office:value-type="float" office:value="22.3676">
            <text:p>22.3676</text:p>
          </table:table-cell>
          <table:table-cell/>
          <table:table-cell table:formula="of:=-0.0000028*[.$D188]*[.$D188]+0.0405*[.$D188]-4" office:value-type="float" office:value="33.9092992">
            <text:p>33.9092992</text:p>
          </table:table-cell>
          <table:table-cell/>
          <table:table-cell table:formula="of:=([.G188]-25)*(0.01+0.00008*[.$D188])+[.$I188]" office:value-type="float" office:value="33.671119648">
            <text:p>33.671119648</text:p>
          </table:table-cell>
          <table:table-cell/>
          <table:table-cell table:formula="of:=([.$B188]/4096)*1.5" office:value-type="float" office:value="0.0281982421875">
            <text:p>0.028198</text:p>
          </table:table-cell>
          <table:table-cell table:formula="of:=[.M188]/100000" office:value-type="float" office:value="0.000000281982421875">
            <text:p>0.0000002820</text:p>
          </table:table-cell>
          <table:table-cell table:formula="of:=0.625*1000000*[.$N188]*1000" office:value-type="float" office:value="176.239013671875">
            <text:p>176.239014</text:p>
          </table:table-cell>
          <table:table-cell table:formula="of:=0.769*100000*[.$N188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62">
            <text:p>626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89]" office:value-type="float" office:value="22.3676">
            <text:p>22.3676</text:p>
          </table:table-cell>
          <table:table-cell/>
          <table:table-cell table:formula="of:=-0.0000028*[.$D189]*[.$D189]+0.0405*[.$D189]-4" office:value-type="float" office:value="33.8395552">
            <text:p>33.8395552</text:p>
          </table:table-cell>
          <table:table-cell/>
          <table:table-cell table:formula="of:=([.G189]-25)*(0.01+0.00008*[.$D189])+[.$I189]" office:value-type="float" office:value="33.601796832">
            <text:p>33.601796832</text:p>
          </table:table-cell>
          <table:table-cell/>
          <table:table-cell table:formula="of:=([.$B189]/4096)*1.5" office:value-type="float" office:value="0.0245361328125">
            <text:p>0.024536</text:p>
          </table:table-cell>
          <table:table-cell table:formula="of:=[.M189]/100000" office:value-type="float" office:value="0.000000245361328125">
            <text:p>0.0000002454</text:p>
          </table:table-cell>
          <table:table-cell table:formula="of:=0.625*1000000*[.$N189]*1000" office:value-type="float" office:value="153.350830078125">
            <text:p>153.350830</text:p>
          </table:table-cell>
          <table:table-cell table:formula="of:=0.769*100000*[.$N18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64">
            <text:p>6264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190]" office:value-type="float" office:value="22.3872">
            <text:p>22.3872</text:p>
          </table:table-cell>
          <table:table-cell/>
          <table:table-cell table:formula="of:=-0.0000028*[.$D190]*[.$D190]+0.0405*[.$D190]-4" office:value-type="float" office:value="33.8046748">
            <text:p>33.8046748</text:p>
          </table:table-cell>
          <table:table-cell/>
          <table:table-cell table:formula="of:=([.G190]-25)*(0.01+0.00008*[.$D190])+[.$I190]" office:value-type="float" office:value="33.568895728">
            <text:p>33.568895728</text:p>
          </table:table-cell>
          <table:table-cell/>
          <table:table-cell table:formula="of:=([.$B190]/4096)*1.5" office:value-type="float" office:value="0.025634765625">
            <text:p>0.025635</text:p>
          </table:table-cell>
          <table:table-cell table:formula="of:=[.M190]/100000" office:value-type="float" office:value="0.00000025634765625">
            <text:p>0.0000002563</text:p>
          </table:table-cell>
          <table:table-cell table:formula="of:=0.625*1000000*[.$N190]*1000" office:value-type="float" office:value="160.21728515625">
            <text:p>160.217285</text:p>
          </table:table-cell>
          <table:table-cell table:formula="of:=0.769*100000*[.$N19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262">
            <text:p>626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91]" office:value-type="float" office:value="22.3676">
            <text:p>22.3676</text:p>
          </table:table-cell>
          <table:table-cell/>
          <table:table-cell table:formula="of:=-0.0000028*[.$D191]*[.$D191]+0.0405*[.$D191]-4" office:value-type="float" office:value="33.7697888">
            <text:p>33.7697888</text:p>
          </table:table-cell>
          <table:table-cell/>
          <table:table-cell table:formula="of:=([.G191]-25)*(0.01+0.00008*[.$D191])+[.$I191]" office:value-type="float" office:value="33.532451616">
            <text:p>33.532451616</text:p>
          </table:table-cell>
          <table:table-cell/>
          <table:table-cell table:formula="of:=([.$B191]/4096)*1.5" office:value-type="float" office:value="0.022705078125">
            <text:p>0.022705</text:p>
          </table:table-cell>
          <table:table-cell table:formula="of:=[.M191]/100000" office:value-type="float" office:value="0.00000022705078125">
            <text:p>0.0000002271</text:p>
          </table:table-cell>
          <table:table-cell table:formula="of:=0.625*1000000*[.$N191]*1000" office:value-type="float" office:value="141.90673828125">
            <text:p>141.906738</text:p>
          </table:table-cell>
          <table:table-cell table:formula="of:=0.769*100000*[.$N191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59">
            <text:p>6259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192]" office:value-type="float" office:value="22.3382">
            <text:p>22.3382</text:p>
          </table:table-cell>
          <table:table-cell/>
          <table:table-cell table:formula="of:=-0.0000028*[.$D192]*[.$D192]+0.0405*[.$D192]-4" office:value-type="float" office:value="33.7348972">
            <text:p>33.7348972</text:p>
          </table:table-cell>
          <table:table-cell/>
          <table:table-cell table:formula="of:=([.G192]-25)*(0.01+0.00008*[.$D192])+[.$I192]" office:value-type="float" office:value="33.495122256">
            <text:p>33.495122256</text:p>
          </table:table-cell>
          <table:table-cell/>
          <table:table-cell table:formula="of:=([.$B192]/4096)*1.5" office:value-type="float" office:value="0.0274658203125">
            <text:p>0.027466</text:p>
          </table:table-cell>
          <table:table-cell table:formula="of:=[.M192]/100000" office:value-type="float" office:value="0.000000274658203125">
            <text:p>0.0000002747</text:p>
          </table:table-cell>
          <table:table-cell table:formula="of:=0.625*1000000*[.$N192]*1000" office:value-type="float" office:value="171.661376953125">
            <text:p>171.661377</text:p>
          </table:table-cell>
          <table:table-cell table:formula="of:=0.769*100000*[.$N192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57">
            <text:p>6257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93]" office:value-type="float" office:value="22.3186">
            <text:p>22.3186</text:p>
          </table:table-cell>
          <table:table-cell/>
          <table:table-cell table:formula="of:=-0.0000028*[.$D193]*[.$D193]+0.0405*[.$D193]-4" office:value-type="float" office:value="33.8395552">
            <text:p>33.8395552</text:p>
          </table:table-cell>
          <table:table-cell/>
          <table:table-cell table:formula="of:=([.G193]-25)*(0.01+0.00008*[.$D193])+[.$I193]" office:value-type="float" office:value="33.597371152">
            <text:p>33.597371152</text:p>
          </table:table-cell>
          <table:table-cell/>
          <table:table-cell table:formula="of:=([.$B193]/4096)*1.5" office:value-type="float" office:value="0.0267333984375">
            <text:p>0.026733</text:p>
          </table:table-cell>
          <table:table-cell table:formula="of:=[.M193]/100000" office:value-type="float" office:value="0.000000267333984375">
            <text:p>0.0000002673</text:p>
          </table:table-cell>
          <table:table-cell table:formula="of:=0.625*1000000*[.$N193]*1000" office:value-type="float" office:value="167.083740234375">
            <text:p>167.083740</text:p>
          </table:table-cell>
          <table:table-cell table:formula="of:=0.769*100000*[.$N19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8">
            <text:p>6258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94]" office:value-type="float" office:value="22.3284">
            <text:p>22.3284</text:p>
          </table:table-cell>
          <table:table-cell/>
          <table:table-cell table:formula="of:=-0.0000028*[.$D194]*[.$D194]+0.0405*[.$D194]-4" office:value-type="float" office:value="33.8395552">
            <text:p>33.8395552</text:p>
          </table:table-cell>
          <table:table-cell/>
          <table:table-cell table:formula="of:=([.G194]-25)*(0.01+0.00008*[.$D194])+[.$I194]" office:value-type="float" office:value="33.598256288">
            <text:p>33.598256288</text:p>
          </table:table-cell>
          <table:table-cell/>
          <table:table-cell table:formula="of:=([.$B194]/4096)*1.5" office:value-type="float" office:value="0.027099609375">
            <text:p>0.027100</text:p>
          </table:table-cell>
          <table:table-cell table:formula="of:=[.M194]/100000" office:value-type="float" office:value="0.00000027099609375">
            <text:p>0.0000002710</text:p>
          </table:table-cell>
          <table:table-cell table:formula="of:=0.625*1000000*[.$N194]*1000" office:value-type="float" office:value="169.37255859375">
            <text:p>169.372559</text:p>
          </table:table-cell>
          <table:table-cell table:formula="of:=0.769*100000*[.$N194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57">
            <text:p>6257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195]" office:value-type="float" office:value="22.3186">
            <text:p>22.3186</text:p>
          </table:table-cell>
          <table:table-cell/>
          <table:table-cell table:formula="of:=-0.0000028*[.$D195]*[.$D195]+0.0405*[.$D195]-4" office:value-type="float" office:value="33.87443">
            <text:p>33.87443</text:p>
          </table:table-cell>
          <table:table-cell/>
          <table:table-cell table:formula="of:=([.G195]-25)*(0.01+0.00008*[.$D195])+[.$I195]" office:value-type="float" office:value="33.63203144">
            <text:p>33.63203144</text:p>
          </table:table-cell>
          <table:table-cell/>
          <table:table-cell table:formula="of:=([.$B195]/4096)*1.5" office:value-type="float" office:value="0.0274658203125">
            <text:p>0.027466</text:p>
          </table:table-cell>
          <table:table-cell table:formula="of:=[.M195]/100000" office:value-type="float" office:value="0.000000274658203125">
            <text:p>0.0000002747</text:p>
          </table:table-cell>
          <table:table-cell table:formula="of:=0.625*1000000*[.$N195]*1000" office:value-type="float" office:value="171.661376953125">
            <text:p>171.661377</text:p>
          </table:table-cell>
          <table:table-cell table:formula="of:=0.769*100000*[.$N19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56">
            <text:p>6256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96]" office:value-type="float" office:value="22.3088">
            <text:p>22.3088</text:p>
          </table:table-cell>
          <table:table-cell/>
          <table:table-cell table:formula="of:=-0.0000028*[.$D196]*[.$D196]+0.0405*[.$D196]-4" office:value-type="float" office:value="33.9092992">
            <text:p>33.9092992</text:p>
          </table:table-cell>
          <table:table-cell/>
          <table:table-cell table:formula="of:=([.G196]-25)*(0.01+0.00008*[.$D196])+[.$I196]" office:value-type="float" office:value="33.665799424">
            <text:p>33.665799424</text:p>
          </table:table-cell>
          <table:table-cell/>
          <table:table-cell table:formula="of:=([.$B196]/4096)*1.5" office:value-type="float" office:value="0.0252685546875">
            <text:p>0.025269</text:p>
          </table:table-cell>
          <table:table-cell table:formula="of:=[.M196]/100000" office:value-type="float" office:value="0.000000252685546875">
            <text:p>0.0000002527</text:p>
          </table:table-cell>
          <table:table-cell table:formula="of:=0.625*1000000*[.$N196]*1000" office:value-type="float" office:value="157.928466796875">
            <text:p>157.928467</text:p>
          </table:table-cell>
          <table:table-cell table:formula="of:=0.769*100000*[.$N19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59">
            <text:p>6259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97]" office:value-type="float" office:value="22.3382">
            <text:p>22.3382</text:p>
          </table:table-cell>
          <table:table-cell/>
          <table:table-cell table:formula="of:=-0.0000028*[.$D197]*[.$D197]+0.0405*[.$D197]-4" office:value-type="float" office:value="33.9092992">
            <text:p>33.9092992</text:p>
          </table:table-cell>
          <table:table-cell/>
          <table:table-cell table:formula="of:=([.G197]-25)*(0.01+0.00008*[.$D197])+[.$I197]" office:value-type="float" office:value="33.668459536">
            <text:p>33.668459536</text:p>
          </table:table-cell>
          <table:table-cell/>
          <table:table-cell table:formula="of:=([.$B197]/4096)*1.5" office:value-type="float" office:value="0.0263671875">
            <text:p>0.026367</text:p>
          </table:table-cell>
          <table:table-cell table:formula="of:=[.M197]/100000" office:value-type="float" office:value="0.000000263671875">
            <text:p>0.0000002637</text:p>
          </table:table-cell>
          <table:table-cell table:formula="of:=0.625*1000000*[.$N197]*1000" office:value-type="float" office:value="164.794921875">
            <text:p>164.794922</text:p>
          </table:table-cell>
          <table:table-cell table:formula="of:=0.769*100000*[.$N197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8">
            <text:p>6258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98]" office:value-type="float" office:value="22.3284">
            <text:p>22.3284</text:p>
          </table:table-cell>
          <table:table-cell/>
          <table:table-cell table:formula="of:=-0.0000028*[.$D198]*[.$D198]+0.0405*[.$D198]-4" office:value-type="float" office:value="33.9092992">
            <text:p>33.9092992</text:p>
          </table:table-cell>
          <table:table-cell/>
          <table:table-cell table:formula="of:=([.G198]-25)*(0.01+0.00008*[.$D198])+[.$I198]" office:value-type="float" office:value="33.667572832">
            <text:p>33.667572832</text:p>
          </table:table-cell>
          <table:table-cell/>
          <table:table-cell table:formula="of:=([.$B198]/4096)*1.5" office:value-type="float" office:value="0.027099609375">
            <text:p>0.027100</text:p>
          </table:table-cell>
          <table:table-cell table:formula="of:=[.M198]/100000" office:value-type="float" office:value="0.00000027099609375">
            <text:p>0.0000002710</text:p>
          </table:table-cell>
          <table:table-cell table:formula="of:=0.625*1000000*[.$N198]*1000" office:value-type="float" office:value="169.37255859375">
            <text:p>169.372559</text:p>
          </table:table-cell>
          <table:table-cell table:formula="of:=0.769*100000*[.$N198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62">
            <text:p>626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99]" office:value-type="float" office:value="22.3676">
            <text:p>22.3676</text:p>
          </table:table-cell>
          <table:table-cell/>
          <table:table-cell table:formula="of:=-0.0000028*[.$D199]*[.$D199]+0.0405*[.$D199]-4" office:value-type="float" office:value="33.8395552">
            <text:p>33.8395552</text:p>
          </table:table-cell>
          <table:table-cell/>
          <table:table-cell table:formula="of:=([.G199]-25)*(0.01+0.00008*[.$D199])+[.$I199]" office:value-type="float" office:value="33.601796832">
            <text:p>33.601796832</text:p>
          </table:table-cell>
          <table:table-cell/>
          <table:table-cell table:formula="of:=([.$B199]/4096)*1.5" office:value-type="float" office:value="0.0267333984375">
            <text:p>0.026733</text:p>
          </table:table-cell>
          <table:table-cell table:formula="of:=[.M199]/100000" office:value-type="float" office:value="0.000000267333984375">
            <text:p>0.0000002673</text:p>
          </table:table-cell>
          <table:table-cell table:formula="of:=0.625*1000000*[.$N199]*1000" office:value-type="float" office:value="167.083740234375">
            <text:p>167.083740</text:p>
          </table:table-cell>
          <table:table-cell table:formula="of:=0.769*100000*[.$N199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7">
            <text:p>6257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00]" office:value-type="float" office:value="22.3186">
            <text:p>22.3186</text:p>
          </table:table-cell>
          <table:table-cell/>
          <table:table-cell table:formula="of:=-0.0000028*[.$D200]*[.$D200]+0.0405*[.$D200]-4" office:value-type="float" office:value="33.9092992">
            <text:p>33.9092992</text:p>
          </table:table-cell>
          <table:table-cell/>
          <table:table-cell table:formula="of:=([.G200]-25)*(0.01+0.00008*[.$D200])+[.$I200]" office:value-type="float" office:value="33.666686128">
            <text:p>33.666686128</text:p>
          </table:table-cell>
          <table:table-cell/>
          <table:table-cell table:formula="of:=([.$B200]/4096)*1.5" office:value-type="float" office:value="0.027099609375">
            <text:p>0.027100</text:p>
          </table:table-cell>
          <table:table-cell table:formula="of:=[.M200]/100000" office:value-type="float" office:value="0.00000027099609375">
            <text:p>0.0000002710</text:p>
          </table:table-cell>
          <table:table-cell table:formula="of:=0.625*1000000*[.$N200]*1000" office:value-type="float" office:value="169.37255859375">
            <text:p>169.372559</text:p>
          </table:table-cell>
          <table:table-cell table:formula="of:=0.769*100000*[.$N20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57">
            <text:p>6257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01]" office:value-type="float" office:value="22.3186">
            <text:p>22.3186</text:p>
          </table:table-cell>
          <table:table-cell/>
          <table:table-cell table:formula="of:=-0.0000028*[.$D201]*[.$D201]+0.0405*[.$D201]-4" office:value-type="float" office:value="33.9092992">
            <text:p>33.9092992</text:p>
          </table:table-cell>
          <table:table-cell/>
          <table:table-cell table:formula="of:=([.G201]-25)*(0.01+0.00008*[.$D201])+[.$I201]" office:value-type="float" office:value="33.666686128">
            <text:p>33.666686128</text:p>
          </table:table-cell>
          <table:table-cell/>
          <table:table-cell table:formula="of:=([.$B201]/4096)*1.5" office:value-type="float" office:value="0.0260009765625">
            <text:p>0.026001</text:p>
          </table:table-cell>
          <table:table-cell table:formula="of:=[.M201]/100000" office:value-type="float" office:value="0.000000260009765625">
            <text:p>0.0000002600</text:p>
          </table:table-cell>
          <table:table-cell table:formula="of:=0.625*1000000*[.$N201]*1000" office:value-type="float" office:value="162.506103515625">
            <text:p>162.506104</text:p>
          </table:table-cell>
          <table:table-cell table:formula="of:=0.769*100000*[.$N201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55">
            <text:p>6255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02]" office:value-type="float" office:value="22.299">
            <text:p>22.299</text:p>
          </table:table-cell>
          <table:table-cell/>
          <table:table-cell table:formula="of:=-0.0000028*[.$D202]*[.$D202]+0.0405*[.$D202]-4" office:value-type="float" office:value="33.9092992">
            <text:p>33.9092992</text:p>
          </table:table-cell>
          <table:table-cell/>
          <table:table-cell table:formula="of:=([.G202]-25)*(0.01+0.00008*[.$D202])+[.$I202]" office:value-type="float" office:value="33.66491272">
            <text:p>33.66491272</text:p>
          </table:table-cell>
          <table:table-cell/>
          <table:table-cell table:formula="of:=([.$B202]/4096)*1.5" office:value-type="float" office:value="0.0252685546875">
            <text:p>0.025269</text:p>
          </table:table-cell>
          <table:table-cell table:formula="of:=[.M202]/100000" office:value-type="float" office:value="0.000000252685546875">
            <text:p>0.0000002527</text:p>
          </table:table-cell>
          <table:table-cell table:formula="of:=0.625*1000000*[.$N202]*1000" office:value-type="float" office:value="157.928466796875">
            <text:p>157.928467</text:p>
          </table:table-cell>
          <table:table-cell table:formula="of:=0.769*100000*[.$N202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54">
            <text:p>6254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03]" office:value-type="float" office:value="22.2892">
            <text:p>22.2892</text:p>
          </table:table-cell>
          <table:table-cell/>
          <table:table-cell table:formula="of:=-0.0000028*[.$D203]*[.$D203]+0.0405*[.$D203]-4" office:value-type="float" office:value="33.9092992">
            <text:p>33.9092992</text:p>
          </table:table-cell>
          <table:table-cell/>
          <table:table-cell table:formula="of:=([.G203]-25)*(0.01+0.00008*[.$D203])+[.$I203]" office:value-type="float" office:value="33.664026016">
            <text:p>33.664026016</text:p>
          </table:table-cell>
          <table:table-cell/>
          <table:table-cell table:formula="of:=([.$B203]/4096)*1.5" office:value-type="float" office:value="0.02783203125">
            <text:p>0.027832</text:p>
          </table:table-cell>
          <table:table-cell table:formula="of:=[.M203]/100000" office:value-type="float" office:value="0.0000002783203125">
            <text:p>0.0000002783</text:p>
          </table:table-cell>
          <table:table-cell table:formula="of:=0.625*1000000*[.$N203]*1000" office:value-type="float" office:value="173.9501953125">
            <text:p>173.950195</text:p>
          </table:table-cell>
          <table:table-cell table:formula="of:=0.769*100000*[.$N203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53">
            <text:p>6253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204]" office:value-type="float" office:value="22.2794">
            <text:p>22.2794</text:p>
          </table:table-cell>
          <table:table-cell/>
          <table:table-cell table:formula="of:=-0.0000028*[.$D204]*[.$D204]+0.0405*[.$D204]-4" office:value-type="float" office:value="33.9790208">
            <text:p>33.9790208</text:p>
          </table:table-cell>
          <table:table-cell/>
          <table:table-cell table:formula="of:=([.G204]-25)*(0.01+0.00008*[.$D204])+[.$I204]" office:value-type="float" office:value="33.732425616">
            <text:p>33.732425616</text:p>
          </table:table-cell>
          <table:table-cell/>
          <table:table-cell table:formula="of:=([.$B204]/4096)*1.5" office:value-type="float" office:value="0.0260009765625">
            <text:p>0.026001</text:p>
          </table:table-cell>
          <table:table-cell table:formula="of:=[.M204]/100000" office:value-type="float" office:value="0.000000260009765625">
            <text:p>0.0000002600</text:p>
          </table:table-cell>
          <table:table-cell table:formula="of:=0.625*1000000*[.$N204]*1000" office:value-type="float" office:value="162.506103515625">
            <text:p>162.506104</text:p>
          </table:table-cell>
          <table:table-cell table:formula="of:=0.769*100000*[.$N204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251">
            <text:p>6251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05]" office:value-type="float" office:value="22.2598">
            <text:p>22.2598</text:p>
          </table:table-cell>
          <table:table-cell/>
          <table:table-cell table:formula="of:=-0.0000028*[.$D205]*[.$D205]+0.0405*[.$D205]-4" office:value-type="float" office:value="33.9092992">
            <text:p>33.9092992</text:p>
          </table:table-cell>
          <table:table-cell/>
          <table:table-cell table:formula="of:=([.G205]-25)*(0.01+0.00008*[.$D205])+[.$I205]" office:value-type="float" office:value="33.661365904">
            <text:p>33.661365904</text:p>
          </table:table-cell>
          <table:table-cell/>
          <table:table-cell table:formula="of:=([.$B205]/4096)*1.5" office:value-type="float" office:value="0.0230712890625">
            <text:p>0.023071</text:p>
          </table:table-cell>
          <table:table-cell table:formula="of:=[.M205]/100000" office:value-type="float" office:value="0.000000230712890625">
            <text:p>0.0000002307</text:p>
          </table:table-cell>
          <table:table-cell table:formula="of:=0.625*1000000*[.$N205]*1000" office:value-type="float" office:value="144.195556640625">
            <text:p>144.195557</text:p>
          </table:table-cell>
          <table:table-cell table:formula="of:=0.769*100000*[.$N205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0">
            <text:p>6250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206]" office:value-type="float" office:value="22.25">
            <text:p>22.25</text:p>
          </table:table-cell>
          <table:table-cell/>
          <table:table-cell table:formula="of:=-0.0000028*[.$D206]*[.$D206]+0.0405*[.$D206]-4" office:value-type="float" office:value="34.0138732">
            <text:p>34.0138732</text:p>
          </table:table-cell>
          <table:table-cell/>
          <table:table-cell table:formula="of:=([.G206]-25)*(0.01+0.00008*[.$D206])+[.$I206]" office:value-type="float" office:value="33.7643932">
            <text:p>33.7643932</text:p>
          </table:table-cell>
          <table:table-cell/>
          <table:table-cell table:formula="of:=([.$B206]/4096)*1.5" office:value-type="float" office:value="0.027099609375">
            <text:p>0.027100</text:p>
          </table:table-cell>
          <table:table-cell table:formula="of:=[.M206]/100000" office:value-type="float" office:value="0.00000027099609375">
            <text:p>0.0000002710</text:p>
          </table:table-cell>
          <table:table-cell table:formula="of:=0.625*1000000*[.$N206]*1000" office:value-type="float" office:value="169.37255859375">
            <text:p>169.372559</text:p>
          </table:table-cell>
          <table:table-cell table:formula="of:=0.769*100000*[.$N20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3">
            <text:p>6253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207]" office:value-type="float" office:value="22.2794">
            <text:p>22.2794</text:p>
          </table:table-cell>
          <table:table-cell/>
          <table:table-cell table:formula="of:=-0.0000028*[.$D207]*[.$D207]+0.0405*[.$D207]-4" office:value-type="float" office:value="33.9790208">
            <text:p>33.9790208</text:p>
          </table:table-cell>
          <table:table-cell/>
          <table:table-cell table:formula="of:=([.G207]-25)*(0.01+0.00008*[.$D207])+[.$I207]" office:value-type="float" office:value="33.732425616">
            <text:p>33.732425616</text:p>
          </table:table-cell>
          <table:table-cell/>
          <table:table-cell table:formula="of:=([.$B207]/4096)*1.5" office:value-type="float" office:value="0.027099609375">
            <text:p>0.027100</text:p>
          </table:table-cell>
          <table:table-cell table:formula="of:=[.M207]/100000" office:value-type="float" office:value="0.00000027099609375">
            <text:p>0.0000002710</text:p>
          </table:table-cell>
          <table:table-cell table:formula="of:=0.625*1000000*[.$N207]*1000" office:value-type="float" office:value="169.37255859375">
            <text:p>169.372559</text:p>
          </table:table-cell>
          <table:table-cell table:formula="of:=0.769*100000*[.$N20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54">
            <text:p>6254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208]" office:value-type="float" office:value="22.2892">
            <text:p>22.2892</text:p>
          </table:table-cell>
          <table:table-cell/>
          <table:table-cell table:formula="of:=-0.0000028*[.$D208]*[.$D208]+0.0405*[.$D208]-4" office:value-type="float" office:value="33.9790208">
            <text:p>33.9790208</text:p>
          </table:table-cell>
          <table:table-cell/>
          <table:table-cell table:formula="of:=([.G208]-25)*(0.01+0.00008*[.$D208])+[.$I208]" office:value-type="float" office:value="33.733313888">
            <text:p>33.733313888</text:p>
          </table:table-cell>
          <table:table-cell/>
          <table:table-cell table:formula="of:=([.$B208]/4096)*1.5" office:value-type="float" office:value="0.024169921875">
            <text:p>0.024170</text:p>
          </table:table-cell>
          <table:table-cell table:formula="of:=[.M208]/100000" office:value-type="float" office:value="0.00000024169921875">
            <text:p>0.0000002417</text:p>
          </table:table-cell>
          <table:table-cell table:formula="of:=0.625*1000000*[.$N208]*1000" office:value-type="float" office:value="151.06201171875">
            <text:p>151.062012</text:p>
          </table:table-cell>
          <table:table-cell table:formula="of:=0.769*100000*[.$N20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54">
            <text:p>6254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09]" office:value-type="float" office:value="22.2892">
            <text:p>22.2892</text:p>
          </table:table-cell>
          <table:table-cell/>
          <table:table-cell table:formula="of:=-0.0000028*[.$D209]*[.$D209]+0.0405*[.$D209]-4" office:value-type="float" office:value="33.7697888">
            <text:p>33.7697888</text:p>
          </table:table-cell>
          <table:table-cell/>
          <table:table-cell table:formula="of:=([.G209]-25)*(0.01+0.00008*[.$D209])+[.$I209]" office:value-type="float" office:value="33.525383072">
            <text:p>33.525383072</text:p>
          </table:table-cell>
          <table:table-cell/>
          <table:table-cell table:formula="of:=([.$B209]/4096)*1.5" office:value-type="float" office:value="0.0245361328125">
            <text:p>0.024536</text:p>
          </table:table-cell>
          <table:table-cell table:formula="of:=[.M209]/100000" office:value-type="float" office:value="0.000000245361328125">
            <text:p>0.0000002454</text:p>
          </table:table-cell>
          <table:table-cell table:formula="of:=0.625*1000000*[.$N209]*1000" office:value-type="float" office:value="153.350830078125">
            <text:p>153.350830</text:p>
          </table:table-cell>
          <table:table-cell table:formula="of:=0.769*100000*[.$N20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56">
            <text:p>6256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10]" office:value-type="float" office:value="22.3088">
            <text:p>22.3088</text:p>
          </table:table-cell>
          <table:table-cell/>
          <table:table-cell table:formula="of:=-0.0000028*[.$D210]*[.$D210]+0.0405*[.$D210]-4" office:value-type="float" office:value="33.7697888">
            <text:p>33.7697888</text:p>
          </table:table-cell>
          <table:table-cell/>
          <table:table-cell table:formula="of:=([.G210]-25)*(0.01+0.00008*[.$D210])+[.$I210]" office:value-type="float" office:value="33.527150208">
            <text:p>33.527150208</text:p>
          </table:table-cell>
          <table:table-cell/>
          <table:table-cell table:formula="of:=([.$B210]/4096)*1.5" office:value-type="float" office:value="0.0234375">
            <text:p>0.023438</text:p>
          </table:table-cell>
          <table:table-cell table:formula="of:=[.M210]/100000" office:value-type="float" office:value="0.000000234375">
            <text:p>0.0000002344</text:p>
          </table:table-cell>
          <table:table-cell table:formula="of:=0.625*1000000*[.$N210]*1000" office:value-type="float" office:value="146.484375">
            <text:p>146.484375</text:p>
          </table:table-cell>
          <table:table-cell table:formula="of:=0.769*100000*[.$N210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52">
            <text:p>6252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211]" office:value-type="float" office:value="22.2696">
            <text:p>22.2696</text:p>
          </table:table-cell>
          <table:table-cell/>
          <table:table-cell table:formula="of:=-0.0000028*[.$D211]*[.$D211]+0.0405*[.$D211]-4" office:value-type="float" office:value="33.8046748">
            <text:p>33.8046748</text:p>
          </table:table-cell>
          <table:table-cell/>
          <table:table-cell table:formula="of:=([.G211]-25)*(0.01+0.00008*[.$D211])+[.$I211]" office:value-type="float" office:value="33.558283504">
            <text:p>33.558283504</text:p>
          </table:table-cell>
          <table:table-cell/>
          <table:table-cell table:formula="of:=([.$B211]/4096)*1.5" office:value-type="float" office:value="0.0234375">
            <text:p>0.023438</text:p>
          </table:table-cell>
          <table:table-cell table:formula="of:=[.M211]/100000" office:value-type="float" office:value="0.000000234375">
            <text:p>0.0000002344</text:p>
          </table:table-cell>
          <table:table-cell table:formula="of:=0.625*1000000*[.$N211]*1000" office:value-type="float" office:value="146.484375">
            <text:p>146.484375</text:p>
          </table:table-cell>
          <table:table-cell table:formula="of:=0.769*100000*[.$N21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2">
            <text:p>625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12]" office:value-type="float" office:value="22.2696">
            <text:p>22.2696</text:p>
          </table:table-cell>
          <table:table-cell/>
          <table:table-cell table:formula="of:=-0.0000028*[.$D212]*[.$D212]+0.0405*[.$D212]-4" office:value-type="float" office:value="33.7697888">
            <text:p>33.7697888</text:p>
          </table:table-cell>
          <table:table-cell/>
          <table:table-cell table:formula="of:=([.G212]-25)*(0.01+0.00008*[.$D212])+[.$I212]" office:value-type="float" office:value="33.523615936">
            <text:p>33.523615936</text:p>
          </table:table-cell>
          <table:table-cell/>
          <table:table-cell table:formula="of:=([.$B212]/4096)*1.5" office:value-type="float" office:value="0.027099609375">
            <text:p>0.027100</text:p>
          </table:table-cell>
          <table:table-cell table:formula="of:=[.M212]/100000" office:value-type="float" office:value="0.00000027099609375">
            <text:p>0.0000002710</text:p>
          </table:table-cell>
          <table:table-cell table:formula="of:=0.625*1000000*[.$N212]*1000" office:value-type="float" office:value="169.37255859375">
            <text:p>169.372559</text:p>
          </table:table-cell>
          <table:table-cell table:formula="of:=0.769*100000*[.$N21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54">
            <text:p>6254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13]" office:value-type="float" office:value="22.2892">
            <text:p>22.2892</text:p>
          </table:table-cell>
          <table:table-cell/>
          <table:table-cell table:formula="of:=-0.0000028*[.$D213]*[.$D213]+0.0405*[.$D213]-4" office:value-type="float" office:value="33.9092992">
            <text:p>33.9092992</text:p>
          </table:table-cell>
          <table:table-cell/>
          <table:table-cell table:formula="of:=([.G213]-25)*(0.01+0.00008*[.$D213])+[.$I213]" office:value-type="float" office:value="33.664026016">
            <text:p>33.664026016</text:p>
          </table:table-cell>
          <table:table-cell/>
          <table:table-cell table:formula="of:=([.$B213]/4096)*1.5" office:value-type="float" office:value="0.024169921875">
            <text:p>0.024170</text:p>
          </table:table-cell>
          <table:table-cell table:formula="of:=[.M213]/100000" office:value-type="float" office:value="0.00000024169921875">
            <text:p>0.0000002417</text:p>
          </table:table-cell>
          <table:table-cell table:formula="of:=0.625*1000000*[.$N213]*1000" office:value-type="float" office:value="151.06201171875">
            <text:p>151.062012</text:p>
          </table:table-cell>
          <table:table-cell table:formula="of:=0.769*100000*[.$N21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54">
            <text:p>6254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214]" office:value-type="float" office:value="22.2892">
            <text:p>22.2892</text:p>
          </table:table-cell>
          <table:table-cell/>
          <table:table-cell table:formula="of:=-0.0000028*[.$D214]*[.$D214]+0.0405*[.$D214]-4" office:value-type="float" office:value="33.8046748">
            <text:p>33.8046748</text:p>
          </table:table-cell>
          <table:table-cell/>
          <table:table-cell table:formula="of:=([.G214]-25)*(0.01+0.00008*[.$D214])+[.$I214]" office:value-type="float" office:value="33.560052208">
            <text:p>33.560052208</text:p>
          </table:table-cell>
          <table:table-cell/>
          <table:table-cell table:formula="of:=([.$B214]/4096)*1.5" office:value-type="float" office:value="0.02490234375">
            <text:p>0.024902</text:p>
          </table:table-cell>
          <table:table-cell table:formula="of:=[.M214]/100000" office:value-type="float" office:value="0.0000002490234375">
            <text:p>0.0000002490</text:p>
          </table:table-cell>
          <table:table-cell table:formula="of:=0.625*1000000*[.$N214]*1000" office:value-type="float" office:value="155.6396484375">
            <text:p>155.639648</text:p>
          </table:table-cell>
          <table:table-cell table:formula="of:=0.769*100000*[.$N21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54">
            <text:p>6254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15]" office:value-type="float" office:value="22.2892">
            <text:p>22.2892</text:p>
          </table:table-cell>
          <table:table-cell/>
          <table:table-cell table:formula="of:=-0.0000028*[.$D215]*[.$D215]+0.0405*[.$D215]-4" office:value-type="float" office:value="33.8395552">
            <text:p>33.8395552</text:p>
          </table:table-cell>
          <table:table-cell/>
          <table:table-cell table:formula="of:=([.G215]-25)*(0.01+0.00008*[.$D215])+[.$I215]" office:value-type="float" office:value="33.594715744">
            <text:p>33.594715744</text:p>
          </table:table-cell>
          <table:table-cell/>
          <table:table-cell table:formula="of:=([.$B215]/4096)*1.5" office:value-type="float" office:value="0.024169921875">
            <text:p>0.024170</text:p>
          </table:table-cell>
          <table:table-cell table:formula="of:=[.M215]/100000" office:value-type="float" office:value="0.00000024169921875">
            <text:p>0.0000002417</text:p>
          </table:table-cell>
          <table:table-cell table:formula="of:=0.625*1000000*[.$N215]*1000" office:value-type="float" office:value="151.06201171875">
            <text:p>151.062012</text:p>
          </table:table-cell>
          <table:table-cell table:formula="of:=0.769*100000*[.$N21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55">
            <text:p>6255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16]" office:value-type="float" office:value="22.299">
            <text:p>22.299</text:p>
          </table:table-cell>
          <table:table-cell/>
          <table:table-cell table:formula="of:=-0.0000028*[.$D216]*[.$D216]+0.0405*[.$D216]-4" office:value-type="float" office:value="33.8395552">
            <text:p>33.8395552</text:p>
          </table:table-cell>
          <table:table-cell/>
          <table:table-cell table:formula="of:=([.G216]-25)*(0.01+0.00008*[.$D216])+[.$I216]" office:value-type="float" office:value="33.59560088">
            <text:p>33.59560088</text:p>
          </table:table-cell>
          <table:table-cell/>
          <table:table-cell table:formula="of:=([.$B216]/4096)*1.5" office:value-type="float" office:value="0.0263671875">
            <text:p>0.026367</text:p>
          </table:table-cell>
          <table:table-cell table:formula="of:=[.M216]/100000" office:value-type="float" office:value="0.000000263671875">
            <text:p>0.0000002637</text:p>
          </table:table-cell>
          <table:table-cell table:formula="of:=0.625*1000000*[.$N216]*1000" office:value-type="float" office:value="164.794921875">
            <text:p>164.794922</text:p>
          </table:table-cell>
          <table:table-cell table:formula="of:=0.769*100000*[.$N21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56">
            <text:p>6256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17]" office:value-type="float" office:value="22.3088">
            <text:p>22.3088</text:p>
          </table:table-cell>
          <table:table-cell/>
          <table:table-cell table:formula="of:=-0.0000028*[.$D217]*[.$D217]+0.0405*[.$D217]-4" office:value-type="float" office:value="33.8395552">
            <text:p>33.8395552</text:p>
          </table:table-cell>
          <table:table-cell/>
          <table:table-cell table:formula="of:=([.G217]-25)*(0.01+0.00008*[.$D217])+[.$I217]" office:value-type="float" office:value="33.596486016">
            <text:p>33.596486016</text:p>
          </table:table-cell>
          <table:table-cell/>
          <table:table-cell table:formula="of:=([.$B217]/4096)*1.5" office:value-type="float" office:value="0.0260009765625">
            <text:p>0.026001</text:p>
          </table:table-cell>
          <table:table-cell table:formula="of:=[.M217]/100000" office:value-type="float" office:value="0.000000260009765625">
            <text:p>0.0000002600</text:p>
          </table:table-cell>
          <table:table-cell table:formula="of:=0.625*1000000*[.$N217]*1000" office:value-type="float" office:value="162.506103515625">
            <text:p>162.506104</text:p>
          </table:table-cell>
          <table:table-cell table:formula="of:=0.769*100000*[.$N21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57">
            <text:p>6257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18]" office:value-type="float" office:value="22.3186">
            <text:p>22.3186</text:p>
          </table:table-cell>
          <table:table-cell/>
          <table:table-cell table:formula="of:=-0.0000028*[.$D218]*[.$D218]+0.0405*[.$D218]-4" office:value-type="float" office:value="33.8395552">
            <text:p>33.8395552</text:p>
          </table:table-cell>
          <table:table-cell/>
          <table:table-cell table:formula="of:=([.G218]-25)*(0.01+0.00008*[.$D218])+[.$I218]" office:value-type="float" office:value="33.597371152">
            <text:p>33.597371152</text:p>
          </table:table-cell>
          <table:table-cell/>
          <table:table-cell table:formula="of:=([.$B218]/4096)*1.5" office:value-type="float" office:value="0.02783203125">
            <text:p>0.027832</text:p>
          </table:table-cell>
          <table:table-cell table:formula="of:=[.M218]/100000" office:value-type="float" office:value="0.0000002783203125">
            <text:p>0.0000002783</text:p>
          </table:table-cell>
          <table:table-cell table:formula="of:=0.625*1000000*[.$N218]*1000" office:value-type="float" office:value="173.9501953125">
            <text:p>173.950195</text:p>
          </table:table-cell>
          <table:table-cell table:formula="of:=0.769*100000*[.$N21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5">
            <text:p>6255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19]" office:value-type="float" office:value="22.299">
            <text:p>22.299</text:p>
          </table:table-cell>
          <table:table-cell/>
          <table:table-cell table:formula="of:=-0.0000028*[.$D219]*[.$D219]+0.0405*[.$D219]-4" office:value-type="float" office:value="33.8395552">
            <text:p>33.8395552</text:p>
          </table:table-cell>
          <table:table-cell/>
          <table:table-cell table:formula="of:=([.G219]-25)*(0.01+0.00008*[.$D219])+[.$I219]" office:value-type="float" office:value="33.59560088">
            <text:p>33.59560088</text:p>
          </table:table-cell>
          <table:table-cell/>
          <table:table-cell table:formula="of:=([.$B219]/4096)*1.5" office:value-type="float" office:value="0.027099609375">
            <text:p>0.027100</text:p>
          </table:table-cell>
          <table:table-cell table:formula="of:=[.M219]/100000" office:value-type="float" office:value="0.00000027099609375">
            <text:p>0.0000002710</text:p>
          </table:table-cell>
          <table:table-cell table:formula="of:=0.625*1000000*[.$N219]*1000" office:value-type="float" office:value="169.37255859375">
            <text:p>169.372559</text:p>
          </table:table-cell>
          <table:table-cell table:formula="of:=0.769*100000*[.$N219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55">
            <text:p>6255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20]" office:value-type="float" office:value="22.299">
            <text:p>22.299</text:p>
          </table:table-cell>
          <table:table-cell/>
          <table:table-cell table:formula="of:=-0.0000028*[.$D220]*[.$D220]+0.0405*[.$D220]-4" office:value-type="float" office:value="33.8395552">
            <text:p>33.8395552</text:p>
          </table:table-cell>
          <table:table-cell/>
          <table:table-cell table:formula="of:=([.G220]-25)*(0.01+0.00008*[.$D220])+[.$I220]" office:value-type="float" office:value="33.59560088">
            <text:p>33.59560088</text:p>
          </table:table-cell>
          <table:table-cell/>
          <table:table-cell table:formula="of:=([.$B220]/4096)*1.5" office:value-type="float" office:value="0.0260009765625">
            <text:p>0.026001</text:p>
          </table:table-cell>
          <table:table-cell table:formula="of:=[.M220]/100000" office:value-type="float" office:value="0.000000260009765625">
            <text:p>0.0000002600</text:p>
          </table:table-cell>
          <table:table-cell table:formula="of:=0.625*1000000*[.$N220]*1000" office:value-type="float" office:value="162.506103515625">
            <text:p>162.506104</text:p>
          </table:table-cell>
          <table:table-cell table:formula="of:=0.769*100000*[.$N220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55">
            <text:p>6255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21]" office:value-type="float" office:value="22.299">
            <text:p>22.299</text:p>
          </table:table-cell>
          <table:table-cell/>
          <table:table-cell table:formula="of:=-0.0000028*[.$D221]*[.$D221]+0.0405*[.$D221]-4" office:value-type="float" office:value="33.8395552">
            <text:p>33.8395552</text:p>
          </table:table-cell>
          <table:table-cell/>
          <table:table-cell table:formula="of:=([.G221]-25)*(0.01+0.00008*[.$D221])+[.$I221]" office:value-type="float" office:value="33.59560088">
            <text:p>33.59560088</text:p>
          </table:table-cell>
          <table:table-cell/>
          <table:table-cell table:formula="of:=([.$B221]/4096)*1.5" office:value-type="float" office:value="0.0238037109375">
            <text:p>0.023804</text:p>
          </table:table-cell>
          <table:table-cell table:formula="of:=[.M221]/100000" office:value-type="float" office:value="0.000000238037109375">
            <text:p>0.0000002380</text:p>
          </table:table-cell>
          <table:table-cell table:formula="of:=0.625*1000000*[.$N221]*1000" office:value-type="float" office:value="148.773193359375">
            <text:p>148.773193</text:p>
          </table:table-cell>
          <table:table-cell table:formula="of:=0.769*100000*[.$N221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6">
            <text:p>6256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22]" office:value-type="float" office:value="22.3088">
            <text:p>22.3088</text:p>
          </table:table-cell>
          <table:table-cell/>
          <table:table-cell table:formula="of:=-0.0000028*[.$D222]*[.$D222]+0.0405*[.$D222]-4" office:value-type="float" office:value="33.8395552">
            <text:p>33.8395552</text:p>
          </table:table-cell>
          <table:table-cell/>
          <table:table-cell table:formula="of:=([.G222]-25)*(0.01+0.00008*[.$D222])+[.$I222]" office:value-type="float" office:value="33.596486016">
            <text:p>33.596486016</text:p>
          </table:table-cell>
          <table:table-cell/>
          <table:table-cell table:formula="of:=([.$B222]/4096)*1.5" office:value-type="float" office:value="0.027099609375">
            <text:p>0.027100</text:p>
          </table:table-cell>
          <table:table-cell table:formula="of:=[.M222]/100000" office:value-type="float" office:value="0.00000027099609375">
            <text:p>0.0000002710</text:p>
          </table:table-cell>
          <table:table-cell table:formula="of:=0.625*1000000*[.$N222]*1000" office:value-type="float" office:value="169.37255859375">
            <text:p>169.372559</text:p>
          </table:table-cell>
          <table:table-cell table:formula="of:=0.769*100000*[.$N22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54">
            <text:p>6254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23]" office:value-type="float" office:value="22.2892">
            <text:p>22.2892</text:p>
          </table:table-cell>
          <table:table-cell/>
          <table:table-cell table:formula="of:=-0.0000028*[.$D223]*[.$D223]+0.0405*[.$D223]-4" office:value-type="float" office:value="33.8395552">
            <text:p>33.8395552</text:p>
          </table:table-cell>
          <table:table-cell/>
          <table:table-cell table:formula="of:=([.G223]-25)*(0.01+0.00008*[.$D223])+[.$I223]" office:value-type="float" office:value="33.594715744">
            <text:p>33.594715744</text:p>
          </table:table-cell>
          <table:table-cell/>
          <table:table-cell table:formula="of:=([.$B223]/4096)*1.5" office:value-type="float" office:value="0.0263671875">
            <text:p>0.026367</text:p>
          </table:table-cell>
          <table:table-cell table:formula="of:=[.M223]/100000" office:value-type="float" office:value="0.000000263671875">
            <text:p>0.0000002637</text:p>
          </table:table-cell>
          <table:table-cell table:formula="of:=0.625*1000000*[.$N223]*1000" office:value-type="float" office:value="164.794921875">
            <text:p>164.794922</text:p>
          </table:table-cell>
          <table:table-cell table:formula="of:=0.769*100000*[.$N223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54">
            <text:p>6254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24]" office:value-type="float" office:value="22.2892">
            <text:p>22.2892</text:p>
          </table:table-cell>
          <table:table-cell/>
          <table:table-cell table:formula="of:=-0.0000028*[.$D224]*[.$D224]+0.0405*[.$D224]-4" office:value-type="float" office:value="33.8395552">
            <text:p>33.8395552</text:p>
          </table:table-cell>
          <table:table-cell/>
          <table:table-cell table:formula="of:=([.G224]-25)*(0.01+0.00008*[.$D224])+[.$I224]" office:value-type="float" office:value="33.594715744">
            <text:p>33.594715744</text:p>
          </table:table-cell>
          <table:table-cell/>
          <table:table-cell table:formula="of:=([.$B224]/4096)*1.5" office:value-type="float" office:value="0.0245361328125">
            <text:p>0.024536</text:p>
          </table:table-cell>
          <table:table-cell table:formula="of:=[.M224]/100000" office:value-type="float" office:value="0.000000245361328125">
            <text:p>0.0000002454</text:p>
          </table:table-cell>
          <table:table-cell table:formula="of:=0.625*1000000*[.$N224]*1000" office:value-type="float" office:value="153.350830078125">
            <text:p>153.350830</text:p>
          </table:table-cell>
          <table:table-cell table:formula="of:=0.769*100000*[.$N22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54">
            <text:p>6254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225]" office:value-type="float" office:value="22.2892">
            <text:p>22.2892</text:p>
          </table:table-cell>
          <table:table-cell/>
          <table:table-cell table:formula="of:=-0.0000028*[.$D225]*[.$D225]+0.0405*[.$D225]-4" office:value-type="float" office:value="33.8046748">
            <text:p>33.8046748</text:p>
          </table:table-cell>
          <table:table-cell/>
          <table:table-cell table:formula="of:=([.G225]-25)*(0.01+0.00008*[.$D225])+[.$I225]" office:value-type="float" office:value="33.560052208">
            <text:p>33.560052208</text:p>
          </table:table-cell>
          <table:table-cell/>
          <table:table-cell table:formula="of:=([.$B225]/4096)*1.5" office:value-type="float" office:value="0.02783203125">
            <text:p>0.027832</text:p>
          </table:table-cell>
          <table:table-cell table:formula="of:=[.M225]/100000" office:value-type="float" office:value="0.0000002783203125">
            <text:p>0.0000002783</text:p>
          </table:table-cell>
          <table:table-cell table:formula="of:=0.625*1000000*[.$N225]*1000" office:value-type="float" office:value="173.9501953125">
            <text:p>173.950195</text:p>
          </table:table-cell>
          <table:table-cell table:formula="of:=0.769*100000*[.$N225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56">
            <text:p>6256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26]" office:value-type="float" office:value="22.3088">
            <text:p>22.3088</text:p>
          </table:table-cell>
          <table:table-cell/>
          <table:table-cell table:formula="of:=-0.0000028*[.$D226]*[.$D226]+0.0405*[.$D226]-4" office:value-type="float" office:value="33.7697888">
            <text:p>33.7697888</text:p>
          </table:table-cell>
          <table:table-cell/>
          <table:table-cell table:formula="of:=([.G226]-25)*(0.01+0.00008*[.$D226])+[.$I226]" office:value-type="float" office:value="33.527150208">
            <text:p>33.527150208</text:p>
          </table:table-cell>
          <table:table-cell/>
          <table:table-cell table:formula="of:=([.$B226]/4096)*1.5" office:value-type="float" office:value="0.0281982421875">
            <text:p>0.028198</text:p>
          </table:table-cell>
          <table:table-cell table:formula="of:=[.M226]/100000" office:value-type="float" office:value="0.000000281982421875">
            <text:p>0.0000002820</text:p>
          </table:table-cell>
          <table:table-cell table:formula="of:=0.625*1000000*[.$N226]*1000" office:value-type="float" office:value="176.239013671875">
            <text:p>176.239014</text:p>
          </table:table-cell>
          <table:table-cell table:formula="of:=0.769*100000*[.$N22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56">
            <text:p>6256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227]" office:value-type="float" office:value="22.3088">
            <text:p>22.3088</text:p>
          </table:table-cell>
          <table:table-cell/>
          <table:table-cell table:formula="of:=-0.0000028*[.$D227]*[.$D227]+0.0405*[.$D227]-4" office:value-type="float" office:value="33.7348972">
            <text:p>33.7348972</text:p>
          </table:table-cell>
          <table:table-cell/>
          <table:table-cell table:formula="of:=([.G227]-25)*(0.01+0.00008*[.$D227])+[.$I227]" office:value-type="float" office:value="33.492473904">
            <text:p>33.492473904</text:p>
          </table:table-cell>
          <table:table-cell/>
          <table:table-cell table:formula="of:=([.$B227]/4096)*1.5" office:value-type="float" office:value="0.0245361328125">
            <text:p>0.024536</text:p>
          </table:table-cell>
          <table:table-cell table:formula="of:=[.M227]/100000" office:value-type="float" office:value="0.000000245361328125">
            <text:p>0.0000002454</text:p>
          </table:table-cell>
          <table:table-cell table:formula="of:=0.625*1000000*[.$N227]*1000" office:value-type="float" office:value="153.350830078125">
            <text:p>153.350830</text:p>
          </table:table-cell>
          <table:table-cell table:formula="of:=0.769*100000*[.$N22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52">
            <text:p>625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28]" office:value-type="float" office:value="22.2696">
            <text:p>22.2696</text:p>
          </table:table-cell>
          <table:table-cell/>
          <table:table-cell table:formula="of:=-0.0000028*[.$D228]*[.$D228]+0.0405*[.$D228]-4" office:value-type="float" office:value="33.7697888">
            <text:p>33.7697888</text:p>
          </table:table-cell>
          <table:table-cell/>
          <table:table-cell table:formula="of:=([.G228]-25)*(0.01+0.00008*[.$D228])+[.$I228]" office:value-type="float" office:value="33.523615936">
            <text:p>33.523615936</text:p>
          </table:table-cell>
          <table:table-cell/>
          <table:table-cell table:formula="of:=([.$B228]/4096)*1.5" office:value-type="float" office:value="0.0260009765625">
            <text:p>0.026001</text:p>
          </table:table-cell>
          <table:table-cell table:formula="of:=[.M228]/100000" office:value-type="float" office:value="0.000000260009765625">
            <text:p>0.0000002600</text:p>
          </table:table-cell>
          <table:table-cell table:formula="of:=0.625*1000000*[.$N228]*1000" office:value-type="float" office:value="162.506103515625">
            <text:p>162.506104</text:p>
          </table:table-cell>
          <table:table-cell table:formula="of:=0.769*100000*[.$N228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54">
            <text:p>6254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229]" office:value-type="float" office:value="22.2892">
            <text:p>22.2892</text:p>
          </table:table-cell>
          <table:table-cell/>
          <table:table-cell table:formula="of:=-0.0000028*[.$D229]*[.$D229]+0.0405*[.$D229]-4" office:value-type="float" office:value="33.8046748">
            <text:p>33.8046748</text:p>
          </table:table-cell>
          <table:table-cell/>
          <table:table-cell table:formula="of:=([.G229]-25)*(0.01+0.00008*[.$D229])+[.$I229]" office:value-type="float" office:value="33.560052208">
            <text:p>33.560052208</text:p>
          </table:table-cell>
          <table:table-cell/>
          <table:table-cell table:formula="of:=([.$B229]/4096)*1.5" office:value-type="float" office:value="0.0252685546875">
            <text:p>0.025269</text:p>
          </table:table-cell>
          <table:table-cell table:formula="of:=[.M229]/100000" office:value-type="float" office:value="0.000000252685546875">
            <text:p>0.0000002527</text:p>
          </table:table-cell>
          <table:table-cell table:formula="of:=0.625*1000000*[.$N229]*1000" office:value-type="float" office:value="157.928466796875">
            <text:p>157.928467</text:p>
          </table:table-cell>
          <table:table-cell table:formula="of:=0.769*100000*[.$N229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52">
            <text:p>625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30]" office:value-type="float" office:value="22.2696">
            <text:p>22.2696</text:p>
          </table:table-cell>
          <table:table-cell/>
          <table:table-cell table:formula="of:=-0.0000028*[.$D230]*[.$D230]+0.0405*[.$D230]-4" office:value-type="float" office:value="33.8395552">
            <text:p>33.8395552</text:p>
          </table:table-cell>
          <table:table-cell/>
          <table:table-cell table:formula="of:=([.G230]-25)*(0.01+0.00008*[.$D230])+[.$I230]" office:value-type="float" office:value="33.592945472">
            <text:p>33.592945472</text:p>
          </table:table-cell>
          <table:table-cell/>
          <table:table-cell table:formula="of:=([.$B230]/4096)*1.5" office:value-type="float" office:value="0.0252685546875">
            <text:p>0.025269</text:p>
          </table:table-cell>
          <table:table-cell table:formula="of:=[.M230]/100000" office:value-type="float" office:value="0.000000252685546875">
            <text:p>0.0000002527</text:p>
          </table:table-cell>
          <table:table-cell table:formula="of:=0.625*1000000*[.$N230]*1000" office:value-type="float" office:value="157.928466796875">
            <text:p>157.928467</text:p>
          </table:table-cell>
          <table:table-cell table:formula="of:=0.769*100000*[.$N230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50">
            <text:p>6250</text:p>
          </table:table-cell>
          <table:table-cell office:value-type="float" office:value="1007">
            <text:p>1007</text:p>
          </table:table-cell>
          <table:table-cell table:number-columns-repeated="2"/>
          <table:table-cell table:formula="of:=-39+0.0098*[.$C231]" office:value-type="float" office:value="22.25">
            <text:p>22.25</text:p>
          </table:table-cell>
          <table:table-cell/>
          <table:table-cell table:formula="of:=-0.0000028*[.$D231]*[.$D231]+0.0405*[.$D231]-4" office:value-type="float" office:value="33.9441628">
            <text:p>33.9441628</text:p>
          </table:table-cell>
          <table:table-cell/>
          <table:table-cell table:formula="of:=([.G231]-25)*(0.01+0.00008*[.$D231])+[.$I231]" office:value-type="float" office:value="33.6951228">
            <text:p>33.6951228</text:p>
          </table:table-cell>
          <table:table-cell/>
          <table:table-cell table:formula="of:=([.$B231]/4096)*1.5" office:value-type="float" office:value="0.0267333984375">
            <text:p>0.026733</text:p>
          </table:table-cell>
          <table:table-cell table:formula="of:=[.M231]/100000" office:value-type="float" office:value="0.000000267333984375">
            <text:p>0.0000002673</text:p>
          </table:table-cell>
          <table:table-cell table:formula="of:=0.625*1000000*[.$N231]*1000" office:value-type="float" office:value="167.083740234375">
            <text:p>167.083740</text:p>
          </table:table-cell>
          <table:table-cell table:formula="of:=0.769*100000*[.$N23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52">
            <text:p>6252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32]" office:value-type="float" office:value="22.2696">
            <text:p>22.2696</text:p>
          </table:table-cell>
          <table:table-cell/>
          <table:table-cell table:formula="of:=-0.0000028*[.$D232]*[.$D232]+0.0405*[.$D232]-4" office:value-type="float" office:value="33.9092992">
            <text:p>33.9092992</text:p>
          </table:table-cell>
          <table:table-cell/>
          <table:table-cell table:formula="of:=([.G232]-25)*(0.01+0.00008*[.$D232])+[.$I232]" office:value-type="float" office:value="33.662252608">
            <text:p>33.662252608</text:p>
          </table:table-cell>
          <table:table-cell/>
          <table:table-cell table:formula="of:=([.$B232]/4096)*1.5" office:value-type="float" office:value="0.0281982421875">
            <text:p>0.028198</text:p>
          </table:table-cell>
          <table:table-cell table:formula="of:=[.M232]/100000" office:value-type="float" office:value="0.000000281982421875">
            <text:p>0.0000002820</text:p>
          </table:table-cell>
          <table:table-cell table:formula="of:=0.625*1000000*[.$N232]*1000" office:value-type="float" office:value="176.239013671875">
            <text:p>176.239014</text:p>
          </table:table-cell>
          <table:table-cell table:formula="of:=0.769*100000*[.$N23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50">
            <text:p>6250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33]" office:value-type="float" office:value="22.25">
            <text:p>22.25</text:p>
          </table:table-cell>
          <table:table-cell/>
          <table:table-cell table:formula="of:=-0.0000028*[.$D233]*[.$D233]+0.0405*[.$D233]-4" office:value-type="float" office:value="33.9092992">
            <text:p>33.9092992</text:p>
          </table:table-cell>
          <table:table-cell/>
          <table:table-cell table:formula="of:=([.G233]-25)*(0.01+0.00008*[.$D233])+[.$I233]" office:value-type="float" office:value="33.6604792">
            <text:p>33.6604792</text:p>
          </table:table-cell>
          <table:table-cell/>
          <table:table-cell table:formula="of:=([.$B233]/4096)*1.5" office:value-type="float" office:value="0.02783203125">
            <text:p>0.027832</text:p>
          </table:table-cell>
          <table:table-cell table:formula="of:=[.M233]/100000" office:value-type="float" office:value="0.0000002783203125">
            <text:p>0.0000002783</text:p>
          </table:table-cell>
          <table:table-cell table:formula="of:=0.625*1000000*[.$N233]*1000" office:value-type="float" office:value="173.9501953125">
            <text:p>173.950195</text:p>
          </table:table-cell>
          <table:table-cell table:formula="of:=0.769*100000*[.$N233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52">
            <text:p>625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34]" office:value-type="float" office:value="22.2696">
            <text:p>22.2696</text:p>
          </table:table-cell>
          <table:table-cell/>
          <table:table-cell table:formula="of:=-0.0000028*[.$D234]*[.$D234]+0.0405*[.$D234]-4" office:value-type="float" office:value="33.8395552">
            <text:p>33.8395552</text:p>
          </table:table-cell>
          <table:table-cell/>
          <table:table-cell table:formula="of:=([.G234]-25)*(0.01+0.00008*[.$D234])+[.$I234]" office:value-type="float" office:value="33.592945472">
            <text:p>33.592945472</text:p>
          </table:table-cell>
          <table:table-cell/>
          <table:table-cell table:formula="of:=([.$B234]/4096)*1.5" office:value-type="float" office:value="0.0267333984375">
            <text:p>0.026733</text:p>
          </table:table-cell>
          <table:table-cell table:formula="of:=[.M234]/100000" office:value-type="float" office:value="0.000000267333984375">
            <text:p>0.0000002673</text:p>
          </table:table-cell>
          <table:table-cell table:formula="of:=0.625*1000000*[.$N234]*1000" office:value-type="float" office:value="167.083740234375">
            <text:p>167.083740</text:p>
          </table:table-cell>
          <table:table-cell table:formula="of:=0.769*100000*[.$N23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48">
            <text:p>6248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35]" office:value-type="float" office:value="22.2304">
            <text:p>22.2304</text:p>
          </table:table-cell>
          <table:table-cell/>
          <table:table-cell table:formula="of:=-0.0000028*[.$D235]*[.$D235]+0.0405*[.$D235]-4" office:value-type="float" office:value="33.9092992">
            <text:p>33.9092992</text:p>
          </table:table-cell>
          <table:table-cell/>
          <table:table-cell table:formula="of:=([.G235]-25)*(0.01+0.00008*[.$D235])+[.$I235]" office:value-type="float" office:value="33.658705792">
            <text:p>33.658705792</text:p>
          </table:table-cell>
          <table:table-cell/>
          <table:table-cell table:formula="of:=([.$B235]/4096)*1.5" office:value-type="float" office:value="0.0267333984375">
            <text:p>0.026733</text:p>
          </table:table-cell>
          <table:table-cell table:formula="of:=[.M235]/100000" office:value-type="float" office:value="0.000000267333984375">
            <text:p>0.0000002673</text:p>
          </table:table-cell>
          <table:table-cell table:formula="of:=0.625*1000000*[.$N235]*1000" office:value-type="float" office:value="167.083740234375">
            <text:p>167.083740</text:p>
          </table:table-cell>
          <table:table-cell table:formula="of:=0.769*100000*[.$N235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54">
            <text:p>6254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36]" office:value-type="float" office:value="22.2892">
            <text:p>22.2892</text:p>
          </table:table-cell>
          <table:table-cell/>
          <table:table-cell table:formula="of:=-0.0000028*[.$D236]*[.$D236]+0.0405*[.$D236]-4" office:value-type="float" office:value="33.8395552">
            <text:p>33.8395552</text:p>
          </table:table-cell>
          <table:table-cell/>
          <table:table-cell table:formula="of:=([.G236]-25)*(0.01+0.00008*[.$D236])+[.$I236]" office:value-type="float" office:value="33.594715744">
            <text:p>33.594715744</text:p>
          </table:table-cell>
          <table:table-cell/>
          <table:table-cell table:formula="of:=([.$B236]/4096)*1.5" office:value-type="float" office:value="0.0260009765625">
            <text:p>0.026001</text:p>
          </table:table-cell>
          <table:table-cell table:formula="of:=[.M236]/100000" office:value-type="float" office:value="0.000000260009765625">
            <text:p>0.0000002600</text:p>
          </table:table-cell>
          <table:table-cell table:formula="of:=0.625*1000000*[.$N236]*1000" office:value-type="float" office:value="162.506103515625">
            <text:p>162.506104</text:p>
          </table:table-cell>
          <table:table-cell table:formula="of:=0.769*100000*[.$N236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48">
            <text:p>6248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37]" office:value-type="float" office:value="22.2304">
            <text:p>22.2304</text:p>
          </table:table-cell>
          <table:table-cell/>
          <table:table-cell table:formula="of:=-0.0000028*[.$D237]*[.$D237]+0.0405*[.$D237]-4" office:value-type="float" office:value="33.8395552">
            <text:p>33.8395552</text:p>
          </table:table-cell>
          <table:table-cell/>
          <table:table-cell table:formula="of:=([.G237]-25)*(0.01+0.00008*[.$D237])+[.$I237]" office:value-type="float" office:value="33.589404928">
            <text:p>33.589404928</text:p>
          </table:table-cell>
          <table:table-cell/>
          <table:table-cell table:formula="of:=([.$B237]/4096)*1.5" office:value-type="float" office:value="0.027099609375">
            <text:p>0.027100</text:p>
          </table:table-cell>
          <table:table-cell table:formula="of:=[.M237]/100000" office:value-type="float" office:value="0.00000027099609375">
            <text:p>0.0000002710</text:p>
          </table:table-cell>
          <table:table-cell table:formula="of:=0.625*1000000*[.$N237]*1000" office:value-type="float" office:value="169.37255859375">
            <text:p>169.372559</text:p>
          </table:table-cell>
          <table:table-cell table:formula="of:=0.769*100000*[.$N23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48">
            <text:p>6248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38]" office:value-type="float" office:value="22.2304">
            <text:p>22.2304</text:p>
          </table:table-cell>
          <table:table-cell/>
          <table:table-cell table:formula="of:=-0.0000028*[.$D238]*[.$D238]+0.0405*[.$D238]-4" office:value-type="float" office:value="33.9092992">
            <text:p>33.9092992</text:p>
          </table:table-cell>
          <table:table-cell/>
          <table:table-cell table:formula="of:=([.G238]-25)*(0.01+0.00008*[.$D238])+[.$I238]" office:value-type="float" office:value="33.658705792">
            <text:p>33.658705792</text:p>
          </table:table-cell>
          <table:table-cell/>
          <table:table-cell table:formula="of:=([.$B238]/4096)*1.5" office:value-type="float" office:value="0.0281982421875">
            <text:p>0.028198</text:p>
          </table:table-cell>
          <table:table-cell table:formula="of:=[.M238]/100000" office:value-type="float" office:value="0.000000281982421875">
            <text:p>0.0000002820</text:p>
          </table:table-cell>
          <table:table-cell table:formula="of:=0.625*1000000*[.$N238]*1000" office:value-type="float" office:value="176.239013671875">
            <text:p>176.239014</text:p>
          </table:table-cell>
          <table:table-cell table:formula="of:=0.769*100000*[.$N238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47">
            <text:p>6247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39]" office:value-type="float" office:value="22.2206">
            <text:p>22.2206</text:p>
          </table:table-cell>
          <table:table-cell/>
          <table:table-cell table:formula="of:=-0.0000028*[.$D239]*[.$D239]+0.0405*[.$D239]-4" office:value-type="float" office:value="33.9092992">
            <text:p>33.9092992</text:p>
          </table:table-cell>
          <table:table-cell/>
          <table:table-cell table:formula="of:=([.G239]-25)*(0.01+0.00008*[.$D239])+[.$I239]" office:value-type="float" office:value="33.657819088">
            <text:p>33.657819088</text:p>
          </table:table-cell>
          <table:table-cell/>
          <table:table-cell table:formula="of:=([.$B239]/4096)*1.5" office:value-type="float" office:value="0.024169921875">
            <text:p>0.024170</text:p>
          </table:table-cell>
          <table:table-cell table:formula="of:=[.M239]/100000" office:value-type="float" office:value="0.00000024169921875">
            <text:p>0.0000002417</text:p>
          </table:table-cell>
          <table:table-cell table:formula="of:=0.625*1000000*[.$N239]*1000" office:value-type="float" office:value="151.06201171875">
            <text:p>151.062012</text:p>
          </table:table-cell>
          <table:table-cell table:formula="of:=0.769*100000*[.$N23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50">
            <text:p>6250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240]" office:value-type="float" office:value="22.25">
            <text:p>22.25</text:p>
          </table:table-cell>
          <table:table-cell/>
          <table:table-cell table:formula="of:=-0.0000028*[.$D240]*[.$D240]+0.0405*[.$D240]-4" office:value-type="float" office:value="33.87443">
            <text:p>33.87443</text:p>
          </table:table-cell>
          <table:table-cell/>
          <table:table-cell table:formula="of:=([.G240]-25)*(0.01+0.00008*[.$D240])+[.$I240]" office:value-type="float" office:value="33.62583">
            <text:p>33.62583</text:p>
          </table:table-cell>
          <table:table-cell/>
          <table:table-cell table:formula="of:=([.$B240]/4096)*1.5" office:value-type="float" office:value="0.024169921875">
            <text:p>0.024170</text:p>
          </table:table-cell>
          <table:table-cell table:formula="of:=[.M240]/100000" office:value-type="float" office:value="0.00000024169921875">
            <text:p>0.0000002417</text:p>
          </table:table-cell>
          <table:table-cell table:formula="of:=0.625*1000000*[.$N240]*1000" office:value-type="float" office:value="151.06201171875">
            <text:p>151.062012</text:p>
          </table:table-cell>
          <table:table-cell table:formula="of:=0.769*100000*[.$N240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48">
            <text:p>6248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41]" office:value-type="float" office:value="22.2304">
            <text:p>22.2304</text:p>
          </table:table-cell>
          <table:table-cell/>
          <table:table-cell table:formula="of:=-0.0000028*[.$D241]*[.$D241]+0.0405*[.$D241]-4" office:value-type="float" office:value="33.8395552">
            <text:p>33.8395552</text:p>
          </table:table-cell>
          <table:table-cell/>
          <table:table-cell table:formula="of:=([.G241]-25)*(0.01+0.00008*[.$D241])+[.$I241]" office:value-type="float" office:value="33.589404928">
            <text:p>33.589404928</text:p>
          </table:table-cell>
          <table:table-cell/>
          <table:table-cell table:formula="of:=([.$B241]/4096)*1.5" office:value-type="float" office:value="0.027099609375">
            <text:p>0.027100</text:p>
          </table:table-cell>
          <table:table-cell table:formula="of:=[.M241]/100000" office:value-type="float" office:value="0.00000027099609375">
            <text:p>0.0000002710</text:p>
          </table:table-cell>
          <table:table-cell table:formula="of:=0.625*1000000*[.$N241]*1000" office:value-type="float" office:value="169.37255859375">
            <text:p>169.372559</text:p>
          </table:table-cell>
          <table:table-cell table:formula="of:=0.769*100000*[.$N241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46">
            <text:p>6246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242]" office:value-type="float" office:value="22.2108">
            <text:p>22.2108</text:p>
          </table:table-cell>
          <table:table-cell/>
          <table:table-cell table:formula="of:=-0.0000028*[.$D242]*[.$D242]+0.0405*[.$D242]-4" office:value-type="float" office:value="33.87443">
            <text:p>33.87443</text:p>
          </table:table-cell>
          <table:table-cell/>
          <table:table-cell table:formula="of:=([.G242]-25)*(0.01+0.00008*[.$D242])+[.$I242]" office:value-type="float" office:value="33.62228632">
            <text:p>33.62228632</text:p>
          </table:table-cell>
          <table:table-cell/>
          <table:table-cell table:formula="of:=([.$B242]/4096)*1.5" office:value-type="float" office:value="0.0260009765625">
            <text:p>0.026001</text:p>
          </table:table-cell>
          <table:table-cell table:formula="of:=[.M242]/100000" office:value-type="float" office:value="0.000000260009765625">
            <text:p>0.0000002600</text:p>
          </table:table-cell>
          <table:table-cell table:formula="of:=0.625*1000000*[.$N242]*1000" office:value-type="float" office:value="162.506103515625">
            <text:p>162.506104</text:p>
          </table:table-cell>
          <table:table-cell table:formula="of:=0.769*100000*[.$N242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45">
            <text:p>6245</text:p>
          </table:table-cell>
          <table:table-cell office:value-type="float" office:value="1007">
            <text:p>1007</text:p>
          </table:table-cell>
          <table:table-cell table:number-columns-repeated="2"/>
          <table:table-cell table:formula="of:=-39+0.0098*[.$C243]" office:value-type="float" office:value="22.201">
            <text:p>22.201</text:p>
          </table:table-cell>
          <table:table-cell/>
          <table:table-cell table:formula="of:=-0.0000028*[.$D243]*[.$D243]+0.0405*[.$D243]-4" office:value-type="float" office:value="33.9441628">
            <text:p>33.9441628</text:p>
          </table:table-cell>
          <table:table-cell/>
          <table:table-cell table:formula="of:=([.G243]-25)*(0.01+0.00008*[.$D243])+[.$I243]" office:value-type="float" office:value="33.69068536">
            <text:p>33.69068536</text:p>
          </table:table-cell>
          <table:table-cell/>
          <table:table-cell table:formula="of:=([.$B243]/4096)*1.5" office:value-type="float" office:value="0.0252685546875">
            <text:p>0.025269</text:p>
          </table:table-cell>
          <table:table-cell table:formula="of:=[.M243]/100000" office:value-type="float" office:value="0.000000252685546875">
            <text:p>0.0000002527</text:p>
          </table:table-cell>
          <table:table-cell table:formula="of:=0.625*1000000*[.$N243]*1000" office:value-type="float" office:value="157.928466796875">
            <text:p>157.928467</text:p>
          </table:table-cell>
          <table:table-cell table:formula="of:=0.769*100000*[.$N24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46">
            <text:p>6246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44]" office:value-type="float" office:value="22.2108">
            <text:p>22.2108</text:p>
          </table:table-cell>
          <table:table-cell/>
          <table:table-cell table:formula="of:=-0.0000028*[.$D244]*[.$D244]+0.0405*[.$D244]-4" office:value-type="float" office:value="33.8395552">
            <text:p>33.8395552</text:p>
          </table:table-cell>
          <table:table-cell/>
          <table:table-cell table:formula="of:=([.G244]-25)*(0.01+0.00008*[.$D244])+[.$I244]" office:value-type="float" office:value="33.587634656">
            <text:p>33.587634656</text:p>
          </table:table-cell>
          <table:table-cell/>
          <table:table-cell table:formula="of:=([.$B244]/4096)*1.5" office:value-type="float" office:value="0.024169921875">
            <text:p>0.024170</text:p>
          </table:table-cell>
          <table:table-cell table:formula="of:=[.M244]/100000" office:value-type="float" office:value="0.00000024169921875">
            <text:p>0.0000002417</text:p>
          </table:table-cell>
          <table:table-cell table:formula="of:=0.625*1000000*[.$N244]*1000" office:value-type="float" office:value="151.06201171875">
            <text:p>151.062012</text:p>
          </table:table-cell>
          <table:table-cell table:formula="of:=0.769*100000*[.$N244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47">
            <text:p>6247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45]" office:value-type="float" office:value="22.2206">
            <text:p>22.2206</text:p>
          </table:table-cell>
          <table:table-cell/>
          <table:table-cell table:formula="of:=-0.0000028*[.$D245]*[.$D245]+0.0405*[.$D245]-4" office:value-type="float" office:value="33.8395552">
            <text:p>33.8395552</text:p>
          </table:table-cell>
          <table:table-cell/>
          <table:table-cell table:formula="of:=([.G245]-25)*(0.01+0.00008*[.$D245])+[.$I245]" office:value-type="float" office:value="33.588519792">
            <text:p>33.588519792</text:p>
          </table:table-cell>
          <table:table-cell/>
          <table:table-cell table:formula="of:=([.$B245]/4096)*1.5" office:value-type="float" office:value="0.02490234375">
            <text:p>0.024902</text:p>
          </table:table-cell>
          <table:table-cell table:formula="of:=[.M245]/100000" office:value-type="float" office:value="0.0000002490234375">
            <text:p>0.0000002490</text:p>
          </table:table-cell>
          <table:table-cell table:formula="of:=0.625*1000000*[.$N245]*1000" office:value-type="float" office:value="155.6396484375">
            <text:p>155.639648</text:p>
          </table:table-cell>
          <table:table-cell table:formula="of:=0.769*100000*[.$N245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51">
            <text:p>6251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246]" office:value-type="float" office:value="22.2598">
            <text:p>22.2598</text:p>
          </table:table-cell>
          <table:table-cell/>
          <table:table-cell table:formula="of:=-0.0000028*[.$D246]*[.$D246]+0.0405*[.$D246]-4" office:value-type="float" office:value="33.7">
            <text:p>33.7</text:p>
          </table:table-cell>
          <table:table-cell/>
          <table:table-cell table:formula="of:=([.G246]-25)*(0.01+0.00008*[.$D246])+[.$I246]" office:value-type="float" office:value="33.453382">
            <text:p>33.453382</text:p>
          </table:table-cell>
          <table:table-cell/>
          <table:table-cell table:formula="of:=([.$B246]/4096)*1.5" office:value-type="float" office:value="0.0260009765625">
            <text:p>0.026001</text:p>
          </table:table-cell>
          <table:table-cell table:formula="of:=[.M246]/100000" office:value-type="float" office:value="0.000000260009765625">
            <text:p>0.0000002600</text:p>
          </table:table-cell>
          <table:table-cell table:formula="of:=0.625*1000000*[.$N246]*1000" office:value-type="float" office:value="162.506103515625">
            <text:p>162.506104</text:p>
          </table:table-cell>
          <table:table-cell table:formula="of:=0.769*100000*[.$N246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48">
            <text:p>6248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47]" office:value-type="float" office:value="22.2304">
            <text:p>22.2304</text:p>
          </table:table-cell>
          <table:table-cell/>
          <table:table-cell table:formula="of:=-0.0000028*[.$D247]*[.$D247]+0.0405*[.$D247]-4" office:value-type="float" office:value="33.7697888">
            <text:p>33.7697888</text:p>
          </table:table-cell>
          <table:table-cell/>
          <table:table-cell table:formula="of:=([.G247]-25)*(0.01+0.00008*[.$D247])+[.$I247]" office:value-type="float" office:value="33.520081664">
            <text:p>33.520081664</text:p>
          </table:table-cell>
          <table:table-cell/>
          <table:table-cell table:formula="of:=([.$B247]/4096)*1.5" office:value-type="float" office:value="0.0234375">
            <text:p>0.023438</text:p>
          </table:table-cell>
          <table:table-cell table:formula="of:=[.M247]/100000" office:value-type="float" office:value="0.000000234375">
            <text:p>0.0000002344</text:p>
          </table:table-cell>
          <table:table-cell table:formula="of:=0.625*1000000*[.$N247]*1000" office:value-type="float" office:value="146.484375">
            <text:p>146.484375</text:p>
          </table:table-cell>
          <table:table-cell table:formula="of:=0.769*100000*[.$N247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247">
            <text:p>6247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48]" office:value-type="float" office:value="22.2206">
            <text:p>22.2206</text:p>
          </table:table-cell>
          <table:table-cell/>
          <table:table-cell table:formula="of:=-0.0000028*[.$D248]*[.$D248]+0.0405*[.$D248]-4" office:value-type="float" office:value="33.7697888">
            <text:p>33.7697888</text:p>
          </table:table-cell>
          <table:table-cell/>
          <table:table-cell table:formula="of:=([.G248]-25)*(0.01+0.00008*[.$D248])+[.$I248]" office:value-type="float" office:value="33.519198096">
            <text:p>33.519198096</text:p>
          </table:table-cell>
          <table:table-cell/>
          <table:table-cell table:formula="of:=([.$B248]/4096)*1.5" office:value-type="float" office:value="0.0230712890625">
            <text:p>0.023071</text:p>
          </table:table-cell>
          <table:table-cell table:formula="of:=[.M248]/100000" office:value-type="float" office:value="0.000000230712890625">
            <text:p>0.0000002307</text:p>
          </table:table-cell>
          <table:table-cell table:formula="of:=0.625*1000000*[.$N248]*1000" office:value-type="float" office:value="144.195556640625">
            <text:p>144.195557</text:p>
          </table:table-cell>
          <table:table-cell table:formula="of:=0.769*100000*[.$N248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46">
            <text:p>6246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49]" office:value-type="float" office:value="22.2108">
            <text:p>22.2108</text:p>
          </table:table-cell>
          <table:table-cell/>
          <table:table-cell table:formula="of:=-0.0000028*[.$D249]*[.$D249]+0.0405*[.$D249]-4" office:value-type="float" office:value="33.8395552">
            <text:p>33.8395552</text:p>
          </table:table-cell>
          <table:table-cell/>
          <table:table-cell table:formula="of:=([.G249]-25)*(0.01+0.00008*[.$D249])+[.$I249]" office:value-type="float" office:value="33.587634656">
            <text:p>33.587634656</text:p>
          </table:table-cell>
          <table:table-cell/>
          <table:table-cell table:formula="of:=([.$B249]/4096)*1.5" office:value-type="float" office:value="0.0260009765625">
            <text:p>0.026001</text:p>
          </table:table-cell>
          <table:table-cell table:formula="of:=[.M249]/100000" office:value-type="float" office:value="0.000000260009765625">
            <text:p>0.0000002600</text:p>
          </table:table-cell>
          <table:table-cell table:formula="of:=0.625*1000000*[.$N249]*1000" office:value-type="float" office:value="162.506103515625">
            <text:p>162.506104</text:p>
          </table:table-cell>
          <table:table-cell table:formula="of:=0.769*100000*[.$N24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45">
            <text:p>6245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50]" office:value-type="float" office:value="22.201">
            <text:p>22.201</text:p>
          </table:table-cell>
          <table:table-cell/>
          <table:table-cell table:formula="of:=-0.0000028*[.$D250]*[.$D250]+0.0405*[.$D250]-4" office:value-type="float" office:value="33.9092992">
            <text:p>33.9092992</text:p>
          </table:table-cell>
          <table:table-cell/>
          <table:table-cell table:formula="of:=([.G250]-25)*(0.01+0.00008*[.$D250])+[.$I250]" office:value-type="float" office:value="33.65604568">
            <text:p>33.65604568</text:p>
          </table:table-cell>
          <table:table-cell/>
          <table:table-cell table:formula="of:=([.$B250]/4096)*1.5" office:value-type="float" office:value="0.0274658203125">
            <text:p>0.027466</text:p>
          </table:table-cell>
          <table:table-cell table:formula="of:=[.M250]/100000" office:value-type="float" office:value="0.000000274658203125">
            <text:p>0.0000002747</text:p>
          </table:table-cell>
          <table:table-cell table:formula="of:=0.625*1000000*[.$N250]*1000" office:value-type="float" office:value="171.661376953125">
            <text:p>171.661377</text:p>
          </table:table-cell>
          <table:table-cell table:formula="of:=0.769*100000*[.$N25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46">
            <text:p>6246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51]" office:value-type="float" office:value="22.2108">
            <text:p>22.2108</text:p>
          </table:table-cell>
          <table:table-cell/>
          <table:table-cell table:formula="of:=-0.0000028*[.$D251]*[.$D251]+0.0405*[.$D251]-4" office:value-type="float" office:value="33.9092992">
            <text:p>33.9092992</text:p>
          </table:table-cell>
          <table:table-cell/>
          <table:table-cell table:formula="of:=([.G251]-25)*(0.01+0.00008*[.$D251])+[.$I251]" office:value-type="float" office:value="33.656932384">
            <text:p>33.656932384</text:p>
          </table:table-cell>
          <table:table-cell/>
          <table:table-cell table:formula="of:=([.$B251]/4096)*1.5" office:value-type="float" office:value="0.0245361328125">
            <text:p>0.024536</text:p>
          </table:table-cell>
          <table:table-cell table:formula="of:=[.M251]/100000" office:value-type="float" office:value="0.000000245361328125">
            <text:p>0.0000002454</text:p>
          </table:table-cell>
          <table:table-cell table:formula="of:=0.625*1000000*[.$N251]*1000" office:value-type="float" office:value="153.350830078125">
            <text:p>153.350830</text:p>
          </table:table-cell>
          <table:table-cell table:formula="of:=0.769*100000*[.$N25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45">
            <text:p>6245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52]" office:value-type="float" office:value="22.201">
            <text:p>22.201</text:p>
          </table:table-cell>
          <table:table-cell/>
          <table:table-cell table:formula="of:=-0.0000028*[.$D252]*[.$D252]+0.0405*[.$D252]-4" office:value-type="float" office:value="33.9092992">
            <text:p>33.9092992</text:p>
          </table:table-cell>
          <table:table-cell/>
          <table:table-cell table:formula="of:=([.G252]-25)*(0.01+0.00008*[.$D252])+[.$I252]" office:value-type="float" office:value="33.65604568">
            <text:p>33.65604568</text:p>
          </table:table-cell>
          <table:table-cell/>
          <table:table-cell table:formula="of:=([.$B252]/4096)*1.5" office:value-type="float" office:value="0.0238037109375">
            <text:p>0.023804</text:p>
          </table:table-cell>
          <table:table-cell table:formula="of:=[.M252]/100000" office:value-type="float" office:value="0.000000238037109375">
            <text:p>0.0000002380</text:p>
          </table:table-cell>
          <table:table-cell table:formula="of:=0.625*1000000*[.$N252]*1000" office:value-type="float" office:value="148.773193359375">
            <text:p>148.773193</text:p>
          </table:table-cell>
          <table:table-cell table:formula="of:=0.769*100000*[.$N252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46">
            <text:p>6246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253]" office:value-type="float" office:value="22.2108">
            <text:p>22.2108</text:p>
          </table:table-cell>
          <table:table-cell/>
          <table:table-cell table:formula="of:=-0.0000028*[.$D253]*[.$D253]+0.0405*[.$D253]-4" office:value-type="float" office:value="33.87443">
            <text:p>33.87443</text:p>
          </table:table-cell>
          <table:table-cell/>
          <table:table-cell table:formula="of:=([.G253]-25)*(0.01+0.00008*[.$D253])+[.$I253]" office:value-type="float" office:value="33.62228632">
            <text:p>33.62228632</text:p>
          </table:table-cell>
          <table:table-cell/>
          <table:table-cell table:formula="of:=([.$B253]/4096)*1.5" office:value-type="float" office:value="0.027099609375">
            <text:p>0.027100</text:p>
          </table:table-cell>
          <table:table-cell table:formula="of:=[.M253]/100000" office:value-type="float" office:value="0.00000027099609375">
            <text:p>0.0000002710</text:p>
          </table:table-cell>
          <table:table-cell table:formula="of:=0.625*1000000*[.$N253]*1000" office:value-type="float" office:value="169.37255859375">
            <text:p>169.372559</text:p>
          </table:table-cell>
          <table:table-cell table:formula="of:=0.769*100000*[.$N25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46">
            <text:p>6246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254]" office:value-type="float" office:value="22.2108">
            <text:p>22.2108</text:p>
          </table:table-cell>
          <table:table-cell/>
          <table:table-cell table:formula="of:=-0.0000028*[.$D254]*[.$D254]+0.0405*[.$D254]-4" office:value-type="float" office:value="33.87443">
            <text:p>33.87443</text:p>
          </table:table-cell>
          <table:table-cell/>
          <table:table-cell table:formula="of:=([.G254]-25)*(0.01+0.00008*[.$D254])+[.$I254]" office:value-type="float" office:value="33.62228632">
            <text:p>33.62228632</text:p>
          </table:table-cell>
          <table:table-cell/>
          <table:table-cell table:formula="of:=([.$B254]/4096)*1.5" office:value-type="float" office:value="0.02490234375">
            <text:p>0.024902</text:p>
          </table:table-cell>
          <table:table-cell table:formula="of:=[.M254]/100000" office:value-type="float" office:value="0.0000002490234375">
            <text:p>0.0000002490</text:p>
          </table:table-cell>
          <table:table-cell table:formula="of:=0.625*1000000*[.$N254]*1000" office:value-type="float" office:value="155.6396484375">
            <text:p>155.639648</text:p>
          </table:table-cell>
          <table:table-cell table:formula="of:=0.769*100000*[.$N25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46">
            <text:p>6246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255]" office:value-type="float" office:value="22.2108">
            <text:p>22.2108</text:p>
          </table:table-cell>
          <table:table-cell/>
          <table:table-cell table:formula="of:=-0.0000028*[.$D255]*[.$D255]+0.0405*[.$D255]-4" office:value-type="float" office:value="33.87443">
            <text:p>33.87443</text:p>
          </table:table-cell>
          <table:table-cell/>
          <table:table-cell table:formula="of:=([.G255]-25)*(0.01+0.00008*[.$D255])+[.$I255]" office:value-type="float" office:value="33.62228632">
            <text:p>33.62228632</text:p>
          </table:table-cell>
          <table:table-cell/>
          <table:table-cell table:formula="of:=([.$B255]/4096)*1.5" office:value-type="float" office:value="0.027099609375">
            <text:p>0.027100</text:p>
          </table:table-cell>
          <table:table-cell table:formula="of:=[.M255]/100000" office:value-type="float" office:value="0.00000027099609375">
            <text:p>0.0000002710</text:p>
          </table:table-cell>
          <table:table-cell table:formula="of:=0.625*1000000*[.$N255]*1000" office:value-type="float" office:value="169.37255859375">
            <text:p>169.372559</text:p>
          </table:table-cell>
          <table:table-cell table:formula="of:=0.769*100000*[.$N25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45">
            <text:p>6245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56]" office:value-type="float" office:value="22.201">
            <text:p>22.201</text:p>
          </table:table-cell>
          <table:table-cell/>
          <table:table-cell table:formula="of:=-0.0000028*[.$D256]*[.$D256]+0.0405*[.$D256]-4" office:value-type="float" office:value="33.9092992">
            <text:p>33.9092992</text:p>
          </table:table-cell>
          <table:table-cell/>
          <table:table-cell table:formula="of:=([.G256]-25)*(0.01+0.00008*[.$D256])+[.$I256]" office:value-type="float" office:value="33.65604568">
            <text:p>33.65604568</text:p>
          </table:table-cell>
          <table:table-cell/>
          <table:table-cell table:formula="of:=([.$B256]/4096)*1.5" office:value-type="float" office:value="0.025634765625">
            <text:p>0.025635</text:p>
          </table:table-cell>
          <table:table-cell table:formula="of:=[.M256]/100000" office:value-type="float" office:value="0.00000025634765625">
            <text:p>0.0000002563</text:p>
          </table:table-cell>
          <table:table-cell table:formula="of:=0.625*1000000*[.$N256]*1000" office:value-type="float" office:value="160.21728515625">
            <text:p>160.217285</text:p>
          </table:table-cell>
          <table:table-cell table:formula="of:=0.769*100000*[.$N256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46">
            <text:p>6246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57]" office:value-type="float" office:value="22.2108">
            <text:p>22.2108</text:p>
          </table:table-cell>
          <table:table-cell/>
          <table:table-cell table:formula="of:=-0.0000028*[.$D257]*[.$D257]+0.0405*[.$D257]-4" office:value-type="float" office:value="33.9092992">
            <text:p>33.9092992</text:p>
          </table:table-cell>
          <table:table-cell/>
          <table:table-cell table:formula="of:=([.G257]-25)*(0.01+0.00008*[.$D257])+[.$I257]" office:value-type="float" office:value="33.656932384">
            <text:p>33.656932384</text:p>
          </table:table-cell>
          <table:table-cell/>
          <table:table-cell table:formula="of:=([.$B257]/4096)*1.5" office:value-type="float" office:value="0.0252685546875">
            <text:p>0.025269</text:p>
          </table:table-cell>
          <table:table-cell table:formula="of:=[.M257]/100000" office:value-type="float" office:value="0.000000252685546875">
            <text:p>0.0000002527</text:p>
          </table:table-cell>
          <table:table-cell table:formula="of:=0.625*1000000*[.$N257]*1000" office:value-type="float" office:value="157.928466796875">
            <text:p>157.928467</text:p>
          </table:table-cell>
          <table:table-cell table:formula="of:=0.769*100000*[.$N257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47">
            <text:p>6247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58]" office:value-type="float" office:value="22.2206">
            <text:p>22.2206</text:p>
          </table:table-cell>
          <table:table-cell/>
          <table:table-cell table:formula="of:=-0.0000028*[.$D258]*[.$D258]+0.0405*[.$D258]-4" office:value-type="float" office:value="33.8395552">
            <text:p>33.8395552</text:p>
          </table:table-cell>
          <table:table-cell/>
          <table:table-cell table:formula="of:=([.G258]-25)*(0.01+0.00008*[.$D258])+[.$I258]" office:value-type="float" office:value="33.588519792">
            <text:p>33.588519792</text:p>
          </table:table-cell>
          <table:table-cell/>
          <table:table-cell table:formula="of:=([.$B258]/4096)*1.5" office:value-type="float" office:value="0.0274658203125">
            <text:p>0.027466</text:p>
          </table:table-cell>
          <table:table-cell table:formula="of:=[.M258]/100000" office:value-type="float" office:value="0.000000274658203125">
            <text:p>0.0000002747</text:p>
          </table:table-cell>
          <table:table-cell table:formula="of:=0.625*1000000*[.$N258]*1000" office:value-type="float" office:value="171.661376953125">
            <text:p>171.661377</text:p>
          </table:table-cell>
          <table:table-cell table:formula="of:=0.769*100000*[.$N25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45">
            <text:p>6245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59]" office:value-type="float" office:value="22.201">
            <text:p>22.201</text:p>
          </table:table-cell>
          <table:table-cell/>
          <table:table-cell table:formula="of:=-0.0000028*[.$D259]*[.$D259]+0.0405*[.$D259]-4" office:value-type="float" office:value="33.8395552">
            <text:p>33.8395552</text:p>
          </table:table-cell>
          <table:table-cell/>
          <table:table-cell table:formula="of:=([.G259]-25)*(0.01+0.00008*[.$D259])+[.$I259]" office:value-type="float" office:value="33.58674952">
            <text:p>33.58674952</text:p>
          </table:table-cell>
          <table:table-cell/>
          <table:table-cell table:formula="of:=([.$B259]/4096)*1.5" office:value-type="float" office:value="0.0281982421875">
            <text:p>0.028198</text:p>
          </table:table-cell>
          <table:table-cell table:formula="of:=[.M259]/100000" office:value-type="float" office:value="0.000000281982421875">
            <text:p>0.0000002820</text:p>
          </table:table-cell>
          <table:table-cell table:formula="of:=0.625*1000000*[.$N259]*1000" office:value-type="float" office:value="176.239013671875">
            <text:p>176.239014</text:p>
          </table:table-cell>
          <table:table-cell table:formula="of:=0.769*100000*[.$N259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47">
            <text:p>6247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60]" office:value-type="float" office:value="22.2206">
            <text:p>22.2206</text:p>
          </table:table-cell>
          <table:table-cell/>
          <table:table-cell table:formula="of:=-0.0000028*[.$D260]*[.$D260]+0.0405*[.$D260]-4" office:value-type="float" office:value="33.8395552">
            <text:p>33.8395552</text:p>
          </table:table-cell>
          <table:table-cell/>
          <table:table-cell table:formula="of:=([.G260]-25)*(0.01+0.00008*[.$D260])+[.$I260]" office:value-type="float" office:value="33.588519792">
            <text:p>33.588519792</text:p>
          </table:table-cell>
          <table:table-cell/>
          <table:table-cell table:formula="of:=([.$B260]/4096)*1.5" office:value-type="float" office:value="0.024169921875">
            <text:p>0.024170</text:p>
          </table:table-cell>
          <table:table-cell table:formula="of:=[.M260]/100000" office:value-type="float" office:value="0.00000024169921875">
            <text:p>0.0000002417</text:p>
          </table:table-cell>
          <table:table-cell table:formula="of:=0.625*1000000*[.$N260]*1000" office:value-type="float" office:value="151.06201171875">
            <text:p>151.062012</text:p>
          </table:table-cell>
          <table:table-cell table:formula="of:=0.769*100000*[.$N260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49">
            <text:p>6249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61]" office:value-type="float" office:value="22.2402">
            <text:p>22.2402</text:p>
          </table:table-cell>
          <table:table-cell/>
          <table:table-cell table:formula="of:=-0.0000028*[.$D261]*[.$D261]+0.0405*[.$D261]-4" office:value-type="float" office:value="33.7697888">
            <text:p>33.7697888</text:p>
          </table:table-cell>
          <table:table-cell/>
          <table:table-cell table:formula="of:=([.G261]-25)*(0.01+0.00008*[.$D261])+[.$I261]" office:value-type="float" office:value="33.520965232">
            <text:p>33.520965232</text:p>
          </table:table-cell>
          <table:table-cell/>
          <table:table-cell table:formula="of:=([.$B261]/4096)*1.5" office:value-type="float" office:value="0.0267333984375">
            <text:p>0.026733</text:p>
          </table:table-cell>
          <table:table-cell table:formula="of:=[.M261]/100000" office:value-type="float" office:value="0.000000267333984375">
            <text:p>0.0000002673</text:p>
          </table:table-cell>
          <table:table-cell table:formula="of:=0.625*1000000*[.$N261]*1000" office:value-type="float" office:value="167.083740234375">
            <text:p>167.083740</text:p>
          </table:table-cell>
          <table:table-cell table:formula="of:=0.769*100000*[.$N26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50">
            <text:p>6250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262]" office:value-type="float" office:value="22.25">
            <text:p>22.25</text:p>
          </table:table-cell>
          <table:table-cell/>
          <table:table-cell table:formula="of:=-0.0000028*[.$D262]*[.$D262]+0.0405*[.$D262]-4" office:value-type="float" office:value="33.8046748">
            <text:p>33.8046748</text:p>
          </table:table-cell>
          <table:table-cell/>
          <table:table-cell table:formula="of:=([.G262]-25)*(0.01+0.00008*[.$D262])+[.$I262]" office:value-type="float" office:value="33.5565148">
            <text:p>33.5565148</text:p>
          </table:table-cell>
          <table:table-cell/>
          <table:table-cell table:formula="of:=([.$B262]/4096)*1.5" office:value-type="float" office:value="0.02490234375">
            <text:p>0.024902</text:p>
          </table:table-cell>
          <table:table-cell table:formula="of:=[.M262]/100000" office:value-type="float" office:value="0.0000002490234375">
            <text:p>0.0000002490</text:p>
          </table:table-cell>
          <table:table-cell table:formula="of:=0.625*1000000*[.$N262]*1000" office:value-type="float" office:value="155.6396484375">
            <text:p>155.639648</text:p>
          </table:table-cell>
          <table:table-cell table:formula="of:=0.769*100000*[.$N26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47">
            <text:p>6247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263]" office:value-type="float" office:value="22.2206">
            <text:p>22.2206</text:p>
          </table:table-cell>
          <table:table-cell/>
          <table:table-cell table:formula="of:=-0.0000028*[.$D263]*[.$D263]+0.0405*[.$D263]-4" office:value-type="float" office:value="33.7">
            <text:p>33.7</text:p>
          </table:table-cell>
          <table:table-cell/>
          <table:table-cell table:formula="of:=([.G263]-25)*(0.01+0.00008*[.$D263])+[.$I263]" office:value-type="float" office:value="33.449854">
            <text:p>33.449854</text:p>
          </table:table-cell>
          <table:table-cell/>
          <table:table-cell table:formula="of:=([.$B263]/4096)*1.5" office:value-type="float" office:value="0.0260009765625">
            <text:p>0.026001</text:p>
          </table:table-cell>
          <table:table-cell table:formula="of:=[.M263]/100000" office:value-type="float" office:value="0.000000260009765625">
            <text:p>0.0000002600</text:p>
          </table:table-cell>
          <table:table-cell table:formula="of:=0.625*1000000*[.$N263]*1000" office:value-type="float" office:value="162.506103515625">
            <text:p>162.506104</text:p>
          </table:table-cell>
          <table:table-cell table:formula="of:=0.769*100000*[.$N263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47">
            <text:p>6247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64]" office:value-type="float" office:value="22.2206">
            <text:p>22.2206</text:p>
          </table:table-cell>
          <table:table-cell/>
          <table:table-cell table:formula="of:=-0.0000028*[.$D264]*[.$D264]+0.0405*[.$D264]-4" office:value-type="float" office:value="33.7697888">
            <text:p>33.7697888</text:p>
          </table:table-cell>
          <table:table-cell/>
          <table:table-cell table:formula="of:=([.G264]-25)*(0.01+0.00008*[.$D264])+[.$I264]" office:value-type="float" office:value="33.519198096">
            <text:p>33.519198096</text:p>
          </table:table-cell>
          <table:table-cell/>
          <table:table-cell table:formula="of:=([.$B264]/4096)*1.5" office:value-type="float" office:value="0.024169921875">
            <text:p>0.024170</text:p>
          </table:table-cell>
          <table:table-cell table:formula="of:=[.M264]/100000" office:value-type="float" office:value="0.00000024169921875">
            <text:p>0.0000002417</text:p>
          </table:table-cell>
          <table:table-cell table:formula="of:=0.625*1000000*[.$N264]*1000" office:value-type="float" office:value="151.06201171875">
            <text:p>151.062012</text:p>
          </table:table-cell>
          <table:table-cell table:formula="of:=0.769*100000*[.$N264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53">
            <text:p>6253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265]" office:value-type="float" office:value="22.2794">
            <text:p>22.2794</text:p>
          </table:table-cell>
          <table:table-cell/>
          <table:table-cell table:formula="of:=-0.0000028*[.$D265]*[.$D265]+0.0405*[.$D265]-4" office:value-type="float" office:value="33.7">
            <text:p>33.7</text:p>
          </table:table-cell>
          <table:table-cell/>
          <table:table-cell table:formula="of:=([.G265]-25)*(0.01+0.00008*[.$D265])+[.$I265]" office:value-type="float" office:value="33.455146">
            <text:p>33.455146</text:p>
          </table:table-cell>
          <table:table-cell/>
          <table:table-cell table:formula="of:=([.$B265]/4096)*1.5" office:value-type="float" office:value="0.027099609375">
            <text:p>0.027100</text:p>
          </table:table-cell>
          <table:table-cell table:formula="of:=[.M265]/100000" office:value-type="float" office:value="0.00000027099609375">
            <text:p>0.0000002710</text:p>
          </table:table-cell>
          <table:table-cell table:formula="of:=0.625*1000000*[.$N265]*1000" office:value-type="float" office:value="169.37255859375">
            <text:p>169.372559</text:p>
          </table:table-cell>
          <table:table-cell table:formula="of:=0.769*100000*[.$N26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46">
            <text:p>6246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66]" office:value-type="float" office:value="22.2108">
            <text:p>22.2108</text:p>
          </table:table-cell>
          <table:table-cell/>
          <table:table-cell table:formula="of:=-0.0000028*[.$D266]*[.$D266]+0.0405*[.$D266]-4" office:value-type="float" office:value="33.7697888">
            <text:p>33.7697888</text:p>
          </table:table-cell>
          <table:table-cell/>
          <table:table-cell table:formula="of:=([.G266]-25)*(0.01+0.00008*[.$D266])+[.$I266]" office:value-type="float" office:value="33.518314528">
            <text:p>33.518314528</text:p>
          </table:table-cell>
          <table:table-cell/>
          <table:table-cell table:formula="of:=([.$B266]/4096)*1.5" office:value-type="float" office:value="0.0245361328125">
            <text:p>0.024536</text:p>
          </table:table-cell>
          <table:table-cell table:formula="of:=[.M266]/100000" office:value-type="float" office:value="0.000000245361328125">
            <text:p>0.0000002454</text:p>
          </table:table-cell>
          <table:table-cell table:formula="of:=0.625*1000000*[.$N266]*1000" office:value-type="float" office:value="153.350830078125">
            <text:p>153.350830</text:p>
          </table:table-cell>
          <table:table-cell table:formula="of:=0.769*100000*[.$N26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49">
            <text:p>6249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267]" office:value-type="float" office:value="22.2402">
            <text:p>22.2402</text:p>
          </table:table-cell>
          <table:table-cell/>
          <table:table-cell table:formula="of:=-0.0000028*[.$D267]*[.$D267]+0.0405*[.$D267]-4" office:value-type="float" office:value="33.8046748">
            <text:p>33.8046748</text:p>
          </table:table-cell>
          <table:table-cell/>
          <table:table-cell table:formula="of:=([.G267]-25)*(0.01+0.00008*[.$D267])+[.$I267]" office:value-type="float" office:value="33.555630448">
            <text:p>33.555630448</text:p>
          </table:table-cell>
          <table:table-cell/>
          <table:table-cell table:formula="of:=([.$B267]/4096)*1.5" office:value-type="float" office:value="0.0238037109375">
            <text:p>0.023804</text:p>
          </table:table-cell>
          <table:table-cell table:formula="of:=[.M267]/100000" office:value-type="float" office:value="0.000000238037109375">
            <text:p>0.0000002380</text:p>
          </table:table-cell>
          <table:table-cell table:formula="of:=0.625*1000000*[.$N267]*1000" office:value-type="float" office:value="148.773193359375">
            <text:p>148.773193</text:p>
          </table:table-cell>
          <table:table-cell table:formula="of:=0.769*100000*[.$N267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46">
            <text:p>6246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68]" office:value-type="float" office:value="22.2108">
            <text:p>22.2108</text:p>
          </table:table-cell>
          <table:table-cell/>
          <table:table-cell table:formula="of:=-0.0000028*[.$D268]*[.$D268]+0.0405*[.$D268]-4" office:value-type="float" office:value="33.8395552">
            <text:p>33.8395552</text:p>
          </table:table-cell>
          <table:table-cell/>
          <table:table-cell table:formula="of:=([.G268]-25)*(0.01+0.00008*[.$D268])+[.$I268]" office:value-type="float" office:value="33.587634656">
            <text:p>33.587634656</text:p>
          </table:table-cell>
          <table:table-cell/>
          <table:table-cell table:formula="of:=([.$B268]/4096)*1.5" office:value-type="float" office:value="0.02783203125">
            <text:p>0.027832</text:p>
          </table:table-cell>
          <table:table-cell table:formula="of:=[.M268]/100000" office:value-type="float" office:value="0.0000002783203125">
            <text:p>0.0000002783</text:p>
          </table:table-cell>
          <table:table-cell table:formula="of:=0.625*1000000*[.$N268]*1000" office:value-type="float" office:value="173.9501953125">
            <text:p>173.950195</text:p>
          </table:table-cell>
          <table:table-cell table:formula="of:=0.769*100000*[.$N26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44">
            <text:p>6244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69]" office:value-type="float" office:value="22.1912">
            <text:p>22.1912</text:p>
          </table:table-cell>
          <table:table-cell/>
          <table:table-cell table:formula="of:=-0.0000028*[.$D269]*[.$D269]+0.0405*[.$D269]-4" office:value-type="float" office:value="33.9092992">
            <text:p>33.9092992</text:p>
          </table:table-cell>
          <table:table-cell/>
          <table:table-cell table:formula="of:=([.G269]-25)*(0.01+0.00008*[.$D269])+[.$I269]" office:value-type="float" office:value="33.655158976">
            <text:p>33.655158976</text:p>
          </table:table-cell>
          <table:table-cell/>
          <table:table-cell table:formula="of:=([.$B269]/4096)*1.5" office:value-type="float" office:value="0.02783203125">
            <text:p>0.027832</text:p>
          </table:table-cell>
          <table:table-cell table:formula="of:=[.M269]/100000" office:value-type="float" office:value="0.0000002783203125">
            <text:p>0.0000002783</text:p>
          </table:table-cell>
          <table:table-cell table:formula="of:=0.625*1000000*[.$N269]*1000" office:value-type="float" office:value="173.9501953125">
            <text:p>173.950195</text:p>
          </table:table-cell>
          <table:table-cell table:formula="of:=0.769*100000*[.$N269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46">
            <text:p>6246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70]" office:value-type="float" office:value="22.2108">
            <text:p>22.2108</text:p>
          </table:table-cell>
          <table:table-cell/>
          <table:table-cell table:formula="of:=-0.0000028*[.$D270]*[.$D270]+0.0405*[.$D270]-4" office:value-type="float" office:value="33.8395552">
            <text:p>33.8395552</text:p>
          </table:table-cell>
          <table:table-cell/>
          <table:table-cell table:formula="of:=([.G270]-25)*(0.01+0.00008*[.$D270])+[.$I270]" office:value-type="float" office:value="33.587634656">
            <text:p>33.587634656</text:p>
          </table:table-cell>
          <table:table-cell/>
          <table:table-cell table:formula="of:=([.$B270]/4096)*1.5" office:value-type="float" office:value="0.0245361328125">
            <text:p>0.024536</text:p>
          </table:table-cell>
          <table:table-cell table:formula="of:=[.M270]/100000" office:value-type="float" office:value="0.000000245361328125">
            <text:p>0.0000002454</text:p>
          </table:table-cell>
          <table:table-cell table:formula="of:=0.625*1000000*[.$N270]*1000" office:value-type="float" office:value="153.350830078125">
            <text:p>153.350830</text:p>
          </table:table-cell>
          <table:table-cell table:formula="of:=0.769*100000*[.$N270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42">
            <text:p>6242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271]" office:value-type="float" office:value="22.1716">
            <text:p>22.1716</text:p>
          </table:table-cell>
          <table:table-cell/>
          <table:table-cell table:formula="of:=-0.0000028*[.$D271]*[.$D271]+0.0405*[.$D271]-4" office:value-type="float" office:value="33.87443">
            <text:p>33.87443</text:p>
          </table:table-cell>
          <table:table-cell/>
          <table:table-cell table:formula="of:=([.G271]-25)*(0.01+0.00008*[.$D271])+[.$I271]" office:value-type="float" office:value="33.61874264">
            <text:p>33.61874264</text:p>
          </table:table-cell>
          <table:table-cell/>
          <table:table-cell table:formula="of:=([.$B271]/4096)*1.5" office:value-type="float" office:value="0.0274658203125">
            <text:p>0.027466</text:p>
          </table:table-cell>
          <table:table-cell table:formula="of:=[.M271]/100000" office:value-type="float" office:value="0.000000274658203125">
            <text:p>0.0000002747</text:p>
          </table:table-cell>
          <table:table-cell table:formula="of:=0.625*1000000*[.$N271]*1000" office:value-type="float" office:value="171.661376953125">
            <text:p>171.661377</text:p>
          </table:table-cell>
          <table:table-cell table:formula="of:=0.769*100000*[.$N271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42">
            <text:p>6242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72]" office:value-type="float" office:value="22.1716">
            <text:p>22.1716</text:p>
          </table:table-cell>
          <table:table-cell/>
          <table:table-cell table:formula="of:=-0.0000028*[.$D272]*[.$D272]+0.0405*[.$D272]-4" office:value-type="float" office:value="33.9092992">
            <text:p>33.9092992</text:p>
          </table:table-cell>
          <table:table-cell/>
          <table:table-cell table:formula="of:=([.G272]-25)*(0.01+0.00008*[.$D272])+[.$I272]" office:value-type="float" office:value="33.653385568">
            <text:p>33.653385568</text:p>
          </table:table-cell>
          <table:table-cell/>
          <table:table-cell table:formula="of:=([.$B272]/4096)*1.5" office:value-type="float" office:value="0.0234375">
            <text:p>0.023438</text:p>
          </table:table-cell>
          <table:table-cell table:formula="of:=[.M272]/100000" office:value-type="float" office:value="0.000000234375">
            <text:p>0.0000002344</text:p>
          </table:table-cell>
          <table:table-cell table:formula="of:=0.625*1000000*[.$N272]*1000" office:value-type="float" office:value="146.484375">
            <text:p>146.484375</text:p>
          </table:table-cell>
          <table:table-cell table:formula="of:=0.769*100000*[.$N272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41">
            <text:p>6241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73]" office:value-type="float" office:value="22.1618">
            <text:p>22.1618</text:p>
          </table:table-cell>
          <table:table-cell/>
          <table:table-cell table:formula="of:=-0.0000028*[.$D273]*[.$D273]+0.0405*[.$D273]-4" office:value-type="float" office:value="33.8395552">
            <text:p>33.8395552</text:p>
          </table:table-cell>
          <table:table-cell/>
          <table:table-cell table:formula="of:=([.G273]-25)*(0.01+0.00008*[.$D273])+[.$I273]" office:value-type="float" office:value="33.583208976">
            <text:p>33.583208976</text:p>
          </table:table-cell>
          <table:table-cell/>
          <table:table-cell table:formula="of:=([.$B273]/4096)*1.5" office:value-type="float" office:value="0.0238037109375">
            <text:p>0.023804</text:p>
          </table:table-cell>
          <table:table-cell table:formula="of:=[.M273]/100000" office:value-type="float" office:value="0.000000238037109375">
            <text:p>0.0000002380</text:p>
          </table:table-cell>
          <table:table-cell table:formula="of:=0.625*1000000*[.$N273]*1000" office:value-type="float" office:value="148.773193359375">
            <text:p>148.773193</text:p>
          </table:table-cell>
          <table:table-cell table:formula="of:=0.769*100000*[.$N273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38">
            <text:p>6238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74]" office:value-type="float" office:value="22.1324">
            <text:p>22.1324</text:p>
          </table:table-cell>
          <table:table-cell/>
          <table:table-cell table:formula="of:=-0.0000028*[.$D274]*[.$D274]+0.0405*[.$D274]-4" office:value-type="float" office:value="33.9092992">
            <text:p>33.9092992</text:p>
          </table:table-cell>
          <table:table-cell/>
          <table:table-cell table:formula="of:=([.G274]-25)*(0.01+0.00008*[.$D274])+[.$I274]" office:value-type="float" office:value="33.649838752">
            <text:p>33.649838752</text:p>
          </table:table-cell>
          <table:table-cell/>
          <table:table-cell table:formula="of:=([.$B274]/4096)*1.5" office:value-type="float" office:value="0.024169921875">
            <text:p>0.024170</text:p>
          </table:table-cell>
          <table:table-cell table:formula="of:=[.M274]/100000" office:value-type="float" office:value="0.00000024169921875">
            <text:p>0.0000002417</text:p>
          </table:table-cell>
          <table:table-cell table:formula="of:=0.625*1000000*[.$N274]*1000" office:value-type="float" office:value="151.06201171875">
            <text:p>151.062012</text:p>
          </table:table-cell>
          <table:table-cell table:formula="of:=0.769*100000*[.$N274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37">
            <text:p>6237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275]" office:value-type="float" office:value="22.1226">
            <text:p>22.1226</text:p>
          </table:table-cell>
          <table:table-cell/>
          <table:table-cell table:formula="of:=-0.0000028*[.$D275]*[.$D275]+0.0405*[.$D275]-4" office:value-type="float" office:value="33.9092992">
            <text:p>33.9092992</text:p>
          </table:table-cell>
          <table:table-cell/>
          <table:table-cell table:formula="of:=([.G275]-25)*(0.01+0.00008*[.$D275])+[.$I275]" office:value-type="float" office:value="33.648952048">
            <text:p>33.648952048</text:p>
          </table:table-cell>
          <table:table-cell/>
          <table:table-cell table:formula="of:=([.$B275]/4096)*1.5" office:value-type="float" office:value="0.0234375">
            <text:p>0.023438</text:p>
          </table:table-cell>
          <table:table-cell table:formula="of:=[.M275]/100000" office:value-type="float" office:value="0.000000234375">
            <text:p>0.0000002344</text:p>
          </table:table-cell>
          <table:table-cell table:formula="of:=0.625*1000000*[.$N275]*1000" office:value-type="float" office:value="146.484375">
            <text:p>146.484375</text:p>
          </table:table-cell>
          <table:table-cell table:formula="of:=0.769*100000*[.$N275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238">
            <text:p>6238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76]" office:value-type="float" office:value="22.1324">
            <text:p>22.1324</text:p>
          </table:table-cell>
          <table:table-cell/>
          <table:table-cell table:formula="of:=-0.0000028*[.$D276]*[.$D276]+0.0405*[.$D276]-4" office:value-type="float" office:value="33.8395552">
            <text:p>33.8395552</text:p>
          </table:table-cell>
          <table:table-cell/>
          <table:table-cell table:formula="of:=([.G276]-25)*(0.01+0.00008*[.$D276])+[.$I276]" office:value-type="float" office:value="33.580553568">
            <text:p>33.580553568</text:p>
          </table:table-cell>
          <table:table-cell/>
          <table:table-cell table:formula="of:=([.$B276]/4096)*1.5" office:value-type="float" office:value="0.022705078125">
            <text:p>0.022705</text:p>
          </table:table-cell>
          <table:table-cell table:formula="of:=[.M276]/100000" office:value-type="float" office:value="0.00000022705078125">
            <text:p>0.0000002271</text:p>
          </table:table-cell>
          <table:table-cell table:formula="of:=0.625*1000000*[.$N276]*1000" office:value-type="float" office:value="141.90673828125">
            <text:p>141.906738</text:p>
          </table:table-cell>
          <table:table-cell table:formula="of:=0.769*100000*[.$N276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36">
            <text:p>6236</text:p>
          </table:table-cell>
          <table:table-cell office:value-type="float" office:value="1007">
            <text:p>1007</text:p>
          </table:table-cell>
          <table:table-cell table:number-columns-repeated="2"/>
          <table:table-cell table:formula="of:=-39+0.0098*[.$C277]" office:value-type="float" office:value="22.1128">
            <text:p>22.1128</text:p>
          </table:table-cell>
          <table:table-cell/>
          <table:table-cell table:formula="of:=-0.0000028*[.$D277]*[.$D277]+0.0405*[.$D277]-4" office:value-type="float" office:value="33.9441628">
            <text:p>33.9441628</text:p>
          </table:table-cell>
          <table:table-cell/>
          <table:table-cell table:formula="of:=([.G277]-25)*(0.01+0.00008*[.$D277])+[.$I277]" office:value-type="float" office:value="33.682697968">
            <text:p>33.682697968</text:p>
          </table:table-cell>
          <table:table-cell/>
          <table:table-cell table:formula="of:=([.$B277]/4096)*1.5" office:value-type="float" office:value="0.0238037109375">
            <text:p>0.023804</text:p>
          </table:table-cell>
          <table:table-cell table:formula="of:=[.M277]/100000" office:value-type="float" office:value="0.000000238037109375">
            <text:p>0.0000002380</text:p>
          </table:table-cell>
          <table:table-cell table:formula="of:=0.625*1000000*[.$N277]*1000" office:value-type="float" office:value="148.773193359375">
            <text:p>148.773193</text:p>
          </table:table-cell>
          <table:table-cell table:formula="of:=0.769*100000*[.$N277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38">
            <text:p>6238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78]" office:value-type="float" office:value="22.1324">
            <text:p>22.1324</text:p>
          </table:table-cell>
          <table:table-cell/>
          <table:table-cell table:formula="of:=-0.0000028*[.$D278]*[.$D278]+0.0405*[.$D278]-4" office:value-type="float" office:value="33.8395552">
            <text:p>33.8395552</text:p>
          </table:table-cell>
          <table:table-cell/>
          <table:table-cell table:formula="of:=([.G278]-25)*(0.01+0.00008*[.$D278])+[.$I278]" office:value-type="float" office:value="33.580553568">
            <text:p>33.580553568</text:p>
          </table:table-cell>
          <table:table-cell/>
          <table:table-cell table:formula="of:=([.$B278]/4096)*1.5" office:value-type="float" office:value="0.027099609375">
            <text:p>0.027100</text:p>
          </table:table-cell>
          <table:table-cell table:formula="of:=[.M278]/100000" office:value-type="float" office:value="0.00000027099609375">
            <text:p>0.0000002710</text:p>
          </table:table-cell>
          <table:table-cell table:formula="of:=0.625*1000000*[.$N278]*1000" office:value-type="float" office:value="169.37255859375">
            <text:p>169.372559</text:p>
          </table:table-cell>
          <table:table-cell table:formula="of:=0.769*100000*[.$N278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45">
            <text:p>6245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79]" office:value-type="float" office:value="22.201">
            <text:p>22.201</text:p>
          </table:table-cell>
          <table:table-cell/>
          <table:table-cell table:formula="of:=-0.0000028*[.$D279]*[.$D279]+0.0405*[.$D279]-4" office:value-type="float" office:value="33.7697888">
            <text:p>33.7697888</text:p>
          </table:table-cell>
          <table:table-cell/>
          <table:table-cell table:formula="of:=([.G279]-25)*(0.01+0.00008*[.$D279])+[.$I279]" office:value-type="float" office:value="33.51743096">
            <text:p>33.51743096</text:p>
          </table:table-cell>
          <table:table-cell/>
          <table:table-cell table:formula="of:=([.$B279]/4096)*1.5" office:value-type="float" office:value="0.0234375">
            <text:p>0.023438</text:p>
          </table:table-cell>
          <table:table-cell table:formula="of:=[.M279]/100000" office:value-type="float" office:value="0.000000234375">
            <text:p>0.0000002344</text:p>
          </table:table-cell>
          <table:table-cell table:formula="of:=0.625*1000000*[.$N279]*1000" office:value-type="float" office:value="146.484375">
            <text:p>146.484375</text:p>
          </table:table-cell>
          <table:table-cell table:formula="of:=0.769*100000*[.$N279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41">
            <text:p>6241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280]" office:value-type="float" office:value="22.1618">
            <text:p>22.1618</text:p>
          </table:table-cell>
          <table:table-cell/>
          <table:table-cell table:formula="of:=-0.0000028*[.$D280]*[.$D280]+0.0405*[.$D280]-4" office:value-type="float" office:value="33.7348972">
            <text:p>33.7348972</text:p>
          </table:table-cell>
          <table:table-cell/>
          <table:table-cell table:formula="of:=([.G280]-25)*(0.01+0.00008*[.$D280])+[.$I280]" office:value-type="float" office:value="33.479232144">
            <text:p>33.479232144</text:p>
          </table:table-cell>
          <table:table-cell/>
          <table:table-cell table:formula="of:=([.$B280]/4096)*1.5" office:value-type="float" office:value="0.0252685546875">
            <text:p>0.025269</text:p>
          </table:table-cell>
          <table:table-cell table:formula="of:=[.M280]/100000" office:value-type="float" office:value="0.000000252685546875">
            <text:p>0.0000002527</text:p>
          </table:table-cell>
          <table:table-cell table:formula="of:=0.625*1000000*[.$N280]*1000" office:value-type="float" office:value="157.928466796875">
            <text:p>157.928467</text:p>
          </table:table-cell>
          <table:table-cell table:formula="of:=0.769*100000*[.$N280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41">
            <text:p>6241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281]" office:value-type="float" office:value="22.1618">
            <text:p>22.1618</text:p>
          </table:table-cell>
          <table:table-cell/>
          <table:table-cell table:formula="of:=-0.0000028*[.$D281]*[.$D281]+0.0405*[.$D281]-4" office:value-type="float" office:value="33.7">
            <text:p>33.7</text:p>
          </table:table-cell>
          <table:table-cell/>
          <table:table-cell table:formula="of:=([.G281]-25)*(0.01+0.00008*[.$D281])+[.$I281]" office:value-type="float" office:value="33.444562">
            <text:p>33.444562</text:p>
          </table:table-cell>
          <table:table-cell/>
          <table:table-cell table:formula="of:=([.$B281]/4096)*1.5" office:value-type="float" office:value="0.0234375">
            <text:p>0.023438</text:p>
          </table:table-cell>
          <table:table-cell table:formula="of:=[.M281]/100000" office:value-type="float" office:value="0.000000234375">
            <text:p>0.0000002344</text:p>
          </table:table-cell>
          <table:table-cell table:formula="of:=0.625*1000000*[.$N281]*1000" office:value-type="float" office:value="146.484375">
            <text:p>146.484375</text:p>
          </table:table-cell>
          <table:table-cell table:formula="of:=0.769*100000*[.$N28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41">
            <text:p>6241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282]" office:value-type="float" office:value="22.1618">
            <text:p>22.1618</text:p>
          </table:table-cell>
          <table:table-cell/>
          <table:table-cell table:formula="of:=-0.0000028*[.$D282]*[.$D282]+0.0405*[.$D282]-4" office:value-type="float" office:value="33.7">
            <text:p>33.7</text:p>
          </table:table-cell>
          <table:table-cell/>
          <table:table-cell table:formula="of:=([.G282]-25)*(0.01+0.00008*[.$D282])+[.$I282]" office:value-type="float" office:value="33.444562">
            <text:p>33.444562</text:p>
          </table:table-cell>
          <table:table-cell/>
          <table:table-cell table:formula="of:=([.$B282]/4096)*1.5" office:value-type="float" office:value="0.0267333984375">
            <text:p>0.026733</text:p>
          </table:table-cell>
          <table:table-cell table:formula="of:=[.M282]/100000" office:value-type="float" office:value="0.000000267333984375">
            <text:p>0.0000002673</text:p>
          </table:table-cell>
          <table:table-cell table:formula="of:=0.625*1000000*[.$N282]*1000" office:value-type="float" office:value="167.083740234375">
            <text:p>167.083740</text:p>
          </table:table-cell>
          <table:table-cell table:formula="of:=0.769*100000*[.$N282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42">
            <text:p>624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83]" office:value-type="float" office:value="22.1716">
            <text:p>22.1716</text:p>
          </table:table-cell>
          <table:table-cell/>
          <table:table-cell table:formula="of:=-0.0000028*[.$D283]*[.$D283]+0.0405*[.$D283]-4" office:value-type="float" office:value="33.7697888">
            <text:p>33.7697888</text:p>
          </table:table-cell>
          <table:table-cell/>
          <table:table-cell table:formula="of:=([.G283]-25)*(0.01+0.00008*[.$D283])+[.$I283]" office:value-type="float" office:value="33.514780256">
            <text:p>33.514780256</text:p>
          </table:table-cell>
          <table:table-cell/>
          <table:table-cell table:formula="of:=([.$B283]/4096)*1.5" office:value-type="float" office:value="0.0252685546875">
            <text:p>0.025269</text:p>
          </table:table-cell>
          <table:table-cell table:formula="of:=[.M283]/100000" office:value-type="float" office:value="0.000000252685546875">
            <text:p>0.0000002527</text:p>
          </table:table-cell>
          <table:table-cell table:formula="of:=0.625*1000000*[.$N283]*1000" office:value-type="float" office:value="157.928466796875">
            <text:p>157.928467</text:p>
          </table:table-cell>
          <table:table-cell table:formula="of:=0.769*100000*[.$N28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43">
            <text:p>6243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84]" office:value-type="float" office:value="22.1814">
            <text:p>22.1814</text:p>
          </table:table-cell>
          <table:table-cell/>
          <table:table-cell table:formula="of:=-0.0000028*[.$D284]*[.$D284]+0.0405*[.$D284]-4" office:value-type="float" office:value="33.7697888">
            <text:p>33.7697888</text:p>
          </table:table-cell>
          <table:table-cell/>
          <table:table-cell table:formula="of:=([.G284]-25)*(0.01+0.00008*[.$D284])+[.$I284]" office:value-type="float" office:value="33.515663824">
            <text:p>33.515663824</text:p>
          </table:table-cell>
          <table:table-cell/>
          <table:table-cell table:formula="of:=([.$B284]/4096)*1.5" office:value-type="float" office:value="0.0252685546875">
            <text:p>0.025269</text:p>
          </table:table-cell>
          <table:table-cell table:formula="of:=[.M284]/100000" office:value-type="float" office:value="0.000000252685546875">
            <text:p>0.0000002527</text:p>
          </table:table-cell>
          <table:table-cell table:formula="of:=0.625*1000000*[.$N284]*1000" office:value-type="float" office:value="157.928466796875">
            <text:p>157.928467</text:p>
          </table:table-cell>
          <table:table-cell table:formula="of:=0.769*100000*[.$N28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42">
            <text:p>624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85]" office:value-type="float" office:value="22.1716">
            <text:p>22.1716</text:p>
          </table:table-cell>
          <table:table-cell/>
          <table:table-cell table:formula="of:=-0.0000028*[.$D285]*[.$D285]+0.0405*[.$D285]-4" office:value-type="float" office:value="33.8395552">
            <text:p>33.8395552</text:p>
          </table:table-cell>
          <table:table-cell/>
          <table:table-cell table:formula="of:=([.G285]-25)*(0.01+0.00008*[.$D285])+[.$I285]" office:value-type="float" office:value="33.584094112">
            <text:p>33.584094112</text:p>
          </table:table-cell>
          <table:table-cell/>
          <table:table-cell table:formula="of:=([.$B285]/4096)*1.5" office:value-type="float" office:value="0.0234375">
            <text:p>0.023438</text:p>
          </table:table-cell>
          <table:table-cell table:formula="of:=[.M285]/100000" office:value-type="float" office:value="0.000000234375">
            <text:p>0.0000002344</text:p>
          </table:table-cell>
          <table:table-cell table:formula="of:=0.625*1000000*[.$N285]*1000" office:value-type="float" office:value="146.484375">
            <text:p>146.484375</text:p>
          </table:table-cell>
          <table:table-cell table:formula="of:=0.769*100000*[.$N285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240">
            <text:p>6240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86]" office:value-type="float" office:value="22.152">
            <text:p>22.152</text:p>
          </table:table-cell>
          <table:table-cell/>
          <table:table-cell table:formula="of:=-0.0000028*[.$D286]*[.$D286]+0.0405*[.$D286]-4" office:value-type="float" office:value="33.8395552">
            <text:p>33.8395552</text:p>
          </table:table-cell>
          <table:table-cell/>
          <table:table-cell table:formula="of:=([.G286]-25)*(0.01+0.00008*[.$D286])+[.$I286]" office:value-type="float" office:value="33.58232384">
            <text:p>33.58232384</text:p>
          </table:table-cell>
          <table:table-cell/>
          <table:table-cell table:formula="of:=([.$B286]/4096)*1.5" office:value-type="float" office:value="0.0230712890625">
            <text:p>0.023071</text:p>
          </table:table-cell>
          <table:table-cell table:formula="of:=[.M286]/100000" office:value-type="float" office:value="0.000000230712890625">
            <text:p>0.0000002307</text:p>
          </table:table-cell>
          <table:table-cell table:formula="of:=0.625*1000000*[.$N286]*1000" office:value-type="float" office:value="144.195556640625">
            <text:p>144.195557</text:p>
          </table:table-cell>
          <table:table-cell table:formula="of:=0.769*100000*[.$N286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239">
            <text:p>6239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287]" office:value-type="float" office:value="22.1422">
            <text:p>22.1422</text:p>
          </table:table-cell>
          <table:table-cell/>
          <table:table-cell table:formula="of:=-0.0000028*[.$D287]*[.$D287]+0.0405*[.$D287]-4" office:value-type="float" office:value="33.87443">
            <text:p>33.87443</text:p>
          </table:table-cell>
          <table:table-cell/>
          <table:table-cell table:formula="of:=([.G287]-25)*(0.01+0.00008*[.$D287])+[.$I287]" office:value-type="float" office:value="33.61608488">
            <text:p>33.61608488</text:p>
          </table:table-cell>
          <table:table-cell/>
          <table:table-cell table:formula="of:=([.$B287]/4096)*1.5" office:value-type="float" office:value="0.0230712890625">
            <text:p>0.023071</text:p>
          </table:table-cell>
          <table:table-cell table:formula="of:=[.M287]/100000" office:value-type="float" office:value="0.000000230712890625">
            <text:p>0.0000002307</text:p>
          </table:table-cell>
          <table:table-cell table:formula="of:=0.625*1000000*[.$N287]*1000" office:value-type="float" office:value="144.195556640625">
            <text:p>144.195557</text:p>
          </table:table-cell>
          <table:table-cell table:formula="of:=0.769*100000*[.$N287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41">
            <text:p>6241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88]" office:value-type="float" office:value="22.1618">
            <text:p>22.1618</text:p>
          </table:table-cell>
          <table:table-cell/>
          <table:table-cell table:formula="of:=-0.0000028*[.$D288]*[.$D288]+0.0405*[.$D288]-4" office:value-type="float" office:value="33.8395552">
            <text:p>33.8395552</text:p>
          </table:table-cell>
          <table:table-cell/>
          <table:table-cell table:formula="of:=([.G288]-25)*(0.01+0.00008*[.$D288])+[.$I288]" office:value-type="float" office:value="33.583208976">
            <text:p>33.583208976</text:p>
          </table:table-cell>
          <table:table-cell/>
          <table:table-cell table:formula="of:=([.$B288]/4096)*1.5" office:value-type="float" office:value="0.0238037109375">
            <text:p>0.023804</text:p>
          </table:table-cell>
          <table:table-cell table:formula="of:=[.M288]/100000" office:value-type="float" office:value="0.000000238037109375">
            <text:p>0.0000002380</text:p>
          </table:table-cell>
          <table:table-cell table:formula="of:=0.625*1000000*[.$N288]*1000" office:value-type="float" office:value="148.773193359375">
            <text:p>148.773193</text:p>
          </table:table-cell>
          <table:table-cell table:formula="of:=0.769*100000*[.$N288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42">
            <text:p>624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89]" office:value-type="float" office:value="22.1716">
            <text:p>22.1716</text:p>
          </table:table-cell>
          <table:table-cell/>
          <table:table-cell table:formula="of:=-0.0000028*[.$D289]*[.$D289]+0.0405*[.$D289]-4" office:value-type="float" office:value="33.7697888">
            <text:p>33.7697888</text:p>
          </table:table-cell>
          <table:table-cell/>
          <table:table-cell table:formula="of:=([.G289]-25)*(0.01+0.00008*[.$D289])+[.$I289]" office:value-type="float" office:value="33.514780256">
            <text:p>33.514780256</text:p>
          </table:table-cell>
          <table:table-cell/>
          <table:table-cell table:formula="of:=([.$B289]/4096)*1.5" office:value-type="float" office:value="0.025634765625">
            <text:p>0.025635</text:p>
          </table:table-cell>
          <table:table-cell table:formula="of:=[.M289]/100000" office:value-type="float" office:value="0.00000025634765625">
            <text:p>0.0000002563</text:p>
          </table:table-cell>
          <table:table-cell table:formula="of:=0.625*1000000*[.$N289]*1000" office:value-type="float" office:value="160.21728515625">
            <text:p>160.217285</text:p>
          </table:table-cell>
          <table:table-cell table:formula="of:=0.769*100000*[.$N289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40">
            <text:p>6240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90]" office:value-type="float" office:value="22.152">
            <text:p>22.152</text:p>
          </table:table-cell>
          <table:table-cell/>
          <table:table-cell table:formula="of:=-0.0000028*[.$D290]*[.$D290]+0.0405*[.$D290]-4" office:value-type="float" office:value="33.8395552">
            <text:p>33.8395552</text:p>
          </table:table-cell>
          <table:table-cell/>
          <table:table-cell table:formula="of:=([.G290]-25)*(0.01+0.00008*[.$D290])+[.$I290]" office:value-type="float" office:value="33.58232384">
            <text:p>33.58232384</text:p>
          </table:table-cell>
          <table:table-cell/>
          <table:table-cell table:formula="of:=([.$B290]/4096)*1.5" office:value-type="float" office:value="0.0238037109375">
            <text:p>0.023804</text:p>
          </table:table-cell>
          <table:table-cell table:formula="of:=[.M290]/100000" office:value-type="float" office:value="0.000000238037109375">
            <text:p>0.0000002380</text:p>
          </table:table-cell>
          <table:table-cell table:formula="of:=0.625*1000000*[.$N290]*1000" office:value-type="float" office:value="148.773193359375">
            <text:p>148.773193</text:p>
          </table:table-cell>
          <table:table-cell table:formula="of:=0.769*100000*[.$N290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41">
            <text:p>6241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91]" office:value-type="float" office:value="22.1618">
            <text:p>22.1618</text:p>
          </table:table-cell>
          <table:table-cell/>
          <table:table-cell table:formula="of:=-0.0000028*[.$D291]*[.$D291]+0.0405*[.$D291]-4" office:value-type="float" office:value="33.8395552">
            <text:p>33.8395552</text:p>
          </table:table-cell>
          <table:table-cell/>
          <table:table-cell table:formula="of:=([.G291]-25)*(0.01+0.00008*[.$D291])+[.$I291]" office:value-type="float" office:value="33.583208976">
            <text:p>33.583208976</text:p>
          </table:table-cell>
          <table:table-cell/>
          <table:table-cell table:formula="of:=([.$B291]/4096)*1.5" office:value-type="float" office:value="0.0267333984375">
            <text:p>0.026733</text:p>
          </table:table-cell>
          <table:table-cell table:formula="of:=[.M291]/100000" office:value-type="float" office:value="0.000000267333984375">
            <text:p>0.0000002673</text:p>
          </table:table-cell>
          <table:table-cell table:formula="of:=0.625*1000000*[.$N291]*1000" office:value-type="float" office:value="167.083740234375">
            <text:p>167.083740</text:p>
          </table:table-cell>
          <table:table-cell table:formula="of:=0.769*100000*[.$N29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9">
            <text:p>6239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292]" office:value-type="float" office:value="22.1422">
            <text:p>22.1422</text:p>
          </table:table-cell>
          <table:table-cell/>
          <table:table-cell table:formula="of:=-0.0000028*[.$D292]*[.$D292]+0.0405*[.$D292]-4" office:value-type="float" office:value="33.8395552">
            <text:p>33.8395552</text:p>
          </table:table-cell>
          <table:table-cell/>
          <table:table-cell table:formula="of:=([.G292]-25)*(0.01+0.00008*[.$D292])+[.$I292]" office:value-type="float" office:value="33.581438704">
            <text:p>33.581438704</text:p>
          </table:table-cell>
          <table:table-cell/>
          <table:table-cell table:formula="of:=([.$B292]/4096)*1.5" office:value-type="float" office:value="0.0274658203125">
            <text:p>0.027466</text:p>
          </table:table-cell>
          <table:table-cell table:formula="of:=[.M292]/100000" office:value-type="float" office:value="0.000000274658203125">
            <text:p>0.0000002747</text:p>
          </table:table-cell>
          <table:table-cell table:formula="of:=0.625*1000000*[.$N292]*1000" office:value-type="float" office:value="171.661376953125">
            <text:p>171.661377</text:p>
          </table:table-cell>
          <table:table-cell table:formula="of:=0.769*100000*[.$N292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240">
            <text:p>6240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293]" office:value-type="float" office:value="22.152">
            <text:p>22.152</text:p>
          </table:table-cell>
          <table:table-cell/>
          <table:table-cell table:formula="of:=-0.0000028*[.$D293]*[.$D293]+0.0405*[.$D293]-4" office:value-type="float" office:value="33.8046748">
            <text:p>33.8046748</text:p>
          </table:table-cell>
          <table:table-cell/>
          <table:table-cell table:formula="of:=([.G293]-25)*(0.01+0.00008*[.$D293])+[.$I293]" office:value-type="float" office:value="33.54767128">
            <text:p>33.54767128</text:p>
          </table:table-cell>
          <table:table-cell/>
          <table:table-cell table:formula="of:=([.$B293]/4096)*1.5" office:value-type="float" office:value="0.0230712890625">
            <text:p>0.023071</text:p>
          </table:table-cell>
          <table:table-cell table:formula="of:=[.M293]/100000" office:value-type="float" office:value="0.000000230712890625">
            <text:p>0.0000002307</text:p>
          </table:table-cell>
          <table:table-cell table:formula="of:=0.625*1000000*[.$N293]*1000" office:value-type="float" office:value="144.195556640625">
            <text:p>144.195557</text:p>
          </table:table-cell>
          <table:table-cell table:formula="of:=0.769*100000*[.$N293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41">
            <text:p>6241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94]" office:value-type="float" office:value="22.1618">
            <text:p>22.1618</text:p>
          </table:table-cell>
          <table:table-cell/>
          <table:table-cell table:formula="of:=-0.0000028*[.$D294]*[.$D294]+0.0405*[.$D294]-4" office:value-type="float" office:value="33.7697888">
            <text:p>33.7697888</text:p>
          </table:table-cell>
          <table:table-cell/>
          <table:table-cell table:formula="of:=([.G294]-25)*(0.01+0.00008*[.$D294])+[.$I294]" office:value-type="float" office:value="33.513896688">
            <text:p>33.513896688</text:p>
          </table:table-cell>
          <table:table-cell/>
          <table:table-cell table:formula="of:=([.$B294]/4096)*1.5" office:value-type="float" office:value="0.024169921875">
            <text:p>0.024170</text:p>
          </table:table-cell>
          <table:table-cell table:formula="of:=[.M294]/100000" office:value-type="float" office:value="0.00000024169921875">
            <text:p>0.0000002417</text:p>
          </table:table-cell>
          <table:table-cell table:formula="of:=0.625*1000000*[.$N294]*1000" office:value-type="float" office:value="151.06201171875">
            <text:p>151.062012</text:p>
          </table:table-cell>
          <table:table-cell table:formula="of:=0.769*100000*[.$N294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44">
            <text:p>6244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95]" office:value-type="float" office:value="22.1912">
            <text:p>22.1912</text:p>
          </table:table-cell>
          <table:table-cell/>
          <table:table-cell table:formula="of:=-0.0000028*[.$D295]*[.$D295]+0.0405*[.$D295]-4" office:value-type="float" office:value="33.7697888">
            <text:p>33.7697888</text:p>
          </table:table-cell>
          <table:table-cell/>
          <table:table-cell table:formula="of:=([.G295]-25)*(0.01+0.00008*[.$D295])+[.$I295]" office:value-type="float" office:value="33.516547392">
            <text:p>33.516547392</text:p>
          </table:table-cell>
          <table:table-cell/>
          <table:table-cell table:formula="of:=([.$B295]/4096)*1.5" office:value-type="float" office:value="0.025634765625">
            <text:p>0.025635</text:p>
          </table:table-cell>
          <table:table-cell table:formula="of:=[.M295]/100000" office:value-type="float" office:value="0.00000025634765625">
            <text:p>0.0000002563</text:p>
          </table:table-cell>
          <table:table-cell table:formula="of:=0.625*1000000*[.$N295]*1000" office:value-type="float" office:value="160.21728515625">
            <text:p>160.217285</text:p>
          </table:table-cell>
          <table:table-cell table:formula="of:=0.769*100000*[.$N295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40">
            <text:p>6240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96]" office:value-type="float" office:value="22.152">
            <text:p>22.152</text:p>
          </table:table-cell>
          <table:table-cell/>
          <table:table-cell table:formula="of:=-0.0000028*[.$D296]*[.$D296]+0.0405*[.$D296]-4" office:value-type="float" office:value="33.7697888">
            <text:p>33.7697888</text:p>
          </table:table-cell>
          <table:table-cell/>
          <table:table-cell table:formula="of:=([.G296]-25)*(0.01+0.00008*[.$D296])+[.$I296]" office:value-type="float" office:value="33.51301312">
            <text:p>33.51301312</text:p>
          </table:table-cell>
          <table:table-cell/>
          <table:table-cell table:formula="of:=([.$B296]/4096)*1.5" office:value-type="float" office:value="0.0263671875">
            <text:p>0.026367</text:p>
          </table:table-cell>
          <table:table-cell table:formula="of:=[.M296]/100000" office:value-type="float" office:value="0.000000263671875">
            <text:p>0.0000002637</text:p>
          </table:table-cell>
          <table:table-cell table:formula="of:=0.625*1000000*[.$N296]*1000" office:value-type="float" office:value="164.794921875">
            <text:p>164.794922</text:p>
          </table:table-cell>
          <table:table-cell table:formula="of:=0.769*100000*[.$N29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243">
            <text:p>6243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297]" office:value-type="float" office:value="22.1814">
            <text:p>22.1814</text:p>
          </table:table-cell>
          <table:table-cell/>
          <table:table-cell table:formula="of:=-0.0000028*[.$D297]*[.$D297]+0.0405*[.$D297]-4" office:value-type="float" office:value="33.7348972">
            <text:p>33.7348972</text:p>
          </table:table-cell>
          <table:table-cell/>
          <table:table-cell table:formula="of:=([.G297]-25)*(0.01+0.00008*[.$D297])+[.$I297]" office:value-type="float" office:value="33.480997712">
            <text:p>33.480997712</text:p>
          </table:table-cell>
          <table:table-cell/>
          <table:table-cell table:formula="of:=([.$B297]/4096)*1.5" office:value-type="float" office:value="0.029296875">
            <text:p>0.029297</text:p>
          </table:table-cell>
          <table:table-cell table:formula="of:=[.M297]/100000" office:value-type="float" office:value="0.00000029296875">
            <text:p>0.0000002930</text:p>
          </table:table-cell>
          <table:table-cell table:formula="of:=0.625*1000000*[.$N297]*1000" office:value-type="float" office:value="183.10546875">
            <text:p>183.105469</text:p>
          </table:table-cell>
          <table:table-cell table:formula="of:=0.769*100000*[.$N297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41">
            <text:p>6241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98]" office:value-type="float" office:value="22.1618">
            <text:p>22.1618</text:p>
          </table:table-cell>
          <table:table-cell/>
          <table:table-cell table:formula="of:=-0.0000028*[.$D298]*[.$D298]+0.0405*[.$D298]-4" office:value-type="float" office:value="33.7697888">
            <text:p>33.7697888</text:p>
          </table:table-cell>
          <table:table-cell/>
          <table:table-cell table:formula="of:=([.G298]-25)*(0.01+0.00008*[.$D298])+[.$I298]" office:value-type="float" office:value="33.513896688">
            <text:p>33.513896688</text:p>
          </table:table-cell>
          <table:table-cell/>
          <table:table-cell table:formula="of:=([.$B298]/4096)*1.5" office:value-type="float" office:value="0.0267333984375">
            <text:p>0.026733</text:p>
          </table:table-cell>
          <table:table-cell table:formula="of:=[.M298]/100000" office:value-type="float" office:value="0.000000267333984375">
            <text:p>0.0000002673</text:p>
          </table:table-cell>
          <table:table-cell table:formula="of:=0.625*1000000*[.$N298]*1000" office:value-type="float" office:value="167.083740234375">
            <text:p>167.083740</text:p>
          </table:table-cell>
          <table:table-cell table:formula="of:=0.769*100000*[.$N29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40">
            <text:p>6240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299]" office:value-type="float" office:value="22.152">
            <text:p>22.152</text:p>
          </table:table-cell>
          <table:table-cell/>
          <table:table-cell table:formula="of:=-0.0000028*[.$D299]*[.$D299]+0.0405*[.$D299]-4" office:value-type="float" office:value="33.7697888">
            <text:p>33.7697888</text:p>
          </table:table-cell>
          <table:table-cell/>
          <table:table-cell table:formula="of:=([.G299]-25)*(0.01+0.00008*[.$D299])+[.$I299]" office:value-type="float" office:value="33.51301312">
            <text:p>33.51301312</text:p>
          </table:table-cell>
          <table:table-cell/>
          <table:table-cell table:formula="of:=([.$B299]/4096)*1.5" office:value-type="float" office:value="0.0260009765625">
            <text:p>0.026001</text:p>
          </table:table-cell>
          <table:table-cell table:formula="of:=[.M299]/100000" office:value-type="float" office:value="0.000000260009765625">
            <text:p>0.0000002600</text:p>
          </table:table-cell>
          <table:table-cell table:formula="of:=0.625*1000000*[.$N299]*1000" office:value-type="float" office:value="162.506103515625">
            <text:p>162.506104</text:p>
          </table:table-cell>
          <table:table-cell table:formula="of:=0.769*100000*[.$N29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40">
            <text:p>6240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00]" office:value-type="float" office:value="22.152">
            <text:p>22.152</text:p>
          </table:table-cell>
          <table:table-cell/>
          <table:table-cell table:formula="of:=-0.0000028*[.$D300]*[.$D300]+0.0405*[.$D300]-4" office:value-type="float" office:value="33.7">
            <text:p>33.7</text:p>
          </table:table-cell>
          <table:table-cell/>
          <table:table-cell table:formula="of:=([.G300]-25)*(0.01+0.00008*[.$D300])+[.$I300]" office:value-type="float" office:value="33.44368">
            <text:p>33.44368</text:p>
          </table:table-cell>
          <table:table-cell/>
          <table:table-cell table:formula="of:=([.$B300]/4096)*1.5" office:value-type="float" office:value="0.024169921875">
            <text:p>0.024170</text:p>
          </table:table-cell>
          <table:table-cell table:formula="of:=[.M300]/100000" office:value-type="float" office:value="0.00000024169921875">
            <text:p>0.0000002417</text:p>
          </table:table-cell>
          <table:table-cell table:formula="of:=0.625*1000000*[.$N300]*1000" office:value-type="float" office:value="151.06201171875">
            <text:p>151.062012</text:p>
          </table:table-cell>
          <table:table-cell table:formula="of:=0.769*100000*[.$N300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9">
            <text:p>6239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301]" office:value-type="float" office:value="22.1422">
            <text:p>22.1422</text:p>
          </table:table-cell>
          <table:table-cell/>
          <table:table-cell table:formula="of:=-0.0000028*[.$D301]*[.$D301]+0.0405*[.$D301]-4" office:value-type="float" office:value="33.7348972">
            <text:p>33.7348972</text:p>
          </table:table-cell>
          <table:table-cell/>
          <table:table-cell table:formula="of:=([.G301]-25)*(0.01+0.00008*[.$D301])+[.$I301]" office:value-type="float" office:value="33.477466576">
            <text:p>33.477466576</text:p>
          </table:table-cell>
          <table:table-cell/>
          <table:table-cell table:formula="of:=([.$B301]/4096)*1.5" office:value-type="float" office:value="0.02490234375">
            <text:p>0.024902</text:p>
          </table:table-cell>
          <table:table-cell table:formula="of:=[.M301]/100000" office:value-type="float" office:value="0.0000002490234375">
            <text:p>0.0000002490</text:p>
          </table:table-cell>
          <table:table-cell table:formula="of:=0.625*1000000*[.$N301]*1000" office:value-type="float" office:value="155.6396484375">
            <text:p>155.639648</text:p>
          </table:table-cell>
          <table:table-cell table:formula="of:=0.769*100000*[.$N301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40">
            <text:p>6240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02]" office:value-type="float" office:value="22.152">
            <text:p>22.152</text:p>
          </table:table-cell>
          <table:table-cell/>
          <table:table-cell table:formula="of:=-0.0000028*[.$D302]*[.$D302]+0.0405*[.$D302]-4" office:value-type="float" office:value="33.7697888">
            <text:p>33.7697888</text:p>
          </table:table-cell>
          <table:table-cell/>
          <table:table-cell table:formula="of:=([.G302]-25)*(0.01+0.00008*[.$D302])+[.$I302]" office:value-type="float" office:value="33.51301312">
            <text:p>33.51301312</text:p>
          </table:table-cell>
          <table:table-cell/>
          <table:table-cell table:formula="of:=([.$B302]/4096)*1.5" office:value-type="float" office:value="0.0245361328125">
            <text:p>0.024536</text:p>
          </table:table-cell>
          <table:table-cell table:formula="of:=[.M302]/100000" office:value-type="float" office:value="0.000000245361328125">
            <text:p>0.0000002454</text:p>
          </table:table-cell>
          <table:table-cell table:formula="of:=0.625*1000000*[.$N302]*1000" office:value-type="float" office:value="153.350830078125">
            <text:p>153.350830</text:p>
          </table:table-cell>
          <table:table-cell table:formula="of:=0.769*100000*[.$N30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40">
            <text:p>6240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303]" office:value-type="float" office:value="22.152">
            <text:p>22.152</text:p>
          </table:table-cell>
          <table:table-cell/>
          <table:table-cell table:formula="of:=-0.0000028*[.$D303]*[.$D303]+0.0405*[.$D303]-4" office:value-type="float" office:value="33.8046748">
            <text:p>33.8046748</text:p>
          </table:table-cell>
          <table:table-cell/>
          <table:table-cell table:formula="of:=([.G303]-25)*(0.01+0.00008*[.$D303])+[.$I303]" office:value-type="float" office:value="33.54767128">
            <text:p>33.54767128</text:p>
          </table:table-cell>
          <table:table-cell/>
          <table:table-cell table:formula="of:=([.$B303]/4096)*1.5" office:value-type="float" office:value="0.02783203125">
            <text:p>0.027832</text:p>
          </table:table-cell>
          <table:table-cell table:formula="of:=[.M303]/100000" office:value-type="float" office:value="0.0000002783203125">
            <text:p>0.0000002783</text:p>
          </table:table-cell>
          <table:table-cell table:formula="of:=0.625*1000000*[.$N303]*1000" office:value-type="float" office:value="173.9501953125">
            <text:p>173.950195</text:p>
          </table:table-cell>
          <table:table-cell table:formula="of:=0.769*100000*[.$N303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240">
            <text:p>6240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304]" office:value-type="float" office:value="22.152">
            <text:p>22.152</text:p>
          </table:table-cell>
          <table:table-cell/>
          <table:table-cell table:formula="of:=-0.0000028*[.$D304]*[.$D304]+0.0405*[.$D304]-4" office:value-type="float" office:value="33.8046748">
            <text:p>33.8046748</text:p>
          </table:table-cell>
          <table:table-cell/>
          <table:table-cell table:formula="of:=([.G304]-25)*(0.01+0.00008*[.$D304])+[.$I304]" office:value-type="float" office:value="33.54767128">
            <text:p>33.54767128</text:p>
          </table:table-cell>
          <table:table-cell/>
          <table:table-cell table:formula="of:=([.$B304]/4096)*1.5" office:value-type="float" office:value="0.029296875">
            <text:p>0.029297</text:p>
          </table:table-cell>
          <table:table-cell table:formula="of:=[.M304]/100000" office:value-type="float" office:value="0.00000029296875">
            <text:p>0.0000002930</text:p>
          </table:table-cell>
          <table:table-cell table:formula="of:=0.625*1000000*[.$N304]*1000" office:value-type="float" office:value="183.10546875">
            <text:p>183.105469</text:p>
          </table:table-cell>
          <table:table-cell table:formula="of:=0.769*100000*[.$N304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37">
            <text:p>6237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305]" office:value-type="float" office:value="22.1226">
            <text:p>22.1226</text:p>
          </table:table-cell>
          <table:table-cell/>
          <table:table-cell table:formula="of:=-0.0000028*[.$D305]*[.$D305]+0.0405*[.$D305]-4" office:value-type="float" office:value="33.87443">
            <text:p>33.87443</text:p>
          </table:table-cell>
          <table:table-cell/>
          <table:table-cell table:formula="of:=([.G305]-25)*(0.01+0.00008*[.$D305])+[.$I305]" office:value-type="float" office:value="33.61431304">
            <text:p>33.61431304</text:p>
          </table:table-cell>
          <table:table-cell/>
          <table:table-cell table:formula="of:=([.$B305]/4096)*1.5" office:value-type="float" office:value="0.028564453125">
            <text:p>0.028564</text:p>
          </table:table-cell>
          <table:table-cell table:formula="of:=[.M305]/100000" office:value-type="float" office:value="0.00000028564453125">
            <text:p>0.0000002856</text:p>
          </table:table-cell>
          <table:table-cell table:formula="of:=0.625*1000000*[.$N305]*1000" office:value-type="float" office:value="178.52783203125">
            <text:p>178.527832</text:p>
          </table:table-cell>
          <table:table-cell table:formula="of:=0.769*100000*[.$N305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37">
            <text:p>6237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306]" office:value-type="float" office:value="22.1226">
            <text:p>22.1226</text:p>
          </table:table-cell>
          <table:table-cell/>
          <table:table-cell table:formula="of:=-0.0000028*[.$D306]*[.$D306]+0.0405*[.$D306]-4" office:value-type="float" office:value="33.8395552">
            <text:p>33.8395552</text:p>
          </table:table-cell>
          <table:table-cell/>
          <table:table-cell table:formula="of:=([.G306]-25)*(0.01+0.00008*[.$D306])+[.$I306]" office:value-type="float" office:value="33.579668432">
            <text:p>33.579668432</text:p>
          </table:table-cell>
          <table:table-cell/>
          <table:table-cell table:formula="of:=([.$B306]/4096)*1.5" office:value-type="float" office:value="0.0245361328125">
            <text:p>0.024536</text:p>
          </table:table-cell>
          <table:table-cell table:formula="of:=[.M306]/100000" office:value-type="float" office:value="0.000000245361328125">
            <text:p>0.0000002454</text:p>
          </table:table-cell>
          <table:table-cell table:formula="of:=0.625*1000000*[.$N306]*1000" office:value-type="float" office:value="153.350830078125">
            <text:p>153.350830</text:p>
          </table:table-cell>
          <table:table-cell table:formula="of:=0.769*100000*[.$N30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9">
            <text:p>6239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07]" office:value-type="float" office:value="22.1422">
            <text:p>22.1422</text:p>
          </table:table-cell>
          <table:table-cell/>
          <table:table-cell table:formula="of:=-0.0000028*[.$D307]*[.$D307]+0.0405*[.$D307]-4" office:value-type="float" office:value="33.7697888">
            <text:p>33.7697888</text:p>
          </table:table-cell>
          <table:table-cell/>
          <table:table-cell table:formula="of:=([.G307]-25)*(0.01+0.00008*[.$D307])+[.$I307]" office:value-type="float" office:value="33.512129552">
            <text:p>33.512129552</text:p>
          </table:table-cell>
          <table:table-cell/>
          <table:table-cell table:formula="of:=([.$B307]/4096)*1.5" office:value-type="float" office:value="0.0267333984375">
            <text:p>0.026733</text:p>
          </table:table-cell>
          <table:table-cell table:formula="of:=[.M307]/100000" office:value-type="float" office:value="0.000000267333984375">
            <text:p>0.0000002673</text:p>
          </table:table-cell>
          <table:table-cell table:formula="of:=0.625*1000000*[.$N307]*1000" office:value-type="float" office:value="167.083740234375">
            <text:p>167.083740</text:p>
          </table:table-cell>
          <table:table-cell table:formula="of:=0.769*100000*[.$N307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38">
            <text:p>6238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08]" office:value-type="float" office:value="22.1324">
            <text:p>22.1324</text:p>
          </table:table-cell>
          <table:table-cell/>
          <table:table-cell table:formula="of:=-0.0000028*[.$D308]*[.$D308]+0.0405*[.$D308]-4" office:value-type="float" office:value="33.7">
            <text:p>33.7</text:p>
          </table:table-cell>
          <table:table-cell/>
          <table:table-cell table:formula="of:=([.G308]-25)*(0.01+0.00008*[.$D308])+[.$I308]" office:value-type="float" office:value="33.441916">
            <text:p>33.441916</text:p>
          </table:table-cell>
          <table:table-cell/>
          <table:table-cell table:formula="of:=([.$B308]/4096)*1.5" office:value-type="float" office:value="0.0281982421875">
            <text:p>0.028198</text:p>
          </table:table-cell>
          <table:table-cell table:formula="of:=[.M308]/100000" office:value-type="float" office:value="0.000000281982421875">
            <text:p>0.0000002820</text:p>
          </table:table-cell>
          <table:table-cell table:formula="of:=0.625*1000000*[.$N308]*1000" office:value-type="float" office:value="176.239013671875">
            <text:p>176.239014</text:p>
          </table:table-cell>
          <table:table-cell table:formula="of:=0.769*100000*[.$N308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6">
            <text:p>6236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09]" office:value-type="float" office:value="22.1128">
            <text:p>22.1128</text:p>
          </table:table-cell>
          <table:table-cell/>
          <table:table-cell table:formula="of:=-0.0000028*[.$D309]*[.$D309]+0.0405*[.$D309]-4" office:value-type="float" office:value="33.7697888">
            <text:p>33.7697888</text:p>
          </table:table-cell>
          <table:table-cell/>
          <table:table-cell table:formula="of:=([.G309]-25)*(0.01+0.00008*[.$D309])+[.$I309]" office:value-type="float" office:value="33.509478848">
            <text:p>33.509478848</text:p>
          </table:table-cell>
          <table:table-cell/>
          <table:table-cell table:formula="of:=([.$B309]/4096)*1.5" office:value-type="float" office:value="0.02490234375">
            <text:p>0.024902</text:p>
          </table:table-cell>
          <table:table-cell table:formula="of:=[.M309]/100000" office:value-type="float" office:value="0.0000002490234375">
            <text:p>0.0000002490</text:p>
          </table:table-cell>
          <table:table-cell table:formula="of:=0.625*1000000*[.$N309]*1000" office:value-type="float" office:value="155.6396484375">
            <text:p>155.639648</text:p>
          </table:table-cell>
          <table:table-cell table:formula="of:=0.769*100000*[.$N30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4">
            <text:p>6234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10]" office:value-type="float" office:value="22.0932">
            <text:p>22.0932</text:p>
          </table:table-cell>
          <table:table-cell/>
          <table:table-cell table:formula="of:=-0.0000028*[.$D310]*[.$D310]+0.0405*[.$D310]-4" office:value-type="float" office:value="33.7697888">
            <text:p>33.7697888</text:p>
          </table:table-cell>
          <table:table-cell/>
          <table:table-cell table:formula="of:=([.G310]-25)*(0.01+0.00008*[.$D310])+[.$I310]" office:value-type="float" office:value="33.507711712">
            <text:p>33.507711712</text:p>
          </table:table-cell>
          <table:table-cell/>
          <table:table-cell table:formula="of:=([.$B310]/4096)*1.5" office:value-type="float" office:value="0.02490234375">
            <text:p>0.024902</text:p>
          </table:table-cell>
          <table:table-cell table:formula="of:=[.M310]/100000" office:value-type="float" office:value="0.0000002490234375">
            <text:p>0.0000002490</text:p>
          </table:table-cell>
          <table:table-cell table:formula="of:=0.625*1000000*[.$N310]*1000" office:value-type="float" office:value="155.6396484375">
            <text:p>155.639648</text:p>
          </table:table-cell>
          <table:table-cell table:formula="of:=0.769*100000*[.$N310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33">
            <text:p>6233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11]" office:value-type="float" office:value="22.0834">
            <text:p>22.0834</text:p>
          </table:table-cell>
          <table:table-cell/>
          <table:table-cell table:formula="of:=-0.0000028*[.$D311]*[.$D311]+0.0405*[.$D311]-4" office:value-type="float" office:value="33.7697888">
            <text:p>33.7697888</text:p>
          </table:table-cell>
          <table:table-cell/>
          <table:table-cell table:formula="of:=([.G311]-25)*(0.01+0.00008*[.$D311])+[.$I311]" office:value-type="float" office:value="33.506828144">
            <text:p>33.506828144</text:p>
          </table:table-cell>
          <table:table-cell/>
          <table:table-cell table:formula="of:=([.$B311]/4096)*1.5" office:value-type="float" office:value="0.027099609375">
            <text:p>0.027100</text:p>
          </table:table-cell>
          <table:table-cell table:formula="of:=[.M311]/100000" office:value-type="float" office:value="0.00000027099609375">
            <text:p>0.0000002710</text:p>
          </table:table-cell>
          <table:table-cell table:formula="of:=0.625*1000000*[.$N311]*1000" office:value-type="float" office:value="169.37255859375">
            <text:p>169.372559</text:p>
          </table:table-cell>
          <table:table-cell table:formula="of:=0.769*100000*[.$N311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3">
            <text:p>6233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12]" office:value-type="float" office:value="22.0834">
            <text:p>22.0834</text:p>
          </table:table-cell>
          <table:table-cell/>
          <table:table-cell table:formula="of:=-0.0000028*[.$D312]*[.$D312]+0.0405*[.$D312]-4" office:value-type="float" office:value="33.7697888">
            <text:p>33.7697888</text:p>
          </table:table-cell>
          <table:table-cell/>
          <table:table-cell table:formula="of:=([.G312]-25)*(0.01+0.00008*[.$D312])+[.$I312]" office:value-type="float" office:value="33.506828144">
            <text:p>33.506828144</text:p>
          </table:table-cell>
          <table:table-cell/>
          <table:table-cell table:formula="of:=([.$B312]/4096)*1.5" office:value-type="float" office:value="0.02490234375">
            <text:p>0.024902</text:p>
          </table:table-cell>
          <table:table-cell table:formula="of:=[.M312]/100000" office:value-type="float" office:value="0.0000002490234375">
            <text:p>0.0000002490</text:p>
          </table:table-cell>
          <table:table-cell table:formula="of:=0.625*1000000*[.$N312]*1000" office:value-type="float" office:value="155.6396484375">
            <text:p>155.639648</text:p>
          </table:table-cell>
          <table:table-cell table:formula="of:=0.769*100000*[.$N31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3">
            <text:p>6233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13]" office:value-type="float" office:value="22.0834">
            <text:p>22.0834</text:p>
          </table:table-cell>
          <table:table-cell/>
          <table:table-cell table:formula="of:=-0.0000028*[.$D313]*[.$D313]+0.0405*[.$D313]-4" office:value-type="float" office:value="33.7697888">
            <text:p>33.7697888</text:p>
          </table:table-cell>
          <table:table-cell/>
          <table:table-cell table:formula="of:=([.G313]-25)*(0.01+0.00008*[.$D313])+[.$I313]" office:value-type="float" office:value="33.506828144">
            <text:p>33.506828144</text:p>
          </table:table-cell>
          <table:table-cell/>
          <table:table-cell table:formula="of:=([.$B313]/4096)*1.5" office:value-type="float" office:value="0.0274658203125">
            <text:p>0.027466</text:p>
          </table:table-cell>
          <table:table-cell table:formula="of:=[.M313]/100000" office:value-type="float" office:value="0.000000274658203125">
            <text:p>0.0000002747</text:p>
          </table:table-cell>
          <table:table-cell table:formula="of:=0.625*1000000*[.$N313]*1000" office:value-type="float" office:value="171.661376953125">
            <text:p>171.661377</text:p>
          </table:table-cell>
          <table:table-cell table:formula="of:=0.769*100000*[.$N313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4">
            <text:p>6234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14]" office:value-type="float" office:value="22.0932">
            <text:p>22.0932</text:p>
          </table:table-cell>
          <table:table-cell/>
          <table:table-cell table:formula="of:=-0.0000028*[.$D314]*[.$D314]+0.0405*[.$D314]-4" office:value-type="float" office:value="33.7697888">
            <text:p>33.7697888</text:p>
          </table:table-cell>
          <table:table-cell/>
          <table:table-cell table:formula="of:=([.G314]-25)*(0.01+0.00008*[.$D314])+[.$I314]" office:value-type="float" office:value="33.507711712">
            <text:p>33.507711712</text:p>
          </table:table-cell>
          <table:table-cell/>
          <table:table-cell table:formula="of:=([.$B314]/4096)*1.5" office:value-type="float" office:value="0.02490234375">
            <text:p>0.024902</text:p>
          </table:table-cell>
          <table:table-cell table:formula="of:=[.M314]/100000" office:value-type="float" office:value="0.0000002490234375">
            <text:p>0.0000002490</text:p>
          </table:table-cell>
          <table:table-cell table:formula="of:=0.625*1000000*[.$N314]*1000" office:value-type="float" office:value="155.6396484375">
            <text:p>155.639648</text:p>
          </table:table-cell>
          <table:table-cell table:formula="of:=0.769*100000*[.$N31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32">
            <text:p>623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15]" office:value-type="float" office:value="22.0736">
            <text:p>22.0736</text:p>
          </table:table-cell>
          <table:table-cell/>
          <table:table-cell table:formula="of:=-0.0000028*[.$D315]*[.$D315]+0.0405*[.$D315]-4" office:value-type="float" office:value="33.7697888">
            <text:p>33.7697888</text:p>
          </table:table-cell>
          <table:table-cell/>
          <table:table-cell table:formula="of:=([.G315]-25)*(0.01+0.00008*[.$D315])+[.$I315]" office:value-type="float" office:value="33.505944576">
            <text:p>33.505944576</text:p>
          </table:table-cell>
          <table:table-cell/>
          <table:table-cell table:formula="of:=([.$B315]/4096)*1.5" office:value-type="float" office:value="0.024169921875">
            <text:p>0.024170</text:p>
          </table:table-cell>
          <table:table-cell table:formula="of:=[.M315]/100000" office:value-type="float" office:value="0.00000024169921875">
            <text:p>0.0000002417</text:p>
          </table:table-cell>
          <table:table-cell table:formula="of:=0.625*1000000*[.$N315]*1000" office:value-type="float" office:value="151.06201171875">
            <text:p>151.062012</text:p>
          </table:table-cell>
          <table:table-cell table:formula="of:=0.769*100000*[.$N31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4">
            <text:p>6234</text:p>
          </table:table-cell>
          <table:table-cell office:value-type="float" office:value="999">
            <text:p>999</text:p>
          </table:table-cell>
          <table:table-cell table:number-columns-repeated="2"/>
          <table:table-cell table:formula="of:=-39+0.0098*[.$C316]" office:value-type="float" office:value="22.0932">
            <text:p>22.0932</text:p>
          </table:table-cell>
          <table:table-cell/>
          <table:table-cell table:formula="of:=-0.0000028*[.$D316]*[.$D316]+0.0405*[.$D316]-4" office:value-type="float" office:value="33.6650972">
            <text:p>33.6650972</text:p>
          </table:table-cell>
          <table:table-cell/>
          <table:table-cell table:formula="of:=([.G316]-25)*(0.01+0.00008*[.$D316])+[.$I316]" office:value-type="float" office:value="33.403717744">
            <text:p>33.403717744</text:p>
          </table:table-cell>
          <table:table-cell/>
          <table:table-cell table:formula="of:=([.$B316]/4096)*1.5" office:value-type="float" office:value="0.0267333984375">
            <text:p>0.026733</text:p>
          </table:table-cell>
          <table:table-cell table:formula="of:=[.M316]/100000" office:value-type="float" office:value="0.000000267333984375">
            <text:p>0.0000002673</text:p>
          </table:table-cell>
          <table:table-cell table:formula="of:=0.625*1000000*[.$N316]*1000" office:value-type="float" office:value="167.083740234375">
            <text:p>167.083740</text:p>
          </table:table-cell>
          <table:table-cell table:formula="of:=0.769*100000*[.$N316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6">
            <text:p>6236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317]" office:value-type="float" office:value="22.1128">
            <text:p>22.1128</text:p>
          </table:table-cell>
          <table:table-cell/>
          <table:table-cell table:formula="of:=-0.0000028*[.$D317]*[.$D317]+0.0405*[.$D317]-4" office:value-type="float" office:value="33.6301888">
            <text:p>33.6301888</text:p>
          </table:table-cell>
          <table:table-cell/>
          <table:table-cell table:formula="of:=([.G317]-25)*(0.01+0.00008*[.$D317])+[.$I317]" office:value-type="float" office:value="33.370802752">
            <text:p>33.370802752</text:p>
          </table:table-cell>
          <table:table-cell/>
          <table:table-cell table:formula="of:=([.$B317]/4096)*1.5" office:value-type="float" office:value="0.02490234375">
            <text:p>0.024902</text:p>
          </table:table-cell>
          <table:table-cell table:formula="of:=[.M317]/100000" office:value-type="float" office:value="0.0000002490234375">
            <text:p>0.0000002490</text:p>
          </table:table-cell>
          <table:table-cell table:formula="of:=0.625*1000000*[.$N317]*1000" office:value-type="float" office:value="155.6396484375">
            <text:p>155.639648</text:p>
          </table:table-cell>
          <table:table-cell table:formula="of:=0.769*100000*[.$N31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36">
            <text:p>6236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318]" office:value-type="float" office:value="22.1128">
            <text:p>22.1128</text:p>
          </table:table-cell>
          <table:table-cell/>
          <table:table-cell table:formula="of:=-0.0000028*[.$D318]*[.$D318]+0.0405*[.$D318]-4" office:value-type="float" office:value="33.6301888">
            <text:p>33.6301888</text:p>
          </table:table-cell>
          <table:table-cell/>
          <table:table-cell table:formula="of:=([.G318]-25)*(0.01+0.00008*[.$D318])+[.$I318]" office:value-type="float" office:value="33.370802752">
            <text:p>33.370802752</text:p>
          </table:table-cell>
          <table:table-cell/>
          <table:table-cell table:formula="of:=([.$B318]/4096)*1.5" office:value-type="float" office:value="0.0234375">
            <text:p>0.023438</text:p>
          </table:table-cell>
          <table:table-cell table:formula="of:=[.M318]/100000" office:value-type="float" office:value="0.000000234375">
            <text:p>0.0000002344</text:p>
          </table:table-cell>
          <table:table-cell table:formula="of:=0.625*1000000*[.$N318]*1000" office:value-type="float" office:value="146.484375">
            <text:p>146.484375</text:p>
          </table:table-cell>
          <table:table-cell table:formula="of:=0.769*100000*[.$N318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5">
            <text:p>6235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319]" office:value-type="float" office:value="22.103">
            <text:p>22.103</text:p>
          </table:table-cell>
          <table:table-cell/>
          <table:table-cell table:formula="of:=-0.0000028*[.$D319]*[.$D319]+0.0405*[.$D319]-4" office:value-type="float" office:value="33.6301888">
            <text:p>33.6301888</text:p>
          </table:table-cell>
          <table:table-cell/>
          <table:table-cell table:formula="of:=([.G319]-25)*(0.01+0.00008*[.$D319])+[.$I319]" office:value-type="float" office:value="33.36992232">
            <text:p>33.36992232</text:p>
          </table:table-cell>
          <table:table-cell/>
          <table:table-cell table:formula="of:=([.$B319]/4096)*1.5" office:value-type="float" office:value="0.0263671875">
            <text:p>0.026367</text:p>
          </table:table-cell>
          <table:table-cell table:formula="of:=[.M319]/100000" office:value-type="float" office:value="0.000000263671875">
            <text:p>0.0000002637</text:p>
          </table:table-cell>
          <table:table-cell table:formula="of:=0.625*1000000*[.$N319]*1000" office:value-type="float" office:value="164.794921875">
            <text:p>164.794922</text:p>
          </table:table-cell>
          <table:table-cell table:formula="of:=0.769*100000*[.$N319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5">
            <text:p>6235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20]" office:value-type="float" office:value="22.103">
            <text:p>22.103</text:p>
          </table:table-cell>
          <table:table-cell/>
          <table:table-cell table:formula="of:=-0.0000028*[.$D320]*[.$D320]+0.0405*[.$D320]-4" office:value-type="float" office:value="33.7">
            <text:p>33.7</text:p>
          </table:table-cell>
          <table:table-cell/>
          <table:table-cell table:formula="of:=([.G320]-25)*(0.01+0.00008*[.$D320])+[.$I320]" office:value-type="float" office:value="33.43927">
            <text:p>33.43927</text:p>
          </table:table-cell>
          <table:table-cell/>
          <table:table-cell table:formula="of:=([.$B320]/4096)*1.5" office:value-type="float" office:value="0.0274658203125">
            <text:p>0.027466</text:p>
          </table:table-cell>
          <table:table-cell table:formula="of:=[.M320]/100000" office:value-type="float" office:value="0.000000274658203125">
            <text:p>0.0000002747</text:p>
          </table:table-cell>
          <table:table-cell table:formula="of:=0.625*1000000*[.$N320]*1000" office:value-type="float" office:value="171.661376953125">
            <text:p>171.661377</text:p>
          </table:table-cell>
          <table:table-cell table:formula="of:=0.769*100000*[.$N32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35">
            <text:p>6235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321]" office:value-type="float" office:value="22.103">
            <text:p>22.103</text:p>
          </table:table-cell>
          <table:table-cell/>
          <table:table-cell table:formula="of:=-0.0000028*[.$D321]*[.$D321]+0.0405*[.$D321]-4" office:value-type="float" office:value="33.7348972">
            <text:p>33.7348972</text:p>
          </table:table-cell>
          <table:table-cell/>
          <table:table-cell table:formula="of:=([.G321]-25)*(0.01+0.00008*[.$D321])+[.$I321]" office:value-type="float" office:value="33.47393544">
            <text:p>33.47393544</text:p>
          </table:table-cell>
          <table:table-cell/>
          <table:table-cell table:formula="of:=([.$B321]/4096)*1.5" office:value-type="float" office:value="0.02783203125">
            <text:p>0.027832</text:p>
          </table:table-cell>
          <table:table-cell table:formula="of:=[.M321]/100000" office:value-type="float" office:value="0.0000002783203125">
            <text:p>0.0000002783</text:p>
          </table:table-cell>
          <table:table-cell table:formula="of:=0.625*1000000*[.$N321]*1000" office:value-type="float" office:value="173.9501953125">
            <text:p>173.950195</text:p>
          </table:table-cell>
          <table:table-cell table:formula="of:=0.769*100000*[.$N32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6">
            <text:p>6236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322]" office:value-type="float" office:value="22.1128">
            <text:p>22.1128</text:p>
          </table:table-cell>
          <table:table-cell/>
          <table:table-cell table:formula="of:=-0.0000028*[.$D322]*[.$D322]+0.0405*[.$D322]-4" office:value-type="float" office:value="33.7697888">
            <text:p>33.7697888</text:p>
          </table:table-cell>
          <table:table-cell/>
          <table:table-cell table:formula="of:=([.G322]-25)*(0.01+0.00008*[.$D322])+[.$I322]" office:value-type="float" office:value="33.509478848">
            <text:p>33.509478848</text:p>
          </table:table-cell>
          <table:table-cell/>
          <table:table-cell table:formula="of:=([.$B322]/4096)*1.5" office:value-type="float" office:value="0.0263671875">
            <text:p>0.026367</text:p>
          </table:table-cell>
          <table:table-cell table:formula="of:=[.M322]/100000" office:value-type="float" office:value="0.000000263671875">
            <text:p>0.0000002637</text:p>
          </table:table-cell>
          <table:table-cell table:formula="of:=0.625*1000000*[.$N322]*1000" office:value-type="float" office:value="164.794921875">
            <text:p>164.794922</text:p>
          </table:table-cell>
          <table:table-cell table:formula="of:=0.769*100000*[.$N322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36">
            <text:p>6236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23]" office:value-type="float" office:value="22.1128">
            <text:p>22.1128</text:p>
          </table:table-cell>
          <table:table-cell/>
          <table:table-cell table:formula="of:=-0.0000028*[.$D323]*[.$D323]+0.0405*[.$D323]-4" office:value-type="float" office:value="33.7">
            <text:p>33.7</text:p>
          </table:table-cell>
          <table:table-cell/>
          <table:table-cell table:formula="of:=([.G323]-25)*(0.01+0.00008*[.$D323])+[.$I323]" office:value-type="float" office:value="33.440152">
            <text:p>33.440152</text:p>
          </table:table-cell>
          <table:table-cell/>
          <table:table-cell table:formula="of:=([.$B323]/4096)*1.5" office:value-type="float" office:value="0.0260009765625">
            <text:p>0.026001</text:p>
          </table:table-cell>
          <table:table-cell table:formula="of:=[.M323]/100000" office:value-type="float" office:value="0.000000260009765625">
            <text:p>0.0000002600</text:p>
          </table:table-cell>
          <table:table-cell table:formula="of:=0.625*1000000*[.$N323]*1000" office:value-type="float" office:value="162.506103515625">
            <text:p>162.506104</text:p>
          </table:table-cell>
          <table:table-cell table:formula="of:=0.769*100000*[.$N323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36">
            <text:p>6236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24]" office:value-type="float" office:value="22.1128">
            <text:p>22.1128</text:p>
          </table:table-cell>
          <table:table-cell/>
          <table:table-cell table:formula="of:=-0.0000028*[.$D324]*[.$D324]+0.0405*[.$D324]-4" office:value-type="float" office:value="33.7">
            <text:p>33.7</text:p>
          </table:table-cell>
          <table:table-cell/>
          <table:table-cell table:formula="of:=([.G324]-25)*(0.01+0.00008*[.$D324])+[.$I324]" office:value-type="float" office:value="33.440152">
            <text:p>33.440152</text:p>
          </table:table-cell>
          <table:table-cell/>
          <table:table-cell table:formula="of:=([.$B324]/4096)*1.5" office:value-type="float" office:value="0.027099609375">
            <text:p>0.027100</text:p>
          </table:table-cell>
          <table:table-cell table:formula="of:=[.M324]/100000" office:value-type="float" office:value="0.00000027099609375">
            <text:p>0.0000002710</text:p>
          </table:table-cell>
          <table:table-cell table:formula="of:=0.625*1000000*[.$N324]*1000" office:value-type="float" office:value="169.37255859375">
            <text:p>169.372559</text:p>
          </table:table-cell>
          <table:table-cell table:formula="of:=0.769*100000*[.$N324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36">
            <text:p>6236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25]" office:value-type="float" office:value="22.1128">
            <text:p>22.1128</text:p>
          </table:table-cell>
          <table:table-cell/>
          <table:table-cell table:formula="of:=-0.0000028*[.$D325]*[.$D325]+0.0405*[.$D325]-4" office:value-type="float" office:value="33.7">
            <text:p>33.7</text:p>
          </table:table-cell>
          <table:table-cell/>
          <table:table-cell table:formula="of:=([.G325]-25)*(0.01+0.00008*[.$D325])+[.$I325]" office:value-type="float" office:value="33.440152">
            <text:p>33.440152</text:p>
          </table:table-cell>
          <table:table-cell/>
          <table:table-cell table:formula="of:=([.$B325]/4096)*1.5" office:value-type="float" office:value="0.0260009765625">
            <text:p>0.026001</text:p>
          </table:table-cell>
          <table:table-cell table:formula="of:=[.M325]/100000" office:value-type="float" office:value="0.000000260009765625">
            <text:p>0.0000002600</text:p>
          </table:table-cell>
          <table:table-cell table:formula="of:=0.625*1000000*[.$N325]*1000" office:value-type="float" office:value="162.506103515625">
            <text:p>162.506104</text:p>
          </table:table-cell>
          <table:table-cell table:formula="of:=0.769*100000*[.$N325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36">
            <text:p>6236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326]" office:value-type="float" office:value="22.1128">
            <text:p>22.1128</text:p>
          </table:table-cell>
          <table:table-cell/>
          <table:table-cell table:formula="of:=-0.0000028*[.$D326]*[.$D326]+0.0405*[.$D326]-4" office:value-type="float" office:value="33.7348972">
            <text:p>33.7348972</text:p>
          </table:table-cell>
          <table:table-cell/>
          <table:table-cell table:formula="of:=([.G326]-25)*(0.01+0.00008*[.$D326])+[.$I326]" office:value-type="float" office:value="33.474818224">
            <text:p>33.474818224</text:p>
          </table:table-cell>
          <table:table-cell/>
          <table:table-cell table:formula="of:=([.$B326]/4096)*1.5" office:value-type="float" office:value="0.0245361328125">
            <text:p>0.024536</text:p>
          </table:table-cell>
          <table:table-cell table:formula="of:=[.M326]/100000" office:value-type="float" office:value="0.000000245361328125">
            <text:p>0.0000002454</text:p>
          </table:table-cell>
          <table:table-cell table:formula="of:=0.625*1000000*[.$N326]*1000" office:value-type="float" office:value="153.350830078125">
            <text:p>153.350830</text:p>
          </table:table-cell>
          <table:table-cell table:formula="of:=0.769*100000*[.$N32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5">
            <text:p>6235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327]" office:value-type="float" office:value="22.103">
            <text:p>22.103</text:p>
          </table:table-cell>
          <table:table-cell/>
          <table:table-cell table:formula="of:=-0.0000028*[.$D327]*[.$D327]+0.0405*[.$D327]-4" office:value-type="float" office:value="33.7348972">
            <text:p>33.7348972</text:p>
          </table:table-cell>
          <table:table-cell/>
          <table:table-cell table:formula="of:=([.G327]-25)*(0.01+0.00008*[.$D327])+[.$I327]" office:value-type="float" office:value="33.47393544">
            <text:p>33.47393544</text:p>
          </table:table-cell>
          <table:table-cell/>
          <table:table-cell table:formula="of:=([.$B327]/4096)*1.5" office:value-type="float" office:value="0.0263671875">
            <text:p>0.026367</text:p>
          </table:table-cell>
          <table:table-cell table:formula="of:=[.M327]/100000" office:value-type="float" office:value="0.000000263671875">
            <text:p>0.0000002637</text:p>
          </table:table-cell>
          <table:table-cell table:formula="of:=0.625*1000000*[.$N327]*1000" office:value-type="float" office:value="164.794921875">
            <text:p>164.794922</text:p>
          </table:table-cell>
          <table:table-cell table:formula="of:=0.769*100000*[.$N327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6">
            <text:p>6236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28]" office:value-type="float" office:value="22.1128">
            <text:p>22.1128</text:p>
          </table:table-cell>
          <table:table-cell/>
          <table:table-cell table:formula="of:=-0.0000028*[.$D328]*[.$D328]+0.0405*[.$D328]-4" office:value-type="float" office:value="33.7">
            <text:p>33.7</text:p>
          </table:table-cell>
          <table:table-cell/>
          <table:table-cell table:formula="of:=([.G328]-25)*(0.01+0.00008*[.$D328])+[.$I328]" office:value-type="float" office:value="33.440152">
            <text:p>33.440152</text:p>
          </table:table-cell>
          <table:table-cell/>
          <table:table-cell table:formula="of:=([.$B328]/4096)*1.5" office:value-type="float" office:value="0.0263671875">
            <text:p>0.026367</text:p>
          </table:table-cell>
          <table:table-cell table:formula="of:=[.M328]/100000" office:value-type="float" office:value="0.000000263671875">
            <text:p>0.0000002637</text:p>
          </table:table-cell>
          <table:table-cell table:formula="of:=0.625*1000000*[.$N328]*1000" office:value-type="float" office:value="164.794921875">
            <text:p>164.794922</text:p>
          </table:table-cell>
          <table:table-cell table:formula="of:=0.769*100000*[.$N328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6">
            <text:p>6236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29]" office:value-type="float" office:value="22.1128">
            <text:p>22.1128</text:p>
          </table:table-cell>
          <table:table-cell/>
          <table:table-cell table:formula="of:=-0.0000028*[.$D329]*[.$D329]+0.0405*[.$D329]-4" office:value-type="float" office:value="33.7">
            <text:p>33.7</text:p>
          </table:table-cell>
          <table:table-cell/>
          <table:table-cell table:formula="of:=([.G329]-25)*(0.01+0.00008*[.$D329])+[.$I329]" office:value-type="float" office:value="33.440152">
            <text:p>33.440152</text:p>
          </table:table-cell>
          <table:table-cell/>
          <table:table-cell table:formula="of:=([.$B329]/4096)*1.5" office:value-type="float" office:value="0.0274658203125">
            <text:p>0.027466</text:p>
          </table:table-cell>
          <table:table-cell table:formula="of:=[.M329]/100000" office:value-type="float" office:value="0.000000274658203125">
            <text:p>0.0000002747</text:p>
          </table:table-cell>
          <table:table-cell table:formula="of:=0.625*1000000*[.$N329]*1000" office:value-type="float" office:value="171.661376953125">
            <text:p>171.661377</text:p>
          </table:table-cell>
          <table:table-cell table:formula="of:=0.769*100000*[.$N32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35">
            <text:p>6235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30]" office:value-type="float" office:value="22.103">
            <text:p>22.103</text:p>
          </table:table-cell>
          <table:table-cell/>
          <table:table-cell table:formula="of:=-0.0000028*[.$D330]*[.$D330]+0.0405*[.$D330]-4" office:value-type="float" office:value="33.7">
            <text:p>33.7</text:p>
          </table:table-cell>
          <table:table-cell/>
          <table:table-cell table:formula="of:=([.G330]-25)*(0.01+0.00008*[.$D330])+[.$I330]" office:value-type="float" office:value="33.43927">
            <text:p>33.43927</text:p>
          </table:table-cell>
          <table:table-cell/>
          <table:table-cell table:formula="of:=([.$B330]/4096)*1.5" office:value-type="float" office:value="0.0260009765625">
            <text:p>0.026001</text:p>
          </table:table-cell>
          <table:table-cell table:formula="of:=[.M330]/100000" office:value-type="float" office:value="0.000000260009765625">
            <text:p>0.0000002600</text:p>
          </table:table-cell>
          <table:table-cell table:formula="of:=0.625*1000000*[.$N330]*1000" office:value-type="float" office:value="162.506103515625">
            <text:p>162.506104</text:p>
          </table:table-cell>
          <table:table-cell table:formula="of:=0.769*100000*[.$N330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36">
            <text:p>6236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31]" office:value-type="float" office:value="22.1128">
            <text:p>22.1128</text:p>
          </table:table-cell>
          <table:table-cell/>
          <table:table-cell table:formula="of:=-0.0000028*[.$D331]*[.$D331]+0.0405*[.$D331]-4" office:value-type="float" office:value="33.7">
            <text:p>33.7</text:p>
          </table:table-cell>
          <table:table-cell/>
          <table:table-cell table:formula="of:=([.G331]-25)*(0.01+0.00008*[.$D331])+[.$I331]" office:value-type="float" office:value="33.440152">
            <text:p>33.440152</text:p>
          </table:table-cell>
          <table:table-cell/>
          <table:table-cell table:formula="of:=([.$B331]/4096)*1.5" office:value-type="float" office:value="0.0234375">
            <text:p>0.023438</text:p>
          </table:table-cell>
          <table:table-cell table:formula="of:=[.M331]/100000" office:value-type="float" office:value="0.000000234375">
            <text:p>0.0000002344</text:p>
          </table:table-cell>
          <table:table-cell table:formula="of:=0.625*1000000*[.$N331]*1000" office:value-type="float" office:value="146.484375">
            <text:p>146.484375</text:p>
          </table:table-cell>
          <table:table-cell table:formula="of:=0.769*100000*[.$N33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6">
            <text:p>6236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32]" office:value-type="float" office:value="22.1128">
            <text:p>22.1128</text:p>
          </table:table-cell>
          <table:table-cell/>
          <table:table-cell table:formula="of:=-0.0000028*[.$D332]*[.$D332]+0.0405*[.$D332]-4" office:value-type="float" office:value="33.7">
            <text:p>33.7</text:p>
          </table:table-cell>
          <table:table-cell/>
          <table:table-cell table:formula="of:=([.G332]-25)*(0.01+0.00008*[.$D332])+[.$I332]" office:value-type="float" office:value="33.440152">
            <text:p>33.440152</text:p>
          </table:table-cell>
          <table:table-cell/>
          <table:table-cell table:formula="of:=([.$B332]/4096)*1.5" office:value-type="float" office:value="0.02490234375">
            <text:p>0.024902</text:p>
          </table:table-cell>
          <table:table-cell table:formula="of:=[.M332]/100000" office:value-type="float" office:value="0.0000002490234375">
            <text:p>0.0000002490</text:p>
          </table:table-cell>
          <table:table-cell table:formula="of:=0.625*1000000*[.$N332]*1000" office:value-type="float" office:value="155.6396484375">
            <text:p>155.639648</text:p>
          </table:table-cell>
          <table:table-cell table:formula="of:=0.769*100000*[.$N33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35">
            <text:p>6235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333]" office:value-type="float" office:value="22.103">
            <text:p>22.103</text:p>
          </table:table-cell>
          <table:table-cell/>
          <table:table-cell table:formula="of:=-0.0000028*[.$D333]*[.$D333]+0.0405*[.$D333]-4" office:value-type="float" office:value="33.7">
            <text:p>33.7</text:p>
          </table:table-cell>
          <table:table-cell/>
          <table:table-cell table:formula="of:=([.G333]-25)*(0.01+0.00008*[.$D333])+[.$I333]" office:value-type="float" office:value="33.43927">
            <text:p>33.43927</text:p>
          </table:table-cell>
          <table:table-cell/>
          <table:table-cell table:formula="of:=([.$B333]/4096)*1.5" office:value-type="float" office:value="0.027099609375">
            <text:p>0.027100</text:p>
          </table:table-cell>
          <table:table-cell table:formula="of:=[.M333]/100000" office:value-type="float" office:value="0.00000027099609375">
            <text:p>0.0000002710</text:p>
          </table:table-cell>
          <table:table-cell table:formula="of:=0.625*1000000*[.$N333]*1000" office:value-type="float" office:value="169.37255859375">
            <text:p>169.372559</text:p>
          </table:table-cell>
          <table:table-cell table:formula="of:=0.769*100000*[.$N33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36">
            <text:p>6236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334]" office:value-type="float" office:value="22.1128">
            <text:p>22.1128</text:p>
          </table:table-cell>
          <table:table-cell/>
          <table:table-cell table:formula="of:=-0.0000028*[.$D334]*[.$D334]+0.0405*[.$D334]-4" office:value-type="float" office:value="33.6301888">
            <text:p>33.6301888</text:p>
          </table:table-cell>
          <table:table-cell/>
          <table:table-cell table:formula="of:=([.G334]-25)*(0.01+0.00008*[.$D334])+[.$I334]" office:value-type="float" office:value="33.370802752">
            <text:p>33.370802752</text:p>
          </table:table-cell>
          <table:table-cell/>
          <table:table-cell table:formula="of:=([.$B334]/4096)*1.5" office:value-type="float" office:value="0.0281982421875">
            <text:p>0.028198</text:p>
          </table:table-cell>
          <table:table-cell table:formula="of:=[.M334]/100000" office:value-type="float" office:value="0.000000281982421875">
            <text:p>0.0000002820</text:p>
          </table:table-cell>
          <table:table-cell table:formula="of:=0.625*1000000*[.$N334]*1000" office:value-type="float" office:value="176.239013671875">
            <text:p>176.239014</text:p>
          </table:table-cell>
          <table:table-cell table:formula="of:=0.769*100000*[.$N334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39">
            <text:p>6239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335]" office:value-type="float" office:value="22.1422">
            <text:p>22.1422</text:p>
          </table:table-cell>
          <table:table-cell/>
          <table:table-cell table:formula="of:=-0.0000028*[.$D335]*[.$D335]+0.0405*[.$D335]-4" office:value-type="float" office:value="33.5952748">
            <text:p>33.5952748</text:p>
          </table:table-cell>
          <table:table-cell/>
          <table:table-cell table:formula="of:=([.G335]-25)*(0.01+0.00008*[.$D335])+[.$I335]" office:value-type="float" office:value="33.338758672">
            <text:p>33.338758672</text:p>
          </table:table-cell>
          <table:table-cell/>
          <table:table-cell table:formula="of:=([.$B335]/4096)*1.5" office:value-type="float" office:value="0.0252685546875">
            <text:p>0.025269</text:p>
          </table:table-cell>
          <table:table-cell table:formula="of:=[.M335]/100000" office:value-type="float" office:value="0.000000252685546875">
            <text:p>0.0000002527</text:p>
          </table:table-cell>
          <table:table-cell table:formula="of:=0.625*1000000*[.$N335]*1000" office:value-type="float" office:value="157.928466796875">
            <text:p>157.928467</text:p>
          </table:table-cell>
          <table:table-cell table:formula="of:=0.769*100000*[.$N33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36">
            <text:p>6236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36]" office:value-type="float" office:value="22.1128">
            <text:p>22.1128</text:p>
          </table:table-cell>
          <table:table-cell/>
          <table:table-cell table:formula="of:=-0.0000028*[.$D336]*[.$D336]+0.0405*[.$D336]-4" office:value-type="float" office:value="33.5603552">
            <text:p>33.5603552</text:p>
          </table:table-cell>
          <table:table-cell/>
          <table:table-cell table:formula="of:=([.G336]-25)*(0.01+0.00008*[.$D336])+[.$I336]" office:value-type="float" office:value="33.301431104">
            <text:p>33.301431104</text:p>
          </table:table-cell>
          <table:table-cell/>
          <table:table-cell table:formula="of:=([.$B336]/4096)*1.5" office:value-type="float" office:value="0.0252685546875">
            <text:p>0.025269</text:p>
          </table:table-cell>
          <table:table-cell table:formula="of:=[.M336]/100000" office:value-type="float" office:value="0.000000252685546875">
            <text:p>0.0000002527</text:p>
          </table:table-cell>
          <table:table-cell table:formula="of:=0.625*1000000*[.$N336]*1000" office:value-type="float" office:value="157.928466796875">
            <text:p>157.928467</text:p>
          </table:table-cell>
          <table:table-cell table:formula="of:=0.769*100000*[.$N33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7">
            <text:p>6237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337]" office:value-type="float" office:value="22.1226">
            <text:p>22.1226</text:p>
          </table:table-cell>
          <table:table-cell/>
          <table:table-cell table:formula="of:=-0.0000028*[.$D337]*[.$D337]+0.0405*[.$D337]-4" office:value-type="float" office:value="33.5952748">
            <text:p>33.5952748</text:p>
          </table:table-cell>
          <table:table-cell/>
          <table:table-cell table:formula="of:=([.G337]-25)*(0.01+0.00008*[.$D337])+[.$I337]" office:value-type="float" office:value="33.336999376">
            <text:p>33.336999376</text:p>
          </table:table-cell>
          <table:table-cell/>
          <table:table-cell table:formula="of:=([.$B337]/4096)*1.5" office:value-type="float" office:value="0.02490234375">
            <text:p>0.024902</text:p>
          </table:table-cell>
          <table:table-cell table:formula="of:=[.M337]/100000" office:value-type="float" office:value="0.0000002490234375">
            <text:p>0.0000002490</text:p>
          </table:table-cell>
          <table:table-cell table:formula="of:=0.625*1000000*[.$N337]*1000" office:value-type="float" office:value="155.6396484375">
            <text:p>155.639648</text:p>
          </table:table-cell>
          <table:table-cell table:formula="of:=0.769*100000*[.$N33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8">
            <text:p>6238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38]" office:value-type="float" office:value="22.1324">
            <text:p>22.1324</text:p>
          </table:table-cell>
          <table:table-cell/>
          <table:table-cell table:formula="of:=-0.0000028*[.$D338]*[.$D338]+0.0405*[.$D338]-4" office:value-type="float" office:value="33.5603552">
            <text:p>33.5603552</text:p>
          </table:table-cell>
          <table:table-cell/>
          <table:table-cell table:formula="of:=([.G338]-25)*(0.01+0.00008*[.$D338])+[.$I338]" office:value-type="float" office:value="33.303188832">
            <text:p>33.303188832</text:p>
          </table:table-cell>
          <table:table-cell/>
          <table:table-cell table:formula="of:=([.$B338]/4096)*1.5" office:value-type="float" office:value="0.0274658203125">
            <text:p>0.027466</text:p>
          </table:table-cell>
          <table:table-cell table:formula="of:=[.M338]/100000" office:value-type="float" office:value="0.000000274658203125">
            <text:p>0.0000002747</text:p>
          </table:table-cell>
          <table:table-cell table:formula="of:=0.625*1000000*[.$N338]*1000" office:value-type="float" office:value="171.661376953125">
            <text:p>171.661377</text:p>
          </table:table-cell>
          <table:table-cell table:formula="of:=0.769*100000*[.$N33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38">
            <text:p>6238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39]" office:value-type="float" office:value="22.1324">
            <text:p>22.1324</text:p>
          </table:table-cell>
          <table:table-cell/>
          <table:table-cell table:formula="of:=-0.0000028*[.$D339]*[.$D339]+0.0405*[.$D339]-4" office:value-type="float" office:value="33.5603552">
            <text:p>33.5603552</text:p>
          </table:table-cell>
          <table:table-cell/>
          <table:table-cell table:formula="of:=([.G339]-25)*(0.01+0.00008*[.$D339])+[.$I339]" office:value-type="float" office:value="33.303188832">
            <text:p>33.303188832</text:p>
          </table:table-cell>
          <table:table-cell/>
          <table:table-cell table:formula="of:=([.$B339]/4096)*1.5" office:value-type="float" office:value="0.025634765625">
            <text:p>0.025635</text:p>
          </table:table-cell>
          <table:table-cell table:formula="of:=[.M339]/100000" office:value-type="float" office:value="0.00000025634765625">
            <text:p>0.0000002563</text:p>
          </table:table-cell>
          <table:table-cell table:formula="of:=0.625*1000000*[.$N339]*1000" office:value-type="float" office:value="160.21728515625">
            <text:p>160.217285</text:p>
          </table:table-cell>
          <table:table-cell table:formula="of:=0.769*100000*[.$N339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36">
            <text:p>6236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40]" office:value-type="float" office:value="22.1128">
            <text:p>22.1128</text:p>
          </table:table-cell>
          <table:table-cell/>
          <table:table-cell table:formula="of:=-0.0000028*[.$D340]*[.$D340]+0.0405*[.$D340]-4" office:value-type="float" office:value="33.5603552">
            <text:p>33.5603552</text:p>
          </table:table-cell>
          <table:table-cell/>
          <table:table-cell table:formula="of:=([.G340]-25)*(0.01+0.00008*[.$D340])+[.$I340]" office:value-type="float" office:value="33.301431104">
            <text:p>33.301431104</text:p>
          </table:table-cell>
          <table:table-cell/>
          <table:table-cell table:formula="of:=([.$B340]/4096)*1.5" office:value-type="float" office:value="0.028564453125">
            <text:p>0.028564</text:p>
          </table:table-cell>
          <table:table-cell table:formula="of:=[.M340]/100000" office:value-type="float" office:value="0.00000028564453125">
            <text:p>0.0000002856</text:p>
          </table:table-cell>
          <table:table-cell table:formula="of:=0.625*1000000*[.$N340]*1000" office:value-type="float" office:value="178.52783203125">
            <text:p>178.527832</text:p>
          </table:table-cell>
          <table:table-cell table:formula="of:=0.769*100000*[.$N340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4">
            <text:p>6234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41]" office:value-type="float" office:value="22.0932">
            <text:p>22.0932</text:p>
          </table:table-cell>
          <table:table-cell/>
          <table:table-cell table:formula="of:=-0.0000028*[.$D341]*[.$D341]+0.0405*[.$D341]-4" office:value-type="float" office:value="33.5603552">
            <text:p>33.5603552</text:p>
          </table:table-cell>
          <table:table-cell/>
          <table:table-cell table:formula="of:=([.G341]-25)*(0.01+0.00008*[.$D341])+[.$I341]" office:value-type="float" office:value="33.299673376">
            <text:p>33.299673376</text:p>
          </table:table-cell>
          <table:table-cell/>
          <table:table-cell table:formula="of:=([.$B341]/4096)*1.5" office:value-type="float" office:value="0.0267333984375">
            <text:p>0.026733</text:p>
          </table:table-cell>
          <table:table-cell table:formula="of:=[.M341]/100000" office:value-type="float" office:value="0.000000267333984375">
            <text:p>0.0000002673</text:p>
          </table:table-cell>
          <table:table-cell table:formula="of:=0.625*1000000*[.$N341]*1000" office:value-type="float" office:value="167.083740234375">
            <text:p>167.083740</text:p>
          </table:table-cell>
          <table:table-cell table:formula="of:=0.769*100000*[.$N34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34">
            <text:p>6234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342]" office:value-type="float" office:value="22.0932">
            <text:p>22.0932</text:p>
          </table:table-cell>
          <table:table-cell/>
          <table:table-cell table:formula="of:=-0.0000028*[.$D342]*[.$D342]+0.0405*[.$D342]-4" office:value-type="float" office:value="33.6301888">
            <text:p>33.6301888</text:p>
          </table:table-cell>
          <table:table-cell/>
          <table:table-cell table:formula="of:=([.G342]-25)*(0.01+0.00008*[.$D342])+[.$I342]" office:value-type="float" office:value="33.369041888">
            <text:p>33.369041888</text:p>
          </table:table-cell>
          <table:table-cell/>
          <table:table-cell table:formula="of:=([.$B342]/4096)*1.5" office:value-type="float" office:value="0.0245361328125">
            <text:p>0.024536</text:p>
          </table:table-cell>
          <table:table-cell table:formula="of:=[.M342]/100000" office:value-type="float" office:value="0.000000245361328125">
            <text:p>0.0000002454</text:p>
          </table:table-cell>
          <table:table-cell table:formula="of:=0.625*1000000*[.$N342]*1000" office:value-type="float" office:value="153.350830078125">
            <text:p>153.350830</text:p>
          </table:table-cell>
          <table:table-cell table:formula="of:=0.769*100000*[.$N34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41">
            <text:p>6241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343]" office:value-type="float" office:value="22.1618">
            <text:p>22.1618</text:p>
          </table:table-cell>
          <table:table-cell/>
          <table:table-cell table:formula="of:=-0.0000028*[.$D343]*[.$D343]+0.0405*[.$D343]-4" office:value-type="float" office:value="33.5952748">
            <text:p>33.5952748</text:p>
          </table:table-cell>
          <table:table-cell/>
          <table:table-cell table:formula="of:=([.G343]-25)*(0.01+0.00008*[.$D343])+[.$I343]" office:value-type="float" office:value="33.340517968">
            <text:p>33.340517968</text:p>
          </table:table-cell>
          <table:table-cell/>
          <table:table-cell table:formula="of:=([.$B343]/4096)*1.5" office:value-type="float" office:value="0.0245361328125">
            <text:p>0.024536</text:p>
          </table:table-cell>
          <table:table-cell table:formula="of:=[.M343]/100000" office:value-type="float" office:value="0.000000245361328125">
            <text:p>0.0000002454</text:p>
          </table:table-cell>
          <table:table-cell table:formula="of:=0.625*1000000*[.$N343]*1000" office:value-type="float" office:value="153.350830078125">
            <text:p>153.350830</text:p>
          </table:table-cell>
          <table:table-cell table:formula="of:=0.769*100000*[.$N343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38">
            <text:p>6238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44]" office:value-type="float" office:value="22.1324">
            <text:p>22.1324</text:p>
          </table:table-cell>
          <table:table-cell/>
          <table:table-cell table:formula="of:=-0.0000028*[.$D344]*[.$D344]+0.0405*[.$D344]-4" office:value-type="float" office:value="33.5603552">
            <text:p>33.5603552</text:p>
          </table:table-cell>
          <table:table-cell/>
          <table:table-cell table:formula="of:=([.G344]-25)*(0.01+0.00008*[.$D344])+[.$I344]" office:value-type="float" office:value="33.303188832">
            <text:p>33.303188832</text:p>
          </table:table-cell>
          <table:table-cell/>
          <table:table-cell table:formula="of:=([.$B344]/4096)*1.5" office:value-type="float" office:value="0.025634765625">
            <text:p>0.025635</text:p>
          </table:table-cell>
          <table:table-cell table:formula="of:=[.M344]/100000" office:value-type="float" office:value="0.00000025634765625">
            <text:p>0.0000002563</text:p>
          </table:table-cell>
          <table:table-cell table:formula="of:=0.625*1000000*[.$N344]*1000" office:value-type="float" office:value="160.21728515625">
            <text:p>160.217285</text:p>
          </table:table-cell>
          <table:table-cell table:formula="of:=0.769*100000*[.$N344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35">
            <text:p>6235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345]" office:value-type="float" office:value="22.103">
            <text:p>22.103</text:p>
          </table:table-cell>
          <table:table-cell/>
          <table:table-cell table:formula="of:=-0.0000028*[.$D345]*[.$D345]+0.0405*[.$D345]-4" office:value-type="float" office:value="33.5952748">
            <text:p>33.5952748</text:p>
          </table:table-cell>
          <table:table-cell/>
          <table:table-cell table:formula="of:=([.G345]-25)*(0.01+0.00008*[.$D345])+[.$I345]" office:value-type="float" office:value="33.33524008">
            <text:p>33.33524008</text:p>
          </table:table-cell>
          <table:table-cell/>
          <table:table-cell table:formula="of:=([.$B345]/4096)*1.5" office:value-type="float" office:value="0.0281982421875">
            <text:p>0.028198</text:p>
          </table:table-cell>
          <table:table-cell table:formula="of:=[.M345]/100000" office:value-type="float" office:value="0.000000281982421875">
            <text:p>0.0000002820</text:p>
          </table:table-cell>
          <table:table-cell table:formula="of:=0.625*1000000*[.$N345]*1000" office:value-type="float" office:value="176.239013671875">
            <text:p>176.239014</text:p>
          </table:table-cell>
          <table:table-cell table:formula="of:=0.769*100000*[.$N34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34">
            <text:p>6234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346]" office:value-type="float" office:value="22.0932">
            <text:p>22.0932</text:p>
          </table:table-cell>
          <table:table-cell/>
          <table:table-cell table:formula="of:=-0.0000028*[.$D346]*[.$D346]+0.0405*[.$D346]-4" office:value-type="float" office:value="33.5952748">
            <text:p>33.5952748</text:p>
          </table:table-cell>
          <table:table-cell/>
          <table:table-cell table:formula="of:=([.G346]-25)*(0.01+0.00008*[.$D346])+[.$I346]" office:value-type="float" office:value="33.334360432">
            <text:p>33.334360432</text:p>
          </table:table-cell>
          <table:table-cell/>
          <table:table-cell table:formula="of:=([.$B346]/4096)*1.5" office:value-type="float" office:value="0.02783203125">
            <text:p>0.027832</text:p>
          </table:table-cell>
          <table:table-cell table:formula="of:=[.M346]/100000" office:value-type="float" office:value="0.0000002783203125">
            <text:p>0.0000002783</text:p>
          </table:table-cell>
          <table:table-cell table:formula="of:=0.625*1000000*[.$N346]*1000" office:value-type="float" office:value="173.9501953125">
            <text:p>173.950195</text:p>
          </table:table-cell>
          <table:table-cell table:formula="of:=0.769*100000*[.$N346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33">
            <text:p>6233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347]" office:value-type="float" office:value="22.0834">
            <text:p>22.0834</text:p>
          </table:table-cell>
          <table:table-cell/>
          <table:table-cell table:formula="of:=-0.0000028*[.$D347]*[.$D347]+0.0405*[.$D347]-4" office:value-type="float" office:value="33.5952748">
            <text:p>33.5952748</text:p>
          </table:table-cell>
          <table:table-cell/>
          <table:table-cell table:formula="of:=([.G347]-25)*(0.01+0.00008*[.$D347])+[.$I347]" office:value-type="float" office:value="33.333480784">
            <text:p>33.333480784</text:p>
          </table:table-cell>
          <table:table-cell/>
          <table:table-cell table:formula="of:=([.$B347]/4096)*1.5" office:value-type="float" office:value="0.0260009765625">
            <text:p>0.026001</text:p>
          </table:table-cell>
          <table:table-cell table:formula="of:=[.M347]/100000" office:value-type="float" office:value="0.000000260009765625">
            <text:p>0.0000002600</text:p>
          </table:table-cell>
          <table:table-cell table:formula="of:=0.625*1000000*[.$N347]*1000" office:value-type="float" office:value="162.506103515625">
            <text:p>162.506104</text:p>
          </table:table-cell>
          <table:table-cell table:formula="of:=0.769*100000*[.$N34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32">
            <text:p>6232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348]" office:value-type="float" office:value="22.0736">
            <text:p>22.0736</text:p>
          </table:table-cell>
          <table:table-cell/>
          <table:table-cell table:formula="of:=-0.0000028*[.$D348]*[.$D348]+0.0405*[.$D348]-4" office:value-type="float" office:value="33.5952748">
            <text:p>33.5952748</text:p>
          </table:table-cell>
          <table:table-cell/>
          <table:table-cell table:formula="of:=([.G348]-25)*(0.01+0.00008*[.$D348])+[.$I348]" office:value-type="float" office:value="33.332601136">
            <text:p>33.332601136</text:p>
          </table:table-cell>
          <table:table-cell/>
          <table:table-cell table:formula="of:=([.$B348]/4096)*1.5" office:value-type="float" office:value="0.02783203125">
            <text:p>0.027832</text:p>
          </table:table-cell>
          <table:table-cell table:formula="of:=[.M348]/100000" office:value-type="float" office:value="0.0000002783203125">
            <text:p>0.0000002783</text:p>
          </table:table-cell>
          <table:table-cell table:formula="of:=0.625*1000000*[.$N348]*1000" office:value-type="float" office:value="173.9501953125">
            <text:p>173.950195</text:p>
          </table:table-cell>
          <table:table-cell table:formula="of:=0.769*100000*[.$N34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35">
            <text:p>6235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49]" office:value-type="float" office:value="22.103">
            <text:p>22.103</text:p>
          </table:table-cell>
          <table:table-cell/>
          <table:table-cell table:formula="of:=-0.0000028*[.$D349]*[.$D349]+0.0405*[.$D349]-4" office:value-type="float" office:value="33.5603552">
            <text:p>33.5603552</text:p>
          </table:table-cell>
          <table:table-cell/>
          <table:table-cell table:formula="of:=([.G349]-25)*(0.01+0.00008*[.$D349])+[.$I349]" office:value-type="float" office:value="33.30055224">
            <text:p>33.30055224</text:p>
          </table:table-cell>
          <table:table-cell/>
          <table:table-cell table:formula="of:=([.$B349]/4096)*1.5" office:value-type="float" office:value="0.0252685546875">
            <text:p>0.025269</text:p>
          </table:table-cell>
          <table:table-cell table:formula="of:=[.M349]/100000" office:value-type="float" office:value="0.000000252685546875">
            <text:p>0.0000002527</text:p>
          </table:table-cell>
          <table:table-cell table:formula="of:=0.625*1000000*[.$N349]*1000" office:value-type="float" office:value="157.928466796875">
            <text:p>157.928467</text:p>
          </table:table-cell>
          <table:table-cell table:formula="of:=0.769*100000*[.$N349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38">
            <text:p>6238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50]" office:value-type="float" office:value="22.1324">
            <text:p>22.1324</text:p>
          </table:table-cell>
          <table:table-cell/>
          <table:table-cell table:formula="of:=-0.0000028*[.$D350]*[.$D350]+0.0405*[.$D350]-4" office:value-type="float" office:value="33.5603552">
            <text:p>33.5603552</text:p>
          </table:table-cell>
          <table:table-cell/>
          <table:table-cell table:formula="of:=([.G350]-25)*(0.01+0.00008*[.$D350])+[.$I350]" office:value-type="float" office:value="33.303188832">
            <text:p>33.303188832</text:p>
          </table:table-cell>
          <table:table-cell/>
          <table:table-cell table:formula="of:=([.$B350]/4096)*1.5" office:value-type="float" office:value="0.0252685546875">
            <text:p>0.025269</text:p>
          </table:table-cell>
          <table:table-cell table:formula="of:=[.M350]/100000" office:value-type="float" office:value="0.000000252685546875">
            <text:p>0.0000002527</text:p>
          </table:table-cell>
          <table:table-cell table:formula="of:=0.625*1000000*[.$N350]*1000" office:value-type="float" office:value="157.928466796875">
            <text:p>157.928467</text:p>
          </table:table-cell>
          <table:table-cell table:formula="of:=0.769*100000*[.$N350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34">
            <text:p>6234</text:p>
          </table:table-cell>
          <table:table-cell office:value-type="float" office:value="995">
            <text:p>995</text:p>
          </table:table-cell>
          <table:table-cell table:number-columns-repeated="2"/>
          <table:table-cell table:formula="of:=-39+0.0098*[.$C351]" office:value-type="float" office:value="22.0932">
            <text:p>22.0932</text:p>
          </table:table-cell>
          <table:table-cell/>
          <table:table-cell table:formula="of:=-0.0000028*[.$D351]*[.$D351]+0.0405*[.$D351]-4" office:value-type="float" office:value="33.52543">
            <text:p>33.52543</text:p>
          </table:table-cell>
          <table:table-cell/>
          <table:table-cell table:formula="of:=([.G351]-25)*(0.01+0.00008*[.$D351])+[.$I351]" office:value-type="float" office:value="33.26498072">
            <text:p>33.26498072</text:p>
          </table:table-cell>
          <table:table-cell/>
          <table:table-cell table:formula="of:=([.$B351]/4096)*1.5" office:value-type="float" office:value="0.02783203125">
            <text:p>0.027832</text:p>
          </table:table-cell>
          <table:table-cell table:formula="of:=[.M351]/100000" office:value-type="float" office:value="0.0000002783203125">
            <text:p>0.0000002783</text:p>
          </table:table-cell>
          <table:table-cell table:formula="of:=0.625*1000000*[.$N351]*1000" office:value-type="float" office:value="173.9501953125">
            <text:p>173.950195</text:p>
          </table:table-cell>
          <table:table-cell table:formula="of:=0.769*100000*[.$N35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31">
            <text:p>6231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52]" office:value-type="float" office:value="22.0638">
            <text:p>22.0638</text:p>
          </table:table-cell>
          <table:table-cell/>
          <table:table-cell table:formula="of:=-0.0000028*[.$D352]*[.$D352]+0.0405*[.$D352]-4" office:value-type="float" office:value="33.5603552">
            <text:p>33.5603552</text:p>
          </table:table-cell>
          <table:table-cell/>
          <table:table-cell table:formula="of:=([.G352]-25)*(0.01+0.00008*[.$D352])+[.$I352]" office:value-type="float" office:value="33.297036784">
            <text:p>33.297036784</text:p>
          </table:table-cell>
          <table:table-cell/>
          <table:table-cell table:formula="of:=([.$B352]/4096)*1.5" office:value-type="float" office:value="0.024169921875">
            <text:p>0.024170</text:p>
          </table:table-cell>
          <table:table-cell table:formula="of:=[.M352]/100000" office:value-type="float" office:value="0.00000024169921875">
            <text:p>0.0000002417</text:p>
          </table:table-cell>
          <table:table-cell table:formula="of:=0.625*1000000*[.$N352]*1000" office:value-type="float" office:value="151.06201171875">
            <text:p>151.062012</text:p>
          </table:table-cell>
          <table:table-cell table:formula="of:=0.769*100000*[.$N352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0">
            <text:p>6230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53]" office:value-type="float" office:value="22.054">
            <text:p>22.054</text:p>
          </table:table-cell>
          <table:table-cell/>
          <table:table-cell table:formula="of:=-0.0000028*[.$D353]*[.$D353]+0.0405*[.$D353]-4" office:value-type="float" office:value="33.5603552">
            <text:p>33.5603552</text:p>
          </table:table-cell>
          <table:table-cell/>
          <table:table-cell table:formula="of:=([.G353]-25)*(0.01+0.00008*[.$D353])+[.$I353]" office:value-type="float" office:value="33.29615792">
            <text:p>33.29615792</text:p>
          </table:table-cell>
          <table:table-cell/>
          <table:table-cell table:formula="of:=([.$B353]/4096)*1.5" office:value-type="float" office:value="0.02490234375">
            <text:p>0.024902</text:p>
          </table:table-cell>
          <table:table-cell table:formula="of:=[.M353]/100000" office:value-type="float" office:value="0.0000002490234375">
            <text:p>0.0000002490</text:p>
          </table:table-cell>
          <table:table-cell table:formula="of:=0.625*1000000*[.$N353]*1000" office:value-type="float" office:value="155.6396484375">
            <text:p>155.639648</text:p>
          </table:table-cell>
          <table:table-cell table:formula="of:=0.769*100000*[.$N35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0">
            <text:p>6230</text:p>
          </table:table-cell>
          <table:table-cell office:value-type="float" office:value="993">
            <text:p>993</text:p>
          </table:table-cell>
          <table:table-cell table:number-columns-repeated="2"/>
          <table:table-cell table:formula="of:=-39+0.0098*[.$C354]" office:value-type="float" office:value="22.054">
            <text:p>22.054</text:p>
          </table:table-cell>
          <table:table-cell/>
          <table:table-cell table:formula="of:=-0.0000028*[.$D354]*[.$D354]+0.0405*[.$D354]-4" office:value-type="float" office:value="33.4555628">
            <text:p>33.4555628</text:p>
          </table:table-cell>
          <table:table-cell/>
          <table:table-cell table:formula="of:=([.G354]-25)*(0.01+0.00008*[.$D354])+[.$I354]" office:value-type="float" office:value="33.19207256">
            <text:p>33.19207256</text:p>
          </table:table-cell>
          <table:table-cell/>
          <table:table-cell table:formula="of:=([.$B354]/4096)*1.5" office:value-type="float" office:value="0.02490234375">
            <text:p>0.024902</text:p>
          </table:table-cell>
          <table:table-cell table:formula="of:=[.M354]/100000" office:value-type="float" office:value="0.0000002490234375">
            <text:p>0.0000002490</text:p>
          </table:table-cell>
          <table:table-cell table:formula="of:=0.625*1000000*[.$N354]*1000" office:value-type="float" office:value="155.6396484375">
            <text:p>155.639648</text:p>
          </table:table-cell>
          <table:table-cell table:formula="of:=0.769*100000*[.$N35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32">
            <text:p>6232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55]" office:value-type="float" office:value="22.0736">
            <text:p>22.0736</text:p>
          </table:table-cell>
          <table:table-cell/>
          <table:table-cell table:formula="of:=-0.0000028*[.$D355]*[.$D355]+0.0405*[.$D355]-4" office:value-type="float" office:value="33.4904992">
            <text:p>33.4904992</text:p>
          </table:table-cell>
          <table:table-cell/>
          <table:table-cell table:formula="of:=([.G355]-25)*(0.01+0.00008*[.$D355])+[.$I355]" office:value-type="float" office:value="33.228527872">
            <text:p>33.228527872</text:p>
          </table:table-cell>
          <table:table-cell/>
          <table:table-cell table:formula="of:=([.$B355]/4096)*1.5" office:value-type="float" office:value="0.0238037109375">
            <text:p>0.023804</text:p>
          </table:table-cell>
          <table:table-cell table:formula="of:=[.M355]/100000" office:value-type="float" office:value="0.000000238037109375">
            <text:p>0.0000002380</text:p>
          </table:table-cell>
          <table:table-cell table:formula="of:=0.625*1000000*[.$N355]*1000" office:value-type="float" office:value="148.773193359375">
            <text:p>148.773193</text:p>
          </table:table-cell>
          <table:table-cell table:formula="of:=0.769*100000*[.$N355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1">
            <text:p>6231</text:p>
          </table:table-cell>
          <table:table-cell office:value-type="float" office:value="991">
            <text:p>991</text:p>
          </table:table-cell>
          <table:table-cell table:number-columns-repeated="2"/>
          <table:table-cell table:formula="of:=-39+0.0098*[.$C356]" office:value-type="float" office:value="22.0638">
            <text:p>22.0638</text:p>
          </table:table-cell>
          <table:table-cell/>
          <table:table-cell table:formula="of:=-0.0000028*[.$D356]*[.$D356]+0.0405*[.$D356]-4" office:value-type="float" office:value="33.3856732">
            <text:p>33.3856732</text:p>
          </table:table-cell>
          <table:table-cell/>
          <table:table-cell table:formula="of:=([.G356]-25)*(0.01+0.00008*[.$D356])+[.$I356]" office:value-type="float" office:value="33.123529264">
            <text:p>33.123529264</text:p>
          </table:table-cell>
          <table:table-cell/>
          <table:table-cell table:formula="of:=([.$B356]/4096)*1.5" office:value-type="float" office:value="0.0263671875">
            <text:p>0.026367</text:p>
          </table:table-cell>
          <table:table-cell table:formula="of:=[.M356]/100000" office:value-type="float" office:value="0.000000263671875">
            <text:p>0.0000002637</text:p>
          </table:table-cell>
          <table:table-cell table:formula="of:=0.625*1000000*[.$N356]*1000" office:value-type="float" office:value="164.794921875">
            <text:p>164.794922</text:p>
          </table:table-cell>
          <table:table-cell table:formula="of:=0.769*100000*[.$N35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31">
            <text:p>6231</text:p>
          </table:table-cell>
          <table:table-cell office:value-type="float" office:value="993">
            <text:p>993</text:p>
          </table:table-cell>
          <table:table-cell table:number-columns-repeated="2"/>
          <table:table-cell table:formula="of:=-39+0.0098*[.$C357]" office:value-type="float" office:value="22.0638">
            <text:p>22.0638</text:p>
          </table:table-cell>
          <table:table-cell/>
          <table:table-cell table:formula="of:=-0.0000028*[.$D357]*[.$D357]+0.0405*[.$D357]-4" office:value-type="float" office:value="33.4555628">
            <text:p>33.4555628</text:p>
          </table:table-cell>
          <table:table-cell/>
          <table:table-cell table:formula="of:=([.G357]-25)*(0.01+0.00008*[.$D357])+[.$I357]" office:value-type="float" office:value="33.192949072">
            <text:p>33.192949072</text:p>
          </table:table-cell>
          <table:table-cell/>
          <table:table-cell table:formula="of:=([.$B357]/4096)*1.5" office:value-type="float" office:value="0.0234375">
            <text:p>0.023438</text:p>
          </table:table-cell>
          <table:table-cell table:formula="of:=[.M357]/100000" office:value-type="float" office:value="0.000000234375">
            <text:p>0.0000002344</text:p>
          </table:table-cell>
          <table:table-cell table:formula="of:=0.625*1000000*[.$N357]*1000" office:value-type="float" office:value="146.484375">
            <text:p>146.484375</text:p>
          </table:table-cell>
          <table:table-cell table:formula="of:=0.769*100000*[.$N357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32">
            <text:p>6232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58]" office:value-type="float" office:value="22.0736">
            <text:p>22.0736</text:p>
          </table:table-cell>
          <table:table-cell/>
          <table:table-cell table:formula="of:=-0.0000028*[.$D358]*[.$D358]+0.0405*[.$D358]-4" office:value-type="float" office:value="33.4904992">
            <text:p>33.4904992</text:p>
          </table:table-cell>
          <table:table-cell/>
          <table:table-cell table:formula="of:=([.G358]-25)*(0.01+0.00008*[.$D358])+[.$I358]" office:value-type="float" office:value="33.228527872">
            <text:p>33.228527872</text:p>
          </table:table-cell>
          <table:table-cell/>
          <table:table-cell table:formula="of:=([.$B358]/4096)*1.5" office:value-type="float" office:value="0.024169921875">
            <text:p>0.024170</text:p>
          </table:table-cell>
          <table:table-cell table:formula="of:=[.M358]/100000" office:value-type="float" office:value="0.00000024169921875">
            <text:p>0.0000002417</text:p>
          </table:table-cell>
          <table:table-cell table:formula="of:=0.625*1000000*[.$N358]*1000" office:value-type="float" office:value="151.06201171875">
            <text:p>151.062012</text:p>
          </table:table-cell>
          <table:table-cell table:formula="of:=0.769*100000*[.$N35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34">
            <text:p>6234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59]" office:value-type="float" office:value="22.0932">
            <text:p>22.0932</text:p>
          </table:table-cell>
          <table:table-cell/>
          <table:table-cell table:formula="of:=-0.0000028*[.$D359]*[.$D359]+0.0405*[.$D359]-4" office:value-type="float" office:value="33.4904992">
            <text:p>33.4904992</text:p>
          </table:table-cell>
          <table:table-cell/>
          <table:table-cell table:formula="of:=([.G359]-25)*(0.01+0.00008*[.$D359])+[.$I359]" office:value-type="float" office:value="33.230282464">
            <text:p>33.230282464</text:p>
          </table:table-cell>
          <table:table-cell/>
          <table:table-cell table:formula="of:=([.$B359]/4096)*1.5" office:value-type="float" office:value="0.025634765625">
            <text:p>0.025635</text:p>
          </table:table-cell>
          <table:table-cell table:formula="of:=[.M359]/100000" office:value-type="float" office:value="0.00000025634765625">
            <text:p>0.0000002563</text:p>
          </table:table-cell>
          <table:table-cell table:formula="of:=0.625*1000000*[.$N359]*1000" office:value-type="float" office:value="160.21728515625">
            <text:p>160.217285</text:p>
          </table:table-cell>
          <table:table-cell table:formula="of:=0.769*100000*[.$N359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32">
            <text:p>6232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60]" office:value-type="float" office:value="22.0736">
            <text:p>22.0736</text:p>
          </table:table-cell>
          <table:table-cell/>
          <table:table-cell table:formula="of:=-0.0000028*[.$D360]*[.$D360]+0.0405*[.$D360]-4" office:value-type="float" office:value="33.5603552">
            <text:p>33.5603552</text:p>
          </table:table-cell>
          <table:table-cell/>
          <table:table-cell table:formula="of:=([.G360]-25)*(0.01+0.00008*[.$D360])+[.$I360]" office:value-type="float" office:value="33.297915648">
            <text:p>33.297915648</text:p>
          </table:table-cell>
          <table:table-cell/>
          <table:table-cell table:formula="of:=([.$B360]/4096)*1.5" office:value-type="float" office:value="0.0234375">
            <text:p>0.023438</text:p>
          </table:table-cell>
          <table:table-cell table:formula="of:=[.M360]/100000" office:value-type="float" office:value="0.000000234375">
            <text:p>0.0000002344</text:p>
          </table:table-cell>
          <table:table-cell table:formula="of:=0.625*1000000*[.$N360]*1000" office:value-type="float" office:value="146.484375">
            <text:p>146.484375</text:p>
          </table:table-cell>
          <table:table-cell table:formula="of:=0.769*100000*[.$N360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2">
            <text:p>6232</text:p>
          </table:table-cell>
          <table:table-cell office:value-type="float" office:value="995">
            <text:p>995</text:p>
          </table:table-cell>
          <table:table-cell table:number-columns-repeated="2"/>
          <table:table-cell table:formula="of:=-39+0.0098*[.$C361]" office:value-type="float" office:value="22.0736">
            <text:p>22.0736</text:p>
          </table:table-cell>
          <table:table-cell/>
          <table:table-cell table:formula="of:=-0.0000028*[.$D361]*[.$D361]+0.0405*[.$D361]-4" office:value-type="float" office:value="33.52543">
            <text:p>33.52543</text:p>
          </table:table-cell>
          <table:table-cell/>
          <table:table-cell table:formula="of:=([.G361]-25)*(0.01+0.00008*[.$D361])+[.$I361]" office:value-type="float" office:value="33.26322456">
            <text:p>33.26322456</text:p>
          </table:table-cell>
          <table:table-cell/>
          <table:table-cell table:formula="of:=([.$B361]/4096)*1.5" office:value-type="float" office:value="0.0263671875">
            <text:p>0.026367</text:p>
          </table:table-cell>
          <table:table-cell table:formula="of:=[.M361]/100000" office:value-type="float" office:value="0.000000263671875">
            <text:p>0.0000002637</text:p>
          </table:table-cell>
          <table:table-cell table:formula="of:=0.625*1000000*[.$N361]*1000" office:value-type="float" office:value="164.794921875">
            <text:p>164.794922</text:p>
          </table:table-cell>
          <table:table-cell table:formula="of:=0.769*100000*[.$N36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35">
            <text:p>6235</text:p>
          </table:table-cell>
          <table:table-cell office:value-type="float" office:value="995">
            <text:p>995</text:p>
          </table:table-cell>
          <table:table-cell table:number-columns-repeated="2"/>
          <table:table-cell table:formula="of:=-39+0.0098*[.$C362]" office:value-type="float" office:value="22.103">
            <text:p>22.103</text:p>
          </table:table-cell>
          <table:table-cell/>
          <table:table-cell table:formula="of:=-0.0000028*[.$D362]*[.$D362]+0.0405*[.$D362]-4" office:value-type="float" office:value="33.52543">
            <text:p>33.52543</text:p>
          </table:table-cell>
          <table:table-cell/>
          <table:table-cell table:formula="of:=([.G362]-25)*(0.01+0.00008*[.$D362])+[.$I362]" office:value-type="float" office:value="33.2658588">
            <text:p>33.2658588</text:p>
          </table:table-cell>
          <table:table-cell/>
          <table:table-cell table:formula="of:=([.$B362]/4096)*1.5" office:value-type="float" office:value="0.0238037109375">
            <text:p>0.023804</text:p>
          </table:table-cell>
          <table:table-cell table:formula="of:=[.M362]/100000" office:value-type="float" office:value="0.000000238037109375">
            <text:p>0.0000002380</text:p>
          </table:table-cell>
          <table:table-cell table:formula="of:=0.625*1000000*[.$N362]*1000" office:value-type="float" office:value="148.773193359375">
            <text:p>148.773193</text:p>
          </table:table-cell>
          <table:table-cell table:formula="of:=0.769*100000*[.$N362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4">
            <text:p>6234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63]" office:value-type="float" office:value="22.0932">
            <text:p>22.0932</text:p>
          </table:table-cell>
          <table:table-cell/>
          <table:table-cell table:formula="of:=-0.0000028*[.$D363]*[.$D363]+0.0405*[.$D363]-4" office:value-type="float" office:value="33.4904992">
            <text:p>33.4904992</text:p>
          </table:table-cell>
          <table:table-cell/>
          <table:table-cell table:formula="of:=([.G363]-25)*(0.01+0.00008*[.$D363])+[.$I363]" office:value-type="float" office:value="33.230282464">
            <text:p>33.230282464</text:p>
          </table:table-cell>
          <table:table-cell/>
          <table:table-cell table:formula="of:=([.$B363]/4096)*1.5" office:value-type="float" office:value="0.02490234375">
            <text:p>0.024902</text:p>
          </table:table-cell>
          <table:table-cell table:formula="of:=[.M363]/100000" office:value-type="float" office:value="0.0000002490234375">
            <text:p>0.0000002490</text:p>
          </table:table-cell>
          <table:table-cell table:formula="of:=0.625*1000000*[.$N363]*1000" office:value-type="float" office:value="155.6396484375">
            <text:p>155.639648</text:p>
          </table:table-cell>
          <table:table-cell table:formula="of:=0.769*100000*[.$N36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1">
            <text:p>6231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64]" office:value-type="float" office:value="22.0638">
            <text:p>22.0638</text:p>
          </table:table-cell>
          <table:table-cell/>
          <table:table-cell table:formula="of:=-0.0000028*[.$D364]*[.$D364]+0.0405*[.$D364]-4" office:value-type="float" office:value="33.4904992">
            <text:p>33.4904992</text:p>
          </table:table-cell>
          <table:table-cell/>
          <table:table-cell table:formula="of:=([.G364]-25)*(0.01+0.00008*[.$D364])+[.$I364]" office:value-type="float" office:value="33.227650576">
            <text:p>33.227650576</text:p>
          </table:table-cell>
          <table:table-cell/>
          <table:table-cell table:formula="of:=([.$B364]/4096)*1.5" office:value-type="float" office:value="0.0263671875">
            <text:p>0.026367</text:p>
          </table:table-cell>
          <table:table-cell table:formula="of:=[.M364]/100000" office:value-type="float" office:value="0.000000263671875">
            <text:p>0.0000002637</text:p>
          </table:table-cell>
          <table:table-cell table:formula="of:=0.625*1000000*[.$N364]*1000" office:value-type="float" office:value="164.794921875">
            <text:p>164.794922</text:p>
          </table:table-cell>
          <table:table-cell table:formula="of:=0.769*100000*[.$N36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2">
            <text:p>6232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365]" office:value-type="float" office:value="22.0736">
            <text:p>22.0736</text:p>
          </table:table-cell>
          <table:table-cell/>
          <table:table-cell table:formula="of:=-0.0000028*[.$D365]*[.$D365]+0.0405*[.$D365]-4" office:value-type="float" office:value="33.5603552">
            <text:p>33.5603552</text:p>
          </table:table-cell>
          <table:table-cell/>
          <table:table-cell table:formula="of:=([.G365]-25)*(0.01+0.00008*[.$D365])+[.$I365]" office:value-type="float" office:value="33.297915648">
            <text:p>33.297915648</text:p>
          </table:table-cell>
          <table:table-cell/>
          <table:table-cell table:formula="of:=([.$B365]/4096)*1.5" office:value-type="float" office:value="0.0267333984375">
            <text:p>0.026733</text:p>
          </table:table-cell>
          <table:table-cell table:formula="of:=[.M365]/100000" office:value-type="float" office:value="0.000000267333984375">
            <text:p>0.0000002673</text:p>
          </table:table-cell>
          <table:table-cell table:formula="of:=0.625*1000000*[.$N365]*1000" office:value-type="float" office:value="167.083740234375">
            <text:p>167.083740</text:p>
          </table:table-cell>
          <table:table-cell table:formula="of:=0.769*100000*[.$N365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33">
            <text:p>6233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66]" office:value-type="float" office:value="22.0834">
            <text:p>22.0834</text:p>
          </table:table-cell>
          <table:table-cell/>
          <table:table-cell table:formula="of:=-0.0000028*[.$D366]*[.$D366]+0.0405*[.$D366]-4" office:value-type="float" office:value="33.4904992">
            <text:p>33.4904992</text:p>
          </table:table-cell>
          <table:table-cell/>
          <table:table-cell table:formula="of:=([.G366]-25)*(0.01+0.00008*[.$D366])+[.$I366]" office:value-type="float" office:value="33.229405168">
            <text:p>33.229405168</text:p>
          </table:table-cell>
          <table:table-cell/>
          <table:table-cell table:formula="of:=([.$B366]/4096)*1.5" office:value-type="float" office:value="0.0260009765625">
            <text:p>0.026001</text:p>
          </table:table-cell>
          <table:table-cell table:formula="of:=[.M366]/100000" office:value-type="float" office:value="0.000000260009765625">
            <text:p>0.0000002600</text:p>
          </table:table-cell>
          <table:table-cell table:formula="of:=0.625*1000000*[.$N366]*1000" office:value-type="float" office:value="162.506103515625">
            <text:p>162.506104</text:p>
          </table:table-cell>
          <table:table-cell table:formula="of:=0.769*100000*[.$N366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33">
            <text:p>6233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67]" office:value-type="float" office:value="22.0834">
            <text:p>22.0834</text:p>
          </table:table-cell>
          <table:table-cell/>
          <table:table-cell table:formula="of:=-0.0000028*[.$D367]*[.$D367]+0.0405*[.$D367]-4" office:value-type="float" office:value="33.4904992">
            <text:p>33.4904992</text:p>
          </table:table-cell>
          <table:table-cell/>
          <table:table-cell table:formula="of:=([.G367]-25)*(0.01+0.00008*[.$D367])+[.$I367]" office:value-type="float" office:value="33.229405168">
            <text:p>33.229405168</text:p>
          </table:table-cell>
          <table:table-cell/>
          <table:table-cell table:formula="of:=([.$B367]/4096)*1.5" office:value-type="float" office:value="0.027099609375">
            <text:p>0.027100</text:p>
          </table:table-cell>
          <table:table-cell table:formula="of:=[.M367]/100000" office:value-type="float" office:value="0.00000027099609375">
            <text:p>0.0000002710</text:p>
          </table:table-cell>
          <table:table-cell table:formula="of:=0.625*1000000*[.$N367]*1000" office:value-type="float" office:value="169.37255859375">
            <text:p>169.372559</text:p>
          </table:table-cell>
          <table:table-cell table:formula="of:=0.769*100000*[.$N36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232">
            <text:p>6232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68]" office:value-type="float" office:value="22.0736">
            <text:p>22.0736</text:p>
          </table:table-cell>
          <table:table-cell/>
          <table:table-cell table:formula="of:=-0.0000028*[.$D368]*[.$D368]+0.0405*[.$D368]-4" office:value-type="float" office:value="33.4904992">
            <text:p>33.4904992</text:p>
          </table:table-cell>
          <table:table-cell/>
          <table:table-cell table:formula="of:=([.G368]-25)*(0.01+0.00008*[.$D368])+[.$I368]" office:value-type="float" office:value="33.228527872">
            <text:p>33.228527872</text:p>
          </table:table-cell>
          <table:table-cell/>
          <table:table-cell table:formula="of:=([.$B368]/4096)*1.5" office:value-type="float" office:value="0.022705078125">
            <text:p>0.022705</text:p>
          </table:table-cell>
          <table:table-cell table:formula="of:=[.M368]/100000" office:value-type="float" office:value="0.00000022705078125">
            <text:p>0.0000002271</text:p>
          </table:table-cell>
          <table:table-cell table:formula="of:=0.625*1000000*[.$N368]*1000" office:value-type="float" office:value="141.90673828125">
            <text:p>141.906738</text:p>
          </table:table-cell>
          <table:table-cell table:formula="of:=0.769*100000*[.$N368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31">
            <text:p>6231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69]" office:value-type="float" office:value="22.0638">
            <text:p>22.0638</text:p>
          </table:table-cell>
          <table:table-cell/>
          <table:table-cell table:formula="of:=-0.0000028*[.$D369]*[.$D369]+0.0405*[.$D369]-4" office:value-type="float" office:value="33.4904992">
            <text:p>33.4904992</text:p>
          </table:table-cell>
          <table:table-cell/>
          <table:table-cell table:formula="of:=([.G369]-25)*(0.01+0.00008*[.$D369])+[.$I369]" office:value-type="float" office:value="33.227650576">
            <text:p>33.227650576</text:p>
          </table:table-cell>
          <table:table-cell/>
          <table:table-cell table:formula="of:=([.$B369]/4096)*1.5" office:value-type="float" office:value="0.0238037109375">
            <text:p>0.023804</text:p>
          </table:table-cell>
          <table:table-cell table:formula="of:=[.M369]/100000" office:value-type="float" office:value="0.000000238037109375">
            <text:p>0.0000002380</text:p>
          </table:table-cell>
          <table:table-cell table:formula="of:=0.625*1000000*[.$N369]*1000" office:value-type="float" office:value="148.773193359375">
            <text:p>148.773193</text:p>
          </table:table-cell>
          <table:table-cell table:formula="of:=0.769*100000*[.$N369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232">
            <text:p>6232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70]" office:value-type="float" office:value="22.0736">
            <text:p>22.0736</text:p>
          </table:table-cell>
          <table:table-cell/>
          <table:table-cell table:formula="of:=-0.0000028*[.$D370]*[.$D370]+0.0405*[.$D370]-4" office:value-type="float" office:value="33.4904992">
            <text:p>33.4904992</text:p>
          </table:table-cell>
          <table:table-cell/>
          <table:table-cell table:formula="of:=([.G370]-25)*(0.01+0.00008*[.$D370])+[.$I370]" office:value-type="float" office:value="33.228527872">
            <text:p>33.228527872</text:p>
          </table:table-cell>
          <table:table-cell/>
          <table:table-cell table:formula="of:=([.$B370]/4096)*1.5" office:value-type="float" office:value="0.029296875">
            <text:p>0.029297</text:p>
          </table:table-cell>
          <table:table-cell table:formula="of:=[.M370]/100000" office:value-type="float" office:value="0.00000029296875">
            <text:p>0.0000002930</text:p>
          </table:table-cell>
          <table:table-cell table:formula="of:=0.625*1000000*[.$N370]*1000" office:value-type="float" office:value="183.10546875">
            <text:p>183.105469</text:p>
          </table:table-cell>
          <table:table-cell table:formula="of:=0.769*100000*[.$N370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3">
            <text:p>6233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371]" office:value-type="float" office:value="22.0834">
            <text:p>22.0834</text:p>
          </table:table-cell>
          <table:table-cell/>
          <table:table-cell table:formula="of:=-0.0000028*[.$D371]*[.$D371]+0.0405*[.$D371]-4" office:value-type="float" office:value="33.4904992">
            <text:p>33.4904992</text:p>
          </table:table-cell>
          <table:table-cell/>
          <table:table-cell table:formula="of:=([.G371]-25)*(0.01+0.00008*[.$D371])+[.$I371]" office:value-type="float" office:value="33.229405168">
            <text:p>33.229405168</text:p>
          </table:table-cell>
          <table:table-cell/>
          <table:table-cell table:formula="of:=([.$B371]/4096)*1.5" office:value-type="float" office:value="0.0267333984375">
            <text:p>0.026733</text:p>
          </table:table-cell>
          <table:table-cell table:formula="of:=[.M371]/100000" office:value-type="float" office:value="0.000000267333984375">
            <text:p>0.0000002673</text:p>
          </table:table-cell>
          <table:table-cell table:formula="of:=0.625*1000000*[.$N371]*1000" office:value-type="float" office:value="167.083740234375">
            <text:p>167.083740</text:p>
          </table:table-cell>
          <table:table-cell table:formula="of:=0.769*100000*[.$N37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34">
            <text:p>6234</text:p>
          </table:table-cell>
          <table:table-cell office:value-type="float" office:value="992">
            <text:p>992</text:p>
          </table:table-cell>
          <table:table-cell table:number-columns-repeated="2"/>
          <table:table-cell table:formula="of:=-39+0.0098*[.$C372]" office:value-type="float" office:value="22.0932">
            <text:p>22.0932</text:p>
          </table:table-cell>
          <table:table-cell/>
          <table:table-cell table:formula="of:=-0.0000028*[.$D372]*[.$D372]+0.0405*[.$D372]-4" office:value-type="float" office:value="33.4206208">
            <text:p>33.4206208</text:p>
          </table:table-cell>
          <table:table-cell/>
          <table:table-cell table:formula="of:=([.G372]-25)*(0.01+0.00008*[.$D372])+[.$I372]" office:value-type="float" office:value="33.160869152">
            <text:p>33.160869152</text:p>
          </table:table-cell>
          <table:table-cell/>
          <table:table-cell table:formula="of:=([.$B372]/4096)*1.5" office:value-type="float" office:value="0.025634765625">
            <text:p>0.025635</text:p>
          </table:table-cell>
          <table:table-cell table:formula="of:=[.M372]/100000" office:value-type="float" office:value="0.00000025634765625">
            <text:p>0.0000002563</text:p>
          </table:table-cell>
          <table:table-cell table:formula="of:=0.625*1000000*[.$N372]*1000" office:value-type="float" office:value="160.21728515625">
            <text:p>160.217285</text:p>
          </table:table-cell>
          <table:table-cell table:formula="of:=0.769*100000*[.$N37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2">
            <text:p>6232</text:p>
          </table:table-cell>
          <table:table-cell office:value-type="float" office:value="992">
            <text:p>992</text:p>
          </table:table-cell>
          <table:table-cell table:number-columns-repeated="2"/>
          <table:table-cell table:formula="of:=-39+0.0098*[.$C373]" office:value-type="float" office:value="22.0736">
            <text:p>22.0736</text:p>
          </table:table-cell>
          <table:table-cell/>
          <table:table-cell table:formula="of:=-0.0000028*[.$D373]*[.$D373]+0.0405*[.$D373]-4" office:value-type="float" office:value="33.4206208">
            <text:p>33.4206208</text:p>
          </table:table-cell>
          <table:table-cell/>
          <table:table-cell table:formula="of:=([.G373]-25)*(0.01+0.00008*[.$D373])+[.$I373]" office:value-type="float" office:value="33.159117696">
            <text:p>33.159117696</text:p>
          </table:table-cell>
          <table:table-cell/>
          <table:table-cell table:formula="of:=([.$B373]/4096)*1.5" office:value-type="float" office:value="0.0267333984375">
            <text:p>0.026733</text:p>
          </table:table-cell>
          <table:table-cell table:formula="of:=[.M373]/100000" office:value-type="float" office:value="0.000000267333984375">
            <text:p>0.0000002673</text:p>
          </table:table-cell>
          <table:table-cell table:formula="of:=0.625*1000000*[.$N373]*1000" office:value-type="float" office:value="167.083740234375">
            <text:p>167.083740</text:p>
          </table:table-cell>
          <table:table-cell table:formula="of:=0.769*100000*[.$N37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232">
            <text:p>6232</text:p>
          </table:table-cell>
          <table:table-cell office:value-type="float" office:value="992">
            <text:p>992</text:p>
          </table:table-cell>
          <table:table-cell table:number-columns-repeated="2"/>
          <table:table-cell table:formula="of:=-39+0.0098*[.$C374]" office:value-type="float" office:value="22.0736">
            <text:p>22.0736</text:p>
          </table:table-cell>
          <table:table-cell/>
          <table:table-cell table:formula="of:=-0.0000028*[.$D374]*[.$D374]+0.0405*[.$D374]-4" office:value-type="float" office:value="33.4206208">
            <text:p>33.4206208</text:p>
          </table:table-cell>
          <table:table-cell/>
          <table:table-cell table:formula="of:=([.G374]-25)*(0.01+0.00008*[.$D374])+[.$I374]" office:value-type="float" office:value="33.159117696">
            <text:p>33.159117696</text:p>
          </table:table-cell>
          <table:table-cell/>
          <table:table-cell table:formula="of:=([.$B374]/4096)*1.5" office:value-type="float" office:value="0.029296875">
            <text:p>0.029297</text:p>
          </table:table-cell>
          <table:table-cell table:formula="of:=[.M374]/100000" office:value-type="float" office:value="0.00000029296875">
            <text:p>0.0000002930</text:p>
          </table:table-cell>
          <table:table-cell table:formula="of:=0.625*1000000*[.$N374]*1000" office:value-type="float" office:value="183.10546875">
            <text:p>183.105469</text:p>
          </table:table-cell>
          <table:table-cell table:formula="of:=0.769*100000*[.$N374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33">
            <text:p>6233</text:p>
          </table:table-cell>
          <table:table-cell office:value-type="float" office:value="992">
            <text:p>992</text:p>
          </table:table-cell>
          <table:table-cell table:number-columns-repeated="2"/>
          <table:table-cell table:formula="of:=-39+0.0098*[.$C375]" office:value-type="float" office:value="22.0834">
            <text:p>22.0834</text:p>
          </table:table-cell>
          <table:table-cell/>
          <table:table-cell table:formula="of:=-0.0000028*[.$D375]*[.$D375]+0.0405*[.$D375]-4" office:value-type="float" office:value="33.4206208">
            <text:p>33.4206208</text:p>
          </table:table-cell>
          <table:table-cell/>
          <table:table-cell table:formula="of:=([.G375]-25)*(0.01+0.00008*[.$D375])+[.$I375]" office:value-type="float" office:value="33.159993424">
            <text:p>33.159993424</text:p>
          </table:table-cell>
          <table:table-cell/>
          <table:table-cell table:formula="of:=([.$B375]/4096)*1.5" office:value-type="float" office:value="0.02783203125">
            <text:p>0.027832</text:p>
          </table:table-cell>
          <table:table-cell table:formula="of:=[.M375]/100000" office:value-type="float" office:value="0.0000002783203125">
            <text:p>0.0000002783</text:p>
          </table:table-cell>
          <table:table-cell table:formula="of:=0.625*1000000*[.$N375]*1000" office:value-type="float" office:value="173.9501953125">
            <text:p>173.950195</text:p>
          </table:table-cell>
          <table:table-cell table:formula="of:=0.769*100000*[.$N375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33">
            <text:p>6233</text:p>
          </table:table-cell>
          <table:table-cell office:value-type="float" office:value="992">
            <text:p>992</text:p>
          </table:table-cell>
          <table:table-cell table:number-columns-repeated="2"/>
          <table:table-cell table:formula="of:=-39+0.0098*[.$C376]" office:value-type="float" office:value="22.0834">
            <text:p>22.0834</text:p>
          </table:table-cell>
          <table:table-cell/>
          <table:table-cell table:formula="of:=-0.0000028*[.$D376]*[.$D376]+0.0405*[.$D376]-4" office:value-type="float" office:value="33.4206208">
            <text:p>33.4206208</text:p>
          </table:table-cell>
          <table:table-cell/>
          <table:table-cell table:formula="of:=([.G376]-25)*(0.01+0.00008*[.$D376])+[.$I376]" office:value-type="float" office:value="33.159993424">
            <text:p>33.159993424</text:p>
          </table:table-cell>
          <table:table-cell/>
          <table:table-cell table:formula="of:=([.$B376]/4096)*1.5" office:value-type="float" office:value="0.025634765625">
            <text:p>0.025635</text:p>
          </table:table-cell>
          <table:table-cell table:formula="of:=[.M376]/100000" office:value-type="float" office:value="0.00000025634765625">
            <text:p>0.0000002563</text:p>
          </table:table-cell>
          <table:table-cell table:formula="of:=0.625*1000000*[.$N376]*1000" office:value-type="float" office:value="160.21728515625">
            <text:p>160.217285</text:p>
          </table:table-cell>
          <table:table-cell table:formula="of:=0.769*100000*[.$N376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34">
            <text:p>6234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77]" office:value-type="float" office:value="22.0932">
            <text:p>22.0932</text:p>
          </table:table-cell>
          <table:table-cell/>
          <table:table-cell table:formula="of:=-0.0000028*[.$D377]*[.$D377]+0.0405*[.$D377]-4" office:value-type="float" office:value="33.35072">
            <text:p>33.35072</text:p>
          </table:table-cell>
          <table:table-cell/>
          <table:table-cell table:formula="of:=([.G377]-25)*(0.01+0.00008*[.$D377])+[.$I377]" office:value-type="float" office:value="33.09143344">
            <text:p>33.09143344</text:p>
          </table:table-cell>
          <table:table-cell/>
          <table:table-cell table:formula="of:=([.$B377]/4096)*1.5" office:value-type="float" office:value="0.0281982421875">
            <text:p>0.028198</text:p>
          </table:table-cell>
          <table:table-cell table:formula="of:=[.M377]/100000" office:value-type="float" office:value="0.000000281982421875">
            <text:p>0.0000002820</text:p>
          </table:table-cell>
          <table:table-cell table:formula="of:=0.625*1000000*[.$N377]*1000" office:value-type="float" office:value="176.239013671875">
            <text:p>176.239014</text:p>
          </table:table-cell>
          <table:table-cell table:formula="of:=0.769*100000*[.$N377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4">
            <text:p>6234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78]" office:value-type="float" office:value="22.0932">
            <text:p>22.0932</text:p>
          </table:table-cell>
          <table:table-cell/>
          <table:table-cell table:formula="of:=-0.0000028*[.$D378]*[.$D378]+0.0405*[.$D378]-4" office:value-type="float" office:value="33.35072">
            <text:p>33.35072</text:p>
          </table:table-cell>
          <table:table-cell/>
          <table:table-cell table:formula="of:=([.G378]-25)*(0.01+0.00008*[.$D378])+[.$I378]" office:value-type="float" office:value="33.09143344">
            <text:p>33.09143344</text:p>
          </table:table-cell>
          <table:table-cell/>
          <table:table-cell table:formula="of:=([.$B378]/4096)*1.5" office:value-type="float" office:value="0.0274658203125">
            <text:p>0.027466</text:p>
          </table:table-cell>
          <table:table-cell table:formula="of:=[.M378]/100000" office:value-type="float" office:value="0.000000274658203125">
            <text:p>0.0000002747</text:p>
          </table:table-cell>
          <table:table-cell table:formula="of:=0.625*1000000*[.$N378]*1000" office:value-type="float" office:value="171.661376953125">
            <text:p>171.661377</text:p>
          </table:table-cell>
          <table:table-cell table:formula="of:=0.769*100000*[.$N37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32">
            <text:p>6232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79]" office:value-type="float" office:value="22.0736">
            <text:p>22.0736</text:p>
          </table:table-cell>
          <table:table-cell/>
          <table:table-cell table:formula="of:=-0.0000028*[.$D379]*[.$D379]+0.0405*[.$D379]-4" office:value-type="float" office:value="33.35072">
            <text:p>33.35072</text:p>
          </table:table-cell>
          <table:table-cell/>
          <table:table-cell table:formula="of:=([.G379]-25)*(0.01+0.00008*[.$D379])+[.$I379]" office:value-type="float" office:value="33.08968512">
            <text:p>33.08968512</text:p>
          </table:table-cell>
          <table:table-cell/>
          <table:table-cell table:formula="of:=([.$B379]/4096)*1.5" office:value-type="float" office:value="0.0234375">
            <text:p>0.023438</text:p>
          </table:table-cell>
          <table:table-cell table:formula="of:=[.M379]/100000" office:value-type="float" office:value="0.000000234375">
            <text:p>0.0000002344</text:p>
          </table:table-cell>
          <table:table-cell table:formula="of:=0.625*1000000*[.$N379]*1000" office:value-type="float" office:value="146.484375">
            <text:p>146.484375</text:p>
          </table:table-cell>
          <table:table-cell table:formula="of:=0.769*100000*[.$N379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34">
            <text:p>6234</text:p>
          </table:table-cell>
          <table:table-cell office:value-type="float" office:value="991">
            <text:p>991</text:p>
          </table:table-cell>
          <table:table-cell table:number-columns-repeated="2"/>
          <table:table-cell table:formula="of:=-39+0.0098*[.$C380]" office:value-type="float" office:value="22.0932">
            <text:p>22.0932</text:p>
          </table:table-cell>
          <table:table-cell/>
          <table:table-cell table:formula="of:=-0.0000028*[.$D380]*[.$D380]+0.0405*[.$D380]-4" office:value-type="float" office:value="33.3856732">
            <text:p>33.3856732</text:p>
          </table:table-cell>
          <table:table-cell/>
          <table:table-cell table:formula="of:=([.G380]-25)*(0.01+0.00008*[.$D380])+[.$I380]" office:value-type="float" office:value="33.126154096">
            <text:p>33.126154096</text:p>
          </table:table-cell>
          <table:table-cell/>
          <table:table-cell table:formula="of:=([.$B380]/4096)*1.5" office:value-type="float" office:value="0.02783203125">
            <text:p>0.027832</text:p>
          </table:table-cell>
          <table:table-cell table:formula="of:=[.M380]/100000" office:value-type="float" office:value="0.0000002783203125">
            <text:p>0.0000002783</text:p>
          </table:table-cell>
          <table:table-cell table:formula="of:=0.625*1000000*[.$N380]*1000" office:value-type="float" office:value="173.9501953125">
            <text:p>173.950195</text:p>
          </table:table-cell>
          <table:table-cell table:formula="of:=0.769*100000*[.$N380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33">
            <text:p>6233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81]" office:value-type="float" office:value="22.0834">
            <text:p>22.0834</text:p>
          </table:table-cell>
          <table:table-cell/>
          <table:table-cell table:formula="of:=-0.0000028*[.$D381]*[.$D381]+0.0405*[.$D381]-4" office:value-type="float" office:value="33.35072">
            <text:p>33.35072</text:p>
          </table:table-cell>
          <table:table-cell/>
          <table:table-cell table:formula="of:=([.G381]-25)*(0.01+0.00008*[.$D381])+[.$I381]" office:value-type="float" office:value="33.09055928">
            <text:p>33.09055928</text:p>
          </table:table-cell>
          <table:table-cell/>
          <table:table-cell table:formula="of:=([.$B381]/4096)*1.5" office:value-type="float" office:value="0.0260009765625">
            <text:p>0.026001</text:p>
          </table:table-cell>
          <table:table-cell table:formula="of:=[.M381]/100000" office:value-type="float" office:value="0.000000260009765625">
            <text:p>0.0000002600</text:p>
          </table:table-cell>
          <table:table-cell table:formula="of:=0.625*1000000*[.$N381]*1000" office:value-type="float" office:value="162.506103515625">
            <text:p>162.506104</text:p>
          </table:table-cell>
          <table:table-cell table:formula="of:=0.769*100000*[.$N381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32">
            <text:p>6232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382]" office:value-type="float" office:value="22.0736">
            <text:p>22.0736</text:p>
          </table:table-cell>
          <table:table-cell/>
          <table:table-cell table:formula="of:=-0.0000028*[.$D382]*[.$D382]+0.0405*[.$D382]-4" office:value-type="float" office:value="33.2807968">
            <text:p>33.2807968</text:p>
          </table:table-cell>
          <table:table-cell/>
          <table:table-cell table:formula="of:=([.G382]-25)*(0.01+0.00008*[.$D382])+[.$I382]" office:value-type="float" office:value="33.020230144">
            <text:p>33.020230144</text:p>
          </table:table-cell>
          <table:table-cell/>
          <table:table-cell table:formula="of:=([.$B382]/4096)*1.5" office:value-type="float" office:value="0.0245361328125">
            <text:p>0.024536</text:p>
          </table:table-cell>
          <table:table-cell table:formula="of:=[.M382]/100000" office:value-type="float" office:value="0.000000245361328125">
            <text:p>0.0000002454</text:p>
          </table:table-cell>
          <table:table-cell table:formula="of:=0.625*1000000*[.$N382]*1000" office:value-type="float" office:value="153.350830078125">
            <text:p>153.350830</text:p>
          </table:table-cell>
          <table:table-cell table:formula="of:=0.769*100000*[.$N38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4">
            <text:p>6234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383]" office:value-type="float" office:value="22.0932">
            <text:p>22.0932</text:p>
          </table:table-cell>
          <table:table-cell/>
          <table:table-cell table:formula="of:=-0.0000028*[.$D383]*[.$D383]+0.0405*[.$D383]-4" office:value-type="float" office:value="33.2807968">
            <text:p>33.2807968</text:p>
          </table:table-cell>
          <table:table-cell/>
          <table:table-cell table:formula="of:=([.G383]-25)*(0.01+0.00008*[.$D383])+[.$I383]" office:value-type="float" office:value="33.021975328">
            <text:p>33.021975328</text:p>
          </table:table-cell>
          <table:table-cell/>
          <table:table-cell table:formula="of:=([.$B383]/4096)*1.5" office:value-type="float" office:value="0.0267333984375">
            <text:p>0.026733</text:p>
          </table:table-cell>
          <table:table-cell table:formula="of:=[.M383]/100000" office:value-type="float" office:value="0.000000267333984375">
            <text:p>0.0000002673</text:p>
          </table:table-cell>
          <table:table-cell table:formula="of:=0.625*1000000*[.$N383]*1000" office:value-type="float" office:value="167.083740234375">
            <text:p>167.083740</text:p>
          </table:table-cell>
          <table:table-cell table:formula="of:=0.769*100000*[.$N38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3">
            <text:p>6233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84]" office:value-type="float" office:value="22.0834">
            <text:p>22.0834</text:p>
          </table:table-cell>
          <table:table-cell/>
          <table:table-cell table:formula="of:=-0.0000028*[.$D384]*[.$D384]+0.0405*[.$D384]-4" office:value-type="float" office:value="33.35072">
            <text:p>33.35072</text:p>
          </table:table-cell>
          <table:table-cell/>
          <table:table-cell table:formula="of:=([.G384]-25)*(0.01+0.00008*[.$D384])+[.$I384]" office:value-type="float" office:value="33.09055928">
            <text:p>33.09055928</text:p>
          </table:table-cell>
          <table:table-cell/>
          <table:table-cell table:formula="of:=([.$B384]/4096)*1.5" office:value-type="float" office:value="0.0263671875">
            <text:p>0.026367</text:p>
          </table:table-cell>
          <table:table-cell table:formula="of:=[.M384]/100000" office:value-type="float" office:value="0.000000263671875">
            <text:p>0.0000002637</text:p>
          </table:table-cell>
          <table:table-cell table:formula="of:=0.625*1000000*[.$N384]*1000" office:value-type="float" office:value="164.794921875">
            <text:p>164.794922</text:p>
          </table:table-cell>
          <table:table-cell table:formula="of:=0.769*100000*[.$N38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1">
            <text:p>6231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85]" office:value-type="float" office:value="22.0638">
            <text:p>22.0638</text:p>
          </table:table-cell>
          <table:table-cell/>
          <table:table-cell table:formula="of:=-0.0000028*[.$D385]*[.$D385]+0.0405*[.$D385]-4" office:value-type="float" office:value="33.35072">
            <text:p>33.35072</text:p>
          </table:table-cell>
          <table:table-cell/>
          <table:table-cell table:formula="of:=([.G385]-25)*(0.01+0.00008*[.$D385])+[.$I385]" office:value-type="float" office:value="33.08881096">
            <text:p>33.08881096</text:p>
          </table:table-cell>
          <table:table-cell/>
          <table:table-cell table:formula="of:=([.$B385]/4096)*1.5" office:value-type="float" office:value="0.0263671875">
            <text:p>0.026367</text:p>
          </table:table-cell>
          <table:table-cell table:formula="of:=[.M385]/100000" office:value-type="float" office:value="0.000000263671875">
            <text:p>0.0000002637</text:p>
          </table:table-cell>
          <table:table-cell table:formula="of:=0.625*1000000*[.$N385]*1000" office:value-type="float" office:value="164.794921875">
            <text:p>164.794922</text:p>
          </table:table-cell>
          <table:table-cell table:formula="of:=0.769*100000*[.$N38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9">
            <text:p>6229</text:p>
          </table:table-cell>
          <table:table-cell office:value-type="float" office:value="991">
            <text:p>991</text:p>
          </table:table-cell>
          <table:table-cell table:number-columns-repeated="2"/>
          <table:table-cell table:formula="of:=-39+0.0098*[.$C386]" office:value-type="float" office:value="22.0442">
            <text:p>22.0442</text:p>
          </table:table-cell>
          <table:table-cell/>
          <table:table-cell table:formula="of:=-0.0000028*[.$D386]*[.$D386]+0.0405*[.$D386]-4" office:value-type="float" office:value="33.3856732">
            <text:p>33.3856732</text:p>
          </table:table-cell>
          <table:table-cell/>
          <table:table-cell table:formula="of:=([.G386]-25)*(0.01+0.00008*[.$D386])+[.$I386]" office:value-type="float" office:value="33.121779376">
            <text:p>33.121779376</text:p>
          </table:table-cell>
          <table:table-cell/>
          <table:table-cell table:formula="of:=([.$B386]/4096)*1.5" office:value-type="float" office:value="0.0263671875">
            <text:p>0.026367</text:p>
          </table:table-cell>
          <table:table-cell table:formula="of:=[.M386]/100000" office:value-type="float" office:value="0.000000263671875">
            <text:p>0.0000002637</text:p>
          </table:table-cell>
          <table:table-cell table:formula="of:=0.625*1000000*[.$N386]*1000" office:value-type="float" office:value="164.794921875">
            <text:p>164.794922</text:p>
          </table:table-cell>
          <table:table-cell table:formula="of:=0.769*100000*[.$N38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9">
            <text:p>6229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87]" office:value-type="float" office:value="22.0442">
            <text:p>22.0442</text:p>
          </table:table-cell>
          <table:table-cell/>
          <table:table-cell table:formula="of:=-0.0000028*[.$D387]*[.$D387]+0.0405*[.$D387]-4" office:value-type="float" office:value="33.35072">
            <text:p>33.35072</text:p>
          </table:table-cell>
          <table:table-cell/>
          <table:table-cell table:formula="of:=([.G387]-25)*(0.01+0.00008*[.$D387])+[.$I387]" office:value-type="float" office:value="33.08706264">
            <text:p>33.08706264</text:p>
          </table:table-cell>
          <table:table-cell/>
          <table:table-cell table:formula="of:=([.$B387]/4096)*1.5" office:value-type="float" office:value="0.0281982421875">
            <text:p>0.028198</text:p>
          </table:table-cell>
          <table:table-cell table:formula="of:=[.M387]/100000" office:value-type="float" office:value="0.000000281982421875">
            <text:p>0.0000002820</text:p>
          </table:table-cell>
          <table:table-cell table:formula="of:=0.625*1000000*[.$N387]*1000" office:value-type="float" office:value="176.239013671875">
            <text:p>176.239014</text:p>
          </table:table-cell>
          <table:table-cell table:formula="of:=0.769*100000*[.$N387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0">
            <text:p>6230</text:p>
          </table:table-cell>
          <table:table-cell office:value-type="float" office:value="991">
            <text:p>991</text:p>
          </table:table-cell>
          <table:table-cell table:number-columns-repeated="2"/>
          <table:table-cell table:formula="of:=-39+0.0098*[.$C388]" office:value-type="float" office:value="22.054">
            <text:p>22.054</text:p>
          </table:table-cell>
          <table:table-cell/>
          <table:table-cell table:formula="of:=-0.0000028*[.$D388]*[.$D388]+0.0405*[.$D388]-4" office:value-type="float" office:value="33.3856732">
            <text:p>33.3856732</text:p>
          </table:table-cell>
          <table:table-cell/>
          <table:table-cell table:formula="of:=([.G388]-25)*(0.01+0.00008*[.$D388])+[.$I388]" office:value-type="float" office:value="33.12265432">
            <text:p>33.12265432</text:p>
          </table:table-cell>
          <table:table-cell/>
          <table:table-cell table:formula="of:=([.$B388]/4096)*1.5" office:value-type="float" office:value="0.0274658203125">
            <text:p>0.027466</text:p>
          </table:table-cell>
          <table:table-cell table:formula="of:=[.M388]/100000" office:value-type="float" office:value="0.000000274658203125">
            <text:p>0.0000002747</text:p>
          </table:table-cell>
          <table:table-cell table:formula="of:=0.625*1000000*[.$N388]*1000" office:value-type="float" office:value="171.661376953125">
            <text:p>171.661377</text:p>
          </table:table-cell>
          <table:table-cell table:formula="of:=0.769*100000*[.$N38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8">
            <text:p>6228</text:p>
          </table:table-cell>
          <table:table-cell office:value-type="float" office:value="992">
            <text:p>992</text:p>
          </table:table-cell>
          <table:table-cell table:number-columns-repeated="2"/>
          <table:table-cell table:formula="of:=-39+0.0098*[.$C389]" office:value-type="float" office:value="22.0344">
            <text:p>22.0344</text:p>
          </table:table-cell>
          <table:table-cell/>
          <table:table-cell table:formula="of:=-0.0000028*[.$D389]*[.$D389]+0.0405*[.$D389]-4" office:value-type="float" office:value="33.4206208">
            <text:p>33.4206208</text:p>
          </table:table-cell>
          <table:table-cell/>
          <table:table-cell table:formula="of:=([.G389]-25)*(0.01+0.00008*[.$D389])+[.$I389]" office:value-type="float" office:value="33.155614784">
            <text:p>33.155614784</text:p>
          </table:table-cell>
          <table:table-cell/>
          <table:table-cell table:formula="of:=([.$B389]/4096)*1.5" office:value-type="float" office:value="0.02490234375">
            <text:p>0.024902</text:p>
          </table:table-cell>
          <table:table-cell table:formula="of:=[.M389]/100000" office:value-type="float" office:value="0.0000002490234375">
            <text:p>0.0000002490</text:p>
          </table:table-cell>
          <table:table-cell table:formula="of:=0.625*1000000*[.$N389]*1000" office:value-type="float" office:value="155.6396484375">
            <text:p>155.639648</text:p>
          </table:table-cell>
          <table:table-cell table:formula="of:=0.769*100000*[.$N38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6">
            <text:p>6226</text:p>
          </table:table-cell>
          <table:table-cell office:value-type="float" office:value="992">
            <text:p>992</text:p>
          </table:table-cell>
          <table:table-cell table:number-columns-repeated="2"/>
          <table:table-cell table:formula="of:=-39+0.0098*[.$C390]" office:value-type="float" office:value="22.0148">
            <text:p>22.0148</text:p>
          </table:table-cell>
          <table:table-cell/>
          <table:table-cell table:formula="of:=-0.0000028*[.$D390]*[.$D390]+0.0405*[.$D390]-4" office:value-type="float" office:value="33.4206208">
            <text:p>33.4206208</text:p>
          </table:table-cell>
          <table:table-cell/>
          <table:table-cell table:formula="of:=([.G390]-25)*(0.01+0.00008*[.$D390])+[.$I390]" office:value-type="float" office:value="33.153863328">
            <text:p>33.153863328</text:p>
          </table:table-cell>
          <table:table-cell/>
          <table:table-cell table:formula="of:=([.$B390]/4096)*1.5" office:value-type="float" office:value="0.02490234375">
            <text:p>0.024902</text:p>
          </table:table-cell>
          <table:table-cell table:formula="of:=[.M390]/100000" office:value-type="float" office:value="0.0000002490234375">
            <text:p>0.0000002490</text:p>
          </table:table-cell>
          <table:table-cell table:formula="of:=0.625*1000000*[.$N390]*1000" office:value-type="float" office:value="155.6396484375">
            <text:p>155.639648</text:p>
          </table:table-cell>
          <table:table-cell table:formula="of:=0.769*100000*[.$N390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6">
            <text:p>6226</text:p>
          </table:table-cell>
          <table:table-cell office:value-type="float" office:value="991">
            <text:p>991</text:p>
          </table:table-cell>
          <table:table-cell table:number-columns-repeated="2"/>
          <table:table-cell table:formula="of:=-39+0.0098*[.$C391]" office:value-type="float" office:value="22.0148">
            <text:p>22.0148</text:p>
          </table:table-cell>
          <table:table-cell/>
          <table:table-cell table:formula="of:=-0.0000028*[.$D391]*[.$D391]+0.0405*[.$D391]-4" office:value-type="float" office:value="33.3856732">
            <text:p>33.3856732</text:p>
          </table:table-cell>
          <table:table-cell/>
          <table:table-cell table:formula="of:=([.G391]-25)*(0.01+0.00008*[.$D391])+[.$I391]" office:value-type="float" office:value="33.119154544">
            <text:p>33.119154544</text:p>
          </table:table-cell>
          <table:table-cell/>
          <table:table-cell table:formula="of:=([.$B391]/4096)*1.5" office:value-type="float" office:value="0.0252685546875">
            <text:p>0.025269</text:p>
          </table:table-cell>
          <table:table-cell table:formula="of:=[.M391]/100000" office:value-type="float" office:value="0.000000252685546875">
            <text:p>0.0000002527</text:p>
          </table:table-cell>
          <table:table-cell table:formula="of:=0.625*1000000*[.$N391]*1000" office:value-type="float" office:value="157.928466796875">
            <text:p>157.928467</text:p>
          </table:table-cell>
          <table:table-cell table:formula="of:=0.769*100000*[.$N391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8">
            <text:p>6228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92]" office:value-type="float" office:value="22.0344">
            <text:p>22.0344</text:p>
          </table:table-cell>
          <table:table-cell/>
          <table:table-cell table:formula="of:=-0.0000028*[.$D392]*[.$D392]+0.0405*[.$D392]-4" office:value-type="float" office:value="33.35072">
            <text:p>33.35072</text:p>
          </table:table-cell>
          <table:table-cell/>
          <table:table-cell table:formula="of:=([.G392]-25)*(0.01+0.00008*[.$D392])+[.$I392]" office:value-type="float" office:value="33.08618848">
            <text:p>33.08618848</text:p>
          </table:table-cell>
          <table:table-cell/>
          <table:table-cell table:formula="of:=([.$B392]/4096)*1.5" office:value-type="float" office:value="0.0260009765625">
            <text:p>0.026001</text:p>
          </table:table-cell>
          <table:table-cell table:formula="of:=[.M392]/100000" office:value-type="float" office:value="0.000000260009765625">
            <text:p>0.0000002600</text:p>
          </table:table-cell>
          <table:table-cell table:formula="of:=0.625*1000000*[.$N392]*1000" office:value-type="float" office:value="162.506103515625">
            <text:p>162.506104</text:p>
          </table:table-cell>
          <table:table-cell table:formula="of:=0.769*100000*[.$N392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7">
            <text:p>6227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93]" office:value-type="float" office:value="22.0246">
            <text:p>22.0246</text:p>
          </table:table-cell>
          <table:table-cell/>
          <table:table-cell table:formula="of:=-0.0000028*[.$D393]*[.$D393]+0.0405*[.$D393]-4" office:value-type="float" office:value="33.35072">
            <text:p>33.35072</text:p>
          </table:table-cell>
          <table:table-cell/>
          <table:table-cell table:formula="of:=([.G393]-25)*(0.01+0.00008*[.$D393])+[.$I393]" office:value-type="float" office:value="33.08531432">
            <text:p>33.08531432</text:p>
          </table:table-cell>
          <table:table-cell/>
          <table:table-cell table:formula="of:=([.$B393]/4096)*1.5" office:value-type="float" office:value="0.0263671875">
            <text:p>0.026367</text:p>
          </table:table-cell>
          <table:table-cell table:formula="of:=[.M393]/100000" office:value-type="float" office:value="0.000000263671875">
            <text:p>0.0000002637</text:p>
          </table:table-cell>
          <table:table-cell table:formula="of:=0.625*1000000*[.$N393]*1000" office:value-type="float" office:value="164.794921875">
            <text:p>164.794922</text:p>
          </table:table-cell>
          <table:table-cell table:formula="of:=0.769*100000*[.$N393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228">
            <text:p>6228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394]" office:value-type="float" office:value="22.0344">
            <text:p>22.0344</text:p>
          </table:table-cell>
          <table:table-cell/>
          <table:table-cell table:formula="of:=-0.0000028*[.$D394]*[.$D394]+0.0405*[.$D394]-4" office:value-type="float" office:value="33.35072">
            <text:p>33.35072</text:p>
          </table:table-cell>
          <table:table-cell/>
          <table:table-cell table:formula="of:=([.G394]-25)*(0.01+0.00008*[.$D394])+[.$I394]" office:value-type="float" office:value="33.08618848">
            <text:p>33.08618848</text:p>
          </table:table-cell>
          <table:table-cell/>
          <table:table-cell table:formula="of:=([.$B394]/4096)*1.5" office:value-type="float" office:value="0.030029296875">
            <text:p>0.030029</text:p>
          </table:table-cell>
          <table:table-cell table:formula="of:=[.M394]/100000" office:value-type="float" office:value="0.00000030029296875">
            <text:p>0.0000003003</text:p>
          </table:table-cell>
          <table:table-cell table:formula="of:=0.625*1000000*[.$N394]*1000" office:value-type="float" office:value="187.68310546875">
            <text:p>187.683105</text:p>
          </table:table-cell>
          <table:table-cell table:formula="of:=0.769*100000*[.$N394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8">
            <text:p>6228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395]" office:value-type="float" office:value="22.0344">
            <text:p>22.0344</text:p>
          </table:table-cell>
          <table:table-cell/>
          <table:table-cell table:formula="of:=-0.0000028*[.$D395]*[.$D395]+0.0405*[.$D395]-4" office:value-type="float" office:value="33.2807968">
            <text:p>33.2807968</text:p>
          </table:table-cell>
          <table:table-cell/>
          <table:table-cell table:formula="of:=([.G395]-25)*(0.01+0.00008*[.$D395])+[.$I395]" office:value-type="float" office:value="33.016739776">
            <text:p>33.016739776</text:p>
          </table:table-cell>
          <table:table-cell/>
          <table:table-cell table:formula="of:=([.$B395]/4096)*1.5" office:value-type="float" office:value="0.0252685546875">
            <text:p>0.025269</text:p>
          </table:table-cell>
          <table:table-cell table:formula="of:=[.M395]/100000" office:value-type="float" office:value="0.000000252685546875">
            <text:p>0.0000002527</text:p>
          </table:table-cell>
          <table:table-cell table:formula="of:=0.625*1000000*[.$N395]*1000" office:value-type="float" office:value="157.928466796875">
            <text:p>157.928467</text:p>
          </table:table-cell>
          <table:table-cell table:formula="of:=0.769*100000*[.$N39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9">
            <text:p>6229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396]" office:value-type="float" office:value="22.0442">
            <text:p>22.0442</text:p>
          </table:table-cell>
          <table:table-cell/>
          <table:table-cell table:formula="of:=-0.0000028*[.$D396]*[.$D396]+0.0405*[.$D396]-4" office:value-type="float" office:value="33.2108512">
            <text:p>33.2108512</text:p>
          </table:table-cell>
          <table:table-cell/>
          <table:table-cell table:formula="of:=([.G396]-25)*(0.01+0.00008*[.$D396])+[.$I396]" office:value-type="float" office:value="32.948139696">
            <text:p>32.948139696</text:p>
          </table:table-cell>
          <table:table-cell/>
          <table:table-cell table:formula="of:=([.$B396]/4096)*1.5" office:value-type="float" office:value="0.0263671875">
            <text:p>0.026367</text:p>
          </table:table-cell>
          <table:table-cell table:formula="of:=[.M396]/100000" office:value-type="float" office:value="0.000000263671875">
            <text:p>0.0000002637</text:p>
          </table:table-cell>
          <table:table-cell table:formula="of:=0.625*1000000*[.$N396]*1000" office:value-type="float" office:value="164.794921875">
            <text:p>164.794922</text:p>
          </table:table-cell>
          <table:table-cell table:formula="of:=0.769*100000*[.$N39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9">
            <text:p>6229</text:p>
          </table:table-cell>
          <table:table-cell office:value-type="float" office:value="987">
            <text:p>987</text:p>
          </table:table-cell>
          <table:table-cell table:number-columns-repeated="2"/>
          <table:table-cell table:formula="of:=-39+0.0098*[.$C397]" office:value-type="float" office:value="22.0442">
            <text:p>22.0442</text:p>
          </table:table-cell>
          <table:table-cell/>
          <table:table-cell table:formula="of:=-0.0000028*[.$D397]*[.$D397]+0.0405*[.$D397]-4" office:value-type="float" office:value="33.2458268">
            <text:p>33.2458268</text:p>
          </table:table-cell>
          <table:table-cell/>
          <table:table-cell table:formula="of:=([.G397]-25)*(0.01+0.00008*[.$D397])+[.$I397]" office:value-type="float" office:value="32.982878832">
            <text:p>32.982878832</text:p>
          </table:table-cell>
          <table:table-cell/>
          <table:table-cell table:formula="of:=([.$B397]/4096)*1.5" office:value-type="float" office:value="0.0274658203125">
            <text:p>0.027466</text:p>
          </table:table-cell>
          <table:table-cell table:formula="of:=[.M397]/100000" office:value-type="float" office:value="0.000000274658203125">
            <text:p>0.0000002747</text:p>
          </table:table-cell>
          <table:table-cell table:formula="of:=0.625*1000000*[.$N397]*1000" office:value-type="float" office:value="171.661376953125">
            <text:p>171.661377</text:p>
          </table:table-cell>
          <table:table-cell table:formula="of:=0.769*100000*[.$N39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32">
            <text:p>6232</text:p>
          </table:table-cell>
          <table:table-cell office:value-type="float" office:value="985">
            <text:p>985</text:p>
          </table:table-cell>
          <table:table-cell table:number-columns-repeated="2"/>
          <table:table-cell table:formula="of:=-39+0.0098*[.$C398]" office:value-type="float" office:value="22.0736">
            <text:p>22.0736</text:p>
          </table:table-cell>
          <table:table-cell/>
          <table:table-cell table:formula="of:=-0.0000028*[.$D398]*[.$D398]+0.0405*[.$D398]-4" office:value-type="float" office:value="33.17587">
            <text:p>33.17587</text:p>
          </table:table-cell>
          <table:table-cell/>
          <table:table-cell table:formula="of:=([.G398]-25)*(0.01+0.00008*[.$D398])+[.$I398]" office:value-type="float" office:value="32.91600568">
            <text:p>32.91600568</text:p>
          </table:table-cell>
          <table:table-cell/>
          <table:table-cell table:formula="of:=([.$B398]/4096)*1.5" office:value-type="float" office:value="0.02783203125">
            <text:p>0.027832</text:p>
          </table:table-cell>
          <table:table-cell table:formula="of:=[.M398]/100000" office:value-type="float" office:value="0.0000002783203125">
            <text:p>0.0000002783</text:p>
          </table:table-cell>
          <table:table-cell table:formula="of:=0.625*1000000*[.$N398]*1000" office:value-type="float" office:value="173.9501953125">
            <text:p>173.950195</text:p>
          </table:table-cell>
          <table:table-cell table:formula="of:=0.769*100000*[.$N39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9">
            <text:p>6229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399]" office:value-type="float" office:value="22.0442">
            <text:p>22.0442</text:p>
          </table:table-cell>
          <table:table-cell/>
          <table:table-cell table:formula="of:=-0.0000028*[.$D399]*[.$D399]+0.0405*[.$D399]-4" office:value-type="float" office:value="33.2807968">
            <text:p>33.2807968</text:p>
          </table:table-cell>
          <table:table-cell/>
          <table:table-cell table:formula="of:=([.G399]-25)*(0.01+0.00008*[.$D399])+[.$I399]" office:value-type="float" office:value="33.017612368">
            <text:p>33.017612368</text:p>
          </table:table-cell>
          <table:table-cell/>
          <table:table-cell table:formula="of:=([.$B399]/4096)*1.5" office:value-type="float" office:value="0.0245361328125">
            <text:p>0.024536</text:p>
          </table:table-cell>
          <table:table-cell table:formula="of:=[.M399]/100000" office:value-type="float" office:value="0.000000245361328125">
            <text:p>0.0000002454</text:p>
          </table:table-cell>
          <table:table-cell table:formula="of:=0.625*1000000*[.$N399]*1000" office:value-type="float" office:value="153.350830078125">
            <text:p>153.350830</text:p>
          </table:table-cell>
          <table:table-cell table:formula="of:=0.769*100000*[.$N39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31">
            <text:p>6231</text:p>
          </table:table-cell>
          <table:table-cell office:value-type="float" office:value="987">
            <text:p>987</text:p>
          </table:table-cell>
          <table:table-cell table:number-columns-repeated="2"/>
          <table:table-cell table:formula="of:=-39+0.0098*[.$C400]" office:value-type="float" office:value="22.0638">
            <text:p>22.0638</text:p>
          </table:table-cell>
          <table:table-cell/>
          <table:table-cell table:formula="of:=-0.0000028*[.$D400]*[.$D400]+0.0405*[.$D400]-4" office:value-type="float" office:value="33.2458268">
            <text:p>33.2458268</text:p>
          </table:table-cell>
          <table:table-cell/>
          <table:table-cell table:formula="of:=([.G400]-25)*(0.01+0.00008*[.$D400])+[.$I400]" office:value-type="float" office:value="32.984622448">
            <text:p>32.984622448</text:p>
          </table:table-cell>
          <table:table-cell/>
          <table:table-cell table:formula="of:=([.$B400]/4096)*1.5" office:value-type="float" office:value="0.024169921875">
            <text:p>0.024170</text:p>
          </table:table-cell>
          <table:table-cell table:formula="of:=[.M400]/100000" office:value-type="float" office:value="0.00000024169921875">
            <text:p>0.0000002417</text:p>
          </table:table-cell>
          <table:table-cell table:formula="of:=0.625*1000000*[.$N400]*1000" office:value-type="float" office:value="151.06201171875">
            <text:p>151.062012</text:p>
          </table:table-cell>
          <table:table-cell table:formula="of:=0.769*100000*[.$N400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0">
            <text:p>6230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401]" office:value-type="float" office:value="22.054">
            <text:p>22.054</text:p>
          </table:table-cell>
          <table:table-cell/>
          <table:table-cell table:formula="of:=-0.0000028*[.$D401]*[.$D401]+0.0405*[.$D401]-4" office:value-type="float" office:value="33.2807968">
            <text:p>33.2807968</text:p>
          </table:table-cell>
          <table:table-cell/>
          <table:table-cell table:formula="of:=([.G401]-25)*(0.01+0.00008*[.$D401])+[.$I401]" office:value-type="float" office:value="33.01848496">
            <text:p>33.01848496</text:p>
          </table:table-cell>
          <table:table-cell/>
          <table:table-cell table:formula="of:=([.$B401]/4096)*1.5" office:value-type="float" office:value="0.02490234375">
            <text:p>0.024902</text:p>
          </table:table-cell>
          <table:table-cell table:formula="of:=[.M401]/100000" office:value-type="float" office:value="0.0000002490234375">
            <text:p>0.0000002490</text:p>
          </table:table-cell>
          <table:table-cell table:formula="of:=0.625*1000000*[.$N401]*1000" office:value-type="float" office:value="155.6396484375">
            <text:p>155.639648</text:p>
          </table:table-cell>
          <table:table-cell table:formula="of:=0.769*100000*[.$N401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28">
            <text:p>6228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402]" office:value-type="float" office:value="22.0344">
            <text:p>22.0344</text:p>
          </table:table-cell>
          <table:table-cell/>
          <table:table-cell table:formula="of:=-0.0000028*[.$D402]*[.$D402]+0.0405*[.$D402]-4" office:value-type="float" office:value="33.2807968">
            <text:p>33.2807968</text:p>
          </table:table-cell>
          <table:table-cell/>
          <table:table-cell table:formula="of:=([.G402]-25)*(0.01+0.00008*[.$D402])+[.$I402]" office:value-type="float" office:value="33.016739776">
            <text:p>33.016739776</text:p>
          </table:table-cell>
          <table:table-cell/>
          <table:table-cell table:formula="of:=([.$B402]/4096)*1.5" office:value-type="float" office:value="0.0234375">
            <text:p>0.023438</text:p>
          </table:table-cell>
          <table:table-cell table:formula="of:=[.M402]/100000" office:value-type="float" office:value="0.000000234375">
            <text:p>0.0000002344</text:p>
          </table:table-cell>
          <table:table-cell table:formula="of:=0.625*1000000*[.$N402]*1000" office:value-type="float" office:value="146.484375">
            <text:p>146.484375</text:p>
          </table:table-cell>
          <table:table-cell table:formula="of:=0.769*100000*[.$N402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7">
            <text:p>6227</text:p>
          </table:table-cell>
          <table:table-cell office:value-type="float" office:value="989">
            <text:p>989</text:p>
          </table:table-cell>
          <table:table-cell table:number-columns-repeated="2"/>
          <table:table-cell table:formula="of:=-39+0.0098*[.$C403]" office:value-type="float" office:value="22.0246">
            <text:p>22.0246</text:p>
          </table:table-cell>
          <table:table-cell/>
          <table:table-cell table:formula="of:=-0.0000028*[.$D403]*[.$D403]+0.0405*[.$D403]-4" office:value-type="float" office:value="33.3157612">
            <text:p>33.3157612</text:p>
          </table:table-cell>
          <table:table-cell/>
          <table:table-cell table:formula="of:=([.G403]-25)*(0.01+0.00008*[.$D403])+[.$I403]" office:value-type="float" office:value="33.050593552">
            <text:p>33.050593552</text:p>
          </table:table-cell>
          <table:table-cell/>
          <table:table-cell table:formula="of:=([.$B403]/4096)*1.5" office:value-type="float" office:value="0.024169921875">
            <text:p>0.024170</text:p>
          </table:table-cell>
          <table:table-cell table:formula="of:=[.M403]/100000" office:value-type="float" office:value="0.00000024169921875">
            <text:p>0.0000002417</text:p>
          </table:table-cell>
          <table:table-cell table:formula="of:=0.625*1000000*[.$N403]*1000" office:value-type="float" office:value="151.06201171875">
            <text:p>151.062012</text:p>
          </table:table-cell>
          <table:table-cell table:formula="of:=0.769*100000*[.$N40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8">
            <text:p>6228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404]" office:value-type="float" office:value="22.0344">
            <text:p>22.0344</text:p>
          </table:table-cell>
          <table:table-cell/>
          <table:table-cell table:formula="of:=-0.0000028*[.$D404]*[.$D404]+0.0405*[.$D404]-4" office:value-type="float" office:value="33.2807968">
            <text:p>33.2807968</text:p>
          </table:table-cell>
          <table:table-cell/>
          <table:table-cell table:formula="of:=([.G404]-25)*(0.01+0.00008*[.$D404])+[.$I404]" office:value-type="float" office:value="33.016739776">
            <text:p>33.016739776</text:p>
          </table:table-cell>
          <table:table-cell/>
          <table:table-cell table:formula="of:=([.$B404]/4096)*1.5" office:value-type="float" office:value="0.024169921875">
            <text:p>0.024170</text:p>
          </table:table-cell>
          <table:table-cell table:formula="of:=[.M404]/100000" office:value-type="float" office:value="0.00000024169921875">
            <text:p>0.0000002417</text:p>
          </table:table-cell>
          <table:table-cell table:formula="of:=0.625*1000000*[.$N404]*1000" office:value-type="float" office:value="151.06201171875">
            <text:p>151.062012</text:p>
          </table:table-cell>
          <table:table-cell table:formula="of:=0.769*100000*[.$N404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30">
            <text:p>6230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405]" office:value-type="float" office:value="22.054">
            <text:p>22.054</text:p>
          </table:table-cell>
          <table:table-cell/>
          <table:table-cell table:formula="of:=-0.0000028*[.$D405]*[.$D405]+0.0405*[.$D405]-4" office:value-type="float" office:value="33.2807968">
            <text:p>33.2807968</text:p>
          </table:table-cell>
          <table:table-cell/>
          <table:table-cell table:formula="of:=([.G405]-25)*(0.01+0.00008*[.$D405])+[.$I405]" office:value-type="float" office:value="33.01848496">
            <text:p>33.01848496</text:p>
          </table:table-cell>
          <table:table-cell/>
          <table:table-cell table:formula="of:=([.$B405]/4096)*1.5" office:value-type="float" office:value="0.027099609375">
            <text:p>0.027100</text:p>
          </table:table-cell>
          <table:table-cell table:formula="of:=[.M405]/100000" office:value-type="float" office:value="0.00000027099609375">
            <text:p>0.0000002710</text:p>
          </table:table-cell>
          <table:table-cell table:formula="of:=0.625*1000000*[.$N405]*1000" office:value-type="float" office:value="169.37255859375">
            <text:p>169.372559</text:p>
          </table:table-cell>
          <table:table-cell table:formula="of:=0.769*100000*[.$N40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0">
            <text:p>6230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406]" office:value-type="float" office:value="22.054">
            <text:p>22.054</text:p>
          </table:table-cell>
          <table:table-cell/>
          <table:table-cell table:formula="of:=-0.0000028*[.$D406]*[.$D406]+0.0405*[.$D406]-4" office:value-type="float" office:value="33.2807968">
            <text:p>33.2807968</text:p>
          </table:table-cell>
          <table:table-cell/>
          <table:table-cell table:formula="of:=([.G406]-25)*(0.01+0.00008*[.$D406])+[.$I406]" office:value-type="float" office:value="33.01848496">
            <text:p>33.01848496</text:p>
          </table:table-cell>
          <table:table-cell/>
          <table:table-cell table:formula="of:=([.$B406]/4096)*1.5" office:value-type="float" office:value="0.0267333984375">
            <text:p>0.026733</text:p>
          </table:table-cell>
          <table:table-cell table:formula="of:=[.M406]/100000" office:value-type="float" office:value="0.000000267333984375">
            <text:p>0.0000002673</text:p>
          </table:table-cell>
          <table:table-cell table:formula="of:=0.625*1000000*[.$N406]*1000" office:value-type="float" office:value="167.083740234375">
            <text:p>167.083740</text:p>
          </table:table-cell>
          <table:table-cell table:formula="of:=0.769*100000*[.$N406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29">
            <text:p>6229</text:p>
          </table:table-cell>
          <table:table-cell office:value-type="float" office:value="989">
            <text:p>989</text:p>
          </table:table-cell>
          <table:table-cell table:number-columns-repeated="2"/>
          <table:table-cell table:formula="of:=-39+0.0098*[.$C407]" office:value-type="float" office:value="22.0442">
            <text:p>22.0442</text:p>
          </table:table-cell>
          <table:table-cell/>
          <table:table-cell table:formula="of:=-0.0000028*[.$D407]*[.$D407]+0.0405*[.$D407]-4" office:value-type="float" office:value="33.3157612">
            <text:p>33.3157612</text:p>
          </table:table-cell>
          <table:table-cell/>
          <table:table-cell table:formula="of:=([.G407]-25)*(0.01+0.00008*[.$D407])+[.$I407]" office:value-type="float" office:value="33.052340304">
            <text:p>33.052340304</text:p>
          </table:table-cell>
          <table:table-cell/>
          <table:table-cell table:formula="of:=([.$B407]/4096)*1.5" office:value-type="float" office:value="0.0234375">
            <text:p>0.023438</text:p>
          </table:table-cell>
          <table:table-cell table:formula="of:=[.M407]/100000" office:value-type="float" office:value="0.000000234375">
            <text:p>0.0000002344</text:p>
          </table:table-cell>
          <table:table-cell table:formula="of:=0.625*1000000*[.$N407]*1000" office:value-type="float" office:value="146.484375">
            <text:p>146.484375</text:p>
          </table:table-cell>
          <table:table-cell table:formula="of:=0.769*100000*[.$N407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0">
            <text:p>6230</text:p>
          </table:table-cell>
          <table:table-cell office:value-type="float" office:value="990">
            <text:p>990</text:p>
          </table:table-cell>
          <table:table-cell table:number-columns-repeated="2"/>
          <table:table-cell table:formula="of:=-39+0.0098*[.$C408]" office:value-type="float" office:value="22.054">
            <text:p>22.054</text:p>
          </table:table-cell>
          <table:table-cell/>
          <table:table-cell table:formula="of:=-0.0000028*[.$D408]*[.$D408]+0.0405*[.$D408]-4" office:value-type="float" office:value="33.35072">
            <text:p>33.35072</text:p>
          </table:table-cell>
          <table:table-cell/>
          <table:table-cell table:formula="of:=([.G408]-25)*(0.01+0.00008*[.$D408])+[.$I408]" office:value-type="float" office:value="33.0879368">
            <text:p>33.0879368</text:p>
          </table:table-cell>
          <table:table-cell/>
          <table:table-cell table:formula="of:=([.$B408]/4096)*1.5" office:value-type="float" office:value="0.0267333984375">
            <text:p>0.026733</text:p>
          </table:table-cell>
          <table:table-cell table:formula="of:=[.M408]/100000" office:value-type="float" office:value="0.000000267333984375">
            <text:p>0.0000002673</text:p>
          </table:table-cell>
          <table:table-cell table:formula="of:=0.625*1000000*[.$N408]*1000" office:value-type="float" office:value="167.083740234375">
            <text:p>167.083740</text:p>
          </table:table-cell>
          <table:table-cell table:formula="of:=0.769*100000*[.$N40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30">
            <text:p>6230</text:p>
          </table:table-cell>
          <table:table-cell office:value-type="float" office:value="989">
            <text:p>989</text:p>
          </table:table-cell>
          <table:table-cell table:number-columns-repeated="2"/>
          <table:table-cell table:formula="of:=-39+0.0098*[.$C409]" office:value-type="float" office:value="22.054">
            <text:p>22.054</text:p>
          </table:table-cell>
          <table:table-cell/>
          <table:table-cell table:formula="of:=-0.0000028*[.$D409]*[.$D409]+0.0405*[.$D409]-4" office:value-type="float" office:value="33.3157612">
            <text:p>33.3157612</text:p>
          </table:table-cell>
          <table:table-cell/>
          <table:table-cell table:formula="of:=([.G409]-25)*(0.01+0.00008*[.$D409])+[.$I409]" office:value-type="float" office:value="33.05321368">
            <text:p>33.05321368</text:p>
          </table:table-cell>
          <table:table-cell/>
          <table:table-cell table:formula="of:=([.$B409]/4096)*1.5" office:value-type="float" office:value="0.02490234375">
            <text:p>0.024902</text:p>
          </table:table-cell>
          <table:table-cell table:formula="of:=[.M409]/100000" office:value-type="float" office:value="0.0000002490234375">
            <text:p>0.0000002490</text:p>
          </table:table-cell>
          <table:table-cell table:formula="of:=0.625*1000000*[.$N409]*1000" office:value-type="float" office:value="155.6396484375">
            <text:p>155.639648</text:p>
          </table:table-cell>
          <table:table-cell table:formula="of:=0.769*100000*[.$N40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9">
            <text:p>6229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410]" office:value-type="float" office:value="22.0442">
            <text:p>22.0442</text:p>
          </table:table-cell>
          <table:table-cell/>
          <table:table-cell table:formula="of:=-0.0000028*[.$D410]*[.$D410]+0.0405*[.$D410]-4" office:value-type="float" office:value="33.2807968">
            <text:p>33.2807968</text:p>
          </table:table-cell>
          <table:table-cell/>
          <table:table-cell table:formula="of:=([.G410]-25)*(0.01+0.00008*[.$D410])+[.$I410]" office:value-type="float" office:value="33.017612368">
            <text:p>33.017612368</text:p>
          </table:table-cell>
          <table:table-cell/>
          <table:table-cell table:formula="of:=([.$B410]/4096)*1.5" office:value-type="float" office:value="0.027099609375">
            <text:p>0.027100</text:p>
          </table:table-cell>
          <table:table-cell table:formula="of:=[.M410]/100000" office:value-type="float" office:value="0.00000027099609375">
            <text:p>0.0000002710</text:p>
          </table:table-cell>
          <table:table-cell table:formula="of:=0.625*1000000*[.$N410]*1000" office:value-type="float" office:value="169.37255859375">
            <text:p>169.372559</text:p>
          </table:table-cell>
          <table:table-cell table:formula="of:=0.769*100000*[.$N41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9">
            <text:p>6229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411]" office:value-type="float" office:value="22.0442">
            <text:p>22.0442</text:p>
          </table:table-cell>
          <table:table-cell/>
          <table:table-cell table:formula="of:=-0.0000028*[.$D411]*[.$D411]+0.0405*[.$D411]-4" office:value-type="float" office:value="33.2807968">
            <text:p>33.2807968</text:p>
          </table:table-cell>
          <table:table-cell/>
          <table:table-cell table:formula="of:=([.G411]-25)*(0.01+0.00008*[.$D411])+[.$I411]" office:value-type="float" office:value="33.017612368">
            <text:p>33.017612368</text:p>
          </table:table-cell>
          <table:table-cell/>
          <table:table-cell table:formula="of:=([.$B411]/4096)*1.5" office:value-type="float" office:value="0.0238037109375">
            <text:p>0.023804</text:p>
          </table:table-cell>
          <table:table-cell table:formula="of:=[.M411]/100000" office:value-type="float" office:value="0.000000238037109375">
            <text:p>0.0000002380</text:p>
          </table:table-cell>
          <table:table-cell table:formula="of:=0.625*1000000*[.$N411]*1000" office:value-type="float" office:value="148.773193359375">
            <text:p>148.773193</text:p>
          </table:table-cell>
          <table:table-cell table:formula="of:=0.769*100000*[.$N411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30">
            <text:p>6230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412]" office:value-type="float" office:value="22.054">
            <text:p>22.054</text:p>
          </table:table-cell>
          <table:table-cell/>
          <table:table-cell table:formula="of:=-0.0000028*[.$D412]*[.$D412]+0.0405*[.$D412]-4" office:value-type="float" office:value="33.2807968">
            <text:p>33.2807968</text:p>
          </table:table-cell>
          <table:table-cell/>
          <table:table-cell table:formula="of:=([.G412]-25)*(0.01+0.00008*[.$D412])+[.$I412]" office:value-type="float" office:value="33.01848496">
            <text:p>33.01848496</text:p>
          </table:table-cell>
          <table:table-cell/>
          <table:table-cell table:formula="of:=([.$B412]/4096)*1.5" office:value-type="float" office:value="0.0238037109375">
            <text:p>0.023804</text:p>
          </table:table-cell>
          <table:table-cell table:formula="of:=[.M412]/100000" office:value-type="float" office:value="0.000000238037109375">
            <text:p>0.0000002380</text:p>
          </table:table-cell>
          <table:table-cell table:formula="of:=0.625*1000000*[.$N412]*1000" office:value-type="float" office:value="148.773193359375">
            <text:p>148.773193</text:p>
          </table:table-cell>
          <table:table-cell table:formula="of:=0.769*100000*[.$N412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9">
            <text:p>6229</text:p>
          </table:table-cell>
          <table:table-cell office:value-type="float" office:value="987">
            <text:p>987</text:p>
          </table:table-cell>
          <table:table-cell table:number-columns-repeated="2"/>
          <table:table-cell table:formula="of:=-39+0.0098*[.$C413]" office:value-type="float" office:value="22.0442">
            <text:p>22.0442</text:p>
          </table:table-cell>
          <table:table-cell/>
          <table:table-cell table:formula="of:=-0.0000028*[.$D413]*[.$D413]+0.0405*[.$D413]-4" office:value-type="float" office:value="33.2458268">
            <text:p>33.2458268</text:p>
          </table:table-cell>
          <table:table-cell/>
          <table:table-cell table:formula="of:=([.G413]-25)*(0.01+0.00008*[.$D413])+[.$I413]" office:value-type="float" office:value="32.982878832">
            <text:p>32.982878832</text:p>
          </table:table-cell>
          <table:table-cell/>
          <table:table-cell table:formula="of:=([.$B413]/4096)*1.5" office:value-type="float" office:value="0.0252685546875">
            <text:p>0.025269</text:p>
          </table:table-cell>
          <table:table-cell table:formula="of:=[.M413]/100000" office:value-type="float" office:value="0.000000252685546875">
            <text:p>0.0000002527</text:p>
          </table:table-cell>
          <table:table-cell table:formula="of:=0.625*1000000*[.$N413]*1000" office:value-type="float" office:value="157.928466796875">
            <text:p>157.928467</text:p>
          </table:table-cell>
          <table:table-cell table:formula="of:=0.769*100000*[.$N41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30">
            <text:p>6230</text:p>
          </table:table-cell>
          <table:table-cell office:value-type="float" office:value="987">
            <text:p>987</text:p>
          </table:table-cell>
          <table:table-cell table:number-columns-repeated="2"/>
          <table:table-cell table:formula="of:=-39+0.0098*[.$C414]" office:value-type="float" office:value="22.054">
            <text:p>22.054</text:p>
          </table:table-cell>
          <table:table-cell/>
          <table:table-cell table:formula="of:=-0.0000028*[.$D414]*[.$D414]+0.0405*[.$D414]-4" office:value-type="float" office:value="33.2458268">
            <text:p>33.2458268</text:p>
          </table:table-cell>
          <table:table-cell/>
          <table:table-cell table:formula="of:=([.G414]-25)*(0.01+0.00008*[.$D414])+[.$I414]" office:value-type="float" office:value="32.98375064">
            <text:p>32.98375064</text:p>
          </table:table-cell>
          <table:table-cell/>
          <table:table-cell table:formula="of:=([.$B414]/4096)*1.5" office:value-type="float" office:value="0.0238037109375">
            <text:p>0.023804</text:p>
          </table:table-cell>
          <table:table-cell table:formula="of:=[.M414]/100000" office:value-type="float" office:value="0.000000238037109375">
            <text:p>0.0000002380</text:p>
          </table:table-cell>
          <table:table-cell table:formula="of:=0.625*1000000*[.$N414]*1000" office:value-type="float" office:value="148.773193359375">
            <text:p>148.773193</text:p>
          </table:table-cell>
          <table:table-cell table:formula="of:=0.769*100000*[.$N414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8">
            <text:p>6228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415]" office:value-type="float" office:value="22.0344">
            <text:p>22.0344</text:p>
          </table:table-cell>
          <table:table-cell/>
          <table:table-cell table:formula="of:=-0.0000028*[.$D415]*[.$D415]+0.0405*[.$D415]-4" office:value-type="float" office:value="33.2108512">
            <text:p>33.2108512</text:p>
          </table:table-cell>
          <table:table-cell/>
          <table:table-cell table:formula="of:=([.G415]-25)*(0.01+0.00008*[.$D415])+[.$I415]" office:value-type="float" office:value="32.947268672">
            <text:p>32.947268672</text:p>
          </table:table-cell>
          <table:table-cell/>
          <table:table-cell table:formula="of:=([.$B415]/4096)*1.5" office:value-type="float" office:value="0.0238037109375">
            <text:p>0.023804</text:p>
          </table:table-cell>
          <table:table-cell table:formula="of:=[.M415]/100000" office:value-type="float" office:value="0.000000238037109375">
            <text:p>0.0000002380</text:p>
          </table:table-cell>
          <table:table-cell table:formula="of:=0.625*1000000*[.$N415]*1000" office:value-type="float" office:value="148.773193359375">
            <text:p>148.773193</text:p>
          </table:table-cell>
          <table:table-cell table:formula="of:=0.769*100000*[.$N415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9">
            <text:p>6229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416]" office:value-type="float" office:value="22.0442">
            <text:p>22.0442</text:p>
          </table:table-cell>
          <table:table-cell/>
          <table:table-cell table:formula="of:=-0.0000028*[.$D416]*[.$D416]+0.0405*[.$D416]-4" office:value-type="float" office:value="33.2108512">
            <text:p>33.2108512</text:p>
          </table:table-cell>
          <table:table-cell/>
          <table:table-cell table:formula="of:=([.G416]-25)*(0.01+0.00008*[.$D416])+[.$I416]" office:value-type="float" office:value="32.948139696">
            <text:p>32.948139696</text:p>
          </table:table-cell>
          <table:table-cell/>
          <table:table-cell table:formula="of:=([.$B416]/4096)*1.5" office:value-type="float" office:value="0.0274658203125">
            <text:p>0.027466</text:p>
          </table:table-cell>
          <table:table-cell table:formula="of:=[.M416]/100000" office:value-type="float" office:value="0.000000274658203125">
            <text:p>0.0000002747</text:p>
          </table:table-cell>
          <table:table-cell table:formula="of:=0.625*1000000*[.$N416]*1000" office:value-type="float" office:value="171.661376953125">
            <text:p>171.661377</text:p>
          </table:table-cell>
          <table:table-cell table:formula="of:=0.769*100000*[.$N416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0">
            <text:p>6230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417]" office:value-type="float" office:value="22.054">
            <text:p>22.054</text:p>
          </table:table-cell>
          <table:table-cell/>
          <table:table-cell table:formula="of:=-0.0000028*[.$D417]*[.$D417]+0.0405*[.$D417]-4" office:value-type="float" office:value="33.2108512">
            <text:p>33.2108512</text:p>
          </table:table-cell>
          <table:table-cell/>
          <table:table-cell table:formula="of:=([.G417]-25)*(0.01+0.00008*[.$D417])+[.$I417]" office:value-type="float" office:value="32.94901072">
            <text:p>32.94901072</text:p>
          </table:table-cell>
          <table:table-cell/>
          <table:table-cell table:formula="of:=([.$B417]/4096)*1.5" office:value-type="float" office:value="0.0274658203125">
            <text:p>0.027466</text:p>
          </table:table-cell>
          <table:table-cell table:formula="of:=[.M417]/100000" office:value-type="float" office:value="0.000000274658203125">
            <text:p>0.0000002747</text:p>
          </table:table-cell>
          <table:table-cell table:formula="of:=0.625*1000000*[.$N417]*1000" office:value-type="float" office:value="171.661376953125">
            <text:p>171.661377</text:p>
          </table:table-cell>
          <table:table-cell table:formula="of:=0.769*100000*[.$N41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9">
            <text:p>6229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418]" office:value-type="float" office:value="22.0442">
            <text:p>22.0442</text:p>
          </table:table-cell>
          <table:table-cell/>
          <table:table-cell table:formula="of:=-0.0000028*[.$D418]*[.$D418]+0.0405*[.$D418]-4" office:value-type="float" office:value="33.2108512">
            <text:p>33.2108512</text:p>
          </table:table-cell>
          <table:table-cell/>
          <table:table-cell table:formula="of:=([.G418]-25)*(0.01+0.00008*[.$D418])+[.$I418]" office:value-type="float" office:value="32.948139696">
            <text:p>32.948139696</text:p>
          </table:table-cell>
          <table:table-cell/>
          <table:table-cell table:formula="of:=([.$B418]/4096)*1.5" office:value-type="float" office:value="0.0260009765625">
            <text:p>0.026001</text:p>
          </table:table-cell>
          <table:table-cell table:formula="of:=[.M418]/100000" office:value-type="float" office:value="0.000000260009765625">
            <text:p>0.0000002600</text:p>
          </table:table-cell>
          <table:table-cell table:formula="of:=0.625*1000000*[.$N418]*1000" office:value-type="float" office:value="162.506103515625">
            <text:p>162.506104</text:p>
          </table:table-cell>
          <table:table-cell table:formula="of:=0.769*100000*[.$N418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8">
            <text:p>6228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419]" office:value-type="float" office:value="22.0344">
            <text:p>22.0344</text:p>
          </table:table-cell>
          <table:table-cell/>
          <table:table-cell table:formula="of:=-0.0000028*[.$D419]*[.$D419]+0.0405*[.$D419]-4" office:value-type="float" office:value="33.2108512">
            <text:p>33.2108512</text:p>
          </table:table-cell>
          <table:table-cell/>
          <table:table-cell table:formula="of:=([.G419]-25)*(0.01+0.00008*[.$D419])+[.$I419]" office:value-type="float" office:value="32.947268672">
            <text:p>32.947268672</text:p>
          </table:table-cell>
          <table:table-cell/>
          <table:table-cell table:formula="of:=([.$B419]/4096)*1.5" office:value-type="float" office:value="0.02490234375">
            <text:p>0.024902</text:p>
          </table:table-cell>
          <table:table-cell table:formula="of:=[.M419]/100000" office:value-type="float" office:value="0.0000002490234375">
            <text:p>0.0000002490</text:p>
          </table:table-cell>
          <table:table-cell table:formula="of:=0.625*1000000*[.$N419]*1000" office:value-type="float" office:value="155.6396484375">
            <text:p>155.639648</text:p>
          </table:table-cell>
          <table:table-cell table:formula="of:=0.769*100000*[.$N41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8">
            <text:p>6228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420]" office:value-type="float" office:value="22.0344">
            <text:p>22.0344</text:p>
          </table:table-cell>
          <table:table-cell/>
          <table:table-cell table:formula="of:=-0.0000028*[.$D420]*[.$D420]+0.0405*[.$D420]-4" office:value-type="float" office:value="33.2807968">
            <text:p>33.2807968</text:p>
          </table:table-cell>
          <table:table-cell/>
          <table:table-cell table:formula="of:=([.G420]-25)*(0.01+0.00008*[.$D420])+[.$I420]" office:value-type="float" office:value="33.016739776">
            <text:p>33.016739776</text:p>
          </table:table-cell>
          <table:table-cell/>
          <table:table-cell table:formula="of:=([.$B420]/4096)*1.5" office:value-type="float" office:value="0.0238037109375">
            <text:p>0.023804</text:p>
          </table:table-cell>
          <table:table-cell table:formula="of:=[.M420]/100000" office:value-type="float" office:value="0.000000238037109375">
            <text:p>0.0000002380</text:p>
          </table:table-cell>
          <table:table-cell table:formula="of:=0.625*1000000*[.$N420]*1000" office:value-type="float" office:value="148.773193359375">
            <text:p>148.773193</text:p>
          </table:table-cell>
          <table:table-cell table:formula="of:=0.769*100000*[.$N420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30">
            <text:p>6230</text:p>
          </table:table-cell>
          <table:table-cell office:value-type="float" office:value="985">
            <text:p>985</text:p>
          </table:table-cell>
          <table:table-cell table:number-columns-repeated="2"/>
          <table:table-cell table:formula="of:=-39+0.0098*[.$C421]" office:value-type="float" office:value="22.054">
            <text:p>22.054</text:p>
          </table:table-cell>
          <table:table-cell/>
          <table:table-cell table:formula="of:=-0.0000028*[.$D421]*[.$D421]+0.0405*[.$D421]-4" office:value-type="float" office:value="33.17587">
            <text:p>33.17587</text:p>
          </table:table-cell>
          <table:table-cell/>
          <table:table-cell table:formula="of:=([.G421]-25)*(0.01+0.00008*[.$D421])+[.$I421]" office:value-type="float" office:value="32.9142652">
            <text:p>32.9142652</text:p>
          </table:table-cell>
          <table:table-cell/>
          <table:table-cell table:formula="of:=([.$B421]/4096)*1.5" office:value-type="float" office:value="0.0245361328125">
            <text:p>0.024536</text:p>
          </table:table-cell>
          <table:table-cell table:formula="of:=[.M421]/100000" office:value-type="float" office:value="0.000000245361328125">
            <text:p>0.0000002454</text:p>
          </table:table-cell>
          <table:table-cell table:formula="of:=0.625*1000000*[.$N421]*1000" office:value-type="float" office:value="153.350830078125">
            <text:p>153.350830</text:p>
          </table:table-cell>
          <table:table-cell table:formula="of:=0.769*100000*[.$N42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31">
            <text:p>6231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422]" office:value-type="float" office:value="22.0638">
            <text:p>22.0638</text:p>
          </table:table-cell>
          <table:table-cell/>
          <table:table-cell table:formula="of:=-0.0000028*[.$D422]*[.$D422]+0.0405*[.$D422]-4" office:value-type="float" office:value="33.1408832">
            <text:p>33.1408832</text:p>
          </table:table-cell>
          <table:table-cell/>
          <table:table-cell table:formula="of:=([.G422]-25)*(0.01+0.00008*[.$D422])+[.$I422]" office:value-type="float" office:value="32.880383536">
            <text:p>32.880383536</text:p>
          </table:table-cell>
          <table:table-cell/>
          <table:table-cell table:formula="of:=([.$B422]/4096)*1.5" office:value-type="float" office:value="0.02783203125">
            <text:p>0.027832</text:p>
          </table:table-cell>
          <table:table-cell table:formula="of:=[.M422]/100000" office:value-type="float" office:value="0.0000002783203125">
            <text:p>0.0000002783</text:p>
          </table:table-cell>
          <table:table-cell table:formula="of:=0.625*1000000*[.$N422]*1000" office:value-type="float" office:value="173.9501953125">
            <text:p>173.950195</text:p>
          </table:table-cell>
          <table:table-cell table:formula="of:=0.769*100000*[.$N422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2">
            <text:p>6232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423]" office:value-type="float" office:value="22.0736">
            <text:p>22.0736</text:p>
          </table:table-cell>
          <table:table-cell/>
          <table:table-cell table:formula="of:=-0.0000028*[.$D423]*[.$D423]+0.0405*[.$D423]-4" office:value-type="float" office:value="33.1408832">
            <text:p>33.1408832</text:p>
          </table:table-cell>
          <table:table-cell/>
          <table:table-cell table:formula="of:=([.G423]-25)*(0.01+0.00008*[.$D423])+[.$I423]" office:value-type="float" office:value="32.881252992">
            <text:p>32.881252992</text:p>
          </table:table-cell>
          <table:table-cell/>
          <table:table-cell table:formula="of:=([.$B423]/4096)*1.5" office:value-type="float" office:value="0.0263671875">
            <text:p>0.026367</text:p>
          </table:table-cell>
          <table:table-cell table:formula="of:=[.M423]/100000" office:value-type="float" office:value="0.000000263671875">
            <text:p>0.0000002637</text:p>
          </table:table-cell>
          <table:table-cell table:formula="of:=0.625*1000000*[.$N423]*1000" office:value-type="float" office:value="164.794921875">
            <text:p>164.794922</text:p>
          </table:table-cell>
          <table:table-cell table:formula="of:=0.769*100000*[.$N423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30">
            <text:p>6230</text:p>
          </table:table-cell>
          <table:table-cell office:value-type="float" office:value="983">
            <text:p>983</text:p>
          </table:table-cell>
          <table:table-cell table:number-columns-repeated="2"/>
          <table:table-cell table:formula="of:=-39+0.0098*[.$C424]" office:value-type="float" office:value="22.054">
            <text:p>22.054</text:p>
          </table:table-cell>
          <table:table-cell/>
          <table:table-cell table:formula="of:=-0.0000028*[.$D424]*[.$D424]+0.0405*[.$D424]-4" office:value-type="float" office:value="33.1058908">
            <text:p>33.1058908</text:p>
          </table:table-cell>
          <table:table-cell/>
          <table:table-cell table:formula="of:=([.G424]-25)*(0.01+0.00008*[.$D424])+[.$I424]" office:value-type="float" office:value="32.84475736">
            <text:p>32.84475736</text:p>
          </table:table-cell>
          <table:table-cell/>
          <table:table-cell table:formula="of:=([.$B424]/4096)*1.5" office:value-type="float" office:value="0.025634765625">
            <text:p>0.025635</text:p>
          </table:table-cell>
          <table:table-cell table:formula="of:=[.M424]/100000" office:value-type="float" office:value="0.00000025634765625">
            <text:p>0.0000002563</text:p>
          </table:table-cell>
          <table:table-cell table:formula="of:=0.625*1000000*[.$N424]*1000" office:value-type="float" office:value="160.21728515625">
            <text:p>160.217285</text:p>
          </table:table-cell>
          <table:table-cell table:formula="of:=0.769*100000*[.$N424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33">
            <text:p>6233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25]" office:value-type="float" office:value="22.0834">
            <text:p>22.0834</text:p>
          </table:table-cell>
          <table:table-cell/>
          <table:table-cell table:formula="of:=-0.0000028*[.$D425]*[.$D425]+0.0405*[.$D425]-4" office:value-type="float" office:value="33.0708928">
            <text:p>33.0708928</text:p>
          </table:table-cell>
          <table:table-cell/>
          <table:table-cell table:formula="of:=([.G425]-25)*(0.01+0.00008*[.$D425])+[.$I425]" office:value-type="float" office:value="32.812598704">
            <text:p>32.812598704</text:p>
          </table:table-cell>
          <table:table-cell/>
          <table:table-cell table:formula="of:=([.$B425]/4096)*1.5" office:value-type="float" office:value="0.025634765625">
            <text:p>0.025635</text:p>
          </table:table-cell>
          <table:table-cell table:formula="of:=[.M425]/100000" office:value-type="float" office:value="0.00000025634765625">
            <text:p>0.0000002563</text:p>
          </table:table-cell>
          <table:table-cell table:formula="of:=0.625*1000000*[.$N425]*1000" office:value-type="float" office:value="160.21728515625">
            <text:p>160.217285</text:p>
          </table:table-cell>
          <table:table-cell table:formula="of:=0.769*100000*[.$N425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31">
            <text:p>6231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26]" office:value-type="float" office:value="22.0638">
            <text:p>22.0638</text:p>
          </table:table-cell>
          <table:table-cell/>
          <table:table-cell table:formula="of:=-0.0000028*[.$D426]*[.$D426]+0.0405*[.$D426]-4" office:value-type="float" office:value="33.0708928">
            <text:p>33.0708928</text:p>
          </table:table-cell>
          <table:table-cell/>
          <table:table-cell table:formula="of:=([.G426]-25)*(0.01+0.00008*[.$D426])+[.$I426]" office:value-type="float" office:value="32.810862928">
            <text:p>32.810862928</text:p>
          </table:table-cell>
          <table:table-cell/>
          <table:table-cell table:formula="of:=([.$B426]/4096)*1.5" office:value-type="float" office:value="0.02783203125">
            <text:p>0.027832</text:p>
          </table:table-cell>
          <table:table-cell table:formula="of:=[.M426]/100000" office:value-type="float" office:value="0.0000002783203125">
            <text:p>0.0000002783</text:p>
          </table:table-cell>
          <table:table-cell table:formula="of:=0.625*1000000*[.$N426]*1000" office:value-type="float" office:value="173.9501953125">
            <text:p>173.950195</text:p>
          </table:table-cell>
          <table:table-cell table:formula="of:=0.769*100000*[.$N426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1">
            <text:p>6231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427]" office:value-type="float" office:value="22.0638">
            <text:p>22.0638</text:p>
          </table:table-cell>
          <table:table-cell/>
          <table:table-cell table:formula="of:=-0.0000028*[.$D427]*[.$D427]+0.0405*[.$D427]-4" office:value-type="float" office:value="33.0358892">
            <text:p>33.0358892</text:p>
          </table:table-cell>
          <table:table-cell/>
          <table:table-cell table:formula="of:=([.G427]-25)*(0.01+0.00008*[.$D427])+[.$I427]" office:value-type="float" office:value="32.776094224">
            <text:p>32.776094224</text:p>
          </table:table-cell>
          <table:table-cell/>
          <table:table-cell table:formula="of:=([.$B427]/4096)*1.5" office:value-type="float" office:value="0.0267333984375">
            <text:p>0.026733</text:p>
          </table:table-cell>
          <table:table-cell table:formula="of:=[.M427]/100000" office:value-type="float" office:value="0.000000267333984375">
            <text:p>0.0000002673</text:p>
          </table:table-cell>
          <table:table-cell table:formula="of:=0.625*1000000*[.$N427]*1000" office:value-type="float" office:value="167.083740234375">
            <text:p>167.083740</text:p>
          </table:table-cell>
          <table:table-cell table:formula="of:=0.769*100000*[.$N427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37">
            <text:p>6237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28]" office:value-type="float" office:value="22.1226">
            <text:p>22.1226</text:p>
          </table:table-cell>
          <table:table-cell/>
          <table:table-cell table:formula="of:=-0.0000028*[.$D428]*[.$D428]+0.0405*[.$D428]-4" office:value-type="float" office:value="33.00088">
            <text:p>33.00088</text:p>
          </table:table-cell>
          <table:table-cell/>
          <table:table-cell table:formula="of:=([.G428]-25)*(0.01+0.00008*[.$D428])+[.$I428]" office:value-type="float" office:value="32.74651784">
            <text:p>32.74651784</text:p>
          </table:table-cell>
          <table:table-cell/>
          <table:table-cell table:formula="of:=([.$B428]/4096)*1.5" office:value-type="float" office:value="0.024169921875">
            <text:p>0.024170</text:p>
          </table:table-cell>
          <table:table-cell table:formula="of:=[.M428]/100000" office:value-type="float" office:value="0.00000024169921875">
            <text:p>0.0000002417</text:p>
          </table:table-cell>
          <table:table-cell table:formula="of:=0.625*1000000*[.$N428]*1000" office:value-type="float" office:value="151.06201171875">
            <text:p>151.062012</text:p>
          </table:table-cell>
          <table:table-cell table:formula="of:=0.769*100000*[.$N42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33">
            <text:p>6233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29]" office:value-type="float" office:value="22.0834">
            <text:p>22.0834</text:p>
          </table:table-cell>
          <table:table-cell/>
          <table:table-cell table:formula="of:=-0.0000028*[.$D429]*[.$D429]+0.0405*[.$D429]-4" office:value-type="float" office:value="32.9308448">
            <text:p>32.9308448</text:p>
          </table:table-cell>
          <table:table-cell/>
          <table:table-cell table:formula="of:=([.G429]-25)*(0.01+0.00008*[.$D429])+[.$I429]" office:value-type="float" office:value="32.673484016">
            <text:p>32.673484016</text:p>
          </table:table-cell>
          <table:table-cell/>
          <table:table-cell table:formula="of:=([.$B429]/4096)*1.5" office:value-type="float" office:value="0.0238037109375">
            <text:p>0.023804</text:p>
          </table:table-cell>
          <table:table-cell table:formula="of:=[.M429]/100000" office:value-type="float" office:value="0.000000238037109375">
            <text:p>0.0000002380</text:p>
          </table:table-cell>
          <table:table-cell table:formula="of:=0.625*1000000*[.$N429]*1000" office:value-type="float" office:value="148.773193359375">
            <text:p>148.773193</text:p>
          </table:table-cell>
          <table:table-cell table:formula="of:=0.769*100000*[.$N429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232">
            <text:p>6232</text:p>
          </table:table-cell>
          <table:table-cell office:value-type="float" office:value="979">
            <text:p>979</text:p>
          </table:table-cell>
          <table:table-cell table:number-columns-repeated="2"/>
          <table:table-cell table:formula="of:=-39+0.0098*[.$C430]" office:value-type="float" office:value="22.0736">
            <text:p>22.0736</text:p>
          </table:table-cell>
          <table:table-cell/>
          <table:table-cell table:formula="of:=-0.0000028*[.$D430]*[.$D430]+0.0405*[.$D430]-4" office:value-type="float" office:value="32.9658652">
            <text:p>32.9658652</text:p>
          </table:table-cell>
          <table:table-cell/>
          <table:table-cell table:formula="of:=([.G430]-25)*(0.01+0.00008*[.$D430])+[.$I430]" office:value-type="float" office:value="32.707405552">
            <text:p>32.707405552</text:p>
          </table:table-cell>
          <table:table-cell/>
          <table:table-cell table:formula="of:=([.$B430]/4096)*1.5" office:value-type="float" office:value="0.022705078125">
            <text:p>0.022705</text:p>
          </table:table-cell>
          <table:table-cell table:formula="of:=[.M430]/100000" office:value-type="float" office:value="0.00000022705078125">
            <text:p>0.0000002271</text:p>
          </table:table-cell>
          <table:table-cell table:formula="of:=0.625*1000000*[.$N430]*1000" office:value-type="float" office:value="141.90673828125">
            <text:p>141.906738</text:p>
          </table:table-cell>
          <table:table-cell table:formula="of:=0.769*100000*[.$N430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9">
            <text:p>6229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31]" office:value-type="float" office:value="22.0442">
            <text:p>22.0442</text:p>
          </table:table-cell>
          <table:table-cell/>
          <table:table-cell table:formula="of:=-0.0000028*[.$D431]*[.$D431]+0.0405*[.$D431]-4" office:value-type="float" office:value="33.0708928">
            <text:p>33.0708928</text:p>
          </table:table-cell>
          <table:table-cell/>
          <table:table-cell table:formula="of:=([.G431]-25)*(0.01+0.00008*[.$D431])+[.$I431]" office:value-type="float" office:value="32.809127152">
            <text:p>32.809127152</text:p>
          </table:table-cell>
          <table:table-cell/>
          <table:table-cell table:formula="of:=([.$B431]/4096)*1.5" office:value-type="float" office:value="0.0252685546875">
            <text:p>0.025269</text:p>
          </table:table-cell>
          <table:table-cell table:formula="of:=[.M431]/100000" office:value-type="float" office:value="0.000000252685546875">
            <text:p>0.0000002527</text:p>
          </table:table-cell>
          <table:table-cell table:formula="of:=0.625*1000000*[.$N431]*1000" office:value-type="float" office:value="157.928466796875">
            <text:p>157.928467</text:p>
          </table:table-cell>
          <table:table-cell table:formula="of:=0.769*100000*[.$N431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6">
            <text:p>6226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432]" office:value-type="float" office:value="22.0148">
            <text:p>22.0148</text:p>
          </table:table-cell>
          <table:table-cell/>
          <table:table-cell table:formula="of:=-0.0000028*[.$D432]*[.$D432]+0.0405*[.$D432]-4" office:value-type="float" office:value="33.1408832">
            <text:p>33.1408832</text:p>
          </table:table-cell>
          <table:table-cell/>
          <table:table-cell table:formula="of:=([.G432]-25)*(0.01+0.00008*[.$D432])+[.$I432]" office:value-type="float" office:value="32.876036256">
            <text:p>32.876036256</text:p>
          </table:table-cell>
          <table:table-cell/>
          <table:table-cell table:formula="of:=([.$B432]/4096)*1.5" office:value-type="float" office:value="0.025634765625">
            <text:p>0.025635</text:p>
          </table:table-cell>
          <table:table-cell table:formula="of:=[.M432]/100000" office:value-type="float" office:value="0.00000025634765625">
            <text:p>0.0000002563</text:p>
          </table:table-cell>
          <table:table-cell table:formula="of:=0.625*1000000*[.$N432]*1000" office:value-type="float" office:value="160.21728515625">
            <text:p>160.217285</text:p>
          </table:table-cell>
          <table:table-cell table:formula="of:=0.769*100000*[.$N43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4">
            <text:p>6224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433]" office:value-type="float" office:value="21.9952">
            <text:p>21.9952</text:p>
          </table:table-cell>
          <table:table-cell/>
          <table:table-cell table:formula="of:=-0.0000028*[.$D433]*[.$D433]+0.0405*[.$D433]-4" office:value-type="float" office:value="33.1408832">
            <text:p>33.1408832</text:p>
          </table:table-cell>
          <table:table-cell/>
          <table:table-cell table:formula="of:=([.G433]-25)*(0.01+0.00008*[.$D433])+[.$I433]" office:value-type="float" office:value="32.874297344">
            <text:p>32.874297344</text:p>
          </table:table-cell>
          <table:table-cell/>
          <table:table-cell table:formula="of:=([.$B433]/4096)*1.5" office:value-type="float" office:value="0.0252685546875">
            <text:p>0.025269</text:p>
          </table:table-cell>
          <table:table-cell table:formula="of:=[.M433]/100000" office:value-type="float" office:value="0.000000252685546875">
            <text:p>0.0000002527</text:p>
          </table:table-cell>
          <table:table-cell table:formula="of:=0.625*1000000*[.$N433]*1000" office:value-type="float" office:value="157.928466796875">
            <text:p>157.928467</text:p>
          </table:table-cell>
          <table:table-cell table:formula="of:=0.769*100000*[.$N43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25">
            <text:p>6225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434]" office:value-type="float" office:value="22.005">
            <text:p>22.005</text:p>
          </table:table-cell>
          <table:table-cell/>
          <table:table-cell table:formula="of:=-0.0000028*[.$D434]*[.$D434]+0.0405*[.$D434]-4" office:value-type="float" office:value="33.1408832">
            <text:p>33.1408832</text:p>
          </table:table-cell>
          <table:table-cell/>
          <table:table-cell table:formula="of:=([.G434]-25)*(0.01+0.00008*[.$D434])+[.$I434]" office:value-type="float" office:value="32.8751668">
            <text:p>32.8751668</text:p>
          </table:table-cell>
          <table:table-cell/>
          <table:table-cell table:formula="of:=([.$B434]/4096)*1.5" office:value-type="float" office:value="0.02783203125">
            <text:p>0.027832</text:p>
          </table:table-cell>
          <table:table-cell table:formula="of:=[.M434]/100000" office:value-type="float" office:value="0.0000002783203125">
            <text:p>0.0000002783</text:p>
          </table:table-cell>
          <table:table-cell table:formula="of:=0.625*1000000*[.$N434]*1000" office:value-type="float" office:value="173.9501953125">
            <text:p>173.950195</text:p>
          </table:table-cell>
          <table:table-cell table:formula="of:=0.769*100000*[.$N434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5">
            <text:p>6225</text:p>
          </table:table-cell>
          <table:table-cell office:value-type="float" office:value="985">
            <text:p>985</text:p>
          </table:table-cell>
          <table:table-cell table:number-columns-repeated="2"/>
          <table:table-cell table:formula="of:=-39+0.0098*[.$C435]" office:value-type="float" office:value="22.005">
            <text:p>22.005</text:p>
          </table:table-cell>
          <table:table-cell/>
          <table:table-cell table:formula="of:=-0.0000028*[.$D435]*[.$D435]+0.0405*[.$D435]-4" office:value-type="float" office:value="33.17587">
            <text:p>33.17587</text:p>
          </table:table-cell>
          <table:table-cell/>
          <table:table-cell table:formula="of:=([.G435]-25)*(0.01+0.00008*[.$D435])+[.$I435]" office:value-type="float" office:value="32.909914">
            <text:p>32.909914</text:p>
          </table:table-cell>
          <table:table-cell/>
          <table:table-cell table:formula="of:=([.$B435]/4096)*1.5" office:value-type="float" office:value="0.0263671875">
            <text:p>0.026367</text:p>
          </table:table-cell>
          <table:table-cell table:formula="of:=[.M435]/100000" office:value-type="float" office:value="0.000000263671875">
            <text:p>0.0000002637</text:p>
          </table:table-cell>
          <table:table-cell table:formula="of:=0.625*1000000*[.$N435]*1000" office:value-type="float" office:value="164.794921875">
            <text:p>164.794922</text:p>
          </table:table-cell>
          <table:table-cell table:formula="of:=0.769*100000*[.$N43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8">
            <text:p>6228</text:p>
          </table:table-cell>
          <table:table-cell office:value-type="float" office:value="985">
            <text:p>985</text:p>
          </table:table-cell>
          <table:table-cell table:number-columns-repeated="2"/>
          <table:table-cell table:formula="of:=-39+0.0098*[.$C436]" office:value-type="float" office:value="22.0344">
            <text:p>22.0344</text:p>
          </table:table-cell>
          <table:table-cell/>
          <table:table-cell table:formula="of:=-0.0000028*[.$D436]*[.$D436]+0.0405*[.$D436]-4" office:value-type="float" office:value="33.17587">
            <text:p>33.17587</text:p>
          </table:table-cell>
          <table:table-cell/>
          <table:table-cell table:formula="of:=([.G436]-25)*(0.01+0.00008*[.$D436])+[.$I436]" office:value-type="float" office:value="32.91252472">
            <text:p>32.91252472</text:p>
          </table:table-cell>
          <table:table-cell/>
          <table:table-cell table:formula="of:=([.$B436]/4096)*1.5" office:value-type="float" office:value="0.0260009765625">
            <text:p>0.026001</text:p>
          </table:table-cell>
          <table:table-cell table:formula="of:=[.M436]/100000" office:value-type="float" office:value="0.000000260009765625">
            <text:p>0.0000002600</text:p>
          </table:table-cell>
          <table:table-cell table:formula="of:=0.625*1000000*[.$N436]*1000" office:value-type="float" office:value="162.506103515625">
            <text:p>162.506104</text:p>
          </table:table-cell>
          <table:table-cell table:formula="of:=0.769*100000*[.$N436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228">
            <text:p>6228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37]" office:value-type="float" office:value="22.0344">
            <text:p>22.0344</text:p>
          </table:table-cell>
          <table:table-cell/>
          <table:table-cell table:formula="of:=-0.0000028*[.$D437]*[.$D437]+0.0405*[.$D437]-4" office:value-type="float" office:value="33.00088">
            <text:p>33.00088</text:p>
          </table:table-cell>
          <table:table-cell/>
          <table:table-cell table:formula="of:=([.G437]-25)*(0.01+0.00008*[.$D437])+[.$I437]" office:value-type="float" office:value="32.73872096">
            <text:p>32.73872096</text:p>
          </table:table-cell>
          <table:table-cell/>
          <table:table-cell table:formula="of:=([.$B437]/4096)*1.5" office:value-type="float" office:value="0.0230712890625">
            <text:p>0.023071</text:p>
          </table:table-cell>
          <table:table-cell table:formula="of:=[.M437]/100000" office:value-type="float" office:value="0.000000230712890625">
            <text:p>0.0000002307</text:p>
          </table:table-cell>
          <table:table-cell table:formula="of:=0.625*1000000*[.$N437]*1000" office:value-type="float" office:value="144.195556640625">
            <text:p>144.195557</text:p>
          </table:table-cell>
          <table:table-cell table:formula="of:=0.769*100000*[.$N437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9">
            <text:p>6229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38]" office:value-type="float" office:value="22.0442">
            <text:p>22.0442</text:p>
          </table:table-cell>
          <table:table-cell/>
          <table:table-cell table:formula="of:=-0.0000028*[.$D438]*[.$D438]+0.0405*[.$D438]-4" office:value-type="float" office:value="33.0708928">
            <text:p>33.0708928</text:p>
          </table:table-cell>
          <table:table-cell/>
          <table:table-cell table:formula="of:=([.G438]-25)*(0.01+0.00008*[.$D438])+[.$I438]" office:value-type="float" office:value="32.809127152">
            <text:p>32.809127152</text:p>
          </table:table-cell>
          <table:table-cell/>
          <table:table-cell table:formula="of:=([.$B438]/4096)*1.5" office:value-type="float" office:value="0.0245361328125">
            <text:p>0.024536</text:p>
          </table:table-cell>
          <table:table-cell table:formula="of:=[.M438]/100000" office:value-type="float" office:value="0.000000245361328125">
            <text:p>0.0000002454</text:p>
          </table:table-cell>
          <table:table-cell table:formula="of:=0.625*1000000*[.$N438]*1000" office:value-type="float" office:value="153.350830078125">
            <text:p>153.350830</text:p>
          </table:table-cell>
          <table:table-cell table:formula="of:=0.769*100000*[.$N438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5">
            <text:p>6225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439]" office:value-type="float" office:value="22.005">
            <text:p>22.005</text:p>
          </table:table-cell>
          <table:table-cell/>
          <table:table-cell table:formula="of:=-0.0000028*[.$D439]*[.$D439]+0.0405*[.$D439]-4" office:value-type="float" office:value="33.1408832">
            <text:p>33.1408832</text:p>
          </table:table-cell>
          <table:table-cell/>
          <table:table-cell table:formula="of:=([.G439]-25)*(0.01+0.00008*[.$D439])+[.$I439]" office:value-type="float" office:value="32.8751668">
            <text:p>32.8751668</text:p>
          </table:table-cell>
          <table:table-cell/>
          <table:table-cell table:formula="of:=([.$B439]/4096)*1.5" office:value-type="float" office:value="0.0260009765625">
            <text:p>0.026001</text:p>
          </table:table-cell>
          <table:table-cell table:formula="of:=[.M439]/100000" office:value-type="float" office:value="0.000000260009765625">
            <text:p>0.0000002600</text:p>
          </table:table-cell>
          <table:table-cell table:formula="of:=0.625*1000000*[.$N439]*1000" office:value-type="float" office:value="162.506103515625">
            <text:p>162.506104</text:p>
          </table:table-cell>
          <table:table-cell table:formula="of:=0.769*100000*[.$N43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4">
            <text:p>6224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40]" office:value-type="float" office:value="21.9952">
            <text:p>21.9952</text:p>
          </table:table-cell>
          <table:table-cell/>
          <table:table-cell table:formula="of:=-0.0000028*[.$D440]*[.$D440]+0.0405*[.$D440]-4" office:value-type="float" office:value="33.0708928">
            <text:p>33.0708928</text:p>
          </table:table-cell>
          <table:table-cell/>
          <table:table-cell table:formula="of:=([.G440]-25)*(0.01+0.00008*[.$D440])+[.$I440]" office:value-type="float" office:value="32.804787712">
            <text:p>32.804787712</text:p>
          </table:table-cell>
          <table:table-cell/>
          <table:table-cell table:formula="of:=([.$B440]/4096)*1.5" office:value-type="float" office:value="0.0245361328125">
            <text:p>0.024536</text:p>
          </table:table-cell>
          <table:table-cell table:formula="of:=[.M440]/100000" office:value-type="float" office:value="0.000000245361328125">
            <text:p>0.0000002454</text:p>
          </table:table-cell>
          <table:table-cell table:formula="of:=0.625*1000000*[.$N440]*1000" office:value-type="float" office:value="153.350830078125">
            <text:p>153.350830</text:p>
          </table:table-cell>
          <table:table-cell table:formula="of:=0.769*100000*[.$N440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30">
            <text:p>6230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41]" office:value-type="float" office:value="22.054">
            <text:p>22.054</text:p>
          </table:table-cell>
          <table:table-cell/>
          <table:table-cell table:formula="of:=-0.0000028*[.$D441]*[.$D441]+0.0405*[.$D441]-4" office:value-type="float" office:value="33.00088">
            <text:p>33.00088</text:p>
          </table:table-cell>
          <table:table-cell/>
          <table:table-cell table:formula="of:=([.G441]-25)*(0.01+0.00008*[.$D441])+[.$I441]" office:value-type="float" office:value="32.7404536">
            <text:p>32.7404536</text:p>
          </table:table-cell>
          <table:table-cell/>
          <table:table-cell table:formula="of:=([.$B441]/4096)*1.5" office:value-type="float" office:value="0.025634765625">
            <text:p>0.025635</text:p>
          </table:table-cell>
          <table:table-cell table:formula="of:=[.M441]/100000" office:value-type="float" office:value="0.00000025634765625">
            <text:p>0.0000002563</text:p>
          </table:table-cell>
          <table:table-cell table:formula="of:=0.625*1000000*[.$N441]*1000" office:value-type="float" office:value="160.21728515625">
            <text:p>160.217285</text:p>
          </table:table-cell>
          <table:table-cell table:formula="of:=0.769*100000*[.$N441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9">
            <text:p>6229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42]" office:value-type="float" office:value="22.0442">
            <text:p>22.0442</text:p>
          </table:table-cell>
          <table:table-cell/>
          <table:table-cell table:formula="of:=-0.0000028*[.$D442]*[.$D442]+0.0405*[.$D442]-4" office:value-type="float" office:value="32.8607872">
            <text:p>32.8607872</text:p>
          </table:table-cell>
          <table:table-cell/>
          <table:table-cell table:formula="of:=([.G442]-25)*(0.01+0.00008*[.$D442])+[.$I442]" office:value-type="float" office:value="32.600440336">
            <text:p>32.600440336</text:p>
          </table:table-cell>
          <table:table-cell/>
          <table:table-cell table:formula="of:=([.$B442]/4096)*1.5" office:value-type="float" office:value="0.025634765625">
            <text:p>0.025635</text:p>
          </table:table-cell>
          <table:table-cell table:formula="of:=[.M442]/100000" office:value-type="float" office:value="0.00000025634765625">
            <text:p>0.0000002563</text:p>
          </table:table-cell>
          <table:table-cell table:formula="of:=0.625*1000000*[.$N442]*1000" office:value-type="float" office:value="160.21728515625">
            <text:p>160.217285</text:p>
          </table:table-cell>
          <table:table-cell table:formula="of:=0.769*100000*[.$N44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7">
            <text:p>6227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43]" office:value-type="float" office:value="22.0246">
            <text:p>22.0246</text:p>
          </table:table-cell>
          <table:table-cell/>
          <table:table-cell table:formula="of:=-0.0000028*[.$D443]*[.$D443]+0.0405*[.$D443]-4" office:value-type="float" office:value="32.9308448">
            <text:p>32.9308448</text:p>
          </table:table-cell>
          <table:table-cell/>
          <table:table-cell table:formula="of:=([.G443]-25)*(0.01+0.00008*[.$D443])+[.$I443]" office:value-type="float" office:value="32.668295504">
            <text:p>32.668295504</text:p>
          </table:table-cell>
          <table:table-cell/>
          <table:table-cell table:formula="of:=([.$B443]/4096)*1.5" office:value-type="float" office:value="0.0274658203125">
            <text:p>0.027466</text:p>
          </table:table-cell>
          <table:table-cell table:formula="of:=[.M443]/100000" office:value-type="float" office:value="0.000000274658203125">
            <text:p>0.0000002747</text:p>
          </table:table-cell>
          <table:table-cell table:formula="of:=0.625*1000000*[.$N443]*1000" office:value-type="float" office:value="171.661376953125">
            <text:p>171.661377</text:p>
          </table:table-cell>
          <table:table-cell table:formula="of:=0.769*100000*[.$N443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8">
            <text:p>6228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44]" office:value-type="float" office:value="22.0344">
            <text:p>22.0344</text:p>
          </table:table-cell>
          <table:table-cell/>
          <table:table-cell table:formula="of:=-0.0000028*[.$D444]*[.$D444]+0.0405*[.$D444]-4" office:value-type="float" office:value="33.00088">
            <text:p>33.00088</text:p>
          </table:table-cell>
          <table:table-cell/>
          <table:table-cell table:formula="of:=([.G444]-25)*(0.01+0.00008*[.$D444])+[.$I444]" office:value-type="float" office:value="32.73872096">
            <text:p>32.73872096</text:p>
          </table:table-cell>
          <table:table-cell/>
          <table:table-cell table:formula="of:=([.$B444]/4096)*1.5" office:value-type="float" office:value="0.0238037109375">
            <text:p>0.023804</text:p>
          </table:table-cell>
          <table:table-cell table:formula="of:=[.M444]/100000" office:value-type="float" office:value="0.000000238037109375">
            <text:p>0.0000002380</text:p>
          </table:table-cell>
          <table:table-cell table:formula="of:=0.625*1000000*[.$N444]*1000" office:value-type="float" office:value="148.773193359375">
            <text:p>148.773193</text:p>
          </table:table-cell>
          <table:table-cell table:formula="of:=0.769*100000*[.$N444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6">
            <text:p>6226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445]" office:value-type="float" office:value="22.0148">
            <text:p>22.0148</text:p>
          </table:table-cell>
          <table:table-cell/>
          <table:table-cell table:formula="of:=-0.0000028*[.$D445]*[.$D445]+0.0405*[.$D445]-4" office:value-type="float" office:value="33.0358892">
            <text:p>33.0358892</text:p>
          </table:table-cell>
          <table:table-cell/>
          <table:table-cell table:formula="of:=([.G445]-25)*(0.01+0.00008*[.$D445])+[.$I445]" office:value-type="float" office:value="32.771758704">
            <text:p>32.771758704</text:p>
          </table:table-cell>
          <table:table-cell/>
          <table:table-cell table:formula="of:=([.$B445]/4096)*1.5" office:value-type="float" office:value="0.0263671875">
            <text:p>0.026367</text:p>
          </table:table-cell>
          <table:table-cell table:formula="of:=[.M445]/100000" office:value-type="float" office:value="0.000000263671875">
            <text:p>0.0000002637</text:p>
          </table:table-cell>
          <table:table-cell table:formula="of:=0.625*1000000*[.$N445]*1000" office:value-type="float" office:value="164.794921875">
            <text:p>164.794922</text:p>
          </table:table-cell>
          <table:table-cell table:formula="of:=0.769*100000*[.$N44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25">
            <text:p>6225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446]" office:value-type="float" office:value="22.005">
            <text:p>22.005</text:p>
          </table:table-cell>
          <table:table-cell/>
          <table:table-cell table:formula="of:=-0.0000028*[.$D446]*[.$D446]+0.0405*[.$D446]-4" office:value-type="float" office:value="33.0358892">
            <text:p>33.0358892</text:p>
          </table:table-cell>
          <table:table-cell/>
          <table:table-cell table:formula="of:=([.G446]-25)*(0.01+0.00008*[.$D446])+[.$I446]" office:value-type="float" office:value="32.7708916">
            <text:p>32.7708916</text:p>
          </table:table-cell>
          <table:table-cell/>
          <table:table-cell table:formula="of:=([.$B446]/4096)*1.5" office:value-type="float" office:value="0.02783203125">
            <text:p>0.027832</text:p>
          </table:table-cell>
          <table:table-cell table:formula="of:=[.M446]/100000" office:value-type="float" office:value="0.0000002783203125">
            <text:p>0.0000002783</text:p>
          </table:table-cell>
          <table:table-cell table:formula="of:=0.625*1000000*[.$N446]*1000" office:value-type="float" office:value="173.9501953125">
            <text:p>173.950195</text:p>
          </table:table-cell>
          <table:table-cell table:formula="of:=0.769*100000*[.$N446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4">
            <text:p>6224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47]" office:value-type="float" office:value="21.9952">
            <text:p>21.9952</text:p>
          </table:table-cell>
          <table:table-cell/>
          <table:table-cell table:formula="of:=-0.0000028*[.$D447]*[.$D447]+0.0405*[.$D447]-4" office:value-type="float" office:value="33.0708928">
            <text:p>33.0708928</text:p>
          </table:table-cell>
          <table:table-cell/>
          <table:table-cell table:formula="of:=([.G447]-25)*(0.01+0.00008*[.$D447])+[.$I447]" office:value-type="float" office:value="32.804787712">
            <text:p>32.804787712</text:p>
          </table:table-cell>
          <table:table-cell/>
          <table:table-cell table:formula="of:=([.$B447]/4096)*1.5" office:value-type="float" office:value="0.02490234375">
            <text:p>0.024902</text:p>
          </table:table-cell>
          <table:table-cell table:formula="of:=[.M447]/100000" office:value-type="float" office:value="0.0000002490234375">
            <text:p>0.0000002490</text:p>
          </table:table-cell>
          <table:table-cell table:formula="of:=0.625*1000000*[.$N447]*1000" office:value-type="float" office:value="155.6396484375">
            <text:p>155.639648</text:p>
          </table:table-cell>
          <table:table-cell table:formula="of:=0.769*100000*[.$N44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6">
            <text:p>6226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448]" office:value-type="float" office:value="22.0148">
            <text:p>22.0148</text:p>
          </table:table-cell>
          <table:table-cell/>
          <table:table-cell table:formula="of:=-0.0000028*[.$D448]*[.$D448]+0.0405*[.$D448]-4" office:value-type="float" office:value="33.0358892">
            <text:p>33.0358892</text:p>
          </table:table-cell>
          <table:table-cell/>
          <table:table-cell table:formula="of:=([.G448]-25)*(0.01+0.00008*[.$D448])+[.$I448]" office:value-type="float" office:value="32.771758704">
            <text:p>32.771758704</text:p>
          </table:table-cell>
          <table:table-cell/>
          <table:table-cell table:formula="of:=([.$B448]/4096)*1.5" office:value-type="float" office:value="0.0281982421875">
            <text:p>0.028198</text:p>
          </table:table-cell>
          <table:table-cell table:formula="of:=[.M448]/100000" office:value-type="float" office:value="0.000000281982421875">
            <text:p>0.0000002820</text:p>
          </table:table-cell>
          <table:table-cell table:formula="of:=0.625*1000000*[.$N448]*1000" office:value-type="float" office:value="176.239013671875">
            <text:p>176.239014</text:p>
          </table:table-cell>
          <table:table-cell table:formula="of:=0.769*100000*[.$N448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5">
            <text:p>6225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49]" office:value-type="float" office:value="22.005">
            <text:p>22.005</text:p>
          </table:table-cell>
          <table:table-cell/>
          <table:table-cell table:formula="of:=-0.0000028*[.$D449]*[.$D449]+0.0405*[.$D449]-4" office:value-type="float" office:value="33.0708928">
            <text:p>33.0708928</text:p>
          </table:table-cell>
          <table:table-cell/>
          <table:table-cell table:formula="of:=([.G449]-25)*(0.01+0.00008*[.$D449])+[.$I449]" office:value-type="float" office:value="32.8056556">
            <text:p>32.8056556</text:p>
          </table:table-cell>
          <table:table-cell/>
          <table:table-cell table:formula="of:=([.$B449]/4096)*1.5" office:value-type="float" office:value="0.0260009765625">
            <text:p>0.026001</text:p>
          </table:table-cell>
          <table:table-cell table:formula="of:=[.M449]/100000" office:value-type="float" office:value="0.000000260009765625">
            <text:p>0.0000002600</text:p>
          </table:table-cell>
          <table:table-cell table:formula="of:=0.625*1000000*[.$N449]*1000" office:value-type="float" office:value="162.506103515625">
            <text:p>162.506104</text:p>
          </table:table-cell>
          <table:table-cell table:formula="of:=0.769*100000*[.$N44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8">
            <text:p>6228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450]" office:value-type="float" office:value="22.0344">
            <text:p>22.0344</text:p>
          </table:table-cell>
          <table:table-cell/>
          <table:table-cell table:formula="of:=-0.0000028*[.$D450]*[.$D450]+0.0405*[.$D450]-4" office:value-type="float" office:value="33.0358892">
            <text:p>33.0358892</text:p>
          </table:table-cell>
          <table:table-cell/>
          <table:table-cell table:formula="of:=([.G450]-25)*(0.01+0.00008*[.$D450])+[.$I450]" office:value-type="float" office:value="32.773492912">
            <text:p>32.773492912</text:p>
          </table:table-cell>
          <table:table-cell/>
          <table:table-cell table:formula="of:=([.$B450]/4096)*1.5" office:value-type="float" office:value="0.02490234375">
            <text:p>0.024902</text:p>
          </table:table-cell>
          <table:table-cell table:formula="of:=[.M450]/100000" office:value-type="float" office:value="0.0000002490234375">
            <text:p>0.0000002490</text:p>
          </table:table-cell>
          <table:table-cell table:formula="of:=0.625*1000000*[.$N450]*1000" office:value-type="float" office:value="155.6396484375">
            <text:p>155.639648</text:p>
          </table:table-cell>
          <table:table-cell table:formula="of:=0.769*100000*[.$N450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6">
            <text:p>6226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51]" office:value-type="float" office:value="22.0148">
            <text:p>22.0148</text:p>
          </table:table-cell>
          <table:table-cell/>
          <table:table-cell table:formula="of:=-0.0000028*[.$D451]*[.$D451]+0.0405*[.$D451]-4" office:value-type="float" office:value="33.0708928">
            <text:p>33.0708928</text:p>
          </table:table-cell>
          <table:table-cell/>
          <table:table-cell table:formula="of:=([.G451]-25)*(0.01+0.00008*[.$D451])+[.$I451]" office:value-type="float" office:value="32.806523488">
            <text:p>32.806523488</text:p>
          </table:table-cell>
          <table:table-cell/>
          <table:table-cell table:formula="of:=([.$B451]/4096)*1.5" office:value-type="float" office:value="0.025634765625">
            <text:p>0.025635</text:p>
          </table:table-cell>
          <table:table-cell table:formula="of:=[.M451]/100000" office:value-type="float" office:value="0.00000025634765625">
            <text:p>0.0000002563</text:p>
          </table:table-cell>
          <table:table-cell table:formula="of:=0.625*1000000*[.$N451]*1000" office:value-type="float" office:value="160.21728515625">
            <text:p>160.217285</text:p>
          </table:table-cell>
          <table:table-cell table:formula="of:=0.769*100000*[.$N451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27">
            <text:p>6227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52]" office:value-type="float" office:value="22.0246">
            <text:p>22.0246</text:p>
          </table:table-cell>
          <table:table-cell/>
          <table:table-cell table:formula="of:=-0.0000028*[.$D452]*[.$D452]+0.0405*[.$D452]-4" office:value-type="float" office:value="33.00088">
            <text:p>33.00088</text:p>
          </table:table-cell>
          <table:table-cell/>
          <table:table-cell table:formula="of:=([.G452]-25)*(0.01+0.00008*[.$D452])+[.$I452]" office:value-type="float" office:value="32.73785464">
            <text:p>32.73785464</text:p>
          </table:table-cell>
          <table:table-cell/>
          <table:table-cell table:formula="of:=([.$B452]/4096)*1.5" office:value-type="float" office:value="0.0267333984375">
            <text:p>0.026733</text:p>
          </table:table-cell>
          <table:table-cell table:formula="of:=[.M452]/100000" office:value-type="float" office:value="0.000000267333984375">
            <text:p>0.0000002673</text:p>
          </table:table-cell>
          <table:table-cell table:formula="of:=0.625*1000000*[.$N452]*1000" office:value-type="float" office:value="167.083740234375">
            <text:p>167.083740</text:p>
          </table:table-cell>
          <table:table-cell table:formula="of:=0.769*100000*[.$N452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8">
            <text:p>6228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53]" office:value-type="float" office:value="22.0344">
            <text:p>22.0344</text:p>
          </table:table-cell>
          <table:table-cell/>
          <table:table-cell table:formula="of:=-0.0000028*[.$D453]*[.$D453]+0.0405*[.$D453]-4" office:value-type="float" office:value="33.0708928">
            <text:p>33.0708928</text:p>
          </table:table-cell>
          <table:table-cell/>
          <table:table-cell table:formula="of:=([.G453]-25)*(0.01+0.00008*[.$D453])+[.$I453]" office:value-type="float" office:value="32.808259264">
            <text:p>32.808259264</text:p>
          </table:table-cell>
          <table:table-cell/>
          <table:table-cell table:formula="of:=([.$B453]/4096)*1.5" office:value-type="float" office:value="0.0252685546875">
            <text:p>0.025269</text:p>
          </table:table-cell>
          <table:table-cell table:formula="of:=[.M453]/100000" office:value-type="float" office:value="0.000000252685546875">
            <text:p>0.0000002527</text:p>
          </table:table-cell>
          <table:table-cell table:formula="of:=0.625*1000000*[.$N453]*1000" office:value-type="float" office:value="157.928466796875">
            <text:p>157.928467</text:p>
          </table:table-cell>
          <table:table-cell table:formula="of:=0.769*100000*[.$N45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228">
            <text:p>6228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54]" office:value-type="float" office:value="22.0344">
            <text:p>22.0344</text:p>
          </table:table-cell>
          <table:table-cell/>
          <table:table-cell table:formula="of:=-0.0000028*[.$D454]*[.$D454]+0.0405*[.$D454]-4" office:value-type="float" office:value="33.0708928">
            <text:p>33.0708928</text:p>
          </table:table-cell>
          <table:table-cell/>
          <table:table-cell table:formula="of:=([.G454]-25)*(0.01+0.00008*[.$D454])+[.$I454]" office:value-type="float" office:value="32.808259264">
            <text:p>32.808259264</text:p>
          </table:table-cell>
          <table:table-cell/>
          <table:table-cell table:formula="of:=([.$B454]/4096)*1.5" office:value-type="float" office:value="0.029296875">
            <text:p>0.029297</text:p>
          </table:table-cell>
          <table:table-cell table:formula="of:=[.M454]/100000" office:value-type="float" office:value="0.00000029296875">
            <text:p>0.0000002930</text:p>
          </table:table-cell>
          <table:table-cell table:formula="of:=0.625*1000000*[.$N454]*1000" office:value-type="float" office:value="183.10546875">
            <text:p>183.105469</text:p>
          </table:table-cell>
          <table:table-cell table:formula="of:=0.769*100000*[.$N454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4">
            <text:p>6224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55]" office:value-type="float" office:value="21.9952">
            <text:p>21.9952</text:p>
          </table:table-cell>
          <table:table-cell/>
          <table:table-cell table:formula="of:=-0.0000028*[.$D455]*[.$D455]+0.0405*[.$D455]-4" office:value-type="float" office:value="33.0708928">
            <text:p>33.0708928</text:p>
          </table:table-cell>
          <table:table-cell/>
          <table:table-cell table:formula="of:=([.G455]-25)*(0.01+0.00008*[.$D455])+[.$I455]" office:value-type="float" office:value="32.804787712">
            <text:p>32.804787712</text:p>
          </table:table-cell>
          <table:table-cell/>
          <table:table-cell table:formula="of:=([.$B455]/4096)*1.5" office:value-type="float" office:value="0.0263671875">
            <text:p>0.026367</text:p>
          </table:table-cell>
          <table:table-cell table:formula="of:=[.M455]/100000" office:value-type="float" office:value="0.000000263671875">
            <text:p>0.0000002637</text:p>
          </table:table-cell>
          <table:table-cell table:formula="of:=0.625*1000000*[.$N455]*1000" office:value-type="float" office:value="164.794921875">
            <text:p>164.794922</text:p>
          </table:table-cell>
          <table:table-cell table:formula="of:=0.769*100000*[.$N45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26">
            <text:p>6226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56]" office:value-type="float" office:value="22.0148">
            <text:p>22.0148</text:p>
          </table:table-cell>
          <table:table-cell/>
          <table:table-cell table:formula="of:=-0.0000028*[.$D456]*[.$D456]+0.0405*[.$D456]-4" office:value-type="float" office:value="33.0708928">
            <text:p>33.0708928</text:p>
          </table:table-cell>
          <table:table-cell/>
          <table:table-cell table:formula="of:=([.G456]-25)*(0.01+0.00008*[.$D456])+[.$I456]" office:value-type="float" office:value="32.806523488">
            <text:p>32.806523488</text:p>
          </table:table-cell>
          <table:table-cell/>
          <table:table-cell table:formula="of:=([.$B456]/4096)*1.5" office:value-type="float" office:value="0.02783203125">
            <text:p>0.027832</text:p>
          </table:table-cell>
          <table:table-cell table:formula="of:=[.M456]/100000" office:value-type="float" office:value="0.0000002783203125">
            <text:p>0.0000002783</text:p>
          </table:table-cell>
          <table:table-cell table:formula="of:=0.625*1000000*[.$N456]*1000" office:value-type="float" office:value="173.9501953125">
            <text:p>173.950195</text:p>
          </table:table-cell>
          <table:table-cell table:formula="of:=0.769*100000*[.$N456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4">
            <text:p>6224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457]" office:value-type="float" office:value="21.9952">
            <text:p>21.9952</text:p>
          </table:table-cell>
          <table:table-cell/>
          <table:table-cell table:formula="of:=-0.0000028*[.$D457]*[.$D457]+0.0405*[.$D457]-4" office:value-type="float" office:value="33.0358892">
            <text:p>33.0358892</text:p>
          </table:table-cell>
          <table:table-cell/>
          <table:table-cell table:formula="of:=([.G457]-25)*(0.01+0.00008*[.$D457])+[.$I457]" office:value-type="float" office:value="32.770024496">
            <text:p>32.770024496</text:p>
          </table:table-cell>
          <table:table-cell/>
          <table:table-cell table:formula="of:=([.$B457]/4096)*1.5" office:value-type="float" office:value="0.0252685546875">
            <text:p>0.025269</text:p>
          </table:table-cell>
          <table:table-cell table:formula="of:=[.M457]/100000" office:value-type="float" office:value="0.000000252685546875">
            <text:p>0.0000002527</text:p>
          </table:table-cell>
          <table:table-cell table:formula="of:=0.625*1000000*[.$N457]*1000" office:value-type="float" office:value="157.928466796875">
            <text:p>157.928467</text:p>
          </table:table-cell>
          <table:table-cell table:formula="of:=0.769*100000*[.$N457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6">
            <text:p>6226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458]" office:value-type="float" office:value="22.0148">
            <text:p>22.0148</text:p>
          </table:table-cell>
          <table:table-cell/>
          <table:table-cell table:formula="of:=-0.0000028*[.$D458]*[.$D458]+0.0405*[.$D458]-4" office:value-type="float" office:value="33.0708928">
            <text:p>33.0708928</text:p>
          </table:table-cell>
          <table:table-cell/>
          <table:table-cell table:formula="of:=([.G458]-25)*(0.01+0.00008*[.$D458])+[.$I458]" office:value-type="float" office:value="32.806523488">
            <text:p>32.806523488</text:p>
          </table:table-cell>
          <table:table-cell/>
          <table:table-cell table:formula="of:=([.$B458]/4096)*1.5" office:value-type="float" office:value="0.02490234375">
            <text:p>0.024902</text:p>
          </table:table-cell>
          <table:table-cell table:formula="of:=[.M458]/100000" office:value-type="float" office:value="0.0000002490234375">
            <text:p>0.0000002490</text:p>
          </table:table-cell>
          <table:table-cell table:formula="of:=0.625*1000000*[.$N458]*1000" office:value-type="float" office:value="155.6396484375">
            <text:p>155.639648</text:p>
          </table:table-cell>
          <table:table-cell table:formula="of:=0.769*100000*[.$N45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8">
            <text:p>6228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59]" office:value-type="float" office:value="22.0344">
            <text:p>22.0344</text:p>
          </table:table-cell>
          <table:table-cell/>
          <table:table-cell table:formula="of:=-0.0000028*[.$D459]*[.$D459]+0.0405*[.$D459]-4" office:value-type="float" office:value="33.00088">
            <text:p>33.00088</text:p>
          </table:table-cell>
          <table:table-cell/>
          <table:table-cell table:formula="of:=([.G459]-25)*(0.01+0.00008*[.$D459])+[.$I459]" office:value-type="float" office:value="32.73872096">
            <text:p>32.73872096</text:p>
          </table:table-cell>
          <table:table-cell/>
          <table:table-cell table:formula="of:=([.$B459]/4096)*1.5" office:value-type="float" office:value="0.0252685546875">
            <text:p>0.025269</text:p>
          </table:table-cell>
          <table:table-cell table:formula="of:=[.M459]/100000" office:value-type="float" office:value="0.000000252685546875">
            <text:p>0.0000002527</text:p>
          </table:table-cell>
          <table:table-cell table:formula="of:=0.625*1000000*[.$N459]*1000" office:value-type="float" office:value="157.928466796875">
            <text:p>157.928467</text:p>
          </table:table-cell>
          <table:table-cell table:formula="of:=0.769*100000*[.$N459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28">
            <text:p>6228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60]" office:value-type="float" office:value="22.0344">
            <text:p>22.0344</text:p>
          </table:table-cell>
          <table:table-cell/>
          <table:table-cell table:formula="of:=-0.0000028*[.$D460]*[.$D460]+0.0405*[.$D460]-4" office:value-type="float" office:value="33.00088">
            <text:p>33.00088</text:p>
          </table:table-cell>
          <table:table-cell/>
          <table:table-cell table:formula="of:=([.G460]-25)*(0.01+0.00008*[.$D460])+[.$I460]" office:value-type="float" office:value="32.73872096">
            <text:p>32.73872096</text:p>
          </table:table-cell>
          <table:table-cell/>
          <table:table-cell table:formula="of:=([.$B460]/4096)*1.5" office:value-type="float" office:value="0.028564453125">
            <text:p>0.028564</text:p>
          </table:table-cell>
          <table:table-cell table:formula="of:=[.M460]/100000" office:value-type="float" office:value="0.00000028564453125">
            <text:p>0.0000002856</text:p>
          </table:table-cell>
          <table:table-cell table:formula="of:=0.625*1000000*[.$N460]*1000" office:value-type="float" office:value="178.52783203125">
            <text:p>178.527832</text:p>
          </table:table-cell>
          <table:table-cell table:formula="of:=0.769*100000*[.$N460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6">
            <text:p>6226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61]" office:value-type="float" office:value="22.0148">
            <text:p>22.0148</text:p>
          </table:table-cell>
          <table:table-cell/>
          <table:table-cell table:formula="of:=-0.0000028*[.$D461]*[.$D461]+0.0405*[.$D461]-4" office:value-type="float" office:value="33.00088">
            <text:p>33.00088</text:p>
          </table:table-cell>
          <table:table-cell/>
          <table:table-cell table:formula="of:=([.G461]-25)*(0.01+0.00008*[.$D461])+[.$I461]" office:value-type="float" office:value="32.73698832">
            <text:p>32.73698832</text:p>
          </table:table-cell>
          <table:table-cell/>
          <table:table-cell table:formula="of:=([.$B461]/4096)*1.5" office:value-type="float" office:value="0.0245361328125">
            <text:p>0.024536</text:p>
          </table:table-cell>
          <table:table-cell table:formula="of:=[.M461]/100000" office:value-type="float" office:value="0.000000245361328125">
            <text:p>0.0000002454</text:p>
          </table:table-cell>
          <table:table-cell table:formula="of:=0.625*1000000*[.$N461]*1000" office:value-type="float" office:value="153.350830078125">
            <text:p>153.350830</text:p>
          </table:table-cell>
          <table:table-cell table:formula="of:=0.769*100000*[.$N46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8">
            <text:p>6228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62]" office:value-type="float" office:value="22.0344">
            <text:p>22.0344</text:p>
          </table:table-cell>
          <table:table-cell/>
          <table:table-cell table:formula="of:=-0.0000028*[.$D462]*[.$D462]+0.0405*[.$D462]-4" office:value-type="float" office:value="33.00088">
            <text:p>33.00088</text:p>
          </table:table-cell>
          <table:table-cell/>
          <table:table-cell table:formula="of:=([.G462]-25)*(0.01+0.00008*[.$D462])+[.$I462]" office:value-type="float" office:value="32.73872096">
            <text:p>32.73872096</text:p>
          </table:table-cell>
          <table:table-cell/>
          <table:table-cell table:formula="of:=([.$B462]/4096)*1.5" office:value-type="float" office:value="0.0281982421875">
            <text:p>0.028198</text:p>
          </table:table-cell>
          <table:table-cell table:formula="of:=[.M462]/100000" office:value-type="float" office:value="0.000000281982421875">
            <text:p>0.0000002820</text:p>
          </table:table-cell>
          <table:table-cell table:formula="of:=0.625*1000000*[.$N462]*1000" office:value-type="float" office:value="176.239013671875">
            <text:p>176.239014</text:p>
          </table:table-cell>
          <table:table-cell table:formula="of:=0.769*100000*[.$N46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5">
            <text:p>6225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63]" office:value-type="float" office:value="22.005">
            <text:p>22.005</text:p>
          </table:table-cell>
          <table:table-cell/>
          <table:table-cell table:formula="of:=-0.0000028*[.$D463]*[.$D463]+0.0405*[.$D463]-4" office:value-type="float" office:value="33.00088">
            <text:p>33.00088</text:p>
          </table:table-cell>
          <table:table-cell/>
          <table:table-cell table:formula="of:=([.G463]-25)*(0.01+0.00008*[.$D463])+[.$I463]" office:value-type="float" office:value="32.736122">
            <text:p>32.736122</text:p>
          </table:table-cell>
          <table:table-cell/>
          <table:table-cell table:formula="of:=([.$B463]/4096)*1.5" office:value-type="float" office:value="0.0281982421875">
            <text:p>0.028198</text:p>
          </table:table-cell>
          <table:table-cell table:formula="of:=[.M463]/100000" office:value-type="float" office:value="0.000000281982421875">
            <text:p>0.0000002820</text:p>
          </table:table-cell>
          <table:table-cell table:formula="of:=0.625*1000000*[.$N463]*1000" office:value-type="float" office:value="176.239013671875">
            <text:p>176.239014</text:p>
          </table:table-cell>
          <table:table-cell table:formula="of:=0.769*100000*[.$N46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8">
            <text:p>6228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64]" office:value-type="float" office:value="22.0344">
            <text:p>22.0344</text:p>
          </table:table-cell>
          <table:table-cell/>
          <table:table-cell table:formula="of:=-0.0000028*[.$D464]*[.$D464]+0.0405*[.$D464]-4" office:value-type="float" office:value="32.9308448">
            <text:p>32.9308448</text:p>
          </table:table-cell>
          <table:table-cell/>
          <table:table-cell table:formula="of:=([.G464]-25)*(0.01+0.00008*[.$D464])+[.$I464]" office:value-type="float" office:value="32.669160256">
            <text:p>32.669160256</text:p>
          </table:table-cell>
          <table:table-cell/>
          <table:table-cell table:formula="of:=([.$B464]/4096)*1.5" office:value-type="float" office:value="0.0245361328125">
            <text:p>0.024536</text:p>
          </table:table-cell>
          <table:table-cell table:formula="of:=[.M464]/100000" office:value-type="float" office:value="0.000000245361328125">
            <text:p>0.0000002454</text:p>
          </table:table-cell>
          <table:table-cell table:formula="of:=0.625*1000000*[.$N464]*1000" office:value-type="float" office:value="153.350830078125">
            <text:p>153.350830</text:p>
          </table:table-cell>
          <table:table-cell table:formula="of:=0.769*100000*[.$N46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30">
            <text:p>6230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65]" office:value-type="float" office:value="22.054">
            <text:p>22.054</text:p>
          </table:table-cell>
          <table:table-cell/>
          <table:table-cell table:formula="of:=-0.0000028*[.$D465]*[.$D465]+0.0405*[.$D465]-4" office:value-type="float" office:value="32.9308448">
            <text:p>32.9308448</text:p>
          </table:table-cell>
          <table:table-cell/>
          <table:table-cell table:formula="of:=([.G465]-25)*(0.01+0.00008*[.$D465])+[.$I465]" office:value-type="float" office:value="32.67088976">
            <text:p>32.67088976</text:p>
          </table:table-cell>
          <table:table-cell/>
          <table:table-cell table:formula="of:=([.$B465]/4096)*1.5" office:value-type="float" office:value="0.0267333984375">
            <text:p>0.026733</text:p>
          </table:table-cell>
          <table:table-cell table:formula="of:=[.M465]/100000" office:value-type="float" office:value="0.000000267333984375">
            <text:p>0.0000002673</text:p>
          </table:table-cell>
          <table:table-cell table:formula="of:=0.625*1000000*[.$N465]*1000" office:value-type="float" office:value="167.083740234375">
            <text:p>167.083740</text:p>
          </table:table-cell>
          <table:table-cell table:formula="of:=0.769*100000*[.$N465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8">
            <text:p>6228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466]" office:value-type="float" office:value="22.0344">
            <text:p>22.0344</text:p>
          </table:table-cell>
          <table:table-cell/>
          <table:table-cell table:formula="of:=-0.0000028*[.$D466]*[.$D466]+0.0405*[.$D466]-4" office:value-type="float" office:value="32.8958188">
            <text:p>32.8958188</text:p>
          </table:table-cell>
          <table:table-cell/>
          <table:table-cell table:formula="of:=([.G466]-25)*(0.01+0.00008*[.$D466])+[.$I466]" office:value-type="float" office:value="32.634371504">
            <text:p>32.634371504</text:p>
          </table:table-cell>
          <table:table-cell/>
          <table:table-cell table:formula="of:=([.$B466]/4096)*1.5" office:value-type="float" office:value="0.0263671875">
            <text:p>0.026367</text:p>
          </table:table-cell>
          <table:table-cell table:formula="of:=[.M466]/100000" office:value-type="float" office:value="0.000000263671875">
            <text:p>0.0000002637</text:p>
          </table:table-cell>
          <table:table-cell table:formula="of:=0.625*1000000*[.$N466]*1000" office:value-type="float" office:value="164.794921875">
            <text:p>164.794922</text:p>
          </table:table-cell>
          <table:table-cell table:formula="of:=0.769*100000*[.$N46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0">
            <text:p>6230</text:p>
          </table:table-cell>
          <table:table-cell office:value-type="float" office:value="979">
            <text:p>979</text:p>
          </table:table-cell>
          <table:table-cell table:number-columns-repeated="2"/>
          <table:table-cell table:formula="of:=-39+0.0098*[.$C467]" office:value-type="float" office:value="22.054">
            <text:p>22.054</text:p>
          </table:table-cell>
          <table:table-cell/>
          <table:table-cell table:formula="of:=-0.0000028*[.$D467]*[.$D467]+0.0405*[.$D467]-4" office:value-type="float" office:value="32.9658652">
            <text:p>32.9658652</text:p>
          </table:table-cell>
          <table:table-cell/>
          <table:table-cell table:formula="of:=([.G467]-25)*(0.01+0.00008*[.$D467])+[.$I467]" office:value-type="float" office:value="32.70567448">
            <text:p>32.70567448</text:p>
          </table:table-cell>
          <table:table-cell/>
          <table:table-cell table:formula="of:=([.$B467]/4096)*1.5" office:value-type="float" office:value="0.0274658203125">
            <text:p>0.027466</text:p>
          </table:table-cell>
          <table:table-cell table:formula="of:=[.M467]/100000" office:value-type="float" office:value="0.000000274658203125">
            <text:p>0.0000002747</text:p>
          </table:table-cell>
          <table:table-cell table:formula="of:=0.625*1000000*[.$N467]*1000" office:value-type="float" office:value="171.661376953125">
            <text:p>171.661377</text:p>
          </table:table-cell>
          <table:table-cell table:formula="of:=0.769*100000*[.$N46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30">
            <text:p>6230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68]" office:value-type="float" office:value="22.054">
            <text:p>22.054</text:p>
          </table:table-cell>
          <table:table-cell/>
          <table:table-cell table:formula="of:=-0.0000028*[.$D468]*[.$D468]+0.0405*[.$D468]-4" office:value-type="float" office:value="32.9308448">
            <text:p>32.9308448</text:p>
          </table:table-cell>
          <table:table-cell/>
          <table:table-cell table:formula="of:=([.G468]-25)*(0.01+0.00008*[.$D468])+[.$I468]" office:value-type="float" office:value="32.67088976">
            <text:p>32.67088976</text:p>
          </table:table-cell>
          <table:table-cell/>
          <table:table-cell table:formula="of:=([.$B468]/4096)*1.5" office:value-type="float" office:value="0.0263671875">
            <text:p>0.026367</text:p>
          </table:table-cell>
          <table:table-cell table:formula="of:=[.M468]/100000" office:value-type="float" office:value="0.000000263671875">
            <text:p>0.0000002637</text:p>
          </table:table-cell>
          <table:table-cell table:formula="of:=0.625*1000000*[.$N468]*1000" office:value-type="float" office:value="164.794921875">
            <text:p>164.794922</text:p>
          </table:table-cell>
          <table:table-cell table:formula="of:=0.769*100000*[.$N468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30">
            <text:p>6230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69]" office:value-type="float" office:value="22.054">
            <text:p>22.054</text:p>
          </table:table-cell>
          <table:table-cell/>
          <table:table-cell table:formula="of:=-0.0000028*[.$D469]*[.$D469]+0.0405*[.$D469]-4" office:value-type="float" office:value="32.8607872">
            <text:p>32.8607872</text:p>
          </table:table-cell>
          <table:table-cell/>
          <table:table-cell table:formula="of:=([.G469]-25)*(0.01+0.00008*[.$D469])+[.$I469]" office:value-type="float" office:value="32.60130352">
            <text:p>32.60130352</text:p>
          </table:table-cell>
          <table:table-cell/>
          <table:table-cell table:formula="of:=([.$B469]/4096)*1.5" office:value-type="float" office:value="0.0274658203125">
            <text:p>0.027466</text:p>
          </table:table-cell>
          <table:table-cell table:formula="of:=[.M469]/100000" office:value-type="float" office:value="0.000000274658203125">
            <text:p>0.0000002747</text:p>
          </table:table-cell>
          <table:table-cell table:formula="of:=0.625*1000000*[.$N469]*1000" office:value-type="float" office:value="171.661376953125">
            <text:p>171.661377</text:p>
          </table:table-cell>
          <table:table-cell table:formula="of:=0.769*100000*[.$N46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8">
            <text:p>6228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70]" office:value-type="float" office:value="22.0344">
            <text:p>22.0344</text:p>
          </table:table-cell>
          <table:table-cell/>
          <table:table-cell table:formula="of:=-0.0000028*[.$D470]*[.$D470]+0.0405*[.$D470]-4" office:value-type="float" office:value="32.9308448">
            <text:p>32.9308448</text:p>
          </table:table-cell>
          <table:table-cell/>
          <table:table-cell table:formula="of:=([.G470]-25)*(0.01+0.00008*[.$D470])+[.$I470]" office:value-type="float" office:value="32.669160256">
            <text:p>32.669160256</text:p>
          </table:table-cell>
          <table:table-cell/>
          <table:table-cell table:formula="of:=([.$B470]/4096)*1.5" office:value-type="float" office:value="0.0263671875">
            <text:p>0.026367</text:p>
          </table:table-cell>
          <table:table-cell table:formula="of:=[.M470]/100000" office:value-type="float" office:value="0.000000263671875">
            <text:p>0.0000002637</text:p>
          </table:table-cell>
          <table:table-cell table:formula="of:=0.625*1000000*[.$N470]*1000" office:value-type="float" office:value="164.794921875">
            <text:p>164.794922</text:p>
          </table:table-cell>
          <table:table-cell table:formula="of:=0.769*100000*[.$N470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30">
            <text:p>6230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71]" office:value-type="float" office:value="22.054">
            <text:p>22.054</text:p>
          </table:table-cell>
          <table:table-cell/>
          <table:table-cell table:formula="of:=-0.0000028*[.$D471]*[.$D471]+0.0405*[.$D471]-4" office:value-type="float" office:value="32.9308448">
            <text:p>32.9308448</text:p>
          </table:table-cell>
          <table:table-cell/>
          <table:table-cell table:formula="of:=([.G471]-25)*(0.01+0.00008*[.$D471])+[.$I471]" office:value-type="float" office:value="32.67088976">
            <text:p>32.67088976</text:p>
          </table:table-cell>
          <table:table-cell/>
          <table:table-cell table:formula="of:=([.$B471]/4096)*1.5" office:value-type="float" office:value="0.0281982421875">
            <text:p>0.028198</text:p>
          </table:table-cell>
          <table:table-cell table:formula="of:=[.M471]/100000" office:value-type="float" office:value="0.000000281982421875">
            <text:p>0.0000002820</text:p>
          </table:table-cell>
          <table:table-cell table:formula="of:=0.625*1000000*[.$N471]*1000" office:value-type="float" office:value="176.239013671875">
            <text:p>176.239014</text:p>
          </table:table-cell>
          <table:table-cell table:formula="of:=0.769*100000*[.$N471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8">
            <text:p>6228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72]" office:value-type="float" office:value="22.0344">
            <text:p>22.0344</text:p>
          </table:table-cell>
          <table:table-cell/>
          <table:table-cell table:formula="of:=-0.0000028*[.$D472]*[.$D472]+0.0405*[.$D472]-4" office:value-type="float" office:value="32.8607872">
            <text:p>32.8607872</text:p>
          </table:table-cell>
          <table:table-cell/>
          <table:table-cell table:formula="of:=([.G472]-25)*(0.01+0.00008*[.$D472])+[.$I472]" office:value-type="float" office:value="32.599577152">
            <text:p>32.599577152</text:p>
          </table:table-cell>
          <table:table-cell/>
          <table:table-cell table:formula="of:=([.$B472]/4096)*1.5" office:value-type="float" office:value="0.027099609375">
            <text:p>0.027100</text:p>
          </table:table-cell>
          <table:table-cell table:formula="of:=[.M472]/100000" office:value-type="float" office:value="0.00000027099609375">
            <text:p>0.0000002710</text:p>
          </table:table-cell>
          <table:table-cell table:formula="of:=0.625*1000000*[.$N472]*1000" office:value-type="float" office:value="169.37255859375">
            <text:p>169.372559</text:p>
          </table:table-cell>
          <table:table-cell table:formula="of:=0.769*100000*[.$N47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8">
            <text:p>6228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73]" office:value-type="float" office:value="22.0344">
            <text:p>22.0344</text:p>
          </table:table-cell>
          <table:table-cell/>
          <table:table-cell table:formula="of:=-0.0000028*[.$D473]*[.$D473]+0.0405*[.$D473]-4" office:value-type="float" office:value="32.8607872">
            <text:p>32.8607872</text:p>
          </table:table-cell>
          <table:table-cell/>
          <table:table-cell table:formula="of:=([.G473]-25)*(0.01+0.00008*[.$D473])+[.$I473]" office:value-type="float" office:value="32.599577152">
            <text:p>32.599577152</text:p>
          </table:table-cell>
          <table:table-cell/>
          <table:table-cell table:formula="of:=([.$B473]/4096)*1.5" office:value-type="float" office:value="0.027099609375">
            <text:p>0.027100</text:p>
          </table:table-cell>
          <table:table-cell table:formula="of:=[.M473]/100000" office:value-type="float" office:value="0.00000027099609375">
            <text:p>0.0000002710</text:p>
          </table:table-cell>
          <table:table-cell table:formula="of:=0.625*1000000*[.$N473]*1000" office:value-type="float" office:value="169.37255859375">
            <text:p>169.372559</text:p>
          </table:table-cell>
          <table:table-cell table:formula="of:=0.769*100000*[.$N47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28">
            <text:p>6228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474]" office:value-type="float" office:value="22.0344">
            <text:p>22.0344</text:p>
          </table:table-cell>
          <table:table-cell/>
          <table:table-cell table:formula="of:=-0.0000028*[.$D474]*[.$D474]+0.0405*[.$D474]-4" office:value-type="float" office:value="32.8958188">
            <text:p>32.8958188</text:p>
          </table:table-cell>
          <table:table-cell/>
          <table:table-cell table:formula="of:=([.G474]-25)*(0.01+0.00008*[.$D474])+[.$I474]" office:value-type="float" office:value="32.634371504">
            <text:p>32.634371504</text:p>
          </table:table-cell>
          <table:table-cell/>
          <table:table-cell table:formula="of:=([.$B474]/4096)*1.5" office:value-type="float" office:value="0.028564453125">
            <text:p>0.028564</text:p>
          </table:table-cell>
          <table:table-cell table:formula="of:=[.M474]/100000" office:value-type="float" office:value="0.00000028564453125">
            <text:p>0.0000002856</text:p>
          </table:table-cell>
          <table:table-cell table:formula="of:=0.625*1000000*[.$N474]*1000" office:value-type="float" office:value="178.52783203125">
            <text:p>178.527832</text:p>
          </table:table-cell>
          <table:table-cell table:formula="of:=0.769*100000*[.$N474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6">
            <text:p>6226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475]" office:value-type="float" office:value="22.0148">
            <text:p>22.0148</text:p>
          </table:table-cell>
          <table:table-cell/>
          <table:table-cell table:formula="of:=-0.0000028*[.$D475]*[.$D475]+0.0405*[.$D475]-4" office:value-type="float" office:value="32.7907072">
            <text:p>32.7907072</text:p>
          </table:table-cell>
          <table:table-cell/>
          <table:table-cell table:formula="of:=([.G475]-25)*(0.01+0.00008*[.$D475])+[.$I475]" office:value-type="float" office:value="32.528248416">
            <text:p>32.528248416</text:p>
          </table:table-cell>
          <table:table-cell/>
          <table:table-cell table:formula="of:=([.$B475]/4096)*1.5" office:value-type="float" office:value="0.0252685546875">
            <text:p>0.025269</text:p>
          </table:table-cell>
          <table:table-cell table:formula="of:=[.M475]/100000" office:value-type="float" office:value="0.000000252685546875">
            <text:p>0.0000002527</text:p>
          </table:table-cell>
          <table:table-cell table:formula="of:=0.625*1000000*[.$N475]*1000" office:value-type="float" office:value="157.928466796875">
            <text:p>157.928467</text:p>
          </table:table-cell>
          <table:table-cell table:formula="of:=0.769*100000*[.$N47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4">
            <text:p>6224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76]" office:value-type="float" office:value="21.9952">
            <text:p>21.9952</text:p>
          </table:table-cell>
          <table:table-cell/>
          <table:table-cell table:formula="of:=-0.0000028*[.$D476]*[.$D476]+0.0405*[.$D476]-4" office:value-type="float" office:value="32.8607872">
            <text:p>32.8607872</text:p>
          </table:table-cell>
          <table:table-cell/>
          <table:table-cell table:formula="of:=([.G476]-25)*(0.01+0.00008*[.$D476])+[.$I476]" office:value-type="float" office:value="32.596124416">
            <text:p>32.596124416</text:p>
          </table:table-cell>
          <table:table-cell/>
          <table:table-cell table:formula="of:=([.$B476]/4096)*1.5" office:value-type="float" office:value="0.027099609375">
            <text:p>0.027100</text:p>
          </table:table-cell>
          <table:table-cell table:formula="of:=[.M476]/100000" office:value-type="float" office:value="0.00000027099609375">
            <text:p>0.0000002710</text:p>
          </table:table-cell>
          <table:table-cell table:formula="of:=0.625*1000000*[.$N476]*1000" office:value-type="float" office:value="169.37255859375">
            <text:p>169.372559</text:p>
          </table:table-cell>
          <table:table-cell table:formula="of:=0.769*100000*[.$N47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5">
            <text:p>6225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77]" office:value-type="float" office:value="22.005">
            <text:p>22.005</text:p>
          </table:table-cell>
          <table:table-cell/>
          <table:table-cell table:formula="of:=-0.0000028*[.$D477]*[.$D477]+0.0405*[.$D477]-4" office:value-type="float" office:value="32.9308448">
            <text:p>32.9308448</text:p>
          </table:table-cell>
          <table:table-cell/>
          <table:table-cell table:formula="of:=([.G477]-25)*(0.01+0.00008*[.$D477])+[.$I477]" office:value-type="float" office:value="32.666566">
            <text:p>32.666566</text:p>
          </table:table-cell>
          <table:table-cell/>
          <table:table-cell table:formula="of:=([.$B477]/4096)*1.5" office:value-type="float" office:value="0.0274658203125">
            <text:p>0.027466</text:p>
          </table:table-cell>
          <table:table-cell table:formula="of:=[.M477]/100000" office:value-type="float" office:value="0.000000274658203125">
            <text:p>0.0000002747</text:p>
          </table:table-cell>
          <table:table-cell table:formula="of:=0.625*1000000*[.$N477]*1000" office:value-type="float" office:value="171.661376953125">
            <text:p>171.661377</text:p>
          </table:table-cell>
          <table:table-cell table:formula="of:=0.769*100000*[.$N47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2">
            <text:p>6222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78]" office:value-type="float" office:value="21.9756">
            <text:p>21.9756</text:p>
          </table:table-cell>
          <table:table-cell/>
          <table:table-cell table:formula="of:=-0.0000028*[.$D478]*[.$D478]+0.0405*[.$D478]-4" office:value-type="float" office:value="32.9308448">
            <text:p>32.9308448</text:p>
          </table:table-cell>
          <table:table-cell/>
          <table:table-cell table:formula="of:=([.G478]-25)*(0.01+0.00008*[.$D478])+[.$I478]" office:value-type="float" office:value="32.663971744">
            <text:p>32.663971744</text:p>
          </table:table-cell>
          <table:table-cell/>
          <table:table-cell table:formula="of:=([.$B478]/4096)*1.5" office:value-type="float" office:value="0.027099609375">
            <text:p>0.027100</text:p>
          </table:table-cell>
          <table:table-cell table:formula="of:=[.M478]/100000" office:value-type="float" office:value="0.00000027099609375">
            <text:p>0.0000002710</text:p>
          </table:table-cell>
          <table:table-cell table:formula="of:=0.625*1000000*[.$N478]*1000" office:value-type="float" office:value="169.37255859375">
            <text:p>169.372559</text:p>
          </table:table-cell>
          <table:table-cell table:formula="of:=0.769*100000*[.$N478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4">
            <text:p>6224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79]" office:value-type="float" office:value="21.9952">
            <text:p>21.9952</text:p>
          </table:table-cell>
          <table:table-cell/>
          <table:table-cell table:formula="of:=-0.0000028*[.$D479]*[.$D479]+0.0405*[.$D479]-4" office:value-type="float" office:value="32.9308448">
            <text:p>32.9308448</text:p>
          </table:table-cell>
          <table:table-cell/>
          <table:table-cell table:formula="of:=([.G479]-25)*(0.01+0.00008*[.$D479])+[.$I479]" office:value-type="float" office:value="32.665701248">
            <text:p>32.665701248</text:p>
          </table:table-cell>
          <table:table-cell/>
          <table:table-cell table:formula="of:=([.$B479]/4096)*1.5" office:value-type="float" office:value="0.0263671875">
            <text:p>0.026367</text:p>
          </table:table-cell>
          <table:table-cell table:formula="of:=[.M479]/100000" office:value-type="float" office:value="0.000000263671875">
            <text:p>0.0000002637</text:p>
          </table:table-cell>
          <table:table-cell table:formula="of:=0.625*1000000*[.$N479]*1000" office:value-type="float" office:value="164.794921875">
            <text:p>164.794922</text:p>
          </table:table-cell>
          <table:table-cell table:formula="of:=0.769*100000*[.$N479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21">
            <text:p>6221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80]" office:value-type="float" office:value="21.9658">
            <text:p>21.9658</text:p>
          </table:table-cell>
          <table:table-cell/>
          <table:table-cell table:formula="of:=-0.0000028*[.$D480]*[.$D480]+0.0405*[.$D480]-4" office:value-type="float" office:value="33.00088">
            <text:p>33.00088</text:p>
          </table:table-cell>
          <table:table-cell/>
          <table:table-cell table:formula="of:=([.G480]-25)*(0.01+0.00008*[.$D480])+[.$I480]" office:value-type="float" office:value="32.73265672">
            <text:p>32.73265672</text:p>
          </table:table-cell>
          <table:table-cell/>
          <table:table-cell table:formula="of:=([.$B480]/4096)*1.5" office:value-type="float" office:value="0.0267333984375">
            <text:p>0.026733</text:p>
          </table:table-cell>
          <table:table-cell table:formula="of:=[.M480]/100000" office:value-type="float" office:value="0.000000267333984375">
            <text:p>0.0000002673</text:p>
          </table:table-cell>
          <table:table-cell table:formula="of:=0.625*1000000*[.$N480]*1000" office:value-type="float" office:value="167.083740234375">
            <text:p>167.083740</text:p>
          </table:table-cell>
          <table:table-cell table:formula="of:=0.769*100000*[.$N480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5">
            <text:p>6225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481]" office:value-type="float" office:value="22.005">
            <text:p>22.005</text:p>
          </table:table-cell>
          <table:table-cell/>
          <table:table-cell table:formula="of:=-0.0000028*[.$D481]*[.$D481]+0.0405*[.$D481]-4" office:value-type="float" office:value="32.8958188">
            <text:p>32.8958188</text:p>
          </table:table-cell>
          <table:table-cell/>
          <table:table-cell table:formula="of:=([.G481]-25)*(0.01+0.00008*[.$D481])+[.$I481]" office:value-type="float" office:value="32.6317796">
            <text:p>32.6317796</text:p>
          </table:table-cell>
          <table:table-cell/>
          <table:table-cell table:formula="of:=([.$B481]/4096)*1.5" office:value-type="float" office:value="0.0260009765625">
            <text:p>0.026001</text:p>
          </table:table-cell>
          <table:table-cell table:formula="of:=[.M481]/100000" office:value-type="float" office:value="0.000000260009765625">
            <text:p>0.0000002600</text:p>
          </table:table-cell>
          <table:table-cell table:formula="of:=0.625*1000000*[.$N481]*1000" office:value-type="float" office:value="162.506103515625">
            <text:p>162.506104</text:p>
          </table:table-cell>
          <table:table-cell table:formula="of:=0.769*100000*[.$N481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21">
            <text:p>6221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82]" office:value-type="float" office:value="21.9658">
            <text:p>21.9658</text:p>
          </table:table-cell>
          <table:table-cell/>
          <table:table-cell table:formula="of:=-0.0000028*[.$D482]*[.$D482]+0.0405*[.$D482]-4" office:value-type="float" office:value="32.9308448">
            <text:p>32.9308448</text:p>
          </table:table-cell>
          <table:table-cell/>
          <table:table-cell table:formula="of:=([.G482]-25)*(0.01+0.00008*[.$D482])+[.$I482]" office:value-type="float" office:value="32.663106992">
            <text:p>32.663106992</text:p>
          </table:table-cell>
          <table:table-cell/>
          <table:table-cell table:formula="of:=([.$B482]/4096)*1.5" office:value-type="float" office:value="0.02783203125">
            <text:p>0.027832</text:p>
          </table:table-cell>
          <table:table-cell table:formula="of:=[.M482]/100000" office:value-type="float" office:value="0.0000002783203125">
            <text:p>0.0000002783</text:p>
          </table:table-cell>
          <table:table-cell table:formula="of:=0.625*1000000*[.$N482]*1000" office:value-type="float" office:value="173.9501953125">
            <text:p>173.950195</text:p>
          </table:table-cell>
          <table:table-cell table:formula="of:=0.769*100000*[.$N482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0">
            <text:p>6220</text:p>
          </table:table-cell>
          <table:table-cell office:value-type="float" office:value="979">
            <text:p>979</text:p>
          </table:table-cell>
          <table:table-cell table:number-columns-repeated="2"/>
          <table:table-cell table:formula="of:=-39+0.0098*[.$C483]" office:value-type="float" office:value="21.956">
            <text:p>21.956</text:p>
          </table:table-cell>
          <table:table-cell/>
          <table:table-cell table:formula="of:=-0.0000028*[.$D483]*[.$D483]+0.0405*[.$D483]-4" office:value-type="float" office:value="32.9658652">
            <text:p>32.9658652</text:p>
          </table:table-cell>
          <table:table-cell/>
          <table:table-cell table:formula="of:=([.G483]-25)*(0.01+0.00008*[.$D483])+[.$I483]" office:value-type="float" office:value="32.69701912">
            <text:p>32.69701912</text:p>
          </table:table-cell>
          <table:table-cell/>
          <table:table-cell table:formula="of:=([.$B483]/4096)*1.5" office:value-type="float" office:value="0.025634765625">
            <text:p>0.025635</text:p>
          </table:table-cell>
          <table:table-cell table:formula="of:=[.M483]/100000" office:value-type="float" office:value="0.00000025634765625">
            <text:p>0.0000002563</text:p>
          </table:table-cell>
          <table:table-cell table:formula="of:=0.625*1000000*[.$N483]*1000" office:value-type="float" office:value="160.21728515625">
            <text:p>160.217285</text:p>
          </table:table-cell>
          <table:table-cell table:formula="of:=0.769*100000*[.$N483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0">
            <text:p>6220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484]" office:value-type="float" office:value="21.956">
            <text:p>21.956</text:p>
          </table:table-cell>
          <table:table-cell/>
          <table:table-cell table:formula="of:=-0.0000028*[.$D484]*[.$D484]+0.0405*[.$D484]-4" office:value-type="float" office:value="33.00088">
            <text:p>33.00088</text:p>
          </table:table-cell>
          <table:table-cell/>
          <table:table-cell table:formula="of:=([.G484]-25)*(0.01+0.00008*[.$D484])+[.$I484]" office:value-type="float" office:value="32.7317904">
            <text:p>32.7317904</text:p>
          </table:table-cell>
          <table:table-cell/>
          <table:table-cell table:formula="of:=([.$B484]/4096)*1.5" office:value-type="float" office:value="0.025634765625">
            <text:p>0.025635</text:p>
          </table:table-cell>
          <table:table-cell table:formula="of:=[.M484]/100000" office:value-type="float" office:value="0.00000025634765625">
            <text:p>0.0000002563</text:p>
          </table:table-cell>
          <table:table-cell table:formula="of:=0.625*1000000*[.$N484]*1000" office:value-type="float" office:value="160.21728515625">
            <text:p>160.217285</text:p>
          </table:table-cell>
          <table:table-cell table:formula="of:=0.769*100000*[.$N484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0">
            <text:p>6220</text:p>
          </table:table-cell>
          <table:table-cell office:value-type="float" office:value="979">
            <text:p>979</text:p>
          </table:table-cell>
          <table:table-cell table:number-columns-repeated="2"/>
          <table:table-cell table:formula="of:=-39+0.0098*[.$C485]" office:value-type="float" office:value="21.956">
            <text:p>21.956</text:p>
          </table:table-cell>
          <table:table-cell/>
          <table:table-cell table:formula="of:=-0.0000028*[.$D485]*[.$D485]+0.0405*[.$D485]-4" office:value-type="float" office:value="32.9658652">
            <text:p>32.9658652</text:p>
          </table:table-cell>
          <table:table-cell/>
          <table:table-cell table:formula="of:=([.G485]-25)*(0.01+0.00008*[.$D485])+[.$I485]" office:value-type="float" office:value="32.69701912">
            <text:p>32.69701912</text:p>
          </table:table-cell>
          <table:table-cell/>
          <table:table-cell table:formula="of:=([.$B485]/4096)*1.5" office:value-type="float" office:value="0.0281982421875">
            <text:p>0.028198</text:p>
          </table:table-cell>
          <table:table-cell table:formula="of:=[.M485]/100000" office:value-type="float" office:value="0.000000281982421875">
            <text:p>0.0000002820</text:p>
          </table:table-cell>
          <table:table-cell table:formula="of:=0.625*1000000*[.$N485]*1000" office:value-type="float" office:value="176.239013671875">
            <text:p>176.239014</text:p>
          </table:table-cell>
          <table:table-cell table:formula="of:=0.769*100000*[.$N48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18">
            <text:p>6218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86]" office:value-type="float" office:value="21.9364">
            <text:p>21.9364</text:p>
          </table:table-cell>
          <table:table-cell/>
          <table:table-cell table:formula="of:=-0.0000028*[.$D486]*[.$D486]+0.0405*[.$D486]-4" office:value-type="float" office:value="32.9308448">
            <text:p>32.9308448</text:p>
          </table:table-cell>
          <table:table-cell/>
          <table:table-cell table:formula="of:=([.G486]-25)*(0.01+0.00008*[.$D486])+[.$I486]" office:value-type="float" office:value="32.660512736">
            <text:p>32.660512736</text:p>
          </table:table-cell>
          <table:table-cell/>
          <table:table-cell table:formula="of:=([.$B486]/4096)*1.5" office:value-type="float" office:value="0.0281982421875">
            <text:p>0.028198</text:p>
          </table:table-cell>
          <table:table-cell table:formula="of:=[.M486]/100000" office:value-type="float" office:value="0.000000281982421875">
            <text:p>0.0000002820</text:p>
          </table:table-cell>
          <table:table-cell table:formula="of:=0.625*1000000*[.$N486]*1000" office:value-type="float" office:value="176.239013671875">
            <text:p>176.239014</text:p>
          </table:table-cell>
          <table:table-cell table:formula="of:=0.769*100000*[.$N48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18">
            <text:p>6218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87]" office:value-type="float" office:value="21.9364">
            <text:p>21.9364</text:p>
          </table:table-cell>
          <table:table-cell/>
          <table:table-cell table:formula="of:=-0.0000028*[.$D487]*[.$D487]+0.0405*[.$D487]-4" office:value-type="float" office:value="32.9308448">
            <text:p>32.9308448</text:p>
          </table:table-cell>
          <table:table-cell/>
          <table:table-cell table:formula="of:=([.G487]-25)*(0.01+0.00008*[.$D487])+[.$I487]" office:value-type="float" office:value="32.660512736">
            <text:p>32.660512736</text:p>
          </table:table-cell>
          <table:table-cell/>
          <table:table-cell table:formula="of:=([.$B487]/4096)*1.5" office:value-type="float" office:value="0.0252685546875">
            <text:p>0.025269</text:p>
          </table:table-cell>
          <table:table-cell table:formula="of:=[.M487]/100000" office:value-type="float" office:value="0.000000252685546875">
            <text:p>0.0000002527</text:p>
          </table:table-cell>
          <table:table-cell table:formula="of:=0.625*1000000*[.$N487]*1000" office:value-type="float" office:value="157.928466796875">
            <text:p>157.928467</text:p>
          </table:table-cell>
          <table:table-cell table:formula="of:=0.769*100000*[.$N487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21">
            <text:p>6221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88]" office:value-type="float" office:value="21.9658">
            <text:p>21.9658</text:p>
          </table:table-cell>
          <table:table-cell/>
          <table:table-cell table:formula="of:=-0.0000028*[.$D488]*[.$D488]+0.0405*[.$D488]-4" office:value-type="float" office:value="32.8607872">
            <text:p>32.8607872</text:p>
          </table:table-cell>
          <table:table-cell/>
          <table:table-cell table:formula="of:=([.G488]-25)*(0.01+0.00008*[.$D488])+[.$I488]" office:value-type="float" office:value="32.593534864">
            <text:p>32.593534864</text:p>
          </table:table-cell>
          <table:table-cell/>
          <table:table-cell table:formula="of:=([.$B488]/4096)*1.5" office:value-type="float" office:value="0.0267333984375">
            <text:p>0.026733</text:p>
          </table:table-cell>
          <table:table-cell table:formula="of:=[.M488]/100000" office:value-type="float" office:value="0.000000267333984375">
            <text:p>0.0000002673</text:p>
          </table:table-cell>
          <table:table-cell table:formula="of:=0.625*1000000*[.$N488]*1000" office:value-type="float" office:value="167.083740234375">
            <text:p>167.083740</text:p>
          </table:table-cell>
          <table:table-cell table:formula="of:=0.769*100000*[.$N48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20">
            <text:p>6220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489]" office:value-type="float" office:value="21.956">
            <text:p>21.956</text:p>
          </table:table-cell>
          <table:table-cell/>
          <table:table-cell table:formula="of:=-0.0000028*[.$D489]*[.$D489]+0.0405*[.$D489]-4" office:value-type="float" office:value="32.7907072">
            <text:p>32.7907072</text:p>
          </table:table-cell>
          <table:table-cell/>
          <table:table-cell table:formula="of:=([.G489]-25)*(0.01+0.00008*[.$D489])+[.$I489]" office:value-type="float" office:value="32.52307872">
            <text:p>32.52307872</text:p>
          </table:table-cell>
          <table:table-cell/>
          <table:table-cell table:formula="of:=([.$B489]/4096)*1.5" office:value-type="float" office:value="0.02783203125">
            <text:p>0.027832</text:p>
          </table:table-cell>
          <table:table-cell table:formula="of:=[.M489]/100000" office:value-type="float" office:value="0.0000002783203125">
            <text:p>0.0000002783</text:p>
          </table:table-cell>
          <table:table-cell table:formula="of:=0.625*1000000*[.$N489]*1000" office:value-type="float" office:value="173.9501953125">
            <text:p>173.950195</text:p>
          </table:table-cell>
          <table:table-cell table:formula="of:=0.769*100000*[.$N489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18">
            <text:p>6218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90]" office:value-type="float" office:value="21.9364">
            <text:p>21.9364</text:p>
          </table:table-cell>
          <table:table-cell/>
          <table:table-cell table:formula="of:=-0.0000028*[.$D490]*[.$D490]+0.0405*[.$D490]-4" office:value-type="float" office:value="32.8607872">
            <text:p>32.8607872</text:p>
          </table:table-cell>
          <table:table-cell/>
          <table:table-cell table:formula="of:=([.G490]-25)*(0.01+0.00008*[.$D490])+[.$I490]" office:value-type="float" office:value="32.590945312">
            <text:p>32.590945312</text:p>
          </table:table-cell>
          <table:table-cell/>
          <table:table-cell table:formula="of:=([.$B490]/4096)*1.5" office:value-type="float" office:value="0.027099609375">
            <text:p>0.027100</text:p>
          </table:table-cell>
          <table:table-cell table:formula="of:=[.M490]/100000" office:value-type="float" office:value="0.00000027099609375">
            <text:p>0.0000002710</text:p>
          </table:table-cell>
          <table:table-cell table:formula="of:=0.625*1000000*[.$N490]*1000" office:value-type="float" office:value="169.37255859375">
            <text:p>169.372559</text:p>
          </table:table-cell>
          <table:table-cell table:formula="of:=0.769*100000*[.$N49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20">
            <text:p>6220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91]" office:value-type="float" office:value="21.956">
            <text:p>21.956</text:p>
          </table:table-cell>
          <table:table-cell/>
          <table:table-cell table:formula="of:=-0.0000028*[.$D491]*[.$D491]+0.0405*[.$D491]-4" office:value-type="float" office:value="32.8607872">
            <text:p>32.8607872</text:p>
          </table:table-cell>
          <table:table-cell/>
          <table:table-cell table:formula="of:=([.G491]-25)*(0.01+0.00008*[.$D491])+[.$I491]" office:value-type="float" office:value="32.59267168">
            <text:p>32.59267168</text:p>
          </table:table-cell>
          <table:table-cell/>
          <table:table-cell table:formula="of:=([.$B491]/4096)*1.5" office:value-type="float" office:value="0.0267333984375">
            <text:p>0.026733</text:p>
          </table:table-cell>
          <table:table-cell table:formula="of:=[.M491]/100000" office:value-type="float" office:value="0.000000267333984375">
            <text:p>0.0000002673</text:p>
          </table:table-cell>
          <table:table-cell table:formula="of:=0.625*1000000*[.$N491]*1000" office:value-type="float" office:value="167.083740234375">
            <text:p>167.083740</text:p>
          </table:table-cell>
          <table:table-cell table:formula="of:=0.769*100000*[.$N49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222">
            <text:p>6222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492]" office:value-type="float" office:value="21.9756">
            <text:p>21.9756</text:p>
          </table:table-cell>
          <table:table-cell/>
          <table:table-cell table:formula="of:=-0.0000028*[.$D492]*[.$D492]+0.0405*[.$D492]-4" office:value-type="float" office:value="32.8958188">
            <text:p>32.8958188</text:p>
          </table:table-cell>
          <table:table-cell/>
          <table:table-cell table:formula="of:=([.G492]-25)*(0.01+0.00008*[.$D492])+[.$I492]" office:value-type="float" office:value="32.629187696">
            <text:p>32.629187696</text:p>
          </table:table-cell>
          <table:table-cell/>
          <table:table-cell table:formula="of:=([.$B492]/4096)*1.5" office:value-type="float" office:value="0.029296875">
            <text:p>0.029297</text:p>
          </table:table-cell>
          <table:table-cell table:formula="of:=[.M492]/100000" office:value-type="float" office:value="0.00000029296875">
            <text:p>0.0000002930</text:p>
          </table:table-cell>
          <table:table-cell table:formula="of:=0.625*1000000*[.$N492]*1000" office:value-type="float" office:value="183.10546875">
            <text:p>183.105469</text:p>
          </table:table-cell>
          <table:table-cell table:formula="of:=0.769*100000*[.$N492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19">
            <text:p>6219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493]" office:value-type="float" office:value="21.9462">
            <text:p>21.9462</text:p>
          </table:table-cell>
          <table:table-cell/>
          <table:table-cell table:formula="of:=-0.0000028*[.$D493]*[.$D493]+0.0405*[.$D493]-4" office:value-type="float" office:value="32.8958188">
            <text:p>32.8958188</text:p>
          </table:table-cell>
          <table:table-cell/>
          <table:table-cell table:formula="of:=([.G493]-25)*(0.01+0.00008*[.$D493])+[.$I493]" office:value-type="float" office:value="32.626595792">
            <text:p>32.626595792</text:p>
          </table:table-cell>
          <table:table-cell/>
          <table:table-cell table:formula="of:=([.$B493]/4096)*1.5" office:value-type="float" office:value="0.0252685546875">
            <text:p>0.025269</text:p>
          </table:table-cell>
          <table:table-cell table:formula="of:=[.M493]/100000" office:value-type="float" office:value="0.000000252685546875">
            <text:p>0.0000002527</text:p>
          </table:table-cell>
          <table:table-cell table:formula="of:=0.625*1000000*[.$N493]*1000" office:value-type="float" office:value="157.928466796875">
            <text:p>157.928467</text:p>
          </table:table-cell>
          <table:table-cell table:formula="of:=0.769*100000*[.$N49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0">
            <text:p>6220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494]" office:value-type="float" office:value="21.956">
            <text:p>21.956</text:p>
          </table:table-cell>
          <table:table-cell/>
          <table:table-cell table:formula="of:=-0.0000028*[.$D494]*[.$D494]+0.0405*[.$D494]-4" office:value-type="float" office:value="32.8958188">
            <text:p>32.8958188</text:p>
          </table:table-cell>
          <table:table-cell/>
          <table:table-cell table:formula="of:=([.G494]-25)*(0.01+0.00008*[.$D494])+[.$I494]" office:value-type="float" office:value="32.62745976">
            <text:p>32.62745976</text:p>
          </table:table-cell>
          <table:table-cell/>
          <table:table-cell table:formula="of:=([.$B494]/4096)*1.5" office:value-type="float" office:value="0.027099609375">
            <text:p>0.027100</text:p>
          </table:table-cell>
          <table:table-cell table:formula="of:=[.M494]/100000" office:value-type="float" office:value="0.00000027099609375">
            <text:p>0.0000002710</text:p>
          </table:table-cell>
          <table:table-cell table:formula="of:=0.625*1000000*[.$N494]*1000" office:value-type="float" office:value="169.37255859375">
            <text:p>169.372559</text:p>
          </table:table-cell>
          <table:table-cell table:formula="of:=0.769*100000*[.$N494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221">
            <text:p>6221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95]" office:value-type="float" office:value="21.9658">
            <text:p>21.9658</text:p>
          </table:table-cell>
          <table:table-cell/>
          <table:table-cell table:formula="of:=-0.0000028*[.$D495]*[.$D495]+0.0405*[.$D495]-4" office:value-type="float" office:value="32.8607872">
            <text:p>32.8607872</text:p>
          </table:table-cell>
          <table:table-cell/>
          <table:table-cell table:formula="of:=([.G495]-25)*(0.01+0.00008*[.$D495])+[.$I495]" office:value-type="float" office:value="32.593534864">
            <text:p>32.593534864</text:p>
          </table:table-cell>
          <table:table-cell/>
          <table:table-cell table:formula="of:=([.$B495]/4096)*1.5" office:value-type="float" office:value="0.029296875">
            <text:p>0.029297</text:p>
          </table:table-cell>
          <table:table-cell table:formula="of:=[.M495]/100000" office:value-type="float" office:value="0.00000029296875">
            <text:p>0.0000002930</text:p>
          </table:table-cell>
          <table:table-cell table:formula="of:=0.625*1000000*[.$N495]*1000" office:value-type="float" office:value="183.10546875">
            <text:p>183.105469</text:p>
          </table:table-cell>
          <table:table-cell table:formula="of:=0.769*100000*[.$N495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4">
            <text:p>6224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96]" office:value-type="float" office:value="21.9952">
            <text:p>21.9952</text:p>
          </table:table-cell>
          <table:table-cell/>
          <table:table-cell table:formula="of:=-0.0000028*[.$D496]*[.$D496]+0.0405*[.$D496]-4" office:value-type="float" office:value="32.8607872">
            <text:p>32.8607872</text:p>
          </table:table-cell>
          <table:table-cell/>
          <table:table-cell table:formula="of:=([.G496]-25)*(0.01+0.00008*[.$D496])+[.$I496]" office:value-type="float" office:value="32.596124416">
            <text:p>32.596124416</text:p>
          </table:table-cell>
          <table:table-cell/>
          <table:table-cell table:formula="of:=([.$B496]/4096)*1.5" office:value-type="float" office:value="0.0263671875">
            <text:p>0.026367</text:p>
          </table:table-cell>
          <table:table-cell table:formula="of:=[.M496]/100000" office:value-type="float" office:value="0.000000263671875">
            <text:p>0.0000002637</text:p>
          </table:table-cell>
          <table:table-cell table:formula="of:=0.625*1000000*[.$N496]*1000" office:value-type="float" office:value="164.794921875">
            <text:p>164.794922</text:p>
          </table:table-cell>
          <table:table-cell table:formula="of:=0.769*100000*[.$N49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1">
            <text:p>6221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497]" office:value-type="float" office:value="21.9658">
            <text:p>21.9658</text:p>
          </table:table-cell>
          <table:table-cell/>
          <table:table-cell table:formula="of:=-0.0000028*[.$D497]*[.$D497]+0.0405*[.$D497]-4" office:value-type="float" office:value="32.8607872">
            <text:p>32.8607872</text:p>
          </table:table-cell>
          <table:table-cell/>
          <table:table-cell table:formula="of:=([.G497]-25)*(0.01+0.00008*[.$D497])+[.$I497]" office:value-type="float" office:value="32.593534864">
            <text:p>32.593534864</text:p>
          </table:table-cell>
          <table:table-cell/>
          <table:table-cell table:formula="of:=([.$B497]/4096)*1.5" office:value-type="float" office:value="0.0274658203125">
            <text:p>0.027466</text:p>
          </table:table-cell>
          <table:table-cell table:formula="of:=[.M497]/100000" office:value-type="float" office:value="0.000000274658203125">
            <text:p>0.0000002747</text:p>
          </table:table-cell>
          <table:table-cell table:formula="of:=0.625*1000000*[.$N497]*1000" office:value-type="float" office:value="171.661376953125">
            <text:p>171.661377</text:p>
          </table:table-cell>
          <table:table-cell table:formula="of:=0.769*100000*[.$N49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3">
            <text:p>6223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98]" office:value-type="float" office:value="21.9854">
            <text:p>21.9854</text:p>
          </table:table-cell>
          <table:table-cell/>
          <table:table-cell table:formula="of:=-0.0000028*[.$D498]*[.$D498]+0.0405*[.$D498]-4" office:value-type="float" office:value="32.9308448">
            <text:p>32.9308448</text:p>
          </table:table-cell>
          <table:table-cell/>
          <table:table-cell table:formula="of:=([.G498]-25)*(0.01+0.00008*[.$D498])+[.$I498]" office:value-type="float" office:value="32.664836496">
            <text:p>32.664836496</text:p>
          </table:table-cell>
          <table:table-cell/>
          <table:table-cell table:formula="of:=([.$B498]/4096)*1.5" office:value-type="float" office:value="0.0274658203125">
            <text:p>0.027466</text:p>
          </table:table-cell>
          <table:table-cell table:formula="of:=[.M498]/100000" office:value-type="float" office:value="0.000000274658203125">
            <text:p>0.0000002747</text:p>
          </table:table-cell>
          <table:table-cell table:formula="of:=0.625*1000000*[.$N498]*1000" office:value-type="float" office:value="171.661376953125">
            <text:p>171.661377</text:p>
          </table:table-cell>
          <table:table-cell table:formula="of:=0.769*100000*[.$N49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22">
            <text:p>6222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499]" office:value-type="float" office:value="21.9756">
            <text:p>21.9756</text:p>
          </table:table-cell>
          <table:table-cell/>
          <table:table-cell table:formula="of:=-0.0000028*[.$D499]*[.$D499]+0.0405*[.$D499]-4" office:value-type="float" office:value="32.9308448">
            <text:p>32.9308448</text:p>
          </table:table-cell>
          <table:table-cell/>
          <table:table-cell table:formula="of:=([.G499]-25)*(0.01+0.00008*[.$D499])+[.$I499]" office:value-type="float" office:value="32.663971744">
            <text:p>32.663971744</text:p>
          </table:table-cell>
          <table:table-cell/>
          <table:table-cell table:formula="of:=([.$B499]/4096)*1.5" office:value-type="float" office:value="0.028564453125">
            <text:p>0.028564</text:p>
          </table:table-cell>
          <table:table-cell table:formula="of:=[.M499]/100000" office:value-type="float" office:value="0.00000028564453125">
            <text:p>0.0000002856</text:p>
          </table:table-cell>
          <table:table-cell table:formula="of:=0.625*1000000*[.$N499]*1000" office:value-type="float" office:value="178.52783203125">
            <text:p>178.527832</text:p>
          </table:table-cell>
          <table:table-cell table:formula="of:=0.769*100000*[.$N499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0">
            <text:p>6220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500]" office:value-type="float" office:value="21.956">
            <text:p>21.956</text:p>
          </table:table-cell>
          <table:table-cell/>
          <table:table-cell table:formula="of:=-0.0000028*[.$D500]*[.$D500]+0.0405*[.$D500]-4" office:value-type="float" office:value="32.9308448">
            <text:p>32.9308448</text:p>
          </table:table-cell>
          <table:table-cell/>
          <table:table-cell table:formula="of:=([.G500]-25)*(0.01+0.00008*[.$D500])+[.$I500]" office:value-type="float" office:value="32.66224224">
            <text:p>32.66224224</text:p>
          </table:table-cell>
          <table:table-cell/>
          <table:table-cell table:formula="of:=([.$B500]/4096)*1.5" office:value-type="float" office:value="0.025634765625">
            <text:p>0.025635</text:p>
          </table:table-cell>
          <table:table-cell table:formula="of:=[.M500]/100000" office:value-type="float" office:value="0.00000025634765625">
            <text:p>0.0000002563</text:p>
          </table:table-cell>
          <table:table-cell table:formula="of:=0.625*1000000*[.$N500]*1000" office:value-type="float" office:value="160.21728515625">
            <text:p>160.217285</text:p>
          </table:table-cell>
          <table:table-cell table:formula="of:=0.769*100000*[.$N50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219">
            <text:p>6219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501]" office:value-type="float" office:value="21.9462">
            <text:p>21.9462</text:p>
          </table:table-cell>
          <table:table-cell/>
          <table:table-cell table:formula="of:=-0.0000028*[.$D501]*[.$D501]+0.0405*[.$D501]-4" office:value-type="float" office:value="32.9308448">
            <text:p>32.9308448</text:p>
          </table:table-cell>
          <table:table-cell/>
          <table:table-cell table:formula="of:=([.G501]-25)*(0.01+0.00008*[.$D501])+[.$I501]" office:value-type="float" office:value="32.661377488">
            <text:p>32.661377488</text:p>
          </table:table-cell>
          <table:table-cell/>
          <table:table-cell table:formula="of:=([.$B501]/4096)*1.5" office:value-type="float" office:value="0.0289306640625">
            <text:p>0.028931</text:p>
          </table:table-cell>
          <table:table-cell table:formula="of:=[.M501]/100000" office:value-type="float" office:value="0.000000289306640625">
            <text:p>0.0000002893</text:p>
          </table:table-cell>
          <table:table-cell table:formula="of:=0.625*1000000*[.$N501]*1000" office:value-type="float" office:value="180.816650390625">
            <text:p>180.816650</text:p>
          </table:table-cell>
          <table:table-cell table:formula="of:=0.769*100000*[.$N501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4">
            <text:p>6224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502]" office:value-type="float" office:value="21.9952">
            <text:p>21.9952</text:p>
          </table:table-cell>
          <table:table-cell/>
          <table:table-cell table:formula="of:=-0.0000028*[.$D502]*[.$D502]+0.0405*[.$D502]-4" office:value-type="float" office:value="32.8958188">
            <text:p>32.8958188</text:p>
          </table:table-cell>
          <table:table-cell/>
          <table:table-cell table:formula="of:=([.G502]-25)*(0.01+0.00008*[.$D502])+[.$I502]" office:value-type="float" office:value="32.630915632">
            <text:p>32.630915632</text:p>
          </table:table-cell>
          <table:table-cell/>
          <table:table-cell table:formula="of:=([.$B502]/4096)*1.5" office:value-type="float" office:value="0.02490234375">
            <text:p>0.024902</text:p>
          </table:table-cell>
          <table:table-cell table:formula="of:=[.M502]/100000" office:value-type="float" office:value="0.0000002490234375">
            <text:p>0.0000002490</text:p>
          </table:table-cell>
          <table:table-cell table:formula="of:=0.625*1000000*[.$N502]*1000" office:value-type="float" office:value="155.6396484375">
            <text:p>155.639648</text:p>
          </table:table-cell>
          <table:table-cell table:formula="of:=0.769*100000*[.$N50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24">
            <text:p>6224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503]" office:value-type="float" office:value="21.9952">
            <text:p>21.9952</text:p>
          </table:table-cell>
          <table:table-cell/>
          <table:table-cell table:formula="of:=-0.0000028*[.$D503]*[.$D503]+0.0405*[.$D503]-4" office:value-type="float" office:value="32.8607872">
            <text:p>32.8607872</text:p>
          </table:table-cell>
          <table:table-cell/>
          <table:table-cell table:formula="of:=([.G503]-25)*(0.01+0.00008*[.$D503])+[.$I503]" office:value-type="float" office:value="32.596124416">
            <text:p>32.596124416</text:p>
          </table:table-cell>
          <table:table-cell/>
          <table:table-cell table:formula="of:=([.$B503]/4096)*1.5" office:value-type="float" office:value="0.028564453125">
            <text:p>0.028564</text:p>
          </table:table-cell>
          <table:table-cell table:formula="of:=[.M503]/100000" office:value-type="float" office:value="0.00000028564453125">
            <text:p>0.0000002856</text:p>
          </table:table-cell>
          <table:table-cell table:formula="of:=0.625*1000000*[.$N503]*1000" office:value-type="float" office:value="178.52783203125">
            <text:p>178.527832</text:p>
          </table:table-cell>
          <table:table-cell table:formula="of:=0.769*100000*[.$N503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2">
            <text:p>6222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504]" office:value-type="float" office:value="21.9756">
            <text:p>21.9756</text:p>
          </table:table-cell>
          <table:table-cell/>
          <table:table-cell table:formula="of:=-0.0000028*[.$D504]*[.$D504]+0.0405*[.$D504]-4" office:value-type="float" office:value="32.8607872">
            <text:p>32.8607872</text:p>
          </table:table-cell>
          <table:table-cell/>
          <table:table-cell table:formula="of:=([.G504]-25)*(0.01+0.00008*[.$D504])+[.$I504]" office:value-type="float" office:value="32.594398048">
            <text:p>32.594398048</text:p>
          </table:table-cell>
          <table:table-cell/>
          <table:table-cell table:formula="of:=([.$B504]/4096)*1.5" office:value-type="float" office:value="0.0252685546875">
            <text:p>0.025269</text:p>
          </table:table-cell>
          <table:table-cell table:formula="of:=[.M504]/100000" office:value-type="float" office:value="0.000000252685546875">
            <text:p>0.0000002527</text:p>
          </table:table-cell>
          <table:table-cell table:formula="of:=0.625*1000000*[.$N504]*1000" office:value-type="float" office:value="157.928466796875">
            <text:p>157.928467</text:p>
          </table:table-cell>
          <table:table-cell table:formula="of:=0.769*100000*[.$N50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1">
            <text:p>6221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505]" office:value-type="float" office:value="21.9658">
            <text:p>21.9658</text:p>
          </table:table-cell>
          <table:table-cell/>
          <table:table-cell table:formula="of:=-0.0000028*[.$D505]*[.$D505]+0.0405*[.$D505]-4" office:value-type="float" office:value="32.8607872">
            <text:p>32.8607872</text:p>
          </table:table-cell>
          <table:table-cell/>
          <table:table-cell table:formula="of:=([.G505]-25)*(0.01+0.00008*[.$D505])+[.$I505]" office:value-type="float" office:value="32.593534864">
            <text:p>32.593534864</text:p>
          </table:table-cell>
          <table:table-cell/>
          <table:table-cell table:formula="of:=([.$B505]/4096)*1.5" office:value-type="float" office:value="0.025634765625">
            <text:p>0.025635</text:p>
          </table:table-cell>
          <table:table-cell table:formula="of:=[.M505]/100000" office:value-type="float" office:value="0.00000025634765625">
            <text:p>0.0000002563</text:p>
          </table:table-cell>
          <table:table-cell table:formula="of:=0.625*1000000*[.$N505]*1000" office:value-type="float" office:value="160.21728515625">
            <text:p>160.217285</text:p>
          </table:table-cell>
          <table:table-cell table:formula="of:=0.769*100000*[.$N505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22">
            <text:p>6222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506]" office:value-type="float" office:value="21.9756">
            <text:p>21.9756</text:p>
          </table:table-cell>
          <table:table-cell/>
          <table:table-cell table:formula="of:=-0.0000028*[.$D506]*[.$D506]+0.0405*[.$D506]-4" office:value-type="float" office:value="32.8607872">
            <text:p>32.8607872</text:p>
          </table:table-cell>
          <table:table-cell/>
          <table:table-cell table:formula="of:=([.G506]-25)*(0.01+0.00008*[.$D506])+[.$I506]" office:value-type="float" office:value="32.594398048">
            <text:p>32.594398048</text:p>
          </table:table-cell>
          <table:table-cell/>
          <table:table-cell table:formula="of:=([.$B506]/4096)*1.5" office:value-type="float" office:value="0.028564453125">
            <text:p>0.028564</text:p>
          </table:table-cell>
          <table:table-cell table:formula="of:=[.M506]/100000" office:value-type="float" office:value="0.00000028564453125">
            <text:p>0.0000002856</text:p>
          </table:table-cell>
          <table:table-cell table:formula="of:=0.625*1000000*[.$N506]*1000" office:value-type="float" office:value="178.52783203125">
            <text:p>178.527832</text:p>
          </table:table-cell>
          <table:table-cell table:formula="of:=0.769*100000*[.$N506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1">
            <text:p>6221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507]" office:value-type="float" office:value="21.9658">
            <text:p>21.9658</text:p>
          </table:table-cell>
          <table:table-cell/>
          <table:table-cell table:formula="of:=-0.0000028*[.$D507]*[.$D507]+0.0405*[.$D507]-4" office:value-type="float" office:value="32.8607872">
            <text:p>32.8607872</text:p>
          </table:table-cell>
          <table:table-cell/>
          <table:table-cell table:formula="of:=([.G507]-25)*(0.01+0.00008*[.$D507])+[.$I507]" office:value-type="float" office:value="32.593534864">
            <text:p>32.593534864</text:p>
          </table:table-cell>
          <table:table-cell/>
          <table:table-cell table:formula="of:=([.$B507]/4096)*1.5" office:value-type="float" office:value="0.0260009765625">
            <text:p>0.026001</text:p>
          </table:table-cell>
          <table:table-cell table:formula="of:=[.M507]/100000" office:value-type="float" office:value="0.000000260009765625">
            <text:p>0.0000002600</text:p>
          </table:table-cell>
          <table:table-cell table:formula="of:=0.625*1000000*[.$N507]*1000" office:value-type="float" office:value="162.506103515625">
            <text:p>162.506104</text:p>
          </table:table-cell>
          <table:table-cell table:formula="of:=0.769*100000*[.$N50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1">
            <text:p>6221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508]" office:value-type="float" office:value="21.9658">
            <text:p>21.9658</text:p>
          </table:table-cell>
          <table:table-cell/>
          <table:table-cell table:formula="of:=-0.0000028*[.$D508]*[.$D508]+0.0405*[.$D508]-4" office:value-type="float" office:value="32.8958188">
            <text:p>32.8958188</text:p>
          </table:table-cell>
          <table:table-cell/>
          <table:table-cell table:formula="of:=([.G508]-25)*(0.01+0.00008*[.$D508])+[.$I508]" office:value-type="float" office:value="32.628323728">
            <text:p>32.628323728</text:p>
          </table:table-cell>
          <table:table-cell/>
          <table:table-cell table:formula="of:=([.$B508]/4096)*1.5" office:value-type="float" office:value="0.0252685546875">
            <text:p>0.025269</text:p>
          </table:table-cell>
          <table:table-cell table:formula="of:=[.M508]/100000" office:value-type="float" office:value="0.000000252685546875">
            <text:p>0.0000002527</text:p>
          </table:table-cell>
          <table:table-cell table:formula="of:=0.625*1000000*[.$N508]*1000" office:value-type="float" office:value="157.928466796875">
            <text:p>157.928467</text:p>
          </table:table-cell>
          <table:table-cell table:formula="of:=0.769*100000*[.$N508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2">
            <text:p>6222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509]" office:value-type="float" office:value="21.9756">
            <text:p>21.9756</text:p>
          </table:table-cell>
          <table:table-cell/>
          <table:table-cell table:formula="of:=-0.0000028*[.$D509]*[.$D509]+0.0405*[.$D509]-4" office:value-type="float" office:value="32.8607872">
            <text:p>32.8607872</text:p>
          </table:table-cell>
          <table:table-cell/>
          <table:table-cell table:formula="of:=([.G509]-25)*(0.01+0.00008*[.$D509])+[.$I509]" office:value-type="float" office:value="32.594398048">
            <text:p>32.594398048</text:p>
          </table:table-cell>
          <table:table-cell/>
          <table:table-cell table:formula="of:=([.$B509]/4096)*1.5" office:value-type="float" office:value="0.0274658203125">
            <text:p>0.027466</text:p>
          </table:table-cell>
          <table:table-cell table:formula="of:=[.M509]/100000" office:value-type="float" office:value="0.000000274658203125">
            <text:p>0.0000002747</text:p>
          </table:table-cell>
          <table:table-cell table:formula="of:=0.625*1000000*[.$N509]*1000" office:value-type="float" office:value="171.661376953125">
            <text:p>171.661377</text:p>
          </table:table-cell>
          <table:table-cell table:formula="of:=0.769*100000*[.$N50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1">
            <text:p>6221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510]" office:value-type="float" office:value="21.9658">
            <text:p>21.9658</text:p>
          </table:table-cell>
          <table:table-cell/>
          <table:table-cell table:formula="of:=-0.0000028*[.$D510]*[.$D510]+0.0405*[.$D510]-4" office:value-type="float" office:value="32.82575">
            <text:p>32.82575</text:p>
          </table:table-cell>
          <table:table-cell/>
          <table:table-cell table:formula="of:=([.G510]-25)*(0.01+0.00008*[.$D510])+[.$I510]" office:value-type="float" office:value="32.5587404">
            <text:p>32.5587404</text:p>
          </table:table-cell>
          <table:table-cell/>
          <table:table-cell table:formula="of:=([.$B510]/4096)*1.5" office:value-type="float" office:value="0.024169921875">
            <text:p>0.024170</text:p>
          </table:table-cell>
          <table:table-cell table:formula="of:=[.M510]/100000" office:value-type="float" office:value="0.00000024169921875">
            <text:p>0.0000002417</text:p>
          </table:table-cell>
          <table:table-cell table:formula="of:=0.625*1000000*[.$N510]*1000" office:value-type="float" office:value="151.06201171875">
            <text:p>151.062012</text:p>
          </table:table-cell>
          <table:table-cell table:formula="of:=0.769*100000*[.$N510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1">
            <text:p>6221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511]" office:value-type="float" office:value="21.9658">
            <text:p>21.9658</text:p>
          </table:table-cell>
          <table:table-cell/>
          <table:table-cell table:formula="of:=-0.0000028*[.$D511]*[.$D511]+0.0405*[.$D511]-4" office:value-type="float" office:value="32.7907072">
            <text:p>32.7907072</text:p>
          </table:table-cell>
          <table:table-cell/>
          <table:table-cell table:formula="of:=([.G511]-25)*(0.01+0.00008*[.$D511])+[.$I511]" office:value-type="float" office:value="32.523940336">
            <text:p>32.523940336</text:p>
          </table:table-cell>
          <table:table-cell/>
          <table:table-cell table:formula="of:=([.$B511]/4096)*1.5" office:value-type="float" office:value="0.0263671875">
            <text:p>0.026367</text:p>
          </table:table-cell>
          <table:table-cell table:formula="of:=[.M511]/100000" office:value-type="float" office:value="0.000000263671875">
            <text:p>0.0000002637</text:p>
          </table:table-cell>
          <table:table-cell table:formula="of:=0.625*1000000*[.$N511]*1000" office:value-type="float" office:value="164.794921875">
            <text:p>164.794922</text:p>
          </table:table-cell>
          <table:table-cell table:formula="of:=0.769*100000*[.$N51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3">
            <text:p>6223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512]" office:value-type="float" office:value="21.9854">
            <text:p>21.9854</text:p>
          </table:table-cell>
          <table:table-cell/>
          <table:table-cell table:formula="of:=-0.0000028*[.$D512]*[.$D512]+0.0405*[.$D512]-4" office:value-type="float" office:value="32.7907072">
            <text:p>32.7907072</text:p>
          </table:table-cell>
          <table:table-cell/>
          <table:table-cell table:formula="of:=([.G512]-25)*(0.01+0.00008*[.$D512])+[.$I512]" office:value-type="float" office:value="32.525663568">
            <text:p>32.525663568</text:p>
          </table:table-cell>
          <table:table-cell/>
          <table:table-cell table:formula="of:=([.$B512]/4096)*1.5" office:value-type="float" office:value="0.024169921875">
            <text:p>0.024170</text:p>
          </table:table-cell>
          <table:table-cell table:formula="of:=[.M512]/100000" office:value-type="float" office:value="0.00000024169921875">
            <text:p>0.0000002417</text:p>
          </table:table-cell>
          <table:table-cell table:formula="of:=0.625*1000000*[.$N512]*1000" office:value-type="float" office:value="151.06201171875">
            <text:p>151.062012</text:p>
          </table:table-cell>
          <table:table-cell table:formula="of:=0.769*100000*[.$N512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22">
            <text:p>6222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513]" office:value-type="float" office:value="21.9756">
            <text:p>21.9756</text:p>
          </table:table-cell>
          <table:table-cell/>
          <table:table-cell table:formula="of:=-0.0000028*[.$D513]*[.$D513]+0.0405*[.$D513]-4" office:value-type="float" office:value="32.7907072">
            <text:p>32.7907072</text:p>
          </table:table-cell>
          <table:table-cell/>
          <table:table-cell table:formula="of:=([.G513]-25)*(0.01+0.00008*[.$D513])+[.$I513]" office:value-type="float" office:value="32.524801952">
            <text:p>32.524801952</text:p>
          </table:table-cell>
          <table:table-cell/>
          <table:table-cell table:formula="of:=([.$B513]/4096)*1.5" office:value-type="float" office:value="0.02783203125">
            <text:p>0.027832</text:p>
          </table:table-cell>
          <table:table-cell table:formula="of:=[.M513]/100000" office:value-type="float" office:value="0.0000002783203125">
            <text:p>0.0000002783</text:p>
          </table:table-cell>
          <table:table-cell table:formula="of:=0.625*1000000*[.$N513]*1000" office:value-type="float" office:value="173.9501953125">
            <text:p>173.950195</text:p>
          </table:table-cell>
          <table:table-cell table:formula="of:=0.769*100000*[.$N513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2">
            <text:p>6222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514]" office:value-type="float" office:value="21.9756">
            <text:p>21.9756</text:p>
          </table:table-cell>
          <table:table-cell/>
          <table:table-cell table:formula="of:=-0.0000028*[.$D514]*[.$D514]+0.0405*[.$D514]-4" office:value-type="float" office:value="32.7907072">
            <text:p>32.7907072</text:p>
          </table:table-cell>
          <table:table-cell/>
          <table:table-cell table:formula="of:=([.G514]-25)*(0.01+0.00008*[.$D514])+[.$I514]" office:value-type="float" office:value="32.524801952">
            <text:p>32.524801952</text:p>
          </table:table-cell>
          <table:table-cell/>
          <table:table-cell table:formula="of:=([.$B514]/4096)*1.5" office:value-type="float" office:value="0.027099609375">
            <text:p>0.027100</text:p>
          </table:table-cell>
          <table:table-cell table:formula="of:=[.M514]/100000" office:value-type="float" office:value="0.00000027099609375">
            <text:p>0.0000002710</text:p>
          </table:table-cell>
          <table:table-cell table:formula="of:=0.625*1000000*[.$N514]*1000" office:value-type="float" office:value="169.37255859375">
            <text:p>169.372559</text:p>
          </table:table-cell>
          <table:table-cell table:formula="of:=0.769*100000*[.$N514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20">
            <text:p>6220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515]" office:value-type="float" office:value="21.956">
            <text:p>21.956</text:p>
          </table:table-cell>
          <table:table-cell/>
          <table:table-cell table:formula="of:=-0.0000028*[.$D515]*[.$D515]+0.0405*[.$D515]-4" office:value-type="float" office:value="32.7907072">
            <text:p>32.7907072</text:p>
          </table:table-cell>
          <table:table-cell/>
          <table:table-cell table:formula="of:=([.G515]-25)*(0.01+0.00008*[.$D515])+[.$I515]" office:value-type="float" office:value="32.52307872">
            <text:p>32.52307872</text:p>
          </table:table-cell>
          <table:table-cell/>
          <table:table-cell table:formula="of:=([.$B515]/4096)*1.5" office:value-type="float" office:value="0.0267333984375">
            <text:p>0.026733</text:p>
          </table:table-cell>
          <table:table-cell table:formula="of:=[.M515]/100000" office:value-type="float" office:value="0.000000267333984375">
            <text:p>0.0000002673</text:p>
          </table:table-cell>
          <table:table-cell table:formula="of:=0.625*1000000*[.$N515]*1000" office:value-type="float" office:value="167.083740234375">
            <text:p>167.083740</text:p>
          </table:table-cell>
          <table:table-cell table:formula="of:=0.769*100000*[.$N515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1">
            <text:p>6221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516]" office:value-type="float" office:value="21.9658">
            <text:p>21.9658</text:p>
          </table:table-cell>
          <table:table-cell/>
          <table:table-cell table:formula="of:=-0.0000028*[.$D516]*[.$D516]+0.0405*[.$D516]-4" office:value-type="float" office:value="32.7907072">
            <text:p>32.7907072</text:p>
          </table:table-cell>
          <table:table-cell/>
          <table:table-cell table:formula="of:=([.G516]-25)*(0.01+0.00008*[.$D516])+[.$I516]" office:value-type="float" office:value="32.523940336">
            <text:p>32.523940336</text:p>
          </table:table-cell>
          <table:table-cell/>
          <table:table-cell table:formula="of:=([.$B516]/4096)*1.5" office:value-type="float" office:value="0.027099609375">
            <text:p>0.027100</text:p>
          </table:table-cell>
          <table:table-cell table:formula="of:=[.M516]/100000" office:value-type="float" office:value="0.00000027099609375">
            <text:p>0.0000002710</text:p>
          </table:table-cell>
          <table:table-cell table:formula="of:=0.625*1000000*[.$N516]*1000" office:value-type="float" office:value="169.37255859375">
            <text:p>169.372559</text:p>
          </table:table-cell>
          <table:table-cell table:formula="of:=0.769*100000*[.$N51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0">
            <text:p>6220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517]" office:value-type="float" office:value="21.956">
            <text:p>21.956</text:p>
          </table:table-cell>
          <table:table-cell/>
          <table:table-cell table:formula="of:=-0.0000028*[.$D517]*[.$D517]+0.0405*[.$D517]-4" office:value-type="float" office:value="32.7907072">
            <text:p>32.7907072</text:p>
          </table:table-cell>
          <table:table-cell/>
          <table:table-cell table:formula="of:=([.G517]-25)*(0.01+0.00008*[.$D517])+[.$I517]" office:value-type="float" office:value="32.52307872">
            <text:p>32.52307872</text:p>
          </table:table-cell>
          <table:table-cell/>
          <table:table-cell table:formula="of:=([.$B517]/4096)*1.5" office:value-type="float" office:value="0.0274658203125">
            <text:p>0.027466</text:p>
          </table:table-cell>
          <table:table-cell table:formula="of:=[.M517]/100000" office:value-type="float" office:value="0.000000274658203125">
            <text:p>0.0000002747</text:p>
          </table:table-cell>
          <table:table-cell table:formula="of:=0.625*1000000*[.$N517]*1000" office:value-type="float" office:value="171.661376953125">
            <text:p>171.661377</text:p>
          </table:table-cell>
          <table:table-cell table:formula="of:=0.769*100000*[.$N51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3">
            <text:p>6223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518]" office:value-type="float" office:value="21.9854">
            <text:p>21.9854</text:p>
          </table:table-cell>
          <table:table-cell/>
          <table:table-cell table:formula="of:=-0.0000028*[.$D518]*[.$D518]+0.0405*[.$D518]-4" office:value-type="float" office:value="32.7907072">
            <text:p>32.7907072</text:p>
          </table:table-cell>
          <table:table-cell/>
          <table:table-cell table:formula="of:=([.G518]-25)*(0.01+0.00008*[.$D518])+[.$I518]" office:value-type="float" office:value="32.525663568">
            <text:p>32.525663568</text:p>
          </table:table-cell>
          <table:table-cell/>
          <table:table-cell table:formula="of:=([.$B518]/4096)*1.5" office:value-type="float" office:value="0.0245361328125">
            <text:p>0.024536</text:p>
          </table:table-cell>
          <table:table-cell table:formula="of:=[.M518]/100000" office:value-type="float" office:value="0.000000245361328125">
            <text:p>0.0000002454</text:p>
          </table:table-cell>
          <table:table-cell table:formula="of:=0.625*1000000*[.$N518]*1000" office:value-type="float" office:value="153.350830078125">
            <text:p>153.350830</text:p>
          </table:table-cell>
          <table:table-cell table:formula="of:=0.769*100000*[.$N518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2">
            <text:p>6222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19]" office:value-type="float" office:value="21.9756">
            <text:p>21.9756</text:p>
          </table:table-cell>
          <table:table-cell/>
          <table:table-cell table:formula="of:=-0.0000028*[.$D519]*[.$D519]+0.0405*[.$D519]-4" office:value-type="float" office:value="32.7206048">
            <text:p>32.7206048</text:p>
          </table:table-cell>
          <table:table-cell/>
          <table:table-cell table:formula="of:=([.G519]-25)*(0.01+0.00008*[.$D519])+[.$I519]" office:value-type="float" office:value="32.455183456">
            <text:p>32.455183456</text:p>
          </table:table-cell>
          <table:table-cell/>
          <table:table-cell table:formula="of:=([.$B519]/4096)*1.5" office:value-type="float" office:value="0.0260009765625">
            <text:p>0.026001</text:p>
          </table:table-cell>
          <table:table-cell table:formula="of:=[.M519]/100000" office:value-type="float" office:value="0.000000260009765625">
            <text:p>0.0000002600</text:p>
          </table:table-cell>
          <table:table-cell table:formula="of:=0.625*1000000*[.$N519]*1000" office:value-type="float" office:value="162.506103515625">
            <text:p>162.506104</text:p>
          </table:table-cell>
          <table:table-cell table:formula="of:=0.769*100000*[.$N51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3">
            <text:p>6223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20]" office:value-type="float" office:value="21.9854">
            <text:p>21.9854</text:p>
          </table:table-cell>
          <table:table-cell/>
          <table:table-cell table:formula="of:=-0.0000028*[.$D520]*[.$D520]+0.0405*[.$D520]-4" office:value-type="float" office:value="32.7206048">
            <text:p>32.7206048</text:p>
          </table:table-cell>
          <table:table-cell/>
          <table:table-cell table:formula="of:=([.G520]-25)*(0.01+0.00008*[.$D520])+[.$I520]" office:value-type="float" office:value="32.456043504">
            <text:p>32.456043504</text:p>
          </table:table-cell>
          <table:table-cell/>
          <table:table-cell table:formula="of:=([.$B520]/4096)*1.5" office:value-type="float" office:value="0.0245361328125">
            <text:p>0.024536</text:p>
          </table:table-cell>
          <table:table-cell table:formula="of:=[.M520]/100000" office:value-type="float" office:value="0.000000245361328125">
            <text:p>0.0000002454</text:p>
          </table:table-cell>
          <table:table-cell table:formula="of:=0.625*1000000*[.$N520]*1000" office:value-type="float" office:value="153.350830078125">
            <text:p>153.350830</text:p>
          </table:table-cell>
          <table:table-cell table:formula="of:=0.769*100000*[.$N520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6">
            <text:p>622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21]" office:value-type="float" office:value="22.0148">
            <text:p>22.0148</text:p>
          </table:table-cell>
          <table:table-cell/>
          <table:table-cell table:formula="of:=-0.0000028*[.$D521]*[.$D521]+0.0405*[.$D521]-4" office:value-type="float" office:value="32.7206048">
            <text:p>32.7206048</text:p>
          </table:table-cell>
          <table:table-cell/>
          <table:table-cell table:formula="of:=([.G521]-25)*(0.01+0.00008*[.$D521])+[.$I521]" office:value-type="float" office:value="32.458623648">
            <text:p>32.458623648</text:p>
          </table:table-cell>
          <table:table-cell/>
          <table:table-cell table:formula="of:=([.$B521]/4096)*1.5" office:value-type="float" office:value="0.025634765625">
            <text:p>0.025635</text:p>
          </table:table-cell>
          <table:table-cell table:formula="of:=[.M521]/100000" office:value-type="float" office:value="0.00000025634765625">
            <text:p>0.0000002563</text:p>
          </table:table-cell>
          <table:table-cell table:formula="of:=0.625*1000000*[.$N521]*1000" office:value-type="float" office:value="160.21728515625">
            <text:p>160.217285</text:p>
          </table:table-cell>
          <table:table-cell table:formula="of:=0.769*100000*[.$N521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8">
            <text:p>622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22]" office:value-type="float" office:value="22.0344">
            <text:p>22.0344</text:p>
          </table:table-cell>
          <table:table-cell/>
          <table:table-cell table:formula="of:=-0.0000028*[.$D522]*[.$D522]+0.0405*[.$D522]-4" office:value-type="float" office:value="32.65048">
            <text:p>32.65048</text:p>
          </table:table-cell>
          <table:table-cell/>
          <table:table-cell table:formula="of:=([.G522]-25)*(0.01+0.00008*[.$D522])+[.$I522]" office:value-type="float" office:value="32.39069344">
            <text:p>32.39069344</text:p>
          </table:table-cell>
          <table:table-cell/>
          <table:table-cell table:formula="of:=([.$B522]/4096)*1.5" office:value-type="float" office:value="0.0238037109375">
            <text:p>0.023804</text:p>
          </table:table-cell>
          <table:table-cell table:formula="of:=[.M522]/100000" office:value-type="float" office:value="0.000000238037109375">
            <text:p>0.0000002380</text:p>
          </table:table-cell>
          <table:table-cell table:formula="of:=0.625*1000000*[.$N522]*1000" office:value-type="float" office:value="148.773193359375">
            <text:p>148.773193</text:p>
          </table:table-cell>
          <table:table-cell table:formula="of:=0.769*100000*[.$N522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6">
            <text:p>622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23]" office:value-type="float" office:value="22.0148">
            <text:p>22.0148</text:p>
          </table:table-cell>
          <table:table-cell/>
          <table:table-cell table:formula="of:=-0.0000028*[.$D523]*[.$D523]+0.0405*[.$D523]-4" office:value-type="float" office:value="32.5803328">
            <text:p>32.5803328</text:p>
          </table:table-cell>
          <table:table-cell/>
          <table:table-cell table:formula="of:=([.G523]-25)*(0.01+0.00008*[.$D523])+[.$I523]" office:value-type="float" office:value="32.319306912">
            <text:p>32.319306912</text:p>
          </table:table-cell>
          <table:table-cell/>
          <table:table-cell table:formula="of:=([.$B523]/4096)*1.5" office:value-type="float" office:value="0.0238037109375">
            <text:p>0.023804</text:p>
          </table:table-cell>
          <table:table-cell table:formula="of:=[.M523]/100000" office:value-type="float" office:value="0.000000238037109375">
            <text:p>0.0000002380</text:p>
          </table:table-cell>
          <table:table-cell table:formula="of:=0.625*1000000*[.$N523]*1000" office:value-type="float" office:value="148.773193359375">
            <text:p>148.773193</text:p>
          </table:table-cell>
          <table:table-cell table:formula="of:=0.769*100000*[.$N523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25">
            <text:p>6225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24]" office:value-type="float" office:value="22.005">
            <text:p>22.005</text:p>
          </table:table-cell>
          <table:table-cell/>
          <table:table-cell table:formula="of:=-0.0000028*[.$D524]*[.$D524]+0.0405*[.$D524]-4" office:value-type="float" office:value="32.65048">
            <text:p>32.65048</text:p>
          </table:table-cell>
          <table:table-cell/>
          <table:table-cell table:formula="of:=([.G524]-25)*(0.01+0.00008*[.$D524])+[.$I524]" office:value-type="float" office:value="32.388118">
            <text:p>32.388118</text:p>
          </table:table-cell>
          <table:table-cell/>
          <table:table-cell table:formula="of:=([.$B524]/4096)*1.5" office:value-type="float" office:value="0.0267333984375">
            <text:p>0.026733</text:p>
          </table:table-cell>
          <table:table-cell table:formula="of:=[.M524]/100000" office:value-type="float" office:value="0.000000267333984375">
            <text:p>0.0000002673</text:p>
          </table:table-cell>
          <table:table-cell table:formula="of:=0.625*1000000*[.$N524]*1000" office:value-type="float" office:value="167.083740234375">
            <text:p>167.083740</text:p>
          </table:table-cell>
          <table:table-cell table:formula="of:=0.769*100000*[.$N52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4">
            <text:p>622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25]" office:value-type="float" office:value="21.9952">
            <text:p>21.9952</text:p>
          </table:table-cell>
          <table:table-cell/>
          <table:table-cell table:formula="of:=-0.0000028*[.$D525]*[.$D525]+0.0405*[.$D525]-4" office:value-type="float" office:value="32.65048">
            <text:p>32.65048</text:p>
          </table:table-cell>
          <table:table-cell/>
          <table:table-cell table:formula="of:=([.G525]-25)*(0.01+0.00008*[.$D525])+[.$I525]" office:value-type="float" office:value="32.38725952">
            <text:p>32.38725952</text:p>
          </table:table-cell>
          <table:table-cell/>
          <table:table-cell table:formula="of:=([.$B525]/4096)*1.5" office:value-type="float" office:value="0.024169921875">
            <text:p>0.024170</text:p>
          </table:table-cell>
          <table:table-cell table:formula="of:=[.M525]/100000" office:value-type="float" office:value="0.00000024169921875">
            <text:p>0.0000002417</text:p>
          </table:table-cell>
          <table:table-cell table:formula="of:=0.625*1000000*[.$N525]*1000" office:value-type="float" office:value="151.06201171875">
            <text:p>151.062012</text:p>
          </table:table-cell>
          <table:table-cell table:formula="of:=0.769*100000*[.$N52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4">
            <text:p>622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26]" office:value-type="float" office:value="21.9952">
            <text:p>21.9952</text:p>
          </table:table-cell>
          <table:table-cell/>
          <table:table-cell table:formula="of:=-0.0000028*[.$D526]*[.$D526]+0.0405*[.$D526]-4" office:value-type="float" office:value="32.5803328">
            <text:p>32.5803328</text:p>
          </table:table-cell>
          <table:table-cell/>
          <table:table-cell table:formula="of:=([.G526]-25)*(0.01+0.00008*[.$D526])+[.$I526]" office:value-type="float" office:value="32.317593088">
            <text:p>32.317593088</text:p>
          </table:table-cell>
          <table:table-cell/>
          <table:table-cell table:formula="of:=([.$B526]/4096)*1.5" office:value-type="float" office:value="0.024169921875">
            <text:p>0.024170</text:p>
          </table:table-cell>
          <table:table-cell table:formula="of:=[.M526]/100000" office:value-type="float" office:value="0.00000024169921875">
            <text:p>0.0000002417</text:p>
          </table:table-cell>
          <table:table-cell table:formula="of:=0.625*1000000*[.$N526]*1000" office:value-type="float" office:value="151.06201171875">
            <text:p>151.062012</text:p>
          </table:table-cell>
          <table:table-cell table:formula="of:=0.769*100000*[.$N526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4">
            <text:p>622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27]" office:value-type="float" office:value="21.9952">
            <text:p>21.9952</text:p>
          </table:table-cell>
          <table:table-cell/>
          <table:table-cell table:formula="of:=-0.0000028*[.$D527]*[.$D527]+0.0405*[.$D527]-4" office:value-type="float" office:value="32.5803328">
            <text:p>32.5803328</text:p>
          </table:table-cell>
          <table:table-cell/>
          <table:table-cell table:formula="of:=([.G527]-25)*(0.01+0.00008*[.$D527])+[.$I527]" office:value-type="float" office:value="32.317593088">
            <text:p>32.317593088</text:p>
          </table:table-cell>
          <table:table-cell/>
          <table:table-cell table:formula="of:=([.$B527]/4096)*1.5" office:value-type="float" office:value="0.0281982421875">
            <text:p>0.028198</text:p>
          </table:table-cell>
          <table:table-cell table:formula="of:=[.M527]/100000" office:value-type="float" office:value="0.000000281982421875">
            <text:p>0.0000002820</text:p>
          </table:table-cell>
          <table:table-cell table:formula="of:=0.625*1000000*[.$N527]*1000" office:value-type="float" office:value="176.239013671875">
            <text:p>176.239014</text:p>
          </table:table-cell>
          <table:table-cell table:formula="of:=0.769*100000*[.$N527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2">
            <text:p>6222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528]" office:value-type="float" office:value="21.9756">
            <text:p>21.9756</text:p>
          </table:table-cell>
          <table:table-cell/>
          <table:table-cell table:formula="of:=-0.0000028*[.$D528]*[.$D528]+0.0405*[.$D528]-4" office:value-type="float" office:value="32.6154092">
            <text:p>32.6154092</text:p>
          </table:table-cell>
          <table:table-cell/>
          <table:table-cell table:formula="of:=([.G528]-25)*(0.01+0.00008*[.$D528])+[.$I528]" office:value-type="float" office:value="32.350713712">
            <text:p>32.350713712</text:p>
          </table:table-cell>
          <table:table-cell/>
          <table:table-cell table:formula="of:=([.$B528]/4096)*1.5" office:value-type="float" office:value="0.0281982421875">
            <text:p>0.028198</text:p>
          </table:table-cell>
          <table:table-cell table:formula="of:=[.M528]/100000" office:value-type="float" office:value="0.000000281982421875">
            <text:p>0.0000002820</text:p>
          </table:table-cell>
          <table:table-cell table:formula="of:=0.625*1000000*[.$N528]*1000" office:value-type="float" office:value="176.239013671875">
            <text:p>176.239014</text:p>
          </table:table-cell>
          <table:table-cell table:formula="of:=0.769*100000*[.$N528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2">
            <text:p>6222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29]" office:value-type="float" office:value="21.9756">
            <text:p>21.9756</text:p>
          </table:table-cell>
          <table:table-cell/>
          <table:table-cell table:formula="of:=-0.0000028*[.$D529]*[.$D529]+0.0405*[.$D529]-4" office:value-type="float" office:value="32.65048">
            <text:p>32.65048</text:p>
          </table:table-cell>
          <table:table-cell/>
          <table:table-cell table:formula="of:=([.G529]-25)*(0.01+0.00008*[.$D529])+[.$I529]" office:value-type="float" office:value="32.38554256">
            <text:p>32.38554256</text:p>
          </table:table-cell>
          <table:table-cell/>
          <table:table-cell table:formula="of:=([.$B529]/4096)*1.5" office:value-type="float" office:value="0.02490234375">
            <text:p>0.024902</text:p>
          </table:table-cell>
          <table:table-cell table:formula="of:=[.M529]/100000" office:value-type="float" office:value="0.0000002490234375">
            <text:p>0.0000002490</text:p>
          </table:table-cell>
          <table:table-cell table:formula="of:=0.625*1000000*[.$N529]*1000" office:value-type="float" office:value="155.6396484375">
            <text:p>155.639648</text:p>
          </table:table-cell>
          <table:table-cell table:formula="of:=0.769*100000*[.$N52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17">
            <text:p>6217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30]" office:value-type="float" office:value="21.9266">
            <text:p>21.9266</text:p>
          </table:table-cell>
          <table:table-cell/>
          <table:table-cell table:formula="of:=-0.0000028*[.$D530]*[.$D530]+0.0405*[.$D530]-4" office:value-type="float" office:value="32.7206048">
            <text:p>32.7206048</text:p>
          </table:table-cell>
          <table:table-cell/>
          <table:table-cell table:formula="of:=([.G530]-25)*(0.01+0.00008*[.$D530])+[.$I530]" office:value-type="float" office:value="32.450883216">
            <text:p>32.450883216</text:p>
          </table:table-cell>
          <table:table-cell/>
          <table:table-cell table:formula="of:=([.$B530]/4096)*1.5" office:value-type="float" office:value="0.0252685546875">
            <text:p>0.025269</text:p>
          </table:table-cell>
          <table:table-cell table:formula="of:=[.M530]/100000" office:value-type="float" office:value="0.000000252685546875">
            <text:p>0.0000002527</text:p>
          </table:table-cell>
          <table:table-cell table:formula="of:=0.625*1000000*[.$N530]*1000" office:value-type="float" office:value="157.928466796875">
            <text:p>157.928467</text:p>
          </table:table-cell>
          <table:table-cell table:formula="of:=0.769*100000*[.$N530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18">
            <text:p>6218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31]" office:value-type="float" office:value="21.9364">
            <text:p>21.9364</text:p>
          </table:table-cell>
          <table:table-cell/>
          <table:table-cell table:formula="of:=-0.0000028*[.$D531]*[.$D531]+0.0405*[.$D531]-4" office:value-type="float" office:value="32.7206048">
            <text:p>32.7206048</text:p>
          </table:table-cell>
          <table:table-cell/>
          <table:table-cell table:formula="of:=([.G531]-25)*(0.01+0.00008*[.$D531])+[.$I531]" office:value-type="float" office:value="32.451743264">
            <text:p>32.451743264</text:p>
          </table:table-cell>
          <table:table-cell/>
          <table:table-cell table:formula="of:=([.$B531]/4096)*1.5" office:value-type="float" office:value="0.02783203125">
            <text:p>0.027832</text:p>
          </table:table-cell>
          <table:table-cell table:formula="of:=[.M531]/100000" office:value-type="float" office:value="0.0000002783203125">
            <text:p>0.0000002783</text:p>
          </table:table-cell>
          <table:table-cell table:formula="of:=0.625*1000000*[.$N531]*1000" office:value-type="float" office:value="173.9501953125">
            <text:p>173.950195</text:p>
          </table:table-cell>
          <table:table-cell table:formula="of:=0.769*100000*[.$N53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19">
            <text:p>6219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32]" office:value-type="float" office:value="21.9462">
            <text:p>21.9462</text:p>
          </table:table-cell>
          <table:table-cell/>
          <table:table-cell table:formula="of:=-0.0000028*[.$D532]*[.$D532]+0.0405*[.$D532]-4" office:value-type="float" office:value="32.7206048">
            <text:p>32.7206048</text:p>
          </table:table-cell>
          <table:table-cell/>
          <table:table-cell table:formula="of:=([.G532]-25)*(0.01+0.00008*[.$D532])+[.$I532]" office:value-type="float" office:value="32.452603312">
            <text:p>32.452603312</text:p>
          </table:table-cell>
          <table:table-cell/>
          <table:table-cell table:formula="of:=([.$B532]/4096)*1.5" office:value-type="float" office:value="0.028564453125">
            <text:p>0.028564</text:p>
          </table:table-cell>
          <table:table-cell table:formula="of:=[.M532]/100000" office:value-type="float" office:value="0.00000028564453125">
            <text:p>0.0000002856</text:p>
          </table:table-cell>
          <table:table-cell table:formula="of:=0.625*1000000*[.$N532]*1000" office:value-type="float" office:value="178.52783203125">
            <text:p>178.527832</text:p>
          </table:table-cell>
          <table:table-cell table:formula="of:=0.769*100000*[.$N532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18">
            <text:p>6218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33]" office:value-type="float" office:value="21.9364">
            <text:p>21.9364</text:p>
          </table:table-cell>
          <table:table-cell/>
          <table:table-cell table:formula="of:=-0.0000028*[.$D533]*[.$D533]+0.0405*[.$D533]-4" office:value-type="float" office:value="32.7206048">
            <text:p>32.7206048</text:p>
          </table:table-cell>
          <table:table-cell/>
          <table:table-cell table:formula="of:=([.G533]-25)*(0.01+0.00008*[.$D533])+[.$I533]" office:value-type="float" office:value="32.451743264">
            <text:p>32.451743264</text:p>
          </table:table-cell>
          <table:table-cell/>
          <table:table-cell table:formula="of:=([.$B533]/4096)*1.5" office:value-type="float" office:value="0.02490234375">
            <text:p>0.024902</text:p>
          </table:table-cell>
          <table:table-cell table:formula="of:=[.M533]/100000" office:value-type="float" office:value="0.0000002490234375">
            <text:p>0.0000002490</text:p>
          </table:table-cell>
          <table:table-cell table:formula="of:=0.625*1000000*[.$N533]*1000" office:value-type="float" office:value="155.6396484375">
            <text:p>155.639648</text:p>
          </table:table-cell>
          <table:table-cell table:formula="of:=0.769*100000*[.$N53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15">
            <text:p>6215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34]" office:value-type="float" office:value="21.907">
            <text:p>21.907</text:p>
          </table:table-cell>
          <table:table-cell/>
          <table:table-cell table:formula="of:=-0.0000028*[.$D534]*[.$D534]+0.0405*[.$D534]-4" office:value-type="float" office:value="32.7206048">
            <text:p>32.7206048</text:p>
          </table:table-cell>
          <table:table-cell/>
          <table:table-cell table:formula="of:=([.G534]-25)*(0.01+0.00008*[.$D534])+[.$I534]" office:value-type="float" office:value="32.44916312">
            <text:p>32.44916312</text:p>
          </table:table-cell>
          <table:table-cell/>
          <table:table-cell table:formula="of:=([.$B534]/4096)*1.5" office:value-type="float" office:value="0.025634765625">
            <text:p>0.025635</text:p>
          </table:table-cell>
          <table:table-cell table:formula="of:=[.M534]/100000" office:value-type="float" office:value="0.00000025634765625">
            <text:p>0.0000002563</text:p>
          </table:table-cell>
          <table:table-cell table:formula="of:=0.625*1000000*[.$N534]*1000" office:value-type="float" office:value="160.21728515625">
            <text:p>160.217285</text:p>
          </table:table-cell>
          <table:table-cell table:formula="of:=0.769*100000*[.$N534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15">
            <text:p>6215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35]" office:value-type="float" office:value="21.907">
            <text:p>21.907</text:p>
          </table:table-cell>
          <table:table-cell/>
          <table:table-cell table:formula="of:=-0.0000028*[.$D535]*[.$D535]+0.0405*[.$D535]-4" office:value-type="float" office:value="32.7206048">
            <text:p>32.7206048</text:p>
          </table:table-cell>
          <table:table-cell/>
          <table:table-cell table:formula="of:=([.G535]-25)*(0.01+0.00008*[.$D535])+[.$I535]" office:value-type="float" office:value="32.44916312">
            <text:p>32.44916312</text:p>
          </table:table-cell>
          <table:table-cell/>
          <table:table-cell table:formula="of:=([.$B535]/4096)*1.5" office:value-type="float" office:value="0.027099609375">
            <text:p>0.027100</text:p>
          </table:table-cell>
          <table:table-cell table:formula="of:=[.M535]/100000" office:value-type="float" office:value="0.00000027099609375">
            <text:p>0.0000002710</text:p>
          </table:table-cell>
          <table:table-cell table:formula="of:=0.625*1000000*[.$N535]*1000" office:value-type="float" office:value="169.37255859375">
            <text:p>169.372559</text:p>
          </table:table-cell>
          <table:table-cell table:formula="of:=0.769*100000*[.$N53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16">
            <text:p>621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36]" office:value-type="float" office:value="21.9168">
            <text:p>21.9168</text:p>
          </table:table-cell>
          <table:table-cell/>
          <table:table-cell table:formula="of:=-0.0000028*[.$D536]*[.$D536]+0.0405*[.$D536]-4" office:value-type="float" office:value="32.7206048">
            <text:p>32.7206048</text:p>
          </table:table-cell>
          <table:table-cell/>
          <table:table-cell table:formula="of:=([.G536]-25)*(0.01+0.00008*[.$D536])+[.$I536]" office:value-type="float" office:value="32.450023168">
            <text:p>32.450023168</text:p>
          </table:table-cell>
          <table:table-cell/>
          <table:table-cell table:formula="of:=([.$B536]/4096)*1.5" office:value-type="float" office:value="0.024169921875">
            <text:p>0.024170</text:p>
          </table:table-cell>
          <table:table-cell table:formula="of:=[.M536]/100000" office:value-type="float" office:value="0.00000024169921875">
            <text:p>0.0000002417</text:p>
          </table:table-cell>
          <table:table-cell table:formula="of:=0.625*1000000*[.$N536]*1000" office:value-type="float" office:value="151.06201171875">
            <text:p>151.062012</text:p>
          </table:table-cell>
          <table:table-cell table:formula="of:=0.769*100000*[.$N536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18">
            <text:p>6218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537]" office:value-type="float" office:value="21.9364">
            <text:p>21.9364</text:p>
          </table:table-cell>
          <table:table-cell/>
          <table:table-cell table:formula="of:=-0.0000028*[.$D537]*[.$D537]+0.0405*[.$D537]-4" office:value-type="float" office:value="32.7206048">
            <text:p>32.7206048</text:p>
          </table:table-cell>
          <table:table-cell/>
          <table:table-cell table:formula="of:=([.G537]-25)*(0.01+0.00008*[.$D537])+[.$I537]" office:value-type="float" office:value="32.451743264">
            <text:p>32.451743264</text:p>
          </table:table-cell>
          <table:table-cell/>
          <table:table-cell table:formula="of:=([.$B537]/4096)*1.5" office:value-type="float" office:value="0.024169921875">
            <text:p>0.024170</text:p>
          </table:table-cell>
          <table:table-cell table:formula="of:=[.M537]/100000" office:value-type="float" office:value="0.00000024169921875">
            <text:p>0.0000002417</text:p>
          </table:table-cell>
          <table:table-cell table:formula="of:=0.625*1000000*[.$N537]*1000" office:value-type="float" office:value="151.06201171875">
            <text:p>151.062012</text:p>
          </table:table-cell>
          <table:table-cell table:formula="of:=0.769*100000*[.$N537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16">
            <text:p>621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38]" office:value-type="float" office:value="21.9168">
            <text:p>21.9168</text:p>
          </table:table-cell>
          <table:table-cell/>
          <table:table-cell table:formula="of:=-0.0000028*[.$D538]*[.$D538]+0.0405*[.$D538]-4" office:value-type="float" office:value="32.65048">
            <text:p>32.65048</text:p>
          </table:table-cell>
          <table:table-cell/>
          <table:table-cell table:formula="of:=([.G538]-25)*(0.01+0.00008*[.$D538])+[.$I538]" office:value-type="float" office:value="32.38039168">
            <text:p>32.38039168</text:p>
          </table:table-cell>
          <table:table-cell/>
          <table:table-cell table:formula="of:=([.$B538]/4096)*1.5" office:value-type="float" office:value="0.0260009765625">
            <text:p>0.026001</text:p>
          </table:table-cell>
          <table:table-cell table:formula="of:=[.M538]/100000" office:value-type="float" office:value="0.000000260009765625">
            <text:p>0.0000002600</text:p>
          </table:table-cell>
          <table:table-cell table:formula="of:=0.625*1000000*[.$N538]*1000" office:value-type="float" office:value="162.506103515625">
            <text:p>162.506104</text:p>
          </table:table-cell>
          <table:table-cell table:formula="of:=0.769*100000*[.$N538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15">
            <text:p>6215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39]" office:value-type="float" office:value="21.907">
            <text:p>21.907</text:p>
          </table:table-cell>
          <table:table-cell/>
          <table:table-cell table:formula="of:=-0.0000028*[.$D539]*[.$D539]+0.0405*[.$D539]-4" office:value-type="float" office:value="32.65048">
            <text:p>32.65048</text:p>
          </table:table-cell>
          <table:table-cell/>
          <table:table-cell table:formula="of:=([.G539]-25)*(0.01+0.00008*[.$D539])+[.$I539]" office:value-type="float" office:value="32.3795332">
            <text:p>32.3795332</text:p>
          </table:table-cell>
          <table:table-cell/>
          <table:table-cell table:formula="of:=([.$B539]/4096)*1.5" office:value-type="float" office:value="0.027099609375">
            <text:p>0.027100</text:p>
          </table:table-cell>
          <table:table-cell table:formula="of:=[.M539]/100000" office:value-type="float" office:value="0.00000027099609375">
            <text:p>0.0000002710</text:p>
          </table:table-cell>
          <table:table-cell table:formula="of:=0.625*1000000*[.$N539]*1000" office:value-type="float" office:value="169.37255859375">
            <text:p>169.372559</text:p>
          </table:table-cell>
          <table:table-cell table:formula="of:=0.769*100000*[.$N539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16">
            <text:p>6216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540]" office:value-type="float" office:value="21.9168">
            <text:p>21.9168</text:p>
          </table:table-cell>
          <table:table-cell/>
          <table:table-cell table:formula="of:=-0.0000028*[.$D540]*[.$D540]+0.0405*[.$D540]-4" office:value-type="float" office:value="32.6855452">
            <text:p>32.6855452</text:p>
          </table:table-cell>
          <table:table-cell/>
          <table:table-cell table:formula="of:=([.G540]-25)*(0.01+0.00008*[.$D540])+[.$I540]" office:value-type="float" office:value="32.415210224">
            <text:p>32.415210224</text:p>
          </table:table-cell>
          <table:table-cell/>
          <table:table-cell table:formula="of:=([.$B540]/4096)*1.5" office:value-type="float" office:value="0.02783203125">
            <text:p>0.027832</text:p>
          </table:table-cell>
          <table:table-cell table:formula="of:=[.M540]/100000" office:value-type="float" office:value="0.0000002783203125">
            <text:p>0.0000002783</text:p>
          </table:table-cell>
          <table:table-cell table:formula="of:=0.625*1000000*[.$N540]*1000" office:value-type="float" office:value="173.9501953125">
            <text:p>173.950195</text:p>
          </table:table-cell>
          <table:table-cell table:formula="of:=0.769*100000*[.$N540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16">
            <text:p>621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41]" office:value-type="float" office:value="21.9168">
            <text:p>21.9168</text:p>
          </table:table-cell>
          <table:table-cell/>
          <table:table-cell table:formula="of:=-0.0000028*[.$D541]*[.$D541]+0.0405*[.$D541]-4" office:value-type="float" office:value="32.65048">
            <text:p>32.65048</text:p>
          </table:table-cell>
          <table:table-cell/>
          <table:table-cell table:formula="of:=([.G541]-25)*(0.01+0.00008*[.$D541])+[.$I541]" office:value-type="float" office:value="32.38039168">
            <text:p>32.38039168</text:p>
          </table:table-cell>
          <table:table-cell/>
          <table:table-cell table:formula="of:=([.$B541]/4096)*1.5" office:value-type="float" office:value="0.0267333984375">
            <text:p>0.026733</text:p>
          </table:table-cell>
          <table:table-cell table:formula="of:=[.M541]/100000" office:value-type="float" office:value="0.000000267333984375">
            <text:p>0.0000002673</text:p>
          </table:table-cell>
          <table:table-cell table:formula="of:=0.625*1000000*[.$N541]*1000" office:value-type="float" office:value="167.083740234375">
            <text:p>167.083740</text:p>
          </table:table-cell>
          <table:table-cell table:formula="of:=0.769*100000*[.$N54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16">
            <text:p>621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42]" office:value-type="float" office:value="21.9168">
            <text:p>21.9168</text:p>
          </table:table-cell>
          <table:table-cell/>
          <table:table-cell table:formula="of:=-0.0000028*[.$D542]*[.$D542]+0.0405*[.$D542]-4" office:value-type="float" office:value="32.65048">
            <text:p>32.65048</text:p>
          </table:table-cell>
          <table:table-cell/>
          <table:table-cell table:formula="of:=([.G542]-25)*(0.01+0.00008*[.$D542])+[.$I542]" office:value-type="float" office:value="32.38039168">
            <text:p>32.38039168</text:p>
          </table:table-cell>
          <table:table-cell/>
          <table:table-cell table:formula="of:=([.$B542]/4096)*1.5" office:value-type="float" office:value="0.0238037109375">
            <text:p>0.023804</text:p>
          </table:table-cell>
          <table:table-cell table:formula="of:=[.M542]/100000" office:value-type="float" office:value="0.000000238037109375">
            <text:p>0.0000002380</text:p>
          </table:table-cell>
          <table:table-cell table:formula="of:=0.625*1000000*[.$N542]*1000" office:value-type="float" office:value="148.773193359375">
            <text:p>148.773193</text:p>
          </table:table-cell>
          <table:table-cell table:formula="of:=0.769*100000*[.$N542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17">
            <text:p>6217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543]" office:value-type="float" office:value="21.9266">
            <text:p>21.9266</text:p>
          </table:table-cell>
          <table:table-cell/>
          <table:table-cell table:formula="of:=-0.0000028*[.$D543]*[.$D543]+0.0405*[.$D543]-4" office:value-type="float" office:value="32.6855452">
            <text:p>32.6855452</text:p>
          </table:table-cell>
          <table:table-cell/>
          <table:table-cell table:formula="of:=([.G543]-25)*(0.01+0.00008*[.$D543])+[.$I543]" office:value-type="float" office:value="32.416069488">
            <text:p>32.416069488</text:p>
          </table:table-cell>
          <table:table-cell/>
          <table:table-cell table:formula="of:=([.$B543]/4096)*1.5" office:value-type="float" office:value="0.027099609375">
            <text:p>0.027100</text:p>
          </table:table-cell>
          <table:table-cell table:formula="of:=[.M543]/100000" office:value-type="float" office:value="0.00000027099609375">
            <text:p>0.0000002710</text:p>
          </table:table-cell>
          <table:table-cell table:formula="of:=0.625*1000000*[.$N543]*1000" office:value-type="float" office:value="169.37255859375">
            <text:p>169.372559</text:p>
          </table:table-cell>
          <table:table-cell table:formula="of:=0.769*100000*[.$N54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18">
            <text:p>621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44]" office:value-type="float" office:value="21.9364">
            <text:p>21.9364</text:p>
          </table:table-cell>
          <table:table-cell/>
          <table:table-cell table:formula="of:=-0.0000028*[.$D544]*[.$D544]+0.0405*[.$D544]-4" office:value-type="float" office:value="32.65048">
            <text:p>32.65048</text:p>
          </table:table-cell>
          <table:table-cell/>
          <table:table-cell table:formula="of:=([.G544]-25)*(0.01+0.00008*[.$D544])+[.$I544]" office:value-type="float" office:value="32.38210864">
            <text:p>32.38210864</text:p>
          </table:table-cell>
          <table:table-cell/>
          <table:table-cell table:formula="of:=([.$B544]/4096)*1.5" office:value-type="float" office:value="0.024169921875">
            <text:p>0.024170</text:p>
          </table:table-cell>
          <table:table-cell table:formula="of:=[.M544]/100000" office:value-type="float" office:value="0.00000024169921875">
            <text:p>0.0000002417</text:p>
          </table:table-cell>
          <table:table-cell table:formula="of:=0.625*1000000*[.$N544]*1000" office:value-type="float" office:value="151.06201171875">
            <text:p>151.062012</text:p>
          </table:table-cell>
          <table:table-cell table:formula="of:=0.769*100000*[.$N544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18">
            <text:p>621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45]" office:value-type="float" office:value="21.9364">
            <text:p>21.9364</text:p>
          </table:table-cell>
          <table:table-cell/>
          <table:table-cell table:formula="of:=-0.0000028*[.$D545]*[.$D545]+0.0405*[.$D545]-4" office:value-type="float" office:value="32.65048">
            <text:p>32.65048</text:p>
          </table:table-cell>
          <table:table-cell/>
          <table:table-cell table:formula="of:=([.G545]-25)*(0.01+0.00008*[.$D545])+[.$I545]" office:value-type="float" office:value="32.38210864">
            <text:p>32.38210864</text:p>
          </table:table-cell>
          <table:table-cell/>
          <table:table-cell table:formula="of:=([.$B545]/4096)*1.5" office:value-type="float" office:value="0.0238037109375">
            <text:p>0.023804</text:p>
          </table:table-cell>
          <table:table-cell table:formula="of:=[.M545]/100000" office:value-type="float" office:value="0.000000238037109375">
            <text:p>0.0000002380</text:p>
          </table:table-cell>
          <table:table-cell table:formula="of:=0.625*1000000*[.$N545]*1000" office:value-type="float" office:value="148.773193359375">
            <text:p>148.773193</text:p>
          </table:table-cell>
          <table:table-cell table:formula="of:=0.769*100000*[.$N545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18">
            <text:p>621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46]" office:value-type="float" office:value="21.9364">
            <text:p>21.9364</text:p>
          </table:table-cell>
          <table:table-cell/>
          <table:table-cell table:formula="of:=-0.0000028*[.$D546]*[.$D546]+0.0405*[.$D546]-4" office:value-type="float" office:value="32.65048">
            <text:p>32.65048</text:p>
          </table:table-cell>
          <table:table-cell/>
          <table:table-cell table:formula="of:=([.G546]-25)*(0.01+0.00008*[.$D546])+[.$I546]" office:value-type="float" office:value="32.38210864">
            <text:p>32.38210864</text:p>
          </table:table-cell>
          <table:table-cell/>
          <table:table-cell table:formula="of:=([.$B546]/4096)*1.5" office:value-type="float" office:value="0.0245361328125">
            <text:p>0.024536</text:p>
          </table:table-cell>
          <table:table-cell table:formula="of:=[.M546]/100000" office:value-type="float" office:value="0.000000245361328125">
            <text:p>0.0000002454</text:p>
          </table:table-cell>
          <table:table-cell table:formula="of:=0.625*1000000*[.$N546]*1000" office:value-type="float" office:value="153.350830078125">
            <text:p>153.350830</text:p>
          </table:table-cell>
          <table:table-cell table:formula="of:=0.769*100000*[.$N54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19">
            <text:p>6219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47]" office:value-type="float" office:value="21.9462">
            <text:p>21.9462</text:p>
          </table:table-cell>
          <table:table-cell/>
          <table:table-cell table:formula="of:=-0.0000028*[.$D547]*[.$D547]+0.0405*[.$D547]-4" office:value-type="float" office:value="32.65048">
            <text:p>32.65048</text:p>
          </table:table-cell>
          <table:table-cell/>
          <table:table-cell table:formula="of:=([.G547]-25)*(0.01+0.00008*[.$D547])+[.$I547]" office:value-type="float" office:value="32.38296712">
            <text:p>32.38296712</text:p>
          </table:table-cell>
          <table:table-cell/>
          <table:table-cell table:formula="of:=([.$B547]/4096)*1.5" office:value-type="float" office:value="0.0260009765625">
            <text:p>0.026001</text:p>
          </table:table-cell>
          <table:table-cell table:formula="of:=[.M547]/100000" office:value-type="float" office:value="0.000000260009765625">
            <text:p>0.0000002600</text:p>
          </table:table-cell>
          <table:table-cell table:formula="of:=0.625*1000000*[.$N547]*1000" office:value-type="float" office:value="162.506103515625">
            <text:p>162.506104</text:p>
          </table:table-cell>
          <table:table-cell table:formula="of:=0.769*100000*[.$N54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18">
            <text:p>621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48]" office:value-type="float" office:value="21.9364">
            <text:p>21.9364</text:p>
          </table:table-cell>
          <table:table-cell/>
          <table:table-cell table:formula="of:=-0.0000028*[.$D548]*[.$D548]+0.0405*[.$D548]-4" office:value-type="float" office:value="32.65048">
            <text:p>32.65048</text:p>
          </table:table-cell>
          <table:table-cell/>
          <table:table-cell table:formula="of:=([.G548]-25)*(0.01+0.00008*[.$D548])+[.$I548]" office:value-type="float" office:value="32.38210864">
            <text:p>32.38210864</text:p>
          </table:table-cell>
          <table:table-cell/>
          <table:table-cell table:formula="of:=([.$B548]/4096)*1.5" office:value-type="float" office:value="0.0252685546875">
            <text:p>0.025269</text:p>
          </table:table-cell>
          <table:table-cell table:formula="of:=[.M548]/100000" office:value-type="float" office:value="0.000000252685546875">
            <text:p>0.0000002527</text:p>
          </table:table-cell>
          <table:table-cell table:formula="of:=0.625*1000000*[.$N548]*1000" office:value-type="float" office:value="157.928466796875">
            <text:p>157.928467</text:p>
          </table:table-cell>
          <table:table-cell table:formula="of:=0.769*100000*[.$N548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17">
            <text:p>6217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549]" office:value-type="float" office:value="21.9266">
            <text:p>21.9266</text:p>
          </table:table-cell>
          <table:table-cell/>
          <table:table-cell table:formula="of:=-0.0000028*[.$D549]*[.$D549]+0.0405*[.$D549]-4" office:value-type="float" office:value="32.6855452">
            <text:p>32.6855452</text:p>
          </table:table-cell>
          <table:table-cell/>
          <table:table-cell table:formula="of:=([.G549]-25)*(0.01+0.00008*[.$D549])+[.$I549]" office:value-type="float" office:value="32.416069488">
            <text:p>32.416069488</text:p>
          </table:table-cell>
          <table:table-cell/>
          <table:table-cell table:formula="of:=([.$B549]/4096)*1.5" office:value-type="float" office:value="0.0238037109375">
            <text:p>0.023804</text:p>
          </table:table-cell>
          <table:table-cell table:formula="of:=[.M549]/100000" office:value-type="float" office:value="0.000000238037109375">
            <text:p>0.0000002380</text:p>
          </table:table-cell>
          <table:table-cell table:formula="of:=0.625*1000000*[.$N549]*1000" office:value-type="float" office:value="148.773193359375">
            <text:p>148.773193</text:p>
          </table:table-cell>
          <table:table-cell table:formula="of:=0.769*100000*[.$N549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19">
            <text:p>6219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550]" office:value-type="float" office:value="21.9462">
            <text:p>21.9462</text:p>
          </table:table-cell>
          <table:table-cell/>
          <table:table-cell table:formula="of:=-0.0000028*[.$D550]*[.$D550]+0.0405*[.$D550]-4" office:value-type="float" office:value="32.6855452">
            <text:p>32.6855452</text:p>
          </table:table-cell>
          <table:table-cell/>
          <table:table-cell table:formula="of:=([.G550]-25)*(0.01+0.00008*[.$D550])+[.$I550]" office:value-type="float" office:value="32.417788016">
            <text:p>32.417788016</text:p>
          </table:table-cell>
          <table:table-cell/>
          <table:table-cell table:formula="of:=([.$B550]/4096)*1.5" office:value-type="float" office:value="0.0238037109375">
            <text:p>0.023804</text:p>
          </table:table-cell>
          <table:table-cell table:formula="of:=[.M550]/100000" office:value-type="float" office:value="0.000000238037109375">
            <text:p>0.0000002380</text:p>
          </table:table-cell>
          <table:table-cell table:formula="of:=0.625*1000000*[.$N550]*1000" office:value-type="float" office:value="148.773193359375">
            <text:p>148.773193</text:p>
          </table:table-cell>
          <table:table-cell table:formula="of:=0.769*100000*[.$N550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1">
            <text:p>6221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51]" office:value-type="float" office:value="21.9658">
            <text:p>21.9658</text:p>
          </table:table-cell>
          <table:table-cell/>
          <table:table-cell table:formula="of:=-0.0000028*[.$D551]*[.$D551]+0.0405*[.$D551]-4" office:value-type="float" office:value="32.65048">
            <text:p>32.65048</text:p>
          </table:table-cell>
          <table:table-cell/>
          <table:table-cell table:formula="of:=([.G551]-25)*(0.01+0.00008*[.$D551])+[.$I551]" office:value-type="float" office:value="32.38468408">
            <text:p>32.38468408</text:p>
          </table:table-cell>
          <table:table-cell/>
          <table:table-cell table:formula="of:=([.$B551]/4096)*1.5" office:value-type="float" office:value="0.0274658203125">
            <text:p>0.027466</text:p>
          </table:table-cell>
          <table:table-cell table:formula="of:=[.M551]/100000" office:value-type="float" office:value="0.000000274658203125">
            <text:p>0.0000002747</text:p>
          </table:table-cell>
          <table:table-cell table:formula="of:=0.625*1000000*[.$N551]*1000" office:value-type="float" office:value="171.661376953125">
            <text:p>171.661377</text:p>
          </table:table-cell>
          <table:table-cell table:formula="of:=0.769*100000*[.$N551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1">
            <text:p>6221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52]" office:value-type="float" office:value="21.9658">
            <text:p>21.9658</text:p>
          </table:table-cell>
          <table:table-cell/>
          <table:table-cell table:formula="of:=-0.0000028*[.$D552]*[.$D552]+0.0405*[.$D552]-4" office:value-type="float" office:value="32.65048">
            <text:p>32.65048</text:p>
          </table:table-cell>
          <table:table-cell/>
          <table:table-cell table:formula="of:=([.G552]-25)*(0.01+0.00008*[.$D552])+[.$I552]" office:value-type="float" office:value="32.38468408">
            <text:p>32.38468408</text:p>
          </table:table-cell>
          <table:table-cell/>
          <table:table-cell table:formula="of:=([.$B552]/4096)*1.5" office:value-type="float" office:value="0.02490234375">
            <text:p>0.024902</text:p>
          </table:table-cell>
          <table:table-cell table:formula="of:=[.M552]/100000" office:value-type="float" office:value="0.0000002490234375">
            <text:p>0.0000002490</text:p>
          </table:table-cell>
          <table:table-cell table:formula="of:=0.625*1000000*[.$N552]*1000" office:value-type="float" office:value="155.6396484375">
            <text:p>155.639648</text:p>
          </table:table-cell>
          <table:table-cell table:formula="of:=0.769*100000*[.$N55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2">
            <text:p>622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53]" office:value-type="float" office:value="21.9756">
            <text:p>21.9756</text:p>
          </table:table-cell>
          <table:table-cell/>
          <table:table-cell table:formula="of:=-0.0000028*[.$D553]*[.$D553]+0.0405*[.$D553]-4" office:value-type="float" office:value="32.5803328">
            <text:p>32.5803328</text:p>
          </table:table-cell>
          <table:table-cell/>
          <table:table-cell table:formula="of:=([.G553]-25)*(0.01+0.00008*[.$D553])+[.$I553]" office:value-type="float" office:value="32.315879264">
            <text:p>32.315879264</text:p>
          </table:table-cell>
          <table:table-cell/>
          <table:table-cell table:formula="of:=([.$B553]/4096)*1.5" office:value-type="float" office:value="0.024169921875">
            <text:p>0.024170</text:p>
          </table:table-cell>
          <table:table-cell table:formula="of:=[.M553]/100000" office:value-type="float" office:value="0.00000024169921875">
            <text:p>0.0000002417</text:p>
          </table:table-cell>
          <table:table-cell table:formula="of:=0.625*1000000*[.$N553]*1000" office:value-type="float" office:value="151.06201171875">
            <text:p>151.062012</text:p>
          </table:table-cell>
          <table:table-cell table:formula="of:=0.769*100000*[.$N55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0">
            <text:p>6220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54]" office:value-type="float" office:value="21.956">
            <text:p>21.956</text:p>
          </table:table-cell>
          <table:table-cell/>
          <table:table-cell table:formula="of:=-0.0000028*[.$D554]*[.$D554]+0.0405*[.$D554]-4" office:value-type="float" office:value="32.65048">
            <text:p>32.65048</text:p>
          </table:table-cell>
          <table:table-cell/>
          <table:table-cell table:formula="of:=([.G554]-25)*(0.01+0.00008*[.$D554])+[.$I554]" office:value-type="float" office:value="32.3838256">
            <text:p>32.3838256</text:p>
          </table:table-cell>
          <table:table-cell/>
          <table:table-cell table:formula="of:=([.$B554]/4096)*1.5" office:value-type="float" office:value="0.0245361328125">
            <text:p>0.024536</text:p>
          </table:table-cell>
          <table:table-cell table:formula="of:=[.M554]/100000" office:value-type="float" office:value="0.000000245361328125">
            <text:p>0.0000002454</text:p>
          </table:table-cell>
          <table:table-cell table:formula="of:=0.625*1000000*[.$N554]*1000" office:value-type="float" office:value="153.350830078125">
            <text:p>153.350830</text:p>
          </table:table-cell>
          <table:table-cell table:formula="of:=0.769*100000*[.$N55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19">
            <text:p>6219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555]" office:value-type="float" office:value="21.9462">
            <text:p>21.9462</text:p>
          </table:table-cell>
          <table:table-cell/>
          <table:table-cell table:formula="of:=-0.0000028*[.$D555]*[.$D555]+0.0405*[.$D555]-4" office:value-type="float" office:value="32.65048">
            <text:p>32.65048</text:p>
          </table:table-cell>
          <table:table-cell/>
          <table:table-cell table:formula="of:=([.G555]-25)*(0.01+0.00008*[.$D555])+[.$I555]" office:value-type="float" office:value="32.38296712">
            <text:p>32.38296712</text:p>
          </table:table-cell>
          <table:table-cell/>
          <table:table-cell table:formula="of:=([.$B555]/4096)*1.5" office:value-type="float" office:value="0.024169921875">
            <text:p>0.024170</text:p>
          </table:table-cell>
          <table:table-cell table:formula="of:=[.M555]/100000" office:value-type="float" office:value="0.00000024169921875">
            <text:p>0.0000002417</text:p>
          </table:table-cell>
          <table:table-cell table:formula="of:=0.625*1000000*[.$N555]*1000" office:value-type="float" office:value="151.06201171875">
            <text:p>151.062012</text:p>
          </table:table-cell>
          <table:table-cell table:formula="of:=0.769*100000*[.$N55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1">
            <text:p>6221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556]" office:value-type="float" office:value="21.9658">
            <text:p>21.9658</text:p>
          </table:table-cell>
          <table:table-cell/>
          <table:table-cell table:formula="of:=-0.0000028*[.$D556]*[.$D556]+0.0405*[.$D556]-4" office:value-type="float" office:value="32.6154092">
            <text:p>32.6154092</text:p>
          </table:table-cell>
          <table:table-cell/>
          <table:table-cell table:formula="of:=([.G556]-25)*(0.01+0.00008*[.$D556])+[.$I556]" office:value-type="float" office:value="32.349856016">
            <text:p>32.349856016</text:p>
          </table:table-cell>
          <table:table-cell/>
          <table:table-cell table:formula="of:=([.$B556]/4096)*1.5" office:value-type="float" office:value="0.0263671875">
            <text:p>0.026367</text:p>
          </table:table-cell>
          <table:table-cell table:formula="of:=[.M556]/100000" office:value-type="float" office:value="0.000000263671875">
            <text:p>0.0000002637</text:p>
          </table:table-cell>
          <table:table-cell table:formula="of:=0.625*1000000*[.$N556]*1000" office:value-type="float" office:value="164.794921875">
            <text:p>164.794922</text:p>
          </table:table-cell>
          <table:table-cell table:formula="of:=0.769*100000*[.$N55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2">
            <text:p>622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57]" office:value-type="float" office:value="21.9756">
            <text:p>21.9756</text:p>
          </table:table-cell>
          <table:table-cell/>
          <table:table-cell table:formula="of:=-0.0000028*[.$D557]*[.$D557]+0.0405*[.$D557]-4" office:value-type="float" office:value="32.5803328">
            <text:p>32.5803328</text:p>
          </table:table-cell>
          <table:table-cell/>
          <table:table-cell table:formula="of:=([.G557]-25)*(0.01+0.00008*[.$D557])+[.$I557]" office:value-type="float" office:value="32.315879264">
            <text:p>32.315879264</text:p>
          </table:table-cell>
          <table:table-cell/>
          <table:table-cell table:formula="of:=([.$B557]/4096)*1.5" office:value-type="float" office:value="0.0274658203125">
            <text:p>0.027466</text:p>
          </table:table-cell>
          <table:table-cell table:formula="of:=[.M557]/100000" office:value-type="float" office:value="0.000000274658203125">
            <text:p>0.0000002747</text:p>
          </table:table-cell>
          <table:table-cell table:formula="of:=0.625*1000000*[.$N557]*1000" office:value-type="float" office:value="171.661376953125">
            <text:p>171.661377</text:p>
          </table:table-cell>
          <table:table-cell table:formula="of:=0.769*100000*[.$N55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3">
            <text:p>6223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58]" office:value-type="float" office:value="21.9854">
            <text:p>21.9854</text:p>
          </table:table-cell>
          <table:table-cell/>
          <table:table-cell table:formula="of:=-0.0000028*[.$D558]*[.$D558]+0.0405*[.$D558]-4" office:value-type="float" office:value="32.5803328">
            <text:p>32.5803328</text:p>
          </table:table-cell>
          <table:table-cell/>
          <table:table-cell table:formula="of:=([.G558]-25)*(0.01+0.00008*[.$D558])+[.$I558]" office:value-type="float" office:value="32.316736176">
            <text:p>32.316736176</text:p>
          </table:table-cell>
          <table:table-cell/>
          <table:table-cell table:formula="of:=([.$B558]/4096)*1.5" office:value-type="float" office:value="0.025634765625">
            <text:p>0.025635</text:p>
          </table:table-cell>
          <table:table-cell table:formula="of:=[.M558]/100000" office:value-type="float" office:value="0.00000025634765625">
            <text:p>0.0000002563</text:p>
          </table:table-cell>
          <table:table-cell table:formula="of:=0.625*1000000*[.$N558]*1000" office:value-type="float" office:value="160.21728515625">
            <text:p>160.217285</text:p>
          </table:table-cell>
          <table:table-cell table:formula="of:=0.769*100000*[.$N558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1">
            <text:p>622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59]" office:value-type="float" office:value="21.9658">
            <text:p>21.9658</text:p>
          </table:table-cell>
          <table:table-cell/>
          <table:table-cell table:formula="of:=-0.0000028*[.$D559]*[.$D559]+0.0405*[.$D559]-4" office:value-type="float" office:value="32.5803328">
            <text:p>32.5803328</text:p>
          </table:table-cell>
          <table:table-cell/>
          <table:table-cell table:formula="of:=([.G559]-25)*(0.01+0.00008*[.$D559])+[.$I559]" office:value-type="float" office:value="32.315022352">
            <text:p>32.315022352</text:p>
          </table:table-cell>
          <table:table-cell/>
          <table:table-cell table:formula="of:=([.$B559]/4096)*1.5" office:value-type="float" office:value="0.024169921875">
            <text:p>0.024170</text:p>
          </table:table-cell>
          <table:table-cell table:formula="of:=[.M559]/100000" office:value-type="float" office:value="0.00000024169921875">
            <text:p>0.0000002417</text:p>
          </table:table-cell>
          <table:table-cell table:formula="of:=0.625*1000000*[.$N559]*1000" office:value-type="float" office:value="151.06201171875">
            <text:p>151.062012</text:p>
          </table:table-cell>
          <table:table-cell table:formula="of:=0.769*100000*[.$N55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0">
            <text:p>622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60]" office:value-type="float" office:value="21.956">
            <text:p>21.956</text:p>
          </table:table-cell>
          <table:table-cell/>
          <table:table-cell table:formula="of:=-0.0000028*[.$D560]*[.$D560]+0.0405*[.$D560]-4" office:value-type="float" office:value="32.5803328">
            <text:p>32.5803328</text:p>
          </table:table-cell>
          <table:table-cell/>
          <table:table-cell table:formula="of:=([.G560]-25)*(0.01+0.00008*[.$D560])+[.$I560]" office:value-type="float" office:value="32.31416544">
            <text:p>32.31416544</text:p>
          </table:table-cell>
          <table:table-cell/>
          <table:table-cell table:formula="of:=([.$B560]/4096)*1.5" office:value-type="float" office:value="0.0263671875">
            <text:p>0.026367</text:p>
          </table:table-cell>
          <table:table-cell table:formula="of:=[.M560]/100000" office:value-type="float" office:value="0.000000263671875">
            <text:p>0.0000002637</text:p>
          </table:table-cell>
          <table:table-cell table:formula="of:=0.625*1000000*[.$N560]*1000" office:value-type="float" office:value="164.794921875">
            <text:p>164.794922</text:p>
          </table:table-cell>
          <table:table-cell table:formula="of:=0.769*100000*[.$N560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1">
            <text:p>622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61]" office:value-type="float" office:value="21.9658">
            <text:p>21.9658</text:p>
          </table:table-cell>
          <table:table-cell/>
          <table:table-cell table:formula="of:=-0.0000028*[.$D561]*[.$D561]+0.0405*[.$D561]-4" office:value-type="float" office:value="32.5803328">
            <text:p>32.5803328</text:p>
          </table:table-cell>
          <table:table-cell/>
          <table:table-cell table:formula="of:=([.G561]-25)*(0.01+0.00008*[.$D561])+[.$I561]" office:value-type="float" office:value="32.315022352">
            <text:p>32.315022352</text:p>
          </table:table-cell>
          <table:table-cell/>
          <table:table-cell table:formula="of:=([.$B561]/4096)*1.5" office:value-type="float" office:value="0.0238037109375">
            <text:p>0.023804</text:p>
          </table:table-cell>
          <table:table-cell table:formula="of:=[.M561]/100000" office:value-type="float" office:value="0.000000238037109375">
            <text:p>0.0000002380</text:p>
          </table:table-cell>
          <table:table-cell table:formula="of:=0.625*1000000*[.$N561]*1000" office:value-type="float" office:value="148.773193359375">
            <text:p>148.773193</text:p>
          </table:table-cell>
          <table:table-cell table:formula="of:=0.769*100000*[.$N561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1">
            <text:p>622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62]" office:value-type="float" office:value="21.9658">
            <text:p>21.9658</text:p>
          </table:table-cell>
          <table:table-cell/>
          <table:table-cell table:formula="of:=-0.0000028*[.$D562]*[.$D562]+0.0405*[.$D562]-4" office:value-type="float" office:value="32.5803328">
            <text:p>32.5803328</text:p>
          </table:table-cell>
          <table:table-cell/>
          <table:table-cell table:formula="of:=([.G562]-25)*(0.01+0.00008*[.$D562])+[.$I562]" office:value-type="float" office:value="32.315022352">
            <text:p>32.315022352</text:p>
          </table:table-cell>
          <table:table-cell/>
          <table:table-cell table:formula="of:=([.$B562]/4096)*1.5" office:value-type="float" office:value="0.027099609375">
            <text:p>0.027100</text:p>
          </table:table-cell>
          <table:table-cell table:formula="of:=[.M562]/100000" office:value-type="float" office:value="0.00000027099609375">
            <text:p>0.0000002710</text:p>
          </table:table-cell>
          <table:table-cell table:formula="of:=0.625*1000000*[.$N562]*1000" office:value-type="float" office:value="169.37255859375">
            <text:p>169.372559</text:p>
          </table:table-cell>
          <table:table-cell table:formula="of:=0.769*100000*[.$N56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19">
            <text:p>6219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563]" office:value-type="float" office:value="21.9462">
            <text:p>21.9462</text:p>
          </table:table-cell>
          <table:table-cell/>
          <table:table-cell table:formula="of:=-0.0000028*[.$D563]*[.$D563]+0.0405*[.$D563]-4" office:value-type="float" office:value="32.5452508">
            <text:p>32.5452508</text:p>
          </table:table-cell>
          <table:table-cell/>
          <table:table-cell table:formula="of:=([.G563]-25)*(0.01+0.00008*[.$D563])+[.$I563]" office:value-type="float" office:value="32.278470832">
            <text:p>32.278470832</text:p>
          </table:table-cell>
          <table:table-cell/>
          <table:table-cell table:formula="of:=([.$B563]/4096)*1.5" office:value-type="float" office:value="0.0267333984375">
            <text:p>0.026733</text:p>
          </table:table-cell>
          <table:table-cell table:formula="of:=[.M563]/100000" office:value-type="float" office:value="0.000000267333984375">
            <text:p>0.0000002673</text:p>
          </table:table-cell>
          <table:table-cell table:formula="of:=0.625*1000000*[.$N563]*1000" office:value-type="float" office:value="167.083740234375">
            <text:p>167.083740</text:p>
          </table:table-cell>
          <table:table-cell table:formula="of:=0.769*100000*[.$N56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19">
            <text:p>6219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564]" office:value-type="float" office:value="21.9462">
            <text:p>21.9462</text:p>
          </table:table-cell>
          <table:table-cell/>
          <table:table-cell table:formula="of:=-0.0000028*[.$D564]*[.$D564]+0.0405*[.$D564]-4" office:value-type="float" office:value="32.6154092">
            <text:p>32.6154092</text:p>
          </table:table-cell>
          <table:table-cell/>
          <table:table-cell table:formula="of:=([.G564]-25)*(0.01+0.00008*[.$D564])+[.$I564]" office:value-type="float" office:value="32.348140624">
            <text:p>32.348140624</text:p>
          </table:table-cell>
          <table:table-cell/>
          <table:table-cell table:formula="of:=([.$B564]/4096)*1.5" office:value-type="float" office:value="0.0234375">
            <text:p>0.023438</text:p>
          </table:table-cell>
          <table:table-cell table:formula="of:=[.M564]/100000" office:value-type="float" office:value="0.000000234375">
            <text:p>0.0000002344</text:p>
          </table:table-cell>
          <table:table-cell table:formula="of:=0.625*1000000*[.$N564]*1000" office:value-type="float" office:value="146.484375">
            <text:p>146.484375</text:p>
          </table:table-cell>
          <table:table-cell table:formula="of:=0.769*100000*[.$N564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18">
            <text:p>621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565]" office:value-type="float" office:value="21.9364">
            <text:p>21.9364</text:p>
          </table:table-cell>
          <table:table-cell/>
          <table:table-cell table:formula="of:=-0.0000028*[.$D565]*[.$D565]+0.0405*[.$D565]-4" office:value-type="float" office:value="32.5803328">
            <text:p>32.5803328</text:p>
          </table:table-cell>
          <table:table-cell/>
          <table:table-cell table:formula="of:=([.G565]-25)*(0.01+0.00008*[.$D565])+[.$I565]" office:value-type="float" office:value="32.312451616">
            <text:p>32.312451616</text:p>
          </table:table-cell>
          <table:table-cell/>
          <table:table-cell table:formula="of:=([.$B565]/4096)*1.5" office:value-type="float" office:value="0.0238037109375">
            <text:p>0.023804</text:p>
          </table:table-cell>
          <table:table-cell table:formula="of:=[.M565]/100000" office:value-type="float" office:value="0.000000238037109375">
            <text:p>0.0000002380</text:p>
          </table:table-cell>
          <table:table-cell table:formula="of:=0.625*1000000*[.$N565]*1000" office:value-type="float" office:value="148.773193359375">
            <text:p>148.773193</text:p>
          </table:table-cell>
          <table:table-cell table:formula="of:=0.769*100000*[.$N565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1">
            <text:p>6221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566]" office:value-type="float" office:value="21.9658">
            <text:p>21.9658</text:p>
          </table:table-cell>
          <table:table-cell/>
          <table:table-cell table:formula="of:=-0.0000028*[.$D566]*[.$D566]+0.0405*[.$D566]-4" office:value-type="float" office:value="32.5101632">
            <text:p>32.5101632</text:p>
          </table:table-cell>
          <table:table-cell/>
          <table:table-cell table:formula="of:=([.G566]-25)*(0.01+0.00008*[.$D566])+[.$I566]" office:value-type="float" office:value="32.245338224">
            <text:p>32.245338224</text:p>
          </table:table-cell>
          <table:table-cell/>
          <table:table-cell table:formula="of:=([.$B566]/4096)*1.5" office:value-type="float" office:value="0.027099609375">
            <text:p>0.027100</text:p>
          </table:table-cell>
          <table:table-cell table:formula="of:=[.M566]/100000" office:value-type="float" office:value="0.00000027099609375">
            <text:p>0.0000002710</text:p>
          </table:table-cell>
          <table:table-cell table:formula="of:=0.625*1000000*[.$N566]*1000" office:value-type="float" office:value="169.37255859375">
            <text:p>169.372559</text:p>
          </table:table-cell>
          <table:table-cell table:formula="of:=0.769*100000*[.$N56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0">
            <text:p>6220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567]" office:value-type="float" office:value="21.956">
            <text:p>21.956</text:p>
          </table:table-cell>
          <table:table-cell/>
          <table:table-cell table:formula="of:=-0.0000028*[.$D567]*[.$D567]+0.0405*[.$D567]-4" office:value-type="float" office:value="32.47507">
            <text:p>32.47507</text:p>
          </table:table-cell>
          <table:table-cell/>
          <table:table-cell table:formula="of:=([.G567]-25)*(0.01+0.00008*[.$D567])+[.$I567]" office:value-type="float" office:value="32.2096332">
            <text:p>32.2096332</text:p>
          </table:table-cell>
          <table:table-cell/>
          <table:table-cell table:formula="of:=([.$B567]/4096)*1.5" office:value-type="float" office:value="0.0245361328125">
            <text:p>0.024536</text:p>
          </table:table-cell>
          <table:table-cell table:formula="of:=[.M567]/100000" office:value-type="float" office:value="0.000000245361328125">
            <text:p>0.0000002454</text:p>
          </table:table-cell>
          <table:table-cell table:formula="of:=0.625*1000000*[.$N567]*1000" office:value-type="float" office:value="153.350830078125">
            <text:p>153.350830</text:p>
          </table:table-cell>
          <table:table-cell table:formula="of:=0.769*100000*[.$N56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1">
            <text:p>6221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568]" office:value-type="float" office:value="21.9658">
            <text:p>21.9658</text:p>
          </table:table-cell>
          <table:table-cell/>
          <table:table-cell table:formula="of:=-0.0000028*[.$D568]*[.$D568]+0.0405*[.$D568]-4" office:value-type="float" office:value="32.4399712">
            <text:p>32.4399712</text:p>
          </table:table-cell>
          <table:table-cell/>
          <table:table-cell table:formula="of:=([.G568]-25)*(0.01+0.00008*[.$D568])+[.$I568]" office:value-type="float" office:value="32.175631696">
            <text:p>32.175631696</text:p>
          </table:table-cell>
          <table:table-cell/>
          <table:table-cell table:formula="of:=([.$B568]/4096)*1.5" office:value-type="float" office:value="0.025634765625">
            <text:p>0.025635</text:p>
          </table:table-cell>
          <table:table-cell table:formula="of:=[.M568]/100000" office:value-type="float" office:value="0.00000025634765625">
            <text:p>0.0000002563</text:p>
          </table:table-cell>
          <table:table-cell table:formula="of:=0.625*1000000*[.$N568]*1000" office:value-type="float" office:value="160.21728515625">
            <text:p>160.217285</text:p>
          </table:table-cell>
          <table:table-cell table:formula="of:=0.769*100000*[.$N568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6">
            <text:p>622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569]" office:value-type="float" office:value="22.0148">
            <text:p>22.0148</text:p>
          </table:table-cell>
          <table:table-cell/>
          <table:table-cell table:formula="of:=-0.0000028*[.$D569]*[.$D569]+0.0405*[.$D569]-4" office:value-type="float" office:value="32.4399712">
            <text:p>32.4399712</text:p>
          </table:table-cell>
          <table:table-cell/>
          <table:table-cell table:formula="of:=([.G569]-25)*(0.01+0.00008*[.$D569])+[.$I569]" office:value-type="float" office:value="32.179900576">
            <text:p>32.179900576</text:p>
          </table:table-cell>
          <table:table-cell/>
          <table:table-cell table:formula="of:=([.$B569]/4096)*1.5" office:value-type="float" office:value="0.0252685546875">
            <text:p>0.025269</text:p>
          </table:table-cell>
          <table:table-cell table:formula="of:=[.M569]/100000" office:value-type="float" office:value="0.000000252685546875">
            <text:p>0.0000002527</text:p>
          </table:table-cell>
          <table:table-cell table:formula="of:=0.625*1000000*[.$N569]*1000" office:value-type="float" office:value="157.928466796875">
            <text:p>157.928467</text:p>
          </table:table-cell>
          <table:table-cell table:formula="of:=0.769*100000*[.$N569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5">
            <text:p>6225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570]" office:value-type="float" office:value="22.005">
            <text:p>22.005</text:p>
          </table:table-cell>
          <table:table-cell/>
          <table:table-cell table:formula="of:=-0.0000028*[.$D570]*[.$D570]+0.0405*[.$D570]-4" office:value-type="float" office:value="32.4048668">
            <text:p>32.4048668</text:p>
          </table:table-cell>
          <table:table-cell/>
          <table:table-cell table:formula="of:=([.G570]-25)*(0.01+0.00008*[.$D570])+[.$I570]" office:value-type="float" office:value="32.144182">
            <text:p>32.144182</text:p>
          </table:table-cell>
          <table:table-cell/>
          <table:table-cell table:formula="of:=([.$B570]/4096)*1.5" office:value-type="float" office:value="0.027099609375">
            <text:p>0.027100</text:p>
          </table:table-cell>
          <table:table-cell table:formula="of:=[.M570]/100000" office:value-type="float" office:value="0.00000027099609375">
            <text:p>0.0000002710</text:p>
          </table:table-cell>
          <table:table-cell table:formula="of:=0.625*1000000*[.$N570]*1000" office:value-type="float" office:value="169.37255859375">
            <text:p>169.372559</text:p>
          </table:table-cell>
          <table:table-cell table:formula="of:=0.769*100000*[.$N57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224">
            <text:p>6224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71]" office:value-type="float" office:value="21.9952">
            <text:p>21.9952</text:p>
          </table:table-cell>
          <table:table-cell/>
          <table:table-cell table:formula="of:=-0.0000028*[.$D571]*[.$D571]+0.0405*[.$D571]-4" office:value-type="float" office:value="32.3697568">
            <text:p>32.3697568</text:p>
          </table:table-cell>
          <table:table-cell/>
          <table:table-cell table:formula="of:=([.G571]-25)*(0.01+0.00008*[.$D571])+[.$I571]" office:value-type="float" office:value="32.108459392">
            <text:p>32.108459392</text:p>
          </table:table-cell>
          <table:table-cell/>
          <table:table-cell table:formula="of:=([.$B571]/4096)*1.5" office:value-type="float" office:value="0.0234375">
            <text:p>0.023438</text:p>
          </table:table-cell>
          <table:table-cell table:formula="of:=[.M571]/100000" office:value-type="float" office:value="0.000000234375">
            <text:p>0.0000002344</text:p>
          </table:table-cell>
          <table:table-cell table:formula="of:=0.625*1000000*[.$N571]*1000" office:value-type="float" office:value="146.484375">
            <text:p>146.484375</text:p>
          </table:table-cell>
          <table:table-cell table:formula="of:=0.769*100000*[.$N57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6">
            <text:p>6226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572]" office:value-type="float" office:value="22.0148">
            <text:p>22.0148</text:p>
          </table:table-cell>
          <table:table-cell/>
          <table:table-cell table:formula="of:=-0.0000028*[.$D572]*[.$D572]+0.0405*[.$D572]-4" office:value-type="float" office:value="32.3346412">
            <text:p>32.3346412</text:p>
          </table:table-cell>
          <table:table-cell/>
          <table:table-cell table:formula="of:=([.G572]-25)*(0.01+0.00008*[.$D572])+[.$I572]" office:value-type="float" office:value="32.075287024">
            <text:p>32.075287024</text:p>
          </table:table-cell>
          <table:table-cell/>
          <table:table-cell table:formula="of:=([.$B572]/4096)*1.5" office:value-type="float" office:value="0.027099609375">
            <text:p>0.027100</text:p>
          </table:table-cell>
          <table:table-cell table:formula="of:=[.M572]/100000" office:value-type="float" office:value="0.00000027099609375">
            <text:p>0.0000002710</text:p>
          </table:table-cell>
          <table:table-cell table:formula="of:=0.625*1000000*[.$N572]*1000" office:value-type="float" office:value="169.37255859375">
            <text:p>169.372559</text:p>
          </table:table-cell>
          <table:table-cell table:formula="of:=0.769*100000*[.$N57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6">
            <text:p>6226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73]" office:value-type="float" office:value="22.0148">
            <text:p>22.0148</text:p>
          </table:table-cell>
          <table:table-cell/>
          <table:table-cell table:formula="of:=-0.0000028*[.$D573]*[.$D573]+0.0405*[.$D573]-4" office:value-type="float" office:value="32.3697568">
            <text:p>32.3697568</text:p>
          </table:table-cell>
          <table:table-cell/>
          <table:table-cell table:formula="of:=([.G573]-25)*(0.01+0.00008*[.$D573])+[.$I573]" office:value-type="float" office:value="32.110163808">
            <text:p>32.110163808</text:p>
          </table:table-cell>
          <table:table-cell/>
          <table:table-cell table:formula="of:=([.$B573]/4096)*1.5" office:value-type="float" office:value="0.025634765625">
            <text:p>0.025635</text:p>
          </table:table-cell>
          <table:table-cell table:formula="of:=[.M573]/100000" office:value-type="float" office:value="0.00000025634765625">
            <text:p>0.0000002563</text:p>
          </table:table-cell>
          <table:table-cell table:formula="of:=0.625*1000000*[.$N573]*1000" office:value-type="float" office:value="160.21728515625">
            <text:p>160.217285</text:p>
          </table:table-cell>
          <table:table-cell table:formula="of:=0.769*100000*[.$N573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8">
            <text:p>6228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574]" office:value-type="float" office:value="22.0344">
            <text:p>22.0344</text:p>
          </table:table-cell>
          <table:table-cell/>
          <table:table-cell table:formula="of:=-0.0000028*[.$D574]*[.$D574]+0.0405*[.$D574]-4" office:value-type="float" office:value="32.29952">
            <text:p>32.29952</text:p>
          </table:table-cell>
          <table:table-cell/>
          <table:table-cell table:formula="of:=([.G574]-25)*(0.01+0.00008*[.$D574])+[.$I574]" office:value-type="float" office:value="32.04210592">
            <text:p>32.04210592</text:p>
          </table:table-cell>
          <table:table-cell/>
          <table:table-cell table:formula="of:=([.$B574]/4096)*1.5" office:value-type="float" office:value="0.0274658203125">
            <text:p>0.027466</text:p>
          </table:table-cell>
          <table:table-cell table:formula="of:=[.M574]/100000" office:value-type="float" office:value="0.000000274658203125">
            <text:p>0.0000002747</text:p>
          </table:table-cell>
          <table:table-cell table:formula="of:=0.625*1000000*[.$N574]*1000" office:value-type="float" office:value="171.661376953125">
            <text:p>171.661377</text:p>
          </table:table-cell>
          <table:table-cell table:formula="of:=0.769*100000*[.$N574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28">
            <text:p>6228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575]" office:value-type="float" office:value="22.0344">
            <text:p>22.0344</text:p>
          </table:table-cell>
          <table:table-cell/>
          <table:table-cell table:formula="of:=-0.0000028*[.$D575]*[.$D575]+0.0405*[.$D575]-4" office:value-type="float" office:value="32.3346412">
            <text:p>32.3346412</text:p>
          </table:table-cell>
          <table:table-cell/>
          <table:table-cell table:formula="of:=([.G575]-25)*(0.01+0.00008*[.$D575])+[.$I575]" office:value-type="float" office:value="32.076989872">
            <text:p>32.076989872</text:p>
          </table:table-cell>
          <table:table-cell/>
          <table:table-cell table:formula="of:=([.$B575]/4096)*1.5" office:value-type="float" office:value="0.028564453125">
            <text:p>0.028564</text:p>
          </table:table-cell>
          <table:table-cell table:formula="of:=[.M575]/100000" office:value-type="float" office:value="0.00000028564453125">
            <text:p>0.0000002856</text:p>
          </table:table-cell>
          <table:table-cell table:formula="of:=0.625*1000000*[.$N575]*1000" office:value-type="float" office:value="178.52783203125">
            <text:p>178.527832</text:p>
          </table:table-cell>
          <table:table-cell table:formula="of:=0.769*100000*[.$N575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8">
            <text:p>6228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76]" office:value-type="float" office:value="22.0344">
            <text:p>22.0344</text:p>
          </table:table-cell>
          <table:table-cell/>
          <table:table-cell table:formula="of:=-0.0000028*[.$D576]*[.$D576]+0.0405*[.$D576]-4" office:value-type="float" office:value="32.3697568">
            <text:p>32.3697568</text:p>
          </table:table-cell>
          <table:table-cell/>
          <table:table-cell table:formula="of:=([.G576]-25)*(0.01+0.00008*[.$D576])+[.$I576]" office:value-type="float" office:value="32.111868224">
            <text:p>32.111868224</text:p>
          </table:table-cell>
          <table:table-cell/>
          <table:table-cell table:formula="of:=([.$B576]/4096)*1.5" office:value-type="float" office:value="0.02490234375">
            <text:p>0.024902</text:p>
          </table:table-cell>
          <table:table-cell table:formula="of:=[.M576]/100000" office:value-type="float" office:value="0.0000002490234375">
            <text:p>0.0000002490</text:p>
          </table:table-cell>
          <table:table-cell table:formula="of:=0.625*1000000*[.$N576]*1000" office:value-type="float" office:value="155.6396484375">
            <text:p>155.639648</text:p>
          </table:table-cell>
          <table:table-cell table:formula="of:=0.769*100000*[.$N576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30">
            <text:p>6230</text:p>
          </table:table-cell>
          <table:table-cell office:value-type="float" office:value="957">
            <text:p>957</text:p>
          </table:table-cell>
          <table:table-cell table:number-columns-repeated="2"/>
          <table:table-cell table:formula="of:=-39+0.0098*[.$C577]" office:value-type="float" office:value="22.054">
            <text:p>22.054</text:p>
          </table:table-cell>
          <table:table-cell/>
          <table:table-cell table:formula="of:=-0.0000028*[.$D577]*[.$D577]+0.0405*[.$D577]-4" office:value-type="float" office:value="32.1941228">
            <text:p>32.1941228</text:p>
          </table:table-cell>
          <table:table-cell/>
          <table:table-cell table:formula="of:=([.G577]-25)*(0.01+0.00008*[.$D577])+[.$I577]" office:value-type="float" office:value="31.93911704">
            <text:p>31.93911704</text:p>
          </table:table-cell>
          <table:table-cell/>
          <table:table-cell table:formula="of:=([.$B577]/4096)*1.5" office:value-type="float" office:value="0.028564453125">
            <text:p>0.028564</text:p>
          </table:table-cell>
          <table:table-cell table:formula="of:=[.M577]/100000" office:value-type="float" office:value="0.00000028564453125">
            <text:p>0.0000002856</text:p>
          </table:table-cell>
          <table:table-cell table:formula="of:=0.625*1000000*[.$N577]*1000" office:value-type="float" office:value="178.52783203125">
            <text:p>178.527832</text:p>
          </table:table-cell>
          <table:table-cell table:formula="of:=0.769*100000*[.$N577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9">
            <text:p>6229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578]" office:value-type="float" office:value="22.0442">
            <text:p>22.0442</text:p>
          </table:table-cell>
          <table:table-cell/>
          <table:table-cell table:formula="of:=-0.0000028*[.$D578]*[.$D578]+0.0405*[.$D578]-4" office:value-type="float" office:value="32.1589792">
            <text:p>32.1589792</text:p>
          </table:table-cell>
          <table:table-cell/>
          <table:table-cell table:formula="of:=([.G578]-25)*(0.01+0.00008*[.$D578])+[.$I578]" office:value-type="float" office:value="31.903361616">
            <text:p>31.903361616</text:p>
          </table:table-cell>
          <table:table-cell/>
          <table:table-cell table:formula="of:=([.$B578]/4096)*1.5" office:value-type="float" office:value="0.0260009765625">
            <text:p>0.026001</text:p>
          </table:table-cell>
          <table:table-cell table:formula="of:=[.M578]/100000" office:value-type="float" office:value="0.000000260009765625">
            <text:p>0.0000002600</text:p>
          </table:table-cell>
          <table:table-cell table:formula="of:=0.625*1000000*[.$N578]*1000" office:value-type="float" office:value="162.506103515625">
            <text:p>162.506104</text:p>
          </table:table-cell>
          <table:table-cell table:formula="of:=0.769*100000*[.$N578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4">
            <text:p>6224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579]" office:value-type="float" office:value="21.9952">
            <text:p>21.9952</text:p>
          </table:table-cell>
          <table:table-cell/>
          <table:table-cell table:formula="of:=-0.0000028*[.$D579]*[.$D579]+0.0405*[.$D579]-4" office:value-type="float" office:value="32.2292608">
            <text:p>32.2292608</text:p>
          </table:table-cell>
          <table:table-cell/>
          <table:table-cell table:formula="of:=([.G579]-25)*(0.01+0.00008*[.$D579])+[.$I579]" office:value-type="float" office:value="31.968924928">
            <text:p>31.968924928</text:p>
          </table:table-cell>
          <table:table-cell/>
          <table:table-cell table:formula="of:=([.$B579]/4096)*1.5" office:value-type="float" office:value="0.0263671875">
            <text:p>0.026367</text:p>
          </table:table-cell>
          <table:table-cell table:formula="of:=[.M579]/100000" office:value-type="float" office:value="0.000000263671875">
            <text:p>0.0000002637</text:p>
          </table:table-cell>
          <table:table-cell table:formula="of:=0.625*1000000*[.$N579]*1000" office:value-type="float" office:value="164.794921875">
            <text:p>164.794922</text:p>
          </table:table-cell>
          <table:table-cell table:formula="of:=0.769*100000*[.$N579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2">
            <text:p>6222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80]" office:value-type="float" office:value="21.9756">
            <text:p>21.9756</text:p>
          </table:table-cell>
          <table:table-cell/>
          <table:table-cell table:formula="of:=-0.0000028*[.$D580]*[.$D580]+0.0405*[.$D580]-4" office:value-type="float" office:value="32.3697568">
            <text:p>32.3697568</text:p>
          </table:table-cell>
          <table:table-cell/>
          <table:table-cell table:formula="of:=([.G580]-25)*(0.01+0.00008*[.$D580])+[.$I580]" office:value-type="float" office:value="32.106754976">
            <text:p>32.106754976</text:p>
          </table:table-cell>
          <table:table-cell/>
          <table:table-cell table:formula="of:=([.$B580]/4096)*1.5" office:value-type="float" office:value="0.027099609375">
            <text:p>0.027100</text:p>
          </table:table-cell>
          <table:table-cell table:formula="of:=[.M580]/100000" office:value-type="float" office:value="0.00000027099609375">
            <text:p>0.0000002710</text:p>
          </table:table-cell>
          <table:table-cell table:formula="of:=0.625*1000000*[.$N580]*1000" office:value-type="float" office:value="169.37255859375">
            <text:p>169.372559</text:p>
          </table:table-cell>
          <table:table-cell table:formula="of:=0.769*100000*[.$N58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3">
            <text:p>6223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81]" office:value-type="float" office:value="21.9854">
            <text:p>21.9854</text:p>
          </table:table-cell>
          <table:table-cell/>
          <table:table-cell table:formula="of:=-0.0000028*[.$D581]*[.$D581]+0.0405*[.$D581]-4" office:value-type="float" office:value="32.3697568">
            <text:p>32.3697568</text:p>
          </table:table-cell>
          <table:table-cell/>
          <table:table-cell table:formula="of:=([.G581]-25)*(0.01+0.00008*[.$D581])+[.$I581]" office:value-type="float" office:value="32.107607184">
            <text:p>32.107607184</text:p>
          </table:table-cell>
          <table:table-cell/>
          <table:table-cell table:formula="of:=([.$B581]/4096)*1.5" office:value-type="float" office:value="0.0260009765625">
            <text:p>0.026001</text:p>
          </table:table-cell>
          <table:table-cell table:formula="of:=[.M581]/100000" office:value-type="float" office:value="0.000000260009765625">
            <text:p>0.0000002600</text:p>
          </table:table-cell>
          <table:table-cell table:formula="of:=0.625*1000000*[.$N581]*1000" office:value-type="float" office:value="162.506103515625">
            <text:p>162.506104</text:p>
          </table:table-cell>
          <table:table-cell table:formula="of:=0.769*100000*[.$N581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20">
            <text:p>6220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582]" office:value-type="float" office:value="21.956">
            <text:p>21.956</text:p>
          </table:table-cell>
          <table:table-cell/>
          <table:table-cell table:formula="of:=-0.0000028*[.$D582]*[.$D582]+0.0405*[.$D582]-4" office:value-type="float" office:value="32.4048668">
            <text:p>32.4048668</text:p>
          </table:table-cell>
          <table:table-cell/>
          <table:table-cell table:formula="of:=([.G582]-25)*(0.01+0.00008*[.$D582])+[.$I582]" office:value-type="float" office:value="32.13991704">
            <text:p>32.13991704</text:p>
          </table:table-cell>
          <table:table-cell/>
          <table:table-cell table:formula="of:=([.$B582]/4096)*1.5" office:value-type="float" office:value="0.028564453125">
            <text:p>0.028564</text:p>
          </table:table-cell>
          <table:table-cell table:formula="of:=[.M582]/100000" office:value-type="float" office:value="0.00000028564453125">
            <text:p>0.0000002856</text:p>
          </table:table-cell>
          <table:table-cell table:formula="of:=0.625*1000000*[.$N582]*1000" office:value-type="float" office:value="178.52783203125">
            <text:p>178.527832</text:p>
          </table:table-cell>
          <table:table-cell table:formula="of:=0.769*100000*[.$N582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1">
            <text:p>6221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583]" office:value-type="float" office:value="21.9658">
            <text:p>21.9658</text:p>
          </table:table-cell>
          <table:table-cell/>
          <table:table-cell table:formula="of:=-0.0000028*[.$D583]*[.$D583]+0.0405*[.$D583]-4" office:value-type="float" office:value="32.4048668">
            <text:p>32.4048668</text:p>
          </table:table-cell>
          <table:table-cell/>
          <table:table-cell table:formula="of:=([.G583]-25)*(0.01+0.00008*[.$D583])+[.$I583]" office:value-type="float" office:value="32.140770032">
            <text:p>32.140770032</text:p>
          </table:table-cell>
          <table:table-cell/>
          <table:table-cell table:formula="of:=([.$B583]/4096)*1.5" office:value-type="float" office:value="0.0281982421875">
            <text:p>0.028198</text:p>
          </table:table-cell>
          <table:table-cell table:formula="of:=[.M583]/100000" office:value-type="float" office:value="0.000000281982421875">
            <text:p>0.0000002820</text:p>
          </table:table-cell>
          <table:table-cell table:formula="of:=0.625*1000000*[.$N583]*1000" office:value-type="float" office:value="176.239013671875">
            <text:p>176.239014</text:p>
          </table:table-cell>
          <table:table-cell table:formula="of:=0.769*100000*[.$N58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19">
            <text:p>6219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584]" office:value-type="float" office:value="21.9462">
            <text:p>21.9462</text:p>
          </table:table-cell>
          <table:table-cell/>
          <table:table-cell table:formula="of:=-0.0000028*[.$D584]*[.$D584]+0.0405*[.$D584]-4" office:value-type="float" office:value="32.4399712">
            <text:p>32.4399712</text:p>
          </table:table-cell>
          <table:table-cell/>
          <table:table-cell table:formula="of:=([.G584]-25)*(0.01+0.00008*[.$D584])+[.$I584]" office:value-type="float" office:value="32.173924144">
            <text:p>32.173924144</text:p>
          </table:table-cell>
          <table:table-cell/>
          <table:table-cell table:formula="of:=([.$B584]/4096)*1.5" office:value-type="float" office:value="0.02783203125">
            <text:p>0.027832</text:p>
          </table:table-cell>
          <table:table-cell table:formula="of:=[.M584]/100000" office:value-type="float" office:value="0.0000002783203125">
            <text:p>0.0000002783</text:p>
          </table:table-cell>
          <table:table-cell table:formula="of:=0.625*1000000*[.$N584]*1000" office:value-type="float" office:value="173.9501953125">
            <text:p>173.950195</text:p>
          </table:table-cell>
          <table:table-cell table:formula="of:=0.769*100000*[.$N584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16">
            <text:p>621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585]" office:value-type="float" office:value="21.9168">
            <text:p>21.9168</text:p>
          </table:table-cell>
          <table:table-cell/>
          <table:table-cell table:formula="of:=-0.0000028*[.$D585]*[.$D585]+0.0405*[.$D585]-4" office:value-type="float" office:value="32.4399712">
            <text:p>32.4399712</text:p>
          </table:table-cell>
          <table:table-cell/>
          <table:table-cell table:formula="of:=([.G585]-25)*(0.01+0.00008*[.$D585])+[.$I585]" office:value-type="float" office:value="32.171362816">
            <text:p>32.171362816</text:p>
          </table:table-cell>
          <table:table-cell/>
          <table:table-cell table:formula="of:=([.$B585]/4096)*1.5" office:value-type="float" office:value="0.024169921875">
            <text:p>0.024170</text:p>
          </table:table-cell>
          <table:table-cell table:formula="of:=[.M585]/100000" office:value-type="float" office:value="0.00000024169921875">
            <text:p>0.0000002417</text:p>
          </table:table-cell>
          <table:table-cell table:formula="of:=0.625*1000000*[.$N585]*1000" office:value-type="float" office:value="151.06201171875">
            <text:p>151.062012</text:p>
          </table:table-cell>
          <table:table-cell table:formula="of:=0.769*100000*[.$N58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15">
            <text:p>6215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586]" office:value-type="float" office:value="21.907">
            <text:p>21.907</text:p>
          </table:table-cell>
          <table:table-cell/>
          <table:table-cell table:formula="of:=-0.0000028*[.$D586]*[.$D586]+0.0405*[.$D586]-4" office:value-type="float" office:value="32.5101632">
            <text:p>32.5101632</text:p>
          </table:table-cell>
          <table:table-cell/>
          <table:table-cell table:formula="of:=([.G586]-25)*(0.01+0.00008*[.$D586])+[.$I586]" office:value-type="float" office:value="32.24020616">
            <text:p>32.24020616</text:p>
          </table:table-cell>
          <table:table-cell/>
          <table:table-cell table:formula="of:=([.$B586]/4096)*1.5" office:value-type="float" office:value="0.0260009765625">
            <text:p>0.026001</text:p>
          </table:table-cell>
          <table:table-cell table:formula="of:=[.M586]/100000" office:value-type="float" office:value="0.000000260009765625">
            <text:p>0.0000002600</text:p>
          </table:table-cell>
          <table:table-cell table:formula="of:=0.625*1000000*[.$N586]*1000" office:value-type="float" office:value="162.506103515625">
            <text:p>162.506104</text:p>
          </table:table-cell>
          <table:table-cell table:formula="of:=0.769*100000*[.$N586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15">
            <text:p>6215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587]" office:value-type="float" office:value="21.907">
            <text:p>21.907</text:p>
          </table:table-cell>
          <table:table-cell/>
          <table:table-cell table:formula="of:=-0.0000028*[.$D587]*[.$D587]+0.0405*[.$D587]-4" office:value-type="float" office:value="32.5101632">
            <text:p>32.5101632</text:p>
          </table:table-cell>
          <table:table-cell/>
          <table:table-cell table:formula="of:=([.G587]-25)*(0.01+0.00008*[.$D587])+[.$I587]" office:value-type="float" office:value="32.24020616">
            <text:p>32.24020616</text:p>
          </table:table-cell>
          <table:table-cell/>
          <table:table-cell table:formula="of:=([.$B587]/4096)*1.5" office:value-type="float" office:value="0.0252685546875">
            <text:p>0.025269</text:p>
          </table:table-cell>
          <table:table-cell table:formula="of:=[.M587]/100000" office:value-type="float" office:value="0.000000252685546875">
            <text:p>0.0000002527</text:p>
          </table:table-cell>
          <table:table-cell table:formula="of:=0.625*1000000*[.$N587]*1000" office:value-type="float" office:value="157.928466796875">
            <text:p>157.928467</text:p>
          </table:table-cell>
          <table:table-cell table:formula="of:=0.769*100000*[.$N587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14">
            <text:p>621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588]" office:value-type="float" office:value="21.8972">
            <text:p>21.8972</text:p>
          </table:table-cell>
          <table:table-cell/>
          <table:table-cell table:formula="of:=-0.0000028*[.$D588]*[.$D588]+0.0405*[.$D588]-4" office:value-type="float" office:value="32.5101632">
            <text:p>32.5101632</text:p>
          </table:table-cell>
          <table:table-cell/>
          <table:table-cell table:formula="of:=([.G588]-25)*(0.01+0.00008*[.$D588])+[.$I588]" office:value-type="float" office:value="32.239350816">
            <text:p>32.239350816</text:p>
          </table:table-cell>
          <table:table-cell/>
          <table:table-cell table:formula="of:=([.$B588]/4096)*1.5" office:value-type="float" office:value="0.0274658203125">
            <text:p>0.027466</text:p>
          </table:table-cell>
          <table:table-cell table:formula="of:=[.M588]/100000" office:value-type="float" office:value="0.000000274658203125">
            <text:p>0.0000002747</text:p>
          </table:table-cell>
          <table:table-cell table:formula="of:=0.625*1000000*[.$N588]*1000" office:value-type="float" office:value="171.661376953125">
            <text:p>171.661377</text:p>
          </table:table-cell>
          <table:table-cell table:formula="of:=0.769*100000*[.$N58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18">
            <text:p>621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589]" office:value-type="float" office:value="21.9364">
            <text:p>21.9364</text:p>
          </table:table-cell>
          <table:table-cell/>
          <table:table-cell table:formula="of:=-0.0000028*[.$D589]*[.$D589]+0.0405*[.$D589]-4" office:value-type="float" office:value="32.5101632">
            <text:p>32.5101632</text:p>
          </table:table-cell>
          <table:table-cell/>
          <table:table-cell table:formula="of:=([.G589]-25)*(0.01+0.00008*[.$D589])+[.$I589]" office:value-type="float" office:value="32.242772192">
            <text:p>32.242772192</text:p>
          </table:table-cell>
          <table:table-cell/>
          <table:table-cell table:formula="of:=([.$B589]/4096)*1.5" office:value-type="float" office:value="0.0260009765625">
            <text:p>0.026001</text:p>
          </table:table-cell>
          <table:table-cell table:formula="of:=[.M589]/100000" office:value-type="float" office:value="0.000000260009765625">
            <text:p>0.0000002600</text:p>
          </table:table-cell>
          <table:table-cell table:formula="of:=0.625*1000000*[.$N589]*1000" office:value-type="float" office:value="162.506103515625">
            <text:p>162.506104</text:p>
          </table:table-cell>
          <table:table-cell table:formula="of:=0.769*100000*[.$N58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19">
            <text:p>6219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590]" office:value-type="float" office:value="21.9462">
            <text:p>21.9462</text:p>
          </table:table-cell>
          <table:table-cell/>
          <table:table-cell table:formula="of:=-0.0000028*[.$D590]*[.$D590]+0.0405*[.$D590]-4" office:value-type="float" office:value="32.3346412">
            <text:p>32.3346412</text:p>
          </table:table-cell>
          <table:table-cell/>
          <table:table-cell table:formula="of:=([.G590]-25)*(0.01+0.00008*[.$D590])+[.$I590]" office:value-type="float" office:value="32.069327056">
            <text:p>32.069327056</text:p>
          </table:table-cell>
          <table:table-cell/>
          <table:table-cell table:formula="of:=([.$B590]/4096)*1.5" office:value-type="float" office:value="0.028564453125">
            <text:p>0.028564</text:p>
          </table:table-cell>
          <table:table-cell table:formula="of:=[.M590]/100000" office:value-type="float" office:value="0.00000028564453125">
            <text:p>0.0000002856</text:p>
          </table:table-cell>
          <table:table-cell table:formula="of:=0.625*1000000*[.$N590]*1000" office:value-type="float" office:value="178.52783203125">
            <text:p>178.527832</text:p>
          </table:table-cell>
          <table:table-cell table:formula="of:=0.769*100000*[.$N590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17">
            <text:p>6217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91]" office:value-type="float" office:value="21.9266">
            <text:p>21.9266</text:p>
          </table:table-cell>
          <table:table-cell/>
          <table:table-cell table:formula="of:=-0.0000028*[.$D591]*[.$D591]+0.0405*[.$D591]-4" office:value-type="float" office:value="32.3697568">
            <text:p>32.3697568</text:p>
          </table:table-cell>
          <table:table-cell/>
          <table:table-cell table:formula="of:=([.G591]-25)*(0.01+0.00008*[.$D591])+[.$I591]" office:value-type="float" office:value="32.102493936">
            <text:p>32.102493936</text:p>
          </table:table-cell>
          <table:table-cell/>
          <table:table-cell table:formula="of:=([.$B591]/4096)*1.5" office:value-type="float" office:value="0.0281982421875">
            <text:p>0.028198</text:p>
          </table:table-cell>
          <table:table-cell table:formula="of:=[.M591]/100000" office:value-type="float" office:value="0.000000281982421875">
            <text:p>0.0000002820</text:p>
          </table:table-cell>
          <table:table-cell table:formula="of:=0.625*1000000*[.$N591]*1000" office:value-type="float" office:value="176.239013671875">
            <text:p>176.239014</text:p>
          </table:table-cell>
          <table:table-cell table:formula="of:=0.769*100000*[.$N591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18">
            <text:p>6218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92]" office:value-type="float" office:value="21.9364">
            <text:p>21.9364</text:p>
          </table:table-cell>
          <table:table-cell/>
          <table:table-cell table:formula="of:=-0.0000028*[.$D592]*[.$D592]+0.0405*[.$D592]-4" office:value-type="float" office:value="32.3697568">
            <text:p>32.3697568</text:p>
          </table:table-cell>
          <table:table-cell/>
          <table:table-cell table:formula="of:=([.G592]-25)*(0.01+0.00008*[.$D592])+[.$I592]" office:value-type="float" office:value="32.103346144">
            <text:p>32.103346144</text:p>
          </table:table-cell>
          <table:table-cell/>
          <table:table-cell table:formula="of:=([.$B592]/4096)*1.5" office:value-type="float" office:value="0.0267333984375">
            <text:p>0.026733</text:p>
          </table:table-cell>
          <table:table-cell table:formula="of:=[.M592]/100000" office:value-type="float" office:value="0.000000267333984375">
            <text:p>0.0000002673</text:p>
          </table:table-cell>
          <table:table-cell table:formula="of:=0.625*1000000*[.$N592]*1000" office:value-type="float" office:value="167.083740234375">
            <text:p>167.083740</text:p>
          </table:table-cell>
          <table:table-cell table:formula="of:=0.769*100000*[.$N592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18">
            <text:p>6218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93]" office:value-type="float" office:value="21.9364">
            <text:p>21.9364</text:p>
          </table:table-cell>
          <table:table-cell/>
          <table:table-cell table:formula="of:=-0.0000028*[.$D593]*[.$D593]+0.0405*[.$D593]-4" office:value-type="float" office:value="32.3697568">
            <text:p>32.3697568</text:p>
          </table:table-cell>
          <table:table-cell/>
          <table:table-cell table:formula="of:=([.G593]-25)*(0.01+0.00008*[.$D593])+[.$I593]" office:value-type="float" office:value="32.103346144">
            <text:p>32.103346144</text:p>
          </table:table-cell>
          <table:table-cell/>
          <table:table-cell table:formula="of:=([.$B593]/4096)*1.5" office:value-type="float" office:value="0.02490234375">
            <text:p>0.024902</text:p>
          </table:table-cell>
          <table:table-cell table:formula="of:=[.M593]/100000" office:value-type="float" office:value="0.0000002490234375">
            <text:p>0.0000002490</text:p>
          </table:table-cell>
          <table:table-cell table:formula="of:=0.625*1000000*[.$N593]*1000" office:value-type="float" office:value="155.6396484375">
            <text:p>155.639648</text:p>
          </table:table-cell>
          <table:table-cell table:formula="of:=0.769*100000*[.$N59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18">
            <text:p>6218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94]" office:value-type="float" office:value="21.9364">
            <text:p>21.9364</text:p>
          </table:table-cell>
          <table:table-cell/>
          <table:table-cell table:formula="of:=-0.0000028*[.$D594]*[.$D594]+0.0405*[.$D594]-4" office:value-type="float" office:value="32.3697568">
            <text:p>32.3697568</text:p>
          </table:table-cell>
          <table:table-cell/>
          <table:table-cell table:formula="of:=([.G594]-25)*(0.01+0.00008*[.$D594])+[.$I594]" office:value-type="float" office:value="32.103346144">
            <text:p>32.103346144</text:p>
          </table:table-cell>
          <table:table-cell/>
          <table:table-cell table:formula="of:=([.$B594]/4096)*1.5" office:value-type="float" office:value="0.0263671875">
            <text:p>0.026367</text:p>
          </table:table-cell>
          <table:table-cell table:formula="of:=[.M594]/100000" office:value-type="float" office:value="0.000000263671875">
            <text:p>0.0000002637</text:p>
          </table:table-cell>
          <table:table-cell table:formula="of:=0.625*1000000*[.$N594]*1000" office:value-type="float" office:value="164.794921875">
            <text:p>164.794922</text:p>
          </table:table-cell>
          <table:table-cell table:formula="of:=0.769*100000*[.$N59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18">
            <text:p>6218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95]" office:value-type="float" office:value="21.9364">
            <text:p>21.9364</text:p>
          </table:table-cell>
          <table:table-cell/>
          <table:table-cell table:formula="of:=-0.0000028*[.$D595]*[.$D595]+0.0405*[.$D595]-4" office:value-type="float" office:value="32.3697568">
            <text:p>32.3697568</text:p>
          </table:table-cell>
          <table:table-cell/>
          <table:table-cell table:formula="of:=([.G595]-25)*(0.01+0.00008*[.$D595])+[.$I595]" office:value-type="float" office:value="32.103346144">
            <text:p>32.103346144</text:p>
          </table:table-cell>
          <table:table-cell/>
          <table:table-cell table:formula="of:=([.$B595]/4096)*1.5" office:value-type="float" office:value="0.0274658203125">
            <text:p>0.027466</text:p>
          </table:table-cell>
          <table:table-cell table:formula="of:=[.M595]/100000" office:value-type="float" office:value="0.000000274658203125">
            <text:p>0.0000002747</text:p>
          </table:table-cell>
          <table:table-cell table:formula="of:=0.625*1000000*[.$N595]*1000" office:value-type="float" office:value="171.661376953125">
            <text:p>171.661377</text:p>
          </table:table-cell>
          <table:table-cell table:formula="of:=0.769*100000*[.$N59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19">
            <text:p>6219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596]" office:value-type="float" office:value="21.9462">
            <text:p>21.9462</text:p>
          </table:table-cell>
          <table:table-cell/>
          <table:table-cell table:formula="of:=-0.0000028*[.$D596]*[.$D596]+0.0405*[.$D596]-4" office:value-type="float" office:value="32.3697568">
            <text:p>32.3697568</text:p>
          </table:table-cell>
          <table:table-cell/>
          <table:table-cell table:formula="of:=([.G596]-25)*(0.01+0.00008*[.$D596])+[.$I596]" office:value-type="float" office:value="32.104198352">
            <text:p>32.104198352</text:p>
          </table:table-cell>
          <table:table-cell/>
          <table:table-cell table:formula="of:=([.$B596]/4096)*1.5" office:value-type="float" office:value="0.027099609375">
            <text:p>0.027100</text:p>
          </table:table-cell>
          <table:table-cell table:formula="of:=[.M596]/100000" office:value-type="float" office:value="0.00000027099609375">
            <text:p>0.0000002710</text:p>
          </table:table-cell>
          <table:table-cell table:formula="of:=0.625*1000000*[.$N596]*1000" office:value-type="float" office:value="169.37255859375">
            <text:p>169.372559</text:p>
          </table:table-cell>
          <table:table-cell table:formula="of:=0.769*100000*[.$N59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0">
            <text:p>6220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597]" office:value-type="float" office:value="21.956">
            <text:p>21.956</text:p>
          </table:table-cell>
          <table:table-cell/>
          <table:table-cell table:formula="of:=-0.0000028*[.$D597]*[.$D597]+0.0405*[.$D597]-4" office:value-type="float" office:value="32.4399712">
            <text:p>32.4399712</text:p>
          </table:table-cell>
          <table:table-cell/>
          <table:table-cell table:formula="of:=([.G597]-25)*(0.01+0.00008*[.$D597])+[.$I597]" office:value-type="float" office:value="32.17477792">
            <text:p>32.17477792</text:p>
          </table:table-cell>
          <table:table-cell/>
          <table:table-cell table:formula="of:=([.$B597]/4096)*1.5" office:value-type="float" office:value="0.0245361328125">
            <text:p>0.024536</text:p>
          </table:table-cell>
          <table:table-cell table:formula="of:=[.M597]/100000" office:value-type="float" office:value="0.000000245361328125">
            <text:p>0.0000002454</text:p>
          </table:table-cell>
          <table:table-cell table:formula="of:=0.625*1000000*[.$N597]*1000" office:value-type="float" office:value="153.350830078125">
            <text:p>153.350830</text:p>
          </table:table-cell>
          <table:table-cell table:formula="of:=0.769*100000*[.$N59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0">
            <text:p>6220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598]" office:value-type="float" office:value="21.956">
            <text:p>21.956</text:p>
          </table:table-cell>
          <table:table-cell/>
          <table:table-cell table:formula="of:=-0.0000028*[.$D598]*[.$D598]+0.0405*[.$D598]-4" office:value-type="float" office:value="32.4048668">
            <text:p>32.4048668</text:p>
          </table:table-cell>
          <table:table-cell/>
          <table:table-cell table:formula="of:=([.G598]-25)*(0.01+0.00008*[.$D598])+[.$I598]" office:value-type="float" office:value="32.13991704">
            <text:p>32.13991704</text:p>
          </table:table-cell>
          <table:table-cell/>
          <table:table-cell table:formula="of:=([.$B598]/4096)*1.5" office:value-type="float" office:value="0.02490234375">
            <text:p>0.024902</text:p>
          </table:table-cell>
          <table:table-cell table:formula="of:=[.M598]/100000" office:value-type="float" office:value="0.0000002490234375">
            <text:p>0.0000002490</text:p>
          </table:table-cell>
          <table:table-cell table:formula="of:=0.625*1000000*[.$N598]*1000" office:value-type="float" office:value="155.6396484375">
            <text:p>155.639648</text:p>
          </table:table-cell>
          <table:table-cell table:formula="of:=0.769*100000*[.$N59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18">
            <text:p>6218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599]" office:value-type="float" office:value="21.9364">
            <text:p>21.9364</text:p>
          </table:table-cell>
          <table:table-cell/>
          <table:table-cell table:formula="of:=-0.0000028*[.$D599]*[.$D599]+0.0405*[.$D599]-4" office:value-type="float" office:value="32.47507">
            <text:p>32.47507</text:p>
          </table:table-cell>
          <table:table-cell/>
          <table:table-cell table:formula="of:=([.G599]-25)*(0.01+0.00008*[.$D599])+[.$I599]" office:value-type="float" office:value="32.20792408">
            <text:p>32.20792408</text:p>
          </table:table-cell>
          <table:table-cell/>
          <table:table-cell table:formula="of:=([.$B599]/4096)*1.5" office:value-type="float" office:value="0.027099609375">
            <text:p>0.027100</text:p>
          </table:table-cell>
          <table:table-cell table:formula="of:=[.M599]/100000" office:value-type="float" office:value="0.00000027099609375">
            <text:p>0.0000002710</text:p>
          </table:table-cell>
          <table:table-cell table:formula="of:=0.625*1000000*[.$N599]*1000" office:value-type="float" office:value="169.37255859375">
            <text:p>169.372559</text:p>
          </table:table-cell>
          <table:table-cell table:formula="of:=0.769*100000*[.$N599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17">
            <text:p>6217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600]" office:value-type="float" office:value="21.9266">
            <text:p>21.9266</text:p>
          </table:table-cell>
          <table:table-cell/>
          <table:table-cell table:formula="of:=-0.0000028*[.$D600]*[.$D600]+0.0405*[.$D600]-4" office:value-type="float" office:value="32.4399712">
            <text:p>32.4399712</text:p>
          </table:table-cell>
          <table:table-cell/>
          <table:table-cell table:formula="of:=([.G600]-25)*(0.01+0.00008*[.$D600])+[.$I600]" office:value-type="float" office:value="32.172216592">
            <text:p>32.172216592</text:p>
          </table:table-cell>
          <table:table-cell/>
          <table:table-cell table:formula="of:=([.$B600]/4096)*1.5" office:value-type="float" office:value="0.0263671875">
            <text:p>0.026367</text:p>
          </table:table-cell>
          <table:table-cell table:formula="of:=[.M600]/100000" office:value-type="float" office:value="0.000000263671875">
            <text:p>0.0000002637</text:p>
          </table:table-cell>
          <table:table-cell table:formula="of:=0.625*1000000*[.$N600]*1000" office:value-type="float" office:value="164.794921875">
            <text:p>164.794922</text:p>
          </table:table-cell>
          <table:table-cell table:formula="of:=0.769*100000*[.$N600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19">
            <text:p>6219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601]" office:value-type="float" office:value="21.9462">
            <text:p>21.9462</text:p>
          </table:table-cell>
          <table:table-cell/>
          <table:table-cell table:formula="of:=-0.0000028*[.$D601]*[.$D601]+0.0405*[.$D601]-4" office:value-type="float" office:value="32.4048668">
            <text:p>32.4048668</text:p>
          </table:table-cell>
          <table:table-cell/>
          <table:table-cell table:formula="of:=([.G601]-25)*(0.01+0.00008*[.$D601])+[.$I601]" office:value-type="float" office:value="32.139064048">
            <text:p>32.139064048</text:p>
          </table:table-cell>
          <table:table-cell/>
          <table:table-cell table:formula="of:=([.$B601]/4096)*1.5" office:value-type="float" office:value="0.0274658203125">
            <text:p>0.027466</text:p>
          </table:table-cell>
          <table:table-cell table:formula="of:=[.M601]/100000" office:value-type="float" office:value="0.000000274658203125">
            <text:p>0.0000002747</text:p>
          </table:table-cell>
          <table:table-cell table:formula="of:=0.625*1000000*[.$N601]*1000" office:value-type="float" office:value="171.661376953125">
            <text:p>171.661377</text:p>
          </table:table-cell>
          <table:table-cell table:formula="of:=0.769*100000*[.$N601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0">
            <text:p>6220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602]" office:value-type="float" office:value="21.956">
            <text:p>21.956</text:p>
          </table:table-cell>
          <table:table-cell/>
          <table:table-cell table:formula="of:=-0.0000028*[.$D602]*[.$D602]+0.0405*[.$D602]-4" office:value-type="float" office:value="32.4048668">
            <text:p>32.4048668</text:p>
          </table:table-cell>
          <table:table-cell/>
          <table:table-cell table:formula="of:=([.G602]-25)*(0.01+0.00008*[.$D602])+[.$I602]" office:value-type="float" office:value="32.13991704">
            <text:p>32.13991704</text:p>
          </table:table-cell>
          <table:table-cell/>
          <table:table-cell table:formula="of:=([.$B602]/4096)*1.5" office:value-type="float" office:value="0.0238037109375">
            <text:p>0.023804</text:p>
          </table:table-cell>
          <table:table-cell table:formula="of:=[.M602]/100000" office:value-type="float" office:value="0.000000238037109375">
            <text:p>0.0000002380</text:p>
          </table:table-cell>
          <table:table-cell table:formula="of:=0.625*1000000*[.$N602]*1000" office:value-type="float" office:value="148.773193359375">
            <text:p>148.773193</text:p>
          </table:table-cell>
          <table:table-cell table:formula="of:=0.769*100000*[.$N602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18">
            <text:p>621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603]" office:value-type="float" office:value="21.9364">
            <text:p>21.9364</text:p>
          </table:table-cell>
          <table:table-cell/>
          <table:table-cell table:formula="of:=-0.0000028*[.$D603]*[.$D603]+0.0405*[.$D603]-4" office:value-type="float" office:value="32.4399712">
            <text:p>32.4399712</text:p>
          </table:table-cell>
          <table:table-cell/>
          <table:table-cell table:formula="of:=([.G603]-25)*(0.01+0.00008*[.$D603])+[.$I603]" office:value-type="float" office:value="32.173070368">
            <text:p>32.173070368</text:p>
          </table:table-cell>
          <table:table-cell/>
          <table:table-cell table:formula="of:=([.$B603]/4096)*1.5" office:value-type="float" office:value="0.0238037109375">
            <text:p>0.023804</text:p>
          </table:table-cell>
          <table:table-cell table:formula="of:=[.M603]/100000" office:value-type="float" office:value="0.000000238037109375">
            <text:p>0.0000002380</text:p>
          </table:table-cell>
          <table:table-cell table:formula="of:=0.625*1000000*[.$N603]*1000" office:value-type="float" office:value="148.773193359375">
            <text:p>148.773193</text:p>
          </table:table-cell>
          <table:table-cell table:formula="of:=0.769*100000*[.$N603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18">
            <text:p>621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604]" office:value-type="float" office:value="21.9364">
            <text:p>21.9364</text:p>
          </table:table-cell>
          <table:table-cell/>
          <table:table-cell table:formula="of:=-0.0000028*[.$D604]*[.$D604]+0.0405*[.$D604]-4" office:value-type="float" office:value="32.5101632">
            <text:p>32.5101632</text:p>
          </table:table-cell>
          <table:table-cell/>
          <table:table-cell table:formula="of:=([.G604]-25)*(0.01+0.00008*[.$D604])+[.$I604]" office:value-type="float" office:value="32.242772192">
            <text:p>32.242772192</text:p>
          </table:table-cell>
          <table:table-cell/>
          <table:table-cell table:formula="of:=([.$B604]/4096)*1.5" office:value-type="float" office:value="0.02783203125">
            <text:p>0.027832</text:p>
          </table:table-cell>
          <table:table-cell table:formula="of:=[.M604]/100000" office:value-type="float" office:value="0.0000002783203125">
            <text:p>0.0000002783</text:p>
          </table:table-cell>
          <table:table-cell table:formula="of:=0.625*1000000*[.$N604]*1000" office:value-type="float" office:value="173.9501953125">
            <text:p>173.950195</text:p>
          </table:table-cell>
          <table:table-cell table:formula="of:=0.769*100000*[.$N604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19">
            <text:p>6219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605]" office:value-type="float" office:value="21.9462">
            <text:p>21.9462</text:p>
          </table:table-cell>
          <table:table-cell/>
          <table:table-cell table:formula="of:=-0.0000028*[.$D605]*[.$D605]+0.0405*[.$D605]-4" office:value-type="float" office:value="32.4399712">
            <text:p>32.4399712</text:p>
          </table:table-cell>
          <table:table-cell/>
          <table:table-cell table:formula="of:=([.G605]-25)*(0.01+0.00008*[.$D605])+[.$I605]" office:value-type="float" office:value="32.173924144">
            <text:p>32.173924144</text:p>
          </table:table-cell>
          <table:table-cell/>
          <table:table-cell table:formula="of:=([.$B605]/4096)*1.5" office:value-type="float" office:value="0.0267333984375">
            <text:p>0.026733</text:p>
          </table:table-cell>
          <table:table-cell table:formula="of:=[.M605]/100000" office:value-type="float" office:value="0.000000267333984375">
            <text:p>0.0000002673</text:p>
          </table:table-cell>
          <table:table-cell table:formula="of:=0.625*1000000*[.$N605]*1000" office:value-type="float" office:value="167.083740234375">
            <text:p>167.083740</text:p>
          </table:table-cell>
          <table:table-cell table:formula="of:=0.769*100000*[.$N605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16">
            <text:p>621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606]" office:value-type="float" office:value="21.9168">
            <text:p>21.9168</text:p>
          </table:table-cell>
          <table:table-cell/>
          <table:table-cell table:formula="of:=-0.0000028*[.$D606]*[.$D606]+0.0405*[.$D606]-4" office:value-type="float" office:value="32.5101632">
            <text:p>32.5101632</text:p>
          </table:table-cell>
          <table:table-cell/>
          <table:table-cell table:formula="of:=([.G606]-25)*(0.01+0.00008*[.$D606])+[.$I606]" office:value-type="float" office:value="32.241061504">
            <text:p>32.241061504</text:p>
          </table:table-cell>
          <table:table-cell/>
          <table:table-cell table:formula="of:=([.$B606]/4096)*1.5" office:value-type="float" office:value="0.0245361328125">
            <text:p>0.024536</text:p>
          </table:table-cell>
          <table:table-cell table:formula="of:=[.M606]/100000" office:value-type="float" office:value="0.000000245361328125">
            <text:p>0.0000002454</text:p>
          </table:table-cell>
          <table:table-cell table:formula="of:=0.625*1000000*[.$N606]*1000" office:value-type="float" office:value="153.350830078125">
            <text:p>153.350830</text:p>
          </table:table-cell>
          <table:table-cell table:formula="of:=0.769*100000*[.$N60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18">
            <text:p>6218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607]" office:value-type="float" office:value="21.9364">
            <text:p>21.9364</text:p>
          </table:table-cell>
          <table:table-cell/>
          <table:table-cell table:formula="of:=-0.0000028*[.$D607]*[.$D607]+0.0405*[.$D607]-4" office:value-type="float" office:value="32.47507">
            <text:p>32.47507</text:p>
          </table:table-cell>
          <table:table-cell/>
          <table:table-cell table:formula="of:=([.G607]-25)*(0.01+0.00008*[.$D607])+[.$I607]" office:value-type="float" office:value="32.20792408">
            <text:p>32.20792408</text:p>
          </table:table-cell>
          <table:table-cell/>
          <table:table-cell table:formula="of:=([.$B607]/4096)*1.5" office:value-type="float" office:value="0.0281982421875">
            <text:p>0.028198</text:p>
          </table:table-cell>
          <table:table-cell table:formula="of:=[.M607]/100000" office:value-type="float" office:value="0.000000281982421875">
            <text:p>0.0000002820</text:p>
          </table:table-cell>
          <table:table-cell table:formula="of:=0.625*1000000*[.$N607]*1000" office:value-type="float" office:value="176.239013671875">
            <text:p>176.239014</text:p>
          </table:table-cell>
          <table:table-cell table:formula="of:=0.769*100000*[.$N607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19">
            <text:p>6219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608]" office:value-type="float" office:value="21.9462">
            <text:p>21.9462</text:p>
          </table:table-cell>
          <table:table-cell/>
          <table:table-cell table:formula="of:=-0.0000028*[.$D608]*[.$D608]+0.0405*[.$D608]-4" office:value-type="float" office:value="32.4399712">
            <text:p>32.4399712</text:p>
          </table:table-cell>
          <table:table-cell/>
          <table:table-cell table:formula="of:=([.G608]-25)*(0.01+0.00008*[.$D608])+[.$I608]" office:value-type="float" office:value="32.173924144">
            <text:p>32.173924144</text:p>
          </table:table-cell>
          <table:table-cell/>
          <table:table-cell table:formula="of:=([.$B608]/4096)*1.5" office:value-type="float" office:value="0.02490234375">
            <text:p>0.024902</text:p>
          </table:table-cell>
          <table:table-cell table:formula="of:=[.M608]/100000" office:value-type="float" office:value="0.0000002490234375">
            <text:p>0.0000002490</text:p>
          </table:table-cell>
          <table:table-cell table:formula="of:=0.625*1000000*[.$N608]*1000" office:value-type="float" office:value="155.6396484375">
            <text:p>155.639648</text:p>
          </table:table-cell>
          <table:table-cell table:formula="of:=0.769*100000*[.$N60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19">
            <text:p>6219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609]" office:value-type="float" office:value="21.9462">
            <text:p>21.9462</text:p>
          </table:table-cell>
          <table:table-cell/>
          <table:table-cell table:formula="of:=-0.0000028*[.$D609]*[.$D609]+0.0405*[.$D609]-4" office:value-type="float" office:value="32.4399712">
            <text:p>32.4399712</text:p>
          </table:table-cell>
          <table:table-cell/>
          <table:table-cell table:formula="of:=([.G609]-25)*(0.01+0.00008*[.$D609])+[.$I609]" office:value-type="float" office:value="32.173924144">
            <text:p>32.173924144</text:p>
          </table:table-cell>
          <table:table-cell/>
          <table:table-cell table:formula="of:=([.$B609]/4096)*1.5" office:value-type="float" office:value="0.0267333984375">
            <text:p>0.026733</text:p>
          </table:table-cell>
          <table:table-cell table:formula="of:=[.M609]/100000" office:value-type="float" office:value="0.000000267333984375">
            <text:p>0.0000002673</text:p>
          </table:table-cell>
          <table:table-cell table:formula="of:=0.625*1000000*[.$N609]*1000" office:value-type="float" office:value="167.083740234375">
            <text:p>167.083740</text:p>
          </table:table-cell>
          <table:table-cell table:formula="of:=0.769*100000*[.$N609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17">
            <text:p>6217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610]" office:value-type="float" office:value="21.9266">
            <text:p>21.9266</text:p>
          </table:table-cell>
          <table:table-cell/>
          <table:table-cell table:formula="of:=-0.0000028*[.$D610]*[.$D610]+0.0405*[.$D610]-4" office:value-type="float" office:value="32.4399712">
            <text:p>32.4399712</text:p>
          </table:table-cell>
          <table:table-cell/>
          <table:table-cell table:formula="of:=([.G610]-25)*(0.01+0.00008*[.$D610])+[.$I610]" office:value-type="float" office:value="32.172216592">
            <text:p>32.172216592</text:p>
          </table:table-cell>
          <table:table-cell/>
          <table:table-cell table:formula="of:=([.$B610]/4096)*1.5" office:value-type="float" office:value="0.02490234375">
            <text:p>0.024902</text:p>
          </table:table-cell>
          <table:table-cell table:formula="of:=[.M610]/100000" office:value-type="float" office:value="0.0000002490234375">
            <text:p>0.0000002490</text:p>
          </table:table-cell>
          <table:table-cell table:formula="of:=0.625*1000000*[.$N610]*1000" office:value-type="float" office:value="155.6396484375">
            <text:p>155.639648</text:p>
          </table:table-cell>
          <table:table-cell table:formula="of:=0.769*100000*[.$N610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18">
            <text:p>6218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611]" office:value-type="float" office:value="21.9364">
            <text:p>21.9364</text:p>
          </table:table-cell>
          <table:table-cell/>
          <table:table-cell table:formula="of:=-0.0000028*[.$D611]*[.$D611]+0.0405*[.$D611]-4" office:value-type="float" office:value="32.4048668">
            <text:p>32.4048668</text:p>
          </table:table-cell>
          <table:table-cell/>
          <table:table-cell table:formula="of:=([.G611]-25)*(0.01+0.00008*[.$D611])+[.$I611]" office:value-type="float" office:value="32.138211056">
            <text:p>32.138211056</text:p>
          </table:table-cell>
          <table:table-cell/>
          <table:table-cell table:formula="of:=([.$B611]/4096)*1.5" office:value-type="float" office:value="0.0274658203125">
            <text:p>0.027466</text:p>
          </table:table-cell>
          <table:table-cell table:formula="of:=[.M611]/100000" office:value-type="float" office:value="0.000000274658203125">
            <text:p>0.0000002747</text:p>
          </table:table-cell>
          <table:table-cell table:formula="of:=0.625*1000000*[.$N611]*1000" office:value-type="float" office:value="171.661376953125">
            <text:p>171.661377</text:p>
          </table:table-cell>
          <table:table-cell table:formula="of:=0.769*100000*[.$N611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0">
            <text:p>6220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612]" office:value-type="float" office:value="21.956">
            <text:p>21.956</text:p>
          </table:table-cell>
          <table:table-cell/>
          <table:table-cell table:formula="of:=-0.0000028*[.$D612]*[.$D612]+0.0405*[.$D612]-4" office:value-type="float" office:value="32.4399712">
            <text:p>32.4399712</text:p>
          </table:table-cell>
          <table:table-cell/>
          <table:table-cell table:formula="of:=([.G612]-25)*(0.01+0.00008*[.$D612])+[.$I612]" office:value-type="float" office:value="32.17477792">
            <text:p>32.17477792</text:p>
          </table:table-cell>
          <table:table-cell/>
          <table:table-cell table:formula="of:=([.$B612]/4096)*1.5" office:value-type="float" office:value="0.02490234375">
            <text:p>0.024902</text:p>
          </table:table-cell>
          <table:table-cell table:formula="of:=[.M612]/100000" office:value-type="float" office:value="0.0000002490234375">
            <text:p>0.0000002490</text:p>
          </table:table-cell>
          <table:table-cell table:formula="of:=0.625*1000000*[.$N612]*1000" office:value-type="float" office:value="155.6396484375">
            <text:p>155.639648</text:p>
          </table:table-cell>
          <table:table-cell table:formula="of:=0.769*100000*[.$N61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22">
            <text:p>6222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613]" office:value-type="float" office:value="21.9756">
            <text:p>21.9756</text:p>
          </table:table-cell>
          <table:table-cell/>
          <table:table-cell table:formula="of:=-0.0000028*[.$D613]*[.$D613]+0.0405*[.$D613]-4" office:value-type="float" office:value="32.3697568">
            <text:p>32.3697568</text:p>
          </table:table-cell>
          <table:table-cell/>
          <table:table-cell table:formula="of:=([.G613]-25)*(0.01+0.00008*[.$D613])+[.$I613]" office:value-type="float" office:value="32.106754976">
            <text:p>32.106754976</text:p>
          </table:table-cell>
          <table:table-cell/>
          <table:table-cell table:formula="of:=([.$B613]/4096)*1.5" office:value-type="float" office:value="0.02783203125">
            <text:p>0.027832</text:p>
          </table:table-cell>
          <table:table-cell table:formula="of:=[.M613]/100000" office:value-type="float" office:value="0.0000002783203125">
            <text:p>0.0000002783</text:p>
          </table:table-cell>
          <table:table-cell table:formula="of:=0.625*1000000*[.$N613]*1000" office:value-type="float" office:value="173.9501953125">
            <text:p>173.950195</text:p>
          </table:table-cell>
          <table:table-cell table:formula="of:=0.769*100000*[.$N613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2">
            <text:p>6222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614]" office:value-type="float" office:value="21.9756">
            <text:p>21.9756</text:p>
          </table:table-cell>
          <table:table-cell/>
          <table:table-cell table:formula="of:=-0.0000028*[.$D614]*[.$D614]+0.0405*[.$D614]-4" office:value-type="float" office:value="32.3697568">
            <text:p>32.3697568</text:p>
          </table:table-cell>
          <table:table-cell/>
          <table:table-cell table:formula="of:=([.G614]-25)*(0.01+0.00008*[.$D614])+[.$I614]" office:value-type="float" office:value="32.106754976">
            <text:p>32.106754976</text:p>
          </table:table-cell>
          <table:table-cell/>
          <table:table-cell table:formula="of:=([.$B614]/4096)*1.5" office:value-type="float" office:value="0.025634765625">
            <text:p>0.025635</text:p>
          </table:table-cell>
          <table:table-cell table:formula="of:=[.M614]/100000" office:value-type="float" office:value="0.00000025634765625">
            <text:p>0.0000002563</text:p>
          </table:table-cell>
          <table:table-cell table:formula="of:=0.625*1000000*[.$N614]*1000" office:value-type="float" office:value="160.21728515625">
            <text:p>160.217285</text:p>
          </table:table-cell>
          <table:table-cell table:formula="of:=0.769*100000*[.$N614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3">
            <text:p>6223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15]" office:value-type="float" office:value="21.9854">
            <text:p>21.9854</text:p>
          </table:table-cell>
          <table:table-cell/>
          <table:table-cell table:formula="of:=-0.0000028*[.$D615]*[.$D615]+0.0405*[.$D615]-4" office:value-type="float" office:value="32.29952">
            <text:p>32.29952</text:p>
          </table:table-cell>
          <table:table-cell/>
          <table:table-cell table:formula="of:=([.G615]-25)*(0.01+0.00008*[.$D615])+[.$I615]" office:value-type="float" office:value="32.03785272">
            <text:p>32.03785272</text:p>
          </table:table-cell>
          <table:table-cell/>
          <table:table-cell table:formula="of:=([.$B615]/4096)*1.5" office:value-type="float" office:value="0.0238037109375">
            <text:p>0.023804</text:p>
          </table:table-cell>
          <table:table-cell table:formula="of:=[.M615]/100000" office:value-type="float" office:value="0.000000238037109375">
            <text:p>0.0000002380</text:p>
          </table:table-cell>
          <table:table-cell table:formula="of:=0.625*1000000*[.$N615]*1000" office:value-type="float" office:value="148.773193359375">
            <text:p>148.773193</text:p>
          </table:table-cell>
          <table:table-cell table:formula="of:=0.769*100000*[.$N615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3">
            <text:p>6223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16]" office:value-type="float" office:value="21.9854">
            <text:p>21.9854</text:p>
          </table:table-cell>
          <table:table-cell/>
          <table:table-cell table:formula="of:=-0.0000028*[.$D616]*[.$D616]+0.0405*[.$D616]-4" office:value-type="float" office:value="32.29952">
            <text:p>32.29952</text:p>
          </table:table-cell>
          <table:table-cell/>
          <table:table-cell table:formula="of:=([.G616]-25)*(0.01+0.00008*[.$D616])+[.$I616]" office:value-type="float" office:value="32.03785272">
            <text:p>32.03785272</text:p>
          </table:table-cell>
          <table:table-cell/>
          <table:table-cell table:formula="of:=([.$B616]/4096)*1.5" office:value-type="float" office:value="0.024169921875">
            <text:p>0.024170</text:p>
          </table:table-cell>
          <table:table-cell table:formula="of:=[.M616]/100000" office:value-type="float" office:value="0.00000024169921875">
            <text:p>0.0000002417</text:p>
          </table:table-cell>
          <table:table-cell table:formula="of:=0.625*1000000*[.$N616]*1000" office:value-type="float" office:value="151.06201171875">
            <text:p>151.062012</text:p>
          </table:table-cell>
          <table:table-cell table:formula="of:=0.769*100000*[.$N616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224">
            <text:p>6224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17]" office:value-type="float" office:value="21.9952">
            <text:p>21.9952</text:p>
          </table:table-cell>
          <table:table-cell/>
          <table:table-cell table:formula="of:=-0.0000028*[.$D617]*[.$D617]+0.0405*[.$D617]-4" office:value-type="float" office:value="32.29952">
            <text:p>32.29952</text:p>
          </table:table-cell>
          <table:table-cell/>
          <table:table-cell table:formula="of:=([.G617]-25)*(0.01+0.00008*[.$D617])+[.$I617]" office:value-type="float" office:value="32.03870336">
            <text:p>32.03870336</text:p>
          </table:table-cell>
          <table:table-cell/>
          <table:table-cell table:formula="of:=([.$B617]/4096)*1.5" office:value-type="float" office:value="0.02783203125">
            <text:p>0.027832</text:p>
          </table:table-cell>
          <table:table-cell table:formula="of:=[.M617]/100000" office:value-type="float" office:value="0.0000002783203125">
            <text:p>0.0000002783</text:p>
          </table:table-cell>
          <table:table-cell table:formula="of:=0.625*1000000*[.$N617]*1000" office:value-type="float" office:value="173.9501953125">
            <text:p>173.950195</text:p>
          </table:table-cell>
          <table:table-cell table:formula="of:=0.769*100000*[.$N61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0">
            <text:p>6220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18]" office:value-type="float" office:value="21.956">
            <text:p>21.956</text:p>
          </table:table-cell>
          <table:table-cell/>
          <table:table-cell table:formula="of:=-0.0000028*[.$D618]*[.$D618]+0.0405*[.$D618]-4" office:value-type="float" office:value="32.29952">
            <text:p>32.29952</text:p>
          </table:table-cell>
          <table:table-cell/>
          <table:table-cell table:formula="of:=([.G618]-25)*(0.01+0.00008*[.$D618])+[.$I618]" office:value-type="float" office:value="32.0353008">
            <text:p>32.0353008</text:p>
          </table:table-cell>
          <table:table-cell/>
          <table:table-cell table:formula="of:=([.$B618]/4096)*1.5" office:value-type="float" office:value="0.027099609375">
            <text:p>0.027100</text:p>
          </table:table-cell>
          <table:table-cell table:formula="of:=[.M618]/100000" office:value-type="float" office:value="0.00000027099609375">
            <text:p>0.0000002710</text:p>
          </table:table-cell>
          <table:table-cell table:formula="of:=0.625*1000000*[.$N618]*1000" office:value-type="float" office:value="169.37255859375">
            <text:p>169.372559</text:p>
          </table:table-cell>
          <table:table-cell table:formula="of:=0.769*100000*[.$N618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3">
            <text:p>6223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19]" office:value-type="float" office:value="21.9854">
            <text:p>21.9854</text:p>
          </table:table-cell>
          <table:table-cell/>
          <table:table-cell table:formula="of:=-0.0000028*[.$D619]*[.$D619]+0.0405*[.$D619]-4" office:value-type="float" office:value="32.29952">
            <text:p>32.29952</text:p>
          </table:table-cell>
          <table:table-cell/>
          <table:table-cell table:formula="of:=([.G619]-25)*(0.01+0.00008*[.$D619])+[.$I619]" office:value-type="float" office:value="32.03785272">
            <text:p>32.03785272</text:p>
          </table:table-cell>
          <table:table-cell/>
          <table:table-cell table:formula="of:=([.$B619]/4096)*1.5" office:value-type="float" office:value="0.02490234375">
            <text:p>0.024902</text:p>
          </table:table-cell>
          <table:table-cell table:formula="of:=[.M619]/100000" office:value-type="float" office:value="0.0000002490234375">
            <text:p>0.0000002490</text:p>
          </table:table-cell>
          <table:table-cell table:formula="of:=0.625*1000000*[.$N619]*1000" office:value-type="float" office:value="155.6396484375">
            <text:p>155.639648</text:p>
          </table:table-cell>
          <table:table-cell table:formula="of:=0.769*100000*[.$N61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3">
            <text:p>6223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20]" office:value-type="float" office:value="21.9854">
            <text:p>21.9854</text:p>
          </table:table-cell>
          <table:table-cell/>
          <table:table-cell table:formula="of:=-0.0000028*[.$D620]*[.$D620]+0.0405*[.$D620]-4" office:value-type="float" office:value="32.2292608">
            <text:p>32.2292608</text:p>
          </table:table-cell>
          <table:table-cell/>
          <table:table-cell table:formula="of:=([.G620]-25)*(0.01+0.00008*[.$D620])+[.$I620]" office:value-type="float" office:value="31.968075856">
            <text:p>31.968075856</text:p>
          </table:table-cell>
          <table:table-cell/>
          <table:table-cell table:formula="of:=([.$B620]/4096)*1.5" office:value-type="float" office:value="0.0245361328125">
            <text:p>0.024536</text:p>
          </table:table-cell>
          <table:table-cell table:formula="of:=[.M620]/100000" office:value-type="float" office:value="0.000000245361328125">
            <text:p>0.0000002454</text:p>
          </table:table-cell>
          <table:table-cell table:formula="of:=0.625*1000000*[.$N620]*1000" office:value-type="float" office:value="153.350830078125">
            <text:p>153.350830</text:p>
          </table:table-cell>
          <table:table-cell table:formula="of:=0.769*100000*[.$N620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2">
            <text:p>6222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21]" office:value-type="float" office:value="21.9756">
            <text:p>21.9756</text:p>
          </table:table-cell>
          <table:table-cell/>
          <table:table-cell table:formula="of:=-0.0000028*[.$D621]*[.$D621]+0.0405*[.$D621]-4" office:value-type="float" office:value="32.2292608">
            <text:p>32.2292608</text:p>
          </table:table-cell>
          <table:table-cell/>
          <table:table-cell table:formula="of:=([.G621]-25)*(0.01+0.00008*[.$D621])+[.$I621]" office:value-type="float" office:value="31.967226784">
            <text:p>31.967226784</text:p>
          </table:table-cell>
          <table:table-cell/>
          <table:table-cell table:formula="of:=([.$B621]/4096)*1.5" office:value-type="float" office:value="0.0245361328125">
            <text:p>0.024536</text:p>
          </table:table-cell>
          <table:table-cell table:formula="of:=[.M621]/100000" office:value-type="float" office:value="0.000000245361328125">
            <text:p>0.0000002454</text:p>
          </table:table-cell>
          <table:table-cell table:formula="of:=0.625*1000000*[.$N621]*1000" office:value-type="float" office:value="153.350830078125">
            <text:p>153.350830</text:p>
          </table:table-cell>
          <table:table-cell table:formula="of:=0.769*100000*[.$N62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3">
            <text:p>6223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22]" office:value-type="float" office:value="21.9854">
            <text:p>21.9854</text:p>
          </table:table-cell>
          <table:table-cell/>
          <table:table-cell table:formula="of:=-0.0000028*[.$D622]*[.$D622]+0.0405*[.$D622]-4" office:value-type="float" office:value="32.2292608">
            <text:p>32.2292608</text:p>
          </table:table-cell>
          <table:table-cell/>
          <table:table-cell table:formula="of:=([.G622]-25)*(0.01+0.00008*[.$D622])+[.$I622]" office:value-type="float" office:value="31.968075856">
            <text:p>31.968075856</text:p>
          </table:table-cell>
          <table:table-cell/>
          <table:table-cell table:formula="of:=([.$B622]/4096)*1.5" office:value-type="float" office:value="0.0245361328125">
            <text:p>0.024536</text:p>
          </table:table-cell>
          <table:table-cell table:formula="of:=[.M622]/100000" office:value-type="float" office:value="0.000000245361328125">
            <text:p>0.0000002454</text:p>
          </table:table-cell>
          <table:table-cell table:formula="of:=0.625*1000000*[.$N622]*1000" office:value-type="float" office:value="153.350830078125">
            <text:p>153.350830</text:p>
          </table:table-cell>
          <table:table-cell table:formula="of:=0.769*100000*[.$N62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19">
            <text:p>6219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23]" office:value-type="float" office:value="21.9462">
            <text:p>21.9462</text:p>
          </table:table-cell>
          <table:table-cell/>
          <table:table-cell table:formula="of:=-0.0000028*[.$D623]*[.$D623]+0.0405*[.$D623]-4" office:value-type="float" office:value="32.2292608">
            <text:p>32.2292608</text:p>
          </table:table-cell>
          <table:table-cell/>
          <table:table-cell table:formula="of:=([.G623]-25)*(0.01+0.00008*[.$D623])+[.$I623]" office:value-type="float" office:value="31.964679568">
            <text:p>31.964679568</text:p>
          </table:table-cell>
          <table:table-cell/>
          <table:table-cell table:formula="of:=([.$B623]/4096)*1.5" office:value-type="float" office:value="0.0245361328125">
            <text:p>0.024536</text:p>
          </table:table-cell>
          <table:table-cell table:formula="of:=[.M623]/100000" office:value-type="float" office:value="0.000000245361328125">
            <text:p>0.0000002454</text:p>
          </table:table-cell>
          <table:table-cell table:formula="of:=0.625*1000000*[.$N623]*1000" office:value-type="float" office:value="153.350830078125">
            <text:p>153.350830</text:p>
          </table:table-cell>
          <table:table-cell table:formula="of:=0.769*100000*[.$N623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0">
            <text:p>6220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24]" office:value-type="float" office:value="21.956">
            <text:p>21.956</text:p>
          </table:table-cell>
          <table:table-cell/>
          <table:table-cell table:formula="of:=-0.0000028*[.$D624]*[.$D624]+0.0405*[.$D624]-4" office:value-type="float" office:value="32.2292608">
            <text:p>32.2292608</text:p>
          </table:table-cell>
          <table:table-cell/>
          <table:table-cell table:formula="of:=([.G624]-25)*(0.01+0.00008*[.$D624])+[.$I624]" office:value-type="float" office:value="31.96552864">
            <text:p>31.96552864</text:p>
          </table:table-cell>
          <table:table-cell/>
          <table:table-cell table:formula="of:=([.$B624]/4096)*1.5" office:value-type="float" office:value="0.0281982421875">
            <text:p>0.028198</text:p>
          </table:table-cell>
          <table:table-cell table:formula="of:=[.M624]/100000" office:value-type="float" office:value="0.000000281982421875">
            <text:p>0.0000002820</text:p>
          </table:table-cell>
          <table:table-cell table:formula="of:=0.625*1000000*[.$N624]*1000" office:value-type="float" office:value="176.239013671875">
            <text:p>176.239014</text:p>
          </table:table-cell>
          <table:table-cell table:formula="of:=0.769*100000*[.$N624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22">
            <text:p>6222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25]" office:value-type="float" office:value="21.9756">
            <text:p>21.9756</text:p>
          </table:table-cell>
          <table:table-cell/>
          <table:table-cell table:formula="of:=-0.0000028*[.$D625]*[.$D625]+0.0405*[.$D625]-4" office:value-type="float" office:value="32.2292608">
            <text:p>32.2292608</text:p>
          </table:table-cell>
          <table:table-cell/>
          <table:table-cell table:formula="of:=([.G625]-25)*(0.01+0.00008*[.$D625])+[.$I625]" office:value-type="float" office:value="31.967226784">
            <text:p>31.967226784</text:p>
          </table:table-cell>
          <table:table-cell/>
          <table:table-cell table:formula="of:=([.$B625]/4096)*1.5" office:value-type="float" office:value="0.0260009765625">
            <text:p>0.026001</text:p>
          </table:table-cell>
          <table:table-cell table:formula="of:=[.M625]/100000" office:value-type="float" office:value="0.000000260009765625">
            <text:p>0.0000002600</text:p>
          </table:table-cell>
          <table:table-cell table:formula="of:=0.625*1000000*[.$N625]*1000" office:value-type="float" office:value="162.506103515625">
            <text:p>162.506104</text:p>
          </table:table-cell>
          <table:table-cell table:formula="of:=0.769*100000*[.$N625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4">
            <text:p>6224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26]" office:value-type="float" office:value="21.9952">
            <text:p>21.9952</text:p>
          </table:table-cell>
          <table:table-cell/>
          <table:table-cell table:formula="of:=-0.0000028*[.$D626]*[.$D626]+0.0405*[.$D626]-4" office:value-type="float" office:value="32.2292608">
            <text:p>32.2292608</text:p>
          </table:table-cell>
          <table:table-cell/>
          <table:table-cell table:formula="of:=([.G626]-25)*(0.01+0.00008*[.$D626])+[.$I626]" office:value-type="float" office:value="31.968924928">
            <text:p>31.968924928</text:p>
          </table:table-cell>
          <table:table-cell/>
          <table:table-cell table:formula="of:=([.$B626]/4096)*1.5" office:value-type="float" office:value="0.0281982421875">
            <text:p>0.028198</text:p>
          </table:table-cell>
          <table:table-cell table:formula="of:=[.M626]/100000" office:value-type="float" office:value="0.000000281982421875">
            <text:p>0.0000002820</text:p>
          </table:table-cell>
          <table:table-cell table:formula="of:=0.625*1000000*[.$N626]*1000" office:value-type="float" office:value="176.239013671875">
            <text:p>176.239014</text:p>
          </table:table-cell>
          <table:table-cell table:formula="of:=0.769*100000*[.$N62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7">
            <text:p>6227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27]" office:value-type="float" office:value="22.0246">
            <text:p>22.0246</text:p>
          </table:table-cell>
          <table:table-cell/>
          <table:table-cell table:formula="of:=-0.0000028*[.$D627]*[.$D627]+0.0405*[.$D627]-4" office:value-type="float" office:value="32.1589792">
            <text:p>32.1589792</text:p>
          </table:table-cell>
          <table:table-cell/>
          <table:table-cell table:formula="of:=([.G627]-25)*(0.01+0.00008*[.$D627])+[.$I627]" office:value-type="float" office:value="31.901666608">
            <text:p>31.901666608</text:p>
          </table:table-cell>
          <table:table-cell/>
          <table:table-cell table:formula="of:=([.$B627]/4096)*1.5" office:value-type="float" office:value="0.0274658203125">
            <text:p>0.027466</text:p>
          </table:table-cell>
          <table:table-cell table:formula="of:=[.M627]/100000" office:value-type="float" office:value="0.000000274658203125">
            <text:p>0.0000002747</text:p>
          </table:table-cell>
          <table:table-cell table:formula="of:=0.625*1000000*[.$N627]*1000" office:value-type="float" office:value="171.661376953125">
            <text:p>171.661377</text:p>
          </table:table-cell>
          <table:table-cell table:formula="of:=0.769*100000*[.$N62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24">
            <text:p>6224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628]" office:value-type="float" office:value="21.9952">
            <text:p>21.9952</text:p>
          </table:table-cell>
          <table:table-cell/>
          <table:table-cell table:formula="of:=-0.0000028*[.$D628]*[.$D628]+0.0405*[.$D628]-4" office:value-type="float" office:value="32.12383">
            <text:p>32.12383</text:p>
          </table:table-cell>
          <table:table-cell/>
          <table:table-cell table:formula="of:=([.G628]-25)*(0.01+0.00008*[.$D628])+[.$I628]" office:value-type="float" office:value="31.86421528">
            <text:p>31.86421528</text:p>
          </table:table-cell>
          <table:table-cell/>
          <table:table-cell table:formula="of:=([.$B628]/4096)*1.5" office:value-type="float" office:value="0.0252685546875">
            <text:p>0.025269</text:p>
          </table:table-cell>
          <table:table-cell table:formula="of:=[.M628]/100000" office:value-type="float" office:value="0.000000252685546875">
            <text:p>0.0000002527</text:p>
          </table:table-cell>
          <table:table-cell table:formula="of:=0.625*1000000*[.$N628]*1000" office:value-type="float" office:value="157.928466796875">
            <text:p>157.928467</text:p>
          </table:table-cell>
          <table:table-cell table:formula="of:=0.769*100000*[.$N628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2">
            <text:p>6222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29]" office:value-type="float" office:value="21.9756">
            <text:p>21.9756</text:p>
          </table:table-cell>
          <table:table-cell/>
          <table:table-cell table:formula="of:=-0.0000028*[.$D629]*[.$D629]+0.0405*[.$D629]-4" office:value-type="float" office:value="32.1589792">
            <text:p>32.1589792</text:p>
          </table:table-cell>
          <table:table-cell/>
          <table:table-cell table:formula="of:=([.G629]-25)*(0.01+0.00008*[.$D629])+[.$I629]" office:value-type="float" office:value="31.897429088">
            <text:p>31.897429088</text:p>
          </table:table-cell>
          <table:table-cell/>
          <table:table-cell table:formula="of:=([.$B629]/4096)*1.5" office:value-type="float" office:value="0.02490234375">
            <text:p>0.024902</text:p>
          </table:table-cell>
          <table:table-cell table:formula="of:=[.M629]/100000" office:value-type="float" office:value="0.0000002490234375">
            <text:p>0.0000002490</text:p>
          </table:table-cell>
          <table:table-cell table:formula="of:=0.625*1000000*[.$N629]*1000" office:value-type="float" office:value="155.6396484375">
            <text:p>155.639648</text:p>
          </table:table-cell>
          <table:table-cell table:formula="of:=0.769*100000*[.$N62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20">
            <text:p>6220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30]" office:value-type="float" office:value="21.956">
            <text:p>21.956</text:p>
          </table:table-cell>
          <table:table-cell/>
          <table:table-cell table:formula="of:=-0.0000028*[.$D630]*[.$D630]+0.0405*[.$D630]-4" office:value-type="float" office:value="32.2292608">
            <text:p>32.2292608</text:p>
          </table:table-cell>
          <table:table-cell/>
          <table:table-cell table:formula="of:=([.G630]-25)*(0.01+0.00008*[.$D630])+[.$I630]" office:value-type="float" office:value="31.96552864">
            <text:p>31.96552864</text:p>
          </table:table-cell>
          <table:table-cell/>
          <table:table-cell table:formula="of:=([.$B630]/4096)*1.5" office:value-type="float" office:value="0.025634765625">
            <text:p>0.025635</text:p>
          </table:table-cell>
          <table:table-cell table:formula="of:=[.M630]/100000" office:value-type="float" office:value="0.00000025634765625">
            <text:p>0.0000002563</text:p>
          </table:table-cell>
          <table:table-cell table:formula="of:=0.625*1000000*[.$N630]*1000" office:value-type="float" office:value="160.21728515625">
            <text:p>160.217285</text:p>
          </table:table-cell>
          <table:table-cell table:formula="of:=0.769*100000*[.$N63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24">
            <text:p>6224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31]" office:value-type="float" office:value="21.9952">
            <text:p>21.9952</text:p>
          </table:table-cell>
          <table:table-cell/>
          <table:table-cell table:formula="of:=-0.0000028*[.$D631]*[.$D631]+0.0405*[.$D631]-4" office:value-type="float" office:value="32.2292608">
            <text:p>32.2292608</text:p>
          </table:table-cell>
          <table:table-cell/>
          <table:table-cell table:formula="of:=([.G631]-25)*(0.01+0.00008*[.$D631])+[.$I631]" office:value-type="float" office:value="31.968924928">
            <text:p>31.968924928</text:p>
          </table:table-cell>
          <table:table-cell/>
          <table:table-cell table:formula="of:=([.$B631]/4096)*1.5" office:value-type="float" office:value="0.0267333984375">
            <text:p>0.026733</text:p>
          </table:table-cell>
          <table:table-cell table:formula="of:=[.M631]/100000" office:value-type="float" office:value="0.000000267333984375">
            <text:p>0.0000002673</text:p>
          </table:table-cell>
          <table:table-cell table:formula="of:=0.625*1000000*[.$N631]*1000" office:value-type="float" office:value="167.083740234375">
            <text:p>167.083740</text:p>
          </table:table-cell>
          <table:table-cell table:formula="of:=0.769*100000*[.$N63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20">
            <text:p>6220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32]" office:value-type="float" office:value="21.956">
            <text:p>21.956</text:p>
          </table:table-cell>
          <table:table-cell/>
          <table:table-cell table:formula="of:=-0.0000028*[.$D632]*[.$D632]+0.0405*[.$D632]-4" office:value-type="float" office:value="32.29952">
            <text:p>32.29952</text:p>
          </table:table-cell>
          <table:table-cell/>
          <table:table-cell table:formula="of:=([.G632]-25)*(0.01+0.00008*[.$D632])+[.$I632]" office:value-type="float" office:value="32.0353008">
            <text:p>32.0353008</text:p>
          </table:table-cell>
          <table:table-cell/>
          <table:table-cell table:formula="of:=([.$B632]/4096)*1.5" office:value-type="float" office:value="0.02490234375">
            <text:p>0.024902</text:p>
          </table:table-cell>
          <table:table-cell table:formula="of:=[.M632]/100000" office:value-type="float" office:value="0.0000002490234375">
            <text:p>0.0000002490</text:p>
          </table:table-cell>
          <table:table-cell table:formula="of:=0.625*1000000*[.$N632]*1000" office:value-type="float" office:value="155.6396484375">
            <text:p>155.639648</text:p>
          </table:table-cell>
          <table:table-cell table:formula="of:=0.769*100000*[.$N63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18">
            <text:p>6218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33]" office:value-type="float" office:value="21.9364">
            <text:p>21.9364</text:p>
          </table:table-cell>
          <table:table-cell/>
          <table:table-cell table:formula="of:=-0.0000028*[.$D633]*[.$D633]+0.0405*[.$D633]-4" office:value-type="float" office:value="32.29952">
            <text:p>32.29952</text:p>
          </table:table-cell>
          <table:table-cell/>
          <table:table-cell table:formula="of:=([.G633]-25)*(0.01+0.00008*[.$D633])+[.$I633]" office:value-type="float" office:value="32.03359952">
            <text:p>32.03359952</text:p>
          </table:table-cell>
          <table:table-cell/>
          <table:table-cell table:formula="of:=([.$B633]/4096)*1.5" office:value-type="float" office:value="0.0245361328125">
            <text:p>0.024536</text:p>
          </table:table-cell>
          <table:table-cell table:formula="of:=[.M633]/100000" office:value-type="float" office:value="0.000000245361328125">
            <text:p>0.0000002454</text:p>
          </table:table-cell>
          <table:table-cell table:formula="of:=0.625*1000000*[.$N633]*1000" office:value-type="float" office:value="153.350830078125">
            <text:p>153.350830</text:p>
          </table:table-cell>
          <table:table-cell table:formula="of:=0.769*100000*[.$N633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20">
            <text:p>6220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34]" office:value-type="float" office:value="21.956">
            <text:p>21.956</text:p>
          </table:table-cell>
          <table:table-cell/>
          <table:table-cell table:formula="of:=-0.0000028*[.$D634]*[.$D634]+0.0405*[.$D634]-4" office:value-type="float" office:value="32.29952">
            <text:p>32.29952</text:p>
          </table:table-cell>
          <table:table-cell/>
          <table:table-cell table:formula="of:=([.G634]-25)*(0.01+0.00008*[.$D634])+[.$I634]" office:value-type="float" office:value="32.0353008">
            <text:p>32.0353008</text:p>
          </table:table-cell>
          <table:table-cell/>
          <table:table-cell table:formula="of:=([.$B634]/4096)*1.5" office:value-type="float" office:value="0.028564453125">
            <text:p>0.028564</text:p>
          </table:table-cell>
          <table:table-cell table:formula="of:=[.M634]/100000" office:value-type="float" office:value="0.00000028564453125">
            <text:p>0.0000002856</text:p>
          </table:table-cell>
          <table:table-cell table:formula="of:=0.625*1000000*[.$N634]*1000" office:value-type="float" office:value="178.52783203125">
            <text:p>178.527832</text:p>
          </table:table-cell>
          <table:table-cell table:formula="of:=0.769*100000*[.$N634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20">
            <text:p>6220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35]" office:value-type="float" office:value="21.956">
            <text:p>21.956</text:p>
          </table:table-cell>
          <table:table-cell/>
          <table:table-cell table:formula="of:=-0.0000028*[.$D635]*[.$D635]+0.0405*[.$D635]-4" office:value-type="float" office:value="32.29952">
            <text:p>32.29952</text:p>
          </table:table-cell>
          <table:table-cell/>
          <table:table-cell table:formula="of:=([.G635]-25)*(0.01+0.00008*[.$D635])+[.$I635]" office:value-type="float" office:value="32.0353008">
            <text:p>32.0353008</text:p>
          </table:table-cell>
          <table:table-cell/>
          <table:table-cell table:formula="of:=([.$B635]/4096)*1.5" office:value-type="float" office:value="0.027099609375">
            <text:p>0.027100</text:p>
          </table:table-cell>
          <table:table-cell table:formula="of:=[.M635]/100000" office:value-type="float" office:value="0.00000027099609375">
            <text:p>0.0000002710</text:p>
          </table:table-cell>
          <table:table-cell table:formula="of:=0.625*1000000*[.$N635]*1000" office:value-type="float" office:value="169.37255859375">
            <text:p>169.372559</text:p>
          </table:table-cell>
          <table:table-cell table:formula="of:=0.769*100000*[.$N63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19">
            <text:p>6219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636]" office:value-type="float" office:value="21.9462">
            <text:p>21.9462</text:p>
          </table:table-cell>
          <table:table-cell/>
          <table:table-cell table:formula="of:=-0.0000028*[.$D636]*[.$D636]+0.0405*[.$D636]-4" office:value-type="float" office:value="32.3346412">
            <text:p>32.3346412</text:p>
          </table:table-cell>
          <table:table-cell/>
          <table:table-cell table:formula="of:=([.G636]-25)*(0.01+0.00008*[.$D636])+[.$I636]" office:value-type="float" office:value="32.069327056">
            <text:p>32.069327056</text:p>
          </table:table-cell>
          <table:table-cell/>
          <table:table-cell table:formula="of:=([.$B636]/4096)*1.5" office:value-type="float" office:value="0.0260009765625">
            <text:p>0.026001</text:p>
          </table:table-cell>
          <table:table-cell table:formula="of:=[.M636]/100000" office:value-type="float" office:value="0.000000260009765625">
            <text:p>0.0000002600</text:p>
          </table:table-cell>
          <table:table-cell table:formula="of:=0.625*1000000*[.$N636]*1000" office:value-type="float" office:value="162.506103515625">
            <text:p>162.506104</text:p>
          </table:table-cell>
          <table:table-cell table:formula="of:=0.769*100000*[.$N636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16">
            <text:p>6216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637]" office:value-type="float" office:value="21.9168">
            <text:p>21.9168</text:p>
          </table:table-cell>
          <table:table-cell/>
          <table:table-cell table:formula="of:=-0.0000028*[.$D637]*[.$D637]+0.0405*[.$D637]-4" office:value-type="float" office:value="32.3697568">
            <text:p>32.3697568</text:p>
          </table:table-cell>
          <table:table-cell/>
          <table:table-cell table:formula="of:=([.G637]-25)*(0.01+0.00008*[.$D637])+[.$I637]" office:value-type="float" office:value="32.101641728">
            <text:p>32.101641728</text:p>
          </table:table-cell>
          <table:table-cell/>
          <table:table-cell table:formula="of:=([.$B637]/4096)*1.5" office:value-type="float" office:value="0.027099609375">
            <text:p>0.027100</text:p>
          </table:table-cell>
          <table:table-cell table:formula="of:=[.M637]/100000" office:value-type="float" office:value="0.00000027099609375">
            <text:p>0.0000002710</text:p>
          </table:table-cell>
          <table:table-cell table:formula="of:=0.625*1000000*[.$N637]*1000" office:value-type="float" office:value="169.37255859375">
            <text:p>169.372559</text:p>
          </table:table-cell>
          <table:table-cell table:formula="of:=0.769*100000*[.$N63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14">
            <text:p>6214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638]" office:value-type="float" office:value="21.8972">
            <text:p>21.8972</text:p>
          </table:table-cell>
          <table:table-cell/>
          <table:table-cell table:formula="of:=-0.0000028*[.$D638]*[.$D638]+0.0405*[.$D638]-4" office:value-type="float" office:value="32.3346412">
            <text:p>32.3346412</text:p>
          </table:table-cell>
          <table:table-cell/>
          <table:table-cell table:formula="of:=([.G638]-25)*(0.01+0.00008*[.$D638])+[.$I638]" office:value-type="float" office:value="32.065069936">
            <text:p>32.065069936</text:p>
          </table:table-cell>
          <table:table-cell/>
          <table:table-cell table:formula="of:=([.$B638]/4096)*1.5" office:value-type="float" office:value="0.027099609375">
            <text:p>0.027100</text:p>
          </table:table-cell>
          <table:table-cell table:formula="of:=[.M638]/100000" office:value-type="float" office:value="0.00000027099609375">
            <text:p>0.0000002710</text:p>
          </table:table-cell>
          <table:table-cell table:formula="of:=0.625*1000000*[.$N638]*1000" office:value-type="float" office:value="169.37255859375">
            <text:p>169.372559</text:p>
          </table:table-cell>
          <table:table-cell table:formula="of:=0.769*100000*[.$N638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218">
            <text:p>6218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39]" office:value-type="float" office:value="21.9364">
            <text:p>21.9364</text:p>
          </table:table-cell>
          <table:table-cell/>
          <table:table-cell table:formula="of:=-0.0000028*[.$D639]*[.$D639]+0.0405*[.$D639]-4" office:value-type="float" office:value="32.29952">
            <text:p>32.29952</text:p>
          </table:table-cell>
          <table:table-cell/>
          <table:table-cell table:formula="of:=([.G639]-25)*(0.01+0.00008*[.$D639])+[.$I639]" office:value-type="float" office:value="32.03359952">
            <text:p>32.03359952</text:p>
          </table:table-cell>
          <table:table-cell/>
          <table:table-cell table:formula="of:=([.$B639]/4096)*1.5" office:value-type="float" office:value="0.027099609375">
            <text:p>0.027100</text:p>
          </table:table-cell>
          <table:table-cell table:formula="of:=[.M639]/100000" office:value-type="float" office:value="0.00000027099609375">
            <text:p>0.0000002710</text:p>
          </table:table-cell>
          <table:table-cell table:formula="of:=0.625*1000000*[.$N639]*1000" office:value-type="float" office:value="169.37255859375">
            <text:p>169.372559</text:p>
          </table:table-cell>
          <table:table-cell table:formula="of:=0.769*100000*[.$N639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0">
            <text:p>6220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40]" office:value-type="float" office:value="21.956">
            <text:p>21.956</text:p>
          </table:table-cell>
          <table:table-cell/>
          <table:table-cell table:formula="of:=-0.0000028*[.$D640]*[.$D640]+0.0405*[.$D640]-4" office:value-type="float" office:value="32.2292608">
            <text:p>32.2292608</text:p>
          </table:table-cell>
          <table:table-cell/>
          <table:table-cell table:formula="of:=([.G640]-25)*(0.01+0.00008*[.$D640])+[.$I640]" office:value-type="float" office:value="31.96552864">
            <text:p>31.96552864</text:p>
          </table:table-cell>
          <table:table-cell/>
          <table:table-cell table:formula="of:=([.$B640]/4096)*1.5" office:value-type="float" office:value="0.0274658203125">
            <text:p>0.027466</text:p>
          </table:table-cell>
          <table:table-cell table:formula="of:=[.M640]/100000" office:value-type="float" office:value="0.000000274658203125">
            <text:p>0.0000002747</text:p>
          </table:table-cell>
          <table:table-cell table:formula="of:=0.625*1000000*[.$N640]*1000" office:value-type="float" office:value="171.661376953125">
            <text:p>171.661377</text:p>
          </table:table-cell>
          <table:table-cell table:formula="of:=0.769*100000*[.$N64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19">
            <text:p>6219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641]" office:value-type="float" office:value="21.9462">
            <text:p>21.9462</text:p>
          </table:table-cell>
          <table:table-cell/>
          <table:table-cell table:formula="of:=-0.0000028*[.$D641]*[.$D641]+0.0405*[.$D641]-4" office:value-type="float" office:value="32.2643932">
            <text:p>32.2643932</text:p>
          </table:table-cell>
          <table:table-cell/>
          <table:table-cell table:formula="of:=([.G641]-25)*(0.01+0.00008*[.$D641])+[.$I641]" office:value-type="float" office:value="31.999567664">
            <text:p>31.999567664</text:p>
          </table:table-cell>
          <table:table-cell/>
          <table:table-cell table:formula="of:=([.$B641]/4096)*1.5" office:value-type="float" office:value="0.0252685546875">
            <text:p>0.025269</text:p>
          </table:table-cell>
          <table:table-cell table:formula="of:=[.M641]/100000" office:value-type="float" office:value="0.000000252685546875">
            <text:p>0.0000002527</text:p>
          </table:table-cell>
          <table:table-cell table:formula="of:=0.625*1000000*[.$N641]*1000" office:value-type="float" office:value="157.928466796875">
            <text:p>157.928467</text:p>
          </table:table-cell>
          <table:table-cell table:formula="of:=0.769*100000*[.$N641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220">
            <text:p>6220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42]" office:value-type="float" office:value="21.956">
            <text:p>21.956</text:p>
          </table:table-cell>
          <table:table-cell/>
          <table:table-cell table:formula="of:=-0.0000028*[.$D642]*[.$D642]+0.0405*[.$D642]-4" office:value-type="float" office:value="32.2292608">
            <text:p>32.2292608</text:p>
          </table:table-cell>
          <table:table-cell/>
          <table:table-cell table:formula="of:=([.G642]-25)*(0.01+0.00008*[.$D642])+[.$I642]" office:value-type="float" office:value="31.96552864">
            <text:p>31.96552864</text:p>
          </table:table-cell>
          <table:table-cell/>
          <table:table-cell table:formula="of:=([.$B642]/4096)*1.5" office:value-type="float" office:value="0.0245361328125">
            <text:p>0.024536</text:p>
          </table:table-cell>
          <table:table-cell table:formula="of:=[.M642]/100000" office:value-type="float" office:value="0.000000245361328125">
            <text:p>0.0000002454</text:p>
          </table:table-cell>
          <table:table-cell table:formula="of:=0.625*1000000*[.$N642]*1000" office:value-type="float" office:value="153.350830078125">
            <text:p>153.350830</text:p>
          </table:table-cell>
          <table:table-cell table:formula="of:=0.769*100000*[.$N64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17">
            <text:p>6217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43]" office:value-type="float" office:value="21.9266">
            <text:p>21.9266</text:p>
          </table:table-cell>
          <table:table-cell/>
          <table:table-cell table:formula="of:=-0.0000028*[.$D643]*[.$D643]+0.0405*[.$D643]-4" office:value-type="float" office:value="32.2292608">
            <text:p>32.2292608</text:p>
          </table:table-cell>
          <table:table-cell/>
          <table:table-cell table:formula="of:=([.G643]-25)*(0.01+0.00008*[.$D643])+[.$I643]" office:value-type="float" office:value="31.962981424">
            <text:p>31.962981424</text:p>
          </table:table-cell>
          <table:table-cell/>
          <table:table-cell table:formula="of:=([.$B643]/4096)*1.5" office:value-type="float" office:value="0.025634765625">
            <text:p>0.025635</text:p>
          </table:table-cell>
          <table:table-cell table:formula="of:=[.M643]/100000" office:value-type="float" office:value="0.00000025634765625">
            <text:p>0.0000002563</text:p>
          </table:table-cell>
          <table:table-cell table:formula="of:=0.625*1000000*[.$N643]*1000" office:value-type="float" office:value="160.21728515625">
            <text:p>160.217285</text:p>
          </table:table-cell>
          <table:table-cell table:formula="of:=0.769*100000*[.$N643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216">
            <text:p>6216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44]" office:value-type="float" office:value="21.9168">
            <text:p>21.9168</text:p>
          </table:table-cell>
          <table:table-cell/>
          <table:table-cell table:formula="of:=-0.0000028*[.$D644]*[.$D644]+0.0405*[.$D644]-4" office:value-type="float" office:value="32.2292608">
            <text:p>32.2292608</text:p>
          </table:table-cell>
          <table:table-cell/>
          <table:table-cell table:formula="of:=([.G644]-25)*(0.01+0.00008*[.$D644])+[.$I644]" office:value-type="float" office:value="31.962132352">
            <text:p>31.962132352</text:p>
          </table:table-cell>
          <table:table-cell/>
          <table:table-cell table:formula="of:=([.$B644]/4096)*1.5" office:value-type="float" office:value="0.02490234375">
            <text:p>0.024902</text:p>
          </table:table-cell>
          <table:table-cell table:formula="of:=[.M644]/100000" office:value-type="float" office:value="0.0000002490234375">
            <text:p>0.0000002490</text:p>
          </table:table-cell>
          <table:table-cell table:formula="of:=0.625*1000000*[.$N644]*1000" office:value-type="float" office:value="155.6396484375">
            <text:p>155.639648</text:p>
          </table:table-cell>
          <table:table-cell table:formula="of:=0.769*100000*[.$N64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14">
            <text:p>6214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645]" office:value-type="float" office:value="21.8972">
            <text:p>21.8972</text:p>
          </table:table-cell>
          <table:table-cell/>
          <table:table-cell table:formula="of:=-0.0000028*[.$D645]*[.$D645]+0.0405*[.$D645]-4" office:value-type="float" office:value="32.2643932">
            <text:p>32.2643932</text:p>
          </table:table-cell>
          <table:table-cell/>
          <table:table-cell table:formula="of:=([.G645]-25)*(0.01+0.00008*[.$D645])+[.$I645]" office:value-type="float" office:value="31.995318384">
            <text:p>31.995318384</text:p>
          </table:table-cell>
          <table:table-cell/>
          <table:table-cell table:formula="of:=([.$B645]/4096)*1.5" office:value-type="float" office:value="0.0281982421875">
            <text:p>0.028198</text:p>
          </table:table-cell>
          <table:table-cell table:formula="of:=[.M645]/100000" office:value-type="float" office:value="0.000000281982421875">
            <text:p>0.0000002820</text:p>
          </table:table-cell>
          <table:table-cell table:formula="of:=0.625*1000000*[.$N645]*1000" office:value-type="float" office:value="176.239013671875">
            <text:p>176.239014</text:p>
          </table:table-cell>
          <table:table-cell table:formula="of:=0.769*100000*[.$N64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16">
            <text:p>6216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46]" office:value-type="float" office:value="21.9168">
            <text:p>21.9168</text:p>
          </table:table-cell>
          <table:table-cell/>
          <table:table-cell table:formula="of:=-0.0000028*[.$D646]*[.$D646]+0.0405*[.$D646]-4" office:value-type="float" office:value="32.29952">
            <text:p>32.29952</text:p>
          </table:table-cell>
          <table:table-cell/>
          <table:table-cell table:formula="of:=([.G646]-25)*(0.01+0.00008*[.$D646])+[.$I646]" office:value-type="float" office:value="32.03189824">
            <text:p>32.03189824</text:p>
          </table:table-cell>
          <table:table-cell/>
          <table:table-cell table:formula="of:=([.$B646]/4096)*1.5" office:value-type="float" office:value="0.0281982421875">
            <text:p>0.028198</text:p>
          </table:table-cell>
          <table:table-cell table:formula="of:=[.M646]/100000" office:value-type="float" office:value="0.000000281982421875">
            <text:p>0.0000002820</text:p>
          </table:table-cell>
          <table:table-cell table:formula="of:=0.625*1000000*[.$N646]*1000" office:value-type="float" office:value="176.239013671875">
            <text:p>176.239014</text:p>
          </table:table-cell>
          <table:table-cell table:formula="of:=0.769*100000*[.$N64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218">
            <text:p>6218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647]" office:value-type="float" office:value="21.9364">
            <text:p>21.9364</text:p>
          </table:table-cell>
          <table:table-cell/>
          <table:table-cell table:formula="of:=-0.0000028*[.$D647]*[.$D647]+0.0405*[.$D647]-4" office:value-type="float" office:value="32.2643932">
            <text:p>32.2643932</text:p>
          </table:table-cell>
          <table:table-cell/>
          <table:table-cell table:formula="of:=([.G647]-25)*(0.01+0.00008*[.$D647])+[.$I647]" office:value-type="float" office:value="31.998717808">
            <text:p>31.998717808</text:p>
          </table:table-cell>
          <table:table-cell/>
          <table:table-cell table:formula="of:=([.$B647]/4096)*1.5" office:value-type="float" office:value="0.0252685546875">
            <text:p>0.025269</text:p>
          </table:table-cell>
          <table:table-cell table:formula="of:=[.M647]/100000" office:value-type="float" office:value="0.000000252685546875">
            <text:p>0.0000002527</text:p>
          </table:table-cell>
          <table:table-cell table:formula="of:=0.625*1000000*[.$N647]*1000" office:value-type="float" office:value="157.928466796875">
            <text:p>157.928467</text:p>
          </table:table-cell>
          <table:table-cell table:formula="of:=0.769*100000*[.$N647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219">
            <text:p>6219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48]" office:value-type="float" office:value="21.9462">
            <text:p>21.9462</text:p>
          </table:table-cell>
          <table:table-cell/>
          <table:table-cell table:formula="of:=-0.0000028*[.$D648]*[.$D648]+0.0405*[.$D648]-4" office:value-type="float" office:value="32.2292608">
            <text:p>32.2292608</text:p>
          </table:table-cell>
          <table:table-cell/>
          <table:table-cell table:formula="of:=([.G648]-25)*(0.01+0.00008*[.$D648])+[.$I648]" office:value-type="float" office:value="31.964679568">
            <text:p>31.964679568</text:p>
          </table:table-cell>
          <table:table-cell/>
          <table:table-cell table:formula="of:=([.$B648]/4096)*1.5" office:value-type="float" office:value="0.0260009765625">
            <text:p>0.026001</text:p>
          </table:table-cell>
          <table:table-cell table:formula="of:=[.M648]/100000" office:value-type="float" office:value="0.000000260009765625">
            <text:p>0.0000002600</text:p>
          </table:table-cell>
          <table:table-cell table:formula="of:=0.625*1000000*[.$N648]*1000" office:value-type="float" office:value="162.506103515625">
            <text:p>162.506104</text:p>
          </table:table-cell>
          <table:table-cell table:formula="of:=0.769*100000*[.$N648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18">
            <text:p>6218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49]" office:value-type="float" office:value="21.9364">
            <text:p>21.9364</text:p>
          </table:table-cell>
          <table:table-cell/>
          <table:table-cell table:formula="of:=-0.0000028*[.$D649]*[.$D649]+0.0405*[.$D649]-4" office:value-type="float" office:value="32.2292608">
            <text:p>32.2292608</text:p>
          </table:table-cell>
          <table:table-cell/>
          <table:table-cell table:formula="of:=([.G649]-25)*(0.01+0.00008*[.$D649])+[.$I649]" office:value-type="float" office:value="31.963830496">
            <text:p>31.963830496</text:p>
          </table:table-cell>
          <table:table-cell/>
          <table:table-cell table:formula="of:=([.$B649]/4096)*1.5" office:value-type="float" office:value="0.024169921875">
            <text:p>0.024170</text:p>
          </table:table-cell>
          <table:table-cell table:formula="of:=[.M649]/100000" office:value-type="float" office:value="0.00000024169921875">
            <text:p>0.0000002417</text:p>
          </table:table-cell>
          <table:table-cell table:formula="of:=0.625*1000000*[.$N649]*1000" office:value-type="float" office:value="151.06201171875">
            <text:p>151.062012</text:p>
          </table:table-cell>
          <table:table-cell table:formula="of:=0.769*100000*[.$N64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20">
            <text:p>6220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50]" office:value-type="float" office:value="21.956">
            <text:p>21.956</text:p>
          </table:table-cell>
          <table:table-cell/>
          <table:table-cell table:formula="of:=-0.0000028*[.$D650]*[.$D650]+0.0405*[.$D650]-4" office:value-type="float" office:value="32.2292608">
            <text:p>32.2292608</text:p>
          </table:table-cell>
          <table:table-cell/>
          <table:table-cell table:formula="of:=([.G650]-25)*(0.01+0.00008*[.$D650])+[.$I650]" office:value-type="float" office:value="31.96552864">
            <text:p>31.96552864</text:p>
          </table:table-cell>
          <table:table-cell/>
          <table:table-cell table:formula="of:=([.$B650]/4096)*1.5" office:value-type="float" office:value="0.024169921875">
            <text:p>0.024170</text:p>
          </table:table-cell>
          <table:table-cell table:formula="of:=[.M650]/100000" office:value-type="float" office:value="0.00000024169921875">
            <text:p>0.0000002417</text:p>
          </table:table-cell>
          <table:table-cell table:formula="of:=0.625*1000000*[.$N650]*1000" office:value-type="float" office:value="151.06201171875">
            <text:p>151.062012</text:p>
          </table:table-cell>
          <table:table-cell table:formula="of:=0.769*100000*[.$N650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16">
            <text:p>6216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651]" office:value-type="float" office:value="21.9168">
            <text:p>21.9168</text:p>
          </table:table-cell>
          <table:table-cell/>
          <table:table-cell table:formula="of:=-0.0000028*[.$D651]*[.$D651]+0.0405*[.$D651]-4" office:value-type="float" office:value="32.2643932">
            <text:p>32.2643932</text:p>
          </table:table-cell>
          <table:table-cell/>
          <table:table-cell table:formula="of:=([.G651]-25)*(0.01+0.00008*[.$D651])+[.$I651]" office:value-type="float" office:value="31.997018096">
            <text:p>31.997018096</text:p>
          </table:table-cell>
          <table:table-cell/>
          <table:table-cell table:formula="of:=([.$B651]/4096)*1.5" office:value-type="float" office:value="0.024169921875">
            <text:p>0.024170</text:p>
          </table:table-cell>
          <table:table-cell table:formula="of:=[.M651]/100000" office:value-type="float" office:value="0.00000024169921875">
            <text:p>0.0000002417</text:p>
          </table:table-cell>
          <table:table-cell table:formula="of:=0.625*1000000*[.$N651]*1000" office:value-type="float" office:value="151.06201171875">
            <text:p>151.062012</text:p>
          </table:table-cell>
          <table:table-cell table:formula="of:=0.769*100000*[.$N651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218">
            <text:p>6218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652]" office:value-type="float" office:value="21.9364">
            <text:p>21.9364</text:p>
          </table:table-cell>
          <table:table-cell/>
          <table:table-cell table:formula="of:=-0.0000028*[.$D652]*[.$D652]+0.0405*[.$D652]-4" office:value-type="float" office:value="32.2643932">
            <text:p>32.2643932</text:p>
          </table:table-cell>
          <table:table-cell/>
          <table:table-cell table:formula="of:=([.G652]-25)*(0.01+0.00008*[.$D652])+[.$I652]" office:value-type="float" office:value="31.998717808">
            <text:p>31.998717808</text:p>
          </table:table-cell>
          <table:table-cell/>
          <table:table-cell table:formula="of:=([.$B652]/4096)*1.5" office:value-type="float" office:value="0.024169921875">
            <text:p>0.024170</text:p>
          </table:table-cell>
          <table:table-cell table:formula="of:=[.M652]/100000" office:value-type="float" office:value="0.00000024169921875">
            <text:p>0.0000002417</text:p>
          </table:table-cell>
          <table:table-cell table:formula="of:=0.625*1000000*[.$N652]*1000" office:value-type="float" office:value="151.06201171875">
            <text:p>151.062012</text:p>
          </table:table-cell>
          <table:table-cell table:formula="of:=0.769*100000*[.$N652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16">
            <text:p>6216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653]" office:value-type="float" office:value="21.9168">
            <text:p>21.9168</text:p>
          </table:table-cell>
          <table:table-cell/>
          <table:table-cell table:formula="of:=-0.0000028*[.$D653]*[.$D653]+0.0405*[.$D653]-4" office:value-type="float" office:value="32.2643932">
            <text:p>32.2643932</text:p>
          </table:table-cell>
          <table:table-cell/>
          <table:table-cell table:formula="of:=([.G653]-25)*(0.01+0.00008*[.$D653])+[.$I653]" office:value-type="float" office:value="31.997018096">
            <text:p>31.997018096</text:p>
          </table:table-cell>
          <table:table-cell/>
          <table:table-cell table:formula="of:=([.$B653]/4096)*1.5" office:value-type="float" office:value="0.0267333984375">
            <text:p>0.026733</text:p>
          </table:table-cell>
          <table:table-cell table:formula="of:=[.M653]/100000" office:value-type="float" office:value="0.000000267333984375">
            <text:p>0.0000002673</text:p>
          </table:table-cell>
          <table:table-cell table:formula="of:=0.625*1000000*[.$N653]*1000" office:value-type="float" office:value="167.083740234375">
            <text:p>167.083740</text:p>
          </table:table-cell>
          <table:table-cell table:formula="of:=0.769*100000*[.$N65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16">
            <text:p>6216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54]" office:value-type="float" office:value="21.9168">
            <text:p>21.9168</text:p>
          </table:table-cell>
          <table:table-cell/>
          <table:table-cell table:formula="of:=-0.0000028*[.$D654]*[.$D654]+0.0405*[.$D654]-4" office:value-type="float" office:value="32.29952">
            <text:p>32.29952</text:p>
          </table:table-cell>
          <table:table-cell/>
          <table:table-cell table:formula="of:=([.G654]-25)*(0.01+0.00008*[.$D654])+[.$I654]" office:value-type="float" office:value="32.03189824">
            <text:p>32.03189824</text:p>
          </table:table-cell>
          <table:table-cell/>
          <table:table-cell table:formula="of:=([.$B654]/4096)*1.5" office:value-type="float" office:value="0.0274658203125">
            <text:p>0.027466</text:p>
          </table:table-cell>
          <table:table-cell table:formula="of:=[.M654]/100000" office:value-type="float" office:value="0.000000274658203125">
            <text:p>0.0000002747</text:p>
          </table:table-cell>
          <table:table-cell table:formula="of:=0.625*1000000*[.$N654]*1000" office:value-type="float" office:value="171.661376953125">
            <text:p>171.661377</text:p>
          </table:table-cell>
          <table:table-cell table:formula="of:=0.769*100000*[.$N654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218">
            <text:p>6218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55]" office:value-type="float" office:value="21.9364">
            <text:p>21.9364</text:p>
          </table:table-cell>
          <table:table-cell/>
          <table:table-cell table:formula="of:=-0.0000028*[.$D655]*[.$D655]+0.0405*[.$D655]-4" office:value-type="float" office:value="32.29952">
            <text:p>32.29952</text:p>
          </table:table-cell>
          <table:table-cell/>
          <table:table-cell table:formula="of:=([.G655]-25)*(0.01+0.00008*[.$D655])+[.$I655]" office:value-type="float" office:value="32.03359952">
            <text:p>32.03359952</text:p>
          </table:table-cell>
          <table:table-cell/>
          <table:table-cell table:formula="of:=([.$B655]/4096)*1.5" office:value-type="float" office:value="0.025634765625">
            <text:p>0.025635</text:p>
          </table:table-cell>
          <table:table-cell table:formula="of:=[.M655]/100000" office:value-type="float" office:value="0.00000025634765625">
            <text:p>0.0000002563</text:p>
          </table:table-cell>
          <table:table-cell table:formula="of:=0.625*1000000*[.$N655]*1000" office:value-type="float" office:value="160.21728515625">
            <text:p>160.217285</text:p>
          </table:table-cell>
          <table:table-cell table:formula="of:=0.769*100000*[.$N655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220">
            <text:p>6220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656]" office:value-type="float" office:value="21.956">
            <text:p>21.956</text:p>
          </table:table-cell>
          <table:table-cell/>
          <table:table-cell table:formula="of:=-0.0000028*[.$D656]*[.$D656]+0.0405*[.$D656]-4" office:value-type="float" office:value="32.29952">
            <text:p>32.29952</text:p>
          </table:table-cell>
          <table:table-cell/>
          <table:table-cell table:formula="of:=([.G656]-25)*(0.01+0.00008*[.$D656])+[.$I656]" office:value-type="float" office:value="32.0353008">
            <text:p>32.0353008</text:p>
          </table:table-cell>
          <table:table-cell/>
          <table:table-cell table:formula="of:=([.$B656]/4096)*1.5" office:value-type="float" office:value="0.0263671875">
            <text:p>0.026367</text:p>
          </table:table-cell>
          <table:table-cell table:formula="of:=[.M656]/100000" office:value-type="float" office:value="0.000000263671875">
            <text:p>0.0000002637</text:p>
          </table:table-cell>
          <table:table-cell table:formula="of:=0.625*1000000*[.$N656]*1000" office:value-type="float" office:value="164.794921875">
            <text:p>164.794922</text:p>
          </table:table-cell>
          <table:table-cell table:formula="of:=0.769*100000*[.$N65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220">
            <text:p>6220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657]" office:value-type="float" office:value="21.956">
            <text:p>21.956</text:p>
          </table:table-cell>
          <table:table-cell/>
          <table:table-cell table:formula="of:=-0.0000028*[.$D657]*[.$D657]+0.0405*[.$D657]-4" office:value-type="float" office:value="32.2643932">
            <text:p>32.2643932</text:p>
          </table:table-cell>
          <table:table-cell/>
          <table:table-cell table:formula="of:=([.G657]-25)*(0.01+0.00008*[.$D657])+[.$I657]" office:value-type="float" office:value="32.00041752">
            <text:p>32.00041752</text:p>
          </table:table-cell>
          <table:table-cell/>
          <table:table-cell table:formula="of:=([.$B657]/4096)*1.5" office:value-type="float" office:value="0.0238037109375">
            <text:p>0.023804</text:p>
          </table:table-cell>
          <table:table-cell table:formula="of:=[.M657]/100000" office:value-type="float" office:value="0.000000238037109375">
            <text:p>0.0000002380</text:p>
          </table:table-cell>
          <table:table-cell table:formula="of:=0.625*1000000*[.$N657]*1000" office:value-type="float" office:value="148.773193359375">
            <text:p>148.773193</text:p>
          </table:table-cell>
          <table:table-cell table:formula="of:=0.769*100000*[.$N657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221">
            <text:p>6221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58]" office:value-type="float" office:value="21.9658">
            <text:p>21.9658</text:p>
          </table:table-cell>
          <table:table-cell/>
          <table:table-cell table:formula="of:=-0.0000028*[.$D658]*[.$D658]+0.0405*[.$D658]-4" office:value-type="float" office:value="32.2292608">
            <text:p>32.2292608</text:p>
          </table:table-cell>
          <table:table-cell/>
          <table:table-cell table:formula="of:=([.G658]-25)*(0.01+0.00008*[.$D658])+[.$I658]" office:value-type="float" office:value="31.966377712">
            <text:p>31.966377712</text:p>
          </table:table-cell>
          <table:table-cell/>
          <table:table-cell table:formula="of:=([.$B658]/4096)*1.5" office:value-type="float" office:value="0.0267333984375">
            <text:p>0.026733</text:p>
          </table:table-cell>
          <table:table-cell table:formula="of:=[.M658]/100000" office:value-type="float" office:value="0.000000267333984375">
            <text:p>0.0000002673</text:p>
          </table:table-cell>
          <table:table-cell table:formula="of:=0.625*1000000*[.$N658]*1000" office:value-type="float" office:value="167.083740234375">
            <text:p>167.083740</text:p>
          </table:table-cell>
          <table:table-cell table:formula="of:=0.769*100000*[.$N65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222">
            <text:p>6222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59]" office:value-type="float" office:value="21.9756">
            <text:p>21.9756</text:p>
          </table:table-cell>
          <table:table-cell/>
          <table:table-cell table:formula="of:=-0.0000028*[.$D659]*[.$D659]+0.0405*[.$D659]-4" office:value-type="float" office:value="32.2292608">
            <text:p>32.2292608</text:p>
          </table:table-cell>
          <table:table-cell/>
          <table:table-cell table:formula="of:=([.G659]-25)*(0.01+0.00008*[.$D659])+[.$I659]" office:value-type="float" office:value="31.967226784">
            <text:p>31.967226784</text:p>
          </table:table-cell>
          <table:table-cell/>
          <table:table-cell table:formula="of:=([.$B659]/4096)*1.5" office:value-type="float" office:value="0.03076171875">
            <text:p>0.030762</text:p>
          </table:table-cell>
          <table:table-cell table:formula="of:=[.M659]/100000" office:value-type="float" office:value="0.0000003076171875">
            <text:p>0.0000003076</text:p>
          </table:table-cell>
          <table:table-cell table:formula="of:=0.625*1000000*[.$N659]*1000" office:value-type="float" office:value="192.2607421875">
            <text:p>192.260742</text:p>
          </table:table-cell>
          <table:table-cell table:formula="of:=0.769*100000*[.$N659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223">
            <text:p>6223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60]" office:value-type="float" office:value="21.9854">
            <text:p>21.9854</text:p>
          </table:table-cell>
          <table:table-cell/>
          <table:table-cell table:formula="of:=-0.0000028*[.$D660]*[.$D660]+0.0405*[.$D660]-4" office:value-type="float" office:value="32.2292608">
            <text:p>32.2292608</text:p>
          </table:table-cell>
          <table:table-cell/>
          <table:table-cell table:formula="of:=([.G660]-25)*(0.01+0.00008*[.$D660])+[.$I660]" office:value-type="float" office:value="31.968075856">
            <text:p>31.968075856</text:p>
          </table:table-cell>
          <table:table-cell/>
          <table:table-cell table:formula="of:=([.$B660]/4096)*1.5" office:value-type="float" office:value="0.0318603515625">
            <text:p>0.031860</text:p>
          </table:table-cell>
          <table:table-cell table:formula="of:=[.M660]/100000" office:value-type="float" office:value="0.000000318603515625">
            <text:p>0.0000003186</text:p>
          </table:table-cell>
          <table:table-cell table:formula="of:=0.625*1000000*[.$N660]*1000" office:value-type="float" office:value="199.127197265625">
            <text:p>199.127197</text:p>
          </table:table-cell>
          <table:table-cell table:formula="of:=0.769*100000*[.$N660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221">
            <text:p>6221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61]" office:value-type="float" office:value="21.9658">
            <text:p>21.9658</text:p>
          </table:table-cell>
          <table:table-cell/>
          <table:table-cell table:formula="of:=-0.0000028*[.$D661]*[.$D661]+0.0405*[.$D661]-4" office:value-type="float" office:value="32.2292608">
            <text:p>32.2292608</text:p>
          </table:table-cell>
          <table:table-cell/>
          <table:table-cell table:formula="of:=([.G661]-25)*(0.01+0.00008*[.$D661])+[.$I661]" office:value-type="float" office:value="31.966377712">
            <text:p>31.966377712</text:p>
          </table:table-cell>
          <table:table-cell/>
          <table:table-cell table:formula="of:=([.$B661]/4096)*1.5" office:value-type="float" office:value="0.028564453125">
            <text:p>0.028564</text:p>
          </table:table-cell>
          <table:table-cell table:formula="of:=[.M661]/100000" office:value-type="float" office:value="0.00000028564453125">
            <text:p>0.0000002856</text:p>
          </table:table-cell>
          <table:table-cell table:formula="of:=0.625*1000000*[.$N661]*1000" office:value-type="float" office:value="178.52783203125">
            <text:p>178.527832</text:p>
          </table:table-cell>
          <table:table-cell table:formula="of:=0.769*100000*[.$N661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220">
            <text:p>6220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62]" office:value-type="float" office:value="21.956">
            <text:p>21.956</text:p>
          </table:table-cell>
          <table:table-cell/>
          <table:table-cell table:formula="of:=-0.0000028*[.$D662]*[.$D662]+0.0405*[.$D662]-4" office:value-type="float" office:value="32.1589792">
            <text:p>32.1589792</text:p>
          </table:table-cell>
          <table:table-cell/>
          <table:table-cell table:formula="of:=([.G662]-25)*(0.01+0.00008*[.$D662])+[.$I662]" office:value-type="float" office:value="31.89573408">
            <text:p>31.89573408</text:p>
          </table:table-cell>
          <table:table-cell/>
          <table:table-cell table:formula="of:=([.$B662]/4096)*1.5" office:value-type="float" office:value="0.0289306640625">
            <text:p>0.028931</text:p>
          </table:table-cell>
          <table:table-cell table:formula="of:=[.M662]/100000" office:value-type="float" office:value="0.000000289306640625">
            <text:p>0.0000002893</text:p>
          </table:table-cell>
          <table:table-cell table:formula="of:=0.625*1000000*[.$N662]*1000" office:value-type="float" office:value="180.816650390625">
            <text:p>180.816650</text:p>
          </table:table-cell>
          <table:table-cell table:formula="of:=0.769*100000*[.$N662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222">
            <text:p>6222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663]" office:value-type="float" office:value="21.9756">
            <text:p>21.9756</text:p>
          </table:table-cell>
          <table:table-cell/>
          <table:table-cell table:formula="of:=-0.0000028*[.$D663]*[.$D663]+0.0405*[.$D663]-4" office:value-type="float" office:value="32.12383">
            <text:p>32.12383</text:p>
          </table:table-cell>
          <table:table-cell/>
          <table:table-cell table:formula="of:=([.G663]-25)*(0.01+0.00008*[.$D663])+[.$I663]" office:value-type="float" office:value="31.86252184">
            <text:p>31.86252184</text:p>
          </table:table-cell>
          <table:table-cell/>
          <table:table-cell table:formula="of:=([.$B663]/4096)*1.5" office:value-type="float" office:value="0.0289306640625">
            <text:p>0.028931</text:p>
          </table:table-cell>
          <table:table-cell table:formula="of:=[.M663]/100000" office:value-type="float" office:value="0.000000289306640625">
            <text:p>0.0000002893</text:p>
          </table:table-cell>
          <table:table-cell table:formula="of:=0.625*1000000*[.$N663]*1000" office:value-type="float" office:value="180.816650390625">
            <text:p>180.816650</text:p>
          </table:table-cell>
          <table:table-cell table:formula="of:=0.769*100000*[.$N663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3">
            <text:p>6223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664]" office:value-type="float" office:value="21.9854">
            <text:p>21.9854</text:p>
          </table:table-cell>
          <table:table-cell/>
          <table:table-cell table:formula="of:=-0.0000028*[.$D664]*[.$D664]+0.0405*[.$D664]-4" office:value-type="float" office:value="32.12383">
            <text:p>32.12383</text:p>
          </table:table-cell>
          <table:table-cell/>
          <table:table-cell table:formula="of:=([.G664]-25)*(0.01+0.00008*[.$D664])+[.$I664]" office:value-type="float" office:value="31.86336856">
            <text:p>31.86336856</text:p>
          </table:table-cell>
          <table:table-cell/>
          <table:table-cell table:formula="of:=([.$B664]/4096)*1.5" office:value-type="float" office:value="0.0274658203125">
            <text:p>0.027466</text:p>
          </table:table-cell>
          <table:table-cell table:formula="of:=[.M664]/100000" office:value-type="float" office:value="0.000000274658203125">
            <text:p>0.0000002747</text:p>
          </table:table-cell>
          <table:table-cell table:formula="of:=0.625*1000000*[.$N664]*1000" office:value-type="float" office:value="171.661376953125">
            <text:p>171.661377</text:p>
          </table:table-cell>
          <table:table-cell table:formula="of:=0.769*100000*[.$N664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224">
            <text:p>6224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65]" office:value-type="float" office:value="21.9952">
            <text:p>21.9952</text:p>
          </table:table-cell>
          <table:table-cell/>
          <table:table-cell table:formula="of:=-0.0000028*[.$D665]*[.$D665]+0.0405*[.$D665]-4" office:value-type="float" office:value="32.1589792">
            <text:p>32.1589792</text:p>
          </table:table-cell>
          <table:table-cell/>
          <table:table-cell table:formula="of:=([.G665]-25)*(0.01+0.00008*[.$D665])+[.$I665]" office:value-type="float" office:value="31.899124096">
            <text:p>31.899124096</text:p>
          </table:table-cell>
          <table:table-cell/>
          <table:table-cell table:formula="of:=([.$B665]/4096)*1.5" office:value-type="float" office:value="0.0274658203125">
            <text:p>0.027466</text:p>
          </table:table-cell>
          <table:table-cell table:formula="of:=[.M665]/100000" office:value-type="float" office:value="0.000000274658203125">
            <text:p>0.0000002747</text:p>
          </table:table-cell>
          <table:table-cell table:formula="of:=0.625*1000000*[.$N665]*1000" office:value-type="float" office:value="171.661376953125">
            <text:p>171.661377</text:p>
          </table:table-cell>
          <table:table-cell table:formula="of:=0.769*100000*[.$N66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224">
            <text:p>6224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66]" office:value-type="float" office:value="21.9952">
            <text:p>21.9952</text:p>
          </table:table-cell>
          <table:table-cell/>
          <table:table-cell table:formula="of:=-0.0000028*[.$D666]*[.$D666]+0.0405*[.$D666]-4" office:value-type="float" office:value="32.1589792">
            <text:p>32.1589792</text:p>
          </table:table-cell>
          <table:table-cell/>
          <table:table-cell table:formula="of:=([.G666]-25)*(0.01+0.00008*[.$D666])+[.$I666]" office:value-type="float" office:value="31.899124096">
            <text:p>31.899124096</text:p>
          </table:table-cell>
          <table:table-cell/>
          <table:table-cell table:formula="of:=([.$B666]/4096)*1.5" office:value-type="float" office:value="0.0289306640625">
            <text:p>0.028931</text:p>
          </table:table-cell>
          <table:table-cell table:formula="of:=[.M666]/100000" office:value-type="float" office:value="0.000000289306640625">
            <text:p>0.0000002893</text:p>
          </table:table-cell>
          <table:table-cell table:formula="of:=0.625*1000000*[.$N666]*1000" office:value-type="float" office:value="180.816650390625">
            <text:p>180.816650</text:p>
          </table:table-cell>
          <table:table-cell table:formula="of:=0.769*100000*[.$N666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6222">
            <text:p>6222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667]" office:value-type="float" office:value="21.9756">
            <text:p>21.9756</text:p>
          </table:table-cell>
          <table:table-cell/>
          <table:table-cell table:formula="of:=-0.0000028*[.$D667]*[.$D667]+0.0405*[.$D667]-4" office:value-type="float" office:value="32.12383">
            <text:p>32.12383</text:p>
          </table:table-cell>
          <table:table-cell/>
          <table:table-cell table:formula="of:=([.G667]-25)*(0.01+0.00008*[.$D667])+[.$I667]" office:value-type="float" office:value="31.86252184">
            <text:p>31.86252184</text:p>
          </table:table-cell>
          <table:table-cell/>
          <table:table-cell table:formula="of:=([.$B667]/4096)*1.5" office:value-type="float" office:value="0.0303955078125">
            <text:p>0.030396</text:p>
          </table:table-cell>
          <table:table-cell table:formula="of:=[.M667]/100000" office:value-type="float" office:value="0.000000303955078125">
            <text:p>0.0000003040</text:p>
          </table:table-cell>
          <table:table-cell table:formula="of:=0.625*1000000*[.$N667]*1000" office:value-type="float" office:value="189.971923828125">
            <text:p>189.971924</text:p>
          </table:table-cell>
          <table:table-cell table:formula="of:=0.769*100000*[.$N667]*1000" office:value-type="float" office:value="23.3741455078125">
            <text:p>23.374146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225">
            <text:p>6225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668]" office:value-type="float" office:value="22.005">
            <text:p>22.005</text:p>
          </table:table-cell>
          <table:table-cell/>
          <table:table-cell table:formula="of:=-0.0000028*[.$D668]*[.$D668]+0.0405*[.$D668]-4" office:value-type="float" office:value="32.0886752">
            <text:p>32.0886752</text:p>
          </table:table-cell>
          <table:table-cell/>
          <table:table-cell table:formula="of:=([.G668]-25)*(0.01+0.00008*[.$D668])+[.$I668]" office:value-type="float" office:value="31.8301468">
            <text:p>31.8301468</text:p>
          </table:table-cell>
          <table:table-cell/>
          <table:table-cell table:formula="of:=([.$B668]/4096)*1.5" office:value-type="float" office:value="0.03076171875">
            <text:p>0.030762</text:p>
          </table:table-cell>
          <table:table-cell table:formula="of:=[.M668]/100000" office:value-type="float" office:value="0.0000003076171875">
            <text:p>0.0000003076</text:p>
          </table:table-cell>
          <table:table-cell table:formula="of:=0.625*1000000*[.$N668]*1000" office:value-type="float" office:value="192.2607421875">
            <text:p>192.260742</text:p>
          </table:table-cell>
          <table:table-cell table:formula="of:=0.769*100000*[.$N668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224">
            <text:p>6224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669]" office:value-type="float" office:value="21.9952">
            <text:p>21.9952</text:p>
          </table:table-cell>
          <table:table-cell/>
          <table:table-cell table:formula="of:=-0.0000028*[.$D669]*[.$D669]+0.0405*[.$D669]-4" office:value-type="float" office:value="32.12383">
            <text:p>32.12383</text:p>
          </table:table-cell>
          <table:table-cell/>
          <table:table-cell table:formula="of:=([.G669]-25)*(0.01+0.00008*[.$D669])+[.$I669]" office:value-type="float" office:value="31.86421528">
            <text:p>31.86421528</text:p>
          </table:table-cell>
          <table:table-cell/>
          <table:table-cell table:formula="of:=([.$B669]/4096)*1.5" office:value-type="float" office:value="0.0281982421875">
            <text:p>0.028198</text:p>
          </table:table-cell>
          <table:table-cell table:formula="of:=[.M669]/100000" office:value-type="float" office:value="0.000000281982421875">
            <text:p>0.0000002820</text:p>
          </table:table-cell>
          <table:table-cell table:formula="of:=0.625*1000000*[.$N669]*1000" office:value-type="float" office:value="176.239013671875">
            <text:p>176.239014</text:p>
          </table:table-cell>
          <table:table-cell table:formula="of:=0.769*100000*[.$N669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223">
            <text:p>6223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670]" office:value-type="float" office:value="21.9854">
            <text:p>21.9854</text:p>
          </table:table-cell>
          <table:table-cell/>
          <table:table-cell table:formula="of:=-0.0000028*[.$D670]*[.$D670]+0.0405*[.$D670]-4" office:value-type="float" office:value="32.12383">
            <text:p>32.12383</text:p>
          </table:table-cell>
          <table:table-cell/>
          <table:table-cell table:formula="of:=([.G670]-25)*(0.01+0.00008*[.$D670])+[.$I670]" office:value-type="float" office:value="31.86336856">
            <text:p>31.86336856</text:p>
          </table:table-cell>
          <table:table-cell/>
          <table:table-cell table:formula="of:=([.$B670]/4096)*1.5" office:value-type="float" office:value="0.0311279296875">
            <text:p>0.031128</text:p>
          </table:table-cell>
          <table:table-cell table:formula="of:=[.M670]/100000" office:value-type="float" office:value="0.000000311279296875">
            <text:p>0.0000003113</text:p>
          </table:table-cell>
          <table:table-cell table:formula="of:=0.625*1000000*[.$N670]*1000" office:value-type="float" office:value="194.549560546875">
            <text:p>194.549561</text:p>
          </table:table-cell>
          <table:table-cell table:formula="of:=0.769*100000*[.$N670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224">
            <text:p>6224</text:p>
          </table:table-cell>
          <table:table-cell office:value-type="float" office:value="953">
            <text:p>953</text:p>
          </table:table-cell>
          <table:table-cell table:number-columns-repeated="2"/>
          <table:table-cell table:formula="of:=-39+0.0098*[.$C671]" office:value-type="float" office:value="21.9952">
            <text:p>21.9952</text:p>
          </table:table-cell>
          <table:table-cell/>
          <table:table-cell table:formula="of:=-0.0000028*[.$D671]*[.$D671]+0.0405*[.$D671]-4" office:value-type="float" office:value="32.0535148">
            <text:p>32.0535148</text:p>
          </table:table-cell>
          <table:table-cell/>
          <table:table-cell table:formula="of:=([.G671]-25)*(0.01+0.00008*[.$D671])+[.$I671]" office:value-type="float" office:value="31.794380848">
            <text:p>31.794380848</text:p>
          </table:table-cell>
          <table:table-cell/>
          <table:table-cell table:formula="of:=([.$B671]/4096)*1.5" office:value-type="float" office:value="0.031494140625">
            <text:p>0.031494</text:p>
          </table:table-cell>
          <table:table-cell table:formula="of:=[.M671]/100000" office:value-type="float" office:value="0.00000031494140625">
            <text:p>0.0000003149</text:p>
          </table:table-cell>
          <table:table-cell table:formula="of:=0.625*1000000*[.$N671]*1000" office:value-type="float" office:value="196.83837890625">
            <text:p>196.838379</text:p>
          </table:table-cell>
          <table:table-cell table:formula="of:=0.769*100000*[.$N671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225">
            <text:p>6225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672]" office:value-type="float" office:value="22.005">
            <text:p>22.005</text:p>
          </table:table-cell>
          <table:table-cell/>
          <table:table-cell table:formula="of:=-0.0000028*[.$D672]*[.$D672]+0.0405*[.$D672]-4" office:value-type="float" office:value="32.0886752">
            <text:p>32.0886752</text:p>
          </table:table-cell>
          <table:table-cell/>
          <table:table-cell table:formula="of:=([.G672]-25)*(0.01+0.00008*[.$D672])+[.$I672]" office:value-type="float" office:value="31.8301468">
            <text:p>31.8301468</text:p>
          </table:table-cell>
          <table:table-cell/>
          <table:table-cell table:formula="of:=([.$B672]/4096)*1.5" office:value-type="float" office:value="0.03515625">
            <text:p>0.035156</text:p>
          </table:table-cell>
          <table:table-cell table:formula="of:=[.M672]/100000" office:value-type="float" office:value="0.0000003515625">
            <text:p>0.0000003516</text:p>
          </table:table-cell>
          <table:table-cell table:formula="of:=0.625*1000000*[.$N672]*1000" office:value-type="float" office:value="219.7265625">
            <text:p>219.726563</text:p>
          </table:table-cell>
          <table:table-cell table:formula="of:=0.769*100000*[.$N672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6223">
            <text:p>6223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73]" office:value-type="float" office:value="21.9854">
            <text:p>21.9854</text:p>
          </table:table-cell>
          <table:table-cell/>
          <table:table-cell table:formula="of:=-0.0000028*[.$D673]*[.$D673]+0.0405*[.$D673]-4" office:value-type="float" office:value="32.1589792">
            <text:p>32.1589792</text:p>
          </table:table-cell>
          <table:table-cell/>
          <table:table-cell table:formula="of:=([.G673]-25)*(0.01+0.00008*[.$D673])+[.$I673]" office:value-type="float" office:value="31.898276592">
            <text:p>31.898276592</text:p>
          </table:table-cell>
          <table:table-cell/>
          <table:table-cell table:formula="of:=([.$B673]/4096)*1.5" office:value-type="float" office:value="0.0391845703125">
            <text:p>0.039185</text:p>
          </table:table-cell>
          <table:table-cell table:formula="of:=[.M673]/100000" office:value-type="float" office:value="0.000000391845703125">
            <text:p>0.0000003918</text:p>
          </table:table-cell>
          <table:table-cell table:formula="of:=0.625*1000000*[.$N673]*1000" office:value-type="float" office:value="244.903564453125">
            <text:p>244.903564</text:p>
          </table:table-cell>
          <table:table-cell table:formula="of:=0.769*100000*[.$N673]*1000" office:value-type="float" office:value="30.1329345703125">
            <text:p>30.132935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6226">
            <text:p>6226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74]" office:value-type="float" office:value="22.0148">
            <text:p>22.0148</text:p>
          </table:table-cell>
          <table:table-cell/>
          <table:table-cell table:formula="of:=-0.0000028*[.$D674]*[.$D674]+0.0405*[.$D674]-4" office:value-type="float" office:value="32.1589792">
            <text:p>32.1589792</text:p>
          </table:table-cell>
          <table:table-cell/>
          <table:table-cell table:formula="of:=([.G674]-25)*(0.01+0.00008*[.$D674])+[.$I674]" office:value-type="float" office:value="31.900819104">
            <text:p>31.900819104</text:p>
          </table:table-cell>
          <table:table-cell/>
          <table:table-cell table:formula="of:=([.$B674]/4096)*1.5" office:value-type="float" office:value="0.0391845703125">
            <text:p>0.039185</text:p>
          </table:table-cell>
          <table:table-cell table:formula="of:=[.M674]/100000" office:value-type="float" office:value="0.000000391845703125">
            <text:p>0.0000003918</text:p>
          </table:table-cell>
          <table:table-cell table:formula="of:=0.625*1000000*[.$N674]*1000" office:value-type="float" office:value="244.903564453125">
            <text:p>244.903564</text:p>
          </table:table-cell>
          <table:table-cell table:formula="of:=0.769*100000*[.$N674]*1000" office:value-type="float" office:value="30.1329345703125">
            <text:p>30.132935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6229">
            <text:p>6229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75]" office:value-type="float" office:value="22.0442">
            <text:p>22.0442</text:p>
          </table:table-cell>
          <table:table-cell/>
          <table:table-cell table:formula="of:=-0.0000028*[.$D675]*[.$D675]+0.0405*[.$D675]-4" office:value-type="float" office:value="32.1589792">
            <text:p>32.1589792</text:p>
          </table:table-cell>
          <table:table-cell/>
          <table:table-cell table:formula="of:=([.G675]-25)*(0.01+0.00008*[.$D675])+[.$I675]" office:value-type="float" office:value="31.903361616">
            <text:p>31.903361616</text:p>
          </table:table-cell>
          <table:table-cell/>
          <table:table-cell table:formula="of:=([.$B675]/4096)*1.5" office:value-type="float" office:value="0.0391845703125">
            <text:p>0.039185</text:p>
          </table:table-cell>
          <table:table-cell table:formula="of:=[.M675]/100000" office:value-type="float" office:value="0.000000391845703125">
            <text:p>0.0000003918</text:p>
          </table:table-cell>
          <table:table-cell table:formula="of:=0.625*1000000*[.$N675]*1000" office:value-type="float" office:value="244.903564453125">
            <text:p>244.903564</text:p>
          </table:table-cell>
          <table:table-cell table:formula="of:=0.769*100000*[.$N675]*1000" office:value-type="float" office:value="30.1329345703125">
            <text:p>30.132935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6228">
            <text:p>6228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76]" office:value-type="float" office:value="22.0344">
            <text:p>22.0344</text:p>
          </table:table-cell>
          <table:table-cell/>
          <table:table-cell table:formula="of:=-0.0000028*[.$D676]*[.$D676]+0.0405*[.$D676]-4" office:value-type="float" office:value="32.1589792">
            <text:p>32.1589792</text:p>
          </table:table-cell>
          <table:table-cell/>
          <table:table-cell table:formula="of:=([.G676]-25)*(0.01+0.00008*[.$D676])+[.$I676]" office:value-type="float" office:value="31.902514112">
            <text:p>31.902514112</text:p>
          </table:table-cell>
          <table:table-cell/>
          <table:table-cell table:formula="of:=([.$B676]/4096)*1.5" office:value-type="float" office:value="0.0428466796875">
            <text:p>0.042847</text:p>
          </table:table-cell>
          <table:table-cell table:formula="of:=[.M676]/100000" office:value-type="float" office:value="0.000000428466796875">
            <text:p>0.0000004285</text:p>
          </table:table-cell>
          <table:table-cell table:formula="of:=0.625*1000000*[.$N676]*1000" office:value-type="float" office:value="267.791748046875">
            <text:p>267.791748</text:p>
          </table:table-cell>
          <table:table-cell table:formula="of:=0.769*100000*[.$N676]*1000" office:value-type="float" office:value="32.9490966796875">
            <text:p>32.949097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6224">
            <text:p>6224</text:p>
          </table:table-cell>
          <table:table-cell office:value-type="float" office:value="957">
            <text:p>957</text:p>
          </table:table-cell>
          <table:table-cell table:number-columns-repeated="2"/>
          <table:table-cell table:formula="of:=-39+0.0098*[.$C677]" office:value-type="float" office:value="21.9952">
            <text:p>21.9952</text:p>
          </table:table-cell>
          <table:table-cell/>
          <table:table-cell table:formula="of:=-0.0000028*[.$D677]*[.$D677]+0.0405*[.$D677]-4" office:value-type="float" office:value="32.1941228">
            <text:p>32.1941228</text:p>
          </table:table-cell>
          <table:table-cell/>
          <table:table-cell table:formula="of:=([.G677]-25)*(0.01+0.00008*[.$D677])+[.$I677]" office:value-type="float" office:value="31.934027312">
            <text:p>31.934027312</text:p>
          </table:table-cell>
          <table:table-cell/>
          <table:table-cell table:formula="of:=([.$B677]/4096)*1.5" office:value-type="float" office:value="0.0421142578125">
            <text:p>0.042114</text:p>
          </table:table-cell>
          <table:table-cell table:formula="of:=[.M677]/100000" office:value-type="float" office:value="0.000000421142578125">
            <text:p>0.0000004211</text:p>
          </table:table-cell>
          <table:table-cell table:formula="of:=0.625*1000000*[.$N677]*1000" office:value-type="float" office:value="263.214111328125">
            <text:p>263.214111</text:p>
          </table:table-cell>
          <table:table-cell table:formula="of:=0.769*100000*[.$N677]*1000" office:value-type="float" office:value="32.3858642578125">
            <text:p>32.385864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6227">
            <text:p>6227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78]" office:value-type="float" office:value="22.0246">
            <text:p>22.0246</text:p>
          </table:table-cell>
          <table:table-cell/>
          <table:table-cell table:formula="of:=-0.0000028*[.$D678]*[.$D678]+0.0405*[.$D678]-4" office:value-type="float" office:value="32.2292608">
            <text:p>32.2292608</text:p>
          </table:table-cell>
          <table:table-cell/>
          <table:table-cell table:formula="of:=([.G678]-25)*(0.01+0.00008*[.$D678])+[.$I678]" office:value-type="float" office:value="31.971472144">
            <text:p>31.971472144</text:p>
          </table:table-cell>
          <table:table-cell/>
          <table:table-cell table:formula="of:=([.$B678]/4096)*1.5" office:value-type="float" office:value="0.041748046875">
            <text:p>0.041748</text:p>
          </table:table-cell>
          <table:table-cell table:formula="of:=[.M678]/100000" office:value-type="float" office:value="0.00000041748046875">
            <text:p>0.0000004175</text:p>
          </table:table-cell>
          <table:table-cell table:formula="of:=0.625*1000000*[.$N678]*1000" office:value-type="float" office:value="260.92529296875">
            <text:p>260.925293</text:p>
          </table:table-cell>
          <table:table-cell table:formula="of:=0.769*100000*[.$N678]*1000" office:value-type="float" office:value="32.104248046875">
            <text:p>32.104248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6225">
            <text:p>6225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79]" office:value-type="float" office:value="22.005">
            <text:p>22.005</text:p>
          </table:table-cell>
          <table:table-cell/>
          <table:table-cell table:formula="of:=-0.0000028*[.$D679]*[.$D679]+0.0405*[.$D679]-4" office:value-type="float" office:value="32.2292608">
            <text:p>32.2292608</text:p>
          </table:table-cell>
          <table:table-cell/>
          <table:table-cell table:formula="of:=([.G679]-25)*(0.01+0.00008*[.$D679])+[.$I679]" office:value-type="float" office:value="31.969774">
            <text:p>31.969774</text:p>
          </table:table-cell>
          <table:table-cell/>
          <table:table-cell table:formula="of:=([.$B679]/4096)*1.5" office:value-type="float" office:value="0.0435791015625">
            <text:p>0.043579</text:p>
          </table:table-cell>
          <table:table-cell table:formula="of:=[.M679]/100000" office:value-type="float" office:value="0.000000435791015625">
            <text:p>0.0000004358</text:p>
          </table:table-cell>
          <table:table-cell table:formula="of:=0.625*1000000*[.$N679]*1000" office:value-type="float" office:value="272.369384765625">
            <text:p>272.369385</text:p>
          </table:table-cell>
          <table:table-cell table:formula="of:=0.769*100000*[.$N679]*1000" office:value-type="float" office:value="33.5123291015625">
            <text:p>33.512329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225">
            <text:p>6225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80]" office:value-type="float" office:value="22.005">
            <text:p>22.005</text:p>
          </table:table-cell>
          <table:table-cell/>
          <table:table-cell table:formula="of:=-0.0000028*[.$D680]*[.$D680]+0.0405*[.$D680]-4" office:value-type="float" office:value="32.2292608">
            <text:p>32.2292608</text:p>
          </table:table-cell>
          <table:table-cell/>
          <table:table-cell table:formula="of:=([.G680]-25)*(0.01+0.00008*[.$D680])+[.$I680]" office:value-type="float" office:value="31.969774">
            <text:p>31.969774</text:p>
          </table:table-cell>
          <table:table-cell/>
          <table:table-cell table:formula="of:=([.$B680]/4096)*1.5" office:value-type="float" office:value="0.0472412109375">
            <text:p>0.047241</text:p>
          </table:table-cell>
          <table:table-cell table:formula="of:=[.M680]/100000" office:value-type="float" office:value="0.000000472412109375">
            <text:p>0.0000004724</text:p>
          </table:table-cell>
          <table:table-cell table:formula="of:=0.625*1000000*[.$N680]*1000" office:value-type="float" office:value="295.257568359375">
            <text:p>295.257568</text:p>
          </table:table-cell>
          <table:table-cell table:formula="of:=0.769*100000*[.$N680]*1000" office:value-type="float" office:value="36.3284912109375">
            <text:p>36.328491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6229">
            <text:p>6229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81]" office:value-type="float" office:value="22.0442">
            <text:p>22.0442</text:p>
          </table:table-cell>
          <table:table-cell/>
          <table:table-cell table:formula="of:=-0.0000028*[.$D681]*[.$D681]+0.0405*[.$D681]-4" office:value-type="float" office:value="32.2292608">
            <text:p>32.2292608</text:p>
          </table:table-cell>
          <table:table-cell/>
          <table:table-cell table:formula="of:=([.G681]-25)*(0.01+0.00008*[.$D681])+[.$I681]" office:value-type="float" office:value="31.973170288">
            <text:p>31.973170288</text:p>
          </table:table-cell>
          <table:table-cell/>
          <table:table-cell table:formula="of:=([.$B681]/4096)*1.5" office:value-type="float" office:value="0.047607421875">
            <text:p>0.047607</text:p>
          </table:table-cell>
          <table:table-cell table:formula="of:=[.M681]/100000" office:value-type="float" office:value="0.00000047607421875">
            <text:p>0.0000004761</text:p>
          </table:table-cell>
          <table:table-cell table:formula="of:=0.625*1000000*[.$N681]*1000" office:value-type="float" office:value="297.54638671875">
            <text:p>297.546387</text:p>
          </table:table-cell>
          <table:table-cell table:formula="of:=0.769*100000*[.$N681]*1000" office:value-type="float" office:value="36.610107421875">
            <text:p>36.610107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6235">
            <text:p>6235</text:p>
          </table:table-cell>
          <table:table-cell office:value-type="float" office:value="957">
            <text:p>957</text:p>
          </table:table-cell>
          <table:table-cell table:number-columns-repeated="2"/>
          <table:table-cell table:formula="of:=-39+0.0098*[.$C682]" office:value-type="float" office:value="22.103">
            <text:p>22.103</text:p>
          </table:table-cell>
          <table:table-cell/>
          <table:table-cell table:formula="of:=-0.0000028*[.$D682]*[.$D682]+0.0405*[.$D682]-4" office:value-type="float" office:value="32.1941228">
            <text:p>32.1941228</text:p>
          </table:table-cell>
          <table:table-cell/>
          <table:table-cell table:formula="of:=([.G682]-25)*(0.01+0.00008*[.$D682])+[.$I682]" office:value-type="float" office:value="31.94335848">
            <text:p>31.94335848</text:p>
          </table:table-cell>
          <table:table-cell/>
          <table:table-cell table:formula="of:=([.$B682]/4096)*1.5" office:value-type="float" office:value="0.04833984375">
            <text:p>0.048340</text:p>
          </table:table-cell>
          <table:table-cell table:formula="of:=[.M682]/100000" office:value-type="float" office:value="0.0000004833984375">
            <text:p>0.0000004834</text:p>
          </table:table-cell>
          <table:table-cell table:formula="of:=0.625*1000000*[.$N682]*1000" office:value-type="float" office:value="302.1240234375">
            <text:p>302.124023</text:p>
          </table:table-cell>
          <table:table-cell table:formula="of:=0.769*100000*[.$N682]*1000" office:value-type="float" office:value="37.17333984375">
            <text:p>37.173340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239">
            <text:p>6239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683]" office:value-type="float" office:value="22.1422">
            <text:p>22.1422</text:p>
          </table:table-cell>
          <table:table-cell/>
          <table:table-cell table:formula="of:=-0.0000028*[.$D683]*[.$D683]+0.0405*[.$D683]-4" office:value-type="float" office:value="32.0886752">
            <text:p>32.0886752</text:p>
          </table:table-cell>
          <table:table-cell/>
          <table:table-cell table:formula="of:=([.G683]-25)*(0.01+0.00008*[.$D683])+[.$I683]" office:value-type="float" office:value="31.841989904">
            <text:p>31.841989904</text:p>
          </table:table-cell>
          <table:table-cell/>
          <table:table-cell table:formula="of:=([.$B683]/4096)*1.5" office:value-type="float" office:value="0.0479736328125">
            <text:p>0.047974</text:p>
          </table:table-cell>
          <table:table-cell table:formula="of:=[.M683]/100000" office:value-type="float" office:value="0.000000479736328125">
            <text:p>0.0000004797</text:p>
          </table:table-cell>
          <table:table-cell table:formula="of:=0.625*1000000*[.$N683]*1000" office:value-type="float" office:value="299.835205078125">
            <text:p>299.835205</text:p>
          </table:table-cell>
          <table:table-cell table:formula="of:=0.769*100000*[.$N683]*1000" office:value-type="float" office:value="36.8917236328125">
            <text:p>36.891724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39">
            <text:p>6239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684]" office:value-type="float" office:value="22.1422">
            <text:p>22.1422</text:p>
          </table:table-cell>
          <table:table-cell/>
          <table:table-cell table:formula="of:=-0.0000028*[.$D684]*[.$D684]+0.0405*[.$D684]-4" office:value-type="float" office:value="32.0886752">
            <text:p>32.0886752</text:p>
          </table:table-cell>
          <table:table-cell/>
          <table:table-cell table:formula="of:=([.G684]-25)*(0.01+0.00008*[.$D684])+[.$I684]" office:value-type="float" office:value="31.841989904">
            <text:p>31.841989904</text:p>
          </table:table-cell>
          <table:table-cell/>
          <table:table-cell table:formula="of:=([.$B684]/4096)*1.5" office:value-type="float" office:value="0.0494384765625">
            <text:p>0.049438</text:p>
          </table:table-cell>
          <table:table-cell table:formula="of:=[.M684]/100000" office:value-type="float" office:value="0.000000494384765625">
            <text:p>0.0000004944</text:p>
          </table:table-cell>
          <table:table-cell table:formula="of:=0.625*1000000*[.$N684]*1000" office:value-type="float" office:value="308.990478515625">
            <text:p>308.990479</text:p>
          </table:table-cell>
          <table:table-cell table:formula="of:=0.769*100000*[.$N684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6246">
            <text:p>6246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685]" office:value-type="float" office:value="22.2108">
            <text:p>22.2108</text:p>
          </table:table-cell>
          <table:table-cell/>
          <table:table-cell table:formula="of:=-0.0000028*[.$D685]*[.$D685]+0.0405*[.$D685]-4" office:value-type="float" office:value="32.2292608">
            <text:p>32.2292608</text:p>
          </table:table-cell>
          <table:table-cell/>
          <table:table-cell table:formula="of:=([.G685]-25)*(0.01+0.00008*[.$D685])+[.$I685]" office:value-type="float" office:value="31.987604512">
            <text:p>31.987604512</text:p>
          </table:table-cell>
          <table:table-cell/>
          <table:table-cell table:formula="of:=([.$B685]/4096)*1.5" office:value-type="float" office:value="0.0498046875">
            <text:p>0.049805</text:p>
          </table:table-cell>
          <table:table-cell table:formula="of:=[.M685]/100000" office:value-type="float" office:value="0.000000498046875">
            <text:p>0.0000004980</text:p>
          </table:table-cell>
          <table:table-cell table:formula="of:=0.625*1000000*[.$N685]*1000" office:value-type="float" office:value="311.279296875">
            <text:p>311.279297</text:p>
          </table:table-cell>
          <table:table-cell table:formula="of:=0.769*100000*[.$N685]*1000" office:value-type="float" office:value="38.2998046875">
            <text:p>38.299805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246">
            <text:p>6246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686]" office:value-type="float" office:value="22.2108">
            <text:p>22.2108</text:p>
          </table:table-cell>
          <table:table-cell/>
          <table:table-cell table:formula="of:=-0.0000028*[.$D686]*[.$D686]+0.0405*[.$D686]-4" office:value-type="float" office:value="32.0183488">
            <text:p>32.0183488</text:p>
          </table:table-cell>
          <table:table-cell/>
          <table:table-cell table:formula="of:=([.G686]-25)*(0.01+0.00008*[.$D686])+[.$I686]" office:value-type="float" office:value="31.778031328">
            <text:p>31.778031328</text:p>
          </table:table-cell>
          <table:table-cell/>
          <table:table-cell table:formula="of:=([.$B686]/4096)*1.5" office:value-type="float" office:value="0.049072265625">
            <text:p>0.049072</text:p>
          </table:table-cell>
          <table:table-cell table:formula="of:=[.M686]/100000" office:value-type="float" office:value="0.00000049072265625">
            <text:p>0.0000004907</text:p>
          </table:table-cell>
          <table:table-cell table:formula="of:=0.625*1000000*[.$N686]*1000" office:value-type="float" office:value="306.70166015625">
            <text:p>306.701660</text:p>
          </table:table-cell>
          <table:table-cell table:formula="of:=0.769*100000*[.$N686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6243">
            <text:p>6243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687]" office:value-type="float" office:value="22.1814">
            <text:p>22.1814</text:p>
          </table:table-cell>
          <table:table-cell/>
          <table:table-cell table:formula="of:=-0.0000028*[.$D687]*[.$D687]+0.0405*[.$D687]-4" office:value-type="float" office:value="32.1589792">
            <text:p>32.1589792</text:p>
          </table:table-cell>
          <table:table-cell/>
          <table:table-cell table:formula="of:=([.G687]-25)*(0.01+0.00008*[.$D687])+[.$I687]" office:value-type="float" office:value="31.915226672">
            <text:p>31.915226672</text:p>
          </table:table-cell>
          <table:table-cell/>
          <table:table-cell table:formula="of:=([.$B687]/4096)*1.5" office:value-type="float" office:value="0.052001953125">
            <text:p>0.052002</text:p>
          </table:table-cell>
          <table:table-cell table:formula="of:=[.M687]/100000" office:value-type="float" office:value="0.00000052001953125">
            <text:p>0.0000005200</text:p>
          </table:table-cell>
          <table:table-cell table:formula="of:=0.625*1000000*[.$N687]*1000" office:value-type="float" office:value="325.01220703125">
            <text:p>325.012207</text:p>
          </table:table-cell>
          <table:table-cell table:formula="of:=0.769*100000*[.$N687]*1000" office:value-type="float" office:value="39.989501953125">
            <text:p>39.989502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6246">
            <text:p>6246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688]" office:value-type="float" office:value="22.2108">
            <text:p>22.2108</text:p>
          </table:table-cell>
          <table:table-cell/>
          <table:table-cell table:formula="of:=-0.0000028*[.$D688]*[.$D688]+0.0405*[.$D688]-4" office:value-type="float" office:value="32.12383">
            <text:p>32.12383</text:p>
          </table:table-cell>
          <table:table-cell/>
          <table:table-cell table:formula="of:=([.G688]-25)*(0.01+0.00008*[.$D688])+[.$I688]" office:value-type="float" office:value="31.88284312">
            <text:p>31.88284312</text:p>
          </table:table-cell>
          <table:table-cell/>
          <table:table-cell table:formula="of:=([.$B688]/4096)*1.5" office:value-type="float" office:value="0.0509033203125">
            <text:p>0.050903</text:p>
          </table:table-cell>
          <table:table-cell table:formula="of:=[.M688]/100000" office:value-type="float" office:value="0.000000509033203125">
            <text:p>0.0000005090</text:p>
          </table:table-cell>
          <table:table-cell table:formula="of:=0.625*1000000*[.$N688]*1000" office:value-type="float" office:value="318.145751953125">
            <text:p>318.145752</text:p>
          </table:table-cell>
          <table:table-cell table:formula="of:=0.769*100000*[.$N688]*1000" office:value-type="float" office:value="39.1446533203125">
            <text:p>39.144653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44">
            <text:p>6244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689]" office:value-type="float" office:value="22.1912">
            <text:p>22.1912</text:p>
          </table:table-cell>
          <table:table-cell/>
          <table:table-cell table:formula="of:=-0.0000028*[.$D689]*[.$D689]+0.0405*[.$D689]-4" office:value-type="float" office:value="32.0183488">
            <text:p>32.0183488</text:p>
          </table:table-cell>
          <table:table-cell/>
          <table:table-cell table:formula="of:=([.G689]-25)*(0.01+0.00008*[.$D689])+[.$I689]" office:value-type="float" office:value="31.776342592">
            <text:p>31.776342592</text:p>
          </table:table-cell>
          <table:table-cell/>
          <table:table-cell table:formula="of:=([.$B689]/4096)*1.5" office:value-type="float" office:value="0.0494384765625">
            <text:p>0.049438</text:p>
          </table:table-cell>
          <table:table-cell table:formula="of:=[.M689]/100000" office:value-type="float" office:value="0.000000494384765625">
            <text:p>0.0000004944</text:p>
          </table:table-cell>
          <table:table-cell table:formula="of:=0.625*1000000*[.$N689]*1000" office:value-type="float" office:value="308.990478515625">
            <text:p>308.990479</text:p>
          </table:table-cell>
          <table:table-cell table:formula="of:=0.769*100000*[.$N689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6244">
            <text:p>6244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690]" office:value-type="float" office:value="22.1912">
            <text:p>22.1912</text:p>
          </table:table-cell>
          <table:table-cell/>
          <table:table-cell table:formula="of:=-0.0000028*[.$D690]*[.$D690]+0.0405*[.$D690]-4" office:value-type="float" office:value="32.0183488">
            <text:p>32.0183488</text:p>
          </table:table-cell>
          <table:table-cell/>
          <table:table-cell table:formula="of:=([.G690]-25)*(0.01+0.00008*[.$D690])+[.$I690]" office:value-type="float" office:value="31.776342592">
            <text:p>31.776342592</text:p>
          </table:table-cell>
          <table:table-cell/>
          <table:table-cell table:formula="of:=([.$B690]/4096)*1.5" office:value-type="float" office:value="0.0523681640625">
            <text:p>0.052368</text:p>
          </table:table-cell>
          <table:table-cell table:formula="of:=[.M690]/100000" office:value-type="float" office:value="0.000000523681640625">
            <text:p>0.0000005237</text:p>
          </table:table-cell>
          <table:table-cell table:formula="of:=0.625*1000000*[.$N690]*1000" office:value-type="float" office:value="327.301025390625">
            <text:p>327.301025</text:p>
          </table:table-cell>
          <table:table-cell table:formula="of:=0.769*100000*[.$N690]*1000" office:value-type="float" office:value="40.2711181640625">
            <text:p>40.271118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43">
            <text:p>6243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691]" office:value-type="float" office:value="22.1814">
            <text:p>22.1814</text:p>
          </table:table-cell>
          <table:table-cell/>
          <table:table-cell table:formula="of:=-0.0000028*[.$D691]*[.$D691]+0.0405*[.$D691]-4" office:value-type="float" office:value="32.12383">
            <text:p>32.12383</text:p>
          </table:table-cell>
          <table:table-cell/>
          <table:table-cell table:formula="of:=([.G691]-25)*(0.01+0.00008*[.$D691])+[.$I691]" office:value-type="float" office:value="31.88030296">
            <text:p>31.88030296</text:p>
          </table:table-cell>
          <table:table-cell/>
          <table:table-cell table:formula="of:=([.$B691]/4096)*1.5" office:value-type="float" office:value="0.0494384765625">
            <text:p>0.049438</text:p>
          </table:table-cell>
          <table:table-cell table:formula="of:=[.M691]/100000" office:value-type="float" office:value="0.000000494384765625">
            <text:p>0.0000004944</text:p>
          </table:table-cell>
          <table:table-cell table:formula="of:=0.625*1000000*[.$N691]*1000" office:value-type="float" office:value="308.990478515625">
            <text:p>308.990479</text:p>
          </table:table-cell>
          <table:table-cell table:formula="of:=0.769*100000*[.$N691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44">
            <text:p>6244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692]" office:value-type="float" office:value="22.1912">
            <text:p>22.1912</text:p>
          </table:table-cell>
          <table:table-cell/>
          <table:table-cell table:formula="of:=-0.0000028*[.$D692]*[.$D692]+0.0405*[.$D692]-4" office:value-type="float" office:value="32.0886752">
            <text:p>32.0886752</text:p>
          </table:table-cell>
          <table:table-cell/>
          <table:table-cell table:formula="of:=([.G692]-25)*(0.01+0.00008*[.$D692])+[.$I692]" office:value-type="float" office:value="31.846219584">
            <text:p>31.846219584</text:p>
          </table:table-cell>
          <table:table-cell/>
          <table:table-cell table:formula="of:=([.$B692]/4096)*1.5" office:value-type="float" office:value="0.0487060546875">
            <text:p>0.048706</text:p>
          </table:table-cell>
          <table:table-cell table:formula="of:=[.M692]/100000" office:value-type="float" office:value="0.000000487060546875">
            <text:p>0.0000004871</text:p>
          </table:table-cell>
          <table:table-cell table:formula="of:=0.625*1000000*[.$N692]*1000" office:value-type="float" office:value="304.412841796875">
            <text:p>304.412842</text:p>
          </table:table-cell>
          <table:table-cell table:formula="of:=0.769*100000*[.$N692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44">
            <text:p>6244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693]" office:value-type="float" office:value="22.1912">
            <text:p>22.1912</text:p>
          </table:table-cell>
          <table:table-cell/>
          <table:table-cell table:formula="of:=-0.0000028*[.$D693]*[.$D693]+0.0405*[.$D693]-4" office:value-type="float" office:value="32.12383">
            <text:p>32.12383</text:p>
          </table:table-cell>
          <table:table-cell/>
          <table:table-cell table:formula="of:=([.G693]-25)*(0.01+0.00008*[.$D693])+[.$I693]" office:value-type="float" office:value="31.88114968">
            <text:p>31.88114968</text:p>
          </table:table-cell>
          <table:table-cell/>
          <table:table-cell table:formula="of:=([.$B693]/4096)*1.5" office:value-type="float" office:value="0.0487060546875">
            <text:p>0.048706</text:p>
          </table:table-cell>
          <table:table-cell table:formula="of:=[.M693]/100000" office:value-type="float" office:value="0.000000487060546875">
            <text:p>0.0000004871</text:p>
          </table:table-cell>
          <table:table-cell table:formula="of:=0.625*1000000*[.$N693]*1000" office:value-type="float" office:value="304.412841796875">
            <text:p>304.412842</text:p>
          </table:table-cell>
          <table:table-cell table:formula="of:=0.769*100000*[.$N693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6245">
            <text:p>6245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694]" office:value-type="float" office:value="22.201">
            <text:p>22.201</text:p>
          </table:table-cell>
          <table:table-cell/>
          <table:table-cell table:formula="of:=-0.0000028*[.$D694]*[.$D694]+0.0405*[.$D694]-4" office:value-type="float" office:value="32.0183488">
            <text:p>32.0183488</text:p>
          </table:table-cell>
          <table:table-cell/>
          <table:table-cell table:formula="of:=([.G694]-25)*(0.01+0.00008*[.$D694])+[.$I694]" office:value-type="float" office:value="31.77718696">
            <text:p>31.77718696</text:p>
          </table:table-cell>
          <table:table-cell/>
          <table:table-cell table:formula="of:=([.$B694]/4096)*1.5" office:value-type="float" office:value="0.0531005859375">
            <text:p>0.053101</text:p>
          </table:table-cell>
          <table:table-cell table:formula="of:=[.M694]/100000" office:value-type="float" office:value="0.000000531005859375">
            <text:p>0.0000005310</text:p>
          </table:table-cell>
          <table:table-cell table:formula="of:=0.625*1000000*[.$N694]*1000" office:value-type="float" office:value="331.878662109375">
            <text:p>331.878662</text:p>
          </table:table-cell>
          <table:table-cell table:formula="of:=0.769*100000*[.$N694]*1000" office:value-type="float" office:value="40.8343505859375">
            <text:p>40.834351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45">
            <text:p>6245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695]" office:value-type="float" office:value="22.201">
            <text:p>22.201</text:p>
          </table:table-cell>
          <table:table-cell/>
          <table:table-cell table:formula="of:=-0.0000028*[.$D695]*[.$D695]+0.0405*[.$D695]-4" office:value-type="float" office:value="32.0886752">
            <text:p>32.0886752</text:p>
          </table:table-cell>
          <table:table-cell/>
          <table:table-cell table:formula="of:=([.G695]-25)*(0.01+0.00008*[.$D695])+[.$I695]" office:value-type="float" office:value="31.84706552">
            <text:p>31.84706552</text:p>
          </table:table-cell>
          <table:table-cell/>
          <table:table-cell table:formula="of:=([.$B695]/4096)*1.5" office:value-type="float" office:value="0.0487060546875">
            <text:p>0.048706</text:p>
          </table:table-cell>
          <table:table-cell table:formula="of:=[.M695]/100000" office:value-type="float" office:value="0.000000487060546875">
            <text:p>0.0000004871</text:p>
          </table:table-cell>
          <table:table-cell table:formula="of:=0.625*1000000*[.$N695]*1000" office:value-type="float" office:value="304.412841796875">
            <text:p>304.412842</text:p>
          </table:table-cell>
          <table:table-cell table:formula="of:=0.769*100000*[.$N695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48">
            <text:p>6248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696]" office:value-type="float" office:value="22.2304">
            <text:p>22.2304</text:p>
          </table:table-cell>
          <table:table-cell/>
          <table:table-cell table:formula="of:=-0.0000028*[.$D696]*[.$D696]+0.0405*[.$D696]-4" office:value-type="float" office:value="32.0886752">
            <text:p>32.0886752</text:p>
          </table:table-cell>
          <table:table-cell/>
          <table:table-cell table:formula="of:=([.G696]-25)*(0.01+0.00008*[.$D696])+[.$I696]" office:value-type="float" office:value="31.849603328">
            <text:p>31.849603328</text:p>
          </table:table-cell>
          <table:table-cell/>
          <table:table-cell table:formula="of:=([.$B696]/4096)*1.5" office:value-type="float" office:value="0.0487060546875">
            <text:p>0.048706</text:p>
          </table:table-cell>
          <table:table-cell table:formula="of:=[.M696]/100000" office:value-type="float" office:value="0.000000487060546875">
            <text:p>0.0000004871</text:p>
          </table:table-cell>
          <table:table-cell table:formula="of:=0.625*1000000*[.$N696]*1000" office:value-type="float" office:value="304.412841796875">
            <text:p>304.412842</text:p>
          </table:table-cell>
          <table:table-cell table:formula="of:=0.769*100000*[.$N696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6248">
            <text:p>6248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697]" office:value-type="float" office:value="22.2304">
            <text:p>22.2304</text:p>
          </table:table-cell>
          <table:table-cell/>
          <table:table-cell table:formula="of:=-0.0000028*[.$D697]*[.$D697]+0.0405*[.$D697]-4" office:value-type="float" office:value="32.0886752">
            <text:p>32.0886752</text:p>
          </table:table-cell>
          <table:table-cell/>
          <table:table-cell table:formula="of:=([.G697]-25)*(0.01+0.00008*[.$D697])+[.$I697]" office:value-type="float" office:value="31.849603328">
            <text:p>31.849603328</text:p>
          </table:table-cell>
          <table:table-cell/>
          <table:table-cell table:formula="of:=([.$B697]/4096)*1.5" office:value-type="float" office:value="0.052001953125">
            <text:p>0.052002</text:p>
          </table:table-cell>
          <table:table-cell table:formula="of:=[.M697]/100000" office:value-type="float" office:value="0.00000052001953125">
            <text:p>0.0000005200</text:p>
          </table:table-cell>
          <table:table-cell table:formula="of:=0.625*1000000*[.$N697]*1000" office:value-type="float" office:value="325.01220703125">
            <text:p>325.012207</text:p>
          </table:table-cell>
          <table:table-cell table:formula="of:=0.769*100000*[.$N697]*1000" office:value-type="float" office:value="39.989501953125">
            <text:p>39.989502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56">
            <text:p>6256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698]" office:value-type="float" office:value="22.3088">
            <text:p>22.3088</text:p>
          </table:table-cell>
          <table:table-cell/>
          <table:table-cell table:formula="of:=-0.0000028*[.$D698]*[.$D698]+0.0405*[.$D698]-4" office:value-type="float" office:value="32.0886752">
            <text:p>32.0886752</text:p>
          </table:table-cell>
          <table:table-cell/>
          <table:table-cell table:formula="of:=([.G698]-25)*(0.01+0.00008*[.$D698])+[.$I698]" office:value-type="float" office:value="31.856370816">
            <text:p>31.856370816</text:p>
          </table:table-cell>
          <table:table-cell/>
          <table:table-cell table:formula="of:=([.$B698]/4096)*1.5" office:value-type="float" office:value="0.0487060546875">
            <text:p>0.048706</text:p>
          </table:table-cell>
          <table:table-cell table:formula="of:=[.M698]/100000" office:value-type="float" office:value="0.000000487060546875">
            <text:p>0.0000004871</text:p>
          </table:table-cell>
          <table:table-cell table:formula="of:=0.625*1000000*[.$N698]*1000" office:value-type="float" office:value="304.412841796875">
            <text:p>304.412842</text:p>
          </table:table-cell>
          <table:table-cell table:formula="of:=0.769*100000*[.$N698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6254">
            <text:p>6254</text:p>
          </table:table-cell>
          <table:table-cell office:value-type="float" office:value="953">
            <text:p>953</text:p>
          </table:table-cell>
          <table:table-cell table:number-columns-repeated="2"/>
          <table:table-cell table:formula="of:=-39+0.0098*[.$C699]" office:value-type="float" office:value="22.2892">
            <text:p>22.2892</text:p>
          </table:table-cell>
          <table:table-cell/>
          <table:table-cell table:formula="of:=-0.0000028*[.$D699]*[.$D699]+0.0405*[.$D699]-4" office:value-type="float" office:value="32.0535148">
            <text:p>32.0535148</text:p>
          </table:table-cell>
          <table:table-cell/>
          <table:table-cell table:formula="of:=([.G699]-25)*(0.01+0.00008*[.$D699])+[.$I699]" office:value-type="float" office:value="31.819735408">
            <text:p>31.819735408</text:p>
          </table:table-cell>
          <table:table-cell/>
          <table:table-cell table:formula="of:=([.$B699]/4096)*1.5" office:value-type="float" office:value="0.0523681640625">
            <text:p>0.052368</text:p>
          </table:table-cell>
          <table:table-cell table:formula="of:=[.M699]/100000" office:value-type="float" office:value="0.000000523681640625">
            <text:p>0.0000005237</text:p>
          </table:table-cell>
          <table:table-cell table:formula="of:=0.625*1000000*[.$N699]*1000" office:value-type="float" office:value="327.301025390625">
            <text:p>327.301025</text:p>
          </table:table-cell>
          <table:table-cell table:formula="of:=0.769*100000*[.$N699]*1000" office:value-type="float" office:value="40.2711181640625">
            <text:p>40.271118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6260">
            <text:p>6260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700]" office:value-type="float" office:value="22.348">
            <text:p>22.348</text:p>
          </table:table-cell>
          <table:table-cell/>
          <table:table-cell table:formula="of:=-0.0000028*[.$D700]*[.$D700]+0.0405*[.$D700]-4" office:value-type="float" office:value="32.0183488">
            <text:p>32.0183488</text:p>
          </table:table-cell>
          <table:table-cell/>
          <table:table-cell table:formula="of:=([.G700]-25)*(0.01+0.00008*[.$D700])+[.$I700]" office:value-type="float" office:value="31.78985248">
            <text:p>31.78985248</text:p>
          </table:table-cell>
          <table:table-cell/>
          <table:table-cell table:formula="of:=([.$B700]/4096)*1.5" office:value-type="float" office:value="0.052001953125">
            <text:p>0.052002</text:p>
          </table:table-cell>
          <table:table-cell table:formula="of:=[.M700]/100000" office:value-type="float" office:value="0.00000052001953125">
            <text:p>0.0000005200</text:p>
          </table:table-cell>
          <table:table-cell table:formula="of:=0.625*1000000*[.$N700]*1000" office:value-type="float" office:value="325.01220703125">
            <text:p>325.012207</text:p>
          </table:table-cell>
          <table:table-cell table:formula="of:=0.769*100000*[.$N700]*1000" office:value-type="float" office:value="39.989501953125">
            <text:p>39.989502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6258">
            <text:p>6258</text:p>
          </table:table-cell>
          <table:table-cell office:value-type="float" office:value="950">
            <text:p>950</text:p>
          </table:table-cell>
          <table:table-cell table:number-columns-repeated="2"/>
          <table:table-cell table:formula="of:=-39+0.0098*[.$C701]" office:value-type="float" office:value="22.3284">
            <text:p>22.3284</text:p>
          </table:table-cell>
          <table:table-cell/>
          <table:table-cell table:formula="of:=-0.0000028*[.$D701]*[.$D701]+0.0405*[.$D701]-4" office:value-type="float" office:value="31.948">
            <text:p>31.948</text:p>
          </table:table-cell>
          <table:table-cell/>
          <table:table-cell table:formula="of:=([.G701]-25)*(0.01+0.00008*[.$D701])+[.$I701]" office:value-type="float" office:value="31.7182424">
            <text:p>31.7182424</text:p>
          </table:table-cell>
          <table:table-cell/>
          <table:table-cell table:formula="of:=([.$B701]/4096)*1.5" office:value-type="float" office:value="0.05126953125">
            <text:p>0.051270</text:p>
          </table:table-cell>
          <table:table-cell table:formula="of:=[.M701]/100000" office:value-type="float" office:value="0.0000005126953125">
            <text:p>0.0000005127</text:p>
          </table:table-cell>
          <table:table-cell table:formula="of:=0.625*1000000*[.$N701]*1000" office:value-type="float" office:value="320.4345703125">
            <text:p>320.434570</text:p>
          </table:table-cell>
          <table:table-cell table:formula="of:=0.769*100000*[.$N701]*1000" office:value-type="float" office:value="39.42626953125">
            <text:p>39.426270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63">
            <text:p>6263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702]" office:value-type="float" office:value="22.3774">
            <text:p>22.3774</text:p>
          </table:table-cell>
          <table:table-cell/>
          <table:table-cell table:formula="of:=-0.0000028*[.$D702]*[.$D702]+0.0405*[.$D702]-4" office:value-type="float" office:value="32.12383">
            <text:p>32.12383</text:p>
          </table:table-cell>
          <table:table-cell/>
          <table:table-cell table:formula="of:=([.G702]-25)*(0.01+0.00008*[.$D702])+[.$I702]" office:value-type="float" office:value="31.89723736">
            <text:p>31.89723736</text:p>
          </table:table-cell>
          <table:table-cell/>
          <table:table-cell table:formula="of:=([.$B702]/4096)*1.5" office:value-type="float" office:value="0.0494384765625">
            <text:p>0.049438</text:p>
          </table:table-cell>
          <table:table-cell table:formula="of:=[.M702]/100000" office:value-type="float" office:value="0.000000494384765625">
            <text:p>0.0000004944</text:p>
          </table:table-cell>
          <table:table-cell table:formula="of:=0.625*1000000*[.$N702]*1000" office:value-type="float" office:value="308.990478515625">
            <text:p>308.990479</text:p>
          </table:table-cell>
          <table:table-cell table:formula="of:=0.769*100000*[.$N702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6262">
            <text:p>6262</text:p>
          </table:table-cell>
          <table:table-cell office:value-type="float" office:value="950">
            <text:p>950</text:p>
          </table:table-cell>
          <table:table-cell table:number-columns-repeated="2"/>
          <table:table-cell table:formula="of:=-39+0.0098*[.$C703]" office:value-type="float" office:value="22.3676">
            <text:p>22.3676</text:p>
          </table:table-cell>
          <table:table-cell/>
          <table:table-cell table:formula="of:=-0.0000028*[.$D703]*[.$D703]+0.0405*[.$D703]-4" office:value-type="float" office:value="31.948">
            <text:p>31.948</text:p>
          </table:table-cell>
          <table:table-cell/>
          <table:table-cell table:formula="of:=([.G703]-25)*(0.01+0.00008*[.$D703])+[.$I703]" office:value-type="float" office:value="31.7216136">
            <text:p>31.7216136</text:p>
          </table:table-cell>
          <table:table-cell/>
          <table:table-cell table:formula="of:=([.$B703]/4096)*1.5" office:value-type="float" office:value="0.053466796875">
            <text:p>0.053467</text:p>
          </table:table-cell>
          <table:table-cell table:formula="of:=[.M703]/100000" office:value-type="float" office:value="0.00000053466796875">
            <text:p>0.0000005347</text:p>
          </table:table-cell>
          <table:table-cell table:formula="of:=0.625*1000000*[.$N703]*1000" office:value-type="float" office:value="334.16748046875">
            <text:p>334.167480</text:p>
          </table:table-cell>
          <table:table-cell table:formula="of:=0.769*100000*[.$N703]*1000" office:value-type="float" office:value="41.115966796875">
            <text:p>41.115967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6259">
            <text:p>6259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704]" office:value-type="float" office:value="22.3382">
            <text:p>22.3382</text:p>
          </table:table-cell>
          <table:table-cell/>
          <table:table-cell table:formula="of:=-0.0000028*[.$D704]*[.$D704]+0.0405*[.$D704]-4" office:value-type="float" office:value="32.3697568">
            <text:p>32.3697568</text:p>
          </table:table-cell>
          <table:table-cell/>
          <table:table-cell table:formula="of:=([.G704]-25)*(0.01+0.00008*[.$D704])+[.$I704]" office:value-type="float" office:value="32.138286672">
            <text:p>32.138286672</text:p>
          </table:table-cell>
          <table:table-cell/>
          <table:table-cell table:formula="of:=([.$B704]/4096)*1.5" office:value-type="float" office:value="0.052001953125">
            <text:p>0.052002</text:p>
          </table:table-cell>
          <table:table-cell table:formula="of:=[.M704]/100000" office:value-type="float" office:value="0.00000052001953125">
            <text:p>0.0000005200</text:p>
          </table:table-cell>
          <table:table-cell table:formula="of:=0.625*1000000*[.$N704]*1000" office:value-type="float" office:value="325.01220703125">
            <text:p>325.012207</text:p>
          </table:table-cell>
          <table:table-cell table:formula="of:=0.769*100000*[.$N704]*1000" office:value-type="float" office:value="39.989501953125">
            <text:p>39.989502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260">
            <text:p>6260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705]" office:value-type="float" office:value="22.348">
            <text:p>22.348</text:p>
          </table:table-cell>
          <table:table-cell/>
          <table:table-cell table:formula="of:=-0.0000028*[.$D705]*[.$D705]+0.0405*[.$D705]-4" office:value-type="float" office:value="32.12383">
            <text:p>32.12383</text:p>
          </table:table-cell>
          <table:table-cell/>
          <table:table-cell table:formula="of:=([.G705]-25)*(0.01+0.00008*[.$D705])+[.$I705]" office:value-type="float" office:value="31.8946972">
            <text:p>31.8946972</text:p>
          </table:table-cell>
          <table:table-cell/>
          <table:table-cell table:formula="of:=([.$B705]/4096)*1.5" office:value-type="float" office:value="0.049072265625">
            <text:p>0.049072</text:p>
          </table:table-cell>
          <table:table-cell table:formula="of:=[.M705]/100000" office:value-type="float" office:value="0.00000049072265625">
            <text:p>0.0000004907</text:p>
          </table:table-cell>
          <table:table-cell table:formula="of:=0.625*1000000*[.$N705]*1000" office:value-type="float" office:value="306.70166015625">
            <text:p>306.701660</text:p>
          </table:table-cell>
          <table:table-cell table:formula="of:=0.769*100000*[.$N705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6262">
            <text:p>6262</text:p>
          </table:table-cell>
          <table:table-cell office:value-type="float" office:value="948">
            <text:p>948</text:p>
          </table:table-cell>
          <table:table-cell table:number-columns-repeated="2"/>
          <table:table-cell table:formula="of:=-39+0.0098*[.$C706]" office:value-type="float" office:value="22.3676">
            <text:p>22.3676</text:p>
          </table:table-cell>
          <table:table-cell/>
          <table:table-cell table:formula="of:=-0.0000028*[.$D706]*[.$D706]+0.0405*[.$D706]-4" office:value-type="float" office:value="31.8776288">
            <text:p>31.8776288</text:p>
          </table:table-cell>
          <table:table-cell/>
          <table:table-cell table:formula="of:=([.G706]-25)*(0.01+0.00008*[.$D706])+[.$I706]" office:value-type="float" office:value="31.651663584">
            <text:p>31.651663584</text:p>
          </table:table-cell>
          <table:table-cell/>
          <table:table-cell table:formula="of:=([.$B706]/4096)*1.5" office:value-type="float" office:value="0.0523681640625">
            <text:p>0.052368</text:p>
          </table:table-cell>
          <table:table-cell table:formula="of:=[.M706]/100000" office:value-type="float" office:value="0.000000523681640625">
            <text:p>0.0000005237</text:p>
          </table:table-cell>
          <table:table-cell table:formula="of:=0.625*1000000*[.$N706]*1000" office:value-type="float" office:value="327.301025390625">
            <text:p>327.301025</text:p>
          </table:table-cell>
          <table:table-cell table:formula="of:=0.769*100000*[.$N706]*1000" office:value-type="float" office:value="40.2711181640625">
            <text:p>40.271118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6266">
            <text:p>6266</text:p>
          </table:table-cell>
          <table:table-cell office:value-type="float" office:value="950">
            <text:p>950</text:p>
          </table:table-cell>
          <table:table-cell table:number-columns-repeated="2"/>
          <table:table-cell table:formula="of:=-39+0.0098*[.$C707]" office:value-type="float" office:value="22.4068">
            <text:p>22.4068</text:p>
          </table:table-cell>
          <table:table-cell/>
          <table:table-cell table:formula="of:=-0.0000028*[.$D707]*[.$D707]+0.0405*[.$D707]-4" office:value-type="float" office:value="31.948">
            <text:p>31.948</text:p>
          </table:table-cell>
          <table:table-cell/>
          <table:table-cell table:formula="of:=([.G707]-25)*(0.01+0.00008*[.$D707])+[.$I707]" office:value-type="float" office:value="31.7249848">
            <text:p>31.7249848</text:p>
          </table:table-cell>
          <table:table-cell/>
          <table:table-cell table:formula="of:=([.$B707]/4096)*1.5" office:value-type="float" office:value="0.052001953125">
            <text:p>0.052002</text:p>
          </table:table-cell>
          <table:table-cell table:formula="of:=[.M707]/100000" office:value-type="float" office:value="0.00000052001953125">
            <text:p>0.0000005200</text:p>
          </table:table-cell>
          <table:table-cell table:formula="of:=0.625*1000000*[.$N707]*1000" office:value-type="float" office:value="325.01220703125">
            <text:p>325.012207</text:p>
          </table:table-cell>
          <table:table-cell table:formula="of:=0.769*100000*[.$N707]*1000" office:value-type="float" office:value="39.989501953125">
            <text:p>39.989502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6264">
            <text:p>6264</text:p>
          </table:table-cell>
          <table:table-cell office:value-type="float" office:value="946">
            <text:p>946</text:p>
          </table:table-cell>
          <table:table-cell table:number-columns-repeated="2"/>
          <table:table-cell table:formula="of:=-39+0.0098*[.$C708]" office:value-type="float" office:value="22.3872">
            <text:p>22.3872</text:p>
          </table:table-cell>
          <table:table-cell/>
          <table:table-cell table:formula="of:=-0.0000028*[.$D708]*[.$D708]+0.0405*[.$D708]-4" office:value-type="float" office:value="31.8072352">
            <text:p>31.8072352</text:p>
          </table:table-cell>
          <table:table-cell/>
          <table:table-cell table:formula="of:=([.G708]-25)*(0.01+0.00008*[.$D708])+[.$I708]" office:value-type="float" office:value="31.583370496">
            <text:p>31.583370496</text:p>
          </table:table-cell>
          <table:table-cell/>
          <table:table-cell table:formula="of:=([.$B708]/4096)*1.5" office:value-type="float" office:value="0.0509033203125">
            <text:p>0.050903</text:p>
          </table:table-cell>
          <table:table-cell table:formula="of:=[.M708]/100000" office:value-type="float" office:value="0.000000509033203125">
            <text:p>0.0000005090</text:p>
          </table:table-cell>
          <table:table-cell table:formula="of:=0.625*1000000*[.$N708]*1000" office:value-type="float" office:value="318.145751953125">
            <text:p>318.145752</text:p>
          </table:table-cell>
          <table:table-cell table:formula="of:=0.769*100000*[.$N708]*1000" office:value-type="float" office:value="39.1446533203125">
            <text:p>39.144653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6265">
            <text:p>6265</text:p>
          </table:table-cell>
          <table:table-cell office:value-type="float" office:value="946">
            <text:p>946</text:p>
          </table:table-cell>
          <table:table-cell table:number-columns-repeated="2"/>
          <table:table-cell table:formula="of:=-39+0.0098*[.$C709]" office:value-type="float" office:value="22.397">
            <text:p>22.397</text:p>
          </table:table-cell>
          <table:table-cell/>
          <table:table-cell table:formula="of:=-0.0000028*[.$D709]*[.$D709]+0.0405*[.$D709]-4" office:value-type="float" office:value="31.8072352">
            <text:p>31.8072352</text:p>
          </table:table-cell>
          <table:table-cell/>
          <table:table-cell table:formula="of:=([.G709]-25)*(0.01+0.00008*[.$D709])+[.$I709]" office:value-type="float" office:value="31.58421016">
            <text:p>31.58421016</text:p>
          </table:table-cell>
          <table:table-cell/>
          <table:table-cell table:formula="of:=([.$B709]/4096)*1.5" office:value-type="float" office:value="0.0531005859375">
            <text:p>0.053101</text:p>
          </table:table-cell>
          <table:table-cell table:formula="of:=[.M709]/100000" office:value-type="float" office:value="0.000000531005859375">
            <text:p>0.0000005310</text:p>
          </table:table-cell>
          <table:table-cell table:formula="of:=0.625*1000000*[.$N709]*1000" office:value-type="float" office:value="331.878662109375">
            <text:p>331.878662</text:p>
          </table:table-cell>
          <table:table-cell table:formula="of:=0.769*100000*[.$N709]*1000" office:value-type="float" office:value="40.8343505859375">
            <text:p>40.834351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64">
            <text:p>6264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710]" office:value-type="float" office:value="22.3872">
            <text:p>22.3872</text:p>
          </table:table-cell>
          <table:table-cell/>
          <table:table-cell table:formula="of:=-0.0000028*[.$D710]*[.$D710]+0.0405*[.$D710]-4" office:value-type="float" office:value="32.2292608">
            <text:p>32.2292608</text:p>
          </table:table-cell>
          <table:table-cell/>
          <table:table-cell table:formula="of:=([.G710]-25)*(0.01+0.00008*[.$D710])+[.$I710]" office:value-type="float" office:value="32.002887808">
            <text:p>32.002887808</text:p>
          </table:table-cell>
          <table:table-cell/>
          <table:table-cell table:formula="of:=([.$B710]/4096)*1.5" office:value-type="float" office:value="0.0494384765625">
            <text:p>0.049438</text:p>
          </table:table-cell>
          <table:table-cell table:formula="of:=[.M710]/100000" office:value-type="float" office:value="0.000000494384765625">
            <text:p>0.0000004944</text:p>
          </table:table-cell>
          <table:table-cell table:formula="of:=0.625*1000000*[.$N710]*1000" office:value-type="float" office:value="308.990478515625">
            <text:p>308.990479</text:p>
          </table:table-cell>
          <table:table-cell table:formula="of:=0.769*100000*[.$N710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6264">
            <text:p>6264</text:p>
          </table:table-cell>
          <table:table-cell office:value-type="float" office:value="951">
            <text:p>951</text:p>
          </table:table-cell>
          <table:table-cell table:number-columns-repeated="2"/>
          <table:table-cell table:formula="of:=-39+0.0098*[.$C711]" office:value-type="float" office:value="22.3872">
            <text:p>22.3872</text:p>
          </table:table-cell>
          <table:table-cell/>
          <table:table-cell table:formula="of:=-0.0000028*[.$D711]*[.$D711]+0.0405*[.$D711]-4" office:value-type="float" office:value="31.9831772">
            <text:p>31.9831772</text:p>
          </table:table-cell>
          <table:table-cell/>
          <table:table-cell table:formula="of:=([.G711]-25)*(0.01+0.00008*[.$D711])+[.$I711]" office:value-type="float" office:value="31.758267376">
            <text:p>31.758267376</text:p>
          </table:table-cell>
          <table:table-cell/>
          <table:table-cell table:formula="of:=([.$B711]/4096)*1.5" office:value-type="float" office:value="0.0498046875">
            <text:p>0.049805</text:p>
          </table:table-cell>
          <table:table-cell table:formula="of:=[.M711]/100000" office:value-type="float" office:value="0.000000498046875">
            <text:p>0.0000004980</text:p>
          </table:table-cell>
          <table:table-cell table:formula="of:=0.625*1000000*[.$N711]*1000" office:value-type="float" office:value="311.279296875">
            <text:p>311.279297</text:p>
          </table:table-cell>
          <table:table-cell table:formula="of:=0.769*100000*[.$N711]*1000" office:value-type="float" office:value="38.2998046875">
            <text:p>38.299805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6265">
            <text:p>6265</text:p>
          </table:table-cell>
          <table:table-cell office:value-type="float" office:value="950">
            <text:p>950</text:p>
          </table:table-cell>
          <table:table-cell table:number-columns-repeated="2"/>
          <table:table-cell table:formula="of:=-39+0.0098*[.$C712]" office:value-type="float" office:value="22.397">
            <text:p>22.397</text:p>
          </table:table-cell>
          <table:table-cell/>
          <table:table-cell table:formula="of:=-0.0000028*[.$D712]*[.$D712]+0.0405*[.$D712]-4" office:value-type="float" office:value="31.948">
            <text:p>31.948</text:p>
          </table:table-cell>
          <table:table-cell/>
          <table:table-cell table:formula="of:=([.G712]-25)*(0.01+0.00008*[.$D712])+[.$I712]" office:value-type="float" office:value="31.724142">
            <text:p>31.724142</text:p>
          </table:table-cell>
          <table:table-cell/>
          <table:table-cell table:formula="of:=([.$B712]/4096)*1.5" office:value-type="float" office:value="0.0523681640625">
            <text:p>0.052368</text:p>
          </table:table-cell>
          <table:table-cell table:formula="of:=[.M712]/100000" office:value-type="float" office:value="0.000000523681640625">
            <text:p>0.0000005237</text:p>
          </table:table-cell>
          <table:table-cell table:formula="of:=0.625*1000000*[.$N712]*1000" office:value-type="float" office:value="327.301025390625">
            <text:p>327.301025</text:p>
          </table:table-cell>
          <table:table-cell table:formula="of:=0.769*100000*[.$N712]*1000" office:value-type="float" office:value="40.2711181640625">
            <text:p>40.271118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6274">
            <text:p>6274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713]" office:value-type="float" office:value="22.4852">
            <text:p>22.4852</text:p>
          </table:table-cell>
          <table:table-cell/>
          <table:table-cell table:formula="of:=-0.0000028*[.$D713]*[.$D713]+0.0405*[.$D713]-4" office:value-type="float" office:value="32.1589792">
            <text:p>32.1589792</text:p>
          </table:table-cell>
          <table:table-cell/>
          <table:table-cell table:formula="of:=([.G713]-25)*(0.01+0.00008*[.$D713])+[.$I713]" office:value-type="float" office:value="31.941499296">
            <text:p>31.941499296</text:p>
          </table:table-cell>
          <table:table-cell/>
          <table:table-cell table:formula="of:=([.$B713]/4096)*1.5" office:value-type="float" office:value="0.04833984375">
            <text:p>0.048340</text:p>
          </table:table-cell>
          <table:table-cell table:formula="of:=[.M713]/100000" office:value-type="float" office:value="0.0000004833984375">
            <text:p>0.0000004834</text:p>
          </table:table-cell>
          <table:table-cell table:formula="of:=0.625*1000000*[.$N713]*1000" office:value-type="float" office:value="302.1240234375">
            <text:p>302.124023</text:p>
          </table:table-cell>
          <table:table-cell table:formula="of:=0.769*100000*[.$N713]*1000" office:value-type="float" office:value="37.17333984375">
            <text:p>37.173340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278">
            <text:p>6278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714]" office:value-type="float" office:value="22.5244">
            <text:p>22.5244</text:p>
          </table:table-cell>
          <table:table-cell/>
          <table:table-cell table:formula="of:=-0.0000028*[.$D714]*[.$D714]+0.0405*[.$D714]-4" office:value-type="float" office:value="32.2292608">
            <text:p>32.2292608</text:p>
          </table:table-cell>
          <table:table-cell/>
          <table:table-cell table:formula="of:=([.G714]-25)*(0.01+0.00008*[.$D714])+[.$I714]" office:value-type="float" office:value="32.014774816">
            <text:p>32.014774816</text:p>
          </table:table-cell>
          <table:table-cell/>
          <table:table-cell table:formula="of:=([.$B714]/4096)*1.5" office:value-type="float" office:value="0.0472412109375">
            <text:p>0.047241</text:p>
          </table:table-cell>
          <table:table-cell table:formula="of:=[.M714]/100000" office:value-type="float" office:value="0.000000472412109375">
            <text:p>0.0000004724</text:p>
          </table:table-cell>
          <table:table-cell table:formula="of:=0.625*1000000*[.$N714]*1000" office:value-type="float" office:value="295.257568359375">
            <text:p>295.257568</text:p>
          </table:table-cell>
          <table:table-cell table:formula="of:=0.769*100000*[.$N714]*1000" office:value-type="float" office:value="36.3284912109375">
            <text:p>36.328491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279">
            <text:p>6279</text:p>
          </table:table-cell>
          <table:table-cell office:value-type="float" office:value="945">
            <text:p>945</text:p>
          </table:table-cell>
          <table:table-cell table:number-columns-repeated="2"/>
          <table:table-cell table:formula="of:=-39+0.0098*[.$C715]" office:value-type="float" office:value="22.5342">
            <text:p>22.5342</text:p>
          </table:table-cell>
          <table:table-cell/>
          <table:table-cell table:formula="of:=-0.0000028*[.$D715]*[.$D715]+0.0405*[.$D715]-4" office:value-type="float" office:value="31.77203">
            <text:p>31.77203</text:p>
          </table:table-cell>
          <table:table-cell/>
          <table:table-cell table:formula="of:=([.G715]-25)*(0.01+0.00008*[.$D715])+[.$I715]" office:value-type="float" office:value="31.56095752">
            <text:p>31.56095752</text:p>
          </table:table-cell>
          <table:table-cell/>
          <table:table-cell table:formula="of:=([.$B715]/4096)*1.5" office:value-type="float" office:value="0.0472412109375">
            <text:p>0.047241</text:p>
          </table:table-cell>
          <table:table-cell table:formula="of:=[.M715]/100000" office:value-type="float" office:value="0.000000472412109375">
            <text:p>0.0000004724</text:p>
          </table:table-cell>
          <table:table-cell table:formula="of:=0.625*1000000*[.$N715]*1000" office:value-type="float" office:value="295.257568359375">
            <text:p>295.257568</text:p>
          </table:table-cell>
          <table:table-cell table:formula="of:=0.769*100000*[.$N715]*1000" office:value-type="float" office:value="36.3284912109375">
            <text:p>36.328491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80">
            <text:p>6280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716]" office:value-type="float" office:value="22.544">
            <text:p>22.544</text:p>
          </table:table-cell>
          <table:table-cell/>
          <table:table-cell table:formula="of:=-0.0000028*[.$D716]*[.$D716]+0.0405*[.$D716]-4" office:value-type="float" office:value="32.0183488">
            <text:p>32.0183488</text:p>
          </table:table-cell>
          <table:table-cell/>
          <table:table-cell table:formula="of:=([.G716]-25)*(0.01+0.00008*[.$D716])+[.$I716]" office:value-type="float" office:value="31.80673984">
            <text:p>31.80673984</text:p>
          </table:table-cell>
          <table:table-cell/>
          <table:table-cell table:formula="of:=([.$B716]/4096)*1.5" office:value-type="float" office:value="0.0494384765625">
            <text:p>0.049438</text:p>
          </table:table-cell>
          <table:table-cell table:formula="of:=[.M716]/100000" office:value-type="float" office:value="0.000000494384765625">
            <text:p>0.0000004944</text:p>
          </table:table-cell>
          <table:table-cell table:formula="of:=0.625*1000000*[.$N716]*1000" office:value-type="float" office:value="308.990478515625">
            <text:p>308.990479</text:p>
          </table:table-cell>
          <table:table-cell table:formula="of:=0.769*100000*[.$N716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6281">
            <text:p>6281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717]" office:value-type="float" office:value="22.5538">
            <text:p>22.5538</text:p>
          </table:table-cell>
          <table:table-cell/>
          <table:table-cell table:formula="of:=-0.0000028*[.$D717]*[.$D717]+0.0405*[.$D717]-4" office:value-type="float" office:value="32.0886752">
            <text:p>32.0886752</text:p>
          </table:table-cell>
          <table:table-cell/>
          <table:table-cell table:formula="of:=([.G717]-25)*(0.01+0.00008*[.$D717])+[.$I717]" office:value-type="float" office:value="31.877519216">
            <text:p>31.877519216</text:p>
          </table:table-cell>
          <table:table-cell/>
          <table:table-cell table:formula="of:=([.$B717]/4096)*1.5" office:value-type="float" office:value="0.0501708984375">
            <text:p>0.050171</text:p>
          </table:table-cell>
          <table:table-cell table:formula="of:=[.M717]/100000" office:value-type="float" office:value="0.000000501708984375">
            <text:p>0.0000005017</text:p>
          </table:table-cell>
          <table:table-cell table:formula="of:=0.625*1000000*[.$N717]*1000" office:value-type="float" office:value="313.568115234375">
            <text:p>313.568115</text:p>
          </table:table-cell>
          <table:table-cell table:formula="of:=0.769*100000*[.$N717]*1000" office:value-type="float" office:value="38.5814208984375">
            <text:p>38.581421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6282">
            <text:p>6282</text:p>
          </table:table-cell>
          <table:table-cell office:value-type="float" office:value="944">
            <text:p>944</text:p>
          </table:table-cell>
          <table:table-cell table:number-columns-repeated="2"/>
          <table:table-cell table:formula="of:=-39+0.0098*[.$C718]" office:value-type="float" office:value="22.5636">
            <text:p>22.5636</text:p>
          </table:table-cell>
          <table:table-cell/>
          <table:table-cell table:formula="of:=-0.0000028*[.$D718]*[.$D718]+0.0405*[.$D718]-4" office:value-type="float" office:value="31.7368192">
            <text:p>31.7368192</text:p>
          </table:table-cell>
          <table:table-cell/>
          <table:table-cell table:formula="of:=([.G718]-25)*(0.01+0.00008*[.$D718])+[.$I718]" office:value-type="float" office:value="31.528458272">
            <text:p>31.528458272</text:p>
          </table:table-cell>
          <table:table-cell/>
          <table:table-cell table:formula="of:=([.$B718]/4096)*1.5" office:value-type="float" office:value="0.0465087890625">
            <text:p>0.046509</text:p>
          </table:table-cell>
          <table:table-cell table:formula="of:=[.M718]/100000" office:value-type="float" office:value="0.000000465087890625">
            <text:p>0.0000004651</text:p>
          </table:table-cell>
          <table:table-cell table:formula="of:=0.625*1000000*[.$N718]*1000" office:value-type="float" office:value="290.679931640625">
            <text:p>290.679932</text:p>
          </table:table-cell>
          <table:table-cell table:formula="of:=0.769*100000*[.$N718]*1000" office:value-type="float" office:value="35.7652587890625">
            <text:p>35.765259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6282">
            <text:p>6282</text:p>
          </table:table-cell>
          <table:table-cell office:value-type="float" office:value="942">
            <text:p>942</text:p>
          </table:table-cell>
          <table:table-cell table:number-columns-repeated="2"/>
          <table:table-cell table:formula="of:=-39+0.0098*[.$C719]" office:value-type="float" office:value="22.5636">
            <text:p>22.5636</text:p>
          </table:table-cell>
          <table:table-cell/>
          <table:table-cell table:formula="of:=-0.0000028*[.$D719]*[.$D719]+0.0405*[.$D719]-4" office:value-type="float" office:value="31.6663808">
            <text:p>31.6663808</text:p>
          </table:table-cell>
          <table:table-cell/>
          <table:table-cell table:formula="of:=([.G719]-25)*(0.01+0.00008*[.$D719])+[.$I719]" office:value-type="float" office:value="31.458409696">
            <text:p>31.458409696</text:p>
          </table:table-cell>
          <table:table-cell/>
          <table:table-cell table:formula="of:=([.$B719]/4096)*1.5" office:value-type="float" office:value="0.047607421875">
            <text:p>0.047607</text:p>
          </table:table-cell>
          <table:table-cell table:formula="of:=[.M719]/100000" office:value-type="float" office:value="0.00000047607421875">
            <text:p>0.0000004761</text:p>
          </table:table-cell>
          <table:table-cell table:formula="of:=0.625*1000000*[.$N719]*1000" office:value-type="float" office:value="297.54638671875">
            <text:p>297.546387</text:p>
          </table:table-cell>
          <table:table-cell table:formula="of:=0.769*100000*[.$N719]*1000" office:value-type="float" office:value="36.610107421875">
            <text:p>36.610107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81">
            <text:p>6281</text:p>
          </table:table-cell>
          <table:table-cell office:value-type="float" office:value="944">
            <text:p>944</text:p>
          </table:table-cell>
          <table:table-cell table:number-columns-repeated="2"/>
          <table:table-cell table:formula="of:=-39+0.0098*[.$C720]" office:value-type="float" office:value="22.5538">
            <text:p>22.5538</text:p>
          </table:table-cell>
          <table:table-cell/>
          <table:table-cell table:formula="of:=-0.0000028*[.$D720]*[.$D720]+0.0405*[.$D720]-4" office:value-type="float" office:value="31.7368192">
            <text:p>31.7368192</text:p>
          </table:table-cell>
          <table:table-cell/>
          <table:table-cell table:formula="of:=([.G720]-25)*(0.01+0.00008*[.$D720])+[.$I720]" office:value-type="float" office:value="31.527620176">
            <text:p>31.527620176</text:p>
          </table:table-cell>
          <table:table-cell/>
          <table:table-cell table:formula="of:=([.$B720]/4096)*1.5" office:value-type="float" office:value="0.0494384765625">
            <text:p>0.049438</text:p>
          </table:table-cell>
          <table:table-cell table:formula="of:=[.M720]/100000" office:value-type="float" office:value="0.000000494384765625">
            <text:p>0.0000004944</text:p>
          </table:table-cell>
          <table:table-cell table:formula="of:=0.625*1000000*[.$N720]*1000" office:value-type="float" office:value="308.990478515625">
            <text:p>308.990479</text:p>
          </table:table-cell>
          <table:table-cell table:formula="of:=0.769*100000*[.$N720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6284">
            <text:p>6284</text:p>
          </table:table-cell>
          <table:table-cell office:value-type="float" office:value="955">
            <text:p>955</text:p>
          </table:table-cell>
          <table:table-cell table:number-columns-repeated="2"/>
          <table:table-cell table:formula="of:=-39+0.0098*[.$C721]" office:value-type="float" office:value="22.5832">
            <text:p>22.5832</text:p>
          </table:table-cell>
          <table:table-cell/>
          <table:table-cell table:formula="of:=-0.0000028*[.$D721]*[.$D721]+0.0405*[.$D721]-4" office:value-type="float" office:value="32.12383">
            <text:p>32.12383</text:p>
          </table:table-cell>
          <table:table-cell/>
          <table:table-cell table:formula="of:=([.G721]-25)*(0.01+0.00008*[.$D721])+[.$I721]" office:value-type="float" office:value="31.91501848">
            <text:p>31.91501848</text:p>
          </table:table-cell>
          <table:table-cell/>
          <table:table-cell table:formula="of:=([.$B721]/4096)*1.5" office:value-type="float" office:value="0.05126953125">
            <text:p>0.051270</text:p>
          </table:table-cell>
          <table:table-cell table:formula="of:=[.M721]/100000" office:value-type="float" office:value="0.0000005126953125">
            <text:p>0.0000005127</text:p>
          </table:table-cell>
          <table:table-cell table:formula="of:=0.625*1000000*[.$N721]*1000" office:value-type="float" office:value="320.4345703125">
            <text:p>320.434570</text:p>
          </table:table-cell>
          <table:table-cell table:formula="of:=0.769*100000*[.$N721]*1000" office:value-type="float" office:value="39.42626953125">
            <text:p>39.426270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84">
            <text:p>6284</text:p>
          </table:table-cell>
          <table:table-cell office:value-type="float" office:value="944">
            <text:p>944</text:p>
          </table:table-cell>
          <table:table-cell table:number-columns-repeated="2"/>
          <table:table-cell table:formula="of:=-39+0.0098*[.$C722]" office:value-type="float" office:value="22.5832">
            <text:p>22.5832</text:p>
          </table:table-cell>
          <table:table-cell/>
          <table:table-cell table:formula="of:=-0.0000028*[.$D722]*[.$D722]+0.0405*[.$D722]-4" office:value-type="float" office:value="31.7368192">
            <text:p>31.7368192</text:p>
          </table:table-cell>
          <table:table-cell/>
          <table:table-cell table:formula="of:=([.G722]-25)*(0.01+0.00008*[.$D722])+[.$I722]" office:value-type="float" office:value="31.530134464">
            <text:p>31.530134464</text:p>
          </table:table-cell>
          <table:table-cell/>
          <table:table-cell table:formula="of:=([.$B722]/4096)*1.5" office:value-type="float" office:value="0.0487060546875">
            <text:p>0.048706</text:p>
          </table:table-cell>
          <table:table-cell table:formula="of:=[.M722]/100000" office:value-type="float" office:value="0.000000487060546875">
            <text:p>0.0000004871</text:p>
          </table:table-cell>
          <table:table-cell table:formula="of:=0.625*1000000*[.$N722]*1000" office:value-type="float" office:value="304.412841796875">
            <text:p>304.412842</text:p>
          </table:table-cell>
          <table:table-cell table:formula="of:=0.769*100000*[.$N722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86">
            <text:p>6286</text:p>
          </table:table-cell>
          <table:table-cell office:value-type="float" office:value="950">
            <text:p>950</text:p>
          </table:table-cell>
          <table:table-cell table:number-columns-repeated="2"/>
          <table:table-cell table:formula="of:=-39+0.0098*[.$C723]" office:value-type="float" office:value="22.6028">
            <text:p>22.6028</text:p>
          </table:table-cell>
          <table:table-cell/>
          <table:table-cell table:formula="of:=-0.0000028*[.$D723]*[.$D723]+0.0405*[.$D723]-4" office:value-type="float" office:value="31.948">
            <text:p>31.948</text:p>
          </table:table-cell>
          <table:table-cell/>
          <table:table-cell table:formula="of:=([.G723]-25)*(0.01+0.00008*[.$D723])+[.$I723]" office:value-type="float" office:value="31.7418408">
            <text:p>31.7418408</text:p>
          </table:table-cell>
          <table:table-cell/>
          <table:table-cell table:formula="of:=([.$B723]/4096)*1.5" office:value-type="float" office:value="0.0487060546875">
            <text:p>0.048706</text:p>
          </table:table-cell>
          <table:table-cell table:formula="of:=[.M723]/100000" office:value-type="float" office:value="0.000000487060546875">
            <text:p>0.0000004871</text:p>
          </table:table-cell>
          <table:table-cell table:formula="of:=0.625*1000000*[.$N723]*1000" office:value-type="float" office:value="304.412841796875">
            <text:p>304.412842</text:p>
          </table:table-cell>
          <table:table-cell table:formula="of:=0.769*100000*[.$N723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288">
            <text:p>6288</text:p>
          </table:table-cell>
          <table:table-cell office:value-type="float" office:value="948">
            <text:p>948</text:p>
          </table:table-cell>
          <table:table-cell table:number-columns-repeated="2"/>
          <table:table-cell table:formula="of:=-39+0.0098*[.$C724]" office:value-type="float" office:value="22.6224">
            <text:p>22.6224</text:p>
          </table:table-cell>
          <table:table-cell/>
          <table:table-cell table:formula="of:=-0.0000028*[.$D724]*[.$D724]+0.0405*[.$D724]-4" office:value-type="float" office:value="31.8776288">
            <text:p>31.8776288</text:p>
          </table:table-cell>
          <table:table-cell/>
          <table:table-cell table:formula="of:=([.G724]-25)*(0.01+0.00008*[.$D724])+[.$I724]" office:value-type="float" office:value="31.673535616">
            <text:p>31.673535616</text:p>
          </table:table-cell>
          <table:table-cell/>
          <table:table-cell table:formula="of:=([.$B724]/4096)*1.5" office:value-type="float" office:value="0.049072265625">
            <text:p>0.049072</text:p>
          </table:table-cell>
          <table:table-cell table:formula="of:=[.M724]/100000" office:value-type="float" office:value="0.00000049072265625">
            <text:p>0.0000004907</text:p>
          </table:table-cell>
          <table:table-cell table:formula="of:=0.625*1000000*[.$N724]*1000" office:value-type="float" office:value="306.70166015625">
            <text:p>306.701660</text:p>
          </table:table-cell>
          <table:table-cell table:formula="of:=0.769*100000*[.$N724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89">
            <text:p>6289</text:p>
          </table:table-cell>
          <table:table-cell office:value-type="float" office:value="946">
            <text:p>946</text:p>
          </table:table-cell>
          <table:table-cell table:number-columns-repeated="2"/>
          <table:table-cell table:formula="of:=-39+0.0098*[.$C725]" office:value-type="float" office:value="22.6322">
            <text:p>22.6322</text:p>
          </table:table-cell>
          <table:table-cell/>
          <table:table-cell table:formula="of:=-0.0000028*[.$D725]*[.$D725]+0.0405*[.$D725]-4" office:value-type="float" office:value="31.8072352">
            <text:p>31.8072352</text:p>
          </table:table-cell>
          <table:table-cell/>
          <table:table-cell table:formula="of:=([.G725]-25)*(0.01+0.00008*[.$D725])+[.$I725]" office:value-type="float" office:value="31.604362096">
            <text:p>31.604362096</text:p>
          </table:table-cell>
          <table:table-cell/>
          <table:table-cell table:formula="of:=([.$B725]/4096)*1.5" office:value-type="float" office:value="0.0487060546875">
            <text:p>0.048706</text:p>
          </table:table-cell>
          <table:table-cell table:formula="of:=[.M725]/100000" office:value-type="float" office:value="0.000000487060546875">
            <text:p>0.0000004871</text:p>
          </table:table-cell>
          <table:table-cell table:formula="of:=0.625*1000000*[.$N725]*1000" office:value-type="float" office:value="304.412841796875">
            <text:p>304.412842</text:p>
          </table:table-cell>
          <table:table-cell table:formula="of:=0.769*100000*[.$N725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291">
            <text:p>6291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726]" office:value-type="float" office:value="22.6518">
            <text:p>22.6518</text:p>
          </table:table-cell>
          <table:table-cell/>
          <table:table-cell table:formula="of:=-0.0000028*[.$D726]*[.$D726]+0.0405*[.$D726]-4" office:value-type="float" office:value="32.0183488">
            <text:p>32.0183488</text:p>
          </table:table-cell>
          <table:table-cell/>
          <table:table-cell table:formula="of:=([.G726]-25)*(0.01+0.00008*[.$D726])+[.$I726]" office:value-type="float" office:value="31.816027888">
            <text:p>31.816027888</text:p>
          </table:table-cell>
          <table:table-cell/>
          <table:table-cell table:formula="of:=([.$B726]/4096)*1.5" office:value-type="float" office:value="0.0479736328125">
            <text:p>0.047974</text:p>
          </table:table-cell>
          <table:table-cell table:formula="of:=[.M726]/100000" office:value-type="float" office:value="0.000000479736328125">
            <text:p>0.0000004797</text:p>
          </table:table-cell>
          <table:table-cell table:formula="of:=0.625*1000000*[.$N726]*1000" office:value-type="float" office:value="299.835205078125">
            <text:p>299.835205</text:p>
          </table:table-cell>
          <table:table-cell table:formula="of:=0.769*100000*[.$N726]*1000" office:value-type="float" office:value="36.8917236328125">
            <text:p>36.891724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6293">
            <text:p>6293</text:p>
          </table:table-cell>
          <table:table-cell office:value-type="float" office:value="949">
            <text:p>949</text:p>
          </table:table-cell>
          <table:table-cell table:number-columns-repeated="2"/>
          <table:table-cell table:formula="of:=-39+0.0098*[.$C727]" office:value-type="float" office:value="22.6714">
            <text:p>22.6714</text:p>
          </table:table-cell>
          <table:table-cell/>
          <table:table-cell table:formula="of:=-0.0000028*[.$D727]*[.$D727]+0.0405*[.$D727]-4" office:value-type="float" office:value="31.9128172">
            <text:p>31.9128172</text:p>
          </table:table-cell>
          <table:table-cell/>
          <table:table-cell table:formula="of:=([.G727]-25)*(0.01+0.00008*[.$D727])+[.$I727]" office:value-type="float" office:value="31.712743888">
            <text:p>31.712743888</text:p>
          </table:table-cell>
          <table:table-cell/>
          <table:table-cell table:formula="of:=([.$B727]/4096)*1.5" office:value-type="float" office:value="0.052734375">
            <text:p>0.052734</text:p>
          </table:table-cell>
          <table:table-cell table:formula="of:=[.M727]/100000" office:value-type="float" office:value="0.00000052734375">
            <text:p>0.0000005273</text:p>
          </table:table-cell>
          <table:table-cell table:formula="of:=0.625*1000000*[.$N727]*1000" office:value-type="float" office:value="329.58984375">
            <text:p>329.589844</text:p>
          </table:table-cell>
          <table:table-cell table:formula="of:=0.769*100000*[.$N727]*1000" office:value-type="float" office:value="40.552734375">
            <text:p>40.552734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6289">
            <text:p>6289</text:p>
          </table:table-cell>
          <table:table-cell office:value-type="float" office:value="949">
            <text:p>949</text:p>
          </table:table-cell>
          <table:table-cell table:number-columns-repeated="2"/>
          <table:table-cell table:formula="of:=-39+0.0098*[.$C728]" office:value-type="float" office:value="22.6322">
            <text:p>22.6322</text:p>
          </table:table-cell>
          <table:table-cell/>
          <table:table-cell table:formula="of:=-0.0000028*[.$D728]*[.$D728]+0.0405*[.$D728]-4" office:value-type="float" office:value="31.9128172">
            <text:p>31.9128172</text:p>
          </table:table-cell>
          <table:table-cell/>
          <table:table-cell table:formula="of:=([.G728]-25)*(0.01+0.00008*[.$D728])+[.$I728]" office:value-type="float" office:value="31.709375824">
            <text:p>31.709375824</text:p>
          </table:table-cell>
          <table:table-cell/>
          <table:table-cell table:formula="of:=([.$B728]/4096)*1.5" office:value-type="float" office:value="0.0498046875">
            <text:p>0.049805</text:p>
          </table:table-cell>
          <table:table-cell table:formula="of:=[.M728]/100000" office:value-type="float" office:value="0.000000498046875">
            <text:p>0.0000004980</text:p>
          </table:table-cell>
          <table:table-cell table:formula="of:=0.625*1000000*[.$N728]*1000" office:value-type="float" office:value="311.279296875">
            <text:p>311.279297</text:p>
          </table:table-cell>
          <table:table-cell table:formula="of:=0.769*100000*[.$N728]*1000" office:value-type="float" office:value="38.2998046875">
            <text:p>38.299805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292">
            <text:p>6292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729]" office:value-type="float" office:value="22.6616">
            <text:p>22.6616</text:p>
          </table:table-cell>
          <table:table-cell/>
          <table:table-cell table:formula="of:=-0.0000028*[.$D729]*[.$D729]+0.0405*[.$D729]-4" office:value-type="float" office:value="32.0183488">
            <text:p>32.0183488</text:p>
          </table:table-cell>
          <table:table-cell/>
          <table:table-cell table:formula="of:=([.G729]-25)*(0.01+0.00008*[.$D729])+[.$I729]" office:value-type="float" office:value="31.816872256">
            <text:p>31.816872256</text:p>
          </table:table-cell>
          <table:table-cell/>
          <table:table-cell table:formula="of:=([.$B729]/4096)*1.5" office:value-type="float" office:value="0.049072265625">
            <text:p>0.049072</text:p>
          </table:table-cell>
          <table:table-cell table:formula="of:=[.M729]/100000" office:value-type="float" office:value="0.00000049072265625">
            <text:p>0.0000004907</text:p>
          </table:table-cell>
          <table:table-cell table:formula="of:=0.625*1000000*[.$N729]*1000" office:value-type="float" office:value="306.70166015625">
            <text:p>306.701660</text:p>
          </table:table-cell>
          <table:table-cell table:formula="of:=0.769*100000*[.$N729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6292">
            <text:p>6292</text:p>
          </table:table-cell>
          <table:table-cell office:value-type="float" office:value="946">
            <text:p>946</text:p>
          </table:table-cell>
          <table:table-cell table:number-columns-repeated="2"/>
          <table:table-cell table:formula="of:=-39+0.0098*[.$C730]" office:value-type="float" office:value="22.6616">
            <text:p>22.6616</text:p>
          </table:table-cell>
          <table:table-cell/>
          <table:table-cell table:formula="of:=-0.0000028*[.$D730]*[.$D730]+0.0405*[.$D730]-4" office:value-type="float" office:value="31.8072352">
            <text:p>31.8072352</text:p>
          </table:table-cell>
          <table:table-cell/>
          <table:table-cell table:formula="of:=([.G730]-25)*(0.01+0.00008*[.$D730])+[.$I730]" office:value-type="float" office:value="31.606881088">
            <text:p>31.606881088</text:p>
          </table:table-cell>
          <table:table-cell/>
          <table:table-cell table:formula="of:=([.$B730]/4096)*1.5" office:value-type="float" office:value="0.0501708984375">
            <text:p>0.050171</text:p>
          </table:table-cell>
          <table:table-cell table:formula="of:=[.M730]/100000" office:value-type="float" office:value="0.000000501708984375">
            <text:p>0.0000005017</text:p>
          </table:table-cell>
          <table:table-cell table:formula="of:=0.625*1000000*[.$N730]*1000" office:value-type="float" office:value="313.568115234375">
            <text:p>313.568115</text:p>
          </table:table-cell>
          <table:table-cell table:formula="of:=0.769*100000*[.$N730]*1000" office:value-type="float" office:value="38.5814208984375">
            <text:p>38.581421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6297">
            <text:p>6297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731]" office:value-type="float" office:value="22.7106">
            <text:p>22.7106</text:p>
          </table:table-cell>
          <table:table-cell/>
          <table:table-cell table:formula="of:=-0.0000028*[.$D731]*[.$D731]+0.0405*[.$D731]-4" office:value-type="float" office:value="32.0886752">
            <text:p>32.0886752</text:p>
          </table:table-cell>
          <table:table-cell/>
          <table:table-cell table:formula="of:=([.G731]-25)*(0.01+0.00008*[.$D731])+[.$I731]" office:value-type="float" office:value="31.891054192">
            <text:p>31.891054192</text:p>
          </table:table-cell>
          <table:table-cell/>
          <table:table-cell table:formula="of:=([.$B731]/4096)*1.5" office:value-type="float" office:value="0.0498046875">
            <text:p>0.049805</text:p>
          </table:table-cell>
          <table:table-cell table:formula="of:=[.M731]/100000" office:value-type="float" office:value="0.000000498046875">
            <text:p>0.0000004980</text:p>
          </table:table-cell>
          <table:table-cell table:formula="of:=0.625*1000000*[.$N731]*1000" office:value-type="float" office:value="311.279296875">
            <text:p>311.279297</text:p>
          </table:table-cell>
          <table:table-cell table:formula="of:=0.769*100000*[.$N731]*1000" office:value-type="float" office:value="38.2998046875">
            <text:p>38.299805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96">
            <text:p>6296</text:p>
          </table:table-cell>
          <table:table-cell office:value-type="float" office:value="948">
            <text:p>948</text:p>
          </table:table-cell>
          <table:table-cell table:number-columns-repeated="2"/>
          <table:table-cell table:formula="of:=-39+0.0098*[.$C732]" office:value-type="float" office:value="22.7008">
            <text:p>22.7008</text:p>
          </table:table-cell>
          <table:table-cell/>
          <table:table-cell table:formula="of:=-0.0000028*[.$D732]*[.$D732]+0.0405*[.$D732]-4" office:value-type="float" office:value="31.8776288">
            <text:p>31.8776288</text:p>
          </table:table-cell>
          <table:table-cell/>
          <table:table-cell table:formula="of:=([.G732]-25)*(0.01+0.00008*[.$D732])+[.$I732]" office:value-type="float" office:value="31.680265472">
            <text:p>31.680265472</text:p>
          </table:table-cell>
          <table:table-cell/>
          <table:table-cell table:formula="of:=([.$B732]/4096)*1.5" office:value-type="float" office:value="0.0494384765625">
            <text:p>0.049438</text:p>
          </table:table-cell>
          <table:table-cell table:formula="of:=[.M732]/100000" office:value-type="float" office:value="0.000000494384765625">
            <text:p>0.0000004944</text:p>
          </table:table-cell>
          <table:table-cell table:formula="of:=0.625*1000000*[.$N732]*1000" office:value-type="float" office:value="308.990478515625">
            <text:p>308.990479</text:p>
          </table:table-cell>
          <table:table-cell table:formula="of:=0.769*100000*[.$N732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294">
            <text:p>6294</text:p>
          </table:table-cell>
          <table:table-cell office:value-type="float" office:value="945">
            <text:p>945</text:p>
          </table:table-cell>
          <table:table-cell table:number-columns-repeated="2"/>
          <table:table-cell table:formula="of:=-39+0.0098*[.$C733]" office:value-type="float" office:value="22.6812">
            <text:p>22.6812</text:p>
          </table:table-cell>
          <table:table-cell/>
          <table:table-cell table:formula="of:=-0.0000028*[.$D733]*[.$D733]+0.0405*[.$D733]-4" office:value-type="float" office:value="31.77203">
            <text:p>31.77203</text:p>
          </table:table-cell>
          <table:table-cell/>
          <table:table-cell table:formula="of:=([.G733]-25)*(0.01+0.00008*[.$D733])+[.$I733]" office:value-type="float" office:value="31.57354072">
            <text:p>31.57354072</text:p>
          </table:table-cell>
          <table:table-cell/>
          <table:table-cell table:formula="of:=([.$B733]/4096)*1.5" office:value-type="float" office:value="0.049072265625">
            <text:p>0.049072</text:p>
          </table:table-cell>
          <table:table-cell table:formula="of:=[.M733]/100000" office:value-type="float" office:value="0.00000049072265625">
            <text:p>0.0000004907</text:p>
          </table:table-cell>
          <table:table-cell table:formula="of:=0.625*1000000*[.$N733]*1000" office:value-type="float" office:value="306.70166015625">
            <text:p>306.701660</text:p>
          </table:table-cell>
          <table:table-cell table:formula="of:=0.769*100000*[.$N733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6294">
            <text:p>6294</text:p>
          </table:table-cell>
          <table:table-cell office:value-type="float" office:value="942">
            <text:p>942</text:p>
          </table:table-cell>
          <table:table-cell table:number-columns-repeated="2"/>
          <table:table-cell table:formula="of:=-39+0.0098*[.$C734]" office:value-type="float" office:value="22.6812">
            <text:p>22.6812</text:p>
          </table:table-cell>
          <table:table-cell/>
          <table:table-cell table:formula="of:=-0.0000028*[.$D734]*[.$D734]+0.0405*[.$D734]-4" office:value-type="float" office:value="31.6663808">
            <text:p>31.6663808</text:p>
          </table:table-cell>
          <table:table-cell/>
          <table:table-cell table:formula="of:=([.G734]-25)*(0.01+0.00008*[.$D734])+[.$I734]" office:value-type="float" office:value="31.468448032">
            <text:p>31.468448032</text:p>
          </table:table-cell>
          <table:table-cell/>
          <table:table-cell table:formula="of:=([.$B734]/4096)*1.5" office:value-type="float" office:value="0.0501708984375">
            <text:p>0.050171</text:p>
          </table:table-cell>
          <table:table-cell table:formula="of:=[.M734]/100000" office:value-type="float" office:value="0.000000501708984375">
            <text:p>0.0000005017</text:p>
          </table:table-cell>
          <table:table-cell table:formula="of:=0.625*1000000*[.$N734]*1000" office:value-type="float" office:value="313.568115234375">
            <text:p>313.568115</text:p>
          </table:table-cell>
          <table:table-cell table:formula="of:=0.769*100000*[.$N734]*1000" office:value-type="float" office:value="38.5814208984375">
            <text:p>38.581421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6295">
            <text:p>6295</text:p>
          </table:table-cell>
          <table:table-cell office:value-type="float" office:value="953">
            <text:p>953</text:p>
          </table:table-cell>
          <table:table-cell table:number-columns-repeated="2"/>
          <table:table-cell table:formula="of:=-39+0.0098*[.$C735]" office:value-type="float" office:value="22.691">
            <text:p>22.691</text:p>
          </table:table-cell>
          <table:table-cell/>
          <table:table-cell table:formula="of:=-0.0000028*[.$D735]*[.$D735]+0.0405*[.$D735]-4" office:value-type="float" office:value="32.0535148">
            <text:p>32.0535148</text:p>
          </table:table-cell>
          <table:table-cell/>
          <table:table-cell table:formula="of:=([.G735]-25)*(0.01+0.00008*[.$D735])+[.$I735]" office:value-type="float" office:value="31.85438664">
            <text:p>31.85438664</text:p>
          </table:table-cell>
          <table:table-cell/>
          <table:table-cell table:formula="of:=([.$B735]/4096)*1.5" office:value-type="float" office:value="0.04833984375">
            <text:p>0.048340</text:p>
          </table:table-cell>
          <table:table-cell table:formula="of:=[.M735]/100000" office:value-type="float" office:value="0.0000004833984375">
            <text:p>0.0000004834</text:p>
          </table:table-cell>
          <table:table-cell table:formula="of:=0.625*1000000*[.$N735]*1000" office:value-type="float" office:value="302.1240234375">
            <text:p>302.124023</text:p>
          </table:table-cell>
          <table:table-cell table:formula="of:=0.769*100000*[.$N735]*1000" office:value-type="float" office:value="37.17333984375">
            <text:p>37.173340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6294">
            <text:p>6294</text:p>
          </table:table-cell>
          <table:table-cell office:value-type="float" office:value="942">
            <text:p>942</text:p>
          </table:table-cell>
          <table:table-cell table:number-columns-repeated="2"/>
          <table:table-cell table:formula="of:=-39+0.0098*[.$C736]" office:value-type="float" office:value="22.6812">
            <text:p>22.6812</text:p>
          </table:table-cell>
          <table:table-cell/>
          <table:table-cell table:formula="of:=-0.0000028*[.$D736]*[.$D736]+0.0405*[.$D736]-4" office:value-type="float" office:value="31.6663808">
            <text:p>31.6663808</text:p>
          </table:table-cell>
          <table:table-cell/>
          <table:table-cell table:formula="of:=([.G736]-25)*(0.01+0.00008*[.$D736])+[.$I736]" office:value-type="float" office:value="31.468448032">
            <text:p>31.468448032</text:p>
          </table:table-cell>
          <table:table-cell/>
          <table:table-cell table:formula="of:=([.$B736]/4096)*1.5" office:value-type="float" office:value="0.04833984375">
            <text:p>0.048340</text:p>
          </table:table-cell>
          <table:table-cell table:formula="of:=[.M736]/100000" office:value-type="float" office:value="0.0000004833984375">
            <text:p>0.0000004834</text:p>
          </table:table-cell>
          <table:table-cell table:formula="of:=0.625*1000000*[.$N736]*1000" office:value-type="float" office:value="302.1240234375">
            <text:p>302.124023</text:p>
          </table:table-cell>
          <table:table-cell table:formula="of:=0.769*100000*[.$N736]*1000" office:value-type="float" office:value="37.17333984375">
            <text:p>37.173340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6294">
            <text:p>6294</text:p>
          </table:table-cell>
          <table:table-cell office:value-type="float" office:value="946">
            <text:p>946</text:p>
          </table:table-cell>
          <table:table-cell table:number-columns-repeated="2"/>
          <table:table-cell table:formula="of:=-39+0.0098*[.$C737]" office:value-type="float" office:value="22.6812">
            <text:p>22.6812</text:p>
          </table:table-cell>
          <table:table-cell/>
          <table:table-cell table:formula="of:=-0.0000028*[.$D737]*[.$D737]+0.0405*[.$D737]-4" office:value-type="float" office:value="31.8072352">
            <text:p>31.8072352</text:p>
          </table:table-cell>
          <table:table-cell/>
          <table:table-cell table:formula="of:=([.G737]-25)*(0.01+0.00008*[.$D737])+[.$I737]" office:value-type="float" office:value="31.608560416">
            <text:p>31.608560416</text:p>
          </table:table-cell>
          <table:table-cell/>
          <table:table-cell table:formula="of:=([.$B737]/4096)*1.5" office:value-type="float" office:value="0.0498046875">
            <text:p>0.049805</text:p>
          </table:table-cell>
          <table:table-cell table:formula="of:=[.M737]/100000" office:value-type="float" office:value="0.000000498046875">
            <text:p>0.0000004980</text:p>
          </table:table-cell>
          <table:table-cell table:formula="of:=0.625*1000000*[.$N737]*1000" office:value-type="float" office:value="311.279296875">
            <text:p>311.279297</text:p>
          </table:table-cell>
          <table:table-cell table:formula="of:=0.769*100000*[.$N737]*1000" office:value-type="float" office:value="38.2998046875">
            <text:p>38.299805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92">
            <text:p>6292</text:p>
          </table:table-cell>
          <table:table-cell office:value-type="float" office:value="940">
            <text:p>940</text:p>
          </table:table-cell>
          <table:table-cell table:number-columns-repeated="2"/>
          <table:table-cell table:formula="of:=-39+0.0098*[.$C738]" office:value-type="float" office:value="22.6616">
            <text:p>22.6616</text:p>
          </table:table-cell>
          <table:table-cell/>
          <table:table-cell table:formula="of:=-0.0000028*[.$D738]*[.$D738]+0.0405*[.$D738]-4" office:value-type="float" office:value="31.59592">
            <text:p>31.59592</text:p>
          </table:table-cell>
          <table:table-cell/>
          <table:table-cell table:formula="of:=([.G738]-25)*(0.01+0.00008*[.$D738])+[.$I738]" office:value-type="float" office:value="31.39668832">
            <text:p>31.39668832</text:p>
          </table:table-cell>
          <table:table-cell/>
          <table:table-cell table:formula="of:=([.$B738]/4096)*1.5" office:value-type="float" office:value="0.0487060546875">
            <text:p>0.048706</text:p>
          </table:table-cell>
          <table:table-cell table:formula="of:=[.M738]/100000" office:value-type="float" office:value="0.000000487060546875">
            <text:p>0.0000004871</text:p>
          </table:table-cell>
          <table:table-cell table:formula="of:=0.625*1000000*[.$N738]*1000" office:value-type="float" office:value="304.412841796875">
            <text:p>304.412842</text:p>
          </table:table-cell>
          <table:table-cell table:formula="of:=0.769*100000*[.$N738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298">
            <text:p>6298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739]" office:value-type="float" office:value="22.7204">
            <text:p>22.7204</text:p>
          </table:table-cell>
          <table:table-cell/>
          <table:table-cell table:formula="of:=-0.0000028*[.$D739]*[.$D739]+0.0405*[.$D739]-4" office:value-type="float" office:value="32.0183488">
            <text:p>32.0183488</text:p>
          </table:table-cell>
          <table:table-cell/>
          <table:table-cell table:formula="of:=([.G739]-25)*(0.01+0.00008*[.$D739])+[.$I739]" office:value-type="float" office:value="31.821938464">
            <text:p>31.821938464</text:p>
          </table:table-cell>
          <table:table-cell/>
          <table:table-cell table:formula="of:=([.$B739]/4096)*1.5" office:value-type="float" office:value="0.049072265625">
            <text:p>0.049072</text:p>
          </table:table-cell>
          <table:table-cell table:formula="of:=[.M739]/100000" office:value-type="float" office:value="0.00000049072265625">
            <text:p>0.0000004907</text:p>
          </table:table-cell>
          <table:table-cell table:formula="of:=0.625*1000000*[.$N739]*1000" office:value-type="float" office:value="306.70166015625">
            <text:p>306.701660</text:p>
          </table:table-cell>
          <table:table-cell table:formula="of:=0.769*100000*[.$N739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6296">
            <text:p>6296</text:p>
          </table:table-cell>
          <table:table-cell office:value-type="float" office:value="947">
            <text:p>947</text:p>
          </table:table-cell>
          <table:table-cell table:number-columns-repeated="2"/>
          <table:table-cell table:formula="of:=-39+0.0098*[.$C740]" office:value-type="float" office:value="22.7008">
            <text:p>22.7008</text:p>
          </table:table-cell>
          <table:table-cell/>
          <table:table-cell table:formula="of:=-0.0000028*[.$D740]*[.$D740]+0.0405*[.$D740]-4" office:value-type="float" office:value="31.8424348">
            <text:p>31.8424348</text:p>
          </table:table-cell>
          <table:table-cell/>
          <table:table-cell table:formula="of:=([.G740]-25)*(0.01+0.00008*[.$D740])+[.$I740]" office:value-type="float" office:value="31.645255408">
            <text:p>31.645255408</text:p>
          </table:table-cell>
          <table:table-cell/>
          <table:table-cell table:formula="of:=([.$B740]/4096)*1.5" office:value-type="float" office:value="0.0498046875">
            <text:p>0.049805</text:p>
          </table:table-cell>
          <table:table-cell table:formula="of:=[.M740]/100000" office:value-type="float" office:value="0.000000498046875">
            <text:p>0.0000004980</text:p>
          </table:table-cell>
          <table:table-cell table:formula="of:=0.625*1000000*[.$N740]*1000" office:value-type="float" office:value="311.279296875">
            <text:p>311.279297</text:p>
          </table:table-cell>
          <table:table-cell table:formula="of:=0.769*100000*[.$N740]*1000" office:value-type="float" office:value="38.2998046875">
            <text:p>38.299805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6294">
            <text:p>6294</text:p>
          </table:table-cell>
          <table:table-cell office:value-type="float" office:value="944">
            <text:p>944</text:p>
          </table:table-cell>
          <table:table-cell table:number-columns-repeated="2"/>
          <table:table-cell table:formula="of:=-39+0.0098*[.$C741]" office:value-type="float" office:value="22.6812">
            <text:p>22.6812</text:p>
          </table:table-cell>
          <table:table-cell/>
          <table:table-cell table:formula="of:=-0.0000028*[.$D741]*[.$D741]+0.0405*[.$D741]-4" office:value-type="float" office:value="31.7368192">
            <text:p>31.7368192</text:p>
          </table:table-cell>
          <table:table-cell/>
          <table:table-cell table:formula="of:=([.G741]-25)*(0.01+0.00008*[.$D741])+[.$I741]" office:value-type="float" office:value="31.538515424">
            <text:p>31.538515424</text:p>
          </table:table-cell>
          <table:table-cell/>
          <table:table-cell table:formula="of:=([.$B741]/4096)*1.5" office:value-type="float" office:value="0.0509033203125">
            <text:p>0.050903</text:p>
          </table:table-cell>
          <table:table-cell table:formula="of:=[.M741]/100000" office:value-type="float" office:value="0.000000509033203125">
            <text:p>0.0000005090</text:p>
          </table:table-cell>
          <table:table-cell table:formula="of:=0.625*1000000*[.$N741]*1000" office:value-type="float" office:value="318.145751953125">
            <text:p>318.145752</text:p>
          </table:table-cell>
          <table:table-cell table:formula="of:=0.769*100000*[.$N741]*1000" office:value-type="float" office:value="39.1446533203125">
            <text:p>39.144653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6298">
            <text:p>6298</text:p>
          </table:table-cell>
          <table:table-cell office:value-type="float" office:value="945">
            <text:p>945</text:p>
          </table:table-cell>
          <table:table-cell table:number-columns-repeated="2"/>
          <table:table-cell table:formula="of:=-39+0.0098*[.$C742]" office:value-type="float" office:value="22.7204">
            <text:p>22.7204</text:p>
          </table:table-cell>
          <table:table-cell/>
          <table:table-cell table:formula="of:=-0.0000028*[.$D742]*[.$D742]+0.0405*[.$D742]-4" office:value-type="float" office:value="31.77203">
            <text:p>31.77203</text:p>
          </table:table-cell>
          <table:table-cell/>
          <table:table-cell table:formula="of:=([.G742]-25)*(0.01+0.00008*[.$D742])+[.$I742]" office:value-type="float" office:value="31.57689624">
            <text:p>31.57689624</text:p>
          </table:table-cell>
          <table:table-cell/>
          <table:table-cell table:formula="of:=([.$B742]/4096)*1.5" office:value-type="float" office:value="0.0498046875">
            <text:p>0.049805</text:p>
          </table:table-cell>
          <table:table-cell table:formula="of:=[.M742]/100000" office:value-type="float" office:value="0.000000498046875">
            <text:p>0.0000004980</text:p>
          </table:table-cell>
          <table:table-cell table:formula="of:=0.625*1000000*[.$N742]*1000" office:value-type="float" office:value="311.279296875">
            <text:p>311.279297</text:p>
          </table:table-cell>
          <table:table-cell table:formula="of:=0.769*100000*[.$N742]*1000" office:value-type="float" office:value="38.2998046875">
            <text:p>38.299805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90">
            <text:p>6290</text:p>
          </table:table-cell>
          <table:table-cell office:value-type="float" office:value="940">
            <text:p>940</text:p>
          </table:table-cell>
          <table:table-cell table:number-columns-repeated="2"/>
          <table:table-cell table:formula="of:=-39+0.0098*[.$C743]" office:value-type="float" office:value="22.642">
            <text:p>22.642</text:p>
          </table:table-cell>
          <table:table-cell/>
          <table:table-cell table:formula="of:=-0.0000028*[.$D743]*[.$D743]+0.0405*[.$D743]-4" office:value-type="float" office:value="31.59592">
            <text:p>31.59592</text:p>
          </table:table-cell>
          <table:table-cell/>
          <table:table-cell table:formula="of:=([.G743]-25)*(0.01+0.00008*[.$D743])+[.$I743]" office:value-type="float" office:value="31.3950184">
            <text:p>31.3950184</text:p>
          </table:table-cell>
          <table:table-cell/>
          <table:table-cell table:formula="of:=([.$B743]/4096)*1.5" office:value-type="float" office:value="0.0494384765625">
            <text:p>0.049438</text:p>
          </table:table-cell>
          <table:table-cell table:formula="of:=[.M743]/100000" office:value-type="float" office:value="0.000000494384765625">
            <text:p>0.0000004944</text:p>
          </table:table-cell>
          <table:table-cell table:formula="of:=0.625*1000000*[.$N743]*1000" office:value-type="float" office:value="308.990478515625">
            <text:p>308.990479</text:p>
          </table:table-cell>
          <table:table-cell table:formula="of:=0.769*100000*[.$N743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290">
            <text:p>6290</text:p>
          </table:table-cell>
          <table:table-cell office:value-type="float" office:value="945">
            <text:p>945</text:p>
          </table:table-cell>
          <table:table-cell table:number-columns-repeated="2"/>
          <table:table-cell table:formula="of:=-39+0.0098*[.$C744]" office:value-type="float" office:value="22.642">
            <text:p>22.642</text:p>
          </table:table-cell>
          <table:table-cell/>
          <table:table-cell table:formula="of:=-0.0000028*[.$D744]*[.$D744]+0.0405*[.$D744]-4" office:value-type="float" office:value="31.77203">
            <text:p>31.77203</text:p>
          </table:table-cell>
          <table:table-cell/>
          <table:table-cell table:formula="of:=([.G744]-25)*(0.01+0.00008*[.$D744])+[.$I744]" office:value-type="float" office:value="31.5701852">
            <text:p>31.5701852</text:p>
          </table:table-cell>
          <table:table-cell/>
          <table:table-cell table:formula="of:=([.$B744]/4096)*1.5" office:value-type="float" office:value="0.0479736328125">
            <text:p>0.047974</text:p>
          </table:table-cell>
          <table:table-cell table:formula="of:=[.M744]/100000" office:value-type="float" office:value="0.000000479736328125">
            <text:p>0.0000004797</text:p>
          </table:table-cell>
          <table:table-cell table:formula="of:=0.625*1000000*[.$N744]*1000" office:value-type="float" office:value="299.835205078125">
            <text:p>299.835205</text:p>
          </table:table-cell>
          <table:table-cell table:formula="of:=0.769*100000*[.$N744]*1000" office:value-type="float" office:value="36.8917236328125">
            <text:p>36.891724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6293">
            <text:p>6293</text:p>
          </table:table-cell>
          <table:table-cell office:value-type="float" office:value="950">
            <text:p>950</text:p>
          </table:table-cell>
          <table:table-cell table:number-columns-repeated="2"/>
          <table:table-cell table:formula="of:=-39+0.0098*[.$C745]" office:value-type="float" office:value="22.6714">
            <text:p>22.6714</text:p>
          </table:table-cell>
          <table:table-cell/>
          <table:table-cell table:formula="of:=-0.0000028*[.$D745]*[.$D745]+0.0405*[.$D745]-4" office:value-type="float" office:value="31.948">
            <text:p>31.948</text:p>
          </table:table-cell>
          <table:table-cell/>
          <table:table-cell table:formula="of:=([.G745]-25)*(0.01+0.00008*[.$D745])+[.$I745]" office:value-type="float" office:value="31.7477404">
            <text:p>31.7477404</text:p>
          </table:table-cell>
          <table:table-cell/>
          <table:table-cell table:formula="of:=([.$B745]/4096)*1.5" office:value-type="float" office:value="0.050537109375">
            <text:p>0.050537</text:p>
          </table:table-cell>
          <table:table-cell table:formula="of:=[.M745]/100000" office:value-type="float" office:value="0.00000050537109375">
            <text:p>0.0000005054</text:p>
          </table:table-cell>
          <table:table-cell table:formula="of:=0.625*1000000*[.$N745]*1000" office:value-type="float" office:value="315.85693359375">
            <text:p>315.856934</text:p>
          </table:table-cell>
          <table:table-cell table:formula="of:=0.769*100000*[.$N745]*1000" office:value-type="float" office:value="38.863037109375">
            <text:p>38.863037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6295">
            <text:p>6295</text:p>
          </table:table-cell>
          <table:table-cell office:value-type="float" office:value="950">
            <text:p>950</text:p>
          </table:table-cell>
          <table:table-cell table:number-columns-repeated="2"/>
          <table:table-cell table:formula="of:=-39+0.0098*[.$C746]" office:value-type="float" office:value="22.691">
            <text:p>22.691</text:p>
          </table:table-cell>
          <table:table-cell/>
          <table:table-cell table:formula="of:=-0.0000028*[.$D746]*[.$D746]+0.0405*[.$D746]-4" office:value-type="float" office:value="31.948">
            <text:p>31.948</text:p>
          </table:table-cell>
          <table:table-cell/>
          <table:table-cell table:formula="of:=([.G746]-25)*(0.01+0.00008*[.$D746])+[.$I746]" office:value-type="float" office:value="31.749426">
            <text:p>31.749426</text:p>
          </table:table-cell>
          <table:table-cell/>
          <table:table-cell table:formula="of:=([.$B746]/4096)*1.5" office:value-type="float" office:value="0.05126953125">
            <text:p>0.051270</text:p>
          </table:table-cell>
          <table:table-cell table:formula="of:=[.M746]/100000" office:value-type="float" office:value="0.0000005126953125">
            <text:p>0.0000005127</text:p>
          </table:table-cell>
          <table:table-cell table:formula="of:=0.625*1000000*[.$N746]*1000" office:value-type="float" office:value="320.4345703125">
            <text:p>320.434570</text:p>
          </table:table-cell>
          <table:table-cell table:formula="of:=0.769*100000*[.$N746]*1000" office:value-type="float" office:value="39.42626953125">
            <text:p>39.426270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292">
            <text:p>6292</text:p>
          </table:table-cell>
          <table:table-cell office:value-type="float" office:value="944">
            <text:p>944</text:p>
          </table:table-cell>
          <table:table-cell table:number-columns-repeated="2"/>
          <table:table-cell table:formula="of:=-39+0.0098*[.$C747]" office:value-type="float" office:value="22.6616">
            <text:p>22.6616</text:p>
          </table:table-cell>
          <table:table-cell/>
          <table:table-cell table:formula="of:=-0.0000028*[.$D747]*[.$D747]+0.0405*[.$D747]-4" office:value-type="float" office:value="31.7368192">
            <text:p>31.7368192</text:p>
          </table:table-cell>
          <table:table-cell/>
          <table:table-cell table:formula="of:=([.G747]-25)*(0.01+0.00008*[.$D747])+[.$I747]" office:value-type="float" office:value="31.536839232">
            <text:p>31.536839232</text:p>
          </table:table-cell>
          <table:table-cell/>
          <table:table-cell table:formula="of:=([.$B747]/4096)*1.5" office:value-type="float" office:value="0.0494384765625">
            <text:p>0.049438</text:p>
          </table:table-cell>
          <table:table-cell table:formula="of:=[.M747]/100000" office:value-type="float" office:value="0.000000494384765625">
            <text:p>0.0000004944</text:p>
          </table:table-cell>
          <table:table-cell table:formula="of:=0.625*1000000*[.$N747]*1000" office:value-type="float" office:value="308.990478515625">
            <text:p>308.990479</text:p>
          </table:table-cell>
          <table:table-cell table:formula="of:=0.769*100000*[.$N747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290">
            <text:p>6290</text:p>
          </table:table-cell>
          <table:table-cell office:value-type="float" office:value="946">
            <text:p>946</text:p>
          </table:table-cell>
          <table:table-cell table:number-columns-repeated="2"/>
          <table:table-cell table:formula="of:=-39+0.0098*[.$C748]" office:value-type="float" office:value="22.642">
            <text:p>22.642</text:p>
          </table:table-cell>
          <table:table-cell/>
          <table:table-cell table:formula="of:=-0.0000028*[.$D748]*[.$D748]+0.0405*[.$D748]-4" office:value-type="float" office:value="31.8072352">
            <text:p>31.8072352</text:p>
          </table:table-cell>
          <table:table-cell/>
          <table:table-cell table:formula="of:=([.G748]-25)*(0.01+0.00008*[.$D748])+[.$I748]" office:value-type="float" office:value="31.60520176">
            <text:p>31.60520176</text:p>
          </table:table-cell>
          <table:table-cell/>
          <table:table-cell table:formula="of:=([.$B748]/4096)*1.5" office:value-type="float" office:value="0.046875">
            <text:p>0.046875</text:p>
          </table:table-cell>
          <table:table-cell table:formula="of:=[.M748]/100000" office:value-type="float" office:value="0.00000046875">
            <text:p>0.0000004688</text:p>
          </table:table-cell>
          <table:table-cell table:formula="of:=0.625*1000000*[.$N748]*1000" office:value-type="float" office:value="292.96875">
            <text:p>292.968750</text:p>
          </table:table-cell>
          <table:table-cell table:formula="of:=0.769*100000*[.$N748]*1000" office:value-type="float" office:value="36.046875">
            <text:p>36.046875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291">
            <text:p>6291</text:p>
          </table:table-cell>
          <table:table-cell office:value-type="float" office:value="947">
            <text:p>947</text:p>
          </table:table-cell>
          <table:table-cell table:number-columns-repeated="2"/>
          <table:table-cell table:formula="of:=-39+0.0098*[.$C749]" office:value-type="float" office:value="22.6518">
            <text:p>22.6518</text:p>
          </table:table-cell>
          <table:table-cell/>
          <table:table-cell table:formula="of:=-0.0000028*[.$D749]*[.$D749]+0.0405*[.$D749]-4" office:value-type="float" office:value="31.8424348">
            <text:p>31.8424348</text:p>
          </table:table-cell>
          <table:table-cell/>
          <table:table-cell table:formula="of:=([.G749]-25)*(0.01+0.00008*[.$D749])+[.$I749]" office:value-type="float" office:value="31.641053168">
            <text:p>31.641053168</text:p>
          </table:table-cell>
          <table:table-cell/>
          <table:table-cell table:formula="of:=([.$B749]/4096)*1.5" office:value-type="float" office:value="0.046875">
            <text:p>0.046875</text:p>
          </table:table-cell>
          <table:table-cell table:formula="of:=[.M749]/100000" office:value-type="float" office:value="0.00000046875">
            <text:p>0.0000004688</text:p>
          </table:table-cell>
          <table:table-cell table:formula="of:=0.625*1000000*[.$N749]*1000" office:value-type="float" office:value="292.96875">
            <text:p>292.968750</text:p>
          </table:table-cell>
          <table:table-cell table:formula="of:=0.769*100000*[.$N749]*1000" office:value-type="float" office:value="36.046875">
            <text:p>36.046875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295">
            <text:p>6295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750]" office:value-type="float" office:value="22.691">
            <text:p>22.691</text:p>
          </table:table-cell>
          <table:table-cell/>
          <table:table-cell table:formula="of:=-0.0000028*[.$D750]*[.$D750]+0.0405*[.$D750]-4" office:value-type="float" office:value="32.2292608">
            <text:p>32.2292608</text:p>
          </table:table-cell>
          <table:table-cell/>
          <table:table-cell table:formula="of:=([.G750]-25)*(0.01+0.00008*[.$D750])+[.$I750]" office:value-type="float" office:value="32.02920904">
            <text:p>32.02920904</text:p>
          </table:table-cell>
          <table:table-cell/>
          <table:table-cell table:formula="of:=([.$B750]/4096)*1.5" office:value-type="float" office:value="0.046875">
            <text:p>0.046875</text:p>
          </table:table-cell>
          <table:table-cell table:formula="of:=[.M750]/100000" office:value-type="float" office:value="0.00000046875">
            <text:p>0.0000004688</text:p>
          </table:table-cell>
          <table:table-cell table:formula="of:=0.625*1000000*[.$N750]*1000" office:value-type="float" office:value="292.96875">
            <text:p>292.968750</text:p>
          </table:table-cell>
          <table:table-cell table:formula="of:=0.769*100000*[.$N750]*1000" office:value-type="float" office:value="36.046875">
            <text:p>36.046875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297">
            <text:p>6297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751]" office:value-type="float" office:value="22.7106">
            <text:p>22.7106</text:p>
          </table:table-cell>
          <table:table-cell/>
          <table:table-cell table:formula="of:=-0.0000028*[.$D751]*[.$D751]+0.0405*[.$D751]-4" office:value-type="float" office:value="32.0886752">
            <text:p>32.0886752</text:p>
          </table:table-cell>
          <table:table-cell/>
          <table:table-cell table:formula="of:=([.G751]-25)*(0.01+0.00008*[.$D751])+[.$I751]" office:value-type="float" office:value="31.891054192">
            <text:p>31.891054192</text:p>
          </table:table-cell>
          <table:table-cell/>
          <table:table-cell table:formula="of:=([.$B751]/4096)*1.5" office:value-type="float" office:value="0.0472412109375">
            <text:p>0.047241</text:p>
          </table:table-cell>
          <table:table-cell table:formula="of:=[.M751]/100000" office:value-type="float" office:value="0.000000472412109375">
            <text:p>0.0000004724</text:p>
          </table:table-cell>
          <table:table-cell table:formula="of:=0.625*1000000*[.$N751]*1000" office:value-type="float" office:value="295.257568359375">
            <text:p>295.257568</text:p>
          </table:table-cell>
          <table:table-cell table:formula="of:=0.769*100000*[.$N751]*1000" office:value-type="float" office:value="36.3284912109375">
            <text:p>36.328491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6296">
            <text:p>6296</text:p>
          </table:table-cell>
          <table:table-cell office:value-type="float" office:value="946">
            <text:p>946</text:p>
          </table:table-cell>
          <table:table-cell table:number-columns-repeated="2"/>
          <table:table-cell table:formula="of:=-39+0.0098*[.$C752]" office:value-type="float" office:value="22.7008">
            <text:p>22.7008</text:p>
          </table:table-cell>
          <table:table-cell/>
          <table:table-cell table:formula="of:=-0.0000028*[.$D752]*[.$D752]+0.0405*[.$D752]-4" office:value-type="float" office:value="31.8072352">
            <text:p>31.8072352</text:p>
          </table:table-cell>
          <table:table-cell/>
          <table:table-cell table:formula="of:=([.G752]-25)*(0.01+0.00008*[.$D752])+[.$I752]" office:value-type="float" office:value="31.610239744">
            <text:p>31.610239744</text:p>
          </table:table-cell>
          <table:table-cell/>
          <table:table-cell table:formula="of:=([.$B752]/4096)*1.5" office:value-type="float" office:value="0.05126953125">
            <text:p>0.051270</text:p>
          </table:table-cell>
          <table:table-cell table:formula="of:=[.M752]/100000" office:value-type="float" office:value="0.0000005126953125">
            <text:p>0.0000005127</text:p>
          </table:table-cell>
          <table:table-cell table:formula="of:=0.625*1000000*[.$N752]*1000" office:value-type="float" office:value="320.4345703125">
            <text:p>320.434570</text:p>
          </table:table-cell>
          <table:table-cell table:formula="of:=0.769*100000*[.$N752]*1000" office:value-type="float" office:value="39.42626953125">
            <text:p>39.426270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6294">
            <text:p>6294</text:p>
          </table:table-cell>
          <table:table-cell office:value-type="float" office:value="946">
            <text:p>946</text:p>
          </table:table-cell>
          <table:table-cell table:number-columns-repeated="2"/>
          <table:table-cell table:formula="of:=-39+0.0098*[.$C753]" office:value-type="float" office:value="22.6812">
            <text:p>22.6812</text:p>
          </table:table-cell>
          <table:table-cell/>
          <table:table-cell table:formula="of:=-0.0000028*[.$D753]*[.$D753]+0.0405*[.$D753]-4" office:value-type="float" office:value="31.8072352">
            <text:p>31.8072352</text:p>
          </table:table-cell>
          <table:table-cell/>
          <table:table-cell table:formula="of:=([.G753]-25)*(0.01+0.00008*[.$D753])+[.$I753]" office:value-type="float" office:value="31.608560416">
            <text:p>31.608560416</text:p>
          </table:table-cell>
          <table:table-cell/>
          <table:table-cell table:formula="of:=([.$B753]/4096)*1.5" office:value-type="float" office:value="0.0501708984375">
            <text:p>0.050171</text:p>
          </table:table-cell>
          <table:table-cell table:formula="of:=[.M753]/100000" office:value-type="float" office:value="0.000000501708984375">
            <text:p>0.0000005017</text:p>
          </table:table-cell>
          <table:table-cell table:formula="of:=0.625*1000000*[.$N753]*1000" office:value-type="float" office:value="313.568115234375">
            <text:p>313.568115</text:p>
          </table:table-cell>
          <table:table-cell table:formula="of:=0.769*100000*[.$N753]*1000" office:value-type="float" office:value="38.5814208984375">
            <text:p>38.581421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299">
            <text:p>6299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754]" office:value-type="float" office:value="22.7302">
            <text:p>22.7302</text:p>
          </table:table-cell>
          <table:table-cell/>
          <table:table-cell table:formula="of:=-0.0000028*[.$D754]*[.$D754]+0.0405*[.$D754]-4" office:value-type="float" office:value="32.2292608">
            <text:p>32.2292608</text:p>
          </table:table-cell>
          <table:table-cell/>
          <table:table-cell table:formula="of:=([.G754]-25)*(0.01+0.00008*[.$D754])+[.$I754]" office:value-type="float" office:value="32.032605328">
            <text:p>32.032605328</text:p>
          </table:table-cell>
          <table:table-cell/>
          <table:table-cell table:formula="of:=([.$B754]/4096)*1.5" office:value-type="float" office:value="0.0479736328125">
            <text:p>0.047974</text:p>
          </table:table-cell>
          <table:table-cell table:formula="of:=[.M754]/100000" office:value-type="float" office:value="0.000000479736328125">
            <text:p>0.0000004797</text:p>
          </table:table-cell>
          <table:table-cell table:formula="of:=0.625*1000000*[.$N754]*1000" office:value-type="float" office:value="299.835205078125">
            <text:p>299.835205</text:p>
          </table:table-cell>
          <table:table-cell table:formula="of:=0.769*100000*[.$N754]*1000" office:value-type="float" office:value="36.8917236328125">
            <text:p>36.891724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6297">
            <text:p>6297</text:p>
          </table:table-cell>
          <table:table-cell office:value-type="float" office:value="948">
            <text:p>948</text:p>
          </table:table-cell>
          <table:table-cell table:number-columns-repeated="2"/>
          <table:table-cell table:formula="of:=-39+0.0098*[.$C755]" office:value-type="float" office:value="22.7106">
            <text:p>22.7106</text:p>
          </table:table-cell>
          <table:table-cell/>
          <table:table-cell table:formula="of:=-0.0000028*[.$D755]*[.$D755]+0.0405*[.$D755]-4" office:value-type="float" office:value="31.8776288">
            <text:p>31.8776288</text:p>
          </table:table-cell>
          <table:table-cell/>
          <table:table-cell table:formula="of:=([.G755]-25)*(0.01+0.00008*[.$D755])+[.$I755]" office:value-type="float" office:value="31.681106704">
            <text:p>31.681106704</text:p>
          </table:table-cell>
          <table:table-cell/>
          <table:table-cell table:formula="of:=([.$B755]/4096)*1.5" office:value-type="float" office:value="0.047607421875">
            <text:p>0.047607</text:p>
          </table:table-cell>
          <table:table-cell table:formula="of:=[.M755]/100000" office:value-type="float" office:value="0.00000047607421875">
            <text:p>0.0000004761</text:p>
          </table:table-cell>
          <table:table-cell table:formula="of:=0.625*1000000*[.$N755]*1000" office:value-type="float" office:value="297.54638671875">
            <text:p>297.546387</text:p>
          </table:table-cell>
          <table:table-cell table:formula="of:=0.769*100000*[.$N755]*1000" office:value-type="float" office:value="36.610107421875">
            <text:p>36.610107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294">
            <text:p>6294</text:p>
          </table:table-cell>
          <table:table-cell office:value-type="float" office:value="952">
            <text:p>952</text:p>
          </table:table-cell>
          <table:table-cell table:number-columns-repeated="2"/>
          <table:table-cell table:formula="of:=-39+0.0098*[.$C756]" office:value-type="float" office:value="22.6812">
            <text:p>22.6812</text:p>
          </table:table-cell>
          <table:table-cell/>
          <table:table-cell table:formula="of:=-0.0000028*[.$D756]*[.$D756]+0.0405*[.$D756]-4" office:value-type="float" office:value="32.0183488">
            <text:p>32.0183488</text:p>
          </table:table-cell>
          <table:table-cell/>
          <table:table-cell table:formula="of:=([.G756]-25)*(0.01+0.00008*[.$D756])+[.$I756]" office:value-type="float" office:value="31.818560992">
            <text:p>31.818560992</text:p>
          </table:table-cell>
          <table:table-cell/>
          <table:table-cell table:formula="of:=([.$B756]/4096)*1.5" office:value-type="float" office:value="0.0472412109375">
            <text:p>0.047241</text:p>
          </table:table-cell>
          <table:table-cell table:formula="of:=[.M756]/100000" office:value-type="float" office:value="0.000000472412109375">
            <text:p>0.0000004724</text:p>
          </table:table-cell>
          <table:table-cell table:formula="of:=0.625*1000000*[.$N756]*1000" office:value-type="float" office:value="295.257568359375">
            <text:p>295.257568</text:p>
          </table:table-cell>
          <table:table-cell table:formula="of:=0.769*100000*[.$N756]*1000" office:value-type="float" office:value="36.3284912109375">
            <text:p>36.328491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297">
            <text:p>6297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757]" office:value-type="float" office:value="22.7106">
            <text:p>22.7106</text:p>
          </table:table-cell>
          <table:table-cell/>
          <table:table-cell table:formula="of:=-0.0000028*[.$D757]*[.$D757]+0.0405*[.$D757]-4" office:value-type="float" office:value="32.1589792">
            <text:p>32.1589792</text:p>
          </table:table-cell>
          <table:table-cell/>
          <table:table-cell table:formula="of:=([.G757]-25)*(0.01+0.00008*[.$D757])+[.$I757]" office:value-type="float" office:value="31.960991888">
            <text:p>31.960991888</text:p>
          </table:table-cell>
          <table:table-cell/>
          <table:table-cell table:formula="of:=([.$B757]/4096)*1.5" office:value-type="float" office:value="0.049072265625">
            <text:p>0.049072</text:p>
          </table:table-cell>
          <table:table-cell table:formula="of:=[.M757]/100000" office:value-type="float" office:value="0.00000049072265625">
            <text:p>0.0000004907</text:p>
          </table:table-cell>
          <table:table-cell table:formula="of:=0.625*1000000*[.$N757]*1000" office:value-type="float" office:value="306.70166015625">
            <text:p>306.701660</text:p>
          </table:table-cell>
          <table:table-cell table:formula="of:=0.769*100000*[.$N757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6297">
            <text:p>6297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758]" office:value-type="float" office:value="22.7106">
            <text:p>22.7106</text:p>
          </table:table-cell>
          <table:table-cell/>
          <table:table-cell table:formula="of:=-0.0000028*[.$D758]*[.$D758]+0.0405*[.$D758]-4" office:value-type="float" office:value="32.1589792">
            <text:p>32.1589792</text:p>
          </table:table-cell>
          <table:table-cell/>
          <table:table-cell table:formula="of:=([.G758]-25)*(0.01+0.00008*[.$D758])+[.$I758]" office:value-type="float" office:value="31.960991888">
            <text:p>31.960991888</text:p>
          </table:table-cell>
          <table:table-cell/>
          <table:table-cell table:formula="of:=([.$B758]/4096)*1.5" office:value-type="float" office:value="0.04833984375">
            <text:p>0.048340</text:p>
          </table:table-cell>
          <table:table-cell table:formula="of:=[.M758]/100000" office:value-type="float" office:value="0.0000004833984375">
            <text:p>0.0000004834</text:p>
          </table:table-cell>
          <table:table-cell table:formula="of:=0.625*1000000*[.$N758]*1000" office:value-type="float" office:value="302.1240234375">
            <text:p>302.124023</text:p>
          </table:table-cell>
          <table:table-cell table:formula="of:=0.769*100000*[.$N758]*1000" office:value-type="float" office:value="37.17333984375">
            <text:p>37.173340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6296">
            <text:p>6296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759]" office:value-type="float" office:value="22.7008">
            <text:p>22.7008</text:p>
          </table:table-cell>
          <table:table-cell/>
          <table:table-cell table:formula="of:=-0.0000028*[.$D759]*[.$D759]+0.0405*[.$D759]-4" office:value-type="float" office:value="32.3697568">
            <text:p>32.3697568</text:p>
          </table:table-cell>
          <table:table-cell/>
          <table:table-cell table:formula="of:=([.G759]-25)*(0.01+0.00008*[.$D759])+[.$I759]" office:value-type="float" office:value="32.169818368">
            <text:p>32.169818368</text:p>
          </table:table-cell>
          <table:table-cell/>
          <table:table-cell table:formula="of:=([.$B759]/4096)*1.5" office:value-type="float" office:value="0.0498046875">
            <text:p>0.049805</text:p>
          </table:table-cell>
          <table:table-cell table:formula="of:=[.M759]/100000" office:value-type="float" office:value="0.000000498046875">
            <text:p>0.0000004980</text:p>
          </table:table-cell>
          <table:table-cell table:formula="of:=0.625*1000000*[.$N759]*1000" office:value-type="float" office:value="311.279296875">
            <text:p>311.279297</text:p>
          </table:table-cell>
          <table:table-cell table:formula="of:=0.769*100000*[.$N759]*1000" office:value-type="float" office:value="38.2998046875">
            <text:p>38.299805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6298">
            <text:p>6298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60]" office:value-type="float" office:value="22.7204">
            <text:p>22.7204</text:p>
          </table:table-cell>
          <table:table-cell/>
          <table:table-cell table:formula="of:=-0.0000028*[.$D760]*[.$D760]+0.0405*[.$D760]-4" office:value-type="float" office:value="32.29952">
            <text:p>32.29952</text:p>
          </table:table-cell>
          <table:table-cell/>
          <table:table-cell table:formula="of:=([.G760]-25)*(0.01+0.00008*[.$D760])+[.$I760]" office:value-type="float" office:value="32.10165072">
            <text:p>32.10165072</text:p>
          </table:table-cell>
          <table:table-cell/>
          <table:table-cell table:formula="of:=([.$B760]/4096)*1.5" office:value-type="float" office:value="0.0465087890625">
            <text:p>0.046509</text:p>
          </table:table-cell>
          <table:table-cell table:formula="of:=[.M760]/100000" office:value-type="float" office:value="0.000000465087890625">
            <text:p>0.0000004651</text:p>
          </table:table-cell>
          <table:table-cell table:formula="of:=0.625*1000000*[.$N760]*1000" office:value-type="float" office:value="290.679931640625">
            <text:p>290.679932</text:p>
          </table:table-cell>
          <table:table-cell table:formula="of:=0.769*100000*[.$N760]*1000" office:value-type="float" office:value="35.7652587890625">
            <text:p>35.765259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761]" office:value-type="float" office:value="22.7204">
            <text:p>22.7204</text:p>
          </table:table-cell>
          <table:table-cell/>
          <table:table-cell table:formula="of:=-0.0000028*[.$D761]*[.$D761]+0.0405*[.$D761]-4" office:value-type="float" office:value="32.4399712">
            <text:p>32.4399712</text:p>
          </table:table-cell>
          <table:table-cell/>
          <table:table-cell table:formula="of:=([.G761]-25)*(0.01+0.00008*[.$D761])+[.$I761]" office:value-type="float" office:value="32.241372448">
            <text:p>32.241372448</text:p>
          </table:table-cell>
          <table:table-cell/>
          <table:table-cell table:formula="of:=([.$B761]/4096)*1.5" office:value-type="float" office:value="0.0479736328125">
            <text:p>0.047974</text:p>
          </table:table-cell>
          <table:table-cell table:formula="of:=[.M761]/100000" office:value-type="float" office:value="0.000000479736328125">
            <text:p>0.0000004797</text:p>
          </table:table-cell>
          <table:table-cell table:formula="of:=0.625*1000000*[.$N761]*1000" office:value-type="float" office:value="299.835205078125">
            <text:p>299.835205</text:p>
          </table:table-cell>
          <table:table-cell table:formula="of:=0.769*100000*[.$N761]*1000" office:value-type="float" office:value="36.8917236328125">
            <text:p>36.891724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299">
            <text:p>6299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762]" office:value-type="float" office:value="22.7302">
            <text:p>22.7302</text:p>
          </table:table-cell>
          <table:table-cell/>
          <table:table-cell table:formula="of:=-0.0000028*[.$D762]*[.$D762]+0.0405*[.$D762]-4" office:value-type="float" office:value="32.2643932">
            <text:p>32.2643932</text:p>
          </table:table-cell>
          <table:table-cell/>
          <table:table-cell table:formula="of:=([.G762]-25)*(0.01+0.00008*[.$D762])+[.$I762]" office:value-type="float" office:value="32.067556144">
            <text:p>32.067556144</text:p>
          </table:table-cell>
          <table:table-cell/>
          <table:table-cell table:formula="of:=([.$B762]/4096)*1.5" office:value-type="float" office:value="0.049072265625">
            <text:p>0.049072</text:p>
          </table:table-cell>
          <table:table-cell table:formula="of:=[.M762]/100000" office:value-type="float" office:value="0.00000049072265625">
            <text:p>0.0000004907</text:p>
          </table:table-cell>
          <table:table-cell table:formula="of:=0.625*1000000*[.$N762]*1000" office:value-type="float" office:value="306.70166015625">
            <text:p>306.701660</text:p>
          </table:table-cell>
          <table:table-cell table:formula="of:=0.769*100000*[.$N762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6296">
            <text:p>6296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763]" office:value-type="float" office:value="22.7008">
            <text:p>22.7008</text:p>
          </table:table-cell>
          <table:table-cell/>
          <table:table-cell table:formula="of:=-0.0000028*[.$D763]*[.$D763]+0.0405*[.$D763]-4" office:value-type="float" office:value="32.3697568">
            <text:p>32.3697568</text:p>
          </table:table-cell>
          <table:table-cell/>
          <table:table-cell table:formula="of:=([.G763]-25)*(0.01+0.00008*[.$D763])+[.$I763]" office:value-type="float" office:value="32.169818368">
            <text:p>32.169818368</text:p>
          </table:table-cell>
          <table:table-cell/>
          <table:table-cell table:formula="of:=([.$B763]/4096)*1.5" office:value-type="float" office:value="0.050537109375">
            <text:p>0.050537</text:p>
          </table:table-cell>
          <table:table-cell table:formula="of:=[.M763]/100000" office:value-type="float" office:value="0.00000050537109375">
            <text:p>0.0000005054</text:p>
          </table:table-cell>
          <table:table-cell table:formula="of:=0.625*1000000*[.$N763]*1000" office:value-type="float" office:value="315.85693359375">
            <text:p>315.856934</text:p>
          </table:table-cell>
          <table:table-cell table:formula="of:=0.769*100000*[.$N763]*1000" office:value-type="float" office:value="38.863037109375">
            <text:p>38.863037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6296">
            <text:p>6296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764]" office:value-type="float" office:value="22.7008">
            <text:p>22.7008</text:p>
          </table:table-cell>
          <table:table-cell/>
          <table:table-cell table:formula="of:=-0.0000028*[.$D764]*[.$D764]+0.0405*[.$D764]-4" office:value-type="float" office:value="32.3346412">
            <text:p>32.3346412</text:p>
          </table:table-cell>
          <table:table-cell/>
          <table:table-cell table:formula="of:=([.G764]-25)*(0.01+0.00008*[.$D764])+[.$I764]" office:value-type="float" office:value="32.134886704">
            <text:p>32.134886704</text:p>
          </table:table-cell>
          <table:table-cell/>
          <table:table-cell table:formula="of:=([.$B764]/4096)*1.5" office:value-type="float" office:value="0.0501708984375">
            <text:p>0.050171</text:p>
          </table:table-cell>
          <table:table-cell table:formula="of:=[.M764]/100000" office:value-type="float" office:value="0.000000501708984375">
            <text:p>0.0000005017</text:p>
          </table:table-cell>
          <table:table-cell table:formula="of:=0.625*1000000*[.$N764]*1000" office:value-type="float" office:value="313.568115234375">
            <text:p>313.568115</text:p>
          </table:table-cell>
          <table:table-cell table:formula="of:=0.769*100000*[.$N764]*1000" office:value-type="float" office:value="38.5814208984375">
            <text:p>38.581421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298">
            <text:p>629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765]" office:value-type="float" office:value="22.7204">
            <text:p>22.7204</text:p>
          </table:table-cell>
          <table:table-cell/>
          <table:table-cell table:formula="of:=-0.0000028*[.$D765]*[.$D765]+0.0405*[.$D765]-4" office:value-type="float" office:value="32.5101632">
            <text:p>32.5101632</text:p>
          </table:table-cell>
          <table:table-cell/>
          <table:table-cell table:formula="of:=([.G765]-25)*(0.01+0.00008*[.$D765])+[.$I765]" office:value-type="float" office:value="32.311199712">
            <text:p>32.311199712</text:p>
          </table:table-cell>
          <table:table-cell/>
          <table:table-cell table:formula="of:=([.$B765]/4096)*1.5" office:value-type="float" office:value="0.046875">
            <text:p>0.046875</text:p>
          </table:table-cell>
          <table:table-cell table:formula="of:=[.M765]/100000" office:value-type="float" office:value="0.00000046875">
            <text:p>0.0000004688</text:p>
          </table:table-cell>
          <table:table-cell table:formula="of:=0.625*1000000*[.$N765]*1000" office:value-type="float" office:value="292.96875">
            <text:p>292.968750</text:p>
          </table:table-cell>
          <table:table-cell table:formula="of:=0.769*100000*[.$N765]*1000" office:value-type="float" office:value="36.046875">
            <text:p>36.046875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297">
            <text:p>6297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766]" office:value-type="float" office:value="22.7106">
            <text:p>22.7106</text:p>
          </table:table-cell>
          <table:table-cell/>
          <table:table-cell table:formula="of:=-0.0000028*[.$D766]*[.$D766]+0.0405*[.$D766]-4" office:value-type="float" office:value="32.4048668">
            <text:p>32.4048668</text:p>
          </table:table-cell>
          <table:table-cell/>
          <table:table-cell table:formula="of:=([.G766]-25)*(0.01+0.00008*[.$D766])+[.$I766]" office:value-type="float" office:value="32.205597424">
            <text:p>32.205597424</text:p>
          </table:table-cell>
          <table:table-cell/>
          <table:table-cell table:formula="of:=([.$B766]/4096)*1.5" office:value-type="float" office:value="0.0487060546875">
            <text:p>0.048706</text:p>
          </table:table-cell>
          <table:table-cell table:formula="of:=[.M766]/100000" office:value-type="float" office:value="0.000000487060546875">
            <text:p>0.0000004871</text:p>
          </table:table-cell>
          <table:table-cell table:formula="of:=0.625*1000000*[.$N766]*1000" office:value-type="float" office:value="304.412841796875">
            <text:p>304.412842</text:p>
          </table:table-cell>
          <table:table-cell table:formula="of:=0.769*100000*[.$N766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6300">
            <text:p>6300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767]" office:value-type="float" office:value="22.74">
            <text:p>22.74</text:p>
          </table:table-cell>
          <table:table-cell/>
          <table:table-cell table:formula="of:=-0.0000028*[.$D767]*[.$D767]+0.0405*[.$D767]-4" office:value-type="float" office:value="32.4399712">
            <text:p>32.4399712</text:p>
          </table:table-cell>
          <table:table-cell/>
          <table:table-cell table:formula="of:=([.G767]-25)*(0.01+0.00008*[.$D767])+[.$I767]" office:value-type="float" office:value="32.24308">
            <text:p>32.24308</text:p>
          </table:table-cell>
          <table:table-cell/>
          <table:table-cell table:formula="of:=([.$B767]/4096)*1.5" office:value-type="float" office:value="0.047607421875">
            <text:p>0.047607</text:p>
          </table:table-cell>
          <table:table-cell table:formula="of:=[.M767]/100000" office:value-type="float" office:value="0.00000047607421875">
            <text:p>0.0000004761</text:p>
          </table:table-cell>
          <table:table-cell table:formula="of:=0.625*1000000*[.$N767]*1000" office:value-type="float" office:value="297.54638671875">
            <text:p>297.546387</text:p>
          </table:table-cell>
          <table:table-cell table:formula="of:=0.769*100000*[.$N767]*1000" office:value-type="float" office:value="36.610107421875">
            <text:p>36.610107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6304">
            <text:p>6304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768]" office:value-type="float" office:value="22.7792">
            <text:p>22.7792</text:p>
          </table:table-cell>
          <table:table-cell/>
          <table:table-cell table:formula="of:=-0.0000028*[.$D768]*[.$D768]+0.0405*[.$D768]-4" office:value-type="float" office:value="32.5452508">
            <text:p>32.5452508</text:p>
          </table:table-cell>
          <table:table-cell/>
          <table:table-cell table:formula="of:=([.G768]-25)*(0.01+0.00008*[.$D768])+[.$I768]" office:value-type="float" office:value="32.351241712">
            <text:p>32.351241712</text:p>
          </table:table-cell>
          <table:table-cell/>
          <table:table-cell table:formula="of:=([.$B768]/4096)*1.5" office:value-type="float" office:value="0.0501708984375">
            <text:p>0.050171</text:p>
          </table:table-cell>
          <table:table-cell table:formula="of:=[.M768]/100000" office:value-type="float" office:value="0.000000501708984375">
            <text:p>0.0000005017</text:p>
          </table:table-cell>
          <table:table-cell table:formula="of:=0.625*1000000*[.$N768]*1000" office:value-type="float" office:value="313.568115234375">
            <text:p>313.568115</text:p>
          </table:table-cell>
          <table:table-cell table:formula="of:=0.769*100000*[.$N768]*1000" office:value-type="float" office:value="38.5814208984375">
            <text:p>38.581421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302">
            <text:p>6302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69]" office:value-type="float" office:value="22.7596">
            <text:p>22.7596</text:p>
          </table:table-cell>
          <table:table-cell/>
          <table:table-cell table:formula="of:=-0.0000028*[.$D769]*[.$D769]+0.0405*[.$D769]-4" office:value-type="float" office:value="32.29952">
            <text:p>32.29952</text:p>
          </table:table-cell>
          <table:table-cell/>
          <table:table-cell table:formula="of:=([.G769]-25)*(0.01+0.00008*[.$D769])+[.$I769]" office:value-type="float" office:value="32.10505328">
            <text:p>32.10505328</text:p>
          </table:table-cell>
          <table:table-cell/>
          <table:table-cell table:formula="of:=([.$B769]/4096)*1.5" office:value-type="float" office:value="0.049072265625">
            <text:p>0.049072</text:p>
          </table:table-cell>
          <table:table-cell table:formula="of:=[.M769]/100000" office:value-type="float" office:value="0.00000049072265625">
            <text:p>0.0000004907</text:p>
          </table:table-cell>
          <table:table-cell table:formula="of:=0.625*1000000*[.$N769]*1000" office:value-type="float" office:value="306.70166015625">
            <text:p>306.701660</text:p>
          </table:table-cell>
          <table:table-cell table:formula="of:=0.769*100000*[.$N769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6299">
            <text:p>6299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770]" office:value-type="float" office:value="22.7302">
            <text:p>22.7302</text:p>
          </table:table-cell>
          <table:table-cell/>
          <table:table-cell table:formula="of:=-0.0000028*[.$D770]*[.$D770]+0.0405*[.$D770]-4" office:value-type="float" office:value="32.2643932">
            <text:p>32.2643932</text:p>
          </table:table-cell>
          <table:table-cell/>
          <table:table-cell table:formula="of:=([.G770]-25)*(0.01+0.00008*[.$D770])+[.$I770]" office:value-type="float" office:value="32.067556144">
            <text:p>32.067556144</text:p>
          </table:table-cell>
          <table:table-cell/>
          <table:table-cell table:formula="of:=([.$B770]/4096)*1.5" office:value-type="float" office:value="0.05126953125">
            <text:p>0.051270</text:p>
          </table:table-cell>
          <table:table-cell table:formula="of:=[.M770]/100000" office:value-type="float" office:value="0.0000005126953125">
            <text:p>0.0000005127</text:p>
          </table:table-cell>
          <table:table-cell table:formula="of:=0.625*1000000*[.$N770]*1000" office:value-type="float" office:value="320.4345703125">
            <text:p>320.434570</text:p>
          </table:table-cell>
          <table:table-cell table:formula="of:=0.769*100000*[.$N770]*1000" office:value-type="float" office:value="39.42626953125">
            <text:p>39.426270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304">
            <text:p>6304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71]" office:value-type="float" office:value="22.7792">
            <text:p>22.7792</text:p>
          </table:table-cell>
          <table:table-cell/>
          <table:table-cell table:formula="of:=-0.0000028*[.$D771]*[.$D771]+0.0405*[.$D771]-4" office:value-type="float" office:value="32.29952">
            <text:p>32.29952</text:p>
          </table:table-cell>
          <table:table-cell/>
          <table:table-cell table:formula="of:=([.G771]-25)*(0.01+0.00008*[.$D771])+[.$I771]" office:value-type="float" office:value="32.10675456">
            <text:p>32.10675456</text:p>
          </table:table-cell>
          <table:table-cell/>
          <table:table-cell table:formula="of:=([.$B771]/4096)*1.5" office:value-type="float" office:value="0.0487060546875">
            <text:p>0.048706</text:p>
          </table:table-cell>
          <table:table-cell table:formula="of:=[.M771]/100000" office:value-type="float" office:value="0.000000487060546875">
            <text:p>0.0000004871</text:p>
          </table:table-cell>
          <table:table-cell table:formula="of:=0.625*1000000*[.$N771]*1000" office:value-type="float" office:value="304.412841796875">
            <text:p>304.412842</text:p>
          </table:table-cell>
          <table:table-cell table:formula="of:=0.769*100000*[.$N771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6302">
            <text:p>6302</text:p>
          </table:table-cell>
          <table:table-cell office:value-type="float" office:value="948">
            <text:p>948</text:p>
          </table:table-cell>
          <table:table-cell table:number-columns-repeated="2"/>
          <table:table-cell table:formula="of:=-39+0.0098*[.$C772]" office:value-type="float" office:value="22.7596">
            <text:p>22.7596</text:p>
          </table:table-cell>
          <table:table-cell/>
          <table:table-cell table:formula="of:=-0.0000028*[.$D772]*[.$D772]+0.0405*[.$D772]-4" office:value-type="float" office:value="31.8776288">
            <text:p>31.8776288</text:p>
          </table:table-cell>
          <table:table-cell/>
          <table:table-cell table:formula="of:=([.G772]-25)*(0.01+0.00008*[.$D772])+[.$I772]" office:value-type="float" office:value="31.685312864">
            <text:p>31.685312864</text:p>
          </table:table-cell>
          <table:table-cell/>
          <table:table-cell table:formula="of:=([.$B772]/4096)*1.5" office:value-type="float" office:value="0.0465087890625">
            <text:p>0.046509</text:p>
          </table:table-cell>
          <table:table-cell table:formula="of:=[.M772]/100000" office:value-type="float" office:value="0.000000465087890625">
            <text:p>0.0000004651</text:p>
          </table:table-cell>
          <table:table-cell table:formula="of:=0.625*1000000*[.$N772]*1000" office:value-type="float" office:value="290.679931640625">
            <text:p>290.679932</text:p>
          </table:table-cell>
          <table:table-cell table:formula="of:=0.769*100000*[.$N772]*1000" office:value-type="float" office:value="35.7652587890625">
            <text:p>35.765259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311">
            <text:p>6311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773]" office:value-type="float" office:value="22.8478">
            <text:p>22.8478</text:p>
          </table:table-cell>
          <table:table-cell/>
          <table:table-cell table:formula="of:=-0.0000028*[.$D773]*[.$D773]+0.0405*[.$D773]-4" office:value-type="float" office:value="32.47507">
            <text:p>32.47507</text:p>
          </table:table-cell>
          <table:table-cell/>
          <table:table-cell table:formula="of:=([.G773]-25)*(0.01+0.00008*[.$D773])+[.$I773]" office:value-type="float" office:value="32.28739816">
            <text:p>32.28739816</text:p>
          </table:table-cell>
          <table:table-cell/>
          <table:table-cell table:formula="of:=([.$B773]/4096)*1.5" office:value-type="float" office:value="0.0487060546875">
            <text:p>0.048706</text:p>
          </table:table-cell>
          <table:table-cell table:formula="of:=[.M773]/100000" office:value-type="float" office:value="0.000000487060546875">
            <text:p>0.0000004871</text:p>
          </table:table-cell>
          <table:table-cell table:formula="of:=0.625*1000000*[.$N773]*1000" office:value-type="float" office:value="304.412841796875">
            <text:p>304.412842</text:p>
          </table:table-cell>
          <table:table-cell table:formula="of:=0.769*100000*[.$N773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6309">
            <text:p>6309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774]" office:value-type="float" office:value="22.8282">
            <text:p>22.8282</text:p>
          </table:table-cell>
          <table:table-cell/>
          <table:table-cell table:formula="of:=-0.0000028*[.$D774]*[.$D774]+0.0405*[.$D774]-4" office:value-type="float" office:value="32.4399712">
            <text:p>32.4399712</text:p>
          </table:table-cell>
          <table:table-cell/>
          <table:table-cell table:formula="of:=([.G774]-25)*(0.01+0.00008*[.$D774])+[.$I774]" office:value-type="float" office:value="32.250763984">
            <text:p>32.250763984</text:p>
          </table:table-cell>
          <table:table-cell/>
          <table:table-cell table:formula="of:=([.$B774]/4096)*1.5" office:value-type="float" office:value="0.04833984375">
            <text:p>0.048340</text:p>
          </table:table-cell>
          <table:table-cell table:formula="of:=[.M774]/100000" office:value-type="float" office:value="0.0000004833984375">
            <text:p>0.0000004834</text:p>
          </table:table-cell>
          <table:table-cell table:formula="of:=0.625*1000000*[.$N774]*1000" office:value-type="float" office:value="302.1240234375">
            <text:p>302.124023</text:p>
          </table:table-cell>
          <table:table-cell table:formula="of:=0.769*100000*[.$N774]*1000" office:value-type="float" office:value="37.17333984375">
            <text:p>37.173340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6308">
            <text:p>6308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775]" office:value-type="float" office:value="22.8184">
            <text:p>22.8184</text:p>
          </table:table-cell>
          <table:table-cell/>
          <table:table-cell table:formula="of:=-0.0000028*[.$D775]*[.$D775]+0.0405*[.$D775]-4" office:value-type="float" office:value="32.3346412">
            <text:p>32.3346412</text:p>
          </table:table-cell>
          <table:table-cell/>
          <table:table-cell table:formula="of:=([.G775]-25)*(0.01+0.00008*[.$D775])+[.$I775]" office:value-type="float" office:value="32.145103792">
            <text:p>32.145103792</text:p>
          </table:table-cell>
          <table:table-cell/>
          <table:table-cell table:formula="of:=([.$B775]/4096)*1.5" office:value-type="float" office:value="0.050537109375">
            <text:p>0.050537</text:p>
          </table:table-cell>
          <table:table-cell table:formula="of:=[.M775]/100000" office:value-type="float" office:value="0.00000050537109375">
            <text:p>0.0000005054</text:p>
          </table:table-cell>
          <table:table-cell table:formula="of:=0.625*1000000*[.$N775]*1000" office:value-type="float" office:value="315.85693359375">
            <text:p>315.856934</text:p>
          </table:table-cell>
          <table:table-cell table:formula="of:=0.769*100000*[.$N775]*1000" office:value-type="float" office:value="38.863037109375">
            <text:p>38.863037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311">
            <text:p>6311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776]" office:value-type="float" office:value="22.8478">
            <text:p>22.8478</text:p>
          </table:table-cell>
          <table:table-cell/>
          <table:table-cell table:formula="of:=-0.0000028*[.$D776]*[.$D776]+0.0405*[.$D776]-4" office:value-type="float" office:value="32.5101632">
            <text:p>32.5101632</text:p>
          </table:table-cell>
          <table:table-cell/>
          <table:table-cell table:formula="of:=([.G776]-25)*(0.01+0.00008*[.$D776])+[.$I776]" office:value-type="float" office:value="32.322319184">
            <text:p>32.322319184</text:p>
          </table:table-cell>
          <table:table-cell/>
          <table:table-cell table:formula="of:=([.$B776]/4096)*1.5" office:value-type="float" office:value="0.049072265625">
            <text:p>0.049072</text:p>
          </table:table-cell>
          <table:table-cell table:formula="of:=[.M776]/100000" office:value-type="float" office:value="0.00000049072265625">
            <text:p>0.0000004907</text:p>
          </table:table-cell>
          <table:table-cell table:formula="of:=0.625*1000000*[.$N776]*1000" office:value-type="float" office:value="306.70166015625">
            <text:p>306.701660</text:p>
          </table:table-cell>
          <table:table-cell table:formula="of:=0.769*100000*[.$N776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6308">
            <text:p>6308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777]" office:value-type="float" office:value="22.8184">
            <text:p>22.8184</text:p>
          </table:table-cell>
          <table:table-cell/>
          <table:table-cell table:formula="of:=-0.0000028*[.$D777]*[.$D777]+0.0405*[.$D777]-4" office:value-type="float" office:value="32.3697568">
            <text:p>32.3697568</text:p>
          </table:table-cell>
          <table:table-cell/>
          <table:table-cell table:formula="of:=([.G777]-25)*(0.01+0.00008*[.$D777])+[.$I777]" office:value-type="float" office:value="32.180044864">
            <text:p>32.180044864</text:p>
          </table:table-cell>
          <table:table-cell/>
          <table:table-cell table:formula="of:=([.$B777]/4096)*1.5" office:value-type="float" office:value="0.050537109375">
            <text:p>0.050537</text:p>
          </table:table-cell>
          <table:table-cell table:formula="of:=[.M777]/100000" office:value-type="float" office:value="0.00000050537109375">
            <text:p>0.0000005054</text:p>
          </table:table-cell>
          <table:table-cell table:formula="of:=0.625*1000000*[.$N777]*1000" office:value-type="float" office:value="315.85693359375">
            <text:p>315.856934</text:p>
          </table:table-cell>
          <table:table-cell table:formula="of:=0.769*100000*[.$N777]*1000" office:value-type="float" office:value="38.863037109375">
            <text:p>38.863037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306">
            <text:p>630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778]" office:value-type="float" office:value="22.7988">
            <text:p>22.7988</text:p>
          </table:table-cell>
          <table:table-cell/>
          <table:table-cell table:formula="of:=-0.0000028*[.$D778]*[.$D778]+0.0405*[.$D778]-4" office:value-type="float" office:value="32.4399712">
            <text:p>32.4399712</text:p>
          </table:table-cell>
          <table:table-cell/>
          <table:table-cell table:formula="of:=([.G778]-25)*(0.01+0.00008*[.$D778])+[.$I778]" office:value-type="float" office:value="32.248202656">
            <text:p>32.248202656</text:p>
          </table:table-cell>
          <table:table-cell/>
          <table:table-cell table:formula="of:=([.$B778]/4096)*1.5" office:value-type="float" office:value="0.0472412109375">
            <text:p>0.047241</text:p>
          </table:table-cell>
          <table:table-cell table:formula="of:=[.M778]/100000" office:value-type="float" office:value="0.000000472412109375">
            <text:p>0.0000004724</text:p>
          </table:table-cell>
          <table:table-cell table:formula="of:=0.625*1000000*[.$N778]*1000" office:value-type="float" office:value="295.257568359375">
            <text:p>295.257568</text:p>
          </table:table-cell>
          <table:table-cell table:formula="of:=0.769*100000*[.$N778]*1000" office:value-type="float" office:value="36.3284912109375">
            <text:p>36.328491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308">
            <text:p>630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779]" office:value-type="float" office:value="22.8184">
            <text:p>22.8184</text:p>
          </table:table-cell>
          <table:table-cell/>
          <table:table-cell table:formula="of:=-0.0000028*[.$D779]*[.$D779]+0.0405*[.$D779]-4" office:value-type="float" office:value="32.4399712">
            <text:p>32.4399712</text:p>
          </table:table-cell>
          <table:table-cell/>
          <table:table-cell table:formula="of:=([.G779]-25)*(0.01+0.00008*[.$D779])+[.$I779]" office:value-type="float" office:value="32.249910208">
            <text:p>32.249910208</text:p>
          </table:table-cell>
          <table:table-cell/>
          <table:table-cell table:formula="of:=([.$B779]/4096)*1.5" office:value-type="float" office:value="0.046875">
            <text:p>0.046875</text:p>
          </table:table-cell>
          <table:table-cell table:formula="of:=[.M779]/100000" office:value-type="float" office:value="0.00000046875">
            <text:p>0.0000004688</text:p>
          </table:table-cell>
          <table:table-cell table:formula="of:=0.625*1000000*[.$N779]*1000" office:value-type="float" office:value="292.96875">
            <text:p>292.968750</text:p>
          </table:table-cell>
          <table:table-cell table:formula="of:=0.769*100000*[.$N779]*1000" office:value-type="float" office:value="36.046875">
            <text:p>36.046875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6307">
            <text:p>6307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80]" office:value-type="float" office:value="22.8086">
            <text:p>22.8086</text:p>
          </table:table-cell>
          <table:table-cell/>
          <table:table-cell table:formula="of:=-0.0000028*[.$D780]*[.$D780]+0.0405*[.$D780]-4" office:value-type="float" office:value="32.29952">
            <text:p>32.29952</text:p>
          </table:table-cell>
          <table:table-cell/>
          <table:table-cell table:formula="of:=([.G780]-25)*(0.01+0.00008*[.$D780])+[.$I780]" office:value-type="float" office:value="32.10930648">
            <text:p>32.10930648</text:p>
          </table:table-cell>
          <table:table-cell/>
          <table:table-cell table:formula="of:=([.$B780]/4096)*1.5" office:value-type="float" office:value="0.047607421875">
            <text:p>0.047607</text:p>
          </table:table-cell>
          <table:table-cell table:formula="of:=[.M780]/100000" office:value-type="float" office:value="0.00000047607421875">
            <text:p>0.0000004761</text:p>
          </table:table-cell>
          <table:table-cell table:formula="of:=0.625*1000000*[.$N780]*1000" office:value-type="float" office:value="297.54638671875">
            <text:p>297.546387</text:p>
          </table:table-cell>
          <table:table-cell table:formula="of:=0.769*100000*[.$N780]*1000" office:value-type="float" office:value="36.610107421875">
            <text:p>36.61010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308">
            <text:p>6308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81]" office:value-type="float" office:value="22.8184">
            <text:p>22.8184</text:p>
          </table:table-cell>
          <table:table-cell/>
          <table:table-cell table:formula="of:=-0.0000028*[.$D781]*[.$D781]+0.0405*[.$D781]-4" office:value-type="float" office:value="32.29952">
            <text:p>32.29952</text:p>
          </table:table-cell>
          <table:table-cell/>
          <table:table-cell table:formula="of:=([.G781]-25)*(0.01+0.00008*[.$D781])+[.$I781]" office:value-type="float" office:value="32.11015712">
            <text:p>32.11015712</text:p>
          </table:table-cell>
          <table:table-cell/>
          <table:table-cell table:formula="of:=([.$B781]/4096)*1.5" office:value-type="float" office:value="0.046875">
            <text:p>0.046875</text:p>
          </table:table-cell>
          <table:table-cell table:formula="of:=[.M781]/100000" office:value-type="float" office:value="0.00000046875">
            <text:p>0.0000004688</text:p>
          </table:table-cell>
          <table:table-cell table:formula="of:=0.625*1000000*[.$N781]*1000" office:value-type="float" office:value="292.96875">
            <text:p>292.968750</text:p>
          </table:table-cell>
          <table:table-cell table:formula="of:=0.769*100000*[.$N781]*1000" office:value-type="float" office:value="36.046875">
            <text:p>36.046875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6309">
            <text:p>6309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82]" office:value-type="float" office:value="22.8282">
            <text:p>22.8282</text:p>
          </table:table-cell>
          <table:table-cell/>
          <table:table-cell table:formula="of:=-0.0000028*[.$D782]*[.$D782]+0.0405*[.$D782]-4" office:value-type="float" office:value="32.29952">
            <text:p>32.29952</text:p>
          </table:table-cell>
          <table:table-cell/>
          <table:table-cell table:formula="of:=([.G782]-25)*(0.01+0.00008*[.$D782])+[.$I782]" office:value-type="float" office:value="32.11100776">
            <text:p>32.11100776</text:p>
          </table:table-cell>
          <table:table-cell/>
          <table:table-cell table:formula="of:=([.$B782]/4096)*1.5" office:value-type="float" office:value="0.0494384765625">
            <text:p>0.049438</text:p>
          </table:table-cell>
          <table:table-cell table:formula="of:=[.M782]/100000" office:value-type="float" office:value="0.000000494384765625">
            <text:p>0.0000004944</text:p>
          </table:table-cell>
          <table:table-cell table:formula="of:=0.625*1000000*[.$N782]*1000" office:value-type="float" office:value="308.990478515625">
            <text:p>308.990479</text:p>
          </table:table-cell>
          <table:table-cell table:formula="of:=0.769*100000*[.$N782]*1000" office:value-type="float" office:value="38.0181884765625">
            <text:p>38.018188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6313">
            <text:p>6313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783]" office:value-type="float" office:value="22.8674">
            <text:p>22.8674</text:p>
          </table:table-cell>
          <table:table-cell/>
          <table:table-cell table:formula="of:=-0.0000028*[.$D783]*[.$D783]+0.0405*[.$D783]-4" office:value-type="float" office:value="32.1589792">
            <text:p>32.1589792</text:p>
          </table:table-cell>
          <table:table-cell/>
          <table:table-cell table:formula="of:=([.G783]-25)*(0.01+0.00008*[.$D783])+[.$I783]" office:value-type="float" office:value="31.974551952">
            <text:p>31.974551952</text:p>
          </table:table-cell>
          <table:table-cell/>
          <table:table-cell table:formula="of:=([.$B783]/4096)*1.5" office:value-type="float" office:value="0.0479736328125">
            <text:p>0.047974</text:p>
          </table:table-cell>
          <table:table-cell table:formula="of:=[.M783]/100000" office:value-type="float" office:value="0.000000479736328125">
            <text:p>0.0000004797</text:p>
          </table:table-cell>
          <table:table-cell table:formula="of:=0.625*1000000*[.$N783]*1000" office:value-type="float" office:value="299.835205078125">
            <text:p>299.835205</text:p>
          </table:table-cell>
          <table:table-cell table:formula="of:=0.769*100000*[.$N783]*1000" office:value-type="float" office:value="36.8917236328125">
            <text:p>36.891724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6316">
            <text:p>6316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784]" office:value-type="float" office:value="22.8968">
            <text:p>22.8968</text:p>
          </table:table-cell>
          <table:table-cell/>
          <table:table-cell table:formula="of:=-0.0000028*[.$D784]*[.$D784]+0.0405*[.$D784]-4" office:value-type="float" office:value="32.2643932">
            <text:p>32.2643932</text:p>
          </table:table-cell>
          <table:table-cell/>
          <table:table-cell table:formula="of:=([.G784]-25)*(0.01+0.00008*[.$D784])+[.$I784]" office:value-type="float" office:value="32.082003696">
            <text:p>32.082003696</text:p>
          </table:table-cell>
          <table:table-cell/>
          <table:table-cell table:formula="of:=([.$B784]/4096)*1.5" office:value-type="float" office:value="0.0487060546875">
            <text:p>0.048706</text:p>
          </table:table-cell>
          <table:table-cell table:formula="of:=[.M784]/100000" office:value-type="float" office:value="0.000000487060546875">
            <text:p>0.0000004871</text:p>
          </table:table-cell>
          <table:table-cell table:formula="of:=0.625*1000000*[.$N784]*1000" office:value-type="float" office:value="304.412841796875">
            <text:p>304.412842</text:p>
          </table:table-cell>
          <table:table-cell table:formula="of:=0.769*100000*[.$N784]*1000" office:value-type="float" office:value="37.4549560546875">
            <text:p>37.454956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6316">
            <text:p>6316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85]" office:value-type="float" office:value="22.8968">
            <text:p>22.8968</text:p>
          </table:table-cell>
          <table:table-cell/>
          <table:table-cell table:formula="of:=-0.0000028*[.$D785]*[.$D785]+0.0405*[.$D785]-4" office:value-type="float" office:value="32.29952">
            <text:p>32.29952</text:p>
          </table:table-cell>
          <table:table-cell/>
          <table:table-cell table:formula="of:=([.G785]-25)*(0.01+0.00008*[.$D785])+[.$I785]" office:value-type="float" office:value="32.11696224">
            <text:p>32.11696224</text:p>
          </table:table-cell>
          <table:table-cell/>
          <table:table-cell table:formula="of:=([.$B785]/4096)*1.5" office:value-type="float" office:value="0.049072265625">
            <text:p>0.049072</text:p>
          </table:table-cell>
          <table:table-cell table:formula="of:=[.M785]/100000" office:value-type="float" office:value="0.00000049072265625">
            <text:p>0.0000004907</text:p>
          </table:table-cell>
          <table:table-cell table:formula="of:=0.625*1000000*[.$N785]*1000" office:value-type="float" office:value="306.70166015625">
            <text:p>306.701660</text:p>
          </table:table-cell>
          <table:table-cell table:formula="of:=0.769*100000*[.$N785]*1000" office:value-type="float" office:value="37.736572265625">
            <text:p>37.736572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6317">
            <text:p>6317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786]" office:value-type="float" office:value="22.9066">
            <text:p>22.9066</text:p>
          </table:table-cell>
          <table:table-cell/>
          <table:table-cell table:formula="of:=-0.0000028*[.$D786]*[.$D786]+0.0405*[.$D786]-4" office:value-type="float" office:value="32.2292608">
            <text:p>32.2292608</text:p>
          </table:table-cell>
          <table:table-cell/>
          <table:table-cell table:formula="of:=([.G786]-25)*(0.01+0.00008*[.$D786])+[.$I786]" office:value-type="float" office:value="32.047888624">
            <text:p>32.047888624</text:p>
          </table:table-cell>
          <table:table-cell/>
          <table:table-cell table:formula="of:=([.$B786]/4096)*1.5" office:value-type="float" office:value="0.0465087890625">
            <text:p>0.046509</text:p>
          </table:table-cell>
          <table:table-cell table:formula="of:=[.M786]/100000" office:value-type="float" office:value="0.000000465087890625">
            <text:p>0.0000004651</text:p>
          </table:table-cell>
          <table:table-cell table:formula="of:=0.625*1000000*[.$N786]*1000" office:value-type="float" office:value="290.679931640625">
            <text:p>290.679932</text:p>
          </table:table-cell>
          <table:table-cell table:formula="of:=0.769*100000*[.$N786]*1000" office:value-type="float" office:value="35.7652587890625">
            <text:p>35.765259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6315">
            <text:p>6315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787]" office:value-type="float" office:value="22.887">
            <text:p>22.887</text:p>
          </table:table-cell>
          <table:table-cell/>
          <table:table-cell table:formula="of:=-0.0000028*[.$D787]*[.$D787]+0.0405*[.$D787]-4" office:value-type="float" office:value="32.3697568">
            <text:p>32.3697568</text:p>
          </table:table-cell>
          <table:table-cell/>
          <table:table-cell table:formula="of:=([.G787]-25)*(0.01+0.00008*[.$D787])+[.$I787]" office:value-type="float" office:value="32.18601032">
            <text:p>32.18601032</text:p>
          </table:table-cell>
          <table:table-cell/>
          <table:table-cell table:formula="of:=([.$B787]/4096)*1.5" office:value-type="float" office:value="0.047607421875">
            <text:p>0.047607</text:p>
          </table:table-cell>
          <table:table-cell table:formula="of:=[.M787]/100000" office:value-type="float" office:value="0.00000047607421875">
            <text:p>0.0000004761</text:p>
          </table:table-cell>
          <table:table-cell table:formula="of:=0.625*1000000*[.$N787]*1000" office:value-type="float" office:value="297.54638671875">
            <text:p>297.546387</text:p>
          </table:table-cell>
          <table:table-cell table:formula="of:=0.769*100000*[.$N787]*1000" office:value-type="float" office:value="36.610107421875">
            <text:p>36.61010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316">
            <text:p>6316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788]" office:value-type="float" office:value="22.8968">
            <text:p>22.8968</text:p>
          </table:table-cell>
          <table:table-cell/>
          <table:table-cell table:formula="of:=-0.0000028*[.$D788]*[.$D788]+0.0405*[.$D788]-4" office:value-type="float" office:value="32.3346412">
            <text:p>32.3346412</text:p>
          </table:table-cell>
          <table:table-cell/>
          <table:table-cell table:formula="of:=([.G788]-25)*(0.01+0.00008*[.$D788])+[.$I788]" office:value-type="float" office:value="32.151915184">
            <text:p>32.151915184</text:p>
          </table:table-cell>
          <table:table-cell/>
          <table:table-cell table:formula="of:=([.$B788]/4096)*1.5" office:value-type="float" office:value="0.046875">
            <text:p>0.046875</text:p>
          </table:table-cell>
          <table:table-cell table:formula="of:=[.M788]/100000" office:value-type="float" office:value="0.00000046875">
            <text:p>0.0000004688</text:p>
          </table:table-cell>
          <table:table-cell table:formula="of:=0.625*1000000*[.$N788]*1000" office:value-type="float" office:value="292.96875">
            <text:p>292.968750</text:p>
          </table:table-cell>
          <table:table-cell table:formula="of:=0.769*100000*[.$N788]*1000" office:value-type="float" office:value="36.046875">
            <text:p>36.046875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6315">
            <text:p>6315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89]" office:value-type="float" office:value="22.887">
            <text:p>22.887</text:p>
          </table:table-cell>
          <table:table-cell/>
          <table:table-cell table:formula="of:=-0.0000028*[.$D789]*[.$D789]+0.0405*[.$D789]-4" office:value-type="float" office:value="32.29952">
            <text:p>32.29952</text:p>
          </table:table-cell>
          <table:table-cell/>
          <table:table-cell table:formula="of:=([.G789]-25)*(0.01+0.00008*[.$D789])+[.$I789]" office:value-type="float" office:value="32.1161116">
            <text:p>32.1161116</text:p>
          </table:table-cell>
          <table:table-cell/>
          <table:table-cell table:formula="of:=([.$B789]/4096)*1.5" office:value-type="float" office:value="0.0413818359375">
            <text:p>0.041382</text:p>
          </table:table-cell>
          <table:table-cell table:formula="of:=[.M789]/100000" office:value-type="float" office:value="0.000000413818359375">
            <text:p>0.0000004138</text:p>
          </table:table-cell>
          <table:table-cell table:formula="of:=0.625*1000000*[.$N789]*1000" office:value-type="float" office:value="258.636474609375">
            <text:p>258.636475</text:p>
          </table:table-cell>
          <table:table-cell table:formula="of:=0.769*100000*[.$N789]*1000" office:value-type="float" office:value="31.8226318359375">
            <text:p>31.822632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6315">
            <text:p>631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790]" office:value-type="float" office:value="22.887">
            <text:p>22.887</text:p>
          </table:table-cell>
          <table:table-cell/>
          <table:table-cell table:formula="of:=-0.0000028*[.$D790]*[.$D790]+0.0405*[.$D790]-4" office:value-type="float" office:value="32.4399712">
            <text:p>32.4399712</text:p>
          </table:table-cell>
          <table:table-cell/>
          <table:table-cell table:formula="of:=([.G790]-25)*(0.01+0.00008*[.$D790])+[.$I790]" office:value-type="float" office:value="32.25588664">
            <text:p>32.25588664</text:p>
          </table:table-cell>
          <table:table-cell/>
          <table:table-cell table:formula="of:=([.$B790]/4096)*1.5" office:value-type="float" office:value="0.0384521484375">
            <text:p>0.038452</text:p>
          </table:table-cell>
          <table:table-cell table:formula="of:=[.M790]/100000" office:value-type="float" office:value="0.000000384521484375">
            <text:p>0.0000003845</text:p>
          </table:table-cell>
          <table:table-cell table:formula="of:=0.625*1000000*[.$N790]*1000" office:value-type="float" office:value="240.325927734375">
            <text:p>240.325928</text:p>
          </table:table-cell>
          <table:table-cell table:formula="of:=0.769*100000*[.$N790]*1000" office:value-type="float" office:value="29.5697021484375">
            <text:p>29.569702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6314">
            <text:p>6314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791]" office:value-type="float" office:value="22.8772">
            <text:p>22.8772</text:p>
          </table:table-cell>
          <table:table-cell/>
          <table:table-cell table:formula="of:=-0.0000028*[.$D791]*[.$D791]+0.0405*[.$D791]-4" office:value-type="float" office:value="32.3697568">
            <text:p>32.3697568</text:p>
          </table:table-cell>
          <table:table-cell/>
          <table:table-cell table:formula="of:=([.G791]-25)*(0.01+0.00008*[.$D791])+[.$I791]" office:value-type="float" office:value="32.185158112">
            <text:p>32.185158112</text:p>
          </table:table-cell>
          <table:table-cell/>
          <table:table-cell table:formula="of:=([.$B791]/4096)*1.5" office:value-type="float" office:value="0.0325927734375">
            <text:p>0.032593</text:p>
          </table:table-cell>
          <table:table-cell table:formula="of:=[.M791]/100000" office:value-type="float" office:value="0.000000325927734375">
            <text:p>0.0000003259</text:p>
          </table:table-cell>
          <table:table-cell table:formula="of:=0.625*1000000*[.$N791]*1000" office:value-type="float" office:value="203.704833984375">
            <text:p>203.704834</text:p>
          </table:table-cell>
          <table:table-cell table:formula="of:=0.769*100000*[.$N791]*1000" office:value-type="float" office:value="25.0638427734375">
            <text:p>25.063843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6317">
            <text:p>6317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792]" office:value-type="float" office:value="22.9066">
            <text:p>22.9066</text:p>
          </table:table-cell>
          <table:table-cell/>
          <table:table-cell table:formula="of:=-0.0000028*[.$D792]*[.$D792]+0.0405*[.$D792]-4" office:value-type="float" office:value="32.4399712">
            <text:p>32.4399712</text:p>
          </table:table-cell>
          <table:table-cell/>
          <table:table-cell table:formula="of:=([.G792]-25)*(0.01+0.00008*[.$D792])+[.$I792]" office:value-type="float" office:value="32.257594192">
            <text:p>32.257594192</text:p>
          </table:table-cell>
          <table:table-cell/>
          <table:table-cell table:formula="of:=([.$B792]/4096)*1.5" office:value-type="float" office:value="0.0406494140625">
            <text:p>0.040649</text:p>
          </table:table-cell>
          <table:table-cell table:formula="of:=[.M792]/100000" office:value-type="float" office:value="0.000000406494140625">
            <text:p>0.0000004065</text:p>
          </table:table-cell>
          <table:table-cell table:formula="of:=0.625*1000000*[.$N792]*1000" office:value-type="float" office:value="254.058837890625">
            <text:p>254.058838</text:p>
          </table:table-cell>
          <table:table-cell table:formula="of:=0.769*100000*[.$N792]*1000" office:value-type="float" office:value="31.2593994140625">
            <text:p>31.259399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6314">
            <text:p>6314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793]" office:value-type="float" office:value="22.8772">
            <text:p>22.8772</text:p>
          </table:table-cell>
          <table:table-cell/>
          <table:table-cell table:formula="of:=-0.0000028*[.$D793]*[.$D793]+0.0405*[.$D793]-4" office:value-type="float" office:value="32.3697568">
            <text:p>32.3697568</text:p>
          </table:table-cell>
          <table:table-cell/>
          <table:table-cell table:formula="of:=([.G793]-25)*(0.01+0.00008*[.$D793])+[.$I793]" office:value-type="float" office:value="32.185158112">
            <text:p>32.185158112</text:p>
          </table:table-cell>
          <table:table-cell/>
          <table:table-cell table:formula="of:=([.$B793]/4096)*1.5" office:value-type="float" office:value="0.043212890625">
            <text:p>0.043213</text:p>
          </table:table-cell>
          <table:table-cell table:formula="of:=[.M793]/100000" office:value-type="float" office:value="0.00000043212890625">
            <text:p>0.0000004321</text:p>
          </table:table-cell>
          <table:table-cell table:formula="of:=0.625*1000000*[.$N793]*1000" office:value-type="float" office:value="270.08056640625">
            <text:p>270.080566</text:p>
          </table:table-cell>
          <table:table-cell table:formula="of:=0.769*100000*[.$N793]*1000" office:value-type="float" office:value="33.230712890625">
            <text:p>33.230713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6314">
            <text:p>6314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794]" office:value-type="float" office:value="22.8772">
            <text:p>22.8772</text:p>
          </table:table-cell>
          <table:table-cell/>
          <table:table-cell table:formula="of:=-0.0000028*[.$D794]*[.$D794]+0.0405*[.$D794]-4" office:value-type="float" office:value="32.3346412">
            <text:p>32.3346412</text:p>
          </table:table-cell>
          <table:table-cell/>
          <table:table-cell table:formula="of:=([.G794]-25)*(0.01+0.00008*[.$D794])+[.$I794]" office:value-type="float" office:value="32.150212336">
            <text:p>32.150212336</text:p>
          </table:table-cell>
          <table:table-cell/>
          <table:table-cell table:formula="of:=([.$B794]/4096)*1.5" office:value-type="float" office:value="0.038818359375">
            <text:p>0.038818</text:p>
          </table:table-cell>
          <table:table-cell table:formula="of:=[.M794]/100000" office:value-type="float" office:value="0.00000038818359375">
            <text:p>0.0000003882</text:p>
          </table:table-cell>
          <table:table-cell table:formula="of:=0.625*1000000*[.$N794]*1000" office:value-type="float" office:value="242.61474609375">
            <text:p>242.614746</text:p>
          </table:table-cell>
          <table:table-cell table:formula="of:=0.769*100000*[.$N794]*1000" office:value-type="float" office:value="29.851318359375">
            <text:p>29.851318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6315">
            <text:p>631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795]" office:value-type="float" office:value="22.887">
            <text:p>22.887</text:p>
          </table:table-cell>
          <table:table-cell/>
          <table:table-cell table:formula="of:=-0.0000028*[.$D795]*[.$D795]+0.0405*[.$D795]-4" office:value-type="float" office:value="32.4399712">
            <text:p>32.4399712</text:p>
          </table:table-cell>
          <table:table-cell/>
          <table:table-cell table:formula="of:=([.G795]-25)*(0.01+0.00008*[.$D795])+[.$I795]" office:value-type="float" office:value="32.25588664">
            <text:p>32.25588664</text:p>
          </table:table-cell>
          <table:table-cell/>
          <table:table-cell table:formula="of:=([.$B795]/4096)*1.5" office:value-type="float" office:value="0.041015625">
            <text:p>0.041016</text:p>
          </table:table-cell>
          <table:table-cell table:formula="of:=[.M795]/100000" office:value-type="float" office:value="0.00000041015625">
            <text:p>0.0000004102</text:p>
          </table:table-cell>
          <table:table-cell table:formula="of:=0.625*1000000*[.$N795]*1000" office:value-type="float" office:value="256.34765625">
            <text:p>256.347656</text:p>
          </table:table-cell>
          <table:table-cell table:formula="of:=0.769*100000*[.$N795]*1000" office:value-type="float" office:value="31.541015625">
            <text:p>31.541016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6314">
            <text:p>6314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796]" office:value-type="float" office:value="22.8772">
            <text:p>22.8772</text:p>
          </table:table-cell>
          <table:table-cell/>
          <table:table-cell table:formula="of:=-0.0000028*[.$D796]*[.$D796]+0.0405*[.$D796]-4" office:value-type="float" office:value="32.3697568">
            <text:p>32.3697568</text:p>
          </table:table-cell>
          <table:table-cell/>
          <table:table-cell table:formula="of:=([.G796]-25)*(0.01+0.00008*[.$D796])+[.$I796]" office:value-type="float" office:value="32.185158112">
            <text:p>32.185158112</text:p>
          </table:table-cell>
          <table:table-cell/>
          <table:table-cell table:formula="of:=([.$B796]/4096)*1.5" office:value-type="float" office:value="0.0340576171875">
            <text:p>0.034058</text:p>
          </table:table-cell>
          <table:table-cell table:formula="of:=[.M796]/100000" office:value-type="float" office:value="0.000000340576171875">
            <text:p>0.0000003406</text:p>
          </table:table-cell>
          <table:table-cell table:formula="of:=0.625*1000000*[.$N796]*1000" office:value-type="float" office:value="212.860107421875">
            <text:p>212.860107</text:p>
          </table:table-cell>
          <table:table-cell table:formula="of:=0.769*100000*[.$N796]*1000" office:value-type="float" office:value="26.1903076171875">
            <text:p>26.190308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318">
            <text:p>6318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97]" office:value-type="float" office:value="22.9164">
            <text:p>22.9164</text:p>
          </table:table-cell>
          <table:table-cell/>
          <table:table-cell table:formula="of:=-0.0000028*[.$D797]*[.$D797]+0.0405*[.$D797]-4" office:value-type="float" office:value="32.29952">
            <text:p>32.29952</text:p>
          </table:table-cell>
          <table:table-cell/>
          <table:table-cell table:formula="of:=([.G797]-25)*(0.01+0.00008*[.$D797])+[.$I797]" office:value-type="float" office:value="32.11866352">
            <text:p>32.11866352</text:p>
          </table:table-cell>
          <table:table-cell/>
          <table:table-cell table:formula="of:=([.$B797]/4096)*1.5" office:value-type="float" office:value="0.0311279296875">
            <text:p>0.031128</text:p>
          </table:table-cell>
          <table:table-cell table:formula="of:=[.M797]/100000" office:value-type="float" office:value="0.000000311279296875">
            <text:p>0.0000003113</text:p>
          </table:table-cell>
          <table:table-cell table:formula="of:=0.625*1000000*[.$N797]*1000" office:value-type="float" office:value="194.549560546875">
            <text:p>194.549561</text:p>
          </table:table-cell>
          <table:table-cell table:formula="of:=0.769*100000*[.$N797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15">
            <text:p>6315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798]" office:value-type="float" office:value="22.887">
            <text:p>22.887</text:p>
          </table:table-cell>
          <table:table-cell/>
          <table:table-cell table:formula="of:=-0.0000028*[.$D798]*[.$D798]+0.0405*[.$D798]-4" office:value-type="float" office:value="32.29952">
            <text:p>32.29952</text:p>
          </table:table-cell>
          <table:table-cell/>
          <table:table-cell table:formula="of:=([.G798]-25)*(0.01+0.00008*[.$D798])+[.$I798]" office:value-type="float" office:value="32.1161116">
            <text:p>32.1161116</text:p>
          </table:table-cell>
          <table:table-cell/>
          <table:table-cell table:formula="of:=([.$B798]/4096)*1.5" office:value-type="float" office:value="0.0347900390625">
            <text:p>0.034790</text:p>
          </table:table-cell>
          <table:table-cell table:formula="of:=[.M798]/100000" office:value-type="float" office:value="0.000000347900390625">
            <text:p>0.0000003479</text:p>
          </table:table-cell>
          <table:table-cell table:formula="of:=0.625*1000000*[.$N798]*1000" office:value-type="float" office:value="217.437744140625">
            <text:p>217.437744</text:p>
          </table:table-cell>
          <table:table-cell table:formula="of:=0.769*100000*[.$N798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13">
            <text:p>6313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799]" office:value-type="float" office:value="22.8674">
            <text:p>22.8674</text:p>
          </table:table-cell>
          <table:table-cell/>
          <table:table-cell table:formula="of:=-0.0000028*[.$D799]*[.$D799]+0.0405*[.$D799]-4" office:value-type="float" office:value="32.4399712">
            <text:p>32.4399712</text:p>
          </table:table-cell>
          <table:table-cell/>
          <table:table-cell table:formula="of:=([.G799]-25)*(0.01+0.00008*[.$D799])+[.$I799]" office:value-type="float" office:value="32.254179088">
            <text:p>32.254179088</text:p>
          </table:table-cell>
          <table:table-cell/>
          <table:table-cell table:formula="of:=([.$B799]/4096)*1.5" office:value-type="float" office:value="0.034423828125">
            <text:p>0.034424</text:p>
          </table:table-cell>
          <table:table-cell table:formula="of:=[.M799]/100000" office:value-type="float" office:value="0.00000034423828125">
            <text:p>0.0000003442</text:p>
          </table:table-cell>
          <table:table-cell table:formula="of:=0.625*1000000*[.$N799]*1000" office:value-type="float" office:value="215.14892578125">
            <text:p>215.148926</text:p>
          </table:table-cell>
          <table:table-cell table:formula="of:=0.769*100000*[.$N799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6315">
            <text:p>6315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00]" office:value-type="float" office:value="22.887">
            <text:p>22.887</text:p>
          </table:table-cell>
          <table:table-cell/>
          <table:table-cell table:formula="of:=-0.0000028*[.$D800]*[.$D800]+0.0405*[.$D800]-4" office:value-type="float" office:value="32.3697568">
            <text:p>32.3697568</text:p>
          </table:table-cell>
          <table:table-cell/>
          <table:table-cell table:formula="of:=([.G800]-25)*(0.01+0.00008*[.$D800])+[.$I800]" office:value-type="float" office:value="32.18601032">
            <text:p>32.18601032</text:p>
          </table:table-cell>
          <table:table-cell/>
          <table:table-cell table:formula="of:=([.$B800]/4096)*1.5" office:value-type="float" office:value="0.0369873046875">
            <text:p>0.036987</text:p>
          </table:table-cell>
          <table:table-cell table:formula="of:=[.M800]/100000" office:value-type="float" office:value="0.000000369873046875">
            <text:p>0.0000003699</text:p>
          </table:table-cell>
          <table:table-cell table:formula="of:=0.625*1000000*[.$N800]*1000" office:value-type="float" office:value="231.170654296875">
            <text:p>231.170654</text:p>
          </table:table-cell>
          <table:table-cell table:formula="of:=0.769*100000*[.$N800]*1000" office:value-type="float" office:value="28.4432373046875">
            <text:p>28.443237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18">
            <text:p>631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01]" office:value-type="float" office:value="22.9164">
            <text:p>22.9164</text:p>
          </table:table-cell>
          <table:table-cell/>
          <table:table-cell table:formula="of:=-0.0000028*[.$D801]*[.$D801]+0.0405*[.$D801]-4" office:value-type="float" office:value="32.4399712">
            <text:p>32.4399712</text:p>
          </table:table-cell>
          <table:table-cell/>
          <table:table-cell table:formula="of:=([.G801]-25)*(0.01+0.00008*[.$D801])+[.$I801]" office:value-type="float" office:value="32.258447968">
            <text:p>32.258447968</text:p>
          </table:table-cell>
          <table:table-cell/>
          <table:table-cell table:formula="of:=([.$B801]/4096)*1.5" office:value-type="float" office:value="0.03515625">
            <text:p>0.035156</text:p>
          </table:table-cell>
          <table:table-cell table:formula="of:=[.M801]/100000" office:value-type="float" office:value="0.0000003515625">
            <text:p>0.0000003516</text:p>
          </table:table-cell>
          <table:table-cell table:formula="of:=0.625*1000000*[.$N801]*1000" office:value-type="float" office:value="219.7265625">
            <text:p>219.726563</text:p>
          </table:table-cell>
          <table:table-cell table:formula="of:=0.769*100000*[.$N801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6316">
            <text:p>631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02]" office:value-type="float" office:value="22.8968">
            <text:p>22.8968</text:p>
          </table:table-cell>
          <table:table-cell/>
          <table:table-cell table:formula="of:=-0.0000028*[.$D802]*[.$D802]+0.0405*[.$D802]-4" office:value-type="float" office:value="32.4399712">
            <text:p>32.4399712</text:p>
          </table:table-cell>
          <table:table-cell/>
          <table:table-cell table:formula="of:=([.G802]-25)*(0.01+0.00008*[.$D802])+[.$I802]" office:value-type="float" office:value="32.256740416">
            <text:p>32.256740416</text:p>
          </table:table-cell>
          <table:table-cell/>
          <table:table-cell table:formula="of:=([.$B802]/4096)*1.5" office:value-type="float" office:value="0.038818359375">
            <text:p>0.038818</text:p>
          </table:table-cell>
          <table:table-cell table:formula="of:=[.M802]/100000" office:value-type="float" office:value="0.00000038818359375">
            <text:p>0.0000003882</text:p>
          </table:table-cell>
          <table:table-cell table:formula="of:=0.625*1000000*[.$N802]*1000" office:value-type="float" office:value="242.61474609375">
            <text:p>242.614746</text:p>
          </table:table-cell>
          <table:table-cell table:formula="of:=0.769*100000*[.$N802]*1000" office:value-type="float" office:value="29.851318359375">
            <text:p>29.851318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15">
            <text:p>6315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03]" office:value-type="float" office:value="22.887">
            <text:p>22.887</text:p>
          </table:table-cell>
          <table:table-cell/>
          <table:table-cell table:formula="of:=-0.0000028*[.$D803]*[.$D803]+0.0405*[.$D803]-4" office:value-type="float" office:value="32.3697568">
            <text:p>32.3697568</text:p>
          </table:table-cell>
          <table:table-cell/>
          <table:table-cell table:formula="of:=([.G803]-25)*(0.01+0.00008*[.$D803])+[.$I803]" office:value-type="float" office:value="32.18601032">
            <text:p>32.18601032</text:p>
          </table:table-cell>
          <table:table-cell/>
          <table:table-cell table:formula="of:=([.$B803]/4096)*1.5" office:value-type="float" office:value="0.03515625">
            <text:p>0.035156</text:p>
          </table:table-cell>
          <table:table-cell table:formula="of:=[.M803]/100000" office:value-type="float" office:value="0.0000003515625">
            <text:p>0.0000003516</text:p>
          </table:table-cell>
          <table:table-cell table:formula="of:=0.625*1000000*[.$N803]*1000" office:value-type="float" office:value="219.7265625">
            <text:p>219.726563</text:p>
          </table:table-cell>
          <table:table-cell table:formula="of:=0.769*100000*[.$N803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6318">
            <text:p>631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04]" office:value-type="float" office:value="22.9164">
            <text:p>22.9164</text:p>
          </table:table-cell>
          <table:table-cell/>
          <table:table-cell table:formula="of:=-0.0000028*[.$D804]*[.$D804]+0.0405*[.$D804]-4" office:value-type="float" office:value="32.4399712">
            <text:p>32.4399712</text:p>
          </table:table-cell>
          <table:table-cell/>
          <table:table-cell table:formula="of:=([.G804]-25)*(0.01+0.00008*[.$D804])+[.$I804]" office:value-type="float" office:value="32.258447968">
            <text:p>32.258447968</text:p>
          </table:table-cell>
          <table:table-cell/>
          <table:table-cell table:formula="of:=([.$B804]/4096)*1.5" office:value-type="float" office:value="0.0303955078125">
            <text:p>0.030396</text:p>
          </table:table-cell>
          <table:table-cell table:formula="of:=[.M804]/100000" office:value-type="float" office:value="0.000000303955078125">
            <text:p>0.0000003040</text:p>
          </table:table-cell>
          <table:table-cell table:formula="of:=0.625*1000000*[.$N804]*1000" office:value-type="float" office:value="189.971923828125">
            <text:p>189.971924</text:p>
          </table:table-cell>
          <table:table-cell table:formula="of:=0.769*100000*[.$N804]*1000" office:value-type="float" office:value="23.3741455078125">
            <text:p>23.37414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317">
            <text:p>6317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05]" office:value-type="float" office:value="22.9066">
            <text:p>22.9066</text:p>
          </table:table-cell>
          <table:table-cell/>
          <table:table-cell table:formula="of:=-0.0000028*[.$D805]*[.$D805]+0.0405*[.$D805]-4" office:value-type="float" office:value="32.4399712">
            <text:p>32.4399712</text:p>
          </table:table-cell>
          <table:table-cell/>
          <table:table-cell table:formula="of:=([.G805]-25)*(0.01+0.00008*[.$D805])+[.$I805]" office:value-type="float" office:value="32.257594192">
            <text:p>32.257594192</text:p>
          </table:table-cell>
          <table:table-cell/>
          <table:table-cell table:formula="of:=([.$B805]/4096)*1.5" office:value-type="float" office:value="0.028564453125">
            <text:p>0.028564</text:p>
          </table:table-cell>
          <table:table-cell table:formula="of:=[.M805]/100000" office:value-type="float" office:value="0.00000028564453125">
            <text:p>0.0000002856</text:p>
          </table:table-cell>
          <table:table-cell table:formula="of:=0.625*1000000*[.$N805]*1000" office:value-type="float" office:value="178.52783203125">
            <text:p>178.527832</text:p>
          </table:table-cell>
          <table:table-cell table:formula="of:=0.769*100000*[.$N805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315">
            <text:p>631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06]" office:value-type="float" office:value="22.887">
            <text:p>22.887</text:p>
          </table:table-cell>
          <table:table-cell/>
          <table:table-cell table:formula="of:=-0.0000028*[.$D806]*[.$D806]+0.0405*[.$D806]-4" office:value-type="float" office:value="32.4399712">
            <text:p>32.4399712</text:p>
          </table:table-cell>
          <table:table-cell/>
          <table:table-cell table:formula="of:=([.G806]-25)*(0.01+0.00008*[.$D806])+[.$I806]" office:value-type="float" office:value="32.25588664">
            <text:p>32.25588664</text:p>
          </table:table-cell>
          <table:table-cell/>
          <table:table-cell table:formula="of:=([.$B806]/4096)*1.5" office:value-type="float" office:value="0.032958984375">
            <text:p>0.032959</text:p>
          </table:table-cell>
          <table:table-cell table:formula="of:=[.M806]/100000" office:value-type="float" office:value="0.00000032958984375">
            <text:p>0.0000003296</text:p>
          </table:table-cell>
          <table:table-cell table:formula="of:=0.625*1000000*[.$N806]*1000" office:value-type="float" office:value="205.99365234375">
            <text:p>205.993652</text:p>
          </table:table-cell>
          <table:table-cell table:formula="of:=0.769*100000*[.$N806]*1000" office:value-type="float" office:value="25.345458984375">
            <text:p>25.345459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17">
            <text:p>6317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07]" office:value-type="float" office:value="22.9066">
            <text:p>22.9066</text:p>
          </table:table-cell>
          <table:table-cell/>
          <table:table-cell table:formula="of:=-0.0000028*[.$D807]*[.$D807]+0.0405*[.$D807]-4" office:value-type="float" office:value="32.3697568">
            <text:p>32.3697568</text:p>
          </table:table-cell>
          <table:table-cell/>
          <table:table-cell table:formula="of:=([.G807]-25)*(0.01+0.00008*[.$D807])+[.$I807]" office:value-type="float" office:value="32.187714736">
            <text:p>32.187714736</text:p>
          </table:table-cell>
          <table:table-cell/>
          <table:table-cell table:formula="of:=([.$B807]/4096)*1.5" office:value-type="float" office:value="0.0281982421875">
            <text:p>0.028198</text:p>
          </table:table-cell>
          <table:table-cell table:formula="of:=[.M807]/100000" office:value-type="float" office:value="0.000000281982421875">
            <text:p>0.0000002820</text:p>
          </table:table-cell>
          <table:table-cell table:formula="of:=0.625*1000000*[.$N807]*1000" office:value-type="float" office:value="176.239013671875">
            <text:p>176.239014</text:p>
          </table:table-cell>
          <table:table-cell table:formula="of:=0.769*100000*[.$N807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6315">
            <text:p>631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08]" office:value-type="float" office:value="22.887">
            <text:p>22.887</text:p>
          </table:table-cell>
          <table:table-cell/>
          <table:table-cell table:formula="of:=-0.0000028*[.$D808]*[.$D808]+0.0405*[.$D808]-4" office:value-type="float" office:value="32.4399712">
            <text:p>32.4399712</text:p>
          </table:table-cell>
          <table:table-cell/>
          <table:table-cell table:formula="of:=([.G808]-25)*(0.01+0.00008*[.$D808])+[.$I808]" office:value-type="float" office:value="32.25588664">
            <text:p>32.25588664</text:p>
          </table:table-cell>
          <table:table-cell/>
          <table:table-cell table:formula="of:=([.$B808]/4096)*1.5" office:value-type="float" office:value="0.0340576171875">
            <text:p>0.034058</text:p>
          </table:table-cell>
          <table:table-cell table:formula="of:=[.M808]/100000" office:value-type="float" office:value="0.000000340576171875">
            <text:p>0.0000003406</text:p>
          </table:table-cell>
          <table:table-cell table:formula="of:=0.625*1000000*[.$N808]*1000" office:value-type="float" office:value="212.860107421875">
            <text:p>212.860107</text:p>
          </table:table-cell>
          <table:table-cell table:formula="of:=0.769*100000*[.$N808]*1000" office:value-type="float" office:value="26.1903076171875">
            <text:p>26.190308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6316">
            <text:p>631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09]" office:value-type="float" office:value="22.8968">
            <text:p>22.8968</text:p>
          </table:table-cell>
          <table:table-cell/>
          <table:table-cell table:formula="of:=-0.0000028*[.$D809]*[.$D809]+0.0405*[.$D809]-4" office:value-type="float" office:value="32.4399712">
            <text:p>32.4399712</text:p>
          </table:table-cell>
          <table:table-cell/>
          <table:table-cell table:formula="of:=([.G809]-25)*(0.01+0.00008*[.$D809])+[.$I809]" office:value-type="float" office:value="32.256740416">
            <text:p>32.256740416</text:p>
          </table:table-cell>
          <table:table-cell/>
          <table:table-cell table:formula="of:=([.$B809]/4096)*1.5" office:value-type="float" office:value="0.0362548828125">
            <text:p>0.036255</text:p>
          </table:table-cell>
          <table:table-cell table:formula="of:=[.M809]/100000" office:value-type="float" office:value="0.000000362548828125">
            <text:p>0.0000003625</text:p>
          </table:table-cell>
          <table:table-cell table:formula="of:=0.625*1000000*[.$N809]*1000" office:value-type="float" office:value="226.593017578125">
            <text:p>226.593018</text:p>
          </table:table-cell>
          <table:table-cell table:formula="of:=0.769*100000*[.$N809]*1000" office:value-type="float" office:value="27.8800048828125">
            <text:p>27.880005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14">
            <text:p>6314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10]" office:value-type="float" office:value="22.8772">
            <text:p>22.8772</text:p>
          </table:table-cell>
          <table:table-cell/>
          <table:table-cell table:formula="of:=-0.0000028*[.$D810]*[.$D810]+0.0405*[.$D810]-4" office:value-type="float" office:value="32.3697568">
            <text:p>32.3697568</text:p>
          </table:table-cell>
          <table:table-cell/>
          <table:table-cell table:formula="of:=([.G810]-25)*(0.01+0.00008*[.$D810])+[.$I810]" office:value-type="float" office:value="32.185158112">
            <text:p>32.185158112</text:p>
          </table:table-cell>
          <table:table-cell/>
          <table:table-cell table:formula="of:=([.$B810]/4096)*1.5" office:value-type="float" office:value="0.03515625">
            <text:p>0.035156</text:p>
          </table:table-cell>
          <table:table-cell table:formula="of:=[.M810]/100000" office:value-type="float" office:value="0.0000003515625">
            <text:p>0.0000003516</text:p>
          </table:table-cell>
          <table:table-cell table:formula="of:=0.625*1000000*[.$N810]*1000" office:value-type="float" office:value="219.7265625">
            <text:p>219.726563</text:p>
          </table:table-cell>
          <table:table-cell table:formula="of:=0.769*100000*[.$N810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6314">
            <text:p>6314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11]" office:value-type="float" office:value="22.8772">
            <text:p>22.8772</text:p>
          </table:table-cell>
          <table:table-cell/>
          <table:table-cell table:formula="of:=-0.0000028*[.$D811]*[.$D811]+0.0405*[.$D811]-4" office:value-type="float" office:value="32.4399712">
            <text:p>32.4399712</text:p>
          </table:table-cell>
          <table:table-cell/>
          <table:table-cell table:formula="of:=([.G811]-25)*(0.01+0.00008*[.$D811])+[.$I811]" office:value-type="float" office:value="32.255032864">
            <text:p>32.255032864</text:p>
          </table:table-cell>
          <table:table-cell/>
          <table:table-cell table:formula="of:=([.$B811]/4096)*1.5" office:value-type="float" office:value="0.03369140625">
            <text:p>0.033691</text:p>
          </table:table-cell>
          <table:table-cell table:formula="of:=[.M811]/100000" office:value-type="float" office:value="0.0000003369140625">
            <text:p>0.0000003369</text:p>
          </table:table-cell>
          <table:table-cell table:formula="of:=0.625*1000000*[.$N811]*1000" office:value-type="float" office:value="210.5712890625">
            <text:p>210.571289</text:p>
          </table:table-cell>
          <table:table-cell table:formula="of:=0.769*100000*[.$N811]*1000" office:value-type="float" office:value="25.90869140625">
            <text:p>25.90869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6316">
            <text:p>631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12]" office:value-type="float" office:value="22.8968">
            <text:p>22.8968</text:p>
          </table:table-cell>
          <table:table-cell/>
          <table:table-cell table:formula="of:=-0.0000028*[.$D812]*[.$D812]+0.0405*[.$D812]-4" office:value-type="float" office:value="32.4399712">
            <text:p>32.4399712</text:p>
          </table:table-cell>
          <table:table-cell/>
          <table:table-cell table:formula="of:=([.G812]-25)*(0.01+0.00008*[.$D812])+[.$I812]" office:value-type="float" office:value="32.256740416">
            <text:p>32.256740416</text:p>
          </table:table-cell>
          <table:table-cell/>
          <table:table-cell table:formula="of:=([.$B812]/4096)*1.5" office:value-type="float" office:value="0.035888671875">
            <text:p>0.035889</text:p>
          </table:table-cell>
          <table:table-cell table:formula="of:=[.M812]/100000" office:value-type="float" office:value="0.00000035888671875">
            <text:p>0.0000003589</text:p>
          </table:table-cell>
          <table:table-cell table:formula="of:=0.625*1000000*[.$N812]*1000" office:value-type="float" office:value="224.30419921875">
            <text:p>224.304199</text:p>
          </table:table-cell>
          <table:table-cell table:formula="of:=0.769*100000*[.$N812]*1000" office:value-type="float" office:value="27.598388671875">
            <text:p>27.598389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6313">
            <text:p>6313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13]" office:value-type="float" office:value="22.8674">
            <text:p>22.8674</text:p>
          </table:table-cell>
          <table:table-cell/>
          <table:table-cell table:formula="of:=-0.0000028*[.$D813]*[.$D813]+0.0405*[.$D813]-4" office:value-type="float" office:value="32.3697568">
            <text:p>32.3697568</text:p>
          </table:table-cell>
          <table:table-cell/>
          <table:table-cell table:formula="of:=([.G813]-25)*(0.01+0.00008*[.$D813])+[.$I813]" office:value-type="float" office:value="32.184305904">
            <text:p>32.184305904</text:p>
          </table:table-cell>
          <table:table-cell/>
          <table:table-cell table:formula="of:=([.$B813]/4096)*1.5" office:value-type="float" office:value="0.0380859375">
            <text:p>0.038086</text:p>
          </table:table-cell>
          <table:table-cell table:formula="of:=[.M813]/100000" office:value-type="float" office:value="0.000000380859375">
            <text:p>0.0000003809</text:p>
          </table:table-cell>
          <table:table-cell table:formula="of:=0.625*1000000*[.$N813]*1000" office:value-type="float" office:value="238.037109375">
            <text:p>238.037109</text:p>
          </table:table-cell>
          <table:table-cell table:formula="of:=0.769*100000*[.$N813]*1000" office:value-type="float" office:value="29.2880859375">
            <text:p>29.288086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6316">
            <text:p>631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14]" office:value-type="float" office:value="22.8968">
            <text:p>22.8968</text:p>
          </table:table-cell>
          <table:table-cell/>
          <table:table-cell table:formula="of:=-0.0000028*[.$D814]*[.$D814]+0.0405*[.$D814]-4" office:value-type="float" office:value="32.4399712">
            <text:p>32.4399712</text:p>
          </table:table-cell>
          <table:table-cell/>
          <table:table-cell table:formula="of:=([.G814]-25)*(0.01+0.00008*[.$D814])+[.$I814]" office:value-type="float" office:value="32.256740416">
            <text:p>32.256740416</text:p>
          </table:table-cell>
          <table:table-cell/>
          <table:table-cell table:formula="of:=([.$B814]/4096)*1.5" office:value-type="float" office:value="0.0377197265625">
            <text:p>0.037720</text:p>
          </table:table-cell>
          <table:table-cell table:formula="of:=[.M814]/100000" office:value-type="float" office:value="0.000000377197265625">
            <text:p>0.0000003772</text:p>
          </table:table-cell>
          <table:table-cell table:formula="of:=0.625*1000000*[.$N814]*1000" office:value-type="float" office:value="235.748291015625">
            <text:p>235.748291</text:p>
          </table:table-cell>
          <table:table-cell table:formula="of:=0.769*100000*[.$N814]*1000" office:value-type="float" office:value="29.0064697265625">
            <text:p>29.006470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6315">
            <text:p>631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15]" office:value-type="float" office:value="22.887">
            <text:p>22.887</text:p>
          </table:table-cell>
          <table:table-cell/>
          <table:table-cell table:formula="of:=-0.0000028*[.$D815]*[.$D815]+0.0405*[.$D815]-4" office:value-type="float" office:value="32.4399712">
            <text:p>32.4399712</text:p>
          </table:table-cell>
          <table:table-cell/>
          <table:table-cell table:formula="of:=([.G815]-25)*(0.01+0.00008*[.$D815])+[.$I815]" office:value-type="float" office:value="32.25588664">
            <text:p>32.25588664</text:p>
          </table:table-cell>
          <table:table-cell/>
          <table:table-cell table:formula="of:=([.$B815]/4096)*1.5" office:value-type="float" office:value="0.03955078125">
            <text:p>0.039551</text:p>
          </table:table-cell>
          <table:table-cell table:formula="of:=[.M815]/100000" office:value-type="float" office:value="0.0000003955078125">
            <text:p>0.0000003955</text:p>
          </table:table-cell>
          <table:table-cell table:formula="of:=0.625*1000000*[.$N815]*1000" office:value-type="float" office:value="247.1923828125">
            <text:p>247.192383</text:p>
          </table:table-cell>
          <table:table-cell table:formula="of:=0.769*100000*[.$N815]*1000" office:value-type="float" office:value="30.41455078125">
            <text:p>30.414551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318">
            <text:p>631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16]" office:value-type="float" office:value="22.9164">
            <text:p>22.9164</text:p>
          </table:table-cell>
          <table:table-cell/>
          <table:table-cell table:formula="of:=-0.0000028*[.$D816]*[.$D816]+0.0405*[.$D816]-4" office:value-type="float" office:value="32.4399712">
            <text:p>32.4399712</text:p>
          </table:table-cell>
          <table:table-cell/>
          <table:table-cell table:formula="of:=([.G816]-25)*(0.01+0.00008*[.$D816])+[.$I816]" office:value-type="float" office:value="32.258447968">
            <text:p>32.258447968</text:p>
          </table:table-cell>
          <table:table-cell/>
          <table:table-cell table:formula="of:=([.$B816]/4096)*1.5" office:value-type="float" office:value="0.03662109375">
            <text:p>0.036621</text:p>
          </table:table-cell>
          <table:table-cell table:formula="of:=[.M816]/100000" office:value-type="float" office:value="0.0000003662109375">
            <text:p>0.0000003662</text:p>
          </table:table-cell>
          <table:table-cell table:formula="of:=0.625*1000000*[.$N816]*1000" office:value-type="float" office:value="228.8818359375">
            <text:p>228.881836</text:p>
          </table:table-cell>
          <table:table-cell table:formula="of:=0.769*100000*[.$N816]*1000" office:value-type="float" office:value="28.16162109375">
            <text:p>28.161621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6317">
            <text:p>6317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17]" office:value-type="float" office:value="22.9066">
            <text:p>22.9066</text:p>
          </table:table-cell>
          <table:table-cell/>
          <table:table-cell table:formula="of:=-0.0000028*[.$D817]*[.$D817]+0.0405*[.$D817]-4" office:value-type="float" office:value="32.3697568">
            <text:p>32.3697568</text:p>
          </table:table-cell>
          <table:table-cell/>
          <table:table-cell table:formula="of:=([.G817]-25)*(0.01+0.00008*[.$D817])+[.$I817]" office:value-type="float" office:value="32.187714736">
            <text:p>32.187714736</text:p>
          </table:table-cell>
          <table:table-cell/>
          <table:table-cell table:formula="of:=([.$B817]/4096)*1.5" office:value-type="float" office:value="0.0399169921875">
            <text:p>0.039917</text:p>
          </table:table-cell>
          <table:table-cell table:formula="of:=[.M817]/100000" office:value-type="float" office:value="0.000000399169921875">
            <text:p>0.0000003992</text:p>
          </table:table-cell>
          <table:table-cell table:formula="of:=0.625*1000000*[.$N817]*1000" office:value-type="float" office:value="249.481201171875">
            <text:p>249.481201</text:p>
          </table:table-cell>
          <table:table-cell table:formula="of:=0.769*100000*[.$N817]*1000" office:value-type="float" office:value="30.6961669921875">
            <text:p>30.696167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6320">
            <text:p>6320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18]" office:value-type="float" office:value="22.936">
            <text:p>22.936</text:p>
          </table:table-cell>
          <table:table-cell/>
          <table:table-cell table:formula="of:=-0.0000028*[.$D818]*[.$D818]+0.0405*[.$D818]-4" office:value-type="float" office:value="32.4399712">
            <text:p>32.4399712</text:p>
          </table:table-cell>
          <table:table-cell/>
          <table:table-cell table:formula="of:=([.G818]-25)*(0.01+0.00008*[.$D818])+[.$I818]" office:value-type="float" office:value="32.26015552">
            <text:p>32.26015552</text:p>
          </table:table-cell>
          <table:table-cell/>
          <table:table-cell table:formula="of:=([.$B818]/4096)*1.5" office:value-type="float" office:value="0.0369873046875">
            <text:p>0.036987</text:p>
          </table:table-cell>
          <table:table-cell table:formula="of:=[.M818]/100000" office:value-type="float" office:value="0.000000369873046875">
            <text:p>0.0000003699</text:p>
          </table:table-cell>
          <table:table-cell table:formula="of:=0.625*1000000*[.$N818]*1000" office:value-type="float" office:value="231.170654296875">
            <text:p>231.170654</text:p>
          </table:table-cell>
          <table:table-cell table:formula="of:=0.769*100000*[.$N818]*1000" office:value-type="float" office:value="28.4432373046875">
            <text:p>28.443237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18">
            <text:p>6318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19]" office:value-type="float" office:value="22.9164">
            <text:p>22.9164</text:p>
          </table:table-cell>
          <table:table-cell/>
          <table:table-cell table:formula="of:=-0.0000028*[.$D819]*[.$D819]+0.0405*[.$D819]-4" office:value-type="float" office:value="32.3697568">
            <text:p>32.3697568</text:p>
          </table:table-cell>
          <table:table-cell/>
          <table:table-cell table:formula="of:=([.G819]-25)*(0.01+0.00008*[.$D819])+[.$I819]" office:value-type="float" office:value="32.188566944">
            <text:p>32.188566944</text:p>
          </table:table-cell>
          <table:table-cell/>
          <table:table-cell table:formula="of:=([.$B819]/4096)*1.5" office:value-type="float" office:value="0.03515625">
            <text:p>0.035156</text:p>
          </table:table-cell>
          <table:table-cell table:formula="of:=[.M819]/100000" office:value-type="float" office:value="0.0000003515625">
            <text:p>0.0000003516</text:p>
          </table:table-cell>
          <table:table-cell table:formula="of:=0.625*1000000*[.$N819]*1000" office:value-type="float" office:value="219.7265625">
            <text:p>219.726563</text:p>
          </table:table-cell>
          <table:table-cell table:formula="of:=0.769*100000*[.$N819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320">
            <text:p>6320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20]" office:value-type="float" office:value="22.936">
            <text:p>22.936</text:p>
          </table:table-cell>
          <table:table-cell/>
          <table:table-cell table:formula="of:=-0.0000028*[.$D820]*[.$D820]+0.0405*[.$D820]-4" office:value-type="float" office:value="32.3697568">
            <text:p>32.3697568</text:p>
          </table:table-cell>
          <table:table-cell/>
          <table:table-cell table:formula="of:=([.G820]-25)*(0.01+0.00008*[.$D820])+[.$I820]" office:value-type="float" office:value="32.19027136">
            <text:p>32.19027136</text:p>
          </table:table-cell>
          <table:table-cell/>
          <table:table-cell table:formula="of:=([.$B820]/4096)*1.5" office:value-type="float" office:value="0.03662109375">
            <text:p>0.036621</text:p>
          </table:table-cell>
          <table:table-cell table:formula="of:=[.M820]/100000" office:value-type="float" office:value="0.0000003662109375">
            <text:p>0.0000003662</text:p>
          </table:table-cell>
          <table:table-cell table:formula="of:=0.625*1000000*[.$N820]*1000" office:value-type="float" office:value="228.8818359375">
            <text:p>228.881836</text:p>
          </table:table-cell>
          <table:table-cell table:formula="of:=0.769*100000*[.$N820]*1000" office:value-type="float" office:value="28.16162109375">
            <text:p>28.161621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6318">
            <text:p>631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21]" office:value-type="float" office:value="22.9164">
            <text:p>22.9164</text:p>
          </table:table-cell>
          <table:table-cell/>
          <table:table-cell table:formula="of:=-0.0000028*[.$D821]*[.$D821]+0.0405*[.$D821]-4" office:value-type="float" office:value="32.4399712">
            <text:p>32.4399712</text:p>
          </table:table-cell>
          <table:table-cell/>
          <table:table-cell table:formula="of:=([.G821]-25)*(0.01+0.00008*[.$D821])+[.$I821]" office:value-type="float" office:value="32.258447968">
            <text:p>32.258447968</text:p>
          </table:table-cell>
          <table:table-cell/>
          <table:table-cell table:formula="of:=([.$B821]/4096)*1.5" office:value-type="float" office:value="0.0369873046875">
            <text:p>0.036987</text:p>
          </table:table-cell>
          <table:table-cell table:formula="of:=[.M821]/100000" office:value-type="float" office:value="0.000000369873046875">
            <text:p>0.0000003699</text:p>
          </table:table-cell>
          <table:table-cell table:formula="of:=0.625*1000000*[.$N821]*1000" office:value-type="float" office:value="231.170654296875">
            <text:p>231.170654</text:p>
          </table:table-cell>
          <table:table-cell table:formula="of:=0.769*100000*[.$N821]*1000" office:value-type="float" office:value="28.4432373046875">
            <text:p>28.443237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6318">
            <text:p>6318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822]" office:value-type="float" office:value="22.9164">
            <text:p>22.9164</text:p>
          </table:table-cell>
          <table:table-cell/>
          <table:table-cell table:formula="of:=-0.0000028*[.$D822]*[.$D822]+0.0405*[.$D822]-4" office:value-type="float" office:value="32.3346412">
            <text:p>32.3346412</text:p>
          </table:table-cell>
          <table:table-cell/>
          <table:table-cell table:formula="of:=([.G822]-25)*(0.01+0.00008*[.$D822])+[.$I822]" office:value-type="float" office:value="32.153618032">
            <text:p>32.153618032</text:p>
          </table:table-cell>
          <table:table-cell/>
          <table:table-cell table:formula="of:=([.$B822]/4096)*1.5" office:value-type="float" office:value="0.035888671875">
            <text:p>0.035889</text:p>
          </table:table-cell>
          <table:table-cell table:formula="of:=[.M822]/100000" office:value-type="float" office:value="0.00000035888671875">
            <text:p>0.0000003589</text:p>
          </table:table-cell>
          <table:table-cell table:formula="of:=0.625*1000000*[.$N822]*1000" office:value-type="float" office:value="224.30419921875">
            <text:p>224.304199</text:p>
          </table:table-cell>
          <table:table-cell table:formula="of:=0.769*100000*[.$N822]*1000" office:value-type="float" office:value="27.598388671875">
            <text:p>27.598389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21">
            <text:p>6321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23]" office:value-type="float" office:value="22.9458">
            <text:p>22.9458</text:p>
          </table:table-cell>
          <table:table-cell/>
          <table:table-cell table:formula="of:=-0.0000028*[.$D823]*[.$D823]+0.0405*[.$D823]-4" office:value-type="float" office:value="32.5101632">
            <text:p>32.5101632</text:p>
          </table:table-cell>
          <table:table-cell/>
          <table:table-cell table:formula="of:=([.G823]-25)*(0.01+0.00008*[.$D823])+[.$I823]" office:value-type="float" office:value="32.330872624">
            <text:p>32.330872624</text:p>
          </table:table-cell>
          <table:table-cell/>
          <table:table-cell table:formula="of:=([.$B823]/4096)*1.5" office:value-type="float" office:value="0.034423828125">
            <text:p>0.034424</text:p>
          </table:table-cell>
          <table:table-cell table:formula="of:=[.M823]/100000" office:value-type="float" office:value="0.00000034423828125">
            <text:p>0.0000003442</text:p>
          </table:table-cell>
          <table:table-cell table:formula="of:=0.625*1000000*[.$N823]*1000" office:value-type="float" office:value="215.14892578125">
            <text:p>215.148926</text:p>
          </table:table-cell>
          <table:table-cell table:formula="of:=0.769*100000*[.$N823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6319">
            <text:p>6319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824]" office:value-type="float" office:value="22.9262">
            <text:p>22.9262</text:p>
          </table:table-cell>
          <table:table-cell/>
          <table:table-cell table:formula="of:=-0.0000028*[.$D824]*[.$D824]+0.0405*[.$D824]-4" office:value-type="float" office:value="32.4048668">
            <text:p>32.4048668</text:p>
          </table:table-cell>
          <table:table-cell/>
          <table:table-cell table:formula="of:=([.G824]-25)*(0.01+0.00008*[.$D824])+[.$I824]" office:value-type="float" office:value="32.224363248">
            <text:p>32.224363248</text:p>
          </table:table-cell>
          <table:table-cell/>
          <table:table-cell table:formula="of:=([.$B824]/4096)*1.5" office:value-type="float" office:value="0.035888671875">
            <text:p>0.035889</text:p>
          </table:table-cell>
          <table:table-cell table:formula="of:=[.M824]/100000" office:value-type="float" office:value="0.00000035888671875">
            <text:p>0.0000003589</text:p>
          </table:table-cell>
          <table:table-cell table:formula="of:=0.625*1000000*[.$N824]*1000" office:value-type="float" office:value="224.30419921875">
            <text:p>224.304199</text:p>
          </table:table-cell>
          <table:table-cell table:formula="of:=0.769*100000*[.$N824]*1000" office:value-type="float" office:value="27.598388671875">
            <text:p>27.598389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6318">
            <text:p>6318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25]" office:value-type="float" office:value="22.9164">
            <text:p>22.9164</text:p>
          </table:table-cell>
          <table:table-cell/>
          <table:table-cell table:formula="of:=-0.0000028*[.$D825]*[.$D825]+0.0405*[.$D825]-4" office:value-type="float" office:value="32.3697568">
            <text:p>32.3697568</text:p>
          </table:table-cell>
          <table:table-cell/>
          <table:table-cell table:formula="of:=([.G825]-25)*(0.01+0.00008*[.$D825])+[.$I825]" office:value-type="float" office:value="32.188566944">
            <text:p>32.188566944</text:p>
          </table:table-cell>
          <table:table-cell/>
          <table:table-cell table:formula="of:=([.$B825]/4096)*1.5" office:value-type="float" office:value="0.0355224609375">
            <text:p>0.035522</text:p>
          </table:table-cell>
          <table:table-cell table:formula="of:=[.M825]/100000" office:value-type="float" office:value="0.000000355224609375">
            <text:p>0.0000003552</text:p>
          </table:table-cell>
          <table:table-cell table:formula="of:=0.625*1000000*[.$N825]*1000" office:value-type="float" office:value="222.015380859375">
            <text:p>222.015381</text:p>
          </table:table-cell>
          <table:table-cell table:formula="of:=0.769*100000*[.$N825]*1000" office:value-type="float" office:value="27.3167724609375">
            <text:p>27.316772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6319">
            <text:p>6319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26]" office:value-type="float" office:value="22.9262">
            <text:p>22.9262</text:p>
          </table:table-cell>
          <table:table-cell/>
          <table:table-cell table:formula="of:=-0.0000028*[.$D826]*[.$D826]+0.0405*[.$D826]-4" office:value-type="float" office:value="32.3697568">
            <text:p>32.3697568</text:p>
          </table:table-cell>
          <table:table-cell/>
          <table:table-cell table:formula="of:=([.G826]-25)*(0.01+0.00008*[.$D826])+[.$I826]" office:value-type="float" office:value="32.189419152">
            <text:p>32.189419152</text:p>
          </table:table-cell>
          <table:table-cell/>
          <table:table-cell table:formula="of:=([.$B826]/4096)*1.5" office:value-type="float" office:value="0.040283203125">
            <text:p>0.040283</text:p>
          </table:table-cell>
          <table:table-cell table:formula="of:=[.M826]/100000" office:value-type="float" office:value="0.00000040283203125">
            <text:p>0.0000004028</text:p>
          </table:table-cell>
          <table:table-cell table:formula="of:=0.625*1000000*[.$N826]*1000" office:value-type="float" office:value="251.77001953125">
            <text:p>251.770020</text:p>
          </table:table-cell>
          <table:table-cell table:formula="of:=0.769*100000*[.$N826]*1000" office:value-type="float" office:value="30.977783203125">
            <text:p>30.977783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320">
            <text:p>6320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827]" office:value-type="float" office:value="22.936">
            <text:p>22.936</text:p>
          </table:table-cell>
          <table:table-cell/>
          <table:table-cell table:formula="of:=-0.0000028*[.$D827]*[.$D827]+0.0405*[.$D827]-4" office:value-type="float" office:value="32.4048668">
            <text:p>32.4048668</text:p>
          </table:table-cell>
          <table:table-cell/>
          <table:table-cell table:formula="of:=([.G827]-25)*(0.01+0.00008*[.$D827])+[.$I827]" office:value-type="float" office:value="32.22521624">
            <text:p>32.22521624</text:p>
          </table:table-cell>
          <table:table-cell/>
          <table:table-cell table:formula="of:=([.$B827]/4096)*1.5" office:value-type="float" office:value="0.03662109375">
            <text:p>0.036621</text:p>
          </table:table-cell>
          <table:table-cell table:formula="of:=[.M827]/100000" office:value-type="float" office:value="0.0000003662109375">
            <text:p>0.0000003662</text:p>
          </table:table-cell>
          <table:table-cell table:formula="of:=0.625*1000000*[.$N827]*1000" office:value-type="float" office:value="228.8818359375">
            <text:p>228.881836</text:p>
          </table:table-cell>
          <table:table-cell table:formula="of:=0.769*100000*[.$N827]*1000" office:value-type="float" office:value="28.16162109375">
            <text:p>28.161621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6322">
            <text:p>6322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828]" office:value-type="float" office:value="22.9556">
            <text:p>22.9556</text:p>
          </table:table-cell>
          <table:table-cell/>
          <table:table-cell table:formula="of:=-0.0000028*[.$D828]*[.$D828]+0.0405*[.$D828]-4" office:value-type="float" office:value="32.4048668">
            <text:p>32.4048668</text:p>
          </table:table-cell>
          <table:table-cell/>
          <table:table-cell table:formula="of:=([.G828]-25)*(0.01+0.00008*[.$D828])+[.$I828]" office:value-type="float" office:value="32.226922224">
            <text:p>32.226922224</text:p>
          </table:table-cell>
          <table:table-cell/>
          <table:table-cell table:formula="of:=([.$B828]/4096)*1.5" office:value-type="float" office:value="0.0421142578125">
            <text:p>0.042114</text:p>
          </table:table-cell>
          <table:table-cell table:formula="of:=[.M828]/100000" office:value-type="float" office:value="0.000000421142578125">
            <text:p>0.0000004211</text:p>
          </table:table-cell>
          <table:table-cell table:formula="of:=0.625*1000000*[.$N828]*1000" office:value-type="float" office:value="263.214111328125">
            <text:p>263.214111</text:p>
          </table:table-cell>
          <table:table-cell table:formula="of:=0.769*100000*[.$N828]*1000" office:value-type="float" office:value="32.3858642578125">
            <text:p>32.385864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6322">
            <text:p>6322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29]" office:value-type="float" office:value="22.9556">
            <text:p>22.9556</text:p>
          </table:table-cell>
          <table:table-cell/>
          <table:table-cell table:formula="of:=-0.0000028*[.$D829]*[.$D829]+0.0405*[.$D829]-4" office:value-type="float" office:value="32.3697568">
            <text:p>32.3697568</text:p>
          </table:table-cell>
          <table:table-cell/>
          <table:table-cell table:formula="of:=([.G829]-25)*(0.01+0.00008*[.$D829])+[.$I829]" office:value-type="float" office:value="32.191975776">
            <text:p>32.191975776</text:p>
          </table:table-cell>
          <table:table-cell/>
          <table:table-cell table:formula="of:=([.$B829]/4096)*1.5" office:value-type="float" office:value="0.041015625">
            <text:p>0.041016</text:p>
          </table:table-cell>
          <table:table-cell table:formula="of:=[.M829]/100000" office:value-type="float" office:value="0.00000041015625">
            <text:p>0.0000004102</text:p>
          </table:table-cell>
          <table:table-cell table:formula="of:=0.625*1000000*[.$N829]*1000" office:value-type="float" office:value="256.34765625">
            <text:p>256.347656</text:p>
          </table:table-cell>
          <table:table-cell table:formula="of:=0.769*100000*[.$N829]*1000" office:value-type="float" office:value="31.541015625">
            <text:p>31.541016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6326">
            <text:p>632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30]" office:value-type="float" office:value="22.9948">
            <text:p>22.9948</text:p>
          </table:table-cell>
          <table:table-cell/>
          <table:table-cell table:formula="of:=-0.0000028*[.$D830]*[.$D830]+0.0405*[.$D830]-4" office:value-type="float" office:value="32.4399712">
            <text:p>32.4399712</text:p>
          </table:table-cell>
          <table:table-cell/>
          <table:table-cell table:formula="of:=([.G830]-25)*(0.01+0.00008*[.$D830])+[.$I830]" office:value-type="float" office:value="32.265278176">
            <text:p>32.265278176</text:p>
          </table:table-cell>
          <table:table-cell/>
          <table:table-cell table:formula="of:=([.$B830]/4096)*1.5" office:value-type="float" office:value="0.041748046875">
            <text:p>0.041748</text:p>
          </table:table-cell>
          <table:table-cell table:formula="of:=[.M830]/100000" office:value-type="float" office:value="0.00000041748046875">
            <text:p>0.0000004175</text:p>
          </table:table-cell>
          <table:table-cell table:formula="of:=0.625*1000000*[.$N830]*1000" office:value-type="float" office:value="260.92529296875">
            <text:p>260.925293</text:p>
          </table:table-cell>
          <table:table-cell table:formula="of:=0.769*100000*[.$N830]*1000" office:value-type="float" office:value="32.104248046875">
            <text:p>32.104248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6328">
            <text:p>632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31]" office:value-type="float" office:value="23.0144">
            <text:p>23.0144</text:p>
          </table:table-cell>
          <table:table-cell/>
          <table:table-cell table:formula="of:=-0.0000028*[.$D831]*[.$D831]+0.0405*[.$D831]-4" office:value-type="float" office:value="32.4399712">
            <text:p>32.4399712</text:p>
          </table:table-cell>
          <table:table-cell/>
          <table:table-cell table:formula="of:=([.G831]-25)*(0.01+0.00008*[.$D831])+[.$I831]" office:value-type="float" office:value="32.266985728">
            <text:p>32.266985728</text:p>
          </table:table-cell>
          <table:table-cell/>
          <table:table-cell table:formula="of:=([.$B831]/4096)*1.5" office:value-type="float" office:value="0.03955078125">
            <text:p>0.039551</text:p>
          </table:table-cell>
          <table:table-cell table:formula="of:=[.M831]/100000" office:value-type="float" office:value="0.0000003955078125">
            <text:p>0.0000003955</text:p>
          </table:table-cell>
          <table:table-cell table:formula="of:=0.625*1000000*[.$N831]*1000" office:value-type="float" office:value="247.1923828125">
            <text:p>247.192383</text:p>
          </table:table-cell>
          <table:table-cell table:formula="of:=0.769*100000*[.$N831]*1000" office:value-type="float" office:value="30.41455078125">
            <text:p>30.414551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6324">
            <text:p>6324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832]" office:value-type="float" office:value="22.9752">
            <text:p>22.9752</text:p>
          </table:table-cell>
          <table:table-cell/>
          <table:table-cell table:formula="of:=-0.0000028*[.$D832]*[.$D832]+0.0405*[.$D832]-4" office:value-type="float" office:value="32.29952">
            <text:p>32.29952</text:p>
          </table:table-cell>
          <table:table-cell/>
          <table:table-cell table:formula="of:=([.G832]-25)*(0.01+0.00008*[.$D832])+[.$I832]" office:value-type="float" office:value="32.12376736">
            <text:p>32.12376736</text:p>
          </table:table-cell>
          <table:table-cell/>
          <table:table-cell table:formula="of:=([.$B832]/4096)*1.5" office:value-type="float" office:value="0.0380859375">
            <text:p>0.038086</text:p>
          </table:table-cell>
          <table:table-cell table:formula="of:=[.M832]/100000" office:value-type="float" office:value="0.000000380859375">
            <text:p>0.0000003809</text:p>
          </table:table-cell>
          <table:table-cell table:formula="of:=0.625*1000000*[.$N832]*1000" office:value-type="float" office:value="238.037109375">
            <text:p>238.037109</text:p>
          </table:table-cell>
          <table:table-cell table:formula="of:=0.769*100000*[.$N832]*1000" office:value-type="float" office:value="29.2880859375">
            <text:p>29.288086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6328">
            <text:p>632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33]" office:value-type="float" office:value="23.0144">
            <text:p>23.0144</text:p>
          </table:table-cell>
          <table:table-cell/>
          <table:table-cell table:formula="of:=-0.0000028*[.$D833]*[.$D833]+0.0405*[.$D833]-4" office:value-type="float" office:value="32.5101632">
            <text:p>32.5101632</text:p>
          </table:table-cell>
          <table:table-cell/>
          <table:table-cell table:formula="of:=([.G833]-25)*(0.01+0.00008*[.$D833])+[.$I833]" office:value-type="float" office:value="32.336860032">
            <text:p>32.336860032</text:p>
          </table:table-cell>
          <table:table-cell/>
          <table:table-cell table:formula="of:=([.$B833]/4096)*1.5" office:value-type="float" office:value="0.041748046875">
            <text:p>0.041748</text:p>
          </table:table-cell>
          <table:table-cell table:formula="of:=[.M833]/100000" office:value-type="float" office:value="0.00000041748046875">
            <text:p>0.0000004175</text:p>
          </table:table-cell>
          <table:table-cell table:formula="of:=0.625*1000000*[.$N833]*1000" office:value-type="float" office:value="260.92529296875">
            <text:p>260.925293</text:p>
          </table:table-cell>
          <table:table-cell table:formula="of:=0.769*100000*[.$N833]*1000" office:value-type="float" office:value="32.104248046875">
            <text:p>32.104248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6328">
            <text:p>632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34]" office:value-type="float" office:value="23.0144">
            <text:p>23.0144</text:p>
          </table:table-cell>
          <table:table-cell/>
          <table:table-cell table:formula="of:=-0.0000028*[.$D834]*[.$D834]+0.0405*[.$D834]-4" office:value-type="float" office:value="32.5101632">
            <text:p>32.5101632</text:p>
          </table:table-cell>
          <table:table-cell/>
          <table:table-cell table:formula="of:=([.G834]-25)*(0.01+0.00008*[.$D834])+[.$I834]" office:value-type="float" office:value="32.336860032">
            <text:p>32.336860032</text:p>
          </table:table-cell>
          <table:table-cell/>
          <table:table-cell table:formula="of:=([.$B834]/4096)*1.5" office:value-type="float" office:value="0.040283203125">
            <text:p>0.040283</text:p>
          </table:table-cell>
          <table:table-cell table:formula="of:=[.M834]/100000" office:value-type="float" office:value="0.00000040283203125">
            <text:p>0.0000004028</text:p>
          </table:table-cell>
          <table:table-cell table:formula="of:=0.625*1000000*[.$N834]*1000" office:value-type="float" office:value="251.77001953125">
            <text:p>251.770020</text:p>
          </table:table-cell>
          <table:table-cell table:formula="of:=0.769*100000*[.$N834]*1000" office:value-type="float" office:value="30.977783203125">
            <text:p>30.977783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6327">
            <text:p>6327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35]" office:value-type="float" office:value="23.0046">
            <text:p>23.0046</text:p>
          </table:table-cell>
          <table:table-cell/>
          <table:table-cell table:formula="of:=-0.0000028*[.$D835]*[.$D835]+0.0405*[.$D835]-4" office:value-type="float" office:value="32.3697568">
            <text:p>32.3697568</text:p>
          </table:table-cell>
          <table:table-cell/>
          <table:table-cell table:formula="of:=([.G835]-25)*(0.01+0.00008*[.$D835])+[.$I835]" office:value-type="float" office:value="32.196236816">
            <text:p>32.196236816</text:p>
          </table:table-cell>
          <table:table-cell/>
          <table:table-cell table:formula="of:=([.$B835]/4096)*1.5" office:value-type="float" office:value="0.038818359375">
            <text:p>0.038818</text:p>
          </table:table-cell>
          <table:table-cell table:formula="of:=[.M835]/100000" office:value-type="float" office:value="0.00000038818359375">
            <text:p>0.0000003882</text:p>
          </table:table-cell>
          <table:table-cell table:formula="of:=0.625*1000000*[.$N835]*1000" office:value-type="float" office:value="242.61474609375">
            <text:p>242.614746</text:p>
          </table:table-cell>
          <table:table-cell table:formula="of:=0.769*100000*[.$N835]*1000" office:value-type="float" office:value="29.851318359375">
            <text:p>29.851318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6326">
            <text:p>6326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836]" office:value-type="float" office:value="22.9948">
            <text:p>22.9948</text:p>
          </table:table-cell>
          <table:table-cell/>
          <table:table-cell table:formula="of:=-0.0000028*[.$D836]*[.$D836]+0.0405*[.$D836]-4" office:value-type="float" office:value="32.29952">
            <text:p>32.29952</text:p>
          </table:table-cell>
          <table:table-cell/>
          <table:table-cell table:formula="of:=([.G836]-25)*(0.01+0.00008*[.$D836])+[.$I836]" office:value-type="float" office:value="32.12546864">
            <text:p>32.12546864</text:p>
          </table:table-cell>
          <table:table-cell/>
          <table:table-cell table:formula="of:=([.$B836]/4096)*1.5" office:value-type="float" office:value="0.0399169921875">
            <text:p>0.039917</text:p>
          </table:table-cell>
          <table:table-cell table:formula="of:=[.M836]/100000" office:value-type="float" office:value="0.000000399169921875">
            <text:p>0.0000003992</text:p>
          </table:table-cell>
          <table:table-cell table:formula="of:=0.625*1000000*[.$N836]*1000" office:value-type="float" office:value="249.481201171875">
            <text:p>249.481201</text:p>
          </table:table-cell>
          <table:table-cell table:formula="of:=0.769*100000*[.$N836]*1000" office:value-type="float" office:value="30.6961669921875">
            <text:p>30.696167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6327">
            <text:p>6327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37]" office:value-type="float" office:value="23.0046">
            <text:p>23.0046</text:p>
          </table:table-cell>
          <table:table-cell/>
          <table:table-cell table:formula="of:=-0.0000028*[.$D837]*[.$D837]+0.0405*[.$D837]-4" office:value-type="float" office:value="32.3697568">
            <text:p>32.3697568</text:p>
          </table:table-cell>
          <table:table-cell/>
          <table:table-cell table:formula="of:=([.G837]-25)*(0.01+0.00008*[.$D837])+[.$I837]" office:value-type="float" office:value="32.196236816">
            <text:p>32.196236816</text:p>
          </table:table-cell>
          <table:table-cell/>
          <table:table-cell table:formula="of:=([.$B837]/4096)*1.5" office:value-type="float" office:value="0.0435791015625">
            <text:p>0.043579</text:p>
          </table:table-cell>
          <table:table-cell table:formula="of:=[.M837]/100000" office:value-type="float" office:value="0.000000435791015625">
            <text:p>0.0000004358</text:p>
          </table:table-cell>
          <table:table-cell table:formula="of:=0.625*1000000*[.$N837]*1000" office:value-type="float" office:value="272.369384765625">
            <text:p>272.369385</text:p>
          </table:table-cell>
          <table:table-cell table:formula="of:=0.769*100000*[.$N837]*1000" office:value-type="float" office:value="33.5123291015625">
            <text:p>33.512329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6324">
            <text:p>6324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38]" office:value-type="float" office:value="22.9752">
            <text:p>22.9752</text:p>
          </table:table-cell>
          <table:table-cell/>
          <table:table-cell table:formula="of:=-0.0000028*[.$D838]*[.$D838]+0.0405*[.$D838]-4" office:value-type="float" office:value="32.3697568">
            <text:p>32.3697568</text:p>
          </table:table-cell>
          <table:table-cell/>
          <table:table-cell table:formula="of:=([.G838]-25)*(0.01+0.00008*[.$D838])+[.$I838]" office:value-type="float" office:value="32.193680192">
            <text:p>32.193680192</text:p>
          </table:table-cell>
          <table:table-cell/>
          <table:table-cell table:formula="of:=([.$B838]/4096)*1.5" office:value-type="float" office:value="0.0399169921875">
            <text:p>0.039917</text:p>
          </table:table-cell>
          <table:table-cell table:formula="of:=[.M838]/100000" office:value-type="float" office:value="0.000000399169921875">
            <text:p>0.0000003992</text:p>
          </table:table-cell>
          <table:table-cell table:formula="of:=0.625*1000000*[.$N838]*1000" office:value-type="float" office:value="249.481201171875">
            <text:p>249.481201</text:p>
          </table:table-cell>
          <table:table-cell table:formula="of:=0.769*100000*[.$N838]*1000" office:value-type="float" office:value="30.6961669921875">
            <text:p>30.696167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6330">
            <text:p>6330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839]" office:value-type="float" office:value="23.034">
            <text:p>23.034</text:p>
          </table:table-cell>
          <table:table-cell/>
          <table:table-cell table:formula="of:=-0.0000028*[.$D839]*[.$D839]+0.0405*[.$D839]-4" office:value-type="float" office:value="32.6154092">
            <text:p>32.6154092</text:p>
          </table:table-cell>
          <table:table-cell/>
          <table:table-cell table:formula="of:=([.G839]-25)*(0.01+0.00008*[.$D839])+[.$I839]" office:value-type="float" office:value="32.44334488">
            <text:p>32.44334488</text:p>
          </table:table-cell>
          <table:table-cell/>
          <table:table-cell table:formula="of:=([.$B839]/4096)*1.5" office:value-type="float" office:value="0.0421142578125">
            <text:p>0.042114</text:p>
          </table:table-cell>
          <table:table-cell table:formula="of:=[.M839]/100000" office:value-type="float" office:value="0.000000421142578125">
            <text:p>0.0000004211</text:p>
          </table:table-cell>
          <table:table-cell table:formula="of:=0.625*1000000*[.$N839]*1000" office:value-type="float" office:value="263.214111328125">
            <text:p>263.214111</text:p>
          </table:table-cell>
          <table:table-cell table:formula="of:=0.769*100000*[.$N839]*1000" office:value-type="float" office:value="32.3858642578125">
            <text:p>32.385864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6332">
            <text:p>6332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840]" office:value-type="float" office:value="23.0536">
            <text:p>23.0536</text:p>
          </table:table-cell>
          <table:table-cell/>
          <table:table-cell table:formula="of:=-0.0000028*[.$D840]*[.$D840]+0.0405*[.$D840]-4" office:value-type="float" office:value="32.47507">
            <text:p>32.47507</text:p>
          </table:table-cell>
          <table:table-cell/>
          <table:table-cell table:formula="of:=([.G840]-25)*(0.01+0.00008*[.$D840])+[.$I840]" office:value-type="float" office:value="32.30534392">
            <text:p>32.30534392</text:p>
          </table:table-cell>
          <table:table-cell/>
          <table:table-cell table:formula="of:=([.$B840]/4096)*1.5" office:value-type="float" office:value="0.03955078125">
            <text:p>0.039551</text:p>
          </table:table-cell>
          <table:table-cell table:formula="of:=[.M840]/100000" office:value-type="float" office:value="0.0000003955078125">
            <text:p>0.0000003955</text:p>
          </table:table-cell>
          <table:table-cell table:formula="of:=0.625*1000000*[.$N840]*1000" office:value-type="float" office:value="247.1923828125">
            <text:p>247.192383</text:p>
          </table:table-cell>
          <table:table-cell table:formula="of:=0.769*100000*[.$N840]*1000" office:value-type="float" office:value="30.41455078125">
            <text:p>30.414551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6331">
            <text:p>6331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841]" office:value-type="float" office:value="23.0438">
            <text:p>23.0438</text:p>
          </table:table-cell>
          <table:table-cell/>
          <table:table-cell table:formula="of:=-0.0000028*[.$D841]*[.$D841]+0.0405*[.$D841]-4" office:value-type="float" office:value="32.29952">
            <text:p>32.29952</text:p>
          </table:table-cell>
          <table:table-cell/>
          <table:table-cell table:formula="of:=([.G841]-25)*(0.01+0.00008*[.$D841])+[.$I841]" office:value-type="float" office:value="32.12972184">
            <text:p>32.12972184</text:p>
          </table:table-cell>
          <table:table-cell/>
          <table:table-cell table:formula="of:=([.$B841]/4096)*1.5" office:value-type="float" office:value="0.03955078125">
            <text:p>0.039551</text:p>
          </table:table-cell>
          <table:table-cell table:formula="of:=[.M841]/100000" office:value-type="float" office:value="0.0000003955078125">
            <text:p>0.0000003955</text:p>
          </table:table-cell>
          <table:table-cell table:formula="of:=0.625*1000000*[.$N841]*1000" office:value-type="float" office:value="247.1923828125">
            <text:p>247.192383</text:p>
          </table:table-cell>
          <table:table-cell table:formula="of:=0.769*100000*[.$N841]*1000" office:value-type="float" office:value="30.41455078125">
            <text:p>30.41455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6335">
            <text:p>633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842]" office:value-type="float" office:value="23.083">
            <text:p>23.083</text:p>
          </table:table-cell>
          <table:table-cell/>
          <table:table-cell table:formula="of:=-0.0000028*[.$D842]*[.$D842]+0.0405*[.$D842]-4" office:value-type="float" office:value="32.5803328">
            <text:p>32.5803328</text:p>
          </table:table-cell>
          <table:table-cell/>
          <table:table-cell table:formula="of:=([.G842]-25)*(0.01+0.00008*[.$D842])+[.$I842]" office:value-type="float" office:value="32.41271032">
            <text:p>32.41271032</text:p>
          </table:table-cell>
          <table:table-cell/>
          <table:table-cell table:formula="of:=([.$B842]/4096)*1.5" office:value-type="float" office:value="0.03369140625">
            <text:p>0.033691</text:p>
          </table:table-cell>
          <table:table-cell table:formula="of:=[.M842]/100000" office:value-type="float" office:value="0.0000003369140625">
            <text:p>0.0000003369</text:p>
          </table:table-cell>
          <table:table-cell table:formula="of:=0.625*1000000*[.$N842]*1000" office:value-type="float" office:value="210.5712890625">
            <text:p>210.571289</text:p>
          </table:table-cell>
          <table:table-cell table:formula="of:=0.769*100000*[.$N842]*1000" office:value-type="float" office:value="25.90869140625">
            <text:p>25.908691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6335">
            <text:p>6335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43]" office:value-type="float" office:value="23.083">
            <text:p>23.083</text:p>
          </table:table-cell>
          <table:table-cell/>
          <table:table-cell table:formula="of:=-0.0000028*[.$D843]*[.$D843]+0.0405*[.$D843]-4" office:value-type="float" office:value="32.3697568">
            <text:p>32.3697568</text:p>
          </table:table-cell>
          <table:table-cell/>
          <table:table-cell table:formula="of:=([.G843]-25)*(0.01+0.00008*[.$D843])+[.$I843]" office:value-type="float" office:value="32.20305448">
            <text:p>32.20305448</text:p>
          </table:table-cell>
          <table:table-cell/>
          <table:table-cell table:formula="of:=([.$B843]/4096)*1.5" office:value-type="float" office:value="0.0355224609375">
            <text:p>0.035522</text:p>
          </table:table-cell>
          <table:table-cell table:formula="of:=[.M843]/100000" office:value-type="float" office:value="0.000000355224609375">
            <text:p>0.0000003552</text:p>
          </table:table-cell>
          <table:table-cell table:formula="of:=0.625*1000000*[.$N843]*1000" office:value-type="float" office:value="222.015380859375">
            <text:p>222.015381</text:p>
          </table:table-cell>
          <table:table-cell table:formula="of:=0.769*100000*[.$N843]*1000" office:value-type="float" office:value="27.3167724609375">
            <text:p>27.316772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6336">
            <text:p>6336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44]" office:value-type="float" office:value="23.0928">
            <text:p>23.0928</text:p>
          </table:table-cell>
          <table:table-cell/>
          <table:table-cell table:formula="of:=-0.0000028*[.$D844]*[.$D844]+0.0405*[.$D844]-4" office:value-type="float" office:value="32.3697568">
            <text:p>32.3697568</text:p>
          </table:table-cell>
          <table:table-cell/>
          <table:table-cell table:formula="of:=([.G844]-25)*(0.01+0.00008*[.$D844])+[.$I844]" office:value-type="float" office:value="32.203906688">
            <text:p>32.203906688</text:p>
          </table:table-cell>
          <table:table-cell/>
          <table:table-cell table:formula="of:=([.$B844]/4096)*1.5" office:value-type="float" office:value="0.0391845703125">
            <text:p>0.039185</text:p>
          </table:table-cell>
          <table:table-cell table:formula="of:=[.M844]/100000" office:value-type="float" office:value="0.000000391845703125">
            <text:p>0.0000003918</text:p>
          </table:table-cell>
          <table:table-cell table:formula="of:=0.625*1000000*[.$N844]*1000" office:value-type="float" office:value="244.903564453125">
            <text:p>244.903564</text:p>
          </table:table-cell>
          <table:table-cell table:formula="of:=0.769*100000*[.$N844]*1000" office:value-type="float" office:value="30.1329345703125">
            <text:p>30.132935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6338">
            <text:p>6338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845]" office:value-type="float" office:value="23.1124">
            <text:p>23.1124</text:p>
          </table:table-cell>
          <table:table-cell/>
          <table:table-cell table:formula="of:=-0.0000028*[.$D845]*[.$D845]+0.0405*[.$D845]-4" office:value-type="float" office:value="32.29952">
            <text:p>32.29952</text:p>
          </table:table-cell>
          <table:table-cell/>
          <table:table-cell table:formula="of:=([.G845]-25)*(0.01+0.00008*[.$D845])+[.$I845]" office:value-type="float" office:value="32.13567632">
            <text:p>32.13567632</text:p>
          </table:table-cell>
          <table:table-cell/>
          <table:table-cell table:formula="of:=([.$B845]/4096)*1.5" office:value-type="float" office:value="0.0369873046875">
            <text:p>0.036987</text:p>
          </table:table-cell>
          <table:table-cell table:formula="of:=[.M845]/100000" office:value-type="float" office:value="0.000000369873046875">
            <text:p>0.0000003699</text:p>
          </table:table-cell>
          <table:table-cell table:formula="of:=0.625*1000000*[.$N845]*1000" office:value-type="float" office:value="231.170654296875">
            <text:p>231.170654</text:p>
          </table:table-cell>
          <table:table-cell table:formula="of:=0.769*100000*[.$N845]*1000" office:value-type="float" office:value="28.4432373046875">
            <text:p>28.443237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6334">
            <text:p>6334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846]" office:value-type="float" office:value="23.0732">
            <text:p>23.0732</text:p>
          </table:table-cell>
          <table:table-cell/>
          <table:table-cell table:formula="of:=-0.0000028*[.$D846]*[.$D846]+0.0405*[.$D846]-4" office:value-type="float" office:value="32.2292608">
            <text:p>32.2292608</text:p>
          </table:table-cell>
          <table:table-cell/>
          <table:table-cell table:formula="of:=([.G846]-25)*(0.01+0.00008*[.$D846])+[.$I846]" office:value-type="float" office:value="32.062322848">
            <text:p>32.062322848</text:p>
          </table:table-cell>
          <table:table-cell/>
          <table:table-cell table:formula="of:=([.$B846]/4096)*1.5" office:value-type="float" office:value="0.038818359375">
            <text:p>0.038818</text:p>
          </table:table-cell>
          <table:table-cell table:formula="of:=[.M846]/100000" office:value-type="float" office:value="0.00000038818359375">
            <text:p>0.0000003882</text:p>
          </table:table-cell>
          <table:table-cell table:formula="of:=0.625*1000000*[.$N846]*1000" office:value-type="float" office:value="242.61474609375">
            <text:p>242.614746</text:p>
          </table:table-cell>
          <table:table-cell table:formula="of:=0.769*100000*[.$N846]*1000" office:value-type="float" office:value="29.851318359375">
            <text:p>29.851318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6335">
            <text:p>6335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47]" office:value-type="float" office:value="23.083">
            <text:p>23.083</text:p>
          </table:table-cell>
          <table:table-cell/>
          <table:table-cell table:formula="of:=-0.0000028*[.$D847]*[.$D847]+0.0405*[.$D847]-4" office:value-type="float" office:value="32.3697568">
            <text:p>32.3697568</text:p>
          </table:table-cell>
          <table:table-cell/>
          <table:table-cell table:formula="of:=([.G847]-25)*(0.01+0.00008*[.$D847])+[.$I847]" office:value-type="float" office:value="32.20305448">
            <text:p>32.20305448</text:p>
          </table:table-cell>
          <table:table-cell/>
          <table:table-cell table:formula="of:=([.$B847]/4096)*1.5" office:value-type="float" office:value="0.035888671875">
            <text:p>0.035889</text:p>
          </table:table-cell>
          <table:table-cell table:formula="of:=[.M847]/100000" office:value-type="float" office:value="0.00000035888671875">
            <text:p>0.0000003589</text:p>
          </table:table-cell>
          <table:table-cell table:formula="of:=0.625*1000000*[.$N847]*1000" office:value-type="float" office:value="224.30419921875">
            <text:p>224.304199</text:p>
          </table:table-cell>
          <table:table-cell table:formula="of:=0.769*100000*[.$N847]*1000" office:value-type="float" office:value="27.598388671875">
            <text:p>27.598389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6332">
            <text:p>6332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48]" office:value-type="float" office:value="23.0536">
            <text:p>23.0536</text:p>
          </table:table-cell>
          <table:table-cell/>
          <table:table-cell table:formula="of:=-0.0000028*[.$D848]*[.$D848]+0.0405*[.$D848]-4" office:value-type="float" office:value="32.3697568">
            <text:p>32.3697568</text:p>
          </table:table-cell>
          <table:table-cell/>
          <table:table-cell table:formula="of:=([.G848]-25)*(0.01+0.00008*[.$D848])+[.$I848]" office:value-type="float" office:value="32.200497856">
            <text:p>32.200497856</text:p>
          </table:table-cell>
          <table:table-cell/>
          <table:table-cell table:formula="of:=([.$B848]/4096)*1.5" office:value-type="float" office:value="0.035888671875">
            <text:p>0.035889</text:p>
          </table:table-cell>
          <table:table-cell table:formula="of:=[.M848]/100000" office:value-type="float" office:value="0.00000035888671875">
            <text:p>0.0000003589</text:p>
          </table:table-cell>
          <table:table-cell table:formula="of:=0.625*1000000*[.$N848]*1000" office:value-type="float" office:value="224.30419921875">
            <text:p>224.304199</text:p>
          </table:table-cell>
          <table:table-cell table:formula="of:=0.769*100000*[.$N848]*1000" office:value-type="float" office:value="27.598388671875">
            <text:p>27.598389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6335">
            <text:p>633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49]" office:value-type="float" office:value="23.083">
            <text:p>23.083</text:p>
          </table:table-cell>
          <table:table-cell/>
          <table:table-cell table:formula="of:=-0.0000028*[.$D849]*[.$D849]+0.0405*[.$D849]-4" office:value-type="float" office:value="32.4399712">
            <text:p>32.4399712</text:p>
          </table:table-cell>
          <table:table-cell/>
          <table:table-cell table:formula="of:=([.G849]-25)*(0.01+0.00008*[.$D849])+[.$I849]" office:value-type="float" office:value="32.27296216">
            <text:p>32.27296216</text:p>
          </table:table-cell>
          <table:table-cell/>
          <table:table-cell table:formula="of:=([.$B849]/4096)*1.5" office:value-type="float" office:value="0.0377197265625">
            <text:p>0.037720</text:p>
          </table:table-cell>
          <table:table-cell table:formula="of:=[.M849]/100000" office:value-type="float" office:value="0.000000377197265625">
            <text:p>0.0000003772</text:p>
          </table:table-cell>
          <table:table-cell table:formula="of:=0.625*1000000*[.$N849]*1000" office:value-type="float" office:value="235.748291015625">
            <text:p>235.748291</text:p>
          </table:table-cell>
          <table:table-cell table:formula="of:=0.769*100000*[.$N849]*1000" office:value-type="float" office:value="29.0064697265625">
            <text:p>29.006470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333">
            <text:p>6333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850]" office:value-type="float" office:value="23.0634">
            <text:p>23.0634</text:p>
          </table:table-cell>
          <table:table-cell/>
          <table:table-cell table:formula="of:=-0.0000028*[.$D850]*[.$D850]+0.0405*[.$D850]-4" office:value-type="float" office:value="32.2292608">
            <text:p>32.2292608</text:p>
          </table:table-cell>
          <table:table-cell/>
          <table:table-cell table:formula="of:=([.G850]-25)*(0.01+0.00008*[.$D850])+[.$I850]" office:value-type="float" office:value="32.061473776">
            <text:p>32.061473776</text:p>
          </table:table-cell>
          <table:table-cell/>
          <table:table-cell table:formula="of:=([.$B850]/4096)*1.5" office:value-type="float" office:value="0.032958984375">
            <text:p>0.032959</text:p>
          </table:table-cell>
          <table:table-cell table:formula="of:=[.M850]/100000" office:value-type="float" office:value="0.00000032958984375">
            <text:p>0.0000003296</text:p>
          </table:table-cell>
          <table:table-cell table:formula="of:=0.625*1000000*[.$N850]*1000" office:value-type="float" office:value="205.99365234375">
            <text:p>205.993652</text:p>
          </table:table-cell>
          <table:table-cell table:formula="of:=0.769*100000*[.$N850]*1000" office:value-type="float" office:value="25.345458984375">
            <text:p>25.345459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6332">
            <text:p>6332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51]" office:value-type="float" office:value="23.0536">
            <text:p>23.0536</text:p>
          </table:table-cell>
          <table:table-cell/>
          <table:table-cell table:formula="of:=-0.0000028*[.$D851]*[.$D851]+0.0405*[.$D851]-4" office:value-type="float" office:value="32.3697568">
            <text:p>32.3697568</text:p>
          </table:table-cell>
          <table:table-cell/>
          <table:table-cell table:formula="of:=([.G851]-25)*(0.01+0.00008*[.$D851])+[.$I851]" office:value-type="float" office:value="32.200497856">
            <text:p>32.200497856</text:p>
          </table:table-cell>
          <table:table-cell/>
          <table:table-cell table:formula="of:=([.$B851]/4096)*1.5" office:value-type="float" office:value="0.0362548828125">
            <text:p>0.036255</text:p>
          </table:table-cell>
          <table:table-cell table:formula="of:=[.M851]/100000" office:value-type="float" office:value="0.000000362548828125">
            <text:p>0.0000003625</text:p>
          </table:table-cell>
          <table:table-cell table:formula="of:=0.625*1000000*[.$N851]*1000" office:value-type="float" office:value="226.593017578125">
            <text:p>226.593018</text:p>
          </table:table-cell>
          <table:table-cell table:formula="of:=0.769*100000*[.$N851]*1000" office:value-type="float" office:value="27.8800048828125">
            <text:p>27.880005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6335">
            <text:p>633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52]" office:value-type="float" office:value="23.083">
            <text:p>23.083</text:p>
          </table:table-cell>
          <table:table-cell/>
          <table:table-cell table:formula="of:=-0.0000028*[.$D852]*[.$D852]+0.0405*[.$D852]-4" office:value-type="float" office:value="32.4399712">
            <text:p>32.4399712</text:p>
          </table:table-cell>
          <table:table-cell/>
          <table:table-cell table:formula="of:=([.G852]-25)*(0.01+0.00008*[.$D852])+[.$I852]" office:value-type="float" office:value="32.27296216">
            <text:p>32.27296216</text:p>
          </table:table-cell>
          <table:table-cell/>
          <table:table-cell table:formula="of:=([.$B852]/4096)*1.5" office:value-type="float" office:value="0.0325927734375">
            <text:p>0.032593</text:p>
          </table:table-cell>
          <table:table-cell table:formula="of:=[.M852]/100000" office:value-type="float" office:value="0.000000325927734375">
            <text:p>0.0000003259</text:p>
          </table:table-cell>
          <table:table-cell table:formula="of:=0.625*1000000*[.$N852]*1000" office:value-type="float" office:value="203.704833984375">
            <text:p>203.704834</text:p>
          </table:table-cell>
          <table:table-cell table:formula="of:=0.769*100000*[.$N852]*1000" office:value-type="float" office:value="25.0638427734375">
            <text:p>25.063843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335">
            <text:p>633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53]" office:value-type="float" office:value="23.083">
            <text:p>23.083</text:p>
          </table:table-cell>
          <table:table-cell/>
          <table:table-cell table:formula="of:=-0.0000028*[.$D853]*[.$D853]+0.0405*[.$D853]-4" office:value-type="float" office:value="32.4399712">
            <text:p>32.4399712</text:p>
          </table:table-cell>
          <table:table-cell/>
          <table:table-cell table:formula="of:=([.G853]-25)*(0.01+0.00008*[.$D853])+[.$I853]" office:value-type="float" office:value="32.27296216">
            <text:p>32.27296216</text:p>
          </table:table-cell>
          <table:table-cell/>
          <table:table-cell table:formula="of:=([.$B853]/4096)*1.5" office:value-type="float" office:value="0.0322265625">
            <text:p>0.032227</text:p>
          </table:table-cell>
          <table:table-cell table:formula="of:=[.M853]/100000" office:value-type="float" office:value="0.000000322265625">
            <text:p>0.0000003223</text:p>
          </table:table-cell>
          <table:table-cell table:formula="of:=0.625*1000000*[.$N853]*1000" office:value-type="float" office:value="201.416015625">
            <text:p>201.416016</text:p>
          </table:table-cell>
          <table:table-cell table:formula="of:=0.769*100000*[.$N853]*1000" office:value-type="float" office:value="24.7822265625">
            <text:p>24.782227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39">
            <text:p>6339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54]" office:value-type="float" office:value="23.1222">
            <text:p>23.1222</text:p>
          </table:table-cell>
          <table:table-cell/>
          <table:table-cell table:formula="of:=-0.0000028*[.$D854]*[.$D854]+0.0405*[.$D854]-4" office:value-type="float" office:value="32.4399712">
            <text:p>32.4399712</text:p>
          </table:table-cell>
          <table:table-cell/>
          <table:table-cell table:formula="of:=([.G854]-25)*(0.01+0.00008*[.$D854])+[.$I854]" office:value-type="float" office:value="32.276377264">
            <text:p>32.276377264</text:p>
          </table:table-cell>
          <table:table-cell/>
          <table:table-cell table:formula="of:=([.$B854]/4096)*1.5" office:value-type="float" office:value="0.03515625">
            <text:p>0.035156</text:p>
          </table:table-cell>
          <table:table-cell table:formula="of:=[.M854]/100000" office:value-type="float" office:value="0.0000003515625">
            <text:p>0.0000003516</text:p>
          </table:table-cell>
          <table:table-cell table:formula="of:=0.625*1000000*[.$N854]*1000" office:value-type="float" office:value="219.7265625">
            <text:p>219.726563</text:p>
          </table:table-cell>
          <table:table-cell table:formula="of:=0.769*100000*[.$N854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6336">
            <text:p>633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55]" office:value-type="float" office:value="23.0928">
            <text:p>23.0928</text:p>
          </table:table-cell>
          <table:table-cell/>
          <table:table-cell table:formula="of:=-0.0000028*[.$D855]*[.$D855]+0.0405*[.$D855]-4" office:value-type="float" office:value="32.4399712">
            <text:p>32.4399712</text:p>
          </table:table-cell>
          <table:table-cell/>
          <table:table-cell table:formula="of:=([.G855]-25)*(0.01+0.00008*[.$D855])+[.$I855]" office:value-type="float" office:value="32.273815936">
            <text:p>32.273815936</text:p>
          </table:table-cell>
          <table:table-cell/>
          <table:table-cell table:formula="of:=([.$B855]/4096)*1.5" office:value-type="float" office:value="0.0355224609375">
            <text:p>0.035522</text:p>
          </table:table-cell>
          <table:table-cell table:formula="of:=[.M855]/100000" office:value-type="float" office:value="0.000000355224609375">
            <text:p>0.0000003552</text:p>
          </table:table-cell>
          <table:table-cell table:formula="of:=0.625*1000000*[.$N855]*1000" office:value-type="float" office:value="222.015380859375">
            <text:p>222.015381</text:p>
          </table:table-cell>
          <table:table-cell table:formula="of:=0.769*100000*[.$N855]*1000" office:value-type="float" office:value="27.3167724609375">
            <text:p>27.316772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36">
            <text:p>6336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856]" office:value-type="float" office:value="23.0928">
            <text:p>23.0928</text:p>
          </table:table-cell>
          <table:table-cell/>
          <table:table-cell table:formula="of:=-0.0000028*[.$D856]*[.$D856]+0.0405*[.$D856]-4" office:value-type="float" office:value="32.3346412">
            <text:p>32.3346412</text:p>
          </table:table-cell>
          <table:table-cell/>
          <table:table-cell table:formula="of:=([.G856]-25)*(0.01+0.00008*[.$D856])+[.$I856]" office:value-type="float" office:value="32.168943664">
            <text:p>32.168943664</text:p>
          </table:table-cell>
          <table:table-cell/>
          <table:table-cell table:formula="of:=([.$B856]/4096)*1.5" office:value-type="float" office:value="0.0347900390625">
            <text:p>0.034790</text:p>
          </table:table-cell>
          <table:table-cell table:formula="of:=[.M856]/100000" office:value-type="float" office:value="0.000000347900390625">
            <text:p>0.0000003479</text:p>
          </table:table-cell>
          <table:table-cell table:formula="of:=0.625*1000000*[.$N856]*1000" office:value-type="float" office:value="217.437744140625">
            <text:p>217.437744</text:p>
          </table:table-cell>
          <table:table-cell table:formula="of:=0.769*100000*[.$N856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38">
            <text:p>633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57]" office:value-type="float" office:value="23.1124">
            <text:p>23.1124</text:p>
          </table:table-cell>
          <table:table-cell/>
          <table:table-cell table:formula="of:=-0.0000028*[.$D857]*[.$D857]+0.0405*[.$D857]-4" office:value-type="float" office:value="32.4399712">
            <text:p>32.4399712</text:p>
          </table:table-cell>
          <table:table-cell/>
          <table:table-cell table:formula="of:=([.G857]-25)*(0.01+0.00008*[.$D857])+[.$I857]" office:value-type="float" office:value="32.275523488">
            <text:p>32.275523488</text:p>
          </table:table-cell>
          <table:table-cell/>
          <table:table-cell table:formula="of:=([.$B857]/4096)*1.5" office:value-type="float" office:value="0.03515625">
            <text:p>0.035156</text:p>
          </table:table-cell>
          <table:table-cell table:formula="of:=[.M857]/100000" office:value-type="float" office:value="0.0000003515625">
            <text:p>0.0000003516</text:p>
          </table:table-cell>
          <table:table-cell table:formula="of:=0.625*1000000*[.$N857]*1000" office:value-type="float" office:value="219.7265625">
            <text:p>219.726563</text:p>
          </table:table-cell>
          <table:table-cell table:formula="of:=0.769*100000*[.$N857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6336">
            <text:p>6336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858]" office:value-type="float" office:value="23.0928">
            <text:p>23.0928</text:p>
          </table:table-cell>
          <table:table-cell/>
          <table:table-cell table:formula="of:=-0.0000028*[.$D858]*[.$D858]+0.0405*[.$D858]-4" office:value-type="float" office:value="32.29952">
            <text:p>32.29952</text:p>
          </table:table-cell>
          <table:table-cell/>
          <table:table-cell table:formula="of:=([.G858]-25)*(0.01+0.00008*[.$D858])+[.$I858]" office:value-type="float" office:value="32.13397504">
            <text:p>32.13397504</text:p>
          </table:table-cell>
          <table:table-cell/>
          <table:table-cell table:formula="of:=([.$B858]/4096)*1.5" office:value-type="float" office:value="0.0391845703125">
            <text:p>0.039185</text:p>
          </table:table-cell>
          <table:table-cell table:formula="of:=[.M858]/100000" office:value-type="float" office:value="0.000000391845703125">
            <text:p>0.0000003918</text:p>
          </table:table-cell>
          <table:table-cell table:formula="of:=0.625*1000000*[.$N858]*1000" office:value-type="float" office:value="244.903564453125">
            <text:p>244.903564</text:p>
          </table:table-cell>
          <table:table-cell table:formula="of:=0.769*100000*[.$N858]*1000" office:value-type="float" office:value="30.1329345703125">
            <text:p>30.132935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6336">
            <text:p>6336</text:p>
          </table:table-cell>
          <table:table-cell office:value-type="float" office:value="959">
            <text:p>959</text:p>
          </table:table-cell>
          <table:table-cell table:number-columns-repeated="2"/>
          <table:table-cell table:formula="of:=-39+0.0098*[.$C859]" office:value-type="float" office:value="23.0928">
            <text:p>23.0928</text:p>
          </table:table-cell>
          <table:table-cell/>
          <table:table-cell table:formula="of:=-0.0000028*[.$D859]*[.$D859]+0.0405*[.$D859]-4" office:value-type="float" office:value="32.2643932">
            <text:p>32.2643932</text:p>
          </table:table-cell>
          <table:table-cell/>
          <table:table-cell table:formula="of:=([.G859]-25)*(0.01+0.00008*[.$D859])+[.$I859]" office:value-type="float" office:value="32.099000816">
            <text:p>32.099000816</text:p>
          </table:table-cell>
          <table:table-cell/>
          <table:table-cell table:formula="of:=([.$B859]/4096)*1.5" office:value-type="float" office:value="0.0362548828125">
            <text:p>0.036255</text:p>
          </table:table-cell>
          <table:table-cell table:formula="of:=[.M859]/100000" office:value-type="float" office:value="0.000000362548828125">
            <text:p>0.0000003625</text:p>
          </table:table-cell>
          <table:table-cell table:formula="of:=0.625*1000000*[.$N859]*1000" office:value-type="float" office:value="226.593017578125">
            <text:p>226.593018</text:p>
          </table:table-cell>
          <table:table-cell table:formula="of:=0.769*100000*[.$N859]*1000" office:value-type="float" office:value="27.8800048828125">
            <text:p>27.88000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338">
            <text:p>633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860]" office:value-type="float" office:value="23.1124">
            <text:p>23.1124</text:p>
          </table:table-cell>
          <table:table-cell/>
          <table:table-cell table:formula="of:=-0.0000028*[.$D860]*[.$D860]+0.0405*[.$D860]-4" office:value-type="float" office:value="32.5803328">
            <text:p>32.5803328</text:p>
          </table:table-cell>
          <table:table-cell/>
          <table:table-cell table:formula="of:=([.G860]-25)*(0.01+0.00008*[.$D860])+[.$I860]" office:value-type="float" office:value="32.415281056">
            <text:p>32.415281056</text:p>
          </table:table-cell>
          <table:table-cell/>
          <table:table-cell table:formula="of:=([.$B860]/4096)*1.5" office:value-type="float" office:value="0.03662109375">
            <text:p>0.036621</text:p>
          </table:table-cell>
          <table:table-cell table:formula="of:=[.M860]/100000" office:value-type="float" office:value="0.0000003662109375">
            <text:p>0.0000003662</text:p>
          </table:table-cell>
          <table:table-cell table:formula="of:=0.625*1000000*[.$N860]*1000" office:value-type="float" office:value="228.8818359375">
            <text:p>228.881836</text:p>
          </table:table-cell>
          <table:table-cell table:formula="of:=0.769*100000*[.$N860]*1000" office:value-type="float" office:value="28.16162109375">
            <text:p>28.16162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6335">
            <text:p>6335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861]" office:value-type="float" office:value="23.083">
            <text:p>23.083</text:p>
          </table:table-cell>
          <table:table-cell/>
          <table:table-cell table:formula="of:=-0.0000028*[.$D861]*[.$D861]+0.0405*[.$D861]-4" office:value-type="float" office:value="32.2292608">
            <text:p>32.2292608</text:p>
          </table:table-cell>
          <table:table-cell/>
          <table:table-cell table:formula="of:=([.G861]-25)*(0.01+0.00008*[.$D861])+[.$I861]" office:value-type="float" office:value="32.06317192">
            <text:p>32.06317192</text:p>
          </table:table-cell>
          <table:table-cell/>
          <table:table-cell table:formula="of:=([.$B861]/4096)*1.5" office:value-type="float" office:value="0.0340576171875">
            <text:p>0.034058</text:p>
          </table:table-cell>
          <table:table-cell table:formula="of:=[.M861]/100000" office:value-type="float" office:value="0.000000340576171875">
            <text:p>0.0000003406</text:p>
          </table:table-cell>
          <table:table-cell table:formula="of:=0.625*1000000*[.$N861]*1000" office:value-type="float" office:value="212.860107421875">
            <text:p>212.860107</text:p>
          </table:table-cell>
          <table:table-cell table:formula="of:=0.769*100000*[.$N861]*1000" office:value-type="float" office:value="26.1903076171875">
            <text:p>26.190308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6339">
            <text:p>6339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862]" office:value-type="float" office:value="23.1222">
            <text:p>23.1222</text:p>
          </table:table-cell>
          <table:table-cell/>
          <table:table-cell table:formula="of:=-0.0000028*[.$D862]*[.$D862]+0.0405*[.$D862]-4" office:value-type="float" office:value="32.5803328">
            <text:p>32.5803328</text:p>
          </table:table-cell>
          <table:table-cell/>
          <table:table-cell table:formula="of:=([.G862]-25)*(0.01+0.00008*[.$D862])+[.$I862]" office:value-type="float" office:value="32.416137968">
            <text:p>32.416137968</text:p>
          </table:table-cell>
          <table:table-cell/>
          <table:table-cell table:formula="of:=([.$B862]/4096)*1.5" office:value-type="float" office:value="0.035888671875">
            <text:p>0.035889</text:p>
          </table:table-cell>
          <table:table-cell table:formula="of:=[.M862]/100000" office:value-type="float" office:value="0.00000035888671875">
            <text:p>0.0000003589</text:p>
          </table:table-cell>
          <table:table-cell table:formula="of:=0.625*1000000*[.$N862]*1000" office:value-type="float" office:value="224.30419921875">
            <text:p>224.304199</text:p>
          </table:table-cell>
          <table:table-cell table:formula="of:=0.769*100000*[.$N862]*1000" office:value-type="float" office:value="27.598388671875">
            <text:p>27.598389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6340">
            <text:p>6340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63]" office:value-type="float" office:value="23.132">
            <text:p>23.132</text:p>
          </table:table-cell>
          <table:table-cell/>
          <table:table-cell table:formula="of:=-0.0000028*[.$D863]*[.$D863]+0.0405*[.$D863]-4" office:value-type="float" office:value="32.4399712">
            <text:p>32.4399712</text:p>
          </table:table-cell>
          <table:table-cell/>
          <table:table-cell table:formula="of:=([.G863]-25)*(0.01+0.00008*[.$D863])+[.$I863]" office:value-type="float" office:value="32.27723104">
            <text:p>32.27723104</text:p>
          </table:table-cell>
          <table:table-cell/>
          <table:table-cell table:formula="of:=([.$B863]/4096)*1.5" office:value-type="float" office:value="0.0384521484375">
            <text:p>0.038452</text:p>
          </table:table-cell>
          <table:table-cell table:formula="of:=[.M863]/100000" office:value-type="float" office:value="0.000000384521484375">
            <text:p>0.0000003845</text:p>
          </table:table-cell>
          <table:table-cell table:formula="of:=0.625*1000000*[.$N863]*1000" office:value-type="float" office:value="240.325927734375">
            <text:p>240.325928</text:p>
          </table:table-cell>
          <table:table-cell table:formula="of:=0.769*100000*[.$N863]*1000" office:value-type="float" office:value="29.5697021484375">
            <text:p>29.569702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6336">
            <text:p>6336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864]" office:value-type="float" office:value="23.0928">
            <text:p>23.0928</text:p>
          </table:table-cell>
          <table:table-cell/>
          <table:table-cell table:formula="of:=-0.0000028*[.$D864]*[.$D864]+0.0405*[.$D864]-4" office:value-type="float" office:value="32.2292608">
            <text:p>32.2292608</text:p>
          </table:table-cell>
          <table:table-cell/>
          <table:table-cell table:formula="of:=([.G864]-25)*(0.01+0.00008*[.$D864])+[.$I864]" office:value-type="float" office:value="32.064020992">
            <text:p>32.064020992</text:p>
          </table:table-cell>
          <table:table-cell/>
          <table:table-cell table:formula="of:=([.$B864]/4096)*1.5" office:value-type="float" office:value="0.03369140625">
            <text:p>0.033691</text:p>
          </table:table-cell>
          <table:table-cell table:formula="of:=[.M864]/100000" office:value-type="float" office:value="0.0000003369140625">
            <text:p>0.0000003369</text:p>
          </table:table-cell>
          <table:table-cell table:formula="of:=0.625*1000000*[.$N864]*1000" office:value-type="float" office:value="210.5712890625">
            <text:p>210.571289</text:p>
          </table:table-cell>
          <table:table-cell table:formula="of:=0.769*100000*[.$N864]*1000" office:value-type="float" office:value="25.90869140625">
            <text:p>25.908691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6337">
            <text:p>6337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65]" office:value-type="float" office:value="23.1026">
            <text:p>23.1026</text:p>
          </table:table-cell>
          <table:table-cell/>
          <table:table-cell table:formula="of:=-0.0000028*[.$D865]*[.$D865]+0.0405*[.$D865]-4" office:value-type="float" office:value="32.5101632">
            <text:p>32.5101632</text:p>
          </table:table-cell>
          <table:table-cell/>
          <table:table-cell table:formula="of:=([.G865]-25)*(0.01+0.00008*[.$D865])+[.$I865]" office:value-type="float" office:value="32.344558128">
            <text:p>32.344558128</text:p>
          </table:table-cell>
          <table:table-cell/>
          <table:table-cell table:formula="of:=([.$B865]/4096)*1.5" office:value-type="float" office:value="0.0340576171875">
            <text:p>0.034058</text:p>
          </table:table-cell>
          <table:table-cell table:formula="of:=[.M865]/100000" office:value-type="float" office:value="0.000000340576171875">
            <text:p>0.0000003406</text:p>
          </table:table-cell>
          <table:table-cell table:formula="of:=0.625*1000000*[.$N865]*1000" office:value-type="float" office:value="212.860107421875">
            <text:p>212.860107</text:p>
          </table:table-cell>
          <table:table-cell table:formula="of:=0.769*100000*[.$N865]*1000" office:value-type="float" office:value="26.1903076171875">
            <text:p>26.190308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38">
            <text:p>633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66]" office:value-type="float" office:value="23.1124">
            <text:p>23.1124</text:p>
          </table:table-cell>
          <table:table-cell/>
          <table:table-cell table:formula="of:=-0.0000028*[.$D866]*[.$D866]+0.0405*[.$D866]-4" office:value-type="float" office:value="32.4399712">
            <text:p>32.4399712</text:p>
          </table:table-cell>
          <table:table-cell/>
          <table:table-cell table:formula="of:=([.G866]-25)*(0.01+0.00008*[.$D866])+[.$I866]" office:value-type="float" office:value="32.275523488">
            <text:p>32.275523488</text:p>
          </table:table-cell>
          <table:table-cell/>
          <table:table-cell table:formula="of:=([.$B866]/4096)*1.5" office:value-type="float" office:value="0.03515625">
            <text:p>0.035156</text:p>
          </table:table-cell>
          <table:table-cell table:formula="of:=[.M866]/100000" office:value-type="float" office:value="0.0000003515625">
            <text:p>0.0000003516</text:p>
          </table:table-cell>
          <table:table-cell table:formula="of:=0.625*1000000*[.$N866]*1000" office:value-type="float" office:value="219.7265625">
            <text:p>219.726563</text:p>
          </table:table-cell>
          <table:table-cell table:formula="of:=0.769*100000*[.$N866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6339">
            <text:p>6339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67]" office:value-type="float" office:value="23.1222">
            <text:p>23.1222</text:p>
          </table:table-cell>
          <table:table-cell/>
          <table:table-cell table:formula="of:=-0.0000028*[.$D867]*[.$D867]+0.0405*[.$D867]-4" office:value-type="float" office:value="32.4399712">
            <text:p>32.4399712</text:p>
          </table:table-cell>
          <table:table-cell/>
          <table:table-cell table:formula="of:=([.G867]-25)*(0.01+0.00008*[.$D867])+[.$I867]" office:value-type="float" office:value="32.276377264">
            <text:p>32.276377264</text:p>
          </table:table-cell>
          <table:table-cell/>
          <table:table-cell table:formula="of:=([.$B867]/4096)*1.5" office:value-type="float" office:value="0.0340576171875">
            <text:p>0.034058</text:p>
          </table:table-cell>
          <table:table-cell table:formula="of:=[.M867]/100000" office:value-type="float" office:value="0.000000340576171875">
            <text:p>0.0000003406</text:p>
          </table:table-cell>
          <table:table-cell table:formula="of:=0.625*1000000*[.$N867]*1000" office:value-type="float" office:value="212.860107421875">
            <text:p>212.860107</text:p>
          </table:table-cell>
          <table:table-cell table:formula="of:=0.769*100000*[.$N867]*1000" office:value-type="float" office:value="26.1903076171875">
            <text:p>26.190308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35">
            <text:p>6335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868]" office:value-type="float" office:value="23.083">
            <text:p>23.083</text:p>
          </table:table-cell>
          <table:table-cell/>
          <table:table-cell table:formula="of:=-0.0000028*[.$D868]*[.$D868]+0.0405*[.$D868]-4" office:value-type="float" office:value="32.3346412">
            <text:p>32.3346412</text:p>
          </table:table-cell>
          <table:table-cell/>
          <table:table-cell table:formula="of:=([.G868]-25)*(0.01+0.00008*[.$D868])+[.$I868]" office:value-type="float" office:value="32.16809224">
            <text:p>32.16809224</text:p>
          </table:table-cell>
          <table:table-cell/>
          <table:table-cell table:formula="of:=([.$B868]/4096)*1.5" office:value-type="float" office:value="0.029296875">
            <text:p>0.029297</text:p>
          </table:table-cell>
          <table:table-cell table:formula="of:=[.M868]/100000" office:value-type="float" office:value="0.00000029296875">
            <text:p>0.0000002930</text:p>
          </table:table-cell>
          <table:table-cell table:formula="of:=0.625*1000000*[.$N868]*1000" office:value-type="float" office:value="183.10546875">
            <text:p>183.105469</text:p>
          </table:table-cell>
          <table:table-cell table:formula="of:=0.769*100000*[.$N868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338">
            <text:p>6338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869]" office:value-type="float" office:value="23.1124">
            <text:p>23.1124</text:p>
          </table:table-cell>
          <table:table-cell/>
          <table:table-cell table:formula="of:=-0.0000028*[.$D869]*[.$D869]+0.0405*[.$D869]-4" office:value-type="float" office:value="32.47507">
            <text:p>32.47507</text:p>
          </table:table-cell>
          <table:table-cell/>
          <table:table-cell table:formula="of:=([.G869]-25)*(0.01+0.00008*[.$D869])+[.$I869]" office:value-type="float" office:value="32.31047128">
            <text:p>32.31047128</text:p>
          </table:table-cell>
          <table:table-cell/>
          <table:table-cell table:formula="of:=([.$B869]/4096)*1.5" office:value-type="float" office:value="0.0322265625">
            <text:p>0.032227</text:p>
          </table:table-cell>
          <table:table-cell table:formula="of:=[.M869]/100000" office:value-type="float" office:value="0.000000322265625">
            <text:p>0.0000003223</text:p>
          </table:table-cell>
          <table:table-cell table:formula="of:=0.625*1000000*[.$N869]*1000" office:value-type="float" office:value="201.416015625">
            <text:p>201.416016</text:p>
          </table:table-cell>
          <table:table-cell table:formula="of:=0.769*100000*[.$N869]*1000" office:value-type="float" office:value="24.7822265625">
            <text:p>24.782227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339">
            <text:p>6339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70]" office:value-type="float" office:value="23.1222">
            <text:p>23.1222</text:p>
          </table:table-cell>
          <table:table-cell/>
          <table:table-cell table:formula="of:=-0.0000028*[.$D870]*[.$D870]+0.0405*[.$D870]-4" office:value-type="float" office:value="32.4399712">
            <text:p>32.4399712</text:p>
          </table:table-cell>
          <table:table-cell/>
          <table:table-cell table:formula="of:=([.G870]-25)*(0.01+0.00008*[.$D870])+[.$I870]" office:value-type="float" office:value="32.276377264">
            <text:p>32.276377264</text:p>
          </table:table-cell>
          <table:table-cell/>
          <table:table-cell table:formula="of:=([.$B870]/4096)*1.5" office:value-type="float" office:value="0.0322265625">
            <text:p>0.032227</text:p>
          </table:table-cell>
          <table:table-cell table:formula="of:=[.M870]/100000" office:value-type="float" office:value="0.000000322265625">
            <text:p>0.0000003223</text:p>
          </table:table-cell>
          <table:table-cell table:formula="of:=0.625*1000000*[.$N870]*1000" office:value-type="float" office:value="201.416015625">
            <text:p>201.416016</text:p>
          </table:table-cell>
          <table:table-cell table:formula="of:=0.769*100000*[.$N870]*1000" office:value-type="float" office:value="24.7822265625">
            <text:p>24.782227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44">
            <text:p>634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71]" office:value-type="float" office:value="23.1712">
            <text:p>23.1712</text:p>
          </table:table-cell>
          <table:table-cell/>
          <table:table-cell table:formula="of:=-0.0000028*[.$D871]*[.$D871]+0.0405*[.$D871]-4" office:value-type="float" office:value="32.5101632">
            <text:p>32.5101632</text:p>
          </table:table-cell>
          <table:table-cell/>
          <table:table-cell table:formula="of:=([.G871]-25)*(0.01+0.00008*[.$D871])+[.$I871]" office:value-type="float" office:value="32.350545536">
            <text:p>32.350545536</text:p>
          </table:table-cell>
          <table:table-cell/>
          <table:table-cell table:formula="of:=([.$B871]/4096)*1.5" office:value-type="float" office:value="0.030029296875">
            <text:p>0.030029</text:p>
          </table:table-cell>
          <table:table-cell table:formula="of:=[.M871]/100000" office:value-type="float" office:value="0.00000030029296875">
            <text:p>0.0000003003</text:p>
          </table:table-cell>
          <table:table-cell table:formula="of:=0.625*1000000*[.$N871]*1000" office:value-type="float" office:value="187.68310546875">
            <text:p>187.683105</text:p>
          </table:table-cell>
          <table:table-cell table:formula="of:=0.769*100000*[.$N871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6336">
            <text:p>6336</text:p>
          </table:table-cell>
          <table:table-cell office:value-type="float" office:value="961">
            <text:p>961</text:p>
          </table:table-cell>
          <table:table-cell table:number-columns-repeated="2"/>
          <table:table-cell table:formula="of:=-39+0.0098*[.$C872]" office:value-type="float" office:value="23.0928">
            <text:p>23.0928</text:p>
          </table:table-cell>
          <table:table-cell/>
          <table:table-cell table:formula="of:=-0.0000028*[.$D872]*[.$D872]+0.0405*[.$D872]-4" office:value-type="float" office:value="32.3346412">
            <text:p>32.3346412</text:p>
          </table:table-cell>
          <table:table-cell/>
          <table:table-cell table:formula="of:=([.G872]-25)*(0.01+0.00008*[.$D872])+[.$I872]" office:value-type="float" office:value="32.168943664">
            <text:p>32.168943664</text:p>
          </table:table-cell>
          <table:table-cell/>
          <table:table-cell table:formula="of:=([.$B872]/4096)*1.5" office:value-type="float" office:value="0.037353515625">
            <text:p>0.037354</text:p>
          </table:table-cell>
          <table:table-cell table:formula="of:=[.M872]/100000" office:value-type="float" office:value="0.00000037353515625">
            <text:p>0.0000003735</text:p>
          </table:table-cell>
          <table:table-cell table:formula="of:=0.625*1000000*[.$N872]*1000" office:value-type="float" office:value="233.45947265625">
            <text:p>233.459473</text:p>
          </table:table-cell>
          <table:table-cell table:formula="of:=0.769*100000*[.$N872]*1000" office:value-type="float" office:value="28.724853515625">
            <text:p>28.724854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6342">
            <text:p>634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73]" office:value-type="float" office:value="23.1516">
            <text:p>23.1516</text:p>
          </table:table-cell>
          <table:table-cell/>
          <table:table-cell table:formula="of:=-0.0000028*[.$D873]*[.$D873]+0.0405*[.$D873]-4" office:value-type="float" office:value="32.5101632">
            <text:p>32.5101632</text:p>
          </table:table-cell>
          <table:table-cell/>
          <table:table-cell table:formula="of:=([.G873]-25)*(0.01+0.00008*[.$D873])+[.$I873]" office:value-type="float" office:value="32.348834848">
            <text:p>32.348834848</text:p>
          </table:table-cell>
          <table:table-cell/>
          <table:table-cell table:formula="of:=([.$B873]/4096)*1.5" office:value-type="float" office:value="0.0391845703125">
            <text:p>0.039185</text:p>
          </table:table-cell>
          <table:table-cell table:formula="of:=[.M873]/100000" office:value-type="float" office:value="0.000000391845703125">
            <text:p>0.0000003918</text:p>
          </table:table-cell>
          <table:table-cell table:formula="of:=0.625*1000000*[.$N873]*1000" office:value-type="float" office:value="244.903564453125">
            <text:p>244.903564</text:p>
          </table:table-cell>
          <table:table-cell table:formula="of:=0.769*100000*[.$N873]*1000" office:value-type="float" office:value="30.1329345703125">
            <text:p>30.132935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6344">
            <text:p>6344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874]" office:value-type="float" office:value="23.1712">
            <text:p>23.1712</text:p>
          </table:table-cell>
          <table:table-cell/>
          <table:table-cell table:formula="of:=-0.0000028*[.$D874]*[.$D874]+0.0405*[.$D874]-4" office:value-type="float" office:value="32.47507">
            <text:p>32.47507</text:p>
          </table:table-cell>
          <table:table-cell/>
          <table:table-cell table:formula="of:=([.G874]-25)*(0.01+0.00008*[.$D874])+[.$I874]" office:value-type="float" office:value="32.31559864">
            <text:p>32.31559864</text:p>
          </table:table-cell>
          <table:table-cell/>
          <table:table-cell table:formula="of:=([.$B874]/4096)*1.5" office:value-type="float" office:value="0.03955078125">
            <text:p>0.039551</text:p>
          </table:table-cell>
          <table:table-cell table:formula="of:=[.M874]/100000" office:value-type="float" office:value="0.0000003955078125">
            <text:p>0.0000003955</text:p>
          </table:table-cell>
          <table:table-cell table:formula="of:=0.625*1000000*[.$N874]*1000" office:value-type="float" office:value="247.1923828125">
            <text:p>247.192383</text:p>
          </table:table-cell>
          <table:table-cell table:formula="of:=0.769*100000*[.$N874]*1000" office:value-type="float" office:value="30.41455078125">
            <text:p>30.414551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6347">
            <text:p>6347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75]" office:value-type="float" office:value="23.2006">
            <text:p>23.2006</text:p>
          </table:table-cell>
          <table:table-cell/>
          <table:table-cell table:formula="of:=-0.0000028*[.$D875]*[.$D875]+0.0405*[.$D875]-4" office:value-type="float" office:value="32.5101632">
            <text:p>32.5101632</text:p>
          </table:table-cell>
          <table:table-cell/>
          <table:table-cell table:formula="of:=([.G875]-25)*(0.01+0.00008*[.$D875])+[.$I875]" office:value-type="float" office:value="32.353111568">
            <text:p>32.353111568</text:p>
          </table:table-cell>
          <table:table-cell/>
          <table:table-cell table:formula="of:=([.$B875]/4096)*1.5" office:value-type="float" office:value="0.038818359375">
            <text:p>0.038818</text:p>
          </table:table-cell>
          <table:table-cell table:formula="of:=[.M875]/100000" office:value-type="float" office:value="0.00000038818359375">
            <text:p>0.0000003882</text:p>
          </table:table-cell>
          <table:table-cell table:formula="of:=0.625*1000000*[.$N875]*1000" office:value-type="float" office:value="242.61474609375">
            <text:p>242.614746</text:p>
          </table:table-cell>
          <table:table-cell table:formula="of:=0.769*100000*[.$N875]*1000" office:value-type="float" office:value="29.851318359375">
            <text:p>29.851318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6344">
            <text:p>6344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876]" office:value-type="float" office:value="23.1712">
            <text:p>23.1712</text:p>
          </table:table-cell>
          <table:table-cell/>
          <table:table-cell table:formula="of:=-0.0000028*[.$D876]*[.$D876]+0.0405*[.$D876]-4" office:value-type="float" office:value="32.2292608">
            <text:p>32.2292608</text:p>
          </table:table-cell>
          <table:table-cell/>
          <table:table-cell table:formula="of:=([.G876]-25)*(0.01+0.00008*[.$D876])+[.$I876]" office:value-type="float" office:value="32.070813568">
            <text:p>32.070813568</text:p>
          </table:table-cell>
          <table:table-cell/>
          <table:table-cell table:formula="of:=([.$B876]/4096)*1.5" office:value-type="float" office:value="0.040283203125">
            <text:p>0.040283</text:p>
          </table:table-cell>
          <table:table-cell table:formula="of:=[.M876]/100000" office:value-type="float" office:value="0.00000040283203125">
            <text:p>0.0000004028</text:p>
          </table:table-cell>
          <table:table-cell table:formula="of:=0.625*1000000*[.$N876]*1000" office:value-type="float" office:value="251.77001953125">
            <text:p>251.770020</text:p>
          </table:table-cell>
          <table:table-cell table:formula="of:=0.769*100000*[.$N876]*1000" office:value-type="float" office:value="30.977783203125">
            <text:p>30.977783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6346">
            <text:p>6346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877]" office:value-type="float" office:value="23.1908">
            <text:p>23.1908</text:p>
          </table:table-cell>
          <table:table-cell/>
          <table:table-cell table:formula="of:=-0.0000028*[.$D877]*[.$D877]+0.0405*[.$D877]-4" office:value-type="float" office:value="32.47507">
            <text:p>32.47507</text:p>
          </table:table-cell>
          <table:table-cell/>
          <table:table-cell table:formula="of:=([.G877]-25)*(0.01+0.00008*[.$D877])+[.$I877]" office:value-type="float" office:value="32.31730776">
            <text:p>32.31730776</text:p>
          </table:table-cell>
          <table:table-cell/>
          <table:table-cell table:formula="of:=([.$B877]/4096)*1.5" office:value-type="float" office:value="0.040283203125">
            <text:p>0.040283</text:p>
          </table:table-cell>
          <table:table-cell table:formula="of:=[.M877]/100000" office:value-type="float" office:value="0.00000040283203125">
            <text:p>0.0000004028</text:p>
          </table:table-cell>
          <table:table-cell table:formula="of:=0.625*1000000*[.$N877]*1000" office:value-type="float" office:value="251.77001953125">
            <text:p>251.770020</text:p>
          </table:table-cell>
          <table:table-cell table:formula="of:=0.769*100000*[.$N877]*1000" office:value-type="float" office:value="30.977783203125">
            <text:p>30.977783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6349">
            <text:p>634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78]" office:value-type="float" office:value="23.2202">
            <text:p>23.2202</text:p>
          </table:table-cell>
          <table:table-cell/>
          <table:table-cell table:formula="of:=-0.0000028*[.$D878]*[.$D878]+0.0405*[.$D878]-4" office:value-type="float" office:value="32.5101632">
            <text:p>32.5101632</text:p>
          </table:table-cell>
          <table:table-cell/>
          <table:table-cell table:formula="of:=([.G878]-25)*(0.01+0.00008*[.$D878])+[.$I878]" office:value-type="float" office:value="32.354822256">
            <text:p>32.354822256</text:p>
          </table:table-cell>
          <table:table-cell/>
          <table:table-cell table:formula="of:=([.$B878]/4096)*1.5" office:value-type="float" office:value="0.0391845703125">
            <text:p>0.039185</text:p>
          </table:table-cell>
          <table:table-cell table:formula="of:=[.M878]/100000" office:value-type="float" office:value="0.000000391845703125">
            <text:p>0.0000003918</text:p>
          </table:table-cell>
          <table:table-cell table:formula="of:=0.625*1000000*[.$N878]*1000" office:value-type="float" office:value="244.903564453125">
            <text:p>244.903564</text:p>
          </table:table-cell>
          <table:table-cell table:formula="of:=0.769*100000*[.$N878]*1000" office:value-type="float" office:value="30.1329345703125">
            <text:p>30.132935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6351">
            <text:p>6351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879]" office:value-type="float" office:value="23.2398">
            <text:p>23.2398</text:p>
          </table:table-cell>
          <table:table-cell/>
          <table:table-cell table:formula="of:=-0.0000028*[.$D879]*[.$D879]+0.0405*[.$D879]-4" office:value-type="float" office:value="32.47507">
            <text:p>32.47507</text:p>
          </table:table-cell>
          <table:table-cell/>
          <table:table-cell table:formula="of:=([.G879]-25)*(0.01+0.00008*[.$D879])+[.$I879]" office:value-type="float" office:value="32.32158056">
            <text:p>32.32158056</text:p>
          </table:table-cell>
          <table:table-cell/>
          <table:table-cell table:formula="of:=([.$B879]/4096)*1.5" office:value-type="float" office:value="0.0399169921875">
            <text:p>0.039917</text:p>
          </table:table-cell>
          <table:table-cell table:formula="of:=[.M879]/100000" office:value-type="float" office:value="0.000000399169921875">
            <text:p>0.0000003992</text:p>
          </table:table-cell>
          <table:table-cell table:formula="of:=0.625*1000000*[.$N879]*1000" office:value-type="float" office:value="249.481201171875">
            <text:p>249.481201</text:p>
          </table:table-cell>
          <table:table-cell table:formula="of:=0.769*100000*[.$N879]*1000" office:value-type="float" office:value="30.6961669921875">
            <text:p>30.696167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6350">
            <text:p>6350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880]" office:value-type="float" office:value="23.23">
            <text:p>23.23</text:p>
          </table:table-cell>
          <table:table-cell/>
          <table:table-cell table:formula="of:=-0.0000028*[.$D880]*[.$D880]+0.0405*[.$D880]-4" office:value-type="float" office:value="32.47507">
            <text:p>32.47507</text:p>
          </table:table-cell>
          <table:table-cell/>
          <table:table-cell table:formula="of:=([.G880]-25)*(0.01+0.00008*[.$D880])+[.$I880]" office:value-type="float" office:value="32.320726">
            <text:p>32.320726</text:p>
          </table:table-cell>
          <table:table-cell/>
          <table:table-cell table:formula="of:=([.$B880]/4096)*1.5" office:value-type="float" office:value="0.0380859375">
            <text:p>0.038086</text:p>
          </table:table-cell>
          <table:table-cell table:formula="of:=[.M880]/100000" office:value-type="float" office:value="0.000000380859375">
            <text:p>0.0000003809</text:p>
          </table:table-cell>
          <table:table-cell table:formula="of:=0.625*1000000*[.$N880]*1000" office:value-type="float" office:value="238.037109375">
            <text:p>238.037109</text:p>
          </table:table-cell>
          <table:table-cell table:formula="of:=0.769*100000*[.$N880]*1000" office:value-type="float" office:value="29.2880859375">
            <text:p>29.288086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6350">
            <text:p>635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81]" office:value-type="float" office:value="23.23">
            <text:p>23.23</text:p>
          </table:table-cell>
          <table:table-cell/>
          <table:table-cell table:formula="of:=-0.0000028*[.$D881]*[.$D881]+0.0405*[.$D881]-4" office:value-type="float" office:value="32.5101632">
            <text:p>32.5101632</text:p>
          </table:table-cell>
          <table:table-cell/>
          <table:table-cell table:formula="of:=([.G881]-25)*(0.01+0.00008*[.$D881])+[.$I881]" office:value-type="float" office:value="32.3556776">
            <text:p>32.3556776</text:p>
          </table:table-cell>
          <table:table-cell/>
          <table:table-cell table:formula="of:=([.$B881]/4096)*1.5" office:value-type="float" office:value="0.035888671875">
            <text:p>0.035889</text:p>
          </table:table-cell>
          <table:table-cell table:formula="of:=[.M881]/100000" office:value-type="float" office:value="0.00000035888671875">
            <text:p>0.0000003589</text:p>
          </table:table-cell>
          <table:table-cell table:formula="of:=0.625*1000000*[.$N881]*1000" office:value-type="float" office:value="224.30419921875">
            <text:p>224.304199</text:p>
          </table:table-cell>
          <table:table-cell table:formula="of:=0.769*100000*[.$N881]*1000" office:value-type="float" office:value="27.598388671875">
            <text:p>27.598389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6351">
            <text:p>6351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82]" office:value-type="float" office:value="23.2398">
            <text:p>23.2398</text:p>
          </table:table-cell>
          <table:table-cell/>
          <table:table-cell table:formula="of:=-0.0000028*[.$D882]*[.$D882]+0.0405*[.$D882]-4" office:value-type="float" office:value="32.5101632">
            <text:p>32.5101632</text:p>
          </table:table-cell>
          <table:table-cell/>
          <table:table-cell table:formula="of:=([.G882]-25)*(0.01+0.00008*[.$D882])+[.$I882]" office:value-type="float" office:value="32.356532944">
            <text:p>32.356532944</text:p>
          </table:table-cell>
          <table:table-cell/>
          <table:table-cell table:formula="of:=([.$B882]/4096)*1.5" office:value-type="float" office:value="0.0399169921875">
            <text:p>0.039917</text:p>
          </table:table-cell>
          <table:table-cell table:formula="of:=[.M882]/100000" office:value-type="float" office:value="0.000000399169921875">
            <text:p>0.0000003992</text:p>
          </table:table-cell>
          <table:table-cell table:formula="of:=0.625*1000000*[.$N882]*1000" office:value-type="float" office:value="249.481201171875">
            <text:p>249.481201</text:p>
          </table:table-cell>
          <table:table-cell table:formula="of:=0.769*100000*[.$N882]*1000" office:value-type="float" office:value="30.6961669921875">
            <text:p>30.696167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353">
            <text:p>6353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83]" office:value-type="float" office:value="23.2594">
            <text:p>23.2594</text:p>
          </table:table-cell>
          <table:table-cell/>
          <table:table-cell table:formula="of:=-0.0000028*[.$D883]*[.$D883]+0.0405*[.$D883]-4" office:value-type="float" office:value="32.4399712">
            <text:p>32.4399712</text:p>
          </table:table-cell>
          <table:table-cell/>
          <table:table-cell table:formula="of:=([.G883]-25)*(0.01+0.00008*[.$D883])+[.$I883]" office:value-type="float" office:value="32.288330128">
            <text:p>32.288330128</text:p>
          </table:table-cell>
          <table:table-cell/>
          <table:table-cell table:formula="of:=([.$B883]/4096)*1.5" office:value-type="float" office:value="0.03662109375">
            <text:p>0.036621</text:p>
          </table:table-cell>
          <table:table-cell table:formula="of:=[.M883]/100000" office:value-type="float" office:value="0.0000003662109375">
            <text:p>0.0000003662</text:p>
          </table:table-cell>
          <table:table-cell table:formula="of:=0.625*1000000*[.$N883]*1000" office:value-type="float" office:value="228.8818359375">
            <text:p>228.881836</text:p>
          </table:table-cell>
          <table:table-cell table:formula="of:=0.769*100000*[.$N883]*1000" office:value-type="float" office:value="28.16162109375">
            <text:p>28.161621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6354">
            <text:p>6354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884]" office:value-type="float" office:value="23.2692">
            <text:p>23.2692</text:p>
          </table:table-cell>
          <table:table-cell/>
          <table:table-cell table:formula="of:=-0.0000028*[.$D884]*[.$D884]+0.0405*[.$D884]-4" office:value-type="float" office:value="32.47507">
            <text:p>32.47507</text:p>
          </table:table-cell>
          <table:table-cell/>
          <table:table-cell table:formula="of:=([.G884]-25)*(0.01+0.00008*[.$D884])+[.$I884]" office:value-type="float" office:value="32.32414424">
            <text:p>32.32414424</text:p>
          </table:table-cell>
          <table:table-cell/>
          <table:table-cell table:formula="of:=([.$B884]/4096)*1.5" office:value-type="float" office:value="0.0384521484375">
            <text:p>0.038452</text:p>
          </table:table-cell>
          <table:table-cell table:formula="of:=[.M884]/100000" office:value-type="float" office:value="0.000000384521484375">
            <text:p>0.0000003845</text:p>
          </table:table-cell>
          <table:table-cell table:formula="of:=0.625*1000000*[.$N884]*1000" office:value-type="float" office:value="240.325927734375">
            <text:p>240.325928</text:p>
          </table:table-cell>
          <table:table-cell table:formula="of:=0.769*100000*[.$N884]*1000" office:value-type="float" office:value="29.5697021484375">
            <text:p>29.569702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6351">
            <text:p>6351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85]" office:value-type="float" office:value="23.2398">
            <text:p>23.2398</text:p>
          </table:table-cell>
          <table:table-cell/>
          <table:table-cell table:formula="of:=-0.0000028*[.$D885]*[.$D885]+0.0405*[.$D885]-4" office:value-type="float" office:value="32.5101632">
            <text:p>32.5101632</text:p>
          </table:table-cell>
          <table:table-cell/>
          <table:table-cell table:formula="of:=([.G885]-25)*(0.01+0.00008*[.$D885])+[.$I885]" office:value-type="float" office:value="32.356532944">
            <text:p>32.356532944</text:p>
          </table:table-cell>
          <table:table-cell/>
          <table:table-cell table:formula="of:=([.$B885]/4096)*1.5" office:value-type="float" office:value="0.03955078125">
            <text:p>0.039551</text:p>
          </table:table-cell>
          <table:table-cell table:formula="of:=[.M885]/100000" office:value-type="float" office:value="0.0000003955078125">
            <text:p>0.0000003955</text:p>
          </table:table-cell>
          <table:table-cell table:formula="of:=0.625*1000000*[.$N885]*1000" office:value-type="float" office:value="247.1923828125">
            <text:p>247.192383</text:p>
          </table:table-cell>
          <table:table-cell table:formula="of:=0.769*100000*[.$N885]*1000" office:value-type="float" office:value="30.41455078125">
            <text:p>30.414551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6350">
            <text:p>6350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886]" office:value-type="float" office:value="23.23">
            <text:p>23.23</text:p>
          </table:table-cell>
          <table:table-cell/>
          <table:table-cell table:formula="of:=-0.0000028*[.$D886]*[.$D886]+0.0405*[.$D886]-4" office:value-type="float" office:value="32.4399712">
            <text:p>32.4399712</text:p>
          </table:table-cell>
          <table:table-cell/>
          <table:table-cell table:formula="of:=([.G886]-25)*(0.01+0.00008*[.$D886])+[.$I886]" office:value-type="float" office:value="32.2857688">
            <text:p>32.2857688</text:p>
          </table:table-cell>
          <table:table-cell/>
          <table:table-cell table:formula="of:=([.$B886]/4096)*1.5" office:value-type="float" office:value="0.0391845703125">
            <text:p>0.039185</text:p>
          </table:table-cell>
          <table:table-cell table:formula="of:=[.M886]/100000" office:value-type="float" office:value="0.000000391845703125">
            <text:p>0.0000003918</text:p>
          </table:table-cell>
          <table:table-cell table:formula="of:=0.625*1000000*[.$N886]*1000" office:value-type="float" office:value="244.903564453125">
            <text:p>244.903564</text:p>
          </table:table-cell>
          <table:table-cell table:formula="of:=0.769*100000*[.$N886]*1000" office:value-type="float" office:value="30.1329345703125">
            <text:p>30.132935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6352">
            <text:p>635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87]" office:value-type="float" office:value="23.2496">
            <text:p>23.2496</text:p>
          </table:table-cell>
          <table:table-cell/>
          <table:table-cell table:formula="of:=-0.0000028*[.$D887]*[.$D887]+0.0405*[.$D887]-4" office:value-type="float" office:value="32.5101632">
            <text:p>32.5101632</text:p>
          </table:table-cell>
          <table:table-cell/>
          <table:table-cell table:formula="of:=([.G887]-25)*(0.01+0.00008*[.$D887])+[.$I887]" office:value-type="float" office:value="32.357388288">
            <text:p>32.357388288</text:p>
          </table:table-cell>
          <table:table-cell/>
          <table:table-cell table:formula="of:=([.$B887]/4096)*1.5" office:value-type="float" office:value="0.0391845703125">
            <text:p>0.039185</text:p>
          </table:table-cell>
          <table:table-cell table:formula="of:=[.M887]/100000" office:value-type="float" office:value="0.000000391845703125">
            <text:p>0.0000003918</text:p>
          </table:table-cell>
          <table:table-cell table:formula="of:=0.625*1000000*[.$N887]*1000" office:value-type="float" office:value="244.903564453125">
            <text:p>244.903564</text:p>
          </table:table-cell>
          <table:table-cell table:formula="of:=0.769*100000*[.$N887]*1000" office:value-type="float" office:value="30.1329345703125">
            <text:p>30.132935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46">
            <text:p>6346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888]" office:value-type="float" office:value="23.1908">
            <text:p>23.1908</text:p>
          </table:table-cell>
          <table:table-cell/>
          <table:table-cell table:formula="of:=-0.0000028*[.$D888]*[.$D888]+0.0405*[.$D888]-4" office:value-type="float" office:value="32.2292608">
            <text:p>32.2292608</text:p>
          </table:table-cell>
          <table:table-cell/>
          <table:table-cell table:formula="of:=([.G888]-25)*(0.01+0.00008*[.$D888])+[.$I888]" office:value-type="float" office:value="32.072511712">
            <text:p>32.072511712</text:p>
          </table:table-cell>
          <table:table-cell/>
          <table:table-cell table:formula="of:=([.$B888]/4096)*1.5" office:value-type="float" office:value="0.0347900390625">
            <text:p>0.034790</text:p>
          </table:table-cell>
          <table:table-cell table:formula="of:=[.M888]/100000" office:value-type="float" office:value="0.000000347900390625">
            <text:p>0.0000003479</text:p>
          </table:table-cell>
          <table:table-cell table:formula="of:=0.625*1000000*[.$N888]*1000" office:value-type="float" office:value="217.437744140625">
            <text:p>217.437744</text:p>
          </table:table-cell>
          <table:table-cell table:formula="of:=0.769*100000*[.$N888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6349">
            <text:p>6349</text:p>
          </table:table-cell>
          <table:table-cell office:value-type="float" office:value="960">
            <text:p>960</text:p>
          </table:table-cell>
          <table:table-cell table:number-columns-repeated="2"/>
          <table:table-cell table:formula="of:=-39+0.0098*[.$C889]" office:value-type="float" office:value="23.2202">
            <text:p>23.2202</text:p>
          </table:table-cell>
          <table:table-cell/>
          <table:table-cell table:formula="of:=-0.0000028*[.$D889]*[.$D889]+0.0405*[.$D889]-4" office:value-type="float" office:value="32.29952">
            <text:p>32.29952</text:p>
          </table:table-cell>
          <table:table-cell/>
          <table:table-cell table:formula="of:=([.G889]-25)*(0.01+0.00008*[.$D889])+[.$I889]" office:value-type="float" office:value="32.14503336">
            <text:p>32.14503336</text:p>
          </table:table-cell>
          <table:table-cell/>
          <table:table-cell table:formula="of:=([.$B889]/4096)*1.5" office:value-type="float" office:value="0.0362548828125">
            <text:p>0.036255</text:p>
          </table:table-cell>
          <table:table-cell table:formula="of:=[.M889]/100000" office:value-type="float" office:value="0.000000362548828125">
            <text:p>0.0000003625</text:p>
          </table:table-cell>
          <table:table-cell table:formula="of:=0.625*1000000*[.$N889]*1000" office:value-type="float" office:value="226.593017578125">
            <text:p>226.593018</text:p>
          </table:table-cell>
          <table:table-cell table:formula="of:=0.769*100000*[.$N889]*1000" office:value-type="float" office:value="27.8800048828125">
            <text:p>27.880005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6346">
            <text:p>6346</text:p>
          </table:table-cell>
          <table:table-cell office:value-type="float" office:value="954">
            <text:p>954</text:p>
          </table:table-cell>
          <table:table-cell table:number-columns-repeated="2"/>
          <table:table-cell table:formula="of:=-39+0.0098*[.$C890]" office:value-type="float" office:value="23.1908">
            <text:p>23.1908</text:p>
          </table:table-cell>
          <table:table-cell/>
          <table:table-cell table:formula="of:=-0.0000028*[.$D890]*[.$D890]+0.0405*[.$D890]-4" office:value-type="float" office:value="32.0886752">
            <text:p>32.0886752</text:p>
          </table:table-cell>
          <table:table-cell/>
          <table:table-cell table:formula="of:=([.G890]-25)*(0.01+0.00008*[.$D890])+[.$I890]" office:value-type="float" office:value="31.932505056">
            <text:p>31.932505056</text:p>
          </table:table-cell>
          <table:table-cell/>
          <table:table-cell table:formula="of:=([.$B890]/4096)*1.5" office:value-type="float" office:value="0.0362548828125">
            <text:p>0.036255</text:p>
          </table:table-cell>
          <table:table-cell table:formula="of:=[.M890]/100000" office:value-type="float" office:value="0.000000362548828125">
            <text:p>0.0000003625</text:p>
          </table:table-cell>
          <table:table-cell table:formula="of:=0.625*1000000*[.$N890]*1000" office:value-type="float" office:value="226.593017578125">
            <text:p>226.593018</text:p>
          </table:table-cell>
          <table:table-cell table:formula="of:=0.769*100000*[.$N890]*1000" office:value-type="float" office:value="27.8800048828125">
            <text:p>27.880005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6342">
            <text:p>6342</text:p>
          </table:table-cell>
          <table:table-cell office:value-type="float" office:value="956">
            <text:p>956</text:p>
          </table:table-cell>
          <table:table-cell table:number-columns-repeated="2"/>
          <table:table-cell table:formula="of:=-39+0.0098*[.$C891]" office:value-type="float" office:value="23.1516">
            <text:p>23.1516</text:p>
          </table:table-cell>
          <table:table-cell/>
          <table:table-cell table:formula="of:=-0.0000028*[.$D891]*[.$D891]+0.0405*[.$D891]-4" office:value-type="float" office:value="32.1589792">
            <text:p>32.1589792</text:p>
          </table:table-cell>
          <table:table-cell/>
          <table:table-cell table:formula="of:=([.G891]-25)*(0.01+0.00008*[.$D891])+[.$I891]" office:value-type="float" office:value="31.999129568">
            <text:p>31.999129568</text:p>
          </table:table-cell>
          <table:table-cell/>
          <table:table-cell table:formula="of:=([.$B891]/4096)*1.5" office:value-type="float" office:value="0.0362548828125">
            <text:p>0.036255</text:p>
          </table:table-cell>
          <table:table-cell table:formula="of:=[.M891]/100000" office:value-type="float" office:value="0.000000362548828125">
            <text:p>0.0000003625</text:p>
          </table:table-cell>
          <table:table-cell table:formula="of:=0.625*1000000*[.$N891]*1000" office:value-type="float" office:value="226.593017578125">
            <text:p>226.593018</text:p>
          </table:table-cell>
          <table:table-cell table:formula="of:=0.769*100000*[.$N891]*1000" office:value-type="float" office:value="27.8800048828125">
            <text:p>27.880005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6346">
            <text:p>634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92]" office:value-type="float" office:value="23.1908">
            <text:p>23.1908</text:p>
          </table:table-cell>
          <table:table-cell/>
          <table:table-cell table:formula="of:=-0.0000028*[.$D892]*[.$D892]+0.0405*[.$D892]-4" office:value-type="float" office:value="32.5101632">
            <text:p>32.5101632</text:p>
          </table:table-cell>
          <table:table-cell/>
          <table:table-cell table:formula="of:=([.G892]-25)*(0.01+0.00008*[.$D892])+[.$I892]" office:value-type="float" office:value="32.352256224">
            <text:p>32.352256224</text:p>
          </table:table-cell>
          <table:table-cell/>
          <table:table-cell table:formula="of:=([.$B892]/4096)*1.5" office:value-type="float" office:value="0.03369140625">
            <text:p>0.033691</text:p>
          </table:table-cell>
          <table:table-cell table:formula="of:=[.M892]/100000" office:value-type="float" office:value="0.0000003369140625">
            <text:p>0.0000003369</text:p>
          </table:table-cell>
          <table:table-cell table:formula="of:=0.625*1000000*[.$N892]*1000" office:value-type="float" office:value="210.5712890625">
            <text:p>210.571289</text:p>
          </table:table-cell>
          <table:table-cell table:formula="of:=0.769*100000*[.$N892]*1000" office:value-type="float" office:value="25.90869140625">
            <text:p>25.90869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348">
            <text:p>6348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893]" office:value-type="float" office:value="23.2104">
            <text:p>23.2104</text:p>
          </table:table-cell>
          <table:table-cell/>
          <table:table-cell table:formula="of:=-0.0000028*[.$D893]*[.$D893]+0.0405*[.$D893]-4" office:value-type="float" office:value="32.2292608">
            <text:p>32.2292608</text:p>
          </table:table-cell>
          <table:table-cell/>
          <table:table-cell table:formula="of:=([.G893]-25)*(0.01+0.00008*[.$D893])+[.$I893]" office:value-type="float" office:value="32.074209856">
            <text:p>32.074209856</text:p>
          </table:table-cell>
          <table:table-cell/>
          <table:table-cell table:formula="of:=([.$B893]/4096)*1.5" office:value-type="float" office:value="0.032958984375">
            <text:p>0.032959</text:p>
          </table:table-cell>
          <table:table-cell table:formula="of:=[.M893]/100000" office:value-type="float" office:value="0.00000032958984375">
            <text:p>0.0000003296</text:p>
          </table:table-cell>
          <table:table-cell table:formula="of:=0.625*1000000*[.$N893]*1000" office:value-type="float" office:value="205.99365234375">
            <text:p>205.993652</text:p>
          </table:table-cell>
          <table:table-cell table:formula="of:=0.769*100000*[.$N893]*1000" office:value-type="float" office:value="25.345458984375">
            <text:p>25.345459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6346">
            <text:p>6346</text:p>
          </table:table-cell>
          <table:table-cell office:value-type="float" office:value="958">
            <text:p>958</text:p>
          </table:table-cell>
          <table:table-cell table:number-columns-repeated="2"/>
          <table:table-cell table:formula="of:=-39+0.0098*[.$C894]" office:value-type="float" office:value="23.1908">
            <text:p>23.1908</text:p>
          </table:table-cell>
          <table:table-cell/>
          <table:table-cell table:formula="of:=-0.0000028*[.$D894]*[.$D894]+0.0405*[.$D894]-4" office:value-type="float" office:value="32.2292608">
            <text:p>32.2292608</text:p>
          </table:table-cell>
          <table:table-cell/>
          <table:table-cell table:formula="of:=([.G894]-25)*(0.01+0.00008*[.$D894])+[.$I894]" office:value-type="float" office:value="32.072511712">
            <text:p>32.072511712</text:p>
          </table:table-cell>
          <table:table-cell/>
          <table:table-cell table:formula="of:=([.$B894]/4096)*1.5" office:value-type="float" office:value="0.03369140625">
            <text:p>0.033691</text:p>
          </table:table-cell>
          <table:table-cell table:formula="of:=[.M894]/100000" office:value-type="float" office:value="0.0000003369140625">
            <text:p>0.0000003369</text:p>
          </table:table-cell>
          <table:table-cell table:formula="of:=0.625*1000000*[.$N894]*1000" office:value-type="float" office:value="210.5712890625">
            <text:p>210.571289</text:p>
          </table:table-cell>
          <table:table-cell table:formula="of:=0.769*100000*[.$N894]*1000" office:value-type="float" office:value="25.90869140625">
            <text:p>25.90869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48">
            <text:p>6348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895]" office:value-type="float" office:value="23.2104">
            <text:p>23.2104</text:p>
          </table:table-cell>
          <table:table-cell/>
          <table:table-cell table:formula="of:=-0.0000028*[.$D895]*[.$D895]+0.0405*[.$D895]-4" office:value-type="float" office:value="32.3697568">
            <text:p>32.3697568</text:p>
          </table:table-cell>
          <table:table-cell/>
          <table:table-cell table:formula="of:=([.G895]-25)*(0.01+0.00008*[.$D895])+[.$I895]" office:value-type="float" office:value="32.214133184">
            <text:p>32.214133184</text:p>
          </table:table-cell>
          <table:table-cell/>
          <table:table-cell table:formula="of:=([.$B895]/4096)*1.5" office:value-type="float" office:value="0.034423828125">
            <text:p>0.034424</text:p>
          </table:table-cell>
          <table:table-cell table:formula="of:=[.M895]/100000" office:value-type="float" office:value="0.00000034423828125">
            <text:p>0.0000003442</text:p>
          </table:table-cell>
          <table:table-cell table:formula="of:=0.625*1000000*[.$N895]*1000" office:value-type="float" office:value="215.14892578125">
            <text:p>215.148926</text:p>
          </table:table-cell>
          <table:table-cell table:formula="of:=0.769*100000*[.$N895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48">
            <text:p>634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896]" office:value-type="float" office:value="23.2104">
            <text:p>23.2104</text:p>
          </table:table-cell>
          <table:table-cell/>
          <table:table-cell table:formula="of:=-0.0000028*[.$D896]*[.$D896]+0.0405*[.$D896]-4" office:value-type="float" office:value="32.5803328">
            <text:p>32.5803328</text:p>
          </table:table-cell>
          <table:table-cell/>
          <table:table-cell table:formula="of:=([.G896]-25)*(0.01+0.00008*[.$D896])+[.$I896]" office:value-type="float" office:value="32.423850176">
            <text:p>32.423850176</text:p>
          </table:table-cell>
          <table:table-cell/>
          <table:table-cell table:formula="of:=([.$B896]/4096)*1.5" office:value-type="float" office:value="0.034423828125">
            <text:p>0.034424</text:p>
          </table:table-cell>
          <table:table-cell table:formula="of:=[.M896]/100000" office:value-type="float" office:value="0.00000034423828125">
            <text:p>0.0000003442</text:p>
          </table:table-cell>
          <table:table-cell table:formula="of:=0.625*1000000*[.$N896]*1000" office:value-type="float" office:value="215.14892578125">
            <text:p>215.148926</text:p>
          </table:table-cell>
          <table:table-cell table:formula="of:=0.769*100000*[.$N896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352">
            <text:p>6352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897]" office:value-type="float" office:value="23.2496">
            <text:p>23.2496</text:p>
          </table:table-cell>
          <table:table-cell/>
          <table:table-cell table:formula="of:=-0.0000028*[.$D897]*[.$D897]+0.0405*[.$D897]-4" office:value-type="float" office:value="32.65048">
            <text:p>32.65048</text:p>
          </table:table-cell>
          <table:table-cell/>
          <table:table-cell table:formula="of:=([.G897]-25)*(0.01+0.00008*[.$D897])+[.$I897]" office:value-type="float" office:value="32.49714496">
            <text:p>32.49714496</text:p>
          </table:table-cell>
          <table:table-cell/>
          <table:table-cell table:formula="of:=([.$B897]/4096)*1.5" office:value-type="float" office:value="0.03662109375">
            <text:p>0.036621</text:p>
          </table:table-cell>
          <table:table-cell table:formula="of:=[.M897]/100000" office:value-type="float" office:value="0.0000003662109375">
            <text:p>0.0000003662</text:p>
          </table:table-cell>
          <table:table-cell table:formula="of:=0.625*1000000*[.$N897]*1000" office:value-type="float" office:value="228.8818359375">
            <text:p>228.881836</text:p>
          </table:table-cell>
          <table:table-cell table:formula="of:=0.769*100000*[.$N897]*1000" office:value-type="float" office:value="28.16162109375">
            <text:p>28.161621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6352">
            <text:p>635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898]" office:value-type="float" office:value="23.2496">
            <text:p>23.2496</text:p>
          </table:table-cell>
          <table:table-cell/>
          <table:table-cell table:formula="of:=-0.0000028*[.$D898]*[.$D898]+0.0405*[.$D898]-4" office:value-type="float" office:value="32.5101632">
            <text:p>32.5101632</text:p>
          </table:table-cell>
          <table:table-cell/>
          <table:table-cell table:formula="of:=([.G898]-25)*(0.01+0.00008*[.$D898])+[.$I898]" office:value-type="float" office:value="32.357388288">
            <text:p>32.357388288</text:p>
          </table:table-cell>
          <table:table-cell/>
          <table:table-cell table:formula="of:=([.$B898]/4096)*1.5" office:value-type="float" office:value="0.0362548828125">
            <text:p>0.036255</text:p>
          </table:table-cell>
          <table:table-cell table:formula="of:=[.M898]/100000" office:value-type="float" office:value="0.000000362548828125">
            <text:p>0.0000003625</text:p>
          </table:table-cell>
          <table:table-cell table:formula="of:=0.625*1000000*[.$N898]*1000" office:value-type="float" office:value="226.593017578125">
            <text:p>226.593018</text:p>
          </table:table-cell>
          <table:table-cell table:formula="of:=0.769*100000*[.$N898]*1000" office:value-type="float" office:value="27.8800048828125">
            <text:p>27.880005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354">
            <text:p>635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899]" office:value-type="float" office:value="23.2692">
            <text:p>23.2692</text:p>
          </table:table-cell>
          <table:table-cell/>
          <table:table-cell table:formula="of:=-0.0000028*[.$D899]*[.$D899]+0.0405*[.$D899]-4" office:value-type="float" office:value="32.65048">
            <text:p>32.65048</text:p>
          </table:table-cell>
          <table:table-cell/>
          <table:table-cell table:formula="of:=([.G899]-25)*(0.01+0.00008*[.$D899])+[.$I899]" office:value-type="float" office:value="32.49886192">
            <text:p>32.49886192</text:p>
          </table:table-cell>
          <table:table-cell/>
          <table:table-cell table:formula="of:=([.$B899]/4096)*1.5" office:value-type="float" office:value="0.0322265625">
            <text:p>0.032227</text:p>
          </table:table-cell>
          <table:table-cell table:formula="of:=[.M899]/100000" office:value-type="float" office:value="0.000000322265625">
            <text:p>0.0000003223</text:p>
          </table:table-cell>
          <table:table-cell table:formula="of:=0.625*1000000*[.$N899]*1000" office:value-type="float" office:value="201.416015625">
            <text:p>201.416016</text:p>
          </table:table-cell>
          <table:table-cell table:formula="of:=0.769*100000*[.$N899]*1000" office:value-type="float" office:value="24.7822265625">
            <text:p>24.782227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6354">
            <text:p>6354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900]" office:value-type="float" office:value="23.2692">
            <text:p>23.2692</text:p>
          </table:table-cell>
          <table:table-cell/>
          <table:table-cell table:formula="of:=-0.0000028*[.$D900]*[.$D900]+0.0405*[.$D900]-4" office:value-type="float" office:value="32.5452508">
            <text:p>32.5452508</text:p>
          </table:table-cell>
          <table:table-cell/>
          <table:table-cell table:formula="of:=([.G900]-25)*(0.01+0.00008*[.$D900])+[.$I900]" office:value-type="float" office:value="32.394048112">
            <text:p>32.394048112</text:p>
          </table:table-cell>
          <table:table-cell/>
          <table:table-cell table:formula="of:=([.$B900]/4096)*1.5" office:value-type="float" office:value="0.03662109375">
            <text:p>0.036621</text:p>
          </table:table-cell>
          <table:table-cell table:formula="of:=[.M900]/100000" office:value-type="float" office:value="0.0000003662109375">
            <text:p>0.0000003662</text:p>
          </table:table-cell>
          <table:table-cell table:formula="of:=0.625*1000000*[.$N900]*1000" office:value-type="float" office:value="228.8818359375">
            <text:p>228.881836</text:p>
          </table:table-cell>
          <table:table-cell table:formula="of:=0.769*100000*[.$N900]*1000" office:value-type="float" office:value="28.16162109375">
            <text:p>28.16162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6355">
            <text:p>6355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901]" office:value-type="float" office:value="23.279">
            <text:p>23.279</text:p>
          </table:table-cell>
          <table:table-cell/>
          <table:table-cell table:formula="of:=-0.0000028*[.$D901]*[.$D901]+0.0405*[.$D901]-4" office:value-type="float" office:value="32.5101632">
            <text:p>32.5101632</text:p>
          </table:table-cell>
          <table:table-cell/>
          <table:table-cell table:formula="of:=([.G901]-25)*(0.01+0.00008*[.$D901])+[.$I901]" office:value-type="float" office:value="32.35995432">
            <text:p>32.35995432</text:p>
          </table:table-cell>
          <table:table-cell/>
          <table:table-cell table:formula="of:=([.$B901]/4096)*1.5" office:value-type="float" office:value="0.035888671875">
            <text:p>0.035889</text:p>
          </table:table-cell>
          <table:table-cell table:formula="of:=[.M901]/100000" office:value-type="float" office:value="0.00000035888671875">
            <text:p>0.0000003589</text:p>
          </table:table-cell>
          <table:table-cell table:formula="of:=0.625*1000000*[.$N901]*1000" office:value-type="float" office:value="224.30419921875">
            <text:p>224.304199</text:p>
          </table:table-cell>
          <table:table-cell table:formula="of:=0.769*100000*[.$N901]*1000" office:value-type="float" office:value="27.598388671875">
            <text:p>27.598389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49">
            <text:p>634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902]" office:value-type="float" office:value="23.2202">
            <text:p>23.2202</text:p>
          </table:table-cell>
          <table:table-cell/>
          <table:table-cell table:formula="of:=-0.0000028*[.$D902]*[.$D902]+0.0405*[.$D902]-4" office:value-type="float" office:value="32.5101632">
            <text:p>32.5101632</text:p>
          </table:table-cell>
          <table:table-cell/>
          <table:table-cell table:formula="of:=([.G902]-25)*(0.01+0.00008*[.$D902])+[.$I902]" office:value-type="float" office:value="32.354822256">
            <text:p>32.354822256</text:p>
          </table:table-cell>
          <table:table-cell/>
          <table:table-cell table:formula="of:=([.$B902]/4096)*1.5" office:value-type="float" office:value="0.0347900390625">
            <text:p>0.034790</text:p>
          </table:table-cell>
          <table:table-cell table:formula="of:=[.M902]/100000" office:value-type="float" office:value="0.000000347900390625">
            <text:p>0.0000003479</text:p>
          </table:table-cell>
          <table:table-cell table:formula="of:=0.625*1000000*[.$N902]*1000" office:value-type="float" office:value="217.437744140625">
            <text:p>217.437744</text:p>
          </table:table-cell>
          <table:table-cell table:formula="of:=0.769*100000*[.$N902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6353">
            <text:p>6353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03]" office:value-type="float" office:value="23.2594">
            <text:p>23.2594</text:p>
          </table:table-cell>
          <table:table-cell/>
          <table:table-cell table:formula="of:=-0.0000028*[.$D903]*[.$D903]+0.0405*[.$D903]-4" office:value-type="float" office:value="32.5803328">
            <text:p>32.5803328</text:p>
          </table:table-cell>
          <table:table-cell/>
          <table:table-cell table:formula="of:=([.G903]-25)*(0.01+0.00008*[.$D903])+[.$I903]" office:value-type="float" office:value="32.428134736">
            <text:p>32.428134736</text:p>
          </table:table-cell>
          <table:table-cell/>
          <table:table-cell table:formula="of:=([.$B903]/4096)*1.5" office:value-type="float" office:value="0.0333251953125">
            <text:p>0.033325</text:p>
          </table:table-cell>
          <table:table-cell table:formula="of:=[.M903]/100000" office:value-type="float" office:value="0.000000333251953125">
            <text:p>0.0000003333</text:p>
          </table:table-cell>
          <table:table-cell table:formula="of:=0.625*1000000*[.$N903]*1000" office:value-type="float" office:value="208.282470703125">
            <text:p>208.282471</text:p>
          </table:table-cell>
          <table:table-cell table:formula="of:=0.769*100000*[.$N903]*1000" office:value-type="float" office:value="25.6270751953125">
            <text:p>25.627075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56">
            <text:p>635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04]" office:value-type="float" office:value="23.2888">
            <text:p>23.2888</text:p>
          </table:table-cell>
          <table:table-cell/>
          <table:table-cell table:formula="of:=-0.0000028*[.$D904]*[.$D904]+0.0405*[.$D904]-4" office:value-type="float" office:value="32.5803328">
            <text:p>32.5803328</text:p>
          </table:table-cell>
          <table:table-cell/>
          <table:table-cell table:formula="of:=([.G904]-25)*(0.01+0.00008*[.$D904])+[.$I904]" office:value-type="float" office:value="32.430705472">
            <text:p>32.430705472</text:p>
          </table:table-cell>
          <table:table-cell/>
          <table:table-cell table:formula="of:=([.$B904]/4096)*1.5" office:value-type="float" office:value="0.0347900390625">
            <text:p>0.034790</text:p>
          </table:table-cell>
          <table:table-cell table:formula="of:=[.M904]/100000" office:value-type="float" office:value="0.000000347900390625">
            <text:p>0.0000003479</text:p>
          </table:table-cell>
          <table:table-cell table:formula="of:=0.625*1000000*[.$N904]*1000" office:value-type="float" office:value="217.437744140625">
            <text:p>217.437744</text:p>
          </table:table-cell>
          <table:table-cell table:formula="of:=0.769*100000*[.$N904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57">
            <text:p>6357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05]" office:value-type="float" office:value="23.2986">
            <text:p>23.2986</text:p>
          </table:table-cell>
          <table:table-cell/>
          <table:table-cell table:formula="of:=-0.0000028*[.$D905]*[.$D905]+0.0405*[.$D905]-4" office:value-type="float" office:value="32.5803328">
            <text:p>32.5803328</text:p>
          </table:table-cell>
          <table:table-cell/>
          <table:table-cell table:formula="of:=([.G905]-25)*(0.01+0.00008*[.$D905])+[.$I905]" office:value-type="float" office:value="32.431562384">
            <text:p>32.431562384</text:p>
          </table:table-cell>
          <table:table-cell/>
          <table:table-cell table:formula="of:=([.$B905]/4096)*1.5" office:value-type="float" office:value="0.034423828125">
            <text:p>0.034424</text:p>
          </table:table-cell>
          <table:table-cell table:formula="of:=[.M905]/100000" office:value-type="float" office:value="0.00000034423828125">
            <text:p>0.0000003442</text:p>
          </table:table-cell>
          <table:table-cell table:formula="of:=0.625*1000000*[.$N905]*1000" office:value-type="float" office:value="215.14892578125">
            <text:p>215.148926</text:p>
          </table:table-cell>
          <table:table-cell table:formula="of:=0.769*100000*[.$N905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6354">
            <text:p>635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06]" office:value-type="float" office:value="23.2692">
            <text:p>23.2692</text:p>
          </table:table-cell>
          <table:table-cell/>
          <table:table-cell table:formula="of:=-0.0000028*[.$D906]*[.$D906]+0.0405*[.$D906]-4" office:value-type="float" office:value="32.5803328">
            <text:p>32.5803328</text:p>
          </table:table-cell>
          <table:table-cell/>
          <table:table-cell table:formula="of:=([.G906]-25)*(0.01+0.00008*[.$D906])+[.$I906]" office:value-type="float" office:value="32.428991648">
            <text:p>32.428991648</text:p>
          </table:table-cell>
          <table:table-cell/>
          <table:table-cell table:formula="of:=([.$B906]/4096)*1.5" office:value-type="float" office:value="0.0333251953125">
            <text:p>0.033325</text:p>
          </table:table-cell>
          <table:table-cell table:formula="of:=[.M906]/100000" office:value-type="float" office:value="0.000000333251953125">
            <text:p>0.0000003333</text:p>
          </table:table-cell>
          <table:table-cell table:formula="of:=0.625*1000000*[.$N906]*1000" office:value-type="float" office:value="208.282470703125">
            <text:p>208.282471</text:p>
          </table:table-cell>
          <table:table-cell table:formula="of:=0.769*100000*[.$N906]*1000" office:value-type="float" office:value="25.6270751953125">
            <text:p>25.627075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6353">
            <text:p>6353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07]" office:value-type="float" office:value="23.2594">
            <text:p>23.2594</text:p>
          </table:table-cell>
          <table:table-cell/>
          <table:table-cell table:formula="of:=-0.0000028*[.$D907]*[.$D907]+0.0405*[.$D907]-4" office:value-type="float" office:value="32.5803328">
            <text:p>32.5803328</text:p>
          </table:table-cell>
          <table:table-cell/>
          <table:table-cell table:formula="of:=([.G907]-25)*(0.01+0.00008*[.$D907])+[.$I907]" office:value-type="float" office:value="32.428134736">
            <text:p>32.428134736</text:p>
          </table:table-cell>
          <table:table-cell/>
          <table:table-cell table:formula="of:=([.$B907]/4096)*1.5" office:value-type="float" office:value="0.0325927734375">
            <text:p>0.032593</text:p>
          </table:table-cell>
          <table:table-cell table:formula="of:=[.M907]/100000" office:value-type="float" office:value="0.000000325927734375">
            <text:p>0.0000003259</text:p>
          </table:table-cell>
          <table:table-cell table:formula="of:=0.625*1000000*[.$N907]*1000" office:value-type="float" office:value="203.704833984375">
            <text:p>203.704834</text:p>
          </table:table-cell>
          <table:table-cell table:formula="of:=0.769*100000*[.$N907]*1000" office:value-type="float" office:value="25.0638427734375">
            <text:p>25.063843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354">
            <text:p>635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08]" office:value-type="float" office:value="23.2692">
            <text:p>23.2692</text:p>
          </table:table-cell>
          <table:table-cell/>
          <table:table-cell table:formula="of:=-0.0000028*[.$D908]*[.$D908]+0.0405*[.$D908]-4" office:value-type="float" office:value="32.5803328">
            <text:p>32.5803328</text:p>
          </table:table-cell>
          <table:table-cell/>
          <table:table-cell table:formula="of:=([.G908]-25)*(0.01+0.00008*[.$D908])+[.$I908]" office:value-type="float" office:value="32.428991648">
            <text:p>32.428991648</text:p>
          </table:table-cell>
          <table:table-cell/>
          <table:table-cell table:formula="of:=([.$B908]/4096)*1.5" office:value-type="float" office:value="0.031494140625">
            <text:p>0.031494</text:p>
          </table:table-cell>
          <table:table-cell table:formula="of:=[.M908]/100000" office:value-type="float" office:value="0.00000031494140625">
            <text:p>0.0000003149</text:p>
          </table:table-cell>
          <table:table-cell table:formula="of:=0.625*1000000*[.$N908]*1000" office:value-type="float" office:value="196.83837890625">
            <text:p>196.838379</text:p>
          </table:table-cell>
          <table:table-cell table:formula="of:=0.769*100000*[.$N908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6355">
            <text:p>6355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09]" office:value-type="float" office:value="23.279">
            <text:p>23.279</text:p>
          </table:table-cell>
          <table:table-cell/>
          <table:table-cell table:formula="of:=-0.0000028*[.$D909]*[.$D909]+0.0405*[.$D909]-4" office:value-type="float" office:value="32.65048">
            <text:p>32.65048</text:p>
          </table:table-cell>
          <table:table-cell/>
          <table:table-cell table:formula="of:=([.G909]-25)*(0.01+0.00008*[.$D909])+[.$I909]" office:value-type="float" office:value="32.4997204">
            <text:p>32.4997204</text:p>
          </table:table-cell>
          <table:table-cell/>
          <table:table-cell table:formula="of:=([.$B909]/4096)*1.5" office:value-type="float" office:value="0.0340576171875">
            <text:p>0.034058</text:p>
          </table:table-cell>
          <table:table-cell table:formula="of:=[.M909]/100000" office:value-type="float" office:value="0.000000340576171875">
            <text:p>0.0000003406</text:p>
          </table:table-cell>
          <table:table-cell table:formula="of:=0.625*1000000*[.$N909]*1000" office:value-type="float" office:value="212.860107421875">
            <text:p>212.860107</text:p>
          </table:table-cell>
          <table:table-cell table:formula="of:=0.769*100000*[.$N909]*1000" office:value-type="float" office:value="26.1903076171875">
            <text:p>26.190308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6356">
            <text:p>635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10]" office:value-type="float" office:value="23.2888">
            <text:p>23.2888</text:p>
          </table:table-cell>
          <table:table-cell/>
          <table:table-cell table:formula="of:=-0.0000028*[.$D910]*[.$D910]+0.0405*[.$D910]-4" office:value-type="float" office:value="32.5803328">
            <text:p>32.5803328</text:p>
          </table:table-cell>
          <table:table-cell/>
          <table:table-cell table:formula="of:=([.G910]-25)*(0.01+0.00008*[.$D910])+[.$I910]" office:value-type="float" office:value="32.430705472">
            <text:p>32.430705472</text:p>
          </table:table-cell>
          <table:table-cell/>
          <table:table-cell table:formula="of:=([.$B910]/4096)*1.5" office:value-type="float" office:value="0.0333251953125">
            <text:p>0.033325</text:p>
          </table:table-cell>
          <table:table-cell table:formula="of:=[.M910]/100000" office:value-type="float" office:value="0.000000333251953125">
            <text:p>0.0000003333</text:p>
          </table:table-cell>
          <table:table-cell table:formula="of:=0.625*1000000*[.$N910]*1000" office:value-type="float" office:value="208.282470703125">
            <text:p>208.282471</text:p>
          </table:table-cell>
          <table:table-cell table:formula="of:=0.769*100000*[.$N910]*1000" office:value-type="float" office:value="25.6270751953125">
            <text:p>25.627075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6354">
            <text:p>635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11]" office:value-type="float" office:value="23.2692">
            <text:p>23.2692</text:p>
          </table:table-cell>
          <table:table-cell/>
          <table:table-cell table:formula="of:=-0.0000028*[.$D911]*[.$D911]+0.0405*[.$D911]-4" office:value-type="float" office:value="32.5803328">
            <text:p>32.5803328</text:p>
          </table:table-cell>
          <table:table-cell/>
          <table:table-cell table:formula="of:=([.G911]-25)*(0.01+0.00008*[.$D911])+[.$I911]" office:value-type="float" office:value="32.428991648">
            <text:p>32.428991648</text:p>
          </table:table-cell>
          <table:table-cell/>
          <table:table-cell table:formula="of:=([.$B911]/4096)*1.5" office:value-type="float" office:value="0.037353515625">
            <text:p>0.037354</text:p>
          </table:table-cell>
          <table:table-cell table:formula="of:=[.M911]/100000" office:value-type="float" office:value="0.00000037353515625">
            <text:p>0.0000003735</text:p>
          </table:table-cell>
          <table:table-cell table:formula="of:=0.625*1000000*[.$N911]*1000" office:value-type="float" office:value="233.45947265625">
            <text:p>233.459473</text:p>
          </table:table-cell>
          <table:table-cell table:formula="of:=0.769*100000*[.$N911]*1000" office:value-type="float" office:value="28.724853515625">
            <text:p>28.724854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6354">
            <text:p>6354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912]" office:value-type="float" office:value="23.2692">
            <text:p>23.2692</text:p>
          </table:table-cell>
          <table:table-cell/>
          <table:table-cell table:formula="of:=-0.0000028*[.$D912]*[.$D912]+0.0405*[.$D912]-4" office:value-type="float" office:value="32.5452508">
            <text:p>32.5452508</text:p>
          </table:table-cell>
          <table:table-cell/>
          <table:table-cell table:formula="of:=([.G912]-25)*(0.01+0.00008*[.$D912])+[.$I912]" office:value-type="float" office:value="32.394048112">
            <text:p>32.394048112</text:p>
          </table:table-cell>
          <table:table-cell/>
          <table:table-cell table:formula="of:=([.$B912]/4096)*1.5" office:value-type="float" office:value="0.0369873046875">
            <text:p>0.036987</text:p>
          </table:table-cell>
          <table:table-cell table:formula="of:=[.M912]/100000" office:value-type="float" office:value="0.000000369873046875">
            <text:p>0.0000003699</text:p>
          </table:table-cell>
          <table:table-cell table:formula="of:=0.625*1000000*[.$N912]*1000" office:value-type="float" office:value="231.170654296875">
            <text:p>231.170654</text:p>
          </table:table-cell>
          <table:table-cell table:formula="of:=0.769*100000*[.$N912]*1000" office:value-type="float" office:value="28.4432373046875">
            <text:p>28.443237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55">
            <text:p>6355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13]" office:value-type="float" office:value="23.279">
            <text:p>23.279</text:p>
          </table:table-cell>
          <table:table-cell/>
          <table:table-cell table:formula="of:=-0.0000028*[.$D913]*[.$D913]+0.0405*[.$D913]-4" office:value-type="float" office:value="32.65048">
            <text:p>32.65048</text:p>
          </table:table-cell>
          <table:table-cell/>
          <table:table-cell table:formula="of:=([.G913]-25)*(0.01+0.00008*[.$D913])+[.$I913]" office:value-type="float" office:value="32.4997204">
            <text:p>32.4997204</text:p>
          </table:table-cell>
          <table:table-cell/>
          <table:table-cell table:formula="of:=([.$B913]/4096)*1.5" office:value-type="float" office:value="0.03515625">
            <text:p>0.035156</text:p>
          </table:table-cell>
          <table:table-cell table:formula="of:=[.M913]/100000" office:value-type="float" office:value="0.0000003515625">
            <text:p>0.0000003516</text:p>
          </table:table-cell>
          <table:table-cell table:formula="of:=0.625*1000000*[.$N913]*1000" office:value-type="float" office:value="219.7265625">
            <text:p>219.726563</text:p>
          </table:table-cell>
          <table:table-cell table:formula="of:=0.769*100000*[.$N913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56">
            <text:p>635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14]" office:value-type="float" office:value="23.2888">
            <text:p>23.2888</text:p>
          </table:table-cell>
          <table:table-cell/>
          <table:table-cell table:formula="of:=-0.0000028*[.$D914]*[.$D914]+0.0405*[.$D914]-4" office:value-type="float" office:value="32.65048">
            <text:p>32.65048</text:p>
          </table:table-cell>
          <table:table-cell/>
          <table:table-cell table:formula="of:=([.G914]-25)*(0.01+0.00008*[.$D914])+[.$I914]" office:value-type="float" office:value="32.50057888">
            <text:p>32.50057888</text:p>
          </table:table-cell>
          <table:table-cell/>
          <table:table-cell table:formula="of:=([.$B914]/4096)*1.5" office:value-type="float" office:value="0.0347900390625">
            <text:p>0.034790</text:p>
          </table:table-cell>
          <table:table-cell table:formula="of:=[.M914]/100000" office:value-type="float" office:value="0.000000347900390625">
            <text:p>0.0000003479</text:p>
          </table:table-cell>
          <table:table-cell table:formula="of:=0.625*1000000*[.$N914]*1000" office:value-type="float" office:value="217.437744140625">
            <text:p>217.437744</text:p>
          </table:table-cell>
          <table:table-cell table:formula="of:=0.769*100000*[.$N914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54">
            <text:p>635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15]" office:value-type="float" office:value="23.2692">
            <text:p>23.2692</text:p>
          </table:table-cell>
          <table:table-cell/>
          <table:table-cell table:formula="of:=-0.0000028*[.$D915]*[.$D915]+0.0405*[.$D915]-4" office:value-type="float" office:value="32.5803328">
            <text:p>32.5803328</text:p>
          </table:table-cell>
          <table:table-cell/>
          <table:table-cell table:formula="of:=([.G915]-25)*(0.01+0.00008*[.$D915])+[.$I915]" office:value-type="float" office:value="32.428991648">
            <text:p>32.428991648</text:p>
          </table:table-cell>
          <table:table-cell/>
          <table:table-cell table:formula="of:=([.$B915]/4096)*1.5" office:value-type="float" office:value="0.0318603515625">
            <text:p>0.031860</text:p>
          </table:table-cell>
          <table:table-cell table:formula="of:=[.M915]/100000" office:value-type="float" office:value="0.000000318603515625">
            <text:p>0.0000003186</text:p>
          </table:table-cell>
          <table:table-cell table:formula="of:=0.625*1000000*[.$N915]*1000" office:value-type="float" office:value="199.127197265625">
            <text:p>199.127197</text:p>
          </table:table-cell>
          <table:table-cell table:formula="of:=0.769*100000*[.$N915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6354">
            <text:p>635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16]" office:value-type="float" office:value="23.2692">
            <text:p>23.2692</text:p>
          </table:table-cell>
          <table:table-cell/>
          <table:table-cell table:formula="of:=-0.0000028*[.$D916]*[.$D916]+0.0405*[.$D916]-4" office:value-type="float" office:value="32.5803328">
            <text:p>32.5803328</text:p>
          </table:table-cell>
          <table:table-cell/>
          <table:table-cell table:formula="of:=([.G916]-25)*(0.01+0.00008*[.$D916])+[.$I916]" office:value-type="float" office:value="32.428991648">
            <text:p>32.428991648</text:p>
          </table:table-cell>
          <table:table-cell/>
          <table:table-cell table:formula="of:=([.$B916]/4096)*1.5" office:value-type="float" office:value="0.0355224609375">
            <text:p>0.035522</text:p>
          </table:table-cell>
          <table:table-cell table:formula="of:=[.M916]/100000" office:value-type="float" office:value="0.000000355224609375">
            <text:p>0.0000003552</text:p>
          </table:table-cell>
          <table:table-cell table:formula="of:=0.625*1000000*[.$N916]*1000" office:value-type="float" office:value="222.015380859375">
            <text:p>222.015381</text:p>
          </table:table-cell>
          <table:table-cell table:formula="of:=0.769*100000*[.$N916]*1000" office:value-type="float" office:value="27.3167724609375">
            <text:p>27.316772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355">
            <text:p>6355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917]" office:value-type="float" office:value="23.279">
            <text:p>23.279</text:p>
          </table:table-cell>
          <table:table-cell/>
          <table:table-cell table:formula="of:=-0.0000028*[.$D917]*[.$D917]+0.0405*[.$D917]-4" office:value-type="float" office:value="32.6154092">
            <text:p>32.6154092</text:p>
          </table:table-cell>
          <table:table-cell/>
          <table:table-cell table:formula="of:=([.G917]-25)*(0.01+0.00008*[.$D917])+[.$I917]" office:value-type="float" office:value="32.46478728">
            <text:p>32.46478728</text:p>
          </table:table-cell>
          <table:table-cell/>
          <table:table-cell table:formula="of:=([.$B917]/4096)*1.5" office:value-type="float" office:value="0.0322265625">
            <text:p>0.032227</text:p>
          </table:table-cell>
          <table:table-cell table:formula="of:=[.M917]/100000" office:value-type="float" office:value="0.000000322265625">
            <text:p>0.0000003223</text:p>
          </table:table-cell>
          <table:table-cell table:formula="of:=0.625*1000000*[.$N917]*1000" office:value-type="float" office:value="201.416015625">
            <text:p>201.416016</text:p>
          </table:table-cell>
          <table:table-cell table:formula="of:=0.769*100000*[.$N917]*1000" office:value-type="float" office:value="24.7822265625">
            <text:p>24.782227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354">
            <text:p>635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918]" office:value-type="float" office:value="23.2692">
            <text:p>23.2692</text:p>
          </table:table-cell>
          <table:table-cell/>
          <table:table-cell table:formula="of:=-0.0000028*[.$D918]*[.$D918]+0.0405*[.$D918]-4" office:value-type="float" office:value="32.5101632">
            <text:p>32.5101632</text:p>
          </table:table-cell>
          <table:table-cell/>
          <table:table-cell table:formula="of:=([.G918]-25)*(0.01+0.00008*[.$D918])+[.$I918]" office:value-type="float" office:value="32.359098976">
            <text:p>32.359098976</text:p>
          </table:table-cell>
          <table:table-cell/>
          <table:table-cell table:formula="of:=([.$B918]/4096)*1.5" office:value-type="float" office:value="0.031494140625">
            <text:p>0.031494</text:p>
          </table:table-cell>
          <table:table-cell table:formula="of:=[.M918]/100000" office:value-type="float" office:value="0.00000031494140625">
            <text:p>0.0000003149</text:p>
          </table:table-cell>
          <table:table-cell table:formula="of:=0.625*1000000*[.$N918]*1000" office:value-type="float" office:value="196.83837890625">
            <text:p>196.838379</text:p>
          </table:table-cell>
          <table:table-cell table:formula="of:=0.769*100000*[.$N918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354">
            <text:p>635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19]" office:value-type="float" office:value="23.2692">
            <text:p>23.2692</text:p>
          </table:table-cell>
          <table:table-cell/>
          <table:table-cell table:formula="of:=-0.0000028*[.$D919]*[.$D919]+0.0405*[.$D919]-4" office:value-type="float" office:value="32.5803328">
            <text:p>32.5803328</text:p>
          </table:table-cell>
          <table:table-cell/>
          <table:table-cell table:formula="of:=([.G919]-25)*(0.01+0.00008*[.$D919])+[.$I919]" office:value-type="float" office:value="32.428991648">
            <text:p>32.428991648</text:p>
          </table:table-cell>
          <table:table-cell/>
          <table:table-cell table:formula="of:=([.$B919]/4096)*1.5" office:value-type="float" office:value="0.031494140625">
            <text:p>0.031494</text:p>
          </table:table-cell>
          <table:table-cell table:formula="of:=[.M919]/100000" office:value-type="float" office:value="0.00000031494140625">
            <text:p>0.0000003149</text:p>
          </table:table-cell>
          <table:table-cell table:formula="of:=0.625*1000000*[.$N919]*1000" office:value-type="float" office:value="196.83837890625">
            <text:p>196.838379</text:p>
          </table:table-cell>
          <table:table-cell table:formula="of:=0.769*100000*[.$N919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354">
            <text:p>635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20]" office:value-type="float" office:value="23.2692">
            <text:p>23.2692</text:p>
          </table:table-cell>
          <table:table-cell/>
          <table:table-cell table:formula="of:=-0.0000028*[.$D920]*[.$D920]+0.0405*[.$D920]-4" office:value-type="float" office:value="32.5803328">
            <text:p>32.5803328</text:p>
          </table:table-cell>
          <table:table-cell/>
          <table:table-cell table:formula="of:=([.G920]-25)*(0.01+0.00008*[.$D920])+[.$I920]" office:value-type="float" office:value="32.428991648">
            <text:p>32.428991648</text:p>
          </table:table-cell>
          <table:table-cell/>
          <table:table-cell table:formula="of:=([.$B920]/4096)*1.5" office:value-type="float" office:value="0.0322265625">
            <text:p>0.032227</text:p>
          </table:table-cell>
          <table:table-cell table:formula="of:=[.M920]/100000" office:value-type="float" office:value="0.000000322265625">
            <text:p>0.0000003223</text:p>
          </table:table-cell>
          <table:table-cell table:formula="of:=0.625*1000000*[.$N920]*1000" office:value-type="float" office:value="201.416015625">
            <text:p>201.416016</text:p>
          </table:table-cell>
          <table:table-cell table:formula="of:=0.769*100000*[.$N920]*1000" office:value-type="float" office:value="24.7822265625">
            <text:p>24.782227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55">
            <text:p>635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21]" office:value-type="float" office:value="23.279">
            <text:p>23.279</text:p>
          </table:table-cell>
          <table:table-cell/>
          <table:table-cell table:formula="of:=-0.0000028*[.$D921]*[.$D921]+0.0405*[.$D921]-4" office:value-type="float" office:value="32.5803328">
            <text:p>32.5803328</text:p>
          </table:table-cell>
          <table:table-cell/>
          <table:table-cell table:formula="of:=([.G921]-25)*(0.01+0.00008*[.$D921])+[.$I921]" office:value-type="float" office:value="32.42984856">
            <text:p>32.42984856</text:p>
          </table:table-cell>
          <table:table-cell/>
          <table:table-cell table:formula="of:=([.$B921]/4096)*1.5" office:value-type="float" office:value="0.0347900390625">
            <text:p>0.034790</text:p>
          </table:table-cell>
          <table:table-cell table:formula="of:=[.M921]/100000" office:value-type="float" office:value="0.000000347900390625">
            <text:p>0.0000003479</text:p>
          </table:table-cell>
          <table:table-cell table:formula="of:=0.625*1000000*[.$N921]*1000" office:value-type="float" office:value="217.437744140625">
            <text:p>217.437744</text:p>
          </table:table-cell>
          <table:table-cell table:formula="of:=0.769*100000*[.$N921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6356">
            <text:p>6356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922]" office:value-type="float" office:value="23.2888">
            <text:p>23.2888</text:p>
          </table:table-cell>
          <table:table-cell/>
          <table:table-cell table:formula="of:=-0.0000028*[.$D922]*[.$D922]+0.0405*[.$D922]-4" office:value-type="float" office:value="32.6154092">
            <text:p>32.6154092</text:p>
          </table:table-cell>
          <table:table-cell/>
          <table:table-cell table:formula="of:=([.G922]-25)*(0.01+0.00008*[.$D922])+[.$I922]" office:value-type="float" office:value="32.465644976">
            <text:p>32.465644976</text:p>
          </table:table-cell>
          <table:table-cell/>
          <table:table-cell table:formula="of:=([.$B922]/4096)*1.5" office:value-type="float" office:value="0.0333251953125">
            <text:p>0.033325</text:p>
          </table:table-cell>
          <table:table-cell table:formula="of:=[.M922]/100000" office:value-type="float" office:value="0.000000333251953125">
            <text:p>0.0000003333</text:p>
          </table:table-cell>
          <table:table-cell table:formula="of:=0.625*1000000*[.$N922]*1000" office:value-type="float" office:value="208.282470703125">
            <text:p>208.282471</text:p>
          </table:table-cell>
          <table:table-cell table:formula="of:=0.769*100000*[.$N922]*1000" office:value-type="float" office:value="25.6270751953125">
            <text:p>25.627075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56">
            <text:p>635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23]" office:value-type="float" office:value="23.2888">
            <text:p>23.2888</text:p>
          </table:table-cell>
          <table:table-cell/>
          <table:table-cell table:formula="of:=-0.0000028*[.$D923]*[.$D923]+0.0405*[.$D923]-4" office:value-type="float" office:value="32.65048">
            <text:p>32.65048</text:p>
          </table:table-cell>
          <table:table-cell/>
          <table:table-cell table:formula="of:=([.G923]-25)*(0.01+0.00008*[.$D923])+[.$I923]" office:value-type="float" office:value="32.50057888">
            <text:p>32.50057888</text:p>
          </table:table-cell>
          <table:table-cell/>
          <table:table-cell table:formula="of:=([.$B923]/4096)*1.5" office:value-type="float" office:value="0.034423828125">
            <text:p>0.034424</text:p>
          </table:table-cell>
          <table:table-cell table:formula="of:=[.M923]/100000" office:value-type="float" office:value="0.00000034423828125">
            <text:p>0.0000003442</text:p>
          </table:table-cell>
          <table:table-cell table:formula="of:=0.625*1000000*[.$N923]*1000" office:value-type="float" office:value="215.14892578125">
            <text:p>215.148926</text:p>
          </table:table-cell>
          <table:table-cell table:formula="of:=0.769*100000*[.$N923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356">
            <text:p>635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24]" office:value-type="float" office:value="23.2888">
            <text:p>23.2888</text:p>
          </table:table-cell>
          <table:table-cell/>
          <table:table-cell table:formula="of:=-0.0000028*[.$D924]*[.$D924]+0.0405*[.$D924]-4" office:value-type="float" office:value="32.65048">
            <text:p>32.65048</text:p>
          </table:table-cell>
          <table:table-cell/>
          <table:table-cell table:formula="of:=([.G924]-25)*(0.01+0.00008*[.$D924])+[.$I924]" office:value-type="float" office:value="32.50057888">
            <text:p>32.50057888</text:p>
          </table:table-cell>
          <table:table-cell/>
          <table:table-cell table:formula="of:=([.$B924]/4096)*1.5" office:value-type="float" office:value="0.031494140625">
            <text:p>0.031494</text:p>
          </table:table-cell>
          <table:table-cell table:formula="of:=[.M924]/100000" office:value-type="float" office:value="0.00000031494140625">
            <text:p>0.0000003149</text:p>
          </table:table-cell>
          <table:table-cell table:formula="of:=0.625*1000000*[.$N924]*1000" office:value-type="float" office:value="196.83837890625">
            <text:p>196.838379</text:p>
          </table:table-cell>
          <table:table-cell table:formula="of:=0.769*100000*[.$N924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58">
            <text:p>635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25]" office:value-type="float" office:value="23.3084">
            <text:p>23.3084</text:p>
          </table:table-cell>
          <table:table-cell/>
          <table:table-cell table:formula="of:=-0.0000028*[.$D925]*[.$D925]+0.0405*[.$D925]-4" office:value-type="float" office:value="32.65048">
            <text:p>32.65048</text:p>
          </table:table-cell>
          <table:table-cell/>
          <table:table-cell table:formula="of:=([.G925]-25)*(0.01+0.00008*[.$D925])+[.$I925]" office:value-type="float" office:value="32.50229584">
            <text:p>32.50229584</text:p>
          </table:table-cell>
          <table:table-cell/>
          <table:table-cell table:formula="of:=([.$B925]/4096)*1.5" office:value-type="float" office:value="0.03515625">
            <text:p>0.035156</text:p>
          </table:table-cell>
          <table:table-cell table:formula="of:=[.M925]/100000" office:value-type="float" office:value="0.0000003515625">
            <text:p>0.0000003516</text:p>
          </table:table-cell>
          <table:table-cell table:formula="of:=0.625*1000000*[.$N925]*1000" office:value-type="float" office:value="219.7265625">
            <text:p>219.726563</text:p>
          </table:table-cell>
          <table:table-cell table:formula="of:=0.769*100000*[.$N925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6356">
            <text:p>635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26]" office:value-type="float" office:value="23.2888">
            <text:p>23.2888</text:p>
          </table:table-cell>
          <table:table-cell/>
          <table:table-cell table:formula="of:=-0.0000028*[.$D926]*[.$D926]+0.0405*[.$D926]-4" office:value-type="float" office:value="32.5803328">
            <text:p>32.5803328</text:p>
          </table:table-cell>
          <table:table-cell/>
          <table:table-cell table:formula="of:=([.G926]-25)*(0.01+0.00008*[.$D926])+[.$I926]" office:value-type="float" office:value="32.430705472">
            <text:p>32.430705472</text:p>
          </table:table-cell>
          <table:table-cell/>
          <table:table-cell table:formula="of:=([.$B926]/4096)*1.5" office:value-type="float" office:value="0.0362548828125">
            <text:p>0.036255</text:p>
          </table:table-cell>
          <table:table-cell table:formula="of:=[.M926]/100000" office:value-type="float" office:value="0.000000362548828125">
            <text:p>0.0000003625</text:p>
          </table:table-cell>
          <table:table-cell table:formula="of:=0.625*1000000*[.$N926]*1000" office:value-type="float" office:value="226.593017578125">
            <text:p>226.593018</text:p>
          </table:table-cell>
          <table:table-cell table:formula="of:=0.769*100000*[.$N926]*1000" office:value-type="float" office:value="27.8800048828125">
            <text:p>27.880005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55">
            <text:p>6355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27]" office:value-type="float" office:value="23.279">
            <text:p>23.279</text:p>
          </table:table-cell>
          <table:table-cell/>
          <table:table-cell table:formula="of:=-0.0000028*[.$D927]*[.$D927]+0.0405*[.$D927]-4" office:value-type="float" office:value="32.65048">
            <text:p>32.65048</text:p>
          </table:table-cell>
          <table:table-cell/>
          <table:table-cell table:formula="of:=([.G927]-25)*(0.01+0.00008*[.$D927])+[.$I927]" office:value-type="float" office:value="32.4997204">
            <text:p>32.4997204</text:p>
          </table:table-cell>
          <table:table-cell/>
          <table:table-cell table:formula="of:=([.$B927]/4096)*1.5" office:value-type="float" office:value="0.0318603515625">
            <text:p>0.031860</text:p>
          </table:table-cell>
          <table:table-cell table:formula="of:=[.M927]/100000" office:value-type="float" office:value="0.000000318603515625">
            <text:p>0.0000003186</text:p>
          </table:table-cell>
          <table:table-cell table:formula="of:=0.625*1000000*[.$N927]*1000" office:value-type="float" office:value="199.127197265625">
            <text:p>199.127197</text:p>
          </table:table-cell>
          <table:table-cell table:formula="of:=0.769*100000*[.$N927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355">
            <text:p>635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28]" office:value-type="float" office:value="23.279">
            <text:p>23.279</text:p>
          </table:table-cell>
          <table:table-cell/>
          <table:table-cell table:formula="of:=-0.0000028*[.$D928]*[.$D928]+0.0405*[.$D928]-4" office:value-type="float" office:value="32.5803328">
            <text:p>32.5803328</text:p>
          </table:table-cell>
          <table:table-cell/>
          <table:table-cell table:formula="of:=([.G928]-25)*(0.01+0.00008*[.$D928])+[.$I928]" office:value-type="float" office:value="32.42984856">
            <text:p>32.42984856</text:p>
          </table:table-cell>
          <table:table-cell/>
          <table:table-cell table:formula="of:=([.$B928]/4096)*1.5" office:value-type="float" office:value="0.0296630859375">
            <text:p>0.029663</text:p>
          </table:table-cell>
          <table:table-cell table:formula="of:=[.M928]/100000" office:value-type="float" office:value="0.000000296630859375">
            <text:p>0.0000002966</text:p>
          </table:table-cell>
          <table:table-cell table:formula="of:=0.625*1000000*[.$N928]*1000" office:value-type="float" office:value="185.394287109375">
            <text:p>185.394287</text:p>
          </table:table-cell>
          <table:table-cell table:formula="of:=0.769*100000*[.$N928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56">
            <text:p>635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29]" office:value-type="float" office:value="23.2888">
            <text:p>23.2888</text:p>
          </table:table-cell>
          <table:table-cell/>
          <table:table-cell table:formula="of:=-0.0000028*[.$D929]*[.$D929]+0.0405*[.$D929]-4" office:value-type="float" office:value="32.65048">
            <text:p>32.65048</text:p>
          </table:table-cell>
          <table:table-cell/>
          <table:table-cell table:formula="of:=([.G929]-25)*(0.01+0.00008*[.$D929])+[.$I929]" office:value-type="float" office:value="32.50057888">
            <text:p>32.50057888</text:p>
          </table:table-cell>
          <table:table-cell/>
          <table:table-cell table:formula="of:=([.$B929]/4096)*1.5" office:value-type="float" office:value="0.03515625">
            <text:p>0.035156</text:p>
          </table:table-cell>
          <table:table-cell table:formula="of:=[.M929]/100000" office:value-type="float" office:value="0.0000003515625">
            <text:p>0.0000003516</text:p>
          </table:table-cell>
          <table:table-cell table:formula="of:=0.625*1000000*[.$N929]*1000" office:value-type="float" office:value="219.7265625">
            <text:p>219.726563</text:p>
          </table:table-cell>
          <table:table-cell table:formula="of:=0.769*100000*[.$N929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6356">
            <text:p>6356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930]" office:value-type="float" office:value="23.2888">
            <text:p>23.2888</text:p>
          </table:table-cell>
          <table:table-cell/>
          <table:table-cell table:formula="of:=-0.0000028*[.$D930]*[.$D930]+0.0405*[.$D930]-4" office:value-type="float" office:value="32.6855452">
            <text:p>32.6855452</text:p>
          </table:table-cell>
          <table:table-cell/>
          <table:table-cell table:formula="of:=([.G930]-25)*(0.01+0.00008*[.$D930])+[.$I930]" office:value-type="float" office:value="32.535507184">
            <text:p>32.535507184</text:p>
          </table:table-cell>
          <table:table-cell/>
          <table:table-cell table:formula="of:=([.$B930]/4096)*1.5" office:value-type="float" office:value="0.0325927734375">
            <text:p>0.032593</text:p>
          </table:table-cell>
          <table:table-cell table:formula="of:=[.M930]/100000" office:value-type="float" office:value="0.000000325927734375">
            <text:p>0.0000003259</text:p>
          </table:table-cell>
          <table:table-cell table:formula="of:=0.625*1000000*[.$N930]*1000" office:value-type="float" office:value="203.704833984375">
            <text:p>203.704834</text:p>
          </table:table-cell>
          <table:table-cell table:formula="of:=0.769*100000*[.$N930]*1000" office:value-type="float" office:value="25.0638427734375">
            <text:p>25.063843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54">
            <text:p>635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31]" office:value-type="float" office:value="23.2692">
            <text:p>23.2692</text:p>
          </table:table-cell>
          <table:table-cell/>
          <table:table-cell table:formula="of:=-0.0000028*[.$D931]*[.$D931]+0.0405*[.$D931]-4" office:value-type="float" office:value="32.65048">
            <text:p>32.65048</text:p>
          </table:table-cell>
          <table:table-cell/>
          <table:table-cell table:formula="of:=([.G931]-25)*(0.01+0.00008*[.$D931])+[.$I931]" office:value-type="float" office:value="32.49886192">
            <text:p>32.49886192</text:p>
          </table:table-cell>
          <table:table-cell/>
          <table:table-cell table:formula="of:=([.$B931]/4096)*1.5" office:value-type="float" office:value="0.034423828125">
            <text:p>0.034424</text:p>
          </table:table-cell>
          <table:table-cell table:formula="of:=[.M931]/100000" office:value-type="float" office:value="0.00000034423828125">
            <text:p>0.0000003442</text:p>
          </table:table-cell>
          <table:table-cell table:formula="of:=0.625*1000000*[.$N931]*1000" office:value-type="float" office:value="215.14892578125">
            <text:p>215.148926</text:p>
          </table:table-cell>
          <table:table-cell table:formula="of:=0.769*100000*[.$N931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6357">
            <text:p>6357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932]" office:value-type="float" office:value="23.2986">
            <text:p>23.2986</text:p>
          </table:table-cell>
          <table:table-cell/>
          <table:table-cell table:formula="of:=-0.0000028*[.$D932]*[.$D932]+0.0405*[.$D932]-4" office:value-type="float" office:value="32.6855452">
            <text:p>32.6855452</text:p>
          </table:table-cell>
          <table:table-cell/>
          <table:table-cell table:formula="of:=([.G932]-25)*(0.01+0.00008*[.$D932])+[.$I932]" office:value-type="float" office:value="32.536366448">
            <text:p>32.536366448</text:p>
          </table:table-cell>
          <table:table-cell/>
          <table:table-cell table:formula="of:=([.$B932]/4096)*1.5" office:value-type="float" office:value="0.0333251953125">
            <text:p>0.033325</text:p>
          </table:table-cell>
          <table:table-cell table:formula="of:=[.M932]/100000" office:value-type="float" office:value="0.000000333251953125">
            <text:p>0.0000003333</text:p>
          </table:table-cell>
          <table:table-cell table:formula="of:=0.625*1000000*[.$N932]*1000" office:value-type="float" office:value="208.282470703125">
            <text:p>208.282471</text:p>
          </table:table-cell>
          <table:table-cell table:formula="of:=0.769*100000*[.$N932]*1000" office:value-type="float" office:value="25.6270751953125">
            <text:p>25.627075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6356">
            <text:p>635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33]" office:value-type="float" office:value="23.2888">
            <text:p>23.2888</text:p>
          </table:table-cell>
          <table:table-cell/>
          <table:table-cell table:formula="of:=-0.0000028*[.$D933]*[.$D933]+0.0405*[.$D933]-4" office:value-type="float" office:value="32.65048">
            <text:p>32.65048</text:p>
          </table:table-cell>
          <table:table-cell/>
          <table:table-cell table:formula="of:=([.G933]-25)*(0.01+0.00008*[.$D933])+[.$I933]" office:value-type="float" office:value="32.50057888">
            <text:p>32.50057888</text:p>
          </table:table-cell>
          <table:table-cell/>
          <table:table-cell table:formula="of:=([.$B933]/4096)*1.5" office:value-type="float" office:value="0.03369140625">
            <text:p>0.033691</text:p>
          </table:table-cell>
          <table:table-cell table:formula="of:=[.M933]/100000" office:value-type="float" office:value="0.0000003369140625">
            <text:p>0.0000003369</text:p>
          </table:table-cell>
          <table:table-cell table:formula="of:=0.625*1000000*[.$N933]*1000" office:value-type="float" office:value="210.5712890625">
            <text:p>210.571289</text:p>
          </table:table-cell>
          <table:table-cell table:formula="of:=0.769*100000*[.$N933]*1000" office:value-type="float" office:value="25.90869140625">
            <text:p>25.908691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6357">
            <text:p>6357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934]" office:value-type="float" office:value="23.2986">
            <text:p>23.2986</text:p>
          </table:table-cell>
          <table:table-cell/>
          <table:table-cell table:formula="of:=-0.0000028*[.$D934]*[.$D934]+0.0405*[.$D934]-4" office:value-type="float" office:value="32.6855452">
            <text:p>32.6855452</text:p>
          </table:table-cell>
          <table:table-cell/>
          <table:table-cell table:formula="of:=([.G934]-25)*(0.01+0.00008*[.$D934])+[.$I934]" office:value-type="float" office:value="32.536366448">
            <text:p>32.536366448</text:p>
          </table:table-cell>
          <table:table-cell/>
          <table:table-cell table:formula="of:=([.$B934]/4096)*1.5" office:value-type="float" office:value="0.035888671875">
            <text:p>0.035889</text:p>
          </table:table-cell>
          <table:table-cell table:formula="of:=[.M934]/100000" office:value-type="float" office:value="0.00000035888671875">
            <text:p>0.0000003589</text:p>
          </table:table-cell>
          <table:table-cell table:formula="of:=0.625*1000000*[.$N934]*1000" office:value-type="float" office:value="224.30419921875">
            <text:p>224.304199</text:p>
          </table:table-cell>
          <table:table-cell table:formula="of:=0.769*100000*[.$N934]*1000" office:value-type="float" office:value="27.598388671875">
            <text:p>27.598389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356">
            <text:p>635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35]" office:value-type="float" office:value="23.2888">
            <text:p>23.2888</text:p>
          </table:table-cell>
          <table:table-cell/>
          <table:table-cell table:formula="of:=-0.0000028*[.$D935]*[.$D935]+0.0405*[.$D935]-4" office:value-type="float" office:value="32.5803328">
            <text:p>32.5803328</text:p>
          </table:table-cell>
          <table:table-cell/>
          <table:table-cell table:formula="of:=([.G935]-25)*(0.01+0.00008*[.$D935])+[.$I935]" office:value-type="float" office:value="32.430705472">
            <text:p>32.430705472</text:p>
          </table:table-cell>
          <table:table-cell/>
          <table:table-cell table:formula="of:=([.$B935]/4096)*1.5" office:value-type="float" office:value="0.031494140625">
            <text:p>0.031494</text:p>
          </table:table-cell>
          <table:table-cell table:formula="of:=[.M935]/100000" office:value-type="float" office:value="0.00000031494140625">
            <text:p>0.0000003149</text:p>
          </table:table-cell>
          <table:table-cell table:formula="of:=0.625*1000000*[.$N935]*1000" office:value-type="float" office:value="196.83837890625">
            <text:p>196.838379</text:p>
          </table:table-cell>
          <table:table-cell table:formula="of:=0.769*100000*[.$N935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57">
            <text:p>6357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936]" office:value-type="float" office:value="23.2986">
            <text:p>23.2986</text:p>
          </table:table-cell>
          <table:table-cell/>
          <table:table-cell table:formula="of:=-0.0000028*[.$D936]*[.$D936]+0.0405*[.$D936]-4" office:value-type="float" office:value="32.6855452">
            <text:p>32.6855452</text:p>
          </table:table-cell>
          <table:table-cell/>
          <table:table-cell table:formula="of:=([.G936]-25)*(0.01+0.00008*[.$D936])+[.$I936]" office:value-type="float" office:value="32.536366448">
            <text:p>32.536366448</text:p>
          </table:table-cell>
          <table:table-cell/>
          <table:table-cell table:formula="of:=([.$B936]/4096)*1.5" office:value-type="float" office:value="0.034423828125">
            <text:p>0.034424</text:p>
          </table:table-cell>
          <table:table-cell table:formula="of:=[.M936]/100000" office:value-type="float" office:value="0.00000034423828125">
            <text:p>0.0000003442</text:p>
          </table:table-cell>
          <table:table-cell table:formula="of:=0.625*1000000*[.$N936]*1000" office:value-type="float" office:value="215.14892578125">
            <text:p>215.148926</text:p>
          </table:table-cell>
          <table:table-cell table:formula="of:=0.769*100000*[.$N936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6359">
            <text:p>6359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37]" office:value-type="float" office:value="23.3182">
            <text:p>23.3182</text:p>
          </table:table-cell>
          <table:table-cell/>
          <table:table-cell table:formula="of:=-0.0000028*[.$D937]*[.$D937]+0.0405*[.$D937]-4" office:value-type="float" office:value="32.65048">
            <text:p>32.65048</text:p>
          </table:table-cell>
          <table:table-cell/>
          <table:table-cell table:formula="of:=([.G937]-25)*(0.01+0.00008*[.$D937])+[.$I937]" office:value-type="float" office:value="32.50315432">
            <text:p>32.50315432</text:p>
          </table:table-cell>
          <table:table-cell/>
          <table:table-cell table:formula="of:=([.$B937]/4096)*1.5" office:value-type="float" office:value="0.0325927734375">
            <text:p>0.032593</text:p>
          </table:table-cell>
          <table:table-cell table:formula="of:=[.M937]/100000" office:value-type="float" office:value="0.000000325927734375">
            <text:p>0.0000003259</text:p>
          </table:table-cell>
          <table:table-cell table:formula="of:=0.625*1000000*[.$N937]*1000" office:value-type="float" office:value="203.704833984375">
            <text:p>203.704834</text:p>
          </table:table-cell>
          <table:table-cell table:formula="of:=0.769*100000*[.$N937]*1000" office:value-type="float" office:value="25.0638427734375">
            <text:p>25.063843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61">
            <text:p>6361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938]" office:value-type="float" office:value="23.3378">
            <text:p>23.3378</text:p>
          </table:table-cell>
          <table:table-cell/>
          <table:table-cell table:formula="of:=-0.0000028*[.$D938]*[.$D938]+0.0405*[.$D938]-4" office:value-type="float" office:value="32.6855452">
            <text:p>32.6855452</text:p>
          </table:table-cell>
          <table:table-cell/>
          <table:table-cell table:formula="of:=([.G938]-25)*(0.01+0.00008*[.$D938])+[.$I938]" office:value-type="float" office:value="32.539803504">
            <text:p>32.539803504</text:p>
          </table:table-cell>
          <table:table-cell/>
          <table:table-cell table:formula="of:=([.$B938]/4096)*1.5" office:value-type="float" office:value="0.034423828125">
            <text:p>0.034424</text:p>
          </table:table-cell>
          <table:table-cell table:formula="of:=[.M938]/100000" office:value-type="float" office:value="0.00000034423828125">
            <text:p>0.0000003442</text:p>
          </table:table-cell>
          <table:table-cell table:formula="of:=0.625*1000000*[.$N938]*1000" office:value-type="float" office:value="215.14892578125">
            <text:p>215.148926</text:p>
          </table:table-cell>
          <table:table-cell table:formula="of:=0.769*100000*[.$N938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63">
            <text:p>6363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939]" office:value-type="float" office:value="23.3574">
            <text:p>23.3574</text:p>
          </table:table-cell>
          <table:table-cell/>
          <table:table-cell table:formula="of:=-0.0000028*[.$D939]*[.$D939]+0.0405*[.$D939]-4" office:value-type="float" office:value="32.6154092">
            <text:p>32.6154092</text:p>
          </table:table-cell>
          <table:table-cell/>
          <table:table-cell table:formula="of:=([.G939]-25)*(0.01+0.00008*[.$D939])+[.$I939]" office:value-type="float" office:value="32.471648848">
            <text:p>32.471648848</text:p>
          </table:table-cell>
          <table:table-cell/>
          <table:table-cell table:formula="of:=([.$B939]/4096)*1.5" office:value-type="float" office:value="0.03515625">
            <text:p>0.035156</text:p>
          </table:table-cell>
          <table:table-cell table:formula="of:=[.M939]/100000" office:value-type="float" office:value="0.0000003515625">
            <text:p>0.0000003516</text:p>
          </table:table-cell>
          <table:table-cell table:formula="of:=0.625*1000000*[.$N939]*1000" office:value-type="float" office:value="219.7265625">
            <text:p>219.726563</text:p>
          </table:table-cell>
          <table:table-cell table:formula="of:=0.769*100000*[.$N939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61">
            <text:p>6361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40]" office:value-type="float" office:value="23.3378">
            <text:p>23.3378</text:p>
          </table:table-cell>
          <table:table-cell/>
          <table:table-cell table:formula="of:=-0.0000028*[.$D940]*[.$D940]+0.0405*[.$D940]-4" office:value-type="float" office:value="32.7206048">
            <text:p>32.7206048</text:p>
          </table:table-cell>
          <table:table-cell/>
          <table:table-cell table:formula="of:=([.G940]-25)*(0.01+0.00008*[.$D940])+[.$I940]" office:value-type="float" office:value="32.574730128">
            <text:p>32.574730128</text:p>
          </table:table-cell>
          <table:table-cell/>
          <table:table-cell table:formula="of:=([.$B940]/4096)*1.5" office:value-type="float" office:value="0.03515625">
            <text:p>0.035156</text:p>
          </table:table-cell>
          <table:table-cell table:formula="of:=[.M940]/100000" office:value-type="float" office:value="0.0000003515625">
            <text:p>0.0000003516</text:p>
          </table:table-cell>
          <table:table-cell table:formula="of:=0.625*1000000*[.$N940]*1000" office:value-type="float" office:value="219.7265625">
            <text:p>219.726563</text:p>
          </table:table-cell>
          <table:table-cell table:formula="of:=0.769*100000*[.$N940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6362">
            <text:p>6362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41]" office:value-type="float" office:value="23.3476">
            <text:p>23.3476</text:p>
          </table:table-cell>
          <table:table-cell/>
          <table:table-cell table:formula="of:=-0.0000028*[.$D941]*[.$D941]+0.0405*[.$D941]-4" office:value-type="float" office:value="32.65048">
            <text:p>32.65048</text:p>
          </table:table-cell>
          <table:table-cell/>
          <table:table-cell table:formula="of:=([.G941]-25)*(0.01+0.00008*[.$D941])+[.$I941]" office:value-type="float" office:value="32.50572976">
            <text:p>32.50572976</text:p>
          </table:table-cell>
          <table:table-cell/>
          <table:table-cell table:formula="of:=([.$B941]/4096)*1.5" office:value-type="float" office:value="0.0369873046875">
            <text:p>0.036987</text:p>
          </table:table-cell>
          <table:table-cell table:formula="of:=[.M941]/100000" office:value-type="float" office:value="0.000000369873046875">
            <text:p>0.0000003699</text:p>
          </table:table-cell>
          <table:table-cell table:formula="of:=0.625*1000000*[.$N941]*1000" office:value-type="float" office:value="231.170654296875">
            <text:p>231.170654</text:p>
          </table:table-cell>
          <table:table-cell table:formula="of:=0.769*100000*[.$N941]*1000" office:value-type="float" office:value="28.4432373046875">
            <text:p>28.443237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363">
            <text:p>6363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42]" office:value-type="float" office:value="23.3574">
            <text:p>23.3574</text:p>
          </table:table-cell>
          <table:table-cell/>
          <table:table-cell table:formula="of:=-0.0000028*[.$D942]*[.$D942]+0.0405*[.$D942]-4" office:value-type="float" office:value="32.65048">
            <text:p>32.65048</text:p>
          </table:table-cell>
          <table:table-cell/>
          <table:table-cell table:formula="of:=([.G942]-25)*(0.01+0.00008*[.$D942])+[.$I942]" office:value-type="float" office:value="32.50658824">
            <text:p>32.50658824</text:p>
          </table:table-cell>
          <table:table-cell/>
          <table:table-cell table:formula="of:=([.$B942]/4096)*1.5" office:value-type="float" office:value="0.031494140625">
            <text:p>0.031494</text:p>
          </table:table-cell>
          <table:table-cell table:formula="of:=[.M942]/100000" office:value-type="float" office:value="0.00000031494140625">
            <text:p>0.0000003149</text:p>
          </table:table-cell>
          <table:table-cell table:formula="of:=0.625*1000000*[.$N942]*1000" office:value-type="float" office:value="196.83837890625">
            <text:p>196.838379</text:p>
          </table:table-cell>
          <table:table-cell table:formula="of:=0.769*100000*[.$N942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62">
            <text:p>6362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43]" office:value-type="float" office:value="23.3476">
            <text:p>23.3476</text:p>
          </table:table-cell>
          <table:table-cell/>
          <table:table-cell table:formula="of:=-0.0000028*[.$D943]*[.$D943]+0.0405*[.$D943]-4" office:value-type="float" office:value="32.65048">
            <text:p>32.65048</text:p>
          </table:table-cell>
          <table:table-cell/>
          <table:table-cell table:formula="of:=([.G943]-25)*(0.01+0.00008*[.$D943])+[.$I943]" office:value-type="float" office:value="32.50572976">
            <text:p>32.50572976</text:p>
          </table:table-cell>
          <table:table-cell/>
          <table:table-cell table:formula="of:=([.$B943]/4096)*1.5" office:value-type="float" office:value="0.0318603515625">
            <text:p>0.031860</text:p>
          </table:table-cell>
          <table:table-cell table:formula="of:=[.M943]/100000" office:value-type="float" office:value="0.000000318603515625">
            <text:p>0.0000003186</text:p>
          </table:table-cell>
          <table:table-cell table:formula="of:=0.625*1000000*[.$N943]*1000" office:value-type="float" office:value="199.127197265625">
            <text:p>199.127197</text:p>
          </table:table-cell>
          <table:table-cell table:formula="of:=0.769*100000*[.$N943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61">
            <text:p>636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44]" office:value-type="float" office:value="23.3378">
            <text:p>23.3378</text:p>
          </table:table-cell>
          <table:table-cell/>
          <table:table-cell table:formula="of:=-0.0000028*[.$D944]*[.$D944]+0.0405*[.$D944]-4" office:value-type="float" office:value="32.5803328">
            <text:p>32.5803328</text:p>
          </table:table-cell>
          <table:table-cell/>
          <table:table-cell table:formula="of:=([.G944]-25)*(0.01+0.00008*[.$D944])+[.$I944]" office:value-type="float" office:value="32.434990032">
            <text:p>32.434990032</text:p>
          </table:table-cell>
          <table:table-cell/>
          <table:table-cell table:formula="of:=([.$B944]/4096)*1.5" office:value-type="float" office:value="0.034423828125">
            <text:p>0.034424</text:p>
          </table:table-cell>
          <table:table-cell table:formula="of:=[.M944]/100000" office:value-type="float" office:value="0.00000034423828125">
            <text:p>0.0000003442</text:p>
          </table:table-cell>
          <table:table-cell table:formula="of:=0.625*1000000*[.$N944]*1000" office:value-type="float" office:value="215.14892578125">
            <text:p>215.148926</text:p>
          </table:table-cell>
          <table:table-cell table:formula="of:=0.769*100000*[.$N944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362">
            <text:p>6362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45]" office:value-type="float" office:value="23.3476">
            <text:p>23.3476</text:p>
          </table:table-cell>
          <table:table-cell/>
          <table:table-cell table:formula="of:=-0.0000028*[.$D945]*[.$D945]+0.0405*[.$D945]-4" office:value-type="float" office:value="32.65048">
            <text:p>32.65048</text:p>
          </table:table-cell>
          <table:table-cell/>
          <table:table-cell table:formula="of:=([.G945]-25)*(0.01+0.00008*[.$D945])+[.$I945]" office:value-type="float" office:value="32.50572976">
            <text:p>32.50572976</text:p>
          </table:table-cell>
          <table:table-cell/>
          <table:table-cell table:formula="of:=([.$B945]/4096)*1.5" office:value-type="float" office:value="0.0311279296875">
            <text:p>0.031128</text:p>
          </table:table-cell>
          <table:table-cell table:formula="of:=[.M945]/100000" office:value-type="float" office:value="0.000000311279296875">
            <text:p>0.0000003113</text:p>
          </table:table-cell>
          <table:table-cell table:formula="of:=0.625*1000000*[.$N945]*1000" office:value-type="float" office:value="194.549560546875">
            <text:p>194.549561</text:p>
          </table:table-cell>
          <table:table-cell table:formula="of:=0.769*100000*[.$N945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62">
            <text:p>6362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46]" office:value-type="float" office:value="23.3476">
            <text:p>23.3476</text:p>
          </table:table-cell>
          <table:table-cell/>
          <table:table-cell table:formula="of:=-0.0000028*[.$D946]*[.$D946]+0.0405*[.$D946]-4" office:value-type="float" office:value="32.65048">
            <text:p>32.65048</text:p>
          </table:table-cell>
          <table:table-cell/>
          <table:table-cell table:formula="of:=([.G946]-25)*(0.01+0.00008*[.$D946])+[.$I946]" office:value-type="float" office:value="32.50572976">
            <text:p>32.50572976</text:p>
          </table:table-cell>
          <table:table-cell/>
          <table:table-cell table:formula="of:=([.$B946]/4096)*1.5" office:value-type="float" office:value="0.0318603515625">
            <text:p>0.031860</text:p>
          </table:table-cell>
          <table:table-cell table:formula="of:=[.M946]/100000" office:value-type="float" office:value="0.000000318603515625">
            <text:p>0.0000003186</text:p>
          </table:table-cell>
          <table:table-cell table:formula="of:=0.625*1000000*[.$N946]*1000" office:value-type="float" office:value="199.127197265625">
            <text:p>199.127197</text:p>
          </table:table-cell>
          <table:table-cell table:formula="of:=0.769*100000*[.$N946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64">
            <text:p>636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47]" office:value-type="float" office:value="23.3672">
            <text:p>23.3672</text:p>
          </table:table-cell>
          <table:table-cell/>
          <table:table-cell table:formula="of:=-0.0000028*[.$D947]*[.$D947]+0.0405*[.$D947]-4" office:value-type="float" office:value="32.65048">
            <text:p>32.65048</text:p>
          </table:table-cell>
          <table:table-cell/>
          <table:table-cell table:formula="of:=([.G947]-25)*(0.01+0.00008*[.$D947])+[.$I947]" office:value-type="float" office:value="32.50744672">
            <text:p>32.50744672</text:p>
          </table:table-cell>
          <table:table-cell/>
          <table:table-cell table:formula="of:=([.$B947]/4096)*1.5" office:value-type="float" office:value="0.0289306640625">
            <text:p>0.028931</text:p>
          </table:table-cell>
          <table:table-cell table:formula="of:=[.M947]/100000" office:value-type="float" office:value="0.000000289306640625">
            <text:p>0.0000002893</text:p>
          </table:table-cell>
          <table:table-cell table:formula="of:=0.625*1000000*[.$N947]*1000" office:value-type="float" office:value="180.816650390625">
            <text:p>180.816650</text:p>
          </table:table-cell>
          <table:table-cell table:formula="of:=0.769*100000*[.$N947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64">
            <text:p>636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948]" office:value-type="float" office:value="23.3672">
            <text:p>23.3672</text:p>
          </table:table-cell>
          <table:table-cell/>
          <table:table-cell table:formula="of:=-0.0000028*[.$D948]*[.$D948]+0.0405*[.$D948]-4" office:value-type="float" office:value="32.5803328">
            <text:p>32.5803328</text:p>
          </table:table-cell>
          <table:table-cell/>
          <table:table-cell table:formula="of:=([.G948]-25)*(0.01+0.00008*[.$D948])+[.$I948]" office:value-type="float" office:value="32.437560768">
            <text:p>32.437560768</text:p>
          </table:table-cell>
          <table:table-cell/>
          <table:table-cell table:formula="of:=([.$B948]/4096)*1.5" office:value-type="float" office:value="0.03515625">
            <text:p>0.035156</text:p>
          </table:table-cell>
          <table:table-cell table:formula="of:=[.M948]/100000" office:value-type="float" office:value="0.0000003515625">
            <text:p>0.0000003516</text:p>
          </table:table-cell>
          <table:table-cell table:formula="of:=0.625*1000000*[.$N948]*1000" office:value-type="float" office:value="219.7265625">
            <text:p>219.726563</text:p>
          </table:table-cell>
          <table:table-cell table:formula="of:=0.769*100000*[.$N948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61">
            <text:p>6361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49]" office:value-type="float" office:value="23.3378">
            <text:p>23.3378</text:p>
          </table:table-cell>
          <table:table-cell/>
          <table:table-cell table:formula="of:=-0.0000028*[.$D949]*[.$D949]+0.0405*[.$D949]-4" office:value-type="float" office:value="32.65048">
            <text:p>32.65048</text:p>
          </table:table-cell>
          <table:table-cell/>
          <table:table-cell table:formula="of:=([.G949]-25)*(0.01+0.00008*[.$D949])+[.$I949]" office:value-type="float" office:value="32.50487128">
            <text:p>32.50487128</text:p>
          </table:table-cell>
          <table:table-cell/>
          <table:table-cell table:formula="of:=([.$B949]/4096)*1.5" office:value-type="float" office:value="0.0347900390625">
            <text:p>0.034790</text:p>
          </table:table-cell>
          <table:table-cell table:formula="of:=[.M949]/100000" office:value-type="float" office:value="0.000000347900390625">
            <text:p>0.0000003479</text:p>
          </table:table-cell>
          <table:table-cell table:formula="of:=0.625*1000000*[.$N949]*1000" office:value-type="float" office:value="217.437744140625">
            <text:p>217.437744</text:p>
          </table:table-cell>
          <table:table-cell table:formula="of:=0.769*100000*[.$N949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62">
            <text:p>6362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950]" office:value-type="float" office:value="23.3476">
            <text:p>23.3476</text:p>
          </table:table-cell>
          <table:table-cell/>
          <table:table-cell table:formula="of:=-0.0000028*[.$D950]*[.$D950]+0.0405*[.$D950]-4" office:value-type="float" office:value="32.6855452">
            <text:p>32.6855452</text:p>
          </table:table-cell>
          <table:table-cell/>
          <table:table-cell table:formula="of:=([.G950]-25)*(0.01+0.00008*[.$D950])+[.$I950]" office:value-type="float" office:value="32.540662768">
            <text:p>32.540662768</text:p>
          </table:table-cell>
          <table:table-cell/>
          <table:table-cell table:formula="of:=([.$B950]/4096)*1.5" office:value-type="float" office:value="0.0318603515625">
            <text:p>0.031860</text:p>
          </table:table-cell>
          <table:table-cell table:formula="of:=[.M950]/100000" office:value-type="float" office:value="0.000000318603515625">
            <text:p>0.0000003186</text:p>
          </table:table-cell>
          <table:table-cell table:formula="of:=0.625*1000000*[.$N950]*1000" office:value-type="float" office:value="199.127197265625">
            <text:p>199.127197</text:p>
          </table:table-cell>
          <table:table-cell table:formula="of:=0.769*100000*[.$N950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62">
            <text:p>6362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951]" office:value-type="float" office:value="23.3476">
            <text:p>23.3476</text:p>
          </table:table-cell>
          <table:table-cell/>
          <table:table-cell table:formula="of:=-0.0000028*[.$D951]*[.$D951]+0.0405*[.$D951]-4" office:value-type="float" office:value="32.6855452">
            <text:p>32.6855452</text:p>
          </table:table-cell>
          <table:table-cell/>
          <table:table-cell table:formula="of:=([.G951]-25)*(0.01+0.00008*[.$D951])+[.$I951]" office:value-type="float" office:value="32.540662768">
            <text:p>32.540662768</text:p>
          </table:table-cell>
          <table:table-cell/>
          <table:table-cell table:formula="of:=([.$B951]/4096)*1.5" office:value-type="float" office:value="0.0347900390625">
            <text:p>0.034790</text:p>
          </table:table-cell>
          <table:table-cell table:formula="of:=[.M951]/100000" office:value-type="float" office:value="0.000000347900390625">
            <text:p>0.0000003479</text:p>
          </table:table-cell>
          <table:table-cell table:formula="of:=0.625*1000000*[.$N951]*1000" office:value-type="float" office:value="217.437744140625">
            <text:p>217.437744</text:p>
          </table:table-cell>
          <table:table-cell table:formula="of:=0.769*100000*[.$N951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62">
            <text:p>6362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52]" office:value-type="float" office:value="23.3476">
            <text:p>23.3476</text:p>
          </table:table-cell>
          <table:table-cell/>
          <table:table-cell table:formula="of:=-0.0000028*[.$D952]*[.$D952]+0.0405*[.$D952]-4" office:value-type="float" office:value="32.7206048">
            <text:p>32.7206048</text:p>
          </table:table-cell>
          <table:table-cell/>
          <table:table-cell table:formula="of:=([.G952]-25)*(0.01+0.00008*[.$D952])+[.$I952]" office:value-type="float" office:value="32.575590176">
            <text:p>32.575590176</text:p>
          </table:table-cell>
          <table:table-cell/>
          <table:table-cell table:formula="of:=([.$B952]/4096)*1.5" office:value-type="float" office:value="0.03076171875">
            <text:p>0.030762</text:p>
          </table:table-cell>
          <table:table-cell table:formula="of:=[.M952]/100000" office:value-type="float" office:value="0.0000003076171875">
            <text:p>0.0000003076</text:p>
          </table:table-cell>
          <table:table-cell table:formula="of:=0.625*1000000*[.$N952]*1000" office:value-type="float" office:value="192.2607421875">
            <text:p>192.260742</text:p>
          </table:table-cell>
          <table:table-cell table:formula="of:=0.769*100000*[.$N952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6363">
            <text:p>6363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53]" office:value-type="float" office:value="23.3574">
            <text:p>23.3574</text:p>
          </table:table-cell>
          <table:table-cell/>
          <table:table-cell table:formula="of:=-0.0000028*[.$D953]*[.$D953]+0.0405*[.$D953]-4" office:value-type="float" office:value="32.7206048">
            <text:p>32.7206048</text:p>
          </table:table-cell>
          <table:table-cell/>
          <table:table-cell table:formula="of:=([.G953]-25)*(0.01+0.00008*[.$D953])+[.$I953]" office:value-type="float" office:value="32.576450224">
            <text:p>32.576450224</text:p>
          </table:table-cell>
          <table:table-cell/>
          <table:table-cell table:formula="of:=([.$B953]/4096)*1.5" office:value-type="float" office:value="0.0347900390625">
            <text:p>0.034790</text:p>
          </table:table-cell>
          <table:table-cell table:formula="of:=[.M953]/100000" office:value-type="float" office:value="0.000000347900390625">
            <text:p>0.0000003479</text:p>
          </table:table-cell>
          <table:table-cell table:formula="of:=0.625*1000000*[.$N953]*1000" office:value-type="float" office:value="217.437744140625">
            <text:p>217.437744</text:p>
          </table:table-cell>
          <table:table-cell table:formula="of:=0.769*100000*[.$N953]*1000" office:value-type="float" office:value="26.7535400390625">
            <text:p>26.753540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362">
            <text:p>6362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54]" office:value-type="float" office:value="23.3476">
            <text:p>23.3476</text:p>
          </table:table-cell>
          <table:table-cell/>
          <table:table-cell table:formula="of:=-0.0000028*[.$D954]*[.$D954]+0.0405*[.$D954]-4" office:value-type="float" office:value="32.7907072">
            <text:p>32.7907072</text:p>
          </table:table-cell>
          <table:table-cell/>
          <table:table-cell table:formula="of:=([.G954]-25)*(0.01+0.00008*[.$D954])+[.$I954]" office:value-type="float" office:value="32.645428192">
            <text:p>32.645428192</text:p>
          </table:table-cell>
          <table:table-cell/>
          <table:table-cell table:formula="of:=([.$B954]/4096)*1.5" office:value-type="float" office:value="0.0311279296875">
            <text:p>0.031128</text:p>
          </table:table-cell>
          <table:table-cell table:formula="of:=[.M954]/100000" office:value-type="float" office:value="0.000000311279296875">
            <text:p>0.0000003113</text:p>
          </table:table-cell>
          <table:table-cell table:formula="of:=0.625*1000000*[.$N954]*1000" office:value-type="float" office:value="194.549560546875">
            <text:p>194.549561</text:p>
          </table:table-cell>
          <table:table-cell table:formula="of:=0.769*100000*[.$N954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364">
            <text:p>6364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55]" office:value-type="float" office:value="23.3672">
            <text:p>23.3672</text:p>
          </table:table-cell>
          <table:table-cell/>
          <table:table-cell table:formula="of:=-0.0000028*[.$D955]*[.$D955]+0.0405*[.$D955]-4" office:value-type="float" office:value="32.7206048">
            <text:p>32.7206048</text:p>
          </table:table-cell>
          <table:table-cell/>
          <table:table-cell table:formula="of:=([.G955]-25)*(0.01+0.00008*[.$D955])+[.$I955]" office:value-type="float" office:value="32.577310272">
            <text:p>32.577310272</text:p>
          </table:table-cell>
          <table:table-cell/>
          <table:table-cell table:formula="of:=([.$B955]/4096)*1.5" office:value-type="float" office:value="0.031494140625">
            <text:p>0.031494</text:p>
          </table:table-cell>
          <table:table-cell table:formula="of:=[.M955]/100000" office:value-type="float" office:value="0.00000031494140625">
            <text:p>0.0000003149</text:p>
          </table:table-cell>
          <table:table-cell table:formula="of:=0.625*1000000*[.$N955]*1000" office:value-type="float" office:value="196.83837890625">
            <text:p>196.838379</text:p>
          </table:table-cell>
          <table:table-cell table:formula="of:=0.769*100000*[.$N955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6364">
            <text:p>636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56]" office:value-type="float" office:value="23.3672">
            <text:p>23.3672</text:p>
          </table:table-cell>
          <table:table-cell/>
          <table:table-cell table:formula="of:=-0.0000028*[.$D956]*[.$D956]+0.0405*[.$D956]-4" office:value-type="float" office:value="32.65048">
            <text:p>32.65048</text:p>
          </table:table-cell>
          <table:table-cell/>
          <table:table-cell table:formula="of:=([.G956]-25)*(0.01+0.00008*[.$D956])+[.$I956]" office:value-type="float" office:value="32.50744672">
            <text:p>32.50744672</text:p>
          </table:table-cell>
          <table:table-cell/>
          <table:table-cell table:formula="of:=([.$B956]/4096)*1.5" office:value-type="float" office:value="0.03369140625">
            <text:p>0.033691</text:p>
          </table:table-cell>
          <table:table-cell table:formula="of:=[.M956]/100000" office:value-type="float" office:value="0.0000003369140625">
            <text:p>0.0000003369</text:p>
          </table:table-cell>
          <table:table-cell table:formula="of:=0.625*1000000*[.$N956]*1000" office:value-type="float" office:value="210.5712890625">
            <text:p>210.571289</text:p>
          </table:table-cell>
          <table:table-cell table:formula="of:=0.769*100000*[.$N956]*1000" office:value-type="float" office:value="25.90869140625">
            <text:p>25.908691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6364">
            <text:p>636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57]" office:value-type="float" office:value="23.3672">
            <text:p>23.3672</text:p>
          </table:table-cell>
          <table:table-cell/>
          <table:table-cell table:formula="of:=-0.0000028*[.$D957]*[.$D957]+0.0405*[.$D957]-4" office:value-type="float" office:value="32.65048">
            <text:p>32.65048</text:p>
          </table:table-cell>
          <table:table-cell/>
          <table:table-cell table:formula="of:=([.G957]-25)*(0.01+0.00008*[.$D957])+[.$I957]" office:value-type="float" office:value="32.50744672">
            <text:p>32.50744672</text:p>
          </table:table-cell>
          <table:table-cell/>
          <table:table-cell table:formula="of:=([.$B957]/4096)*1.5" office:value-type="float" office:value="0.034423828125">
            <text:p>0.034424</text:p>
          </table:table-cell>
          <table:table-cell table:formula="of:=[.M957]/100000" office:value-type="float" office:value="0.00000034423828125">
            <text:p>0.0000003442</text:p>
          </table:table-cell>
          <table:table-cell table:formula="of:=0.625*1000000*[.$N957]*1000" office:value-type="float" office:value="215.14892578125">
            <text:p>215.148926</text:p>
          </table:table-cell>
          <table:table-cell table:formula="of:=0.769*100000*[.$N957]*1000" office:value-type="float" office:value="26.471923828125">
            <text:p>26.471924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64">
            <text:p>636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58]" office:value-type="float" office:value="23.3672">
            <text:p>23.3672</text:p>
          </table:table-cell>
          <table:table-cell/>
          <table:table-cell table:formula="of:=-0.0000028*[.$D958]*[.$D958]+0.0405*[.$D958]-4" office:value-type="float" office:value="32.65048">
            <text:p>32.65048</text:p>
          </table:table-cell>
          <table:table-cell/>
          <table:table-cell table:formula="of:=([.G958]-25)*(0.01+0.00008*[.$D958])+[.$I958]" office:value-type="float" office:value="32.50744672">
            <text:p>32.50744672</text:p>
          </table:table-cell>
          <table:table-cell/>
          <table:table-cell table:formula="of:=([.$B958]/4096)*1.5" office:value-type="float" office:value="0.03076171875">
            <text:p>0.030762</text:p>
          </table:table-cell>
          <table:table-cell table:formula="of:=[.M958]/100000" office:value-type="float" office:value="0.0000003076171875">
            <text:p>0.0000003076</text:p>
          </table:table-cell>
          <table:table-cell table:formula="of:=0.625*1000000*[.$N958]*1000" office:value-type="float" office:value="192.2607421875">
            <text:p>192.260742</text:p>
          </table:table-cell>
          <table:table-cell table:formula="of:=0.769*100000*[.$N958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63">
            <text:p>6363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59]" office:value-type="float" office:value="23.3574">
            <text:p>23.3574</text:p>
          </table:table-cell>
          <table:table-cell/>
          <table:table-cell table:formula="of:=-0.0000028*[.$D959]*[.$D959]+0.0405*[.$D959]-4" office:value-type="float" office:value="32.65048">
            <text:p>32.65048</text:p>
          </table:table-cell>
          <table:table-cell/>
          <table:table-cell table:formula="of:=([.G959]-25)*(0.01+0.00008*[.$D959])+[.$I959]" office:value-type="float" office:value="32.50658824">
            <text:p>32.50658824</text:p>
          </table:table-cell>
          <table:table-cell/>
          <table:table-cell table:formula="of:=([.$B959]/4096)*1.5" office:value-type="float" office:value="0.0318603515625">
            <text:p>0.031860</text:p>
          </table:table-cell>
          <table:table-cell table:formula="of:=[.M959]/100000" office:value-type="float" office:value="0.000000318603515625">
            <text:p>0.0000003186</text:p>
          </table:table-cell>
          <table:table-cell table:formula="of:=0.625*1000000*[.$N959]*1000" office:value-type="float" office:value="199.127197265625">
            <text:p>199.127197</text:p>
          </table:table-cell>
          <table:table-cell table:formula="of:=0.769*100000*[.$N959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64">
            <text:p>636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60]" office:value-type="float" office:value="23.3672">
            <text:p>23.3672</text:p>
          </table:table-cell>
          <table:table-cell/>
          <table:table-cell table:formula="of:=-0.0000028*[.$D960]*[.$D960]+0.0405*[.$D960]-4" office:value-type="float" office:value="32.65048">
            <text:p>32.65048</text:p>
          </table:table-cell>
          <table:table-cell/>
          <table:table-cell table:formula="of:=([.G960]-25)*(0.01+0.00008*[.$D960])+[.$I960]" office:value-type="float" office:value="32.50744672">
            <text:p>32.50744672</text:p>
          </table:table-cell>
          <table:table-cell/>
          <table:table-cell table:formula="of:=([.$B960]/4096)*1.5" office:value-type="float" office:value="0.0318603515625">
            <text:p>0.031860</text:p>
          </table:table-cell>
          <table:table-cell table:formula="of:=[.M960]/100000" office:value-type="float" office:value="0.000000318603515625">
            <text:p>0.0000003186</text:p>
          </table:table-cell>
          <table:table-cell table:formula="of:=0.625*1000000*[.$N960]*1000" office:value-type="float" office:value="199.127197265625">
            <text:p>199.127197</text:p>
          </table:table-cell>
          <table:table-cell table:formula="of:=0.769*100000*[.$N960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64">
            <text:p>6364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61]" office:value-type="float" office:value="23.3672">
            <text:p>23.3672</text:p>
          </table:table-cell>
          <table:table-cell/>
          <table:table-cell table:formula="of:=-0.0000028*[.$D961]*[.$D961]+0.0405*[.$D961]-4" office:value-type="float" office:value="32.7206048">
            <text:p>32.7206048</text:p>
          </table:table-cell>
          <table:table-cell/>
          <table:table-cell table:formula="of:=([.G961]-25)*(0.01+0.00008*[.$D961])+[.$I961]" office:value-type="float" office:value="32.577310272">
            <text:p>32.577310272</text:p>
          </table:table-cell>
          <table:table-cell/>
          <table:table-cell table:formula="of:=([.$B961]/4096)*1.5" office:value-type="float" office:value="0.030029296875">
            <text:p>0.030029</text:p>
          </table:table-cell>
          <table:table-cell table:formula="of:=[.M961]/100000" office:value-type="float" office:value="0.00000030029296875">
            <text:p>0.0000003003</text:p>
          </table:table-cell>
          <table:table-cell table:formula="of:=0.625*1000000*[.$N961]*1000" office:value-type="float" office:value="187.68310546875">
            <text:p>187.683105</text:p>
          </table:table-cell>
          <table:table-cell table:formula="of:=0.769*100000*[.$N961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63">
            <text:p>6363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62]" office:value-type="float" office:value="23.3574">
            <text:p>23.3574</text:p>
          </table:table-cell>
          <table:table-cell/>
          <table:table-cell table:formula="of:=-0.0000028*[.$D962]*[.$D962]+0.0405*[.$D962]-4" office:value-type="float" office:value="32.7206048">
            <text:p>32.7206048</text:p>
          </table:table-cell>
          <table:table-cell/>
          <table:table-cell table:formula="of:=([.G962]-25)*(0.01+0.00008*[.$D962])+[.$I962]" office:value-type="float" office:value="32.576450224">
            <text:p>32.576450224</text:p>
          </table:table-cell>
          <table:table-cell/>
          <table:table-cell table:formula="of:=([.$B962]/4096)*1.5" office:value-type="float" office:value="0.0318603515625">
            <text:p>0.031860</text:p>
          </table:table-cell>
          <table:table-cell table:formula="of:=[.M962]/100000" office:value-type="float" office:value="0.000000318603515625">
            <text:p>0.0000003186</text:p>
          </table:table-cell>
          <table:table-cell table:formula="of:=0.625*1000000*[.$N962]*1000" office:value-type="float" office:value="199.127197265625">
            <text:p>199.127197</text:p>
          </table:table-cell>
          <table:table-cell table:formula="of:=0.769*100000*[.$N962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62">
            <text:p>6362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63]" office:value-type="float" office:value="23.3476">
            <text:p>23.3476</text:p>
          </table:table-cell>
          <table:table-cell/>
          <table:table-cell table:formula="of:=-0.0000028*[.$D963]*[.$D963]+0.0405*[.$D963]-4" office:value-type="float" office:value="32.65048">
            <text:p>32.65048</text:p>
          </table:table-cell>
          <table:table-cell/>
          <table:table-cell table:formula="of:=([.G963]-25)*(0.01+0.00008*[.$D963])+[.$I963]" office:value-type="float" office:value="32.50572976">
            <text:p>32.50572976</text:p>
          </table:table-cell>
          <table:table-cell/>
          <table:table-cell table:formula="of:=([.$B963]/4096)*1.5" office:value-type="float" office:value="0.0318603515625">
            <text:p>0.031860</text:p>
          </table:table-cell>
          <table:table-cell table:formula="of:=[.M963]/100000" office:value-type="float" office:value="0.000000318603515625">
            <text:p>0.0000003186</text:p>
          </table:table-cell>
          <table:table-cell table:formula="of:=0.625*1000000*[.$N963]*1000" office:value-type="float" office:value="199.127197265625">
            <text:p>199.127197</text:p>
          </table:table-cell>
          <table:table-cell table:formula="of:=0.769*100000*[.$N963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364">
            <text:p>6364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64]" office:value-type="float" office:value="23.3672">
            <text:p>23.3672</text:p>
          </table:table-cell>
          <table:table-cell/>
          <table:table-cell table:formula="of:=-0.0000028*[.$D964]*[.$D964]+0.0405*[.$D964]-4" office:value-type="float" office:value="32.7206048">
            <text:p>32.7206048</text:p>
          </table:table-cell>
          <table:table-cell/>
          <table:table-cell table:formula="of:=([.G964]-25)*(0.01+0.00008*[.$D964])+[.$I964]" office:value-type="float" office:value="32.577310272">
            <text:p>32.577310272</text:p>
          </table:table-cell>
          <table:table-cell/>
          <table:table-cell table:formula="of:=([.$B964]/4096)*1.5" office:value-type="float" office:value="0.032958984375">
            <text:p>0.032959</text:p>
          </table:table-cell>
          <table:table-cell table:formula="of:=[.M964]/100000" office:value-type="float" office:value="0.00000032958984375">
            <text:p>0.0000003296</text:p>
          </table:table-cell>
          <table:table-cell table:formula="of:=0.625*1000000*[.$N964]*1000" office:value-type="float" office:value="205.99365234375">
            <text:p>205.993652</text:p>
          </table:table-cell>
          <table:table-cell table:formula="of:=0.769*100000*[.$N964]*1000" office:value-type="float" office:value="25.345458984375">
            <text:p>25.345459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367">
            <text:p>6367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65]" office:value-type="float" office:value="23.3966">
            <text:p>23.3966</text:p>
          </table:table-cell>
          <table:table-cell/>
          <table:table-cell table:formula="of:=-0.0000028*[.$D965]*[.$D965]+0.0405*[.$D965]-4" office:value-type="float" office:value="32.7206048">
            <text:p>32.7206048</text:p>
          </table:table-cell>
          <table:table-cell/>
          <table:table-cell table:formula="of:=([.G965]-25)*(0.01+0.00008*[.$D965])+[.$I965]" office:value-type="float" office:value="32.579890416">
            <text:p>32.579890416</text:p>
          </table:table-cell>
          <table:table-cell/>
          <table:table-cell table:formula="of:=([.$B965]/4096)*1.5" office:value-type="float" office:value="0.031494140625">
            <text:p>0.031494</text:p>
          </table:table-cell>
          <table:table-cell table:formula="of:=[.M965]/100000" office:value-type="float" office:value="0.00000031494140625">
            <text:p>0.0000003149</text:p>
          </table:table-cell>
          <table:table-cell table:formula="of:=0.625*1000000*[.$N965]*1000" office:value-type="float" office:value="196.83837890625">
            <text:p>196.838379</text:p>
          </table:table-cell>
          <table:table-cell table:formula="of:=0.769*100000*[.$N965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65">
            <text:p>6365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966]" office:value-type="float" office:value="23.377">
            <text:p>23.377</text:p>
          </table:table-cell>
          <table:table-cell/>
          <table:table-cell table:formula="of:=-0.0000028*[.$D966]*[.$D966]+0.0405*[.$D966]-4" office:value-type="float" office:value="32.6855452">
            <text:p>32.6855452</text:p>
          </table:table-cell>
          <table:table-cell/>
          <table:table-cell table:formula="of:=([.G966]-25)*(0.01+0.00008*[.$D966])+[.$I966]" office:value-type="float" office:value="32.54324056">
            <text:p>32.54324056</text:p>
          </table:table-cell>
          <table:table-cell/>
          <table:table-cell table:formula="of:=([.$B966]/4096)*1.5" office:value-type="float" office:value="0.030029296875">
            <text:p>0.030029</text:p>
          </table:table-cell>
          <table:table-cell table:formula="of:=[.M966]/100000" office:value-type="float" office:value="0.00000030029296875">
            <text:p>0.0000003003</text:p>
          </table:table-cell>
          <table:table-cell table:formula="of:=0.625*1000000*[.$N966]*1000" office:value-type="float" office:value="187.68310546875">
            <text:p>187.683105</text:p>
          </table:table-cell>
          <table:table-cell table:formula="of:=0.769*100000*[.$N966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365">
            <text:p>6365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967]" office:value-type="float" office:value="23.377">
            <text:p>23.377</text:p>
          </table:table-cell>
          <table:table-cell/>
          <table:table-cell table:formula="of:=-0.0000028*[.$D967]*[.$D967]+0.0405*[.$D967]-4" office:value-type="float" office:value="32.7556588">
            <text:p>32.7556588</text:p>
          </table:table-cell>
          <table:table-cell/>
          <table:table-cell table:formula="of:=([.G967]-25)*(0.01+0.00008*[.$D967])+[.$I967]" office:value-type="float" office:value="32.61309448">
            <text:p>32.61309448</text:p>
          </table:table-cell>
          <table:table-cell/>
          <table:table-cell table:formula="of:=([.$B967]/4096)*1.5" office:value-type="float" office:value="0.0296630859375">
            <text:p>0.029663</text:p>
          </table:table-cell>
          <table:table-cell table:formula="of:=[.M967]/100000" office:value-type="float" office:value="0.000000296630859375">
            <text:p>0.0000002966</text:p>
          </table:table-cell>
          <table:table-cell table:formula="of:=0.625*1000000*[.$N967]*1000" office:value-type="float" office:value="185.394287109375">
            <text:p>185.394287</text:p>
          </table:table-cell>
          <table:table-cell table:formula="of:=0.769*100000*[.$N967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365">
            <text:p>6365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68]" office:value-type="float" office:value="23.377">
            <text:p>23.377</text:p>
          </table:table-cell>
          <table:table-cell/>
          <table:table-cell table:formula="of:=-0.0000028*[.$D968]*[.$D968]+0.0405*[.$D968]-4" office:value-type="float" office:value="32.7206048">
            <text:p>32.7206048</text:p>
          </table:table-cell>
          <table:table-cell/>
          <table:table-cell table:formula="of:=([.G968]-25)*(0.01+0.00008*[.$D968])+[.$I968]" office:value-type="float" office:value="32.57817032">
            <text:p>32.57817032</text:p>
          </table:table-cell>
          <table:table-cell/>
          <table:table-cell table:formula="of:=([.$B968]/4096)*1.5" office:value-type="float" office:value="0.032958984375">
            <text:p>0.032959</text:p>
          </table:table-cell>
          <table:table-cell table:formula="of:=[.M968]/100000" office:value-type="float" office:value="0.00000032958984375">
            <text:p>0.0000003296</text:p>
          </table:table-cell>
          <table:table-cell table:formula="of:=0.625*1000000*[.$N968]*1000" office:value-type="float" office:value="205.99365234375">
            <text:p>205.993652</text:p>
          </table:table-cell>
          <table:table-cell table:formula="of:=0.769*100000*[.$N968]*1000" office:value-type="float" office:value="25.345458984375">
            <text:p>25.345459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65">
            <text:p>6365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69]" office:value-type="float" office:value="23.377">
            <text:p>23.377</text:p>
          </table:table-cell>
          <table:table-cell/>
          <table:table-cell table:formula="of:=-0.0000028*[.$D969]*[.$D969]+0.0405*[.$D969]-4" office:value-type="float" office:value="32.65048">
            <text:p>32.65048</text:p>
          </table:table-cell>
          <table:table-cell/>
          <table:table-cell table:formula="of:=([.G969]-25)*(0.01+0.00008*[.$D969])+[.$I969]" office:value-type="float" office:value="32.5083052">
            <text:p>32.5083052</text:p>
          </table:table-cell>
          <table:table-cell/>
          <table:table-cell table:formula="of:=([.$B969]/4096)*1.5" office:value-type="float" office:value="0.0289306640625">
            <text:p>0.028931</text:p>
          </table:table-cell>
          <table:table-cell table:formula="of:=[.M969]/100000" office:value-type="float" office:value="0.000000289306640625">
            <text:p>0.0000002893</text:p>
          </table:table-cell>
          <table:table-cell table:formula="of:=0.625*1000000*[.$N969]*1000" office:value-type="float" office:value="180.816650390625">
            <text:p>180.816650</text:p>
          </table:table-cell>
          <table:table-cell table:formula="of:=0.769*100000*[.$N969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365">
            <text:p>6365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70]" office:value-type="float" office:value="23.377">
            <text:p>23.377</text:p>
          </table:table-cell>
          <table:table-cell/>
          <table:table-cell table:formula="of:=-0.0000028*[.$D970]*[.$D970]+0.0405*[.$D970]-4" office:value-type="float" office:value="32.7206048">
            <text:p>32.7206048</text:p>
          </table:table-cell>
          <table:table-cell/>
          <table:table-cell table:formula="of:=([.G970]-25)*(0.01+0.00008*[.$D970])+[.$I970]" office:value-type="float" office:value="32.57817032">
            <text:p>32.57817032</text:p>
          </table:table-cell>
          <table:table-cell/>
          <table:table-cell table:formula="of:=([.$B970]/4096)*1.5" office:value-type="float" office:value="0.032958984375">
            <text:p>0.032959</text:p>
          </table:table-cell>
          <table:table-cell table:formula="of:=[.M970]/100000" office:value-type="float" office:value="0.00000032958984375">
            <text:p>0.0000003296</text:p>
          </table:table-cell>
          <table:table-cell table:formula="of:=0.625*1000000*[.$N970]*1000" office:value-type="float" office:value="205.99365234375">
            <text:p>205.993652</text:p>
          </table:table-cell>
          <table:table-cell table:formula="of:=0.769*100000*[.$N970]*1000" office:value-type="float" office:value="25.345458984375">
            <text:p>25.345459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65">
            <text:p>6365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71]" office:value-type="float" office:value="23.377">
            <text:p>23.377</text:p>
          </table:table-cell>
          <table:table-cell/>
          <table:table-cell table:formula="of:=-0.0000028*[.$D971]*[.$D971]+0.0405*[.$D971]-4" office:value-type="float" office:value="32.7206048">
            <text:p>32.7206048</text:p>
          </table:table-cell>
          <table:table-cell/>
          <table:table-cell table:formula="of:=([.G971]-25)*(0.01+0.00008*[.$D971])+[.$I971]" office:value-type="float" office:value="32.57817032">
            <text:p>32.57817032</text:p>
          </table:table-cell>
          <table:table-cell/>
          <table:table-cell table:formula="of:=([.$B971]/4096)*1.5" office:value-type="float" office:value="0.030029296875">
            <text:p>0.030029</text:p>
          </table:table-cell>
          <table:table-cell table:formula="of:=[.M971]/100000" office:value-type="float" office:value="0.00000030029296875">
            <text:p>0.0000003003</text:p>
          </table:table-cell>
          <table:table-cell table:formula="of:=0.625*1000000*[.$N971]*1000" office:value-type="float" office:value="187.68310546875">
            <text:p>187.683105</text:p>
          </table:table-cell>
          <table:table-cell table:formula="of:=0.769*100000*[.$N971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6366">
            <text:p>6366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72]" office:value-type="float" office:value="23.3868">
            <text:p>23.3868</text:p>
          </table:table-cell>
          <table:table-cell/>
          <table:table-cell table:formula="of:=-0.0000028*[.$D972]*[.$D972]+0.0405*[.$D972]-4" office:value-type="float" office:value="32.7907072">
            <text:p>32.7907072</text:p>
          </table:table-cell>
          <table:table-cell/>
          <table:table-cell table:formula="of:=([.G972]-25)*(0.01+0.00008*[.$D972])+[.$I972]" office:value-type="float" office:value="32.648874656">
            <text:p>32.648874656</text:p>
          </table:table-cell>
          <table:table-cell/>
          <table:table-cell table:formula="of:=([.$B972]/4096)*1.5" office:value-type="float" office:value="0.0303955078125">
            <text:p>0.030396</text:p>
          </table:table-cell>
          <table:table-cell table:formula="of:=[.M972]/100000" office:value-type="float" office:value="0.000000303955078125">
            <text:p>0.0000003040</text:p>
          </table:table-cell>
          <table:table-cell table:formula="of:=0.625*1000000*[.$N972]*1000" office:value-type="float" office:value="189.971923828125">
            <text:p>189.971924</text:p>
          </table:table-cell>
          <table:table-cell table:formula="of:=0.769*100000*[.$N972]*1000" office:value-type="float" office:value="23.3741455078125">
            <text:p>23.374146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68">
            <text:p>6368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973]" office:value-type="float" office:value="23.4064">
            <text:p>23.4064</text:p>
          </table:table-cell>
          <table:table-cell/>
          <table:table-cell table:formula="of:=-0.0000028*[.$D973]*[.$D973]+0.0405*[.$D973]-4" office:value-type="float" office:value="32.7556588">
            <text:p>32.7556588</text:p>
          </table:table-cell>
          <table:table-cell/>
          <table:table-cell table:formula="of:=([.G973]-25)*(0.01+0.00008*[.$D973])+[.$I973]" office:value-type="float" office:value="32.615676976">
            <text:p>32.615676976</text:p>
          </table:table-cell>
          <table:table-cell/>
          <table:table-cell table:formula="of:=([.$B973]/4096)*1.5" office:value-type="float" office:value="0.030029296875">
            <text:p>0.030029</text:p>
          </table:table-cell>
          <table:table-cell table:formula="of:=[.M973]/100000" office:value-type="float" office:value="0.00000030029296875">
            <text:p>0.0000003003</text:p>
          </table:table-cell>
          <table:table-cell table:formula="of:=0.625*1000000*[.$N973]*1000" office:value-type="float" office:value="187.68310546875">
            <text:p>187.683105</text:p>
          </table:table-cell>
          <table:table-cell table:formula="of:=0.769*100000*[.$N973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66">
            <text:p>636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74]" office:value-type="float" office:value="23.3868">
            <text:p>23.3868</text:p>
          </table:table-cell>
          <table:table-cell/>
          <table:table-cell table:formula="of:=-0.0000028*[.$D974]*[.$D974]+0.0405*[.$D974]-4" office:value-type="float" office:value="32.7206048">
            <text:p>32.7206048</text:p>
          </table:table-cell>
          <table:table-cell/>
          <table:table-cell table:formula="of:=([.G974]-25)*(0.01+0.00008*[.$D974])+[.$I974]" office:value-type="float" office:value="32.579030368">
            <text:p>32.579030368</text:p>
          </table:table-cell>
          <table:table-cell/>
          <table:table-cell table:formula="of:=([.$B974]/4096)*1.5" office:value-type="float" office:value="0.030029296875">
            <text:p>0.030029</text:p>
          </table:table-cell>
          <table:table-cell table:formula="of:=[.M974]/100000" office:value-type="float" office:value="0.00000030029296875">
            <text:p>0.0000003003</text:p>
          </table:table-cell>
          <table:table-cell table:formula="of:=0.625*1000000*[.$N974]*1000" office:value-type="float" office:value="187.68310546875">
            <text:p>187.683105</text:p>
          </table:table-cell>
          <table:table-cell table:formula="of:=0.769*100000*[.$N974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67">
            <text:p>6367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75]" office:value-type="float" office:value="23.3966">
            <text:p>23.3966</text:p>
          </table:table-cell>
          <table:table-cell/>
          <table:table-cell table:formula="of:=-0.0000028*[.$D975]*[.$D975]+0.0405*[.$D975]-4" office:value-type="float" office:value="32.7206048">
            <text:p>32.7206048</text:p>
          </table:table-cell>
          <table:table-cell/>
          <table:table-cell table:formula="of:=([.G975]-25)*(0.01+0.00008*[.$D975])+[.$I975]" office:value-type="float" office:value="32.579890416">
            <text:p>32.579890416</text:p>
          </table:table-cell>
          <table:table-cell/>
          <table:table-cell table:formula="of:=([.$B975]/4096)*1.5" office:value-type="float" office:value="0.030029296875">
            <text:p>0.030029</text:p>
          </table:table-cell>
          <table:table-cell table:formula="of:=[.M975]/100000" office:value-type="float" office:value="0.00000030029296875">
            <text:p>0.0000003003</text:p>
          </table:table-cell>
          <table:table-cell table:formula="of:=0.625*1000000*[.$N975]*1000" office:value-type="float" office:value="187.68310546875">
            <text:p>187.683105</text:p>
          </table:table-cell>
          <table:table-cell table:formula="of:=0.769*100000*[.$N975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67">
            <text:p>6367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976]" office:value-type="float" office:value="23.3966">
            <text:p>23.3966</text:p>
          </table:table-cell>
          <table:table-cell/>
          <table:table-cell table:formula="of:=-0.0000028*[.$D976]*[.$D976]+0.0405*[.$D976]-4" office:value-type="float" office:value="32.65048">
            <text:p>32.65048</text:p>
          </table:table-cell>
          <table:table-cell/>
          <table:table-cell table:formula="of:=([.G976]-25)*(0.01+0.00008*[.$D976])+[.$I976]" office:value-type="float" office:value="32.51002216">
            <text:p>32.51002216</text:p>
          </table:table-cell>
          <table:table-cell/>
          <table:table-cell table:formula="of:=([.$B976]/4096)*1.5" office:value-type="float" office:value="0.030029296875">
            <text:p>0.030029</text:p>
          </table:table-cell>
          <table:table-cell table:formula="of:=[.M976]/100000" office:value-type="float" office:value="0.00000030029296875">
            <text:p>0.0000003003</text:p>
          </table:table-cell>
          <table:table-cell table:formula="of:=0.625*1000000*[.$N976]*1000" office:value-type="float" office:value="187.68310546875">
            <text:p>187.683105</text:p>
          </table:table-cell>
          <table:table-cell table:formula="of:=0.769*100000*[.$N976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6368">
            <text:p>6368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977]" office:value-type="float" office:value="23.4064">
            <text:p>23.4064</text:p>
          </table:table-cell>
          <table:table-cell/>
          <table:table-cell table:formula="of:=-0.0000028*[.$D977]*[.$D977]+0.0405*[.$D977]-4" office:value-type="float" office:value="32.7556588">
            <text:p>32.7556588</text:p>
          </table:table-cell>
          <table:table-cell/>
          <table:table-cell table:formula="of:=([.G977]-25)*(0.01+0.00008*[.$D977])+[.$I977]" office:value-type="float" office:value="32.615676976">
            <text:p>32.615676976</text:p>
          </table:table-cell>
          <table:table-cell/>
          <table:table-cell table:formula="of:=([.$B977]/4096)*1.5" office:value-type="float" office:value="0.0333251953125">
            <text:p>0.033325</text:p>
          </table:table-cell>
          <table:table-cell table:formula="of:=[.M977]/100000" office:value-type="float" office:value="0.000000333251953125">
            <text:p>0.0000003333</text:p>
          </table:table-cell>
          <table:table-cell table:formula="of:=0.625*1000000*[.$N977]*1000" office:value-type="float" office:value="208.282470703125">
            <text:p>208.282471</text:p>
          </table:table-cell>
          <table:table-cell table:formula="of:=0.769*100000*[.$N977]*1000" office:value-type="float" office:value="25.6270751953125">
            <text:p>25.627075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6367">
            <text:p>6367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78]" office:value-type="float" office:value="23.3966">
            <text:p>23.3966</text:p>
          </table:table-cell>
          <table:table-cell/>
          <table:table-cell table:formula="of:=-0.0000028*[.$D978]*[.$D978]+0.0405*[.$D978]-4" office:value-type="float" office:value="32.7907072">
            <text:p>32.7907072</text:p>
          </table:table-cell>
          <table:table-cell/>
          <table:table-cell table:formula="of:=([.G978]-25)*(0.01+0.00008*[.$D978])+[.$I978]" office:value-type="float" office:value="32.649736272">
            <text:p>32.649736272</text:p>
          </table:table-cell>
          <table:table-cell/>
          <table:table-cell table:formula="of:=([.$B978]/4096)*1.5" office:value-type="float" office:value="0.0325927734375">
            <text:p>0.032593</text:p>
          </table:table-cell>
          <table:table-cell table:formula="of:=[.M978]/100000" office:value-type="float" office:value="0.000000325927734375">
            <text:p>0.0000003259</text:p>
          </table:table-cell>
          <table:table-cell table:formula="of:=0.625*1000000*[.$N978]*1000" office:value-type="float" office:value="203.704833984375">
            <text:p>203.704834</text:p>
          </table:table-cell>
          <table:table-cell table:formula="of:=0.769*100000*[.$N978]*1000" office:value-type="float" office:value="25.0638427734375">
            <text:p>25.063843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69">
            <text:p>6369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979]" office:value-type="float" office:value="23.4162">
            <text:p>23.4162</text:p>
          </table:table-cell>
          <table:table-cell/>
          <table:table-cell table:formula="of:=-0.0000028*[.$D979]*[.$D979]+0.0405*[.$D979]-4" office:value-type="float" office:value="32.7556588">
            <text:p>32.7556588</text:p>
          </table:table-cell>
          <table:table-cell/>
          <table:table-cell table:formula="of:=([.G979]-25)*(0.01+0.00008*[.$D979])+[.$I979]" office:value-type="float" office:value="32.616537808">
            <text:p>32.616537808</text:p>
          </table:table-cell>
          <table:table-cell/>
          <table:table-cell table:formula="of:=([.$B979]/4096)*1.5" office:value-type="float" office:value="0.030029296875">
            <text:p>0.030029</text:p>
          </table:table-cell>
          <table:table-cell table:formula="of:=[.M979]/100000" office:value-type="float" office:value="0.00000030029296875">
            <text:p>0.0000003003</text:p>
          </table:table-cell>
          <table:table-cell table:formula="of:=0.625*1000000*[.$N979]*1000" office:value-type="float" office:value="187.68310546875">
            <text:p>187.683105</text:p>
          </table:table-cell>
          <table:table-cell table:formula="of:=0.769*100000*[.$N979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69">
            <text:p>6369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80]" office:value-type="float" office:value="23.4162">
            <text:p>23.4162</text:p>
          </table:table-cell>
          <table:table-cell/>
          <table:table-cell table:formula="of:=-0.0000028*[.$D980]*[.$D980]+0.0405*[.$D980]-4" office:value-type="float" office:value="32.7206048">
            <text:p>32.7206048</text:p>
          </table:table-cell>
          <table:table-cell/>
          <table:table-cell table:formula="of:=([.G980]-25)*(0.01+0.00008*[.$D980])+[.$I980]" office:value-type="float" office:value="32.581610512">
            <text:p>32.581610512</text:p>
          </table:table-cell>
          <table:table-cell/>
          <table:table-cell table:formula="of:=([.$B980]/4096)*1.5" office:value-type="float" office:value="0.03076171875">
            <text:p>0.030762</text:p>
          </table:table-cell>
          <table:table-cell table:formula="of:=[.M980]/100000" office:value-type="float" office:value="0.0000003076171875">
            <text:p>0.0000003076</text:p>
          </table:table-cell>
          <table:table-cell table:formula="of:=0.625*1000000*[.$N980]*1000" office:value-type="float" office:value="192.2607421875">
            <text:p>192.260742</text:p>
          </table:table-cell>
          <table:table-cell table:formula="of:=0.769*100000*[.$N980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370">
            <text:p>6370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81]" office:value-type="float" office:value="23.426">
            <text:p>23.426</text:p>
          </table:table-cell>
          <table:table-cell/>
          <table:table-cell table:formula="of:=-0.0000028*[.$D981]*[.$D981]+0.0405*[.$D981]-4" office:value-type="float" office:value="32.7206048">
            <text:p>32.7206048</text:p>
          </table:table-cell>
          <table:table-cell/>
          <table:table-cell table:formula="of:=([.G981]-25)*(0.01+0.00008*[.$D981])+[.$I981]" office:value-type="float" office:value="32.58247056">
            <text:p>32.58247056</text:p>
          </table:table-cell>
          <table:table-cell/>
          <table:table-cell table:formula="of:=([.$B981]/4096)*1.5" office:value-type="float" office:value="0.0322265625">
            <text:p>0.032227</text:p>
          </table:table-cell>
          <table:table-cell table:formula="of:=[.M981]/100000" office:value-type="float" office:value="0.000000322265625">
            <text:p>0.0000003223</text:p>
          </table:table-cell>
          <table:table-cell table:formula="of:=0.625*1000000*[.$N981]*1000" office:value-type="float" office:value="201.416015625">
            <text:p>201.416016</text:p>
          </table:table-cell>
          <table:table-cell table:formula="of:=0.769*100000*[.$N981]*1000" office:value-type="float" office:value="24.7822265625">
            <text:p>24.782227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369">
            <text:p>6369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982]" office:value-type="float" office:value="23.4162">
            <text:p>23.4162</text:p>
          </table:table-cell>
          <table:table-cell/>
          <table:table-cell table:formula="of:=-0.0000028*[.$D982]*[.$D982]+0.0405*[.$D982]-4" office:value-type="float" office:value="32.7556588">
            <text:p>32.7556588</text:p>
          </table:table-cell>
          <table:table-cell/>
          <table:table-cell table:formula="of:=([.G982]-25)*(0.01+0.00008*[.$D982])+[.$I982]" office:value-type="float" office:value="32.616537808">
            <text:p>32.616537808</text:p>
          </table:table-cell>
          <table:table-cell/>
          <table:table-cell table:formula="of:=([.$B982]/4096)*1.5" office:value-type="float" office:value="0.032958984375">
            <text:p>0.032959</text:p>
          </table:table-cell>
          <table:table-cell table:formula="of:=[.M982]/100000" office:value-type="float" office:value="0.00000032958984375">
            <text:p>0.0000003296</text:p>
          </table:table-cell>
          <table:table-cell table:formula="of:=0.625*1000000*[.$N982]*1000" office:value-type="float" office:value="205.99365234375">
            <text:p>205.993652</text:p>
          </table:table-cell>
          <table:table-cell table:formula="of:=0.769*100000*[.$N982]*1000" office:value-type="float" office:value="25.345458984375">
            <text:p>25.345459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6366">
            <text:p>636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83]" office:value-type="float" office:value="23.3868">
            <text:p>23.3868</text:p>
          </table:table-cell>
          <table:table-cell/>
          <table:table-cell table:formula="of:=-0.0000028*[.$D983]*[.$D983]+0.0405*[.$D983]-4" office:value-type="float" office:value="32.7206048">
            <text:p>32.7206048</text:p>
          </table:table-cell>
          <table:table-cell/>
          <table:table-cell table:formula="of:=([.G983]-25)*(0.01+0.00008*[.$D983])+[.$I983]" office:value-type="float" office:value="32.579030368">
            <text:p>32.579030368</text:p>
          </table:table-cell>
          <table:table-cell/>
          <table:table-cell table:formula="of:=([.$B983]/4096)*1.5" office:value-type="float" office:value="0.031494140625">
            <text:p>0.031494</text:p>
          </table:table-cell>
          <table:table-cell table:formula="of:=[.M983]/100000" office:value-type="float" office:value="0.00000031494140625">
            <text:p>0.0000003149</text:p>
          </table:table-cell>
          <table:table-cell table:formula="of:=0.625*1000000*[.$N983]*1000" office:value-type="float" office:value="196.83837890625">
            <text:p>196.838379</text:p>
          </table:table-cell>
          <table:table-cell table:formula="of:=0.769*100000*[.$N983]*1000" office:value-type="float" office:value="24.218994140625">
            <text:p>24.218994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368">
            <text:p>6368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84]" office:value-type="float" office:value="23.4064">
            <text:p>23.4064</text:p>
          </table:table-cell>
          <table:table-cell/>
          <table:table-cell table:formula="of:=-0.0000028*[.$D984]*[.$D984]+0.0405*[.$D984]-4" office:value-type="float" office:value="32.7206048">
            <text:p>32.7206048</text:p>
          </table:table-cell>
          <table:table-cell/>
          <table:table-cell table:formula="of:=([.G984]-25)*(0.01+0.00008*[.$D984])+[.$I984]" office:value-type="float" office:value="32.580750464">
            <text:p>32.580750464</text:p>
          </table:table-cell>
          <table:table-cell/>
          <table:table-cell table:formula="of:=([.$B984]/4096)*1.5" office:value-type="float" office:value="0.032958984375">
            <text:p>0.032959</text:p>
          </table:table-cell>
          <table:table-cell table:formula="of:=[.M984]/100000" office:value-type="float" office:value="0.00000032958984375">
            <text:p>0.0000003296</text:p>
          </table:table-cell>
          <table:table-cell table:formula="of:=0.625*1000000*[.$N984]*1000" office:value-type="float" office:value="205.99365234375">
            <text:p>205.993652</text:p>
          </table:table-cell>
          <table:table-cell table:formula="of:=0.769*100000*[.$N984]*1000" office:value-type="float" office:value="25.345458984375">
            <text:p>25.345459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367">
            <text:p>6367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85]" office:value-type="float" office:value="23.3966">
            <text:p>23.3966</text:p>
          </table:table-cell>
          <table:table-cell/>
          <table:table-cell table:formula="of:=-0.0000028*[.$D985]*[.$D985]+0.0405*[.$D985]-4" office:value-type="float" office:value="32.7907072">
            <text:p>32.7907072</text:p>
          </table:table-cell>
          <table:table-cell/>
          <table:table-cell table:formula="of:=([.G985]-25)*(0.01+0.00008*[.$D985])+[.$I985]" office:value-type="float" office:value="32.649736272">
            <text:p>32.649736272</text:p>
          </table:table-cell>
          <table:table-cell/>
          <table:table-cell table:formula="of:=([.$B985]/4096)*1.5" office:value-type="float" office:value="0.0296630859375">
            <text:p>0.029663</text:p>
          </table:table-cell>
          <table:table-cell table:formula="of:=[.M985]/100000" office:value-type="float" office:value="0.000000296630859375">
            <text:p>0.0000002966</text:p>
          </table:table-cell>
          <table:table-cell table:formula="of:=0.625*1000000*[.$N985]*1000" office:value-type="float" office:value="185.394287109375">
            <text:p>185.394287</text:p>
          </table:table-cell>
          <table:table-cell table:formula="of:=0.769*100000*[.$N985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66">
            <text:p>636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86]" office:value-type="float" office:value="23.3868">
            <text:p>23.3868</text:p>
          </table:table-cell>
          <table:table-cell/>
          <table:table-cell table:formula="of:=-0.0000028*[.$D986]*[.$D986]+0.0405*[.$D986]-4" office:value-type="float" office:value="32.7206048">
            <text:p>32.7206048</text:p>
          </table:table-cell>
          <table:table-cell/>
          <table:table-cell table:formula="of:=([.G986]-25)*(0.01+0.00008*[.$D986])+[.$I986]" office:value-type="float" office:value="32.579030368">
            <text:p>32.579030368</text:p>
          </table:table-cell>
          <table:table-cell/>
          <table:table-cell table:formula="of:=([.$B986]/4096)*1.5" office:value-type="float" office:value="0.0289306640625">
            <text:p>0.028931</text:p>
          </table:table-cell>
          <table:table-cell table:formula="of:=[.M986]/100000" office:value-type="float" office:value="0.000000289306640625">
            <text:p>0.0000002893</text:p>
          </table:table-cell>
          <table:table-cell table:formula="of:=0.625*1000000*[.$N986]*1000" office:value-type="float" office:value="180.816650390625">
            <text:p>180.816650</text:p>
          </table:table-cell>
          <table:table-cell table:formula="of:=0.769*100000*[.$N986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68">
            <text:p>6368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87]" office:value-type="float" office:value="23.4064">
            <text:p>23.4064</text:p>
          </table:table-cell>
          <table:table-cell/>
          <table:table-cell table:formula="of:=-0.0000028*[.$D987]*[.$D987]+0.0405*[.$D987]-4" office:value-type="float" office:value="32.7907072">
            <text:p>32.7907072</text:p>
          </table:table-cell>
          <table:table-cell/>
          <table:table-cell table:formula="of:=([.G987]-25)*(0.01+0.00008*[.$D987])+[.$I987]" office:value-type="float" office:value="32.650597888">
            <text:p>32.650597888</text:p>
          </table:table-cell>
          <table:table-cell/>
          <table:table-cell table:formula="of:=([.$B987]/4096)*1.5" office:value-type="float" office:value="0.0318603515625">
            <text:p>0.031860</text:p>
          </table:table-cell>
          <table:table-cell table:formula="of:=[.M987]/100000" office:value-type="float" office:value="0.000000318603515625">
            <text:p>0.0000003186</text:p>
          </table:table-cell>
          <table:table-cell table:formula="of:=0.625*1000000*[.$N987]*1000" office:value-type="float" office:value="199.127197265625">
            <text:p>199.127197</text:p>
          </table:table-cell>
          <table:table-cell table:formula="of:=0.769*100000*[.$N987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69">
            <text:p>6369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988]" office:value-type="float" office:value="23.4162">
            <text:p>23.4162</text:p>
          </table:table-cell>
          <table:table-cell/>
          <table:table-cell table:formula="of:=-0.0000028*[.$D988]*[.$D988]+0.0405*[.$D988]-4" office:value-type="float" office:value="32.82575">
            <text:p>32.82575</text:p>
          </table:table-cell>
          <table:table-cell/>
          <table:table-cell table:formula="of:=([.G988]-25)*(0.01+0.00008*[.$D988])+[.$I988]" office:value-type="float" office:value="32.6863756">
            <text:p>32.6863756</text:p>
          </table:table-cell>
          <table:table-cell/>
          <table:table-cell table:formula="of:=([.$B988]/4096)*1.5" office:value-type="float" office:value="0.029296875">
            <text:p>0.029297</text:p>
          </table:table-cell>
          <table:table-cell table:formula="of:=[.M988]/100000" office:value-type="float" office:value="0.00000029296875">
            <text:p>0.0000002930</text:p>
          </table:table-cell>
          <table:table-cell table:formula="of:=0.625*1000000*[.$N988]*1000" office:value-type="float" office:value="183.10546875">
            <text:p>183.105469</text:p>
          </table:table-cell>
          <table:table-cell table:formula="of:=0.769*100000*[.$N988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368">
            <text:p>6368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89]" office:value-type="float" office:value="23.4064">
            <text:p>23.4064</text:p>
          </table:table-cell>
          <table:table-cell/>
          <table:table-cell table:formula="of:=-0.0000028*[.$D989]*[.$D989]+0.0405*[.$D989]-4" office:value-type="float" office:value="32.7907072">
            <text:p>32.7907072</text:p>
          </table:table-cell>
          <table:table-cell/>
          <table:table-cell table:formula="of:=([.G989]-25)*(0.01+0.00008*[.$D989])+[.$I989]" office:value-type="float" office:value="32.650597888">
            <text:p>32.650597888</text:p>
          </table:table-cell>
          <table:table-cell/>
          <table:table-cell table:formula="of:=([.$B989]/4096)*1.5" office:value-type="float" office:value="0.0311279296875">
            <text:p>0.031128</text:p>
          </table:table-cell>
          <table:table-cell table:formula="of:=[.M989]/100000" office:value-type="float" office:value="0.000000311279296875">
            <text:p>0.0000003113</text:p>
          </table:table-cell>
          <table:table-cell table:formula="of:=0.625*1000000*[.$N989]*1000" office:value-type="float" office:value="194.549560546875">
            <text:p>194.549561</text:p>
          </table:table-cell>
          <table:table-cell table:formula="of:=0.769*100000*[.$N989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69">
            <text:p>6369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90]" office:value-type="float" office:value="23.4162">
            <text:p>23.4162</text:p>
          </table:table-cell>
          <table:table-cell/>
          <table:table-cell table:formula="of:=-0.0000028*[.$D990]*[.$D990]+0.0405*[.$D990]-4" office:value-type="float" office:value="32.7907072">
            <text:p>32.7907072</text:p>
          </table:table-cell>
          <table:table-cell/>
          <table:table-cell table:formula="of:=([.G990]-25)*(0.01+0.00008*[.$D990])+[.$I990]" office:value-type="float" office:value="32.651459504">
            <text:p>32.651459504</text:p>
          </table:table-cell>
          <table:table-cell/>
          <table:table-cell table:formula="of:=([.$B990]/4096)*1.5" office:value-type="float" office:value="0.0289306640625">
            <text:p>0.028931</text:p>
          </table:table-cell>
          <table:table-cell table:formula="of:=[.M990]/100000" office:value-type="float" office:value="0.000000289306640625">
            <text:p>0.0000002893</text:p>
          </table:table-cell>
          <table:table-cell table:formula="of:=0.625*1000000*[.$N990]*1000" office:value-type="float" office:value="180.816650390625">
            <text:p>180.816650</text:p>
          </table:table-cell>
          <table:table-cell table:formula="of:=0.769*100000*[.$N990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6370">
            <text:p>6370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91]" office:value-type="float" office:value="23.426">
            <text:p>23.426</text:p>
          </table:table-cell>
          <table:table-cell/>
          <table:table-cell table:formula="of:=-0.0000028*[.$D991]*[.$D991]+0.0405*[.$D991]-4" office:value-type="float" office:value="32.7907072">
            <text:p>32.7907072</text:p>
          </table:table-cell>
          <table:table-cell/>
          <table:table-cell table:formula="of:=([.G991]-25)*(0.01+0.00008*[.$D991])+[.$I991]" office:value-type="float" office:value="32.65232112">
            <text:p>32.65232112</text:p>
          </table:table-cell>
          <table:table-cell/>
          <table:table-cell table:formula="of:=([.$B991]/4096)*1.5" office:value-type="float" office:value="0.0322265625">
            <text:p>0.032227</text:p>
          </table:table-cell>
          <table:table-cell table:formula="of:=[.M991]/100000" office:value-type="float" office:value="0.000000322265625">
            <text:p>0.0000003223</text:p>
          </table:table-cell>
          <table:table-cell table:formula="of:=0.625*1000000*[.$N991]*1000" office:value-type="float" office:value="201.416015625">
            <text:p>201.416016</text:p>
          </table:table-cell>
          <table:table-cell table:formula="of:=0.769*100000*[.$N991]*1000" office:value-type="float" office:value="24.7822265625">
            <text:p>24.782227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71">
            <text:p>6371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92]" office:value-type="float" office:value="23.4358">
            <text:p>23.4358</text:p>
          </table:table-cell>
          <table:table-cell/>
          <table:table-cell table:formula="of:=-0.0000028*[.$D992]*[.$D992]+0.0405*[.$D992]-4" office:value-type="float" office:value="32.7907072">
            <text:p>32.7907072</text:p>
          </table:table-cell>
          <table:table-cell/>
          <table:table-cell table:formula="of:=([.G992]-25)*(0.01+0.00008*[.$D992])+[.$I992]" office:value-type="float" office:value="32.653182736">
            <text:p>32.653182736</text:p>
          </table:table-cell>
          <table:table-cell/>
          <table:table-cell table:formula="of:=([.$B992]/4096)*1.5" office:value-type="float" office:value="0.029296875">
            <text:p>0.029297</text:p>
          </table:table-cell>
          <table:table-cell table:formula="of:=[.M992]/100000" office:value-type="float" office:value="0.00000029296875">
            <text:p>0.0000002930</text:p>
          </table:table-cell>
          <table:table-cell table:formula="of:=0.625*1000000*[.$N992]*1000" office:value-type="float" office:value="183.10546875">
            <text:p>183.105469</text:p>
          </table:table-cell>
          <table:table-cell table:formula="of:=0.769*100000*[.$N992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70">
            <text:p>6370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993]" office:value-type="float" office:value="23.426">
            <text:p>23.426</text:p>
          </table:table-cell>
          <table:table-cell/>
          <table:table-cell table:formula="of:=-0.0000028*[.$D993]*[.$D993]+0.0405*[.$D993]-4" office:value-type="float" office:value="32.6855452">
            <text:p>32.6855452</text:p>
          </table:table-cell>
          <table:table-cell/>
          <table:table-cell table:formula="of:=([.G993]-25)*(0.01+0.00008*[.$D993])+[.$I993]" office:value-type="float" office:value="32.54753688">
            <text:p>32.54753688</text:p>
          </table:table-cell>
          <table:table-cell/>
          <table:table-cell table:formula="of:=([.$B993]/4096)*1.5" office:value-type="float" office:value="0.0318603515625">
            <text:p>0.031860</text:p>
          </table:table-cell>
          <table:table-cell table:formula="of:=[.M993]/100000" office:value-type="float" office:value="0.000000318603515625">
            <text:p>0.0000003186</text:p>
          </table:table-cell>
          <table:table-cell table:formula="of:=0.625*1000000*[.$N993]*1000" office:value-type="float" office:value="199.127197265625">
            <text:p>199.127197</text:p>
          </table:table-cell>
          <table:table-cell table:formula="of:=0.769*100000*[.$N993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6372">
            <text:p>6372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94]" office:value-type="float" office:value="23.4456">
            <text:p>23.4456</text:p>
          </table:table-cell>
          <table:table-cell/>
          <table:table-cell table:formula="of:=-0.0000028*[.$D994]*[.$D994]+0.0405*[.$D994]-4" office:value-type="float" office:value="32.7907072">
            <text:p>32.7907072</text:p>
          </table:table-cell>
          <table:table-cell/>
          <table:table-cell table:formula="of:=([.G994]-25)*(0.01+0.00008*[.$D994])+[.$I994]" office:value-type="float" office:value="32.654044352">
            <text:p>32.654044352</text:p>
          </table:table-cell>
          <table:table-cell/>
          <table:table-cell table:formula="of:=([.$B994]/4096)*1.5" office:value-type="float" office:value="0.03515625">
            <text:p>0.035156</text:p>
          </table:table-cell>
          <table:table-cell table:formula="of:=[.M994]/100000" office:value-type="float" office:value="0.0000003515625">
            <text:p>0.0000003516</text:p>
          </table:table-cell>
          <table:table-cell table:formula="of:=0.625*1000000*[.$N994]*1000" office:value-type="float" office:value="219.7265625">
            <text:p>219.726563</text:p>
          </table:table-cell>
          <table:table-cell table:formula="of:=0.769*100000*[.$N994]*1000" office:value-type="float" office:value="27.03515625">
            <text:p>27.035156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6370">
            <text:p>6370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995]" office:value-type="float" office:value="23.426">
            <text:p>23.426</text:p>
          </table:table-cell>
          <table:table-cell/>
          <table:table-cell table:formula="of:=-0.0000028*[.$D995]*[.$D995]+0.0405*[.$D995]-4" office:value-type="float" office:value="32.7907072">
            <text:p>32.7907072</text:p>
          </table:table-cell>
          <table:table-cell/>
          <table:table-cell table:formula="of:=([.G995]-25)*(0.01+0.00008*[.$D995])+[.$I995]" office:value-type="float" office:value="32.65232112">
            <text:p>32.65232112</text:p>
          </table:table-cell>
          <table:table-cell/>
          <table:table-cell table:formula="of:=([.$B995]/4096)*1.5" office:value-type="float" office:value="0.032958984375">
            <text:p>0.032959</text:p>
          </table:table-cell>
          <table:table-cell table:formula="of:=[.M995]/100000" office:value-type="float" office:value="0.00000032958984375">
            <text:p>0.0000003296</text:p>
          </table:table-cell>
          <table:table-cell table:formula="of:=0.625*1000000*[.$N995]*1000" office:value-type="float" office:value="205.99365234375">
            <text:p>205.993652</text:p>
          </table:table-cell>
          <table:table-cell table:formula="of:=0.769*100000*[.$N995]*1000" office:value-type="float" office:value="25.345458984375">
            <text:p>25.34545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74">
            <text:p>6374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96]" office:value-type="float" office:value="23.4652">
            <text:p>23.4652</text:p>
          </table:table-cell>
          <table:table-cell/>
          <table:table-cell table:formula="of:=-0.0000028*[.$D996]*[.$D996]+0.0405*[.$D996]-4" office:value-type="float" office:value="32.7206048">
            <text:p>32.7206048</text:p>
          </table:table-cell>
          <table:table-cell/>
          <table:table-cell table:formula="of:=([.G996]-25)*(0.01+0.00008*[.$D996])+[.$I996]" office:value-type="float" office:value="32.585910752">
            <text:p>32.585910752</text:p>
          </table:table-cell>
          <table:table-cell/>
          <table:table-cell table:formula="of:=([.$B996]/4096)*1.5" office:value-type="float" office:value="0.029296875">
            <text:p>0.029297</text:p>
          </table:table-cell>
          <table:table-cell table:formula="of:=[.M996]/100000" office:value-type="float" office:value="0.00000029296875">
            <text:p>0.0000002930</text:p>
          </table:table-cell>
          <table:table-cell table:formula="of:=0.625*1000000*[.$N996]*1000" office:value-type="float" office:value="183.10546875">
            <text:p>183.105469</text:p>
          </table:table-cell>
          <table:table-cell table:formula="of:=0.769*100000*[.$N996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71">
            <text:p>6371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997]" office:value-type="float" office:value="23.4358">
            <text:p>23.4358</text:p>
          </table:table-cell>
          <table:table-cell/>
          <table:table-cell table:formula="of:=-0.0000028*[.$D997]*[.$D997]+0.0405*[.$D997]-4" office:value-type="float" office:value="32.7206048">
            <text:p>32.7206048</text:p>
          </table:table-cell>
          <table:table-cell/>
          <table:table-cell table:formula="of:=([.G997]-25)*(0.01+0.00008*[.$D997])+[.$I997]" office:value-type="float" office:value="32.583330608">
            <text:p>32.583330608</text:p>
          </table:table-cell>
          <table:table-cell/>
          <table:table-cell table:formula="of:=([.$B997]/4096)*1.5" office:value-type="float" office:value="0.03076171875">
            <text:p>0.030762</text:p>
          </table:table-cell>
          <table:table-cell table:formula="of:=[.M997]/100000" office:value-type="float" office:value="0.0000003076171875">
            <text:p>0.0000003076</text:p>
          </table:table-cell>
          <table:table-cell table:formula="of:=0.625*1000000*[.$N997]*1000" office:value-type="float" office:value="192.2607421875">
            <text:p>192.260742</text:p>
          </table:table-cell>
          <table:table-cell table:formula="of:=0.769*100000*[.$N997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73">
            <text:p>6373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998]" office:value-type="float" office:value="23.4554">
            <text:p>23.4554</text:p>
          </table:table-cell>
          <table:table-cell/>
          <table:table-cell table:formula="of:=-0.0000028*[.$D998]*[.$D998]+0.0405*[.$D998]-4" office:value-type="float" office:value="32.7556588">
            <text:p>32.7556588</text:p>
          </table:table-cell>
          <table:table-cell/>
          <table:table-cell table:formula="of:=([.G998]-25)*(0.01+0.00008*[.$D998])+[.$I998]" office:value-type="float" office:value="32.619981136">
            <text:p>32.619981136</text:p>
          </table:table-cell>
          <table:table-cell/>
          <table:table-cell table:formula="of:=([.$B998]/4096)*1.5" office:value-type="float" office:value="0.030029296875">
            <text:p>0.030029</text:p>
          </table:table-cell>
          <table:table-cell table:formula="of:=[.M998]/100000" office:value-type="float" office:value="0.00000030029296875">
            <text:p>0.0000003003</text:p>
          </table:table-cell>
          <table:table-cell table:formula="of:=0.625*1000000*[.$N998]*1000" office:value-type="float" office:value="187.68310546875">
            <text:p>187.683105</text:p>
          </table:table-cell>
          <table:table-cell table:formula="of:=0.769*100000*[.$N998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373">
            <text:p>6373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999]" office:value-type="float" office:value="23.4554">
            <text:p>23.4554</text:p>
          </table:table-cell>
          <table:table-cell/>
          <table:table-cell table:formula="of:=-0.0000028*[.$D999]*[.$D999]+0.0405*[.$D999]-4" office:value-type="float" office:value="32.82575">
            <text:p>32.82575</text:p>
          </table:table-cell>
          <table:table-cell/>
          <table:table-cell table:formula="of:=([.G999]-25)*(0.01+0.00008*[.$D999])+[.$I999]" office:value-type="float" office:value="32.6898252">
            <text:p>32.6898252</text:p>
          </table:table-cell>
          <table:table-cell/>
          <table:table-cell table:formula="of:=([.$B999]/4096)*1.5" office:value-type="float" office:value="0.028564453125">
            <text:p>0.028564</text:p>
          </table:table-cell>
          <table:table-cell table:formula="of:=[.M999]/100000" office:value-type="float" office:value="0.00000028564453125">
            <text:p>0.0000002856</text:p>
          </table:table-cell>
          <table:table-cell table:formula="of:=0.625*1000000*[.$N999]*1000" office:value-type="float" office:value="178.52783203125">
            <text:p>178.527832</text:p>
          </table:table-cell>
          <table:table-cell table:formula="of:=0.769*100000*[.$N999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6372">
            <text:p>6372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00]" office:value-type="float" office:value="23.4456">
            <text:p>23.4456</text:p>
          </table:table-cell>
          <table:table-cell/>
          <table:table-cell table:formula="of:=-0.0000028*[.$D1000]*[.$D1000]+0.0405*[.$D1000]-4" office:value-type="float" office:value="32.7907072">
            <text:p>32.7907072</text:p>
          </table:table-cell>
          <table:table-cell/>
          <table:table-cell table:formula="of:=([.G1000]-25)*(0.01+0.00008*[.$D1000])+[.$I1000]" office:value-type="float" office:value="32.654044352">
            <text:p>32.654044352</text:p>
          </table:table-cell>
          <table:table-cell/>
          <table:table-cell table:formula="of:=([.$B1000]/4096)*1.5" office:value-type="float" office:value="0.0333251953125">
            <text:p>0.033325</text:p>
          </table:table-cell>
          <table:table-cell table:formula="of:=[.M1000]/100000" office:value-type="float" office:value="0.000000333251953125">
            <text:p>0.0000003333</text:p>
          </table:table-cell>
          <table:table-cell table:formula="of:=0.625*1000000*[.$N1000]*1000" office:value-type="float" office:value="208.282470703125">
            <text:p>208.282471</text:p>
          </table:table-cell>
          <table:table-cell table:formula="of:=0.769*100000*[.$N1000]*1000" office:value-type="float" office:value="25.6270751953125">
            <text:p>25.627075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72">
            <text:p>6372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001]" office:value-type="float" office:value="23.4456">
            <text:p>23.4456</text:p>
          </table:table-cell>
          <table:table-cell/>
          <table:table-cell table:formula="of:=-0.0000028*[.$D1001]*[.$D1001]+0.0405*[.$D1001]-4" office:value-type="float" office:value="32.82575">
            <text:p>32.82575</text:p>
          </table:table-cell>
          <table:table-cell/>
          <table:table-cell table:formula="of:=([.G1001]-25)*(0.01+0.00008*[.$D1001])+[.$I1001]" office:value-type="float" office:value="32.6889628">
            <text:p>32.6889628</text:p>
          </table:table-cell>
          <table:table-cell/>
          <table:table-cell table:formula="of:=([.$B1001]/4096)*1.5" office:value-type="float" office:value="0.030029296875">
            <text:p>0.030029</text:p>
          </table:table-cell>
          <table:table-cell table:formula="of:=[.M1001]/100000" office:value-type="float" office:value="0.00000030029296875">
            <text:p>0.0000003003</text:p>
          </table:table-cell>
          <table:table-cell table:formula="of:=0.625*1000000*[.$N1001]*1000" office:value-type="float" office:value="187.68310546875">
            <text:p>187.683105</text:p>
          </table:table-cell>
          <table:table-cell table:formula="of:=0.769*100000*[.$N1001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6371">
            <text:p>6371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002]" office:value-type="float" office:value="23.4358">
            <text:p>23.4358</text:p>
          </table:table-cell>
          <table:table-cell/>
          <table:table-cell table:formula="of:=-0.0000028*[.$D1002]*[.$D1002]+0.0405*[.$D1002]-4" office:value-type="float" office:value="32.8607872">
            <text:p>32.8607872</text:p>
          </table:table-cell>
          <table:table-cell/>
          <table:table-cell table:formula="of:=([.G1002]-25)*(0.01+0.00008*[.$D1002])+[.$I1002]" office:value-type="float" office:value="32.723012464">
            <text:p>32.723012464</text:p>
          </table:table-cell>
          <table:table-cell/>
          <table:table-cell table:formula="of:=([.$B1002]/4096)*1.5" office:value-type="float" office:value="0.0325927734375">
            <text:p>0.032593</text:p>
          </table:table-cell>
          <table:table-cell table:formula="of:=[.M1002]/100000" office:value-type="float" office:value="0.000000325927734375">
            <text:p>0.0000003259</text:p>
          </table:table-cell>
          <table:table-cell table:formula="of:=0.625*1000000*[.$N1002]*1000" office:value-type="float" office:value="203.704833984375">
            <text:p>203.704834</text:p>
          </table:table-cell>
          <table:table-cell table:formula="of:=0.769*100000*[.$N1002]*1000" office:value-type="float" office:value="25.0638427734375">
            <text:p>25.063843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72">
            <text:p>6372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03]" office:value-type="float" office:value="23.4456">
            <text:p>23.4456</text:p>
          </table:table-cell>
          <table:table-cell/>
          <table:table-cell table:formula="of:=-0.0000028*[.$D1003]*[.$D1003]+0.0405*[.$D1003]-4" office:value-type="float" office:value="32.7907072">
            <text:p>32.7907072</text:p>
          </table:table-cell>
          <table:table-cell/>
          <table:table-cell table:formula="of:=([.G1003]-25)*(0.01+0.00008*[.$D1003])+[.$I1003]" office:value-type="float" office:value="32.654044352">
            <text:p>32.654044352</text:p>
          </table:table-cell>
          <table:table-cell/>
          <table:table-cell table:formula="of:=([.$B1003]/4096)*1.5" office:value-type="float" office:value="0.0281982421875">
            <text:p>0.028198</text:p>
          </table:table-cell>
          <table:table-cell table:formula="of:=[.M1003]/100000" office:value-type="float" office:value="0.000000281982421875">
            <text:p>0.0000002820</text:p>
          </table:table-cell>
          <table:table-cell table:formula="of:=0.625*1000000*[.$N1003]*1000" office:value-type="float" office:value="176.239013671875">
            <text:p>176.239014</text:p>
          </table:table-cell>
          <table:table-cell table:formula="of:=0.769*100000*[.$N100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6370">
            <text:p>637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04]" office:value-type="float" office:value="23.426">
            <text:p>23.426</text:p>
          </table:table-cell>
          <table:table-cell/>
          <table:table-cell table:formula="of:=-0.0000028*[.$D1004]*[.$D1004]+0.0405*[.$D1004]-4" office:value-type="float" office:value="32.5803328">
            <text:p>32.5803328</text:p>
          </table:table-cell>
          <table:table-cell/>
          <table:table-cell table:formula="of:=([.G1004]-25)*(0.01+0.00008*[.$D1004])+[.$I1004]" office:value-type="float" office:value="32.44270224">
            <text:p>32.44270224</text:p>
          </table:table-cell>
          <table:table-cell/>
          <table:table-cell table:formula="of:=([.$B1004]/4096)*1.5" office:value-type="float" office:value="0.0303955078125">
            <text:p>0.030396</text:p>
          </table:table-cell>
          <table:table-cell table:formula="of:=[.M1004]/100000" office:value-type="float" office:value="0.000000303955078125">
            <text:p>0.0000003040</text:p>
          </table:table-cell>
          <table:table-cell table:formula="of:=0.625*1000000*[.$N1004]*1000" office:value-type="float" office:value="189.971923828125">
            <text:p>189.971924</text:p>
          </table:table-cell>
          <table:table-cell table:formula="of:=0.769*100000*[.$N1004]*1000" office:value-type="float" office:value="23.3741455078125">
            <text:p>23.37414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74">
            <text:p>6374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05]" office:value-type="float" office:value="23.4652">
            <text:p>23.4652</text:p>
          </table:table-cell>
          <table:table-cell/>
          <table:table-cell table:formula="of:=-0.0000028*[.$D1005]*[.$D1005]+0.0405*[.$D1005]-4" office:value-type="float" office:value="32.7907072">
            <text:p>32.7907072</text:p>
          </table:table-cell>
          <table:table-cell/>
          <table:table-cell table:formula="of:=([.G1005]-25)*(0.01+0.00008*[.$D1005])+[.$I1005]" office:value-type="float" office:value="32.655767584">
            <text:p>32.655767584</text:p>
          </table:table-cell>
          <table:table-cell/>
          <table:table-cell table:formula="of:=([.$B1005]/4096)*1.5" office:value-type="float" office:value="0.0260009765625">
            <text:p>0.026001</text:p>
          </table:table-cell>
          <table:table-cell table:formula="of:=[.M1005]/100000" office:value-type="float" office:value="0.000000260009765625">
            <text:p>0.0000002600</text:p>
          </table:table-cell>
          <table:table-cell table:formula="of:=0.625*1000000*[.$N1005]*1000" office:value-type="float" office:value="162.506103515625">
            <text:p>162.506104</text:p>
          </table:table-cell>
          <table:table-cell table:formula="of:=0.769*100000*[.$N1005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79">
            <text:p>6379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06]" office:value-type="float" office:value="23.5142">
            <text:p>23.5142</text:p>
          </table:table-cell>
          <table:table-cell/>
          <table:table-cell table:formula="of:=-0.0000028*[.$D1006]*[.$D1006]+0.0405*[.$D1006]-4" office:value-type="float" office:value="32.7206048">
            <text:p>32.7206048</text:p>
          </table:table-cell>
          <table:table-cell/>
          <table:table-cell table:formula="of:=([.G1006]-25)*(0.01+0.00008*[.$D1006])+[.$I1006]" office:value-type="float" office:value="32.590210992">
            <text:p>32.590210992</text:p>
          </table:table-cell>
          <table:table-cell/>
          <table:table-cell table:formula="of:=([.$B1006]/4096)*1.5" office:value-type="float" office:value="0.03076171875">
            <text:p>0.030762</text:p>
          </table:table-cell>
          <table:table-cell table:formula="of:=[.M1006]/100000" office:value-type="float" office:value="0.0000003076171875">
            <text:p>0.0000003076</text:p>
          </table:table-cell>
          <table:table-cell table:formula="of:=0.625*1000000*[.$N1006]*1000" office:value-type="float" office:value="192.2607421875">
            <text:p>192.260742</text:p>
          </table:table-cell>
          <table:table-cell table:formula="of:=0.769*100000*[.$N1006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78">
            <text:p>6378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007]" office:value-type="float" office:value="23.5044">
            <text:p>23.5044</text:p>
          </table:table-cell>
          <table:table-cell/>
          <table:table-cell table:formula="of:=-0.0000028*[.$D1007]*[.$D1007]+0.0405*[.$D1007]-4" office:value-type="float" office:value="32.82575">
            <text:p>32.82575</text:p>
          </table:table-cell>
          <table:table-cell/>
          <table:table-cell table:formula="of:=([.G1007]-25)*(0.01+0.00008*[.$D1007])+[.$I1007]" office:value-type="float" office:value="32.6941372">
            <text:p>32.6941372</text:p>
          </table:table-cell>
          <table:table-cell/>
          <table:table-cell table:formula="of:=([.$B1007]/4096)*1.5" office:value-type="float" office:value="0.0289306640625">
            <text:p>0.028931</text:p>
          </table:table-cell>
          <table:table-cell table:formula="of:=[.M1007]/100000" office:value-type="float" office:value="0.000000289306640625">
            <text:p>0.0000002893</text:p>
          </table:table-cell>
          <table:table-cell table:formula="of:=0.625*1000000*[.$N1007]*1000" office:value-type="float" office:value="180.816650390625">
            <text:p>180.816650</text:p>
          </table:table-cell>
          <table:table-cell table:formula="of:=0.769*100000*[.$N1007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76">
            <text:p>637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08]" office:value-type="float" office:value="23.4848">
            <text:p>23.4848</text:p>
          </table:table-cell>
          <table:table-cell/>
          <table:table-cell table:formula="of:=-0.0000028*[.$D1008]*[.$D1008]+0.0405*[.$D1008]-4" office:value-type="float" office:value="32.7206048">
            <text:p>32.7206048</text:p>
          </table:table-cell>
          <table:table-cell/>
          <table:table-cell table:formula="of:=([.G1008]-25)*(0.01+0.00008*[.$D1008])+[.$I1008]" office:value-type="float" office:value="32.587630848">
            <text:p>32.587630848</text:p>
          </table:table-cell>
          <table:table-cell/>
          <table:table-cell table:formula="of:=([.$B1008]/4096)*1.5" office:value-type="float" office:value="0.03076171875">
            <text:p>0.030762</text:p>
          </table:table-cell>
          <table:table-cell table:formula="of:=[.M1008]/100000" office:value-type="float" office:value="0.0000003076171875">
            <text:p>0.0000003076</text:p>
          </table:table-cell>
          <table:table-cell table:formula="of:=0.625*1000000*[.$N1008]*1000" office:value-type="float" office:value="192.2607421875">
            <text:p>192.260742</text:p>
          </table:table-cell>
          <table:table-cell table:formula="of:=0.769*100000*[.$N1008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76">
            <text:p>637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009]" office:value-type="float" office:value="23.4848">
            <text:p>23.4848</text:p>
          </table:table-cell>
          <table:table-cell/>
          <table:table-cell table:formula="of:=-0.0000028*[.$D1009]*[.$D1009]+0.0405*[.$D1009]-4" office:value-type="float" office:value="32.4399712">
            <text:p>32.4399712</text:p>
          </table:table-cell>
          <table:table-cell/>
          <table:table-cell table:formula="of:=([.G1009]-25)*(0.01+0.00008*[.$D1009])+[.$I1009]" office:value-type="float" office:value="32.307966976">
            <text:p>32.307966976</text:p>
          </table:table-cell>
          <table:table-cell/>
          <table:table-cell table:formula="of:=([.$B1009]/4096)*1.5" office:value-type="float" office:value="0.0289306640625">
            <text:p>0.028931</text:p>
          </table:table-cell>
          <table:table-cell table:formula="of:=[.M1009]/100000" office:value-type="float" office:value="0.000000289306640625">
            <text:p>0.0000002893</text:p>
          </table:table-cell>
          <table:table-cell table:formula="of:=0.625*1000000*[.$N1009]*1000" office:value-type="float" office:value="180.816650390625">
            <text:p>180.816650</text:p>
          </table:table-cell>
          <table:table-cell table:formula="of:=0.769*100000*[.$N1009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80">
            <text:p>6380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010]" office:value-type="float" office:value="23.524">
            <text:p>23.524</text:p>
          </table:table-cell>
          <table:table-cell/>
          <table:table-cell table:formula="of:=-0.0000028*[.$D1010]*[.$D1010]+0.0405*[.$D1010]-4" office:value-type="float" office:value="32.8607872">
            <text:p>32.8607872</text:p>
          </table:table-cell>
          <table:table-cell/>
          <table:table-cell table:formula="of:=([.G1010]-25)*(0.01+0.00008*[.$D1010])+[.$I1010]" office:value-type="float" office:value="32.73078112">
            <text:p>32.73078112</text:p>
          </table:table-cell>
          <table:table-cell/>
          <table:table-cell table:formula="of:=([.$B1010]/4096)*1.5" office:value-type="float" office:value="0.0281982421875">
            <text:p>0.028198</text:p>
          </table:table-cell>
          <table:table-cell table:formula="of:=[.M1010]/100000" office:value-type="float" office:value="0.000000281982421875">
            <text:p>0.0000002820</text:p>
          </table:table-cell>
          <table:table-cell table:formula="of:=0.625*1000000*[.$N1010]*1000" office:value-type="float" office:value="176.239013671875">
            <text:p>176.239014</text:p>
          </table:table-cell>
          <table:table-cell table:formula="of:=0.769*100000*[.$N1010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80">
            <text:p>6380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11]" office:value-type="float" office:value="23.524">
            <text:p>23.524</text:p>
          </table:table-cell>
          <table:table-cell/>
          <table:table-cell table:formula="of:=-0.0000028*[.$D1011]*[.$D1011]+0.0405*[.$D1011]-4" office:value-type="float" office:value="32.7206048">
            <text:p>32.7206048</text:p>
          </table:table-cell>
          <table:table-cell/>
          <table:table-cell table:formula="of:=([.G1011]-25)*(0.01+0.00008*[.$D1011])+[.$I1011]" office:value-type="float" office:value="32.59107104">
            <text:p>32.59107104</text:p>
          </table:table-cell>
          <table:table-cell/>
          <table:table-cell table:formula="of:=([.$B1011]/4096)*1.5" office:value-type="float" office:value="0.02783203125">
            <text:p>0.027832</text:p>
          </table:table-cell>
          <table:table-cell table:formula="of:=[.M1011]/100000" office:value-type="float" office:value="0.0000002783203125">
            <text:p>0.0000002783</text:p>
          </table:table-cell>
          <table:table-cell table:formula="of:=0.625*1000000*[.$N1011]*1000" office:value-type="float" office:value="173.9501953125">
            <text:p>173.950195</text:p>
          </table:table-cell>
          <table:table-cell table:formula="of:=0.769*100000*[.$N101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381">
            <text:p>6381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12]" office:value-type="float" office:value="23.5338">
            <text:p>23.5338</text:p>
          </table:table-cell>
          <table:table-cell/>
          <table:table-cell table:formula="of:=-0.0000028*[.$D1012]*[.$D1012]+0.0405*[.$D1012]-4" office:value-type="float" office:value="32.65048">
            <text:p>32.65048</text:p>
          </table:table-cell>
          <table:table-cell/>
          <table:table-cell table:formula="of:=([.G1012]-25)*(0.01+0.00008*[.$D1012])+[.$I1012]" office:value-type="float" office:value="32.52204088">
            <text:p>32.52204088</text:p>
          </table:table-cell>
          <table:table-cell/>
          <table:table-cell table:formula="of:=([.$B1012]/4096)*1.5" office:value-type="float" office:value="0.028564453125">
            <text:p>0.028564</text:p>
          </table:table-cell>
          <table:table-cell table:formula="of:=[.M1012]/100000" office:value-type="float" office:value="0.00000028564453125">
            <text:p>0.0000002856</text:p>
          </table:table-cell>
          <table:table-cell table:formula="of:=0.625*1000000*[.$N1012]*1000" office:value-type="float" office:value="178.52783203125">
            <text:p>178.527832</text:p>
          </table:table-cell>
          <table:table-cell table:formula="of:=0.769*100000*[.$N1012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80">
            <text:p>6380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13]" office:value-type="float" office:value="23.524">
            <text:p>23.524</text:p>
          </table:table-cell>
          <table:table-cell/>
          <table:table-cell table:formula="of:=-0.0000028*[.$D1013]*[.$D1013]+0.0405*[.$D1013]-4" office:value-type="float" office:value="32.7206048">
            <text:p>32.7206048</text:p>
          </table:table-cell>
          <table:table-cell/>
          <table:table-cell table:formula="of:=([.G1013]-25)*(0.01+0.00008*[.$D1013])+[.$I1013]" office:value-type="float" office:value="32.59107104">
            <text:p>32.59107104</text:p>
          </table:table-cell>
          <table:table-cell/>
          <table:table-cell table:formula="of:=([.$B1013]/4096)*1.5" office:value-type="float" office:value="0.0281982421875">
            <text:p>0.028198</text:p>
          </table:table-cell>
          <table:table-cell table:formula="of:=[.M1013]/100000" office:value-type="float" office:value="0.000000281982421875">
            <text:p>0.0000002820</text:p>
          </table:table-cell>
          <table:table-cell table:formula="of:=0.625*1000000*[.$N1013]*1000" office:value-type="float" office:value="176.239013671875">
            <text:p>176.239014</text:p>
          </table:table-cell>
          <table:table-cell table:formula="of:=0.769*100000*[.$N101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81">
            <text:p>6381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14]" office:value-type="float" office:value="23.5338">
            <text:p>23.5338</text:p>
          </table:table-cell>
          <table:table-cell/>
          <table:table-cell table:formula="of:=-0.0000028*[.$D1014]*[.$D1014]+0.0405*[.$D1014]-4" office:value-type="float" office:value="32.65048">
            <text:p>32.65048</text:p>
          </table:table-cell>
          <table:table-cell/>
          <table:table-cell table:formula="of:=([.G1014]-25)*(0.01+0.00008*[.$D1014])+[.$I1014]" office:value-type="float" office:value="32.52204088">
            <text:p>32.52204088</text:p>
          </table:table-cell>
          <table:table-cell/>
          <table:table-cell table:formula="of:=([.$B1014]/4096)*1.5" office:value-type="float" office:value="0.02783203125">
            <text:p>0.027832</text:p>
          </table:table-cell>
          <table:table-cell table:formula="of:=[.M1014]/100000" office:value-type="float" office:value="0.0000002783203125">
            <text:p>0.0000002783</text:p>
          </table:table-cell>
          <table:table-cell table:formula="of:=0.625*1000000*[.$N1014]*1000" office:value-type="float" office:value="173.9501953125">
            <text:p>173.950195</text:p>
          </table:table-cell>
          <table:table-cell table:formula="of:=0.769*100000*[.$N1014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81">
            <text:p>6381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15]" office:value-type="float" office:value="23.5338">
            <text:p>23.5338</text:p>
          </table:table-cell>
          <table:table-cell/>
          <table:table-cell table:formula="of:=-0.0000028*[.$D1015]*[.$D1015]+0.0405*[.$D1015]-4" office:value-type="float" office:value="32.7206048">
            <text:p>32.7206048</text:p>
          </table:table-cell>
          <table:table-cell/>
          <table:table-cell table:formula="of:=([.G1015]-25)*(0.01+0.00008*[.$D1015])+[.$I1015]" office:value-type="float" office:value="32.591931088">
            <text:p>32.591931088</text:p>
          </table:table-cell>
          <table:table-cell/>
          <table:table-cell table:formula="of:=([.$B1015]/4096)*1.5" office:value-type="float" office:value="0.0289306640625">
            <text:p>0.028931</text:p>
          </table:table-cell>
          <table:table-cell table:formula="of:=[.M1015]/100000" office:value-type="float" office:value="0.000000289306640625">
            <text:p>0.0000002893</text:p>
          </table:table-cell>
          <table:table-cell table:formula="of:=0.625*1000000*[.$N1015]*1000" office:value-type="float" office:value="180.816650390625">
            <text:p>180.816650</text:p>
          </table:table-cell>
          <table:table-cell table:formula="of:=0.769*100000*[.$N1015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78">
            <text:p>6378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16]" office:value-type="float" office:value="23.5044">
            <text:p>23.5044</text:p>
          </table:table-cell>
          <table:table-cell/>
          <table:table-cell table:formula="of:=-0.0000028*[.$D1016]*[.$D1016]+0.0405*[.$D1016]-4" office:value-type="float" office:value="32.7206048">
            <text:p>32.7206048</text:p>
          </table:table-cell>
          <table:table-cell/>
          <table:table-cell table:formula="of:=([.G1016]-25)*(0.01+0.00008*[.$D1016])+[.$I1016]" office:value-type="float" office:value="32.589350944">
            <text:p>32.589350944</text:p>
          </table:table-cell>
          <table:table-cell/>
          <table:table-cell table:formula="of:=([.$B1016]/4096)*1.5" office:value-type="float" office:value="0.029296875">
            <text:p>0.029297</text:p>
          </table:table-cell>
          <table:table-cell table:formula="of:=[.M1016]/100000" office:value-type="float" office:value="0.00000029296875">
            <text:p>0.0000002930</text:p>
          </table:table-cell>
          <table:table-cell table:formula="of:=0.625*1000000*[.$N1016]*1000" office:value-type="float" office:value="183.10546875">
            <text:p>183.105469</text:p>
          </table:table-cell>
          <table:table-cell table:formula="of:=0.769*100000*[.$N1016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78">
            <text:p>6378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017]" office:value-type="float" office:value="23.5044">
            <text:p>23.5044</text:p>
          </table:table-cell>
          <table:table-cell/>
          <table:table-cell table:formula="of:=-0.0000028*[.$D1017]*[.$D1017]+0.0405*[.$D1017]-4" office:value-type="float" office:value="32.8607872">
            <text:p>32.8607872</text:p>
          </table:table-cell>
          <table:table-cell/>
          <table:table-cell table:formula="of:=([.G1017]-25)*(0.01+0.00008*[.$D1017])+[.$I1017]" office:value-type="float" office:value="32.729054752">
            <text:p>32.729054752</text:p>
          </table:table-cell>
          <table:table-cell/>
          <table:table-cell table:formula="of:=([.$B1017]/4096)*1.5" office:value-type="float" office:value="0.02783203125">
            <text:p>0.027832</text:p>
          </table:table-cell>
          <table:table-cell table:formula="of:=[.M1017]/100000" office:value-type="float" office:value="0.0000002783203125">
            <text:p>0.0000002783</text:p>
          </table:table-cell>
          <table:table-cell table:formula="of:=0.625*1000000*[.$N1017]*1000" office:value-type="float" office:value="173.9501953125">
            <text:p>173.950195</text:p>
          </table:table-cell>
          <table:table-cell table:formula="of:=0.769*100000*[.$N101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76">
            <text:p>6376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018]" office:value-type="float" office:value="23.4848">
            <text:p>23.4848</text:p>
          </table:table-cell>
          <table:table-cell/>
          <table:table-cell table:formula="of:=-0.0000028*[.$D1018]*[.$D1018]+0.0405*[.$D1018]-4" office:value-type="float" office:value="32.8607872">
            <text:p>32.8607872</text:p>
          </table:table-cell>
          <table:table-cell/>
          <table:table-cell table:formula="of:=([.G1018]-25)*(0.01+0.00008*[.$D1018])+[.$I1018]" office:value-type="float" office:value="32.727328384">
            <text:p>32.727328384</text:p>
          </table:table-cell>
          <table:table-cell/>
          <table:table-cell table:formula="of:=([.$B1018]/4096)*1.5" office:value-type="float" office:value="0.0274658203125">
            <text:p>0.027466</text:p>
          </table:table-cell>
          <table:table-cell table:formula="of:=[.M1018]/100000" office:value-type="float" office:value="0.000000274658203125">
            <text:p>0.0000002747</text:p>
          </table:table-cell>
          <table:table-cell table:formula="of:=0.625*1000000*[.$N1018]*1000" office:value-type="float" office:value="171.661376953125">
            <text:p>171.661377</text:p>
          </table:table-cell>
          <table:table-cell table:formula="of:=0.769*100000*[.$N101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78">
            <text:p>6378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19]" office:value-type="float" office:value="23.5044">
            <text:p>23.5044</text:p>
          </table:table-cell>
          <table:table-cell/>
          <table:table-cell table:formula="of:=-0.0000028*[.$D1019]*[.$D1019]+0.0405*[.$D1019]-4" office:value-type="float" office:value="32.7907072">
            <text:p>32.7907072</text:p>
          </table:table-cell>
          <table:table-cell/>
          <table:table-cell table:formula="of:=([.G1019]-25)*(0.01+0.00008*[.$D1019])+[.$I1019]" office:value-type="float" office:value="32.659214048">
            <text:p>32.659214048</text:p>
          </table:table-cell>
          <table:table-cell/>
          <table:table-cell table:formula="of:=([.$B1019]/4096)*1.5" office:value-type="float" office:value="0.0274658203125">
            <text:p>0.027466</text:p>
          </table:table-cell>
          <table:table-cell table:formula="of:=[.M1019]/100000" office:value-type="float" office:value="0.000000274658203125">
            <text:p>0.0000002747</text:p>
          </table:table-cell>
          <table:table-cell table:formula="of:=0.625*1000000*[.$N1019]*1000" office:value-type="float" office:value="171.661376953125">
            <text:p>171.661377</text:p>
          </table:table-cell>
          <table:table-cell table:formula="of:=0.769*100000*[.$N101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78">
            <text:p>6378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20]" office:value-type="float" office:value="23.5044">
            <text:p>23.5044</text:p>
          </table:table-cell>
          <table:table-cell/>
          <table:table-cell table:formula="of:=-0.0000028*[.$D1020]*[.$D1020]+0.0405*[.$D1020]-4" office:value-type="float" office:value="32.7907072">
            <text:p>32.7907072</text:p>
          </table:table-cell>
          <table:table-cell/>
          <table:table-cell table:formula="of:=([.G1020]-25)*(0.01+0.00008*[.$D1020])+[.$I1020]" office:value-type="float" office:value="32.659214048">
            <text:p>32.659214048</text:p>
          </table:table-cell>
          <table:table-cell/>
          <table:table-cell table:formula="of:=([.$B1020]/4096)*1.5" office:value-type="float" office:value="0.030029296875">
            <text:p>0.030029</text:p>
          </table:table-cell>
          <table:table-cell table:formula="of:=[.M1020]/100000" office:value-type="float" office:value="0.00000030029296875">
            <text:p>0.0000003003</text:p>
          </table:table-cell>
          <table:table-cell table:formula="of:=0.625*1000000*[.$N1020]*1000" office:value-type="float" office:value="187.68310546875">
            <text:p>187.683105</text:p>
          </table:table-cell>
          <table:table-cell table:formula="of:=0.769*100000*[.$N1020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78">
            <text:p>6378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21]" office:value-type="float" office:value="23.5044">
            <text:p>23.5044</text:p>
          </table:table-cell>
          <table:table-cell/>
          <table:table-cell table:formula="of:=-0.0000028*[.$D1021]*[.$D1021]+0.0405*[.$D1021]-4" office:value-type="float" office:value="32.7907072">
            <text:p>32.7907072</text:p>
          </table:table-cell>
          <table:table-cell/>
          <table:table-cell table:formula="of:=([.G1021]-25)*(0.01+0.00008*[.$D1021])+[.$I1021]" office:value-type="float" office:value="32.659214048">
            <text:p>32.659214048</text:p>
          </table:table-cell>
          <table:table-cell/>
          <table:table-cell table:formula="of:=([.$B1021]/4096)*1.5" office:value-type="float" office:value="0.0281982421875">
            <text:p>0.028198</text:p>
          </table:table-cell>
          <table:table-cell table:formula="of:=[.M1021]/100000" office:value-type="float" office:value="0.000000281982421875">
            <text:p>0.0000002820</text:p>
          </table:table-cell>
          <table:table-cell table:formula="of:=0.625*1000000*[.$N1021]*1000" office:value-type="float" office:value="176.239013671875">
            <text:p>176.239014</text:p>
          </table:table-cell>
          <table:table-cell table:formula="of:=0.769*100000*[.$N1021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78">
            <text:p>6378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22]" office:value-type="float" office:value="23.5044">
            <text:p>23.5044</text:p>
          </table:table-cell>
          <table:table-cell/>
          <table:table-cell table:formula="of:=-0.0000028*[.$D1022]*[.$D1022]+0.0405*[.$D1022]-4" office:value-type="float" office:value="32.7907072">
            <text:p>32.7907072</text:p>
          </table:table-cell>
          <table:table-cell/>
          <table:table-cell table:formula="of:=([.G1022]-25)*(0.01+0.00008*[.$D1022])+[.$I1022]" office:value-type="float" office:value="32.659214048">
            <text:p>32.659214048</text:p>
          </table:table-cell>
          <table:table-cell/>
          <table:table-cell table:formula="of:=([.$B1022]/4096)*1.5" office:value-type="float" office:value="0.029296875">
            <text:p>0.029297</text:p>
          </table:table-cell>
          <table:table-cell table:formula="of:=[.M1022]/100000" office:value-type="float" office:value="0.00000029296875">
            <text:p>0.0000002930</text:p>
          </table:table-cell>
          <table:table-cell table:formula="of:=0.625*1000000*[.$N1022]*1000" office:value-type="float" office:value="183.10546875">
            <text:p>183.105469</text:p>
          </table:table-cell>
          <table:table-cell table:formula="of:=0.769*100000*[.$N1022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77">
            <text:p>6377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023]" office:value-type="float" office:value="23.4946">
            <text:p>23.4946</text:p>
          </table:table-cell>
          <table:table-cell/>
          <table:table-cell table:formula="of:=-0.0000028*[.$D1023]*[.$D1023]+0.0405*[.$D1023]-4" office:value-type="float" office:value="32.8607872">
            <text:p>32.8607872</text:p>
          </table:table-cell>
          <table:table-cell/>
          <table:table-cell table:formula="of:=([.G1023]-25)*(0.01+0.00008*[.$D1023])+[.$I1023]" office:value-type="float" office:value="32.728191568">
            <text:p>32.728191568</text:p>
          </table:table-cell>
          <table:table-cell/>
          <table:table-cell table:formula="of:=([.$B1023]/4096)*1.5" office:value-type="float" office:value="0.0281982421875">
            <text:p>0.028198</text:p>
          </table:table-cell>
          <table:table-cell table:formula="of:=[.M1023]/100000" office:value-type="float" office:value="0.000000281982421875">
            <text:p>0.0000002820</text:p>
          </table:table-cell>
          <table:table-cell table:formula="of:=0.625*1000000*[.$N1023]*1000" office:value-type="float" office:value="176.239013671875">
            <text:p>176.239014</text:p>
          </table:table-cell>
          <table:table-cell table:formula="of:=0.769*100000*[.$N102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376">
            <text:p>6376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24]" office:value-type="float" office:value="23.4848">
            <text:p>23.4848</text:p>
          </table:table-cell>
          <table:table-cell/>
          <table:table-cell table:formula="of:=-0.0000028*[.$D1024]*[.$D1024]+0.0405*[.$D1024]-4" office:value-type="float" office:value="32.7907072">
            <text:p>32.7907072</text:p>
          </table:table-cell>
          <table:table-cell/>
          <table:table-cell table:formula="of:=([.G1024]-25)*(0.01+0.00008*[.$D1024])+[.$I1024]" office:value-type="float" office:value="32.657490816">
            <text:p>32.657490816</text:p>
          </table:table-cell>
          <table:table-cell/>
          <table:table-cell table:formula="of:=([.$B1024]/4096)*1.5" office:value-type="float" office:value="0.0311279296875">
            <text:p>0.031128</text:p>
          </table:table-cell>
          <table:table-cell table:formula="of:=[.M1024]/100000" office:value-type="float" office:value="0.000000311279296875">
            <text:p>0.0000003113</text:p>
          </table:table-cell>
          <table:table-cell table:formula="of:=0.625*1000000*[.$N1024]*1000" office:value-type="float" office:value="194.549560546875">
            <text:p>194.549561</text:p>
          </table:table-cell>
          <table:table-cell table:formula="of:=0.769*100000*[.$N1024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77">
            <text:p>6377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25]" office:value-type="float" office:value="23.4946">
            <text:p>23.4946</text:p>
          </table:table-cell>
          <table:table-cell/>
          <table:table-cell table:formula="of:=-0.0000028*[.$D1025]*[.$D1025]+0.0405*[.$D1025]-4" office:value-type="float" office:value="32.7907072">
            <text:p>32.7907072</text:p>
          </table:table-cell>
          <table:table-cell/>
          <table:table-cell table:formula="of:=([.G1025]-25)*(0.01+0.00008*[.$D1025])+[.$I1025]" office:value-type="float" office:value="32.658352432">
            <text:p>32.658352432</text:p>
          </table:table-cell>
          <table:table-cell/>
          <table:table-cell table:formula="of:=([.$B1025]/4096)*1.5" office:value-type="float" office:value="0.03076171875">
            <text:p>0.030762</text:p>
          </table:table-cell>
          <table:table-cell table:formula="of:=[.M1025]/100000" office:value-type="float" office:value="0.0000003076171875">
            <text:p>0.0000003076</text:p>
          </table:table-cell>
          <table:table-cell table:formula="of:=0.625*1000000*[.$N1025]*1000" office:value-type="float" office:value="192.2607421875">
            <text:p>192.260742</text:p>
          </table:table-cell>
          <table:table-cell table:formula="of:=0.769*100000*[.$N1025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377">
            <text:p>6377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026]" office:value-type="float" office:value="23.4946">
            <text:p>23.4946</text:p>
          </table:table-cell>
          <table:table-cell/>
          <table:table-cell table:formula="of:=-0.0000028*[.$D1026]*[.$D1026]+0.0405*[.$D1026]-4" office:value-type="float" office:value="32.82575">
            <text:p>32.82575</text:p>
          </table:table-cell>
          <table:table-cell/>
          <table:table-cell table:formula="of:=([.G1026]-25)*(0.01+0.00008*[.$D1026])+[.$I1026]" office:value-type="float" office:value="32.6932748">
            <text:p>32.6932748</text:p>
          </table:table-cell>
          <table:table-cell/>
          <table:table-cell table:formula="of:=([.$B1026]/4096)*1.5" office:value-type="float" office:value="0.0296630859375">
            <text:p>0.029663</text:p>
          </table:table-cell>
          <table:table-cell table:formula="of:=[.M1026]/100000" office:value-type="float" office:value="0.000000296630859375">
            <text:p>0.0000002966</text:p>
          </table:table-cell>
          <table:table-cell table:formula="of:=0.625*1000000*[.$N1026]*1000" office:value-type="float" office:value="185.394287109375">
            <text:p>185.394287</text:p>
          </table:table-cell>
          <table:table-cell table:formula="of:=0.769*100000*[.$N1026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77">
            <text:p>6377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1027]" office:value-type="float" office:value="23.4946">
            <text:p>23.4946</text:p>
          </table:table-cell>
          <table:table-cell/>
          <table:table-cell table:formula="of:=-0.0000028*[.$D1027]*[.$D1027]+0.0405*[.$D1027]-4" office:value-type="float" office:value="32.7556588">
            <text:p>32.7556588</text:p>
          </table:table-cell>
          <table:table-cell/>
          <table:table-cell table:formula="of:=([.G1027]-25)*(0.01+0.00008*[.$D1027])+[.$I1027]" office:value-type="float" office:value="32.623424464">
            <text:p>32.623424464</text:p>
          </table:table-cell>
          <table:table-cell/>
          <table:table-cell table:formula="of:=([.$B1027]/4096)*1.5" office:value-type="float" office:value="0.029296875">
            <text:p>0.029297</text:p>
          </table:table-cell>
          <table:table-cell table:formula="of:=[.M1027]/100000" office:value-type="float" office:value="0.00000029296875">
            <text:p>0.0000002930</text:p>
          </table:table-cell>
          <table:table-cell table:formula="of:=0.625*1000000*[.$N1027]*1000" office:value-type="float" office:value="183.10546875">
            <text:p>183.105469</text:p>
          </table:table-cell>
          <table:table-cell table:formula="of:=0.769*100000*[.$N1027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376">
            <text:p>6376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28]" office:value-type="float" office:value="23.4848">
            <text:p>23.4848</text:p>
          </table:table-cell>
          <table:table-cell/>
          <table:table-cell table:formula="of:=-0.0000028*[.$D1028]*[.$D1028]+0.0405*[.$D1028]-4" office:value-type="float" office:value="32.7907072">
            <text:p>32.7907072</text:p>
          </table:table-cell>
          <table:table-cell/>
          <table:table-cell table:formula="of:=([.G1028]-25)*(0.01+0.00008*[.$D1028])+[.$I1028]" office:value-type="float" office:value="32.657490816">
            <text:p>32.657490816</text:p>
          </table:table-cell>
          <table:table-cell/>
          <table:table-cell table:formula="of:=([.$B1028]/4096)*1.5" office:value-type="float" office:value="0.0311279296875">
            <text:p>0.031128</text:p>
          </table:table-cell>
          <table:table-cell table:formula="of:=[.M1028]/100000" office:value-type="float" office:value="0.000000311279296875">
            <text:p>0.0000003113</text:p>
          </table:table-cell>
          <table:table-cell table:formula="of:=0.625*1000000*[.$N1028]*1000" office:value-type="float" office:value="194.549560546875">
            <text:p>194.549561</text:p>
          </table:table-cell>
          <table:table-cell table:formula="of:=0.769*100000*[.$N1028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77">
            <text:p>6377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029]" office:value-type="float" office:value="23.4946">
            <text:p>23.4946</text:p>
          </table:table-cell>
          <table:table-cell/>
          <table:table-cell table:formula="of:=-0.0000028*[.$D1029]*[.$D1029]+0.0405*[.$D1029]-4" office:value-type="float" office:value="32.8607872">
            <text:p>32.8607872</text:p>
          </table:table-cell>
          <table:table-cell/>
          <table:table-cell table:formula="of:=([.G1029]-25)*(0.01+0.00008*[.$D1029])+[.$I1029]" office:value-type="float" office:value="32.728191568">
            <text:p>32.728191568</text:p>
          </table:table-cell>
          <table:table-cell/>
          <table:table-cell table:formula="of:=([.$B1029]/4096)*1.5" office:value-type="float" office:value="0.0274658203125">
            <text:p>0.027466</text:p>
          </table:table-cell>
          <table:table-cell table:formula="of:=[.M1029]/100000" office:value-type="float" office:value="0.000000274658203125">
            <text:p>0.0000002747</text:p>
          </table:table-cell>
          <table:table-cell table:formula="of:=0.625*1000000*[.$N1029]*1000" office:value-type="float" office:value="171.661376953125">
            <text:p>171.661377</text:p>
          </table:table-cell>
          <table:table-cell table:formula="of:=0.769*100000*[.$N102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80">
            <text:p>6380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030]" office:value-type="float" office:value="23.524">
            <text:p>23.524</text:p>
          </table:table-cell>
          <table:table-cell/>
          <table:table-cell table:formula="of:=-0.0000028*[.$D1030]*[.$D1030]+0.0405*[.$D1030]-4" office:value-type="float" office:value="32.8607872">
            <text:p>32.8607872</text:p>
          </table:table-cell>
          <table:table-cell/>
          <table:table-cell table:formula="of:=([.G1030]-25)*(0.01+0.00008*[.$D1030])+[.$I1030]" office:value-type="float" office:value="32.73078112">
            <text:p>32.73078112</text:p>
          </table:table-cell>
          <table:table-cell/>
          <table:table-cell table:formula="of:=([.$B1030]/4096)*1.5" office:value-type="float" office:value="0.03076171875">
            <text:p>0.030762</text:p>
          </table:table-cell>
          <table:table-cell table:formula="of:=[.M1030]/100000" office:value-type="float" office:value="0.0000003076171875">
            <text:p>0.0000003076</text:p>
          </table:table-cell>
          <table:table-cell table:formula="of:=0.625*1000000*[.$N1030]*1000" office:value-type="float" office:value="192.2607421875">
            <text:p>192.260742</text:p>
          </table:table-cell>
          <table:table-cell table:formula="of:=0.769*100000*[.$N1030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78">
            <text:p>6378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1031]" office:value-type="float" office:value="23.5044">
            <text:p>23.5044</text:p>
          </table:table-cell>
          <table:table-cell/>
          <table:table-cell table:formula="of:=-0.0000028*[.$D1031]*[.$D1031]+0.0405*[.$D1031]-4" office:value-type="float" office:value="32.7556588">
            <text:p>32.7556588</text:p>
          </table:table-cell>
          <table:table-cell/>
          <table:table-cell table:formula="of:=([.G1031]-25)*(0.01+0.00008*[.$D1031])+[.$I1031]" office:value-type="float" office:value="32.624285296">
            <text:p>32.624285296</text:p>
          </table:table-cell>
          <table:table-cell/>
          <table:table-cell table:formula="of:=([.$B1031]/4096)*1.5" office:value-type="float" office:value="0.02783203125">
            <text:p>0.027832</text:p>
          </table:table-cell>
          <table:table-cell table:formula="of:=[.M1031]/100000" office:value-type="float" office:value="0.0000002783203125">
            <text:p>0.0000002783</text:p>
          </table:table-cell>
          <table:table-cell table:formula="of:=0.625*1000000*[.$N1031]*1000" office:value-type="float" office:value="173.9501953125">
            <text:p>173.950195</text:p>
          </table:table-cell>
          <table:table-cell table:formula="of:=0.769*100000*[.$N103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79">
            <text:p>6379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32]" office:value-type="float" office:value="23.5142">
            <text:p>23.5142</text:p>
          </table:table-cell>
          <table:table-cell/>
          <table:table-cell table:formula="of:=-0.0000028*[.$D1032]*[.$D1032]+0.0405*[.$D1032]-4" office:value-type="float" office:value="32.7907072">
            <text:p>32.7907072</text:p>
          </table:table-cell>
          <table:table-cell/>
          <table:table-cell table:formula="of:=([.G1032]-25)*(0.01+0.00008*[.$D1032])+[.$I1032]" office:value-type="float" office:value="32.660075664">
            <text:p>32.660075664</text:p>
          </table:table-cell>
          <table:table-cell/>
          <table:table-cell table:formula="of:=([.$B1032]/4096)*1.5" office:value-type="float" office:value="0.03076171875">
            <text:p>0.030762</text:p>
          </table:table-cell>
          <table:table-cell table:formula="of:=[.M1032]/100000" office:value-type="float" office:value="0.0000003076171875">
            <text:p>0.0000003076</text:p>
          </table:table-cell>
          <table:table-cell table:formula="of:=0.625*1000000*[.$N1032]*1000" office:value-type="float" office:value="192.2607421875">
            <text:p>192.260742</text:p>
          </table:table-cell>
          <table:table-cell table:formula="of:=0.769*100000*[.$N1032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81">
            <text:p>6381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33]" office:value-type="float" office:value="23.5338">
            <text:p>23.5338</text:p>
          </table:table-cell>
          <table:table-cell/>
          <table:table-cell table:formula="of:=-0.0000028*[.$D1033]*[.$D1033]+0.0405*[.$D1033]-4" office:value-type="float" office:value="32.7206048">
            <text:p>32.7206048</text:p>
          </table:table-cell>
          <table:table-cell/>
          <table:table-cell table:formula="of:=([.G1033]-25)*(0.01+0.00008*[.$D1033])+[.$I1033]" office:value-type="float" office:value="32.591931088">
            <text:p>32.591931088</text:p>
          </table:table-cell>
          <table:table-cell/>
          <table:table-cell table:formula="of:=([.$B1033]/4096)*1.5" office:value-type="float" office:value="0.03076171875">
            <text:p>0.030762</text:p>
          </table:table-cell>
          <table:table-cell table:formula="of:=[.M1033]/100000" office:value-type="float" office:value="0.0000003076171875">
            <text:p>0.0000003076</text:p>
          </table:table-cell>
          <table:table-cell table:formula="of:=0.625*1000000*[.$N1033]*1000" office:value-type="float" office:value="192.2607421875">
            <text:p>192.260742</text:p>
          </table:table-cell>
          <table:table-cell table:formula="of:=0.769*100000*[.$N1033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80">
            <text:p>6380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34]" office:value-type="float" office:value="23.524">
            <text:p>23.524</text:p>
          </table:table-cell>
          <table:table-cell/>
          <table:table-cell table:formula="of:=-0.0000028*[.$D1034]*[.$D1034]+0.0405*[.$D1034]-4" office:value-type="float" office:value="32.7907072">
            <text:p>32.7907072</text:p>
          </table:table-cell>
          <table:table-cell/>
          <table:table-cell table:formula="of:=([.G1034]-25)*(0.01+0.00008*[.$D1034])+[.$I1034]" office:value-type="float" office:value="32.66093728">
            <text:p>32.66093728</text:p>
          </table:table-cell>
          <table:table-cell/>
          <table:table-cell table:formula="of:=([.$B1034]/4096)*1.5" office:value-type="float" office:value="0.0318603515625">
            <text:p>0.031860</text:p>
          </table:table-cell>
          <table:table-cell table:formula="of:=[.M1034]/100000" office:value-type="float" office:value="0.000000318603515625">
            <text:p>0.0000003186</text:p>
          </table:table-cell>
          <table:table-cell table:formula="of:=0.625*1000000*[.$N1034]*1000" office:value-type="float" office:value="199.127197265625">
            <text:p>199.127197</text:p>
          </table:table-cell>
          <table:table-cell table:formula="of:=0.769*100000*[.$N1034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80">
            <text:p>6380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35]" office:value-type="float" office:value="23.524">
            <text:p>23.524</text:p>
          </table:table-cell>
          <table:table-cell/>
          <table:table-cell table:formula="of:=-0.0000028*[.$D1035]*[.$D1035]+0.0405*[.$D1035]-4" office:value-type="float" office:value="32.7206048">
            <text:p>32.7206048</text:p>
          </table:table-cell>
          <table:table-cell/>
          <table:table-cell table:formula="of:=([.G1035]-25)*(0.01+0.00008*[.$D1035])+[.$I1035]" office:value-type="float" office:value="32.59107104">
            <text:p>32.59107104</text:p>
          </table:table-cell>
          <table:table-cell/>
          <table:table-cell table:formula="of:=([.$B1035]/4096)*1.5" office:value-type="float" office:value="0.0263671875">
            <text:p>0.026367</text:p>
          </table:table-cell>
          <table:table-cell table:formula="of:=[.M1035]/100000" office:value-type="float" office:value="0.000000263671875">
            <text:p>0.0000002637</text:p>
          </table:table-cell>
          <table:table-cell table:formula="of:=0.625*1000000*[.$N1035]*1000" office:value-type="float" office:value="164.794921875">
            <text:p>164.794922</text:p>
          </table:table-cell>
          <table:table-cell table:formula="of:=0.769*100000*[.$N103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81">
            <text:p>6381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36]" office:value-type="float" office:value="23.5338">
            <text:p>23.5338</text:p>
          </table:table-cell>
          <table:table-cell/>
          <table:table-cell table:formula="of:=-0.0000028*[.$D1036]*[.$D1036]+0.0405*[.$D1036]-4" office:value-type="float" office:value="32.7206048">
            <text:p>32.7206048</text:p>
          </table:table-cell>
          <table:table-cell/>
          <table:table-cell table:formula="of:=([.G1036]-25)*(0.01+0.00008*[.$D1036])+[.$I1036]" office:value-type="float" office:value="32.591931088">
            <text:p>32.591931088</text:p>
          </table:table-cell>
          <table:table-cell/>
          <table:table-cell table:formula="of:=([.$B1036]/4096)*1.5" office:value-type="float" office:value="0.0267333984375">
            <text:p>0.026733</text:p>
          </table:table-cell>
          <table:table-cell table:formula="of:=[.M1036]/100000" office:value-type="float" office:value="0.000000267333984375">
            <text:p>0.0000002673</text:p>
          </table:table-cell>
          <table:table-cell table:formula="of:=0.625*1000000*[.$N1036]*1000" office:value-type="float" office:value="167.083740234375">
            <text:p>167.083740</text:p>
          </table:table-cell>
          <table:table-cell table:formula="of:=0.769*100000*[.$N1036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80">
            <text:p>6380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37]" office:value-type="float" office:value="23.524">
            <text:p>23.524</text:p>
          </table:table-cell>
          <table:table-cell/>
          <table:table-cell table:formula="of:=-0.0000028*[.$D1037]*[.$D1037]+0.0405*[.$D1037]-4" office:value-type="float" office:value="32.7907072">
            <text:p>32.7907072</text:p>
          </table:table-cell>
          <table:table-cell/>
          <table:table-cell table:formula="of:=([.G1037]-25)*(0.01+0.00008*[.$D1037])+[.$I1037]" office:value-type="float" office:value="32.66093728">
            <text:p>32.66093728</text:p>
          </table:table-cell>
          <table:table-cell/>
          <table:table-cell table:formula="of:=([.$B1037]/4096)*1.5" office:value-type="float" office:value="0.0281982421875">
            <text:p>0.028198</text:p>
          </table:table-cell>
          <table:table-cell table:formula="of:=[.M1037]/100000" office:value-type="float" office:value="0.000000281982421875">
            <text:p>0.0000002820</text:p>
          </table:table-cell>
          <table:table-cell table:formula="of:=0.625*1000000*[.$N1037]*1000" office:value-type="float" office:value="176.239013671875">
            <text:p>176.239014</text:p>
          </table:table-cell>
          <table:table-cell table:formula="of:=0.769*100000*[.$N1037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79">
            <text:p>6379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38]" office:value-type="float" office:value="23.5142">
            <text:p>23.5142</text:p>
          </table:table-cell>
          <table:table-cell/>
          <table:table-cell table:formula="of:=-0.0000028*[.$D1038]*[.$D1038]+0.0405*[.$D1038]-4" office:value-type="float" office:value="32.7206048">
            <text:p>32.7206048</text:p>
          </table:table-cell>
          <table:table-cell/>
          <table:table-cell table:formula="of:=([.G1038]-25)*(0.01+0.00008*[.$D1038])+[.$I1038]" office:value-type="float" office:value="32.590210992">
            <text:p>32.590210992</text:p>
          </table:table-cell>
          <table:table-cell/>
          <table:table-cell table:formula="of:=([.$B1038]/4096)*1.5" office:value-type="float" office:value="0.0274658203125">
            <text:p>0.027466</text:p>
          </table:table-cell>
          <table:table-cell table:formula="of:=[.M1038]/100000" office:value-type="float" office:value="0.000000274658203125">
            <text:p>0.0000002747</text:p>
          </table:table-cell>
          <table:table-cell table:formula="of:=0.625*1000000*[.$N1038]*1000" office:value-type="float" office:value="171.661376953125">
            <text:p>171.661377</text:p>
          </table:table-cell>
          <table:table-cell table:formula="of:=0.769*100000*[.$N103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79">
            <text:p>6379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039]" office:value-type="float" office:value="23.5142">
            <text:p>23.5142</text:p>
          </table:table-cell>
          <table:table-cell/>
          <table:table-cell table:formula="of:=-0.0000028*[.$D1039]*[.$D1039]+0.0405*[.$D1039]-4" office:value-type="float" office:value="32.6855452">
            <text:p>32.6855452</text:p>
          </table:table-cell>
          <table:table-cell/>
          <table:table-cell table:formula="of:=([.G1039]-25)*(0.01+0.00008*[.$D1039])+[.$I1039]" office:value-type="float" office:value="32.555270256">
            <text:p>32.555270256</text:p>
          </table:table-cell>
          <table:table-cell/>
          <table:table-cell table:formula="of:=([.$B1039]/4096)*1.5" office:value-type="float" office:value="0.0289306640625">
            <text:p>0.028931</text:p>
          </table:table-cell>
          <table:table-cell table:formula="of:=[.M1039]/100000" office:value-type="float" office:value="0.000000289306640625">
            <text:p>0.0000002893</text:p>
          </table:table-cell>
          <table:table-cell table:formula="of:=0.625*1000000*[.$N1039]*1000" office:value-type="float" office:value="180.816650390625">
            <text:p>180.816650</text:p>
          </table:table-cell>
          <table:table-cell table:formula="of:=0.769*100000*[.$N1039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381">
            <text:p>6381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40]" office:value-type="float" office:value="23.5338">
            <text:p>23.5338</text:p>
          </table:table-cell>
          <table:table-cell/>
          <table:table-cell table:formula="of:=-0.0000028*[.$D1040]*[.$D1040]+0.0405*[.$D1040]-4" office:value-type="float" office:value="32.7907072">
            <text:p>32.7907072</text:p>
          </table:table-cell>
          <table:table-cell/>
          <table:table-cell table:formula="of:=([.G1040]-25)*(0.01+0.00008*[.$D1040])+[.$I1040]" office:value-type="float" office:value="32.661798896">
            <text:p>32.661798896</text:p>
          </table:table-cell>
          <table:table-cell/>
          <table:table-cell table:formula="of:=([.$B1040]/4096)*1.5" office:value-type="float" office:value="0.0311279296875">
            <text:p>0.031128</text:p>
          </table:table-cell>
          <table:table-cell table:formula="of:=[.M1040]/100000" office:value-type="float" office:value="0.000000311279296875">
            <text:p>0.0000003113</text:p>
          </table:table-cell>
          <table:table-cell table:formula="of:=0.625*1000000*[.$N1040]*1000" office:value-type="float" office:value="194.549560546875">
            <text:p>194.549561</text:p>
          </table:table-cell>
          <table:table-cell table:formula="of:=0.769*100000*[.$N1040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80">
            <text:p>6380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41]" office:value-type="float" office:value="23.524">
            <text:p>23.524</text:p>
          </table:table-cell>
          <table:table-cell/>
          <table:table-cell table:formula="of:=-0.0000028*[.$D1041]*[.$D1041]+0.0405*[.$D1041]-4" office:value-type="float" office:value="32.7206048">
            <text:p>32.7206048</text:p>
          </table:table-cell>
          <table:table-cell/>
          <table:table-cell table:formula="of:=([.G1041]-25)*(0.01+0.00008*[.$D1041])+[.$I1041]" office:value-type="float" office:value="32.59107104">
            <text:p>32.59107104</text:p>
          </table:table-cell>
          <table:table-cell/>
          <table:table-cell table:formula="of:=([.$B1041]/4096)*1.5" office:value-type="float" office:value="0.02783203125">
            <text:p>0.027832</text:p>
          </table:table-cell>
          <table:table-cell table:formula="of:=[.M1041]/100000" office:value-type="float" office:value="0.0000002783203125">
            <text:p>0.0000002783</text:p>
          </table:table-cell>
          <table:table-cell table:formula="of:=0.625*1000000*[.$N1041]*1000" office:value-type="float" office:value="173.9501953125">
            <text:p>173.950195</text:p>
          </table:table-cell>
          <table:table-cell table:formula="of:=0.769*100000*[.$N104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81">
            <text:p>6381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42]" office:value-type="float" office:value="23.5338">
            <text:p>23.5338</text:p>
          </table:table-cell>
          <table:table-cell/>
          <table:table-cell table:formula="of:=-0.0000028*[.$D1042]*[.$D1042]+0.0405*[.$D1042]-4" office:value-type="float" office:value="32.7206048">
            <text:p>32.7206048</text:p>
          </table:table-cell>
          <table:table-cell/>
          <table:table-cell table:formula="of:=([.G1042]-25)*(0.01+0.00008*[.$D1042])+[.$I1042]" office:value-type="float" office:value="32.591931088">
            <text:p>32.591931088</text:p>
          </table:table-cell>
          <table:table-cell/>
          <table:table-cell table:formula="of:=([.$B1042]/4096)*1.5" office:value-type="float" office:value="0.02783203125">
            <text:p>0.027832</text:p>
          </table:table-cell>
          <table:table-cell table:formula="of:=[.M1042]/100000" office:value-type="float" office:value="0.0000002783203125">
            <text:p>0.0000002783</text:p>
          </table:table-cell>
          <table:table-cell table:formula="of:=0.625*1000000*[.$N1042]*1000" office:value-type="float" office:value="173.9501953125">
            <text:p>173.950195</text:p>
          </table:table-cell>
          <table:table-cell table:formula="of:=0.769*100000*[.$N1042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83">
            <text:p>6383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1043]" office:value-type="float" office:value="23.5534">
            <text:p>23.5534</text:p>
          </table:table-cell>
          <table:table-cell/>
          <table:table-cell table:formula="of:=-0.0000028*[.$D1043]*[.$D1043]+0.0405*[.$D1043]-4" office:value-type="float" office:value="32.7556588">
            <text:p>32.7556588</text:p>
          </table:table-cell>
          <table:table-cell/>
          <table:table-cell table:formula="of:=([.G1043]-25)*(0.01+0.00008*[.$D1043])+[.$I1043]" office:value-type="float" office:value="32.628589456">
            <text:p>32.628589456</text:p>
          </table:table-cell>
          <table:table-cell/>
          <table:table-cell table:formula="of:=([.$B1043]/4096)*1.5" office:value-type="float" office:value="0.03076171875">
            <text:p>0.030762</text:p>
          </table:table-cell>
          <table:table-cell table:formula="of:=[.M1043]/100000" office:value-type="float" office:value="0.0000003076171875">
            <text:p>0.0000003076</text:p>
          </table:table-cell>
          <table:table-cell table:formula="of:=0.625*1000000*[.$N1043]*1000" office:value-type="float" office:value="192.2607421875">
            <text:p>192.260742</text:p>
          </table:table-cell>
          <table:table-cell table:formula="of:=0.769*100000*[.$N1043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81">
            <text:p>6381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1044]" office:value-type="float" office:value="23.5338">
            <text:p>23.5338</text:p>
          </table:table-cell>
          <table:table-cell/>
          <table:table-cell table:formula="of:=-0.0000028*[.$D1044]*[.$D1044]+0.0405*[.$D1044]-4" office:value-type="float" office:value="32.7556588">
            <text:p>32.7556588</text:p>
          </table:table-cell>
          <table:table-cell/>
          <table:table-cell table:formula="of:=([.G1044]-25)*(0.01+0.00008*[.$D1044])+[.$I1044]" office:value-type="float" office:value="32.626867792">
            <text:p>32.626867792</text:p>
          </table:table-cell>
          <table:table-cell/>
          <table:table-cell table:formula="of:=([.$B1044]/4096)*1.5" office:value-type="float" office:value="0.02783203125">
            <text:p>0.027832</text:p>
          </table:table-cell>
          <table:table-cell table:formula="of:=[.M1044]/100000" office:value-type="float" office:value="0.0000002783203125">
            <text:p>0.0000002783</text:p>
          </table:table-cell>
          <table:table-cell table:formula="of:=0.625*1000000*[.$N1044]*1000" office:value-type="float" office:value="173.9501953125">
            <text:p>173.950195</text:p>
          </table:table-cell>
          <table:table-cell table:formula="of:=0.769*100000*[.$N1044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80">
            <text:p>6380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45]" office:value-type="float" office:value="23.524">
            <text:p>23.524</text:p>
          </table:table-cell>
          <table:table-cell/>
          <table:table-cell table:formula="of:=-0.0000028*[.$D1045]*[.$D1045]+0.0405*[.$D1045]-4" office:value-type="float" office:value="32.7907072">
            <text:p>32.7907072</text:p>
          </table:table-cell>
          <table:table-cell/>
          <table:table-cell table:formula="of:=([.G1045]-25)*(0.01+0.00008*[.$D1045])+[.$I1045]" office:value-type="float" office:value="32.66093728">
            <text:p>32.66093728</text:p>
          </table:table-cell>
          <table:table-cell/>
          <table:table-cell table:formula="of:=([.$B1045]/4096)*1.5" office:value-type="float" office:value="0.0289306640625">
            <text:p>0.028931</text:p>
          </table:table-cell>
          <table:table-cell table:formula="of:=[.M1045]/100000" office:value-type="float" office:value="0.000000289306640625">
            <text:p>0.0000002893</text:p>
          </table:table-cell>
          <table:table-cell table:formula="of:=0.625*1000000*[.$N1045]*1000" office:value-type="float" office:value="180.816650390625">
            <text:p>180.816650</text:p>
          </table:table-cell>
          <table:table-cell table:formula="of:=0.769*100000*[.$N1045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81">
            <text:p>6381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046]" office:value-type="float" office:value="23.5338">
            <text:p>23.5338</text:p>
          </table:table-cell>
          <table:table-cell/>
          <table:table-cell table:formula="of:=-0.0000028*[.$D1046]*[.$D1046]+0.0405*[.$D1046]-4" office:value-type="float" office:value="32.6855452">
            <text:p>32.6855452</text:p>
          </table:table-cell>
          <table:table-cell/>
          <table:table-cell table:formula="of:=([.G1046]-25)*(0.01+0.00008*[.$D1046])+[.$I1046]" office:value-type="float" office:value="32.556988784">
            <text:p>32.556988784</text:p>
          </table:table-cell>
          <table:table-cell/>
          <table:table-cell table:formula="of:=([.$B1046]/4096)*1.5" office:value-type="float" office:value="0.0267333984375">
            <text:p>0.026733</text:p>
          </table:table-cell>
          <table:table-cell table:formula="of:=[.M1046]/100000" office:value-type="float" office:value="0.000000267333984375">
            <text:p>0.0000002673</text:p>
          </table:table-cell>
          <table:table-cell table:formula="of:=0.625*1000000*[.$N1046]*1000" office:value-type="float" office:value="167.083740234375">
            <text:p>167.083740</text:p>
          </table:table-cell>
          <table:table-cell table:formula="of:=0.769*100000*[.$N1046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85">
            <text:p>6385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47]" office:value-type="float" office:value="23.573">
            <text:p>23.573</text:p>
          </table:table-cell>
          <table:table-cell/>
          <table:table-cell table:formula="of:=-0.0000028*[.$D1047]*[.$D1047]+0.0405*[.$D1047]-4" office:value-type="float" office:value="32.7206048">
            <text:p>32.7206048</text:p>
          </table:table-cell>
          <table:table-cell/>
          <table:table-cell table:formula="of:=([.G1047]-25)*(0.01+0.00008*[.$D1047])+[.$I1047]" office:value-type="float" office:value="32.59537128">
            <text:p>32.59537128</text:p>
          </table:table-cell>
          <table:table-cell/>
          <table:table-cell table:formula="of:=([.$B1047]/4096)*1.5" office:value-type="float" office:value="0.027099609375">
            <text:p>0.027100</text:p>
          </table:table-cell>
          <table:table-cell table:formula="of:=[.M1047]/100000" office:value-type="float" office:value="0.00000027099609375">
            <text:p>0.0000002710</text:p>
          </table:table-cell>
          <table:table-cell table:formula="of:=0.625*1000000*[.$N1047]*1000" office:value-type="float" office:value="169.37255859375">
            <text:p>169.372559</text:p>
          </table:table-cell>
          <table:table-cell table:formula="of:=0.769*100000*[.$N104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85">
            <text:p>6385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48]" office:value-type="float" office:value="23.573">
            <text:p>23.573</text:p>
          </table:table-cell>
          <table:table-cell/>
          <table:table-cell table:formula="of:=-0.0000028*[.$D1048]*[.$D1048]+0.0405*[.$D1048]-4" office:value-type="float" office:value="32.7206048">
            <text:p>32.7206048</text:p>
          </table:table-cell>
          <table:table-cell/>
          <table:table-cell table:formula="of:=([.G1048]-25)*(0.01+0.00008*[.$D1048])+[.$I1048]" office:value-type="float" office:value="32.59537128">
            <text:p>32.59537128</text:p>
          </table:table-cell>
          <table:table-cell/>
          <table:table-cell table:formula="of:=([.$B1048]/4096)*1.5" office:value-type="float" office:value="0.0274658203125">
            <text:p>0.027466</text:p>
          </table:table-cell>
          <table:table-cell table:formula="of:=[.M1048]/100000" office:value-type="float" office:value="0.000000274658203125">
            <text:p>0.0000002747</text:p>
          </table:table-cell>
          <table:table-cell table:formula="of:=0.625*1000000*[.$N1048]*1000" office:value-type="float" office:value="171.661376953125">
            <text:p>171.661377</text:p>
          </table:table-cell>
          <table:table-cell table:formula="of:=0.769*100000*[.$N104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82">
            <text:p>638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49]" office:value-type="float" office:value="23.5436">
            <text:p>23.5436</text:p>
          </table:table-cell>
          <table:table-cell/>
          <table:table-cell table:formula="of:=-0.0000028*[.$D1049]*[.$D1049]+0.0405*[.$D1049]-4" office:value-type="float" office:value="32.5803328">
            <text:p>32.5803328</text:p>
          </table:table-cell>
          <table:table-cell/>
          <table:table-cell table:formula="of:=([.G1049]-25)*(0.01+0.00008*[.$D1049])+[.$I1049]" office:value-type="float" office:value="32.452985184">
            <text:p>32.452985184</text:p>
          </table:table-cell>
          <table:table-cell/>
          <table:table-cell table:formula="of:=([.$B1049]/4096)*1.5" office:value-type="float" office:value="0.029296875">
            <text:p>0.029297</text:p>
          </table:table-cell>
          <table:table-cell table:formula="of:=[.M1049]/100000" office:value-type="float" office:value="0.00000029296875">
            <text:p>0.0000002930</text:p>
          </table:table-cell>
          <table:table-cell table:formula="of:=0.625*1000000*[.$N1049]*1000" office:value-type="float" office:value="183.10546875">
            <text:p>183.105469</text:p>
          </table:table-cell>
          <table:table-cell table:formula="of:=0.769*100000*[.$N1049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81">
            <text:p>6381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50]" office:value-type="float" office:value="23.5338">
            <text:p>23.5338</text:p>
          </table:table-cell>
          <table:table-cell/>
          <table:table-cell table:formula="of:=-0.0000028*[.$D1050]*[.$D1050]+0.0405*[.$D1050]-4" office:value-type="float" office:value="32.7206048">
            <text:p>32.7206048</text:p>
          </table:table-cell>
          <table:table-cell/>
          <table:table-cell table:formula="of:=([.G1050]-25)*(0.01+0.00008*[.$D1050])+[.$I1050]" office:value-type="float" office:value="32.591931088">
            <text:p>32.591931088</text:p>
          </table:table-cell>
          <table:table-cell/>
          <table:table-cell table:formula="of:=([.$B1050]/4096)*1.5" office:value-type="float" office:value="0.030029296875">
            <text:p>0.030029</text:p>
          </table:table-cell>
          <table:table-cell table:formula="of:=[.M1050]/100000" office:value-type="float" office:value="0.00000030029296875">
            <text:p>0.0000003003</text:p>
          </table:table-cell>
          <table:table-cell table:formula="of:=0.625*1000000*[.$N1050]*1000" office:value-type="float" office:value="187.68310546875">
            <text:p>187.683105</text:p>
          </table:table-cell>
          <table:table-cell table:formula="of:=0.769*100000*[.$N1050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80">
            <text:p>6380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51]" office:value-type="float" office:value="23.524">
            <text:p>23.524</text:p>
          </table:table-cell>
          <table:table-cell/>
          <table:table-cell table:formula="of:=-0.0000028*[.$D1051]*[.$D1051]+0.0405*[.$D1051]-4" office:value-type="float" office:value="32.7206048">
            <text:p>32.7206048</text:p>
          </table:table-cell>
          <table:table-cell/>
          <table:table-cell table:formula="of:=([.G1051]-25)*(0.01+0.00008*[.$D1051])+[.$I1051]" office:value-type="float" office:value="32.59107104">
            <text:p>32.59107104</text:p>
          </table:table-cell>
          <table:table-cell/>
          <table:table-cell table:formula="of:=([.$B1051]/4096)*1.5" office:value-type="float" office:value="0.027099609375">
            <text:p>0.027100</text:p>
          </table:table-cell>
          <table:table-cell table:formula="of:=[.M1051]/100000" office:value-type="float" office:value="0.00000027099609375">
            <text:p>0.0000002710</text:p>
          </table:table-cell>
          <table:table-cell table:formula="of:=0.625*1000000*[.$N1051]*1000" office:value-type="float" office:value="169.37255859375">
            <text:p>169.372559</text:p>
          </table:table-cell>
          <table:table-cell table:formula="of:=0.769*100000*[.$N1051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6380">
            <text:p>6380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52]" office:value-type="float" office:value="23.524">
            <text:p>23.524</text:p>
          </table:table-cell>
          <table:table-cell/>
          <table:table-cell table:formula="of:=-0.0000028*[.$D1052]*[.$D1052]+0.0405*[.$D1052]-4" office:value-type="float" office:value="32.7907072">
            <text:p>32.7907072</text:p>
          </table:table-cell>
          <table:table-cell/>
          <table:table-cell table:formula="of:=([.G1052]-25)*(0.01+0.00008*[.$D1052])+[.$I1052]" office:value-type="float" office:value="32.66093728">
            <text:p>32.66093728</text:p>
          </table:table-cell>
          <table:table-cell/>
          <table:table-cell table:formula="of:=([.$B1052]/4096)*1.5" office:value-type="float" office:value="0.0318603515625">
            <text:p>0.031860</text:p>
          </table:table-cell>
          <table:table-cell table:formula="of:=[.M1052]/100000" office:value-type="float" office:value="0.000000318603515625">
            <text:p>0.0000003186</text:p>
          </table:table-cell>
          <table:table-cell table:formula="of:=0.625*1000000*[.$N1052]*1000" office:value-type="float" office:value="199.127197265625">
            <text:p>199.127197</text:p>
          </table:table-cell>
          <table:table-cell table:formula="of:=0.769*100000*[.$N1052]*1000" office:value-type="float" office:value="24.5006103515625">
            <text:p>24.50061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80">
            <text:p>6380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53]" office:value-type="float" office:value="23.524">
            <text:p>23.524</text:p>
          </table:table-cell>
          <table:table-cell/>
          <table:table-cell table:formula="of:=-0.0000028*[.$D1053]*[.$D1053]+0.0405*[.$D1053]-4" office:value-type="float" office:value="32.65048">
            <text:p>32.65048</text:p>
          </table:table-cell>
          <table:table-cell/>
          <table:table-cell table:formula="of:=([.G1053]-25)*(0.01+0.00008*[.$D1053])+[.$I1053]" office:value-type="float" office:value="32.5211824">
            <text:p>32.5211824</text:p>
          </table:table-cell>
          <table:table-cell/>
          <table:table-cell table:formula="of:=([.$B1053]/4096)*1.5" office:value-type="float" office:value="0.027099609375">
            <text:p>0.027100</text:p>
          </table:table-cell>
          <table:table-cell table:formula="of:=[.M1053]/100000" office:value-type="float" office:value="0.00000027099609375">
            <text:p>0.0000002710</text:p>
          </table:table-cell>
          <table:table-cell table:formula="of:=0.625*1000000*[.$N1053]*1000" office:value-type="float" office:value="169.37255859375">
            <text:p>169.372559</text:p>
          </table:table-cell>
          <table:table-cell table:formula="of:=0.769*100000*[.$N105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380">
            <text:p>6380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54]" office:value-type="float" office:value="23.524">
            <text:p>23.524</text:p>
          </table:table-cell>
          <table:table-cell/>
          <table:table-cell table:formula="of:=-0.0000028*[.$D1054]*[.$D1054]+0.0405*[.$D1054]-4" office:value-type="float" office:value="32.7206048">
            <text:p>32.7206048</text:p>
          </table:table-cell>
          <table:table-cell/>
          <table:table-cell table:formula="of:=([.G1054]-25)*(0.01+0.00008*[.$D1054])+[.$I1054]" office:value-type="float" office:value="32.59107104">
            <text:p>32.59107104</text:p>
          </table:table-cell>
          <table:table-cell/>
          <table:table-cell table:formula="of:=([.$B1054]/4096)*1.5" office:value-type="float" office:value="0.0311279296875">
            <text:p>0.031128</text:p>
          </table:table-cell>
          <table:table-cell table:formula="of:=[.M1054]/100000" office:value-type="float" office:value="0.000000311279296875">
            <text:p>0.0000003113</text:p>
          </table:table-cell>
          <table:table-cell table:formula="of:=0.625*1000000*[.$N1054]*1000" office:value-type="float" office:value="194.549560546875">
            <text:p>194.549561</text:p>
          </table:table-cell>
          <table:table-cell table:formula="of:=0.769*100000*[.$N1054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6382">
            <text:p>6382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55]" office:value-type="float" office:value="23.5436">
            <text:p>23.5436</text:p>
          </table:table-cell>
          <table:table-cell/>
          <table:table-cell table:formula="of:=-0.0000028*[.$D1055]*[.$D1055]+0.0405*[.$D1055]-4" office:value-type="float" office:value="32.65048">
            <text:p>32.65048</text:p>
          </table:table-cell>
          <table:table-cell/>
          <table:table-cell table:formula="of:=([.G1055]-25)*(0.01+0.00008*[.$D1055])+[.$I1055]" office:value-type="float" office:value="32.52289936">
            <text:p>32.52289936</text:p>
          </table:table-cell>
          <table:table-cell/>
          <table:table-cell table:formula="of:=([.$B1055]/4096)*1.5" office:value-type="float" office:value="0.0303955078125">
            <text:p>0.030396</text:p>
          </table:table-cell>
          <table:table-cell table:formula="of:=[.M1055]/100000" office:value-type="float" office:value="0.000000303955078125">
            <text:p>0.0000003040</text:p>
          </table:table-cell>
          <table:table-cell table:formula="of:=0.625*1000000*[.$N1055]*1000" office:value-type="float" office:value="189.971923828125">
            <text:p>189.971924</text:p>
          </table:table-cell>
          <table:table-cell table:formula="of:=0.769*100000*[.$N1055]*1000" office:value-type="float" office:value="23.3741455078125">
            <text:p>23.37414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84">
            <text:p>6384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056]" office:value-type="float" office:value="23.5632">
            <text:p>23.5632</text:p>
          </table:table-cell>
          <table:table-cell/>
          <table:table-cell table:formula="of:=-0.0000028*[.$D1056]*[.$D1056]+0.0405*[.$D1056]-4" office:value-type="float" office:value="32.7907072">
            <text:p>32.7907072</text:p>
          </table:table-cell>
          <table:table-cell/>
          <table:table-cell table:formula="of:=([.G1056]-25)*(0.01+0.00008*[.$D1056])+[.$I1056]" office:value-type="float" office:value="32.664383744">
            <text:p>32.664383744</text:p>
          </table:table-cell>
          <table:table-cell/>
          <table:table-cell table:formula="of:=([.$B1056]/4096)*1.5" office:value-type="float" office:value="0.0281982421875">
            <text:p>0.028198</text:p>
          </table:table-cell>
          <table:table-cell table:formula="of:=[.M1056]/100000" office:value-type="float" office:value="0.000000281982421875">
            <text:p>0.0000002820</text:p>
          </table:table-cell>
          <table:table-cell table:formula="of:=0.625*1000000*[.$N1056]*1000" office:value-type="float" office:value="176.239013671875">
            <text:p>176.239014</text:p>
          </table:table-cell>
          <table:table-cell table:formula="of:=0.769*100000*[.$N105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84">
            <text:p>6384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57]" office:value-type="float" office:value="23.5632">
            <text:p>23.5632</text:p>
          </table:table-cell>
          <table:table-cell/>
          <table:table-cell table:formula="of:=-0.0000028*[.$D1057]*[.$D1057]+0.0405*[.$D1057]-4" office:value-type="float" office:value="32.7206048">
            <text:p>32.7206048</text:p>
          </table:table-cell>
          <table:table-cell/>
          <table:table-cell table:formula="of:=([.G1057]-25)*(0.01+0.00008*[.$D1057])+[.$I1057]" office:value-type="float" office:value="32.594511232">
            <text:p>32.594511232</text:p>
          </table:table-cell>
          <table:table-cell/>
          <table:table-cell table:formula="of:=([.$B1057]/4096)*1.5" office:value-type="float" office:value="0.030029296875">
            <text:p>0.030029</text:p>
          </table:table-cell>
          <table:table-cell table:formula="of:=[.M1057]/100000" office:value-type="float" office:value="0.00000030029296875">
            <text:p>0.0000003003</text:p>
          </table:table-cell>
          <table:table-cell table:formula="of:=0.625*1000000*[.$N1057]*1000" office:value-type="float" office:value="187.68310546875">
            <text:p>187.683105</text:p>
          </table:table-cell>
          <table:table-cell table:formula="of:=0.769*100000*[.$N1057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6384">
            <text:p>638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58]" office:value-type="float" office:value="23.5632">
            <text:p>23.5632</text:p>
          </table:table-cell>
          <table:table-cell/>
          <table:table-cell table:formula="of:=-0.0000028*[.$D1058]*[.$D1058]+0.0405*[.$D1058]-4" office:value-type="float" office:value="32.65048">
            <text:p>32.65048</text:p>
          </table:table-cell>
          <table:table-cell/>
          <table:table-cell table:formula="of:=([.G1058]-25)*(0.01+0.00008*[.$D1058])+[.$I1058]" office:value-type="float" office:value="32.52461632">
            <text:p>32.52461632</text:p>
          </table:table-cell>
          <table:table-cell/>
          <table:table-cell table:formula="of:=([.$B1058]/4096)*1.5" office:value-type="float" office:value="0.0303955078125">
            <text:p>0.030396</text:p>
          </table:table-cell>
          <table:table-cell table:formula="of:=[.M1058]/100000" office:value-type="float" office:value="0.000000303955078125">
            <text:p>0.0000003040</text:p>
          </table:table-cell>
          <table:table-cell table:formula="of:=0.625*1000000*[.$N1058]*1000" office:value-type="float" office:value="189.971923828125">
            <text:p>189.971924</text:p>
          </table:table-cell>
          <table:table-cell table:formula="of:=0.769*100000*[.$N1058]*1000" office:value-type="float" office:value="23.3741455078125">
            <text:p>23.374146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84">
            <text:p>638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59]" office:value-type="float" office:value="23.5632">
            <text:p>23.5632</text:p>
          </table:table-cell>
          <table:table-cell/>
          <table:table-cell table:formula="of:=-0.0000028*[.$D1059]*[.$D1059]+0.0405*[.$D1059]-4" office:value-type="float" office:value="32.65048">
            <text:p>32.65048</text:p>
          </table:table-cell>
          <table:table-cell/>
          <table:table-cell table:formula="of:=([.G1059]-25)*(0.01+0.00008*[.$D1059])+[.$I1059]" office:value-type="float" office:value="32.52461632">
            <text:p>32.52461632</text:p>
          </table:table-cell>
          <table:table-cell/>
          <table:table-cell table:formula="of:=([.$B1059]/4096)*1.5" office:value-type="float" office:value="0.029296875">
            <text:p>0.029297</text:p>
          </table:table-cell>
          <table:table-cell table:formula="of:=[.M1059]/100000" office:value-type="float" office:value="0.00000029296875">
            <text:p>0.0000002930</text:p>
          </table:table-cell>
          <table:table-cell table:formula="of:=0.625*1000000*[.$N1059]*1000" office:value-type="float" office:value="183.10546875">
            <text:p>183.105469</text:p>
          </table:table-cell>
          <table:table-cell table:formula="of:=0.769*100000*[.$N1059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83">
            <text:p>6383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60]" office:value-type="float" office:value="23.5534">
            <text:p>23.5534</text:p>
          </table:table-cell>
          <table:table-cell/>
          <table:table-cell table:formula="of:=-0.0000028*[.$D1060]*[.$D1060]+0.0405*[.$D1060]-4" office:value-type="float" office:value="32.65048">
            <text:p>32.65048</text:p>
          </table:table-cell>
          <table:table-cell/>
          <table:table-cell table:formula="of:=([.G1060]-25)*(0.01+0.00008*[.$D1060])+[.$I1060]" office:value-type="float" office:value="32.52375784">
            <text:p>32.52375784</text:p>
          </table:table-cell>
          <table:table-cell/>
          <table:table-cell table:formula="of:=([.$B1060]/4096)*1.5" office:value-type="float" office:value="0.027099609375">
            <text:p>0.027100</text:p>
          </table:table-cell>
          <table:table-cell table:formula="of:=[.M1060]/100000" office:value-type="float" office:value="0.00000027099609375">
            <text:p>0.0000002710</text:p>
          </table:table-cell>
          <table:table-cell table:formula="of:=0.625*1000000*[.$N1060]*1000" office:value-type="float" office:value="169.37255859375">
            <text:p>169.372559</text:p>
          </table:table-cell>
          <table:table-cell table:formula="of:=0.769*100000*[.$N106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83">
            <text:p>6383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61]" office:value-type="float" office:value="23.5534">
            <text:p>23.5534</text:p>
          </table:table-cell>
          <table:table-cell/>
          <table:table-cell table:formula="of:=-0.0000028*[.$D1061]*[.$D1061]+0.0405*[.$D1061]-4" office:value-type="float" office:value="32.65048">
            <text:p>32.65048</text:p>
          </table:table-cell>
          <table:table-cell/>
          <table:table-cell table:formula="of:=([.G1061]-25)*(0.01+0.00008*[.$D1061])+[.$I1061]" office:value-type="float" office:value="32.52375784">
            <text:p>32.52375784</text:p>
          </table:table-cell>
          <table:table-cell/>
          <table:table-cell table:formula="of:=([.$B1061]/4096)*1.5" office:value-type="float" office:value="0.0267333984375">
            <text:p>0.026733</text:p>
          </table:table-cell>
          <table:table-cell table:formula="of:=[.M1061]/100000" office:value-type="float" office:value="0.000000267333984375">
            <text:p>0.0000002673</text:p>
          </table:table-cell>
          <table:table-cell table:formula="of:=0.625*1000000*[.$N1061]*1000" office:value-type="float" office:value="167.083740234375">
            <text:p>167.083740</text:p>
          </table:table-cell>
          <table:table-cell table:formula="of:=0.769*100000*[.$N106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84">
            <text:p>638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62]" office:value-type="float" office:value="23.5632">
            <text:p>23.5632</text:p>
          </table:table-cell>
          <table:table-cell/>
          <table:table-cell table:formula="of:=-0.0000028*[.$D1062]*[.$D1062]+0.0405*[.$D1062]-4" office:value-type="float" office:value="32.65048">
            <text:p>32.65048</text:p>
          </table:table-cell>
          <table:table-cell/>
          <table:table-cell table:formula="of:=([.G1062]-25)*(0.01+0.00008*[.$D1062])+[.$I1062]" office:value-type="float" office:value="32.52461632">
            <text:p>32.52461632</text:p>
          </table:table-cell>
          <table:table-cell/>
          <table:table-cell table:formula="of:=([.$B1062]/4096)*1.5" office:value-type="float" office:value="0.0267333984375">
            <text:p>0.026733</text:p>
          </table:table-cell>
          <table:table-cell table:formula="of:=[.M1062]/100000" office:value-type="float" office:value="0.000000267333984375">
            <text:p>0.0000002673</text:p>
          </table:table-cell>
          <table:table-cell table:formula="of:=0.625*1000000*[.$N1062]*1000" office:value-type="float" office:value="167.083740234375">
            <text:p>167.083740</text:p>
          </table:table-cell>
          <table:table-cell table:formula="of:=0.769*100000*[.$N1062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84">
            <text:p>638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63]" office:value-type="float" office:value="23.5632">
            <text:p>23.5632</text:p>
          </table:table-cell>
          <table:table-cell/>
          <table:table-cell table:formula="of:=-0.0000028*[.$D1063]*[.$D1063]+0.0405*[.$D1063]-4" office:value-type="float" office:value="32.65048">
            <text:p>32.65048</text:p>
          </table:table-cell>
          <table:table-cell/>
          <table:table-cell table:formula="of:=([.G1063]-25)*(0.01+0.00008*[.$D1063])+[.$I1063]" office:value-type="float" office:value="32.52461632">
            <text:p>32.52461632</text:p>
          </table:table-cell>
          <table:table-cell/>
          <table:table-cell table:formula="of:=([.$B1063]/4096)*1.5" office:value-type="float" office:value="0.027099609375">
            <text:p>0.027100</text:p>
          </table:table-cell>
          <table:table-cell table:formula="of:=[.M1063]/100000" office:value-type="float" office:value="0.00000027099609375">
            <text:p>0.0000002710</text:p>
          </table:table-cell>
          <table:table-cell table:formula="of:=0.625*1000000*[.$N1063]*1000" office:value-type="float" office:value="169.37255859375">
            <text:p>169.372559</text:p>
          </table:table-cell>
          <table:table-cell table:formula="of:=0.769*100000*[.$N106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86">
            <text:p>638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64]" office:value-type="float" office:value="23.5828">
            <text:p>23.5828</text:p>
          </table:table-cell>
          <table:table-cell/>
          <table:table-cell table:formula="of:=-0.0000028*[.$D1064]*[.$D1064]+0.0405*[.$D1064]-4" office:value-type="float" office:value="32.65048">
            <text:p>32.65048</text:p>
          </table:table-cell>
          <table:table-cell/>
          <table:table-cell table:formula="of:=([.G1064]-25)*(0.01+0.00008*[.$D1064])+[.$I1064]" office:value-type="float" office:value="32.52633328">
            <text:p>32.52633328</text:p>
          </table:table-cell>
          <table:table-cell/>
          <table:table-cell table:formula="of:=([.$B1064]/4096)*1.5" office:value-type="float" office:value="0.03076171875">
            <text:p>0.030762</text:p>
          </table:table-cell>
          <table:table-cell table:formula="of:=[.M1064]/100000" office:value-type="float" office:value="0.0000003076171875">
            <text:p>0.0000003076</text:p>
          </table:table-cell>
          <table:table-cell table:formula="of:=0.625*1000000*[.$N1064]*1000" office:value-type="float" office:value="192.2607421875">
            <text:p>192.260742</text:p>
          </table:table-cell>
          <table:table-cell table:formula="of:=0.769*100000*[.$N1064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86">
            <text:p>638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065]" office:value-type="float" office:value="23.5828">
            <text:p>23.5828</text:p>
          </table:table-cell>
          <table:table-cell/>
          <table:table-cell table:formula="of:=-0.0000028*[.$D1065]*[.$D1065]+0.0405*[.$D1065]-4" office:value-type="float" office:value="32.7206048">
            <text:p>32.7206048</text:p>
          </table:table-cell>
          <table:table-cell/>
          <table:table-cell table:formula="of:=([.G1065]-25)*(0.01+0.00008*[.$D1065])+[.$I1065]" office:value-type="float" office:value="32.596231328">
            <text:p>32.596231328</text:p>
          </table:table-cell>
          <table:table-cell/>
          <table:table-cell table:formula="of:=([.$B1065]/4096)*1.5" office:value-type="float" office:value="0.0281982421875">
            <text:p>0.028198</text:p>
          </table:table-cell>
          <table:table-cell table:formula="of:=[.M1065]/100000" office:value-type="float" office:value="0.000000281982421875">
            <text:p>0.0000002820</text:p>
          </table:table-cell>
          <table:table-cell table:formula="of:=0.625*1000000*[.$N1065]*1000" office:value-type="float" office:value="176.239013671875">
            <text:p>176.239014</text:p>
          </table:table-cell>
          <table:table-cell table:formula="of:=0.769*100000*[.$N106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88">
            <text:p>6388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066]" office:value-type="float" office:value="23.6024">
            <text:p>23.6024</text:p>
          </table:table-cell>
          <table:table-cell/>
          <table:table-cell table:formula="of:=-0.0000028*[.$D1066]*[.$D1066]+0.0405*[.$D1066]-4" office:value-type="float" office:value="32.6855452">
            <text:p>32.6855452</text:p>
          </table:table-cell>
          <table:table-cell/>
          <table:table-cell table:formula="of:=([.G1066]-25)*(0.01+0.00008*[.$D1066])+[.$I1066]" office:value-type="float" office:value="32.563003632">
            <text:p>32.563003632</text:p>
          </table:table-cell>
          <table:table-cell/>
          <table:table-cell table:formula="of:=([.$B1066]/4096)*1.5" office:value-type="float" office:value="0.030029296875">
            <text:p>0.030029</text:p>
          </table:table-cell>
          <table:table-cell table:formula="of:=[.M1066]/100000" office:value-type="float" office:value="0.00000030029296875">
            <text:p>0.0000003003</text:p>
          </table:table-cell>
          <table:table-cell table:formula="of:=0.625*1000000*[.$N1066]*1000" office:value-type="float" office:value="187.68310546875">
            <text:p>187.683105</text:p>
          </table:table-cell>
          <table:table-cell table:formula="of:=0.769*100000*[.$N1066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86">
            <text:p>638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67]" office:value-type="float" office:value="23.5828">
            <text:p>23.5828</text:p>
          </table:table-cell>
          <table:table-cell/>
          <table:table-cell table:formula="of:=-0.0000028*[.$D1067]*[.$D1067]+0.0405*[.$D1067]-4" office:value-type="float" office:value="32.65048">
            <text:p>32.65048</text:p>
          </table:table-cell>
          <table:table-cell/>
          <table:table-cell table:formula="of:=([.G1067]-25)*(0.01+0.00008*[.$D1067])+[.$I1067]" office:value-type="float" office:value="32.52633328">
            <text:p>32.52633328</text:p>
          </table:table-cell>
          <table:table-cell/>
          <table:table-cell table:formula="of:=([.$B1067]/4096)*1.5" office:value-type="float" office:value="0.0263671875">
            <text:p>0.026367</text:p>
          </table:table-cell>
          <table:table-cell table:formula="of:=[.M1067]/100000" office:value-type="float" office:value="0.000000263671875">
            <text:p>0.0000002637</text:p>
          </table:table-cell>
          <table:table-cell table:formula="of:=0.625*1000000*[.$N1067]*1000" office:value-type="float" office:value="164.794921875">
            <text:p>164.794922</text:p>
          </table:table-cell>
          <table:table-cell table:formula="of:=0.769*100000*[.$N1067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85">
            <text:p>638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68]" office:value-type="float" office:value="23.573">
            <text:p>23.573</text:p>
          </table:table-cell>
          <table:table-cell/>
          <table:table-cell table:formula="of:=-0.0000028*[.$D1068]*[.$D1068]+0.0405*[.$D1068]-4" office:value-type="float" office:value="32.5803328">
            <text:p>32.5803328</text:p>
          </table:table-cell>
          <table:table-cell/>
          <table:table-cell table:formula="of:=([.G1068]-25)*(0.01+0.00008*[.$D1068])+[.$I1068]" office:value-type="float" office:value="32.45555592">
            <text:p>32.45555592</text:p>
          </table:table-cell>
          <table:table-cell/>
          <table:table-cell table:formula="of:=([.$B1068]/4096)*1.5" office:value-type="float" office:value="0.025634765625">
            <text:p>0.025635</text:p>
          </table:table-cell>
          <table:table-cell table:formula="of:=[.M1068]/100000" office:value-type="float" office:value="0.00000025634765625">
            <text:p>0.0000002563</text:p>
          </table:table-cell>
          <table:table-cell table:formula="of:=0.625*1000000*[.$N1068]*1000" office:value-type="float" office:value="160.21728515625">
            <text:p>160.217285</text:p>
          </table:table-cell>
          <table:table-cell table:formula="of:=0.769*100000*[.$N1068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86">
            <text:p>638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69]" office:value-type="float" office:value="23.5828">
            <text:p>23.5828</text:p>
          </table:table-cell>
          <table:table-cell/>
          <table:table-cell table:formula="of:=-0.0000028*[.$D1069]*[.$D1069]+0.0405*[.$D1069]-4" office:value-type="float" office:value="32.65048">
            <text:p>32.65048</text:p>
          </table:table-cell>
          <table:table-cell/>
          <table:table-cell table:formula="of:=([.G1069]-25)*(0.01+0.00008*[.$D1069])+[.$I1069]" office:value-type="float" office:value="32.52633328">
            <text:p>32.52633328</text:p>
          </table:table-cell>
          <table:table-cell/>
          <table:table-cell table:formula="of:=([.$B1069]/4096)*1.5" office:value-type="float" office:value="0.0263671875">
            <text:p>0.026367</text:p>
          </table:table-cell>
          <table:table-cell table:formula="of:=[.M1069]/100000" office:value-type="float" office:value="0.000000263671875">
            <text:p>0.0000002637</text:p>
          </table:table-cell>
          <table:table-cell table:formula="of:=0.625*1000000*[.$N1069]*1000" office:value-type="float" office:value="164.794921875">
            <text:p>164.794922</text:p>
          </table:table-cell>
          <table:table-cell table:formula="of:=0.769*100000*[.$N1069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6386">
            <text:p>638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70]" office:value-type="float" office:value="23.5828">
            <text:p>23.5828</text:p>
          </table:table-cell>
          <table:table-cell/>
          <table:table-cell table:formula="of:=-0.0000028*[.$D1070]*[.$D1070]+0.0405*[.$D1070]-4" office:value-type="float" office:value="32.65048">
            <text:p>32.65048</text:p>
          </table:table-cell>
          <table:table-cell/>
          <table:table-cell table:formula="of:=([.G1070]-25)*(0.01+0.00008*[.$D1070])+[.$I1070]" office:value-type="float" office:value="32.52633328">
            <text:p>32.52633328</text:p>
          </table:table-cell>
          <table:table-cell/>
          <table:table-cell table:formula="of:=([.$B1070]/4096)*1.5" office:value-type="float" office:value="0.0303955078125">
            <text:p>0.030396</text:p>
          </table:table-cell>
          <table:table-cell table:formula="of:=[.M1070]/100000" office:value-type="float" office:value="0.000000303955078125">
            <text:p>0.0000003040</text:p>
          </table:table-cell>
          <table:table-cell table:formula="of:=0.625*1000000*[.$N1070]*1000" office:value-type="float" office:value="189.971923828125">
            <text:p>189.971924</text:p>
          </table:table-cell>
          <table:table-cell table:formula="of:=0.769*100000*[.$N1070]*1000" office:value-type="float" office:value="23.3741455078125">
            <text:p>23.37414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389">
            <text:p>6389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71]" office:value-type="float" office:value="23.6122">
            <text:p>23.6122</text:p>
          </table:table-cell>
          <table:table-cell/>
          <table:table-cell table:formula="of:=-0.0000028*[.$D1071]*[.$D1071]+0.0405*[.$D1071]-4" office:value-type="float" office:value="32.65048">
            <text:p>32.65048</text:p>
          </table:table-cell>
          <table:table-cell/>
          <table:table-cell table:formula="of:=([.G1071]-25)*(0.01+0.00008*[.$D1071])+[.$I1071]" office:value-type="float" office:value="32.52890872">
            <text:p>32.52890872</text:p>
          </table:table-cell>
          <table:table-cell/>
          <table:table-cell table:formula="of:=([.$B1071]/4096)*1.5" office:value-type="float" office:value="0.028564453125">
            <text:p>0.028564</text:p>
          </table:table-cell>
          <table:table-cell table:formula="of:=[.M1071]/100000" office:value-type="float" office:value="0.00000028564453125">
            <text:p>0.0000002856</text:p>
          </table:table-cell>
          <table:table-cell table:formula="of:=0.625*1000000*[.$N1071]*1000" office:value-type="float" office:value="178.52783203125">
            <text:p>178.527832</text:p>
          </table:table-cell>
          <table:table-cell table:formula="of:=0.769*100000*[.$N1071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88">
            <text:p>638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72]" office:value-type="float" office:value="23.6024">
            <text:p>23.6024</text:p>
          </table:table-cell>
          <table:table-cell/>
          <table:table-cell table:formula="of:=-0.0000028*[.$D1072]*[.$D1072]+0.0405*[.$D1072]-4" office:value-type="float" office:value="32.5803328">
            <text:p>32.5803328</text:p>
          </table:table-cell>
          <table:table-cell/>
          <table:table-cell table:formula="of:=([.G1072]-25)*(0.01+0.00008*[.$D1072])+[.$I1072]" office:value-type="float" office:value="32.458126656">
            <text:p>32.458126656</text:p>
          </table:table-cell>
          <table:table-cell/>
          <table:table-cell table:formula="of:=([.$B1072]/4096)*1.5" office:value-type="float" office:value="0.0267333984375">
            <text:p>0.026733</text:p>
          </table:table-cell>
          <table:table-cell table:formula="of:=[.M1072]/100000" office:value-type="float" office:value="0.000000267333984375">
            <text:p>0.0000002673</text:p>
          </table:table-cell>
          <table:table-cell table:formula="of:=0.625*1000000*[.$N1072]*1000" office:value-type="float" office:value="167.083740234375">
            <text:p>167.083740</text:p>
          </table:table-cell>
          <table:table-cell table:formula="of:=0.769*100000*[.$N1072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6389">
            <text:p>6389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73]" office:value-type="float" office:value="23.6122">
            <text:p>23.6122</text:p>
          </table:table-cell>
          <table:table-cell/>
          <table:table-cell table:formula="of:=-0.0000028*[.$D1073]*[.$D1073]+0.0405*[.$D1073]-4" office:value-type="float" office:value="32.5803328">
            <text:p>32.5803328</text:p>
          </table:table-cell>
          <table:table-cell/>
          <table:table-cell table:formula="of:=([.G1073]-25)*(0.01+0.00008*[.$D1073])+[.$I1073]" office:value-type="float" office:value="32.458983568">
            <text:p>32.458983568</text:p>
          </table:table-cell>
          <table:table-cell/>
          <table:table-cell table:formula="of:=([.$B1073]/4096)*1.5" office:value-type="float" office:value="0.0311279296875">
            <text:p>0.031128</text:p>
          </table:table-cell>
          <table:table-cell table:formula="of:=[.M1073]/100000" office:value-type="float" office:value="0.000000311279296875">
            <text:p>0.0000003113</text:p>
          </table:table-cell>
          <table:table-cell table:formula="of:=0.625*1000000*[.$N1073]*1000" office:value-type="float" office:value="194.549560546875">
            <text:p>194.549561</text:p>
          </table:table-cell>
          <table:table-cell table:formula="of:=0.769*100000*[.$N1073]*1000" office:value-type="float" office:value="23.9373779296875">
            <text:p>23.937378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86">
            <text:p>638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074]" office:value-type="float" office:value="23.5828">
            <text:p>23.5828</text:p>
          </table:table-cell>
          <table:table-cell/>
          <table:table-cell table:formula="of:=-0.0000028*[.$D1074]*[.$D1074]+0.0405*[.$D1074]-4" office:value-type="float" office:value="32.5101632">
            <text:p>32.5101632</text:p>
          </table:table-cell>
          <table:table-cell/>
          <table:table-cell table:formula="of:=([.G1074]-25)*(0.01+0.00008*[.$D1074])+[.$I1074]" office:value-type="float" office:value="32.386469984">
            <text:p>32.386469984</text:p>
          </table:table-cell>
          <table:table-cell/>
          <table:table-cell table:formula="of:=([.$B1074]/4096)*1.5" office:value-type="float" office:value="0.0281982421875">
            <text:p>0.028198</text:p>
          </table:table-cell>
          <table:table-cell table:formula="of:=[.M1074]/100000" office:value-type="float" office:value="0.000000281982421875">
            <text:p>0.0000002820</text:p>
          </table:table-cell>
          <table:table-cell table:formula="of:=0.625*1000000*[.$N1074]*1000" office:value-type="float" office:value="176.239013671875">
            <text:p>176.239014</text:p>
          </table:table-cell>
          <table:table-cell table:formula="of:=0.769*100000*[.$N1074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6390">
            <text:p>6390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75]" office:value-type="float" office:value="23.622">
            <text:p>23.622</text:p>
          </table:table-cell>
          <table:table-cell/>
          <table:table-cell table:formula="of:=-0.0000028*[.$D1075]*[.$D1075]+0.0405*[.$D1075]-4" office:value-type="float" office:value="32.65048">
            <text:p>32.65048</text:p>
          </table:table-cell>
          <table:table-cell/>
          <table:table-cell table:formula="of:=([.G1075]-25)*(0.01+0.00008*[.$D1075])+[.$I1075]" office:value-type="float" office:value="32.5297672">
            <text:p>32.5297672</text:p>
          </table:table-cell>
          <table:table-cell/>
          <table:table-cell table:formula="of:=([.$B1075]/4096)*1.5" office:value-type="float" office:value="0.03076171875">
            <text:p>0.030762</text:p>
          </table:table-cell>
          <table:table-cell table:formula="of:=[.M1075]/100000" office:value-type="float" office:value="0.0000003076171875">
            <text:p>0.0000003076</text:p>
          </table:table-cell>
          <table:table-cell table:formula="of:=0.625*1000000*[.$N1075]*1000" office:value-type="float" office:value="192.2607421875">
            <text:p>192.260742</text:p>
          </table:table-cell>
          <table:table-cell table:formula="of:=0.769*100000*[.$N1075]*1000" office:value-type="float" office:value="23.65576171875">
            <text:p>23.65576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89">
            <text:p>6389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076]" office:value-type="float" office:value="23.6122">
            <text:p>23.6122</text:p>
          </table:table-cell>
          <table:table-cell/>
          <table:table-cell table:formula="of:=-0.0000028*[.$D1076]*[.$D1076]+0.0405*[.$D1076]-4" office:value-type="float" office:value="32.5452508">
            <text:p>32.5452508</text:p>
          </table:table-cell>
          <table:table-cell/>
          <table:table-cell table:formula="of:=([.G1076]-25)*(0.01+0.00008*[.$D1076])+[.$I1076]" office:value-type="float" office:value="32.424012592">
            <text:p>32.424012592</text:p>
          </table:table-cell>
          <table:table-cell/>
          <table:table-cell table:formula="of:=([.$B1076]/4096)*1.5" office:value-type="float" office:value="0.0289306640625">
            <text:p>0.028931</text:p>
          </table:table-cell>
          <table:table-cell table:formula="of:=[.M1076]/100000" office:value-type="float" office:value="0.000000289306640625">
            <text:p>0.0000002893</text:p>
          </table:table-cell>
          <table:table-cell table:formula="of:=0.625*1000000*[.$N1076]*1000" office:value-type="float" office:value="180.816650390625">
            <text:p>180.816650</text:p>
          </table:table-cell>
          <table:table-cell table:formula="of:=0.769*100000*[.$N1076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87">
            <text:p>6387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077]" office:value-type="float" office:value="23.5926">
            <text:p>23.5926</text:p>
          </table:table-cell>
          <table:table-cell/>
          <table:table-cell table:formula="of:=-0.0000028*[.$D1077]*[.$D1077]+0.0405*[.$D1077]-4" office:value-type="float" office:value="32.5452508">
            <text:p>32.5452508</text:p>
          </table:table-cell>
          <table:table-cell/>
          <table:table-cell table:formula="of:=([.G1077]-25)*(0.01+0.00008*[.$D1077])+[.$I1077]" office:value-type="float" office:value="32.422300336">
            <text:p>32.422300336</text:p>
          </table:table-cell>
          <table:table-cell/>
          <table:table-cell table:formula="of:=([.$B1077]/4096)*1.5" office:value-type="float" office:value="0.0267333984375">
            <text:p>0.026733</text:p>
          </table:table-cell>
          <table:table-cell table:formula="of:=[.M1077]/100000" office:value-type="float" office:value="0.000000267333984375">
            <text:p>0.0000002673</text:p>
          </table:table-cell>
          <table:table-cell table:formula="of:=0.625*1000000*[.$N1077]*1000" office:value-type="float" office:value="167.083740234375">
            <text:p>167.083740</text:p>
          </table:table-cell>
          <table:table-cell table:formula="of:=0.769*100000*[.$N1077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88">
            <text:p>638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78]" office:value-type="float" office:value="23.6024">
            <text:p>23.6024</text:p>
          </table:table-cell>
          <table:table-cell/>
          <table:table-cell table:formula="of:=-0.0000028*[.$D1078]*[.$D1078]+0.0405*[.$D1078]-4" office:value-type="float" office:value="32.5803328">
            <text:p>32.5803328</text:p>
          </table:table-cell>
          <table:table-cell/>
          <table:table-cell table:formula="of:=([.G1078]-25)*(0.01+0.00008*[.$D1078])+[.$I1078]" office:value-type="float" office:value="32.458126656">
            <text:p>32.458126656</text:p>
          </table:table-cell>
          <table:table-cell/>
          <table:table-cell table:formula="of:=([.$B1078]/4096)*1.5" office:value-type="float" office:value="0.0274658203125">
            <text:p>0.027466</text:p>
          </table:table-cell>
          <table:table-cell table:formula="of:=[.M1078]/100000" office:value-type="float" office:value="0.000000274658203125">
            <text:p>0.0000002747</text:p>
          </table:table-cell>
          <table:table-cell table:formula="of:=0.625*1000000*[.$N1078]*1000" office:value-type="float" office:value="171.661376953125">
            <text:p>171.661377</text:p>
          </table:table-cell>
          <table:table-cell table:formula="of:=0.769*100000*[.$N107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87">
            <text:p>6387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79]" office:value-type="float" office:value="23.5926">
            <text:p>23.5926</text:p>
          </table:table-cell>
          <table:table-cell/>
          <table:table-cell table:formula="of:=-0.0000028*[.$D1079]*[.$D1079]+0.0405*[.$D1079]-4" office:value-type="float" office:value="32.5803328">
            <text:p>32.5803328</text:p>
          </table:table-cell>
          <table:table-cell/>
          <table:table-cell table:formula="of:=([.G1079]-25)*(0.01+0.00008*[.$D1079])+[.$I1079]" office:value-type="float" office:value="32.457269744">
            <text:p>32.457269744</text:p>
          </table:table-cell>
          <table:table-cell/>
          <table:table-cell table:formula="of:=([.$B1079]/4096)*1.5" office:value-type="float" office:value="0.0267333984375">
            <text:p>0.026733</text:p>
          </table:table-cell>
          <table:table-cell table:formula="of:=[.M1079]/100000" office:value-type="float" office:value="0.000000267333984375">
            <text:p>0.0000002673</text:p>
          </table:table-cell>
          <table:table-cell table:formula="of:=0.625*1000000*[.$N1079]*1000" office:value-type="float" office:value="167.083740234375">
            <text:p>167.083740</text:p>
          </table:table-cell>
          <table:table-cell table:formula="of:=0.769*100000*[.$N1079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88">
            <text:p>638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80]" office:value-type="float" office:value="23.6024">
            <text:p>23.6024</text:p>
          </table:table-cell>
          <table:table-cell/>
          <table:table-cell table:formula="of:=-0.0000028*[.$D1080]*[.$D1080]+0.0405*[.$D1080]-4" office:value-type="float" office:value="32.65048">
            <text:p>32.65048</text:p>
          </table:table-cell>
          <table:table-cell/>
          <table:table-cell table:formula="of:=([.G1080]-25)*(0.01+0.00008*[.$D1080])+[.$I1080]" office:value-type="float" office:value="32.52805024">
            <text:p>32.52805024</text:p>
          </table:table-cell>
          <table:table-cell/>
          <table:table-cell table:formula="of:=([.$B1080]/4096)*1.5" office:value-type="float" office:value="0.0260009765625">
            <text:p>0.026001</text:p>
          </table:table-cell>
          <table:table-cell table:formula="of:=[.M1080]/100000" office:value-type="float" office:value="0.000000260009765625">
            <text:p>0.0000002600</text:p>
          </table:table-cell>
          <table:table-cell table:formula="of:=0.625*1000000*[.$N1080]*1000" office:value-type="float" office:value="162.506103515625">
            <text:p>162.506104</text:p>
          </table:table-cell>
          <table:table-cell table:formula="of:=0.769*100000*[.$N1080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88">
            <text:p>638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81]" office:value-type="float" office:value="23.6024">
            <text:p>23.6024</text:p>
          </table:table-cell>
          <table:table-cell/>
          <table:table-cell table:formula="of:=-0.0000028*[.$D1081]*[.$D1081]+0.0405*[.$D1081]-4" office:value-type="float" office:value="32.65048">
            <text:p>32.65048</text:p>
          </table:table-cell>
          <table:table-cell/>
          <table:table-cell table:formula="of:=([.G1081]-25)*(0.01+0.00008*[.$D1081])+[.$I1081]" office:value-type="float" office:value="32.52805024">
            <text:p>32.52805024</text:p>
          </table:table-cell>
          <table:table-cell/>
          <table:table-cell table:formula="of:=([.$B1081]/4096)*1.5" office:value-type="float" office:value="0.029296875">
            <text:p>0.029297</text:p>
          </table:table-cell>
          <table:table-cell table:formula="of:=[.M1081]/100000" office:value-type="float" office:value="0.00000029296875">
            <text:p>0.0000002930</text:p>
          </table:table-cell>
          <table:table-cell table:formula="of:=0.625*1000000*[.$N1081]*1000" office:value-type="float" office:value="183.10546875">
            <text:p>183.105469</text:p>
          </table:table-cell>
          <table:table-cell table:formula="of:=0.769*100000*[.$N1081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88">
            <text:p>638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82]" office:value-type="float" office:value="23.6024">
            <text:p>23.6024</text:p>
          </table:table-cell>
          <table:table-cell/>
          <table:table-cell table:formula="of:=-0.0000028*[.$D1082]*[.$D1082]+0.0405*[.$D1082]-4" office:value-type="float" office:value="32.65048">
            <text:p>32.65048</text:p>
          </table:table-cell>
          <table:table-cell/>
          <table:table-cell table:formula="of:=([.G1082]-25)*(0.01+0.00008*[.$D1082])+[.$I1082]" office:value-type="float" office:value="32.52805024">
            <text:p>32.52805024</text:p>
          </table:table-cell>
          <table:table-cell/>
          <table:table-cell table:formula="of:=([.$B1082]/4096)*1.5" office:value-type="float" office:value="0.030029296875">
            <text:p>0.030029</text:p>
          </table:table-cell>
          <table:table-cell table:formula="of:=[.M1082]/100000" office:value-type="float" office:value="0.00000030029296875">
            <text:p>0.0000003003</text:p>
          </table:table-cell>
          <table:table-cell table:formula="of:=0.625*1000000*[.$N1082]*1000" office:value-type="float" office:value="187.68310546875">
            <text:p>187.683105</text:p>
          </table:table-cell>
          <table:table-cell table:formula="of:=0.769*100000*[.$N1082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91">
            <text:p>639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83]" office:value-type="float" office:value="23.6318">
            <text:p>23.6318</text:p>
          </table:table-cell>
          <table:table-cell/>
          <table:table-cell table:formula="of:=-0.0000028*[.$D1083]*[.$D1083]+0.0405*[.$D1083]-4" office:value-type="float" office:value="32.5803328">
            <text:p>32.5803328</text:p>
          </table:table-cell>
          <table:table-cell/>
          <table:table-cell table:formula="of:=([.G1083]-25)*(0.01+0.00008*[.$D1083])+[.$I1083]" office:value-type="float" office:value="32.460697392">
            <text:p>32.460697392</text:p>
          </table:table-cell>
          <table:table-cell/>
          <table:table-cell table:formula="of:=([.$B1083]/4096)*1.5" office:value-type="float" office:value="0.0267333984375">
            <text:p>0.026733</text:p>
          </table:table-cell>
          <table:table-cell table:formula="of:=[.M1083]/100000" office:value-type="float" office:value="0.000000267333984375">
            <text:p>0.0000002673</text:p>
          </table:table-cell>
          <table:table-cell table:formula="of:=0.625*1000000*[.$N1083]*1000" office:value-type="float" office:value="167.083740234375">
            <text:p>167.083740</text:p>
          </table:table-cell>
          <table:table-cell table:formula="of:=0.769*100000*[.$N108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92">
            <text:p>6392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084]" office:value-type="float" office:value="23.6416">
            <text:p>23.6416</text:p>
          </table:table-cell>
          <table:table-cell/>
          <table:table-cell table:formula="of:=-0.0000028*[.$D1084]*[.$D1084]+0.0405*[.$D1084]-4" office:value-type="float" office:value="32.6154092">
            <text:p>32.6154092</text:p>
          </table:table-cell>
          <table:table-cell/>
          <table:table-cell table:formula="of:=([.G1084]-25)*(0.01+0.00008*[.$D1084])+[.$I1084]" office:value-type="float" office:value="32.496522032">
            <text:p>32.496522032</text:p>
          </table:table-cell>
          <table:table-cell/>
          <table:table-cell table:formula="of:=([.$B1084]/4096)*1.5" office:value-type="float" office:value="0.0263671875">
            <text:p>0.026367</text:p>
          </table:table-cell>
          <table:table-cell table:formula="of:=[.M1084]/100000" office:value-type="float" office:value="0.000000263671875">
            <text:p>0.0000002637</text:p>
          </table:table-cell>
          <table:table-cell table:formula="of:=0.625*1000000*[.$N1084]*1000" office:value-type="float" office:value="164.794921875">
            <text:p>164.794922</text:p>
          </table:table-cell>
          <table:table-cell table:formula="of:=0.769*100000*[.$N108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93">
            <text:p>6393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085]" office:value-type="float" office:value="23.6514">
            <text:p>23.6514</text:p>
          </table:table-cell>
          <table:table-cell/>
          <table:table-cell table:formula="of:=-0.0000028*[.$D1085]*[.$D1085]+0.0405*[.$D1085]-4" office:value-type="float" office:value="32.6154092">
            <text:p>32.6154092</text:p>
          </table:table-cell>
          <table:table-cell/>
          <table:table-cell table:formula="of:=([.G1085]-25)*(0.01+0.00008*[.$D1085])+[.$I1085]" office:value-type="float" office:value="32.497379728">
            <text:p>32.497379728</text:p>
          </table:table-cell>
          <table:table-cell/>
          <table:table-cell table:formula="of:=([.$B1085]/4096)*1.5" office:value-type="float" office:value="0.0274658203125">
            <text:p>0.027466</text:p>
          </table:table-cell>
          <table:table-cell table:formula="of:=[.M1085]/100000" office:value-type="float" office:value="0.000000274658203125">
            <text:p>0.0000002747</text:p>
          </table:table-cell>
          <table:table-cell table:formula="of:=0.625*1000000*[.$N1085]*1000" office:value-type="float" office:value="171.661376953125">
            <text:p>171.661377</text:p>
          </table:table-cell>
          <table:table-cell table:formula="of:=0.769*100000*[.$N108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92">
            <text:p>639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86]" office:value-type="float" office:value="23.6416">
            <text:p>23.6416</text:p>
          </table:table-cell>
          <table:table-cell/>
          <table:table-cell table:formula="of:=-0.0000028*[.$D1086]*[.$D1086]+0.0405*[.$D1086]-4" office:value-type="float" office:value="32.5803328">
            <text:p>32.5803328</text:p>
          </table:table-cell>
          <table:table-cell/>
          <table:table-cell table:formula="of:=([.G1086]-25)*(0.01+0.00008*[.$D1086])+[.$I1086]" office:value-type="float" office:value="32.461554304">
            <text:p>32.461554304</text:p>
          </table:table-cell>
          <table:table-cell/>
          <table:table-cell table:formula="of:=([.$B1086]/4096)*1.5" office:value-type="float" office:value="0.0267333984375">
            <text:p>0.026733</text:p>
          </table:table-cell>
          <table:table-cell table:formula="of:=[.M1086]/100000" office:value-type="float" office:value="0.000000267333984375">
            <text:p>0.0000002673</text:p>
          </table:table-cell>
          <table:table-cell table:formula="of:=0.625*1000000*[.$N1086]*1000" office:value-type="float" office:value="167.083740234375">
            <text:p>167.083740</text:p>
          </table:table-cell>
          <table:table-cell table:formula="of:=0.769*100000*[.$N1086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94">
            <text:p>639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087]" office:value-type="float" office:value="23.6612">
            <text:p>23.6612</text:p>
          </table:table-cell>
          <table:table-cell/>
          <table:table-cell table:formula="of:=-0.0000028*[.$D1087]*[.$D1087]+0.0405*[.$D1087]-4" office:value-type="float" office:value="32.65048">
            <text:p>32.65048</text:p>
          </table:table-cell>
          <table:table-cell/>
          <table:table-cell table:formula="of:=([.G1087]-25)*(0.01+0.00008*[.$D1087])+[.$I1087]" office:value-type="float" office:value="32.53320112">
            <text:p>32.53320112</text:p>
          </table:table-cell>
          <table:table-cell/>
          <table:table-cell table:formula="of:=([.$B1087]/4096)*1.5" office:value-type="float" office:value="0.0260009765625">
            <text:p>0.026001</text:p>
          </table:table-cell>
          <table:table-cell table:formula="of:=[.M1087]/100000" office:value-type="float" office:value="0.000000260009765625">
            <text:p>0.0000002600</text:p>
          </table:table-cell>
          <table:table-cell table:formula="of:=0.625*1000000*[.$N1087]*1000" office:value-type="float" office:value="162.506103515625">
            <text:p>162.506104</text:p>
          </table:table-cell>
          <table:table-cell table:formula="of:=0.769*100000*[.$N108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94">
            <text:p>639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088]" office:value-type="float" office:value="23.6612">
            <text:p>23.6612</text:p>
          </table:table-cell>
          <table:table-cell/>
          <table:table-cell table:formula="of:=-0.0000028*[.$D1088]*[.$D1088]+0.0405*[.$D1088]-4" office:value-type="float" office:value="32.5101632">
            <text:p>32.5101632</text:p>
          </table:table-cell>
          <table:table-cell/>
          <table:table-cell table:formula="of:=([.G1088]-25)*(0.01+0.00008*[.$D1088])+[.$I1088]" office:value-type="float" office:value="32.393312736">
            <text:p>32.393312736</text:p>
          </table:table-cell>
          <table:table-cell/>
          <table:table-cell table:formula="of:=([.$B1088]/4096)*1.5" office:value-type="float" office:value="0.025634765625">
            <text:p>0.025635</text:p>
          </table:table-cell>
          <table:table-cell table:formula="of:=[.M1088]/100000" office:value-type="float" office:value="0.00000025634765625">
            <text:p>0.0000002563</text:p>
          </table:table-cell>
          <table:table-cell table:formula="of:=0.625*1000000*[.$N1088]*1000" office:value-type="float" office:value="160.21728515625">
            <text:p>160.217285</text:p>
          </table:table-cell>
          <table:table-cell table:formula="of:=0.769*100000*[.$N1088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93">
            <text:p>6393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89]" office:value-type="float" office:value="23.6514">
            <text:p>23.6514</text:p>
          </table:table-cell>
          <table:table-cell/>
          <table:table-cell table:formula="of:=-0.0000028*[.$D1089]*[.$D1089]+0.0405*[.$D1089]-4" office:value-type="float" office:value="32.5803328">
            <text:p>32.5803328</text:p>
          </table:table-cell>
          <table:table-cell/>
          <table:table-cell table:formula="of:=([.G1089]-25)*(0.01+0.00008*[.$D1089])+[.$I1089]" office:value-type="float" office:value="32.462411216">
            <text:p>32.462411216</text:p>
          </table:table-cell>
          <table:table-cell/>
          <table:table-cell table:formula="of:=([.$B1089]/4096)*1.5" office:value-type="float" office:value="0.027099609375">
            <text:p>0.027100</text:p>
          </table:table-cell>
          <table:table-cell table:formula="of:=[.M1089]/100000" office:value-type="float" office:value="0.00000027099609375">
            <text:p>0.0000002710</text:p>
          </table:table-cell>
          <table:table-cell table:formula="of:=0.625*1000000*[.$N1089]*1000" office:value-type="float" office:value="169.37255859375">
            <text:p>169.372559</text:p>
          </table:table-cell>
          <table:table-cell table:formula="of:=0.769*100000*[.$N1089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91">
            <text:p>639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90]" office:value-type="float" office:value="23.6318">
            <text:p>23.6318</text:p>
          </table:table-cell>
          <table:table-cell/>
          <table:table-cell table:formula="of:=-0.0000028*[.$D1090]*[.$D1090]+0.0405*[.$D1090]-4" office:value-type="float" office:value="32.5803328">
            <text:p>32.5803328</text:p>
          </table:table-cell>
          <table:table-cell/>
          <table:table-cell table:formula="of:=([.G1090]-25)*(0.01+0.00008*[.$D1090])+[.$I1090]" office:value-type="float" office:value="32.460697392">
            <text:p>32.460697392</text:p>
          </table:table-cell>
          <table:table-cell/>
          <table:table-cell table:formula="of:=([.$B1090]/4096)*1.5" office:value-type="float" office:value="0.027099609375">
            <text:p>0.027100</text:p>
          </table:table-cell>
          <table:table-cell table:formula="of:=[.M1090]/100000" office:value-type="float" office:value="0.00000027099609375">
            <text:p>0.0000002710</text:p>
          </table:table-cell>
          <table:table-cell table:formula="of:=0.625*1000000*[.$N1090]*1000" office:value-type="float" office:value="169.37255859375">
            <text:p>169.372559</text:p>
          </table:table-cell>
          <table:table-cell table:formula="of:=0.769*100000*[.$N109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92">
            <text:p>639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91]" office:value-type="float" office:value="23.6416">
            <text:p>23.6416</text:p>
          </table:table-cell>
          <table:table-cell/>
          <table:table-cell table:formula="of:=-0.0000028*[.$D1091]*[.$D1091]+0.0405*[.$D1091]-4" office:value-type="float" office:value="32.5803328">
            <text:p>32.5803328</text:p>
          </table:table-cell>
          <table:table-cell/>
          <table:table-cell table:formula="of:=([.G1091]-25)*(0.01+0.00008*[.$D1091])+[.$I1091]" office:value-type="float" office:value="32.461554304">
            <text:p>32.461554304</text:p>
          </table:table-cell>
          <table:table-cell/>
          <table:table-cell table:formula="of:=([.$B1091]/4096)*1.5" office:value-type="float" office:value="0.027099609375">
            <text:p>0.027100</text:p>
          </table:table-cell>
          <table:table-cell table:formula="of:=[.M1091]/100000" office:value-type="float" office:value="0.00000027099609375">
            <text:p>0.0000002710</text:p>
          </table:table-cell>
          <table:table-cell table:formula="of:=0.625*1000000*[.$N1091]*1000" office:value-type="float" office:value="169.37255859375">
            <text:p>169.372559</text:p>
          </table:table-cell>
          <table:table-cell table:formula="of:=0.769*100000*[.$N1091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394">
            <text:p>639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92]" office:value-type="float" office:value="23.6612">
            <text:p>23.6612</text:p>
          </table:table-cell>
          <table:table-cell/>
          <table:table-cell table:formula="of:=-0.0000028*[.$D1092]*[.$D1092]+0.0405*[.$D1092]-4" office:value-type="float" office:value="32.5803328">
            <text:p>32.5803328</text:p>
          </table:table-cell>
          <table:table-cell/>
          <table:table-cell table:formula="of:=([.G1092]-25)*(0.01+0.00008*[.$D1092])+[.$I1092]" office:value-type="float" office:value="32.463268128">
            <text:p>32.463268128</text:p>
          </table:table-cell>
          <table:table-cell/>
          <table:table-cell table:formula="of:=([.$B1092]/4096)*1.5" office:value-type="float" office:value="0.0296630859375">
            <text:p>0.029663</text:p>
          </table:table-cell>
          <table:table-cell table:formula="of:=[.M1092]/100000" office:value-type="float" office:value="0.000000296630859375">
            <text:p>0.0000002966</text:p>
          </table:table-cell>
          <table:table-cell table:formula="of:=0.625*1000000*[.$N1092]*1000" office:value-type="float" office:value="185.394287109375">
            <text:p>185.394287</text:p>
          </table:table-cell>
          <table:table-cell table:formula="of:=0.769*100000*[.$N1092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94">
            <text:p>639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93]" office:value-type="float" office:value="23.6612">
            <text:p>23.6612</text:p>
          </table:table-cell>
          <table:table-cell/>
          <table:table-cell table:formula="of:=-0.0000028*[.$D1093]*[.$D1093]+0.0405*[.$D1093]-4" office:value-type="float" office:value="32.5803328">
            <text:p>32.5803328</text:p>
          </table:table-cell>
          <table:table-cell/>
          <table:table-cell table:formula="of:=([.G1093]-25)*(0.01+0.00008*[.$D1093])+[.$I1093]" office:value-type="float" office:value="32.463268128">
            <text:p>32.463268128</text:p>
          </table:table-cell>
          <table:table-cell/>
          <table:table-cell table:formula="of:=([.$B1093]/4096)*1.5" office:value-type="float" office:value="0.025634765625">
            <text:p>0.025635</text:p>
          </table:table-cell>
          <table:table-cell table:formula="of:=[.M1093]/100000" office:value-type="float" office:value="0.00000025634765625">
            <text:p>0.0000002563</text:p>
          </table:table-cell>
          <table:table-cell table:formula="of:=0.625*1000000*[.$N1093]*1000" office:value-type="float" office:value="160.21728515625">
            <text:p>160.217285</text:p>
          </table:table-cell>
          <table:table-cell table:formula="of:=0.769*100000*[.$N1093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96">
            <text:p>639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94]" office:value-type="float" office:value="23.6808">
            <text:p>23.6808</text:p>
          </table:table-cell>
          <table:table-cell/>
          <table:table-cell table:formula="of:=-0.0000028*[.$D1094]*[.$D1094]+0.0405*[.$D1094]-4" office:value-type="float" office:value="32.5803328">
            <text:p>32.5803328</text:p>
          </table:table-cell>
          <table:table-cell/>
          <table:table-cell table:formula="of:=([.G1094]-25)*(0.01+0.00008*[.$D1094])+[.$I1094]" office:value-type="float" office:value="32.464981952">
            <text:p>32.464981952</text:p>
          </table:table-cell>
          <table:table-cell/>
          <table:table-cell table:formula="of:=([.$B1094]/4096)*1.5" office:value-type="float" office:value="0.0263671875">
            <text:p>0.026367</text:p>
          </table:table-cell>
          <table:table-cell table:formula="of:=[.M1094]/100000" office:value-type="float" office:value="0.000000263671875">
            <text:p>0.0000002637</text:p>
          </table:table-cell>
          <table:table-cell table:formula="of:=0.625*1000000*[.$N1094]*1000" office:value-type="float" office:value="164.794921875">
            <text:p>164.794922</text:p>
          </table:table-cell>
          <table:table-cell table:formula="of:=0.769*100000*[.$N109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93">
            <text:p>6393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095]" office:value-type="float" office:value="23.6514">
            <text:p>23.6514</text:p>
          </table:table-cell>
          <table:table-cell/>
          <table:table-cell table:formula="of:=-0.0000028*[.$D1095]*[.$D1095]+0.0405*[.$D1095]-4" office:value-type="float" office:value="32.5452508">
            <text:p>32.5452508</text:p>
          </table:table-cell>
          <table:table-cell/>
          <table:table-cell table:formula="of:=([.G1095]-25)*(0.01+0.00008*[.$D1095])+[.$I1095]" office:value-type="float" office:value="32.427437104">
            <text:p>32.427437104</text:p>
          </table:table-cell>
          <table:table-cell/>
          <table:table-cell table:formula="of:=([.$B1095]/4096)*1.5" office:value-type="float" office:value="0.0263671875">
            <text:p>0.026367</text:p>
          </table:table-cell>
          <table:table-cell table:formula="of:=[.M1095]/100000" office:value-type="float" office:value="0.000000263671875">
            <text:p>0.0000002637</text:p>
          </table:table-cell>
          <table:table-cell table:formula="of:=0.625*1000000*[.$N1095]*1000" office:value-type="float" office:value="164.794921875">
            <text:p>164.794922</text:p>
          </table:table-cell>
          <table:table-cell table:formula="of:=0.769*100000*[.$N109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96">
            <text:p>6396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096]" office:value-type="float" office:value="23.6808">
            <text:p>23.6808</text:p>
          </table:table-cell>
          <table:table-cell/>
          <table:table-cell table:formula="of:=-0.0000028*[.$D1096]*[.$D1096]+0.0405*[.$D1096]-4" office:value-type="float" office:value="32.6154092">
            <text:p>32.6154092</text:p>
          </table:table-cell>
          <table:table-cell/>
          <table:table-cell table:formula="of:=([.G1096]-25)*(0.01+0.00008*[.$D1096])+[.$I1096]" office:value-type="float" office:value="32.499952816">
            <text:p>32.499952816</text:p>
          </table:table-cell>
          <table:table-cell/>
          <table:table-cell table:formula="of:=([.$B1096]/4096)*1.5" office:value-type="float" office:value="0.0267333984375">
            <text:p>0.026733</text:p>
          </table:table-cell>
          <table:table-cell table:formula="of:=[.M1096]/100000" office:value-type="float" office:value="0.000000267333984375">
            <text:p>0.0000002673</text:p>
          </table:table-cell>
          <table:table-cell table:formula="of:=0.625*1000000*[.$N1096]*1000" office:value-type="float" office:value="167.083740234375">
            <text:p>167.083740</text:p>
          </table:table-cell>
          <table:table-cell table:formula="of:=0.769*100000*[.$N1096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96">
            <text:p>639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97]" office:value-type="float" office:value="23.6808">
            <text:p>23.6808</text:p>
          </table:table-cell>
          <table:table-cell/>
          <table:table-cell table:formula="of:=-0.0000028*[.$D1097]*[.$D1097]+0.0405*[.$D1097]-4" office:value-type="float" office:value="32.5803328">
            <text:p>32.5803328</text:p>
          </table:table-cell>
          <table:table-cell/>
          <table:table-cell table:formula="of:=([.G1097]-25)*(0.01+0.00008*[.$D1097])+[.$I1097]" office:value-type="float" office:value="32.464981952">
            <text:p>32.464981952</text:p>
          </table:table-cell>
          <table:table-cell/>
          <table:table-cell table:formula="of:=([.$B1097]/4096)*1.5" office:value-type="float" office:value="0.030029296875">
            <text:p>0.030029</text:p>
          </table:table-cell>
          <table:table-cell table:formula="of:=[.M1097]/100000" office:value-type="float" office:value="0.00000030029296875">
            <text:p>0.0000003003</text:p>
          </table:table-cell>
          <table:table-cell table:formula="of:=0.625*1000000*[.$N1097]*1000" office:value-type="float" office:value="187.68310546875">
            <text:p>187.683105</text:p>
          </table:table-cell>
          <table:table-cell table:formula="of:=0.769*100000*[.$N1097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96">
            <text:p>639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98]" office:value-type="float" office:value="23.6808">
            <text:p>23.6808</text:p>
          </table:table-cell>
          <table:table-cell/>
          <table:table-cell table:formula="of:=-0.0000028*[.$D1098]*[.$D1098]+0.0405*[.$D1098]-4" office:value-type="float" office:value="32.5803328">
            <text:p>32.5803328</text:p>
          </table:table-cell>
          <table:table-cell/>
          <table:table-cell table:formula="of:=([.G1098]-25)*(0.01+0.00008*[.$D1098])+[.$I1098]" office:value-type="float" office:value="32.464981952">
            <text:p>32.464981952</text:p>
          </table:table-cell>
          <table:table-cell/>
          <table:table-cell table:formula="of:=([.$B1098]/4096)*1.5" office:value-type="float" office:value="0.029296875">
            <text:p>0.029297</text:p>
          </table:table-cell>
          <table:table-cell table:formula="of:=[.M1098]/100000" office:value-type="float" office:value="0.00000029296875">
            <text:p>0.0000002930</text:p>
          </table:table-cell>
          <table:table-cell table:formula="of:=0.625*1000000*[.$N1098]*1000" office:value-type="float" office:value="183.10546875">
            <text:p>183.105469</text:p>
          </table:table-cell>
          <table:table-cell table:formula="of:=0.769*100000*[.$N1098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97">
            <text:p>6397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099]" office:value-type="float" office:value="23.6906">
            <text:p>23.6906</text:p>
          </table:table-cell>
          <table:table-cell/>
          <table:table-cell table:formula="of:=-0.0000028*[.$D1099]*[.$D1099]+0.0405*[.$D1099]-4" office:value-type="float" office:value="32.5803328">
            <text:p>32.5803328</text:p>
          </table:table-cell>
          <table:table-cell/>
          <table:table-cell table:formula="of:=([.G1099]-25)*(0.01+0.00008*[.$D1099])+[.$I1099]" office:value-type="float" office:value="32.465838864">
            <text:p>32.465838864</text:p>
          </table:table-cell>
          <table:table-cell/>
          <table:table-cell table:formula="of:=([.$B1099]/4096)*1.5" office:value-type="float" office:value="0.0267333984375">
            <text:p>0.026733</text:p>
          </table:table-cell>
          <table:table-cell table:formula="of:=[.M1099]/100000" office:value-type="float" office:value="0.000000267333984375">
            <text:p>0.0000002673</text:p>
          </table:table-cell>
          <table:table-cell table:formula="of:=0.625*1000000*[.$N1099]*1000" office:value-type="float" office:value="167.083740234375">
            <text:p>167.083740</text:p>
          </table:table-cell>
          <table:table-cell table:formula="of:=0.769*100000*[.$N1099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397">
            <text:p>6397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100]" office:value-type="float" office:value="23.6906">
            <text:p>23.6906</text:p>
          </table:table-cell>
          <table:table-cell/>
          <table:table-cell table:formula="of:=-0.0000028*[.$D1100]*[.$D1100]+0.0405*[.$D1100]-4" office:value-type="float" office:value="32.65048">
            <text:p>32.65048</text:p>
          </table:table-cell>
          <table:table-cell/>
          <table:table-cell table:formula="of:=([.G1100]-25)*(0.01+0.00008*[.$D1100])+[.$I1100]" office:value-type="float" office:value="32.53577656">
            <text:p>32.53577656</text:p>
          </table:table-cell>
          <table:table-cell/>
          <table:table-cell table:formula="of:=([.$B1100]/4096)*1.5" office:value-type="float" office:value="0.029296875">
            <text:p>0.029297</text:p>
          </table:table-cell>
          <table:table-cell table:formula="of:=[.M1100]/100000" office:value-type="float" office:value="0.00000029296875">
            <text:p>0.0000002930</text:p>
          </table:table-cell>
          <table:table-cell table:formula="of:=0.625*1000000*[.$N1100]*1000" office:value-type="float" office:value="183.10546875">
            <text:p>183.105469</text:p>
          </table:table-cell>
          <table:table-cell table:formula="of:=0.769*100000*[.$N1100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98">
            <text:p>6398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01]" office:value-type="float" office:value="23.7004">
            <text:p>23.7004</text:p>
          </table:table-cell>
          <table:table-cell/>
          <table:table-cell table:formula="of:=-0.0000028*[.$D1101]*[.$D1101]+0.0405*[.$D1101]-4" office:value-type="float" office:value="32.5452508">
            <text:p>32.5452508</text:p>
          </table:table-cell>
          <table:table-cell/>
          <table:table-cell table:formula="of:=([.G1101]-25)*(0.01+0.00008*[.$D1101])+[.$I1101]" office:value-type="float" office:value="32.431717744">
            <text:p>32.431717744</text:p>
          </table:table-cell>
          <table:table-cell/>
          <table:table-cell table:formula="of:=([.$B1101]/4096)*1.5" office:value-type="float" office:value="0.0274658203125">
            <text:p>0.027466</text:p>
          </table:table-cell>
          <table:table-cell table:formula="of:=[.M1101]/100000" office:value-type="float" office:value="0.000000274658203125">
            <text:p>0.0000002747</text:p>
          </table:table-cell>
          <table:table-cell table:formula="of:=0.625*1000000*[.$N1101]*1000" office:value-type="float" office:value="171.661376953125">
            <text:p>171.661377</text:p>
          </table:table-cell>
          <table:table-cell table:formula="of:=0.769*100000*[.$N1101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96">
            <text:p>639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02]" office:value-type="float" office:value="23.6808">
            <text:p>23.6808</text:p>
          </table:table-cell>
          <table:table-cell/>
          <table:table-cell table:formula="of:=-0.0000028*[.$D1102]*[.$D1102]+0.0405*[.$D1102]-4" office:value-type="float" office:value="32.5101632">
            <text:p>32.5101632</text:p>
          </table:table-cell>
          <table:table-cell/>
          <table:table-cell table:formula="of:=([.G1102]-25)*(0.01+0.00008*[.$D1102])+[.$I1102]" office:value-type="float" office:value="32.395023424">
            <text:p>32.395023424</text:p>
          </table:table-cell>
          <table:table-cell/>
          <table:table-cell table:formula="of:=([.$B1102]/4096)*1.5" office:value-type="float" office:value="0.0281982421875">
            <text:p>0.028198</text:p>
          </table:table-cell>
          <table:table-cell table:formula="of:=[.M1102]/100000" office:value-type="float" office:value="0.000000281982421875">
            <text:p>0.0000002820</text:p>
          </table:table-cell>
          <table:table-cell table:formula="of:=0.625*1000000*[.$N1102]*1000" office:value-type="float" office:value="176.239013671875">
            <text:p>176.239014</text:p>
          </table:table-cell>
          <table:table-cell table:formula="of:=0.769*100000*[.$N110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398">
            <text:p>6398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103]" office:value-type="float" office:value="23.7004">
            <text:p>23.7004</text:p>
          </table:table-cell>
          <table:table-cell/>
          <table:table-cell table:formula="of:=-0.0000028*[.$D1103]*[.$D1103]+0.0405*[.$D1103]-4" office:value-type="float" office:value="32.6855452">
            <text:p>32.6855452</text:p>
          </table:table-cell>
          <table:table-cell/>
          <table:table-cell table:formula="of:=([.G1103]-25)*(0.01+0.00008*[.$D1103])+[.$I1103]" office:value-type="float" office:value="32.571596272">
            <text:p>32.571596272</text:p>
          </table:table-cell>
          <table:table-cell/>
          <table:table-cell table:formula="of:=([.$B1103]/4096)*1.5" office:value-type="float" office:value="0.0296630859375">
            <text:p>0.029663</text:p>
          </table:table-cell>
          <table:table-cell table:formula="of:=[.M1103]/100000" office:value-type="float" office:value="0.000000296630859375">
            <text:p>0.0000002966</text:p>
          </table:table-cell>
          <table:table-cell table:formula="of:=0.625*1000000*[.$N1103]*1000" office:value-type="float" office:value="185.394287109375">
            <text:p>185.394287</text:p>
          </table:table-cell>
          <table:table-cell table:formula="of:=0.769*100000*[.$N1103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00">
            <text:p>640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04]" office:value-type="float" office:value="23.72">
            <text:p>23.72</text:p>
          </table:table-cell>
          <table:table-cell/>
          <table:table-cell table:formula="of:=-0.0000028*[.$D1104]*[.$D1104]+0.0405*[.$D1104]-4" office:value-type="float" office:value="32.5803328">
            <text:p>32.5803328</text:p>
          </table:table-cell>
          <table:table-cell/>
          <table:table-cell table:formula="of:=([.G1104]-25)*(0.01+0.00008*[.$D1104])+[.$I1104]" office:value-type="float" office:value="32.4684096">
            <text:p>32.4684096</text:p>
          </table:table-cell>
          <table:table-cell/>
          <table:table-cell table:formula="of:=([.$B1104]/4096)*1.5" office:value-type="float" office:value="0.0281982421875">
            <text:p>0.028198</text:p>
          </table:table-cell>
          <table:table-cell table:formula="of:=[.M1104]/100000" office:value-type="float" office:value="0.000000281982421875">
            <text:p>0.0000002820</text:p>
          </table:table-cell>
          <table:table-cell table:formula="of:=0.625*1000000*[.$N1104]*1000" office:value-type="float" office:value="176.239013671875">
            <text:p>176.239014</text:p>
          </table:table-cell>
          <table:table-cell table:formula="of:=0.769*100000*[.$N1104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00">
            <text:p>640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05]" office:value-type="float" office:value="23.72">
            <text:p>23.72</text:p>
          </table:table-cell>
          <table:table-cell/>
          <table:table-cell table:formula="of:=-0.0000028*[.$D1105]*[.$D1105]+0.0405*[.$D1105]-4" office:value-type="float" office:value="32.5803328">
            <text:p>32.5803328</text:p>
          </table:table-cell>
          <table:table-cell/>
          <table:table-cell table:formula="of:=([.G1105]-25)*(0.01+0.00008*[.$D1105])+[.$I1105]" office:value-type="float" office:value="32.4684096">
            <text:p>32.4684096</text:p>
          </table:table-cell>
          <table:table-cell/>
          <table:table-cell table:formula="of:=([.$B1105]/4096)*1.5" office:value-type="float" office:value="0.0274658203125">
            <text:p>0.027466</text:p>
          </table:table-cell>
          <table:table-cell table:formula="of:=[.M1105]/100000" office:value-type="float" office:value="0.000000274658203125">
            <text:p>0.0000002747</text:p>
          </table:table-cell>
          <table:table-cell table:formula="of:=0.625*1000000*[.$N1105]*1000" office:value-type="float" office:value="171.661376953125">
            <text:p>171.661377</text:p>
          </table:table-cell>
          <table:table-cell table:formula="of:=0.769*100000*[.$N110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97">
            <text:p>6397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06]" office:value-type="float" office:value="23.6906">
            <text:p>23.6906</text:p>
          </table:table-cell>
          <table:table-cell/>
          <table:table-cell table:formula="of:=-0.0000028*[.$D1106]*[.$D1106]+0.0405*[.$D1106]-4" office:value-type="float" office:value="32.5101632">
            <text:p>32.5101632</text:p>
          </table:table-cell>
          <table:table-cell/>
          <table:table-cell table:formula="of:=([.G1106]-25)*(0.01+0.00008*[.$D1106])+[.$I1106]" office:value-type="float" office:value="32.395878768">
            <text:p>32.395878768</text:p>
          </table:table-cell>
          <table:table-cell/>
          <table:table-cell table:formula="of:=([.$B1106]/4096)*1.5" office:value-type="float" office:value="0.0252685546875">
            <text:p>0.025269</text:p>
          </table:table-cell>
          <table:table-cell table:formula="of:=[.M1106]/100000" office:value-type="float" office:value="0.000000252685546875">
            <text:p>0.0000002527</text:p>
          </table:table-cell>
          <table:table-cell table:formula="of:=0.625*1000000*[.$N1106]*1000" office:value-type="float" office:value="157.928466796875">
            <text:p>157.928467</text:p>
          </table:table-cell>
          <table:table-cell table:formula="of:=0.769*100000*[.$N110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400">
            <text:p>6400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107]" office:value-type="float" office:value="23.72">
            <text:p>23.72</text:p>
          </table:table-cell>
          <table:table-cell/>
          <table:table-cell table:formula="of:=-0.0000028*[.$D1107]*[.$D1107]+0.0405*[.$D1107]-4" office:value-type="float" office:value="32.65048">
            <text:p>32.65048</text:p>
          </table:table-cell>
          <table:table-cell/>
          <table:table-cell table:formula="of:=([.G1107]-25)*(0.01+0.00008*[.$D1107])+[.$I1107]" office:value-type="float" office:value="32.538352">
            <text:p>32.538352</text:p>
          </table:table-cell>
          <table:table-cell/>
          <table:table-cell table:formula="of:=([.$B1107]/4096)*1.5" office:value-type="float" office:value="0.030029296875">
            <text:p>0.030029</text:p>
          </table:table-cell>
          <table:table-cell table:formula="of:=[.M1107]/100000" office:value-type="float" office:value="0.00000030029296875">
            <text:p>0.0000003003</text:p>
          </table:table-cell>
          <table:table-cell table:formula="of:=0.625*1000000*[.$N1107]*1000" office:value-type="float" office:value="187.68310546875">
            <text:p>187.683105</text:p>
          </table:table-cell>
          <table:table-cell table:formula="of:=0.769*100000*[.$N1107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399">
            <text:p>6399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08]" office:value-type="float" office:value="23.7102">
            <text:p>23.7102</text:p>
          </table:table-cell>
          <table:table-cell/>
          <table:table-cell table:formula="of:=-0.0000028*[.$D1108]*[.$D1108]+0.0405*[.$D1108]-4" office:value-type="float" office:value="32.5452508">
            <text:p>32.5452508</text:p>
          </table:table-cell>
          <table:table-cell/>
          <table:table-cell table:formula="of:=([.G1108]-25)*(0.01+0.00008*[.$D1108])+[.$I1108]" office:value-type="float" office:value="32.432573872">
            <text:p>32.432573872</text:p>
          </table:table-cell>
          <table:table-cell/>
          <table:table-cell table:formula="of:=([.$B1108]/4096)*1.5" office:value-type="float" office:value="0.028564453125">
            <text:p>0.028564</text:p>
          </table:table-cell>
          <table:table-cell table:formula="of:=[.M1108]/100000" office:value-type="float" office:value="0.00000028564453125">
            <text:p>0.0000002856</text:p>
          </table:table-cell>
          <table:table-cell table:formula="of:=0.625*1000000*[.$N1108]*1000" office:value-type="float" office:value="178.52783203125">
            <text:p>178.527832</text:p>
          </table:table-cell>
          <table:table-cell table:formula="of:=0.769*100000*[.$N1108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00">
            <text:p>6400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09]" office:value-type="float" office:value="23.72">
            <text:p>23.72</text:p>
          </table:table-cell>
          <table:table-cell/>
          <table:table-cell table:formula="of:=-0.0000028*[.$D1109]*[.$D1109]+0.0405*[.$D1109]-4" office:value-type="float" office:value="32.5452508">
            <text:p>32.5452508</text:p>
          </table:table-cell>
          <table:table-cell/>
          <table:table-cell table:formula="of:=([.G1109]-25)*(0.01+0.00008*[.$D1109])+[.$I1109]" office:value-type="float" office:value="32.43343">
            <text:p>32.43343</text:p>
          </table:table-cell>
          <table:table-cell/>
          <table:table-cell table:formula="of:=([.$B1109]/4096)*1.5" office:value-type="float" office:value="0.027099609375">
            <text:p>0.027100</text:p>
          </table:table-cell>
          <table:table-cell table:formula="of:=[.M1109]/100000" office:value-type="float" office:value="0.00000027099609375">
            <text:p>0.0000002710</text:p>
          </table:table-cell>
          <table:table-cell table:formula="of:=0.625*1000000*[.$N1109]*1000" office:value-type="float" office:value="169.37255859375">
            <text:p>169.372559</text:p>
          </table:table-cell>
          <table:table-cell table:formula="of:=0.769*100000*[.$N1109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01">
            <text:p>640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10]" office:value-type="float" office:value="23.7298">
            <text:p>23.7298</text:p>
          </table:table-cell>
          <table:table-cell/>
          <table:table-cell table:formula="of:=-0.0000028*[.$D1110]*[.$D1110]+0.0405*[.$D1110]-4" office:value-type="float" office:value="32.5803328">
            <text:p>32.5803328</text:p>
          </table:table-cell>
          <table:table-cell/>
          <table:table-cell table:formula="of:=([.G1110]-25)*(0.01+0.00008*[.$D1110])+[.$I1110]" office:value-type="float" office:value="32.469266512">
            <text:p>32.469266512</text:p>
          </table:table-cell>
          <table:table-cell/>
          <table:table-cell table:formula="of:=([.$B1110]/4096)*1.5" office:value-type="float" office:value="0.0263671875">
            <text:p>0.026367</text:p>
          </table:table-cell>
          <table:table-cell table:formula="of:=[.M1110]/100000" office:value-type="float" office:value="0.000000263671875">
            <text:p>0.0000002637</text:p>
          </table:table-cell>
          <table:table-cell table:formula="of:=0.625*1000000*[.$N1110]*1000" office:value-type="float" office:value="164.794921875">
            <text:p>164.794922</text:p>
          </table:table-cell>
          <table:table-cell table:formula="of:=0.769*100000*[.$N1110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02">
            <text:p>6402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11]" office:value-type="float" office:value="23.7396">
            <text:p>23.7396</text:p>
          </table:table-cell>
          <table:table-cell/>
          <table:table-cell table:formula="of:=-0.0000028*[.$D1111]*[.$D1111]+0.0405*[.$D1111]-4" office:value-type="float" office:value="32.5452508">
            <text:p>32.5452508</text:p>
          </table:table-cell>
          <table:table-cell/>
          <table:table-cell table:formula="of:=([.G1111]-25)*(0.01+0.00008*[.$D1111])+[.$I1111]" office:value-type="float" office:value="32.435142256">
            <text:p>32.435142256</text:p>
          </table:table-cell>
          <table:table-cell/>
          <table:table-cell table:formula="of:=([.$B1111]/4096)*1.5" office:value-type="float" office:value="0.0267333984375">
            <text:p>0.026733</text:p>
          </table:table-cell>
          <table:table-cell table:formula="of:=[.M1111]/100000" office:value-type="float" office:value="0.000000267333984375">
            <text:p>0.0000002673</text:p>
          </table:table-cell>
          <table:table-cell table:formula="of:=0.625*1000000*[.$N1111]*1000" office:value-type="float" office:value="167.083740234375">
            <text:p>167.083740</text:p>
          </table:table-cell>
          <table:table-cell table:formula="of:=0.769*100000*[.$N111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99">
            <text:p>639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12]" office:value-type="float" office:value="23.7102">
            <text:p>23.7102</text:p>
          </table:table-cell>
          <table:table-cell/>
          <table:table-cell table:formula="of:=-0.0000028*[.$D1112]*[.$D1112]+0.0405*[.$D1112]-4" office:value-type="float" office:value="32.5101632">
            <text:p>32.5101632</text:p>
          </table:table-cell>
          <table:table-cell/>
          <table:table-cell table:formula="of:=([.G1112]-25)*(0.01+0.00008*[.$D1112])+[.$I1112]" office:value-type="float" office:value="32.397589456">
            <text:p>32.397589456</text:p>
          </table:table-cell>
          <table:table-cell/>
          <table:table-cell table:formula="of:=([.$B1112]/4096)*1.5" office:value-type="float" office:value="0.0281982421875">
            <text:p>0.028198</text:p>
          </table:table-cell>
          <table:table-cell table:formula="of:=[.M1112]/100000" office:value-type="float" office:value="0.000000281982421875">
            <text:p>0.0000002820</text:p>
          </table:table-cell>
          <table:table-cell table:formula="of:=0.625*1000000*[.$N1112]*1000" office:value-type="float" office:value="176.239013671875">
            <text:p>176.239014</text:p>
          </table:table-cell>
          <table:table-cell table:formula="of:=0.769*100000*[.$N111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6399">
            <text:p>639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13]" office:value-type="float" office:value="23.7102">
            <text:p>23.7102</text:p>
          </table:table-cell>
          <table:table-cell/>
          <table:table-cell table:formula="of:=-0.0000028*[.$D1113]*[.$D1113]+0.0405*[.$D1113]-4" office:value-type="float" office:value="32.5101632">
            <text:p>32.5101632</text:p>
          </table:table-cell>
          <table:table-cell/>
          <table:table-cell table:formula="of:=([.G1113]-25)*(0.01+0.00008*[.$D1113])+[.$I1113]" office:value-type="float" office:value="32.397589456">
            <text:p>32.397589456</text:p>
          </table:table-cell>
          <table:table-cell/>
          <table:table-cell table:formula="of:=([.$B1113]/4096)*1.5" office:value-type="float" office:value="0.030029296875">
            <text:p>0.030029</text:p>
          </table:table-cell>
          <table:table-cell table:formula="of:=[.M1113]/100000" office:value-type="float" office:value="0.00000030029296875">
            <text:p>0.0000003003</text:p>
          </table:table-cell>
          <table:table-cell table:formula="of:=0.625*1000000*[.$N1113]*1000" office:value-type="float" office:value="187.68310546875">
            <text:p>187.683105</text:p>
          </table:table-cell>
          <table:table-cell table:formula="of:=0.769*100000*[.$N1113]*1000" office:value-type="float" office:value="23.092529296875">
            <text:p>23.09252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00">
            <text:p>640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14]" office:value-type="float" office:value="23.72">
            <text:p>23.72</text:p>
          </table:table-cell>
          <table:table-cell/>
          <table:table-cell table:formula="of:=-0.0000028*[.$D1114]*[.$D1114]+0.0405*[.$D1114]-4" office:value-type="float" office:value="32.5101632">
            <text:p>32.5101632</text:p>
          </table:table-cell>
          <table:table-cell/>
          <table:table-cell table:formula="of:=([.G1114]-25)*(0.01+0.00008*[.$D1114])+[.$I1114]" office:value-type="float" office:value="32.3984448">
            <text:p>32.3984448</text:p>
          </table:table-cell>
          <table:table-cell/>
          <table:table-cell table:formula="of:=([.$B1114]/4096)*1.5" office:value-type="float" office:value="0.0267333984375">
            <text:p>0.026733</text:p>
          </table:table-cell>
          <table:table-cell table:formula="of:=[.M1114]/100000" office:value-type="float" office:value="0.000000267333984375">
            <text:p>0.0000002673</text:p>
          </table:table-cell>
          <table:table-cell table:formula="of:=0.625*1000000*[.$N1114]*1000" office:value-type="float" office:value="167.083740234375">
            <text:p>167.083740</text:p>
          </table:table-cell>
          <table:table-cell table:formula="of:=0.769*100000*[.$N111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99">
            <text:p>639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15]" office:value-type="float" office:value="23.7102">
            <text:p>23.7102</text:p>
          </table:table-cell>
          <table:table-cell/>
          <table:table-cell table:formula="of:=-0.0000028*[.$D1115]*[.$D1115]+0.0405*[.$D1115]-4" office:value-type="float" office:value="32.5101632">
            <text:p>32.5101632</text:p>
          </table:table-cell>
          <table:table-cell/>
          <table:table-cell table:formula="of:=([.G1115]-25)*(0.01+0.00008*[.$D1115])+[.$I1115]" office:value-type="float" office:value="32.397589456">
            <text:p>32.397589456</text:p>
          </table:table-cell>
          <table:table-cell/>
          <table:table-cell table:formula="of:=([.$B1115]/4096)*1.5" office:value-type="float" office:value="0.02783203125">
            <text:p>0.027832</text:p>
          </table:table-cell>
          <table:table-cell table:formula="of:=[.M1115]/100000" office:value-type="float" office:value="0.0000002783203125">
            <text:p>0.0000002783</text:p>
          </table:table-cell>
          <table:table-cell table:formula="of:=0.625*1000000*[.$N1115]*1000" office:value-type="float" office:value="173.9501953125">
            <text:p>173.950195</text:p>
          </table:table-cell>
          <table:table-cell table:formula="of:=0.769*100000*[.$N1115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02">
            <text:p>640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16]" office:value-type="float" office:value="23.7396">
            <text:p>23.7396</text:p>
          </table:table-cell>
          <table:table-cell/>
          <table:table-cell table:formula="of:=-0.0000028*[.$D1116]*[.$D1116]+0.0405*[.$D1116]-4" office:value-type="float" office:value="32.5803328">
            <text:p>32.5803328</text:p>
          </table:table-cell>
          <table:table-cell/>
          <table:table-cell table:formula="of:=([.G1116]-25)*(0.01+0.00008*[.$D1116])+[.$I1116]" office:value-type="float" office:value="32.470123424">
            <text:p>32.470123424</text:p>
          </table:table-cell>
          <table:table-cell/>
          <table:table-cell table:formula="of:=([.$B1116]/4096)*1.5" office:value-type="float" office:value="0.025634765625">
            <text:p>0.025635</text:p>
          </table:table-cell>
          <table:table-cell table:formula="of:=[.M1116]/100000" office:value-type="float" office:value="0.00000025634765625">
            <text:p>0.0000002563</text:p>
          </table:table-cell>
          <table:table-cell table:formula="of:=0.625*1000000*[.$N1116]*1000" office:value-type="float" office:value="160.21728515625">
            <text:p>160.217285</text:p>
          </table:table-cell>
          <table:table-cell table:formula="of:=0.769*100000*[.$N1116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02">
            <text:p>640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17]" office:value-type="float" office:value="23.7396">
            <text:p>23.7396</text:p>
          </table:table-cell>
          <table:table-cell/>
          <table:table-cell table:formula="of:=-0.0000028*[.$D1117]*[.$D1117]+0.0405*[.$D1117]-4" office:value-type="float" office:value="32.5803328">
            <text:p>32.5803328</text:p>
          </table:table-cell>
          <table:table-cell/>
          <table:table-cell table:formula="of:=([.G1117]-25)*(0.01+0.00008*[.$D1117])+[.$I1117]" office:value-type="float" office:value="32.470123424">
            <text:p>32.470123424</text:p>
          </table:table-cell>
          <table:table-cell/>
          <table:table-cell table:formula="of:=([.$B1117]/4096)*1.5" office:value-type="float" office:value="0.0252685546875">
            <text:p>0.025269</text:p>
          </table:table-cell>
          <table:table-cell table:formula="of:=[.M1117]/100000" office:value-type="float" office:value="0.000000252685546875">
            <text:p>0.0000002527</text:p>
          </table:table-cell>
          <table:table-cell table:formula="of:=0.625*1000000*[.$N1117]*1000" office:value-type="float" office:value="157.928466796875">
            <text:p>157.928467</text:p>
          </table:table-cell>
          <table:table-cell table:formula="of:=0.769*100000*[.$N1117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00">
            <text:p>640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18]" office:value-type="float" office:value="23.72">
            <text:p>23.72</text:p>
          </table:table-cell>
          <table:table-cell/>
          <table:table-cell table:formula="of:=-0.0000028*[.$D1118]*[.$D1118]+0.0405*[.$D1118]-4" office:value-type="float" office:value="32.5101632">
            <text:p>32.5101632</text:p>
          </table:table-cell>
          <table:table-cell/>
          <table:table-cell table:formula="of:=([.G1118]-25)*(0.01+0.00008*[.$D1118])+[.$I1118]" office:value-type="float" office:value="32.3984448">
            <text:p>32.3984448</text:p>
          </table:table-cell>
          <table:table-cell/>
          <table:table-cell table:formula="of:=([.$B1118]/4096)*1.5" office:value-type="float" office:value="0.0245361328125">
            <text:p>0.024536</text:p>
          </table:table-cell>
          <table:table-cell table:formula="of:=[.M1118]/100000" office:value-type="float" office:value="0.000000245361328125">
            <text:p>0.0000002454</text:p>
          </table:table-cell>
          <table:table-cell table:formula="of:=0.625*1000000*[.$N1118]*1000" office:value-type="float" office:value="153.350830078125">
            <text:p>153.350830</text:p>
          </table:table-cell>
          <table:table-cell table:formula="of:=0.769*100000*[.$N1118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399">
            <text:p>639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19]" office:value-type="float" office:value="23.7102">
            <text:p>23.7102</text:p>
          </table:table-cell>
          <table:table-cell/>
          <table:table-cell table:formula="of:=-0.0000028*[.$D1119]*[.$D1119]+0.0405*[.$D1119]-4" office:value-type="float" office:value="32.5101632">
            <text:p>32.5101632</text:p>
          </table:table-cell>
          <table:table-cell/>
          <table:table-cell table:formula="of:=([.G1119]-25)*(0.01+0.00008*[.$D1119])+[.$I1119]" office:value-type="float" office:value="32.397589456">
            <text:p>32.397589456</text:p>
          </table:table-cell>
          <table:table-cell/>
          <table:table-cell table:formula="of:=([.$B1119]/4096)*1.5" office:value-type="float" office:value="0.028564453125">
            <text:p>0.028564</text:p>
          </table:table-cell>
          <table:table-cell table:formula="of:=[.M1119]/100000" office:value-type="float" office:value="0.00000028564453125">
            <text:p>0.0000002856</text:p>
          </table:table-cell>
          <table:table-cell table:formula="of:=0.625*1000000*[.$N1119]*1000" office:value-type="float" office:value="178.52783203125">
            <text:p>178.527832</text:p>
          </table:table-cell>
          <table:table-cell table:formula="of:=0.769*100000*[.$N1119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98">
            <text:p>639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20]" office:value-type="float" office:value="23.7004">
            <text:p>23.7004</text:p>
          </table:table-cell>
          <table:table-cell/>
          <table:table-cell table:formula="of:=-0.0000028*[.$D1120]*[.$D1120]+0.0405*[.$D1120]-4" office:value-type="float" office:value="32.5101632">
            <text:p>32.5101632</text:p>
          </table:table-cell>
          <table:table-cell/>
          <table:table-cell table:formula="of:=([.G1120]-25)*(0.01+0.00008*[.$D1120])+[.$I1120]" office:value-type="float" office:value="32.396734112">
            <text:p>32.396734112</text:p>
          </table:table-cell>
          <table:table-cell/>
          <table:table-cell table:formula="of:=([.$B1120]/4096)*1.5" office:value-type="float" office:value="0.0263671875">
            <text:p>0.026367</text:p>
          </table:table-cell>
          <table:table-cell table:formula="of:=[.M1120]/100000" office:value-type="float" office:value="0.000000263671875">
            <text:p>0.0000002637</text:p>
          </table:table-cell>
          <table:table-cell table:formula="of:=0.625*1000000*[.$N1120]*1000" office:value-type="float" office:value="164.794921875">
            <text:p>164.794922</text:p>
          </table:table-cell>
          <table:table-cell table:formula="of:=0.769*100000*[.$N1120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98">
            <text:p>639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21]" office:value-type="float" office:value="23.7004">
            <text:p>23.7004</text:p>
          </table:table-cell>
          <table:table-cell/>
          <table:table-cell table:formula="of:=-0.0000028*[.$D1121]*[.$D1121]+0.0405*[.$D1121]-4" office:value-type="float" office:value="32.5803328">
            <text:p>32.5803328</text:p>
          </table:table-cell>
          <table:table-cell/>
          <table:table-cell table:formula="of:=([.G1121]-25)*(0.01+0.00008*[.$D1121])+[.$I1121]" office:value-type="float" office:value="32.466695776">
            <text:p>32.466695776</text:p>
          </table:table-cell>
          <table:table-cell/>
          <table:table-cell table:formula="of:=([.$B1121]/4096)*1.5" office:value-type="float" office:value="0.0260009765625">
            <text:p>0.026001</text:p>
          </table:table-cell>
          <table:table-cell table:formula="of:=[.M1121]/100000" office:value-type="float" office:value="0.000000260009765625">
            <text:p>0.0000002600</text:p>
          </table:table-cell>
          <table:table-cell table:formula="of:=0.625*1000000*[.$N1121]*1000" office:value-type="float" office:value="162.506103515625">
            <text:p>162.506104</text:p>
          </table:table-cell>
          <table:table-cell table:formula="of:=0.769*100000*[.$N1121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400">
            <text:p>640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22]" office:value-type="float" office:value="23.72">
            <text:p>23.72</text:p>
          </table:table-cell>
          <table:table-cell/>
          <table:table-cell table:formula="of:=-0.0000028*[.$D1122]*[.$D1122]+0.0405*[.$D1122]-4" office:value-type="float" office:value="32.5101632">
            <text:p>32.5101632</text:p>
          </table:table-cell>
          <table:table-cell/>
          <table:table-cell table:formula="of:=([.G1122]-25)*(0.01+0.00008*[.$D1122])+[.$I1122]" office:value-type="float" office:value="32.3984448">
            <text:p>32.3984448</text:p>
          </table:table-cell>
          <table:table-cell/>
          <table:table-cell table:formula="of:=([.$B1122]/4096)*1.5" office:value-type="float" office:value="0.029296875">
            <text:p>0.029297</text:p>
          </table:table-cell>
          <table:table-cell table:formula="of:=[.M1122]/100000" office:value-type="float" office:value="0.00000029296875">
            <text:p>0.0000002930</text:p>
          </table:table-cell>
          <table:table-cell table:formula="of:=0.625*1000000*[.$N1122]*1000" office:value-type="float" office:value="183.10546875">
            <text:p>183.105469</text:p>
          </table:table-cell>
          <table:table-cell table:formula="of:=0.769*100000*[.$N1122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00">
            <text:p>6400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123]" office:value-type="float" office:value="23.72">
            <text:p>23.72</text:p>
          </table:table-cell>
          <table:table-cell/>
          <table:table-cell table:formula="of:=-0.0000028*[.$D1123]*[.$D1123]+0.0405*[.$D1123]-4" office:value-type="float" office:value="32.6154092">
            <text:p>32.6154092</text:p>
          </table:table-cell>
          <table:table-cell/>
          <table:table-cell table:formula="of:=([.G1123]-25)*(0.01+0.00008*[.$D1123])+[.$I1123]" office:value-type="float" office:value="32.5033836">
            <text:p>32.5033836</text:p>
          </table:table-cell>
          <table:table-cell/>
          <table:table-cell table:formula="of:=([.$B1123]/4096)*1.5" office:value-type="float" office:value="0.0260009765625">
            <text:p>0.026001</text:p>
          </table:table-cell>
          <table:table-cell table:formula="of:=[.M1123]/100000" office:value-type="float" office:value="0.000000260009765625">
            <text:p>0.0000002600</text:p>
          </table:table-cell>
          <table:table-cell table:formula="of:=0.625*1000000*[.$N1123]*1000" office:value-type="float" office:value="162.506103515625">
            <text:p>162.506104</text:p>
          </table:table-cell>
          <table:table-cell table:formula="of:=0.769*100000*[.$N1123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02">
            <text:p>640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24]" office:value-type="float" office:value="23.7396">
            <text:p>23.7396</text:p>
          </table:table-cell>
          <table:table-cell/>
          <table:table-cell table:formula="of:=-0.0000028*[.$D1124]*[.$D1124]+0.0405*[.$D1124]-4" office:value-type="float" office:value="32.5803328">
            <text:p>32.5803328</text:p>
          </table:table-cell>
          <table:table-cell/>
          <table:table-cell table:formula="of:=([.G1124]-25)*(0.01+0.00008*[.$D1124])+[.$I1124]" office:value-type="float" office:value="32.470123424">
            <text:p>32.470123424</text:p>
          </table:table-cell>
          <table:table-cell/>
          <table:table-cell table:formula="of:=([.$B1124]/4096)*1.5" office:value-type="float" office:value="0.0260009765625">
            <text:p>0.026001</text:p>
          </table:table-cell>
          <table:table-cell table:formula="of:=[.M1124]/100000" office:value-type="float" office:value="0.000000260009765625">
            <text:p>0.0000002600</text:p>
          </table:table-cell>
          <table:table-cell table:formula="of:=0.625*1000000*[.$N1124]*1000" office:value-type="float" office:value="162.506103515625">
            <text:p>162.506104</text:p>
          </table:table-cell>
          <table:table-cell table:formula="of:=0.769*100000*[.$N1124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98">
            <text:p>639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25]" office:value-type="float" office:value="23.7004">
            <text:p>23.7004</text:p>
          </table:table-cell>
          <table:table-cell/>
          <table:table-cell table:formula="of:=-0.0000028*[.$D1125]*[.$D1125]+0.0405*[.$D1125]-4" office:value-type="float" office:value="32.5101632">
            <text:p>32.5101632</text:p>
          </table:table-cell>
          <table:table-cell/>
          <table:table-cell table:formula="of:=([.G1125]-25)*(0.01+0.00008*[.$D1125])+[.$I1125]" office:value-type="float" office:value="32.396734112">
            <text:p>32.396734112</text:p>
          </table:table-cell>
          <table:table-cell/>
          <table:table-cell table:formula="of:=([.$B1125]/4096)*1.5" office:value-type="float" office:value="0.02783203125">
            <text:p>0.027832</text:p>
          </table:table-cell>
          <table:table-cell table:formula="of:=[.M1125]/100000" office:value-type="float" office:value="0.0000002783203125">
            <text:p>0.0000002783</text:p>
          </table:table-cell>
          <table:table-cell table:formula="of:=0.625*1000000*[.$N1125]*1000" office:value-type="float" office:value="173.9501953125">
            <text:p>173.950195</text:p>
          </table:table-cell>
          <table:table-cell table:formula="of:=0.769*100000*[.$N1125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98">
            <text:p>639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26]" office:value-type="float" office:value="23.7004">
            <text:p>23.7004</text:p>
          </table:table-cell>
          <table:table-cell/>
          <table:table-cell table:formula="of:=-0.0000028*[.$D1126]*[.$D1126]+0.0405*[.$D1126]-4" office:value-type="float" office:value="32.5101632">
            <text:p>32.5101632</text:p>
          </table:table-cell>
          <table:table-cell/>
          <table:table-cell table:formula="of:=([.G1126]-25)*(0.01+0.00008*[.$D1126])+[.$I1126]" office:value-type="float" office:value="32.396734112">
            <text:p>32.396734112</text:p>
          </table:table-cell>
          <table:table-cell/>
          <table:table-cell table:formula="of:=([.$B1126]/4096)*1.5" office:value-type="float" office:value="0.02783203125">
            <text:p>0.027832</text:p>
          </table:table-cell>
          <table:table-cell table:formula="of:=[.M1126]/100000" office:value-type="float" office:value="0.0000002783203125">
            <text:p>0.0000002783</text:p>
          </table:table-cell>
          <table:table-cell table:formula="of:=0.625*1000000*[.$N1126]*1000" office:value-type="float" office:value="173.9501953125">
            <text:p>173.950195</text:p>
          </table:table-cell>
          <table:table-cell table:formula="of:=0.769*100000*[.$N1126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04">
            <text:p>640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127]" office:value-type="float" office:value="23.7592">
            <text:p>23.7592</text:p>
          </table:table-cell>
          <table:table-cell/>
          <table:table-cell table:formula="of:=-0.0000028*[.$D1127]*[.$D1127]+0.0405*[.$D1127]-4" office:value-type="float" office:value="32.65048">
            <text:p>32.65048</text:p>
          </table:table-cell>
          <table:table-cell/>
          <table:table-cell table:formula="of:=([.G1127]-25)*(0.01+0.00008*[.$D1127])+[.$I1127]" office:value-type="float" office:value="32.54178592">
            <text:p>32.54178592</text:p>
          </table:table-cell>
          <table:table-cell/>
          <table:table-cell table:formula="of:=([.$B1127]/4096)*1.5" office:value-type="float" office:value="0.025634765625">
            <text:p>0.025635</text:p>
          </table:table-cell>
          <table:table-cell table:formula="of:=[.M1127]/100000" office:value-type="float" office:value="0.00000025634765625">
            <text:p>0.0000002563</text:p>
          </table:table-cell>
          <table:table-cell table:formula="of:=0.625*1000000*[.$N1127]*1000" office:value-type="float" office:value="160.21728515625">
            <text:p>160.217285</text:p>
          </table:table-cell>
          <table:table-cell table:formula="of:=0.769*100000*[.$N1127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02">
            <text:p>6402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128]" office:value-type="float" office:value="23.7396">
            <text:p>23.7396</text:p>
          </table:table-cell>
          <table:table-cell/>
          <table:table-cell table:formula="of:=-0.0000028*[.$D1128]*[.$D1128]+0.0405*[.$D1128]-4" office:value-type="float" office:value="32.6154092">
            <text:p>32.6154092</text:p>
          </table:table-cell>
          <table:table-cell/>
          <table:table-cell table:formula="of:=([.G1128]-25)*(0.01+0.00008*[.$D1128])+[.$I1128]" office:value-type="float" office:value="32.505098992">
            <text:p>32.505098992</text:p>
          </table:table-cell>
          <table:table-cell/>
          <table:table-cell table:formula="of:=([.$B1128]/4096)*1.5" office:value-type="float" office:value="0.0289306640625">
            <text:p>0.028931</text:p>
          </table:table-cell>
          <table:table-cell table:formula="of:=[.M1128]/100000" office:value-type="float" office:value="0.000000289306640625">
            <text:p>0.0000002893</text:p>
          </table:table-cell>
          <table:table-cell table:formula="of:=0.625*1000000*[.$N1128]*1000" office:value-type="float" office:value="180.816650390625">
            <text:p>180.816650</text:p>
          </table:table-cell>
          <table:table-cell table:formula="of:=0.769*100000*[.$N1128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02">
            <text:p>640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29]" office:value-type="float" office:value="23.7396">
            <text:p>23.7396</text:p>
          </table:table-cell>
          <table:table-cell/>
          <table:table-cell table:formula="of:=-0.0000028*[.$D1129]*[.$D1129]+0.0405*[.$D1129]-4" office:value-type="float" office:value="32.5101632">
            <text:p>32.5101632</text:p>
          </table:table-cell>
          <table:table-cell/>
          <table:table-cell table:formula="of:=([.G1129]-25)*(0.01+0.00008*[.$D1129])+[.$I1129]" office:value-type="float" office:value="32.400155488">
            <text:p>32.400155488</text:p>
          </table:table-cell>
          <table:table-cell/>
          <table:table-cell table:formula="of:=([.$B1129]/4096)*1.5" office:value-type="float" office:value="0.0267333984375">
            <text:p>0.026733</text:p>
          </table:table-cell>
          <table:table-cell table:formula="of:=[.M1129]/100000" office:value-type="float" office:value="0.000000267333984375">
            <text:p>0.0000002673</text:p>
          </table:table-cell>
          <table:table-cell table:formula="of:=0.625*1000000*[.$N1129]*1000" office:value-type="float" office:value="167.083740234375">
            <text:p>167.083740</text:p>
          </table:table-cell>
          <table:table-cell table:formula="of:=0.769*100000*[.$N1129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01">
            <text:p>6401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30]" office:value-type="float" office:value="23.7298">
            <text:p>23.7298</text:p>
          </table:table-cell>
          <table:table-cell/>
          <table:table-cell table:formula="of:=-0.0000028*[.$D1130]*[.$D1130]+0.0405*[.$D1130]-4" office:value-type="float" office:value="32.5101632">
            <text:p>32.5101632</text:p>
          </table:table-cell>
          <table:table-cell/>
          <table:table-cell table:formula="of:=([.G1130]-25)*(0.01+0.00008*[.$D1130])+[.$I1130]" office:value-type="float" office:value="32.399300144">
            <text:p>32.399300144</text:p>
          </table:table-cell>
          <table:table-cell/>
          <table:table-cell table:formula="of:=([.$B1130]/4096)*1.5" office:value-type="float" office:value="0.02783203125">
            <text:p>0.027832</text:p>
          </table:table-cell>
          <table:table-cell table:formula="of:=[.M1130]/100000" office:value-type="float" office:value="0.0000002783203125">
            <text:p>0.0000002783</text:p>
          </table:table-cell>
          <table:table-cell table:formula="of:=0.625*1000000*[.$N1130]*1000" office:value-type="float" office:value="173.9501953125">
            <text:p>173.950195</text:p>
          </table:table-cell>
          <table:table-cell table:formula="of:=0.769*100000*[.$N1130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02">
            <text:p>640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31]" office:value-type="float" office:value="23.7396">
            <text:p>23.7396</text:p>
          </table:table-cell>
          <table:table-cell/>
          <table:table-cell table:formula="of:=-0.0000028*[.$D1131]*[.$D1131]+0.0405*[.$D1131]-4" office:value-type="float" office:value="32.5803328">
            <text:p>32.5803328</text:p>
          </table:table-cell>
          <table:table-cell/>
          <table:table-cell table:formula="of:=([.G1131]-25)*(0.01+0.00008*[.$D1131])+[.$I1131]" office:value-type="float" office:value="32.470123424">
            <text:p>32.470123424</text:p>
          </table:table-cell>
          <table:table-cell/>
          <table:table-cell table:formula="of:=([.$B1131]/4096)*1.5" office:value-type="float" office:value="0.02783203125">
            <text:p>0.027832</text:p>
          </table:table-cell>
          <table:table-cell table:formula="of:=[.M1131]/100000" office:value-type="float" office:value="0.0000002783203125">
            <text:p>0.0000002783</text:p>
          </table:table-cell>
          <table:table-cell table:formula="of:=0.625*1000000*[.$N1131]*1000" office:value-type="float" office:value="173.9501953125">
            <text:p>173.950195</text:p>
          </table:table-cell>
          <table:table-cell table:formula="of:=0.769*100000*[.$N113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04">
            <text:p>640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32]" office:value-type="float" office:value="23.7592">
            <text:p>23.7592</text:p>
          </table:table-cell>
          <table:table-cell/>
          <table:table-cell table:formula="of:=-0.0000028*[.$D1132]*[.$D1132]+0.0405*[.$D1132]-4" office:value-type="float" office:value="32.5803328">
            <text:p>32.5803328</text:p>
          </table:table-cell>
          <table:table-cell/>
          <table:table-cell table:formula="of:=([.G1132]-25)*(0.01+0.00008*[.$D1132])+[.$I1132]" office:value-type="float" office:value="32.471837248">
            <text:p>32.471837248</text:p>
          </table:table-cell>
          <table:table-cell/>
          <table:table-cell table:formula="of:=([.$B1132]/4096)*1.5" office:value-type="float" office:value="0.0274658203125">
            <text:p>0.027466</text:p>
          </table:table-cell>
          <table:table-cell table:formula="of:=[.M1132]/100000" office:value-type="float" office:value="0.000000274658203125">
            <text:p>0.0000002747</text:p>
          </table:table-cell>
          <table:table-cell table:formula="of:=0.625*1000000*[.$N1132]*1000" office:value-type="float" office:value="171.661376953125">
            <text:p>171.661377</text:p>
          </table:table-cell>
          <table:table-cell table:formula="of:=0.769*100000*[.$N1132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04">
            <text:p>6404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33]" office:value-type="float" office:value="23.7592">
            <text:p>23.7592</text:p>
          </table:table-cell>
          <table:table-cell/>
          <table:table-cell table:formula="of:=-0.0000028*[.$D1133]*[.$D1133]+0.0405*[.$D1133]-4" office:value-type="float" office:value="32.5452508">
            <text:p>32.5452508</text:p>
          </table:table-cell>
          <table:table-cell/>
          <table:table-cell table:formula="of:=([.G1133]-25)*(0.01+0.00008*[.$D1133])+[.$I1133]" office:value-type="float" office:value="32.436854512">
            <text:p>32.436854512</text:p>
          </table:table-cell>
          <table:table-cell/>
          <table:table-cell table:formula="of:=([.$B1133]/4096)*1.5" office:value-type="float" office:value="0.027099609375">
            <text:p>0.027100</text:p>
          </table:table-cell>
          <table:table-cell table:formula="of:=[.M1133]/100000" office:value-type="float" office:value="0.00000027099609375">
            <text:p>0.0000002710</text:p>
          </table:table-cell>
          <table:table-cell table:formula="of:=0.625*1000000*[.$N1133]*1000" office:value-type="float" office:value="169.37255859375">
            <text:p>169.372559</text:p>
          </table:table-cell>
          <table:table-cell table:formula="of:=0.769*100000*[.$N113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04">
            <text:p>640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34]" office:value-type="float" office:value="23.7592">
            <text:p>23.7592</text:p>
          </table:table-cell>
          <table:table-cell/>
          <table:table-cell table:formula="of:=-0.0000028*[.$D1134]*[.$D1134]+0.0405*[.$D1134]-4" office:value-type="float" office:value="32.5101632">
            <text:p>32.5101632</text:p>
          </table:table-cell>
          <table:table-cell/>
          <table:table-cell table:formula="of:=([.G1134]-25)*(0.01+0.00008*[.$D1134])+[.$I1134]" office:value-type="float" office:value="32.401866176">
            <text:p>32.401866176</text:p>
          </table:table-cell>
          <table:table-cell/>
          <table:table-cell table:formula="of:=([.$B1134]/4096)*1.5" office:value-type="float" office:value="0.0260009765625">
            <text:p>0.026001</text:p>
          </table:table-cell>
          <table:table-cell table:formula="of:=[.M1134]/100000" office:value-type="float" office:value="0.000000260009765625">
            <text:p>0.0000002600</text:p>
          </table:table-cell>
          <table:table-cell table:formula="of:=0.625*1000000*[.$N1134]*1000" office:value-type="float" office:value="162.506103515625">
            <text:p>162.506104</text:p>
          </table:table-cell>
          <table:table-cell table:formula="of:=0.769*100000*[.$N1134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04">
            <text:p>6404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135]" office:value-type="float" office:value="23.7592">
            <text:p>23.7592</text:p>
          </table:table-cell>
          <table:table-cell/>
          <table:table-cell table:formula="of:=-0.0000028*[.$D1135]*[.$D1135]+0.0405*[.$D1135]-4" office:value-type="float" office:value="32.47507">
            <text:p>32.47507</text:p>
          </table:table-cell>
          <table:table-cell/>
          <table:table-cell table:formula="of:=([.G1135]-25)*(0.01+0.00008*[.$D1135])+[.$I1135]" office:value-type="float" office:value="32.36687224">
            <text:p>32.36687224</text:p>
          </table:table-cell>
          <table:table-cell/>
          <table:table-cell table:formula="of:=([.$B1135]/4096)*1.5" office:value-type="float" office:value="0.0274658203125">
            <text:p>0.027466</text:p>
          </table:table-cell>
          <table:table-cell table:formula="of:=[.M1135]/100000" office:value-type="float" office:value="0.000000274658203125">
            <text:p>0.0000002747</text:p>
          </table:table-cell>
          <table:table-cell table:formula="of:=0.625*1000000*[.$N1135]*1000" office:value-type="float" office:value="171.661376953125">
            <text:p>171.661377</text:p>
          </table:table-cell>
          <table:table-cell table:formula="of:=0.769*100000*[.$N113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06">
            <text:p>640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36]" office:value-type="float" office:value="23.7788">
            <text:p>23.7788</text:p>
          </table:table-cell>
          <table:table-cell/>
          <table:table-cell table:formula="of:=-0.0000028*[.$D1136]*[.$D1136]+0.0405*[.$D1136]-4" office:value-type="float" office:value="32.5803328">
            <text:p>32.5803328</text:p>
          </table:table-cell>
          <table:table-cell/>
          <table:table-cell table:formula="of:=([.G1136]-25)*(0.01+0.00008*[.$D1136])+[.$I1136]" office:value-type="float" office:value="32.473551072">
            <text:p>32.473551072</text:p>
          </table:table-cell>
          <table:table-cell/>
          <table:table-cell table:formula="of:=([.$B1136]/4096)*1.5" office:value-type="float" office:value="0.0289306640625">
            <text:p>0.028931</text:p>
          </table:table-cell>
          <table:table-cell table:formula="of:=[.M1136]/100000" office:value-type="float" office:value="0.000000289306640625">
            <text:p>0.0000002893</text:p>
          </table:table-cell>
          <table:table-cell table:formula="of:=0.625*1000000*[.$N1136]*1000" office:value-type="float" office:value="180.816650390625">
            <text:p>180.816650</text:p>
          </table:table-cell>
          <table:table-cell table:formula="of:=0.769*100000*[.$N1136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07">
            <text:p>6407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137]" office:value-type="float" office:value="23.7886">
            <text:p>23.7886</text:p>
          </table:table-cell>
          <table:table-cell/>
          <table:table-cell table:formula="of:=-0.0000028*[.$D1137]*[.$D1137]+0.0405*[.$D1137]-4" office:value-type="float" office:value="32.6154092">
            <text:p>32.6154092</text:p>
          </table:table-cell>
          <table:table-cell/>
          <table:table-cell table:formula="of:=([.G1137]-25)*(0.01+0.00008*[.$D1137])+[.$I1137]" office:value-type="float" office:value="32.509387472">
            <text:p>32.509387472</text:p>
          </table:table-cell>
          <table:table-cell/>
          <table:table-cell table:formula="of:=([.$B1137]/4096)*1.5" office:value-type="float" office:value="0.025634765625">
            <text:p>0.025635</text:p>
          </table:table-cell>
          <table:table-cell table:formula="of:=[.M1137]/100000" office:value-type="float" office:value="0.00000025634765625">
            <text:p>0.0000002563</text:p>
          </table:table-cell>
          <table:table-cell table:formula="of:=0.625*1000000*[.$N1137]*1000" office:value-type="float" office:value="160.21728515625">
            <text:p>160.217285</text:p>
          </table:table-cell>
          <table:table-cell table:formula="of:=0.769*100000*[.$N1137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407">
            <text:p>6407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38]" office:value-type="float" office:value="23.7886">
            <text:p>23.7886</text:p>
          </table:table-cell>
          <table:table-cell/>
          <table:table-cell table:formula="of:=-0.0000028*[.$D1138]*[.$D1138]+0.0405*[.$D1138]-4" office:value-type="float" office:value="32.5803328">
            <text:p>32.5803328</text:p>
          </table:table-cell>
          <table:table-cell/>
          <table:table-cell table:formula="of:=([.G1138]-25)*(0.01+0.00008*[.$D1138])+[.$I1138]" office:value-type="float" office:value="32.474407984">
            <text:p>32.474407984</text:p>
          </table:table-cell>
          <table:table-cell/>
          <table:table-cell table:formula="of:=([.$B1138]/4096)*1.5" office:value-type="float" office:value="0.0296630859375">
            <text:p>0.029663</text:p>
          </table:table-cell>
          <table:table-cell table:formula="of:=[.M1138]/100000" office:value-type="float" office:value="0.000000296630859375">
            <text:p>0.0000002966</text:p>
          </table:table-cell>
          <table:table-cell table:formula="of:=0.625*1000000*[.$N1138]*1000" office:value-type="float" office:value="185.394287109375">
            <text:p>185.394287</text:p>
          </table:table-cell>
          <table:table-cell table:formula="of:=0.769*100000*[.$N1138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08">
            <text:p>6408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39]" office:value-type="float" office:value="23.7984">
            <text:p>23.7984</text:p>
          </table:table-cell>
          <table:table-cell/>
          <table:table-cell table:formula="of:=-0.0000028*[.$D1139]*[.$D1139]+0.0405*[.$D1139]-4" office:value-type="float" office:value="32.5452508">
            <text:p>32.5452508</text:p>
          </table:table-cell>
          <table:table-cell/>
          <table:table-cell table:formula="of:=([.G1139]-25)*(0.01+0.00008*[.$D1139])+[.$I1139]" office:value-type="float" office:value="32.440279024">
            <text:p>32.440279024</text:p>
          </table:table-cell>
          <table:table-cell/>
          <table:table-cell table:formula="of:=([.$B1139]/4096)*1.5" office:value-type="float" office:value="0.0245361328125">
            <text:p>0.024536</text:p>
          </table:table-cell>
          <table:table-cell table:formula="of:=[.M1139]/100000" office:value-type="float" office:value="0.000000245361328125">
            <text:p>0.0000002454</text:p>
          </table:table-cell>
          <table:table-cell table:formula="of:=0.625*1000000*[.$N1139]*1000" office:value-type="float" office:value="153.350830078125">
            <text:p>153.350830</text:p>
          </table:table-cell>
          <table:table-cell table:formula="of:=0.769*100000*[.$N113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08">
            <text:p>640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140]" office:value-type="float" office:value="23.7984">
            <text:p>23.7984</text:p>
          </table:table-cell>
          <table:table-cell/>
          <table:table-cell table:formula="of:=-0.0000028*[.$D1140]*[.$D1140]+0.0405*[.$D1140]-4" office:value-type="float" office:value="32.65048">
            <text:p>32.65048</text:p>
          </table:table-cell>
          <table:table-cell/>
          <table:table-cell table:formula="of:=([.G1140]-25)*(0.01+0.00008*[.$D1140])+[.$I1140]" office:value-type="float" office:value="32.54521984">
            <text:p>32.54521984</text:p>
          </table:table-cell>
          <table:table-cell/>
          <table:table-cell table:formula="of:=([.$B1140]/4096)*1.5" office:value-type="float" office:value="0.0274658203125">
            <text:p>0.027466</text:p>
          </table:table-cell>
          <table:table-cell table:formula="of:=[.M1140]/100000" office:value-type="float" office:value="0.000000274658203125">
            <text:p>0.0000002747</text:p>
          </table:table-cell>
          <table:table-cell table:formula="of:=0.625*1000000*[.$N1140]*1000" office:value-type="float" office:value="171.661376953125">
            <text:p>171.661377</text:p>
          </table:table-cell>
          <table:table-cell table:formula="of:=0.769*100000*[.$N114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10">
            <text:p>641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41]" office:value-type="float" office:value="23.818">
            <text:p>23.818</text:p>
          </table:table-cell>
          <table:table-cell/>
          <table:table-cell table:formula="of:=-0.0000028*[.$D1141]*[.$D1141]+0.0405*[.$D1141]-4" office:value-type="float" office:value="32.5101632">
            <text:p>32.5101632</text:p>
          </table:table-cell>
          <table:table-cell/>
          <table:table-cell table:formula="of:=([.G1141]-25)*(0.01+0.00008*[.$D1141])+[.$I1141]" office:value-type="float" office:value="32.40699824">
            <text:p>32.40699824</text:p>
          </table:table-cell>
          <table:table-cell/>
          <table:table-cell table:formula="of:=([.$B1141]/4096)*1.5" office:value-type="float" office:value="0.0289306640625">
            <text:p>0.028931</text:p>
          </table:table-cell>
          <table:table-cell table:formula="of:=[.M1141]/100000" office:value-type="float" office:value="0.000000289306640625">
            <text:p>0.0000002893</text:p>
          </table:table-cell>
          <table:table-cell table:formula="of:=0.625*1000000*[.$N1141]*1000" office:value-type="float" office:value="180.816650390625">
            <text:p>180.816650</text:p>
          </table:table-cell>
          <table:table-cell table:formula="of:=0.769*100000*[.$N1141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06">
            <text:p>640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142]" office:value-type="float" office:value="23.7788">
            <text:p>23.7788</text:p>
          </table:table-cell>
          <table:table-cell/>
          <table:table-cell table:formula="of:=-0.0000028*[.$D1142]*[.$D1142]+0.0405*[.$D1142]-4" office:value-type="float" office:value="32.4399712">
            <text:p>32.4399712</text:p>
          </table:table-cell>
          <table:table-cell/>
          <table:table-cell table:formula="of:=([.G1142]-25)*(0.01+0.00008*[.$D1142])+[.$I1142]" office:value-type="float" office:value="32.333580256">
            <text:p>32.333580256</text:p>
          </table:table-cell>
          <table:table-cell/>
          <table:table-cell table:formula="of:=([.$B1142]/4096)*1.5" office:value-type="float" office:value="0.02490234375">
            <text:p>0.024902</text:p>
          </table:table-cell>
          <table:table-cell table:formula="of:=[.M1142]/100000" office:value-type="float" office:value="0.0000002490234375">
            <text:p>0.0000002490</text:p>
          </table:table-cell>
          <table:table-cell table:formula="of:=0.625*1000000*[.$N1142]*1000" office:value-type="float" office:value="155.6396484375">
            <text:p>155.639648</text:p>
          </table:table-cell>
          <table:table-cell table:formula="of:=0.769*100000*[.$N114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0">
            <text:p>641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43]" office:value-type="float" office:value="23.818">
            <text:p>23.818</text:p>
          </table:table-cell>
          <table:table-cell/>
          <table:table-cell table:formula="of:=-0.0000028*[.$D1143]*[.$D1143]+0.0405*[.$D1143]-4" office:value-type="float" office:value="32.5803328">
            <text:p>32.5803328</text:p>
          </table:table-cell>
          <table:table-cell/>
          <table:table-cell table:formula="of:=([.G1143]-25)*(0.01+0.00008*[.$D1143])+[.$I1143]" office:value-type="float" office:value="32.47697872">
            <text:p>32.47697872</text:p>
          </table:table-cell>
          <table:table-cell/>
          <table:table-cell table:formula="of:=([.$B1143]/4096)*1.5" office:value-type="float" office:value="0.0267333984375">
            <text:p>0.026733</text:p>
          </table:table-cell>
          <table:table-cell table:formula="of:=[.M1143]/100000" office:value-type="float" office:value="0.000000267333984375">
            <text:p>0.0000002673</text:p>
          </table:table-cell>
          <table:table-cell table:formula="of:=0.625*1000000*[.$N1143]*1000" office:value-type="float" office:value="167.083740234375">
            <text:p>167.083740</text:p>
          </table:table-cell>
          <table:table-cell table:formula="of:=0.769*100000*[.$N114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412">
            <text:p>641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44]" office:value-type="float" office:value="23.8376">
            <text:p>23.8376</text:p>
          </table:table-cell>
          <table:table-cell/>
          <table:table-cell table:formula="of:=-0.0000028*[.$D1144]*[.$D1144]+0.0405*[.$D1144]-4" office:value-type="float" office:value="32.5803328">
            <text:p>32.5803328</text:p>
          </table:table-cell>
          <table:table-cell/>
          <table:table-cell table:formula="of:=([.G1144]-25)*(0.01+0.00008*[.$D1144])+[.$I1144]" office:value-type="float" office:value="32.478692544">
            <text:p>32.478692544</text:p>
          </table:table-cell>
          <table:table-cell/>
          <table:table-cell table:formula="of:=([.$B1144]/4096)*1.5" office:value-type="float" office:value="0.029296875">
            <text:p>0.029297</text:p>
          </table:table-cell>
          <table:table-cell table:formula="of:=[.M1144]/100000" office:value-type="float" office:value="0.00000029296875">
            <text:p>0.0000002930</text:p>
          </table:table-cell>
          <table:table-cell table:formula="of:=0.625*1000000*[.$N1144]*1000" office:value-type="float" office:value="183.10546875">
            <text:p>183.105469</text:p>
          </table:table-cell>
          <table:table-cell table:formula="of:=0.769*100000*[.$N1144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4">
            <text:p>641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145]" office:value-type="float" office:value="23.8572">
            <text:p>23.8572</text:p>
          </table:table-cell>
          <table:table-cell/>
          <table:table-cell table:formula="of:=-0.0000028*[.$D1145]*[.$D1145]+0.0405*[.$D1145]-4" office:value-type="float" office:value="32.65048">
            <text:p>32.65048</text:p>
          </table:table-cell>
          <table:table-cell/>
          <table:table-cell table:formula="of:=([.G1145]-25)*(0.01+0.00008*[.$D1145])+[.$I1145]" office:value-type="float" office:value="32.55037072">
            <text:p>32.55037072</text:p>
          </table:table-cell>
          <table:table-cell/>
          <table:table-cell table:formula="of:=([.$B1145]/4096)*1.5" office:value-type="float" office:value="0.0234375">
            <text:p>0.023438</text:p>
          </table:table-cell>
          <table:table-cell table:formula="of:=[.M1145]/100000" office:value-type="float" office:value="0.000000234375">
            <text:p>0.0000002344</text:p>
          </table:table-cell>
          <table:table-cell table:formula="of:=0.625*1000000*[.$N1145]*1000" office:value-type="float" office:value="146.484375">
            <text:p>146.484375</text:p>
          </table:table-cell>
          <table:table-cell table:formula="of:=0.769*100000*[.$N1145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0">
            <text:p>641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46]" office:value-type="float" office:value="23.818">
            <text:p>23.818</text:p>
          </table:table-cell>
          <table:table-cell/>
          <table:table-cell table:formula="of:=-0.0000028*[.$D1146]*[.$D1146]+0.0405*[.$D1146]-4" office:value-type="float" office:value="32.5803328">
            <text:p>32.5803328</text:p>
          </table:table-cell>
          <table:table-cell/>
          <table:table-cell table:formula="of:=([.G1146]-25)*(0.01+0.00008*[.$D1146])+[.$I1146]" office:value-type="float" office:value="32.47697872">
            <text:p>32.47697872</text:p>
          </table:table-cell>
          <table:table-cell/>
          <table:table-cell table:formula="of:=([.$B1146]/4096)*1.5" office:value-type="float" office:value="0.0267333984375">
            <text:p>0.026733</text:p>
          </table:table-cell>
          <table:table-cell table:formula="of:=[.M1146]/100000" office:value-type="float" office:value="0.000000267333984375">
            <text:p>0.0000002673</text:p>
          </table:table-cell>
          <table:table-cell table:formula="of:=0.625*1000000*[.$N1146]*1000" office:value-type="float" office:value="167.083740234375">
            <text:p>167.083740</text:p>
          </table:table-cell>
          <table:table-cell table:formula="of:=0.769*100000*[.$N1146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2">
            <text:p>641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47]" office:value-type="float" office:value="23.8376">
            <text:p>23.8376</text:p>
          </table:table-cell>
          <table:table-cell/>
          <table:table-cell table:formula="of:=-0.0000028*[.$D1147]*[.$D1147]+0.0405*[.$D1147]-4" office:value-type="float" office:value="32.5803328">
            <text:p>32.5803328</text:p>
          </table:table-cell>
          <table:table-cell/>
          <table:table-cell table:formula="of:=([.G1147]-25)*(0.01+0.00008*[.$D1147])+[.$I1147]" office:value-type="float" office:value="32.478692544">
            <text:p>32.478692544</text:p>
          </table:table-cell>
          <table:table-cell/>
          <table:table-cell table:formula="of:=([.$B1147]/4096)*1.5" office:value-type="float" office:value="0.0245361328125">
            <text:p>0.024536</text:p>
          </table:table-cell>
          <table:table-cell table:formula="of:=[.M1147]/100000" office:value-type="float" office:value="0.000000245361328125">
            <text:p>0.0000002454</text:p>
          </table:table-cell>
          <table:table-cell table:formula="of:=0.625*1000000*[.$N1147]*1000" office:value-type="float" office:value="153.350830078125">
            <text:p>153.350830</text:p>
          </table:table-cell>
          <table:table-cell table:formula="of:=0.769*100000*[.$N114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08">
            <text:p>640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48]" office:value-type="float" office:value="23.7984">
            <text:p>23.7984</text:p>
          </table:table-cell>
          <table:table-cell/>
          <table:table-cell table:formula="of:=-0.0000028*[.$D1148]*[.$D1148]+0.0405*[.$D1148]-4" office:value-type="float" office:value="32.5803328">
            <text:p>32.5803328</text:p>
          </table:table-cell>
          <table:table-cell/>
          <table:table-cell table:formula="of:=([.G1148]-25)*(0.01+0.00008*[.$D1148])+[.$I1148]" office:value-type="float" office:value="32.475264896">
            <text:p>32.475264896</text:p>
          </table:table-cell>
          <table:table-cell/>
          <table:table-cell table:formula="of:=([.$B1148]/4096)*1.5" office:value-type="float" office:value="0.0267333984375">
            <text:p>0.026733</text:p>
          </table:table-cell>
          <table:table-cell table:formula="of:=[.M1148]/100000" office:value-type="float" office:value="0.000000267333984375">
            <text:p>0.0000002673</text:p>
          </table:table-cell>
          <table:table-cell table:formula="of:=0.625*1000000*[.$N1148]*1000" office:value-type="float" office:value="167.083740234375">
            <text:p>167.083740</text:p>
          </table:table-cell>
          <table:table-cell table:formula="of:=0.769*100000*[.$N114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408">
            <text:p>640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49]" office:value-type="float" office:value="23.7984">
            <text:p>23.7984</text:p>
          </table:table-cell>
          <table:table-cell/>
          <table:table-cell table:formula="of:=-0.0000028*[.$D1149]*[.$D1149]+0.0405*[.$D1149]-4" office:value-type="float" office:value="32.5803328">
            <text:p>32.5803328</text:p>
          </table:table-cell>
          <table:table-cell/>
          <table:table-cell table:formula="of:=([.G1149]-25)*(0.01+0.00008*[.$D1149])+[.$I1149]" office:value-type="float" office:value="32.475264896">
            <text:p>32.475264896</text:p>
          </table:table-cell>
          <table:table-cell/>
          <table:table-cell table:formula="of:=([.$B1149]/4096)*1.5" office:value-type="float" office:value="0.0296630859375">
            <text:p>0.029663</text:p>
          </table:table-cell>
          <table:table-cell table:formula="of:=[.M1149]/100000" office:value-type="float" office:value="0.000000296630859375">
            <text:p>0.0000002966</text:p>
          </table:table-cell>
          <table:table-cell table:formula="of:=0.625*1000000*[.$N1149]*1000" office:value-type="float" office:value="185.394287109375">
            <text:p>185.394287</text:p>
          </table:table-cell>
          <table:table-cell table:formula="of:=0.769*100000*[.$N1149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07">
            <text:p>6407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50]" office:value-type="float" office:value="23.7886">
            <text:p>23.7886</text:p>
          </table:table-cell>
          <table:table-cell/>
          <table:table-cell table:formula="of:=-0.0000028*[.$D1150]*[.$D1150]+0.0405*[.$D1150]-4" office:value-type="float" office:value="32.5803328">
            <text:p>32.5803328</text:p>
          </table:table-cell>
          <table:table-cell/>
          <table:table-cell table:formula="of:=([.G1150]-25)*(0.01+0.00008*[.$D1150])+[.$I1150]" office:value-type="float" office:value="32.474407984">
            <text:p>32.474407984</text:p>
          </table:table-cell>
          <table:table-cell/>
          <table:table-cell table:formula="of:=([.$B1150]/4096)*1.5" office:value-type="float" office:value="0.025634765625">
            <text:p>0.025635</text:p>
          </table:table-cell>
          <table:table-cell table:formula="of:=[.M1150]/100000" office:value-type="float" office:value="0.00000025634765625">
            <text:p>0.0000002563</text:p>
          </table:table-cell>
          <table:table-cell table:formula="of:=0.625*1000000*[.$N1150]*1000" office:value-type="float" office:value="160.21728515625">
            <text:p>160.217285</text:p>
          </table:table-cell>
          <table:table-cell table:formula="of:=0.769*100000*[.$N115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09">
            <text:p>6409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151]" office:value-type="float" office:value="23.8082">
            <text:p>23.8082</text:p>
          </table:table-cell>
          <table:table-cell/>
          <table:table-cell table:formula="of:=-0.0000028*[.$D1151]*[.$D1151]+0.0405*[.$D1151]-4" office:value-type="float" office:value="32.65048">
            <text:p>32.65048</text:p>
          </table:table-cell>
          <table:table-cell/>
          <table:table-cell table:formula="of:=([.G1151]-25)*(0.01+0.00008*[.$D1151])+[.$I1151]" office:value-type="float" office:value="32.54607832">
            <text:p>32.54607832</text:p>
          </table:table-cell>
          <table:table-cell/>
          <table:table-cell table:formula="of:=([.$B1151]/4096)*1.5" office:value-type="float" office:value="0.0263671875">
            <text:p>0.026367</text:p>
          </table:table-cell>
          <table:table-cell table:formula="of:=[.M1151]/100000" office:value-type="float" office:value="0.000000263671875">
            <text:p>0.0000002637</text:p>
          </table:table-cell>
          <table:table-cell table:formula="of:=0.625*1000000*[.$N1151]*1000" office:value-type="float" office:value="164.794921875">
            <text:p>164.794922</text:p>
          </table:table-cell>
          <table:table-cell table:formula="of:=0.769*100000*[.$N115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409">
            <text:p>6409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52]" office:value-type="float" office:value="23.8082">
            <text:p>23.8082</text:p>
          </table:table-cell>
          <table:table-cell/>
          <table:table-cell table:formula="of:=-0.0000028*[.$D1152]*[.$D1152]+0.0405*[.$D1152]-4" office:value-type="float" office:value="32.5803328">
            <text:p>32.5803328</text:p>
          </table:table-cell>
          <table:table-cell/>
          <table:table-cell table:formula="of:=([.G1152]-25)*(0.01+0.00008*[.$D1152])+[.$I1152]" office:value-type="float" office:value="32.476121808">
            <text:p>32.476121808</text:p>
          </table:table-cell>
          <table:table-cell/>
          <table:table-cell table:formula="of:=([.$B1152]/4096)*1.5" office:value-type="float" office:value="0.0296630859375">
            <text:p>0.029663</text:p>
          </table:table-cell>
          <table:table-cell table:formula="of:=[.M1152]/100000" office:value-type="float" office:value="0.000000296630859375">
            <text:p>0.0000002966</text:p>
          </table:table-cell>
          <table:table-cell table:formula="of:=0.625*1000000*[.$N1152]*1000" office:value-type="float" office:value="185.394287109375">
            <text:p>185.394287</text:p>
          </table:table-cell>
          <table:table-cell table:formula="of:=0.769*100000*[.$N1152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09">
            <text:p>6409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53]" office:value-type="float" office:value="23.8082">
            <text:p>23.8082</text:p>
          </table:table-cell>
          <table:table-cell/>
          <table:table-cell table:formula="of:=-0.0000028*[.$D1153]*[.$D1153]+0.0405*[.$D1153]-4" office:value-type="float" office:value="32.5803328">
            <text:p>32.5803328</text:p>
          </table:table-cell>
          <table:table-cell/>
          <table:table-cell table:formula="of:=([.G1153]-25)*(0.01+0.00008*[.$D1153])+[.$I1153]" office:value-type="float" office:value="32.476121808">
            <text:p>32.476121808</text:p>
          </table:table-cell>
          <table:table-cell/>
          <table:table-cell table:formula="of:=([.$B1153]/4096)*1.5" office:value-type="float" office:value="0.027099609375">
            <text:p>0.027100</text:p>
          </table:table-cell>
          <table:table-cell table:formula="of:=[.M1153]/100000" office:value-type="float" office:value="0.00000027099609375">
            <text:p>0.0000002710</text:p>
          </table:table-cell>
          <table:table-cell table:formula="of:=0.625*1000000*[.$N1153]*1000" office:value-type="float" office:value="169.37255859375">
            <text:p>169.372559</text:p>
          </table:table-cell>
          <table:table-cell table:formula="of:=0.769*100000*[.$N115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06">
            <text:p>640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54]" office:value-type="float" office:value="23.7788">
            <text:p>23.7788</text:p>
          </table:table-cell>
          <table:table-cell/>
          <table:table-cell table:formula="of:=-0.0000028*[.$D1154]*[.$D1154]+0.0405*[.$D1154]-4" office:value-type="float" office:value="32.5101632">
            <text:p>32.5101632</text:p>
          </table:table-cell>
          <table:table-cell/>
          <table:table-cell table:formula="of:=([.G1154]-25)*(0.01+0.00008*[.$D1154])+[.$I1154]" office:value-type="float" office:value="32.403576864">
            <text:p>32.403576864</text:p>
          </table:table-cell>
          <table:table-cell/>
          <table:table-cell table:formula="of:=([.$B1154]/4096)*1.5" office:value-type="float" office:value="0.0274658203125">
            <text:p>0.027466</text:p>
          </table:table-cell>
          <table:table-cell table:formula="of:=[.M1154]/100000" office:value-type="float" office:value="0.000000274658203125">
            <text:p>0.0000002747</text:p>
          </table:table-cell>
          <table:table-cell table:formula="of:=0.625*1000000*[.$N1154]*1000" office:value-type="float" office:value="171.661376953125">
            <text:p>171.661377</text:p>
          </table:table-cell>
          <table:table-cell table:formula="of:=0.769*100000*[.$N1154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09">
            <text:p>6409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55]" office:value-type="float" office:value="23.8082">
            <text:p>23.8082</text:p>
          </table:table-cell>
          <table:table-cell/>
          <table:table-cell table:formula="of:=-0.0000028*[.$D1155]*[.$D1155]+0.0405*[.$D1155]-4" office:value-type="float" office:value="32.5452508">
            <text:p>32.5452508</text:p>
          </table:table-cell>
          <table:table-cell/>
          <table:table-cell table:formula="of:=([.G1155]-25)*(0.01+0.00008*[.$D1155])+[.$I1155]" office:value-type="float" office:value="32.441135152">
            <text:p>32.441135152</text:p>
          </table:table-cell>
          <table:table-cell/>
          <table:table-cell table:formula="of:=([.$B1155]/4096)*1.5" office:value-type="float" office:value="0.027099609375">
            <text:p>0.027100</text:p>
          </table:table-cell>
          <table:table-cell table:formula="of:=[.M1155]/100000" office:value-type="float" office:value="0.00000027099609375">
            <text:p>0.0000002710</text:p>
          </table:table-cell>
          <table:table-cell table:formula="of:=0.625*1000000*[.$N1155]*1000" office:value-type="float" office:value="169.37255859375">
            <text:p>169.372559</text:p>
          </table:table-cell>
          <table:table-cell table:formula="of:=0.769*100000*[.$N115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09">
            <text:p>6409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56]" office:value-type="float" office:value="23.8082">
            <text:p>23.8082</text:p>
          </table:table-cell>
          <table:table-cell/>
          <table:table-cell table:formula="of:=-0.0000028*[.$D1156]*[.$D1156]+0.0405*[.$D1156]-4" office:value-type="float" office:value="32.5803328">
            <text:p>32.5803328</text:p>
          </table:table-cell>
          <table:table-cell/>
          <table:table-cell table:formula="of:=([.G1156]-25)*(0.01+0.00008*[.$D1156])+[.$I1156]" office:value-type="float" office:value="32.476121808">
            <text:p>32.476121808</text:p>
          </table:table-cell>
          <table:table-cell/>
          <table:table-cell table:formula="of:=([.$B1156]/4096)*1.5" office:value-type="float" office:value="0.028564453125">
            <text:p>0.028564</text:p>
          </table:table-cell>
          <table:table-cell table:formula="of:=[.M1156]/100000" office:value-type="float" office:value="0.00000028564453125">
            <text:p>0.0000002856</text:p>
          </table:table-cell>
          <table:table-cell table:formula="of:=0.625*1000000*[.$N1156]*1000" office:value-type="float" office:value="178.52783203125">
            <text:p>178.527832</text:p>
          </table:table-cell>
          <table:table-cell table:formula="of:=0.769*100000*[.$N1156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07">
            <text:p>6407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57]" office:value-type="float" office:value="23.7886">
            <text:p>23.7886</text:p>
          </table:table-cell>
          <table:table-cell/>
          <table:table-cell table:formula="of:=-0.0000028*[.$D1157]*[.$D1157]+0.0405*[.$D1157]-4" office:value-type="float" office:value="32.5101632">
            <text:p>32.5101632</text:p>
          </table:table-cell>
          <table:table-cell/>
          <table:table-cell table:formula="of:=([.G1157]-25)*(0.01+0.00008*[.$D1157])+[.$I1157]" office:value-type="float" office:value="32.404432208">
            <text:p>32.404432208</text:p>
          </table:table-cell>
          <table:table-cell/>
          <table:table-cell table:formula="of:=([.$B1157]/4096)*1.5" office:value-type="float" office:value="0.027099609375">
            <text:p>0.027100</text:p>
          </table:table-cell>
          <table:table-cell table:formula="of:=[.M1157]/100000" office:value-type="float" office:value="0.00000027099609375">
            <text:p>0.0000002710</text:p>
          </table:table-cell>
          <table:table-cell table:formula="of:=0.625*1000000*[.$N1157]*1000" office:value-type="float" office:value="169.37255859375">
            <text:p>169.372559</text:p>
          </table:table-cell>
          <table:table-cell table:formula="of:=0.769*100000*[.$N115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08">
            <text:p>640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58]" office:value-type="float" office:value="23.7984">
            <text:p>23.7984</text:p>
          </table:table-cell>
          <table:table-cell/>
          <table:table-cell table:formula="of:=-0.0000028*[.$D1158]*[.$D1158]+0.0405*[.$D1158]-4" office:value-type="float" office:value="32.5803328">
            <text:p>32.5803328</text:p>
          </table:table-cell>
          <table:table-cell/>
          <table:table-cell table:formula="of:=([.G1158]-25)*(0.01+0.00008*[.$D1158])+[.$I1158]" office:value-type="float" office:value="32.475264896">
            <text:p>32.475264896</text:p>
          </table:table-cell>
          <table:table-cell/>
          <table:table-cell table:formula="of:=([.$B1158]/4096)*1.5" office:value-type="float" office:value="0.02490234375">
            <text:p>0.024902</text:p>
          </table:table-cell>
          <table:table-cell table:formula="of:=[.M1158]/100000" office:value-type="float" office:value="0.0000002490234375">
            <text:p>0.0000002490</text:p>
          </table:table-cell>
          <table:table-cell table:formula="of:=0.625*1000000*[.$N1158]*1000" office:value-type="float" office:value="155.6396484375">
            <text:p>155.639648</text:p>
          </table:table-cell>
          <table:table-cell table:formula="of:=0.769*100000*[.$N115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0">
            <text:p>6410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59]" office:value-type="float" office:value="23.818">
            <text:p>23.818</text:p>
          </table:table-cell>
          <table:table-cell/>
          <table:table-cell table:formula="of:=-0.0000028*[.$D1159]*[.$D1159]+0.0405*[.$D1159]-4" office:value-type="float" office:value="32.5452508">
            <text:p>32.5452508</text:p>
          </table:table-cell>
          <table:table-cell/>
          <table:table-cell table:formula="of:=([.G1159]-25)*(0.01+0.00008*[.$D1159])+[.$I1159]" office:value-type="float" office:value="32.44199128">
            <text:p>32.44199128</text:p>
          </table:table-cell>
          <table:table-cell/>
          <table:table-cell table:formula="of:=([.$B1159]/4096)*1.5" office:value-type="float" office:value="0.0252685546875">
            <text:p>0.025269</text:p>
          </table:table-cell>
          <table:table-cell table:formula="of:=[.M1159]/100000" office:value-type="float" office:value="0.000000252685546875">
            <text:p>0.0000002527</text:p>
          </table:table-cell>
          <table:table-cell table:formula="of:=0.625*1000000*[.$N1159]*1000" office:value-type="float" office:value="157.928466796875">
            <text:p>157.928467</text:p>
          </table:table-cell>
          <table:table-cell table:formula="of:=0.769*100000*[.$N1159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08">
            <text:p>640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60]" office:value-type="float" office:value="23.7984">
            <text:p>23.7984</text:p>
          </table:table-cell>
          <table:table-cell/>
          <table:table-cell table:formula="of:=-0.0000028*[.$D1160]*[.$D1160]+0.0405*[.$D1160]-4" office:value-type="float" office:value="32.5101632">
            <text:p>32.5101632</text:p>
          </table:table-cell>
          <table:table-cell/>
          <table:table-cell table:formula="of:=([.G1160]-25)*(0.01+0.00008*[.$D1160])+[.$I1160]" office:value-type="float" office:value="32.405287552">
            <text:p>32.405287552</text:p>
          </table:table-cell>
          <table:table-cell/>
          <table:table-cell table:formula="of:=([.$B1160]/4096)*1.5" office:value-type="float" office:value="0.02783203125">
            <text:p>0.027832</text:p>
          </table:table-cell>
          <table:table-cell table:formula="of:=[.M1160]/100000" office:value-type="float" office:value="0.0000002783203125">
            <text:p>0.0000002783</text:p>
          </table:table-cell>
          <table:table-cell table:formula="of:=0.625*1000000*[.$N1160]*1000" office:value-type="float" office:value="173.9501953125">
            <text:p>173.950195</text:p>
          </table:table-cell>
          <table:table-cell table:formula="of:=0.769*100000*[.$N1160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1">
            <text:p>641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61]" office:value-type="float" office:value="23.8278">
            <text:p>23.8278</text:p>
          </table:table-cell>
          <table:table-cell/>
          <table:table-cell table:formula="of:=-0.0000028*[.$D1161]*[.$D1161]+0.0405*[.$D1161]-4" office:value-type="float" office:value="32.5803328">
            <text:p>32.5803328</text:p>
          </table:table-cell>
          <table:table-cell/>
          <table:table-cell table:formula="of:=([.G1161]-25)*(0.01+0.00008*[.$D1161])+[.$I1161]" office:value-type="float" office:value="32.477835632">
            <text:p>32.477835632</text:p>
          </table:table-cell>
          <table:table-cell/>
          <table:table-cell table:formula="of:=([.$B1161]/4096)*1.5" office:value-type="float" office:value="0.0263671875">
            <text:p>0.026367</text:p>
          </table:table-cell>
          <table:table-cell table:formula="of:=[.M1161]/100000" office:value-type="float" office:value="0.000000263671875">
            <text:p>0.0000002637</text:p>
          </table:table-cell>
          <table:table-cell table:formula="of:=0.625*1000000*[.$N1161]*1000" office:value-type="float" office:value="164.794921875">
            <text:p>164.794922</text:p>
          </table:table-cell>
          <table:table-cell table:formula="of:=0.769*100000*[.$N116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0">
            <text:p>6410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62]" office:value-type="float" office:value="23.818">
            <text:p>23.818</text:p>
          </table:table-cell>
          <table:table-cell/>
          <table:table-cell table:formula="of:=-0.0000028*[.$D1162]*[.$D1162]+0.0405*[.$D1162]-4" office:value-type="float" office:value="32.5452508">
            <text:p>32.5452508</text:p>
          </table:table-cell>
          <table:table-cell/>
          <table:table-cell table:formula="of:=([.G1162]-25)*(0.01+0.00008*[.$D1162])+[.$I1162]" office:value-type="float" office:value="32.44199128">
            <text:p>32.44199128</text:p>
          </table:table-cell>
          <table:table-cell/>
          <table:table-cell table:formula="of:=([.$B1162]/4096)*1.5" office:value-type="float" office:value="0.0263671875">
            <text:p>0.026367</text:p>
          </table:table-cell>
          <table:table-cell table:formula="of:=[.M1162]/100000" office:value-type="float" office:value="0.000000263671875">
            <text:p>0.0000002637</text:p>
          </table:table-cell>
          <table:table-cell table:formula="of:=0.625*1000000*[.$N1162]*1000" office:value-type="float" office:value="164.794921875">
            <text:p>164.794922</text:p>
          </table:table-cell>
          <table:table-cell table:formula="of:=0.769*100000*[.$N1162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2">
            <text:p>6412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63]" office:value-type="float" office:value="23.8376">
            <text:p>23.8376</text:p>
          </table:table-cell>
          <table:table-cell/>
          <table:table-cell table:formula="of:=-0.0000028*[.$D1163]*[.$D1163]+0.0405*[.$D1163]-4" office:value-type="float" office:value="32.5452508">
            <text:p>32.5452508</text:p>
          </table:table-cell>
          <table:table-cell/>
          <table:table-cell table:formula="of:=([.G1163]-25)*(0.01+0.00008*[.$D1163])+[.$I1163]" office:value-type="float" office:value="32.443703536">
            <text:p>32.443703536</text:p>
          </table:table-cell>
          <table:table-cell/>
          <table:table-cell table:formula="of:=([.$B1163]/4096)*1.5" office:value-type="float" office:value="0.0260009765625">
            <text:p>0.026001</text:p>
          </table:table-cell>
          <table:table-cell table:formula="of:=[.M1163]/100000" office:value-type="float" office:value="0.000000260009765625">
            <text:p>0.0000002600</text:p>
          </table:table-cell>
          <table:table-cell table:formula="of:=0.625*1000000*[.$N1163]*1000" office:value-type="float" office:value="162.506103515625">
            <text:p>162.506104</text:p>
          </table:table-cell>
          <table:table-cell table:formula="of:=0.769*100000*[.$N1163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4">
            <text:p>6414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64]" office:value-type="float" office:value="23.8572">
            <text:p>23.8572</text:p>
          </table:table-cell>
          <table:table-cell/>
          <table:table-cell table:formula="of:=-0.0000028*[.$D1164]*[.$D1164]+0.0405*[.$D1164]-4" office:value-type="float" office:value="32.5452508">
            <text:p>32.5452508</text:p>
          </table:table-cell>
          <table:table-cell/>
          <table:table-cell table:formula="of:=([.G1164]-25)*(0.01+0.00008*[.$D1164])+[.$I1164]" office:value-type="float" office:value="32.445415792">
            <text:p>32.445415792</text:p>
          </table:table-cell>
          <table:table-cell/>
          <table:table-cell table:formula="of:=([.$B1164]/4096)*1.5" office:value-type="float" office:value="0.0274658203125">
            <text:p>0.027466</text:p>
          </table:table-cell>
          <table:table-cell table:formula="of:=[.M1164]/100000" office:value-type="float" office:value="0.000000274658203125">
            <text:p>0.0000002747</text:p>
          </table:table-cell>
          <table:table-cell table:formula="of:=0.625*1000000*[.$N1164]*1000" office:value-type="float" office:value="171.661376953125">
            <text:p>171.661377</text:p>
          </table:table-cell>
          <table:table-cell table:formula="of:=0.769*100000*[.$N1164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2">
            <text:p>641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65]" office:value-type="float" office:value="23.8376">
            <text:p>23.8376</text:p>
          </table:table-cell>
          <table:table-cell/>
          <table:table-cell table:formula="of:=-0.0000028*[.$D1165]*[.$D1165]+0.0405*[.$D1165]-4" office:value-type="float" office:value="32.5101632">
            <text:p>32.5101632</text:p>
          </table:table-cell>
          <table:table-cell/>
          <table:table-cell table:formula="of:=([.G1165]-25)*(0.01+0.00008*[.$D1165])+[.$I1165]" office:value-type="float" office:value="32.408708928">
            <text:p>32.408708928</text:p>
          </table:table-cell>
          <table:table-cell/>
          <table:table-cell table:formula="of:=([.$B1165]/4096)*1.5" office:value-type="float" office:value="0.0267333984375">
            <text:p>0.026733</text:p>
          </table:table-cell>
          <table:table-cell table:formula="of:=[.M1165]/100000" office:value-type="float" office:value="0.000000267333984375">
            <text:p>0.0000002673</text:p>
          </table:table-cell>
          <table:table-cell table:formula="of:=0.625*1000000*[.$N1165]*1000" office:value-type="float" office:value="167.083740234375">
            <text:p>167.083740</text:p>
          </table:table-cell>
          <table:table-cell table:formula="of:=0.769*100000*[.$N1165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15">
            <text:p>641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66]" office:value-type="float" office:value="23.867">
            <text:p>23.867</text:p>
          </table:table-cell>
          <table:table-cell/>
          <table:table-cell table:formula="of:=-0.0000028*[.$D1166]*[.$D1166]+0.0405*[.$D1166]-4" office:value-type="float" office:value="32.5803328">
            <text:p>32.5803328</text:p>
          </table:table-cell>
          <table:table-cell/>
          <table:table-cell table:formula="of:=([.G1166]-25)*(0.01+0.00008*[.$D1166])+[.$I1166]" office:value-type="float" office:value="32.48126328">
            <text:p>32.48126328</text:p>
          </table:table-cell>
          <table:table-cell/>
          <table:table-cell table:formula="of:=([.$B1166]/4096)*1.5" office:value-type="float" office:value="0.0289306640625">
            <text:p>0.028931</text:p>
          </table:table-cell>
          <table:table-cell table:formula="of:=[.M1166]/100000" office:value-type="float" office:value="0.000000289306640625">
            <text:p>0.0000002893</text:p>
          </table:table-cell>
          <table:table-cell table:formula="of:=0.625*1000000*[.$N1166]*1000" office:value-type="float" office:value="180.816650390625">
            <text:p>180.816650</text:p>
          </table:table-cell>
          <table:table-cell table:formula="of:=0.769*100000*[.$N1166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12">
            <text:p>641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67]" office:value-type="float" office:value="23.8376">
            <text:p>23.8376</text:p>
          </table:table-cell>
          <table:table-cell/>
          <table:table-cell table:formula="of:=-0.0000028*[.$D1167]*[.$D1167]+0.0405*[.$D1167]-4" office:value-type="float" office:value="32.5101632">
            <text:p>32.5101632</text:p>
          </table:table-cell>
          <table:table-cell/>
          <table:table-cell table:formula="of:=([.G1167]-25)*(0.01+0.00008*[.$D1167])+[.$I1167]" office:value-type="float" office:value="32.408708928">
            <text:p>32.408708928</text:p>
          </table:table-cell>
          <table:table-cell/>
          <table:table-cell table:formula="of:=([.$B1167]/4096)*1.5" office:value-type="float" office:value="0.028564453125">
            <text:p>0.028564</text:p>
          </table:table-cell>
          <table:table-cell table:formula="of:=[.M1167]/100000" office:value-type="float" office:value="0.00000028564453125">
            <text:p>0.0000002856</text:p>
          </table:table-cell>
          <table:table-cell table:formula="of:=0.625*1000000*[.$N1167]*1000" office:value-type="float" office:value="178.52783203125">
            <text:p>178.527832</text:p>
          </table:table-cell>
          <table:table-cell table:formula="of:=0.769*100000*[.$N1167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12">
            <text:p>641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68]" office:value-type="float" office:value="23.8376">
            <text:p>23.8376</text:p>
          </table:table-cell>
          <table:table-cell/>
          <table:table-cell table:formula="of:=-0.0000028*[.$D1168]*[.$D1168]+0.0405*[.$D1168]-4" office:value-type="float" office:value="32.5101632">
            <text:p>32.5101632</text:p>
          </table:table-cell>
          <table:table-cell/>
          <table:table-cell table:formula="of:=([.G1168]-25)*(0.01+0.00008*[.$D1168])+[.$I1168]" office:value-type="float" office:value="32.408708928">
            <text:p>32.408708928</text:p>
          </table:table-cell>
          <table:table-cell/>
          <table:table-cell table:formula="of:=([.$B1168]/4096)*1.5" office:value-type="float" office:value="0.028564453125">
            <text:p>0.028564</text:p>
          </table:table-cell>
          <table:table-cell table:formula="of:=[.M1168]/100000" office:value-type="float" office:value="0.00000028564453125">
            <text:p>0.0000002856</text:p>
          </table:table-cell>
          <table:table-cell table:formula="of:=0.625*1000000*[.$N1168]*1000" office:value-type="float" office:value="178.52783203125">
            <text:p>178.527832</text:p>
          </table:table-cell>
          <table:table-cell table:formula="of:=0.769*100000*[.$N1168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12">
            <text:p>641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69]" office:value-type="float" office:value="23.8376">
            <text:p>23.8376</text:p>
          </table:table-cell>
          <table:table-cell/>
          <table:table-cell table:formula="of:=-0.0000028*[.$D1169]*[.$D1169]+0.0405*[.$D1169]-4" office:value-type="float" office:value="32.5101632">
            <text:p>32.5101632</text:p>
          </table:table-cell>
          <table:table-cell/>
          <table:table-cell table:formula="of:=([.G1169]-25)*(0.01+0.00008*[.$D1169])+[.$I1169]" office:value-type="float" office:value="32.408708928">
            <text:p>32.408708928</text:p>
          </table:table-cell>
          <table:table-cell/>
          <table:table-cell table:formula="of:=([.$B1169]/4096)*1.5" office:value-type="float" office:value="0.0289306640625">
            <text:p>0.028931</text:p>
          </table:table-cell>
          <table:table-cell table:formula="of:=[.M1169]/100000" office:value-type="float" office:value="0.000000289306640625">
            <text:p>0.0000002893</text:p>
          </table:table-cell>
          <table:table-cell table:formula="of:=0.625*1000000*[.$N1169]*1000" office:value-type="float" office:value="180.816650390625">
            <text:p>180.816650</text:p>
          </table:table-cell>
          <table:table-cell table:formula="of:=0.769*100000*[.$N1169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10">
            <text:p>6410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170]" office:value-type="float" office:value="23.818">
            <text:p>23.818</text:p>
          </table:table-cell>
          <table:table-cell/>
          <table:table-cell table:formula="of:=-0.0000028*[.$D1170]*[.$D1170]+0.0405*[.$D1170]-4" office:value-type="float" office:value="32.4399712">
            <text:p>32.4399712</text:p>
          </table:table-cell>
          <table:table-cell/>
          <table:table-cell table:formula="of:=([.G1170]-25)*(0.01+0.00008*[.$D1170])+[.$I1170]" office:value-type="float" office:value="32.33699536">
            <text:p>32.33699536</text:p>
          </table:table-cell>
          <table:table-cell/>
          <table:table-cell table:formula="of:=([.$B1170]/4096)*1.5" office:value-type="float" office:value="0.0281982421875">
            <text:p>0.028198</text:p>
          </table:table-cell>
          <table:table-cell table:formula="of:=[.M1170]/100000" office:value-type="float" office:value="0.000000281982421875">
            <text:p>0.0000002820</text:p>
          </table:table-cell>
          <table:table-cell table:formula="of:=0.625*1000000*[.$N1170]*1000" office:value-type="float" office:value="176.239013671875">
            <text:p>176.239014</text:p>
          </table:table-cell>
          <table:table-cell table:formula="of:=0.769*100000*[.$N1170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2">
            <text:p>641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71]" office:value-type="float" office:value="23.8376">
            <text:p>23.8376</text:p>
          </table:table-cell>
          <table:table-cell/>
          <table:table-cell table:formula="of:=-0.0000028*[.$D1171]*[.$D1171]+0.0405*[.$D1171]-4" office:value-type="float" office:value="32.5803328">
            <text:p>32.5803328</text:p>
          </table:table-cell>
          <table:table-cell/>
          <table:table-cell table:formula="of:=([.G1171]-25)*(0.01+0.00008*[.$D1171])+[.$I1171]" office:value-type="float" office:value="32.478692544">
            <text:p>32.478692544</text:p>
          </table:table-cell>
          <table:table-cell/>
          <table:table-cell table:formula="of:=([.$B1171]/4096)*1.5" office:value-type="float" office:value="0.0263671875">
            <text:p>0.026367</text:p>
          </table:table-cell>
          <table:table-cell table:formula="of:=[.M1171]/100000" office:value-type="float" office:value="0.000000263671875">
            <text:p>0.0000002637</text:p>
          </table:table-cell>
          <table:table-cell table:formula="of:=0.625*1000000*[.$N1171]*1000" office:value-type="float" office:value="164.794921875">
            <text:p>164.794922</text:p>
          </table:table-cell>
          <table:table-cell table:formula="of:=0.769*100000*[.$N117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3">
            <text:p>641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72]" office:value-type="float" office:value="23.8474">
            <text:p>23.8474</text:p>
          </table:table-cell>
          <table:table-cell/>
          <table:table-cell table:formula="of:=-0.0000028*[.$D1172]*[.$D1172]+0.0405*[.$D1172]-4" office:value-type="float" office:value="32.5101632">
            <text:p>32.5101632</text:p>
          </table:table-cell>
          <table:table-cell/>
          <table:table-cell table:formula="of:=([.G1172]-25)*(0.01+0.00008*[.$D1172])+[.$I1172]" office:value-type="float" office:value="32.409564272">
            <text:p>32.409564272</text:p>
          </table:table-cell>
          <table:table-cell/>
          <table:table-cell table:formula="of:=([.$B1172]/4096)*1.5" office:value-type="float" office:value="0.0260009765625">
            <text:p>0.026001</text:p>
          </table:table-cell>
          <table:table-cell table:formula="of:=[.M1172]/100000" office:value-type="float" office:value="0.000000260009765625">
            <text:p>0.0000002600</text:p>
          </table:table-cell>
          <table:table-cell table:formula="of:=0.625*1000000*[.$N1172]*1000" office:value-type="float" office:value="162.506103515625">
            <text:p>162.506104</text:p>
          </table:table-cell>
          <table:table-cell table:formula="of:=0.769*100000*[.$N1172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5">
            <text:p>6415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73]" office:value-type="float" office:value="23.867">
            <text:p>23.867</text:p>
          </table:table-cell>
          <table:table-cell/>
          <table:table-cell table:formula="of:=-0.0000028*[.$D1173]*[.$D1173]+0.0405*[.$D1173]-4" office:value-type="float" office:value="32.5101632">
            <text:p>32.5101632</text:p>
          </table:table-cell>
          <table:table-cell/>
          <table:table-cell table:formula="of:=([.G1173]-25)*(0.01+0.00008*[.$D1173])+[.$I1173]" office:value-type="float" office:value="32.41127496">
            <text:p>32.41127496</text:p>
          </table:table-cell>
          <table:table-cell/>
          <table:table-cell table:formula="of:=([.$B1173]/4096)*1.5" office:value-type="float" office:value="0.0267333984375">
            <text:p>0.026733</text:p>
          </table:table-cell>
          <table:table-cell table:formula="of:=[.M1173]/100000" office:value-type="float" office:value="0.000000267333984375">
            <text:p>0.0000002673</text:p>
          </table:table-cell>
          <table:table-cell table:formula="of:=0.625*1000000*[.$N1173]*1000" office:value-type="float" office:value="167.083740234375">
            <text:p>167.083740</text:p>
          </table:table-cell>
          <table:table-cell table:formula="of:=0.769*100000*[.$N117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3">
            <text:p>6413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74]" office:value-type="float" office:value="23.8474">
            <text:p>23.8474</text:p>
          </table:table-cell>
          <table:table-cell/>
          <table:table-cell table:formula="of:=-0.0000028*[.$D1174]*[.$D1174]+0.0405*[.$D1174]-4" office:value-type="float" office:value="32.5803328">
            <text:p>32.5803328</text:p>
          </table:table-cell>
          <table:table-cell/>
          <table:table-cell table:formula="of:=([.G1174]-25)*(0.01+0.00008*[.$D1174])+[.$I1174]" office:value-type="float" office:value="32.479549456">
            <text:p>32.479549456</text:p>
          </table:table-cell>
          <table:table-cell/>
          <table:table-cell table:formula="of:=([.$B1174]/4096)*1.5" office:value-type="float" office:value="0.0252685546875">
            <text:p>0.025269</text:p>
          </table:table-cell>
          <table:table-cell table:formula="of:=[.M1174]/100000" office:value-type="float" office:value="0.000000252685546875">
            <text:p>0.0000002527</text:p>
          </table:table-cell>
          <table:table-cell table:formula="of:=0.625*1000000*[.$N1174]*1000" office:value-type="float" office:value="157.928466796875">
            <text:p>157.928467</text:p>
          </table:table-cell>
          <table:table-cell table:formula="of:=0.769*100000*[.$N117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6">
            <text:p>6416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75]" office:value-type="float" office:value="23.8768">
            <text:p>23.8768</text:p>
          </table:table-cell>
          <table:table-cell/>
          <table:table-cell table:formula="of:=-0.0000028*[.$D1175]*[.$D1175]+0.0405*[.$D1175]-4" office:value-type="float" office:value="32.5452508">
            <text:p>32.5452508</text:p>
          </table:table-cell>
          <table:table-cell/>
          <table:table-cell table:formula="of:=([.G1175]-25)*(0.01+0.00008*[.$D1175])+[.$I1175]" office:value-type="float" office:value="32.447128048">
            <text:p>32.447128048</text:p>
          </table:table-cell>
          <table:table-cell/>
          <table:table-cell table:formula="of:=([.$B1175]/4096)*1.5" office:value-type="float" office:value="0.0252685546875">
            <text:p>0.025269</text:p>
          </table:table-cell>
          <table:table-cell table:formula="of:=[.M1175]/100000" office:value-type="float" office:value="0.000000252685546875">
            <text:p>0.0000002527</text:p>
          </table:table-cell>
          <table:table-cell table:formula="of:=0.625*1000000*[.$N1175]*1000" office:value-type="float" office:value="157.928466796875">
            <text:p>157.928467</text:p>
          </table:table-cell>
          <table:table-cell table:formula="of:=0.769*100000*[.$N117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4">
            <text:p>6414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176]" office:value-type="float" office:value="23.8572">
            <text:p>23.8572</text:p>
          </table:table-cell>
          <table:table-cell/>
          <table:table-cell table:formula="of:=-0.0000028*[.$D1176]*[.$D1176]+0.0405*[.$D1176]-4" office:value-type="float" office:value="32.4399712">
            <text:p>32.4399712</text:p>
          </table:table-cell>
          <table:table-cell/>
          <table:table-cell table:formula="of:=([.G1176]-25)*(0.01+0.00008*[.$D1176])+[.$I1176]" office:value-type="float" office:value="32.340410464">
            <text:p>32.340410464</text:p>
          </table:table-cell>
          <table:table-cell/>
          <table:table-cell table:formula="of:=([.$B1176]/4096)*1.5" office:value-type="float" office:value="0.02490234375">
            <text:p>0.024902</text:p>
          </table:table-cell>
          <table:table-cell table:formula="of:=[.M1176]/100000" office:value-type="float" office:value="0.0000002490234375">
            <text:p>0.0000002490</text:p>
          </table:table-cell>
          <table:table-cell table:formula="of:=0.625*1000000*[.$N1176]*1000" office:value-type="float" office:value="155.6396484375">
            <text:p>155.639648</text:p>
          </table:table-cell>
          <table:table-cell table:formula="of:=0.769*100000*[.$N1176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3">
            <text:p>641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77]" office:value-type="float" office:value="23.8474">
            <text:p>23.8474</text:p>
          </table:table-cell>
          <table:table-cell/>
          <table:table-cell table:formula="of:=-0.0000028*[.$D1177]*[.$D1177]+0.0405*[.$D1177]-4" office:value-type="float" office:value="32.5101632">
            <text:p>32.5101632</text:p>
          </table:table-cell>
          <table:table-cell/>
          <table:table-cell table:formula="of:=([.G1177]-25)*(0.01+0.00008*[.$D1177])+[.$I1177]" office:value-type="float" office:value="32.409564272">
            <text:p>32.409564272</text:p>
          </table:table-cell>
          <table:table-cell/>
          <table:table-cell table:formula="of:=([.$B1177]/4096)*1.5" office:value-type="float" office:value="0.0267333984375">
            <text:p>0.026733</text:p>
          </table:table-cell>
          <table:table-cell table:formula="of:=[.M1177]/100000" office:value-type="float" office:value="0.000000267333984375">
            <text:p>0.0000002673</text:p>
          </table:table-cell>
          <table:table-cell table:formula="of:=0.625*1000000*[.$N1177]*1000" office:value-type="float" office:value="167.083740234375">
            <text:p>167.083740</text:p>
          </table:table-cell>
          <table:table-cell table:formula="of:=0.769*100000*[.$N1177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3">
            <text:p>641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78]" office:value-type="float" office:value="23.8474">
            <text:p>23.8474</text:p>
          </table:table-cell>
          <table:table-cell/>
          <table:table-cell table:formula="of:=-0.0000028*[.$D1178]*[.$D1178]+0.0405*[.$D1178]-4" office:value-type="float" office:value="32.5101632">
            <text:p>32.5101632</text:p>
          </table:table-cell>
          <table:table-cell/>
          <table:table-cell table:formula="of:=([.G1178]-25)*(0.01+0.00008*[.$D1178])+[.$I1178]" office:value-type="float" office:value="32.409564272">
            <text:p>32.409564272</text:p>
          </table:table-cell>
          <table:table-cell/>
          <table:table-cell table:formula="of:=([.$B1178]/4096)*1.5" office:value-type="float" office:value="0.0274658203125">
            <text:p>0.027466</text:p>
          </table:table-cell>
          <table:table-cell table:formula="of:=[.M1178]/100000" office:value-type="float" office:value="0.000000274658203125">
            <text:p>0.0000002747</text:p>
          </table:table-cell>
          <table:table-cell table:formula="of:=0.625*1000000*[.$N1178]*1000" office:value-type="float" office:value="171.661376953125">
            <text:p>171.661377</text:p>
          </table:table-cell>
          <table:table-cell table:formula="of:=0.769*100000*[.$N117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4">
            <text:p>6414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179]" office:value-type="float" office:value="23.8572">
            <text:p>23.8572</text:p>
          </table:table-cell>
          <table:table-cell/>
          <table:table-cell table:formula="of:=-0.0000028*[.$D1179]*[.$D1179]+0.0405*[.$D1179]-4" office:value-type="float" office:value="32.6154092">
            <text:p>32.6154092</text:p>
          </table:table-cell>
          <table:table-cell/>
          <table:table-cell table:formula="of:=([.G1179]-25)*(0.01+0.00008*[.$D1179])+[.$I1179]" office:value-type="float" office:value="32.515391344">
            <text:p>32.515391344</text:p>
          </table:table-cell>
          <table:table-cell/>
          <table:table-cell table:formula="of:=([.$B1179]/4096)*1.5" office:value-type="float" office:value="0.0274658203125">
            <text:p>0.027466</text:p>
          </table:table-cell>
          <table:table-cell table:formula="of:=[.M1179]/100000" office:value-type="float" office:value="0.000000274658203125">
            <text:p>0.0000002747</text:p>
          </table:table-cell>
          <table:table-cell table:formula="of:=0.625*1000000*[.$N1179]*1000" office:value-type="float" office:value="171.661376953125">
            <text:p>171.661377</text:p>
          </table:table-cell>
          <table:table-cell table:formula="of:=0.769*100000*[.$N117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4">
            <text:p>641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80]" office:value-type="float" office:value="23.8572">
            <text:p>23.8572</text:p>
          </table:table-cell>
          <table:table-cell/>
          <table:table-cell table:formula="of:=-0.0000028*[.$D1180]*[.$D1180]+0.0405*[.$D1180]-4" office:value-type="float" office:value="32.5803328">
            <text:p>32.5803328</text:p>
          </table:table-cell>
          <table:table-cell/>
          <table:table-cell table:formula="of:=([.G1180]-25)*(0.01+0.00008*[.$D1180])+[.$I1180]" office:value-type="float" office:value="32.480406368">
            <text:p>32.480406368</text:p>
          </table:table-cell>
          <table:table-cell/>
          <table:table-cell table:formula="of:=([.$B1180]/4096)*1.5" office:value-type="float" office:value="0.0263671875">
            <text:p>0.026367</text:p>
          </table:table-cell>
          <table:table-cell table:formula="of:=[.M1180]/100000" office:value-type="float" office:value="0.000000263671875">
            <text:p>0.0000002637</text:p>
          </table:table-cell>
          <table:table-cell table:formula="of:=0.625*1000000*[.$N1180]*1000" office:value-type="float" office:value="164.794921875">
            <text:p>164.794922</text:p>
          </table:table-cell>
          <table:table-cell table:formula="of:=0.769*100000*[.$N1180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8">
            <text:p>6418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81]" office:value-type="float" office:value="23.8964">
            <text:p>23.8964</text:p>
          </table:table-cell>
          <table:table-cell/>
          <table:table-cell table:formula="of:=-0.0000028*[.$D1181]*[.$D1181]+0.0405*[.$D1181]-4" office:value-type="float" office:value="32.5452508">
            <text:p>32.5452508</text:p>
          </table:table-cell>
          <table:table-cell/>
          <table:table-cell table:formula="of:=([.G1181]-25)*(0.01+0.00008*[.$D1181])+[.$I1181]" office:value-type="float" office:value="32.448840304">
            <text:p>32.448840304</text:p>
          </table:table-cell>
          <table:table-cell/>
          <table:table-cell table:formula="of:=([.$B1181]/4096)*1.5" office:value-type="float" office:value="0.0267333984375">
            <text:p>0.026733</text:p>
          </table:table-cell>
          <table:table-cell table:formula="of:=[.M1181]/100000" office:value-type="float" office:value="0.000000267333984375">
            <text:p>0.0000002673</text:p>
          </table:table-cell>
          <table:table-cell table:formula="of:=0.625*1000000*[.$N1181]*1000" office:value-type="float" office:value="167.083740234375">
            <text:p>167.083740</text:p>
          </table:table-cell>
          <table:table-cell table:formula="of:=0.769*100000*[.$N118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16">
            <text:p>641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182]" office:value-type="float" office:value="23.8768">
            <text:p>23.8768</text:p>
          </table:table-cell>
          <table:table-cell/>
          <table:table-cell table:formula="of:=-0.0000028*[.$D1182]*[.$D1182]+0.0405*[.$D1182]-4" office:value-type="float" office:value="32.4399712">
            <text:p>32.4399712</text:p>
          </table:table-cell>
          <table:table-cell/>
          <table:table-cell table:formula="of:=([.G1182]-25)*(0.01+0.00008*[.$D1182])+[.$I1182]" office:value-type="float" office:value="32.342118016">
            <text:p>32.342118016</text:p>
          </table:table-cell>
          <table:table-cell/>
          <table:table-cell table:formula="of:=([.$B1182]/4096)*1.5" office:value-type="float" office:value="0.028564453125">
            <text:p>0.028564</text:p>
          </table:table-cell>
          <table:table-cell table:formula="of:=[.M1182]/100000" office:value-type="float" office:value="0.00000028564453125">
            <text:p>0.0000002856</text:p>
          </table:table-cell>
          <table:table-cell table:formula="of:=0.625*1000000*[.$N1182]*1000" office:value-type="float" office:value="178.52783203125">
            <text:p>178.527832</text:p>
          </table:table-cell>
          <table:table-cell table:formula="of:=0.769*100000*[.$N1182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4">
            <text:p>6414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83]" office:value-type="float" office:value="23.8572">
            <text:p>23.8572</text:p>
          </table:table-cell>
          <table:table-cell/>
          <table:table-cell table:formula="of:=-0.0000028*[.$D1183]*[.$D1183]+0.0405*[.$D1183]-4" office:value-type="float" office:value="32.5452508">
            <text:p>32.5452508</text:p>
          </table:table-cell>
          <table:table-cell/>
          <table:table-cell table:formula="of:=([.G1183]-25)*(0.01+0.00008*[.$D1183])+[.$I1183]" office:value-type="float" office:value="32.445415792">
            <text:p>32.445415792</text:p>
          </table:table-cell>
          <table:table-cell/>
          <table:table-cell table:formula="of:=([.$B1183]/4096)*1.5" office:value-type="float" office:value="0.0263671875">
            <text:p>0.026367</text:p>
          </table:table-cell>
          <table:table-cell table:formula="of:=[.M1183]/100000" office:value-type="float" office:value="0.000000263671875">
            <text:p>0.0000002637</text:p>
          </table:table-cell>
          <table:table-cell table:formula="of:=0.625*1000000*[.$N1183]*1000" office:value-type="float" office:value="164.794921875">
            <text:p>164.794922</text:p>
          </table:table-cell>
          <table:table-cell table:formula="of:=0.769*100000*[.$N1183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4">
            <text:p>6414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184]" office:value-type="float" office:value="23.8572">
            <text:p>23.8572</text:p>
          </table:table-cell>
          <table:table-cell/>
          <table:table-cell table:formula="of:=-0.0000028*[.$D1184]*[.$D1184]+0.0405*[.$D1184]-4" office:value-type="float" office:value="32.47507">
            <text:p>32.47507</text:p>
          </table:table-cell>
          <table:table-cell/>
          <table:table-cell table:formula="of:=([.G1184]-25)*(0.01+0.00008*[.$D1184])+[.$I1184]" office:value-type="float" office:value="32.37541784">
            <text:p>32.37541784</text:p>
          </table:table-cell>
          <table:table-cell/>
          <table:table-cell table:formula="of:=([.$B1184]/4096)*1.5" office:value-type="float" office:value="0.0252685546875">
            <text:p>0.025269</text:p>
          </table:table-cell>
          <table:table-cell table:formula="of:=[.M1184]/100000" office:value-type="float" office:value="0.000000252685546875">
            <text:p>0.0000002527</text:p>
          </table:table-cell>
          <table:table-cell table:formula="of:=0.625*1000000*[.$N1184]*1000" office:value-type="float" office:value="157.928466796875">
            <text:p>157.928467</text:p>
          </table:table-cell>
          <table:table-cell table:formula="of:=0.769*100000*[.$N118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6">
            <text:p>641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85]" office:value-type="float" office:value="23.8768">
            <text:p>23.8768</text:p>
          </table:table-cell>
          <table:table-cell/>
          <table:table-cell table:formula="of:=-0.0000028*[.$D1185]*[.$D1185]+0.0405*[.$D1185]-4" office:value-type="float" office:value="32.5803328">
            <text:p>32.5803328</text:p>
          </table:table-cell>
          <table:table-cell/>
          <table:table-cell table:formula="of:=([.G1185]-25)*(0.01+0.00008*[.$D1185])+[.$I1185]" office:value-type="float" office:value="32.482120192">
            <text:p>32.482120192</text:p>
          </table:table-cell>
          <table:table-cell/>
          <table:table-cell table:formula="of:=([.$B1185]/4096)*1.5" office:value-type="float" office:value="0.0260009765625">
            <text:p>0.026001</text:p>
          </table:table-cell>
          <table:table-cell table:formula="of:=[.M1185]/100000" office:value-type="float" office:value="0.000000260009765625">
            <text:p>0.0000002600</text:p>
          </table:table-cell>
          <table:table-cell table:formula="of:=0.625*1000000*[.$N1185]*1000" office:value-type="float" office:value="162.506103515625">
            <text:p>162.506104</text:p>
          </table:table-cell>
          <table:table-cell table:formula="of:=0.769*100000*[.$N1185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6">
            <text:p>641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86]" office:value-type="float" office:value="23.8768">
            <text:p>23.8768</text:p>
          </table:table-cell>
          <table:table-cell/>
          <table:table-cell table:formula="of:=-0.0000028*[.$D1186]*[.$D1186]+0.0405*[.$D1186]-4" office:value-type="float" office:value="32.5803328">
            <text:p>32.5803328</text:p>
          </table:table-cell>
          <table:table-cell/>
          <table:table-cell table:formula="of:=([.G1186]-25)*(0.01+0.00008*[.$D1186])+[.$I1186]" office:value-type="float" office:value="32.482120192">
            <text:p>32.482120192</text:p>
          </table:table-cell>
          <table:table-cell/>
          <table:table-cell table:formula="of:=([.$B1186]/4096)*1.5" office:value-type="float" office:value="0.0252685546875">
            <text:p>0.025269</text:p>
          </table:table-cell>
          <table:table-cell table:formula="of:=[.M1186]/100000" office:value-type="float" office:value="0.000000252685546875">
            <text:p>0.0000002527</text:p>
          </table:table-cell>
          <table:table-cell table:formula="of:=0.625*1000000*[.$N1186]*1000" office:value-type="float" office:value="157.928466796875">
            <text:p>157.928467</text:p>
          </table:table-cell>
          <table:table-cell table:formula="of:=0.769*100000*[.$N118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4">
            <text:p>6414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187]" office:value-type="float" office:value="23.8572">
            <text:p>23.8572</text:p>
          </table:table-cell>
          <table:table-cell/>
          <table:table-cell table:formula="of:=-0.0000028*[.$D1187]*[.$D1187]+0.0405*[.$D1187]-4" office:value-type="float" office:value="32.47507">
            <text:p>32.47507</text:p>
          </table:table-cell>
          <table:table-cell/>
          <table:table-cell table:formula="of:=([.G1187]-25)*(0.01+0.00008*[.$D1187])+[.$I1187]" office:value-type="float" office:value="32.37541784">
            <text:p>32.37541784</text:p>
          </table:table-cell>
          <table:table-cell/>
          <table:table-cell table:formula="of:=([.$B1187]/4096)*1.5" office:value-type="float" office:value="0.0252685546875">
            <text:p>0.025269</text:p>
          </table:table-cell>
          <table:table-cell table:formula="of:=[.M1187]/100000" office:value-type="float" office:value="0.000000252685546875">
            <text:p>0.0000002527</text:p>
          </table:table-cell>
          <table:table-cell table:formula="of:=0.625*1000000*[.$N1187]*1000" office:value-type="float" office:value="157.928466796875">
            <text:p>157.928467</text:p>
          </table:table-cell>
          <table:table-cell table:formula="of:=0.769*100000*[.$N1187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14">
            <text:p>641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88]" office:value-type="float" office:value="23.8572">
            <text:p>23.8572</text:p>
          </table:table-cell>
          <table:table-cell/>
          <table:table-cell table:formula="of:=-0.0000028*[.$D1188]*[.$D1188]+0.0405*[.$D1188]-4" office:value-type="float" office:value="32.5803328">
            <text:p>32.5803328</text:p>
          </table:table-cell>
          <table:table-cell/>
          <table:table-cell table:formula="of:=([.G1188]-25)*(0.01+0.00008*[.$D1188])+[.$I1188]" office:value-type="float" office:value="32.480406368">
            <text:p>32.480406368</text:p>
          </table:table-cell>
          <table:table-cell/>
          <table:table-cell table:formula="of:=([.$B1188]/4096)*1.5" office:value-type="float" office:value="0.0281982421875">
            <text:p>0.028198</text:p>
          </table:table-cell>
          <table:table-cell table:formula="of:=[.M1188]/100000" office:value-type="float" office:value="0.000000281982421875">
            <text:p>0.0000002820</text:p>
          </table:table-cell>
          <table:table-cell table:formula="of:=0.625*1000000*[.$N1188]*1000" office:value-type="float" office:value="176.239013671875">
            <text:p>176.239014</text:p>
          </table:table-cell>
          <table:table-cell table:formula="of:=0.769*100000*[.$N1188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12">
            <text:p>641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89]" office:value-type="float" office:value="23.8376">
            <text:p>23.8376</text:p>
          </table:table-cell>
          <table:table-cell/>
          <table:table-cell table:formula="of:=-0.0000028*[.$D1189]*[.$D1189]+0.0405*[.$D1189]-4" office:value-type="float" office:value="32.5803328">
            <text:p>32.5803328</text:p>
          </table:table-cell>
          <table:table-cell/>
          <table:table-cell table:formula="of:=([.G1189]-25)*(0.01+0.00008*[.$D1189])+[.$I1189]" office:value-type="float" office:value="32.478692544">
            <text:p>32.478692544</text:p>
          </table:table-cell>
          <table:table-cell/>
          <table:table-cell table:formula="of:=([.$B1189]/4096)*1.5" office:value-type="float" office:value="0.025634765625">
            <text:p>0.025635</text:p>
          </table:table-cell>
          <table:table-cell table:formula="of:=[.M1189]/100000" office:value-type="float" office:value="0.00000025634765625">
            <text:p>0.0000002563</text:p>
          </table:table-cell>
          <table:table-cell table:formula="of:=0.625*1000000*[.$N1189]*1000" office:value-type="float" office:value="160.21728515625">
            <text:p>160.217285</text:p>
          </table:table-cell>
          <table:table-cell table:formula="of:=0.769*100000*[.$N1189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14">
            <text:p>641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190]" office:value-type="float" office:value="23.8572">
            <text:p>23.8572</text:p>
          </table:table-cell>
          <table:table-cell/>
          <table:table-cell table:formula="of:=-0.0000028*[.$D1190]*[.$D1190]+0.0405*[.$D1190]-4" office:value-type="float" office:value="32.5803328">
            <text:p>32.5803328</text:p>
          </table:table-cell>
          <table:table-cell/>
          <table:table-cell table:formula="of:=([.G1190]-25)*(0.01+0.00008*[.$D1190])+[.$I1190]" office:value-type="float" office:value="32.480406368">
            <text:p>32.480406368</text:p>
          </table:table-cell>
          <table:table-cell/>
          <table:table-cell table:formula="of:=([.$B1190]/4096)*1.5" office:value-type="float" office:value="0.027099609375">
            <text:p>0.027100</text:p>
          </table:table-cell>
          <table:table-cell table:formula="of:=[.M1190]/100000" office:value-type="float" office:value="0.00000027099609375">
            <text:p>0.0000002710</text:p>
          </table:table-cell>
          <table:table-cell table:formula="of:=0.625*1000000*[.$N1190]*1000" office:value-type="float" office:value="169.37255859375">
            <text:p>169.372559</text:p>
          </table:table-cell>
          <table:table-cell table:formula="of:=0.769*100000*[.$N119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4">
            <text:p>641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91]" office:value-type="float" office:value="23.8572">
            <text:p>23.8572</text:p>
          </table:table-cell>
          <table:table-cell/>
          <table:table-cell table:formula="of:=-0.0000028*[.$D1191]*[.$D1191]+0.0405*[.$D1191]-4" office:value-type="float" office:value="32.5101632">
            <text:p>32.5101632</text:p>
          </table:table-cell>
          <table:table-cell/>
          <table:table-cell table:formula="of:=([.G1191]-25)*(0.01+0.00008*[.$D1191])+[.$I1191]" office:value-type="float" office:value="32.410419616">
            <text:p>32.410419616</text:p>
          </table:table-cell>
          <table:table-cell/>
          <table:table-cell table:formula="of:=([.$B1191]/4096)*1.5" office:value-type="float" office:value="0.0245361328125">
            <text:p>0.024536</text:p>
          </table:table-cell>
          <table:table-cell table:formula="of:=[.M1191]/100000" office:value-type="float" office:value="0.000000245361328125">
            <text:p>0.0000002454</text:p>
          </table:table-cell>
          <table:table-cell table:formula="of:=0.625*1000000*[.$N1191]*1000" office:value-type="float" office:value="153.350830078125">
            <text:p>153.350830</text:p>
          </table:table-cell>
          <table:table-cell table:formula="of:=0.769*100000*[.$N119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13">
            <text:p>641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92]" office:value-type="float" office:value="23.8474">
            <text:p>23.8474</text:p>
          </table:table-cell>
          <table:table-cell/>
          <table:table-cell table:formula="of:=-0.0000028*[.$D1192]*[.$D1192]+0.0405*[.$D1192]-4" office:value-type="float" office:value="32.5101632">
            <text:p>32.5101632</text:p>
          </table:table-cell>
          <table:table-cell/>
          <table:table-cell table:formula="of:=([.G1192]-25)*(0.01+0.00008*[.$D1192])+[.$I1192]" office:value-type="float" office:value="32.409564272">
            <text:p>32.409564272</text:p>
          </table:table-cell>
          <table:table-cell/>
          <table:table-cell table:formula="of:=([.$B1192]/4096)*1.5" office:value-type="float" office:value="0.0281982421875">
            <text:p>0.028198</text:p>
          </table:table-cell>
          <table:table-cell table:formula="of:=[.M1192]/100000" office:value-type="float" office:value="0.000000281982421875">
            <text:p>0.0000002820</text:p>
          </table:table-cell>
          <table:table-cell table:formula="of:=0.625*1000000*[.$N1192]*1000" office:value-type="float" office:value="176.239013671875">
            <text:p>176.239014</text:p>
          </table:table-cell>
          <table:table-cell table:formula="of:=0.769*100000*[.$N119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4">
            <text:p>641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93]" office:value-type="float" office:value="23.8572">
            <text:p>23.8572</text:p>
          </table:table-cell>
          <table:table-cell/>
          <table:table-cell table:formula="of:=-0.0000028*[.$D1193]*[.$D1193]+0.0405*[.$D1193]-4" office:value-type="float" office:value="32.5101632">
            <text:p>32.5101632</text:p>
          </table:table-cell>
          <table:table-cell/>
          <table:table-cell table:formula="of:=([.G1193]-25)*(0.01+0.00008*[.$D1193])+[.$I1193]" office:value-type="float" office:value="32.410419616">
            <text:p>32.410419616</text:p>
          </table:table-cell>
          <table:table-cell/>
          <table:table-cell table:formula="of:=([.$B1193]/4096)*1.5" office:value-type="float" office:value="0.0267333984375">
            <text:p>0.026733</text:p>
          </table:table-cell>
          <table:table-cell table:formula="of:=[.M1193]/100000" office:value-type="float" office:value="0.000000267333984375">
            <text:p>0.0000002673</text:p>
          </table:table-cell>
          <table:table-cell table:formula="of:=0.625*1000000*[.$N1193]*1000" office:value-type="float" office:value="167.083740234375">
            <text:p>167.083740</text:p>
          </table:table-cell>
          <table:table-cell table:formula="of:=0.769*100000*[.$N119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8">
            <text:p>641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94]" office:value-type="float" office:value="23.8964">
            <text:p>23.8964</text:p>
          </table:table-cell>
          <table:table-cell/>
          <table:table-cell table:formula="of:=-0.0000028*[.$D1194]*[.$D1194]+0.0405*[.$D1194]-4" office:value-type="float" office:value="32.5101632">
            <text:p>32.5101632</text:p>
          </table:table-cell>
          <table:table-cell/>
          <table:table-cell table:formula="of:=([.G1194]-25)*(0.01+0.00008*[.$D1194])+[.$I1194]" office:value-type="float" office:value="32.413840992">
            <text:p>32.413840992</text:p>
          </table:table-cell>
          <table:table-cell/>
          <table:table-cell table:formula="of:=([.$B1194]/4096)*1.5" office:value-type="float" office:value="0.0263671875">
            <text:p>0.026367</text:p>
          </table:table-cell>
          <table:table-cell table:formula="of:=[.M1194]/100000" office:value-type="float" office:value="0.000000263671875">
            <text:p>0.0000002637</text:p>
          </table:table-cell>
          <table:table-cell table:formula="of:=0.625*1000000*[.$N1194]*1000" office:value-type="float" office:value="164.794921875">
            <text:p>164.794922</text:p>
          </table:table-cell>
          <table:table-cell table:formula="of:=0.769*100000*[.$N119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15">
            <text:p>6415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95]" office:value-type="float" office:value="23.867">
            <text:p>23.867</text:p>
          </table:table-cell>
          <table:table-cell/>
          <table:table-cell table:formula="of:=-0.0000028*[.$D1195]*[.$D1195]+0.0405*[.$D1195]-4" office:value-type="float" office:value="32.5101632">
            <text:p>32.5101632</text:p>
          </table:table-cell>
          <table:table-cell/>
          <table:table-cell table:formula="of:=([.G1195]-25)*(0.01+0.00008*[.$D1195])+[.$I1195]" office:value-type="float" office:value="32.41127496">
            <text:p>32.41127496</text:p>
          </table:table-cell>
          <table:table-cell/>
          <table:table-cell table:formula="of:=([.$B1195]/4096)*1.5" office:value-type="float" office:value="0.0281982421875">
            <text:p>0.028198</text:p>
          </table:table-cell>
          <table:table-cell table:formula="of:=[.M1195]/100000" office:value-type="float" office:value="0.000000281982421875">
            <text:p>0.0000002820</text:p>
          </table:table-cell>
          <table:table-cell table:formula="of:=0.625*1000000*[.$N1195]*1000" office:value-type="float" office:value="176.239013671875">
            <text:p>176.239014</text:p>
          </table:table-cell>
          <table:table-cell table:formula="of:=0.769*100000*[.$N119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17">
            <text:p>6417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96]" office:value-type="float" office:value="23.8866">
            <text:p>23.8866</text:p>
          </table:table-cell>
          <table:table-cell/>
          <table:table-cell table:formula="of:=-0.0000028*[.$D1196]*[.$D1196]+0.0405*[.$D1196]-4" office:value-type="float" office:value="32.5101632">
            <text:p>32.5101632</text:p>
          </table:table-cell>
          <table:table-cell/>
          <table:table-cell table:formula="of:=([.G1196]-25)*(0.01+0.00008*[.$D1196])+[.$I1196]" office:value-type="float" office:value="32.412985648">
            <text:p>32.412985648</text:p>
          </table:table-cell>
          <table:table-cell/>
          <table:table-cell table:formula="of:=([.$B1196]/4096)*1.5" office:value-type="float" office:value="0.02783203125">
            <text:p>0.027832</text:p>
          </table:table-cell>
          <table:table-cell table:formula="of:=[.M1196]/100000" office:value-type="float" office:value="0.0000002783203125">
            <text:p>0.0000002783</text:p>
          </table:table-cell>
          <table:table-cell table:formula="of:=0.625*1000000*[.$N1196]*1000" office:value-type="float" office:value="173.9501953125">
            <text:p>173.950195</text:p>
          </table:table-cell>
          <table:table-cell table:formula="of:=0.769*100000*[.$N1196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8">
            <text:p>6418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197]" office:value-type="float" office:value="23.8964">
            <text:p>23.8964</text:p>
          </table:table-cell>
          <table:table-cell/>
          <table:table-cell table:formula="of:=-0.0000028*[.$D1197]*[.$D1197]+0.0405*[.$D1197]-4" office:value-type="float" office:value="32.5452508">
            <text:p>32.5452508</text:p>
          </table:table-cell>
          <table:table-cell/>
          <table:table-cell table:formula="of:=([.G1197]-25)*(0.01+0.00008*[.$D1197])+[.$I1197]" office:value-type="float" office:value="32.448840304">
            <text:p>32.448840304</text:p>
          </table:table-cell>
          <table:table-cell/>
          <table:table-cell table:formula="of:=([.$B1197]/4096)*1.5" office:value-type="float" office:value="0.02490234375">
            <text:p>0.024902</text:p>
          </table:table-cell>
          <table:table-cell table:formula="of:=[.M1197]/100000" office:value-type="float" office:value="0.0000002490234375">
            <text:p>0.0000002490</text:p>
          </table:table-cell>
          <table:table-cell table:formula="of:=0.625*1000000*[.$N1197]*1000" office:value-type="float" office:value="155.6396484375">
            <text:p>155.639648</text:p>
          </table:table-cell>
          <table:table-cell table:formula="of:=0.769*100000*[.$N119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19">
            <text:p>6419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198]" office:value-type="float" office:value="23.9062">
            <text:p>23.9062</text:p>
          </table:table-cell>
          <table:table-cell/>
          <table:table-cell table:formula="of:=-0.0000028*[.$D1198]*[.$D1198]+0.0405*[.$D1198]-4" office:value-type="float" office:value="32.6154092">
            <text:p>32.6154092</text:p>
          </table:table-cell>
          <table:table-cell/>
          <table:table-cell table:formula="of:=([.G1198]-25)*(0.01+0.00008*[.$D1198])+[.$I1198]" office:value-type="float" office:value="32.519679824">
            <text:p>32.519679824</text:p>
          </table:table-cell>
          <table:table-cell/>
          <table:table-cell table:formula="of:=([.$B1198]/4096)*1.5" office:value-type="float" office:value="0.0289306640625">
            <text:p>0.028931</text:p>
          </table:table-cell>
          <table:table-cell table:formula="of:=[.M1198]/100000" office:value-type="float" office:value="0.000000289306640625">
            <text:p>0.0000002893</text:p>
          </table:table-cell>
          <table:table-cell table:formula="of:=0.625*1000000*[.$N1198]*1000" office:value-type="float" office:value="180.816650390625">
            <text:p>180.816650</text:p>
          </table:table-cell>
          <table:table-cell table:formula="of:=0.769*100000*[.$N1198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19">
            <text:p>641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199]" office:value-type="float" office:value="23.9062">
            <text:p>23.9062</text:p>
          </table:table-cell>
          <table:table-cell/>
          <table:table-cell table:formula="of:=-0.0000028*[.$D1199]*[.$D1199]+0.0405*[.$D1199]-4" office:value-type="float" office:value="32.5101632">
            <text:p>32.5101632</text:p>
          </table:table-cell>
          <table:table-cell/>
          <table:table-cell table:formula="of:=([.G1199]-25)*(0.01+0.00008*[.$D1199])+[.$I1199]" office:value-type="float" office:value="32.414696336">
            <text:p>32.414696336</text:p>
          </table:table-cell>
          <table:table-cell/>
          <table:table-cell table:formula="of:=([.$B1199]/4096)*1.5" office:value-type="float" office:value="0.0281982421875">
            <text:p>0.028198</text:p>
          </table:table-cell>
          <table:table-cell table:formula="of:=[.M1199]/100000" office:value-type="float" office:value="0.000000281982421875">
            <text:p>0.0000002820</text:p>
          </table:table-cell>
          <table:table-cell table:formula="of:=0.625*1000000*[.$N1199]*1000" office:value-type="float" office:value="176.239013671875">
            <text:p>176.239014</text:p>
          </table:table-cell>
          <table:table-cell table:formula="of:=0.769*100000*[.$N1199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0">
            <text:p>642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00]" office:value-type="float" office:value="23.916">
            <text:p>23.916</text:p>
          </table:table-cell>
          <table:table-cell/>
          <table:table-cell table:formula="of:=-0.0000028*[.$D1200]*[.$D1200]+0.0405*[.$D1200]-4" office:value-type="float" office:value="32.5803328">
            <text:p>32.5803328</text:p>
          </table:table-cell>
          <table:table-cell/>
          <table:table-cell table:formula="of:=([.G1200]-25)*(0.01+0.00008*[.$D1200])+[.$I1200]" office:value-type="float" office:value="32.48554784">
            <text:p>32.48554784</text:p>
          </table:table-cell>
          <table:table-cell/>
          <table:table-cell table:formula="of:=([.$B1200]/4096)*1.5" office:value-type="float" office:value="0.0274658203125">
            <text:p>0.027466</text:p>
          </table:table-cell>
          <table:table-cell table:formula="of:=[.M1200]/100000" office:value-type="float" office:value="0.000000274658203125">
            <text:p>0.0000002747</text:p>
          </table:table-cell>
          <table:table-cell table:formula="of:=0.625*1000000*[.$N1200]*1000" office:value-type="float" office:value="171.661376953125">
            <text:p>171.661377</text:p>
          </table:table-cell>
          <table:table-cell table:formula="of:=0.769*100000*[.$N120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8">
            <text:p>641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01]" office:value-type="float" office:value="23.8964">
            <text:p>23.8964</text:p>
          </table:table-cell>
          <table:table-cell/>
          <table:table-cell table:formula="of:=-0.0000028*[.$D1201]*[.$D1201]+0.0405*[.$D1201]-4" office:value-type="float" office:value="32.5101632">
            <text:p>32.5101632</text:p>
          </table:table-cell>
          <table:table-cell/>
          <table:table-cell table:formula="of:=([.G1201]-25)*(0.01+0.00008*[.$D1201])+[.$I1201]" office:value-type="float" office:value="32.413840992">
            <text:p>32.413840992</text:p>
          </table:table-cell>
          <table:table-cell/>
          <table:table-cell table:formula="of:=([.$B1201]/4096)*1.5" office:value-type="float" office:value="0.0263671875">
            <text:p>0.026367</text:p>
          </table:table-cell>
          <table:table-cell table:formula="of:=[.M1201]/100000" office:value-type="float" office:value="0.000000263671875">
            <text:p>0.0000002637</text:p>
          </table:table-cell>
          <table:table-cell table:formula="of:=0.625*1000000*[.$N1201]*1000" office:value-type="float" office:value="164.794921875">
            <text:p>164.794922</text:p>
          </table:table-cell>
          <table:table-cell table:formula="of:=0.769*100000*[.$N120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18">
            <text:p>641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02]" office:value-type="float" office:value="23.8964">
            <text:p>23.8964</text:p>
          </table:table-cell>
          <table:table-cell/>
          <table:table-cell table:formula="of:=-0.0000028*[.$D1202]*[.$D1202]+0.0405*[.$D1202]-4" office:value-type="float" office:value="32.4399712">
            <text:p>32.4399712</text:p>
          </table:table-cell>
          <table:table-cell/>
          <table:table-cell table:formula="of:=([.G1202]-25)*(0.01+0.00008*[.$D1202])+[.$I1202]" office:value-type="float" office:value="32.343825568">
            <text:p>32.343825568</text:p>
          </table:table-cell>
          <table:table-cell/>
          <table:table-cell table:formula="of:=([.$B1202]/4096)*1.5" office:value-type="float" office:value="0.0281982421875">
            <text:p>0.028198</text:p>
          </table:table-cell>
          <table:table-cell table:formula="of:=[.M1202]/100000" office:value-type="float" office:value="0.000000281982421875">
            <text:p>0.0000002820</text:p>
          </table:table-cell>
          <table:table-cell table:formula="of:=0.625*1000000*[.$N1202]*1000" office:value-type="float" office:value="176.239013671875">
            <text:p>176.239014</text:p>
          </table:table-cell>
          <table:table-cell table:formula="of:=0.769*100000*[.$N120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9">
            <text:p>6419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03]" office:value-type="float" office:value="23.9062">
            <text:p>23.9062</text:p>
          </table:table-cell>
          <table:table-cell/>
          <table:table-cell table:formula="of:=-0.0000028*[.$D1203]*[.$D1203]+0.0405*[.$D1203]-4" office:value-type="float" office:value="32.47507">
            <text:p>32.47507</text:p>
          </table:table-cell>
          <table:table-cell/>
          <table:table-cell table:formula="of:=([.G1203]-25)*(0.01+0.00008*[.$D1203])+[.$I1203]" office:value-type="float" office:value="32.37969064">
            <text:p>32.37969064</text:p>
          </table:table-cell>
          <table:table-cell/>
          <table:table-cell table:formula="of:=([.$B1203]/4096)*1.5" office:value-type="float" office:value="0.0252685546875">
            <text:p>0.025269</text:p>
          </table:table-cell>
          <table:table-cell table:formula="of:=[.M1203]/100000" office:value-type="float" office:value="0.000000252685546875">
            <text:p>0.0000002527</text:p>
          </table:table-cell>
          <table:table-cell table:formula="of:=0.625*1000000*[.$N1203]*1000" office:value-type="float" office:value="157.928466796875">
            <text:p>157.928467</text:p>
          </table:table-cell>
          <table:table-cell table:formula="of:=0.769*100000*[.$N120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18">
            <text:p>6418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04]" office:value-type="float" office:value="23.8964">
            <text:p>23.8964</text:p>
          </table:table-cell>
          <table:table-cell/>
          <table:table-cell table:formula="of:=-0.0000028*[.$D1204]*[.$D1204]+0.0405*[.$D1204]-4" office:value-type="float" office:value="32.47507">
            <text:p>32.47507</text:p>
          </table:table-cell>
          <table:table-cell/>
          <table:table-cell table:formula="of:=([.G1204]-25)*(0.01+0.00008*[.$D1204])+[.$I1204]" office:value-type="float" office:value="32.37883608">
            <text:p>32.37883608</text:p>
          </table:table-cell>
          <table:table-cell/>
          <table:table-cell table:formula="of:=([.$B1204]/4096)*1.5" office:value-type="float" office:value="0.0289306640625">
            <text:p>0.028931</text:p>
          </table:table-cell>
          <table:table-cell table:formula="of:=[.M1204]/100000" office:value-type="float" office:value="0.000000289306640625">
            <text:p>0.0000002893</text:p>
          </table:table-cell>
          <table:table-cell table:formula="of:=0.625*1000000*[.$N1204]*1000" office:value-type="float" office:value="180.816650390625">
            <text:p>180.816650</text:p>
          </table:table-cell>
          <table:table-cell table:formula="of:=0.769*100000*[.$N1204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0">
            <text:p>642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05]" office:value-type="float" office:value="23.916">
            <text:p>23.916</text:p>
          </table:table-cell>
          <table:table-cell/>
          <table:table-cell table:formula="of:=-0.0000028*[.$D1205]*[.$D1205]+0.0405*[.$D1205]-4" office:value-type="float" office:value="32.5803328">
            <text:p>32.5803328</text:p>
          </table:table-cell>
          <table:table-cell/>
          <table:table-cell table:formula="of:=([.G1205]-25)*(0.01+0.00008*[.$D1205])+[.$I1205]" office:value-type="float" office:value="32.48554784">
            <text:p>32.48554784</text:p>
          </table:table-cell>
          <table:table-cell/>
          <table:table-cell table:formula="of:=([.$B1205]/4096)*1.5" office:value-type="float" office:value="0.02783203125">
            <text:p>0.027832</text:p>
          </table:table-cell>
          <table:table-cell table:formula="of:=[.M1205]/100000" office:value-type="float" office:value="0.0000002783203125">
            <text:p>0.0000002783</text:p>
          </table:table-cell>
          <table:table-cell table:formula="of:=0.625*1000000*[.$N1205]*1000" office:value-type="float" office:value="173.9501953125">
            <text:p>173.950195</text:p>
          </table:table-cell>
          <table:table-cell table:formula="of:=0.769*100000*[.$N1205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0">
            <text:p>642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06]" office:value-type="float" office:value="23.916">
            <text:p>23.916</text:p>
          </table:table-cell>
          <table:table-cell/>
          <table:table-cell table:formula="of:=-0.0000028*[.$D1206]*[.$D1206]+0.0405*[.$D1206]-4" office:value-type="float" office:value="32.5101632">
            <text:p>32.5101632</text:p>
          </table:table-cell>
          <table:table-cell/>
          <table:table-cell table:formula="of:=([.G1206]-25)*(0.01+0.00008*[.$D1206])+[.$I1206]" office:value-type="float" office:value="32.41555168">
            <text:p>32.41555168</text:p>
          </table:table-cell>
          <table:table-cell/>
          <table:table-cell table:formula="of:=([.$B1206]/4096)*1.5" office:value-type="float" office:value="0.0274658203125">
            <text:p>0.027466</text:p>
          </table:table-cell>
          <table:table-cell table:formula="of:=[.M1206]/100000" office:value-type="float" office:value="0.000000274658203125">
            <text:p>0.0000002747</text:p>
          </table:table-cell>
          <table:table-cell table:formula="of:=0.625*1000000*[.$N1206]*1000" office:value-type="float" office:value="171.661376953125">
            <text:p>171.661377</text:p>
          </table:table-cell>
          <table:table-cell table:formula="of:=0.769*100000*[.$N1206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19">
            <text:p>6419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07]" office:value-type="float" office:value="23.9062">
            <text:p>23.9062</text:p>
          </table:table-cell>
          <table:table-cell/>
          <table:table-cell table:formula="of:=-0.0000028*[.$D1207]*[.$D1207]+0.0405*[.$D1207]-4" office:value-type="float" office:value="32.4399712">
            <text:p>32.4399712</text:p>
          </table:table-cell>
          <table:table-cell/>
          <table:table-cell table:formula="of:=([.G1207]-25)*(0.01+0.00008*[.$D1207])+[.$I1207]" office:value-type="float" office:value="32.344679344">
            <text:p>32.344679344</text:p>
          </table:table-cell>
          <table:table-cell/>
          <table:table-cell table:formula="of:=([.$B1207]/4096)*1.5" office:value-type="float" office:value="0.0238037109375">
            <text:p>0.023804</text:p>
          </table:table-cell>
          <table:table-cell table:formula="of:=[.M1207]/100000" office:value-type="float" office:value="0.000000238037109375">
            <text:p>0.0000002380</text:p>
          </table:table-cell>
          <table:table-cell table:formula="of:=0.625*1000000*[.$N1207]*1000" office:value-type="float" office:value="148.773193359375">
            <text:p>148.773193</text:p>
          </table:table-cell>
          <table:table-cell table:formula="of:=0.769*100000*[.$N1207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17">
            <text:p>6417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08]" office:value-type="float" office:value="23.8866">
            <text:p>23.8866</text:p>
          </table:table-cell>
          <table:table-cell/>
          <table:table-cell table:formula="of:=-0.0000028*[.$D1208]*[.$D1208]+0.0405*[.$D1208]-4" office:value-type="float" office:value="32.47507">
            <text:p>32.47507</text:p>
          </table:table-cell>
          <table:table-cell/>
          <table:table-cell table:formula="of:=([.G1208]-25)*(0.01+0.00008*[.$D1208])+[.$I1208]" office:value-type="float" office:value="32.37798152">
            <text:p>32.37798152</text:p>
          </table:table-cell>
          <table:table-cell/>
          <table:table-cell table:formula="of:=([.$B1208]/4096)*1.5" office:value-type="float" office:value="0.025634765625">
            <text:p>0.025635</text:p>
          </table:table-cell>
          <table:table-cell table:formula="of:=[.M1208]/100000" office:value-type="float" office:value="0.00000025634765625">
            <text:p>0.0000002563</text:p>
          </table:table-cell>
          <table:table-cell table:formula="of:=0.625*1000000*[.$N1208]*1000" office:value-type="float" office:value="160.21728515625">
            <text:p>160.217285</text:p>
          </table:table-cell>
          <table:table-cell table:formula="of:=0.769*100000*[.$N1208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8">
            <text:p>6418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209]" office:value-type="float" office:value="23.8964">
            <text:p>23.8964</text:p>
          </table:table-cell>
          <table:table-cell/>
          <table:table-cell table:formula="of:=-0.0000028*[.$D1209]*[.$D1209]+0.0405*[.$D1209]-4" office:value-type="float" office:value="32.5452508">
            <text:p>32.5452508</text:p>
          </table:table-cell>
          <table:table-cell/>
          <table:table-cell table:formula="of:=([.G1209]-25)*(0.01+0.00008*[.$D1209])+[.$I1209]" office:value-type="float" office:value="32.448840304">
            <text:p>32.448840304</text:p>
          </table:table-cell>
          <table:table-cell/>
          <table:table-cell table:formula="of:=([.$B1209]/4096)*1.5" office:value-type="float" office:value="0.0245361328125">
            <text:p>0.024536</text:p>
          </table:table-cell>
          <table:table-cell table:formula="of:=[.M1209]/100000" office:value-type="float" office:value="0.000000245361328125">
            <text:p>0.0000002454</text:p>
          </table:table-cell>
          <table:table-cell table:formula="of:=0.625*1000000*[.$N1209]*1000" office:value-type="float" office:value="153.350830078125">
            <text:p>153.350830</text:p>
          </table:table-cell>
          <table:table-cell table:formula="of:=0.769*100000*[.$N120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5">
            <text:p>6415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10]" office:value-type="float" office:value="23.867">
            <text:p>23.867</text:p>
          </table:table-cell>
          <table:table-cell/>
          <table:table-cell table:formula="of:=-0.0000028*[.$D1210]*[.$D1210]+0.0405*[.$D1210]-4" office:value-type="float" office:value="32.5101632">
            <text:p>32.5101632</text:p>
          </table:table-cell>
          <table:table-cell/>
          <table:table-cell table:formula="of:=([.G1210]-25)*(0.01+0.00008*[.$D1210])+[.$I1210]" office:value-type="float" office:value="32.41127496">
            <text:p>32.41127496</text:p>
          </table:table-cell>
          <table:table-cell/>
          <table:table-cell table:formula="of:=([.$B1210]/4096)*1.5" office:value-type="float" office:value="0.0274658203125">
            <text:p>0.027466</text:p>
          </table:table-cell>
          <table:table-cell table:formula="of:=[.M1210]/100000" office:value-type="float" office:value="0.000000274658203125">
            <text:p>0.0000002747</text:p>
          </table:table-cell>
          <table:table-cell table:formula="of:=0.625*1000000*[.$N1210]*1000" office:value-type="float" office:value="171.661376953125">
            <text:p>171.661377</text:p>
          </table:table-cell>
          <table:table-cell table:formula="of:=0.769*100000*[.$N121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16">
            <text:p>641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11]" office:value-type="float" office:value="23.8768">
            <text:p>23.8768</text:p>
          </table:table-cell>
          <table:table-cell/>
          <table:table-cell table:formula="of:=-0.0000028*[.$D1211]*[.$D1211]+0.0405*[.$D1211]-4" office:value-type="float" office:value="32.5101632">
            <text:p>32.5101632</text:p>
          </table:table-cell>
          <table:table-cell/>
          <table:table-cell table:formula="of:=([.G1211]-25)*(0.01+0.00008*[.$D1211])+[.$I1211]" office:value-type="float" office:value="32.412130304">
            <text:p>32.412130304</text:p>
          </table:table-cell>
          <table:table-cell/>
          <table:table-cell table:formula="of:=([.$B1211]/4096)*1.5" office:value-type="float" office:value="0.02783203125">
            <text:p>0.027832</text:p>
          </table:table-cell>
          <table:table-cell table:formula="of:=[.M1211]/100000" office:value-type="float" office:value="0.0000002783203125">
            <text:p>0.0000002783</text:p>
          </table:table-cell>
          <table:table-cell table:formula="of:=0.625*1000000*[.$N1211]*1000" office:value-type="float" office:value="173.9501953125">
            <text:p>173.950195</text:p>
          </table:table-cell>
          <table:table-cell table:formula="of:=0.769*100000*[.$N121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19">
            <text:p>641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12]" office:value-type="float" office:value="23.9062">
            <text:p>23.9062</text:p>
          </table:table-cell>
          <table:table-cell/>
          <table:table-cell table:formula="of:=-0.0000028*[.$D1212]*[.$D1212]+0.0405*[.$D1212]-4" office:value-type="float" office:value="32.5101632">
            <text:p>32.5101632</text:p>
          </table:table-cell>
          <table:table-cell/>
          <table:table-cell table:formula="of:=([.G1212]-25)*(0.01+0.00008*[.$D1212])+[.$I1212]" office:value-type="float" office:value="32.414696336">
            <text:p>32.414696336</text:p>
          </table:table-cell>
          <table:table-cell/>
          <table:table-cell table:formula="of:=([.$B1212]/4096)*1.5" office:value-type="float" office:value="0.0289306640625">
            <text:p>0.028931</text:p>
          </table:table-cell>
          <table:table-cell table:formula="of:=[.M1212]/100000" office:value-type="float" office:value="0.000000289306640625">
            <text:p>0.0000002893</text:p>
          </table:table-cell>
          <table:table-cell table:formula="of:=0.625*1000000*[.$N1212]*1000" office:value-type="float" office:value="180.816650390625">
            <text:p>180.816650</text:p>
          </table:table-cell>
          <table:table-cell table:formula="of:=0.769*100000*[.$N1212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9">
            <text:p>641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13]" office:value-type="float" office:value="23.9062">
            <text:p>23.9062</text:p>
          </table:table-cell>
          <table:table-cell/>
          <table:table-cell table:formula="of:=-0.0000028*[.$D1213]*[.$D1213]+0.0405*[.$D1213]-4" office:value-type="float" office:value="32.5101632">
            <text:p>32.5101632</text:p>
          </table:table-cell>
          <table:table-cell/>
          <table:table-cell table:formula="of:=([.G1213]-25)*(0.01+0.00008*[.$D1213])+[.$I1213]" office:value-type="float" office:value="32.414696336">
            <text:p>32.414696336</text:p>
          </table:table-cell>
          <table:table-cell/>
          <table:table-cell table:formula="of:=([.$B1213]/4096)*1.5" office:value-type="float" office:value="0.0252685546875">
            <text:p>0.025269</text:p>
          </table:table-cell>
          <table:table-cell table:formula="of:=[.M1213]/100000" office:value-type="float" office:value="0.000000252685546875">
            <text:p>0.0000002527</text:p>
          </table:table-cell>
          <table:table-cell table:formula="of:=0.625*1000000*[.$N1213]*1000" office:value-type="float" office:value="157.928466796875">
            <text:p>157.928467</text:p>
          </table:table-cell>
          <table:table-cell table:formula="of:=0.769*100000*[.$N121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7">
            <text:p>6417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14]" office:value-type="float" office:value="23.8866">
            <text:p>23.8866</text:p>
          </table:table-cell>
          <table:table-cell/>
          <table:table-cell table:formula="of:=-0.0000028*[.$D1214]*[.$D1214]+0.0405*[.$D1214]-4" office:value-type="float" office:value="32.47507">
            <text:p>32.47507</text:p>
          </table:table-cell>
          <table:table-cell/>
          <table:table-cell table:formula="of:=([.G1214]-25)*(0.01+0.00008*[.$D1214])+[.$I1214]" office:value-type="float" office:value="32.37798152">
            <text:p>32.37798152</text:p>
          </table:table-cell>
          <table:table-cell/>
          <table:table-cell table:formula="of:=([.$B1214]/4096)*1.5" office:value-type="float" office:value="0.0267333984375">
            <text:p>0.026733</text:p>
          </table:table-cell>
          <table:table-cell table:formula="of:=[.M1214]/100000" office:value-type="float" office:value="0.000000267333984375">
            <text:p>0.0000002673</text:p>
          </table:table-cell>
          <table:table-cell table:formula="of:=0.625*1000000*[.$N1214]*1000" office:value-type="float" office:value="167.083740234375">
            <text:p>167.083740</text:p>
          </table:table-cell>
          <table:table-cell table:formula="of:=0.769*100000*[.$N121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17">
            <text:p>6417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15]" office:value-type="float" office:value="23.8866">
            <text:p>23.8866</text:p>
          </table:table-cell>
          <table:table-cell/>
          <table:table-cell table:formula="of:=-0.0000028*[.$D1215]*[.$D1215]+0.0405*[.$D1215]-4" office:value-type="float" office:value="32.5101632">
            <text:p>32.5101632</text:p>
          </table:table-cell>
          <table:table-cell/>
          <table:table-cell table:formula="of:=([.G1215]-25)*(0.01+0.00008*[.$D1215])+[.$I1215]" office:value-type="float" office:value="32.412985648">
            <text:p>32.412985648</text:p>
          </table:table-cell>
          <table:table-cell/>
          <table:table-cell table:formula="of:=([.$B1215]/4096)*1.5" office:value-type="float" office:value="0.027099609375">
            <text:p>0.027100</text:p>
          </table:table-cell>
          <table:table-cell table:formula="of:=[.M1215]/100000" office:value-type="float" office:value="0.00000027099609375">
            <text:p>0.0000002710</text:p>
          </table:table-cell>
          <table:table-cell table:formula="of:=0.625*1000000*[.$N1215]*1000" office:value-type="float" office:value="169.37255859375">
            <text:p>169.372559</text:p>
          </table:table-cell>
          <table:table-cell table:formula="of:=0.769*100000*[.$N121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0">
            <text:p>642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16]" office:value-type="float" office:value="23.916">
            <text:p>23.916</text:p>
          </table:table-cell>
          <table:table-cell/>
          <table:table-cell table:formula="of:=-0.0000028*[.$D1216]*[.$D1216]+0.0405*[.$D1216]-4" office:value-type="float" office:value="32.5803328">
            <text:p>32.5803328</text:p>
          </table:table-cell>
          <table:table-cell/>
          <table:table-cell table:formula="of:=([.G1216]-25)*(0.01+0.00008*[.$D1216])+[.$I1216]" office:value-type="float" office:value="32.48554784">
            <text:p>32.48554784</text:p>
          </table:table-cell>
          <table:table-cell/>
          <table:table-cell table:formula="of:=([.$B1216]/4096)*1.5" office:value-type="float" office:value="0.0274658203125">
            <text:p>0.027466</text:p>
          </table:table-cell>
          <table:table-cell table:formula="of:=[.M1216]/100000" office:value-type="float" office:value="0.000000274658203125">
            <text:p>0.0000002747</text:p>
          </table:table-cell>
          <table:table-cell table:formula="of:=0.625*1000000*[.$N1216]*1000" office:value-type="float" office:value="171.661376953125">
            <text:p>171.661377</text:p>
          </table:table-cell>
          <table:table-cell table:formula="of:=0.769*100000*[.$N1216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17">
            <text:p>6417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17]" office:value-type="float" office:value="23.8866">
            <text:p>23.8866</text:p>
          </table:table-cell>
          <table:table-cell/>
          <table:table-cell table:formula="of:=-0.0000028*[.$D1217]*[.$D1217]+0.0405*[.$D1217]-4" office:value-type="float" office:value="32.5101632">
            <text:p>32.5101632</text:p>
          </table:table-cell>
          <table:table-cell/>
          <table:table-cell table:formula="of:=([.G1217]-25)*(0.01+0.00008*[.$D1217])+[.$I1217]" office:value-type="float" office:value="32.412985648">
            <text:p>32.412985648</text:p>
          </table:table-cell>
          <table:table-cell/>
          <table:table-cell table:formula="of:=([.$B1217]/4096)*1.5" office:value-type="float" office:value="0.025634765625">
            <text:p>0.025635</text:p>
          </table:table-cell>
          <table:table-cell table:formula="of:=[.M1217]/100000" office:value-type="float" office:value="0.00000025634765625">
            <text:p>0.0000002563</text:p>
          </table:table-cell>
          <table:table-cell table:formula="of:=0.625*1000000*[.$N1217]*1000" office:value-type="float" office:value="160.21728515625">
            <text:p>160.217285</text:p>
          </table:table-cell>
          <table:table-cell table:formula="of:=0.769*100000*[.$N1217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15">
            <text:p>6415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18]" office:value-type="float" office:value="23.867">
            <text:p>23.867</text:p>
          </table:table-cell>
          <table:table-cell/>
          <table:table-cell table:formula="of:=-0.0000028*[.$D1218]*[.$D1218]+0.0405*[.$D1218]-4" office:value-type="float" office:value="32.5101632">
            <text:p>32.5101632</text:p>
          </table:table-cell>
          <table:table-cell/>
          <table:table-cell table:formula="of:=([.G1218]-25)*(0.01+0.00008*[.$D1218])+[.$I1218]" office:value-type="float" office:value="32.41127496">
            <text:p>32.41127496</text:p>
          </table:table-cell>
          <table:table-cell/>
          <table:table-cell table:formula="of:=([.$B1218]/4096)*1.5" office:value-type="float" office:value="0.0238037109375">
            <text:p>0.023804</text:p>
          </table:table-cell>
          <table:table-cell table:formula="of:=[.M1218]/100000" office:value-type="float" office:value="0.000000238037109375">
            <text:p>0.0000002380</text:p>
          </table:table-cell>
          <table:table-cell table:formula="of:=0.625*1000000*[.$N1218]*1000" office:value-type="float" office:value="148.773193359375">
            <text:p>148.773193</text:p>
          </table:table-cell>
          <table:table-cell table:formula="of:=0.769*100000*[.$N1218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7">
            <text:p>6417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19]" office:value-type="float" office:value="23.8866">
            <text:p>23.8866</text:p>
          </table:table-cell>
          <table:table-cell/>
          <table:table-cell table:formula="of:=-0.0000028*[.$D1219]*[.$D1219]+0.0405*[.$D1219]-4" office:value-type="float" office:value="32.5803328">
            <text:p>32.5803328</text:p>
          </table:table-cell>
          <table:table-cell/>
          <table:table-cell table:formula="of:=([.G1219]-25)*(0.01+0.00008*[.$D1219])+[.$I1219]" office:value-type="float" office:value="32.482977104">
            <text:p>32.482977104</text:p>
          </table:table-cell>
          <table:table-cell/>
          <table:table-cell table:formula="of:=([.$B1219]/4096)*1.5" office:value-type="float" office:value="0.02490234375">
            <text:p>0.024902</text:p>
          </table:table-cell>
          <table:table-cell table:formula="of:=[.M1219]/100000" office:value-type="float" office:value="0.0000002490234375">
            <text:p>0.0000002490</text:p>
          </table:table-cell>
          <table:table-cell table:formula="of:=0.625*1000000*[.$N1219]*1000" office:value-type="float" office:value="155.6396484375">
            <text:p>155.639648</text:p>
          </table:table-cell>
          <table:table-cell table:formula="of:=0.769*100000*[.$N121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8">
            <text:p>641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20]" office:value-type="float" office:value="23.8964">
            <text:p>23.8964</text:p>
          </table:table-cell>
          <table:table-cell/>
          <table:table-cell table:formula="of:=-0.0000028*[.$D1220]*[.$D1220]+0.0405*[.$D1220]-4" office:value-type="float" office:value="32.5101632">
            <text:p>32.5101632</text:p>
          </table:table-cell>
          <table:table-cell/>
          <table:table-cell table:formula="of:=([.G1220]-25)*(0.01+0.00008*[.$D1220])+[.$I1220]" office:value-type="float" office:value="32.413840992">
            <text:p>32.413840992</text:p>
          </table:table-cell>
          <table:table-cell/>
          <table:table-cell table:formula="of:=([.$B1220]/4096)*1.5" office:value-type="float" office:value="0.0260009765625">
            <text:p>0.026001</text:p>
          </table:table-cell>
          <table:table-cell table:formula="of:=[.M1220]/100000" office:value-type="float" office:value="0.000000260009765625">
            <text:p>0.0000002600</text:p>
          </table:table-cell>
          <table:table-cell table:formula="of:=0.625*1000000*[.$N1220]*1000" office:value-type="float" office:value="162.506103515625">
            <text:p>162.506104</text:p>
          </table:table-cell>
          <table:table-cell table:formula="of:=0.769*100000*[.$N1220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18">
            <text:p>6418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21]" office:value-type="float" office:value="23.8964">
            <text:p>23.8964</text:p>
          </table:table-cell>
          <table:table-cell/>
          <table:table-cell table:formula="of:=-0.0000028*[.$D1221]*[.$D1221]+0.0405*[.$D1221]-4" office:value-type="float" office:value="32.47507">
            <text:p>32.47507</text:p>
          </table:table-cell>
          <table:table-cell/>
          <table:table-cell table:formula="of:=([.G1221]-25)*(0.01+0.00008*[.$D1221])+[.$I1221]" office:value-type="float" office:value="32.37883608">
            <text:p>32.37883608</text:p>
          </table:table-cell>
          <table:table-cell/>
          <table:table-cell table:formula="of:=([.$B1221]/4096)*1.5" office:value-type="float" office:value="0.02783203125">
            <text:p>0.027832</text:p>
          </table:table-cell>
          <table:table-cell table:formula="of:=[.M1221]/100000" office:value-type="float" office:value="0.0000002783203125">
            <text:p>0.0000002783</text:p>
          </table:table-cell>
          <table:table-cell table:formula="of:=0.625*1000000*[.$N1221]*1000" office:value-type="float" office:value="173.9501953125">
            <text:p>173.950195</text:p>
          </table:table-cell>
          <table:table-cell table:formula="of:=0.769*100000*[.$N122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0">
            <text:p>642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22]" office:value-type="float" office:value="23.916">
            <text:p>23.916</text:p>
          </table:table-cell>
          <table:table-cell/>
          <table:table-cell table:formula="of:=-0.0000028*[.$D1222]*[.$D1222]+0.0405*[.$D1222]-4" office:value-type="float" office:value="32.5101632">
            <text:p>32.5101632</text:p>
          </table:table-cell>
          <table:table-cell/>
          <table:table-cell table:formula="of:=([.G1222]-25)*(0.01+0.00008*[.$D1222])+[.$I1222]" office:value-type="float" office:value="32.41555168">
            <text:p>32.41555168</text:p>
          </table:table-cell>
          <table:table-cell/>
          <table:table-cell table:formula="of:=([.$B1222]/4096)*1.5" office:value-type="float" office:value="0.02490234375">
            <text:p>0.024902</text:p>
          </table:table-cell>
          <table:table-cell table:formula="of:=[.M1222]/100000" office:value-type="float" office:value="0.0000002490234375">
            <text:p>0.0000002490</text:p>
          </table:table-cell>
          <table:table-cell table:formula="of:=0.625*1000000*[.$N1222]*1000" office:value-type="float" office:value="155.6396484375">
            <text:p>155.639648</text:p>
          </table:table-cell>
          <table:table-cell table:formula="of:=0.769*100000*[.$N122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18">
            <text:p>641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23]" office:value-type="float" office:value="23.8964">
            <text:p>23.8964</text:p>
          </table:table-cell>
          <table:table-cell/>
          <table:table-cell table:formula="of:=-0.0000028*[.$D1223]*[.$D1223]+0.0405*[.$D1223]-4" office:value-type="float" office:value="32.5101632">
            <text:p>32.5101632</text:p>
          </table:table-cell>
          <table:table-cell/>
          <table:table-cell table:formula="of:=([.G1223]-25)*(0.01+0.00008*[.$D1223])+[.$I1223]" office:value-type="float" office:value="32.413840992">
            <text:p>32.413840992</text:p>
          </table:table-cell>
          <table:table-cell/>
          <table:table-cell table:formula="of:=([.$B1223]/4096)*1.5" office:value-type="float" office:value="0.02783203125">
            <text:p>0.027832</text:p>
          </table:table-cell>
          <table:table-cell table:formula="of:=[.M1223]/100000" office:value-type="float" office:value="0.0000002783203125">
            <text:p>0.0000002783</text:p>
          </table:table-cell>
          <table:table-cell table:formula="of:=0.625*1000000*[.$N1223]*1000" office:value-type="float" office:value="173.9501953125">
            <text:p>173.950195</text:p>
          </table:table-cell>
          <table:table-cell table:formula="of:=0.769*100000*[.$N1223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9">
            <text:p>6419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224]" office:value-type="float" office:value="23.9062">
            <text:p>23.9062</text:p>
          </table:table-cell>
          <table:table-cell/>
          <table:table-cell table:formula="of:=-0.0000028*[.$D1224]*[.$D1224]+0.0405*[.$D1224]-4" office:value-type="float" office:value="32.5452508">
            <text:p>32.5452508</text:p>
          </table:table-cell>
          <table:table-cell/>
          <table:table-cell table:formula="of:=([.G1224]-25)*(0.01+0.00008*[.$D1224])+[.$I1224]" office:value-type="float" office:value="32.449696432">
            <text:p>32.449696432</text:p>
          </table:table-cell>
          <table:table-cell/>
          <table:table-cell table:formula="of:=([.$B1224]/4096)*1.5" office:value-type="float" office:value="0.02490234375">
            <text:p>0.024902</text:p>
          </table:table-cell>
          <table:table-cell table:formula="of:=[.M1224]/100000" office:value-type="float" office:value="0.0000002490234375">
            <text:p>0.0000002490</text:p>
          </table:table-cell>
          <table:table-cell table:formula="of:=0.625*1000000*[.$N1224]*1000" office:value-type="float" office:value="155.6396484375">
            <text:p>155.639648</text:p>
          </table:table-cell>
          <table:table-cell table:formula="of:=0.769*100000*[.$N122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0">
            <text:p>642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25]" office:value-type="float" office:value="23.916">
            <text:p>23.916</text:p>
          </table:table-cell>
          <table:table-cell/>
          <table:table-cell table:formula="of:=-0.0000028*[.$D1225]*[.$D1225]+0.0405*[.$D1225]-4" office:value-type="float" office:value="32.5101632">
            <text:p>32.5101632</text:p>
          </table:table-cell>
          <table:table-cell/>
          <table:table-cell table:formula="of:=([.G1225]-25)*(0.01+0.00008*[.$D1225])+[.$I1225]" office:value-type="float" office:value="32.41555168">
            <text:p>32.41555168</text:p>
          </table:table-cell>
          <table:table-cell/>
          <table:table-cell table:formula="of:=([.$B1225]/4096)*1.5" office:value-type="float" office:value="0.02490234375">
            <text:p>0.024902</text:p>
          </table:table-cell>
          <table:table-cell table:formula="of:=[.M1225]/100000" office:value-type="float" office:value="0.0000002490234375">
            <text:p>0.0000002490</text:p>
          </table:table-cell>
          <table:table-cell table:formula="of:=0.625*1000000*[.$N1225]*1000" office:value-type="float" office:value="155.6396484375">
            <text:p>155.639648</text:p>
          </table:table-cell>
          <table:table-cell table:formula="of:=0.769*100000*[.$N1225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8">
            <text:p>641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26]" office:value-type="float" office:value="23.8964">
            <text:p>23.8964</text:p>
          </table:table-cell>
          <table:table-cell/>
          <table:table-cell table:formula="of:=-0.0000028*[.$D1226]*[.$D1226]+0.0405*[.$D1226]-4" office:value-type="float" office:value="32.4399712">
            <text:p>32.4399712</text:p>
          </table:table-cell>
          <table:table-cell/>
          <table:table-cell table:formula="of:=([.G1226]-25)*(0.01+0.00008*[.$D1226])+[.$I1226]" office:value-type="float" office:value="32.343825568">
            <text:p>32.343825568</text:p>
          </table:table-cell>
          <table:table-cell/>
          <table:table-cell table:formula="of:=([.$B1226]/4096)*1.5" office:value-type="float" office:value="0.0263671875">
            <text:p>0.026367</text:p>
          </table:table-cell>
          <table:table-cell table:formula="of:=[.M1226]/100000" office:value-type="float" office:value="0.000000263671875">
            <text:p>0.0000002637</text:p>
          </table:table-cell>
          <table:table-cell table:formula="of:=0.625*1000000*[.$N1226]*1000" office:value-type="float" office:value="164.794921875">
            <text:p>164.794922</text:p>
          </table:table-cell>
          <table:table-cell table:formula="of:=0.769*100000*[.$N122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9">
            <text:p>641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27]" office:value-type="float" office:value="23.9062">
            <text:p>23.9062</text:p>
          </table:table-cell>
          <table:table-cell/>
          <table:table-cell table:formula="of:=-0.0000028*[.$D1227]*[.$D1227]+0.0405*[.$D1227]-4" office:value-type="float" office:value="32.5101632">
            <text:p>32.5101632</text:p>
          </table:table-cell>
          <table:table-cell/>
          <table:table-cell table:formula="of:=([.G1227]-25)*(0.01+0.00008*[.$D1227])+[.$I1227]" office:value-type="float" office:value="32.414696336">
            <text:p>32.414696336</text:p>
          </table:table-cell>
          <table:table-cell/>
          <table:table-cell table:formula="of:=([.$B1227]/4096)*1.5" office:value-type="float" office:value="0.0263671875">
            <text:p>0.026367</text:p>
          </table:table-cell>
          <table:table-cell table:formula="of:=[.M1227]/100000" office:value-type="float" office:value="0.000000263671875">
            <text:p>0.0000002637</text:p>
          </table:table-cell>
          <table:table-cell table:formula="of:=0.625*1000000*[.$N1227]*1000" office:value-type="float" office:value="164.794921875">
            <text:p>164.794922</text:p>
          </table:table-cell>
          <table:table-cell table:formula="of:=0.769*100000*[.$N1227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8">
            <text:p>6418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1228]" office:value-type="float" office:value="23.8964">
            <text:p>23.8964</text:p>
          </table:table-cell>
          <table:table-cell/>
          <table:table-cell table:formula="of:=-0.0000028*[.$D1228]*[.$D1228]+0.0405*[.$D1228]-4" office:value-type="float" office:value="32.4048668">
            <text:p>32.4048668</text:p>
          </table:table-cell>
          <table:table-cell/>
          <table:table-cell table:formula="of:=([.G1228]-25)*(0.01+0.00008*[.$D1228])+[.$I1228]" office:value-type="float" office:value="32.308809456">
            <text:p>32.308809456</text:p>
          </table:table-cell>
          <table:table-cell/>
          <table:table-cell table:formula="of:=([.$B1228]/4096)*1.5" office:value-type="float" office:value="0.0274658203125">
            <text:p>0.027466</text:p>
          </table:table-cell>
          <table:table-cell table:formula="of:=[.M1228]/100000" office:value-type="float" office:value="0.000000274658203125">
            <text:p>0.0000002747</text:p>
          </table:table-cell>
          <table:table-cell table:formula="of:=0.625*1000000*[.$N1228]*1000" office:value-type="float" office:value="171.661376953125">
            <text:p>171.661377</text:p>
          </table:table-cell>
          <table:table-cell table:formula="of:=0.769*100000*[.$N122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6">
            <text:p>641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29]" office:value-type="float" office:value="23.8768">
            <text:p>23.8768</text:p>
          </table:table-cell>
          <table:table-cell/>
          <table:table-cell table:formula="of:=-0.0000028*[.$D1229]*[.$D1229]+0.0405*[.$D1229]-4" office:value-type="float" office:value="32.4399712">
            <text:p>32.4399712</text:p>
          </table:table-cell>
          <table:table-cell/>
          <table:table-cell table:formula="of:=([.G1229]-25)*(0.01+0.00008*[.$D1229])+[.$I1229]" office:value-type="float" office:value="32.342118016">
            <text:p>32.342118016</text:p>
          </table:table-cell>
          <table:table-cell/>
          <table:table-cell table:formula="of:=([.$B1229]/4096)*1.5" office:value-type="float" office:value="0.0260009765625">
            <text:p>0.026001</text:p>
          </table:table-cell>
          <table:table-cell table:formula="of:=[.M1229]/100000" office:value-type="float" office:value="0.000000260009765625">
            <text:p>0.0000002600</text:p>
          </table:table-cell>
          <table:table-cell table:formula="of:=0.625*1000000*[.$N1229]*1000" office:value-type="float" office:value="162.506103515625">
            <text:p>162.506104</text:p>
          </table:table-cell>
          <table:table-cell table:formula="of:=0.769*100000*[.$N122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9">
            <text:p>6419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30]" office:value-type="float" office:value="23.9062">
            <text:p>23.9062</text:p>
          </table:table-cell>
          <table:table-cell/>
          <table:table-cell table:formula="of:=-0.0000028*[.$D1230]*[.$D1230]+0.0405*[.$D1230]-4" office:value-type="float" office:value="32.5101632">
            <text:p>32.5101632</text:p>
          </table:table-cell>
          <table:table-cell/>
          <table:table-cell table:formula="of:=([.G1230]-25)*(0.01+0.00008*[.$D1230])+[.$I1230]" office:value-type="float" office:value="32.414696336">
            <text:p>32.414696336</text:p>
          </table:table-cell>
          <table:table-cell/>
          <table:table-cell table:formula="of:=([.$B1230]/4096)*1.5" office:value-type="float" office:value="0.0274658203125">
            <text:p>0.027466</text:p>
          </table:table-cell>
          <table:table-cell table:formula="of:=[.M1230]/100000" office:value-type="float" office:value="0.000000274658203125">
            <text:p>0.0000002747</text:p>
          </table:table-cell>
          <table:table-cell table:formula="of:=0.625*1000000*[.$N1230]*1000" office:value-type="float" office:value="171.661376953125">
            <text:p>171.661377</text:p>
          </table:table-cell>
          <table:table-cell table:formula="of:=0.769*100000*[.$N123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17">
            <text:p>6417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31]" office:value-type="float" office:value="23.8866">
            <text:p>23.8866</text:p>
          </table:table-cell>
          <table:table-cell/>
          <table:table-cell table:formula="of:=-0.0000028*[.$D1231]*[.$D1231]+0.0405*[.$D1231]-4" office:value-type="float" office:value="32.4399712">
            <text:p>32.4399712</text:p>
          </table:table-cell>
          <table:table-cell/>
          <table:table-cell table:formula="of:=([.G1231]-25)*(0.01+0.00008*[.$D1231])+[.$I1231]" office:value-type="float" office:value="32.342971792">
            <text:p>32.342971792</text:p>
          </table:table-cell>
          <table:table-cell/>
          <table:table-cell table:formula="of:=([.$B1231]/4096)*1.5" office:value-type="float" office:value="0.02783203125">
            <text:p>0.027832</text:p>
          </table:table-cell>
          <table:table-cell table:formula="of:=[.M1231]/100000" office:value-type="float" office:value="0.0000002783203125">
            <text:p>0.0000002783</text:p>
          </table:table-cell>
          <table:table-cell table:formula="of:=0.625*1000000*[.$N1231]*1000" office:value-type="float" office:value="173.9501953125">
            <text:p>173.950195</text:p>
          </table:table-cell>
          <table:table-cell table:formula="of:=0.769*100000*[.$N123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6">
            <text:p>641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32]" office:value-type="float" office:value="23.8768">
            <text:p>23.8768</text:p>
          </table:table-cell>
          <table:table-cell/>
          <table:table-cell table:formula="of:=-0.0000028*[.$D1232]*[.$D1232]+0.0405*[.$D1232]-4" office:value-type="float" office:value="32.5101632">
            <text:p>32.5101632</text:p>
          </table:table-cell>
          <table:table-cell/>
          <table:table-cell table:formula="of:=([.G1232]-25)*(0.01+0.00008*[.$D1232])+[.$I1232]" office:value-type="float" office:value="32.412130304">
            <text:p>32.412130304</text:p>
          </table:table-cell>
          <table:table-cell/>
          <table:table-cell table:formula="of:=([.$B1232]/4096)*1.5" office:value-type="float" office:value="0.02490234375">
            <text:p>0.024902</text:p>
          </table:table-cell>
          <table:table-cell table:formula="of:=[.M1232]/100000" office:value-type="float" office:value="0.0000002490234375">
            <text:p>0.0000002490</text:p>
          </table:table-cell>
          <table:table-cell table:formula="of:=0.625*1000000*[.$N1232]*1000" office:value-type="float" office:value="155.6396484375">
            <text:p>155.639648</text:p>
          </table:table-cell>
          <table:table-cell table:formula="of:=0.769*100000*[.$N123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4">
            <text:p>641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33]" office:value-type="float" office:value="23.8572">
            <text:p>23.8572</text:p>
          </table:table-cell>
          <table:table-cell/>
          <table:table-cell table:formula="of:=-0.0000028*[.$D1233]*[.$D1233]+0.0405*[.$D1233]-4" office:value-type="float" office:value="32.5803328">
            <text:p>32.5803328</text:p>
          </table:table-cell>
          <table:table-cell/>
          <table:table-cell table:formula="of:=([.G1233]-25)*(0.01+0.00008*[.$D1233])+[.$I1233]" office:value-type="float" office:value="32.480406368">
            <text:p>32.480406368</text:p>
          </table:table-cell>
          <table:table-cell/>
          <table:table-cell table:formula="of:=([.$B1233]/4096)*1.5" office:value-type="float" office:value="0.0234375">
            <text:p>0.023438</text:p>
          </table:table-cell>
          <table:table-cell table:formula="of:=[.M1233]/100000" office:value-type="float" office:value="0.000000234375">
            <text:p>0.0000002344</text:p>
          </table:table-cell>
          <table:table-cell table:formula="of:=0.625*1000000*[.$N1233]*1000" office:value-type="float" office:value="146.484375">
            <text:p>146.484375</text:p>
          </table:table-cell>
          <table:table-cell table:formula="of:=0.769*100000*[.$N1233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16">
            <text:p>641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34]" office:value-type="float" office:value="23.8768">
            <text:p>23.8768</text:p>
          </table:table-cell>
          <table:table-cell/>
          <table:table-cell table:formula="of:=-0.0000028*[.$D1234]*[.$D1234]+0.0405*[.$D1234]-4" office:value-type="float" office:value="32.5803328">
            <text:p>32.5803328</text:p>
          </table:table-cell>
          <table:table-cell/>
          <table:table-cell table:formula="of:=([.G1234]-25)*(0.01+0.00008*[.$D1234])+[.$I1234]" office:value-type="float" office:value="32.482120192">
            <text:p>32.482120192</text:p>
          </table:table-cell>
          <table:table-cell/>
          <table:table-cell table:formula="of:=([.$B1234]/4096)*1.5" office:value-type="float" office:value="0.027099609375">
            <text:p>0.027100</text:p>
          </table:table-cell>
          <table:table-cell table:formula="of:=[.M1234]/100000" office:value-type="float" office:value="0.00000027099609375">
            <text:p>0.0000002710</text:p>
          </table:table-cell>
          <table:table-cell table:formula="of:=0.625*1000000*[.$N1234]*1000" office:value-type="float" office:value="169.37255859375">
            <text:p>169.372559</text:p>
          </table:table-cell>
          <table:table-cell table:formula="of:=0.769*100000*[.$N1234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6">
            <text:p>6416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35]" office:value-type="float" office:value="23.8768">
            <text:p>23.8768</text:p>
          </table:table-cell>
          <table:table-cell/>
          <table:table-cell table:formula="of:=-0.0000028*[.$D1235]*[.$D1235]+0.0405*[.$D1235]-4" office:value-type="float" office:value="32.47507">
            <text:p>32.47507</text:p>
          </table:table-cell>
          <table:table-cell/>
          <table:table-cell table:formula="of:=([.G1235]-25)*(0.01+0.00008*[.$D1235])+[.$I1235]" office:value-type="float" office:value="32.37712696">
            <text:p>32.37712696</text:p>
          </table:table-cell>
          <table:table-cell/>
          <table:table-cell table:formula="of:=([.$B1235]/4096)*1.5" office:value-type="float" office:value="0.0267333984375">
            <text:p>0.026733</text:p>
          </table:table-cell>
          <table:table-cell table:formula="of:=[.M1235]/100000" office:value-type="float" office:value="0.000000267333984375">
            <text:p>0.0000002673</text:p>
          </table:table-cell>
          <table:table-cell table:formula="of:=0.625*1000000*[.$N1235]*1000" office:value-type="float" office:value="167.083740234375">
            <text:p>167.083740</text:p>
          </table:table-cell>
          <table:table-cell table:formula="of:=0.769*100000*[.$N1235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15">
            <text:p>641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36]" office:value-type="float" office:value="23.867">
            <text:p>23.867</text:p>
          </table:table-cell>
          <table:table-cell/>
          <table:table-cell table:formula="of:=-0.0000028*[.$D1236]*[.$D1236]+0.0405*[.$D1236]-4" office:value-type="float" office:value="32.5803328">
            <text:p>32.5803328</text:p>
          </table:table-cell>
          <table:table-cell/>
          <table:table-cell table:formula="of:=([.G1236]-25)*(0.01+0.00008*[.$D1236])+[.$I1236]" office:value-type="float" office:value="32.48126328">
            <text:p>32.48126328</text:p>
          </table:table-cell>
          <table:table-cell/>
          <table:table-cell table:formula="of:=([.$B1236]/4096)*1.5" office:value-type="float" office:value="0.025634765625">
            <text:p>0.025635</text:p>
          </table:table-cell>
          <table:table-cell table:formula="of:=[.M1236]/100000" office:value-type="float" office:value="0.00000025634765625">
            <text:p>0.0000002563</text:p>
          </table:table-cell>
          <table:table-cell table:formula="of:=0.625*1000000*[.$N1236]*1000" office:value-type="float" office:value="160.21728515625">
            <text:p>160.217285</text:p>
          </table:table-cell>
          <table:table-cell table:formula="of:=0.769*100000*[.$N1236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418">
            <text:p>6418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37]" office:value-type="float" office:value="23.8964">
            <text:p>23.8964</text:p>
          </table:table-cell>
          <table:table-cell/>
          <table:table-cell table:formula="of:=-0.0000028*[.$D1237]*[.$D1237]+0.0405*[.$D1237]-4" office:value-type="float" office:value="32.5803328">
            <text:p>32.5803328</text:p>
          </table:table-cell>
          <table:table-cell/>
          <table:table-cell table:formula="of:=([.G1237]-25)*(0.01+0.00008*[.$D1237])+[.$I1237]" office:value-type="float" office:value="32.483834016">
            <text:p>32.483834016</text:p>
          </table:table-cell>
          <table:table-cell/>
          <table:table-cell table:formula="of:=([.$B1237]/4096)*1.5" office:value-type="float" office:value="0.0296630859375">
            <text:p>0.029663</text:p>
          </table:table-cell>
          <table:table-cell table:formula="of:=[.M1237]/100000" office:value-type="float" office:value="0.000000296630859375">
            <text:p>0.0000002966</text:p>
          </table:table-cell>
          <table:table-cell table:formula="of:=0.625*1000000*[.$N1237]*1000" office:value-type="float" office:value="185.394287109375">
            <text:p>185.394287</text:p>
          </table:table-cell>
          <table:table-cell table:formula="of:=0.769*100000*[.$N1237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19">
            <text:p>6419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38]" office:value-type="float" office:value="23.9062">
            <text:p>23.9062</text:p>
          </table:table-cell>
          <table:table-cell/>
          <table:table-cell table:formula="of:=-0.0000028*[.$D1238]*[.$D1238]+0.0405*[.$D1238]-4" office:value-type="float" office:value="32.5803328">
            <text:p>32.5803328</text:p>
          </table:table-cell>
          <table:table-cell/>
          <table:table-cell table:formula="of:=([.G1238]-25)*(0.01+0.00008*[.$D1238])+[.$I1238]" office:value-type="float" office:value="32.484690928">
            <text:p>32.484690928</text:p>
          </table:table-cell>
          <table:table-cell/>
          <table:table-cell table:formula="of:=([.$B1238]/4096)*1.5" office:value-type="float" office:value="0.024169921875">
            <text:p>0.024170</text:p>
          </table:table-cell>
          <table:table-cell table:formula="of:=[.M1238]/100000" office:value-type="float" office:value="0.00000024169921875">
            <text:p>0.0000002417</text:p>
          </table:table-cell>
          <table:table-cell table:formula="of:=0.625*1000000*[.$N1238]*1000" office:value-type="float" office:value="151.06201171875">
            <text:p>151.062012</text:p>
          </table:table-cell>
          <table:table-cell table:formula="of:=0.769*100000*[.$N123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20">
            <text:p>642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39]" office:value-type="float" office:value="23.916">
            <text:p>23.916</text:p>
          </table:table-cell>
          <table:table-cell/>
          <table:table-cell table:formula="of:=-0.0000028*[.$D1239]*[.$D1239]+0.0405*[.$D1239]-4" office:value-type="float" office:value="32.5101632">
            <text:p>32.5101632</text:p>
          </table:table-cell>
          <table:table-cell/>
          <table:table-cell table:formula="of:=([.G1239]-25)*(0.01+0.00008*[.$D1239])+[.$I1239]" office:value-type="float" office:value="32.41555168">
            <text:p>32.41555168</text:p>
          </table:table-cell>
          <table:table-cell/>
          <table:table-cell table:formula="of:=([.$B1239]/4096)*1.5" office:value-type="float" office:value="0.025634765625">
            <text:p>0.025635</text:p>
          </table:table-cell>
          <table:table-cell table:formula="of:=[.M1239]/100000" office:value-type="float" office:value="0.00000025634765625">
            <text:p>0.0000002563</text:p>
          </table:table-cell>
          <table:table-cell table:formula="of:=0.625*1000000*[.$N1239]*1000" office:value-type="float" office:value="160.21728515625">
            <text:p>160.217285</text:p>
          </table:table-cell>
          <table:table-cell table:formula="of:=0.769*100000*[.$N1239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0">
            <text:p>642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40]" office:value-type="float" office:value="23.916">
            <text:p>23.916</text:p>
          </table:table-cell>
          <table:table-cell/>
          <table:table-cell table:formula="of:=-0.0000028*[.$D1240]*[.$D1240]+0.0405*[.$D1240]-4" office:value-type="float" office:value="32.5101632">
            <text:p>32.5101632</text:p>
          </table:table-cell>
          <table:table-cell/>
          <table:table-cell table:formula="of:=([.G1240]-25)*(0.01+0.00008*[.$D1240])+[.$I1240]" office:value-type="float" office:value="32.41555168">
            <text:p>32.41555168</text:p>
          </table:table-cell>
          <table:table-cell/>
          <table:table-cell table:formula="of:=([.$B1240]/4096)*1.5" office:value-type="float" office:value="0.0252685546875">
            <text:p>0.025269</text:p>
          </table:table-cell>
          <table:table-cell table:formula="of:=[.M1240]/100000" office:value-type="float" office:value="0.000000252685546875">
            <text:p>0.0000002527</text:p>
          </table:table-cell>
          <table:table-cell table:formula="of:=0.625*1000000*[.$N1240]*1000" office:value-type="float" office:value="157.928466796875">
            <text:p>157.928467</text:p>
          </table:table-cell>
          <table:table-cell table:formula="of:=0.769*100000*[.$N1240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1">
            <text:p>6421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241]" office:value-type="float" office:value="23.9258">
            <text:p>23.9258</text:p>
          </table:table-cell>
          <table:table-cell/>
          <table:table-cell table:formula="of:=-0.0000028*[.$D1241]*[.$D1241]+0.0405*[.$D1241]-4" office:value-type="float" office:value="32.5452508">
            <text:p>32.5452508</text:p>
          </table:table-cell>
          <table:table-cell/>
          <table:table-cell table:formula="of:=([.G1241]-25)*(0.01+0.00008*[.$D1241])+[.$I1241]" office:value-type="float" office:value="32.451408688">
            <text:p>32.451408688</text:p>
          </table:table-cell>
          <table:table-cell/>
          <table:table-cell table:formula="of:=([.$B1241]/4096)*1.5" office:value-type="float" office:value="0.0245361328125">
            <text:p>0.024536</text:p>
          </table:table-cell>
          <table:table-cell table:formula="of:=[.M1241]/100000" office:value-type="float" office:value="0.000000245361328125">
            <text:p>0.0000002454</text:p>
          </table:table-cell>
          <table:table-cell table:formula="of:=0.625*1000000*[.$N1241]*1000" office:value-type="float" office:value="153.350830078125">
            <text:p>153.350830</text:p>
          </table:table-cell>
          <table:table-cell table:formula="of:=0.769*100000*[.$N124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3">
            <text:p>642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42]" office:value-type="float" office:value="23.9454">
            <text:p>23.9454</text:p>
          </table:table-cell>
          <table:table-cell/>
          <table:table-cell table:formula="of:=-0.0000028*[.$D1242]*[.$D1242]+0.0405*[.$D1242]-4" office:value-type="float" office:value="32.5101632">
            <text:p>32.5101632</text:p>
          </table:table-cell>
          <table:table-cell/>
          <table:table-cell table:formula="of:=([.G1242]-25)*(0.01+0.00008*[.$D1242])+[.$I1242]" office:value-type="float" office:value="32.418117712">
            <text:p>32.418117712</text:p>
          </table:table-cell>
          <table:table-cell/>
          <table:table-cell table:formula="of:=([.$B1242]/4096)*1.5" office:value-type="float" office:value="0.02490234375">
            <text:p>0.024902</text:p>
          </table:table-cell>
          <table:table-cell table:formula="of:=[.M1242]/100000" office:value-type="float" office:value="0.0000002490234375">
            <text:p>0.0000002490</text:p>
          </table:table-cell>
          <table:table-cell table:formula="of:=0.625*1000000*[.$N1242]*1000" office:value-type="float" office:value="155.6396484375">
            <text:p>155.639648</text:p>
          </table:table-cell>
          <table:table-cell table:formula="of:=0.769*100000*[.$N124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2">
            <text:p>642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43]" office:value-type="float" office:value="23.9356">
            <text:p>23.9356</text:p>
          </table:table-cell>
          <table:table-cell/>
          <table:table-cell table:formula="of:=-0.0000028*[.$D1243]*[.$D1243]+0.0405*[.$D1243]-4" office:value-type="float" office:value="32.5101632">
            <text:p>32.5101632</text:p>
          </table:table-cell>
          <table:table-cell/>
          <table:table-cell table:formula="of:=([.G1243]-25)*(0.01+0.00008*[.$D1243])+[.$I1243]" office:value-type="float" office:value="32.417262368">
            <text:p>32.417262368</text:p>
          </table:table-cell>
          <table:table-cell/>
          <table:table-cell table:formula="of:=([.$B1243]/4096)*1.5" office:value-type="float" office:value="0.0260009765625">
            <text:p>0.026001</text:p>
          </table:table-cell>
          <table:table-cell table:formula="of:=[.M1243]/100000" office:value-type="float" office:value="0.000000260009765625">
            <text:p>0.0000002600</text:p>
          </table:table-cell>
          <table:table-cell table:formula="of:=0.625*1000000*[.$N1243]*1000" office:value-type="float" office:value="162.506103515625">
            <text:p>162.506104</text:p>
          </table:table-cell>
          <table:table-cell table:formula="of:=0.769*100000*[.$N1243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0">
            <text:p>6420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44]" office:value-type="float" office:value="23.916">
            <text:p>23.916</text:p>
          </table:table-cell>
          <table:table-cell/>
          <table:table-cell table:formula="of:=-0.0000028*[.$D1244]*[.$D1244]+0.0405*[.$D1244]-4" office:value-type="float" office:value="32.47507">
            <text:p>32.47507</text:p>
          </table:table-cell>
          <table:table-cell/>
          <table:table-cell table:formula="of:=([.G1244]-25)*(0.01+0.00008*[.$D1244])+[.$I1244]" office:value-type="float" office:value="32.3805452">
            <text:p>32.3805452</text:p>
          </table:table-cell>
          <table:table-cell/>
          <table:table-cell table:formula="of:=([.$B1244]/4096)*1.5" office:value-type="float" office:value="0.028564453125">
            <text:p>0.028564</text:p>
          </table:table-cell>
          <table:table-cell table:formula="of:=[.M1244]/100000" office:value-type="float" office:value="0.00000028564453125">
            <text:p>0.0000002856</text:p>
          </table:table-cell>
          <table:table-cell table:formula="of:=0.625*1000000*[.$N1244]*1000" office:value-type="float" office:value="178.52783203125">
            <text:p>178.527832</text:p>
          </table:table-cell>
          <table:table-cell table:formula="of:=0.769*100000*[.$N1244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1">
            <text:p>6421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45]" office:value-type="float" office:value="23.9258">
            <text:p>23.9258</text:p>
          </table:table-cell>
          <table:table-cell/>
          <table:table-cell table:formula="of:=-0.0000028*[.$D1245]*[.$D1245]+0.0405*[.$D1245]-4" office:value-type="float" office:value="32.5101632">
            <text:p>32.5101632</text:p>
          </table:table-cell>
          <table:table-cell/>
          <table:table-cell table:formula="of:=([.G1245]-25)*(0.01+0.00008*[.$D1245])+[.$I1245]" office:value-type="float" office:value="32.416407024">
            <text:p>32.416407024</text:p>
          </table:table-cell>
          <table:table-cell/>
          <table:table-cell table:formula="of:=([.$B1245]/4096)*1.5" office:value-type="float" office:value="0.028564453125">
            <text:p>0.028564</text:p>
          </table:table-cell>
          <table:table-cell table:formula="of:=[.M1245]/100000" office:value-type="float" office:value="0.00000028564453125">
            <text:p>0.0000002856</text:p>
          </table:table-cell>
          <table:table-cell table:formula="of:=0.625*1000000*[.$N1245]*1000" office:value-type="float" office:value="178.52783203125">
            <text:p>178.527832</text:p>
          </table:table-cell>
          <table:table-cell table:formula="of:=0.769*100000*[.$N1245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19">
            <text:p>6419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46]" office:value-type="float" office:value="23.9062">
            <text:p>23.9062</text:p>
          </table:table-cell>
          <table:table-cell/>
          <table:table-cell table:formula="of:=-0.0000028*[.$D1246]*[.$D1246]+0.0405*[.$D1246]-4" office:value-type="float" office:value="32.47507">
            <text:p>32.47507</text:p>
          </table:table-cell>
          <table:table-cell/>
          <table:table-cell table:formula="of:=([.G1246]-25)*(0.01+0.00008*[.$D1246])+[.$I1246]" office:value-type="float" office:value="32.37969064">
            <text:p>32.37969064</text:p>
          </table:table-cell>
          <table:table-cell/>
          <table:table-cell table:formula="of:=([.$B1246]/4096)*1.5" office:value-type="float" office:value="0.027099609375">
            <text:p>0.027100</text:p>
          </table:table-cell>
          <table:table-cell table:formula="of:=[.M1246]/100000" office:value-type="float" office:value="0.00000027099609375">
            <text:p>0.0000002710</text:p>
          </table:table-cell>
          <table:table-cell table:formula="of:=0.625*1000000*[.$N1246]*1000" office:value-type="float" office:value="169.37255859375">
            <text:p>169.372559</text:p>
          </table:table-cell>
          <table:table-cell table:formula="of:=0.769*100000*[.$N124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19">
            <text:p>6419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47]" office:value-type="float" office:value="23.9062">
            <text:p>23.9062</text:p>
          </table:table-cell>
          <table:table-cell/>
          <table:table-cell table:formula="of:=-0.0000028*[.$D1247]*[.$D1247]+0.0405*[.$D1247]-4" office:value-type="float" office:value="32.47507">
            <text:p>32.47507</text:p>
          </table:table-cell>
          <table:table-cell/>
          <table:table-cell table:formula="of:=([.G1247]-25)*(0.01+0.00008*[.$D1247])+[.$I1247]" office:value-type="float" office:value="32.37969064">
            <text:p>32.37969064</text:p>
          </table:table-cell>
          <table:table-cell/>
          <table:table-cell table:formula="of:=([.$B1247]/4096)*1.5" office:value-type="float" office:value="0.028564453125">
            <text:p>0.028564</text:p>
          </table:table-cell>
          <table:table-cell table:formula="of:=[.M1247]/100000" office:value-type="float" office:value="0.00000028564453125">
            <text:p>0.0000002856</text:p>
          </table:table-cell>
          <table:table-cell table:formula="of:=0.625*1000000*[.$N1247]*1000" office:value-type="float" office:value="178.52783203125">
            <text:p>178.527832</text:p>
          </table:table-cell>
          <table:table-cell table:formula="of:=0.769*100000*[.$N1247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18">
            <text:p>641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48]" office:value-type="float" office:value="23.8964">
            <text:p>23.8964</text:p>
          </table:table-cell>
          <table:table-cell/>
          <table:table-cell table:formula="of:=-0.0000028*[.$D1248]*[.$D1248]+0.0405*[.$D1248]-4" office:value-type="float" office:value="32.4399712">
            <text:p>32.4399712</text:p>
          </table:table-cell>
          <table:table-cell/>
          <table:table-cell table:formula="of:=([.G1248]-25)*(0.01+0.00008*[.$D1248])+[.$I1248]" office:value-type="float" office:value="32.343825568">
            <text:p>32.343825568</text:p>
          </table:table-cell>
          <table:table-cell/>
          <table:table-cell table:formula="of:=([.$B1248]/4096)*1.5" office:value-type="float" office:value="0.0289306640625">
            <text:p>0.028931</text:p>
          </table:table-cell>
          <table:table-cell table:formula="of:=[.M1248]/100000" office:value-type="float" office:value="0.000000289306640625">
            <text:p>0.0000002893</text:p>
          </table:table-cell>
          <table:table-cell table:formula="of:=0.625*1000000*[.$N1248]*1000" office:value-type="float" office:value="180.816650390625">
            <text:p>180.816650</text:p>
          </table:table-cell>
          <table:table-cell table:formula="of:=0.769*100000*[.$N1248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0">
            <text:p>642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49]" office:value-type="float" office:value="23.916">
            <text:p>23.916</text:p>
          </table:table-cell>
          <table:table-cell/>
          <table:table-cell table:formula="of:=-0.0000028*[.$D1249]*[.$D1249]+0.0405*[.$D1249]-4" office:value-type="float" office:value="32.5803328">
            <text:p>32.5803328</text:p>
          </table:table-cell>
          <table:table-cell/>
          <table:table-cell table:formula="of:=([.G1249]-25)*(0.01+0.00008*[.$D1249])+[.$I1249]" office:value-type="float" office:value="32.48554784">
            <text:p>32.48554784</text:p>
          </table:table-cell>
          <table:table-cell/>
          <table:table-cell table:formula="of:=([.$B1249]/4096)*1.5" office:value-type="float" office:value="0.0252685546875">
            <text:p>0.025269</text:p>
          </table:table-cell>
          <table:table-cell table:formula="of:=[.M1249]/100000" office:value-type="float" office:value="0.000000252685546875">
            <text:p>0.0000002527</text:p>
          </table:table-cell>
          <table:table-cell table:formula="of:=0.625*1000000*[.$N1249]*1000" office:value-type="float" office:value="157.928466796875">
            <text:p>157.928467</text:p>
          </table:table-cell>
          <table:table-cell table:formula="of:=0.769*100000*[.$N1249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2">
            <text:p>642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50]" office:value-type="float" office:value="23.9356">
            <text:p>23.9356</text:p>
          </table:table-cell>
          <table:table-cell/>
          <table:table-cell table:formula="of:=-0.0000028*[.$D1250]*[.$D1250]+0.0405*[.$D1250]-4" office:value-type="float" office:value="32.5101632">
            <text:p>32.5101632</text:p>
          </table:table-cell>
          <table:table-cell/>
          <table:table-cell table:formula="of:=([.G1250]-25)*(0.01+0.00008*[.$D1250])+[.$I1250]" office:value-type="float" office:value="32.417262368">
            <text:p>32.417262368</text:p>
          </table:table-cell>
          <table:table-cell/>
          <table:table-cell table:formula="of:=([.$B1250]/4096)*1.5" office:value-type="float" office:value="0.028564453125">
            <text:p>0.028564</text:p>
          </table:table-cell>
          <table:table-cell table:formula="of:=[.M1250]/100000" office:value-type="float" office:value="0.00000028564453125">
            <text:p>0.0000002856</text:p>
          </table:table-cell>
          <table:table-cell table:formula="of:=0.625*1000000*[.$N1250]*1000" office:value-type="float" office:value="178.52783203125">
            <text:p>178.527832</text:p>
          </table:table-cell>
          <table:table-cell table:formula="of:=0.769*100000*[.$N1250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19">
            <text:p>6419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51]" office:value-type="float" office:value="23.9062">
            <text:p>23.9062</text:p>
          </table:table-cell>
          <table:table-cell/>
          <table:table-cell table:formula="of:=-0.0000028*[.$D1251]*[.$D1251]+0.0405*[.$D1251]-4" office:value-type="float" office:value="32.47507">
            <text:p>32.47507</text:p>
          </table:table-cell>
          <table:table-cell/>
          <table:table-cell table:formula="of:=([.G1251]-25)*(0.01+0.00008*[.$D1251])+[.$I1251]" office:value-type="float" office:value="32.37969064">
            <text:p>32.37969064</text:p>
          </table:table-cell>
          <table:table-cell/>
          <table:table-cell table:formula="of:=([.$B1251]/4096)*1.5" office:value-type="float" office:value="0.028564453125">
            <text:p>0.028564</text:p>
          </table:table-cell>
          <table:table-cell table:formula="of:=[.M1251]/100000" office:value-type="float" office:value="0.00000028564453125">
            <text:p>0.0000002856</text:p>
          </table:table-cell>
          <table:table-cell table:formula="of:=0.625*1000000*[.$N1251]*1000" office:value-type="float" office:value="178.52783203125">
            <text:p>178.527832</text:p>
          </table:table-cell>
          <table:table-cell table:formula="of:=0.769*100000*[.$N1251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21">
            <text:p>6421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52]" office:value-type="float" office:value="23.9258">
            <text:p>23.9258</text:p>
          </table:table-cell>
          <table:table-cell/>
          <table:table-cell table:formula="of:=-0.0000028*[.$D1252]*[.$D1252]+0.0405*[.$D1252]-4" office:value-type="float" office:value="32.5101632">
            <text:p>32.5101632</text:p>
          </table:table-cell>
          <table:table-cell/>
          <table:table-cell table:formula="of:=([.G1252]-25)*(0.01+0.00008*[.$D1252])+[.$I1252]" office:value-type="float" office:value="32.416407024">
            <text:p>32.416407024</text:p>
          </table:table-cell>
          <table:table-cell/>
          <table:table-cell table:formula="of:=([.$B1252]/4096)*1.5" office:value-type="float" office:value="0.0281982421875">
            <text:p>0.028198</text:p>
          </table:table-cell>
          <table:table-cell table:formula="of:=[.M1252]/100000" office:value-type="float" office:value="0.000000281982421875">
            <text:p>0.0000002820</text:p>
          </table:table-cell>
          <table:table-cell table:formula="of:=0.625*1000000*[.$N1252]*1000" office:value-type="float" office:value="176.239013671875">
            <text:p>176.239014</text:p>
          </table:table-cell>
          <table:table-cell table:formula="of:=0.769*100000*[.$N125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3">
            <text:p>6423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53]" office:value-type="float" office:value="23.9454">
            <text:p>23.9454</text:p>
          </table:table-cell>
          <table:table-cell/>
          <table:table-cell table:formula="of:=-0.0000028*[.$D1253]*[.$D1253]+0.0405*[.$D1253]-4" office:value-type="float" office:value="32.4399712">
            <text:p>32.4399712</text:p>
          </table:table-cell>
          <table:table-cell/>
          <table:table-cell table:formula="of:=([.G1253]-25)*(0.01+0.00008*[.$D1253])+[.$I1253]" office:value-type="float" office:value="32.348094448">
            <text:p>32.348094448</text:p>
          </table:table-cell>
          <table:table-cell/>
          <table:table-cell table:formula="of:=([.$B1253]/4096)*1.5" office:value-type="float" office:value="0.0260009765625">
            <text:p>0.026001</text:p>
          </table:table-cell>
          <table:table-cell table:formula="of:=[.M1253]/100000" office:value-type="float" office:value="0.000000260009765625">
            <text:p>0.0000002600</text:p>
          </table:table-cell>
          <table:table-cell table:formula="of:=0.625*1000000*[.$N1253]*1000" office:value-type="float" office:value="162.506103515625">
            <text:p>162.506104</text:p>
          </table:table-cell>
          <table:table-cell table:formula="of:=0.769*100000*[.$N1253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3">
            <text:p>6423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54]" office:value-type="float" office:value="23.9454">
            <text:p>23.9454</text:p>
          </table:table-cell>
          <table:table-cell/>
          <table:table-cell table:formula="of:=-0.0000028*[.$D1254]*[.$D1254]+0.0405*[.$D1254]-4" office:value-type="float" office:value="32.4399712">
            <text:p>32.4399712</text:p>
          </table:table-cell>
          <table:table-cell/>
          <table:table-cell table:formula="of:=([.G1254]-25)*(0.01+0.00008*[.$D1254])+[.$I1254]" office:value-type="float" office:value="32.348094448">
            <text:p>32.348094448</text:p>
          </table:table-cell>
          <table:table-cell/>
          <table:table-cell table:formula="of:=([.$B1254]/4096)*1.5" office:value-type="float" office:value="0.0260009765625">
            <text:p>0.026001</text:p>
          </table:table-cell>
          <table:table-cell table:formula="of:=[.M1254]/100000" office:value-type="float" office:value="0.000000260009765625">
            <text:p>0.0000002600</text:p>
          </table:table-cell>
          <table:table-cell table:formula="of:=0.625*1000000*[.$N1254]*1000" office:value-type="float" office:value="162.506103515625">
            <text:p>162.506104</text:p>
          </table:table-cell>
          <table:table-cell table:formula="of:=0.769*100000*[.$N1254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2">
            <text:p>6422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55]" office:value-type="float" office:value="23.9356">
            <text:p>23.9356</text:p>
          </table:table-cell>
          <table:table-cell/>
          <table:table-cell table:formula="of:=-0.0000028*[.$D1255]*[.$D1255]+0.0405*[.$D1255]-4" office:value-type="float" office:value="32.4399712">
            <text:p>32.4399712</text:p>
          </table:table-cell>
          <table:table-cell/>
          <table:table-cell table:formula="of:=([.G1255]-25)*(0.01+0.00008*[.$D1255])+[.$I1255]" office:value-type="float" office:value="32.347240672">
            <text:p>32.347240672</text:p>
          </table:table-cell>
          <table:table-cell/>
          <table:table-cell table:formula="of:=([.$B1255]/4096)*1.5" office:value-type="float" office:value="0.0252685546875">
            <text:p>0.025269</text:p>
          </table:table-cell>
          <table:table-cell table:formula="of:=[.M1255]/100000" office:value-type="float" office:value="0.000000252685546875">
            <text:p>0.0000002527</text:p>
          </table:table-cell>
          <table:table-cell table:formula="of:=0.625*1000000*[.$N1255]*1000" office:value-type="float" office:value="157.928466796875">
            <text:p>157.928467</text:p>
          </table:table-cell>
          <table:table-cell table:formula="of:=0.769*100000*[.$N125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22">
            <text:p>6422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56]" office:value-type="float" office:value="23.9356">
            <text:p>23.9356</text:p>
          </table:table-cell>
          <table:table-cell/>
          <table:table-cell table:formula="of:=-0.0000028*[.$D1256]*[.$D1256]+0.0405*[.$D1256]-4" office:value-type="float" office:value="32.4399712">
            <text:p>32.4399712</text:p>
          </table:table-cell>
          <table:table-cell/>
          <table:table-cell table:formula="of:=([.G1256]-25)*(0.01+0.00008*[.$D1256])+[.$I1256]" office:value-type="float" office:value="32.347240672">
            <text:p>32.347240672</text:p>
          </table:table-cell>
          <table:table-cell/>
          <table:table-cell table:formula="of:=([.$B1256]/4096)*1.5" office:value-type="float" office:value="0.0281982421875">
            <text:p>0.028198</text:p>
          </table:table-cell>
          <table:table-cell table:formula="of:=[.M1256]/100000" office:value-type="float" office:value="0.000000281982421875">
            <text:p>0.0000002820</text:p>
          </table:table-cell>
          <table:table-cell table:formula="of:=0.625*1000000*[.$N1256]*1000" office:value-type="float" office:value="176.239013671875">
            <text:p>176.239014</text:p>
          </table:table-cell>
          <table:table-cell table:formula="of:=0.769*100000*[.$N125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0">
            <text:p>6420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57]" office:value-type="float" office:value="23.916">
            <text:p>23.916</text:p>
          </table:table-cell>
          <table:table-cell/>
          <table:table-cell table:formula="of:=-0.0000028*[.$D1257]*[.$D1257]+0.0405*[.$D1257]-4" office:value-type="float" office:value="32.4399712">
            <text:p>32.4399712</text:p>
          </table:table-cell>
          <table:table-cell/>
          <table:table-cell table:formula="of:=([.G1257]-25)*(0.01+0.00008*[.$D1257])+[.$I1257]" office:value-type="float" office:value="32.34553312">
            <text:p>32.34553312</text:p>
          </table:table-cell>
          <table:table-cell/>
          <table:table-cell table:formula="of:=([.$B1257]/4096)*1.5" office:value-type="float" office:value="0.0260009765625">
            <text:p>0.026001</text:p>
          </table:table-cell>
          <table:table-cell table:formula="of:=[.M1257]/100000" office:value-type="float" office:value="0.000000260009765625">
            <text:p>0.0000002600</text:p>
          </table:table-cell>
          <table:table-cell table:formula="of:=0.625*1000000*[.$N1257]*1000" office:value-type="float" office:value="162.506103515625">
            <text:p>162.506104</text:p>
          </table:table-cell>
          <table:table-cell table:formula="of:=0.769*100000*[.$N125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9">
            <text:p>6419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58]" office:value-type="float" office:value="23.9062">
            <text:p>23.9062</text:p>
          </table:table-cell>
          <table:table-cell/>
          <table:table-cell table:formula="of:=-0.0000028*[.$D1258]*[.$D1258]+0.0405*[.$D1258]-4" office:value-type="float" office:value="32.5803328">
            <text:p>32.5803328</text:p>
          </table:table-cell>
          <table:table-cell/>
          <table:table-cell table:formula="of:=([.G1258]-25)*(0.01+0.00008*[.$D1258])+[.$I1258]" office:value-type="float" office:value="32.484690928">
            <text:p>32.484690928</text:p>
          </table:table-cell>
          <table:table-cell/>
          <table:table-cell table:formula="of:=([.$B1258]/4096)*1.5" office:value-type="float" office:value="0.02490234375">
            <text:p>0.024902</text:p>
          </table:table-cell>
          <table:table-cell table:formula="of:=[.M1258]/100000" office:value-type="float" office:value="0.0000002490234375">
            <text:p>0.0000002490</text:p>
          </table:table-cell>
          <table:table-cell table:formula="of:=0.625*1000000*[.$N1258]*1000" office:value-type="float" office:value="155.6396484375">
            <text:p>155.639648</text:p>
          </table:table-cell>
          <table:table-cell table:formula="of:=0.769*100000*[.$N125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2">
            <text:p>6422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259]" office:value-type="float" office:value="23.9356">
            <text:p>23.9356</text:p>
          </table:table-cell>
          <table:table-cell/>
          <table:table-cell table:formula="of:=-0.0000028*[.$D1259]*[.$D1259]+0.0405*[.$D1259]-4" office:value-type="float" office:value="32.7206048">
            <text:p>32.7206048</text:p>
          </table:table-cell>
          <table:table-cell/>
          <table:table-cell table:formula="of:=([.G1259]-25)*(0.01+0.00008*[.$D1259])+[.$I1259]" office:value-type="float" office:value="32.627193056">
            <text:p>32.627193056</text:p>
          </table:table-cell>
          <table:table-cell/>
          <table:table-cell table:formula="of:=([.$B1259]/4096)*1.5" office:value-type="float" office:value="0.0245361328125">
            <text:p>0.024536</text:p>
          </table:table-cell>
          <table:table-cell table:formula="of:=[.M1259]/100000" office:value-type="float" office:value="0.000000245361328125">
            <text:p>0.0000002454</text:p>
          </table:table-cell>
          <table:table-cell table:formula="of:=0.625*1000000*[.$N1259]*1000" office:value-type="float" office:value="153.350830078125">
            <text:p>153.350830</text:p>
          </table:table-cell>
          <table:table-cell table:formula="of:=0.769*100000*[.$N125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2">
            <text:p>6422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260]" office:value-type="float" office:value="23.9356">
            <text:p>23.9356</text:p>
          </table:table-cell>
          <table:table-cell/>
          <table:table-cell table:formula="of:=-0.0000028*[.$D1260]*[.$D1260]+0.0405*[.$D1260]-4" office:value-type="float" office:value="32.6855452">
            <text:p>32.6855452</text:p>
          </table:table-cell>
          <table:table-cell/>
          <table:table-cell table:formula="of:=([.G1260]-25)*(0.01+0.00008*[.$D1260])+[.$I1260]" office:value-type="float" office:value="32.592218608">
            <text:p>32.592218608</text:p>
          </table:table-cell>
          <table:table-cell/>
          <table:table-cell table:formula="of:=([.$B1260]/4096)*1.5" office:value-type="float" office:value="0.027099609375">
            <text:p>0.027100</text:p>
          </table:table-cell>
          <table:table-cell table:formula="of:=[.M1260]/100000" office:value-type="float" office:value="0.00000027099609375">
            <text:p>0.0000002710</text:p>
          </table:table-cell>
          <table:table-cell table:formula="of:=0.625*1000000*[.$N1260]*1000" office:value-type="float" office:value="169.37255859375">
            <text:p>169.372559</text:p>
          </table:table-cell>
          <table:table-cell table:formula="of:=0.769*100000*[.$N126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0">
            <text:p>642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61]" office:value-type="float" office:value="23.916">
            <text:p>23.916</text:p>
          </table:table-cell>
          <table:table-cell/>
          <table:table-cell table:formula="of:=-0.0000028*[.$D1261]*[.$D1261]+0.0405*[.$D1261]-4" office:value-type="float" office:value="32.5803328">
            <text:p>32.5803328</text:p>
          </table:table-cell>
          <table:table-cell/>
          <table:table-cell table:formula="of:=([.G1261]-25)*(0.01+0.00008*[.$D1261])+[.$I1261]" office:value-type="float" office:value="32.48554784">
            <text:p>32.48554784</text:p>
          </table:table-cell>
          <table:table-cell/>
          <table:table-cell table:formula="of:=([.$B1261]/4096)*1.5" office:value-type="float" office:value="0.0274658203125">
            <text:p>0.027466</text:p>
          </table:table-cell>
          <table:table-cell table:formula="of:=[.M1261]/100000" office:value-type="float" office:value="0.000000274658203125">
            <text:p>0.0000002747</text:p>
          </table:table-cell>
          <table:table-cell table:formula="of:=0.625*1000000*[.$N1261]*1000" office:value-type="float" office:value="171.661376953125">
            <text:p>171.661377</text:p>
          </table:table-cell>
          <table:table-cell table:formula="of:=0.769*100000*[.$N1261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23">
            <text:p>6423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262]" office:value-type="float" office:value="23.9454">
            <text:p>23.9454</text:p>
          </table:table-cell>
          <table:table-cell/>
          <table:table-cell table:formula="of:=-0.0000028*[.$D1262]*[.$D1262]+0.0405*[.$D1262]-4" office:value-type="float" office:value="32.6855452">
            <text:p>32.6855452</text:p>
          </table:table-cell>
          <table:table-cell/>
          <table:table-cell table:formula="of:=([.G1262]-25)*(0.01+0.00008*[.$D1262])+[.$I1262]" office:value-type="float" office:value="32.593077872">
            <text:p>32.593077872</text:p>
          </table:table-cell>
          <table:table-cell/>
          <table:table-cell table:formula="of:=([.$B1262]/4096)*1.5" office:value-type="float" office:value="0.0263671875">
            <text:p>0.026367</text:p>
          </table:table-cell>
          <table:table-cell table:formula="of:=[.M1262]/100000" office:value-type="float" office:value="0.000000263671875">
            <text:p>0.0000002637</text:p>
          </table:table-cell>
          <table:table-cell table:formula="of:=0.625*1000000*[.$N1262]*1000" office:value-type="float" office:value="164.794921875">
            <text:p>164.794922</text:p>
          </table:table-cell>
          <table:table-cell table:formula="of:=0.769*100000*[.$N1262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3">
            <text:p>6423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63]" office:value-type="float" office:value="23.9454">
            <text:p>23.9454</text:p>
          </table:table-cell>
          <table:table-cell/>
          <table:table-cell table:formula="of:=-0.0000028*[.$D1263]*[.$D1263]+0.0405*[.$D1263]-4" office:value-type="float" office:value="32.5803328">
            <text:p>32.5803328</text:p>
          </table:table-cell>
          <table:table-cell/>
          <table:table-cell table:formula="of:=([.G1263]-25)*(0.01+0.00008*[.$D1263])+[.$I1263]" office:value-type="float" office:value="32.488118576">
            <text:p>32.488118576</text:p>
          </table:table-cell>
          <table:table-cell/>
          <table:table-cell table:formula="of:=([.$B1263]/4096)*1.5" office:value-type="float" office:value="0.0245361328125">
            <text:p>0.024536</text:p>
          </table:table-cell>
          <table:table-cell table:formula="of:=[.M1263]/100000" office:value-type="float" office:value="0.000000245361328125">
            <text:p>0.0000002454</text:p>
          </table:table-cell>
          <table:table-cell table:formula="of:=0.625*1000000*[.$N1263]*1000" office:value-type="float" office:value="153.350830078125">
            <text:p>153.350830</text:p>
          </table:table-cell>
          <table:table-cell table:formula="of:=0.769*100000*[.$N1263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3">
            <text:p>642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64]" office:value-type="float" office:value="23.9454">
            <text:p>23.9454</text:p>
          </table:table-cell>
          <table:table-cell/>
          <table:table-cell table:formula="of:=-0.0000028*[.$D1264]*[.$D1264]+0.0405*[.$D1264]-4" office:value-type="float" office:value="32.5101632">
            <text:p>32.5101632</text:p>
          </table:table-cell>
          <table:table-cell/>
          <table:table-cell table:formula="of:=([.G1264]-25)*(0.01+0.00008*[.$D1264])+[.$I1264]" office:value-type="float" office:value="32.418117712">
            <text:p>32.418117712</text:p>
          </table:table-cell>
          <table:table-cell/>
          <table:table-cell table:formula="of:=([.$B1264]/4096)*1.5" office:value-type="float" office:value="0.0267333984375">
            <text:p>0.026733</text:p>
          </table:table-cell>
          <table:table-cell table:formula="of:=[.M1264]/100000" office:value-type="float" office:value="0.000000267333984375">
            <text:p>0.0000002673</text:p>
          </table:table-cell>
          <table:table-cell table:formula="of:=0.625*1000000*[.$N1264]*1000" office:value-type="float" office:value="167.083740234375">
            <text:p>167.083740</text:p>
          </table:table-cell>
          <table:table-cell table:formula="of:=0.769*100000*[.$N126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6">
            <text:p>6426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265]" office:value-type="float" office:value="23.9748">
            <text:p>23.9748</text:p>
          </table:table-cell>
          <table:table-cell/>
          <table:table-cell table:formula="of:=-0.0000028*[.$D1265]*[.$D1265]+0.0405*[.$D1265]-4" office:value-type="float" office:value="32.5452508">
            <text:p>32.5452508</text:p>
          </table:table-cell>
          <table:table-cell/>
          <table:table-cell table:formula="of:=([.G1265]-25)*(0.01+0.00008*[.$D1265])+[.$I1265]" office:value-type="float" office:value="32.455689328">
            <text:p>32.455689328</text:p>
          </table:table-cell>
          <table:table-cell/>
          <table:table-cell table:formula="of:=([.$B1265]/4096)*1.5" office:value-type="float" office:value="0.02490234375">
            <text:p>0.024902</text:p>
          </table:table-cell>
          <table:table-cell table:formula="of:=[.M1265]/100000" office:value-type="float" office:value="0.0000002490234375">
            <text:p>0.0000002490</text:p>
          </table:table-cell>
          <table:table-cell table:formula="of:=0.625*1000000*[.$N1265]*1000" office:value-type="float" office:value="155.6396484375">
            <text:p>155.639648</text:p>
          </table:table-cell>
          <table:table-cell table:formula="of:=0.769*100000*[.$N1265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2">
            <text:p>6422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266]" office:value-type="float" office:value="23.9356">
            <text:p>23.9356</text:p>
          </table:table-cell>
          <table:table-cell/>
          <table:table-cell table:formula="of:=-0.0000028*[.$D1266]*[.$D1266]+0.0405*[.$D1266]-4" office:value-type="float" office:value="32.5452508">
            <text:p>32.5452508</text:p>
          </table:table-cell>
          <table:table-cell/>
          <table:table-cell table:formula="of:=([.G1266]-25)*(0.01+0.00008*[.$D1266])+[.$I1266]" office:value-type="float" office:value="32.452264816">
            <text:p>32.452264816</text:p>
          </table:table-cell>
          <table:table-cell/>
          <table:table-cell table:formula="of:=([.$B1266]/4096)*1.5" office:value-type="float" office:value="0.028564453125">
            <text:p>0.028564</text:p>
          </table:table-cell>
          <table:table-cell table:formula="of:=[.M1266]/100000" office:value-type="float" office:value="0.00000028564453125">
            <text:p>0.0000002856</text:p>
          </table:table-cell>
          <table:table-cell table:formula="of:=0.625*1000000*[.$N1266]*1000" office:value-type="float" office:value="178.52783203125">
            <text:p>178.527832</text:p>
          </table:table-cell>
          <table:table-cell table:formula="of:=0.769*100000*[.$N1266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4">
            <text:p>642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67]" office:value-type="float" office:value="23.9552">
            <text:p>23.9552</text:p>
          </table:table-cell>
          <table:table-cell/>
          <table:table-cell table:formula="of:=-0.0000028*[.$D1267]*[.$D1267]+0.0405*[.$D1267]-4" office:value-type="float" office:value="32.5803328">
            <text:p>32.5803328</text:p>
          </table:table-cell>
          <table:table-cell/>
          <table:table-cell table:formula="of:=([.G1267]-25)*(0.01+0.00008*[.$D1267])+[.$I1267]" office:value-type="float" office:value="32.488975488">
            <text:p>32.488975488</text:p>
          </table:table-cell>
          <table:table-cell/>
          <table:table-cell table:formula="of:=([.$B1267]/4096)*1.5" office:value-type="float" office:value="0.0274658203125">
            <text:p>0.027466</text:p>
          </table:table-cell>
          <table:table-cell table:formula="of:=[.M1267]/100000" office:value-type="float" office:value="0.000000274658203125">
            <text:p>0.0000002747</text:p>
          </table:table-cell>
          <table:table-cell table:formula="of:=0.625*1000000*[.$N1267]*1000" office:value-type="float" office:value="171.661376953125">
            <text:p>171.661377</text:p>
          </table:table-cell>
          <table:table-cell table:formula="of:=0.769*100000*[.$N126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6">
            <text:p>642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68]" office:value-type="float" office:value="23.9748">
            <text:p>23.9748</text:p>
          </table:table-cell>
          <table:table-cell/>
          <table:table-cell table:formula="of:=-0.0000028*[.$D1268]*[.$D1268]+0.0405*[.$D1268]-4" office:value-type="float" office:value="32.5101632">
            <text:p>32.5101632</text:p>
          </table:table-cell>
          <table:table-cell/>
          <table:table-cell table:formula="of:=([.G1268]-25)*(0.01+0.00008*[.$D1268])+[.$I1268]" office:value-type="float" office:value="32.420683744">
            <text:p>32.420683744</text:p>
          </table:table-cell>
          <table:table-cell/>
          <table:table-cell table:formula="of:=([.$B1268]/4096)*1.5" office:value-type="float" office:value="0.02783203125">
            <text:p>0.027832</text:p>
          </table:table-cell>
          <table:table-cell table:formula="of:=[.M1268]/100000" office:value-type="float" office:value="0.0000002783203125">
            <text:p>0.0000002783</text:p>
          </table:table-cell>
          <table:table-cell table:formula="of:=0.625*1000000*[.$N1268]*1000" office:value-type="float" office:value="173.9501953125">
            <text:p>173.950195</text:p>
          </table:table-cell>
          <table:table-cell table:formula="of:=0.769*100000*[.$N126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4">
            <text:p>642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69]" office:value-type="float" office:value="23.9552">
            <text:p>23.9552</text:p>
          </table:table-cell>
          <table:table-cell/>
          <table:table-cell table:formula="of:=-0.0000028*[.$D1269]*[.$D1269]+0.0405*[.$D1269]-4" office:value-type="float" office:value="32.5101632">
            <text:p>32.5101632</text:p>
          </table:table-cell>
          <table:table-cell/>
          <table:table-cell table:formula="of:=([.G1269]-25)*(0.01+0.00008*[.$D1269])+[.$I1269]" office:value-type="float" office:value="32.418973056">
            <text:p>32.418973056</text:p>
          </table:table-cell>
          <table:table-cell/>
          <table:table-cell table:formula="of:=([.$B1269]/4096)*1.5" office:value-type="float" office:value="0.0267333984375">
            <text:p>0.026733</text:p>
          </table:table-cell>
          <table:table-cell table:formula="of:=[.M1269]/100000" office:value-type="float" office:value="0.000000267333984375">
            <text:p>0.0000002673</text:p>
          </table:table-cell>
          <table:table-cell table:formula="of:=0.625*1000000*[.$N1269]*1000" office:value-type="float" office:value="167.083740234375">
            <text:p>167.083740</text:p>
          </table:table-cell>
          <table:table-cell table:formula="of:=0.769*100000*[.$N1269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3">
            <text:p>6423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70]" office:value-type="float" office:value="23.9454">
            <text:p>23.9454</text:p>
          </table:table-cell>
          <table:table-cell/>
          <table:table-cell table:formula="of:=-0.0000028*[.$D1270]*[.$D1270]+0.0405*[.$D1270]-4" office:value-type="float" office:value="32.5803328">
            <text:p>32.5803328</text:p>
          </table:table-cell>
          <table:table-cell/>
          <table:table-cell table:formula="of:=([.G1270]-25)*(0.01+0.00008*[.$D1270])+[.$I1270]" office:value-type="float" office:value="32.488118576">
            <text:p>32.488118576</text:p>
          </table:table-cell>
          <table:table-cell/>
          <table:table-cell table:formula="of:=([.$B1270]/4096)*1.5" office:value-type="float" office:value="0.02490234375">
            <text:p>0.024902</text:p>
          </table:table-cell>
          <table:table-cell table:formula="of:=[.M1270]/100000" office:value-type="float" office:value="0.0000002490234375">
            <text:p>0.0000002490</text:p>
          </table:table-cell>
          <table:table-cell table:formula="of:=0.625*1000000*[.$N1270]*1000" office:value-type="float" office:value="155.6396484375">
            <text:p>155.639648</text:p>
          </table:table-cell>
          <table:table-cell table:formula="of:=0.769*100000*[.$N1270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5">
            <text:p>642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271]" office:value-type="float" office:value="23.965">
            <text:p>23.965</text:p>
          </table:table-cell>
          <table:table-cell/>
          <table:table-cell table:formula="of:=-0.0000028*[.$D1271]*[.$D1271]+0.0405*[.$D1271]-4" office:value-type="float" office:value="32.5803328">
            <text:p>32.5803328</text:p>
          </table:table-cell>
          <table:table-cell/>
          <table:table-cell table:formula="of:=([.G1271]-25)*(0.01+0.00008*[.$D1271])+[.$I1271]" office:value-type="float" office:value="32.4898324">
            <text:p>32.4898324</text:p>
          </table:table-cell>
          <table:table-cell/>
          <table:table-cell table:formula="of:=([.$B1271]/4096)*1.5" office:value-type="float" office:value="0.027099609375">
            <text:p>0.027100</text:p>
          </table:table-cell>
          <table:table-cell table:formula="of:=[.M1271]/100000" office:value-type="float" office:value="0.00000027099609375">
            <text:p>0.0000002710</text:p>
          </table:table-cell>
          <table:table-cell table:formula="of:=0.625*1000000*[.$N1271]*1000" office:value-type="float" office:value="169.37255859375">
            <text:p>169.372559</text:p>
          </table:table-cell>
          <table:table-cell table:formula="of:=0.769*100000*[.$N1271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3">
            <text:p>642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72]" office:value-type="float" office:value="23.9454">
            <text:p>23.9454</text:p>
          </table:table-cell>
          <table:table-cell/>
          <table:table-cell table:formula="of:=-0.0000028*[.$D1272]*[.$D1272]+0.0405*[.$D1272]-4" office:value-type="float" office:value="32.5101632">
            <text:p>32.5101632</text:p>
          </table:table-cell>
          <table:table-cell/>
          <table:table-cell table:formula="of:=([.G1272]-25)*(0.01+0.00008*[.$D1272])+[.$I1272]" office:value-type="float" office:value="32.418117712">
            <text:p>32.418117712</text:p>
          </table:table-cell>
          <table:table-cell/>
          <table:table-cell table:formula="of:=([.$B1272]/4096)*1.5" office:value-type="float" office:value="0.027099609375">
            <text:p>0.027100</text:p>
          </table:table-cell>
          <table:table-cell table:formula="of:=[.M1272]/100000" office:value-type="float" office:value="0.00000027099609375">
            <text:p>0.0000002710</text:p>
          </table:table-cell>
          <table:table-cell table:formula="of:=0.625*1000000*[.$N1272]*1000" office:value-type="float" office:value="169.37255859375">
            <text:p>169.372559</text:p>
          </table:table-cell>
          <table:table-cell table:formula="of:=0.769*100000*[.$N127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23">
            <text:p>642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73]" office:value-type="float" office:value="23.9454">
            <text:p>23.9454</text:p>
          </table:table-cell>
          <table:table-cell/>
          <table:table-cell table:formula="of:=-0.0000028*[.$D1273]*[.$D1273]+0.0405*[.$D1273]-4" office:value-type="float" office:value="32.5101632">
            <text:p>32.5101632</text:p>
          </table:table-cell>
          <table:table-cell/>
          <table:table-cell table:formula="of:=([.G1273]-25)*(0.01+0.00008*[.$D1273])+[.$I1273]" office:value-type="float" office:value="32.418117712">
            <text:p>32.418117712</text:p>
          </table:table-cell>
          <table:table-cell/>
          <table:table-cell table:formula="of:=([.$B1273]/4096)*1.5" office:value-type="float" office:value="0.0281982421875">
            <text:p>0.028198</text:p>
          </table:table-cell>
          <table:table-cell table:formula="of:=[.M1273]/100000" office:value-type="float" office:value="0.000000281982421875">
            <text:p>0.0000002820</text:p>
          </table:table-cell>
          <table:table-cell table:formula="of:=0.625*1000000*[.$N1273]*1000" office:value-type="float" office:value="176.239013671875">
            <text:p>176.239014</text:p>
          </table:table-cell>
          <table:table-cell table:formula="of:=0.769*100000*[.$N127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5">
            <text:p>6425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274]" office:value-type="float" office:value="23.965">
            <text:p>23.965</text:p>
          </table:table-cell>
          <table:table-cell/>
          <table:table-cell table:formula="of:=-0.0000028*[.$D1274]*[.$D1274]+0.0405*[.$D1274]-4" office:value-type="float" office:value="32.47507">
            <text:p>32.47507</text:p>
          </table:table-cell>
          <table:table-cell/>
          <table:table-cell table:formula="of:=([.G1274]-25)*(0.01+0.00008*[.$D1274])+[.$I1274]" office:value-type="float" office:value="32.384818">
            <text:p>32.384818</text:p>
          </table:table-cell>
          <table:table-cell/>
          <table:table-cell table:formula="of:=([.$B1274]/4096)*1.5" office:value-type="float" office:value="0.02490234375">
            <text:p>0.024902</text:p>
          </table:table-cell>
          <table:table-cell table:formula="of:=[.M1274]/100000" office:value-type="float" office:value="0.0000002490234375">
            <text:p>0.0000002490</text:p>
          </table:table-cell>
          <table:table-cell table:formula="of:=0.625*1000000*[.$N1274]*1000" office:value-type="float" office:value="155.6396484375">
            <text:p>155.639648</text:p>
          </table:table-cell>
          <table:table-cell table:formula="of:=0.769*100000*[.$N127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4">
            <text:p>6424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275]" office:value-type="float" office:value="23.9552">
            <text:p>23.9552</text:p>
          </table:table-cell>
          <table:table-cell/>
          <table:table-cell table:formula="of:=-0.0000028*[.$D1275]*[.$D1275]+0.0405*[.$D1275]-4" office:value-type="float" office:value="32.5452508">
            <text:p>32.5452508</text:p>
          </table:table-cell>
          <table:table-cell/>
          <table:table-cell table:formula="of:=([.G1275]-25)*(0.01+0.00008*[.$D1275])+[.$I1275]" office:value-type="float" office:value="32.453977072">
            <text:p>32.453977072</text:p>
          </table:table-cell>
          <table:table-cell/>
          <table:table-cell table:formula="of:=([.$B1275]/4096)*1.5" office:value-type="float" office:value="0.028564453125">
            <text:p>0.028564</text:p>
          </table:table-cell>
          <table:table-cell table:formula="of:=[.M1275]/100000" office:value-type="float" office:value="0.00000028564453125">
            <text:p>0.0000002856</text:p>
          </table:table-cell>
          <table:table-cell table:formula="of:=0.625*1000000*[.$N1275]*1000" office:value-type="float" office:value="178.52783203125">
            <text:p>178.527832</text:p>
          </table:table-cell>
          <table:table-cell table:formula="of:=0.769*100000*[.$N1275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6426">
            <text:p>642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76]" office:value-type="float" office:value="23.9748">
            <text:p>23.9748</text:p>
          </table:table-cell>
          <table:table-cell/>
          <table:table-cell table:formula="of:=-0.0000028*[.$D1276]*[.$D1276]+0.0405*[.$D1276]-4" office:value-type="float" office:value="32.5101632">
            <text:p>32.5101632</text:p>
          </table:table-cell>
          <table:table-cell/>
          <table:table-cell table:formula="of:=([.G1276]-25)*(0.01+0.00008*[.$D1276])+[.$I1276]" office:value-type="float" office:value="32.420683744">
            <text:p>32.420683744</text:p>
          </table:table-cell>
          <table:table-cell/>
          <table:table-cell table:formula="of:=([.$B1276]/4096)*1.5" office:value-type="float" office:value="0.0296630859375">
            <text:p>0.029663</text:p>
          </table:table-cell>
          <table:table-cell table:formula="of:=[.M1276]/100000" office:value-type="float" office:value="0.000000296630859375">
            <text:p>0.0000002966</text:p>
          </table:table-cell>
          <table:table-cell table:formula="of:=0.625*1000000*[.$N1276]*1000" office:value-type="float" office:value="185.394287109375">
            <text:p>185.394287</text:p>
          </table:table-cell>
          <table:table-cell table:formula="of:=0.769*100000*[.$N1276]*1000" office:value-type="float" office:value="22.8109130859375">
            <text:p>22.81091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6">
            <text:p>642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77]" office:value-type="float" office:value="23.9748">
            <text:p>23.9748</text:p>
          </table:table-cell>
          <table:table-cell/>
          <table:table-cell table:formula="of:=-0.0000028*[.$D1277]*[.$D1277]+0.0405*[.$D1277]-4" office:value-type="float" office:value="32.5101632">
            <text:p>32.5101632</text:p>
          </table:table-cell>
          <table:table-cell/>
          <table:table-cell table:formula="of:=([.G1277]-25)*(0.01+0.00008*[.$D1277])+[.$I1277]" office:value-type="float" office:value="32.420683744">
            <text:p>32.420683744</text:p>
          </table:table-cell>
          <table:table-cell/>
          <table:table-cell table:formula="of:=([.$B1277]/4096)*1.5" office:value-type="float" office:value="0.02490234375">
            <text:p>0.024902</text:p>
          </table:table-cell>
          <table:table-cell table:formula="of:=[.M1277]/100000" office:value-type="float" office:value="0.0000002490234375">
            <text:p>0.0000002490</text:p>
          </table:table-cell>
          <table:table-cell table:formula="of:=0.625*1000000*[.$N1277]*1000" office:value-type="float" office:value="155.6396484375">
            <text:p>155.639648</text:p>
          </table:table-cell>
          <table:table-cell table:formula="of:=0.769*100000*[.$N127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5">
            <text:p>642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78]" office:value-type="float" office:value="23.965">
            <text:p>23.965</text:p>
          </table:table-cell>
          <table:table-cell/>
          <table:table-cell table:formula="of:=-0.0000028*[.$D1278]*[.$D1278]+0.0405*[.$D1278]-4" office:value-type="float" office:value="32.4399712">
            <text:p>32.4399712</text:p>
          </table:table-cell>
          <table:table-cell/>
          <table:table-cell table:formula="of:=([.G1278]-25)*(0.01+0.00008*[.$D1278])+[.$I1278]" office:value-type="float" office:value="32.349802">
            <text:p>32.349802</text:p>
          </table:table-cell>
          <table:table-cell/>
          <table:table-cell table:formula="of:=([.$B1278]/4096)*1.5" office:value-type="float" office:value="0.0274658203125">
            <text:p>0.027466</text:p>
          </table:table-cell>
          <table:table-cell table:formula="of:=[.M1278]/100000" office:value-type="float" office:value="0.000000274658203125">
            <text:p>0.0000002747</text:p>
          </table:table-cell>
          <table:table-cell table:formula="of:=0.625*1000000*[.$N1278]*1000" office:value-type="float" office:value="171.661376953125">
            <text:p>171.661377</text:p>
          </table:table-cell>
          <table:table-cell table:formula="of:=0.769*100000*[.$N127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5">
            <text:p>642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79]" office:value-type="float" office:value="23.965">
            <text:p>23.965</text:p>
          </table:table-cell>
          <table:table-cell/>
          <table:table-cell table:formula="of:=-0.0000028*[.$D1279]*[.$D1279]+0.0405*[.$D1279]-4" office:value-type="float" office:value="32.4399712">
            <text:p>32.4399712</text:p>
          </table:table-cell>
          <table:table-cell/>
          <table:table-cell table:formula="of:=([.G1279]-25)*(0.01+0.00008*[.$D1279])+[.$I1279]" office:value-type="float" office:value="32.349802">
            <text:p>32.349802</text:p>
          </table:table-cell>
          <table:table-cell/>
          <table:table-cell table:formula="of:=([.$B1279]/4096)*1.5" office:value-type="float" office:value="0.0274658203125">
            <text:p>0.027466</text:p>
          </table:table-cell>
          <table:table-cell table:formula="of:=[.M1279]/100000" office:value-type="float" office:value="0.000000274658203125">
            <text:p>0.0000002747</text:p>
          </table:table-cell>
          <table:table-cell table:formula="of:=0.625*1000000*[.$N1279]*1000" office:value-type="float" office:value="171.661376953125">
            <text:p>171.661377</text:p>
          </table:table-cell>
          <table:table-cell table:formula="of:=0.769*100000*[.$N127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7">
            <text:p>6427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80]" office:value-type="float" office:value="23.9846">
            <text:p>23.9846</text:p>
          </table:table-cell>
          <table:table-cell/>
          <table:table-cell table:formula="of:=-0.0000028*[.$D1280]*[.$D1280]+0.0405*[.$D1280]-4" office:value-type="float" office:value="32.5101632">
            <text:p>32.5101632</text:p>
          </table:table-cell>
          <table:table-cell/>
          <table:table-cell table:formula="of:=([.G1280]-25)*(0.01+0.00008*[.$D1280])+[.$I1280]" office:value-type="float" office:value="32.421539088">
            <text:p>32.421539088</text:p>
          </table:table-cell>
          <table:table-cell/>
          <table:table-cell table:formula="of:=([.$B1280]/4096)*1.5" office:value-type="float" office:value="0.02490234375">
            <text:p>0.024902</text:p>
          </table:table-cell>
          <table:table-cell table:formula="of:=[.M1280]/100000" office:value-type="float" office:value="0.0000002490234375">
            <text:p>0.0000002490</text:p>
          </table:table-cell>
          <table:table-cell table:formula="of:=0.625*1000000*[.$N1280]*1000" office:value-type="float" office:value="155.6396484375">
            <text:p>155.639648</text:p>
          </table:table-cell>
          <table:table-cell table:formula="of:=0.769*100000*[.$N1280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4">
            <text:p>6424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1281]" office:value-type="float" office:value="23.9552">
            <text:p>23.9552</text:p>
          </table:table-cell>
          <table:table-cell/>
          <table:table-cell table:formula="of:=-0.0000028*[.$D1281]*[.$D1281]+0.0405*[.$D1281]-4" office:value-type="float" office:value="32.3697568">
            <text:p>32.3697568</text:p>
          </table:table-cell>
          <table:table-cell/>
          <table:table-cell table:formula="of:=([.G1281]-25)*(0.01+0.00008*[.$D1281])+[.$I1281]" office:value-type="float" office:value="32.278900992">
            <text:p>32.278900992</text:p>
          </table:table-cell>
          <table:table-cell/>
          <table:table-cell table:formula="of:=([.$B1281]/4096)*1.5" office:value-type="float" office:value="0.0260009765625">
            <text:p>0.026001</text:p>
          </table:table-cell>
          <table:table-cell table:formula="of:=[.M1281]/100000" office:value-type="float" office:value="0.000000260009765625">
            <text:p>0.0000002600</text:p>
          </table:table-cell>
          <table:table-cell table:formula="of:=0.625*1000000*[.$N1281]*1000" office:value-type="float" office:value="162.506103515625">
            <text:p>162.506104</text:p>
          </table:table-cell>
          <table:table-cell table:formula="of:=0.769*100000*[.$N1281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23">
            <text:p>6423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82]" office:value-type="float" office:value="23.9454">
            <text:p>23.9454</text:p>
          </table:table-cell>
          <table:table-cell/>
          <table:table-cell table:formula="of:=-0.0000028*[.$D1282]*[.$D1282]+0.0405*[.$D1282]-4" office:value-type="float" office:value="32.4399712">
            <text:p>32.4399712</text:p>
          </table:table-cell>
          <table:table-cell/>
          <table:table-cell table:formula="of:=([.G1282]-25)*(0.01+0.00008*[.$D1282])+[.$I1282]" office:value-type="float" office:value="32.348094448">
            <text:p>32.348094448</text:p>
          </table:table-cell>
          <table:table-cell/>
          <table:table-cell table:formula="of:=([.$B1282]/4096)*1.5" office:value-type="float" office:value="0.0263671875">
            <text:p>0.026367</text:p>
          </table:table-cell>
          <table:table-cell table:formula="of:=[.M1282]/100000" office:value-type="float" office:value="0.000000263671875">
            <text:p>0.0000002637</text:p>
          </table:table-cell>
          <table:table-cell table:formula="of:=0.625*1000000*[.$N1282]*1000" office:value-type="float" office:value="164.794921875">
            <text:p>164.794922</text:p>
          </table:table-cell>
          <table:table-cell table:formula="of:=0.769*100000*[.$N1282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8">
            <text:p>642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83]" office:value-type="float" office:value="23.9944">
            <text:p>23.9944</text:p>
          </table:table-cell>
          <table:table-cell/>
          <table:table-cell table:formula="of:=-0.0000028*[.$D1283]*[.$D1283]+0.0405*[.$D1283]-4" office:value-type="float" office:value="32.4399712">
            <text:p>32.4399712</text:p>
          </table:table-cell>
          <table:table-cell/>
          <table:table-cell table:formula="of:=([.G1283]-25)*(0.01+0.00008*[.$D1283])+[.$I1283]" office:value-type="float" office:value="32.352363328">
            <text:p>32.352363328</text:p>
          </table:table-cell>
          <table:table-cell/>
          <table:table-cell table:formula="of:=([.$B1283]/4096)*1.5" office:value-type="float" office:value="0.027099609375">
            <text:p>0.027100</text:p>
          </table:table-cell>
          <table:table-cell table:formula="of:=[.M1283]/100000" office:value-type="float" office:value="0.00000027099609375">
            <text:p>0.0000002710</text:p>
          </table:table-cell>
          <table:table-cell table:formula="of:=0.625*1000000*[.$N1283]*1000" office:value-type="float" office:value="169.37255859375">
            <text:p>169.372559</text:p>
          </table:table-cell>
          <table:table-cell table:formula="of:=0.769*100000*[.$N128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7">
            <text:p>6427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84]" office:value-type="float" office:value="23.9846">
            <text:p>23.9846</text:p>
          </table:table-cell>
          <table:table-cell/>
          <table:table-cell table:formula="of:=-0.0000028*[.$D1284]*[.$D1284]+0.0405*[.$D1284]-4" office:value-type="float" office:value="32.4399712">
            <text:p>32.4399712</text:p>
          </table:table-cell>
          <table:table-cell/>
          <table:table-cell table:formula="of:=([.G1284]-25)*(0.01+0.00008*[.$D1284])+[.$I1284]" office:value-type="float" office:value="32.351509552">
            <text:p>32.351509552</text:p>
          </table:table-cell>
          <table:table-cell/>
          <table:table-cell table:formula="of:=([.$B1284]/4096)*1.5" office:value-type="float" office:value="0.0252685546875">
            <text:p>0.025269</text:p>
          </table:table-cell>
          <table:table-cell table:formula="of:=[.M1284]/100000" office:value-type="float" office:value="0.000000252685546875">
            <text:p>0.0000002527</text:p>
          </table:table-cell>
          <table:table-cell table:formula="of:=0.625*1000000*[.$N1284]*1000" office:value-type="float" office:value="157.928466796875">
            <text:p>157.928467</text:p>
          </table:table-cell>
          <table:table-cell table:formula="of:=0.769*100000*[.$N128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6">
            <text:p>642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85]" office:value-type="float" office:value="23.9748">
            <text:p>23.9748</text:p>
          </table:table-cell>
          <table:table-cell/>
          <table:table-cell table:formula="of:=-0.0000028*[.$D1285]*[.$D1285]+0.0405*[.$D1285]-4" office:value-type="float" office:value="32.4399712">
            <text:p>32.4399712</text:p>
          </table:table-cell>
          <table:table-cell/>
          <table:table-cell table:formula="of:=([.G1285]-25)*(0.01+0.00008*[.$D1285])+[.$I1285]" office:value-type="float" office:value="32.350655776">
            <text:p>32.350655776</text:p>
          </table:table-cell>
          <table:table-cell/>
          <table:table-cell table:formula="of:=([.$B1285]/4096)*1.5" office:value-type="float" office:value="0.02490234375">
            <text:p>0.024902</text:p>
          </table:table-cell>
          <table:table-cell table:formula="of:=[.M1285]/100000" office:value-type="float" office:value="0.0000002490234375">
            <text:p>0.0000002490</text:p>
          </table:table-cell>
          <table:table-cell table:formula="of:=0.625*1000000*[.$N1285]*1000" office:value-type="float" office:value="155.6396484375">
            <text:p>155.639648</text:p>
          </table:table-cell>
          <table:table-cell table:formula="of:=0.769*100000*[.$N1285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7">
            <text:p>6427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1286]" office:value-type="float" office:value="23.9846">
            <text:p>23.9846</text:p>
          </table:table-cell>
          <table:table-cell/>
          <table:table-cell table:formula="of:=-0.0000028*[.$D1286]*[.$D1286]+0.0405*[.$D1286]-4" office:value-type="float" office:value="32.3697568">
            <text:p>32.3697568</text:p>
          </table:table-cell>
          <table:table-cell/>
          <table:table-cell table:formula="of:=([.G1286]-25)*(0.01+0.00008*[.$D1286])+[.$I1286]" office:value-type="float" office:value="32.281457616">
            <text:p>32.281457616</text:p>
          </table:table-cell>
          <table:table-cell/>
          <table:table-cell table:formula="of:=([.$B1286]/4096)*1.5" office:value-type="float" office:value="0.0252685546875">
            <text:p>0.025269</text:p>
          </table:table-cell>
          <table:table-cell table:formula="of:=[.M1286]/100000" office:value-type="float" office:value="0.000000252685546875">
            <text:p>0.0000002527</text:p>
          </table:table-cell>
          <table:table-cell table:formula="of:=0.625*1000000*[.$N1286]*1000" office:value-type="float" office:value="157.928466796875">
            <text:p>157.928467</text:p>
          </table:table-cell>
          <table:table-cell table:formula="of:=0.769*100000*[.$N128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0">
            <text:p>6430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1287]" office:value-type="float" office:value="24.014">
            <text:p>24.014</text:p>
          </table:table-cell>
          <table:table-cell/>
          <table:table-cell table:formula="of:=-0.0000028*[.$D1287]*[.$D1287]+0.0405*[.$D1287]-4" office:value-type="float" office:value="32.4048668">
            <text:p>32.4048668</text:p>
          </table:table-cell>
          <table:table-cell/>
          <table:table-cell table:formula="of:=([.G1287]-25)*(0.01+0.00008*[.$D1287])+[.$I1287]" office:value-type="float" office:value="32.31904536">
            <text:p>32.31904536</text:p>
          </table:table-cell>
          <table:table-cell/>
          <table:table-cell table:formula="of:=([.$B1287]/4096)*1.5" office:value-type="float" office:value="0.0281982421875">
            <text:p>0.028198</text:p>
          </table:table-cell>
          <table:table-cell table:formula="of:=[.M1287]/100000" office:value-type="float" office:value="0.000000281982421875">
            <text:p>0.0000002820</text:p>
          </table:table-cell>
          <table:table-cell table:formula="of:=0.625*1000000*[.$N1287]*1000" office:value-type="float" office:value="176.239013671875">
            <text:p>176.239014</text:p>
          </table:table-cell>
          <table:table-cell table:formula="of:=0.769*100000*[.$N1287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7">
            <text:p>6427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88]" office:value-type="float" office:value="23.9846">
            <text:p>23.9846</text:p>
          </table:table-cell>
          <table:table-cell/>
          <table:table-cell table:formula="of:=-0.0000028*[.$D1288]*[.$D1288]+0.0405*[.$D1288]-4" office:value-type="float" office:value="32.4399712">
            <text:p>32.4399712</text:p>
          </table:table-cell>
          <table:table-cell/>
          <table:table-cell table:formula="of:=([.G1288]-25)*(0.01+0.00008*[.$D1288])+[.$I1288]" office:value-type="float" office:value="32.351509552">
            <text:p>32.351509552</text:p>
          </table:table-cell>
          <table:table-cell/>
          <table:table-cell table:formula="of:=([.$B1288]/4096)*1.5" office:value-type="float" office:value="0.0245361328125">
            <text:p>0.024536</text:p>
          </table:table-cell>
          <table:table-cell table:formula="of:=[.M1288]/100000" office:value-type="float" office:value="0.000000245361328125">
            <text:p>0.0000002454</text:p>
          </table:table-cell>
          <table:table-cell table:formula="of:=0.625*1000000*[.$N1288]*1000" office:value-type="float" office:value="153.350830078125">
            <text:p>153.350830</text:p>
          </table:table-cell>
          <table:table-cell table:formula="of:=0.769*100000*[.$N1288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8">
            <text:p>6428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89]" office:value-type="float" office:value="23.9944">
            <text:p>23.9944</text:p>
          </table:table-cell>
          <table:table-cell/>
          <table:table-cell table:formula="of:=-0.0000028*[.$D1289]*[.$D1289]+0.0405*[.$D1289]-4" office:value-type="float" office:value="32.4399712">
            <text:p>32.4399712</text:p>
          </table:table-cell>
          <table:table-cell/>
          <table:table-cell table:formula="of:=([.G1289]-25)*(0.01+0.00008*[.$D1289])+[.$I1289]" office:value-type="float" office:value="32.352363328">
            <text:p>32.352363328</text:p>
          </table:table-cell>
          <table:table-cell/>
          <table:table-cell table:formula="of:=([.$B1289]/4096)*1.5" office:value-type="float" office:value="0.0245361328125">
            <text:p>0.024536</text:p>
          </table:table-cell>
          <table:table-cell table:formula="of:=[.M1289]/100000" office:value-type="float" office:value="0.000000245361328125">
            <text:p>0.0000002454</text:p>
          </table:table-cell>
          <table:table-cell table:formula="of:=0.625*1000000*[.$N1289]*1000" office:value-type="float" office:value="153.350830078125">
            <text:p>153.350830</text:p>
          </table:table-cell>
          <table:table-cell table:formula="of:=0.769*100000*[.$N128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5">
            <text:p>6425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1290]" office:value-type="float" office:value="23.965">
            <text:p>23.965</text:p>
          </table:table-cell>
          <table:table-cell/>
          <table:table-cell table:formula="of:=-0.0000028*[.$D1290]*[.$D1290]+0.0405*[.$D1290]-4" office:value-type="float" office:value="32.3697568">
            <text:p>32.3697568</text:p>
          </table:table-cell>
          <table:table-cell/>
          <table:table-cell table:formula="of:=([.G1290]-25)*(0.01+0.00008*[.$D1290])+[.$I1290]" office:value-type="float" office:value="32.2797532">
            <text:p>32.2797532</text:p>
          </table:table-cell>
          <table:table-cell/>
          <table:table-cell table:formula="of:=([.$B1290]/4096)*1.5" office:value-type="float" office:value="0.028564453125">
            <text:p>0.028564</text:p>
          </table:table-cell>
          <table:table-cell table:formula="of:=[.M1290]/100000" office:value-type="float" office:value="0.00000028564453125">
            <text:p>0.0000002856</text:p>
          </table:table-cell>
          <table:table-cell table:formula="of:=0.625*1000000*[.$N1290]*1000" office:value-type="float" office:value="178.52783203125">
            <text:p>178.527832</text:p>
          </table:table-cell>
          <table:table-cell table:formula="of:=0.769*100000*[.$N1290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6">
            <text:p>642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91]" office:value-type="float" office:value="23.9748">
            <text:p>23.9748</text:p>
          </table:table-cell>
          <table:table-cell/>
          <table:table-cell table:formula="of:=-0.0000028*[.$D1291]*[.$D1291]+0.0405*[.$D1291]-4" office:value-type="float" office:value="32.4399712">
            <text:p>32.4399712</text:p>
          </table:table-cell>
          <table:table-cell/>
          <table:table-cell table:formula="of:=([.G1291]-25)*(0.01+0.00008*[.$D1291])+[.$I1291]" office:value-type="float" office:value="32.350655776">
            <text:p>32.350655776</text:p>
          </table:table-cell>
          <table:table-cell/>
          <table:table-cell table:formula="of:=([.$B1291]/4096)*1.5" office:value-type="float" office:value="0.02490234375">
            <text:p>0.024902</text:p>
          </table:table-cell>
          <table:table-cell table:formula="of:=[.M1291]/100000" office:value-type="float" office:value="0.0000002490234375">
            <text:p>0.0000002490</text:p>
          </table:table-cell>
          <table:table-cell table:formula="of:=0.625*1000000*[.$N1291]*1000" office:value-type="float" office:value="155.6396484375">
            <text:p>155.639648</text:p>
          </table:table-cell>
          <table:table-cell table:formula="of:=0.769*100000*[.$N1291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4">
            <text:p>6424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92]" office:value-type="float" office:value="23.9552">
            <text:p>23.9552</text:p>
          </table:table-cell>
          <table:table-cell/>
          <table:table-cell table:formula="of:=-0.0000028*[.$D1292]*[.$D1292]+0.0405*[.$D1292]-4" office:value-type="float" office:value="32.4399712">
            <text:p>32.4399712</text:p>
          </table:table-cell>
          <table:table-cell/>
          <table:table-cell table:formula="of:=([.G1292]-25)*(0.01+0.00008*[.$D1292])+[.$I1292]" office:value-type="float" office:value="32.348948224">
            <text:p>32.348948224</text:p>
          </table:table-cell>
          <table:table-cell/>
          <table:table-cell table:formula="of:=([.$B1292]/4096)*1.5" office:value-type="float" office:value="0.02783203125">
            <text:p>0.027832</text:p>
          </table:table-cell>
          <table:table-cell table:formula="of:=[.M1292]/100000" office:value-type="float" office:value="0.0000002783203125">
            <text:p>0.0000002783</text:p>
          </table:table-cell>
          <table:table-cell table:formula="of:=0.625*1000000*[.$N1292]*1000" office:value-type="float" office:value="173.9501953125">
            <text:p>173.950195</text:p>
          </table:table-cell>
          <table:table-cell table:formula="of:=0.769*100000*[.$N1292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7">
            <text:p>6427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93]" office:value-type="float" office:value="23.9846">
            <text:p>23.9846</text:p>
          </table:table-cell>
          <table:table-cell/>
          <table:table-cell table:formula="of:=-0.0000028*[.$D1293]*[.$D1293]+0.0405*[.$D1293]-4" office:value-type="float" office:value="32.4399712">
            <text:p>32.4399712</text:p>
          </table:table-cell>
          <table:table-cell/>
          <table:table-cell table:formula="of:=([.G1293]-25)*(0.01+0.00008*[.$D1293])+[.$I1293]" office:value-type="float" office:value="32.351509552">
            <text:p>32.351509552</text:p>
          </table:table-cell>
          <table:table-cell/>
          <table:table-cell table:formula="of:=([.$B1293]/4096)*1.5" office:value-type="float" office:value="0.0252685546875">
            <text:p>0.025269</text:p>
          </table:table-cell>
          <table:table-cell table:formula="of:=[.M1293]/100000" office:value-type="float" office:value="0.000000252685546875">
            <text:p>0.0000002527</text:p>
          </table:table-cell>
          <table:table-cell table:formula="of:=0.625*1000000*[.$N1293]*1000" office:value-type="float" office:value="157.928466796875">
            <text:p>157.928467</text:p>
          </table:table-cell>
          <table:table-cell table:formula="of:=0.769*100000*[.$N129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6">
            <text:p>642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94]" office:value-type="float" office:value="23.9748">
            <text:p>23.9748</text:p>
          </table:table-cell>
          <table:table-cell/>
          <table:table-cell table:formula="of:=-0.0000028*[.$D1294]*[.$D1294]+0.0405*[.$D1294]-4" office:value-type="float" office:value="32.4399712">
            <text:p>32.4399712</text:p>
          </table:table-cell>
          <table:table-cell/>
          <table:table-cell table:formula="of:=([.G1294]-25)*(0.01+0.00008*[.$D1294])+[.$I1294]" office:value-type="float" office:value="32.350655776">
            <text:p>32.350655776</text:p>
          </table:table-cell>
          <table:table-cell/>
          <table:table-cell table:formula="of:=([.$B1294]/4096)*1.5" office:value-type="float" office:value="0.02490234375">
            <text:p>0.024902</text:p>
          </table:table-cell>
          <table:table-cell table:formula="of:=[.M1294]/100000" office:value-type="float" office:value="0.0000002490234375">
            <text:p>0.0000002490</text:p>
          </table:table-cell>
          <table:table-cell table:formula="of:=0.625*1000000*[.$N1294]*1000" office:value-type="float" office:value="155.6396484375">
            <text:p>155.639648</text:p>
          </table:table-cell>
          <table:table-cell table:formula="of:=0.769*100000*[.$N129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6">
            <text:p>6426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1295]" office:value-type="float" office:value="23.9748">
            <text:p>23.9748</text:p>
          </table:table-cell>
          <table:table-cell/>
          <table:table-cell table:formula="of:=-0.0000028*[.$D1295]*[.$D1295]+0.0405*[.$D1295]-4" office:value-type="float" office:value="32.3697568">
            <text:p>32.3697568</text:p>
          </table:table-cell>
          <table:table-cell/>
          <table:table-cell table:formula="of:=([.G1295]-25)*(0.01+0.00008*[.$D1295])+[.$I1295]" office:value-type="float" office:value="32.280605408">
            <text:p>32.280605408</text:p>
          </table:table-cell>
          <table:table-cell/>
          <table:table-cell table:formula="of:=([.$B1295]/4096)*1.5" office:value-type="float" office:value="0.0252685546875">
            <text:p>0.025269</text:p>
          </table:table-cell>
          <table:table-cell table:formula="of:=[.M1295]/100000" office:value-type="float" office:value="0.000000252685546875">
            <text:p>0.0000002527</text:p>
          </table:table-cell>
          <table:table-cell table:formula="of:=0.625*1000000*[.$N1295]*1000" office:value-type="float" office:value="157.928466796875">
            <text:p>157.928467</text:p>
          </table:table-cell>
          <table:table-cell table:formula="of:=0.769*100000*[.$N129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6">
            <text:p>6426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1296]" office:value-type="float" office:value="23.9748">
            <text:p>23.9748</text:p>
          </table:table-cell>
          <table:table-cell/>
          <table:table-cell table:formula="of:=-0.0000028*[.$D1296]*[.$D1296]+0.0405*[.$D1296]-4" office:value-type="float" office:value="32.4048668">
            <text:p>32.4048668</text:p>
          </table:table-cell>
          <table:table-cell/>
          <table:table-cell table:formula="of:=([.G1296]-25)*(0.01+0.00008*[.$D1296])+[.$I1296]" office:value-type="float" office:value="32.315633392">
            <text:p>32.315633392</text:p>
          </table:table-cell>
          <table:table-cell/>
          <table:table-cell table:formula="of:=([.$B1296]/4096)*1.5" office:value-type="float" office:value="0.0267333984375">
            <text:p>0.026733</text:p>
          </table:table-cell>
          <table:table-cell table:formula="of:=[.M1296]/100000" office:value-type="float" office:value="0.000000267333984375">
            <text:p>0.0000002673</text:p>
          </table:table-cell>
          <table:table-cell table:formula="of:=0.625*1000000*[.$N1296]*1000" office:value-type="float" office:value="167.083740234375">
            <text:p>167.083740</text:p>
          </table:table-cell>
          <table:table-cell table:formula="of:=0.769*100000*[.$N1296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4">
            <text:p>6424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97]" office:value-type="float" office:value="23.9552">
            <text:p>23.9552</text:p>
          </table:table-cell>
          <table:table-cell/>
          <table:table-cell table:formula="of:=-0.0000028*[.$D1297]*[.$D1297]+0.0405*[.$D1297]-4" office:value-type="float" office:value="32.4399712">
            <text:p>32.4399712</text:p>
          </table:table-cell>
          <table:table-cell/>
          <table:table-cell table:formula="of:=([.G1297]-25)*(0.01+0.00008*[.$D1297])+[.$I1297]" office:value-type="float" office:value="32.348948224">
            <text:p>32.348948224</text:p>
          </table:table-cell>
          <table:table-cell/>
          <table:table-cell table:formula="of:=([.$B1297]/4096)*1.5" office:value-type="float" office:value="0.02783203125">
            <text:p>0.027832</text:p>
          </table:table-cell>
          <table:table-cell table:formula="of:=[.M1297]/100000" office:value-type="float" office:value="0.0000002783203125">
            <text:p>0.0000002783</text:p>
          </table:table-cell>
          <table:table-cell table:formula="of:=0.625*1000000*[.$N1297]*1000" office:value-type="float" office:value="173.9501953125">
            <text:p>173.950195</text:p>
          </table:table-cell>
          <table:table-cell table:formula="of:=0.769*100000*[.$N129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26">
            <text:p>642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298]" office:value-type="float" office:value="23.9748">
            <text:p>23.9748</text:p>
          </table:table-cell>
          <table:table-cell/>
          <table:table-cell table:formula="of:=-0.0000028*[.$D1298]*[.$D1298]+0.0405*[.$D1298]-4" office:value-type="float" office:value="32.5101632">
            <text:p>32.5101632</text:p>
          </table:table-cell>
          <table:table-cell/>
          <table:table-cell table:formula="of:=([.G1298]-25)*(0.01+0.00008*[.$D1298])+[.$I1298]" office:value-type="float" office:value="32.420683744">
            <text:p>32.420683744</text:p>
          </table:table-cell>
          <table:table-cell/>
          <table:table-cell table:formula="of:=([.$B1298]/4096)*1.5" office:value-type="float" office:value="0.0263671875">
            <text:p>0.026367</text:p>
          </table:table-cell>
          <table:table-cell table:formula="of:=[.M1298]/100000" office:value-type="float" office:value="0.000000263671875">
            <text:p>0.0000002637</text:p>
          </table:table-cell>
          <table:table-cell table:formula="of:=0.625*1000000*[.$N1298]*1000" office:value-type="float" office:value="164.794921875">
            <text:p>164.794922</text:p>
          </table:table-cell>
          <table:table-cell table:formula="of:=0.769*100000*[.$N1298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3">
            <text:p>6423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299]" office:value-type="float" office:value="23.9454">
            <text:p>23.9454</text:p>
          </table:table-cell>
          <table:table-cell/>
          <table:table-cell table:formula="of:=-0.0000028*[.$D1299]*[.$D1299]+0.0405*[.$D1299]-4" office:value-type="float" office:value="32.4399712">
            <text:p>32.4399712</text:p>
          </table:table-cell>
          <table:table-cell/>
          <table:table-cell table:formula="of:=([.G1299]-25)*(0.01+0.00008*[.$D1299])+[.$I1299]" office:value-type="float" office:value="32.348094448">
            <text:p>32.348094448</text:p>
          </table:table-cell>
          <table:table-cell/>
          <table:table-cell table:formula="of:=([.$B1299]/4096)*1.5" office:value-type="float" office:value="0.02783203125">
            <text:p>0.027832</text:p>
          </table:table-cell>
          <table:table-cell table:formula="of:=[.M1299]/100000" office:value-type="float" office:value="0.0000002783203125">
            <text:p>0.0000002783</text:p>
          </table:table-cell>
          <table:table-cell table:formula="of:=0.625*1000000*[.$N1299]*1000" office:value-type="float" office:value="173.9501953125">
            <text:p>173.950195</text:p>
          </table:table-cell>
          <table:table-cell table:formula="of:=0.769*100000*[.$N1299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0">
            <text:p>6420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300]" office:value-type="float" office:value="23.916">
            <text:p>23.916</text:p>
          </table:table-cell>
          <table:table-cell/>
          <table:table-cell table:formula="of:=-0.0000028*[.$D1300]*[.$D1300]+0.0405*[.$D1300]-4" office:value-type="float" office:value="32.5452508">
            <text:p>32.5452508</text:p>
          </table:table-cell>
          <table:table-cell/>
          <table:table-cell table:formula="of:=([.G1300]-25)*(0.01+0.00008*[.$D1300])+[.$I1300]" office:value-type="float" office:value="32.45055256">
            <text:p>32.45055256</text:p>
          </table:table-cell>
          <table:table-cell/>
          <table:table-cell table:formula="of:=([.$B1300]/4096)*1.5" office:value-type="float" office:value="0.027099609375">
            <text:p>0.027100</text:p>
          </table:table-cell>
          <table:table-cell table:formula="of:=[.M1300]/100000" office:value-type="float" office:value="0.00000027099609375">
            <text:p>0.0000002710</text:p>
          </table:table-cell>
          <table:table-cell table:formula="of:=0.625*1000000*[.$N1300]*1000" office:value-type="float" office:value="169.37255859375">
            <text:p>169.372559</text:p>
          </table:table-cell>
          <table:table-cell table:formula="of:=0.769*100000*[.$N130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2">
            <text:p>6422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1301]" office:value-type="float" office:value="23.9356">
            <text:p>23.9356</text:p>
          </table:table-cell>
          <table:table-cell/>
          <table:table-cell table:formula="of:=-0.0000028*[.$D1301]*[.$D1301]+0.0405*[.$D1301]-4" office:value-type="float" office:value="32.4048668">
            <text:p>32.4048668</text:p>
          </table:table-cell>
          <table:table-cell/>
          <table:table-cell table:formula="of:=([.G1301]-25)*(0.01+0.00008*[.$D1301])+[.$I1301]" office:value-type="float" office:value="32.312221424">
            <text:p>32.312221424</text:p>
          </table:table-cell>
          <table:table-cell/>
          <table:table-cell table:formula="of:=([.$B1301]/4096)*1.5" office:value-type="float" office:value="0.02490234375">
            <text:p>0.024902</text:p>
          </table:table-cell>
          <table:table-cell table:formula="of:=[.M1301]/100000" office:value-type="float" office:value="0.0000002490234375">
            <text:p>0.0000002490</text:p>
          </table:table-cell>
          <table:table-cell table:formula="of:=0.625*1000000*[.$N1301]*1000" office:value-type="float" office:value="155.6396484375">
            <text:p>155.639648</text:p>
          </table:table-cell>
          <table:table-cell table:formula="of:=0.769*100000*[.$N1301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23">
            <text:p>6423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02]" office:value-type="float" office:value="23.9454">
            <text:p>23.9454</text:p>
          </table:table-cell>
          <table:table-cell/>
          <table:table-cell table:formula="of:=-0.0000028*[.$D1302]*[.$D1302]+0.0405*[.$D1302]-4" office:value-type="float" office:value="32.4399712">
            <text:p>32.4399712</text:p>
          </table:table-cell>
          <table:table-cell/>
          <table:table-cell table:formula="of:=([.G1302]-25)*(0.01+0.00008*[.$D1302])+[.$I1302]" office:value-type="float" office:value="32.348094448">
            <text:p>32.348094448</text:p>
          </table:table-cell>
          <table:table-cell/>
          <table:table-cell table:formula="of:=([.$B1302]/4096)*1.5" office:value-type="float" office:value="0.0263671875">
            <text:p>0.026367</text:p>
          </table:table-cell>
          <table:table-cell table:formula="of:=[.M1302]/100000" office:value-type="float" office:value="0.000000263671875">
            <text:p>0.0000002637</text:p>
          </table:table-cell>
          <table:table-cell table:formula="of:=0.625*1000000*[.$N1302]*1000" office:value-type="float" office:value="164.794921875">
            <text:p>164.794922</text:p>
          </table:table-cell>
          <table:table-cell table:formula="of:=0.769*100000*[.$N1302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4">
            <text:p>6424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303]" office:value-type="float" office:value="23.9552">
            <text:p>23.9552</text:p>
          </table:table-cell>
          <table:table-cell/>
          <table:table-cell table:formula="of:=-0.0000028*[.$D1303]*[.$D1303]+0.0405*[.$D1303]-4" office:value-type="float" office:value="32.47507">
            <text:p>32.47507</text:p>
          </table:table-cell>
          <table:table-cell/>
          <table:table-cell table:formula="of:=([.G1303]-25)*(0.01+0.00008*[.$D1303])+[.$I1303]" office:value-type="float" office:value="32.38396344">
            <text:p>32.38396344</text:p>
          </table:table-cell>
          <table:table-cell/>
          <table:table-cell table:formula="of:=([.$B1303]/4096)*1.5" office:value-type="float" office:value="0.0267333984375">
            <text:p>0.026733</text:p>
          </table:table-cell>
          <table:table-cell table:formula="of:=[.M1303]/100000" office:value-type="float" office:value="0.000000267333984375">
            <text:p>0.0000002673</text:p>
          </table:table-cell>
          <table:table-cell table:formula="of:=0.625*1000000*[.$N1303]*1000" office:value-type="float" office:value="167.083740234375">
            <text:p>167.083740</text:p>
          </table:table-cell>
          <table:table-cell table:formula="of:=0.769*100000*[.$N130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26">
            <text:p>642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04]" office:value-type="float" office:value="23.9748">
            <text:p>23.9748</text:p>
          </table:table-cell>
          <table:table-cell/>
          <table:table-cell table:formula="of:=-0.0000028*[.$D1304]*[.$D1304]+0.0405*[.$D1304]-4" office:value-type="float" office:value="32.5101632">
            <text:p>32.5101632</text:p>
          </table:table-cell>
          <table:table-cell/>
          <table:table-cell table:formula="of:=([.G1304]-25)*(0.01+0.00008*[.$D1304])+[.$I1304]" office:value-type="float" office:value="32.420683744">
            <text:p>32.420683744</text:p>
          </table:table-cell>
          <table:table-cell/>
          <table:table-cell table:formula="of:=([.$B1304]/4096)*1.5" office:value-type="float" office:value="0.0281982421875">
            <text:p>0.028198</text:p>
          </table:table-cell>
          <table:table-cell table:formula="of:=[.M1304]/100000" office:value-type="float" office:value="0.000000281982421875">
            <text:p>0.0000002820</text:p>
          </table:table-cell>
          <table:table-cell table:formula="of:=0.625*1000000*[.$N1304]*1000" office:value-type="float" office:value="176.239013671875">
            <text:p>176.239014</text:p>
          </table:table-cell>
          <table:table-cell table:formula="of:=0.769*100000*[.$N1304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4">
            <text:p>6424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05]" office:value-type="float" office:value="23.9552">
            <text:p>23.9552</text:p>
          </table:table-cell>
          <table:table-cell/>
          <table:table-cell table:formula="of:=-0.0000028*[.$D1305]*[.$D1305]+0.0405*[.$D1305]-4" office:value-type="float" office:value="32.4399712">
            <text:p>32.4399712</text:p>
          </table:table-cell>
          <table:table-cell/>
          <table:table-cell table:formula="of:=([.G1305]-25)*(0.01+0.00008*[.$D1305])+[.$I1305]" office:value-type="float" office:value="32.348948224">
            <text:p>32.348948224</text:p>
          </table:table-cell>
          <table:table-cell/>
          <table:table-cell table:formula="of:=([.$B1305]/4096)*1.5" office:value-type="float" office:value="0.0252685546875">
            <text:p>0.025269</text:p>
          </table:table-cell>
          <table:table-cell table:formula="of:=[.M1305]/100000" office:value-type="float" office:value="0.000000252685546875">
            <text:p>0.0000002527</text:p>
          </table:table-cell>
          <table:table-cell table:formula="of:=0.625*1000000*[.$N1305]*1000" office:value-type="float" office:value="157.928466796875">
            <text:p>157.928467</text:p>
          </table:table-cell>
          <table:table-cell table:formula="of:=0.769*100000*[.$N130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4">
            <text:p>6424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06]" office:value-type="float" office:value="23.9552">
            <text:p>23.9552</text:p>
          </table:table-cell>
          <table:table-cell/>
          <table:table-cell table:formula="of:=-0.0000028*[.$D1306]*[.$D1306]+0.0405*[.$D1306]-4" office:value-type="float" office:value="32.4399712">
            <text:p>32.4399712</text:p>
          </table:table-cell>
          <table:table-cell/>
          <table:table-cell table:formula="of:=([.G1306]-25)*(0.01+0.00008*[.$D1306])+[.$I1306]" office:value-type="float" office:value="32.348948224">
            <text:p>32.348948224</text:p>
          </table:table-cell>
          <table:table-cell/>
          <table:table-cell table:formula="of:=([.$B1306]/4096)*1.5" office:value-type="float" office:value="0.02783203125">
            <text:p>0.027832</text:p>
          </table:table-cell>
          <table:table-cell table:formula="of:=[.M1306]/100000" office:value-type="float" office:value="0.0000002783203125">
            <text:p>0.0000002783</text:p>
          </table:table-cell>
          <table:table-cell table:formula="of:=0.625*1000000*[.$N1306]*1000" office:value-type="float" office:value="173.9501953125">
            <text:p>173.950195</text:p>
          </table:table-cell>
          <table:table-cell table:formula="of:=0.769*100000*[.$N1306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25">
            <text:p>642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07]" office:value-type="float" office:value="23.965">
            <text:p>23.965</text:p>
          </table:table-cell>
          <table:table-cell/>
          <table:table-cell table:formula="of:=-0.0000028*[.$D1307]*[.$D1307]+0.0405*[.$D1307]-4" office:value-type="float" office:value="32.5803328">
            <text:p>32.5803328</text:p>
          </table:table-cell>
          <table:table-cell/>
          <table:table-cell table:formula="of:=([.G1307]-25)*(0.01+0.00008*[.$D1307])+[.$I1307]" office:value-type="float" office:value="32.4898324">
            <text:p>32.4898324</text:p>
          </table:table-cell>
          <table:table-cell/>
          <table:table-cell table:formula="of:=([.$B1307]/4096)*1.5" office:value-type="float" office:value="0.0263671875">
            <text:p>0.026367</text:p>
          </table:table-cell>
          <table:table-cell table:formula="of:=[.M1307]/100000" office:value-type="float" office:value="0.000000263671875">
            <text:p>0.0000002637</text:p>
          </table:table-cell>
          <table:table-cell table:formula="of:=0.625*1000000*[.$N1307]*1000" office:value-type="float" office:value="164.794921875">
            <text:p>164.794922</text:p>
          </table:table-cell>
          <table:table-cell table:formula="of:=0.769*100000*[.$N1307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5">
            <text:p>6425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08]" office:value-type="float" office:value="23.965">
            <text:p>23.965</text:p>
          </table:table-cell>
          <table:table-cell/>
          <table:table-cell table:formula="of:=-0.0000028*[.$D1308]*[.$D1308]+0.0405*[.$D1308]-4" office:value-type="float" office:value="32.4399712">
            <text:p>32.4399712</text:p>
          </table:table-cell>
          <table:table-cell/>
          <table:table-cell table:formula="of:=([.G1308]-25)*(0.01+0.00008*[.$D1308])+[.$I1308]" office:value-type="float" office:value="32.349802">
            <text:p>32.349802</text:p>
          </table:table-cell>
          <table:table-cell/>
          <table:table-cell table:formula="of:=([.$B1308]/4096)*1.5" office:value-type="float" office:value="0.028564453125">
            <text:p>0.028564</text:p>
          </table:table-cell>
          <table:table-cell table:formula="of:=[.M1308]/100000" office:value-type="float" office:value="0.00000028564453125">
            <text:p>0.0000002856</text:p>
          </table:table-cell>
          <table:table-cell table:formula="of:=0.625*1000000*[.$N1308]*1000" office:value-type="float" office:value="178.52783203125">
            <text:p>178.527832</text:p>
          </table:table-cell>
          <table:table-cell table:formula="of:=0.769*100000*[.$N1308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5">
            <text:p>6425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09]" office:value-type="float" office:value="23.965">
            <text:p>23.965</text:p>
          </table:table-cell>
          <table:table-cell/>
          <table:table-cell table:formula="of:=-0.0000028*[.$D1309]*[.$D1309]+0.0405*[.$D1309]-4" office:value-type="float" office:value="32.5101632">
            <text:p>32.5101632</text:p>
          </table:table-cell>
          <table:table-cell/>
          <table:table-cell table:formula="of:=([.G1309]-25)*(0.01+0.00008*[.$D1309])+[.$I1309]" office:value-type="float" office:value="32.4198284">
            <text:p>32.4198284</text:p>
          </table:table-cell>
          <table:table-cell/>
          <table:table-cell table:formula="of:=([.$B1309]/4096)*1.5" office:value-type="float" office:value="0.0245361328125">
            <text:p>0.024536</text:p>
          </table:table-cell>
          <table:table-cell table:formula="of:=[.M1309]/100000" office:value-type="float" office:value="0.000000245361328125">
            <text:p>0.0000002454</text:p>
          </table:table-cell>
          <table:table-cell table:formula="of:=0.625*1000000*[.$N1309]*1000" office:value-type="float" office:value="153.350830078125">
            <text:p>153.350830</text:p>
          </table:table-cell>
          <table:table-cell table:formula="of:=0.769*100000*[.$N130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4">
            <text:p>642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10]" office:value-type="float" office:value="23.9552">
            <text:p>23.9552</text:p>
          </table:table-cell>
          <table:table-cell/>
          <table:table-cell table:formula="of:=-0.0000028*[.$D1310]*[.$D1310]+0.0405*[.$D1310]-4" office:value-type="float" office:value="32.65048">
            <text:p>32.65048</text:p>
          </table:table-cell>
          <table:table-cell/>
          <table:table-cell table:formula="of:=([.G1310]-25)*(0.01+0.00008*[.$D1310])+[.$I1310]" office:value-type="float" office:value="32.55895552">
            <text:p>32.55895552</text:p>
          </table:table-cell>
          <table:table-cell/>
          <table:table-cell table:formula="of:=([.$B1310]/4096)*1.5" office:value-type="float" office:value="0.027099609375">
            <text:p>0.027100</text:p>
          </table:table-cell>
          <table:table-cell table:formula="of:=[.M1310]/100000" office:value-type="float" office:value="0.00000027099609375">
            <text:p>0.0000002710</text:p>
          </table:table-cell>
          <table:table-cell table:formula="of:=0.625*1000000*[.$N1310]*1000" office:value-type="float" office:value="169.37255859375">
            <text:p>169.372559</text:p>
          </table:table-cell>
          <table:table-cell table:formula="of:=0.769*100000*[.$N131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4">
            <text:p>6424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11]" office:value-type="float" office:value="23.9552">
            <text:p>23.9552</text:p>
          </table:table-cell>
          <table:table-cell/>
          <table:table-cell table:formula="of:=-0.0000028*[.$D1311]*[.$D1311]+0.0405*[.$D1311]-4" office:value-type="float" office:value="32.4399712">
            <text:p>32.4399712</text:p>
          </table:table-cell>
          <table:table-cell/>
          <table:table-cell table:formula="of:=([.G1311]-25)*(0.01+0.00008*[.$D1311])+[.$I1311]" office:value-type="float" office:value="32.348948224">
            <text:p>32.348948224</text:p>
          </table:table-cell>
          <table:table-cell/>
          <table:table-cell table:formula="of:=([.$B1311]/4096)*1.5" office:value-type="float" office:value="0.02783203125">
            <text:p>0.027832</text:p>
          </table:table-cell>
          <table:table-cell table:formula="of:=[.M1311]/100000" office:value-type="float" office:value="0.0000002783203125">
            <text:p>0.0000002783</text:p>
          </table:table-cell>
          <table:table-cell table:formula="of:=0.625*1000000*[.$N1311]*1000" office:value-type="float" office:value="173.9501953125">
            <text:p>173.950195</text:p>
          </table:table-cell>
          <table:table-cell table:formula="of:=0.769*100000*[.$N131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5">
            <text:p>6425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312]" office:value-type="float" office:value="23.965">
            <text:p>23.965</text:p>
          </table:table-cell>
          <table:table-cell/>
          <table:table-cell table:formula="of:=-0.0000028*[.$D1312]*[.$D1312]+0.0405*[.$D1312]-4" office:value-type="float" office:value="32.5452508">
            <text:p>32.5452508</text:p>
          </table:table-cell>
          <table:table-cell/>
          <table:table-cell table:formula="of:=([.G1312]-25)*(0.01+0.00008*[.$D1312])+[.$I1312]" office:value-type="float" office:value="32.4548332">
            <text:p>32.4548332</text:p>
          </table:table-cell>
          <table:table-cell/>
          <table:table-cell table:formula="of:=([.$B1312]/4096)*1.5" office:value-type="float" office:value="0.0267333984375">
            <text:p>0.026733</text:p>
          </table:table-cell>
          <table:table-cell table:formula="of:=[.M1312]/100000" office:value-type="float" office:value="0.000000267333984375">
            <text:p>0.0000002673</text:p>
          </table:table-cell>
          <table:table-cell table:formula="of:=0.625*1000000*[.$N1312]*1000" office:value-type="float" office:value="167.083740234375">
            <text:p>167.083740</text:p>
          </table:table-cell>
          <table:table-cell table:formula="of:=0.769*100000*[.$N1312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4">
            <text:p>642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13]" office:value-type="float" office:value="23.9552">
            <text:p>23.9552</text:p>
          </table:table-cell>
          <table:table-cell/>
          <table:table-cell table:formula="of:=-0.0000028*[.$D1313]*[.$D1313]+0.0405*[.$D1313]-4" office:value-type="float" office:value="32.5101632">
            <text:p>32.5101632</text:p>
          </table:table-cell>
          <table:table-cell/>
          <table:table-cell table:formula="of:=([.G1313]-25)*(0.01+0.00008*[.$D1313])+[.$I1313]" office:value-type="float" office:value="32.418973056">
            <text:p>32.418973056</text:p>
          </table:table-cell>
          <table:table-cell/>
          <table:table-cell table:formula="of:=([.$B1313]/4096)*1.5" office:value-type="float" office:value="0.02490234375">
            <text:p>0.024902</text:p>
          </table:table-cell>
          <table:table-cell table:formula="of:=[.M1313]/100000" office:value-type="float" office:value="0.0000002490234375">
            <text:p>0.0000002490</text:p>
          </table:table-cell>
          <table:table-cell table:formula="of:=0.625*1000000*[.$N1313]*1000" office:value-type="float" office:value="155.6396484375">
            <text:p>155.639648</text:p>
          </table:table-cell>
          <table:table-cell table:formula="of:=0.769*100000*[.$N131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6">
            <text:p>642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14]" office:value-type="float" office:value="23.9748">
            <text:p>23.9748</text:p>
          </table:table-cell>
          <table:table-cell/>
          <table:table-cell table:formula="of:=-0.0000028*[.$D1314]*[.$D1314]+0.0405*[.$D1314]-4" office:value-type="float" office:value="32.5101632">
            <text:p>32.5101632</text:p>
          </table:table-cell>
          <table:table-cell/>
          <table:table-cell table:formula="of:=([.G1314]-25)*(0.01+0.00008*[.$D1314])+[.$I1314]" office:value-type="float" office:value="32.420683744">
            <text:p>32.420683744</text:p>
          </table:table-cell>
          <table:table-cell/>
          <table:table-cell table:formula="of:=([.$B1314]/4096)*1.5" office:value-type="float" office:value="0.02490234375">
            <text:p>0.024902</text:p>
          </table:table-cell>
          <table:table-cell table:formula="of:=[.M1314]/100000" office:value-type="float" office:value="0.0000002490234375">
            <text:p>0.0000002490</text:p>
          </table:table-cell>
          <table:table-cell table:formula="of:=0.625*1000000*[.$N1314]*1000" office:value-type="float" office:value="155.6396484375">
            <text:p>155.639648</text:p>
          </table:table-cell>
          <table:table-cell table:formula="of:=0.769*100000*[.$N131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5">
            <text:p>642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15]" office:value-type="float" office:value="23.965">
            <text:p>23.965</text:p>
          </table:table-cell>
          <table:table-cell/>
          <table:table-cell table:formula="of:=-0.0000028*[.$D1315]*[.$D1315]+0.0405*[.$D1315]-4" office:value-type="float" office:value="32.5803328">
            <text:p>32.5803328</text:p>
          </table:table-cell>
          <table:table-cell/>
          <table:table-cell table:formula="of:=([.G1315]-25)*(0.01+0.00008*[.$D1315])+[.$I1315]" office:value-type="float" office:value="32.4898324">
            <text:p>32.4898324</text:p>
          </table:table-cell>
          <table:table-cell/>
          <table:table-cell table:formula="of:=([.$B1315]/4096)*1.5" office:value-type="float" office:value="0.028564453125">
            <text:p>0.028564</text:p>
          </table:table-cell>
          <table:table-cell table:formula="of:=[.M1315]/100000" office:value-type="float" office:value="0.00000028564453125">
            <text:p>0.0000002856</text:p>
          </table:table-cell>
          <table:table-cell table:formula="of:=0.625*1000000*[.$N1315]*1000" office:value-type="float" office:value="178.52783203125">
            <text:p>178.527832</text:p>
          </table:table-cell>
          <table:table-cell table:formula="of:=0.769*100000*[.$N1315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27">
            <text:p>6427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316]" office:value-type="float" office:value="23.9846">
            <text:p>23.9846</text:p>
          </table:table-cell>
          <table:table-cell/>
          <table:table-cell table:formula="of:=-0.0000028*[.$D1316]*[.$D1316]+0.0405*[.$D1316]-4" office:value-type="float" office:value="32.47507">
            <text:p>32.47507</text:p>
          </table:table-cell>
          <table:table-cell/>
          <table:table-cell table:formula="of:=([.G1316]-25)*(0.01+0.00008*[.$D1316])+[.$I1316]" office:value-type="float" office:value="32.38652712">
            <text:p>32.38652712</text:p>
          </table:table-cell>
          <table:table-cell/>
          <table:table-cell table:formula="of:=([.$B1316]/4096)*1.5" office:value-type="float" office:value="0.025634765625">
            <text:p>0.025635</text:p>
          </table:table-cell>
          <table:table-cell table:formula="of:=[.M1316]/100000" office:value-type="float" office:value="0.00000025634765625">
            <text:p>0.0000002563</text:p>
          </table:table-cell>
          <table:table-cell table:formula="of:=0.625*1000000*[.$N1316]*1000" office:value-type="float" office:value="160.21728515625">
            <text:p>160.217285</text:p>
          </table:table-cell>
          <table:table-cell table:formula="of:=0.769*100000*[.$N1316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6">
            <text:p>642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17]" office:value-type="float" office:value="23.9748">
            <text:p>23.9748</text:p>
          </table:table-cell>
          <table:table-cell/>
          <table:table-cell table:formula="of:=-0.0000028*[.$D1317]*[.$D1317]+0.0405*[.$D1317]-4" office:value-type="float" office:value="32.5803328">
            <text:p>32.5803328</text:p>
          </table:table-cell>
          <table:table-cell/>
          <table:table-cell table:formula="of:=([.G1317]-25)*(0.01+0.00008*[.$D1317])+[.$I1317]" office:value-type="float" office:value="32.490689312">
            <text:p>32.490689312</text:p>
          </table:table-cell>
          <table:table-cell/>
          <table:table-cell table:formula="of:=([.$B1317]/4096)*1.5" office:value-type="float" office:value="0.02783203125">
            <text:p>0.027832</text:p>
          </table:table-cell>
          <table:table-cell table:formula="of:=[.M1317]/100000" office:value-type="float" office:value="0.0000002783203125">
            <text:p>0.0000002783</text:p>
          </table:table-cell>
          <table:table-cell table:formula="of:=0.625*1000000*[.$N1317]*1000" office:value-type="float" office:value="173.9501953125">
            <text:p>173.950195</text:p>
          </table:table-cell>
          <table:table-cell table:formula="of:=0.769*100000*[.$N131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8">
            <text:p>6428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18]" office:value-type="float" office:value="23.9944">
            <text:p>23.9944</text:p>
          </table:table-cell>
          <table:table-cell/>
          <table:table-cell table:formula="of:=-0.0000028*[.$D1318]*[.$D1318]+0.0405*[.$D1318]-4" office:value-type="float" office:value="32.5101632">
            <text:p>32.5101632</text:p>
          </table:table-cell>
          <table:table-cell/>
          <table:table-cell table:formula="of:=([.G1318]-25)*(0.01+0.00008*[.$D1318])+[.$I1318]" office:value-type="float" office:value="32.422394432">
            <text:p>32.422394432</text:p>
          </table:table-cell>
          <table:table-cell/>
          <table:table-cell table:formula="of:=([.$B1318]/4096)*1.5" office:value-type="float" office:value="0.028564453125">
            <text:p>0.028564</text:p>
          </table:table-cell>
          <table:table-cell table:formula="of:=[.M1318]/100000" office:value-type="float" office:value="0.00000028564453125">
            <text:p>0.0000002856</text:p>
          </table:table-cell>
          <table:table-cell table:formula="of:=0.625*1000000*[.$N1318]*1000" office:value-type="float" office:value="178.52783203125">
            <text:p>178.527832</text:p>
          </table:table-cell>
          <table:table-cell table:formula="of:=0.769*100000*[.$N1318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9">
            <text:p>6429</text:p>
          </table:table-cell>
          <table:table-cell office:value-type="float" office:value="963">
            <text:p>963</text:p>
          </table:table-cell>
          <table:table-cell table:number-columns-repeated="2"/>
          <table:table-cell table:formula="of:=-39+0.0098*[.$C1319]" office:value-type="float" office:value="24.0042">
            <text:p>24.0042</text:p>
          </table:table-cell>
          <table:table-cell/>
          <table:table-cell table:formula="of:=-0.0000028*[.$D1319]*[.$D1319]+0.0405*[.$D1319]-4" office:value-type="float" office:value="32.4048668">
            <text:p>32.4048668</text:p>
          </table:table-cell>
          <table:table-cell/>
          <table:table-cell table:formula="of:=([.G1319]-25)*(0.01+0.00008*[.$D1319])+[.$I1319]" office:value-type="float" office:value="32.318192368">
            <text:p>32.318192368</text:p>
          </table:table-cell>
          <table:table-cell/>
          <table:table-cell table:formula="of:=([.$B1319]/4096)*1.5" office:value-type="float" office:value="0.02783203125">
            <text:p>0.027832</text:p>
          </table:table-cell>
          <table:table-cell table:formula="of:=[.M1319]/100000" office:value-type="float" office:value="0.0000002783203125">
            <text:p>0.0000002783</text:p>
          </table:table-cell>
          <table:table-cell table:formula="of:=0.625*1000000*[.$N1319]*1000" office:value-type="float" office:value="173.9501953125">
            <text:p>173.950195</text:p>
          </table:table-cell>
          <table:table-cell table:formula="of:=0.769*100000*[.$N1319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30">
            <text:p>643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20]" office:value-type="float" office:value="24.014">
            <text:p>24.014</text:p>
          </table:table-cell>
          <table:table-cell/>
          <table:table-cell table:formula="of:=-0.0000028*[.$D1320]*[.$D1320]+0.0405*[.$D1320]-4" office:value-type="float" office:value="32.5803328">
            <text:p>32.5803328</text:p>
          </table:table-cell>
          <table:table-cell/>
          <table:table-cell table:formula="of:=([.G1320]-25)*(0.01+0.00008*[.$D1320])+[.$I1320]" office:value-type="float" office:value="32.49411696">
            <text:p>32.49411696</text:p>
          </table:table-cell>
          <table:table-cell/>
          <table:table-cell table:formula="of:=([.$B1320]/4096)*1.5" office:value-type="float" office:value="0.0267333984375">
            <text:p>0.026733</text:p>
          </table:table-cell>
          <table:table-cell table:formula="of:=[.M1320]/100000" office:value-type="float" office:value="0.000000267333984375">
            <text:p>0.0000002673</text:p>
          </table:table-cell>
          <table:table-cell table:formula="of:=0.625*1000000*[.$N1320]*1000" office:value-type="float" office:value="167.083740234375">
            <text:p>167.083740</text:p>
          </table:table-cell>
          <table:table-cell table:formula="of:=0.769*100000*[.$N1320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30">
            <text:p>6430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321]" office:value-type="float" office:value="24.014">
            <text:p>24.014</text:p>
          </table:table-cell>
          <table:table-cell/>
          <table:table-cell table:formula="of:=-0.0000028*[.$D1321]*[.$D1321]+0.0405*[.$D1321]-4" office:value-type="float" office:value="32.47507">
            <text:p>32.47507</text:p>
          </table:table-cell>
          <table:table-cell/>
          <table:table-cell table:formula="of:=([.G1321]-25)*(0.01+0.00008*[.$D1321])+[.$I1321]" office:value-type="float" office:value="32.3890908">
            <text:p>32.3890908</text:p>
          </table:table-cell>
          <table:table-cell/>
          <table:table-cell table:formula="of:=([.$B1321]/4096)*1.5" office:value-type="float" office:value="0.0267333984375">
            <text:p>0.026733</text:p>
          </table:table-cell>
          <table:table-cell table:formula="of:=[.M1321]/100000" office:value-type="float" office:value="0.000000267333984375">
            <text:p>0.0000002673</text:p>
          </table:table-cell>
          <table:table-cell table:formula="of:=0.625*1000000*[.$N1321]*1000" office:value-type="float" office:value="167.083740234375">
            <text:p>167.083740</text:p>
          </table:table-cell>
          <table:table-cell table:formula="of:=0.769*100000*[.$N132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26">
            <text:p>642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22]" office:value-type="float" office:value="23.9748">
            <text:p>23.9748</text:p>
          </table:table-cell>
          <table:table-cell/>
          <table:table-cell table:formula="of:=-0.0000028*[.$D1322]*[.$D1322]+0.0405*[.$D1322]-4" office:value-type="float" office:value="32.4399712">
            <text:p>32.4399712</text:p>
          </table:table-cell>
          <table:table-cell/>
          <table:table-cell table:formula="of:=([.G1322]-25)*(0.01+0.00008*[.$D1322])+[.$I1322]" office:value-type="float" office:value="32.350655776">
            <text:p>32.350655776</text:p>
          </table:table-cell>
          <table:table-cell/>
          <table:table-cell table:formula="of:=([.$B1322]/4096)*1.5" office:value-type="float" office:value="0.024169921875">
            <text:p>0.024170</text:p>
          </table:table-cell>
          <table:table-cell table:formula="of:=[.M1322]/100000" office:value-type="float" office:value="0.00000024169921875">
            <text:p>0.0000002417</text:p>
          </table:table-cell>
          <table:table-cell table:formula="of:=0.625*1000000*[.$N1322]*1000" office:value-type="float" office:value="151.06201171875">
            <text:p>151.062012</text:p>
          </table:table-cell>
          <table:table-cell table:formula="of:=0.769*100000*[.$N1322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25">
            <text:p>6425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23]" office:value-type="float" office:value="23.965">
            <text:p>23.965</text:p>
          </table:table-cell>
          <table:table-cell/>
          <table:table-cell table:formula="of:=-0.0000028*[.$D1323]*[.$D1323]+0.0405*[.$D1323]-4" office:value-type="float" office:value="32.65048">
            <text:p>32.65048</text:p>
          </table:table-cell>
          <table:table-cell/>
          <table:table-cell table:formula="of:=([.G1323]-25)*(0.01+0.00008*[.$D1323])+[.$I1323]" office:value-type="float" office:value="32.559814">
            <text:p>32.559814</text:p>
          </table:table-cell>
          <table:table-cell/>
          <table:table-cell table:formula="of:=([.$B1323]/4096)*1.5" office:value-type="float" office:value="0.024169921875">
            <text:p>0.024170</text:p>
          </table:table-cell>
          <table:table-cell table:formula="of:=[.M1323]/100000" office:value-type="float" office:value="0.00000024169921875">
            <text:p>0.0000002417</text:p>
          </table:table-cell>
          <table:table-cell table:formula="of:=0.625*1000000*[.$N1323]*1000" office:value-type="float" office:value="151.06201171875">
            <text:p>151.062012</text:p>
          </table:table-cell>
          <table:table-cell table:formula="of:=0.769*100000*[.$N132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8">
            <text:p>6428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324]" office:value-type="float" office:value="23.9944">
            <text:p>23.9944</text:p>
          </table:table-cell>
          <table:table-cell/>
          <table:table-cell table:formula="of:=-0.0000028*[.$D1324]*[.$D1324]+0.0405*[.$D1324]-4" office:value-type="float" office:value="32.5452508">
            <text:p>32.5452508</text:p>
          </table:table-cell>
          <table:table-cell/>
          <table:table-cell table:formula="of:=([.G1324]-25)*(0.01+0.00008*[.$D1324])+[.$I1324]" office:value-type="float" office:value="32.457401584">
            <text:p>32.457401584</text:p>
          </table:table-cell>
          <table:table-cell/>
          <table:table-cell table:formula="of:=([.$B1324]/4096)*1.5" office:value-type="float" office:value="0.02490234375">
            <text:p>0.024902</text:p>
          </table:table-cell>
          <table:table-cell table:formula="of:=[.M1324]/100000" office:value-type="float" office:value="0.0000002490234375">
            <text:p>0.0000002490</text:p>
          </table:table-cell>
          <table:table-cell table:formula="of:=0.625*1000000*[.$N1324]*1000" office:value-type="float" office:value="155.6396484375">
            <text:p>155.639648</text:p>
          </table:table-cell>
          <table:table-cell table:formula="of:=0.769*100000*[.$N132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30">
            <text:p>6430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25]" office:value-type="float" office:value="24.014">
            <text:p>24.014</text:p>
          </table:table-cell>
          <table:table-cell/>
          <table:table-cell table:formula="of:=-0.0000028*[.$D1325]*[.$D1325]+0.0405*[.$D1325]-4" office:value-type="float" office:value="32.4399712">
            <text:p>32.4399712</text:p>
          </table:table-cell>
          <table:table-cell/>
          <table:table-cell table:formula="of:=([.G1325]-25)*(0.01+0.00008*[.$D1325])+[.$I1325]" office:value-type="float" office:value="32.35407088">
            <text:p>32.35407088</text:p>
          </table:table-cell>
          <table:table-cell/>
          <table:table-cell table:formula="of:=([.$B1325]/4096)*1.5" office:value-type="float" office:value="0.027099609375">
            <text:p>0.027100</text:p>
          </table:table-cell>
          <table:table-cell table:formula="of:=[.M1325]/100000" office:value-type="float" office:value="0.00000027099609375">
            <text:p>0.0000002710</text:p>
          </table:table-cell>
          <table:table-cell table:formula="of:=0.625*1000000*[.$N1325]*1000" office:value-type="float" office:value="169.37255859375">
            <text:p>169.372559</text:p>
          </table:table-cell>
          <table:table-cell table:formula="of:=0.769*100000*[.$N132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0">
            <text:p>643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26]" office:value-type="float" office:value="24.014">
            <text:p>24.014</text:p>
          </table:table-cell>
          <table:table-cell/>
          <table:table-cell table:formula="of:=-0.0000028*[.$D1326]*[.$D1326]+0.0405*[.$D1326]-4" office:value-type="float" office:value="32.5101632">
            <text:p>32.5101632</text:p>
          </table:table-cell>
          <table:table-cell/>
          <table:table-cell table:formula="of:=([.G1326]-25)*(0.01+0.00008*[.$D1326])+[.$I1326]" office:value-type="float" office:value="32.42410512">
            <text:p>32.42410512</text:p>
          </table:table-cell>
          <table:table-cell/>
          <table:table-cell table:formula="of:=([.$B1326]/4096)*1.5" office:value-type="float" office:value="0.0281982421875">
            <text:p>0.028198</text:p>
          </table:table-cell>
          <table:table-cell table:formula="of:=[.M1326]/100000" office:value-type="float" office:value="0.000000281982421875">
            <text:p>0.0000002820</text:p>
          </table:table-cell>
          <table:table-cell table:formula="of:=0.625*1000000*[.$N1326]*1000" office:value-type="float" office:value="176.239013671875">
            <text:p>176.239014</text:p>
          </table:table-cell>
          <table:table-cell table:formula="of:=0.769*100000*[.$N132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8">
            <text:p>642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27]" office:value-type="float" office:value="23.9944">
            <text:p>23.9944</text:p>
          </table:table-cell>
          <table:table-cell/>
          <table:table-cell table:formula="of:=-0.0000028*[.$D1327]*[.$D1327]+0.0405*[.$D1327]-4" office:value-type="float" office:value="32.65048">
            <text:p>32.65048</text:p>
          </table:table-cell>
          <table:table-cell/>
          <table:table-cell table:formula="of:=([.G1327]-25)*(0.01+0.00008*[.$D1327])+[.$I1327]" office:value-type="float" office:value="32.56238944">
            <text:p>32.56238944</text:p>
          </table:table-cell>
          <table:table-cell/>
          <table:table-cell table:formula="of:=([.$B1327]/4096)*1.5" office:value-type="float" office:value="0.0245361328125">
            <text:p>0.024536</text:p>
          </table:table-cell>
          <table:table-cell table:formula="of:=[.M1327]/100000" office:value-type="float" office:value="0.000000245361328125">
            <text:p>0.0000002454</text:p>
          </table:table-cell>
          <table:table-cell table:formula="of:=0.625*1000000*[.$N1327]*1000" office:value-type="float" office:value="153.350830078125">
            <text:p>153.350830</text:p>
          </table:table-cell>
          <table:table-cell table:formula="of:=0.769*100000*[.$N132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31">
            <text:p>6431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28]" office:value-type="float" office:value="24.0238">
            <text:p>24.0238</text:p>
          </table:table-cell>
          <table:table-cell/>
          <table:table-cell table:formula="of:=-0.0000028*[.$D1328]*[.$D1328]+0.0405*[.$D1328]-4" office:value-type="float" office:value="32.4399712">
            <text:p>32.4399712</text:p>
          </table:table-cell>
          <table:table-cell/>
          <table:table-cell table:formula="of:=([.G1328]-25)*(0.01+0.00008*[.$D1328])+[.$I1328]" office:value-type="float" office:value="32.354924656">
            <text:p>32.354924656</text:p>
          </table:table-cell>
          <table:table-cell/>
          <table:table-cell table:formula="of:=([.$B1328]/4096)*1.5" office:value-type="float" office:value="0.025634765625">
            <text:p>0.025635</text:p>
          </table:table-cell>
          <table:table-cell table:formula="of:=[.M1328]/100000" office:value-type="float" office:value="0.00000025634765625">
            <text:p>0.0000002563</text:p>
          </table:table-cell>
          <table:table-cell table:formula="of:=0.625*1000000*[.$N1328]*1000" office:value-type="float" office:value="160.21728515625">
            <text:p>160.217285</text:p>
          </table:table-cell>
          <table:table-cell table:formula="of:=0.769*100000*[.$N1328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32">
            <text:p>6432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29]" office:value-type="float" office:value="24.0336">
            <text:p>24.0336</text:p>
          </table:table-cell>
          <table:table-cell/>
          <table:table-cell table:formula="of:=-0.0000028*[.$D1329]*[.$D1329]+0.0405*[.$D1329]-4" office:value-type="float" office:value="32.4399712">
            <text:p>32.4399712</text:p>
          </table:table-cell>
          <table:table-cell/>
          <table:table-cell table:formula="of:=([.G1329]-25)*(0.01+0.00008*[.$D1329])+[.$I1329]" office:value-type="float" office:value="32.355778432">
            <text:p>32.355778432</text:p>
          </table:table-cell>
          <table:table-cell/>
          <table:table-cell table:formula="of:=([.$B1329]/4096)*1.5" office:value-type="float" office:value="0.024169921875">
            <text:p>0.024170</text:p>
          </table:table-cell>
          <table:table-cell table:formula="of:=[.M1329]/100000" office:value-type="float" office:value="0.00000024169921875">
            <text:p>0.0000002417</text:p>
          </table:table-cell>
          <table:table-cell table:formula="of:=0.625*1000000*[.$N1329]*1000" office:value-type="float" office:value="151.06201171875">
            <text:p>151.062012</text:p>
          </table:table-cell>
          <table:table-cell table:formula="of:=0.769*100000*[.$N132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0">
            <text:p>643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30]" office:value-type="float" office:value="24.014">
            <text:p>24.014</text:p>
          </table:table-cell>
          <table:table-cell/>
          <table:table-cell table:formula="of:=-0.0000028*[.$D1330]*[.$D1330]+0.0405*[.$D1330]-4" office:value-type="float" office:value="32.5101632">
            <text:p>32.5101632</text:p>
          </table:table-cell>
          <table:table-cell/>
          <table:table-cell table:formula="of:=([.G1330]-25)*(0.01+0.00008*[.$D1330])+[.$I1330]" office:value-type="float" office:value="32.42410512">
            <text:p>32.42410512</text:p>
          </table:table-cell>
          <table:table-cell/>
          <table:table-cell table:formula="of:=([.$B1330]/4096)*1.5" office:value-type="float" office:value="0.0281982421875">
            <text:p>0.028198</text:p>
          </table:table-cell>
          <table:table-cell table:formula="of:=[.M1330]/100000" office:value-type="float" office:value="0.000000281982421875">
            <text:p>0.0000002820</text:p>
          </table:table-cell>
          <table:table-cell table:formula="of:=0.625*1000000*[.$N1330]*1000" office:value-type="float" office:value="176.239013671875">
            <text:p>176.239014</text:p>
          </table:table-cell>
          <table:table-cell table:formula="of:=0.769*100000*[.$N1330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30">
            <text:p>643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31]" office:value-type="float" office:value="24.014">
            <text:p>24.014</text:p>
          </table:table-cell>
          <table:table-cell/>
          <table:table-cell table:formula="of:=-0.0000028*[.$D1331]*[.$D1331]+0.0405*[.$D1331]-4" office:value-type="float" office:value="32.5101632">
            <text:p>32.5101632</text:p>
          </table:table-cell>
          <table:table-cell/>
          <table:table-cell table:formula="of:=([.G1331]-25)*(0.01+0.00008*[.$D1331])+[.$I1331]" office:value-type="float" office:value="32.42410512">
            <text:p>32.42410512</text:p>
          </table:table-cell>
          <table:table-cell/>
          <table:table-cell table:formula="of:=([.$B1331]/4096)*1.5" office:value-type="float" office:value="0.0267333984375">
            <text:p>0.026733</text:p>
          </table:table-cell>
          <table:table-cell table:formula="of:=[.M1331]/100000" office:value-type="float" office:value="0.000000267333984375">
            <text:p>0.0000002673</text:p>
          </table:table-cell>
          <table:table-cell table:formula="of:=0.625*1000000*[.$N1331]*1000" office:value-type="float" office:value="167.083740234375">
            <text:p>167.083740</text:p>
          </table:table-cell>
          <table:table-cell table:formula="of:=0.769*100000*[.$N133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30">
            <text:p>6430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32]" office:value-type="float" office:value="24.014">
            <text:p>24.014</text:p>
          </table:table-cell>
          <table:table-cell/>
          <table:table-cell table:formula="of:=-0.0000028*[.$D1332]*[.$D1332]+0.0405*[.$D1332]-4" office:value-type="float" office:value="32.5101632">
            <text:p>32.5101632</text:p>
          </table:table-cell>
          <table:table-cell/>
          <table:table-cell table:formula="of:=([.G1332]-25)*(0.01+0.00008*[.$D1332])+[.$I1332]" office:value-type="float" office:value="32.42410512">
            <text:p>32.42410512</text:p>
          </table:table-cell>
          <table:table-cell/>
          <table:table-cell table:formula="of:=([.$B1332]/4096)*1.5" office:value-type="float" office:value="0.0245361328125">
            <text:p>0.024536</text:p>
          </table:table-cell>
          <table:table-cell table:formula="of:=[.M1332]/100000" office:value-type="float" office:value="0.000000245361328125">
            <text:p>0.0000002454</text:p>
          </table:table-cell>
          <table:table-cell table:formula="of:=0.625*1000000*[.$N1332]*1000" office:value-type="float" office:value="153.350830078125">
            <text:p>153.350830</text:p>
          </table:table-cell>
          <table:table-cell table:formula="of:=0.769*100000*[.$N133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30">
            <text:p>643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33]" office:value-type="float" office:value="24.014">
            <text:p>24.014</text:p>
          </table:table-cell>
          <table:table-cell/>
          <table:table-cell table:formula="of:=-0.0000028*[.$D1333]*[.$D1333]+0.0405*[.$D1333]-4" office:value-type="float" office:value="32.5803328">
            <text:p>32.5803328</text:p>
          </table:table-cell>
          <table:table-cell/>
          <table:table-cell table:formula="of:=([.G1333]-25)*(0.01+0.00008*[.$D1333])+[.$I1333]" office:value-type="float" office:value="32.49411696">
            <text:p>32.49411696</text:p>
          </table:table-cell>
          <table:table-cell/>
          <table:table-cell table:formula="of:=([.$B1333]/4096)*1.5" office:value-type="float" office:value="0.0267333984375">
            <text:p>0.026733</text:p>
          </table:table-cell>
          <table:table-cell table:formula="of:=[.M1333]/100000" office:value-type="float" office:value="0.000000267333984375">
            <text:p>0.0000002673</text:p>
          </table:table-cell>
          <table:table-cell table:formula="of:=0.625*1000000*[.$N1333]*1000" office:value-type="float" office:value="167.083740234375">
            <text:p>167.083740</text:p>
          </table:table-cell>
          <table:table-cell table:formula="of:=0.769*100000*[.$N133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32">
            <text:p>6432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34]" office:value-type="float" office:value="24.0336">
            <text:p>24.0336</text:p>
          </table:table-cell>
          <table:table-cell/>
          <table:table-cell table:formula="of:=-0.0000028*[.$D1334]*[.$D1334]+0.0405*[.$D1334]-4" office:value-type="float" office:value="32.4399712">
            <text:p>32.4399712</text:p>
          </table:table-cell>
          <table:table-cell/>
          <table:table-cell table:formula="of:=([.G1334]-25)*(0.01+0.00008*[.$D1334])+[.$I1334]" office:value-type="float" office:value="32.355778432">
            <text:p>32.355778432</text:p>
          </table:table-cell>
          <table:table-cell/>
          <table:table-cell table:formula="of:=([.$B1334]/4096)*1.5" office:value-type="float" office:value="0.0267333984375">
            <text:p>0.026733</text:p>
          </table:table-cell>
          <table:table-cell table:formula="of:=[.M1334]/100000" office:value-type="float" office:value="0.000000267333984375">
            <text:p>0.0000002673</text:p>
          </table:table-cell>
          <table:table-cell table:formula="of:=0.625*1000000*[.$N1334]*1000" office:value-type="float" office:value="167.083740234375">
            <text:p>167.083740</text:p>
          </table:table-cell>
          <table:table-cell table:formula="of:=0.769*100000*[.$N133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31">
            <text:p>6431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35]" office:value-type="float" office:value="24.0238">
            <text:p>24.0238</text:p>
          </table:table-cell>
          <table:table-cell/>
          <table:table-cell table:formula="of:=-0.0000028*[.$D1335]*[.$D1335]+0.0405*[.$D1335]-4" office:value-type="float" office:value="32.4399712">
            <text:p>32.4399712</text:p>
          </table:table-cell>
          <table:table-cell/>
          <table:table-cell table:formula="of:=([.G1335]-25)*(0.01+0.00008*[.$D1335])+[.$I1335]" office:value-type="float" office:value="32.354924656">
            <text:p>32.354924656</text:p>
          </table:table-cell>
          <table:table-cell/>
          <table:table-cell table:formula="of:=([.$B1335]/4096)*1.5" office:value-type="float" office:value="0.0252685546875">
            <text:p>0.025269</text:p>
          </table:table-cell>
          <table:table-cell table:formula="of:=[.M1335]/100000" office:value-type="float" office:value="0.000000252685546875">
            <text:p>0.0000002527</text:p>
          </table:table-cell>
          <table:table-cell table:formula="of:=0.625*1000000*[.$N1335]*1000" office:value-type="float" office:value="157.928466796875">
            <text:p>157.928467</text:p>
          </table:table-cell>
          <table:table-cell table:formula="of:=0.769*100000*[.$N133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32">
            <text:p>643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36]" office:value-type="float" office:value="24.0336">
            <text:p>24.0336</text:p>
          </table:table-cell>
          <table:table-cell/>
          <table:table-cell table:formula="of:=-0.0000028*[.$D1336]*[.$D1336]+0.0405*[.$D1336]-4" office:value-type="float" office:value="32.5803328">
            <text:p>32.5803328</text:p>
          </table:table-cell>
          <table:table-cell/>
          <table:table-cell table:formula="of:=([.G1336]-25)*(0.01+0.00008*[.$D1336])+[.$I1336]" office:value-type="float" office:value="32.495830784">
            <text:p>32.495830784</text:p>
          </table:table-cell>
          <table:table-cell/>
          <table:table-cell table:formula="of:=([.$B1336]/4096)*1.5" office:value-type="float" office:value="0.0238037109375">
            <text:p>0.023804</text:p>
          </table:table-cell>
          <table:table-cell table:formula="of:=[.M1336]/100000" office:value-type="float" office:value="0.000000238037109375">
            <text:p>0.0000002380</text:p>
          </table:table-cell>
          <table:table-cell table:formula="of:=0.625*1000000*[.$N1336]*1000" office:value-type="float" office:value="148.773193359375">
            <text:p>148.773193</text:p>
          </table:table-cell>
          <table:table-cell table:formula="of:=0.769*100000*[.$N1336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31">
            <text:p>6431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37]" office:value-type="float" office:value="24.0238">
            <text:p>24.0238</text:p>
          </table:table-cell>
          <table:table-cell/>
          <table:table-cell table:formula="of:=-0.0000028*[.$D1337]*[.$D1337]+0.0405*[.$D1337]-4" office:value-type="float" office:value="32.4399712">
            <text:p>32.4399712</text:p>
          </table:table-cell>
          <table:table-cell/>
          <table:table-cell table:formula="of:=([.G1337]-25)*(0.01+0.00008*[.$D1337])+[.$I1337]" office:value-type="float" office:value="32.354924656">
            <text:p>32.354924656</text:p>
          </table:table-cell>
          <table:table-cell/>
          <table:table-cell table:formula="of:=([.$B1337]/4096)*1.5" office:value-type="float" office:value="0.024169921875">
            <text:p>0.024170</text:p>
          </table:table-cell>
          <table:table-cell table:formula="of:=[.M1337]/100000" office:value-type="float" office:value="0.00000024169921875">
            <text:p>0.0000002417</text:p>
          </table:table-cell>
          <table:table-cell table:formula="of:=0.625*1000000*[.$N1337]*1000" office:value-type="float" office:value="151.06201171875">
            <text:p>151.062012</text:p>
          </table:table-cell>
          <table:table-cell table:formula="of:=0.769*100000*[.$N1337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30">
            <text:p>643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38]" office:value-type="float" office:value="24.014">
            <text:p>24.014</text:p>
          </table:table-cell>
          <table:table-cell/>
          <table:table-cell table:formula="of:=-0.0000028*[.$D1338]*[.$D1338]+0.0405*[.$D1338]-4" office:value-type="float" office:value="32.5803328">
            <text:p>32.5803328</text:p>
          </table:table-cell>
          <table:table-cell/>
          <table:table-cell table:formula="of:=([.G1338]-25)*(0.01+0.00008*[.$D1338])+[.$I1338]" office:value-type="float" office:value="32.49411696">
            <text:p>32.49411696</text:p>
          </table:table-cell>
          <table:table-cell/>
          <table:table-cell table:formula="of:=([.$B1338]/4096)*1.5" office:value-type="float" office:value="0.0238037109375">
            <text:p>0.023804</text:p>
          </table:table-cell>
          <table:table-cell table:formula="of:=[.M1338]/100000" office:value-type="float" office:value="0.000000238037109375">
            <text:p>0.0000002380</text:p>
          </table:table-cell>
          <table:table-cell table:formula="of:=0.625*1000000*[.$N1338]*1000" office:value-type="float" office:value="148.773193359375">
            <text:p>148.773193</text:p>
          </table:table-cell>
          <table:table-cell table:formula="of:=0.769*100000*[.$N1338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2">
            <text:p>642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39]" office:value-type="float" office:value="23.9356">
            <text:p>23.9356</text:p>
          </table:table-cell>
          <table:table-cell/>
          <table:table-cell table:formula="of:=-0.0000028*[.$D1339]*[.$D1339]+0.0405*[.$D1339]-4" office:value-type="float" office:value="32.5803328">
            <text:p>32.5803328</text:p>
          </table:table-cell>
          <table:table-cell/>
          <table:table-cell table:formula="of:=([.G1339]-25)*(0.01+0.00008*[.$D1339])+[.$I1339]" office:value-type="float" office:value="32.487261664">
            <text:p>32.487261664</text:p>
          </table:table-cell>
          <table:table-cell/>
          <table:table-cell table:formula="of:=([.$B1339]/4096)*1.5" office:value-type="float" office:value="0.0267333984375">
            <text:p>0.026733</text:p>
          </table:table-cell>
          <table:table-cell table:formula="of:=[.M1339]/100000" office:value-type="float" office:value="0.000000267333984375">
            <text:p>0.0000002673</text:p>
          </table:table-cell>
          <table:table-cell table:formula="of:=0.625*1000000*[.$N1339]*1000" office:value-type="float" office:value="167.083740234375">
            <text:p>167.083740</text:p>
          </table:table-cell>
          <table:table-cell table:formula="of:=0.769*100000*[.$N1339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20">
            <text:p>6420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340]" office:value-type="float" office:value="23.916">
            <text:p>23.916</text:p>
          </table:table-cell>
          <table:table-cell/>
          <table:table-cell table:formula="of:=-0.0000028*[.$D1340]*[.$D1340]+0.0405*[.$D1340]-4" office:value-type="float" office:value="32.6154092">
            <text:p>32.6154092</text:p>
          </table:table-cell>
          <table:table-cell/>
          <table:table-cell table:formula="of:=([.G1340]-25)*(0.01+0.00008*[.$D1340])+[.$I1340]" office:value-type="float" office:value="32.52053752">
            <text:p>32.52053752</text:p>
          </table:table-cell>
          <table:table-cell/>
          <table:table-cell table:formula="of:=([.$B1340]/4096)*1.5" office:value-type="float" office:value="0.0234375">
            <text:p>0.023438</text:p>
          </table:table-cell>
          <table:table-cell table:formula="of:=[.M1340]/100000" office:value-type="float" office:value="0.000000234375">
            <text:p>0.0000002344</text:p>
          </table:table-cell>
          <table:table-cell table:formula="of:=0.625*1000000*[.$N1340]*1000" office:value-type="float" office:value="146.484375">
            <text:p>146.484375</text:p>
          </table:table-cell>
          <table:table-cell table:formula="of:=0.769*100000*[.$N1340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6">
            <text:p>6426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341]" office:value-type="float" office:value="23.9748">
            <text:p>23.9748</text:p>
          </table:table-cell>
          <table:table-cell/>
          <table:table-cell table:formula="of:=-0.0000028*[.$D1341]*[.$D1341]+0.0405*[.$D1341]-4" office:value-type="float" office:value="32.6855452">
            <text:p>32.6855452</text:p>
          </table:table-cell>
          <table:table-cell/>
          <table:table-cell table:formula="of:=([.G1341]-25)*(0.01+0.00008*[.$D1341])+[.$I1341]" office:value-type="float" office:value="32.595655664">
            <text:p>32.595655664</text:p>
          </table:table-cell>
          <table:table-cell/>
          <table:table-cell table:formula="of:=([.$B1341]/4096)*1.5" office:value-type="float" office:value="0.0267333984375">
            <text:p>0.026733</text:p>
          </table:table-cell>
          <table:table-cell table:formula="of:=[.M1341]/100000" office:value-type="float" office:value="0.000000267333984375">
            <text:p>0.0000002673</text:p>
          </table:table-cell>
          <table:table-cell table:formula="of:=0.625*1000000*[.$N1341]*1000" office:value-type="float" office:value="167.083740234375">
            <text:p>167.083740</text:p>
          </table:table-cell>
          <table:table-cell table:formula="of:=0.769*100000*[.$N1341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428">
            <text:p>6428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342]" office:value-type="float" office:value="23.9944">
            <text:p>23.9944</text:p>
          </table:table-cell>
          <table:table-cell/>
          <table:table-cell table:formula="of:=-0.0000028*[.$D1342]*[.$D1342]+0.0405*[.$D1342]-4" office:value-type="float" office:value="32.7206048">
            <text:p>32.7206048</text:p>
          </table:table-cell>
          <table:table-cell/>
          <table:table-cell table:formula="of:=([.G1342]-25)*(0.01+0.00008*[.$D1342])+[.$I1342]" office:value-type="float" office:value="32.632353344">
            <text:p>32.632353344</text:p>
          </table:table-cell>
          <table:table-cell/>
          <table:table-cell table:formula="of:=([.$B1342]/4096)*1.5" office:value-type="float" office:value="0.022705078125">
            <text:p>0.022705</text:p>
          </table:table-cell>
          <table:table-cell table:formula="of:=[.M1342]/100000" office:value-type="float" office:value="0.00000022705078125">
            <text:p>0.0000002271</text:p>
          </table:table-cell>
          <table:table-cell table:formula="of:=0.625*1000000*[.$N1342]*1000" office:value-type="float" office:value="141.90673828125">
            <text:p>141.906738</text:p>
          </table:table-cell>
          <table:table-cell table:formula="of:=0.769*100000*[.$N1342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6">
            <text:p>642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43]" office:value-type="float" office:value="23.9748">
            <text:p>23.9748</text:p>
          </table:table-cell>
          <table:table-cell/>
          <table:table-cell table:formula="of:=-0.0000028*[.$D1343]*[.$D1343]+0.0405*[.$D1343]-4" office:value-type="float" office:value="32.5803328">
            <text:p>32.5803328</text:p>
          </table:table-cell>
          <table:table-cell/>
          <table:table-cell table:formula="of:=([.G1343]-25)*(0.01+0.00008*[.$D1343])+[.$I1343]" office:value-type="float" office:value="32.490689312">
            <text:p>32.490689312</text:p>
          </table:table-cell>
          <table:table-cell/>
          <table:table-cell table:formula="of:=([.$B1343]/4096)*1.5" office:value-type="float" office:value="0.0245361328125">
            <text:p>0.024536</text:p>
          </table:table-cell>
          <table:table-cell table:formula="of:=[.M1343]/100000" office:value-type="float" office:value="0.000000245361328125">
            <text:p>0.0000002454</text:p>
          </table:table-cell>
          <table:table-cell table:formula="of:=0.625*1000000*[.$N1343]*1000" office:value-type="float" office:value="153.350830078125">
            <text:p>153.350830</text:p>
          </table:table-cell>
          <table:table-cell table:formula="of:=0.769*100000*[.$N1343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4">
            <text:p>6424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344]" office:value-type="float" office:value="23.9552">
            <text:p>23.9552</text:p>
          </table:table-cell>
          <table:table-cell/>
          <table:table-cell table:formula="of:=-0.0000028*[.$D1344]*[.$D1344]+0.0405*[.$D1344]-4" office:value-type="float" office:value="32.6154092">
            <text:p>32.6154092</text:p>
          </table:table-cell>
          <table:table-cell/>
          <table:table-cell table:formula="of:=([.G1344]-25)*(0.01+0.00008*[.$D1344])+[.$I1344]" office:value-type="float" office:value="32.523968304">
            <text:p>32.523968304</text:p>
          </table:table-cell>
          <table:table-cell/>
          <table:table-cell table:formula="of:=([.$B1344]/4096)*1.5" office:value-type="float" office:value="0.0267333984375">
            <text:p>0.026733</text:p>
          </table:table-cell>
          <table:table-cell table:formula="of:=[.M1344]/100000" office:value-type="float" office:value="0.000000267333984375">
            <text:p>0.0000002673</text:p>
          </table:table-cell>
          <table:table-cell table:formula="of:=0.625*1000000*[.$N1344]*1000" office:value-type="float" office:value="167.083740234375">
            <text:p>167.083740</text:p>
          </table:table-cell>
          <table:table-cell table:formula="of:=0.769*100000*[.$N134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7">
            <text:p>6427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345]" office:value-type="float" office:value="23.9846">
            <text:p>23.9846</text:p>
          </table:table-cell>
          <table:table-cell/>
          <table:table-cell table:formula="of:=-0.0000028*[.$D1345]*[.$D1345]+0.0405*[.$D1345]-4" office:value-type="float" office:value="32.7907072">
            <text:p>32.7907072</text:p>
          </table:table-cell>
          <table:table-cell/>
          <table:table-cell table:formula="of:=([.G1345]-25)*(0.01+0.00008*[.$D1345])+[.$I1345]" office:value-type="float" office:value="32.701433232">
            <text:p>32.701433232</text:p>
          </table:table-cell>
          <table:table-cell/>
          <table:table-cell table:formula="of:=([.$B1345]/4096)*1.5" office:value-type="float" office:value="0.02783203125">
            <text:p>0.027832</text:p>
          </table:table-cell>
          <table:table-cell table:formula="of:=[.M1345]/100000" office:value-type="float" office:value="0.0000002783203125">
            <text:p>0.0000002783</text:p>
          </table:table-cell>
          <table:table-cell table:formula="of:=0.625*1000000*[.$N1345]*1000" office:value-type="float" office:value="173.9501953125">
            <text:p>173.950195</text:p>
          </table:table-cell>
          <table:table-cell table:formula="of:=0.769*100000*[.$N1345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8">
            <text:p>6428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46]" office:value-type="float" office:value="23.9944">
            <text:p>23.9944</text:p>
          </table:table-cell>
          <table:table-cell/>
          <table:table-cell table:formula="of:=-0.0000028*[.$D1346]*[.$D1346]+0.0405*[.$D1346]-4" office:value-type="float" office:value="32.65048">
            <text:p>32.65048</text:p>
          </table:table-cell>
          <table:table-cell/>
          <table:table-cell table:formula="of:=([.G1346]-25)*(0.01+0.00008*[.$D1346])+[.$I1346]" office:value-type="float" office:value="32.56238944">
            <text:p>32.56238944</text:p>
          </table:table-cell>
          <table:table-cell/>
          <table:table-cell table:formula="of:=([.$B1346]/4096)*1.5" office:value-type="float" office:value="0.027099609375">
            <text:p>0.027100</text:p>
          </table:table-cell>
          <table:table-cell table:formula="of:=[.M1346]/100000" office:value-type="float" office:value="0.00000027099609375">
            <text:p>0.0000002710</text:p>
          </table:table-cell>
          <table:table-cell table:formula="of:=0.625*1000000*[.$N1346]*1000" office:value-type="float" office:value="169.37255859375">
            <text:p>169.372559</text:p>
          </table:table-cell>
          <table:table-cell table:formula="of:=0.769*100000*[.$N134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31">
            <text:p>6431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347]" office:value-type="float" office:value="24.0238">
            <text:p>24.0238</text:p>
          </table:table-cell>
          <table:table-cell/>
          <table:table-cell table:formula="of:=-0.0000028*[.$D1347]*[.$D1347]+0.0405*[.$D1347]-4" office:value-type="float" office:value="32.7206048">
            <text:p>32.7206048</text:p>
          </table:table-cell>
          <table:table-cell/>
          <table:table-cell table:formula="of:=([.G1347]-25)*(0.01+0.00008*[.$D1347])+[.$I1347]" office:value-type="float" office:value="32.634933488">
            <text:p>32.634933488</text:p>
          </table:table-cell>
          <table:table-cell/>
          <table:table-cell table:formula="of:=([.$B1347]/4096)*1.5" office:value-type="float" office:value="0.0245361328125">
            <text:p>0.024536</text:p>
          </table:table-cell>
          <table:table-cell table:formula="of:=[.M1347]/100000" office:value-type="float" office:value="0.000000245361328125">
            <text:p>0.0000002454</text:p>
          </table:table-cell>
          <table:table-cell table:formula="of:=0.625*1000000*[.$N1347]*1000" office:value-type="float" office:value="153.350830078125">
            <text:p>153.350830</text:p>
          </table:table-cell>
          <table:table-cell table:formula="of:=0.769*100000*[.$N134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34">
            <text:p>643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48]" office:value-type="float" office:value="24.0532">
            <text:p>24.0532</text:p>
          </table:table-cell>
          <table:table-cell/>
          <table:table-cell table:formula="of:=-0.0000028*[.$D1348]*[.$D1348]+0.0405*[.$D1348]-4" office:value-type="float" office:value="32.65048">
            <text:p>32.65048</text:p>
          </table:table-cell>
          <table:table-cell/>
          <table:table-cell table:formula="of:=([.G1348]-25)*(0.01+0.00008*[.$D1348])+[.$I1348]" office:value-type="float" office:value="32.56754032">
            <text:p>32.56754032</text:p>
          </table:table-cell>
          <table:table-cell/>
          <table:table-cell table:formula="of:=([.$B1348]/4096)*1.5" office:value-type="float" office:value="0.0234375">
            <text:p>0.023438</text:p>
          </table:table-cell>
          <table:table-cell table:formula="of:=[.M1348]/100000" office:value-type="float" office:value="0.000000234375">
            <text:p>0.0000002344</text:p>
          </table:table-cell>
          <table:table-cell table:formula="of:=0.625*1000000*[.$N1348]*1000" office:value-type="float" office:value="146.484375">
            <text:p>146.484375</text:p>
          </table:table-cell>
          <table:table-cell table:formula="of:=0.769*100000*[.$N1348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32">
            <text:p>6432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349]" office:value-type="float" office:value="24.0336">
            <text:p>24.0336</text:p>
          </table:table-cell>
          <table:table-cell/>
          <table:table-cell table:formula="of:=-0.0000028*[.$D1349]*[.$D1349]+0.0405*[.$D1349]-4" office:value-type="float" office:value="32.6855452">
            <text:p>32.6855452</text:p>
          </table:table-cell>
          <table:table-cell/>
          <table:table-cell table:formula="of:=([.G1349]-25)*(0.01+0.00008*[.$D1349])+[.$I1349]" office:value-type="float" office:value="32.600811248">
            <text:p>32.600811248</text:p>
          </table:table-cell>
          <table:table-cell/>
          <table:table-cell table:formula="of:=([.$B1349]/4096)*1.5" office:value-type="float" office:value="0.0274658203125">
            <text:p>0.027466</text:p>
          </table:table-cell>
          <table:table-cell table:formula="of:=[.M1349]/100000" office:value-type="float" office:value="0.000000274658203125">
            <text:p>0.0000002747</text:p>
          </table:table-cell>
          <table:table-cell table:formula="of:=0.625*1000000*[.$N1349]*1000" office:value-type="float" office:value="171.661376953125">
            <text:p>171.661377</text:p>
          </table:table-cell>
          <table:table-cell table:formula="of:=0.769*100000*[.$N134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35">
            <text:p>6435</text:p>
          </table:table-cell>
          <table:table-cell office:value-type="float" office:value="962">
            <text:p>962</text:p>
          </table:table-cell>
          <table:table-cell table:number-columns-repeated="2"/>
          <table:table-cell table:formula="of:=-39+0.0098*[.$C1350]" office:value-type="float" office:value="24.063">
            <text:p>24.063</text:p>
          </table:table-cell>
          <table:table-cell/>
          <table:table-cell table:formula="of:=-0.0000028*[.$D1350]*[.$D1350]+0.0405*[.$D1350]-4" office:value-type="float" office:value="32.3697568">
            <text:p>32.3697568</text:p>
          </table:table-cell>
          <table:table-cell/>
          <table:table-cell table:formula="of:=([.G1350]-25)*(0.01+0.00008*[.$D1350])+[.$I1350]" office:value-type="float" office:value="32.28827528">
            <text:p>32.28827528</text:p>
          </table:table-cell>
          <table:table-cell/>
          <table:table-cell table:formula="of:=([.$B1350]/4096)*1.5" office:value-type="float" office:value="0.025634765625">
            <text:p>0.025635</text:p>
          </table:table-cell>
          <table:table-cell table:formula="of:=[.M1350]/100000" office:value-type="float" office:value="0.00000025634765625">
            <text:p>0.0000002563</text:p>
          </table:table-cell>
          <table:table-cell table:formula="of:=0.625*1000000*[.$N1350]*1000" office:value-type="float" office:value="160.21728515625">
            <text:p>160.217285</text:p>
          </table:table-cell>
          <table:table-cell table:formula="of:=0.769*100000*[.$N135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435">
            <text:p>643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51]" office:value-type="float" office:value="24.063">
            <text:p>24.063</text:p>
          </table:table-cell>
          <table:table-cell/>
          <table:table-cell table:formula="of:=-0.0000028*[.$D1351]*[.$D1351]+0.0405*[.$D1351]-4" office:value-type="float" office:value="32.5803328">
            <text:p>32.5803328</text:p>
          </table:table-cell>
          <table:table-cell/>
          <table:table-cell table:formula="of:=([.G1351]-25)*(0.01+0.00008*[.$D1351])+[.$I1351]" office:value-type="float" office:value="32.49840152">
            <text:p>32.49840152</text:p>
          </table:table-cell>
          <table:table-cell/>
          <table:table-cell table:formula="of:=([.$B1351]/4096)*1.5" office:value-type="float" office:value="0.0230712890625">
            <text:p>0.023071</text:p>
          </table:table-cell>
          <table:table-cell table:formula="of:=[.M1351]/100000" office:value-type="float" office:value="0.000000230712890625">
            <text:p>0.0000002307</text:p>
          </table:table-cell>
          <table:table-cell table:formula="of:=0.625*1000000*[.$N1351]*1000" office:value-type="float" office:value="144.195556640625">
            <text:p>144.195557</text:p>
          </table:table-cell>
          <table:table-cell table:formula="of:=0.769*100000*[.$N1351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31">
            <text:p>6431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52]" office:value-type="float" office:value="24.0238">
            <text:p>24.0238</text:p>
          </table:table-cell>
          <table:table-cell/>
          <table:table-cell table:formula="of:=-0.0000028*[.$D1352]*[.$D1352]+0.0405*[.$D1352]-4" office:value-type="float" office:value="32.65048">
            <text:p>32.65048</text:p>
          </table:table-cell>
          <table:table-cell/>
          <table:table-cell table:formula="of:=([.G1352]-25)*(0.01+0.00008*[.$D1352])+[.$I1352]" office:value-type="float" office:value="32.56496488">
            <text:p>32.56496488</text:p>
          </table:table-cell>
          <table:table-cell/>
          <table:table-cell table:formula="of:=([.$B1352]/4096)*1.5" office:value-type="float" office:value="0.025634765625">
            <text:p>0.025635</text:p>
          </table:table-cell>
          <table:table-cell table:formula="of:=[.M1352]/100000" office:value-type="float" office:value="0.00000025634765625">
            <text:p>0.0000002563</text:p>
          </table:table-cell>
          <table:table-cell table:formula="of:=0.625*1000000*[.$N1352]*1000" office:value-type="float" office:value="160.21728515625">
            <text:p>160.217285</text:p>
          </table:table-cell>
          <table:table-cell table:formula="of:=0.769*100000*[.$N135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29">
            <text:p>6429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53]" office:value-type="float" office:value="24.0042">
            <text:p>24.0042</text:p>
          </table:table-cell>
          <table:table-cell/>
          <table:table-cell table:formula="of:=-0.0000028*[.$D1353]*[.$D1353]+0.0405*[.$D1353]-4" office:value-type="float" office:value="32.5803328">
            <text:p>32.5803328</text:p>
          </table:table-cell>
          <table:table-cell/>
          <table:table-cell table:formula="of:=([.G1353]-25)*(0.01+0.00008*[.$D1353])+[.$I1353]" office:value-type="float" office:value="32.493260048">
            <text:p>32.493260048</text:p>
          </table:table-cell>
          <table:table-cell/>
          <table:table-cell table:formula="of:=([.$B1353]/4096)*1.5" office:value-type="float" office:value="0.0281982421875">
            <text:p>0.028198</text:p>
          </table:table-cell>
          <table:table-cell table:formula="of:=[.M1353]/100000" office:value-type="float" office:value="0.000000281982421875">
            <text:p>0.0000002820</text:p>
          </table:table-cell>
          <table:table-cell table:formula="of:=0.625*1000000*[.$N1353]*1000" office:value-type="float" office:value="176.239013671875">
            <text:p>176.239014</text:p>
          </table:table-cell>
          <table:table-cell table:formula="of:=0.769*100000*[.$N135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30">
            <text:p>643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54]" office:value-type="float" office:value="24.014">
            <text:p>24.014</text:p>
          </table:table-cell>
          <table:table-cell/>
          <table:table-cell table:formula="of:=-0.0000028*[.$D1354]*[.$D1354]+0.0405*[.$D1354]-4" office:value-type="float" office:value="32.5803328">
            <text:p>32.5803328</text:p>
          </table:table-cell>
          <table:table-cell/>
          <table:table-cell table:formula="of:=([.G1354]-25)*(0.01+0.00008*[.$D1354])+[.$I1354]" office:value-type="float" office:value="32.49411696">
            <text:p>32.49411696</text:p>
          </table:table-cell>
          <table:table-cell/>
          <table:table-cell table:formula="of:=([.$B1354]/4096)*1.5" office:value-type="float" office:value="0.0260009765625">
            <text:p>0.026001</text:p>
          </table:table-cell>
          <table:table-cell table:formula="of:=[.M1354]/100000" office:value-type="float" office:value="0.000000260009765625">
            <text:p>0.0000002600</text:p>
          </table:table-cell>
          <table:table-cell table:formula="of:=0.625*1000000*[.$N1354]*1000" office:value-type="float" office:value="162.506103515625">
            <text:p>162.506104</text:p>
          </table:table-cell>
          <table:table-cell table:formula="of:=0.769*100000*[.$N1354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31">
            <text:p>6431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355]" office:value-type="float" office:value="24.0238">
            <text:p>24.0238</text:p>
          </table:table-cell>
          <table:table-cell/>
          <table:table-cell table:formula="of:=-0.0000028*[.$D1355]*[.$D1355]+0.0405*[.$D1355]-4" office:value-type="float" office:value="32.6154092">
            <text:p>32.6154092</text:p>
          </table:table-cell>
          <table:table-cell/>
          <table:table-cell table:formula="of:=([.G1355]-25)*(0.01+0.00008*[.$D1355])+[.$I1355]" office:value-type="float" office:value="32.529972176">
            <text:p>32.529972176</text:p>
          </table:table-cell>
          <table:table-cell/>
          <table:table-cell table:formula="of:=([.$B1355]/4096)*1.5" office:value-type="float" office:value="0.0260009765625">
            <text:p>0.026001</text:p>
          </table:table-cell>
          <table:table-cell table:formula="of:=[.M1355]/100000" office:value-type="float" office:value="0.000000260009765625">
            <text:p>0.0000002600</text:p>
          </table:table-cell>
          <table:table-cell table:formula="of:=0.625*1000000*[.$N1355]*1000" office:value-type="float" office:value="162.506103515625">
            <text:p>162.506104</text:p>
          </table:table-cell>
          <table:table-cell table:formula="of:=0.769*100000*[.$N1355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3">
            <text:p>6433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56]" office:value-type="float" office:value="24.0434">
            <text:p>24.0434</text:p>
          </table:table-cell>
          <table:table-cell/>
          <table:table-cell table:formula="of:=-0.0000028*[.$D1356]*[.$D1356]+0.0405*[.$D1356]-4" office:value-type="float" office:value="32.65048">
            <text:p>32.65048</text:p>
          </table:table-cell>
          <table:table-cell/>
          <table:table-cell table:formula="of:=([.G1356]-25)*(0.01+0.00008*[.$D1356])+[.$I1356]" office:value-type="float" office:value="32.56668184">
            <text:p>32.56668184</text:p>
          </table:table-cell>
          <table:table-cell/>
          <table:table-cell table:formula="of:=([.$B1356]/4096)*1.5" office:value-type="float" office:value="0.0281982421875">
            <text:p>0.028198</text:p>
          </table:table-cell>
          <table:table-cell table:formula="of:=[.M1356]/100000" office:value-type="float" office:value="0.000000281982421875">
            <text:p>0.0000002820</text:p>
          </table:table-cell>
          <table:table-cell table:formula="of:=0.625*1000000*[.$N1356]*1000" office:value-type="float" office:value="176.239013671875">
            <text:p>176.239014</text:p>
          </table:table-cell>
          <table:table-cell table:formula="of:=0.769*100000*[.$N1356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33">
            <text:p>643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57]" office:value-type="float" office:value="24.0434">
            <text:p>24.0434</text:p>
          </table:table-cell>
          <table:table-cell/>
          <table:table-cell table:formula="of:=-0.0000028*[.$D1357]*[.$D1357]+0.0405*[.$D1357]-4" office:value-type="float" office:value="32.5101632">
            <text:p>32.5101632</text:p>
          </table:table-cell>
          <table:table-cell/>
          <table:table-cell table:formula="of:=([.G1357]-25)*(0.01+0.00008*[.$D1357])+[.$I1357]" office:value-type="float" office:value="32.426671152">
            <text:p>32.426671152</text:p>
          </table:table-cell>
          <table:table-cell/>
          <table:table-cell table:formula="of:=([.$B1357]/4096)*1.5" office:value-type="float" office:value="0.025634765625">
            <text:p>0.025635</text:p>
          </table:table-cell>
          <table:table-cell table:formula="of:=[.M1357]/100000" office:value-type="float" office:value="0.00000025634765625">
            <text:p>0.0000002563</text:p>
          </table:table-cell>
          <table:table-cell table:formula="of:=0.625*1000000*[.$N1357]*1000" office:value-type="float" office:value="160.21728515625">
            <text:p>160.217285</text:p>
          </table:table-cell>
          <table:table-cell table:formula="of:=0.769*100000*[.$N1357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6">
            <text:p>643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58]" office:value-type="float" office:value="24.0728">
            <text:p>24.0728</text:p>
          </table:table-cell>
          <table:table-cell/>
          <table:table-cell table:formula="of:=-0.0000028*[.$D1358]*[.$D1358]+0.0405*[.$D1358]-4" office:value-type="float" office:value="32.65048">
            <text:p>32.65048</text:p>
          </table:table-cell>
          <table:table-cell/>
          <table:table-cell table:formula="of:=([.G1358]-25)*(0.01+0.00008*[.$D1358])+[.$I1358]" office:value-type="float" office:value="32.56925728">
            <text:p>32.56925728</text:p>
          </table:table-cell>
          <table:table-cell/>
          <table:table-cell table:formula="of:=([.$B1358]/4096)*1.5" office:value-type="float" office:value="0.0281982421875">
            <text:p>0.028198</text:p>
          </table:table-cell>
          <table:table-cell table:formula="of:=[.M1358]/100000" office:value-type="float" office:value="0.000000281982421875">
            <text:p>0.0000002820</text:p>
          </table:table-cell>
          <table:table-cell table:formula="of:=0.625*1000000*[.$N1358]*1000" office:value-type="float" office:value="176.239013671875">
            <text:p>176.239014</text:p>
          </table:table-cell>
          <table:table-cell table:formula="of:=0.769*100000*[.$N1358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36">
            <text:p>643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59]" office:value-type="float" office:value="24.0728">
            <text:p>24.0728</text:p>
          </table:table-cell>
          <table:table-cell/>
          <table:table-cell table:formula="of:=-0.0000028*[.$D1359]*[.$D1359]+0.0405*[.$D1359]-4" office:value-type="float" office:value="32.5803328">
            <text:p>32.5803328</text:p>
          </table:table-cell>
          <table:table-cell/>
          <table:table-cell table:formula="of:=([.G1359]-25)*(0.01+0.00008*[.$D1359])+[.$I1359]" office:value-type="float" office:value="32.499258432">
            <text:p>32.499258432</text:p>
          </table:table-cell>
          <table:table-cell/>
          <table:table-cell table:formula="of:=([.$B1359]/4096)*1.5" office:value-type="float" office:value="0.0289306640625">
            <text:p>0.028931</text:p>
          </table:table-cell>
          <table:table-cell table:formula="of:=[.M1359]/100000" office:value-type="float" office:value="0.000000289306640625">
            <text:p>0.0000002893</text:p>
          </table:table-cell>
          <table:table-cell table:formula="of:=0.625*1000000*[.$N1359]*1000" office:value-type="float" office:value="180.816650390625">
            <text:p>180.816650</text:p>
          </table:table-cell>
          <table:table-cell table:formula="of:=0.769*100000*[.$N1359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36">
            <text:p>6436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360]" office:value-type="float" office:value="24.0728">
            <text:p>24.0728</text:p>
          </table:table-cell>
          <table:table-cell/>
          <table:table-cell table:formula="of:=-0.0000028*[.$D1360]*[.$D1360]+0.0405*[.$D1360]-4" office:value-type="float" office:value="32.5452508">
            <text:p>32.5452508</text:p>
          </table:table-cell>
          <table:table-cell/>
          <table:table-cell table:formula="of:=([.G1360]-25)*(0.01+0.00008*[.$D1360])+[.$I1360]" office:value-type="float" office:value="32.464250608">
            <text:p>32.464250608</text:p>
          </table:table-cell>
          <table:table-cell/>
          <table:table-cell table:formula="of:=([.$B1360]/4096)*1.5" office:value-type="float" office:value="0.0289306640625">
            <text:p>0.028931</text:p>
          </table:table-cell>
          <table:table-cell table:formula="of:=[.M1360]/100000" office:value-type="float" office:value="0.000000289306640625">
            <text:p>0.0000002893</text:p>
          </table:table-cell>
          <table:table-cell table:formula="of:=0.625*1000000*[.$N1360]*1000" office:value-type="float" office:value="180.816650390625">
            <text:p>180.816650</text:p>
          </table:table-cell>
          <table:table-cell table:formula="of:=0.769*100000*[.$N1360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36">
            <text:p>6436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61]" office:value-type="float" office:value="24.0728">
            <text:p>24.0728</text:p>
          </table:table-cell>
          <table:table-cell/>
          <table:table-cell table:formula="of:=-0.0000028*[.$D1361]*[.$D1361]+0.0405*[.$D1361]-4" office:value-type="float" office:value="32.5101632">
            <text:p>32.5101632</text:p>
          </table:table-cell>
          <table:table-cell/>
          <table:table-cell table:formula="of:=([.G1361]-25)*(0.01+0.00008*[.$D1361])+[.$I1361]" office:value-type="float" office:value="32.429237184">
            <text:p>32.429237184</text:p>
          </table:table-cell>
          <table:table-cell/>
          <table:table-cell table:formula="of:=([.$B1361]/4096)*1.5" office:value-type="float" office:value="0.02490234375">
            <text:p>0.024902</text:p>
          </table:table-cell>
          <table:table-cell table:formula="of:=[.M1361]/100000" office:value-type="float" office:value="0.0000002490234375">
            <text:p>0.0000002490</text:p>
          </table:table-cell>
          <table:table-cell table:formula="of:=0.625*1000000*[.$N1361]*1000" office:value-type="float" office:value="155.6396484375">
            <text:p>155.639648</text:p>
          </table:table-cell>
          <table:table-cell table:formula="of:=0.769*100000*[.$N1361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436">
            <text:p>643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62]" office:value-type="float" office:value="24.0728">
            <text:p>24.0728</text:p>
          </table:table-cell>
          <table:table-cell/>
          <table:table-cell table:formula="of:=-0.0000028*[.$D1362]*[.$D1362]+0.0405*[.$D1362]-4" office:value-type="float" office:value="32.4399712">
            <text:p>32.4399712</text:p>
          </table:table-cell>
          <table:table-cell/>
          <table:table-cell table:formula="of:=([.G1362]-25)*(0.01+0.00008*[.$D1362])+[.$I1362]" office:value-type="float" office:value="32.359193536">
            <text:p>32.359193536</text:p>
          </table:table-cell>
          <table:table-cell/>
          <table:table-cell table:formula="of:=([.$B1362]/4096)*1.5" office:value-type="float" office:value="0.029296875">
            <text:p>0.029297</text:p>
          </table:table-cell>
          <table:table-cell table:formula="of:=[.M1362]/100000" office:value-type="float" office:value="0.00000029296875">
            <text:p>0.0000002930</text:p>
          </table:table-cell>
          <table:table-cell table:formula="of:=0.625*1000000*[.$N1362]*1000" office:value-type="float" office:value="183.10546875">
            <text:p>183.105469</text:p>
          </table:table-cell>
          <table:table-cell table:formula="of:=0.769*100000*[.$N1362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32">
            <text:p>6432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63]" office:value-type="float" office:value="24.0336">
            <text:p>24.0336</text:p>
          </table:table-cell>
          <table:table-cell/>
          <table:table-cell table:formula="of:=-0.0000028*[.$D1363]*[.$D1363]+0.0405*[.$D1363]-4" office:value-type="float" office:value="32.4399712">
            <text:p>32.4399712</text:p>
          </table:table-cell>
          <table:table-cell/>
          <table:table-cell table:formula="of:=([.G1363]-25)*(0.01+0.00008*[.$D1363])+[.$I1363]" office:value-type="float" office:value="32.355778432">
            <text:p>32.355778432</text:p>
          </table:table-cell>
          <table:table-cell/>
          <table:table-cell table:formula="of:=([.$B1363]/4096)*1.5" office:value-type="float" office:value="0.02783203125">
            <text:p>0.027832</text:p>
          </table:table-cell>
          <table:table-cell table:formula="of:=[.M1363]/100000" office:value-type="float" office:value="0.0000002783203125">
            <text:p>0.0000002783</text:p>
          </table:table-cell>
          <table:table-cell table:formula="of:=0.625*1000000*[.$N1363]*1000" office:value-type="float" office:value="173.9501953125">
            <text:p>173.950195</text:p>
          </table:table-cell>
          <table:table-cell table:formula="of:=0.769*100000*[.$N1363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31">
            <text:p>6431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364]" office:value-type="float" office:value="24.0238">
            <text:p>24.0238</text:p>
          </table:table-cell>
          <table:table-cell/>
          <table:table-cell table:formula="of:=-0.0000028*[.$D1364]*[.$D1364]+0.0405*[.$D1364]-4" office:value-type="float" office:value="32.7206048">
            <text:p>32.7206048</text:p>
          </table:table-cell>
          <table:table-cell/>
          <table:table-cell table:formula="of:=([.G1364]-25)*(0.01+0.00008*[.$D1364])+[.$I1364]" office:value-type="float" office:value="32.634933488">
            <text:p>32.634933488</text:p>
          </table:table-cell>
          <table:table-cell/>
          <table:table-cell table:formula="of:=([.$B1364]/4096)*1.5" office:value-type="float" office:value="0.02490234375">
            <text:p>0.024902</text:p>
          </table:table-cell>
          <table:table-cell table:formula="of:=[.M1364]/100000" office:value-type="float" office:value="0.0000002490234375">
            <text:p>0.0000002490</text:p>
          </table:table-cell>
          <table:table-cell table:formula="of:=0.625*1000000*[.$N1364]*1000" office:value-type="float" office:value="155.6396484375">
            <text:p>155.639648</text:p>
          </table:table-cell>
          <table:table-cell table:formula="of:=0.769*100000*[.$N136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2">
            <text:p>6432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65]" office:value-type="float" office:value="24.0336">
            <text:p>24.0336</text:p>
          </table:table-cell>
          <table:table-cell/>
          <table:table-cell table:formula="of:=-0.0000028*[.$D1365]*[.$D1365]+0.0405*[.$D1365]-4" office:value-type="float" office:value="32.4399712">
            <text:p>32.4399712</text:p>
          </table:table-cell>
          <table:table-cell/>
          <table:table-cell table:formula="of:=([.G1365]-25)*(0.01+0.00008*[.$D1365])+[.$I1365]" office:value-type="float" office:value="32.355778432">
            <text:p>32.355778432</text:p>
          </table:table-cell>
          <table:table-cell/>
          <table:table-cell table:formula="of:=([.$B1365]/4096)*1.5" office:value-type="float" office:value="0.0281982421875">
            <text:p>0.028198</text:p>
          </table:table-cell>
          <table:table-cell table:formula="of:=[.M1365]/100000" office:value-type="float" office:value="0.000000281982421875">
            <text:p>0.0000002820</text:p>
          </table:table-cell>
          <table:table-cell table:formula="of:=0.625*1000000*[.$N1365]*1000" office:value-type="float" office:value="176.239013671875">
            <text:p>176.239014</text:p>
          </table:table-cell>
          <table:table-cell table:formula="of:=0.769*100000*[.$N136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35">
            <text:p>643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66]" office:value-type="float" office:value="24.063">
            <text:p>24.063</text:p>
          </table:table-cell>
          <table:table-cell/>
          <table:table-cell table:formula="of:=-0.0000028*[.$D1366]*[.$D1366]+0.0405*[.$D1366]-4" office:value-type="float" office:value="32.5803328">
            <text:p>32.5803328</text:p>
          </table:table-cell>
          <table:table-cell/>
          <table:table-cell table:formula="of:=([.G1366]-25)*(0.01+0.00008*[.$D1366])+[.$I1366]" office:value-type="float" office:value="32.49840152">
            <text:p>32.49840152</text:p>
          </table:table-cell>
          <table:table-cell/>
          <table:table-cell table:formula="of:=([.$B1366]/4096)*1.5" office:value-type="float" office:value="0.028564453125">
            <text:p>0.028564</text:p>
          </table:table-cell>
          <table:table-cell table:formula="of:=[.M1366]/100000" office:value-type="float" office:value="0.00000028564453125">
            <text:p>0.0000002856</text:p>
          </table:table-cell>
          <table:table-cell table:formula="of:=0.625*1000000*[.$N1366]*1000" office:value-type="float" office:value="178.52783203125">
            <text:p>178.527832</text:p>
          </table:table-cell>
          <table:table-cell table:formula="of:=0.769*100000*[.$N1366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6">
            <text:p>643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67]" office:value-type="float" office:value="24.0728">
            <text:p>24.0728</text:p>
          </table:table-cell>
          <table:table-cell/>
          <table:table-cell table:formula="of:=-0.0000028*[.$D1367]*[.$D1367]+0.0405*[.$D1367]-4" office:value-type="float" office:value="32.4399712">
            <text:p>32.4399712</text:p>
          </table:table-cell>
          <table:table-cell/>
          <table:table-cell table:formula="of:=([.G1367]-25)*(0.01+0.00008*[.$D1367])+[.$I1367]" office:value-type="float" office:value="32.359193536">
            <text:p>32.359193536</text:p>
          </table:table-cell>
          <table:table-cell/>
          <table:table-cell table:formula="of:=([.$B1367]/4096)*1.5" office:value-type="float" office:value="0.0281982421875">
            <text:p>0.028198</text:p>
          </table:table-cell>
          <table:table-cell table:formula="of:=[.M1367]/100000" office:value-type="float" office:value="0.000000281982421875">
            <text:p>0.0000002820</text:p>
          </table:table-cell>
          <table:table-cell table:formula="of:=0.625*1000000*[.$N1367]*1000" office:value-type="float" office:value="176.239013671875">
            <text:p>176.239014</text:p>
          </table:table-cell>
          <table:table-cell table:formula="of:=0.769*100000*[.$N1367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36">
            <text:p>6436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68]" office:value-type="float" office:value="24.0728">
            <text:p>24.0728</text:p>
          </table:table-cell>
          <table:table-cell/>
          <table:table-cell table:formula="of:=-0.0000028*[.$D1368]*[.$D1368]+0.0405*[.$D1368]-4" office:value-type="float" office:value="32.4399712">
            <text:p>32.4399712</text:p>
          </table:table-cell>
          <table:table-cell/>
          <table:table-cell table:formula="of:=([.G1368]-25)*(0.01+0.00008*[.$D1368])+[.$I1368]" office:value-type="float" office:value="32.359193536">
            <text:p>32.359193536</text:p>
          </table:table-cell>
          <table:table-cell/>
          <table:table-cell table:formula="of:=([.$B1368]/4096)*1.5" office:value-type="float" office:value="0.0245361328125">
            <text:p>0.024536</text:p>
          </table:table-cell>
          <table:table-cell table:formula="of:=[.M1368]/100000" office:value-type="float" office:value="0.000000245361328125">
            <text:p>0.0000002454</text:p>
          </table:table-cell>
          <table:table-cell table:formula="of:=0.625*1000000*[.$N1368]*1000" office:value-type="float" office:value="153.350830078125">
            <text:p>153.350830</text:p>
          </table:table-cell>
          <table:table-cell table:formula="of:=0.769*100000*[.$N1368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35">
            <text:p>6435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69]" office:value-type="float" office:value="24.063">
            <text:p>24.063</text:p>
          </table:table-cell>
          <table:table-cell/>
          <table:table-cell table:formula="of:=-0.0000028*[.$D1369]*[.$D1369]+0.0405*[.$D1369]-4" office:value-type="float" office:value="32.5101632">
            <text:p>32.5101632</text:p>
          </table:table-cell>
          <table:table-cell/>
          <table:table-cell table:formula="of:=([.G1369]-25)*(0.01+0.00008*[.$D1369])+[.$I1369]" office:value-type="float" office:value="32.42838184">
            <text:p>32.42838184</text:p>
          </table:table-cell>
          <table:table-cell/>
          <table:table-cell table:formula="of:=([.$B1369]/4096)*1.5" office:value-type="float" office:value="0.0274658203125">
            <text:p>0.027466</text:p>
          </table:table-cell>
          <table:table-cell table:formula="of:=[.M1369]/100000" office:value-type="float" office:value="0.000000274658203125">
            <text:p>0.0000002747</text:p>
          </table:table-cell>
          <table:table-cell table:formula="of:=0.625*1000000*[.$N1369]*1000" office:value-type="float" office:value="171.661376953125">
            <text:p>171.661377</text:p>
          </table:table-cell>
          <table:table-cell table:formula="of:=0.769*100000*[.$N136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34">
            <text:p>6434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70]" office:value-type="float" office:value="24.0532">
            <text:p>24.0532</text:p>
          </table:table-cell>
          <table:table-cell/>
          <table:table-cell table:formula="of:=-0.0000028*[.$D1370]*[.$D1370]+0.0405*[.$D1370]-4" office:value-type="float" office:value="32.5101632">
            <text:p>32.5101632</text:p>
          </table:table-cell>
          <table:table-cell/>
          <table:table-cell table:formula="of:=([.G1370]-25)*(0.01+0.00008*[.$D1370])+[.$I1370]" office:value-type="float" office:value="32.427526496">
            <text:p>32.427526496</text:p>
          </table:table-cell>
          <table:table-cell/>
          <table:table-cell table:formula="of:=([.$B1370]/4096)*1.5" office:value-type="float" office:value="0.02490234375">
            <text:p>0.024902</text:p>
          </table:table-cell>
          <table:table-cell table:formula="of:=[.M1370]/100000" office:value-type="float" office:value="0.0000002490234375">
            <text:p>0.0000002490</text:p>
          </table:table-cell>
          <table:table-cell table:formula="of:=0.625*1000000*[.$N1370]*1000" office:value-type="float" office:value="155.6396484375">
            <text:p>155.639648</text:p>
          </table:table-cell>
          <table:table-cell table:formula="of:=0.769*100000*[.$N1370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33">
            <text:p>6433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71]" office:value-type="float" office:value="24.0434">
            <text:p>24.0434</text:p>
          </table:table-cell>
          <table:table-cell/>
          <table:table-cell table:formula="of:=-0.0000028*[.$D1371]*[.$D1371]+0.0405*[.$D1371]-4" office:value-type="float" office:value="32.5101632">
            <text:p>32.5101632</text:p>
          </table:table-cell>
          <table:table-cell/>
          <table:table-cell table:formula="of:=([.G1371]-25)*(0.01+0.00008*[.$D1371])+[.$I1371]" office:value-type="float" office:value="32.426671152">
            <text:p>32.426671152</text:p>
          </table:table-cell>
          <table:table-cell/>
          <table:table-cell table:formula="of:=([.$B1371]/4096)*1.5" office:value-type="float" office:value="0.0245361328125">
            <text:p>0.024536</text:p>
          </table:table-cell>
          <table:table-cell table:formula="of:=[.M1371]/100000" office:value-type="float" office:value="0.000000245361328125">
            <text:p>0.0000002454</text:p>
          </table:table-cell>
          <table:table-cell table:formula="of:=0.625*1000000*[.$N1371]*1000" office:value-type="float" office:value="153.350830078125">
            <text:p>153.350830</text:p>
          </table:table-cell>
          <table:table-cell table:formula="of:=0.769*100000*[.$N137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34">
            <text:p>6434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372]" office:value-type="float" office:value="24.0532">
            <text:p>24.0532</text:p>
          </table:table-cell>
          <table:table-cell/>
          <table:table-cell table:formula="of:=-0.0000028*[.$D1372]*[.$D1372]+0.0405*[.$D1372]-4" office:value-type="float" office:value="32.47507">
            <text:p>32.47507</text:p>
          </table:table-cell>
          <table:table-cell/>
          <table:table-cell table:formula="of:=([.G1372]-25)*(0.01+0.00008*[.$D1372])+[.$I1372]" office:value-type="float" office:value="32.39250904">
            <text:p>32.39250904</text:p>
          </table:table-cell>
          <table:table-cell/>
          <table:table-cell table:formula="of:=([.$B1372]/4096)*1.5" office:value-type="float" office:value="0.025634765625">
            <text:p>0.025635</text:p>
          </table:table-cell>
          <table:table-cell table:formula="of:=[.M1372]/100000" office:value-type="float" office:value="0.00000025634765625">
            <text:p>0.0000002563</text:p>
          </table:table-cell>
          <table:table-cell table:formula="of:=0.625*1000000*[.$N1372]*1000" office:value-type="float" office:value="160.21728515625">
            <text:p>160.217285</text:p>
          </table:table-cell>
          <table:table-cell table:formula="of:=0.769*100000*[.$N137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1">
            <text:p>643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73]" office:value-type="float" office:value="24.0238">
            <text:p>24.0238</text:p>
          </table:table-cell>
          <table:table-cell/>
          <table:table-cell table:formula="of:=-0.0000028*[.$D1373]*[.$D1373]+0.0405*[.$D1373]-4" office:value-type="float" office:value="32.5803328">
            <text:p>32.5803328</text:p>
          </table:table-cell>
          <table:table-cell/>
          <table:table-cell table:formula="of:=([.G1373]-25)*(0.01+0.00008*[.$D1373])+[.$I1373]" office:value-type="float" office:value="32.494973872">
            <text:p>32.494973872</text:p>
          </table:table-cell>
          <table:table-cell/>
          <table:table-cell table:formula="of:=([.$B1373]/4096)*1.5" office:value-type="float" office:value="0.0281982421875">
            <text:p>0.028198</text:p>
          </table:table-cell>
          <table:table-cell table:formula="of:=[.M1373]/100000" office:value-type="float" office:value="0.000000281982421875">
            <text:p>0.0000002820</text:p>
          </table:table-cell>
          <table:table-cell table:formula="of:=0.625*1000000*[.$N1373]*1000" office:value-type="float" office:value="176.239013671875">
            <text:p>176.239014</text:p>
          </table:table-cell>
          <table:table-cell table:formula="of:=0.769*100000*[.$N137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33">
            <text:p>6433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74]" office:value-type="float" office:value="24.0434">
            <text:p>24.0434</text:p>
          </table:table-cell>
          <table:table-cell/>
          <table:table-cell table:formula="of:=-0.0000028*[.$D1374]*[.$D1374]+0.0405*[.$D1374]-4" office:value-type="float" office:value="32.65048">
            <text:p>32.65048</text:p>
          </table:table-cell>
          <table:table-cell/>
          <table:table-cell table:formula="of:=([.G1374]-25)*(0.01+0.00008*[.$D1374])+[.$I1374]" office:value-type="float" office:value="32.56668184">
            <text:p>32.56668184</text:p>
          </table:table-cell>
          <table:table-cell/>
          <table:table-cell table:formula="of:=([.$B1374]/4096)*1.5" office:value-type="float" office:value="0.027099609375">
            <text:p>0.027100</text:p>
          </table:table-cell>
          <table:table-cell table:formula="of:=[.M1374]/100000" office:value-type="float" office:value="0.00000027099609375">
            <text:p>0.0000002710</text:p>
          </table:table-cell>
          <table:table-cell table:formula="of:=0.625*1000000*[.$N1374]*1000" office:value-type="float" office:value="169.37255859375">
            <text:p>169.372559</text:p>
          </table:table-cell>
          <table:table-cell table:formula="of:=0.769*100000*[.$N1374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35">
            <text:p>6435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75]" office:value-type="float" office:value="24.063">
            <text:p>24.063</text:p>
          </table:table-cell>
          <table:table-cell/>
          <table:table-cell table:formula="of:=-0.0000028*[.$D1375]*[.$D1375]+0.0405*[.$D1375]-4" office:value-type="float" office:value="32.65048">
            <text:p>32.65048</text:p>
          </table:table-cell>
          <table:table-cell/>
          <table:table-cell table:formula="of:=([.G1375]-25)*(0.01+0.00008*[.$D1375])+[.$I1375]" office:value-type="float" office:value="32.5683988">
            <text:p>32.5683988</text:p>
          </table:table-cell>
          <table:table-cell/>
          <table:table-cell table:formula="of:=([.$B1375]/4096)*1.5" office:value-type="float" office:value="0.02490234375">
            <text:p>0.024902</text:p>
          </table:table-cell>
          <table:table-cell table:formula="of:=[.M1375]/100000" office:value-type="float" office:value="0.0000002490234375">
            <text:p>0.0000002490</text:p>
          </table:table-cell>
          <table:table-cell table:formula="of:=0.625*1000000*[.$N1375]*1000" office:value-type="float" office:value="155.6396484375">
            <text:p>155.639648</text:p>
          </table:table-cell>
          <table:table-cell table:formula="of:=0.769*100000*[.$N1375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37">
            <text:p>6437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76]" office:value-type="float" office:value="24.0826">
            <text:p>24.0826</text:p>
          </table:table-cell>
          <table:table-cell/>
          <table:table-cell table:formula="of:=-0.0000028*[.$D1376]*[.$D1376]+0.0405*[.$D1376]-4" office:value-type="float" office:value="32.65048">
            <text:p>32.65048</text:p>
          </table:table-cell>
          <table:table-cell/>
          <table:table-cell table:formula="of:=([.G1376]-25)*(0.01+0.00008*[.$D1376])+[.$I1376]" office:value-type="float" office:value="32.57011576">
            <text:p>32.57011576</text:p>
          </table:table-cell>
          <table:table-cell/>
          <table:table-cell table:formula="of:=([.$B1376]/4096)*1.5" office:value-type="float" office:value="0.025634765625">
            <text:p>0.025635</text:p>
          </table:table-cell>
          <table:table-cell table:formula="of:=[.M1376]/100000" office:value-type="float" office:value="0.00000025634765625">
            <text:p>0.0000002563</text:p>
          </table:table-cell>
          <table:table-cell table:formula="of:=0.625*1000000*[.$N1376]*1000" office:value-type="float" office:value="160.21728515625">
            <text:p>160.217285</text:p>
          </table:table-cell>
          <table:table-cell table:formula="of:=0.769*100000*[.$N1376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33">
            <text:p>6433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377]" office:value-type="float" office:value="24.0434">
            <text:p>24.0434</text:p>
          </table:table-cell>
          <table:table-cell/>
          <table:table-cell table:formula="of:=-0.0000028*[.$D1377]*[.$D1377]+0.0405*[.$D1377]-4" office:value-type="float" office:value="32.47507">
            <text:p>32.47507</text:p>
          </table:table-cell>
          <table:table-cell/>
          <table:table-cell table:formula="of:=([.G1377]-25)*(0.01+0.00008*[.$D1377])+[.$I1377]" office:value-type="float" office:value="32.39165448">
            <text:p>32.39165448</text:p>
          </table:table-cell>
          <table:table-cell/>
          <table:table-cell table:formula="of:=([.$B1377]/4096)*1.5" office:value-type="float" office:value="0.028564453125">
            <text:p>0.028564</text:p>
          </table:table-cell>
          <table:table-cell table:formula="of:=[.M1377]/100000" office:value-type="float" office:value="0.00000028564453125">
            <text:p>0.0000002856</text:p>
          </table:table-cell>
          <table:table-cell table:formula="of:=0.625*1000000*[.$N1377]*1000" office:value-type="float" office:value="178.52783203125">
            <text:p>178.527832</text:p>
          </table:table-cell>
          <table:table-cell table:formula="of:=0.769*100000*[.$N1377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3">
            <text:p>6433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78]" office:value-type="float" office:value="24.0434">
            <text:p>24.0434</text:p>
          </table:table-cell>
          <table:table-cell/>
          <table:table-cell table:formula="of:=-0.0000028*[.$D1378]*[.$D1378]+0.0405*[.$D1378]-4" office:value-type="float" office:value="32.65048">
            <text:p>32.65048</text:p>
          </table:table-cell>
          <table:table-cell/>
          <table:table-cell table:formula="of:=([.G1378]-25)*(0.01+0.00008*[.$D1378])+[.$I1378]" office:value-type="float" office:value="32.56668184">
            <text:p>32.56668184</text:p>
          </table:table-cell>
          <table:table-cell/>
          <table:table-cell table:formula="of:=([.$B1378]/4096)*1.5" office:value-type="float" office:value="0.0281982421875">
            <text:p>0.028198</text:p>
          </table:table-cell>
          <table:table-cell table:formula="of:=[.M1378]/100000" office:value-type="float" office:value="0.000000281982421875">
            <text:p>0.0000002820</text:p>
          </table:table-cell>
          <table:table-cell table:formula="of:=0.625*1000000*[.$N1378]*1000" office:value-type="float" office:value="176.239013671875">
            <text:p>176.239014</text:p>
          </table:table-cell>
          <table:table-cell table:formula="of:=0.769*100000*[.$N1378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35">
            <text:p>6435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379]" office:value-type="float" office:value="24.063">
            <text:p>24.063</text:p>
          </table:table-cell>
          <table:table-cell/>
          <table:table-cell table:formula="of:=-0.0000028*[.$D1379]*[.$D1379]+0.0405*[.$D1379]-4" office:value-type="float" office:value="32.6154092">
            <text:p>32.6154092</text:p>
          </table:table-cell>
          <table:table-cell/>
          <table:table-cell table:formula="of:=([.G1379]-25)*(0.01+0.00008*[.$D1379])+[.$I1379]" office:value-type="float" office:value="32.53340296">
            <text:p>32.53340296</text:p>
          </table:table-cell>
          <table:table-cell/>
          <table:table-cell table:formula="of:=([.$B1379]/4096)*1.5" office:value-type="float" office:value="0.0289306640625">
            <text:p>0.028931</text:p>
          </table:table-cell>
          <table:table-cell table:formula="of:=[.M1379]/100000" office:value-type="float" office:value="0.000000289306640625">
            <text:p>0.0000002893</text:p>
          </table:table-cell>
          <table:table-cell table:formula="of:=0.625*1000000*[.$N1379]*1000" office:value-type="float" office:value="180.816650390625">
            <text:p>180.816650</text:p>
          </table:table-cell>
          <table:table-cell table:formula="of:=0.769*100000*[.$N1379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34">
            <text:p>6434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80]" office:value-type="float" office:value="24.0532">
            <text:p>24.0532</text:p>
          </table:table-cell>
          <table:table-cell/>
          <table:table-cell table:formula="of:=-0.0000028*[.$D1380]*[.$D1380]+0.0405*[.$D1380]-4" office:value-type="float" office:value="32.4399712">
            <text:p>32.4399712</text:p>
          </table:table-cell>
          <table:table-cell/>
          <table:table-cell table:formula="of:=([.G1380]-25)*(0.01+0.00008*[.$D1380])+[.$I1380]" office:value-type="float" office:value="32.357485984">
            <text:p>32.357485984</text:p>
          </table:table-cell>
          <table:table-cell/>
          <table:table-cell table:formula="of:=([.$B1380]/4096)*1.5" office:value-type="float" office:value="0.0267333984375">
            <text:p>0.026733</text:p>
          </table:table-cell>
          <table:table-cell table:formula="of:=[.M1380]/100000" office:value-type="float" office:value="0.000000267333984375">
            <text:p>0.0000002673</text:p>
          </table:table-cell>
          <table:table-cell table:formula="of:=0.625*1000000*[.$N1380]*1000" office:value-type="float" office:value="167.083740234375">
            <text:p>167.083740</text:p>
          </table:table-cell>
          <table:table-cell table:formula="of:=0.769*100000*[.$N1380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28">
            <text:p>6428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381]" office:value-type="float" office:value="23.9944">
            <text:p>23.9944</text:p>
          </table:table-cell>
          <table:table-cell/>
          <table:table-cell table:formula="of:=-0.0000028*[.$D1381]*[.$D1381]+0.0405*[.$D1381]-4" office:value-type="float" office:value="32.5452508">
            <text:p>32.5452508</text:p>
          </table:table-cell>
          <table:table-cell/>
          <table:table-cell table:formula="of:=([.G1381]-25)*(0.01+0.00008*[.$D1381])+[.$I1381]" office:value-type="float" office:value="32.457401584">
            <text:p>32.457401584</text:p>
          </table:table-cell>
          <table:table-cell/>
          <table:table-cell table:formula="of:=([.$B1381]/4096)*1.5" office:value-type="float" office:value="0.0289306640625">
            <text:p>0.028931</text:p>
          </table:table-cell>
          <table:table-cell table:formula="of:=[.M1381]/100000" office:value-type="float" office:value="0.000000289306640625">
            <text:p>0.0000002893</text:p>
          </table:table-cell>
          <table:table-cell table:formula="of:=0.625*1000000*[.$N1381]*1000" office:value-type="float" office:value="180.816650390625">
            <text:p>180.816650</text:p>
          </table:table-cell>
          <table:table-cell table:formula="of:=0.769*100000*[.$N1381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2">
            <text:p>643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82]" office:value-type="float" office:value="24.0336">
            <text:p>24.0336</text:p>
          </table:table-cell>
          <table:table-cell/>
          <table:table-cell table:formula="of:=-0.0000028*[.$D1382]*[.$D1382]+0.0405*[.$D1382]-4" office:value-type="float" office:value="32.5803328">
            <text:p>32.5803328</text:p>
          </table:table-cell>
          <table:table-cell/>
          <table:table-cell table:formula="of:=([.G1382]-25)*(0.01+0.00008*[.$D1382])+[.$I1382]" office:value-type="float" office:value="32.495830784">
            <text:p>32.495830784</text:p>
          </table:table-cell>
          <table:table-cell/>
          <table:table-cell table:formula="of:=([.$B1382]/4096)*1.5" office:value-type="float" office:value="0.0281982421875">
            <text:p>0.028198</text:p>
          </table:table-cell>
          <table:table-cell table:formula="of:=[.M1382]/100000" office:value-type="float" office:value="0.000000281982421875">
            <text:p>0.0000002820</text:p>
          </table:table-cell>
          <table:table-cell table:formula="of:=0.625*1000000*[.$N1382]*1000" office:value-type="float" office:value="176.239013671875">
            <text:p>176.239014</text:p>
          </table:table-cell>
          <table:table-cell table:formula="of:=0.769*100000*[.$N138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34">
            <text:p>643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83]" office:value-type="float" office:value="24.0532">
            <text:p>24.0532</text:p>
          </table:table-cell>
          <table:table-cell/>
          <table:table-cell table:formula="of:=-0.0000028*[.$D1383]*[.$D1383]+0.0405*[.$D1383]-4" office:value-type="float" office:value="32.65048">
            <text:p>32.65048</text:p>
          </table:table-cell>
          <table:table-cell/>
          <table:table-cell table:formula="of:=([.G1383]-25)*(0.01+0.00008*[.$D1383])+[.$I1383]" office:value-type="float" office:value="32.56754032">
            <text:p>32.56754032</text:p>
          </table:table-cell>
          <table:table-cell/>
          <table:table-cell table:formula="of:=([.$B1383]/4096)*1.5" office:value-type="float" office:value="0.0252685546875">
            <text:p>0.025269</text:p>
          </table:table-cell>
          <table:table-cell table:formula="of:=[.M1383]/100000" office:value-type="float" office:value="0.000000252685546875">
            <text:p>0.0000002527</text:p>
          </table:table-cell>
          <table:table-cell table:formula="of:=0.625*1000000*[.$N1383]*1000" office:value-type="float" office:value="157.928466796875">
            <text:p>157.928467</text:p>
          </table:table-cell>
          <table:table-cell table:formula="of:=0.769*100000*[.$N138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36">
            <text:p>643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84]" office:value-type="float" office:value="24.0728">
            <text:p>24.0728</text:p>
          </table:table-cell>
          <table:table-cell/>
          <table:table-cell table:formula="of:=-0.0000028*[.$D1384]*[.$D1384]+0.0405*[.$D1384]-4" office:value-type="float" office:value="32.5803328">
            <text:p>32.5803328</text:p>
          </table:table-cell>
          <table:table-cell/>
          <table:table-cell table:formula="of:=([.G1384]-25)*(0.01+0.00008*[.$D1384])+[.$I1384]" office:value-type="float" office:value="32.499258432">
            <text:p>32.499258432</text:p>
          </table:table-cell>
          <table:table-cell/>
          <table:table-cell table:formula="of:=([.$B1384]/4096)*1.5" office:value-type="float" office:value="0.025634765625">
            <text:p>0.025635</text:p>
          </table:table-cell>
          <table:table-cell table:formula="of:=[.M1384]/100000" office:value-type="float" office:value="0.00000025634765625">
            <text:p>0.0000002563</text:p>
          </table:table-cell>
          <table:table-cell table:formula="of:=0.625*1000000*[.$N1384]*1000" office:value-type="float" office:value="160.21728515625">
            <text:p>160.217285</text:p>
          </table:table-cell>
          <table:table-cell table:formula="of:=0.769*100000*[.$N1384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34">
            <text:p>643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85]" office:value-type="float" office:value="24.0532">
            <text:p>24.0532</text:p>
          </table:table-cell>
          <table:table-cell/>
          <table:table-cell table:formula="of:=-0.0000028*[.$D1385]*[.$D1385]+0.0405*[.$D1385]-4" office:value-type="float" office:value="32.5803328">
            <text:p>32.5803328</text:p>
          </table:table-cell>
          <table:table-cell/>
          <table:table-cell table:formula="of:=([.G1385]-25)*(0.01+0.00008*[.$D1385])+[.$I1385]" office:value-type="float" office:value="32.497544608">
            <text:p>32.497544608</text:p>
          </table:table-cell>
          <table:table-cell/>
          <table:table-cell table:formula="of:=([.$B1385]/4096)*1.5" office:value-type="float" office:value="0.0245361328125">
            <text:p>0.024536</text:p>
          </table:table-cell>
          <table:table-cell table:formula="of:=[.M1385]/100000" office:value-type="float" office:value="0.000000245361328125">
            <text:p>0.0000002454</text:p>
          </table:table-cell>
          <table:table-cell table:formula="of:=0.625*1000000*[.$N1385]*1000" office:value-type="float" office:value="153.350830078125">
            <text:p>153.350830</text:p>
          </table:table-cell>
          <table:table-cell table:formula="of:=0.769*100000*[.$N1385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36">
            <text:p>6436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86]" office:value-type="float" office:value="24.0728">
            <text:p>24.0728</text:p>
          </table:table-cell>
          <table:table-cell/>
          <table:table-cell table:formula="of:=-0.0000028*[.$D1386]*[.$D1386]+0.0405*[.$D1386]-4" office:value-type="float" office:value="32.65048">
            <text:p>32.65048</text:p>
          </table:table-cell>
          <table:table-cell/>
          <table:table-cell table:formula="of:=([.G1386]-25)*(0.01+0.00008*[.$D1386])+[.$I1386]" office:value-type="float" office:value="32.56925728">
            <text:p>32.56925728</text:p>
          </table:table-cell>
          <table:table-cell/>
          <table:table-cell table:formula="of:=([.$B1386]/4096)*1.5" office:value-type="float" office:value="0.0238037109375">
            <text:p>0.023804</text:p>
          </table:table-cell>
          <table:table-cell table:formula="of:=[.M1386]/100000" office:value-type="float" office:value="0.000000238037109375">
            <text:p>0.0000002380</text:p>
          </table:table-cell>
          <table:table-cell table:formula="of:=0.625*1000000*[.$N1386]*1000" office:value-type="float" office:value="148.773193359375">
            <text:p>148.773193</text:p>
          </table:table-cell>
          <table:table-cell table:formula="of:=0.769*100000*[.$N1386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36">
            <text:p>643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87]" office:value-type="float" office:value="24.0728">
            <text:p>24.0728</text:p>
          </table:table-cell>
          <table:table-cell/>
          <table:table-cell table:formula="of:=-0.0000028*[.$D1387]*[.$D1387]+0.0405*[.$D1387]-4" office:value-type="float" office:value="32.5803328">
            <text:p>32.5803328</text:p>
          </table:table-cell>
          <table:table-cell/>
          <table:table-cell table:formula="of:=([.G1387]-25)*(0.01+0.00008*[.$D1387])+[.$I1387]" office:value-type="float" office:value="32.499258432">
            <text:p>32.499258432</text:p>
          </table:table-cell>
          <table:table-cell/>
          <table:table-cell table:formula="of:=([.$B1387]/4096)*1.5" office:value-type="float" office:value="0.025634765625">
            <text:p>0.025635</text:p>
          </table:table-cell>
          <table:table-cell table:formula="of:=[.M1387]/100000" office:value-type="float" office:value="0.00000025634765625">
            <text:p>0.0000002563</text:p>
          </table:table-cell>
          <table:table-cell table:formula="of:=0.625*1000000*[.$N1387]*1000" office:value-type="float" office:value="160.21728515625">
            <text:p>160.217285</text:p>
          </table:table-cell>
          <table:table-cell table:formula="of:=0.769*100000*[.$N1387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32">
            <text:p>6432</text:p>
          </table:table-cell>
          <table:table-cell office:value-type="float" office:value="966">
            <text:p>966</text:p>
          </table:table-cell>
          <table:table-cell table:number-columns-repeated="2"/>
          <table:table-cell table:formula="of:=-39+0.0098*[.$C1388]" office:value-type="float" office:value="24.0336">
            <text:p>24.0336</text:p>
          </table:table-cell>
          <table:table-cell/>
          <table:table-cell table:formula="of:=-0.0000028*[.$D1388]*[.$D1388]+0.0405*[.$D1388]-4" office:value-type="float" office:value="32.5101632">
            <text:p>32.5101632</text:p>
          </table:table-cell>
          <table:table-cell/>
          <table:table-cell table:formula="of:=([.G1388]-25)*(0.01+0.00008*[.$D1388])+[.$I1388]" office:value-type="float" office:value="32.425815808">
            <text:p>32.425815808</text:p>
          </table:table-cell>
          <table:table-cell/>
          <table:table-cell table:formula="of:=([.$B1388]/4096)*1.5" office:value-type="float" office:value="0.0252685546875">
            <text:p>0.025269</text:p>
          </table:table-cell>
          <table:table-cell table:formula="of:=[.M1388]/100000" office:value-type="float" office:value="0.000000252685546875">
            <text:p>0.0000002527</text:p>
          </table:table-cell>
          <table:table-cell table:formula="of:=0.625*1000000*[.$N1388]*1000" office:value-type="float" office:value="157.928466796875">
            <text:p>157.928467</text:p>
          </table:table-cell>
          <table:table-cell table:formula="of:=0.769*100000*[.$N1388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35">
            <text:p>643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89]" office:value-type="float" office:value="24.063">
            <text:p>24.063</text:p>
          </table:table-cell>
          <table:table-cell/>
          <table:table-cell table:formula="of:=-0.0000028*[.$D1389]*[.$D1389]+0.0405*[.$D1389]-4" office:value-type="float" office:value="32.5803328">
            <text:p>32.5803328</text:p>
          </table:table-cell>
          <table:table-cell/>
          <table:table-cell table:formula="of:=([.G1389]-25)*(0.01+0.00008*[.$D1389])+[.$I1389]" office:value-type="float" office:value="32.49840152">
            <text:p>32.49840152</text:p>
          </table:table-cell>
          <table:table-cell/>
          <table:table-cell table:formula="of:=([.$B1389]/4096)*1.5" office:value-type="float" office:value="0.0260009765625">
            <text:p>0.026001</text:p>
          </table:table-cell>
          <table:table-cell table:formula="of:=[.M1389]/100000" office:value-type="float" office:value="0.000000260009765625">
            <text:p>0.0000002600</text:p>
          </table:table-cell>
          <table:table-cell table:formula="of:=0.625*1000000*[.$N1389]*1000" office:value-type="float" office:value="162.506103515625">
            <text:p>162.506104</text:p>
          </table:table-cell>
          <table:table-cell table:formula="of:=0.769*100000*[.$N138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34">
            <text:p>643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90]" office:value-type="float" office:value="24.0532">
            <text:p>24.0532</text:p>
          </table:table-cell>
          <table:table-cell/>
          <table:table-cell table:formula="of:=-0.0000028*[.$D1390]*[.$D1390]+0.0405*[.$D1390]-4" office:value-type="float" office:value="32.5803328">
            <text:p>32.5803328</text:p>
          </table:table-cell>
          <table:table-cell/>
          <table:table-cell table:formula="of:=([.G1390]-25)*(0.01+0.00008*[.$D1390])+[.$I1390]" office:value-type="float" office:value="32.497544608">
            <text:p>32.497544608</text:p>
          </table:table-cell>
          <table:table-cell/>
          <table:table-cell table:formula="of:=([.$B1390]/4096)*1.5" office:value-type="float" office:value="0.0267333984375">
            <text:p>0.026733</text:p>
          </table:table-cell>
          <table:table-cell table:formula="of:=[.M1390]/100000" office:value-type="float" office:value="0.000000267333984375">
            <text:p>0.0000002673</text:p>
          </table:table-cell>
          <table:table-cell table:formula="of:=0.625*1000000*[.$N1390]*1000" office:value-type="float" office:value="167.083740234375">
            <text:p>167.083740</text:p>
          </table:table-cell>
          <table:table-cell table:formula="of:=0.769*100000*[.$N1390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36">
            <text:p>643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91]" office:value-type="float" office:value="24.0728">
            <text:p>24.0728</text:p>
          </table:table-cell>
          <table:table-cell/>
          <table:table-cell table:formula="of:=-0.0000028*[.$D1391]*[.$D1391]+0.0405*[.$D1391]-4" office:value-type="float" office:value="32.5803328">
            <text:p>32.5803328</text:p>
          </table:table-cell>
          <table:table-cell/>
          <table:table-cell table:formula="of:=([.G1391]-25)*(0.01+0.00008*[.$D1391])+[.$I1391]" office:value-type="float" office:value="32.499258432">
            <text:p>32.499258432</text:p>
          </table:table-cell>
          <table:table-cell/>
          <table:table-cell table:formula="of:=([.$B1391]/4096)*1.5" office:value-type="float" office:value="0.0289306640625">
            <text:p>0.028931</text:p>
          </table:table-cell>
          <table:table-cell table:formula="of:=[.M1391]/100000" office:value-type="float" office:value="0.000000289306640625">
            <text:p>0.0000002893</text:p>
          </table:table-cell>
          <table:table-cell table:formula="of:=0.625*1000000*[.$N1391]*1000" office:value-type="float" office:value="180.816650390625">
            <text:p>180.816650</text:p>
          </table:table-cell>
          <table:table-cell table:formula="of:=0.769*100000*[.$N1391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5">
            <text:p>643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92]" office:value-type="float" office:value="24.063">
            <text:p>24.063</text:p>
          </table:table-cell>
          <table:table-cell/>
          <table:table-cell table:formula="of:=-0.0000028*[.$D1392]*[.$D1392]+0.0405*[.$D1392]-4" office:value-type="float" office:value="32.5803328">
            <text:p>32.5803328</text:p>
          </table:table-cell>
          <table:table-cell/>
          <table:table-cell table:formula="of:=([.G1392]-25)*(0.01+0.00008*[.$D1392])+[.$I1392]" office:value-type="float" office:value="32.49840152">
            <text:p>32.49840152</text:p>
          </table:table-cell>
          <table:table-cell/>
          <table:table-cell table:formula="of:=([.$B1392]/4096)*1.5" office:value-type="float" office:value="0.0281982421875">
            <text:p>0.028198</text:p>
          </table:table-cell>
          <table:table-cell table:formula="of:=[.M1392]/100000" office:value-type="float" office:value="0.000000281982421875">
            <text:p>0.0000002820</text:p>
          </table:table-cell>
          <table:table-cell table:formula="of:=0.625*1000000*[.$N1392]*1000" office:value-type="float" office:value="176.239013671875">
            <text:p>176.239014</text:p>
          </table:table-cell>
          <table:table-cell table:formula="of:=0.769*100000*[.$N139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36">
            <text:p>6436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93]" office:value-type="float" office:value="24.0728">
            <text:p>24.0728</text:p>
          </table:table-cell>
          <table:table-cell/>
          <table:table-cell table:formula="of:=-0.0000028*[.$D1393]*[.$D1393]+0.0405*[.$D1393]-4" office:value-type="float" office:value="32.5803328">
            <text:p>32.5803328</text:p>
          </table:table-cell>
          <table:table-cell/>
          <table:table-cell table:formula="of:=([.G1393]-25)*(0.01+0.00008*[.$D1393])+[.$I1393]" office:value-type="float" office:value="32.499258432">
            <text:p>32.499258432</text:p>
          </table:table-cell>
          <table:table-cell/>
          <table:table-cell table:formula="of:=([.$B1393]/4096)*1.5" office:value-type="float" office:value="0.0252685546875">
            <text:p>0.025269</text:p>
          </table:table-cell>
          <table:table-cell table:formula="of:=[.M1393]/100000" office:value-type="float" office:value="0.000000252685546875">
            <text:p>0.0000002527</text:p>
          </table:table-cell>
          <table:table-cell table:formula="of:=0.625*1000000*[.$N1393]*1000" office:value-type="float" office:value="157.928466796875">
            <text:p>157.928467</text:p>
          </table:table-cell>
          <table:table-cell table:formula="of:=0.769*100000*[.$N139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34">
            <text:p>6434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-39+0.0098*[.$C1394]" office:value-type="float" office:value="24.0532">
            <text:p>24.0532</text:p>
          </table:table-cell>
          <table:table-cell/>
          <table:table-cell table:formula="of:=-0.0000028*[.$D1394]*[.$D1394]+0.0405*[.$D1394]-4" office:value-type="float" office:value="32.4399712">
            <text:p>32.4399712</text:p>
          </table:table-cell>
          <table:table-cell/>
          <table:table-cell table:formula="of:=([.G1394]-25)*(0.01+0.00008*[.$D1394])+[.$I1394]" office:value-type="float" office:value="32.357485984">
            <text:p>32.357485984</text:p>
          </table:table-cell>
          <table:table-cell/>
          <table:table-cell table:formula="of:=([.$B1394]/4096)*1.5" office:value-type="float" office:value="0.02490234375">
            <text:p>0.024902</text:p>
          </table:table-cell>
          <table:table-cell table:formula="of:=[.M1394]/100000" office:value-type="float" office:value="0.0000002490234375">
            <text:p>0.0000002490</text:p>
          </table:table-cell>
          <table:table-cell table:formula="of:=0.625*1000000*[.$N1394]*1000" office:value-type="float" office:value="155.6396484375">
            <text:p>155.639648</text:p>
          </table:table-cell>
          <table:table-cell table:formula="of:=0.769*100000*[.$N139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35">
            <text:p>6435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395]" office:value-type="float" office:value="24.063">
            <text:p>24.063</text:p>
          </table:table-cell>
          <table:table-cell/>
          <table:table-cell table:formula="of:=-0.0000028*[.$D1395]*[.$D1395]+0.0405*[.$D1395]-4" office:value-type="float" office:value="32.5803328">
            <text:p>32.5803328</text:p>
          </table:table-cell>
          <table:table-cell/>
          <table:table-cell table:formula="of:=([.G1395]-25)*(0.01+0.00008*[.$D1395])+[.$I1395]" office:value-type="float" office:value="32.49840152">
            <text:p>32.49840152</text:p>
          </table:table-cell>
          <table:table-cell/>
          <table:table-cell table:formula="of:=([.$B1395]/4096)*1.5" office:value-type="float" office:value="0.0252685546875">
            <text:p>0.025269</text:p>
          </table:table-cell>
          <table:table-cell table:formula="of:=[.M1395]/100000" office:value-type="float" office:value="0.000000252685546875">
            <text:p>0.0000002527</text:p>
          </table:table-cell>
          <table:table-cell table:formula="of:=0.625*1000000*[.$N1395]*1000" office:value-type="float" office:value="157.928466796875">
            <text:p>157.928467</text:p>
          </table:table-cell>
          <table:table-cell table:formula="of:=0.769*100000*[.$N139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32">
            <text:p>6432</text:p>
          </table:table-cell>
          <table:table-cell office:value-type="float" office:value="965">
            <text:p>965</text:p>
          </table:table-cell>
          <table:table-cell table:number-columns-repeated="2"/>
          <table:table-cell table:formula="of:=-39+0.0098*[.$C1396]" office:value-type="float" office:value="24.0336">
            <text:p>24.0336</text:p>
          </table:table-cell>
          <table:table-cell/>
          <table:table-cell table:formula="of:=-0.0000028*[.$D1396]*[.$D1396]+0.0405*[.$D1396]-4" office:value-type="float" office:value="32.47507">
            <text:p>32.47507</text:p>
          </table:table-cell>
          <table:table-cell/>
          <table:table-cell table:formula="of:=([.G1396]-25)*(0.01+0.00008*[.$D1396])+[.$I1396]" office:value-type="float" office:value="32.39079992">
            <text:p>32.39079992</text:p>
          </table:table-cell>
          <table:table-cell/>
          <table:table-cell table:formula="of:=([.$B1396]/4096)*1.5" office:value-type="float" office:value="0.027099609375">
            <text:p>0.027100</text:p>
          </table:table-cell>
          <table:table-cell table:formula="of:=[.M1396]/100000" office:value-type="float" office:value="0.00000027099609375">
            <text:p>0.0000002710</text:p>
          </table:table-cell>
          <table:table-cell table:formula="of:=0.625*1000000*[.$N1396]*1000" office:value-type="float" office:value="169.37255859375">
            <text:p>169.372559</text:p>
          </table:table-cell>
          <table:table-cell table:formula="of:=0.769*100000*[.$N139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2">
            <text:p>6422</text:p>
          </table:table-cell>
          <table:table-cell office:value-type="float" office:value="967">
            <text:p>967</text:p>
          </table:table-cell>
          <table:table-cell table:number-columns-repeated="2"/>
          <table:table-cell table:formula="of:=-39+0.0098*[.$C1397]" office:value-type="float" office:value="23.9356">
            <text:p>23.9356</text:p>
          </table:table-cell>
          <table:table-cell/>
          <table:table-cell table:formula="of:=-0.0000028*[.$D1397]*[.$D1397]+0.0405*[.$D1397]-4" office:value-type="float" office:value="32.5452508">
            <text:p>32.5452508</text:p>
          </table:table-cell>
          <table:table-cell/>
          <table:table-cell table:formula="of:=([.G1397]-25)*(0.01+0.00008*[.$D1397])+[.$I1397]" office:value-type="float" office:value="32.452264816">
            <text:p>32.452264816</text:p>
          </table:table-cell>
          <table:table-cell/>
          <table:table-cell table:formula="of:=([.$B1397]/4096)*1.5" office:value-type="float" office:value="0.027099609375">
            <text:p>0.027100</text:p>
          </table:table-cell>
          <table:table-cell table:formula="of:=[.M1397]/100000" office:value-type="float" office:value="0.00000027099609375">
            <text:p>0.0000002710</text:p>
          </table:table-cell>
          <table:table-cell table:formula="of:=0.625*1000000*[.$N1397]*1000" office:value-type="float" office:value="169.37255859375">
            <text:p>169.372559</text:p>
          </table:table-cell>
          <table:table-cell table:formula="of:=0.769*100000*[.$N139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29">
            <text:p>6429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398]" office:value-type="float" office:value="24.0042">
            <text:p>24.0042</text:p>
          </table:table-cell>
          <table:table-cell/>
          <table:table-cell table:formula="of:=-0.0000028*[.$D1398]*[.$D1398]+0.0405*[.$D1398]-4" office:value-type="float" office:value="32.7206048">
            <text:p>32.7206048</text:p>
          </table:table-cell>
          <table:table-cell/>
          <table:table-cell table:formula="of:=([.G1398]-25)*(0.01+0.00008*[.$D1398])+[.$I1398]" office:value-type="float" office:value="32.633213392">
            <text:p>32.633213392</text:p>
          </table:table-cell>
          <table:table-cell/>
          <table:table-cell table:formula="of:=([.$B1398]/4096)*1.5" office:value-type="float" office:value="0.02490234375">
            <text:p>0.024902</text:p>
          </table:table-cell>
          <table:table-cell table:formula="of:=[.M1398]/100000" office:value-type="float" office:value="0.0000002490234375">
            <text:p>0.0000002490</text:p>
          </table:table-cell>
          <table:table-cell table:formula="of:=0.625*1000000*[.$N1398]*1000" office:value-type="float" office:value="155.6396484375">
            <text:p>155.639648</text:p>
          </table:table-cell>
          <table:table-cell table:formula="of:=0.769*100000*[.$N139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31">
            <text:p>6431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399]" office:value-type="float" office:value="24.0238">
            <text:p>24.0238</text:p>
          </table:table-cell>
          <table:table-cell/>
          <table:table-cell table:formula="of:=-0.0000028*[.$D1399]*[.$D1399]+0.0405*[.$D1399]-4" office:value-type="float" office:value="32.65048">
            <text:p>32.65048</text:p>
          </table:table-cell>
          <table:table-cell/>
          <table:table-cell table:formula="of:=([.G1399]-25)*(0.01+0.00008*[.$D1399])+[.$I1399]" office:value-type="float" office:value="32.56496488">
            <text:p>32.56496488</text:p>
          </table:table-cell>
          <table:table-cell/>
          <table:table-cell table:formula="of:=([.$B1399]/4096)*1.5" office:value-type="float" office:value="0.0289306640625">
            <text:p>0.028931</text:p>
          </table:table-cell>
          <table:table-cell table:formula="of:=[.M1399]/100000" office:value-type="float" office:value="0.000000289306640625">
            <text:p>0.0000002893</text:p>
          </table:table-cell>
          <table:table-cell table:formula="of:=0.625*1000000*[.$N1399]*1000" office:value-type="float" office:value="180.816650390625">
            <text:p>180.816650</text:p>
          </table:table-cell>
          <table:table-cell table:formula="of:=0.769*100000*[.$N1399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30">
            <text:p>6430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400]" office:value-type="float" office:value="24.014">
            <text:p>24.014</text:p>
          </table:table-cell>
          <table:table-cell/>
          <table:table-cell table:formula="of:=-0.0000028*[.$D1400]*[.$D1400]+0.0405*[.$D1400]-4" office:value-type="float" office:value="32.65048">
            <text:p>32.65048</text:p>
          </table:table-cell>
          <table:table-cell/>
          <table:table-cell table:formula="of:=([.G1400]-25)*(0.01+0.00008*[.$D1400])+[.$I1400]" office:value-type="float" office:value="32.5641064">
            <text:p>32.5641064</text:p>
          </table:table-cell>
          <table:table-cell/>
          <table:table-cell table:formula="of:=([.$B1400]/4096)*1.5" office:value-type="float" office:value="0.027099609375">
            <text:p>0.027100</text:p>
          </table:table-cell>
          <table:table-cell table:formula="of:=[.M1400]/100000" office:value-type="float" office:value="0.00000027099609375">
            <text:p>0.0000002710</text:p>
          </table:table-cell>
          <table:table-cell table:formula="of:=0.625*1000000*[.$N1400]*1000" office:value-type="float" office:value="169.37255859375">
            <text:p>169.372559</text:p>
          </table:table-cell>
          <table:table-cell table:formula="of:=0.769*100000*[.$N140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34">
            <text:p>643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401]" office:value-type="float" office:value="24.0532">
            <text:p>24.0532</text:p>
          </table:table-cell>
          <table:table-cell/>
          <table:table-cell table:formula="of:=-0.0000028*[.$D1401]*[.$D1401]+0.0405*[.$D1401]-4" office:value-type="float" office:value="32.5803328">
            <text:p>32.5803328</text:p>
          </table:table-cell>
          <table:table-cell/>
          <table:table-cell table:formula="of:=([.G1401]-25)*(0.01+0.00008*[.$D1401])+[.$I1401]" office:value-type="float" office:value="32.497544608">
            <text:p>32.497544608</text:p>
          </table:table-cell>
          <table:table-cell/>
          <table:table-cell table:formula="of:=([.$B1401]/4096)*1.5" office:value-type="float" office:value="0.028564453125">
            <text:p>0.028564</text:p>
          </table:table-cell>
          <table:table-cell table:formula="of:=[.M1401]/100000" office:value-type="float" office:value="0.00000028564453125">
            <text:p>0.0000002856</text:p>
          </table:table-cell>
          <table:table-cell table:formula="of:=0.625*1000000*[.$N1401]*1000" office:value-type="float" office:value="178.52783203125">
            <text:p>178.527832</text:p>
          </table:table-cell>
          <table:table-cell table:formula="of:=0.769*100000*[.$N1401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32">
            <text:p>643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402]" office:value-type="float" office:value="24.0336">
            <text:p>24.0336</text:p>
          </table:table-cell>
          <table:table-cell/>
          <table:table-cell table:formula="of:=-0.0000028*[.$D1402]*[.$D1402]+0.0405*[.$D1402]-4" office:value-type="float" office:value="32.5803328">
            <text:p>32.5803328</text:p>
          </table:table-cell>
          <table:table-cell/>
          <table:table-cell table:formula="of:=([.G1402]-25)*(0.01+0.00008*[.$D1402])+[.$I1402]" office:value-type="float" office:value="32.495830784">
            <text:p>32.495830784</text:p>
          </table:table-cell>
          <table:table-cell/>
          <table:table-cell table:formula="of:=([.$B1402]/4096)*1.5" office:value-type="float" office:value="0.02783203125">
            <text:p>0.027832</text:p>
          </table:table-cell>
          <table:table-cell table:formula="of:=[.M1402]/100000" office:value-type="float" office:value="0.0000002783203125">
            <text:p>0.0000002783</text:p>
          </table:table-cell>
          <table:table-cell table:formula="of:=0.625*1000000*[.$N1402]*1000" office:value-type="float" office:value="173.9501953125">
            <text:p>173.950195</text:p>
          </table:table-cell>
          <table:table-cell table:formula="of:=0.769*100000*[.$N1402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30">
            <text:p>6430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403]" office:value-type="float" office:value="24.014">
            <text:p>24.014</text:p>
          </table:table-cell>
          <table:table-cell/>
          <table:table-cell table:formula="of:=-0.0000028*[.$D1403]*[.$D1403]+0.0405*[.$D1403]-4" office:value-type="float" office:value="32.5803328">
            <text:p>32.5803328</text:p>
          </table:table-cell>
          <table:table-cell/>
          <table:table-cell table:formula="of:=([.G1403]-25)*(0.01+0.00008*[.$D1403])+[.$I1403]" office:value-type="float" office:value="32.49411696">
            <text:p>32.49411696</text:p>
          </table:table-cell>
          <table:table-cell/>
          <table:table-cell table:formula="of:=([.$B1403]/4096)*1.5" office:value-type="float" office:value="0.0245361328125">
            <text:p>0.024536</text:p>
          </table:table-cell>
          <table:table-cell table:formula="of:=[.M1403]/100000" office:value-type="float" office:value="0.000000245361328125">
            <text:p>0.0000002454</text:p>
          </table:table-cell>
          <table:table-cell table:formula="of:=0.625*1000000*[.$N1403]*1000" office:value-type="float" office:value="153.350830078125">
            <text:p>153.350830</text:p>
          </table:table-cell>
          <table:table-cell table:formula="of:=0.769*100000*[.$N1403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31">
            <text:p>6431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404]" office:value-type="float" office:value="24.0238">
            <text:p>24.0238</text:p>
          </table:table-cell>
          <table:table-cell/>
          <table:table-cell table:formula="of:=-0.0000028*[.$D1404]*[.$D1404]+0.0405*[.$D1404]-4" office:value-type="float" office:value="32.5803328">
            <text:p>32.5803328</text:p>
          </table:table-cell>
          <table:table-cell/>
          <table:table-cell table:formula="of:=([.G1404]-25)*(0.01+0.00008*[.$D1404])+[.$I1404]" office:value-type="float" office:value="32.494973872">
            <text:p>32.494973872</text:p>
          </table:table-cell>
          <table:table-cell/>
          <table:table-cell table:formula="of:=([.$B1404]/4096)*1.5" office:value-type="float" office:value="0.0281982421875">
            <text:p>0.028198</text:p>
          </table:table-cell>
          <table:table-cell table:formula="of:=[.M1404]/100000" office:value-type="float" office:value="0.000000281982421875">
            <text:p>0.0000002820</text:p>
          </table:table-cell>
          <table:table-cell table:formula="of:=0.625*1000000*[.$N1404]*1000" office:value-type="float" office:value="176.239013671875">
            <text:p>176.239014</text:p>
          </table:table-cell>
          <table:table-cell table:formula="of:=0.769*100000*[.$N1404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9">
            <text:p>6429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405]" office:value-type="float" office:value="24.0042">
            <text:p>24.0042</text:p>
          </table:table-cell>
          <table:table-cell/>
          <table:table-cell table:formula="of:=-0.0000028*[.$D1405]*[.$D1405]+0.0405*[.$D1405]-4" office:value-type="float" office:value="32.65048">
            <text:p>32.65048</text:p>
          </table:table-cell>
          <table:table-cell/>
          <table:table-cell table:formula="of:=([.G1405]-25)*(0.01+0.00008*[.$D1405])+[.$I1405]" office:value-type="float" office:value="32.56324792">
            <text:p>32.56324792</text:p>
          </table:table-cell>
          <table:table-cell/>
          <table:table-cell table:formula="of:=([.$B1405]/4096)*1.5" office:value-type="float" office:value="0.0267333984375">
            <text:p>0.026733</text:p>
          </table:table-cell>
          <table:table-cell table:formula="of:=[.M1405]/100000" office:value-type="float" office:value="0.000000267333984375">
            <text:p>0.0000002673</text:p>
          </table:table-cell>
          <table:table-cell table:formula="of:=0.625*1000000*[.$N1405]*1000" office:value-type="float" office:value="167.083740234375">
            <text:p>167.083740</text:p>
          </table:table-cell>
          <table:table-cell table:formula="of:=0.769*100000*[.$N1405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32">
            <text:p>6432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406]" office:value-type="float" office:value="24.0336">
            <text:p>24.0336</text:p>
          </table:table-cell>
          <table:table-cell/>
          <table:table-cell table:formula="of:=-0.0000028*[.$D1406]*[.$D1406]+0.0405*[.$D1406]-4" office:value-type="float" office:value="32.6855452">
            <text:p>32.6855452</text:p>
          </table:table-cell>
          <table:table-cell/>
          <table:table-cell table:formula="of:=([.G1406]-25)*(0.01+0.00008*[.$D1406])+[.$I1406]" office:value-type="float" office:value="32.600811248">
            <text:p>32.600811248</text:p>
          </table:table-cell>
          <table:table-cell/>
          <table:table-cell table:formula="of:=([.$B1406]/4096)*1.5" office:value-type="float" office:value="0.02490234375">
            <text:p>0.024902</text:p>
          </table:table-cell>
          <table:table-cell table:formula="of:=[.M1406]/100000" office:value-type="float" office:value="0.0000002490234375">
            <text:p>0.0000002490</text:p>
          </table:table-cell>
          <table:table-cell table:formula="of:=0.625*1000000*[.$N1406]*1000" office:value-type="float" office:value="155.6396484375">
            <text:p>155.639648</text:p>
          </table:table-cell>
          <table:table-cell table:formula="of:=0.769*100000*[.$N1406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32">
            <text:p>6432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407]" office:value-type="float" office:value="24.0336">
            <text:p>24.0336</text:p>
          </table:table-cell>
          <table:table-cell/>
          <table:table-cell table:formula="of:=-0.0000028*[.$D1407]*[.$D1407]+0.0405*[.$D1407]-4" office:value-type="float" office:value="32.65048">
            <text:p>32.65048</text:p>
          </table:table-cell>
          <table:table-cell/>
          <table:table-cell table:formula="of:=([.G1407]-25)*(0.01+0.00008*[.$D1407])+[.$I1407]" office:value-type="float" office:value="32.56582336">
            <text:p>32.56582336</text:p>
          </table:table-cell>
          <table:table-cell/>
          <table:table-cell table:formula="of:=([.$B1407]/4096)*1.5" office:value-type="float" office:value="0.0245361328125">
            <text:p>0.024536</text:p>
          </table:table-cell>
          <table:table-cell table:formula="of:=[.M1407]/100000" office:value-type="float" office:value="0.000000245361328125">
            <text:p>0.0000002454</text:p>
          </table:table-cell>
          <table:table-cell table:formula="of:=0.625*1000000*[.$N1407]*1000" office:value-type="float" office:value="153.350830078125">
            <text:p>153.350830</text:p>
          </table:table-cell>
          <table:table-cell table:formula="of:=0.769*100000*[.$N140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34">
            <text:p>6434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408]" office:value-type="float" office:value="24.0532">
            <text:p>24.0532</text:p>
          </table:table-cell>
          <table:table-cell/>
          <table:table-cell table:formula="of:=-0.0000028*[.$D1408]*[.$D1408]+0.0405*[.$D1408]-4" office:value-type="float" office:value="32.65048">
            <text:p>32.65048</text:p>
          </table:table-cell>
          <table:table-cell/>
          <table:table-cell table:formula="of:=([.G1408]-25)*(0.01+0.00008*[.$D1408])+[.$I1408]" office:value-type="float" office:value="32.56754032">
            <text:p>32.56754032</text:p>
          </table:table-cell>
          <table:table-cell/>
          <table:table-cell table:formula="of:=([.$B1408]/4096)*1.5" office:value-type="float" office:value="0.02783203125">
            <text:p>0.027832</text:p>
          </table:table-cell>
          <table:table-cell table:formula="of:=[.M1408]/100000" office:value-type="float" office:value="0.0000002783203125">
            <text:p>0.0000002783</text:p>
          </table:table-cell>
          <table:table-cell table:formula="of:=0.625*1000000*[.$N1408]*1000" office:value-type="float" office:value="173.9501953125">
            <text:p>173.950195</text:p>
          </table:table-cell>
          <table:table-cell table:formula="of:=0.769*100000*[.$N140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32">
            <text:p>643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409]" office:value-type="float" office:value="24.0336">
            <text:p>24.0336</text:p>
          </table:table-cell>
          <table:table-cell/>
          <table:table-cell table:formula="of:=-0.0000028*[.$D1409]*[.$D1409]+0.0405*[.$D1409]-4" office:value-type="float" office:value="32.5803328">
            <text:p>32.5803328</text:p>
          </table:table-cell>
          <table:table-cell/>
          <table:table-cell table:formula="of:=([.G1409]-25)*(0.01+0.00008*[.$D1409])+[.$I1409]" office:value-type="float" office:value="32.495830784">
            <text:p>32.495830784</text:p>
          </table:table-cell>
          <table:table-cell/>
          <table:table-cell table:formula="of:=([.$B1409]/4096)*1.5" office:value-type="float" office:value="0.02490234375">
            <text:p>0.024902</text:p>
          </table:table-cell>
          <table:table-cell table:formula="of:=[.M1409]/100000" office:value-type="float" office:value="0.0000002490234375">
            <text:p>0.0000002490</text:p>
          </table:table-cell>
          <table:table-cell table:formula="of:=0.625*1000000*[.$N1409]*1000" office:value-type="float" office:value="155.6396484375">
            <text:p>155.639648</text:p>
          </table:table-cell>
          <table:table-cell table:formula="of:=0.769*100000*[.$N140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32">
            <text:p>6432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410]" office:value-type="float" office:value="24.0336">
            <text:p>24.0336</text:p>
          </table:table-cell>
          <table:table-cell/>
          <table:table-cell table:formula="of:=-0.0000028*[.$D1410]*[.$D1410]+0.0405*[.$D1410]-4" office:value-type="float" office:value="32.5803328">
            <text:p>32.5803328</text:p>
          </table:table-cell>
          <table:table-cell/>
          <table:table-cell table:formula="of:=([.G1410]-25)*(0.01+0.00008*[.$D1410])+[.$I1410]" office:value-type="float" office:value="32.495830784">
            <text:p>32.495830784</text:p>
          </table:table-cell>
          <table:table-cell/>
          <table:table-cell table:formula="of:=([.$B1410]/4096)*1.5" office:value-type="float" office:value="0.0245361328125">
            <text:p>0.024536</text:p>
          </table:table-cell>
          <table:table-cell table:formula="of:=[.M1410]/100000" office:value-type="float" office:value="0.000000245361328125">
            <text:p>0.0000002454</text:p>
          </table:table-cell>
          <table:table-cell table:formula="of:=0.625*1000000*[.$N1410]*1000" office:value-type="float" office:value="153.350830078125">
            <text:p>153.350830</text:p>
          </table:table-cell>
          <table:table-cell table:formula="of:=0.769*100000*[.$N1410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7">
            <text:p>6427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411]" office:value-type="float" office:value="23.9846">
            <text:p>23.9846</text:p>
          </table:table-cell>
          <table:table-cell/>
          <table:table-cell table:formula="of:=-0.0000028*[.$D1411]*[.$D1411]+0.0405*[.$D1411]-4" office:value-type="float" office:value="32.65048">
            <text:p>32.65048</text:p>
          </table:table-cell>
          <table:table-cell/>
          <table:table-cell table:formula="of:=([.G1411]-25)*(0.01+0.00008*[.$D1411])+[.$I1411]" office:value-type="float" office:value="32.56153096">
            <text:p>32.56153096</text:p>
          </table:table-cell>
          <table:table-cell/>
          <table:table-cell table:formula="of:=([.$B1411]/4096)*1.5" office:value-type="float" office:value="0.0245361328125">
            <text:p>0.024536</text:p>
          </table:table-cell>
          <table:table-cell table:formula="of:=[.M1411]/100000" office:value-type="float" office:value="0.000000245361328125">
            <text:p>0.0000002454</text:p>
          </table:table-cell>
          <table:table-cell table:formula="of:=0.625*1000000*[.$N1411]*1000" office:value-type="float" office:value="153.350830078125">
            <text:p>153.350830</text:p>
          </table:table-cell>
          <table:table-cell table:formula="of:=0.769*100000*[.$N141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29">
            <text:p>6429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412]" office:value-type="float" office:value="24.0042">
            <text:p>24.0042</text:p>
          </table:table-cell>
          <table:table-cell/>
          <table:table-cell table:formula="of:=-0.0000028*[.$D1412]*[.$D1412]+0.0405*[.$D1412]-4" office:value-type="float" office:value="32.65048">
            <text:p>32.65048</text:p>
          </table:table-cell>
          <table:table-cell/>
          <table:table-cell table:formula="of:=([.G1412]-25)*(0.01+0.00008*[.$D1412])+[.$I1412]" office:value-type="float" office:value="32.56324792">
            <text:p>32.56324792</text:p>
          </table:table-cell>
          <table:table-cell/>
          <table:table-cell table:formula="of:=([.$B1412]/4096)*1.5" office:value-type="float" office:value="0.0281982421875">
            <text:p>0.028198</text:p>
          </table:table-cell>
          <table:table-cell table:formula="of:=[.M1412]/100000" office:value-type="float" office:value="0.000000281982421875">
            <text:p>0.0000002820</text:p>
          </table:table-cell>
          <table:table-cell table:formula="of:=0.625*1000000*[.$N1412]*1000" office:value-type="float" office:value="176.239013671875">
            <text:p>176.239014</text:p>
          </table:table-cell>
          <table:table-cell table:formula="of:=0.769*100000*[.$N141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30">
            <text:p>6430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413]" office:value-type="float" office:value="24.014">
            <text:p>24.014</text:p>
          </table:table-cell>
          <table:table-cell/>
          <table:table-cell table:formula="of:=-0.0000028*[.$D1413]*[.$D1413]+0.0405*[.$D1413]-4" office:value-type="float" office:value="32.65048">
            <text:p>32.65048</text:p>
          </table:table-cell>
          <table:table-cell/>
          <table:table-cell table:formula="of:=([.G1413]-25)*(0.01+0.00008*[.$D1413])+[.$I1413]" office:value-type="float" office:value="32.5641064">
            <text:p>32.5641064</text:p>
          </table:table-cell>
          <table:table-cell/>
          <table:table-cell table:formula="of:=([.$B1413]/4096)*1.5" office:value-type="float" office:value="0.024169921875">
            <text:p>0.024170</text:p>
          </table:table-cell>
          <table:table-cell table:formula="of:=[.M1413]/100000" office:value-type="float" office:value="0.00000024169921875">
            <text:p>0.0000002417</text:p>
          </table:table-cell>
          <table:table-cell table:formula="of:=0.625*1000000*[.$N1413]*1000" office:value-type="float" office:value="151.06201171875">
            <text:p>151.062012</text:p>
          </table:table-cell>
          <table:table-cell table:formula="of:=0.769*100000*[.$N141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9">
            <text:p>6429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414]" office:value-type="float" office:value="24.0042">
            <text:p>24.0042</text:p>
          </table:table-cell>
          <table:table-cell/>
          <table:table-cell table:formula="of:=-0.0000028*[.$D1414]*[.$D1414]+0.0405*[.$D1414]-4" office:value-type="float" office:value="32.65048">
            <text:p>32.65048</text:p>
          </table:table-cell>
          <table:table-cell/>
          <table:table-cell table:formula="of:=([.G1414]-25)*(0.01+0.00008*[.$D1414])+[.$I1414]" office:value-type="float" office:value="32.56324792">
            <text:p>32.56324792</text:p>
          </table:table-cell>
          <table:table-cell/>
          <table:table-cell table:formula="of:=([.$B1414]/4096)*1.5" office:value-type="float" office:value="0.0267333984375">
            <text:p>0.026733</text:p>
          </table:table-cell>
          <table:table-cell table:formula="of:=[.M1414]/100000" office:value-type="float" office:value="0.000000267333984375">
            <text:p>0.0000002673</text:p>
          </table:table-cell>
          <table:table-cell table:formula="of:=0.625*1000000*[.$N1414]*1000" office:value-type="float" office:value="167.083740234375">
            <text:p>167.083740</text:p>
          </table:table-cell>
          <table:table-cell table:formula="of:=0.769*100000*[.$N141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4">
            <text:p>6424</text:p>
          </table:table-cell>
          <table:table-cell office:value-type="float" office:value="968">
            <text:p>968</text:p>
          </table:table-cell>
          <table:table-cell table:number-columns-repeated="2"/>
          <table:table-cell table:formula="of:=-39+0.0098*[.$C1415]" office:value-type="float" office:value="23.9552">
            <text:p>23.9552</text:p>
          </table:table-cell>
          <table:table-cell/>
          <table:table-cell table:formula="of:=-0.0000028*[.$D1415]*[.$D1415]+0.0405*[.$D1415]-4" office:value-type="float" office:value="32.5803328">
            <text:p>32.5803328</text:p>
          </table:table-cell>
          <table:table-cell/>
          <table:table-cell table:formula="of:=([.G1415]-25)*(0.01+0.00008*[.$D1415])+[.$I1415]" office:value-type="float" office:value="32.488975488">
            <text:p>32.488975488</text:p>
          </table:table-cell>
          <table:table-cell/>
          <table:table-cell table:formula="of:=([.$B1415]/4096)*1.5" office:value-type="float" office:value="0.028564453125">
            <text:p>0.028564</text:p>
          </table:table-cell>
          <table:table-cell table:formula="of:=[.M1415]/100000" office:value-type="float" office:value="0.00000028564453125">
            <text:p>0.0000002856</text:p>
          </table:table-cell>
          <table:table-cell table:formula="of:=0.625*1000000*[.$N1415]*1000" office:value-type="float" office:value="178.52783203125">
            <text:p>178.527832</text:p>
          </table:table-cell>
          <table:table-cell table:formula="of:=0.769*100000*[.$N1415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29">
            <text:p>6429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416]" office:value-type="float" office:value="24.0042">
            <text:p>24.0042</text:p>
          </table:table-cell>
          <table:table-cell/>
          <table:table-cell table:formula="of:=-0.0000028*[.$D1416]*[.$D1416]+0.0405*[.$D1416]-4" office:value-type="float" office:value="32.7206048">
            <text:p>32.7206048</text:p>
          </table:table-cell>
          <table:table-cell/>
          <table:table-cell table:formula="of:=([.G1416]-25)*(0.01+0.00008*[.$D1416])+[.$I1416]" office:value-type="float" office:value="32.633213392">
            <text:p>32.633213392</text:p>
          </table:table-cell>
          <table:table-cell/>
          <table:table-cell table:formula="of:=([.$B1416]/4096)*1.5" office:value-type="float" office:value="0.0289306640625">
            <text:p>0.028931</text:p>
          </table:table-cell>
          <table:table-cell table:formula="of:=[.M1416]/100000" office:value-type="float" office:value="0.000000289306640625">
            <text:p>0.0000002893</text:p>
          </table:table-cell>
          <table:table-cell table:formula="of:=0.625*1000000*[.$N1416]*1000" office:value-type="float" office:value="180.816650390625">
            <text:p>180.816650</text:p>
          </table:table-cell>
          <table:table-cell table:formula="of:=0.769*100000*[.$N1416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31">
            <text:p>6431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17]" office:value-type="float" office:value="24.0238">
            <text:p>24.0238</text:p>
          </table:table-cell>
          <table:table-cell/>
          <table:table-cell table:formula="of:=-0.0000028*[.$D1417]*[.$D1417]+0.0405*[.$D1417]-4" office:value-type="float" office:value="32.7907072">
            <text:p>32.7907072</text:p>
          </table:table-cell>
          <table:table-cell/>
          <table:table-cell table:formula="of:=([.G1417]-25)*(0.01+0.00008*[.$D1417])+[.$I1417]" office:value-type="float" office:value="32.704879696">
            <text:p>32.704879696</text:p>
          </table:table-cell>
          <table:table-cell/>
          <table:table-cell table:formula="of:=([.$B1417]/4096)*1.5" office:value-type="float" office:value="0.02783203125">
            <text:p>0.027832</text:p>
          </table:table-cell>
          <table:table-cell table:formula="of:=[.M1417]/100000" office:value-type="float" office:value="0.0000002783203125">
            <text:p>0.0000002783</text:p>
          </table:table-cell>
          <table:table-cell table:formula="of:=0.625*1000000*[.$N1417]*1000" office:value-type="float" office:value="173.9501953125">
            <text:p>173.950195</text:p>
          </table:table-cell>
          <table:table-cell table:formula="of:=0.769*100000*[.$N141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8">
            <text:p>6428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418]" office:value-type="float" office:value="23.9944">
            <text:p>23.9944</text:p>
          </table:table-cell>
          <table:table-cell/>
          <table:table-cell table:formula="of:=-0.0000028*[.$D1418]*[.$D1418]+0.0405*[.$D1418]-4" office:value-type="float" office:value="32.6154092">
            <text:p>32.6154092</text:p>
          </table:table-cell>
          <table:table-cell/>
          <table:table-cell table:formula="of:=([.G1418]-25)*(0.01+0.00008*[.$D1418])+[.$I1418]" office:value-type="float" office:value="32.527399088">
            <text:p>32.527399088</text:p>
          </table:table-cell>
          <table:table-cell/>
          <table:table-cell table:formula="of:=([.$B1418]/4096)*1.5" office:value-type="float" office:value="0.028564453125">
            <text:p>0.028564</text:p>
          </table:table-cell>
          <table:table-cell table:formula="of:=[.M1418]/100000" office:value-type="float" office:value="0.00000028564453125">
            <text:p>0.0000002856</text:p>
          </table:table-cell>
          <table:table-cell table:formula="of:=0.625*1000000*[.$N1418]*1000" office:value-type="float" office:value="178.52783203125">
            <text:p>178.527832</text:p>
          </table:table-cell>
          <table:table-cell table:formula="of:=0.769*100000*[.$N1418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2">
            <text:p>6422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419]" office:value-type="float" office:value="23.9356">
            <text:p>23.9356</text:p>
          </table:table-cell>
          <table:table-cell/>
          <table:table-cell table:formula="of:=-0.0000028*[.$D1419]*[.$D1419]+0.0405*[.$D1419]-4" office:value-type="float" office:value="32.82575">
            <text:p>32.82575</text:p>
          </table:table-cell>
          <table:table-cell/>
          <table:table-cell table:formula="of:=([.G1419]-25)*(0.01+0.00008*[.$D1419])+[.$I1419]" office:value-type="float" office:value="32.7320828">
            <text:p>32.7320828</text:p>
          </table:table-cell>
          <table:table-cell/>
          <table:table-cell table:formula="of:=([.$B1419]/4096)*1.5" office:value-type="float" office:value="0.02783203125">
            <text:p>0.027832</text:p>
          </table:table-cell>
          <table:table-cell table:formula="of:=[.M1419]/100000" office:value-type="float" office:value="0.0000002783203125">
            <text:p>0.0000002783</text:p>
          </table:table-cell>
          <table:table-cell table:formula="of:=0.625*1000000*[.$N1419]*1000" office:value-type="float" office:value="173.9501953125">
            <text:p>173.950195</text:p>
          </table:table-cell>
          <table:table-cell table:formula="of:=0.769*100000*[.$N1419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7">
            <text:p>6427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420]" office:value-type="float" office:value="23.9846">
            <text:p>23.9846</text:p>
          </table:table-cell>
          <table:table-cell/>
          <table:table-cell table:formula="of:=-0.0000028*[.$D1420]*[.$D1420]+0.0405*[.$D1420]-4" office:value-type="float" office:value="32.82575">
            <text:p>32.82575</text:p>
          </table:table-cell>
          <table:table-cell/>
          <table:table-cell table:formula="of:=([.G1420]-25)*(0.01+0.00008*[.$D1420])+[.$I1420]" office:value-type="float" office:value="32.7363948">
            <text:p>32.7363948</text:p>
          </table:table-cell>
          <table:table-cell/>
          <table:table-cell table:formula="of:=([.$B1420]/4096)*1.5" office:value-type="float" office:value="0.0274658203125">
            <text:p>0.027466</text:p>
          </table:table-cell>
          <table:table-cell table:formula="of:=[.M1420]/100000" office:value-type="float" office:value="0.000000274658203125">
            <text:p>0.0000002747</text:p>
          </table:table-cell>
          <table:table-cell table:formula="of:=0.625*1000000*[.$N1420]*1000" office:value-type="float" office:value="171.661376953125">
            <text:p>171.661377</text:p>
          </table:table-cell>
          <table:table-cell table:formula="of:=0.769*100000*[.$N1420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8">
            <text:p>6428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21]" office:value-type="float" office:value="23.9944">
            <text:p>23.9944</text:p>
          </table:table-cell>
          <table:table-cell/>
          <table:table-cell table:formula="of:=-0.0000028*[.$D1421]*[.$D1421]+0.0405*[.$D1421]-4" office:value-type="float" office:value="32.7907072">
            <text:p>32.7907072</text:p>
          </table:table-cell>
          <table:table-cell/>
          <table:table-cell table:formula="of:=([.G1421]-25)*(0.01+0.00008*[.$D1421])+[.$I1421]" office:value-type="float" office:value="32.702294848">
            <text:p>32.702294848</text:p>
          </table:table-cell>
          <table:table-cell/>
          <table:table-cell table:formula="of:=([.$B1421]/4096)*1.5" office:value-type="float" office:value="0.0245361328125">
            <text:p>0.024536</text:p>
          </table:table-cell>
          <table:table-cell table:formula="of:=[.M1421]/100000" office:value-type="float" office:value="0.000000245361328125">
            <text:p>0.0000002454</text:p>
          </table:table-cell>
          <table:table-cell table:formula="of:=0.625*1000000*[.$N1421]*1000" office:value-type="float" office:value="153.350830078125">
            <text:p>153.350830</text:p>
          </table:table-cell>
          <table:table-cell table:formula="of:=0.769*100000*[.$N142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23">
            <text:p>6423</text:p>
          </table:table-cell>
          <table:table-cell office:value-type="float" office:value="969">
            <text:p>969</text:p>
          </table:table-cell>
          <table:table-cell table:number-columns-repeated="2"/>
          <table:table-cell table:formula="of:=-39+0.0098*[.$C1422]" office:value-type="float" office:value="23.9454">
            <text:p>23.9454</text:p>
          </table:table-cell>
          <table:table-cell/>
          <table:table-cell table:formula="of:=-0.0000028*[.$D1422]*[.$D1422]+0.0405*[.$D1422]-4" office:value-type="float" office:value="32.6154092">
            <text:p>32.6154092</text:p>
          </table:table-cell>
          <table:table-cell/>
          <table:table-cell table:formula="of:=([.G1422]-25)*(0.01+0.00008*[.$D1422])+[.$I1422]" office:value-type="float" office:value="32.523110608">
            <text:p>32.523110608</text:p>
          </table:table-cell>
          <table:table-cell/>
          <table:table-cell table:formula="of:=([.$B1422]/4096)*1.5" office:value-type="float" office:value="0.0281982421875">
            <text:p>0.028198</text:p>
          </table:table-cell>
          <table:table-cell table:formula="of:=[.M1422]/100000" office:value-type="float" office:value="0.000000281982421875">
            <text:p>0.0000002820</text:p>
          </table:table-cell>
          <table:table-cell table:formula="of:=0.625*1000000*[.$N1422]*1000" office:value-type="float" office:value="176.239013671875">
            <text:p>176.239014</text:p>
          </table:table-cell>
          <table:table-cell table:formula="of:=0.769*100000*[.$N1422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5">
            <text:p>6425</text:p>
          </table:table-cell>
          <table:table-cell office:value-type="float" office:value="970">
            <text:p>970</text:p>
          </table:table-cell>
          <table:table-cell table:number-columns-repeated="2"/>
          <table:table-cell table:formula="of:=-39+0.0098*[.$C1423]" office:value-type="float" office:value="23.965">
            <text:p>23.965</text:p>
          </table:table-cell>
          <table:table-cell/>
          <table:table-cell table:formula="of:=-0.0000028*[.$D1423]*[.$D1423]+0.0405*[.$D1423]-4" office:value-type="float" office:value="32.65048">
            <text:p>32.65048</text:p>
          </table:table-cell>
          <table:table-cell/>
          <table:table-cell table:formula="of:=([.G1423]-25)*(0.01+0.00008*[.$D1423])+[.$I1423]" office:value-type="float" office:value="32.559814">
            <text:p>32.559814</text:p>
          </table:table-cell>
          <table:table-cell/>
          <table:table-cell table:formula="of:=([.$B1423]/4096)*1.5" office:value-type="float" office:value="0.0260009765625">
            <text:p>0.026001</text:p>
          </table:table-cell>
          <table:table-cell table:formula="of:=[.M1423]/100000" office:value-type="float" office:value="0.000000260009765625">
            <text:p>0.0000002600</text:p>
          </table:table-cell>
          <table:table-cell table:formula="of:=0.625*1000000*[.$N1423]*1000" office:value-type="float" office:value="162.506103515625">
            <text:p>162.506104</text:p>
          </table:table-cell>
          <table:table-cell table:formula="of:=0.769*100000*[.$N1423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6">
            <text:p>642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424]" office:value-type="float" office:value="23.9748">
            <text:p>23.9748</text:p>
          </table:table-cell>
          <table:table-cell/>
          <table:table-cell table:formula="of:=-0.0000028*[.$D1424]*[.$D1424]+0.0405*[.$D1424]-4" office:value-type="float" office:value="32.7206048">
            <text:p>32.7206048</text:p>
          </table:table-cell>
          <table:table-cell/>
          <table:table-cell table:formula="of:=([.G1424]-25)*(0.01+0.00008*[.$D1424])+[.$I1424]" office:value-type="float" office:value="32.630633248">
            <text:p>32.630633248</text:p>
          </table:table-cell>
          <table:table-cell/>
          <table:table-cell table:formula="of:=([.$B1424]/4096)*1.5" office:value-type="float" office:value="0.0260009765625">
            <text:p>0.026001</text:p>
          </table:table-cell>
          <table:table-cell table:formula="of:=[.M1424]/100000" office:value-type="float" office:value="0.000000260009765625">
            <text:p>0.0000002600</text:p>
          </table:table-cell>
          <table:table-cell table:formula="of:=0.625*1000000*[.$N1424]*1000" office:value-type="float" office:value="162.506103515625">
            <text:p>162.506104</text:p>
          </table:table-cell>
          <table:table-cell table:formula="of:=0.769*100000*[.$N1424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6">
            <text:p>642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425]" office:value-type="float" office:value="23.9748">
            <text:p>23.9748</text:p>
          </table:table-cell>
          <table:table-cell/>
          <table:table-cell table:formula="of:=-0.0000028*[.$D1425]*[.$D1425]+0.0405*[.$D1425]-4" office:value-type="float" office:value="32.7206048">
            <text:p>32.7206048</text:p>
          </table:table-cell>
          <table:table-cell/>
          <table:table-cell table:formula="of:=([.G1425]-25)*(0.01+0.00008*[.$D1425])+[.$I1425]" office:value-type="float" office:value="32.630633248">
            <text:p>32.630633248</text:p>
          </table:table-cell>
          <table:table-cell/>
          <table:table-cell table:formula="of:=([.$B1425]/4096)*1.5" office:value-type="float" office:value="0.028564453125">
            <text:p>0.028564</text:p>
          </table:table-cell>
          <table:table-cell table:formula="of:=[.M1425]/100000" office:value-type="float" office:value="0.00000028564453125">
            <text:p>0.0000002856</text:p>
          </table:table-cell>
          <table:table-cell table:formula="of:=0.625*1000000*[.$N1425]*1000" office:value-type="float" office:value="178.52783203125">
            <text:p>178.527832</text:p>
          </table:table-cell>
          <table:table-cell table:formula="of:=0.769*100000*[.$N1425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8">
            <text:p>6428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26]" office:value-type="float" office:value="23.9944">
            <text:p>23.9944</text:p>
          </table:table-cell>
          <table:table-cell/>
          <table:table-cell table:formula="of:=-0.0000028*[.$D1426]*[.$D1426]+0.0405*[.$D1426]-4" office:value-type="float" office:value="32.7907072">
            <text:p>32.7907072</text:p>
          </table:table-cell>
          <table:table-cell/>
          <table:table-cell table:formula="of:=([.G1426]-25)*(0.01+0.00008*[.$D1426])+[.$I1426]" office:value-type="float" office:value="32.702294848">
            <text:p>32.702294848</text:p>
          </table:table-cell>
          <table:table-cell/>
          <table:table-cell table:formula="of:=([.$B1426]/4096)*1.5" office:value-type="float" office:value="0.0245361328125">
            <text:p>0.024536</text:p>
          </table:table-cell>
          <table:table-cell table:formula="of:=[.M1426]/100000" office:value-type="float" office:value="0.000000245361328125">
            <text:p>0.0000002454</text:p>
          </table:table-cell>
          <table:table-cell table:formula="of:=0.625*1000000*[.$N1426]*1000" office:value-type="float" office:value="153.350830078125">
            <text:p>153.350830</text:p>
          </table:table-cell>
          <table:table-cell table:formula="of:=0.769*100000*[.$N142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2">
            <text:p>6422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27]" office:value-type="float" office:value="23.9356">
            <text:p>23.9356</text:p>
          </table:table-cell>
          <table:table-cell/>
          <table:table-cell table:formula="of:=-0.0000028*[.$D1427]*[.$D1427]+0.0405*[.$D1427]-4" office:value-type="float" office:value="32.7907072">
            <text:p>32.7907072</text:p>
          </table:table-cell>
          <table:table-cell/>
          <table:table-cell table:formula="of:=([.G1427]-25)*(0.01+0.00008*[.$D1427])+[.$I1427]" office:value-type="float" office:value="32.697125152">
            <text:p>32.697125152</text:p>
          </table:table-cell>
          <table:table-cell/>
          <table:table-cell table:formula="of:=([.$B1427]/4096)*1.5" office:value-type="float" office:value="0.028564453125">
            <text:p>0.028564</text:p>
          </table:table-cell>
          <table:table-cell table:formula="of:=[.M1427]/100000" office:value-type="float" office:value="0.00000028564453125">
            <text:p>0.0000002856</text:p>
          </table:table-cell>
          <table:table-cell table:formula="of:=0.625*1000000*[.$N1427]*1000" office:value-type="float" office:value="178.52783203125">
            <text:p>178.527832</text:p>
          </table:table-cell>
          <table:table-cell table:formula="of:=0.769*100000*[.$N1427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24">
            <text:p>6424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28]" office:value-type="float" office:value="23.9552">
            <text:p>23.9552</text:p>
          </table:table-cell>
          <table:table-cell/>
          <table:table-cell table:formula="of:=-0.0000028*[.$D1428]*[.$D1428]+0.0405*[.$D1428]-4" office:value-type="float" office:value="32.9308448">
            <text:p>32.9308448</text:p>
          </table:table-cell>
          <table:table-cell/>
          <table:table-cell table:formula="of:=([.G1428]-25)*(0.01+0.00008*[.$D1428])+[.$I1428]" office:value-type="float" office:value="32.838651648">
            <text:p>32.838651648</text:p>
          </table:table-cell>
          <table:table-cell/>
          <table:table-cell table:formula="of:=([.$B1428]/4096)*1.5" office:value-type="float" office:value="0.0263671875">
            <text:p>0.026367</text:p>
          </table:table-cell>
          <table:table-cell table:formula="of:=[.M1428]/100000" office:value-type="float" office:value="0.000000263671875">
            <text:p>0.0000002637</text:p>
          </table:table-cell>
          <table:table-cell table:formula="of:=0.625*1000000*[.$N1428]*1000" office:value-type="float" office:value="164.794921875">
            <text:p>164.794922</text:p>
          </table:table-cell>
          <table:table-cell table:formula="of:=0.769*100000*[.$N1428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7">
            <text:p>6427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429]" office:value-type="float" office:value="23.9846">
            <text:p>23.9846</text:p>
          </table:table-cell>
          <table:table-cell/>
          <table:table-cell table:formula="of:=-0.0000028*[.$D1429]*[.$D1429]+0.0405*[.$D1429]-4" office:value-type="float" office:value="32.7206048">
            <text:p>32.7206048</text:p>
          </table:table-cell>
          <table:table-cell/>
          <table:table-cell table:formula="of:=([.G1429]-25)*(0.01+0.00008*[.$D1429])+[.$I1429]" office:value-type="float" office:value="32.631493296">
            <text:p>32.631493296</text:p>
          </table:table-cell>
          <table:table-cell/>
          <table:table-cell table:formula="of:=([.$B1429]/4096)*1.5" office:value-type="float" office:value="0.0260009765625">
            <text:p>0.026001</text:p>
          </table:table-cell>
          <table:table-cell table:formula="of:=[.M1429]/100000" office:value-type="float" office:value="0.000000260009765625">
            <text:p>0.0000002600</text:p>
          </table:table-cell>
          <table:table-cell table:formula="of:=0.625*1000000*[.$N1429]*1000" office:value-type="float" office:value="162.506103515625">
            <text:p>162.506104</text:p>
          </table:table-cell>
          <table:table-cell table:formula="of:=0.769*100000*[.$N142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16">
            <text:p>6416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430]" office:value-type="float" office:value="23.8768">
            <text:p>23.8768</text:p>
          </table:table-cell>
          <table:table-cell/>
          <table:table-cell table:formula="of:=-0.0000028*[.$D1430]*[.$D1430]+0.0405*[.$D1430]-4" office:value-type="float" office:value="32.7206048">
            <text:p>32.7206048</text:p>
          </table:table-cell>
          <table:table-cell/>
          <table:table-cell table:formula="of:=([.G1430]-25)*(0.01+0.00008*[.$D1430])+[.$I1430]" office:value-type="float" office:value="32.622032768">
            <text:p>32.622032768</text:p>
          </table:table-cell>
          <table:table-cell/>
          <table:table-cell table:formula="of:=([.$B1430]/4096)*1.5" office:value-type="float" office:value="0.0281982421875">
            <text:p>0.028198</text:p>
          </table:table-cell>
          <table:table-cell table:formula="of:=[.M1430]/100000" office:value-type="float" office:value="0.000000281982421875">
            <text:p>0.0000002820</text:p>
          </table:table-cell>
          <table:table-cell table:formula="of:=0.625*1000000*[.$N1430]*1000" office:value-type="float" office:value="176.239013671875">
            <text:p>176.239014</text:p>
          </table:table-cell>
          <table:table-cell table:formula="of:=0.769*100000*[.$N1430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14">
            <text:p>6414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31]" office:value-type="float" office:value="23.8572">
            <text:p>23.8572</text:p>
          </table:table-cell>
          <table:table-cell/>
          <table:table-cell table:formula="of:=-0.0000028*[.$D1431]*[.$D1431]+0.0405*[.$D1431]-4" office:value-type="float" office:value="32.9308448">
            <text:p>32.9308448</text:p>
          </table:table-cell>
          <table:table-cell/>
          <table:table-cell table:formula="of:=([.G1431]-25)*(0.01+0.00008*[.$D1431])+[.$I1431]" office:value-type="float" office:value="32.830004128">
            <text:p>32.830004128</text:p>
          </table:table-cell>
          <table:table-cell/>
          <table:table-cell table:formula="of:=([.$B1431]/4096)*1.5" office:value-type="float" office:value="0.028564453125">
            <text:p>0.028564</text:p>
          </table:table-cell>
          <table:table-cell table:formula="of:=[.M1431]/100000" office:value-type="float" office:value="0.00000028564453125">
            <text:p>0.0000002856</text:p>
          </table:table-cell>
          <table:table-cell table:formula="of:=0.625*1000000*[.$N1431]*1000" office:value-type="float" office:value="178.52783203125">
            <text:p>178.527832</text:p>
          </table:table-cell>
          <table:table-cell table:formula="of:=0.769*100000*[.$N1431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6412">
            <text:p>6412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432]" office:value-type="float" office:value="23.8376">
            <text:p>23.8376</text:p>
          </table:table-cell>
          <table:table-cell/>
          <table:table-cell table:formula="of:=-0.0000028*[.$D1432]*[.$D1432]+0.0405*[.$D1432]-4" office:value-type="float" office:value="33.00088">
            <text:p>33.00088</text:p>
          </table:table-cell>
          <table:table-cell/>
          <table:table-cell table:formula="of:=([.G1432]-25)*(0.01+0.00008*[.$D1432])+[.$I1432]" office:value-type="float" office:value="32.89812384">
            <text:p>32.89812384</text:p>
          </table:table-cell>
          <table:table-cell/>
          <table:table-cell table:formula="of:=([.$B1432]/4096)*1.5" office:value-type="float" office:value="0.029296875">
            <text:p>0.029297</text:p>
          </table:table-cell>
          <table:table-cell table:formula="of:=[.M1432]/100000" office:value-type="float" office:value="0.00000029296875">
            <text:p>0.0000002930</text:p>
          </table:table-cell>
          <table:table-cell table:formula="of:=0.625*1000000*[.$N1432]*1000" office:value-type="float" office:value="183.10546875">
            <text:p>183.105469</text:p>
          </table:table-cell>
          <table:table-cell table:formula="of:=0.769*100000*[.$N1432]*1000" office:value-type="float" office:value="22.529296875">
            <text:p>22.52929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09">
            <text:p>6409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33]" office:value-type="float" office:value="23.8082">
            <text:p>23.8082</text:p>
          </table:table-cell>
          <table:table-cell/>
          <table:table-cell table:formula="of:=-0.0000028*[.$D1433]*[.$D1433]+0.0405*[.$D1433]-4" office:value-type="float" office:value="32.9308448">
            <text:p>32.9308448</text:p>
          </table:table-cell>
          <table:table-cell/>
          <table:table-cell table:formula="of:=([.G1433]-25)*(0.01+0.00008*[.$D1433])+[.$I1433]" office:value-type="float" office:value="32.825680368">
            <text:p>32.825680368</text:p>
          </table:table-cell>
          <table:table-cell/>
          <table:table-cell table:formula="of:=([.$B1433]/4096)*1.5" office:value-type="float" office:value="0.02490234375">
            <text:p>0.024902</text:p>
          </table:table-cell>
          <table:table-cell table:formula="of:=[.M1433]/100000" office:value-type="float" office:value="0.0000002490234375">
            <text:p>0.0000002490</text:p>
          </table:table-cell>
          <table:table-cell table:formula="of:=0.625*1000000*[.$N1433]*1000" office:value-type="float" office:value="155.6396484375">
            <text:p>155.639648</text:p>
          </table:table-cell>
          <table:table-cell table:formula="of:=0.769*100000*[.$N143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7">
            <text:p>6417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1434]" office:value-type="float" office:value="23.8866">
            <text:p>23.8866</text:p>
          </table:table-cell>
          <table:table-cell/>
          <table:table-cell table:formula="of:=-0.0000028*[.$D1434]*[.$D1434]+0.0405*[.$D1434]-4" office:value-type="float" office:value="33.0358892">
            <text:p>33.0358892</text:p>
          </table:table-cell>
          <table:table-cell/>
          <table:table-cell table:formula="of:=([.G1434]-25)*(0.01+0.00008*[.$D1434])+[.$I1434]" office:value-type="float" office:value="32.937375568">
            <text:p>32.937375568</text:p>
          </table:table-cell>
          <table:table-cell/>
          <table:table-cell table:formula="of:=([.$B1434]/4096)*1.5" office:value-type="float" office:value="0.0245361328125">
            <text:p>0.024536</text:p>
          </table:table-cell>
          <table:table-cell table:formula="of:=[.M1434]/100000" office:value-type="float" office:value="0.000000245361328125">
            <text:p>0.0000002454</text:p>
          </table:table-cell>
          <table:table-cell table:formula="of:=0.625*1000000*[.$N1434]*1000" office:value-type="float" office:value="153.350830078125">
            <text:p>153.350830</text:p>
          </table:table-cell>
          <table:table-cell table:formula="of:=0.769*100000*[.$N143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14">
            <text:p>6414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435]" office:value-type="float" office:value="23.8572">
            <text:p>23.8572</text:p>
          </table:table-cell>
          <table:table-cell/>
          <table:table-cell table:formula="of:=-0.0000028*[.$D1435]*[.$D1435]+0.0405*[.$D1435]-4" office:value-type="float" office:value="32.82575">
            <text:p>32.82575</text:p>
          </table:table-cell>
          <table:table-cell/>
          <table:table-cell table:formula="of:=([.G1435]-25)*(0.01+0.00008*[.$D1435])+[.$I1435]" office:value-type="float" office:value="32.7251836">
            <text:p>32.7251836</text:p>
          </table:table-cell>
          <table:table-cell/>
          <table:table-cell table:formula="of:=([.$B1435]/4096)*1.5" office:value-type="float" office:value="0.0289306640625">
            <text:p>0.028931</text:p>
          </table:table-cell>
          <table:table-cell table:formula="of:=[.M1435]/100000" office:value-type="float" office:value="0.000000289306640625">
            <text:p>0.0000002893</text:p>
          </table:table-cell>
          <table:table-cell table:formula="of:=0.625*1000000*[.$N1435]*1000" office:value-type="float" office:value="180.816650390625">
            <text:p>180.816650</text:p>
          </table:table-cell>
          <table:table-cell table:formula="of:=0.769*100000*[.$N1435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20">
            <text:p>6420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1436]" office:value-type="float" office:value="23.916">
            <text:p>23.916</text:p>
          </table:table-cell>
          <table:table-cell/>
          <table:table-cell table:formula="of:=-0.0000028*[.$D1436]*[.$D1436]+0.0405*[.$D1436]-4" office:value-type="float" office:value="32.8958188">
            <text:p>32.8958188</text:p>
          </table:table-cell>
          <table:table-cell/>
          <table:table-cell table:formula="of:=([.G1436]-25)*(0.01+0.00008*[.$D1436])+[.$I1436]" office:value-type="float" office:value="32.80025336">
            <text:p>32.80025336</text:p>
          </table:table-cell>
          <table:table-cell/>
          <table:table-cell table:formula="of:=([.$B1436]/4096)*1.5" office:value-type="float" office:value="0.0234375">
            <text:p>0.023438</text:p>
          </table:table-cell>
          <table:table-cell table:formula="of:=[.M1436]/100000" office:value-type="float" office:value="0.000000234375">
            <text:p>0.0000002344</text:p>
          </table:table-cell>
          <table:table-cell table:formula="of:=0.625*1000000*[.$N1436]*1000" office:value-type="float" office:value="146.484375">
            <text:p>146.484375</text:p>
          </table:table-cell>
          <table:table-cell table:formula="of:=0.769*100000*[.$N1436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22">
            <text:p>6422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37]" office:value-type="float" office:value="23.9356">
            <text:p>23.9356</text:p>
          </table:table-cell>
          <table:table-cell/>
          <table:table-cell table:formula="of:=-0.0000028*[.$D1437]*[.$D1437]+0.0405*[.$D1437]-4" office:value-type="float" office:value="32.8607872">
            <text:p>32.8607872</text:p>
          </table:table-cell>
          <table:table-cell/>
          <table:table-cell table:formula="of:=([.G1437]-25)*(0.01+0.00008*[.$D1437])+[.$I1437]" office:value-type="float" office:value="32.767034848">
            <text:p>32.767034848</text:p>
          </table:table-cell>
          <table:table-cell/>
          <table:table-cell table:formula="of:=([.$B1437]/4096)*1.5" office:value-type="float" office:value="0.025634765625">
            <text:p>0.025635</text:p>
          </table:table-cell>
          <table:table-cell table:formula="of:=[.M1437]/100000" office:value-type="float" office:value="0.00000025634765625">
            <text:p>0.0000002563</text:p>
          </table:table-cell>
          <table:table-cell table:formula="of:=0.625*1000000*[.$N1437]*1000" office:value-type="float" office:value="160.21728515625">
            <text:p>160.217285</text:p>
          </table:table-cell>
          <table:table-cell table:formula="of:=0.769*100000*[.$N1437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22">
            <text:p>6422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438]" office:value-type="float" office:value="23.9356">
            <text:p>23.9356</text:p>
          </table:table-cell>
          <table:table-cell/>
          <table:table-cell table:formula="of:=-0.0000028*[.$D1438]*[.$D1438]+0.0405*[.$D1438]-4" office:value-type="float" office:value="32.82575">
            <text:p>32.82575</text:p>
          </table:table-cell>
          <table:table-cell/>
          <table:table-cell table:formula="of:=([.G1438]-25)*(0.01+0.00008*[.$D1438])+[.$I1438]" office:value-type="float" office:value="32.7320828">
            <text:p>32.7320828</text:p>
          </table:table-cell>
          <table:table-cell/>
          <table:table-cell table:formula="of:=([.$B1438]/4096)*1.5" office:value-type="float" office:value="0.024169921875">
            <text:p>0.024170</text:p>
          </table:table-cell>
          <table:table-cell table:formula="of:=[.M1438]/100000" office:value-type="float" office:value="0.00000024169921875">
            <text:p>0.0000002417</text:p>
          </table:table-cell>
          <table:table-cell table:formula="of:=0.625*1000000*[.$N1438]*1000" office:value-type="float" office:value="151.06201171875">
            <text:p>151.062012</text:p>
          </table:table-cell>
          <table:table-cell table:formula="of:=0.769*100000*[.$N143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24">
            <text:p>6424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39]" office:value-type="float" office:value="23.9552">
            <text:p>23.9552</text:p>
          </table:table-cell>
          <table:table-cell/>
          <table:table-cell table:formula="of:=-0.0000028*[.$D1439]*[.$D1439]+0.0405*[.$D1439]-4" office:value-type="float" office:value="32.7907072">
            <text:p>32.7907072</text:p>
          </table:table-cell>
          <table:table-cell/>
          <table:table-cell table:formula="of:=([.G1439]-25)*(0.01+0.00008*[.$D1439])+[.$I1439]" office:value-type="float" office:value="32.698848384">
            <text:p>32.698848384</text:p>
          </table:table-cell>
          <table:table-cell/>
          <table:table-cell table:formula="of:=([.$B1439]/4096)*1.5" office:value-type="float" office:value="0.02783203125">
            <text:p>0.027832</text:p>
          </table:table-cell>
          <table:table-cell table:formula="of:=[.M1439]/100000" office:value-type="float" office:value="0.0000002783203125">
            <text:p>0.0000002783</text:p>
          </table:table-cell>
          <table:table-cell table:formula="of:=0.625*1000000*[.$N1439]*1000" office:value-type="float" office:value="173.9501953125">
            <text:p>173.950195</text:p>
          </table:table-cell>
          <table:table-cell table:formula="of:=0.769*100000*[.$N1439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425">
            <text:p>6425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40]" office:value-type="float" office:value="23.965">
            <text:p>23.965</text:p>
          </table:table-cell>
          <table:table-cell/>
          <table:table-cell table:formula="of:=-0.0000028*[.$D1440]*[.$D1440]+0.0405*[.$D1440]-4" office:value-type="float" office:value="32.7907072">
            <text:p>32.7907072</text:p>
          </table:table-cell>
          <table:table-cell/>
          <table:table-cell table:formula="of:=([.G1440]-25)*(0.01+0.00008*[.$D1440])+[.$I1440]" office:value-type="float" office:value="32.69971">
            <text:p>32.69971</text:p>
          </table:table-cell>
          <table:table-cell/>
          <table:table-cell table:formula="of:=([.$B1440]/4096)*1.5" office:value-type="float" office:value="0.0289306640625">
            <text:p>0.028931</text:p>
          </table:table-cell>
          <table:table-cell table:formula="of:=[.M1440]/100000" office:value-type="float" office:value="0.000000289306640625">
            <text:p>0.0000002893</text:p>
          </table:table-cell>
          <table:table-cell table:formula="of:=0.625*1000000*[.$N1440]*1000" office:value-type="float" office:value="180.816650390625">
            <text:p>180.816650</text:p>
          </table:table-cell>
          <table:table-cell table:formula="of:=0.769*100000*[.$N1440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7">
            <text:p>6427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441]" office:value-type="float" office:value="23.9846">
            <text:p>23.9846</text:p>
          </table:table-cell>
          <table:table-cell/>
          <table:table-cell table:formula="of:=-0.0000028*[.$D1441]*[.$D1441]+0.0405*[.$D1441]-4" office:value-type="float" office:value="32.7206048">
            <text:p>32.7206048</text:p>
          </table:table-cell>
          <table:table-cell/>
          <table:table-cell table:formula="of:=([.G1441]-25)*(0.01+0.00008*[.$D1441])+[.$I1441]" office:value-type="float" office:value="32.631493296">
            <text:p>32.631493296</text:p>
          </table:table-cell>
          <table:table-cell/>
          <table:table-cell table:formula="of:=([.$B1441]/4096)*1.5" office:value-type="float" office:value="0.0252685546875">
            <text:p>0.025269</text:p>
          </table:table-cell>
          <table:table-cell table:formula="of:=[.M1441]/100000" office:value-type="float" office:value="0.000000252685546875">
            <text:p>0.0000002527</text:p>
          </table:table-cell>
          <table:table-cell table:formula="of:=0.625*1000000*[.$N1441]*1000" office:value-type="float" office:value="157.928466796875">
            <text:p>157.928467</text:p>
          </table:table-cell>
          <table:table-cell table:formula="of:=0.769*100000*[.$N1441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6">
            <text:p>6426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1442]" office:value-type="float" office:value="23.9748">
            <text:p>23.9748</text:p>
          </table:table-cell>
          <table:table-cell/>
          <table:table-cell table:formula="of:=-0.0000028*[.$D1442]*[.$D1442]+0.0405*[.$D1442]-4" office:value-type="float" office:value="32.7556588">
            <text:p>32.7556588</text:p>
          </table:table-cell>
          <table:table-cell/>
          <table:table-cell table:formula="of:=([.G1442]-25)*(0.01+0.00008*[.$D1442])+[.$I1442]" office:value-type="float" office:value="32.665605232">
            <text:p>32.665605232</text:p>
          </table:table-cell>
          <table:table-cell/>
          <table:table-cell table:formula="of:=([.$B1442]/4096)*1.5" office:value-type="float" office:value="0.0245361328125">
            <text:p>0.024536</text:p>
          </table:table-cell>
          <table:table-cell table:formula="of:=[.M1442]/100000" office:value-type="float" office:value="0.000000245361328125">
            <text:p>0.0000002454</text:p>
          </table:table-cell>
          <table:table-cell table:formula="of:=0.625*1000000*[.$N1442]*1000" office:value-type="float" office:value="153.350830078125">
            <text:p>153.350830</text:p>
          </table:table-cell>
          <table:table-cell table:formula="of:=0.769*100000*[.$N144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26">
            <text:p>6426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1443]" office:value-type="float" office:value="23.9748">
            <text:p>23.9748</text:p>
          </table:table-cell>
          <table:table-cell/>
          <table:table-cell table:formula="of:=-0.0000028*[.$D1443]*[.$D1443]+0.0405*[.$D1443]-4" office:value-type="float" office:value="32.7556588">
            <text:p>32.7556588</text:p>
          </table:table-cell>
          <table:table-cell/>
          <table:table-cell table:formula="of:=([.G1443]-25)*(0.01+0.00008*[.$D1443])+[.$I1443]" office:value-type="float" office:value="32.665605232">
            <text:p>32.665605232</text:p>
          </table:table-cell>
          <table:table-cell/>
          <table:table-cell table:formula="of:=([.$B1443]/4096)*1.5" office:value-type="float" office:value="0.028564453125">
            <text:p>0.028564</text:p>
          </table:table-cell>
          <table:table-cell table:formula="of:=[.M1443]/100000" office:value-type="float" office:value="0.00000028564453125">
            <text:p>0.0000002856</text:p>
          </table:table-cell>
          <table:table-cell table:formula="of:=0.625*1000000*[.$N1443]*1000" office:value-type="float" office:value="178.52783203125">
            <text:p>178.527832</text:p>
          </table:table-cell>
          <table:table-cell table:formula="of:=0.769*100000*[.$N1443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6">
            <text:p>6426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44]" office:value-type="float" office:value="23.9748">
            <text:p>23.9748</text:p>
          </table:table-cell>
          <table:table-cell/>
          <table:table-cell table:formula="of:=-0.0000028*[.$D1444]*[.$D1444]+0.0405*[.$D1444]-4" office:value-type="float" office:value="32.7907072">
            <text:p>32.7907072</text:p>
          </table:table-cell>
          <table:table-cell/>
          <table:table-cell table:formula="of:=([.G1444]-25)*(0.01+0.00008*[.$D1444])+[.$I1444]" office:value-type="float" office:value="32.700571616">
            <text:p>32.700571616</text:p>
          </table:table-cell>
          <table:table-cell/>
          <table:table-cell table:formula="of:=([.$B1444]/4096)*1.5" office:value-type="float" office:value="0.0245361328125">
            <text:p>0.024536</text:p>
          </table:table-cell>
          <table:table-cell table:formula="of:=[.M1444]/100000" office:value-type="float" office:value="0.000000245361328125">
            <text:p>0.0000002454</text:p>
          </table:table-cell>
          <table:table-cell table:formula="of:=0.625*1000000*[.$N1444]*1000" office:value-type="float" office:value="153.350830078125">
            <text:p>153.350830</text:p>
          </table:table-cell>
          <table:table-cell table:formula="of:=0.769*100000*[.$N144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426">
            <text:p>6426</text:p>
          </table:table-cell>
          <table:table-cell office:value-type="float" office:value="973">
            <text:p>973</text:p>
          </table:table-cell>
          <table:table-cell table:number-columns-repeated="2"/>
          <table:table-cell table:formula="of:=-39+0.0098*[.$C1445]" office:value-type="float" office:value="23.9748">
            <text:p>23.9748</text:p>
          </table:table-cell>
          <table:table-cell/>
          <table:table-cell table:formula="of:=-0.0000028*[.$D1445]*[.$D1445]+0.0405*[.$D1445]-4" office:value-type="float" office:value="32.7556588">
            <text:p>32.7556588</text:p>
          </table:table-cell>
          <table:table-cell/>
          <table:table-cell table:formula="of:=([.G1445]-25)*(0.01+0.00008*[.$D1445])+[.$I1445]" office:value-type="float" office:value="32.665605232">
            <text:p>32.665605232</text:p>
          </table:table-cell>
          <table:table-cell/>
          <table:table-cell table:formula="of:=([.$B1445]/4096)*1.5" office:value-type="float" office:value="0.0281982421875">
            <text:p>0.028198</text:p>
          </table:table-cell>
          <table:table-cell table:formula="of:=[.M1445]/100000" office:value-type="float" office:value="0.000000281982421875">
            <text:p>0.0000002820</text:p>
          </table:table-cell>
          <table:table-cell table:formula="of:=0.625*1000000*[.$N1445]*1000" office:value-type="float" office:value="176.239013671875">
            <text:p>176.239014</text:p>
          </table:table-cell>
          <table:table-cell table:formula="of:=0.769*100000*[.$N144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25">
            <text:p>6425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46]" office:value-type="float" office:value="23.965">
            <text:p>23.965</text:p>
          </table:table-cell>
          <table:table-cell/>
          <table:table-cell table:formula="of:=-0.0000028*[.$D1446]*[.$D1446]+0.0405*[.$D1446]-4" office:value-type="float" office:value="32.8607872">
            <text:p>32.8607872</text:p>
          </table:table-cell>
          <table:table-cell/>
          <table:table-cell table:formula="of:=([.G1446]-25)*(0.01+0.00008*[.$D1446])+[.$I1446]" office:value-type="float" office:value="32.7696244">
            <text:p>32.7696244</text:p>
          </table:table-cell>
          <table:table-cell/>
          <table:table-cell table:formula="of:=([.$B1446]/4096)*1.5" office:value-type="float" office:value="0.0245361328125">
            <text:p>0.024536</text:p>
          </table:table-cell>
          <table:table-cell table:formula="of:=[.M1446]/100000" office:value-type="float" office:value="0.000000245361328125">
            <text:p>0.0000002454</text:p>
          </table:table-cell>
          <table:table-cell table:formula="of:=0.625*1000000*[.$N1446]*1000" office:value-type="float" office:value="153.350830078125">
            <text:p>153.350830</text:p>
          </table:table-cell>
          <table:table-cell table:formula="of:=0.769*100000*[.$N144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16">
            <text:p>6416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47]" office:value-type="float" office:value="23.8768">
            <text:p>23.8768</text:p>
          </table:table-cell>
          <table:table-cell/>
          <table:table-cell table:formula="of:=-0.0000028*[.$D1447]*[.$D1447]+0.0405*[.$D1447]-4" office:value-type="float" office:value="32.7907072">
            <text:p>32.7907072</text:p>
          </table:table-cell>
          <table:table-cell/>
          <table:table-cell table:formula="of:=([.G1447]-25)*(0.01+0.00008*[.$D1447])+[.$I1447]" office:value-type="float" office:value="32.691955456">
            <text:p>32.691955456</text:p>
          </table:table-cell>
          <table:table-cell/>
          <table:table-cell table:formula="of:=([.$B1447]/4096)*1.5" office:value-type="float" office:value="0.024169921875">
            <text:p>0.024170</text:p>
          </table:table-cell>
          <table:table-cell table:formula="of:=[.M1447]/100000" office:value-type="float" office:value="0.00000024169921875">
            <text:p>0.0000002417</text:p>
          </table:table-cell>
          <table:table-cell table:formula="of:=0.625*1000000*[.$N1447]*1000" office:value-type="float" office:value="151.06201171875">
            <text:p>151.062012</text:p>
          </table:table-cell>
          <table:table-cell table:formula="of:=0.769*100000*[.$N1447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2">
            <text:p>6412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48]" office:value-type="float" office:value="23.8376">
            <text:p>23.8376</text:p>
          </table:table-cell>
          <table:table-cell/>
          <table:table-cell table:formula="of:=-0.0000028*[.$D1448]*[.$D1448]+0.0405*[.$D1448]-4" office:value-type="float" office:value="32.8607872">
            <text:p>32.8607872</text:p>
          </table:table-cell>
          <table:table-cell/>
          <table:table-cell table:formula="of:=([.G1448]-25)*(0.01+0.00008*[.$D1448])+[.$I1448]" office:value-type="float" office:value="32.758403008">
            <text:p>32.758403008</text:p>
          </table:table-cell>
          <table:table-cell/>
          <table:table-cell table:formula="of:=([.$B1448]/4096)*1.5" office:value-type="float" office:value="0.0267333984375">
            <text:p>0.026733</text:p>
          </table:table-cell>
          <table:table-cell table:formula="of:=[.M1448]/100000" office:value-type="float" office:value="0.000000267333984375">
            <text:p>0.0000002673</text:p>
          </table:table-cell>
          <table:table-cell table:formula="of:=0.625*1000000*[.$N1448]*1000" office:value-type="float" office:value="167.083740234375">
            <text:p>167.083740</text:p>
          </table:table-cell>
          <table:table-cell table:formula="of:=0.769*100000*[.$N144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16">
            <text:p>6416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49]" office:value-type="float" office:value="23.8768">
            <text:p>23.8768</text:p>
          </table:table-cell>
          <table:table-cell/>
          <table:table-cell table:formula="of:=-0.0000028*[.$D1449]*[.$D1449]+0.0405*[.$D1449]-4" office:value-type="float" office:value="32.9308448">
            <text:p>32.9308448</text:p>
          </table:table-cell>
          <table:table-cell/>
          <table:table-cell table:formula="of:=([.G1449]-25)*(0.01+0.00008*[.$D1449])+[.$I1449]" office:value-type="float" office:value="32.831733632">
            <text:p>32.831733632</text:p>
          </table:table-cell>
          <table:table-cell/>
          <table:table-cell table:formula="of:=([.$B1449]/4096)*1.5" office:value-type="float" office:value="0.02783203125">
            <text:p>0.027832</text:p>
          </table:table-cell>
          <table:table-cell table:formula="of:=[.M1449]/100000" office:value-type="float" office:value="0.0000002783203125">
            <text:p>0.0000002783</text:p>
          </table:table-cell>
          <table:table-cell table:formula="of:=0.625*1000000*[.$N1449]*1000" office:value-type="float" office:value="173.9501953125">
            <text:p>173.950195</text:p>
          </table:table-cell>
          <table:table-cell table:formula="of:=0.769*100000*[.$N1449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20">
            <text:p>6420</text:p>
          </table:table-cell>
          <table:table-cell office:value-type="float" office:value="979">
            <text:p>979</text:p>
          </table:table-cell>
          <table:table-cell table:number-columns-repeated="2"/>
          <table:table-cell table:formula="of:=-39+0.0098*[.$C1450]" office:value-type="float" office:value="23.916">
            <text:p>23.916</text:p>
          </table:table-cell>
          <table:table-cell/>
          <table:table-cell table:formula="of:=-0.0000028*[.$D1450]*[.$D1450]+0.0405*[.$D1450]-4" office:value-type="float" office:value="32.9658652">
            <text:p>32.9658652</text:p>
          </table:table-cell>
          <table:table-cell/>
          <table:table-cell table:formula="of:=([.G1450]-25)*(0.01+0.00008*[.$D1450])+[.$I1450]" office:value-type="float" office:value="32.87012632">
            <text:p>32.87012632</text:p>
          </table:table-cell>
          <table:table-cell/>
          <table:table-cell table:formula="of:=([.$B1450]/4096)*1.5" office:value-type="float" office:value="0.0263671875">
            <text:p>0.026367</text:p>
          </table:table-cell>
          <table:table-cell table:formula="of:=[.M1450]/100000" office:value-type="float" office:value="0.000000263671875">
            <text:p>0.0000002637</text:p>
          </table:table-cell>
          <table:table-cell table:formula="of:=0.625*1000000*[.$N1450]*1000" office:value-type="float" office:value="164.794921875">
            <text:p>164.794922</text:p>
          </table:table-cell>
          <table:table-cell table:formula="of:=0.769*100000*[.$N1450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416">
            <text:p>6416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51]" office:value-type="float" office:value="23.8768">
            <text:p>23.8768</text:p>
          </table:table-cell>
          <table:table-cell/>
          <table:table-cell table:formula="of:=-0.0000028*[.$D1451]*[.$D1451]+0.0405*[.$D1451]-4" office:value-type="float" office:value="32.7907072">
            <text:p>32.7907072</text:p>
          </table:table-cell>
          <table:table-cell/>
          <table:table-cell table:formula="of:=([.G1451]-25)*(0.01+0.00008*[.$D1451])+[.$I1451]" office:value-type="float" office:value="32.691955456">
            <text:p>32.691955456</text:p>
          </table:table-cell>
          <table:table-cell/>
          <table:table-cell table:formula="of:=([.$B1451]/4096)*1.5" office:value-type="float" office:value="0.028564453125">
            <text:p>0.028564</text:p>
          </table:table-cell>
          <table:table-cell table:formula="of:=[.M1451]/100000" office:value-type="float" office:value="0.00000028564453125">
            <text:p>0.0000002856</text:p>
          </table:table-cell>
          <table:table-cell table:formula="of:=0.625*1000000*[.$N1451]*1000" office:value-type="float" office:value="178.52783203125">
            <text:p>178.527832</text:p>
          </table:table-cell>
          <table:table-cell table:formula="of:=0.769*100000*[.$N1451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17">
            <text:p>6417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52]" office:value-type="float" office:value="23.8866">
            <text:p>23.8866</text:p>
          </table:table-cell>
          <table:table-cell/>
          <table:table-cell table:formula="of:=-0.0000028*[.$D1452]*[.$D1452]+0.0405*[.$D1452]-4" office:value-type="float" office:value="32.8607872">
            <text:p>32.8607872</text:p>
          </table:table-cell>
          <table:table-cell/>
          <table:table-cell table:formula="of:=([.G1452]-25)*(0.01+0.00008*[.$D1452])+[.$I1452]" office:value-type="float" office:value="32.762718928">
            <text:p>32.762718928</text:p>
          </table:table-cell>
          <table:table-cell/>
          <table:table-cell table:formula="of:=([.$B1452]/4096)*1.5" office:value-type="float" office:value="0.027099609375">
            <text:p>0.027100</text:p>
          </table:table-cell>
          <table:table-cell table:formula="of:=[.M1452]/100000" office:value-type="float" office:value="0.00000027099609375">
            <text:p>0.0000002710</text:p>
          </table:table-cell>
          <table:table-cell table:formula="of:=0.625*1000000*[.$N1452]*1000" office:value-type="float" office:value="169.37255859375">
            <text:p>169.372559</text:p>
          </table:table-cell>
          <table:table-cell table:formula="of:=0.769*100000*[.$N145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9">
            <text:p>6419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453]" office:value-type="float" office:value="23.9062">
            <text:p>23.9062</text:p>
          </table:table-cell>
          <table:table-cell/>
          <table:table-cell table:formula="of:=-0.0000028*[.$D1453]*[.$D1453]+0.0405*[.$D1453]-4" office:value-type="float" office:value="33.00088">
            <text:p>33.00088</text:p>
          </table:table-cell>
          <table:table-cell/>
          <table:table-cell table:formula="of:=([.G1453]-25)*(0.01+0.00008*[.$D1453])+[.$I1453]" office:value-type="float" office:value="32.90418808">
            <text:p>32.90418808</text:p>
          </table:table-cell>
          <table:table-cell/>
          <table:table-cell table:formula="of:=([.$B1453]/4096)*1.5" office:value-type="float" office:value="0.02490234375">
            <text:p>0.024902</text:p>
          </table:table-cell>
          <table:table-cell table:formula="of:=[.M1453]/100000" office:value-type="float" office:value="0.0000002490234375">
            <text:p>0.0000002490</text:p>
          </table:table-cell>
          <table:table-cell table:formula="of:=0.625*1000000*[.$N1453]*1000" office:value-type="float" office:value="155.6396484375">
            <text:p>155.639648</text:p>
          </table:table-cell>
          <table:table-cell table:formula="of:=0.769*100000*[.$N145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9">
            <text:p>6419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454]" office:value-type="float" office:value="23.9062">
            <text:p>23.9062</text:p>
          </table:table-cell>
          <table:table-cell/>
          <table:table-cell table:formula="of:=-0.0000028*[.$D1454]*[.$D1454]+0.0405*[.$D1454]-4" office:value-type="float" office:value="33.00088">
            <text:p>33.00088</text:p>
          </table:table-cell>
          <table:table-cell/>
          <table:table-cell table:formula="of:=([.G1454]-25)*(0.01+0.00008*[.$D1454])+[.$I1454]" office:value-type="float" office:value="32.90418808">
            <text:p>32.90418808</text:p>
          </table:table-cell>
          <table:table-cell/>
          <table:table-cell table:formula="of:=([.$B1454]/4096)*1.5" office:value-type="float" office:value="0.02490234375">
            <text:p>0.024902</text:p>
          </table:table-cell>
          <table:table-cell table:formula="of:=[.M1454]/100000" office:value-type="float" office:value="0.0000002490234375">
            <text:p>0.0000002490</text:p>
          </table:table-cell>
          <table:table-cell table:formula="of:=0.625*1000000*[.$N1454]*1000" office:value-type="float" office:value="155.6396484375">
            <text:p>155.639648</text:p>
          </table:table-cell>
          <table:table-cell table:formula="of:=0.769*100000*[.$N145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8">
            <text:p>6418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55]" office:value-type="float" office:value="23.8964">
            <text:p>23.8964</text:p>
          </table:table-cell>
          <table:table-cell/>
          <table:table-cell table:formula="of:=-0.0000028*[.$D1455]*[.$D1455]+0.0405*[.$D1455]-4" office:value-type="float" office:value="32.8607872">
            <text:p>32.8607872</text:p>
          </table:table-cell>
          <table:table-cell/>
          <table:table-cell table:formula="of:=([.G1455]-25)*(0.01+0.00008*[.$D1455])+[.$I1455]" office:value-type="float" office:value="32.763582112">
            <text:p>32.763582112</text:p>
          </table:table-cell>
          <table:table-cell/>
          <table:table-cell table:formula="of:=([.$B1455]/4096)*1.5" office:value-type="float" office:value="0.0245361328125">
            <text:p>0.024536</text:p>
          </table:table-cell>
          <table:table-cell table:formula="of:=[.M1455]/100000" office:value-type="float" office:value="0.000000245361328125">
            <text:p>0.0000002454</text:p>
          </table:table-cell>
          <table:table-cell table:formula="of:=0.625*1000000*[.$N1455]*1000" office:value-type="float" office:value="153.350830078125">
            <text:p>153.350830</text:p>
          </table:table-cell>
          <table:table-cell table:formula="of:=0.769*100000*[.$N1455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15">
            <text:p>6415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56]" office:value-type="float" office:value="23.867">
            <text:p>23.867</text:p>
          </table:table-cell>
          <table:table-cell/>
          <table:table-cell table:formula="of:=-0.0000028*[.$D1456]*[.$D1456]+0.0405*[.$D1456]-4" office:value-type="float" office:value="32.9308448">
            <text:p>32.9308448</text:p>
          </table:table-cell>
          <table:table-cell/>
          <table:table-cell table:formula="of:=([.G1456]-25)*(0.01+0.00008*[.$D1456])+[.$I1456]" office:value-type="float" office:value="32.83086888">
            <text:p>32.83086888</text:p>
          </table:table-cell>
          <table:table-cell/>
          <table:table-cell table:formula="of:=([.$B1456]/4096)*1.5" office:value-type="float" office:value="0.027099609375">
            <text:p>0.027100</text:p>
          </table:table-cell>
          <table:table-cell table:formula="of:=[.M1456]/100000" office:value-type="float" office:value="0.00000027099609375">
            <text:p>0.0000002710</text:p>
          </table:table-cell>
          <table:table-cell table:formula="of:=0.625*1000000*[.$N1456]*1000" office:value-type="float" office:value="169.37255859375">
            <text:p>169.372559</text:p>
          </table:table-cell>
          <table:table-cell table:formula="of:=0.769*100000*[.$N145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6">
            <text:p>6416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57]" office:value-type="float" office:value="23.8768">
            <text:p>23.8768</text:p>
          </table:table-cell>
          <table:table-cell/>
          <table:table-cell table:formula="of:=-0.0000028*[.$D1457]*[.$D1457]+0.0405*[.$D1457]-4" office:value-type="float" office:value="32.7907072">
            <text:p>32.7907072</text:p>
          </table:table-cell>
          <table:table-cell/>
          <table:table-cell table:formula="of:=([.G1457]-25)*(0.01+0.00008*[.$D1457])+[.$I1457]" office:value-type="float" office:value="32.691955456">
            <text:p>32.691955456</text:p>
          </table:table-cell>
          <table:table-cell/>
          <table:table-cell table:formula="of:=([.$B1457]/4096)*1.5" office:value-type="float" office:value="0.0267333984375">
            <text:p>0.026733</text:p>
          </table:table-cell>
          <table:table-cell table:formula="of:=[.M1457]/100000" office:value-type="float" office:value="0.000000267333984375">
            <text:p>0.0000002673</text:p>
          </table:table-cell>
          <table:table-cell table:formula="of:=0.625*1000000*[.$N1457]*1000" office:value-type="float" office:value="167.083740234375">
            <text:p>167.083740</text:p>
          </table:table-cell>
          <table:table-cell table:formula="of:=0.769*100000*[.$N1457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6">
            <text:p>6416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458]" office:value-type="float" office:value="23.8768">
            <text:p>23.8768</text:p>
          </table:table-cell>
          <table:table-cell/>
          <table:table-cell table:formula="of:=-0.0000028*[.$D1458]*[.$D1458]+0.0405*[.$D1458]-4" office:value-type="float" office:value="33.0708928">
            <text:p>33.0708928</text:p>
          </table:table-cell>
          <table:table-cell/>
          <table:table-cell table:formula="of:=([.G1458]-25)*(0.01+0.00008*[.$D1458])+[.$I1458]" office:value-type="float" office:value="32.971422208">
            <text:p>32.971422208</text:p>
          </table:table-cell>
          <table:table-cell/>
          <table:table-cell table:formula="of:=([.$B1458]/4096)*1.5" office:value-type="float" office:value="0.02490234375">
            <text:p>0.024902</text:p>
          </table:table-cell>
          <table:table-cell table:formula="of:=[.M1458]/100000" office:value-type="float" office:value="0.0000002490234375">
            <text:p>0.0000002490</text:p>
          </table:table-cell>
          <table:table-cell table:formula="of:=0.625*1000000*[.$N1458]*1000" office:value-type="float" office:value="155.6396484375">
            <text:p>155.639648</text:p>
          </table:table-cell>
          <table:table-cell table:formula="of:=0.769*100000*[.$N145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18">
            <text:p>6418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59]" office:value-type="float" office:value="23.8964">
            <text:p>23.8964</text:p>
          </table:table-cell>
          <table:table-cell/>
          <table:table-cell table:formula="of:=-0.0000028*[.$D1459]*[.$D1459]+0.0405*[.$D1459]-4" office:value-type="float" office:value="32.8607872">
            <text:p>32.8607872</text:p>
          </table:table-cell>
          <table:table-cell/>
          <table:table-cell table:formula="of:=([.G1459]-25)*(0.01+0.00008*[.$D1459])+[.$I1459]" office:value-type="float" office:value="32.763582112">
            <text:p>32.763582112</text:p>
          </table:table-cell>
          <table:table-cell/>
          <table:table-cell table:formula="of:=([.$B1459]/4096)*1.5" office:value-type="float" office:value="0.024169921875">
            <text:p>0.024170</text:p>
          </table:table-cell>
          <table:table-cell table:formula="of:=[.M1459]/100000" office:value-type="float" office:value="0.00000024169921875">
            <text:p>0.0000002417</text:p>
          </table:table-cell>
          <table:table-cell table:formula="of:=0.625*1000000*[.$N1459]*1000" office:value-type="float" office:value="151.06201171875">
            <text:p>151.062012</text:p>
          </table:table-cell>
          <table:table-cell table:formula="of:=0.769*100000*[.$N145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0">
            <text:p>6420</text:p>
          </table:table-cell>
          <table:table-cell office:value-type="float" office:value="979">
            <text:p>979</text:p>
          </table:table-cell>
          <table:table-cell table:number-columns-repeated="2"/>
          <table:table-cell table:formula="of:=-39+0.0098*[.$C1460]" office:value-type="float" office:value="23.916">
            <text:p>23.916</text:p>
          </table:table-cell>
          <table:table-cell/>
          <table:table-cell table:formula="of:=-0.0000028*[.$D1460]*[.$D1460]+0.0405*[.$D1460]-4" office:value-type="float" office:value="32.9658652">
            <text:p>32.9658652</text:p>
          </table:table-cell>
          <table:table-cell/>
          <table:table-cell table:formula="of:=([.G1460]-25)*(0.01+0.00008*[.$D1460])+[.$I1460]" office:value-type="float" office:value="32.87012632">
            <text:p>32.87012632</text:p>
          </table:table-cell>
          <table:table-cell/>
          <table:table-cell table:formula="of:=([.$B1460]/4096)*1.5" office:value-type="float" office:value="0.027099609375">
            <text:p>0.027100</text:p>
          </table:table-cell>
          <table:table-cell table:formula="of:=[.M1460]/100000" office:value-type="float" office:value="0.00000027099609375">
            <text:p>0.0000002710</text:p>
          </table:table-cell>
          <table:table-cell table:formula="of:=0.625*1000000*[.$N1460]*1000" office:value-type="float" office:value="169.37255859375">
            <text:p>169.372559</text:p>
          </table:table-cell>
          <table:table-cell table:formula="of:=0.769*100000*[.$N146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18">
            <text:p>6418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461]" office:value-type="float" office:value="23.8964">
            <text:p>23.8964</text:p>
          </table:table-cell>
          <table:table-cell/>
          <table:table-cell table:formula="of:=-0.0000028*[.$D1461]*[.$D1461]+0.0405*[.$D1461]-4" office:value-type="float" office:value="32.7206048">
            <text:p>32.7206048</text:p>
          </table:table-cell>
          <table:table-cell/>
          <table:table-cell table:formula="of:=([.G1461]-25)*(0.01+0.00008*[.$D1461])+[.$I1461]" office:value-type="float" office:value="32.623752864">
            <text:p>32.623752864</text:p>
          </table:table-cell>
          <table:table-cell/>
          <table:table-cell table:formula="of:=([.$B1461]/4096)*1.5" office:value-type="float" office:value="0.02783203125">
            <text:p>0.027832</text:p>
          </table:table-cell>
          <table:table-cell table:formula="of:=[.M1461]/100000" office:value-type="float" office:value="0.0000002783203125">
            <text:p>0.0000002783</text:p>
          </table:table-cell>
          <table:table-cell table:formula="of:=0.625*1000000*[.$N1461]*1000" office:value-type="float" office:value="173.9501953125">
            <text:p>173.950195</text:p>
          </table:table-cell>
          <table:table-cell table:formula="of:=0.769*100000*[.$N146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20">
            <text:p>6420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62]" office:value-type="float" office:value="23.916">
            <text:p>23.916</text:p>
          </table:table-cell>
          <table:table-cell/>
          <table:table-cell table:formula="of:=-0.0000028*[.$D1462]*[.$D1462]+0.0405*[.$D1462]-4" office:value-type="float" office:value="32.9308448">
            <text:p>32.9308448</text:p>
          </table:table-cell>
          <table:table-cell/>
          <table:table-cell table:formula="of:=([.G1462]-25)*(0.01+0.00008*[.$D1462])+[.$I1462]" office:value-type="float" office:value="32.83519264">
            <text:p>32.83519264</text:p>
          </table:table-cell>
          <table:table-cell/>
          <table:table-cell table:formula="of:=([.$B1462]/4096)*1.5" office:value-type="float" office:value="0.0252685546875">
            <text:p>0.025269</text:p>
          </table:table-cell>
          <table:table-cell table:formula="of:=[.M1462]/100000" office:value-type="float" office:value="0.000000252685546875">
            <text:p>0.0000002527</text:p>
          </table:table-cell>
          <table:table-cell table:formula="of:=0.625*1000000*[.$N1462]*1000" office:value-type="float" office:value="157.928466796875">
            <text:p>157.928467</text:p>
          </table:table-cell>
          <table:table-cell table:formula="of:=0.769*100000*[.$N1462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18">
            <text:p>6418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463]" office:value-type="float" office:value="23.8964">
            <text:p>23.8964</text:p>
          </table:table-cell>
          <table:table-cell/>
          <table:table-cell table:formula="of:=-0.0000028*[.$D1463]*[.$D1463]+0.0405*[.$D1463]-4" office:value-type="float" office:value="32.82575">
            <text:p>32.82575</text:p>
          </table:table-cell>
          <table:table-cell/>
          <table:table-cell table:formula="of:=([.G1463]-25)*(0.01+0.00008*[.$D1463])+[.$I1463]" office:value-type="float" office:value="32.7286332">
            <text:p>32.7286332</text:p>
          </table:table-cell>
          <table:table-cell/>
          <table:table-cell table:formula="of:=([.$B1463]/4096)*1.5" office:value-type="float" office:value="0.0267333984375">
            <text:p>0.026733</text:p>
          </table:table-cell>
          <table:table-cell table:formula="of:=[.M1463]/100000" office:value-type="float" office:value="0.000000267333984375">
            <text:p>0.0000002673</text:p>
          </table:table-cell>
          <table:table-cell table:formula="of:=0.625*1000000*[.$N1463]*1000" office:value-type="float" office:value="167.083740234375">
            <text:p>167.083740</text:p>
          </table:table-cell>
          <table:table-cell table:formula="of:=0.769*100000*[.$N1463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8">
            <text:p>6418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64]" office:value-type="float" office:value="23.8964">
            <text:p>23.8964</text:p>
          </table:table-cell>
          <table:table-cell/>
          <table:table-cell table:formula="of:=-0.0000028*[.$D1464]*[.$D1464]+0.0405*[.$D1464]-4" office:value-type="float" office:value="32.9308448">
            <text:p>32.9308448</text:p>
          </table:table-cell>
          <table:table-cell/>
          <table:table-cell table:formula="of:=([.G1464]-25)*(0.01+0.00008*[.$D1464])+[.$I1464]" office:value-type="float" office:value="32.833463136">
            <text:p>32.833463136</text:p>
          </table:table-cell>
          <table:table-cell/>
          <table:table-cell table:formula="of:=([.$B1464]/4096)*1.5" office:value-type="float" office:value="0.0263671875">
            <text:p>0.026367</text:p>
          </table:table-cell>
          <table:table-cell table:formula="of:=[.M1464]/100000" office:value-type="float" office:value="0.000000263671875">
            <text:p>0.0000002637</text:p>
          </table:table-cell>
          <table:table-cell table:formula="of:=0.625*1000000*[.$N1464]*1000" office:value-type="float" office:value="164.794921875">
            <text:p>164.794922</text:p>
          </table:table-cell>
          <table:table-cell table:formula="of:=0.769*100000*[.$N146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2">
            <text:p>6422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465]" office:value-type="float" office:value="23.9356">
            <text:p>23.9356</text:p>
          </table:table-cell>
          <table:table-cell/>
          <table:table-cell table:formula="of:=-0.0000028*[.$D1465]*[.$D1465]+0.0405*[.$D1465]-4" office:value-type="float" office:value="33.00088">
            <text:p>33.00088</text:p>
          </table:table-cell>
          <table:table-cell/>
          <table:table-cell table:formula="of:=([.G1465]-25)*(0.01+0.00008*[.$D1465])+[.$I1465]" office:value-type="float" office:value="32.90678704">
            <text:p>32.90678704</text:p>
          </table:table-cell>
          <table:table-cell/>
          <table:table-cell table:formula="of:=([.$B1465]/4096)*1.5" office:value-type="float" office:value="0.0267333984375">
            <text:p>0.026733</text:p>
          </table:table-cell>
          <table:table-cell table:formula="of:=[.M1465]/100000" office:value-type="float" office:value="0.000000267333984375">
            <text:p>0.0000002673</text:p>
          </table:table-cell>
          <table:table-cell table:formula="of:=0.625*1000000*[.$N1465]*1000" office:value-type="float" office:value="167.083740234375">
            <text:p>167.083740</text:p>
          </table:table-cell>
          <table:table-cell table:formula="of:=0.769*100000*[.$N1465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1">
            <text:p>6421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66]" office:value-type="float" office:value="23.9258">
            <text:p>23.9258</text:p>
          </table:table-cell>
          <table:table-cell/>
          <table:table-cell table:formula="of:=-0.0000028*[.$D1466]*[.$D1466]+0.0405*[.$D1466]-4" office:value-type="float" office:value="32.8607872">
            <text:p>32.8607872</text:p>
          </table:table-cell>
          <table:table-cell/>
          <table:table-cell table:formula="of:=([.G1466]-25)*(0.01+0.00008*[.$D1466])+[.$I1466]" office:value-type="float" office:value="32.766171664">
            <text:p>32.766171664</text:p>
          </table:table-cell>
          <table:table-cell/>
          <table:table-cell table:formula="of:=([.$B1466]/4096)*1.5" office:value-type="float" office:value="0.0274658203125">
            <text:p>0.027466</text:p>
          </table:table-cell>
          <table:table-cell table:formula="of:=[.M1466]/100000" office:value-type="float" office:value="0.000000274658203125">
            <text:p>0.0000002747</text:p>
          </table:table-cell>
          <table:table-cell table:formula="of:=0.625*1000000*[.$N1466]*1000" office:value-type="float" office:value="171.661376953125">
            <text:p>171.661377</text:p>
          </table:table-cell>
          <table:table-cell table:formula="of:=0.769*100000*[.$N1466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23">
            <text:p>6423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67]" office:value-type="float" office:value="23.9454">
            <text:p>23.9454</text:p>
          </table:table-cell>
          <table:table-cell/>
          <table:table-cell table:formula="of:=-0.0000028*[.$D1467]*[.$D1467]+0.0405*[.$D1467]-4" office:value-type="float" office:value="32.8607872">
            <text:p>32.8607872</text:p>
          </table:table-cell>
          <table:table-cell/>
          <table:table-cell table:formula="of:=([.G1467]-25)*(0.01+0.00008*[.$D1467])+[.$I1467]" office:value-type="float" office:value="32.767898032">
            <text:p>32.767898032</text:p>
          </table:table-cell>
          <table:table-cell/>
          <table:table-cell table:formula="of:=([.$B1467]/4096)*1.5" office:value-type="float" office:value="0.0274658203125">
            <text:p>0.027466</text:p>
          </table:table-cell>
          <table:table-cell table:formula="of:=[.M1467]/100000" office:value-type="float" office:value="0.000000274658203125">
            <text:p>0.0000002747</text:p>
          </table:table-cell>
          <table:table-cell table:formula="of:=0.625*1000000*[.$N1467]*1000" office:value-type="float" office:value="171.661376953125">
            <text:p>171.661377</text:p>
          </table:table-cell>
          <table:table-cell table:formula="of:=0.769*100000*[.$N146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2">
            <text:p>6422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68]" office:value-type="float" office:value="23.9356">
            <text:p>23.9356</text:p>
          </table:table-cell>
          <table:table-cell/>
          <table:table-cell table:formula="of:=-0.0000028*[.$D1468]*[.$D1468]+0.0405*[.$D1468]-4" office:value-type="float" office:value="32.8607872">
            <text:p>32.8607872</text:p>
          </table:table-cell>
          <table:table-cell/>
          <table:table-cell table:formula="of:=([.G1468]-25)*(0.01+0.00008*[.$D1468])+[.$I1468]" office:value-type="float" office:value="32.767034848">
            <text:p>32.767034848</text:p>
          </table:table-cell>
          <table:table-cell/>
          <table:table-cell table:formula="of:=([.$B1468]/4096)*1.5" office:value-type="float" office:value="0.0267333984375">
            <text:p>0.026733</text:p>
          </table:table-cell>
          <table:table-cell table:formula="of:=[.M1468]/100000" office:value-type="float" office:value="0.000000267333984375">
            <text:p>0.0000002673</text:p>
          </table:table-cell>
          <table:table-cell table:formula="of:=0.625*1000000*[.$N1468]*1000" office:value-type="float" office:value="167.083740234375">
            <text:p>167.083740</text:p>
          </table:table-cell>
          <table:table-cell table:formula="of:=0.769*100000*[.$N146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3">
            <text:p>6423</text:p>
          </table:table-cell>
          <table:table-cell office:value-type="float" office:value="972">
            <text:p>972</text:p>
          </table:table-cell>
          <table:table-cell table:number-columns-repeated="2"/>
          <table:table-cell table:formula="of:=-39+0.0098*[.$C1469]" office:value-type="float" office:value="23.9454">
            <text:p>23.9454</text:p>
          </table:table-cell>
          <table:table-cell/>
          <table:table-cell table:formula="of:=-0.0000028*[.$D1469]*[.$D1469]+0.0405*[.$D1469]-4" office:value-type="float" office:value="32.7206048">
            <text:p>32.7206048</text:p>
          </table:table-cell>
          <table:table-cell/>
          <table:table-cell table:formula="of:=([.G1469]-25)*(0.01+0.00008*[.$D1469])+[.$I1469]" office:value-type="float" office:value="32.628053104">
            <text:p>32.628053104</text:p>
          </table:table-cell>
          <table:table-cell/>
          <table:table-cell table:formula="of:=([.$B1469]/4096)*1.5" office:value-type="float" office:value="0.0260009765625">
            <text:p>0.026001</text:p>
          </table:table-cell>
          <table:table-cell table:formula="of:=[.M1469]/100000" office:value-type="float" office:value="0.000000260009765625">
            <text:p>0.0000002600</text:p>
          </table:table-cell>
          <table:table-cell table:formula="of:=0.625*1000000*[.$N1469]*1000" office:value-type="float" office:value="162.506103515625">
            <text:p>162.506104</text:p>
          </table:table-cell>
          <table:table-cell table:formula="of:=0.769*100000*[.$N1469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417">
            <text:p>6417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70]" office:value-type="float" office:value="23.8866">
            <text:p>23.8866</text:p>
          </table:table-cell>
          <table:table-cell/>
          <table:table-cell table:formula="of:=-0.0000028*[.$D1470]*[.$D1470]+0.0405*[.$D1470]-4" office:value-type="float" office:value="32.7907072">
            <text:p>32.7907072</text:p>
          </table:table-cell>
          <table:table-cell/>
          <table:table-cell table:formula="of:=([.G1470]-25)*(0.01+0.00008*[.$D1470])+[.$I1470]" office:value-type="float" office:value="32.692817072">
            <text:p>32.692817072</text:p>
          </table:table-cell>
          <table:table-cell/>
          <table:table-cell table:formula="of:=([.$B1470]/4096)*1.5" office:value-type="float" office:value="0.02783203125">
            <text:p>0.027832</text:p>
          </table:table-cell>
          <table:table-cell table:formula="of:=[.M1470]/100000" office:value-type="float" office:value="0.0000002783203125">
            <text:p>0.0000002783</text:p>
          </table:table-cell>
          <table:table-cell table:formula="of:=0.625*1000000*[.$N1470]*1000" office:value-type="float" office:value="173.9501953125">
            <text:p>173.950195</text:p>
          </table:table-cell>
          <table:table-cell table:formula="of:=0.769*100000*[.$N1470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3">
            <text:p>6413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471]" office:value-type="float" office:value="23.8474">
            <text:p>23.8474</text:p>
          </table:table-cell>
          <table:table-cell/>
          <table:table-cell table:formula="of:=-0.0000028*[.$D1471]*[.$D1471]+0.0405*[.$D1471]-4" office:value-type="float" office:value="33.00088">
            <text:p>33.00088</text:p>
          </table:table-cell>
          <table:table-cell/>
          <table:table-cell table:formula="of:=([.G1471]-25)*(0.01+0.00008*[.$D1471])+[.$I1471]" office:value-type="float" office:value="32.89899016">
            <text:p>32.89899016</text:p>
          </table:table-cell>
          <table:table-cell/>
          <table:table-cell table:formula="of:=([.$B1471]/4096)*1.5" office:value-type="float" office:value="0.0274658203125">
            <text:p>0.027466</text:p>
          </table:table-cell>
          <table:table-cell table:formula="of:=[.M1471]/100000" office:value-type="float" office:value="0.000000274658203125">
            <text:p>0.0000002747</text:p>
          </table:table-cell>
          <table:table-cell table:formula="of:=0.625*1000000*[.$N1471]*1000" office:value-type="float" office:value="171.661376953125">
            <text:p>171.661377</text:p>
          </table:table-cell>
          <table:table-cell table:formula="of:=0.769*100000*[.$N1471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5">
            <text:p>6415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1472]" office:value-type="float" office:value="23.867">
            <text:p>23.867</text:p>
          </table:table-cell>
          <table:table-cell/>
          <table:table-cell table:formula="of:=-0.0000028*[.$D1472]*[.$D1472]+0.0405*[.$D1472]-4" office:value-type="float" office:value="32.8958188">
            <text:p>32.8958188</text:p>
          </table:table-cell>
          <table:table-cell/>
          <table:table-cell table:formula="of:=([.G1472]-25)*(0.01+0.00008*[.$D1472])+[.$I1472]" office:value-type="float" office:value="32.79593352">
            <text:p>32.79593352</text:p>
          </table:table-cell>
          <table:table-cell/>
          <table:table-cell table:formula="of:=([.$B1472]/4096)*1.5" office:value-type="float" office:value="0.0252685546875">
            <text:p>0.025269</text:p>
          </table:table-cell>
          <table:table-cell table:formula="of:=[.M1472]/100000" office:value-type="float" office:value="0.000000252685546875">
            <text:p>0.0000002527</text:p>
          </table:table-cell>
          <table:table-cell table:formula="of:=0.625*1000000*[.$N1472]*1000" office:value-type="float" office:value="157.928466796875">
            <text:p>157.928467</text:p>
          </table:table-cell>
          <table:table-cell table:formula="of:=0.769*100000*[.$N1472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4">
            <text:p>6414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73]" office:value-type="float" office:value="23.8572">
            <text:p>23.8572</text:p>
          </table:table-cell>
          <table:table-cell/>
          <table:table-cell table:formula="of:=-0.0000028*[.$D1473]*[.$D1473]+0.0405*[.$D1473]-4" office:value-type="float" office:value="32.9308448">
            <text:p>32.9308448</text:p>
          </table:table-cell>
          <table:table-cell/>
          <table:table-cell table:formula="of:=([.G1473]-25)*(0.01+0.00008*[.$D1473])+[.$I1473]" office:value-type="float" office:value="32.830004128">
            <text:p>32.830004128</text:p>
          </table:table-cell>
          <table:table-cell/>
          <table:table-cell table:formula="of:=([.$B1473]/4096)*1.5" office:value-type="float" office:value="0.0274658203125">
            <text:p>0.027466</text:p>
          </table:table-cell>
          <table:table-cell table:formula="of:=[.M1473]/100000" office:value-type="float" office:value="0.000000274658203125">
            <text:p>0.0000002747</text:p>
          </table:table-cell>
          <table:table-cell table:formula="of:=0.625*1000000*[.$N1473]*1000" office:value-type="float" office:value="171.661376953125">
            <text:p>171.661377</text:p>
          </table:table-cell>
          <table:table-cell table:formula="of:=0.769*100000*[.$N1473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7">
            <text:p>6417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74]" office:value-type="float" office:value="23.8866">
            <text:p>23.8866</text:p>
          </table:table-cell>
          <table:table-cell/>
          <table:table-cell table:formula="of:=-0.0000028*[.$D1474]*[.$D1474]+0.0405*[.$D1474]-4" office:value-type="float" office:value="32.9308448">
            <text:p>32.9308448</text:p>
          </table:table-cell>
          <table:table-cell/>
          <table:table-cell table:formula="of:=([.G1474]-25)*(0.01+0.00008*[.$D1474])+[.$I1474]" office:value-type="float" office:value="32.832598384">
            <text:p>32.832598384</text:p>
          </table:table-cell>
          <table:table-cell/>
          <table:table-cell table:formula="of:=([.$B1474]/4096)*1.5" office:value-type="float" office:value="0.0252685546875">
            <text:p>0.025269</text:p>
          </table:table-cell>
          <table:table-cell table:formula="of:=[.M1474]/100000" office:value-type="float" office:value="0.000000252685546875">
            <text:p>0.0000002527</text:p>
          </table:table-cell>
          <table:table-cell table:formula="of:=0.625*1000000*[.$N1474]*1000" office:value-type="float" office:value="157.928466796875">
            <text:p>157.928467</text:p>
          </table:table-cell>
          <table:table-cell table:formula="of:=0.769*100000*[.$N147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6414">
            <text:p>6414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475]" office:value-type="float" office:value="23.8572">
            <text:p>23.8572</text:p>
          </table:table-cell>
          <table:table-cell/>
          <table:table-cell table:formula="of:=-0.0000028*[.$D1475]*[.$D1475]+0.0405*[.$D1475]-4" office:value-type="float" office:value="33.0708928">
            <text:p>33.0708928</text:p>
          </table:table-cell>
          <table:table-cell/>
          <table:table-cell table:formula="of:=([.G1475]-25)*(0.01+0.00008*[.$D1475])+[.$I1475]" office:value-type="float" office:value="32.969686432">
            <text:p>32.969686432</text:p>
          </table:table-cell>
          <table:table-cell/>
          <table:table-cell table:formula="of:=([.$B1475]/4096)*1.5" office:value-type="float" office:value="0.0223388671875">
            <text:p>0.022339</text:p>
          </table:table-cell>
          <table:table-cell table:formula="of:=[.M1475]/100000" office:value-type="float" office:value="0.000000223388671875">
            <text:p>0.0000002234</text:p>
          </table:table-cell>
          <table:table-cell table:formula="of:=0.625*1000000*[.$N1475]*1000" office:value-type="float" office:value="139.617919921875">
            <text:p>139.617920</text:p>
          </table:table-cell>
          <table:table-cell table:formula="of:=0.769*100000*[.$N1475]*1000" office:value-type="float" office:value="17.1785888671875">
            <text:p>17.17858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9">
            <text:p>6419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476]" office:value-type="float" office:value="23.9062">
            <text:p>23.9062</text:p>
          </table:table-cell>
          <table:table-cell/>
          <table:table-cell table:formula="of:=-0.0000028*[.$D1476]*[.$D1476]+0.0405*[.$D1476]-4" office:value-type="float" office:value="33.00088">
            <text:p>33.00088</text:p>
          </table:table-cell>
          <table:table-cell/>
          <table:table-cell table:formula="of:=([.G1476]-25)*(0.01+0.00008*[.$D1476])+[.$I1476]" office:value-type="float" office:value="32.90418808">
            <text:p>32.90418808</text:p>
          </table:table-cell>
          <table:table-cell/>
          <table:table-cell table:formula="of:=([.$B1476]/4096)*1.5" office:value-type="float" office:value="0.0245361328125">
            <text:p>0.024536</text:p>
          </table:table-cell>
          <table:table-cell table:formula="of:=[.M1476]/100000" office:value-type="float" office:value="0.000000245361328125">
            <text:p>0.0000002454</text:p>
          </table:table-cell>
          <table:table-cell table:formula="of:=0.625*1000000*[.$N1476]*1000" office:value-type="float" office:value="153.350830078125">
            <text:p>153.350830</text:p>
          </table:table-cell>
          <table:table-cell table:formula="of:=0.769*100000*[.$N147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19">
            <text:p>6419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77]" office:value-type="float" office:value="23.9062">
            <text:p>23.9062</text:p>
          </table:table-cell>
          <table:table-cell/>
          <table:table-cell table:formula="of:=-0.0000028*[.$D1477]*[.$D1477]+0.0405*[.$D1477]-4" office:value-type="float" office:value="32.8607872">
            <text:p>32.8607872</text:p>
          </table:table-cell>
          <table:table-cell/>
          <table:table-cell table:formula="of:=([.G1477]-25)*(0.01+0.00008*[.$D1477])+[.$I1477]" office:value-type="float" office:value="32.764445296">
            <text:p>32.764445296</text:p>
          </table:table-cell>
          <table:table-cell/>
          <table:table-cell table:formula="of:=([.$B1477]/4096)*1.5" office:value-type="float" office:value="0.0238037109375">
            <text:p>0.023804</text:p>
          </table:table-cell>
          <table:table-cell table:formula="of:=[.M1477]/100000" office:value-type="float" office:value="0.000000238037109375">
            <text:p>0.0000002380</text:p>
          </table:table-cell>
          <table:table-cell table:formula="of:=0.625*1000000*[.$N1477]*1000" office:value-type="float" office:value="148.773193359375">
            <text:p>148.773193</text:p>
          </table:table-cell>
          <table:table-cell table:formula="of:=0.769*100000*[.$N1477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8">
            <text:p>6418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78]" office:value-type="float" office:value="23.8964">
            <text:p>23.8964</text:p>
          </table:table-cell>
          <table:table-cell/>
          <table:table-cell table:formula="of:=-0.0000028*[.$D1478]*[.$D1478]+0.0405*[.$D1478]-4" office:value-type="float" office:value="32.8607872">
            <text:p>32.8607872</text:p>
          </table:table-cell>
          <table:table-cell/>
          <table:table-cell table:formula="of:=([.G1478]-25)*(0.01+0.00008*[.$D1478])+[.$I1478]" office:value-type="float" office:value="32.763582112">
            <text:p>32.763582112</text:p>
          </table:table-cell>
          <table:table-cell/>
          <table:table-cell table:formula="of:=([.$B1478]/4096)*1.5" office:value-type="float" office:value="0.0260009765625">
            <text:p>0.026001</text:p>
          </table:table-cell>
          <table:table-cell table:formula="of:=[.M1478]/100000" office:value-type="float" office:value="0.000000260009765625">
            <text:p>0.0000002600</text:p>
          </table:table-cell>
          <table:table-cell table:formula="of:=0.625*1000000*[.$N1478]*1000" office:value-type="float" office:value="162.506103515625">
            <text:p>162.506104</text:p>
          </table:table-cell>
          <table:table-cell table:formula="of:=0.769*100000*[.$N1478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2">
            <text:p>6422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79]" office:value-type="float" office:value="23.9356">
            <text:p>23.9356</text:p>
          </table:table-cell>
          <table:table-cell/>
          <table:table-cell table:formula="of:=-0.0000028*[.$D1479]*[.$D1479]+0.0405*[.$D1479]-4" office:value-type="float" office:value="32.9308448">
            <text:p>32.9308448</text:p>
          </table:table-cell>
          <table:table-cell/>
          <table:table-cell table:formula="of:=([.G1479]-25)*(0.01+0.00008*[.$D1479])+[.$I1479]" office:value-type="float" office:value="32.836922144">
            <text:p>32.836922144</text:p>
          </table:table-cell>
          <table:table-cell/>
          <table:table-cell table:formula="of:=([.$B1479]/4096)*1.5" office:value-type="float" office:value="0.027099609375">
            <text:p>0.027100</text:p>
          </table:table-cell>
          <table:table-cell table:formula="of:=[.M1479]/100000" office:value-type="float" office:value="0.00000027099609375">
            <text:p>0.0000002710</text:p>
          </table:table-cell>
          <table:table-cell table:formula="of:=0.625*1000000*[.$N1479]*1000" office:value-type="float" office:value="169.37255859375">
            <text:p>169.372559</text:p>
          </table:table-cell>
          <table:table-cell table:formula="of:=0.769*100000*[.$N1479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25">
            <text:p>6425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80]" office:value-type="float" office:value="23.965">
            <text:p>23.965</text:p>
          </table:table-cell>
          <table:table-cell/>
          <table:table-cell table:formula="of:=-0.0000028*[.$D1480]*[.$D1480]+0.0405*[.$D1480]-4" office:value-type="float" office:value="32.8607872">
            <text:p>32.8607872</text:p>
          </table:table-cell>
          <table:table-cell/>
          <table:table-cell table:formula="of:=([.G1480]-25)*(0.01+0.00008*[.$D1480])+[.$I1480]" office:value-type="float" office:value="32.7696244">
            <text:p>32.7696244</text:p>
          </table:table-cell>
          <table:table-cell/>
          <table:table-cell table:formula="of:=([.$B1480]/4096)*1.5" office:value-type="float" office:value="0.027099609375">
            <text:p>0.027100</text:p>
          </table:table-cell>
          <table:table-cell table:formula="of:=[.M1480]/100000" office:value-type="float" office:value="0.00000027099609375">
            <text:p>0.0000002710</text:p>
          </table:table-cell>
          <table:table-cell table:formula="of:=0.625*1000000*[.$N1480]*1000" office:value-type="float" office:value="169.37255859375">
            <text:p>169.372559</text:p>
          </table:table-cell>
          <table:table-cell table:formula="of:=0.769*100000*[.$N148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22">
            <text:p>6422</text:p>
          </table:table-cell>
          <table:table-cell office:value-type="float" office:value="971">
            <text:p>971</text:p>
          </table:table-cell>
          <table:table-cell table:number-columns-repeated="2"/>
          <table:table-cell table:formula="of:=-39+0.0098*[.$C1481]" office:value-type="float" office:value="23.9356">
            <text:p>23.9356</text:p>
          </table:table-cell>
          <table:table-cell/>
          <table:table-cell table:formula="of:=-0.0000028*[.$D1481]*[.$D1481]+0.0405*[.$D1481]-4" office:value-type="float" office:value="32.6855452">
            <text:p>32.6855452</text:p>
          </table:table-cell>
          <table:table-cell/>
          <table:table-cell table:formula="of:=([.G1481]-25)*(0.01+0.00008*[.$D1481])+[.$I1481]" office:value-type="float" office:value="32.592218608">
            <text:p>32.592218608</text:p>
          </table:table-cell>
          <table:table-cell/>
          <table:table-cell table:formula="of:=([.$B1481]/4096)*1.5" office:value-type="float" office:value="0.0234375">
            <text:p>0.023438</text:p>
          </table:table-cell>
          <table:table-cell table:formula="of:=[.M1481]/100000" office:value-type="float" office:value="0.000000234375">
            <text:p>0.0000002344</text:p>
          </table:table-cell>
          <table:table-cell table:formula="of:=0.625*1000000*[.$N1481]*1000" office:value-type="float" office:value="146.484375">
            <text:p>146.484375</text:p>
          </table:table-cell>
          <table:table-cell table:formula="of:=0.769*100000*[.$N148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22">
            <text:p>6422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1482]" office:value-type="float" office:value="23.9356">
            <text:p>23.9356</text:p>
          </table:table-cell>
          <table:table-cell/>
          <table:table-cell table:formula="of:=-0.0000028*[.$D1482]*[.$D1482]+0.0405*[.$D1482]-4" office:value-type="float" office:value="33.2108512">
            <text:p>33.2108512</text:p>
          </table:table-cell>
          <table:table-cell/>
          <table:table-cell table:formula="of:=([.G1482]-25)*(0.01+0.00008*[.$D1482])+[.$I1482]" office:value-type="float" office:value="33.116247328">
            <text:p>33.116247328</text:p>
          </table:table-cell>
          <table:table-cell/>
          <table:table-cell table:formula="of:=([.$B1482]/4096)*1.5" office:value-type="float" office:value="0.0260009765625">
            <text:p>0.026001</text:p>
          </table:table-cell>
          <table:table-cell table:formula="of:=[.M1482]/100000" office:value-type="float" office:value="0.000000260009765625">
            <text:p>0.0000002600</text:p>
          </table:table-cell>
          <table:table-cell table:formula="of:=0.625*1000000*[.$N1482]*1000" office:value-type="float" office:value="162.506103515625">
            <text:p>162.506104</text:p>
          </table:table-cell>
          <table:table-cell table:formula="of:=0.769*100000*[.$N1482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8">
            <text:p>6418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483]" office:value-type="float" office:value="23.8964">
            <text:p>23.8964</text:p>
          </table:table-cell>
          <table:table-cell/>
          <table:table-cell table:formula="of:=-0.0000028*[.$D1483]*[.$D1483]+0.0405*[.$D1483]-4" office:value-type="float" office:value="32.82575">
            <text:p>32.82575</text:p>
          </table:table-cell>
          <table:table-cell/>
          <table:table-cell table:formula="of:=([.G1483]-25)*(0.01+0.00008*[.$D1483])+[.$I1483]" office:value-type="float" office:value="32.7286332">
            <text:p>32.7286332</text:p>
          </table:table-cell>
          <table:table-cell/>
          <table:table-cell table:formula="of:=([.$B1483]/4096)*1.5" office:value-type="float" office:value="0.0234375">
            <text:p>0.023438</text:p>
          </table:table-cell>
          <table:table-cell table:formula="of:=[.M1483]/100000" office:value-type="float" office:value="0.000000234375">
            <text:p>0.0000002344</text:p>
          </table:table-cell>
          <table:table-cell table:formula="of:=0.625*1000000*[.$N1483]*1000" office:value-type="float" office:value="146.484375">
            <text:p>146.484375</text:p>
          </table:table-cell>
          <table:table-cell table:formula="of:=0.769*100000*[.$N1483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20">
            <text:p>6420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484]" office:value-type="float" office:value="23.916">
            <text:p>23.916</text:p>
          </table:table-cell>
          <table:table-cell/>
          <table:table-cell table:formula="of:=-0.0000028*[.$D1484]*[.$D1484]+0.0405*[.$D1484]-4" office:value-type="float" office:value="33.0708928">
            <text:p>33.0708928</text:p>
          </table:table-cell>
          <table:table-cell/>
          <table:table-cell table:formula="of:=([.G1484]-25)*(0.01+0.00008*[.$D1484])+[.$I1484]" office:value-type="float" office:value="32.97489376">
            <text:p>32.97489376</text:p>
          </table:table-cell>
          <table:table-cell/>
          <table:table-cell table:formula="of:=([.$B1484]/4096)*1.5" office:value-type="float" office:value="0.024169921875">
            <text:p>0.024170</text:p>
          </table:table-cell>
          <table:table-cell table:formula="of:=[.M1484]/100000" office:value-type="float" office:value="0.00000024169921875">
            <text:p>0.0000002417</text:p>
          </table:table-cell>
          <table:table-cell table:formula="of:=0.625*1000000*[.$N1484]*1000" office:value-type="float" office:value="151.06201171875">
            <text:p>151.062012</text:p>
          </table:table-cell>
          <table:table-cell table:formula="of:=0.769*100000*[.$N1484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16">
            <text:p>6416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85]" office:value-type="float" office:value="23.8768">
            <text:p>23.8768</text:p>
          </table:table-cell>
          <table:table-cell/>
          <table:table-cell table:formula="of:=-0.0000028*[.$D1485]*[.$D1485]+0.0405*[.$D1485]-4" office:value-type="float" office:value="32.8607872">
            <text:p>32.8607872</text:p>
          </table:table-cell>
          <table:table-cell/>
          <table:table-cell table:formula="of:=([.G1485]-25)*(0.01+0.00008*[.$D1485])+[.$I1485]" office:value-type="float" office:value="32.761855744">
            <text:p>32.761855744</text:p>
          </table:table-cell>
          <table:table-cell/>
          <table:table-cell table:formula="of:=([.$B1485]/4096)*1.5" office:value-type="float" office:value="0.024169921875">
            <text:p>0.024170</text:p>
          </table:table-cell>
          <table:table-cell table:formula="of:=[.M1485]/100000" office:value-type="float" office:value="0.00000024169921875">
            <text:p>0.0000002417</text:p>
          </table:table-cell>
          <table:table-cell table:formula="of:=0.625*1000000*[.$N1485]*1000" office:value-type="float" office:value="151.06201171875">
            <text:p>151.062012</text:p>
          </table:table-cell>
          <table:table-cell table:formula="of:=0.769*100000*[.$N1485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7">
            <text:p>6417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1486]" office:value-type="float" office:value="23.8866">
            <text:p>23.8866</text:p>
          </table:table-cell>
          <table:table-cell/>
          <table:table-cell table:formula="of:=-0.0000028*[.$D1486]*[.$D1486]+0.0405*[.$D1486]-4" office:value-type="float" office:value="33.0358892">
            <text:p>33.0358892</text:p>
          </table:table-cell>
          <table:table-cell/>
          <table:table-cell table:formula="of:=([.G1486]-25)*(0.01+0.00008*[.$D1486])+[.$I1486]" office:value-type="float" office:value="32.937375568">
            <text:p>32.937375568</text:p>
          </table:table-cell>
          <table:table-cell/>
          <table:table-cell table:formula="of:=([.$B1486]/4096)*1.5" office:value-type="float" office:value="0.02490234375">
            <text:p>0.024902</text:p>
          </table:table-cell>
          <table:table-cell table:formula="of:=[.M1486]/100000" office:value-type="float" office:value="0.0000002490234375">
            <text:p>0.0000002490</text:p>
          </table:table-cell>
          <table:table-cell table:formula="of:=0.625*1000000*[.$N1486]*1000" office:value-type="float" office:value="155.6396484375">
            <text:p>155.639648</text:p>
          </table:table-cell>
          <table:table-cell table:formula="of:=0.769*100000*[.$N1486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15">
            <text:p>6415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487]" office:value-type="float" office:value="23.867">
            <text:p>23.867</text:p>
          </table:table-cell>
          <table:table-cell/>
          <table:table-cell table:formula="of:=-0.0000028*[.$D1487]*[.$D1487]+0.0405*[.$D1487]-4" office:value-type="float" office:value="32.82575">
            <text:p>32.82575</text:p>
          </table:table-cell>
          <table:table-cell/>
          <table:table-cell table:formula="of:=([.G1487]-25)*(0.01+0.00008*[.$D1487])+[.$I1487]" office:value-type="float" office:value="32.726046">
            <text:p>32.726046</text:p>
          </table:table-cell>
          <table:table-cell/>
          <table:table-cell table:formula="of:=([.$B1487]/4096)*1.5" office:value-type="float" office:value="0.027099609375">
            <text:p>0.027100</text:p>
          </table:table-cell>
          <table:table-cell table:formula="of:=[.M1487]/100000" office:value-type="float" office:value="0.00000027099609375">
            <text:p>0.0000002710</text:p>
          </table:table-cell>
          <table:table-cell table:formula="of:=0.625*1000000*[.$N1487]*1000" office:value-type="float" office:value="169.37255859375">
            <text:p>169.372559</text:p>
          </table:table-cell>
          <table:table-cell table:formula="of:=0.769*100000*[.$N148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7">
            <text:p>6417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88]" office:value-type="float" office:value="23.8866">
            <text:p>23.8866</text:p>
          </table:table-cell>
          <table:table-cell/>
          <table:table-cell table:formula="of:=-0.0000028*[.$D1488]*[.$D1488]+0.0405*[.$D1488]-4" office:value-type="float" office:value="32.9308448">
            <text:p>32.9308448</text:p>
          </table:table-cell>
          <table:table-cell/>
          <table:table-cell table:formula="of:=([.G1488]-25)*(0.01+0.00008*[.$D1488])+[.$I1488]" office:value-type="float" office:value="32.832598384">
            <text:p>32.832598384</text:p>
          </table:table-cell>
          <table:table-cell/>
          <table:table-cell table:formula="of:=([.$B1488]/4096)*1.5" office:value-type="float" office:value="0.0252685546875">
            <text:p>0.025269</text:p>
          </table:table-cell>
          <table:table-cell table:formula="of:=[.M1488]/100000" office:value-type="float" office:value="0.000000252685546875">
            <text:p>0.0000002527</text:p>
          </table:table-cell>
          <table:table-cell table:formula="of:=0.625*1000000*[.$N1488]*1000" office:value-type="float" office:value="157.928466796875">
            <text:p>157.928467</text:p>
          </table:table-cell>
          <table:table-cell table:formula="of:=0.769*100000*[.$N1488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16">
            <text:p>6416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489]" office:value-type="float" office:value="23.8768">
            <text:p>23.8768</text:p>
          </table:table-cell>
          <table:table-cell/>
          <table:table-cell table:formula="of:=-0.0000028*[.$D1489]*[.$D1489]+0.0405*[.$D1489]-4" office:value-type="float" office:value="33.00088">
            <text:p>33.00088</text:p>
          </table:table-cell>
          <table:table-cell/>
          <table:table-cell table:formula="of:=([.G1489]-25)*(0.01+0.00008*[.$D1489])+[.$I1489]" office:value-type="float" office:value="32.90158912">
            <text:p>32.90158912</text:p>
          </table:table-cell>
          <table:table-cell/>
          <table:table-cell table:formula="of:=([.$B1489]/4096)*1.5" office:value-type="float" office:value="0.0238037109375">
            <text:p>0.023804</text:p>
          </table:table-cell>
          <table:table-cell table:formula="of:=[.M1489]/100000" office:value-type="float" office:value="0.000000238037109375">
            <text:p>0.0000002380</text:p>
          </table:table-cell>
          <table:table-cell table:formula="of:=0.625*1000000*[.$N1489]*1000" office:value-type="float" office:value="148.773193359375">
            <text:p>148.773193</text:p>
          </table:table-cell>
          <table:table-cell table:formula="of:=0.769*100000*[.$N1489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9">
            <text:p>6419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90]" office:value-type="float" office:value="23.9062">
            <text:p>23.9062</text:p>
          </table:table-cell>
          <table:table-cell/>
          <table:table-cell table:formula="of:=-0.0000028*[.$D1490]*[.$D1490]+0.0405*[.$D1490]-4" office:value-type="float" office:value="32.7907072">
            <text:p>32.7907072</text:p>
          </table:table-cell>
          <table:table-cell/>
          <table:table-cell table:formula="of:=([.G1490]-25)*(0.01+0.00008*[.$D1490])+[.$I1490]" office:value-type="float" office:value="32.694540304">
            <text:p>32.694540304</text:p>
          </table:table-cell>
          <table:table-cell/>
          <table:table-cell table:formula="of:=([.$B1490]/4096)*1.5" office:value-type="float" office:value="0.0260009765625">
            <text:p>0.026001</text:p>
          </table:table-cell>
          <table:table-cell table:formula="of:=[.M1490]/100000" office:value-type="float" office:value="0.000000260009765625">
            <text:p>0.0000002600</text:p>
          </table:table-cell>
          <table:table-cell table:formula="of:=0.625*1000000*[.$N1490]*1000" office:value-type="float" office:value="162.506103515625">
            <text:p>162.506104</text:p>
          </table:table-cell>
          <table:table-cell table:formula="of:=0.769*100000*[.$N1490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5">
            <text:p>6415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91]" office:value-type="float" office:value="23.867">
            <text:p>23.867</text:p>
          </table:table-cell>
          <table:table-cell/>
          <table:table-cell table:formula="of:=-0.0000028*[.$D1491]*[.$D1491]+0.0405*[.$D1491]-4" office:value-type="float" office:value="32.8607872">
            <text:p>32.8607872</text:p>
          </table:table-cell>
          <table:table-cell/>
          <table:table-cell table:formula="of:=([.G1491]-25)*(0.01+0.00008*[.$D1491])+[.$I1491]" office:value-type="float" office:value="32.76099256">
            <text:p>32.76099256</text:p>
          </table:table-cell>
          <table:table-cell/>
          <table:table-cell table:formula="of:=([.$B1491]/4096)*1.5" office:value-type="float" office:value="0.0234375">
            <text:p>0.023438</text:p>
          </table:table-cell>
          <table:table-cell table:formula="of:=[.M1491]/100000" office:value-type="float" office:value="0.000000234375">
            <text:p>0.0000002344</text:p>
          </table:table-cell>
          <table:table-cell table:formula="of:=0.625*1000000*[.$N1491]*1000" office:value-type="float" office:value="146.484375">
            <text:p>146.484375</text:p>
          </table:table-cell>
          <table:table-cell table:formula="of:=0.769*100000*[.$N149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420">
            <text:p>6420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92]" office:value-type="float" office:value="23.916">
            <text:p>23.916</text:p>
          </table:table-cell>
          <table:table-cell/>
          <table:table-cell table:formula="of:=-0.0000028*[.$D1492]*[.$D1492]+0.0405*[.$D1492]-4" office:value-type="float" office:value="32.9308448">
            <text:p>32.9308448</text:p>
          </table:table-cell>
          <table:table-cell/>
          <table:table-cell table:formula="of:=([.G1492]-25)*(0.01+0.00008*[.$D1492])+[.$I1492]" office:value-type="float" office:value="32.83519264">
            <text:p>32.83519264</text:p>
          </table:table-cell>
          <table:table-cell/>
          <table:table-cell table:formula="of:=([.$B1492]/4096)*1.5" office:value-type="float" office:value="0.0267333984375">
            <text:p>0.026733</text:p>
          </table:table-cell>
          <table:table-cell table:formula="of:=[.M1492]/100000" office:value-type="float" office:value="0.000000267333984375">
            <text:p>0.0000002673</text:p>
          </table:table-cell>
          <table:table-cell table:formula="of:=0.625*1000000*[.$N1492]*1000" office:value-type="float" office:value="167.083740234375">
            <text:p>167.083740</text:p>
          </table:table-cell>
          <table:table-cell table:formula="of:=0.769*100000*[.$N1492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8">
            <text:p>6418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493]" office:value-type="float" office:value="23.8964">
            <text:p>23.8964</text:p>
          </table:table-cell>
          <table:table-cell/>
          <table:table-cell table:formula="of:=-0.0000028*[.$D1493]*[.$D1493]+0.0405*[.$D1493]-4" office:value-type="float" office:value="32.82575">
            <text:p>32.82575</text:p>
          </table:table-cell>
          <table:table-cell/>
          <table:table-cell table:formula="of:=([.G1493]-25)*(0.01+0.00008*[.$D1493])+[.$I1493]" office:value-type="float" office:value="32.7286332">
            <text:p>32.7286332</text:p>
          </table:table-cell>
          <table:table-cell/>
          <table:table-cell table:formula="of:=([.$B1493]/4096)*1.5" office:value-type="float" office:value="0.0263671875">
            <text:p>0.026367</text:p>
          </table:table-cell>
          <table:table-cell table:formula="of:=[.M1493]/100000" office:value-type="float" office:value="0.000000263671875">
            <text:p>0.0000002637</text:p>
          </table:table-cell>
          <table:table-cell table:formula="of:=0.625*1000000*[.$N1493]*1000" office:value-type="float" office:value="164.794921875">
            <text:p>164.794922</text:p>
          </table:table-cell>
          <table:table-cell table:formula="of:=0.769*100000*[.$N1493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7">
            <text:p>6417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94]" office:value-type="float" office:value="23.8866">
            <text:p>23.8866</text:p>
          </table:table-cell>
          <table:table-cell/>
          <table:table-cell table:formula="of:=-0.0000028*[.$D1494]*[.$D1494]+0.0405*[.$D1494]-4" office:value-type="float" office:value="32.8607872">
            <text:p>32.8607872</text:p>
          </table:table-cell>
          <table:table-cell/>
          <table:table-cell table:formula="of:=([.G1494]-25)*(0.01+0.00008*[.$D1494])+[.$I1494]" office:value-type="float" office:value="32.762718928">
            <text:p>32.762718928</text:p>
          </table:table-cell>
          <table:table-cell/>
          <table:table-cell table:formula="of:=([.$B1494]/4096)*1.5" office:value-type="float" office:value="0.0263671875">
            <text:p>0.026367</text:p>
          </table:table-cell>
          <table:table-cell table:formula="of:=[.M1494]/100000" office:value-type="float" office:value="0.000000263671875">
            <text:p>0.0000002637</text:p>
          </table:table-cell>
          <table:table-cell table:formula="of:=0.625*1000000*[.$N1494]*1000" office:value-type="float" office:value="164.794921875">
            <text:p>164.794922</text:p>
          </table:table-cell>
          <table:table-cell table:formula="of:=0.769*100000*[.$N149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6418">
            <text:p>6418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495]" office:value-type="float" office:value="23.8964">
            <text:p>23.8964</text:p>
          </table:table-cell>
          <table:table-cell/>
          <table:table-cell table:formula="of:=-0.0000028*[.$D1495]*[.$D1495]+0.0405*[.$D1495]-4" office:value-type="float" office:value="32.8607872">
            <text:p>32.8607872</text:p>
          </table:table-cell>
          <table:table-cell/>
          <table:table-cell table:formula="of:=([.G1495]-25)*(0.01+0.00008*[.$D1495])+[.$I1495]" office:value-type="float" office:value="32.763582112">
            <text:p>32.763582112</text:p>
          </table:table-cell>
          <table:table-cell/>
          <table:table-cell table:formula="of:=([.$B1495]/4096)*1.5" office:value-type="float" office:value="0.0223388671875">
            <text:p>0.022339</text:p>
          </table:table-cell>
          <table:table-cell table:formula="of:=[.M1495]/100000" office:value-type="float" office:value="0.000000223388671875">
            <text:p>0.0000002234</text:p>
          </table:table-cell>
          <table:table-cell table:formula="of:=0.625*1000000*[.$N1495]*1000" office:value-type="float" office:value="139.617919921875">
            <text:p>139.617920</text:p>
          </table:table-cell>
          <table:table-cell table:formula="of:=0.769*100000*[.$N1495]*1000" office:value-type="float" office:value="17.1785888671875">
            <text:p>17.17858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17">
            <text:p>6417</text:p>
          </table:table-cell>
          <table:table-cell office:value-type="float" office:value="974">
            <text:p>974</text:p>
          </table:table-cell>
          <table:table-cell table:number-columns-repeated="2"/>
          <table:table-cell table:formula="of:=-39+0.0098*[.$C1496]" office:value-type="float" office:value="23.8866">
            <text:p>23.8866</text:p>
          </table:table-cell>
          <table:table-cell/>
          <table:table-cell table:formula="of:=-0.0000028*[.$D1496]*[.$D1496]+0.0405*[.$D1496]-4" office:value-type="float" office:value="32.7907072">
            <text:p>32.7907072</text:p>
          </table:table-cell>
          <table:table-cell/>
          <table:table-cell table:formula="of:=([.G1496]-25)*(0.01+0.00008*[.$D1496])+[.$I1496]" office:value-type="float" office:value="32.692817072">
            <text:p>32.692817072</text:p>
          </table:table-cell>
          <table:table-cell/>
          <table:table-cell table:formula="of:=([.$B1496]/4096)*1.5" office:value-type="float" office:value="0.024169921875">
            <text:p>0.024170</text:p>
          </table:table-cell>
          <table:table-cell table:formula="of:=[.M1496]/100000" office:value-type="float" office:value="0.00000024169921875">
            <text:p>0.0000002417</text:p>
          </table:table-cell>
          <table:table-cell table:formula="of:=0.625*1000000*[.$N1496]*1000" office:value-type="float" office:value="151.06201171875">
            <text:p>151.062012</text:p>
          </table:table-cell>
          <table:table-cell table:formula="of:=0.769*100000*[.$N1496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8">
            <text:p>6418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97]" office:value-type="float" office:value="23.8964">
            <text:p>23.8964</text:p>
          </table:table-cell>
          <table:table-cell/>
          <table:table-cell table:formula="of:=-0.0000028*[.$D1497]*[.$D1497]+0.0405*[.$D1497]-4" office:value-type="float" office:value="32.9308448">
            <text:p>32.9308448</text:p>
          </table:table-cell>
          <table:table-cell/>
          <table:table-cell table:formula="of:=([.G1497]-25)*(0.01+0.00008*[.$D1497])+[.$I1497]" office:value-type="float" office:value="32.833463136">
            <text:p>32.833463136</text:p>
          </table:table-cell>
          <table:table-cell/>
          <table:table-cell table:formula="of:=([.$B1497]/4096)*1.5" office:value-type="float" office:value="0.0260009765625">
            <text:p>0.026001</text:p>
          </table:table-cell>
          <table:table-cell table:formula="of:=[.M1497]/100000" office:value-type="float" office:value="0.000000260009765625">
            <text:p>0.0000002600</text:p>
          </table:table-cell>
          <table:table-cell table:formula="of:=0.625*1000000*[.$N1497]*1000" office:value-type="float" office:value="162.506103515625">
            <text:p>162.506104</text:p>
          </table:table-cell>
          <table:table-cell table:formula="of:=0.769*100000*[.$N149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18">
            <text:p>6418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1498]" office:value-type="float" office:value="23.8964">
            <text:p>23.8964</text:p>
          </table:table-cell>
          <table:table-cell/>
          <table:table-cell table:formula="of:=-0.0000028*[.$D1498]*[.$D1498]+0.0405*[.$D1498]-4" office:value-type="float" office:value="32.8958188">
            <text:p>32.8958188</text:p>
          </table:table-cell>
          <table:table-cell/>
          <table:table-cell table:formula="of:=([.G1498]-25)*(0.01+0.00008*[.$D1498])+[.$I1498]" office:value-type="float" office:value="32.798525424">
            <text:p>32.798525424</text:p>
          </table:table-cell>
          <table:table-cell/>
          <table:table-cell table:formula="of:=([.$B1498]/4096)*1.5" office:value-type="float" office:value="0.0238037109375">
            <text:p>0.023804</text:p>
          </table:table-cell>
          <table:table-cell table:formula="of:=[.M1498]/100000" office:value-type="float" office:value="0.000000238037109375">
            <text:p>0.0000002380</text:p>
          </table:table-cell>
          <table:table-cell table:formula="of:=0.625*1000000*[.$N1498]*1000" office:value-type="float" office:value="148.773193359375">
            <text:p>148.773193</text:p>
          </table:table-cell>
          <table:table-cell table:formula="of:=0.769*100000*[.$N1498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21">
            <text:p>6421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499]" office:value-type="float" office:value="23.9258">
            <text:p>23.9258</text:p>
          </table:table-cell>
          <table:table-cell/>
          <table:table-cell table:formula="of:=-0.0000028*[.$D1499]*[.$D1499]+0.0405*[.$D1499]-4" office:value-type="float" office:value="32.9308448">
            <text:p>32.9308448</text:p>
          </table:table-cell>
          <table:table-cell/>
          <table:table-cell table:formula="of:=([.G1499]-25)*(0.01+0.00008*[.$D1499])+[.$I1499]" office:value-type="float" office:value="32.836057392">
            <text:p>32.836057392</text:p>
          </table:table-cell>
          <table:table-cell/>
          <table:table-cell table:formula="of:=([.$B1499]/4096)*1.5" office:value-type="float" office:value="0.0238037109375">
            <text:p>0.023804</text:p>
          </table:table-cell>
          <table:table-cell table:formula="of:=[.M1499]/100000" office:value-type="float" office:value="0.000000238037109375">
            <text:p>0.0000002380</text:p>
          </table:table-cell>
          <table:table-cell table:formula="of:=0.625*1000000*[.$N1499]*1000" office:value-type="float" office:value="148.773193359375">
            <text:p>148.773193</text:p>
          </table:table-cell>
          <table:table-cell table:formula="of:=0.769*100000*[.$N1499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8">
            <text:p>6418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500]" office:value-type="float" office:value="23.8964">
            <text:p>23.8964</text:p>
          </table:table-cell>
          <table:table-cell/>
          <table:table-cell table:formula="of:=-0.0000028*[.$D1500]*[.$D1500]+0.0405*[.$D1500]-4" office:value-type="float" office:value="32.8607872">
            <text:p>32.8607872</text:p>
          </table:table-cell>
          <table:table-cell/>
          <table:table-cell table:formula="of:=([.G1500]-25)*(0.01+0.00008*[.$D1500])+[.$I1500]" office:value-type="float" office:value="32.763582112">
            <text:p>32.763582112</text:p>
          </table:table-cell>
          <table:table-cell/>
          <table:table-cell table:formula="of:=([.$B1500]/4096)*1.5" office:value-type="float" office:value="0.0234375">
            <text:p>0.023438</text:p>
          </table:table-cell>
          <table:table-cell table:formula="of:=[.M1500]/100000" office:value-type="float" office:value="0.000000234375">
            <text:p>0.0000002344</text:p>
          </table:table-cell>
          <table:table-cell table:formula="of:=0.625*1000000*[.$N1500]*1000" office:value-type="float" office:value="146.484375">
            <text:p>146.484375</text:p>
          </table:table-cell>
          <table:table-cell table:formula="of:=0.769*100000*[.$N1500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7">
            <text:p>6417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501]" office:value-type="float" office:value="23.8866">
            <text:p>23.8866</text:p>
          </table:table-cell>
          <table:table-cell/>
          <table:table-cell table:formula="of:=-0.0000028*[.$D1501]*[.$D1501]+0.0405*[.$D1501]-4" office:value-type="float" office:value="32.8607872">
            <text:p>32.8607872</text:p>
          </table:table-cell>
          <table:table-cell/>
          <table:table-cell table:formula="of:=([.G1501]-25)*(0.01+0.00008*[.$D1501])+[.$I1501]" office:value-type="float" office:value="32.762718928">
            <text:p>32.762718928</text:p>
          </table:table-cell>
          <table:table-cell/>
          <table:table-cell table:formula="of:=([.$B1501]/4096)*1.5" office:value-type="float" office:value="0.02490234375">
            <text:p>0.024902</text:p>
          </table:table-cell>
          <table:table-cell table:formula="of:=[.M1501]/100000" office:value-type="float" office:value="0.0000002490234375">
            <text:p>0.0000002490</text:p>
          </table:table-cell>
          <table:table-cell table:formula="of:=0.625*1000000*[.$N1501]*1000" office:value-type="float" office:value="155.6396484375">
            <text:p>155.639648</text:p>
          </table:table-cell>
          <table:table-cell table:formula="of:=0.769*100000*[.$N1501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17">
            <text:p>6417</text:p>
          </table:table-cell>
          <table:table-cell office:value-type="float" office:value="976">
            <text:p>976</text:p>
          </table:table-cell>
          <table:table-cell table:number-columns-repeated="2"/>
          <table:table-cell table:formula="of:=-39+0.0098*[.$C1502]" office:value-type="float" office:value="23.8866">
            <text:p>23.8866</text:p>
          </table:table-cell>
          <table:table-cell/>
          <table:table-cell table:formula="of:=-0.0000028*[.$D1502]*[.$D1502]+0.0405*[.$D1502]-4" office:value-type="float" office:value="32.8607872">
            <text:p>32.8607872</text:p>
          </table:table-cell>
          <table:table-cell/>
          <table:table-cell table:formula="of:=([.G1502]-25)*(0.01+0.00008*[.$D1502])+[.$I1502]" office:value-type="float" office:value="32.762718928">
            <text:p>32.762718928</text:p>
          </table:table-cell>
          <table:table-cell/>
          <table:table-cell table:formula="of:=([.$B1502]/4096)*1.5" office:value-type="float" office:value="0.0238037109375">
            <text:p>0.023804</text:p>
          </table:table-cell>
          <table:table-cell table:formula="of:=[.M1502]/100000" office:value-type="float" office:value="0.000000238037109375">
            <text:p>0.0000002380</text:p>
          </table:table-cell>
          <table:table-cell table:formula="of:=0.625*1000000*[.$N1502]*1000" office:value-type="float" office:value="148.773193359375">
            <text:p>148.773193</text:p>
          </table:table-cell>
          <table:table-cell table:formula="of:=0.769*100000*[.$N1502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0">
            <text:p>6410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503]" office:value-type="float" office:value="23.818">
            <text:p>23.818</text:p>
          </table:table-cell>
          <table:table-cell/>
          <table:table-cell table:formula="of:=-0.0000028*[.$D1503]*[.$D1503]+0.0405*[.$D1503]-4" office:value-type="float" office:value="32.9308448">
            <text:p>32.9308448</text:p>
          </table:table-cell>
          <table:table-cell/>
          <table:table-cell table:formula="of:=([.G1503]-25)*(0.01+0.00008*[.$D1503])+[.$I1503]" office:value-type="float" office:value="32.82654512">
            <text:p>32.82654512</text:p>
          </table:table-cell>
          <table:table-cell/>
          <table:table-cell table:formula="of:=([.$B1503]/4096)*1.5" office:value-type="float" office:value="0.02490234375">
            <text:p>0.024902</text:p>
          </table:table-cell>
          <table:table-cell table:formula="of:=[.M1503]/100000" office:value-type="float" office:value="0.0000002490234375">
            <text:p>0.0000002490</text:p>
          </table:table-cell>
          <table:table-cell table:formula="of:=0.625*1000000*[.$N1503]*1000" office:value-type="float" office:value="155.6396484375">
            <text:p>155.639648</text:p>
          </table:table-cell>
          <table:table-cell table:formula="of:=0.769*100000*[.$N150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14">
            <text:p>6414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504]" office:value-type="float" office:value="23.8572">
            <text:p>23.8572</text:p>
          </table:table-cell>
          <table:table-cell/>
          <table:table-cell table:formula="of:=-0.0000028*[.$D1504]*[.$D1504]+0.0405*[.$D1504]-4" office:value-type="float" office:value="33.00088">
            <text:p>33.00088</text:p>
          </table:table-cell>
          <table:table-cell/>
          <table:table-cell table:formula="of:=([.G1504]-25)*(0.01+0.00008*[.$D1504])+[.$I1504]" office:value-type="float" office:value="32.89985648">
            <text:p>32.89985648</text:p>
          </table:table-cell>
          <table:table-cell/>
          <table:table-cell table:formula="of:=([.$B1504]/4096)*1.5" office:value-type="float" office:value="0.0252685546875">
            <text:p>0.025269</text:p>
          </table:table-cell>
          <table:table-cell table:formula="of:=[.M1504]/100000" office:value-type="float" office:value="0.000000252685546875">
            <text:p>0.0000002527</text:p>
          </table:table-cell>
          <table:table-cell table:formula="of:=0.625*1000000*[.$N1504]*1000" office:value-type="float" office:value="157.928466796875">
            <text:p>157.928467</text:p>
          </table:table-cell>
          <table:table-cell table:formula="of:=0.769*100000*[.$N1504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4">
            <text:p>6414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505]" office:value-type="float" office:value="23.8572">
            <text:p>23.8572</text:p>
          </table:table-cell>
          <table:table-cell/>
          <table:table-cell table:formula="of:=-0.0000028*[.$D1505]*[.$D1505]+0.0405*[.$D1505]-4" office:value-type="float" office:value="33.00088">
            <text:p>33.00088</text:p>
          </table:table-cell>
          <table:table-cell/>
          <table:table-cell table:formula="of:=([.G1505]-25)*(0.01+0.00008*[.$D1505])+[.$I1505]" office:value-type="float" office:value="32.89985648">
            <text:p>32.89985648</text:p>
          </table:table-cell>
          <table:table-cell/>
          <table:table-cell table:formula="of:=([.$B1505]/4096)*1.5" office:value-type="float" office:value="0.0234375">
            <text:p>0.023438</text:p>
          </table:table-cell>
          <table:table-cell table:formula="of:=[.M1505]/100000" office:value-type="float" office:value="0.000000234375">
            <text:p>0.0000002344</text:p>
          </table:table-cell>
          <table:table-cell table:formula="of:=0.625*1000000*[.$N1505]*1000" office:value-type="float" office:value="146.484375">
            <text:p>146.484375</text:p>
          </table:table-cell>
          <table:table-cell table:formula="of:=0.769*100000*[.$N1505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4">
            <text:p>6414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506]" office:value-type="float" office:value="23.8572">
            <text:p>23.8572</text:p>
          </table:table-cell>
          <table:table-cell/>
          <table:table-cell table:formula="of:=-0.0000028*[.$D1506]*[.$D1506]+0.0405*[.$D1506]-4" office:value-type="float" office:value="33.00088">
            <text:p>33.00088</text:p>
          </table:table-cell>
          <table:table-cell/>
          <table:table-cell table:formula="of:=([.G1506]-25)*(0.01+0.00008*[.$D1506])+[.$I1506]" office:value-type="float" office:value="32.89985648">
            <text:p>32.89985648</text:p>
          </table:table-cell>
          <table:table-cell/>
          <table:table-cell table:formula="of:=([.$B1506]/4096)*1.5" office:value-type="float" office:value="0.0245361328125">
            <text:p>0.024536</text:p>
          </table:table-cell>
          <table:table-cell table:formula="of:=[.M1506]/100000" office:value-type="float" office:value="0.000000245361328125">
            <text:p>0.0000002454</text:p>
          </table:table-cell>
          <table:table-cell table:formula="of:=0.625*1000000*[.$N1506]*1000" office:value-type="float" office:value="153.350830078125">
            <text:p>153.350830</text:p>
          </table:table-cell>
          <table:table-cell table:formula="of:=0.769*100000*[.$N150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7">
            <text:p>6417</text:p>
          </table:table-cell>
          <table:table-cell office:value-type="float" office:value="977">
            <text:p>977</text:p>
          </table:table-cell>
          <table:table-cell table:number-columns-repeated="2"/>
          <table:table-cell table:formula="of:=-39+0.0098*[.$C1507]" office:value-type="float" office:value="23.8866">
            <text:p>23.8866</text:p>
          </table:table-cell>
          <table:table-cell/>
          <table:table-cell table:formula="of:=-0.0000028*[.$D1507]*[.$D1507]+0.0405*[.$D1507]-4" office:value-type="float" office:value="32.8958188">
            <text:p>32.8958188</text:p>
          </table:table-cell>
          <table:table-cell/>
          <table:table-cell table:formula="of:=([.G1507]-25)*(0.01+0.00008*[.$D1507])+[.$I1507]" office:value-type="float" office:value="32.797661456">
            <text:p>32.797661456</text:p>
          </table:table-cell>
          <table:table-cell/>
          <table:table-cell table:formula="of:=([.$B1507]/4096)*1.5" office:value-type="float" office:value="0.0245361328125">
            <text:p>0.024536</text:p>
          </table:table-cell>
          <table:table-cell table:formula="of:=[.M1507]/100000" office:value-type="float" office:value="0.000000245361328125">
            <text:p>0.0000002454</text:p>
          </table:table-cell>
          <table:table-cell table:formula="of:=0.625*1000000*[.$N1507]*1000" office:value-type="float" office:value="153.350830078125">
            <text:p>153.350830</text:p>
          </table:table-cell>
          <table:table-cell table:formula="of:=0.769*100000*[.$N150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3">
            <text:p>6413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508]" office:value-type="float" office:value="23.8474">
            <text:p>23.8474</text:p>
          </table:table-cell>
          <table:table-cell/>
          <table:table-cell table:formula="of:=-0.0000028*[.$D1508]*[.$D1508]+0.0405*[.$D1508]-4" office:value-type="float" office:value="32.9308448">
            <text:p>32.9308448</text:p>
          </table:table-cell>
          <table:table-cell/>
          <table:table-cell table:formula="of:=([.G1508]-25)*(0.01+0.00008*[.$D1508])+[.$I1508]" office:value-type="float" office:value="32.829139376">
            <text:p>32.829139376</text:p>
          </table:table-cell>
          <table:table-cell/>
          <table:table-cell table:formula="of:=([.$B1508]/4096)*1.5" office:value-type="float" office:value="0.0245361328125">
            <text:p>0.024536</text:p>
          </table:table-cell>
          <table:table-cell table:formula="of:=[.M1508]/100000" office:value-type="float" office:value="0.000000245361328125">
            <text:p>0.0000002454</text:p>
          </table:table-cell>
          <table:table-cell table:formula="of:=0.625*1000000*[.$N1508]*1000" office:value-type="float" office:value="153.350830078125">
            <text:p>153.350830</text:p>
          </table:table-cell>
          <table:table-cell table:formula="of:=0.769*100000*[.$N1508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414">
            <text:p>6414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509]" office:value-type="float" office:value="23.8572">
            <text:p>23.8572</text:p>
          </table:table-cell>
          <table:table-cell/>
          <table:table-cell table:formula="of:=-0.0000028*[.$D1509]*[.$D1509]+0.0405*[.$D1509]-4" office:value-type="float" office:value="33.00088">
            <text:p>33.00088</text:p>
          </table:table-cell>
          <table:table-cell/>
          <table:table-cell table:formula="of:=([.G1509]-25)*(0.01+0.00008*[.$D1509])+[.$I1509]" office:value-type="float" office:value="32.89985648">
            <text:p>32.89985648</text:p>
          </table:table-cell>
          <table:table-cell/>
          <table:table-cell table:formula="of:=([.$B1509]/4096)*1.5" office:value-type="float" office:value="0.0230712890625">
            <text:p>0.023071</text:p>
          </table:table-cell>
          <table:table-cell table:formula="of:=[.M1509]/100000" office:value-type="float" office:value="0.000000230712890625">
            <text:p>0.0000002307</text:p>
          </table:table-cell>
          <table:table-cell table:formula="of:=0.625*1000000*[.$N1509]*1000" office:value-type="float" office:value="144.195556640625">
            <text:p>144.195557</text:p>
          </table:table-cell>
          <table:table-cell table:formula="of:=0.769*100000*[.$N1509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4">
            <text:p>6414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510]" office:value-type="float" office:value="23.8572">
            <text:p>23.8572</text:p>
          </table:table-cell>
          <table:table-cell/>
          <table:table-cell table:formula="of:=-0.0000028*[.$D1510]*[.$D1510]+0.0405*[.$D1510]-4" office:value-type="float" office:value="32.9308448">
            <text:p>32.9308448</text:p>
          </table:table-cell>
          <table:table-cell/>
          <table:table-cell table:formula="of:=([.G1510]-25)*(0.01+0.00008*[.$D1510])+[.$I1510]" office:value-type="float" office:value="32.830004128">
            <text:p>32.830004128</text:p>
          </table:table-cell>
          <table:table-cell/>
          <table:table-cell table:formula="of:=([.$B1510]/4096)*1.5" office:value-type="float" office:value="0.0234375">
            <text:p>0.023438</text:p>
          </table:table-cell>
          <table:table-cell table:formula="of:=[.M1510]/100000" office:value-type="float" office:value="0.000000234375">
            <text:p>0.0000002344</text:p>
          </table:table-cell>
          <table:table-cell table:formula="of:=0.625*1000000*[.$N1510]*1000" office:value-type="float" office:value="146.484375">
            <text:p>146.484375</text:p>
          </table:table-cell>
          <table:table-cell table:formula="of:=0.769*100000*[.$N1510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16">
            <text:p>6416</text:p>
          </table:table-cell>
          <table:table-cell office:value-type="float" office:value="978">
            <text:p>978</text:p>
          </table:table-cell>
          <table:table-cell table:number-columns-repeated="2"/>
          <table:table-cell table:formula="of:=-39+0.0098*[.$C1511]" office:value-type="float" office:value="23.8768">
            <text:p>23.8768</text:p>
          </table:table-cell>
          <table:table-cell/>
          <table:table-cell table:formula="of:=-0.0000028*[.$D1511]*[.$D1511]+0.0405*[.$D1511]-4" office:value-type="float" office:value="32.9308448">
            <text:p>32.9308448</text:p>
          </table:table-cell>
          <table:table-cell/>
          <table:table-cell table:formula="of:=([.G1511]-25)*(0.01+0.00008*[.$D1511])+[.$I1511]" office:value-type="float" office:value="32.831733632">
            <text:p>32.831733632</text:p>
          </table:table-cell>
          <table:table-cell/>
          <table:table-cell table:formula="of:=([.$B1511]/4096)*1.5" office:value-type="float" office:value="0.024169921875">
            <text:p>0.024170</text:p>
          </table:table-cell>
          <table:table-cell table:formula="of:=[.M1511]/100000" office:value-type="float" office:value="0.00000024169921875">
            <text:p>0.0000002417</text:p>
          </table:table-cell>
          <table:table-cell table:formula="of:=0.625*1000000*[.$N1511]*1000" office:value-type="float" office:value="151.06201171875">
            <text:p>151.062012</text:p>
          </table:table-cell>
          <table:table-cell table:formula="of:=0.769*100000*[.$N1511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14">
            <text:p>6414</text:p>
          </table:table-cell>
          <table:table-cell office:value-type="float" office:value="975">
            <text:p>975</text:p>
          </table:table-cell>
          <table:table-cell table:number-columns-repeated="2"/>
          <table:table-cell table:formula="of:=-39+0.0098*[.$C1512]" office:value-type="float" office:value="23.8572">
            <text:p>23.8572</text:p>
          </table:table-cell>
          <table:table-cell/>
          <table:table-cell table:formula="of:=-0.0000028*[.$D1512]*[.$D1512]+0.0405*[.$D1512]-4" office:value-type="float" office:value="32.82575">
            <text:p>32.82575</text:p>
          </table:table-cell>
          <table:table-cell/>
          <table:table-cell table:formula="of:=([.G1512]-25)*(0.01+0.00008*[.$D1512])+[.$I1512]" office:value-type="float" office:value="32.7251836">
            <text:p>32.7251836</text:p>
          </table:table-cell>
          <table:table-cell/>
          <table:table-cell table:formula="of:=([.$B1512]/4096)*1.5" office:value-type="float" office:value="0.024169921875">
            <text:p>0.024170</text:p>
          </table:table-cell>
          <table:table-cell table:formula="of:=[.M1512]/100000" office:value-type="float" office:value="0.00000024169921875">
            <text:p>0.0000002417</text:p>
          </table:table-cell>
          <table:table-cell table:formula="of:=0.625*1000000*[.$N1512]*1000" office:value-type="float" office:value="151.06201171875">
            <text:p>151.062012</text:p>
          </table:table-cell>
          <table:table-cell table:formula="of:=0.769*100000*[.$N1512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0">
            <text:p>6410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513]" office:value-type="float" office:value="23.818">
            <text:p>23.818</text:p>
          </table:table-cell>
          <table:table-cell/>
          <table:table-cell table:formula="of:=-0.0000028*[.$D1513]*[.$D1513]+0.0405*[.$D1513]-4" office:value-type="float" office:value="33.0708928">
            <text:p>33.0708928</text:p>
          </table:table-cell>
          <table:table-cell/>
          <table:table-cell table:formula="of:=([.G1513]-25)*(0.01+0.00008*[.$D1513])+[.$I1513]" office:value-type="float" office:value="32.96621488">
            <text:p>32.96621488</text:p>
          </table:table-cell>
          <table:table-cell/>
          <table:table-cell table:formula="of:=([.$B1513]/4096)*1.5" office:value-type="float" office:value="0.0234375">
            <text:p>0.023438</text:p>
          </table:table-cell>
          <table:table-cell table:formula="of:=[.M1513]/100000" office:value-type="float" office:value="0.000000234375">
            <text:p>0.0000002344</text:p>
          </table:table-cell>
          <table:table-cell table:formula="of:=0.625*1000000*[.$N1513]*1000" office:value-type="float" office:value="146.484375">
            <text:p>146.484375</text:p>
          </table:table-cell>
          <table:table-cell table:formula="of:=0.769*100000*[.$N1513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2">
            <text:p>6412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514]" office:value-type="float" office:value="23.8376">
            <text:p>23.8376</text:p>
          </table:table-cell>
          <table:table-cell/>
          <table:table-cell table:formula="of:=-0.0000028*[.$D1514]*[.$D1514]+0.0405*[.$D1514]-4" office:value-type="float" office:value="33.0708928">
            <text:p>33.0708928</text:p>
          </table:table-cell>
          <table:table-cell/>
          <table:table-cell table:formula="of:=([.G1514]-25)*(0.01+0.00008*[.$D1514])+[.$I1514]" office:value-type="float" office:value="32.967950656">
            <text:p>32.967950656</text:p>
          </table:table-cell>
          <table:table-cell/>
          <table:table-cell table:formula="of:=([.$B1514]/4096)*1.5" office:value-type="float" office:value="0.0260009765625">
            <text:p>0.026001</text:p>
          </table:table-cell>
          <table:table-cell table:formula="of:=[.M1514]/100000" office:value-type="float" office:value="0.000000260009765625">
            <text:p>0.0000002600</text:p>
          </table:table-cell>
          <table:table-cell table:formula="of:=0.625*1000000*[.$N1514]*1000" office:value-type="float" office:value="162.506103515625">
            <text:p>162.506104</text:p>
          </table:table-cell>
          <table:table-cell table:formula="of:=0.769*100000*[.$N1514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12">
            <text:p>6412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515]" office:value-type="float" office:value="23.8376">
            <text:p>23.8376</text:p>
          </table:table-cell>
          <table:table-cell/>
          <table:table-cell table:formula="of:=-0.0000028*[.$D1515]*[.$D1515]+0.0405*[.$D1515]-4" office:value-type="float" office:value="33.00088">
            <text:p>33.00088</text:p>
          </table:table-cell>
          <table:table-cell/>
          <table:table-cell table:formula="of:=([.G1515]-25)*(0.01+0.00008*[.$D1515])+[.$I1515]" office:value-type="float" office:value="32.89812384">
            <text:p>32.89812384</text:p>
          </table:table-cell>
          <table:table-cell/>
          <table:table-cell table:formula="of:=([.$B1515]/4096)*1.5" office:value-type="float" office:value="0.0263671875">
            <text:p>0.026367</text:p>
          </table:table-cell>
          <table:table-cell table:formula="of:=[.M1515]/100000" office:value-type="float" office:value="0.000000263671875">
            <text:p>0.0000002637</text:p>
          </table:table-cell>
          <table:table-cell table:formula="of:=0.625*1000000*[.$N1515]*1000" office:value-type="float" office:value="164.794921875">
            <text:p>164.794922</text:p>
          </table:table-cell>
          <table:table-cell table:formula="of:=0.769*100000*[.$N151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411">
            <text:p>6411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1516]" office:value-type="float" office:value="23.8278">
            <text:p>23.8278</text:p>
          </table:table-cell>
          <table:table-cell/>
          <table:table-cell table:formula="of:=-0.0000028*[.$D1516]*[.$D1516]+0.0405*[.$D1516]-4" office:value-type="float" office:value="33.0358892">
            <text:p>33.0358892</text:p>
          </table:table-cell>
          <table:table-cell/>
          <table:table-cell table:formula="of:=([.G1516]-25)*(0.01+0.00008*[.$D1516])+[.$I1516]" office:value-type="float" office:value="32.932172944">
            <text:p>32.932172944</text:p>
          </table:table-cell>
          <table:table-cell/>
          <table:table-cell table:formula="of:=([.$B1516]/4096)*1.5" office:value-type="float" office:value="0.0230712890625">
            <text:p>0.023071</text:p>
          </table:table-cell>
          <table:table-cell table:formula="of:=[.M1516]/100000" office:value-type="float" office:value="0.000000230712890625">
            <text:p>0.0000002307</text:p>
          </table:table-cell>
          <table:table-cell table:formula="of:=0.625*1000000*[.$N1516]*1000" office:value-type="float" office:value="144.195556640625">
            <text:p>144.195557</text:p>
          </table:table-cell>
          <table:table-cell table:formula="of:=0.769*100000*[.$N1516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08">
            <text:p>6408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517]" office:value-type="float" office:value="23.7984">
            <text:p>23.7984</text:p>
          </table:table-cell>
          <table:table-cell/>
          <table:table-cell table:formula="of:=-0.0000028*[.$D1517]*[.$D1517]+0.0405*[.$D1517]-4" office:value-type="float" office:value="33.0708928">
            <text:p>33.0708928</text:p>
          </table:table-cell>
          <table:table-cell/>
          <table:table-cell table:formula="of:=([.G1517]-25)*(0.01+0.00008*[.$D1517])+[.$I1517]" office:value-type="float" office:value="32.964479104">
            <text:p>32.964479104</text:p>
          </table:table-cell>
          <table:table-cell/>
          <table:table-cell table:formula="of:=([.$B1517]/4096)*1.5" office:value-type="float" office:value="0.025634765625">
            <text:p>0.025635</text:p>
          </table:table-cell>
          <table:table-cell table:formula="of:=[.M1517]/100000" office:value-type="float" office:value="0.00000025634765625">
            <text:p>0.0000002563</text:p>
          </table:table-cell>
          <table:table-cell table:formula="of:=0.625*1000000*[.$N1517]*1000" office:value-type="float" office:value="160.21728515625">
            <text:p>160.217285</text:p>
          </table:table-cell>
          <table:table-cell table:formula="of:=0.769*100000*[.$N1517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410">
            <text:p>6410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518]" office:value-type="float" office:value="23.818">
            <text:p>23.818</text:p>
          </table:table-cell>
          <table:table-cell/>
          <table:table-cell table:formula="of:=-0.0000028*[.$D1518]*[.$D1518]+0.0405*[.$D1518]-4" office:value-type="float" office:value="33.0708928">
            <text:p>33.0708928</text:p>
          </table:table-cell>
          <table:table-cell/>
          <table:table-cell table:formula="of:=([.G1518]-25)*(0.01+0.00008*[.$D1518])+[.$I1518]" office:value-type="float" office:value="32.96621488">
            <text:p>32.96621488</text:p>
          </table:table-cell>
          <table:table-cell/>
          <table:table-cell table:formula="of:=([.$B1518]/4096)*1.5" office:value-type="float" office:value="0.02490234375">
            <text:p>0.024902</text:p>
          </table:table-cell>
          <table:table-cell table:formula="of:=[.M1518]/100000" office:value-type="float" office:value="0.0000002490234375">
            <text:p>0.0000002490</text:p>
          </table:table-cell>
          <table:table-cell table:formula="of:=0.625*1000000*[.$N1518]*1000" office:value-type="float" office:value="155.6396484375">
            <text:p>155.639648</text:p>
          </table:table-cell>
          <table:table-cell table:formula="of:=0.769*100000*[.$N151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13">
            <text:p>6413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519]" office:value-type="float" office:value="23.8474">
            <text:p>23.8474</text:p>
          </table:table-cell>
          <table:table-cell/>
          <table:table-cell table:formula="of:=-0.0000028*[.$D1519]*[.$D1519]+0.0405*[.$D1519]-4" office:value-type="float" office:value="33.0708928">
            <text:p>33.0708928</text:p>
          </table:table-cell>
          <table:table-cell/>
          <table:table-cell table:formula="of:=([.G1519]-25)*(0.01+0.00008*[.$D1519])+[.$I1519]" office:value-type="float" office:value="32.968818544">
            <text:p>32.968818544</text:p>
          </table:table-cell>
          <table:table-cell/>
          <table:table-cell table:formula="of:=([.$B1519]/4096)*1.5" office:value-type="float" office:value="0.024169921875">
            <text:p>0.024170</text:p>
          </table:table-cell>
          <table:table-cell table:formula="of:=[.M1519]/100000" office:value-type="float" office:value="0.00000024169921875">
            <text:p>0.0000002417</text:p>
          </table:table-cell>
          <table:table-cell table:formula="of:=0.625*1000000*[.$N1519]*1000" office:value-type="float" office:value="151.06201171875">
            <text:p>151.062012</text:p>
          </table:table-cell>
          <table:table-cell table:formula="of:=0.769*100000*[.$N151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1">
            <text:p>6411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1520]" office:value-type="float" office:value="23.8278">
            <text:p>23.8278</text:p>
          </table:table-cell>
          <table:table-cell/>
          <table:table-cell table:formula="of:=-0.0000028*[.$D1520]*[.$D1520]+0.0405*[.$D1520]-4" office:value-type="float" office:value="33.2108512">
            <text:p>33.2108512</text:p>
          </table:table-cell>
          <table:table-cell/>
          <table:table-cell table:formula="of:=([.G1520]-25)*(0.01+0.00008*[.$D1520])+[.$I1520]" office:value-type="float" office:value="33.106666064">
            <text:p>33.106666064</text:p>
          </table:table-cell>
          <table:table-cell/>
          <table:table-cell table:formula="of:=([.$B1520]/4096)*1.5" office:value-type="float" office:value="0.0234375">
            <text:p>0.023438</text:p>
          </table:table-cell>
          <table:table-cell table:formula="of:=[.M1520]/100000" office:value-type="float" office:value="0.000000234375">
            <text:p>0.0000002344</text:p>
          </table:table-cell>
          <table:table-cell table:formula="of:=0.625*1000000*[.$N1520]*1000" office:value-type="float" office:value="146.484375">
            <text:p>146.484375</text:p>
          </table:table-cell>
          <table:table-cell table:formula="of:=0.769*100000*[.$N1520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0">
            <text:p>6410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1521]" office:value-type="float" office:value="23.818">
            <text:p>23.818</text:p>
          </table:table-cell>
          <table:table-cell/>
          <table:table-cell table:formula="of:=-0.0000028*[.$D1521]*[.$D1521]+0.0405*[.$D1521]-4" office:value-type="float" office:value="33.1408832">
            <text:p>33.1408832</text:p>
          </table:table-cell>
          <table:table-cell/>
          <table:table-cell table:formula="of:=([.G1521]-25)*(0.01+0.00008*[.$D1521])+[.$I1521]" office:value-type="float" office:value="33.03601616">
            <text:p>33.03601616</text:p>
          </table:table-cell>
          <table:table-cell/>
          <table:table-cell table:formula="of:=([.$B1521]/4096)*1.5" office:value-type="float" office:value="0.0260009765625">
            <text:p>0.026001</text:p>
          </table:table-cell>
          <table:table-cell table:formula="of:=[.M1521]/100000" office:value-type="float" office:value="0.000000260009765625">
            <text:p>0.0000002600</text:p>
          </table:table-cell>
          <table:table-cell table:formula="of:=0.625*1000000*[.$N1521]*1000" office:value-type="float" office:value="162.506103515625">
            <text:p>162.506104</text:p>
          </table:table-cell>
          <table:table-cell table:formula="of:=0.769*100000*[.$N1521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12">
            <text:p>6412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522]" office:value-type="float" office:value="23.8376">
            <text:p>23.8376</text:p>
          </table:table-cell>
          <table:table-cell/>
          <table:table-cell table:formula="of:=-0.0000028*[.$D1522]*[.$D1522]+0.0405*[.$D1522]-4" office:value-type="float" office:value="33.0708928">
            <text:p>33.0708928</text:p>
          </table:table-cell>
          <table:table-cell/>
          <table:table-cell table:formula="of:=([.G1522]-25)*(0.01+0.00008*[.$D1522])+[.$I1522]" office:value-type="float" office:value="32.967950656">
            <text:p>32.967950656</text:p>
          </table:table-cell>
          <table:table-cell/>
          <table:table-cell table:formula="of:=([.$B1522]/4096)*1.5" office:value-type="float" office:value="0.0260009765625">
            <text:p>0.026001</text:p>
          </table:table-cell>
          <table:table-cell table:formula="of:=[.M1522]/100000" office:value-type="float" office:value="0.000000260009765625">
            <text:p>0.0000002600</text:p>
          </table:table-cell>
          <table:table-cell table:formula="of:=0.625*1000000*[.$N1522]*1000" office:value-type="float" office:value="162.506103515625">
            <text:p>162.506104</text:p>
          </table:table-cell>
          <table:table-cell table:formula="of:=0.769*100000*[.$N1522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10">
            <text:p>6410</text:p>
          </table:table-cell>
          <table:table-cell office:value-type="float" office:value="979">
            <text:p>979</text:p>
          </table:table-cell>
          <table:table-cell table:number-columns-repeated="2"/>
          <table:table-cell table:formula="of:=-39+0.0098*[.$C1523]" office:value-type="float" office:value="23.818">
            <text:p>23.818</text:p>
          </table:table-cell>
          <table:table-cell/>
          <table:table-cell table:formula="of:=-0.0000028*[.$D1523]*[.$D1523]+0.0405*[.$D1523]-4" office:value-type="float" office:value="32.9658652">
            <text:p>32.9658652</text:p>
          </table:table-cell>
          <table:table-cell/>
          <table:table-cell table:formula="of:=([.G1523]-25)*(0.01+0.00008*[.$D1523])+[.$I1523]" office:value-type="float" office:value="32.86147096">
            <text:p>32.86147096</text:p>
          </table:table-cell>
          <table:table-cell/>
          <table:table-cell table:formula="of:=([.$B1523]/4096)*1.5" office:value-type="float" office:value="0.0234375">
            <text:p>0.023438</text:p>
          </table:table-cell>
          <table:table-cell table:formula="of:=[.M1523]/100000" office:value-type="float" office:value="0.000000234375">
            <text:p>0.0000002344</text:p>
          </table:table-cell>
          <table:table-cell table:formula="of:=0.625*1000000*[.$N1523]*1000" office:value-type="float" office:value="146.484375">
            <text:p>146.484375</text:p>
          </table:table-cell>
          <table:table-cell table:formula="of:=0.769*100000*[.$N1523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12">
            <text:p>6412</text:p>
          </table:table-cell>
          <table:table-cell office:value-type="float" office:value="980">
            <text:p>980</text:p>
          </table:table-cell>
          <table:table-cell table:number-columns-repeated="2"/>
          <table:table-cell table:formula="of:=-39+0.0098*[.$C1524]" office:value-type="float" office:value="23.8376">
            <text:p>23.8376</text:p>
          </table:table-cell>
          <table:table-cell/>
          <table:table-cell table:formula="of:=-0.0000028*[.$D1524]*[.$D1524]+0.0405*[.$D1524]-4" office:value-type="float" office:value="33.00088">
            <text:p>33.00088</text:p>
          </table:table-cell>
          <table:table-cell/>
          <table:table-cell table:formula="of:=([.G1524]-25)*(0.01+0.00008*[.$D1524])+[.$I1524]" office:value-type="float" office:value="32.89812384">
            <text:p>32.89812384</text:p>
          </table:table-cell>
          <table:table-cell/>
          <table:table-cell table:formula="of:=([.$B1524]/4096)*1.5" office:value-type="float" office:value="0.0245361328125">
            <text:p>0.024536</text:p>
          </table:table-cell>
          <table:table-cell table:formula="of:=[.M1524]/100000" office:value-type="float" office:value="0.000000245361328125">
            <text:p>0.0000002454</text:p>
          </table:table-cell>
          <table:table-cell table:formula="of:=0.625*1000000*[.$N1524]*1000" office:value-type="float" office:value="153.350830078125">
            <text:p>153.350830</text:p>
          </table:table-cell>
          <table:table-cell table:formula="of:=0.769*100000*[.$N152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1">
            <text:p>6411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525]" office:value-type="float" office:value="23.8278">
            <text:p>23.8278</text:p>
          </table:table-cell>
          <table:table-cell/>
          <table:table-cell table:formula="of:=-0.0000028*[.$D1525]*[.$D1525]+0.0405*[.$D1525]-4" office:value-type="float" office:value="33.0708928">
            <text:p>33.0708928</text:p>
          </table:table-cell>
          <table:table-cell/>
          <table:table-cell table:formula="of:=([.G1525]-25)*(0.01+0.00008*[.$D1525])+[.$I1525]" office:value-type="float" office:value="32.967082768">
            <text:p>32.967082768</text:p>
          </table:table-cell>
          <table:table-cell/>
          <table:table-cell table:formula="of:=([.$B1525]/4096)*1.5" office:value-type="float" office:value="0.0274658203125">
            <text:p>0.027466</text:p>
          </table:table-cell>
          <table:table-cell table:formula="of:=[.M1525]/100000" office:value-type="float" office:value="0.000000274658203125">
            <text:p>0.0000002747</text:p>
          </table:table-cell>
          <table:table-cell table:formula="of:=0.625*1000000*[.$N1525]*1000" office:value-type="float" office:value="171.661376953125">
            <text:p>171.661377</text:p>
          </table:table-cell>
          <table:table-cell table:formula="of:=0.769*100000*[.$N152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12">
            <text:p>6412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1526]" office:value-type="float" office:value="23.8376">
            <text:p>23.8376</text:p>
          </table:table-cell>
          <table:table-cell/>
          <table:table-cell table:formula="of:=-0.0000028*[.$D1526]*[.$D1526]+0.0405*[.$D1526]-4" office:value-type="float" office:value="33.2108512">
            <text:p>33.2108512</text:p>
          </table:table-cell>
          <table:table-cell/>
          <table:table-cell table:formula="of:=([.G1526]-25)*(0.01+0.00008*[.$D1526])+[.$I1526]" office:value-type="float" office:value="33.107537088">
            <text:p>33.107537088</text:p>
          </table:table-cell>
          <table:table-cell/>
          <table:table-cell table:formula="of:=([.$B1526]/4096)*1.5" office:value-type="float" office:value="0.024169921875">
            <text:p>0.024170</text:p>
          </table:table-cell>
          <table:table-cell table:formula="of:=[.M1526]/100000" office:value-type="float" office:value="0.00000024169921875">
            <text:p>0.0000002417</text:p>
          </table:table-cell>
          <table:table-cell table:formula="of:=0.625*1000000*[.$N1526]*1000" office:value-type="float" office:value="151.06201171875">
            <text:p>151.062012</text:p>
          </table:table-cell>
          <table:table-cell table:formula="of:=0.769*100000*[.$N1526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407">
            <text:p>6407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1527]" office:value-type="float" office:value="23.7886">
            <text:p>23.7886</text:p>
          </table:table-cell>
          <table:table-cell/>
          <table:table-cell table:formula="of:=-0.0000028*[.$D1527]*[.$D1527]+0.0405*[.$D1527]-4" office:value-type="float" office:value="33.1408832">
            <text:p>33.1408832</text:p>
          </table:table-cell>
          <table:table-cell/>
          <table:table-cell table:formula="of:=([.G1527]-25)*(0.01+0.00008*[.$D1527])+[.$I1527]" office:value-type="float" office:value="33.033407792">
            <text:p>33.033407792</text:p>
          </table:table-cell>
          <table:table-cell/>
          <table:table-cell table:formula="of:=([.$B1527]/4096)*1.5" office:value-type="float" office:value="0.024169921875">
            <text:p>0.024170</text:p>
          </table:table-cell>
          <table:table-cell table:formula="of:=[.M1527]/100000" office:value-type="float" office:value="0.00000024169921875">
            <text:p>0.0000002417</text:p>
          </table:table-cell>
          <table:table-cell table:formula="of:=0.625*1000000*[.$N1527]*1000" office:value-type="float" office:value="151.06201171875">
            <text:p>151.062012</text:p>
          </table:table-cell>
          <table:table-cell table:formula="of:=0.769*100000*[.$N1527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11">
            <text:p>6411</text:p>
          </table:table-cell>
          <table:table-cell office:value-type="float" office:value="981">
            <text:p>981</text:p>
          </table:table-cell>
          <table:table-cell table:number-columns-repeated="2"/>
          <table:table-cell table:formula="of:=-39+0.0098*[.$C1528]" office:value-type="float" office:value="23.8278">
            <text:p>23.8278</text:p>
          </table:table-cell>
          <table:table-cell/>
          <table:table-cell table:formula="of:=-0.0000028*[.$D1528]*[.$D1528]+0.0405*[.$D1528]-4" office:value-type="float" office:value="33.0358892">
            <text:p>33.0358892</text:p>
          </table:table-cell>
          <table:table-cell/>
          <table:table-cell table:formula="of:=([.G1528]-25)*(0.01+0.00008*[.$D1528])+[.$I1528]" office:value-type="float" office:value="32.932172944">
            <text:p>32.932172944</text:p>
          </table:table-cell>
          <table:table-cell/>
          <table:table-cell table:formula="of:=([.$B1528]/4096)*1.5" office:value-type="float" office:value="0.0238037109375">
            <text:p>0.023804</text:p>
          </table:table-cell>
          <table:table-cell table:formula="of:=[.M1528]/100000" office:value-type="float" office:value="0.000000238037109375">
            <text:p>0.0000002380</text:p>
          </table:table-cell>
          <table:table-cell table:formula="of:=0.625*1000000*[.$N1528]*1000" office:value-type="float" office:value="148.773193359375">
            <text:p>148.773193</text:p>
          </table:table-cell>
          <table:table-cell table:formula="of:=0.769*100000*[.$N1528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410">
            <text:p>6410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1529]" office:value-type="float" office:value="23.818">
            <text:p>23.818</text:p>
          </table:table-cell>
          <table:table-cell/>
          <table:table-cell table:formula="of:=-0.0000028*[.$D1529]*[.$D1529]+0.0405*[.$D1529]-4" office:value-type="float" office:value="33.1408832">
            <text:p>33.1408832</text:p>
          </table:table-cell>
          <table:table-cell/>
          <table:table-cell table:formula="of:=([.G1529]-25)*(0.01+0.00008*[.$D1529])+[.$I1529]" office:value-type="float" office:value="33.03601616">
            <text:p>33.03601616</text:p>
          </table:table-cell>
          <table:table-cell/>
          <table:table-cell table:formula="of:=([.$B1529]/4096)*1.5" office:value-type="float" office:value="0.0274658203125">
            <text:p>0.027466</text:p>
          </table:table-cell>
          <table:table-cell table:formula="of:=[.M1529]/100000" office:value-type="float" office:value="0.000000274658203125">
            <text:p>0.0000002747</text:p>
          </table:table-cell>
          <table:table-cell table:formula="of:=0.625*1000000*[.$N1529]*1000" office:value-type="float" office:value="171.661376953125">
            <text:p>171.661377</text:p>
          </table:table-cell>
          <table:table-cell table:formula="of:=0.769*100000*[.$N152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09">
            <text:p>6409</text:p>
          </table:table-cell>
          <table:table-cell office:value-type="float" office:value="982">
            <text:p>982</text:p>
          </table:table-cell>
          <table:table-cell table:number-columns-repeated="2"/>
          <table:table-cell table:formula="of:=-39+0.0098*[.$C1530]" office:value-type="float" office:value="23.8082">
            <text:p>23.8082</text:p>
          </table:table-cell>
          <table:table-cell/>
          <table:table-cell table:formula="of:=-0.0000028*[.$D1530]*[.$D1530]+0.0405*[.$D1530]-4" office:value-type="float" office:value="33.0708928">
            <text:p>33.0708928</text:p>
          </table:table-cell>
          <table:table-cell/>
          <table:table-cell table:formula="of:=([.G1530]-25)*(0.01+0.00008*[.$D1530])+[.$I1530]" office:value-type="float" office:value="32.965346992">
            <text:p>32.965346992</text:p>
          </table:table-cell>
          <table:table-cell/>
          <table:table-cell table:formula="of:=([.$B1530]/4096)*1.5" office:value-type="float" office:value="0.025634765625">
            <text:p>0.025635</text:p>
          </table:table-cell>
          <table:table-cell table:formula="of:=[.M1530]/100000" office:value-type="float" office:value="0.00000025634765625">
            <text:p>0.0000002563</text:p>
          </table:table-cell>
          <table:table-cell table:formula="of:=0.625*1000000*[.$N1530]*1000" office:value-type="float" office:value="160.21728515625">
            <text:p>160.217285</text:p>
          </table:table-cell>
          <table:table-cell table:formula="of:=0.769*100000*[.$N153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406">
            <text:p>6406</text:p>
          </table:table-cell>
          <table:table-cell office:value-type="float" office:value="984">
            <text:p>984</text:p>
          </table:table-cell>
          <table:table-cell table:number-columns-repeated="2"/>
          <table:table-cell table:formula="of:=-39+0.0098*[.$C1531]" office:value-type="float" office:value="23.7788">
            <text:p>23.7788</text:p>
          </table:table-cell>
          <table:table-cell/>
          <table:table-cell table:formula="of:=-0.0000028*[.$D1531]*[.$D1531]+0.0405*[.$D1531]-4" office:value-type="float" office:value="33.1408832">
            <text:p>33.1408832</text:p>
          </table:table-cell>
          <table:table-cell/>
          <table:table-cell table:formula="of:=([.G1531]-25)*(0.01+0.00008*[.$D1531])+[.$I1531]" office:value-type="float" office:value="33.032538336">
            <text:p>33.032538336</text:p>
          </table:table-cell>
          <table:table-cell/>
          <table:table-cell table:formula="of:=([.$B1531]/4096)*1.5" office:value-type="float" office:value="0.0263671875">
            <text:p>0.026367</text:p>
          </table:table-cell>
          <table:table-cell table:formula="of:=[.M1531]/100000" office:value-type="float" office:value="0.000000263671875">
            <text:p>0.0000002637</text:p>
          </table:table-cell>
          <table:table-cell table:formula="of:=0.625*1000000*[.$N1531]*1000" office:value-type="float" office:value="164.794921875">
            <text:p>164.794922</text:p>
          </table:table-cell>
          <table:table-cell table:formula="of:=0.769*100000*[.$N153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406">
            <text:p>6406</text:p>
          </table:table-cell>
          <table:table-cell office:value-type="float" office:value="986">
            <text:p>986</text:p>
          </table:table-cell>
          <table:table-cell table:number-columns-repeated="2"/>
          <table:table-cell table:formula="of:=-39+0.0098*[.$C1532]" office:value-type="float" office:value="23.7788">
            <text:p>23.7788</text:p>
          </table:table-cell>
          <table:table-cell/>
          <table:table-cell table:formula="of:=-0.0000028*[.$D1532]*[.$D1532]+0.0405*[.$D1532]-4" office:value-type="float" office:value="33.2108512">
            <text:p>33.2108512</text:p>
          </table:table-cell>
          <table:table-cell/>
          <table:table-cell table:formula="of:=([.G1532]-25)*(0.01+0.00008*[.$D1532])+[.$I1532]" office:value-type="float" office:value="33.102310944">
            <text:p>33.102310944</text:p>
          </table:table-cell>
          <table:table-cell/>
          <table:table-cell table:formula="of:=([.$B1532]/4096)*1.5" office:value-type="float" office:value="0.0245361328125">
            <text:p>0.024536</text:p>
          </table:table-cell>
          <table:table-cell table:formula="of:=[.M1532]/100000" office:value-type="float" office:value="0.000000245361328125">
            <text:p>0.0000002454</text:p>
          </table:table-cell>
          <table:table-cell table:formula="of:=0.625*1000000*[.$N1532]*1000" office:value-type="float" office:value="153.350830078125">
            <text:p>153.350830</text:p>
          </table:table-cell>
          <table:table-cell table:formula="of:=0.769*100000*[.$N1532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08">
            <text:p>6408</text:p>
          </table:table-cell>
          <table:table-cell office:value-type="float" office:value="992">
            <text:p>992</text:p>
          </table:table-cell>
          <table:table-cell table:number-columns-repeated="2"/>
          <table:table-cell table:formula="of:=-39+0.0098*[.$C1533]" office:value-type="float" office:value="23.7984">
            <text:p>23.7984</text:p>
          </table:table-cell>
          <table:table-cell/>
          <table:table-cell table:formula="of:=-0.0000028*[.$D1533]*[.$D1533]+0.0405*[.$D1533]-4" office:value-type="float" office:value="33.4206208">
            <text:p>33.4206208</text:p>
          </table:table-cell>
          <table:table-cell/>
          <table:table-cell table:formula="of:=([.G1533]-25)*(0.01+0.00008*[.$D1533])+[.$I1533]" office:value-type="float" office:value="33.313245824">
            <text:p>33.313245824</text:p>
          </table:table-cell>
          <table:table-cell/>
          <table:table-cell table:formula="of:=([.$B1533]/4096)*1.5" office:value-type="float" office:value="0.0238037109375">
            <text:p>0.023804</text:p>
          </table:table-cell>
          <table:table-cell table:formula="of:=[.M1533]/100000" office:value-type="float" office:value="0.000000238037109375">
            <text:p>0.0000002380</text:p>
          </table:table-cell>
          <table:table-cell table:formula="of:=0.625*1000000*[.$N1533]*1000" office:value-type="float" office:value="148.773193359375">
            <text:p>148.773193</text:p>
          </table:table-cell>
          <table:table-cell table:formula="of:=0.769*100000*[.$N1533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408">
            <text:p>6408</text:p>
          </table:table-cell>
          <table:table-cell office:value-type="float" office:value="988">
            <text:p>988</text:p>
          </table:table-cell>
          <table:table-cell table:number-columns-repeated="2"/>
          <table:table-cell table:formula="of:=-39+0.0098*[.$C1534]" office:value-type="float" office:value="23.7984">
            <text:p>23.7984</text:p>
          </table:table-cell>
          <table:table-cell/>
          <table:table-cell table:formula="of:=-0.0000028*[.$D1534]*[.$D1534]+0.0405*[.$D1534]-4" office:value-type="float" office:value="33.2807968">
            <text:p>33.2807968</text:p>
          </table:table-cell>
          <table:table-cell/>
          <table:table-cell table:formula="of:=([.G1534]-25)*(0.01+0.00008*[.$D1534])+[.$I1534]" office:value-type="float" office:value="33.173806336">
            <text:p>33.173806336</text:p>
          </table:table-cell>
          <table:table-cell/>
          <table:table-cell table:formula="of:=([.$B1534]/4096)*1.5" office:value-type="float" office:value="0.022705078125">
            <text:p>0.022705</text:p>
          </table:table-cell>
          <table:table-cell table:formula="of:=[.M1534]/100000" office:value-type="float" office:value="0.00000022705078125">
            <text:p>0.0000002271</text:p>
          </table:table-cell>
          <table:table-cell table:formula="of:=0.625*1000000*[.$N1534]*1000" office:value-type="float" office:value="141.90673828125">
            <text:p>141.906738</text:p>
          </table:table-cell>
          <table:table-cell table:formula="of:=0.769*100000*[.$N1534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06">
            <text:p>6406</text:p>
          </table:table-cell>
          <table:table-cell office:value-type="float" office:value="995">
            <text:p>995</text:p>
          </table:table-cell>
          <table:table-cell table:number-columns-repeated="2"/>
          <table:table-cell table:formula="of:=-39+0.0098*[.$C1535]" office:value-type="float" office:value="23.7788">
            <text:p>23.7788</text:p>
          </table:table-cell>
          <table:table-cell/>
          <table:table-cell table:formula="of:=-0.0000028*[.$D1535]*[.$D1535]+0.0405*[.$D1535]-4" office:value-type="float" office:value="33.52543">
            <text:p>33.52543</text:p>
          </table:table-cell>
          <table:table-cell/>
          <table:table-cell table:formula="of:=([.G1535]-25)*(0.01+0.00008*[.$D1535])+[.$I1535]" office:value-type="float" office:value="33.41601048">
            <text:p>33.41601048</text:p>
          </table:table-cell>
          <table:table-cell/>
          <table:table-cell table:formula="of:=([.$B1535]/4096)*1.5" office:value-type="float" office:value="0.0234375">
            <text:p>0.023438</text:p>
          </table:table-cell>
          <table:table-cell table:formula="of:=[.M1535]/100000" office:value-type="float" office:value="0.000000234375">
            <text:p>0.0000002344</text:p>
          </table:table-cell>
          <table:table-cell table:formula="of:=0.625*1000000*[.$N1535]*1000" office:value-type="float" office:value="146.484375">
            <text:p>146.484375</text:p>
          </table:table-cell>
          <table:table-cell table:formula="of:=0.769*100000*[.$N1535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406">
            <text:p>6406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1536]" office:value-type="float" office:value="23.7788">
            <text:p>23.7788</text:p>
          </table:table-cell>
          <table:table-cell/>
          <table:table-cell table:formula="of:=-0.0000028*[.$D1536]*[.$D1536]+0.0405*[.$D1536]-4" office:value-type="float" office:value="33.4904992">
            <text:p>33.4904992</text:p>
          </table:table-cell>
          <table:table-cell/>
          <table:table-cell table:formula="of:=([.G1536]-25)*(0.01+0.00008*[.$D1536])+[.$I1536]" office:value-type="float" office:value="33.381177376">
            <text:p>33.381177376</text:p>
          </table:table-cell>
          <table:table-cell/>
          <table:table-cell table:formula="of:=([.$B1536]/4096)*1.5" office:value-type="float" office:value="0.0252685546875">
            <text:p>0.025269</text:p>
          </table:table-cell>
          <table:table-cell table:formula="of:=[.M1536]/100000" office:value-type="float" office:value="0.000000252685546875">
            <text:p>0.0000002527</text:p>
          </table:table-cell>
          <table:table-cell table:formula="of:=0.625*1000000*[.$N1536]*1000" office:value-type="float" office:value="157.928466796875">
            <text:p>157.928467</text:p>
          </table:table-cell>
          <table:table-cell table:formula="of:=0.769*100000*[.$N153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08">
            <text:p>6408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1537]" office:value-type="float" office:value="23.7984">
            <text:p>23.7984</text:p>
          </table:table-cell>
          <table:table-cell/>
          <table:table-cell table:formula="of:=-0.0000028*[.$D1537]*[.$D1537]+0.0405*[.$D1537]-4" office:value-type="float" office:value="33.4904992">
            <text:p>33.4904992</text:p>
          </table:table-cell>
          <table:table-cell/>
          <table:table-cell table:formula="of:=([.G1537]-25)*(0.01+0.00008*[.$D1537])+[.$I1537]" office:value-type="float" office:value="33.382931968">
            <text:p>33.382931968</text:p>
          </table:table-cell>
          <table:table-cell/>
          <table:table-cell table:formula="of:=([.$B1537]/4096)*1.5" office:value-type="float" office:value="0.0234375">
            <text:p>0.023438</text:p>
          </table:table-cell>
          <table:table-cell table:formula="of:=[.M1537]/100000" office:value-type="float" office:value="0.000000234375">
            <text:p>0.0000002344</text:p>
          </table:table-cell>
          <table:table-cell table:formula="of:=0.625*1000000*[.$N1537]*1000" office:value-type="float" office:value="146.484375">
            <text:p>146.484375</text:p>
          </table:table-cell>
          <table:table-cell table:formula="of:=0.769*100000*[.$N1537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409">
            <text:p>6409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1538]" office:value-type="float" office:value="23.8082">
            <text:p>23.8082</text:p>
          </table:table-cell>
          <table:table-cell/>
          <table:table-cell table:formula="of:=-0.0000028*[.$D1538]*[.$D1538]+0.0405*[.$D1538]-4" office:value-type="float" office:value="33.4904992">
            <text:p>33.4904992</text:p>
          </table:table-cell>
          <table:table-cell/>
          <table:table-cell table:formula="of:=([.G1538]-25)*(0.01+0.00008*[.$D1538])+[.$I1538]" office:value-type="float" office:value="33.383809264">
            <text:p>33.383809264</text:p>
          </table:table-cell>
          <table:table-cell/>
          <table:table-cell table:formula="of:=([.$B1538]/4096)*1.5" office:value-type="float" office:value="0.022705078125">
            <text:p>0.022705</text:p>
          </table:table-cell>
          <table:table-cell table:formula="of:=[.M1538]/100000" office:value-type="float" office:value="0.00000022705078125">
            <text:p>0.0000002271</text:p>
          </table:table-cell>
          <table:table-cell table:formula="of:=0.625*1000000*[.$N1538]*1000" office:value-type="float" office:value="141.90673828125">
            <text:p>141.906738</text:p>
          </table:table-cell>
          <table:table-cell table:formula="of:=0.769*100000*[.$N1538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04">
            <text:p>6404</text:p>
          </table:table-cell>
          <table:table-cell office:value-type="float" office:value="992">
            <text:p>992</text:p>
          </table:table-cell>
          <table:table-cell table:number-columns-repeated="2"/>
          <table:table-cell table:formula="of:=-39+0.0098*[.$C1539]" office:value-type="float" office:value="23.7592">
            <text:p>23.7592</text:p>
          </table:table-cell>
          <table:table-cell/>
          <table:table-cell table:formula="of:=-0.0000028*[.$D1539]*[.$D1539]+0.0405*[.$D1539]-4" office:value-type="float" office:value="33.4206208">
            <text:p>33.4206208</text:p>
          </table:table-cell>
          <table:table-cell/>
          <table:table-cell table:formula="of:=([.G1539]-25)*(0.01+0.00008*[.$D1539])+[.$I1539]" office:value-type="float" office:value="33.309742912">
            <text:p>33.309742912</text:p>
          </table:table-cell>
          <table:table-cell/>
          <table:table-cell table:formula="of:=([.$B1539]/4096)*1.5" office:value-type="float" office:value="0.0238037109375">
            <text:p>0.023804</text:p>
          </table:table-cell>
          <table:table-cell table:formula="of:=[.M1539]/100000" office:value-type="float" office:value="0.000000238037109375">
            <text:p>0.0000002380</text:p>
          </table:table-cell>
          <table:table-cell table:formula="of:=0.625*1000000*[.$N1539]*1000" office:value-type="float" office:value="148.773193359375">
            <text:p>148.773193</text:p>
          </table:table-cell>
          <table:table-cell table:formula="of:=0.769*100000*[.$N1539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403">
            <text:p>6403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1540]" office:value-type="float" office:value="23.7494">
            <text:p>23.7494</text:p>
          </table:table-cell>
          <table:table-cell/>
          <table:table-cell table:formula="of:=-0.0000028*[.$D1540]*[.$D1540]+0.0405*[.$D1540]-4" office:value-type="float" office:value="33.5603552">
            <text:p>33.5603552</text:p>
          </table:table-cell>
          <table:table-cell/>
          <table:table-cell table:formula="of:=([.G1540]-25)*(0.01+0.00008*[.$D1540])+[.$I1540]" office:value-type="float" office:value="33.448201392">
            <text:p>33.448201392</text:p>
          </table:table-cell>
          <table:table-cell/>
          <table:table-cell table:formula="of:=([.$B1540]/4096)*1.5" office:value-type="float" office:value="0.0260009765625">
            <text:p>0.026001</text:p>
          </table:table-cell>
          <table:table-cell table:formula="of:=[.M1540]/100000" office:value-type="float" office:value="0.000000260009765625">
            <text:p>0.0000002600</text:p>
          </table:table-cell>
          <table:table-cell table:formula="of:=0.625*1000000*[.$N1540]*1000" office:value-type="float" office:value="162.506103515625">
            <text:p>162.506104</text:p>
          </table:table-cell>
          <table:table-cell table:formula="of:=0.769*100000*[.$N1540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402">
            <text:p>6402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1541]" office:value-type="float" office:value="23.7396">
            <text:p>23.7396</text:p>
          </table:table-cell>
          <table:table-cell/>
          <table:table-cell table:formula="of:=-0.0000028*[.$D1541]*[.$D1541]+0.0405*[.$D1541]-4" office:value-type="float" office:value="33.5603552">
            <text:p>33.5603552</text:p>
          </table:table-cell>
          <table:table-cell/>
          <table:table-cell table:formula="of:=([.G1541]-25)*(0.01+0.00008*[.$D1541])+[.$I1541]" office:value-type="float" office:value="33.447322528">
            <text:p>33.447322528</text:p>
          </table:table-cell>
          <table:table-cell/>
          <table:table-cell table:formula="of:=([.$B1541]/4096)*1.5" office:value-type="float" office:value="0.025634765625">
            <text:p>0.025635</text:p>
          </table:table-cell>
          <table:table-cell table:formula="of:=[.M1541]/100000" office:value-type="float" office:value="0.00000025634765625">
            <text:p>0.0000002563</text:p>
          </table:table-cell>
          <table:table-cell table:formula="of:=0.625*1000000*[.$N1541]*1000" office:value-type="float" office:value="160.21728515625">
            <text:p>160.217285</text:p>
          </table:table-cell>
          <table:table-cell table:formula="of:=0.769*100000*[.$N1541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404">
            <text:p>6404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1542]" office:value-type="float" office:value="23.7592">
            <text:p>23.7592</text:p>
          </table:table-cell>
          <table:table-cell/>
          <table:table-cell table:formula="of:=-0.0000028*[.$D1542]*[.$D1542]+0.0405*[.$D1542]-4" office:value-type="float" office:value="33.5603552">
            <text:p>33.5603552</text:p>
          </table:table-cell>
          <table:table-cell/>
          <table:table-cell table:formula="of:=([.G1542]-25)*(0.01+0.00008*[.$D1542])+[.$I1542]" office:value-type="float" office:value="33.449080256">
            <text:p>33.449080256</text:p>
          </table:table-cell>
          <table:table-cell/>
          <table:table-cell table:formula="of:=([.$B1542]/4096)*1.5" office:value-type="float" office:value="0.022705078125">
            <text:p>0.022705</text:p>
          </table:table-cell>
          <table:table-cell table:formula="of:=[.M1542]/100000" office:value-type="float" office:value="0.00000022705078125">
            <text:p>0.0000002271</text:p>
          </table:table-cell>
          <table:table-cell table:formula="of:=0.625*1000000*[.$N1542]*1000" office:value-type="float" office:value="141.90673828125">
            <text:p>141.906738</text:p>
          </table:table-cell>
          <table:table-cell table:formula="of:=0.769*100000*[.$N1542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401">
            <text:p>6401</text:p>
          </table:table-cell>
          <table:table-cell office:value-type="float" office:value="994">
            <text:p>994</text:p>
          </table:table-cell>
          <table:table-cell table:number-columns-repeated="2"/>
          <table:table-cell table:formula="of:=-39+0.0098*[.$C1543]" office:value-type="float" office:value="23.7298">
            <text:p>23.7298</text:p>
          </table:table-cell>
          <table:table-cell/>
          <table:table-cell table:formula="of:=-0.0000028*[.$D1543]*[.$D1543]+0.0405*[.$D1543]-4" office:value-type="float" office:value="33.4904992">
            <text:p>33.4904992</text:p>
          </table:table-cell>
          <table:table-cell/>
          <table:table-cell table:formula="of:=([.G1543]-25)*(0.01+0.00008*[.$D1543])+[.$I1543]" office:value-type="float" office:value="33.376790896">
            <text:p>33.376790896</text:p>
          </table:table-cell>
          <table:table-cell/>
          <table:table-cell table:formula="of:=([.$B1543]/4096)*1.5" office:value-type="float" office:value="0.027099609375">
            <text:p>0.027100</text:p>
          </table:table-cell>
          <table:table-cell table:formula="of:=[.M1543]/100000" office:value-type="float" office:value="0.00000027099609375">
            <text:p>0.0000002710</text:p>
          </table:table-cell>
          <table:table-cell table:formula="of:=0.625*1000000*[.$N1543]*1000" office:value-type="float" office:value="169.37255859375">
            <text:p>169.372559</text:p>
          </table:table-cell>
          <table:table-cell table:formula="of:=0.769*100000*[.$N154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95">
            <text:p>6395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1544]" office:value-type="float" office:value="23.671">
            <text:p>23.671</text:p>
          </table:table-cell>
          <table:table-cell/>
          <table:table-cell table:formula="of:=-0.0000028*[.$D1544]*[.$D1544]+0.0405*[.$D1544]-4" office:value-type="float" office:value="33.5603552">
            <text:p>33.5603552</text:p>
          </table:table-cell>
          <table:table-cell/>
          <table:table-cell table:formula="of:=([.G1544]-25)*(0.01+0.00008*[.$D1544])+[.$I1544]" office:value-type="float" office:value="33.44117048">
            <text:p>33.44117048</text:p>
          </table:table-cell>
          <table:table-cell/>
          <table:table-cell table:formula="of:=([.$B1544]/4096)*1.5" office:value-type="float" office:value="0.0245361328125">
            <text:p>0.024536</text:p>
          </table:table-cell>
          <table:table-cell table:formula="of:=[.M1544]/100000" office:value-type="float" office:value="0.000000245361328125">
            <text:p>0.0000002454</text:p>
          </table:table-cell>
          <table:table-cell table:formula="of:=0.625*1000000*[.$N1544]*1000" office:value-type="float" office:value="153.350830078125">
            <text:p>153.350830</text:p>
          </table:table-cell>
          <table:table-cell table:formula="of:=0.769*100000*[.$N154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97">
            <text:p>6397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45]" office:value-type="float" office:value="23.6906">
            <text:p>23.6906</text:p>
          </table:table-cell>
          <table:table-cell/>
          <table:table-cell table:formula="of:=-0.0000028*[.$D1545]*[.$D1545]+0.0405*[.$D1545]-4" office:value-type="float" office:value="33.6301888">
            <text:p>33.6301888</text:p>
          </table:table-cell>
          <table:table-cell/>
          <table:table-cell table:formula="of:=([.G1545]-25)*(0.01+0.00008*[.$D1545])+[.$I1545]" office:value-type="float" office:value="33.512552304">
            <text:p>33.512552304</text:p>
          </table:table-cell>
          <table:table-cell/>
          <table:table-cell table:formula="of:=([.$B1545]/4096)*1.5" office:value-type="float" office:value="0.0234375">
            <text:p>0.023438</text:p>
          </table:table-cell>
          <table:table-cell table:formula="of:=[.M1545]/100000" office:value-type="float" office:value="0.000000234375">
            <text:p>0.0000002344</text:p>
          </table:table-cell>
          <table:table-cell table:formula="of:=0.625*1000000*[.$N1545]*1000" office:value-type="float" office:value="146.484375">
            <text:p>146.484375</text:p>
          </table:table-cell>
          <table:table-cell table:formula="of:=0.769*100000*[.$N1545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95">
            <text:p>6395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1546]" office:value-type="float" office:value="23.671">
            <text:p>23.671</text:p>
          </table:table-cell>
          <table:table-cell/>
          <table:table-cell table:formula="of:=-0.0000028*[.$D1546]*[.$D1546]+0.0405*[.$D1546]-4" office:value-type="float" office:value="33.5603552">
            <text:p>33.5603552</text:p>
          </table:table-cell>
          <table:table-cell/>
          <table:table-cell table:formula="of:=([.G1546]-25)*(0.01+0.00008*[.$D1546])+[.$I1546]" office:value-type="float" office:value="33.44117048">
            <text:p>33.44117048</text:p>
          </table:table-cell>
          <table:table-cell/>
          <table:table-cell table:formula="of:=([.$B1546]/4096)*1.5" office:value-type="float" office:value="0.024169921875">
            <text:p>0.024170</text:p>
          </table:table-cell>
          <table:table-cell table:formula="of:=[.M1546]/100000" office:value-type="float" office:value="0.00000024169921875">
            <text:p>0.0000002417</text:p>
          </table:table-cell>
          <table:table-cell table:formula="of:=0.625*1000000*[.$N1546]*1000" office:value-type="float" office:value="151.06201171875">
            <text:p>151.062012</text:p>
          </table:table-cell>
          <table:table-cell table:formula="of:=0.769*100000*[.$N1546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98">
            <text:p>6398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47]" office:value-type="float" office:value="23.7004">
            <text:p>23.7004</text:p>
          </table:table-cell>
          <table:table-cell/>
          <table:table-cell table:formula="of:=-0.0000028*[.$D1547]*[.$D1547]+0.0405*[.$D1547]-4" office:value-type="float" office:value="33.6301888">
            <text:p>33.6301888</text:p>
          </table:table-cell>
          <table:table-cell/>
          <table:table-cell table:formula="of:=([.G1547]-25)*(0.01+0.00008*[.$D1547])+[.$I1547]" office:value-type="float" office:value="33.513432736">
            <text:p>33.513432736</text:p>
          </table:table-cell>
          <table:table-cell/>
          <table:table-cell table:formula="of:=([.$B1547]/4096)*1.5" office:value-type="float" office:value="0.0263671875">
            <text:p>0.026367</text:p>
          </table:table-cell>
          <table:table-cell table:formula="of:=[.M1547]/100000" office:value-type="float" office:value="0.000000263671875">
            <text:p>0.0000002637</text:p>
          </table:table-cell>
          <table:table-cell table:formula="of:=0.625*1000000*[.$N1547]*1000" office:value-type="float" office:value="164.794921875">
            <text:p>164.794922</text:p>
          </table:table-cell>
          <table:table-cell table:formula="of:=0.769*100000*[.$N1547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396">
            <text:p>6396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48]" office:value-type="float" office:value="23.6808">
            <text:p>23.6808</text:p>
          </table:table-cell>
          <table:table-cell/>
          <table:table-cell table:formula="of:=-0.0000028*[.$D1548]*[.$D1548]+0.0405*[.$D1548]-4" office:value-type="float" office:value="33.7">
            <text:p>33.7</text:p>
          </table:table-cell>
          <table:table-cell/>
          <table:table-cell table:formula="of:=([.G1548]-25)*(0.01+0.00008*[.$D1548])+[.$I1548]" office:value-type="float" office:value="33.581272">
            <text:p>33.581272</text:p>
          </table:table-cell>
          <table:table-cell/>
          <table:table-cell table:formula="of:=([.$B1548]/4096)*1.5" office:value-type="float" office:value="0.022705078125">
            <text:p>0.022705</text:p>
          </table:table-cell>
          <table:table-cell table:formula="of:=[.M1548]/100000" office:value-type="float" office:value="0.00000022705078125">
            <text:p>0.0000002271</text:p>
          </table:table-cell>
          <table:table-cell table:formula="of:=0.625*1000000*[.$N1548]*1000" office:value-type="float" office:value="141.90673828125">
            <text:p>141.906738</text:p>
          </table:table-cell>
          <table:table-cell table:formula="of:=0.769*100000*[.$N1548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96">
            <text:p>6396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49]" office:value-type="float" office:value="23.6808">
            <text:p>23.6808</text:p>
          </table:table-cell>
          <table:table-cell/>
          <table:table-cell table:formula="of:=-0.0000028*[.$D1549]*[.$D1549]+0.0405*[.$D1549]-4" office:value-type="float" office:value="33.6301888">
            <text:p>33.6301888</text:p>
          </table:table-cell>
          <table:table-cell/>
          <table:table-cell table:formula="of:=([.G1549]-25)*(0.01+0.00008*[.$D1549])+[.$I1549]" office:value-type="float" office:value="33.511671872">
            <text:p>33.511671872</text:p>
          </table:table-cell>
          <table:table-cell/>
          <table:table-cell table:formula="of:=([.$B1549]/4096)*1.5" office:value-type="float" office:value="0.0263671875">
            <text:p>0.026367</text:p>
          </table:table-cell>
          <table:table-cell table:formula="of:=[.M1549]/100000" office:value-type="float" office:value="0.000000263671875">
            <text:p>0.0000002637</text:p>
          </table:table-cell>
          <table:table-cell table:formula="of:=0.625*1000000*[.$N1549]*1000" office:value-type="float" office:value="164.794921875">
            <text:p>164.794922</text:p>
          </table:table-cell>
          <table:table-cell table:formula="of:=0.769*100000*[.$N1549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98">
            <text:p>6398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1550]" office:value-type="float" office:value="23.7004">
            <text:p>23.7004</text:p>
          </table:table-cell>
          <table:table-cell/>
          <table:table-cell table:formula="of:=-0.0000028*[.$D1550]*[.$D1550]+0.0405*[.$D1550]-4" office:value-type="float" office:value="33.7348972">
            <text:p>33.7348972</text:p>
          </table:table-cell>
          <table:table-cell/>
          <table:table-cell table:formula="of:=([.G1550]-25)*(0.01+0.00008*[.$D1550])+[.$I1550]" office:value-type="float" office:value="33.617829232">
            <text:p>33.617829232</text:p>
          </table:table-cell>
          <table:table-cell/>
          <table:table-cell table:formula="of:=([.$B1550]/4096)*1.5" office:value-type="float" office:value="0.024169921875">
            <text:p>0.024170</text:p>
          </table:table-cell>
          <table:table-cell table:formula="of:=[.M1550]/100000" office:value-type="float" office:value="0.00000024169921875">
            <text:p>0.0000002417</text:p>
          </table:table-cell>
          <table:table-cell table:formula="of:=0.625*1000000*[.$N1550]*1000" office:value-type="float" office:value="151.06201171875">
            <text:p>151.062012</text:p>
          </table:table-cell>
          <table:table-cell table:formula="of:=0.769*100000*[.$N1550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399">
            <text:p>6399</text:p>
          </table:table-cell>
          <table:table-cell office:value-type="float" office:value="999">
            <text:p>999</text:p>
          </table:table-cell>
          <table:table-cell table:number-columns-repeated="2"/>
          <table:table-cell table:formula="of:=-39+0.0098*[.$C1551]" office:value-type="float" office:value="23.7102">
            <text:p>23.7102</text:p>
          </table:table-cell>
          <table:table-cell/>
          <table:table-cell table:formula="of:=-0.0000028*[.$D1551]*[.$D1551]+0.0405*[.$D1551]-4" office:value-type="float" office:value="33.6650972">
            <text:p>33.6650972</text:p>
          </table:table-cell>
          <table:table-cell/>
          <table:table-cell table:formula="of:=([.G1551]-25)*(0.01+0.00008*[.$D1551])+[.$I1551]" office:value-type="float" office:value="33.549118384">
            <text:p>33.549118384</text:p>
          </table:table-cell>
          <table:table-cell/>
          <table:table-cell table:formula="of:=([.$B1551]/4096)*1.5" office:value-type="float" office:value="0.022705078125">
            <text:p>0.022705</text:p>
          </table:table-cell>
          <table:table-cell table:formula="of:=[.M1551]/100000" office:value-type="float" office:value="0.00000022705078125">
            <text:p>0.0000002271</text:p>
          </table:table-cell>
          <table:table-cell table:formula="of:=0.625*1000000*[.$N1551]*1000" office:value-type="float" office:value="141.90673828125">
            <text:p>141.906738</text:p>
          </table:table-cell>
          <table:table-cell table:formula="of:=0.769*100000*[.$N1551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92">
            <text:p>6392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1552]" office:value-type="float" office:value="23.6416">
            <text:p>23.6416</text:p>
          </table:table-cell>
          <table:table-cell/>
          <table:table-cell table:formula="of:=-0.0000028*[.$D1552]*[.$D1552]+0.0405*[.$D1552]-4" office:value-type="float" office:value="33.5952748">
            <text:p>33.5952748</text:p>
          </table:table-cell>
          <table:table-cell/>
          <table:table-cell table:formula="of:=([.G1552]-25)*(0.01+0.00008*[.$D1552])+[.$I1552]" office:value-type="float" office:value="33.473344816">
            <text:p>33.473344816</text:p>
          </table:table-cell>
          <table:table-cell/>
          <table:table-cell table:formula="of:=([.$B1552]/4096)*1.5" office:value-type="float" office:value="0.024169921875">
            <text:p>0.024170</text:p>
          </table:table-cell>
          <table:table-cell table:formula="of:=[.M1552]/100000" office:value-type="float" office:value="0.00000024169921875">
            <text:p>0.0000002417</text:p>
          </table:table-cell>
          <table:table-cell table:formula="of:=0.625*1000000*[.$N1552]*1000" office:value-type="float" office:value="151.06201171875">
            <text:p>151.062012</text:p>
          </table:table-cell>
          <table:table-cell table:formula="of:=0.769*100000*[.$N1552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92">
            <text:p>6392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53]" office:value-type="float" office:value="23.6416">
            <text:p>23.6416</text:p>
          </table:table-cell>
          <table:table-cell/>
          <table:table-cell table:formula="of:=-0.0000028*[.$D1553]*[.$D1553]+0.0405*[.$D1553]-4" office:value-type="float" office:value="33.6301888">
            <text:p>33.6301888</text:p>
          </table:table-cell>
          <table:table-cell/>
          <table:table-cell table:formula="of:=([.G1553]-25)*(0.01+0.00008*[.$D1553])+[.$I1553]" office:value-type="float" office:value="33.508150144">
            <text:p>33.508150144</text:p>
          </table:table-cell>
          <table:table-cell/>
          <table:table-cell table:formula="of:=([.$B1553]/4096)*1.5" office:value-type="float" office:value="0.024169921875">
            <text:p>0.024170</text:p>
          </table:table-cell>
          <table:table-cell table:formula="of:=[.M1553]/100000" office:value-type="float" office:value="0.00000024169921875">
            <text:p>0.0000002417</text:p>
          </table:table-cell>
          <table:table-cell table:formula="of:=0.625*1000000*[.$N1553]*1000" office:value-type="float" office:value="151.06201171875">
            <text:p>151.062012</text:p>
          </table:table-cell>
          <table:table-cell table:formula="of:=0.769*100000*[.$N155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392">
            <text:p>639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54]" office:value-type="float" office:value="23.6416">
            <text:p>23.6416</text:p>
          </table:table-cell>
          <table:table-cell/>
          <table:table-cell table:formula="of:=-0.0000028*[.$D1554]*[.$D1554]+0.0405*[.$D1554]-4" office:value-type="float" office:value="33.7697888">
            <text:p>33.7697888</text:p>
          </table:table-cell>
          <table:table-cell/>
          <table:table-cell table:formula="of:=([.G1554]-25)*(0.01+0.00008*[.$D1554])+[.$I1554]" office:value-type="float" office:value="33.647315456">
            <text:p>33.647315456</text:p>
          </table:table-cell>
          <table:table-cell/>
          <table:table-cell table:formula="of:=([.$B1554]/4096)*1.5" office:value-type="float" office:value="0.0230712890625">
            <text:p>0.023071</text:p>
          </table:table-cell>
          <table:table-cell table:formula="of:=[.M1554]/100000" office:value-type="float" office:value="0.000000230712890625">
            <text:p>0.0000002307</text:p>
          </table:table-cell>
          <table:table-cell table:formula="of:=0.625*1000000*[.$N1554]*1000" office:value-type="float" office:value="144.195556640625">
            <text:p>144.195557</text:p>
          </table:table-cell>
          <table:table-cell table:formula="of:=0.769*100000*[.$N1554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94">
            <text:p>6394</text:p>
          </table:table-cell>
          <table:table-cell office:value-type="float" office:value="999">
            <text:p>999</text:p>
          </table:table-cell>
          <table:table-cell table:number-columns-repeated="2"/>
          <table:table-cell table:formula="of:=-39+0.0098*[.$C1555]" office:value-type="float" office:value="23.6612">
            <text:p>23.6612</text:p>
          </table:table-cell>
          <table:table-cell/>
          <table:table-cell table:formula="of:=-0.0000028*[.$D1555]*[.$D1555]+0.0405*[.$D1555]-4" office:value-type="float" office:value="33.6650972">
            <text:p>33.6650972</text:p>
          </table:table-cell>
          <table:table-cell/>
          <table:table-cell table:formula="of:=([.G1555]-25)*(0.01+0.00008*[.$D1555])+[.$I1555]" office:value-type="float" office:value="33.544712304">
            <text:p>33.544712304</text:p>
          </table:table-cell>
          <table:table-cell/>
          <table:table-cell table:formula="of:=([.$B1555]/4096)*1.5" office:value-type="float" office:value="0.025634765625">
            <text:p>0.025635</text:p>
          </table:table-cell>
          <table:table-cell table:formula="of:=[.M1555]/100000" office:value-type="float" office:value="0.00000025634765625">
            <text:p>0.0000002563</text:p>
          </table:table-cell>
          <table:table-cell table:formula="of:=0.625*1000000*[.$N1555]*1000" office:value-type="float" office:value="160.21728515625">
            <text:p>160.217285</text:p>
          </table:table-cell>
          <table:table-cell table:formula="of:=0.769*100000*[.$N1555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93">
            <text:p>6393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56]" office:value-type="float" office:value="23.6514">
            <text:p>23.6514</text:p>
          </table:table-cell>
          <table:table-cell/>
          <table:table-cell table:formula="of:=-0.0000028*[.$D1556]*[.$D1556]+0.0405*[.$D1556]-4" office:value-type="float" office:value="33.7">
            <text:p>33.7</text:p>
          </table:table-cell>
          <table:table-cell/>
          <table:table-cell table:formula="of:=([.G1556]-25)*(0.01+0.00008*[.$D1556])+[.$I1556]" office:value-type="float" office:value="33.578626">
            <text:p>33.578626</text:p>
          </table:table-cell>
          <table:table-cell/>
          <table:table-cell table:formula="of:=([.$B1556]/4096)*1.5" office:value-type="float" office:value="0.0245361328125">
            <text:p>0.024536</text:p>
          </table:table-cell>
          <table:table-cell table:formula="of:=[.M1556]/100000" office:value-type="float" office:value="0.000000245361328125">
            <text:p>0.0000002454</text:p>
          </table:table-cell>
          <table:table-cell table:formula="of:=0.625*1000000*[.$N1556]*1000" office:value-type="float" office:value="153.350830078125">
            <text:p>153.350830</text:p>
          </table:table-cell>
          <table:table-cell table:formula="of:=0.769*100000*[.$N155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95">
            <text:p>6395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1557]" office:value-type="float" office:value="23.671">
            <text:p>23.671</text:p>
          </table:table-cell>
          <table:table-cell/>
          <table:table-cell table:formula="of:=-0.0000028*[.$D1557]*[.$D1557]+0.0405*[.$D1557]-4" office:value-type="float" office:value="33.5952748">
            <text:p>33.5952748</text:p>
          </table:table-cell>
          <table:table-cell/>
          <table:table-cell table:formula="of:=([.G1557]-25)*(0.01+0.00008*[.$D1557])+[.$I1557]" office:value-type="float" office:value="33.47598376">
            <text:p>33.47598376</text:p>
          </table:table-cell>
          <table:table-cell/>
          <table:table-cell table:formula="of:=([.$B1557]/4096)*1.5" office:value-type="float" office:value="0.0260009765625">
            <text:p>0.026001</text:p>
          </table:table-cell>
          <table:table-cell table:formula="of:=[.M1557]/100000" office:value-type="float" office:value="0.000000260009765625">
            <text:p>0.0000002600</text:p>
          </table:table-cell>
          <table:table-cell table:formula="of:=0.625*1000000*[.$N1557]*1000" office:value-type="float" office:value="162.506103515625">
            <text:p>162.506104</text:p>
          </table:table-cell>
          <table:table-cell table:formula="of:=0.769*100000*[.$N155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98">
            <text:p>6398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58]" office:value-type="float" office:value="23.7004">
            <text:p>23.7004</text:p>
          </table:table-cell>
          <table:table-cell/>
          <table:table-cell table:formula="of:=-0.0000028*[.$D1558]*[.$D1558]+0.0405*[.$D1558]-4" office:value-type="float" office:value="33.7">
            <text:p>33.7</text:p>
          </table:table-cell>
          <table:table-cell/>
          <table:table-cell table:formula="of:=([.G1558]-25)*(0.01+0.00008*[.$D1558])+[.$I1558]" office:value-type="float" office:value="33.583036">
            <text:p>33.583036</text:p>
          </table:table-cell>
          <table:table-cell/>
          <table:table-cell table:formula="of:=([.$B1558]/4096)*1.5" office:value-type="float" office:value="0.0260009765625">
            <text:p>0.026001</text:p>
          </table:table-cell>
          <table:table-cell table:formula="of:=[.M1558]/100000" office:value-type="float" office:value="0.000000260009765625">
            <text:p>0.0000002600</text:p>
          </table:table-cell>
          <table:table-cell table:formula="of:=0.625*1000000*[.$N1558]*1000" office:value-type="float" office:value="162.506103515625">
            <text:p>162.506104</text:p>
          </table:table-cell>
          <table:table-cell table:formula="of:=0.769*100000*[.$N1558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400">
            <text:p>6400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1559]" office:value-type="float" office:value="23.72">
            <text:p>23.72</text:p>
          </table:table-cell>
          <table:table-cell/>
          <table:table-cell table:formula="of:=-0.0000028*[.$D1559]*[.$D1559]+0.0405*[.$D1559]-4" office:value-type="float" office:value="33.5603552">
            <text:p>33.5603552</text:p>
          </table:table-cell>
          <table:table-cell/>
          <table:table-cell table:formula="of:=([.G1559]-25)*(0.01+0.00008*[.$D1559])+[.$I1559]" office:value-type="float" office:value="33.4455648">
            <text:p>33.4455648</text:p>
          </table:table-cell>
          <table:table-cell/>
          <table:table-cell table:formula="of:=([.$B1559]/4096)*1.5" office:value-type="float" office:value="0.0238037109375">
            <text:p>0.023804</text:p>
          </table:table-cell>
          <table:table-cell table:formula="of:=[.M1559]/100000" office:value-type="float" office:value="0.000000238037109375">
            <text:p>0.0000002380</text:p>
          </table:table-cell>
          <table:table-cell table:formula="of:=0.625*1000000*[.$N1559]*1000" office:value-type="float" office:value="148.773193359375">
            <text:p>148.773193</text:p>
          </table:table-cell>
          <table:table-cell table:formula="of:=0.769*100000*[.$N1559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93">
            <text:p>6393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1560]" office:value-type="float" office:value="23.6514">
            <text:p>23.6514</text:p>
          </table:table-cell>
          <table:table-cell/>
          <table:table-cell table:formula="of:=-0.0000028*[.$D1560]*[.$D1560]+0.0405*[.$D1560]-4" office:value-type="float" office:value="33.5603552">
            <text:p>33.5603552</text:p>
          </table:table-cell>
          <table:table-cell/>
          <table:table-cell table:formula="of:=([.G1560]-25)*(0.01+0.00008*[.$D1560])+[.$I1560]" office:value-type="float" office:value="33.439412752">
            <text:p>33.439412752</text:p>
          </table:table-cell>
          <table:table-cell/>
          <table:table-cell table:formula="of:=([.$B1560]/4096)*1.5" office:value-type="float" office:value="0.02490234375">
            <text:p>0.024902</text:p>
          </table:table-cell>
          <table:table-cell table:formula="of:=[.M1560]/100000" office:value-type="float" office:value="0.0000002490234375">
            <text:p>0.0000002490</text:p>
          </table:table-cell>
          <table:table-cell table:formula="of:=0.625*1000000*[.$N1560]*1000" office:value-type="float" office:value="155.6396484375">
            <text:p>155.639648</text:p>
          </table:table-cell>
          <table:table-cell table:formula="of:=0.769*100000*[.$N1560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94">
            <text:p>6394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61]" office:value-type="float" office:value="23.6612">
            <text:p>23.6612</text:p>
          </table:table-cell>
          <table:table-cell/>
          <table:table-cell table:formula="of:=-0.0000028*[.$D1561]*[.$D1561]+0.0405*[.$D1561]-4" office:value-type="float" office:value="33.6301888">
            <text:p>33.6301888</text:p>
          </table:table-cell>
          <table:table-cell/>
          <table:table-cell table:formula="of:=([.G1561]-25)*(0.01+0.00008*[.$D1561])+[.$I1561]" office:value-type="float" office:value="33.509911008">
            <text:p>33.509911008</text:p>
          </table:table-cell>
          <table:table-cell/>
          <table:table-cell table:formula="of:=([.$B1561]/4096)*1.5" office:value-type="float" office:value="0.0263671875">
            <text:p>0.026367</text:p>
          </table:table-cell>
          <table:table-cell table:formula="of:=[.M1561]/100000" office:value-type="float" office:value="0.000000263671875">
            <text:p>0.0000002637</text:p>
          </table:table-cell>
          <table:table-cell table:formula="of:=0.625*1000000*[.$N1561]*1000" office:value-type="float" office:value="164.794921875">
            <text:p>164.794922</text:p>
          </table:table-cell>
          <table:table-cell table:formula="of:=0.769*100000*[.$N1561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91">
            <text:p>6391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62]" office:value-type="float" office:value="23.6318">
            <text:p>23.6318</text:p>
          </table:table-cell>
          <table:table-cell/>
          <table:table-cell table:formula="of:=-0.0000028*[.$D1562]*[.$D1562]+0.0405*[.$D1562]-4" office:value-type="float" office:value="33.7697888">
            <text:p>33.7697888</text:p>
          </table:table-cell>
          <table:table-cell/>
          <table:table-cell table:formula="of:=([.G1562]-25)*(0.01+0.00008*[.$D1562])+[.$I1562]" office:value-type="float" office:value="33.646431888">
            <text:p>33.646431888</text:p>
          </table:table-cell>
          <table:table-cell/>
          <table:table-cell table:formula="of:=([.$B1562]/4096)*1.5" office:value-type="float" office:value="0.024169921875">
            <text:p>0.024170</text:p>
          </table:table-cell>
          <table:table-cell table:formula="of:=[.M1562]/100000" office:value-type="float" office:value="0.00000024169921875">
            <text:p>0.0000002417</text:p>
          </table:table-cell>
          <table:table-cell table:formula="of:=0.625*1000000*[.$N1562]*1000" office:value-type="float" office:value="151.06201171875">
            <text:p>151.062012</text:p>
          </table:table-cell>
          <table:table-cell table:formula="of:=0.769*100000*[.$N1562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89">
            <text:p>6389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63]" office:value-type="float" office:value="23.6122">
            <text:p>23.6122</text:p>
          </table:table-cell>
          <table:table-cell/>
          <table:table-cell table:formula="of:=-0.0000028*[.$D1563]*[.$D1563]+0.0405*[.$D1563]-4" office:value-type="float" office:value="33.7">
            <text:p>33.7</text:p>
          </table:table-cell>
          <table:table-cell/>
          <table:table-cell table:formula="of:=([.G1563]-25)*(0.01+0.00008*[.$D1563])+[.$I1563]" office:value-type="float" office:value="33.575098">
            <text:p>33.575098</text:p>
          </table:table-cell>
          <table:table-cell/>
          <table:table-cell table:formula="of:=([.$B1563]/4096)*1.5" office:value-type="float" office:value="0.0263671875">
            <text:p>0.026367</text:p>
          </table:table-cell>
          <table:table-cell table:formula="of:=[.M1563]/100000" office:value-type="float" office:value="0.000000263671875">
            <text:p>0.0000002637</text:p>
          </table:table-cell>
          <table:table-cell table:formula="of:=0.625*1000000*[.$N1563]*1000" office:value-type="float" office:value="164.794921875">
            <text:p>164.794922</text:p>
          </table:table-cell>
          <table:table-cell table:formula="of:=0.769*100000*[.$N1563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92">
            <text:p>639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64]" office:value-type="float" office:value="23.6416">
            <text:p>23.6416</text:p>
          </table:table-cell>
          <table:table-cell/>
          <table:table-cell table:formula="of:=-0.0000028*[.$D1564]*[.$D1564]+0.0405*[.$D1564]-4" office:value-type="float" office:value="33.7697888">
            <text:p>33.7697888</text:p>
          </table:table-cell>
          <table:table-cell/>
          <table:table-cell table:formula="of:=([.G1564]-25)*(0.01+0.00008*[.$D1564])+[.$I1564]" office:value-type="float" office:value="33.647315456">
            <text:p>33.647315456</text:p>
          </table:table-cell>
          <table:table-cell/>
          <table:table-cell table:formula="of:=([.$B1564]/4096)*1.5" office:value-type="float" office:value="0.0263671875">
            <text:p>0.026367</text:p>
          </table:table-cell>
          <table:table-cell table:formula="of:=[.M1564]/100000" office:value-type="float" office:value="0.000000263671875">
            <text:p>0.0000002637</text:p>
          </table:table-cell>
          <table:table-cell table:formula="of:=0.625*1000000*[.$N1564]*1000" office:value-type="float" office:value="164.794921875">
            <text:p>164.794922</text:p>
          </table:table-cell>
          <table:table-cell table:formula="of:=0.769*100000*[.$N156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95">
            <text:p>6395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65]" office:value-type="float" office:value="23.671">
            <text:p>23.671</text:p>
          </table:table-cell>
          <table:table-cell/>
          <table:table-cell table:formula="of:=-0.0000028*[.$D1565]*[.$D1565]+0.0405*[.$D1565]-4" office:value-type="float" office:value="33.6301888">
            <text:p>33.6301888</text:p>
          </table:table-cell>
          <table:table-cell/>
          <table:table-cell table:formula="of:=([.G1565]-25)*(0.01+0.00008*[.$D1565])+[.$I1565]" office:value-type="float" office:value="33.51079144">
            <text:p>33.51079144</text:p>
          </table:table-cell>
          <table:table-cell/>
          <table:table-cell table:formula="of:=([.$B1565]/4096)*1.5" office:value-type="float" office:value="0.0281982421875">
            <text:p>0.028198</text:p>
          </table:table-cell>
          <table:table-cell table:formula="of:=[.M1565]/100000" office:value-type="float" office:value="0.000000281982421875">
            <text:p>0.0000002820</text:p>
          </table:table-cell>
          <table:table-cell table:formula="of:=0.625*1000000*[.$N1565]*1000" office:value-type="float" office:value="176.239013671875">
            <text:p>176.239014</text:p>
          </table:table-cell>
          <table:table-cell table:formula="of:=0.769*100000*[.$N156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96">
            <text:p>6396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66]" office:value-type="float" office:value="23.6808">
            <text:p>23.6808</text:p>
          </table:table-cell>
          <table:table-cell/>
          <table:table-cell table:formula="of:=-0.0000028*[.$D1566]*[.$D1566]+0.0405*[.$D1566]-4" office:value-type="float" office:value="33.6301888">
            <text:p>33.6301888</text:p>
          </table:table-cell>
          <table:table-cell/>
          <table:table-cell table:formula="of:=([.G1566]-25)*(0.01+0.00008*[.$D1566])+[.$I1566]" office:value-type="float" office:value="33.511671872">
            <text:p>33.511671872</text:p>
          </table:table-cell>
          <table:table-cell/>
          <table:table-cell table:formula="of:=([.$B1566]/4096)*1.5" office:value-type="float" office:value="0.024169921875">
            <text:p>0.024170</text:p>
          </table:table-cell>
          <table:table-cell table:formula="of:=[.M1566]/100000" office:value-type="float" office:value="0.00000024169921875">
            <text:p>0.0000002417</text:p>
          </table:table-cell>
          <table:table-cell table:formula="of:=0.625*1000000*[.$N1566]*1000" office:value-type="float" office:value="151.06201171875">
            <text:p>151.062012</text:p>
          </table:table-cell>
          <table:table-cell table:formula="of:=0.769*100000*[.$N1566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92">
            <text:p>6392</text:p>
          </table:table-cell>
          <table:table-cell office:value-type="float" office:value="996">
            <text:p>996</text:p>
          </table:table-cell>
          <table:table-cell table:number-columns-repeated="2"/>
          <table:table-cell table:formula="of:=-39+0.0098*[.$C1567]" office:value-type="float" office:value="23.6416">
            <text:p>23.6416</text:p>
          </table:table-cell>
          <table:table-cell/>
          <table:table-cell table:formula="of:=-0.0000028*[.$D1567]*[.$D1567]+0.0405*[.$D1567]-4" office:value-type="float" office:value="33.5603552">
            <text:p>33.5603552</text:p>
          </table:table-cell>
          <table:table-cell/>
          <table:table-cell table:formula="of:=([.G1567]-25)*(0.01+0.00008*[.$D1567])+[.$I1567]" office:value-type="float" office:value="33.438533888">
            <text:p>33.438533888</text:p>
          </table:table-cell>
          <table:table-cell/>
          <table:table-cell table:formula="of:=([.$B1567]/4096)*1.5" office:value-type="float" office:value="0.0260009765625">
            <text:p>0.026001</text:p>
          </table:table-cell>
          <table:table-cell table:formula="of:=[.M1567]/100000" office:value-type="float" office:value="0.000000260009765625">
            <text:p>0.0000002600</text:p>
          </table:table-cell>
          <table:table-cell table:formula="of:=0.625*1000000*[.$N1567]*1000" office:value-type="float" office:value="162.506103515625">
            <text:p>162.506104</text:p>
          </table:table-cell>
          <table:table-cell table:formula="of:=0.769*100000*[.$N1567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92">
            <text:p>6392</text:p>
          </table:table-cell>
          <table:table-cell office:value-type="float" office:value="999">
            <text:p>999</text:p>
          </table:table-cell>
          <table:table-cell table:number-columns-repeated="2"/>
          <table:table-cell table:formula="of:=-39+0.0098*[.$C1568]" office:value-type="float" office:value="23.6416">
            <text:p>23.6416</text:p>
          </table:table-cell>
          <table:table-cell/>
          <table:table-cell table:formula="of:=-0.0000028*[.$D1568]*[.$D1568]+0.0405*[.$D1568]-4" office:value-type="float" office:value="33.6650972">
            <text:p>33.6650972</text:p>
          </table:table-cell>
          <table:table-cell/>
          <table:table-cell table:formula="of:=([.G1568]-25)*(0.01+0.00008*[.$D1568])+[.$I1568]" office:value-type="float" office:value="33.542949872">
            <text:p>33.542949872</text:p>
          </table:table-cell>
          <table:table-cell/>
          <table:table-cell table:formula="of:=([.$B1568]/4096)*1.5" office:value-type="float" office:value="0.024169921875">
            <text:p>0.024170</text:p>
          </table:table-cell>
          <table:table-cell table:formula="of:=[.M1568]/100000" office:value-type="float" office:value="0.00000024169921875">
            <text:p>0.0000002417</text:p>
          </table:table-cell>
          <table:table-cell table:formula="of:=0.625*1000000*[.$N1568]*1000" office:value-type="float" office:value="151.06201171875">
            <text:p>151.062012</text:p>
          </table:table-cell>
          <table:table-cell table:formula="of:=0.769*100000*[.$N156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88">
            <text:p>6388</text:p>
          </table:table-cell>
          <table:table-cell office:value-type="float" office:value="997">
            <text:p>997</text:p>
          </table:table-cell>
          <table:table-cell table:number-columns-repeated="2"/>
          <table:table-cell table:formula="of:=-39+0.0098*[.$C1569]" office:value-type="float" office:value="23.6024">
            <text:p>23.6024</text:p>
          </table:table-cell>
          <table:table-cell/>
          <table:table-cell table:formula="of:=-0.0000028*[.$D1569]*[.$D1569]+0.0405*[.$D1569]-4" office:value-type="float" office:value="33.5952748">
            <text:p>33.5952748</text:p>
          </table:table-cell>
          <table:table-cell/>
          <table:table-cell table:formula="of:=([.G1569]-25)*(0.01+0.00008*[.$D1569])+[.$I1569]" office:value-type="float" office:value="33.469826224">
            <text:p>33.469826224</text:p>
          </table:table-cell>
          <table:table-cell/>
          <table:table-cell table:formula="of:=([.$B1569]/4096)*1.5" office:value-type="float" office:value="0.025634765625">
            <text:p>0.025635</text:p>
          </table:table-cell>
          <table:table-cell table:formula="of:=[.M1569]/100000" office:value-type="float" office:value="0.00000025634765625">
            <text:p>0.0000002563</text:p>
          </table:table-cell>
          <table:table-cell table:formula="of:=0.625*1000000*[.$N1569]*1000" office:value-type="float" office:value="160.21728515625">
            <text:p>160.217285</text:p>
          </table:table-cell>
          <table:table-cell table:formula="of:=0.769*100000*[.$N1569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90">
            <text:p>6390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70]" office:value-type="float" office:value="23.622">
            <text:p>23.622</text:p>
          </table:table-cell>
          <table:table-cell/>
          <table:table-cell table:formula="of:=-0.0000028*[.$D1570]*[.$D1570]+0.0405*[.$D1570]-4" office:value-type="float" office:value="33.7">
            <text:p>33.7</text:p>
          </table:table-cell>
          <table:table-cell/>
          <table:table-cell table:formula="of:=([.G1570]-25)*(0.01+0.00008*[.$D1570])+[.$I1570]" office:value-type="float" office:value="33.57598">
            <text:p>33.57598</text:p>
          </table:table-cell>
          <table:table-cell/>
          <table:table-cell table:formula="of:=([.$B1570]/4096)*1.5" office:value-type="float" office:value="0.0252685546875">
            <text:p>0.025269</text:p>
          </table:table-cell>
          <table:table-cell table:formula="of:=[.M1570]/100000" office:value-type="float" office:value="0.000000252685546875">
            <text:p>0.0000002527</text:p>
          </table:table-cell>
          <table:table-cell table:formula="of:=0.625*1000000*[.$N1570]*1000" office:value-type="float" office:value="157.928466796875">
            <text:p>157.928467</text:p>
          </table:table-cell>
          <table:table-cell table:formula="of:=0.769*100000*[.$N1570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92">
            <text:p>6392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71]" office:value-type="float" office:value="23.6416">
            <text:p>23.6416</text:p>
          </table:table-cell>
          <table:table-cell/>
          <table:table-cell table:formula="of:=-0.0000028*[.$D1571]*[.$D1571]+0.0405*[.$D1571]-4" office:value-type="float" office:value="33.6301888">
            <text:p>33.6301888</text:p>
          </table:table-cell>
          <table:table-cell/>
          <table:table-cell table:formula="of:=([.G1571]-25)*(0.01+0.00008*[.$D1571])+[.$I1571]" office:value-type="float" office:value="33.508150144">
            <text:p>33.508150144</text:p>
          </table:table-cell>
          <table:table-cell/>
          <table:table-cell table:formula="of:=([.$B1571]/4096)*1.5" office:value-type="float" office:value="0.0252685546875">
            <text:p>0.025269</text:p>
          </table:table-cell>
          <table:table-cell table:formula="of:=[.M1571]/100000" office:value-type="float" office:value="0.000000252685546875">
            <text:p>0.0000002527</text:p>
          </table:table-cell>
          <table:table-cell table:formula="of:=0.625*1000000*[.$N1571]*1000" office:value-type="float" office:value="157.928466796875">
            <text:p>157.928467</text:p>
          </table:table-cell>
          <table:table-cell table:formula="of:=0.769*100000*[.$N1571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96">
            <text:p>6396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72]" office:value-type="float" office:value="23.6808">
            <text:p>23.6808</text:p>
          </table:table-cell>
          <table:table-cell/>
          <table:table-cell table:formula="of:=-0.0000028*[.$D1572]*[.$D1572]+0.0405*[.$D1572]-4" office:value-type="float" office:value="33.7697888">
            <text:p>33.7697888</text:p>
          </table:table-cell>
          <table:table-cell/>
          <table:table-cell table:formula="of:=([.G1572]-25)*(0.01+0.00008*[.$D1572])+[.$I1572]" office:value-type="float" office:value="33.650849728">
            <text:p>33.650849728</text:p>
          </table:table-cell>
          <table:table-cell/>
          <table:table-cell table:formula="of:=([.$B1572]/4096)*1.5" office:value-type="float" office:value="0.025634765625">
            <text:p>0.025635</text:p>
          </table:table-cell>
          <table:table-cell table:formula="of:=[.M1572]/100000" office:value-type="float" office:value="0.00000025634765625">
            <text:p>0.0000002563</text:p>
          </table:table-cell>
          <table:table-cell table:formula="of:=0.625*1000000*[.$N1572]*1000" office:value-type="float" office:value="160.21728515625">
            <text:p>160.217285</text:p>
          </table:table-cell>
          <table:table-cell table:formula="of:=0.769*100000*[.$N157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90">
            <text:p>6390</text:p>
          </table:table-cell>
          <table:table-cell office:value-type="float" office:value="999">
            <text:p>999</text:p>
          </table:table-cell>
          <table:table-cell table:number-columns-repeated="2"/>
          <table:table-cell table:formula="of:=-39+0.0098*[.$C1573]" office:value-type="float" office:value="23.622">
            <text:p>23.622</text:p>
          </table:table-cell>
          <table:table-cell/>
          <table:table-cell table:formula="of:=-0.0000028*[.$D1573]*[.$D1573]+0.0405*[.$D1573]-4" office:value-type="float" office:value="33.6650972">
            <text:p>33.6650972</text:p>
          </table:table-cell>
          <table:table-cell/>
          <table:table-cell table:formula="of:=([.G1573]-25)*(0.01+0.00008*[.$D1573])+[.$I1573]" office:value-type="float" office:value="33.54118744">
            <text:p>33.54118744</text:p>
          </table:table-cell>
          <table:table-cell/>
          <table:table-cell table:formula="of:=([.$B1573]/4096)*1.5" office:value-type="float" office:value="0.025634765625">
            <text:p>0.025635</text:p>
          </table:table-cell>
          <table:table-cell table:formula="of:=[.M1573]/100000" office:value-type="float" office:value="0.00000025634765625">
            <text:p>0.0000002563</text:p>
          </table:table-cell>
          <table:table-cell table:formula="of:=0.625*1000000*[.$N1573]*1000" office:value-type="float" office:value="160.21728515625">
            <text:p>160.217285</text:p>
          </table:table-cell>
          <table:table-cell table:formula="of:=0.769*100000*[.$N1573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89">
            <text:p>6389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74]" office:value-type="float" office:value="23.6122">
            <text:p>23.6122</text:p>
          </table:table-cell>
          <table:table-cell/>
          <table:table-cell table:formula="of:=-0.0000028*[.$D1574]*[.$D1574]+0.0405*[.$D1574]-4" office:value-type="float" office:value="33.6301888">
            <text:p>33.6301888</text:p>
          </table:table-cell>
          <table:table-cell/>
          <table:table-cell table:formula="of:=([.G1574]-25)*(0.01+0.00008*[.$D1574])+[.$I1574]" office:value-type="float" office:value="33.505508848">
            <text:p>33.505508848</text:p>
          </table:table-cell>
          <table:table-cell/>
          <table:table-cell table:formula="of:=([.$B1574]/4096)*1.5" office:value-type="float" office:value="0.0234375">
            <text:p>0.023438</text:p>
          </table:table-cell>
          <table:table-cell table:formula="of:=[.M1574]/100000" office:value-type="float" office:value="0.000000234375">
            <text:p>0.0000002344</text:p>
          </table:table-cell>
          <table:table-cell table:formula="of:=0.625*1000000*[.$N1574]*1000" office:value-type="float" office:value="146.484375">
            <text:p>146.484375</text:p>
          </table:table-cell>
          <table:table-cell table:formula="of:=0.769*100000*[.$N1574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90">
            <text:p>6390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75]" office:value-type="float" office:value="23.622">
            <text:p>23.622</text:p>
          </table:table-cell>
          <table:table-cell/>
          <table:table-cell table:formula="of:=-0.0000028*[.$D1575]*[.$D1575]+0.0405*[.$D1575]-4" office:value-type="float" office:value="33.7">
            <text:p>33.7</text:p>
          </table:table-cell>
          <table:table-cell/>
          <table:table-cell table:formula="of:=([.G1575]-25)*(0.01+0.00008*[.$D1575])+[.$I1575]" office:value-type="float" office:value="33.57598">
            <text:p>33.57598</text:p>
          </table:table-cell>
          <table:table-cell/>
          <table:table-cell table:formula="of:=([.$B1575]/4096)*1.5" office:value-type="float" office:value="0.0274658203125">
            <text:p>0.027466</text:p>
          </table:table-cell>
          <table:table-cell table:formula="of:=[.M1575]/100000" office:value-type="float" office:value="0.000000274658203125">
            <text:p>0.0000002747</text:p>
          </table:table-cell>
          <table:table-cell table:formula="of:=0.625*1000000*[.$N1575]*1000" office:value-type="float" office:value="171.661376953125">
            <text:p>171.661377</text:p>
          </table:table-cell>
          <table:table-cell table:formula="of:=0.769*100000*[.$N157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90">
            <text:p>6390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76]" office:value-type="float" office:value="23.622">
            <text:p>23.622</text:p>
          </table:table-cell>
          <table:table-cell/>
          <table:table-cell table:formula="of:=-0.0000028*[.$D1576]*[.$D1576]+0.0405*[.$D1576]-4" office:value-type="float" office:value="33.7">
            <text:p>33.7</text:p>
          </table:table-cell>
          <table:table-cell/>
          <table:table-cell table:formula="of:=([.G1576]-25)*(0.01+0.00008*[.$D1576])+[.$I1576]" office:value-type="float" office:value="33.57598">
            <text:p>33.57598</text:p>
          </table:table-cell>
          <table:table-cell/>
          <table:table-cell table:formula="of:=([.$B1576]/4096)*1.5" office:value-type="float" office:value="0.0245361328125">
            <text:p>0.024536</text:p>
          </table:table-cell>
          <table:table-cell table:formula="of:=[.M1576]/100000" office:value-type="float" office:value="0.000000245361328125">
            <text:p>0.0000002454</text:p>
          </table:table-cell>
          <table:table-cell table:formula="of:=0.625*1000000*[.$N1576]*1000" office:value-type="float" office:value="153.350830078125">
            <text:p>153.350830</text:p>
          </table:table-cell>
          <table:table-cell table:formula="of:=0.769*100000*[.$N157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91">
            <text:p>6391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77]" office:value-type="float" office:value="23.6318">
            <text:p>23.6318</text:p>
          </table:table-cell>
          <table:table-cell/>
          <table:table-cell table:formula="of:=-0.0000028*[.$D1577]*[.$D1577]+0.0405*[.$D1577]-4" office:value-type="float" office:value="33.7697888">
            <text:p>33.7697888</text:p>
          </table:table-cell>
          <table:table-cell/>
          <table:table-cell table:formula="of:=([.G1577]-25)*(0.01+0.00008*[.$D1577])+[.$I1577]" office:value-type="float" office:value="33.646431888">
            <text:p>33.646431888</text:p>
          </table:table-cell>
          <table:table-cell/>
          <table:table-cell table:formula="of:=([.$B1577]/4096)*1.5" office:value-type="float" office:value="0.0274658203125">
            <text:p>0.027466</text:p>
          </table:table-cell>
          <table:table-cell table:formula="of:=[.M1577]/100000" office:value-type="float" office:value="0.000000274658203125">
            <text:p>0.0000002747</text:p>
          </table:table-cell>
          <table:table-cell table:formula="of:=0.625*1000000*[.$N1577]*1000" office:value-type="float" office:value="171.661376953125">
            <text:p>171.661377</text:p>
          </table:table-cell>
          <table:table-cell table:formula="of:=0.769*100000*[.$N1577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92">
            <text:p>639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78]" office:value-type="float" office:value="23.6416">
            <text:p>23.6416</text:p>
          </table:table-cell>
          <table:table-cell/>
          <table:table-cell table:formula="of:=-0.0000028*[.$D1578]*[.$D1578]+0.0405*[.$D1578]-4" office:value-type="float" office:value="33.7697888">
            <text:p>33.7697888</text:p>
          </table:table-cell>
          <table:table-cell/>
          <table:table-cell table:formula="of:=([.G1578]-25)*(0.01+0.00008*[.$D1578])+[.$I1578]" office:value-type="float" office:value="33.647315456">
            <text:p>33.647315456</text:p>
          </table:table-cell>
          <table:table-cell/>
          <table:table-cell table:formula="of:=([.$B1578]/4096)*1.5" office:value-type="float" office:value="0.025634765625">
            <text:p>0.025635</text:p>
          </table:table-cell>
          <table:table-cell table:formula="of:=[.M1578]/100000" office:value-type="float" office:value="0.00000025634765625">
            <text:p>0.0000002563</text:p>
          </table:table-cell>
          <table:table-cell table:formula="of:=0.625*1000000*[.$N1578]*1000" office:value-type="float" office:value="160.21728515625">
            <text:p>160.217285</text:p>
          </table:table-cell>
          <table:table-cell table:formula="of:=0.769*100000*[.$N1578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87">
            <text:p>6387</text:p>
          </table:table-cell>
          <table:table-cell office:value-type="float" office:value="998">
            <text:p>998</text:p>
          </table:table-cell>
          <table:table-cell table:number-columns-repeated="2"/>
          <table:table-cell table:formula="of:=-39+0.0098*[.$C1579]" office:value-type="float" office:value="23.5926">
            <text:p>23.5926</text:p>
          </table:table-cell>
          <table:table-cell/>
          <table:table-cell table:formula="of:=-0.0000028*[.$D1579]*[.$D1579]+0.0405*[.$D1579]-4" office:value-type="float" office:value="33.6301888">
            <text:p>33.6301888</text:p>
          </table:table-cell>
          <table:table-cell/>
          <table:table-cell table:formula="of:=([.G1579]-25)*(0.01+0.00008*[.$D1579])+[.$I1579]" office:value-type="float" office:value="33.503747984">
            <text:p>33.503747984</text:p>
          </table:table-cell>
          <table:table-cell/>
          <table:table-cell table:formula="of:=([.$B1579]/4096)*1.5" office:value-type="float" office:value="0.0281982421875">
            <text:p>0.028198</text:p>
          </table:table-cell>
          <table:table-cell table:formula="of:=[.M1579]/100000" office:value-type="float" office:value="0.000000281982421875">
            <text:p>0.0000002820</text:p>
          </table:table-cell>
          <table:table-cell table:formula="of:=0.625*1000000*[.$N1579]*1000" office:value-type="float" office:value="176.239013671875">
            <text:p>176.239014</text:p>
          </table:table-cell>
          <table:table-cell table:formula="of:=0.769*100000*[.$N1579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86">
            <text:p>6386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80]" office:value-type="float" office:value="23.5828">
            <text:p>23.5828</text:p>
          </table:table-cell>
          <table:table-cell/>
          <table:table-cell table:formula="of:=-0.0000028*[.$D1580]*[.$D1580]+0.0405*[.$D1580]-4" office:value-type="float" office:value="33.7">
            <text:p>33.7</text:p>
          </table:table-cell>
          <table:table-cell/>
          <table:table-cell table:formula="of:=([.G1580]-25)*(0.01+0.00008*[.$D1580])+[.$I1580]" office:value-type="float" office:value="33.572452">
            <text:p>33.572452</text:p>
          </table:table-cell>
          <table:table-cell/>
          <table:table-cell table:formula="of:=([.$B1580]/4096)*1.5" office:value-type="float" office:value="0.025634765625">
            <text:p>0.025635</text:p>
          </table:table-cell>
          <table:table-cell table:formula="of:=[.M1580]/100000" office:value-type="float" office:value="0.00000025634765625">
            <text:p>0.0000002563</text:p>
          </table:table-cell>
          <table:table-cell table:formula="of:=0.625*1000000*[.$N1580]*1000" office:value-type="float" office:value="160.21728515625">
            <text:p>160.217285</text:p>
          </table:table-cell>
          <table:table-cell table:formula="of:=0.769*100000*[.$N158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87">
            <text:p>6387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581]" office:value-type="float" office:value="23.5926">
            <text:p>23.5926</text:p>
          </table:table-cell>
          <table:table-cell/>
          <table:table-cell table:formula="of:=-0.0000028*[.$D1581]*[.$D1581]+0.0405*[.$D1581]-4" office:value-type="float" office:value="33.8395552">
            <text:p>33.8395552</text:p>
          </table:table-cell>
          <table:table-cell/>
          <table:table-cell table:formula="of:=([.G1581]-25)*(0.01+0.00008*[.$D1581])+[.$I1581]" office:value-type="float" office:value="33.712438832">
            <text:p>33.712438832</text:p>
          </table:table-cell>
          <table:table-cell/>
          <table:table-cell table:formula="of:=([.$B1581]/4096)*1.5" office:value-type="float" office:value="0.0274658203125">
            <text:p>0.027466</text:p>
          </table:table-cell>
          <table:table-cell table:formula="of:=[.M1581]/100000" office:value-type="float" office:value="0.000000274658203125">
            <text:p>0.0000002747</text:p>
          </table:table-cell>
          <table:table-cell table:formula="of:=0.625*1000000*[.$N1581]*1000" office:value-type="float" office:value="171.661376953125">
            <text:p>171.661377</text:p>
          </table:table-cell>
          <table:table-cell table:formula="of:=0.769*100000*[.$N1581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87">
            <text:p>6387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82]" office:value-type="float" office:value="23.5926">
            <text:p>23.5926</text:p>
          </table:table-cell>
          <table:table-cell/>
          <table:table-cell table:formula="of:=-0.0000028*[.$D1582]*[.$D1582]+0.0405*[.$D1582]-4" office:value-type="float" office:value="33.7">
            <text:p>33.7</text:p>
          </table:table-cell>
          <table:table-cell/>
          <table:table-cell table:formula="of:=([.G1582]-25)*(0.01+0.00008*[.$D1582])+[.$I1582]" office:value-type="float" office:value="33.573334">
            <text:p>33.573334</text:p>
          </table:table-cell>
          <table:table-cell/>
          <table:table-cell table:formula="of:=([.$B1582]/4096)*1.5" office:value-type="float" office:value="0.0267333984375">
            <text:p>0.026733</text:p>
          </table:table-cell>
          <table:table-cell table:formula="of:=[.M1582]/100000" office:value-type="float" office:value="0.000000267333984375">
            <text:p>0.0000002673</text:p>
          </table:table-cell>
          <table:table-cell table:formula="of:=0.625*1000000*[.$N1582]*1000" office:value-type="float" office:value="167.083740234375">
            <text:p>167.083740</text:p>
          </table:table-cell>
          <table:table-cell table:formula="of:=0.769*100000*[.$N1582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84">
            <text:p>6384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83]" office:value-type="float" office:value="23.5632">
            <text:p>23.5632</text:p>
          </table:table-cell>
          <table:table-cell/>
          <table:table-cell table:formula="of:=-0.0000028*[.$D1583]*[.$D1583]+0.0405*[.$D1583]-4" office:value-type="float" office:value="33.7">
            <text:p>33.7</text:p>
          </table:table-cell>
          <table:table-cell/>
          <table:table-cell table:formula="of:=([.G1583]-25)*(0.01+0.00008*[.$D1583])+[.$I1583]" office:value-type="float" office:value="33.570688">
            <text:p>33.570688</text:p>
          </table:table-cell>
          <table:table-cell/>
          <table:table-cell table:formula="of:=([.$B1583]/4096)*1.5" office:value-type="float" office:value="0.024169921875">
            <text:p>0.024170</text:p>
          </table:table-cell>
          <table:table-cell table:formula="of:=[.M1583]/100000" office:value-type="float" office:value="0.00000024169921875">
            <text:p>0.0000002417</text:p>
          </table:table-cell>
          <table:table-cell table:formula="of:=0.625*1000000*[.$N1583]*1000" office:value-type="float" office:value="151.06201171875">
            <text:p>151.062012</text:p>
          </table:table-cell>
          <table:table-cell table:formula="of:=0.769*100000*[.$N1583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78">
            <text:p>6378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84]" office:value-type="float" office:value="23.5044">
            <text:p>23.5044</text:p>
          </table:table-cell>
          <table:table-cell/>
          <table:table-cell table:formula="of:=-0.0000028*[.$D1584]*[.$D1584]+0.0405*[.$D1584]-4" office:value-type="float" office:value="33.7">
            <text:p>33.7</text:p>
          </table:table-cell>
          <table:table-cell/>
          <table:table-cell table:formula="of:=([.G1584]-25)*(0.01+0.00008*[.$D1584])+[.$I1584]" office:value-type="float" office:value="33.565396">
            <text:p>33.565396</text:p>
          </table:table-cell>
          <table:table-cell/>
          <table:table-cell table:formula="of:=([.$B1584]/4096)*1.5" office:value-type="float" office:value="0.02490234375">
            <text:p>0.024902</text:p>
          </table:table-cell>
          <table:table-cell table:formula="of:=[.M1584]/100000" office:value-type="float" office:value="0.0000002490234375">
            <text:p>0.0000002490</text:p>
          </table:table-cell>
          <table:table-cell table:formula="of:=0.625*1000000*[.$N1584]*1000" office:value-type="float" office:value="155.6396484375">
            <text:p>155.639648</text:p>
          </table:table-cell>
          <table:table-cell table:formula="of:=0.769*100000*[.$N1584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86">
            <text:p>6386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585]" office:value-type="float" office:value="23.5828">
            <text:p>23.5828</text:p>
          </table:table-cell>
          <table:table-cell/>
          <table:table-cell table:formula="of:=-0.0000028*[.$D1585]*[.$D1585]+0.0405*[.$D1585]-4" office:value-type="float" office:value="33.8395552">
            <text:p>33.8395552</text:p>
          </table:table-cell>
          <table:table-cell/>
          <table:table-cell table:formula="of:=([.G1585]-25)*(0.01+0.00008*[.$D1585])+[.$I1585]" office:value-type="float" office:value="33.711553696">
            <text:p>33.711553696</text:p>
          </table:table-cell>
          <table:table-cell/>
          <table:table-cell table:formula="of:=([.$B1585]/4096)*1.5" office:value-type="float" office:value="0.0281982421875">
            <text:p>0.028198</text:p>
          </table:table-cell>
          <table:table-cell table:formula="of:=[.M1585]/100000" office:value-type="float" office:value="0.000000281982421875">
            <text:p>0.0000002820</text:p>
          </table:table-cell>
          <table:table-cell table:formula="of:=0.625*1000000*[.$N1585]*1000" office:value-type="float" office:value="176.239013671875">
            <text:p>176.239014</text:p>
          </table:table-cell>
          <table:table-cell table:formula="of:=0.769*100000*[.$N158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81">
            <text:p>6381</text:p>
          </table:table-cell>
          <table:table-cell office:value-type="float" office:value="999">
            <text:p>999</text:p>
          </table:table-cell>
          <table:table-cell table:number-columns-repeated="2"/>
          <table:table-cell table:formula="of:=-39+0.0098*[.$C1586]" office:value-type="float" office:value="23.5338">
            <text:p>23.5338</text:p>
          </table:table-cell>
          <table:table-cell/>
          <table:table-cell table:formula="of:=-0.0000028*[.$D1586]*[.$D1586]+0.0405*[.$D1586]-4" office:value-type="float" office:value="33.6650972">
            <text:p>33.6650972</text:p>
          </table:table-cell>
          <table:table-cell/>
          <table:table-cell table:formula="of:=([.G1586]-25)*(0.01+0.00008*[.$D1586])+[.$I1586]" office:value-type="float" office:value="33.533256496">
            <text:p>33.533256496</text:p>
          </table:table-cell>
          <table:table-cell/>
          <table:table-cell table:formula="of:=([.$B1586]/4096)*1.5" office:value-type="float" office:value="0.024169921875">
            <text:p>0.024170</text:p>
          </table:table-cell>
          <table:table-cell table:formula="of:=[.M1586]/100000" office:value-type="float" office:value="0.00000024169921875">
            <text:p>0.0000002417</text:p>
          </table:table-cell>
          <table:table-cell table:formula="of:=0.625*1000000*[.$N1586]*1000" office:value-type="float" office:value="151.06201171875">
            <text:p>151.062012</text:p>
          </table:table-cell>
          <table:table-cell table:formula="of:=0.769*100000*[.$N1586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84">
            <text:p>6384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87]" office:value-type="float" office:value="23.5632">
            <text:p>23.5632</text:p>
          </table:table-cell>
          <table:table-cell/>
          <table:table-cell table:formula="of:=-0.0000028*[.$D1587]*[.$D1587]+0.0405*[.$D1587]-4" office:value-type="float" office:value="33.7697888">
            <text:p>33.7697888</text:p>
          </table:table-cell>
          <table:table-cell/>
          <table:table-cell table:formula="of:=([.G1587]-25)*(0.01+0.00008*[.$D1587])+[.$I1587]" office:value-type="float" office:value="33.640246912">
            <text:p>33.640246912</text:p>
          </table:table-cell>
          <table:table-cell/>
          <table:table-cell table:formula="of:=([.$B1587]/4096)*1.5" office:value-type="float" office:value="0.02783203125">
            <text:p>0.027832</text:p>
          </table:table-cell>
          <table:table-cell table:formula="of:=[.M1587]/100000" office:value-type="float" office:value="0.0000002783203125">
            <text:p>0.0000002783</text:p>
          </table:table-cell>
          <table:table-cell table:formula="of:=0.625*1000000*[.$N1587]*1000" office:value-type="float" office:value="173.9501953125">
            <text:p>173.950195</text:p>
          </table:table-cell>
          <table:table-cell table:formula="of:=0.769*100000*[.$N158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83">
            <text:p>6383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88]" office:value-type="float" office:value="23.5534">
            <text:p>23.5534</text:p>
          </table:table-cell>
          <table:table-cell/>
          <table:table-cell table:formula="of:=-0.0000028*[.$D1588]*[.$D1588]+0.0405*[.$D1588]-4" office:value-type="float" office:value="33.7">
            <text:p>33.7</text:p>
          </table:table-cell>
          <table:table-cell/>
          <table:table-cell table:formula="of:=([.G1588]-25)*(0.01+0.00008*[.$D1588])+[.$I1588]" office:value-type="float" office:value="33.569806">
            <text:p>33.569806</text:p>
          </table:table-cell>
          <table:table-cell/>
          <table:table-cell table:formula="of:=([.$B1588]/4096)*1.5" office:value-type="float" office:value="0.02490234375">
            <text:p>0.024902</text:p>
          </table:table-cell>
          <table:table-cell table:formula="of:=[.M1588]/100000" office:value-type="float" office:value="0.0000002490234375">
            <text:p>0.0000002490</text:p>
          </table:table-cell>
          <table:table-cell table:formula="of:=0.625*1000000*[.$N1588]*1000" office:value-type="float" office:value="155.6396484375">
            <text:p>155.639648</text:p>
          </table:table-cell>
          <table:table-cell table:formula="of:=0.769*100000*[.$N1588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81">
            <text:p>6381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89]" office:value-type="float" office:value="23.5338">
            <text:p>23.5338</text:p>
          </table:table-cell>
          <table:table-cell/>
          <table:table-cell table:formula="of:=-0.0000028*[.$D1589]*[.$D1589]+0.0405*[.$D1589]-4" office:value-type="float" office:value="33.7697888">
            <text:p>33.7697888</text:p>
          </table:table-cell>
          <table:table-cell/>
          <table:table-cell table:formula="of:=([.G1589]-25)*(0.01+0.00008*[.$D1589])+[.$I1589]" office:value-type="float" office:value="33.637596208">
            <text:p>33.637596208</text:p>
          </table:table-cell>
          <table:table-cell/>
          <table:table-cell table:formula="of:=([.$B1589]/4096)*1.5" office:value-type="float" office:value="0.0289306640625">
            <text:p>0.028931</text:p>
          </table:table-cell>
          <table:table-cell table:formula="of:=[.M1589]/100000" office:value-type="float" office:value="0.000000289306640625">
            <text:p>0.0000002893</text:p>
          </table:table-cell>
          <table:table-cell table:formula="of:=0.625*1000000*[.$N1589]*1000" office:value-type="float" office:value="180.816650390625">
            <text:p>180.816650</text:p>
          </table:table-cell>
          <table:table-cell table:formula="of:=0.769*100000*[.$N1589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380">
            <text:p>6380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1590]" office:value-type="float" office:value="23.524">
            <text:p>23.524</text:p>
          </table:table-cell>
          <table:table-cell/>
          <table:table-cell table:formula="of:=-0.0000028*[.$D1590]*[.$D1590]+0.0405*[.$D1590]-4" office:value-type="float" office:value="33.7348972">
            <text:p>33.7348972</text:p>
          </table:table-cell>
          <table:table-cell/>
          <table:table-cell table:formula="of:=([.G1590]-25)*(0.01+0.00008*[.$D1590])+[.$I1590]" office:value-type="float" office:value="33.60193912">
            <text:p>33.60193912</text:p>
          </table:table-cell>
          <table:table-cell/>
          <table:table-cell table:formula="of:=([.$B1590]/4096)*1.5" office:value-type="float" office:value="0.028564453125">
            <text:p>0.028564</text:p>
          </table:table-cell>
          <table:table-cell table:formula="of:=[.M1590]/100000" office:value-type="float" office:value="0.00000028564453125">
            <text:p>0.0000002856</text:p>
          </table:table-cell>
          <table:table-cell table:formula="of:=0.625*1000000*[.$N1590]*1000" office:value-type="float" office:value="178.52783203125">
            <text:p>178.527832</text:p>
          </table:table-cell>
          <table:table-cell table:formula="of:=0.769*100000*[.$N1590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81">
            <text:p>6381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1591]" office:value-type="float" office:value="23.5338">
            <text:p>23.5338</text:p>
          </table:table-cell>
          <table:table-cell/>
          <table:table-cell table:formula="of:=-0.0000028*[.$D1591]*[.$D1591]+0.0405*[.$D1591]-4" office:value-type="float" office:value="33.7348972">
            <text:p>33.7348972</text:p>
          </table:table-cell>
          <table:table-cell/>
          <table:table-cell table:formula="of:=([.G1591]-25)*(0.01+0.00008*[.$D1591])+[.$I1591]" office:value-type="float" office:value="33.602821904">
            <text:p>33.602821904</text:p>
          </table:table-cell>
          <table:table-cell/>
          <table:table-cell table:formula="of:=([.$B1591]/4096)*1.5" office:value-type="float" office:value="0.024169921875">
            <text:p>0.024170</text:p>
          </table:table-cell>
          <table:table-cell table:formula="of:=[.M1591]/100000" office:value-type="float" office:value="0.00000024169921875">
            <text:p>0.0000002417</text:p>
          </table:table-cell>
          <table:table-cell table:formula="of:=0.625*1000000*[.$N1591]*1000" office:value-type="float" office:value="151.06201171875">
            <text:p>151.062012</text:p>
          </table:table-cell>
          <table:table-cell table:formula="of:=0.769*100000*[.$N1591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80">
            <text:p>6380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1592]" office:value-type="float" office:value="23.524">
            <text:p>23.524</text:p>
          </table:table-cell>
          <table:table-cell/>
          <table:table-cell table:formula="of:=-0.0000028*[.$D1592]*[.$D1592]+0.0405*[.$D1592]-4" office:value-type="float" office:value="33.8046748">
            <text:p>33.8046748</text:p>
          </table:table-cell>
          <table:table-cell/>
          <table:table-cell table:formula="of:=([.G1592]-25)*(0.01+0.00008*[.$D1592])+[.$I1592]" office:value-type="float" office:value="33.67148056">
            <text:p>33.67148056</text:p>
          </table:table-cell>
          <table:table-cell/>
          <table:table-cell table:formula="of:=([.$B1592]/4096)*1.5" office:value-type="float" office:value="0.02490234375">
            <text:p>0.024902</text:p>
          </table:table-cell>
          <table:table-cell table:formula="of:=[.M1592]/100000" office:value-type="float" office:value="0.0000002490234375">
            <text:p>0.0000002490</text:p>
          </table:table-cell>
          <table:table-cell table:formula="of:=0.625*1000000*[.$N1592]*1000" office:value-type="float" office:value="155.6396484375">
            <text:p>155.639648</text:p>
          </table:table-cell>
          <table:table-cell table:formula="of:=0.769*100000*[.$N159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81">
            <text:p>6381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593]" office:value-type="float" office:value="23.5338">
            <text:p>23.5338</text:p>
          </table:table-cell>
          <table:table-cell/>
          <table:table-cell table:formula="of:=-0.0000028*[.$D1593]*[.$D1593]+0.0405*[.$D1593]-4" office:value-type="float" office:value="33.8395552">
            <text:p>33.8395552</text:p>
          </table:table-cell>
          <table:table-cell/>
          <table:table-cell table:formula="of:=([.G1593]-25)*(0.01+0.00008*[.$D1593])+[.$I1593]" office:value-type="float" office:value="33.707128016">
            <text:p>33.707128016</text:p>
          </table:table-cell>
          <table:table-cell/>
          <table:table-cell table:formula="of:=([.$B1593]/4096)*1.5" office:value-type="float" office:value="0.02490234375">
            <text:p>0.024902</text:p>
          </table:table-cell>
          <table:table-cell table:formula="of:=[.M1593]/100000" office:value-type="float" office:value="0.0000002490234375">
            <text:p>0.0000002490</text:p>
          </table:table-cell>
          <table:table-cell table:formula="of:=0.625*1000000*[.$N1593]*1000" office:value-type="float" office:value="155.6396484375">
            <text:p>155.639648</text:p>
          </table:table-cell>
          <table:table-cell table:formula="of:=0.769*100000*[.$N159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80">
            <text:p>6380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-39+0.0098*[.$C1594]" office:value-type="float" office:value="23.524">
            <text:p>23.524</text:p>
          </table:table-cell>
          <table:table-cell/>
          <table:table-cell table:formula="of:=-0.0000028*[.$D1594]*[.$D1594]+0.0405*[.$D1594]-4" office:value-type="float" office:value="33.7">
            <text:p>33.7</text:p>
          </table:table-cell>
          <table:table-cell/>
          <table:table-cell table:formula="of:=([.G1594]-25)*(0.01+0.00008*[.$D1594])+[.$I1594]" office:value-type="float" office:value="33.56716">
            <text:p>33.56716</text:p>
          </table:table-cell>
          <table:table-cell/>
          <table:table-cell table:formula="of:=([.$B1594]/4096)*1.5" office:value-type="float" office:value="0.0263671875">
            <text:p>0.026367</text:p>
          </table:table-cell>
          <table:table-cell table:formula="of:=[.M1594]/100000" office:value-type="float" office:value="0.000000263671875">
            <text:p>0.0000002637</text:p>
          </table:table-cell>
          <table:table-cell table:formula="of:=0.625*1000000*[.$N1594]*1000" office:value-type="float" office:value="164.794921875">
            <text:p>164.794922</text:p>
          </table:table-cell>
          <table:table-cell table:formula="of:=0.769*100000*[.$N1594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381">
            <text:p>6381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595]" office:value-type="float" office:value="23.5338">
            <text:p>23.5338</text:p>
          </table:table-cell>
          <table:table-cell/>
          <table:table-cell table:formula="of:=-0.0000028*[.$D1595]*[.$D1595]+0.0405*[.$D1595]-4" office:value-type="float" office:value="33.8395552">
            <text:p>33.8395552</text:p>
          </table:table-cell>
          <table:table-cell/>
          <table:table-cell table:formula="of:=([.G1595]-25)*(0.01+0.00008*[.$D1595])+[.$I1595]" office:value-type="float" office:value="33.707128016">
            <text:p>33.707128016</text:p>
          </table:table-cell>
          <table:table-cell/>
          <table:table-cell table:formula="of:=([.$B1595]/4096)*1.5" office:value-type="float" office:value="0.0238037109375">
            <text:p>0.023804</text:p>
          </table:table-cell>
          <table:table-cell table:formula="of:=[.M1595]/100000" office:value-type="float" office:value="0.000000238037109375">
            <text:p>0.0000002380</text:p>
          </table:table-cell>
          <table:table-cell table:formula="of:=0.625*1000000*[.$N1595]*1000" office:value-type="float" office:value="148.773193359375">
            <text:p>148.773193</text:p>
          </table:table-cell>
          <table:table-cell table:formula="of:=0.769*100000*[.$N1595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85">
            <text:p>6385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596]" office:value-type="float" office:value="23.573">
            <text:p>23.573</text:p>
          </table:table-cell>
          <table:table-cell/>
          <table:table-cell table:formula="of:=-0.0000028*[.$D1596]*[.$D1596]+0.0405*[.$D1596]-4" office:value-type="float" office:value="33.8395552">
            <text:p>33.8395552</text:p>
          </table:table-cell>
          <table:table-cell/>
          <table:table-cell table:formula="of:=([.G1596]-25)*(0.01+0.00008*[.$D1596])+[.$I1596]" office:value-type="float" office:value="33.71066856">
            <text:p>33.71066856</text:p>
          </table:table-cell>
          <table:table-cell/>
          <table:table-cell table:formula="of:=([.$B1596]/4096)*1.5" office:value-type="float" office:value="0.0263671875">
            <text:p>0.026367</text:p>
          </table:table-cell>
          <table:table-cell table:formula="of:=[.M1596]/100000" office:value-type="float" office:value="0.000000263671875">
            <text:p>0.0000002637</text:p>
          </table:table-cell>
          <table:table-cell table:formula="of:=0.625*1000000*[.$N1596]*1000" office:value-type="float" office:value="164.794921875">
            <text:p>164.794922</text:p>
          </table:table-cell>
          <table:table-cell table:formula="of:=0.769*100000*[.$N1596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383">
            <text:p>6383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97]" office:value-type="float" office:value="23.5534">
            <text:p>23.5534</text:p>
          </table:table-cell>
          <table:table-cell/>
          <table:table-cell table:formula="of:=-0.0000028*[.$D1597]*[.$D1597]+0.0405*[.$D1597]-4" office:value-type="float" office:value="33.7697888">
            <text:p>33.7697888</text:p>
          </table:table-cell>
          <table:table-cell/>
          <table:table-cell table:formula="of:=([.G1597]-25)*(0.01+0.00008*[.$D1597])+[.$I1597]" office:value-type="float" office:value="33.639363344">
            <text:p>33.639363344</text:p>
          </table:table-cell>
          <table:table-cell/>
          <table:table-cell table:formula="of:=([.$B1597]/4096)*1.5" office:value-type="float" office:value="0.0238037109375">
            <text:p>0.023804</text:p>
          </table:table-cell>
          <table:table-cell table:formula="of:=[.M1597]/100000" office:value-type="float" office:value="0.000000238037109375">
            <text:p>0.0000002380</text:p>
          </table:table-cell>
          <table:table-cell table:formula="of:=0.625*1000000*[.$N1597]*1000" office:value-type="float" office:value="148.773193359375">
            <text:p>148.773193</text:p>
          </table:table-cell>
          <table:table-cell table:formula="of:=0.769*100000*[.$N1597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82">
            <text:p>6382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598]" office:value-type="float" office:value="23.5436">
            <text:p>23.5436</text:p>
          </table:table-cell>
          <table:table-cell/>
          <table:table-cell table:formula="of:=-0.0000028*[.$D1598]*[.$D1598]+0.0405*[.$D1598]-4" office:value-type="float" office:value="33.7697888">
            <text:p>33.7697888</text:p>
          </table:table-cell>
          <table:table-cell/>
          <table:table-cell table:formula="of:=([.G1598]-25)*(0.01+0.00008*[.$D1598])+[.$I1598]" office:value-type="float" office:value="33.638479776">
            <text:p>33.638479776</text:p>
          </table:table-cell>
          <table:table-cell/>
          <table:table-cell table:formula="of:=([.$B1598]/4096)*1.5" office:value-type="float" office:value="0.0267333984375">
            <text:p>0.026733</text:p>
          </table:table-cell>
          <table:table-cell table:formula="of:=[.M1598]/100000" office:value-type="float" office:value="0.000000267333984375">
            <text:p>0.0000002673</text:p>
          </table:table-cell>
          <table:table-cell table:formula="of:=0.625*1000000*[.$N1598]*1000" office:value-type="float" office:value="167.083740234375">
            <text:p>167.083740</text:p>
          </table:table-cell>
          <table:table-cell table:formula="of:=0.769*100000*[.$N1598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82">
            <text:p>6382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1599]" office:value-type="float" office:value="23.5436">
            <text:p>23.5436</text:p>
          </table:table-cell>
          <table:table-cell/>
          <table:table-cell table:formula="of:=-0.0000028*[.$D1599]*[.$D1599]+0.0405*[.$D1599]-4" office:value-type="float" office:value="33.7348972">
            <text:p>33.7348972</text:p>
          </table:table-cell>
          <table:table-cell/>
          <table:table-cell table:formula="of:=([.G1599]-25)*(0.01+0.00008*[.$D1599])+[.$I1599]" office:value-type="float" office:value="33.603704688">
            <text:p>33.603704688</text:p>
          </table:table-cell>
          <table:table-cell/>
          <table:table-cell table:formula="of:=([.$B1599]/4096)*1.5" office:value-type="float" office:value="0.0274658203125">
            <text:p>0.027466</text:p>
          </table:table-cell>
          <table:table-cell table:formula="of:=[.M1599]/100000" office:value-type="float" office:value="0.000000274658203125">
            <text:p>0.0000002747</text:p>
          </table:table-cell>
          <table:table-cell table:formula="of:=0.625*1000000*[.$N1599]*1000" office:value-type="float" office:value="171.661376953125">
            <text:p>171.661377</text:p>
          </table:table-cell>
          <table:table-cell table:formula="of:=0.769*100000*[.$N159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81">
            <text:p>6381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600]" office:value-type="float" office:value="23.5338">
            <text:p>23.5338</text:p>
          </table:table-cell>
          <table:table-cell/>
          <table:table-cell table:formula="of:=-0.0000028*[.$D1600]*[.$D1600]+0.0405*[.$D1600]-4" office:value-type="float" office:value="33.8395552">
            <text:p>33.8395552</text:p>
          </table:table-cell>
          <table:table-cell/>
          <table:table-cell table:formula="of:=([.G1600]-25)*(0.01+0.00008*[.$D1600])+[.$I1600]" office:value-type="float" office:value="33.707128016">
            <text:p>33.707128016</text:p>
          </table:table-cell>
          <table:table-cell/>
          <table:table-cell table:formula="of:=([.$B1600]/4096)*1.5" office:value-type="float" office:value="0.0263671875">
            <text:p>0.026367</text:p>
          </table:table-cell>
          <table:table-cell table:formula="of:=[.M1600]/100000" office:value-type="float" office:value="0.000000263671875">
            <text:p>0.0000002637</text:p>
          </table:table-cell>
          <table:table-cell table:formula="of:=0.625*1000000*[.$N1600]*1000" office:value-type="float" office:value="164.794921875">
            <text:p>164.794922</text:p>
          </table:table-cell>
          <table:table-cell table:formula="of:=0.769*100000*[.$N1600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79">
            <text:p>6379</text:p>
          </table:table-cell>
          <table:table-cell office:value-type="float" office:value="1002">
            <text:p>1002</text:p>
          </table:table-cell>
          <table:table-cell table:number-columns-repeated="2"/>
          <table:table-cell table:formula="of:=-39+0.0098*[.$C1601]" office:value-type="float" office:value="23.5142">
            <text:p>23.5142</text:p>
          </table:table-cell>
          <table:table-cell/>
          <table:table-cell table:formula="of:=-0.0000028*[.$D1601]*[.$D1601]+0.0405*[.$D1601]-4" office:value-type="float" office:value="33.7697888">
            <text:p>33.7697888</text:p>
          </table:table-cell>
          <table:table-cell/>
          <table:table-cell table:formula="of:=([.G1601]-25)*(0.01+0.00008*[.$D1601])+[.$I1601]" office:value-type="float" office:value="33.635829072">
            <text:p>33.635829072</text:p>
          </table:table-cell>
          <table:table-cell/>
          <table:table-cell table:formula="of:=([.$B1601]/4096)*1.5" office:value-type="float" office:value="0.0281982421875">
            <text:p>0.028198</text:p>
          </table:table-cell>
          <table:table-cell table:formula="of:=[.M1601]/100000" office:value-type="float" office:value="0.000000281982421875">
            <text:p>0.0000002820</text:p>
          </table:table-cell>
          <table:table-cell table:formula="of:=0.625*1000000*[.$N1601]*1000" office:value-type="float" office:value="176.239013671875">
            <text:p>176.239014</text:p>
          </table:table-cell>
          <table:table-cell table:formula="of:=0.769*100000*[.$N1601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77">
            <text:p>6377</text:p>
          </table:table-cell>
          <table:table-cell office:value-type="float" office:value="1001">
            <text:p>1001</text:p>
          </table:table-cell>
          <table:table-cell table:number-columns-repeated="2"/>
          <table:table-cell table:formula="of:=-39+0.0098*[.$C1602]" office:value-type="float" office:value="23.4946">
            <text:p>23.4946</text:p>
          </table:table-cell>
          <table:table-cell/>
          <table:table-cell table:formula="of:=-0.0000028*[.$D1602]*[.$D1602]+0.0405*[.$D1602]-4" office:value-type="float" office:value="33.7348972">
            <text:p>33.7348972</text:p>
          </table:table-cell>
          <table:table-cell/>
          <table:table-cell table:formula="of:=([.G1602]-25)*(0.01+0.00008*[.$D1602])+[.$I1602]" office:value-type="float" office:value="33.599290768">
            <text:p>33.599290768</text:p>
          </table:table-cell>
          <table:table-cell/>
          <table:table-cell table:formula="of:=([.$B1602]/4096)*1.5" office:value-type="float" office:value="0.0252685546875">
            <text:p>0.025269</text:p>
          </table:table-cell>
          <table:table-cell table:formula="of:=[.M1602]/100000" office:value-type="float" office:value="0.000000252685546875">
            <text:p>0.0000002527</text:p>
          </table:table-cell>
          <table:table-cell table:formula="of:=0.625*1000000*[.$N1602]*1000" office:value-type="float" office:value="157.928466796875">
            <text:p>157.928467</text:p>
          </table:table-cell>
          <table:table-cell table:formula="of:=0.769*100000*[.$N1602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78">
            <text:p>6378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03]" office:value-type="float" office:value="23.5044">
            <text:p>23.5044</text:p>
          </table:table-cell>
          <table:table-cell/>
          <table:table-cell table:formula="of:=-0.0000028*[.$D1603]*[.$D1603]+0.0405*[.$D1603]-4" office:value-type="float" office:value="33.9092992">
            <text:p>33.9092992</text:p>
          </table:table-cell>
          <table:table-cell/>
          <table:table-cell table:formula="of:=([.G1603]-25)*(0.01+0.00008*[.$D1603])+[.$I1603]" office:value-type="float" office:value="33.773977312">
            <text:p>33.773977312</text:p>
          </table:table-cell>
          <table:table-cell/>
          <table:table-cell table:formula="of:=([.$B1603]/4096)*1.5" office:value-type="float" office:value="0.0281982421875">
            <text:p>0.028198</text:p>
          </table:table-cell>
          <table:table-cell table:formula="of:=[.M1603]/100000" office:value-type="float" office:value="0.000000281982421875">
            <text:p>0.0000002820</text:p>
          </table:table-cell>
          <table:table-cell table:formula="of:=0.625*1000000*[.$N1603]*1000" office:value-type="float" office:value="176.239013671875">
            <text:p>176.239014</text:p>
          </table:table-cell>
          <table:table-cell table:formula="of:=0.769*100000*[.$N1603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72">
            <text:p>637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604]" office:value-type="float" office:value="23.4456">
            <text:p>23.4456</text:p>
          </table:table-cell>
          <table:table-cell/>
          <table:table-cell table:formula="of:=-0.0000028*[.$D1604]*[.$D1604]+0.0405*[.$D1604]-4" office:value-type="float" office:value="33.8395552">
            <text:p>33.8395552</text:p>
          </table:table-cell>
          <table:table-cell/>
          <table:table-cell table:formula="of:=([.G1604]-25)*(0.01+0.00008*[.$D1604])+[.$I1604]" office:value-type="float" office:value="33.699161792">
            <text:p>33.699161792</text:p>
          </table:table-cell>
          <table:table-cell/>
          <table:table-cell table:formula="of:=([.$B1604]/4096)*1.5" office:value-type="float" office:value="0.0281982421875">
            <text:p>0.028198</text:p>
          </table:table-cell>
          <table:table-cell table:formula="of:=[.M1604]/100000" office:value-type="float" office:value="0.000000281982421875">
            <text:p>0.0000002820</text:p>
          </table:table-cell>
          <table:table-cell table:formula="of:=0.625*1000000*[.$N1604]*1000" office:value-type="float" office:value="176.239013671875">
            <text:p>176.239014</text:p>
          </table:table-cell>
          <table:table-cell table:formula="of:=0.769*100000*[.$N1604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75">
            <text:p>6375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05]" office:value-type="float" office:value="23.475">
            <text:p>23.475</text:p>
          </table:table-cell>
          <table:table-cell/>
          <table:table-cell table:formula="of:=-0.0000028*[.$D1605]*[.$D1605]+0.0405*[.$D1605]-4" office:value-type="float" office:value="33.9092992">
            <text:p>33.9092992</text:p>
          </table:table-cell>
          <table:table-cell/>
          <table:table-cell table:formula="of:=([.G1605]-25)*(0.01+0.00008*[.$D1605])+[.$I1605]" office:value-type="float" office:value="33.7713172">
            <text:p>33.7713172</text:p>
          </table:table-cell>
          <table:table-cell/>
          <table:table-cell table:formula="of:=([.$B1605]/4096)*1.5" office:value-type="float" office:value="0.0274658203125">
            <text:p>0.027466</text:p>
          </table:table-cell>
          <table:table-cell table:formula="of:=[.M1605]/100000" office:value-type="float" office:value="0.000000274658203125">
            <text:p>0.0000002747</text:p>
          </table:table-cell>
          <table:table-cell table:formula="of:=0.625*1000000*[.$N1605]*1000" office:value-type="float" office:value="171.661376953125">
            <text:p>171.661377</text:p>
          </table:table-cell>
          <table:table-cell table:formula="of:=0.769*100000*[.$N160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76">
            <text:p>6376</text:p>
          </table:table-cell>
          <table:table-cell office:value-type="float" office:value="1003">
            <text:p>1003</text:p>
          </table:table-cell>
          <table:table-cell table:number-columns-repeated="2"/>
          <table:table-cell table:formula="of:=-39+0.0098*[.$C1606]" office:value-type="float" office:value="23.4848">
            <text:p>23.4848</text:p>
          </table:table-cell>
          <table:table-cell/>
          <table:table-cell table:formula="of:=-0.0000028*[.$D1606]*[.$D1606]+0.0405*[.$D1606]-4" office:value-type="float" office:value="33.8046748">
            <text:p>33.8046748</text:p>
          </table:table-cell>
          <table:table-cell/>
          <table:table-cell table:formula="of:=([.G1606]-25)*(0.01+0.00008*[.$D1606])+[.$I1606]" office:value-type="float" office:value="33.667943152">
            <text:p>33.667943152</text:p>
          </table:table-cell>
          <table:table-cell/>
          <table:table-cell table:formula="of:=([.$B1606]/4096)*1.5" office:value-type="float" office:value="0.0234375">
            <text:p>0.023438</text:p>
          </table:table-cell>
          <table:table-cell table:formula="of:=[.M1606]/100000" office:value-type="float" office:value="0.000000234375">
            <text:p>0.0000002344</text:p>
          </table:table-cell>
          <table:table-cell table:formula="of:=0.625*1000000*[.$N1606]*1000" office:value-type="float" office:value="146.484375">
            <text:p>146.484375</text:p>
          </table:table-cell>
          <table:table-cell table:formula="of:=0.769*100000*[.$N1606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373">
            <text:p>6373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07]" office:value-type="float" office:value="23.4554">
            <text:p>23.4554</text:p>
          </table:table-cell>
          <table:table-cell/>
          <table:table-cell table:formula="of:=-0.0000028*[.$D1607]*[.$D1607]+0.0405*[.$D1607]-4" office:value-type="float" office:value="33.9790208">
            <text:p>33.9790208</text:p>
          </table:table-cell>
          <table:table-cell/>
          <table:table-cell table:formula="of:=([.G1607]-25)*(0.01+0.00008*[.$D1607])+[.$I1607]" office:value-type="float" office:value="33.839018256">
            <text:p>33.839018256</text:p>
          </table:table-cell>
          <table:table-cell/>
          <table:table-cell table:formula="of:=([.$B1607]/4096)*1.5" office:value-type="float" office:value="0.0230712890625">
            <text:p>0.023071</text:p>
          </table:table-cell>
          <table:table-cell table:formula="of:=[.M1607]/100000" office:value-type="float" office:value="0.000000230712890625">
            <text:p>0.0000002307</text:p>
          </table:table-cell>
          <table:table-cell table:formula="of:=0.625*1000000*[.$N1607]*1000" office:value-type="float" office:value="144.195556640625">
            <text:p>144.195557</text:p>
          </table:table-cell>
          <table:table-cell table:formula="of:=0.769*100000*[.$N1607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74">
            <text:p>6374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08]" office:value-type="float" office:value="23.4652">
            <text:p>23.4652</text:p>
          </table:table-cell>
          <table:table-cell/>
          <table:table-cell table:formula="of:=-0.0000028*[.$D1608]*[.$D1608]+0.0405*[.$D1608]-4" office:value-type="float" office:value="33.9790208">
            <text:p>33.9790208</text:p>
          </table:table-cell>
          <table:table-cell/>
          <table:table-cell table:formula="of:=([.G1608]-25)*(0.01+0.00008*[.$D1608])+[.$I1608]" office:value-type="float" office:value="33.839906528">
            <text:p>33.839906528</text:p>
          </table:table-cell>
          <table:table-cell/>
          <table:table-cell table:formula="of:=([.$B1608]/4096)*1.5" office:value-type="float" office:value="0.027099609375">
            <text:p>0.027100</text:p>
          </table:table-cell>
          <table:table-cell table:formula="of:=[.M1608]/100000" office:value-type="float" office:value="0.00000027099609375">
            <text:p>0.0000002710</text:p>
          </table:table-cell>
          <table:table-cell table:formula="of:=0.625*1000000*[.$N1608]*1000" office:value-type="float" office:value="169.37255859375">
            <text:p>169.372559</text:p>
          </table:table-cell>
          <table:table-cell table:formula="of:=0.769*100000*[.$N1608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374">
            <text:p>6374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609]" office:value-type="float" office:value="23.4652">
            <text:p>23.4652</text:p>
          </table:table-cell>
          <table:table-cell/>
          <table:table-cell table:formula="of:=-0.0000028*[.$D1609]*[.$D1609]+0.0405*[.$D1609]-4" office:value-type="float" office:value="33.8395552">
            <text:p>33.8395552</text:p>
          </table:table-cell>
          <table:table-cell/>
          <table:table-cell table:formula="of:=([.G1609]-25)*(0.01+0.00008*[.$D1609])+[.$I1609]" office:value-type="float" office:value="33.700932064">
            <text:p>33.700932064</text:p>
          </table:table-cell>
          <table:table-cell/>
          <table:table-cell table:formula="of:=([.$B1609]/4096)*1.5" office:value-type="float" office:value="0.028564453125">
            <text:p>0.028564</text:p>
          </table:table-cell>
          <table:table-cell table:formula="of:=[.M1609]/100000" office:value-type="float" office:value="0.00000028564453125">
            <text:p>0.0000002856</text:p>
          </table:table-cell>
          <table:table-cell table:formula="of:=0.625*1000000*[.$N1609]*1000" office:value-type="float" office:value="178.52783203125">
            <text:p>178.527832</text:p>
          </table:table-cell>
          <table:table-cell table:formula="of:=0.769*100000*[.$N1609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75">
            <text:p>6375</text:p>
          </table:table-cell>
          <table:table-cell office:value-type="float" office:value="1007">
            <text:p>1007</text:p>
          </table:table-cell>
          <table:table-cell table:number-columns-repeated="2"/>
          <table:table-cell table:formula="of:=-39+0.0098*[.$C1610]" office:value-type="float" office:value="23.475">
            <text:p>23.475</text:p>
          </table:table-cell>
          <table:table-cell/>
          <table:table-cell table:formula="of:=-0.0000028*[.$D1610]*[.$D1610]+0.0405*[.$D1610]-4" office:value-type="float" office:value="33.9441628">
            <text:p>33.9441628</text:p>
          </table:table-cell>
          <table:table-cell/>
          <table:table-cell table:formula="of:=([.G1610]-25)*(0.01+0.00008*[.$D1610])+[.$I1610]" office:value-type="float" office:value="33.8060588">
            <text:p>33.8060588</text:p>
          </table:table-cell>
          <table:table-cell/>
          <table:table-cell table:formula="of:=([.$B1610]/4096)*1.5" office:value-type="float" office:value="0.0289306640625">
            <text:p>0.028931</text:p>
          </table:table-cell>
          <table:table-cell table:formula="of:=[.M1610]/100000" office:value-type="float" office:value="0.000000289306640625">
            <text:p>0.0000002893</text:p>
          </table:table-cell>
          <table:table-cell table:formula="of:=0.625*1000000*[.$N1610]*1000" office:value-type="float" office:value="180.816650390625">
            <text:p>180.816650</text:p>
          </table:table-cell>
          <table:table-cell table:formula="of:=0.769*100000*[.$N1610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72">
            <text:p>6372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11]" office:value-type="float" office:value="23.4456">
            <text:p>23.4456</text:p>
          </table:table-cell>
          <table:table-cell/>
          <table:table-cell table:formula="of:=-0.0000028*[.$D1611]*[.$D1611]+0.0405*[.$D1611]-4" office:value-type="float" office:value="33.9092992">
            <text:p>33.9092992</text:p>
          </table:table-cell>
          <table:table-cell/>
          <table:table-cell table:formula="of:=([.G1611]-25)*(0.01+0.00008*[.$D1611])+[.$I1611]" office:value-type="float" office:value="33.768657088">
            <text:p>33.768657088</text:p>
          </table:table-cell>
          <table:table-cell/>
          <table:table-cell table:formula="of:=([.$B1611]/4096)*1.5" office:value-type="float" office:value="0.025634765625">
            <text:p>0.025635</text:p>
          </table:table-cell>
          <table:table-cell table:formula="of:=[.M1611]/100000" office:value-type="float" office:value="0.00000025634765625">
            <text:p>0.0000002563</text:p>
          </table:table-cell>
          <table:table-cell table:formula="of:=0.625*1000000*[.$N1611]*1000" office:value-type="float" office:value="160.21728515625">
            <text:p>160.217285</text:p>
          </table:table-cell>
          <table:table-cell table:formula="of:=0.769*100000*[.$N1611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69">
            <text:p>6369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1612]" office:value-type="float" office:value="23.4162">
            <text:p>23.4162</text:p>
          </table:table-cell>
          <table:table-cell/>
          <table:table-cell table:formula="of:=-0.0000028*[.$D1612]*[.$D1612]+0.0405*[.$D1612]-4" office:value-type="float" office:value="33.87443">
            <text:p>33.87443</text:p>
          </table:table-cell>
          <table:table-cell/>
          <table:table-cell table:formula="of:=([.G1612]-25)*(0.01+0.00008*[.$D1612])+[.$I1612]" office:value-type="float" office:value="33.73125448">
            <text:p>33.73125448</text:p>
          </table:table-cell>
          <table:table-cell/>
          <table:table-cell table:formula="of:=([.$B1612]/4096)*1.5" office:value-type="float" office:value="0.027099609375">
            <text:p>0.027100</text:p>
          </table:table-cell>
          <table:table-cell table:formula="of:=[.M1612]/100000" office:value-type="float" office:value="0.00000027099609375">
            <text:p>0.0000002710</text:p>
          </table:table-cell>
          <table:table-cell table:formula="of:=0.625*1000000*[.$N1612]*1000" office:value-type="float" office:value="169.37255859375">
            <text:p>169.372559</text:p>
          </table:table-cell>
          <table:table-cell table:formula="of:=0.769*100000*[.$N1612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72">
            <text:p>6372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13]" office:value-type="float" office:value="23.4456">
            <text:p>23.4456</text:p>
          </table:table-cell>
          <table:table-cell/>
          <table:table-cell table:formula="of:=-0.0000028*[.$D1613]*[.$D1613]+0.0405*[.$D1613]-4" office:value-type="float" office:value="33.9092992">
            <text:p>33.9092992</text:p>
          </table:table-cell>
          <table:table-cell/>
          <table:table-cell table:formula="of:=([.G1613]-25)*(0.01+0.00008*[.$D1613])+[.$I1613]" office:value-type="float" office:value="33.768657088">
            <text:p>33.768657088</text:p>
          </table:table-cell>
          <table:table-cell/>
          <table:table-cell table:formula="of:=([.$B1613]/4096)*1.5" office:value-type="float" office:value="0.027099609375">
            <text:p>0.027100</text:p>
          </table:table-cell>
          <table:table-cell table:formula="of:=[.M1613]/100000" office:value-type="float" office:value="0.00000027099609375">
            <text:p>0.0000002710</text:p>
          </table:table-cell>
          <table:table-cell table:formula="of:=0.625*1000000*[.$N1613]*1000" office:value-type="float" office:value="169.37255859375">
            <text:p>169.372559</text:p>
          </table:table-cell>
          <table:table-cell table:formula="of:=0.769*100000*[.$N1613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72">
            <text:p>6372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14]" office:value-type="float" office:value="23.4456">
            <text:p>23.4456</text:p>
          </table:table-cell>
          <table:table-cell/>
          <table:table-cell table:formula="of:=-0.0000028*[.$D1614]*[.$D1614]+0.0405*[.$D1614]-4" office:value-type="float" office:value="34.04872">
            <text:p>34.04872</text:p>
          </table:table-cell>
          <table:table-cell/>
          <table:table-cell table:formula="of:=([.G1614]-25)*(0.01+0.00008*[.$D1614])+[.$I1614]" office:value-type="float" office:value="33.90758048">
            <text:p>33.90758048</text:p>
          </table:table-cell>
          <table:table-cell/>
          <table:table-cell table:formula="of:=([.$B1614]/4096)*1.5" office:value-type="float" office:value="0.027099609375">
            <text:p>0.027100</text:p>
          </table:table-cell>
          <table:table-cell table:formula="of:=[.M1614]/100000" office:value-type="float" office:value="0.00000027099609375">
            <text:p>0.0000002710</text:p>
          </table:table-cell>
          <table:table-cell table:formula="of:=0.625*1000000*[.$N1614]*1000" office:value-type="float" office:value="169.37255859375">
            <text:p>169.372559</text:p>
          </table:table-cell>
          <table:table-cell table:formula="of:=0.769*100000*[.$N1614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72">
            <text:p>6372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615]" office:value-type="float" office:value="23.4456">
            <text:p>23.4456</text:p>
          </table:table-cell>
          <table:table-cell/>
          <table:table-cell table:formula="of:=-0.0000028*[.$D1615]*[.$D1615]+0.0405*[.$D1615]-4" office:value-type="float" office:value="33.8395552">
            <text:p>33.8395552</text:p>
          </table:table-cell>
          <table:table-cell/>
          <table:table-cell table:formula="of:=([.G1615]-25)*(0.01+0.00008*[.$D1615])+[.$I1615]" office:value-type="float" office:value="33.699161792">
            <text:p>33.699161792</text:p>
          </table:table-cell>
          <table:table-cell/>
          <table:table-cell table:formula="of:=([.$B1615]/4096)*1.5" office:value-type="float" office:value="0.0245361328125">
            <text:p>0.024536</text:p>
          </table:table-cell>
          <table:table-cell table:formula="of:=[.M1615]/100000" office:value-type="float" office:value="0.000000245361328125">
            <text:p>0.0000002454</text:p>
          </table:table-cell>
          <table:table-cell table:formula="of:=0.625*1000000*[.$N1615]*1000" office:value-type="float" office:value="153.350830078125">
            <text:p>153.350830</text:p>
          </table:table-cell>
          <table:table-cell table:formula="of:=0.769*100000*[.$N1615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74">
            <text:p>6374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1616]" office:value-type="float" office:value="23.4652">
            <text:p>23.4652</text:p>
          </table:table-cell>
          <table:table-cell/>
          <table:table-cell table:formula="of:=-0.0000028*[.$D1616]*[.$D1616]+0.0405*[.$D1616]-4" office:value-type="float" office:value="33.87443">
            <text:p>33.87443</text:p>
          </table:table-cell>
          <table:table-cell/>
          <table:table-cell table:formula="of:=([.G1616]-25)*(0.01+0.00008*[.$D1616])+[.$I1616]" office:value-type="float" office:value="33.73568408">
            <text:p>33.73568408</text:p>
          </table:table-cell>
          <table:table-cell/>
          <table:table-cell table:formula="of:=([.$B1616]/4096)*1.5" office:value-type="float" office:value="0.0252685546875">
            <text:p>0.025269</text:p>
          </table:table-cell>
          <table:table-cell table:formula="of:=[.M1616]/100000" office:value-type="float" office:value="0.000000252685546875">
            <text:p>0.0000002527</text:p>
          </table:table-cell>
          <table:table-cell table:formula="of:=0.625*1000000*[.$N1616]*1000" office:value-type="float" office:value="157.928466796875">
            <text:p>157.928467</text:p>
          </table:table-cell>
          <table:table-cell table:formula="of:=0.769*100000*[.$N1616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73">
            <text:p>6373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617]" office:value-type="float" office:value="23.4554">
            <text:p>23.4554</text:p>
          </table:table-cell>
          <table:table-cell/>
          <table:table-cell table:formula="of:=-0.0000028*[.$D1617]*[.$D1617]+0.0405*[.$D1617]-4" office:value-type="float" office:value="33.8395552">
            <text:p>33.8395552</text:p>
          </table:table-cell>
          <table:table-cell/>
          <table:table-cell table:formula="of:=([.G1617]-25)*(0.01+0.00008*[.$D1617])+[.$I1617]" office:value-type="float" office:value="33.700046928">
            <text:p>33.700046928</text:p>
          </table:table-cell>
          <table:table-cell/>
          <table:table-cell table:formula="of:=([.$B1617]/4096)*1.5" office:value-type="float" office:value="0.0245361328125">
            <text:p>0.024536</text:p>
          </table:table-cell>
          <table:table-cell table:formula="of:=[.M1617]/100000" office:value-type="float" office:value="0.000000245361328125">
            <text:p>0.0000002454</text:p>
          </table:table-cell>
          <table:table-cell table:formula="of:=0.625*1000000*[.$N1617]*1000" office:value-type="float" office:value="153.350830078125">
            <text:p>153.350830</text:p>
          </table:table-cell>
          <table:table-cell table:formula="of:=0.769*100000*[.$N1617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74">
            <text:p>6374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618]" office:value-type="float" office:value="23.4652">
            <text:p>23.4652</text:p>
          </table:table-cell>
          <table:table-cell/>
          <table:table-cell table:formula="of:=-0.0000028*[.$D1618]*[.$D1618]+0.0405*[.$D1618]-4" office:value-type="float" office:value="33.8395552">
            <text:p>33.8395552</text:p>
          </table:table-cell>
          <table:table-cell/>
          <table:table-cell table:formula="of:=([.G1618]-25)*(0.01+0.00008*[.$D1618])+[.$I1618]" office:value-type="float" office:value="33.700932064">
            <text:p>33.700932064</text:p>
          </table:table-cell>
          <table:table-cell/>
          <table:table-cell table:formula="of:=([.$B1618]/4096)*1.5" office:value-type="float" office:value="0.02783203125">
            <text:p>0.027832</text:p>
          </table:table-cell>
          <table:table-cell table:formula="of:=[.M1618]/100000" office:value-type="float" office:value="0.0000002783203125">
            <text:p>0.0000002783</text:p>
          </table:table-cell>
          <table:table-cell table:formula="of:=0.625*1000000*[.$N1618]*1000" office:value-type="float" office:value="173.9501953125">
            <text:p>173.950195</text:p>
          </table:table-cell>
          <table:table-cell table:formula="of:=0.769*100000*[.$N1618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76">
            <text:p>6376</text:p>
          </table:table-cell>
          <table:table-cell office:value-type="float" office:value="1004">
            <text:p>1004</text:p>
          </table:table-cell>
          <table:table-cell table:number-columns-repeated="2"/>
          <table:table-cell table:formula="of:=-39+0.0098*[.$C1619]" office:value-type="float" office:value="23.4848">
            <text:p>23.4848</text:p>
          </table:table-cell>
          <table:table-cell/>
          <table:table-cell table:formula="of:=-0.0000028*[.$D1619]*[.$D1619]+0.0405*[.$D1619]-4" office:value-type="float" office:value="33.8395552">
            <text:p>33.8395552</text:p>
          </table:table-cell>
          <table:table-cell/>
          <table:table-cell table:formula="of:=([.G1619]-25)*(0.01+0.00008*[.$D1619])+[.$I1619]" office:value-type="float" office:value="33.702702336">
            <text:p>33.702702336</text:p>
          </table:table-cell>
          <table:table-cell/>
          <table:table-cell table:formula="of:=([.$B1619]/4096)*1.5" office:value-type="float" office:value="0.0274658203125">
            <text:p>0.027466</text:p>
          </table:table-cell>
          <table:table-cell table:formula="of:=[.M1619]/100000" office:value-type="float" office:value="0.000000274658203125">
            <text:p>0.0000002747</text:p>
          </table:table-cell>
          <table:table-cell table:formula="of:=0.625*1000000*[.$N1619]*1000" office:value-type="float" office:value="171.661376953125">
            <text:p>171.661377</text:p>
          </table:table-cell>
          <table:table-cell table:formula="of:=0.769*100000*[.$N1619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6373">
            <text:p>6373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20]" office:value-type="float" office:value="23.4554">
            <text:p>23.4554</text:p>
          </table:table-cell>
          <table:table-cell/>
          <table:table-cell table:formula="of:=-0.0000028*[.$D1620]*[.$D1620]+0.0405*[.$D1620]-4" office:value-type="float" office:value="33.9092992">
            <text:p>33.9092992</text:p>
          </table:table-cell>
          <table:table-cell/>
          <table:table-cell table:formula="of:=([.G1620]-25)*(0.01+0.00008*[.$D1620])+[.$I1620]" office:value-type="float" office:value="33.769543792">
            <text:p>33.769543792</text:p>
          </table:table-cell>
          <table:table-cell/>
          <table:table-cell table:formula="of:=([.$B1620]/4096)*1.5" office:value-type="float" office:value="0.028564453125">
            <text:p>0.028564</text:p>
          </table:table-cell>
          <table:table-cell table:formula="of:=[.M1620]/100000" office:value-type="float" office:value="0.00000028564453125">
            <text:p>0.0000002856</text:p>
          </table:table-cell>
          <table:table-cell table:formula="of:=0.625*1000000*[.$N1620]*1000" office:value-type="float" office:value="178.52783203125">
            <text:p>178.527832</text:p>
          </table:table-cell>
          <table:table-cell table:formula="of:=0.769*100000*[.$N1620]*1000" office:value-type="float" office:value="21.966064453125">
            <text:p>21.9660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74">
            <text:p>6374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21]" office:value-type="float" office:value="23.4652">
            <text:p>23.4652</text:p>
          </table:table-cell>
          <table:table-cell/>
          <table:table-cell table:formula="of:=-0.0000028*[.$D1621]*[.$D1621]+0.0405*[.$D1621]-4" office:value-type="float" office:value="33.9092992">
            <text:p>33.9092992</text:p>
          </table:table-cell>
          <table:table-cell/>
          <table:table-cell table:formula="of:=([.G1621]-25)*(0.01+0.00008*[.$D1621])+[.$I1621]" office:value-type="float" office:value="33.770430496">
            <text:p>33.770430496</text:p>
          </table:table-cell>
          <table:table-cell/>
          <table:table-cell table:formula="of:=([.$B1621]/4096)*1.5" office:value-type="float" office:value="0.0234375">
            <text:p>0.023438</text:p>
          </table:table-cell>
          <table:table-cell table:formula="of:=[.M1621]/100000" office:value-type="float" office:value="0.000000234375">
            <text:p>0.0000002344</text:p>
          </table:table-cell>
          <table:table-cell table:formula="of:=0.625*1000000*[.$N1621]*1000" office:value-type="float" office:value="146.484375">
            <text:p>146.484375</text:p>
          </table:table-cell>
          <table:table-cell table:formula="of:=0.769*100000*[.$N162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73">
            <text:p>6373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22]" office:value-type="float" office:value="23.4554">
            <text:p>23.4554</text:p>
          </table:table-cell>
          <table:table-cell/>
          <table:table-cell table:formula="of:=-0.0000028*[.$D1622]*[.$D1622]+0.0405*[.$D1622]-4" office:value-type="float" office:value="33.9092992">
            <text:p>33.9092992</text:p>
          </table:table-cell>
          <table:table-cell/>
          <table:table-cell table:formula="of:=([.G1622]-25)*(0.01+0.00008*[.$D1622])+[.$I1622]" office:value-type="float" office:value="33.769543792">
            <text:p>33.769543792</text:p>
          </table:table-cell>
          <table:table-cell/>
          <table:table-cell table:formula="of:=([.$B1622]/4096)*1.5" office:value-type="float" office:value="0.025634765625">
            <text:p>0.025635</text:p>
          </table:table-cell>
          <table:table-cell table:formula="of:=[.M1622]/100000" office:value-type="float" office:value="0.00000025634765625">
            <text:p>0.0000002563</text:p>
          </table:table-cell>
          <table:table-cell table:formula="of:=0.625*1000000*[.$N1622]*1000" office:value-type="float" office:value="160.21728515625">
            <text:p>160.217285</text:p>
          </table:table-cell>
          <table:table-cell table:formula="of:=0.769*100000*[.$N162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70">
            <text:p>6370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23]" office:value-type="float" office:value="23.426">
            <text:p>23.426</text:p>
          </table:table-cell>
          <table:table-cell/>
          <table:table-cell table:formula="of:=-0.0000028*[.$D1623]*[.$D1623]+0.0405*[.$D1623]-4" office:value-type="float" office:value="33.9092992">
            <text:p>33.9092992</text:p>
          </table:table-cell>
          <table:table-cell/>
          <table:table-cell table:formula="of:=([.G1623]-25)*(0.01+0.00008*[.$D1623])+[.$I1623]" office:value-type="float" office:value="33.76688368">
            <text:p>33.76688368</text:p>
          </table:table-cell>
          <table:table-cell/>
          <table:table-cell table:formula="of:=([.$B1623]/4096)*1.5" office:value-type="float" office:value="0.0245361328125">
            <text:p>0.024536</text:p>
          </table:table-cell>
          <table:table-cell table:formula="of:=[.M1623]/100000" office:value-type="float" office:value="0.000000245361328125">
            <text:p>0.0000002454</text:p>
          </table:table-cell>
          <table:table-cell table:formula="of:=0.625*1000000*[.$N1623]*1000" office:value-type="float" office:value="153.350830078125">
            <text:p>153.350830</text:p>
          </table:table-cell>
          <table:table-cell table:formula="of:=0.769*100000*[.$N1623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68">
            <text:p>6368</text:p>
          </table:table-cell>
          <table:table-cell office:value-type="float" office:value="1005">
            <text:p>1005</text:p>
          </table:table-cell>
          <table:table-cell table:number-columns-repeated="2"/>
          <table:table-cell table:formula="of:=-39+0.0098*[.$C1624]" office:value-type="float" office:value="23.4064">
            <text:p>23.4064</text:p>
          </table:table-cell>
          <table:table-cell/>
          <table:table-cell table:formula="of:=-0.0000028*[.$D1624]*[.$D1624]+0.0405*[.$D1624]-4" office:value-type="float" office:value="33.87443">
            <text:p>33.87443</text:p>
          </table:table-cell>
          <table:table-cell/>
          <table:table-cell table:formula="of:=([.G1624]-25)*(0.01+0.00008*[.$D1624])+[.$I1624]" office:value-type="float" office:value="33.73036856">
            <text:p>33.73036856</text:p>
          </table:table-cell>
          <table:table-cell/>
          <table:table-cell table:formula="of:=([.$B1624]/4096)*1.5" office:value-type="float" office:value="0.02783203125">
            <text:p>0.027832</text:p>
          </table:table-cell>
          <table:table-cell table:formula="of:=[.M1624]/100000" office:value-type="float" office:value="0.0000002783203125">
            <text:p>0.0000002783</text:p>
          </table:table-cell>
          <table:table-cell table:formula="of:=0.625*1000000*[.$N1624]*1000" office:value-type="float" office:value="173.9501953125">
            <text:p>173.950195</text:p>
          </table:table-cell>
          <table:table-cell table:formula="of:=0.769*100000*[.$N1624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67">
            <text:p>6367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25]" office:value-type="float" office:value="23.3966">
            <text:p>23.3966</text:p>
          </table:table-cell>
          <table:table-cell/>
          <table:table-cell table:formula="of:=-0.0000028*[.$D1625]*[.$D1625]+0.0405*[.$D1625]-4" office:value-type="float" office:value="33.9092992">
            <text:p>33.9092992</text:p>
          </table:table-cell>
          <table:table-cell/>
          <table:table-cell table:formula="of:=([.G1625]-25)*(0.01+0.00008*[.$D1625])+[.$I1625]" office:value-type="float" office:value="33.764223568">
            <text:p>33.764223568</text:p>
          </table:table-cell>
          <table:table-cell/>
          <table:table-cell table:formula="of:=([.$B1625]/4096)*1.5" office:value-type="float" office:value="0.0252685546875">
            <text:p>0.025269</text:p>
          </table:table-cell>
          <table:table-cell table:formula="of:=[.M1625]/100000" office:value-type="float" office:value="0.000000252685546875">
            <text:p>0.0000002527</text:p>
          </table:table-cell>
          <table:table-cell table:formula="of:=0.625*1000000*[.$N1625]*1000" office:value-type="float" office:value="157.928466796875">
            <text:p>157.928467</text:p>
          </table:table-cell>
          <table:table-cell table:formula="of:=0.769*100000*[.$N1625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68">
            <text:p>6368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26]" office:value-type="float" office:value="23.4064">
            <text:p>23.4064</text:p>
          </table:table-cell>
          <table:table-cell/>
          <table:table-cell table:formula="of:=-0.0000028*[.$D1626]*[.$D1626]+0.0405*[.$D1626]-4" office:value-type="float" office:value="33.9790208">
            <text:p>33.9790208</text:p>
          </table:table-cell>
          <table:table-cell/>
          <table:table-cell table:formula="of:=([.G1626]-25)*(0.01+0.00008*[.$D1626])+[.$I1626]" office:value-type="float" office:value="33.834576896">
            <text:p>33.834576896</text:p>
          </table:table-cell>
          <table:table-cell/>
          <table:table-cell table:formula="of:=([.$B1626]/4096)*1.5" office:value-type="float" office:value="0.02490234375">
            <text:p>0.024902</text:p>
          </table:table-cell>
          <table:table-cell table:formula="of:=[.M1626]/100000" office:value-type="float" office:value="0.0000002490234375">
            <text:p>0.0000002490</text:p>
          </table:table-cell>
          <table:table-cell table:formula="of:=0.625*1000000*[.$N1626]*1000" office:value-type="float" office:value="155.6396484375">
            <text:p>155.639648</text:p>
          </table:table-cell>
          <table:table-cell table:formula="of:=0.769*100000*[.$N1626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67">
            <text:p>6367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27]" office:value-type="float" office:value="23.3966">
            <text:p>23.3966</text:p>
          </table:table-cell>
          <table:table-cell/>
          <table:table-cell table:formula="of:=-0.0000028*[.$D1627]*[.$D1627]+0.0405*[.$D1627]-4" office:value-type="float" office:value="33.9092992">
            <text:p>33.9092992</text:p>
          </table:table-cell>
          <table:table-cell/>
          <table:table-cell table:formula="of:=([.G1627]-25)*(0.01+0.00008*[.$D1627])+[.$I1627]" office:value-type="float" office:value="33.764223568">
            <text:p>33.764223568</text:p>
          </table:table-cell>
          <table:table-cell/>
          <table:table-cell table:formula="of:=([.$B1627]/4096)*1.5" office:value-type="float" office:value="0.0263671875">
            <text:p>0.026367</text:p>
          </table:table-cell>
          <table:table-cell table:formula="of:=[.M1627]/100000" office:value-type="float" office:value="0.000000263671875">
            <text:p>0.0000002637</text:p>
          </table:table-cell>
          <table:table-cell table:formula="of:=0.625*1000000*[.$N1627]*1000" office:value-type="float" office:value="164.794921875">
            <text:p>164.794922</text:p>
          </table:table-cell>
          <table:table-cell table:formula="of:=0.769*100000*[.$N1627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6368">
            <text:p>6368</text:p>
          </table:table-cell>
          <table:table-cell office:value-type="float" office:value="1007">
            <text:p>1007</text:p>
          </table:table-cell>
          <table:table-cell table:number-columns-repeated="2"/>
          <table:table-cell table:formula="of:=-39+0.0098*[.$C1628]" office:value-type="float" office:value="23.4064">
            <text:p>23.4064</text:p>
          </table:table-cell>
          <table:table-cell/>
          <table:table-cell table:formula="of:=-0.0000028*[.$D1628]*[.$D1628]+0.0405*[.$D1628]-4" office:value-type="float" office:value="33.9441628">
            <text:p>33.9441628</text:p>
          </table:table-cell>
          <table:table-cell/>
          <table:table-cell table:formula="of:=([.G1628]-25)*(0.01+0.00008*[.$D1628])+[.$I1628]" office:value-type="float" office:value="33.799846384">
            <text:p>33.799846384</text:p>
          </table:table-cell>
          <table:table-cell/>
          <table:table-cell table:formula="of:=([.$B1628]/4096)*1.5" office:value-type="float" office:value="0.0289306640625">
            <text:p>0.028931</text:p>
          </table:table-cell>
          <table:table-cell table:formula="of:=[.M1628]/100000" office:value-type="float" office:value="0.000000289306640625">
            <text:p>0.0000002893</text:p>
          </table:table-cell>
          <table:table-cell table:formula="of:=0.625*1000000*[.$N1628]*1000" office:value-type="float" office:value="180.816650390625">
            <text:p>180.816650</text:p>
          </table:table-cell>
          <table:table-cell table:formula="of:=0.769*100000*[.$N1628]*1000" office:value-type="float" office:value="22.2476806640625">
            <text:p>22.24768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370">
            <text:p>6370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29]" office:value-type="float" office:value="23.426">
            <text:p>23.426</text:p>
          </table:table-cell>
          <table:table-cell/>
          <table:table-cell table:formula="of:=-0.0000028*[.$D1629]*[.$D1629]+0.0405*[.$D1629]-4" office:value-type="float" office:value="34.04872">
            <text:p>34.04872</text:p>
          </table:table-cell>
          <table:table-cell/>
          <table:table-cell table:formula="of:=([.G1629]-25)*(0.01+0.00008*[.$D1629])+[.$I1629]" office:value-type="float" office:value="33.9058008">
            <text:p>33.9058008</text:p>
          </table:table-cell>
          <table:table-cell/>
          <table:table-cell table:formula="of:=([.$B1629]/4096)*1.5" office:value-type="float" office:value="0.0230712890625">
            <text:p>0.023071</text:p>
          </table:table-cell>
          <table:table-cell table:formula="of:=[.M1629]/100000" office:value-type="float" office:value="0.000000230712890625">
            <text:p>0.0000002307</text:p>
          </table:table-cell>
          <table:table-cell table:formula="of:=0.625*1000000*[.$N1629]*1000" office:value-type="float" office:value="144.195556640625">
            <text:p>144.195557</text:p>
          </table:table-cell>
          <table:table-cell table:formula="of:=0.769*100000*[.$N1629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67">
            <text:p>6367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30]" office:value-type="float" office:value="23.3966">
            <text:p>23.3966</text:p>
          </table:table-cell>
          <table:table-cell/>
          <table:table-cell table:formula="of:=-0.0000028*[.$D1630]*[.$D1630]+0.0405*[.$D1630]-4" office:value-type="float" office:value="33.9092992">
            <text:p>33.9092992</text:p>
          </table:table-cell>
          <table:table-cell/>
          <table:table-cell table:formula="of:=([.G1630]-25)*(0.01+0.00008*[.$D1630])+[.$I1630]" office:value-type="float" office:value="33.764223568">
            <text:p>33.764223568</text:p>
          </table:table-cell>
          <table:table-cell/>
          <table:table-cell table:formula="of:=([.$B1630]/4096)*1.5" office:value-type="float" office:value="0.02783203125">
            <text:p>0.027832</text:p>
          </table:table-cell>
          <table:table-cell table:formula="of:=[.M1630]/100000" office:value-type="float" office:value="0.0000002783203125">
            <text:p>0.0000002783</text:p>
          </table:table-cell>
          <table:table-cell table:formula="of:=0.625*1000000*[.$N1630]*1000" office:value-type="float" office:value="173.9501953125">
            <text:p>173.950195</text:p>
          </table:table-cell>
          <table:table-cell table:formula="of:=0.769*100000*[.$N1630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69">
            <text:p>6369</text:p>
          </table:table-cell>
          <table:table-cell office:value-type="float" office:value="1007">
            <text:p>1007</text:p>
          </table:table-cell>
          <table:table-cell table:number-columns-repeated="2"/>
          <table:table-cell table:formula="of:=-39+0.0098*[.$C1631]" office:value-type="float" office:value="23.4162">
            <text:p>23.4162</text:p>
          </table:table-cell>
          <table:table-cell/>
          <table:table-cell table:formula="of:=-0.0000028*[.$D1631]*[.$D1631]+0.0405*[.$D1631]-4" office:value-type="float" office:value="33.9441628">
            <text:p>33.9441628</text:p>
          </table:table-cell>
          <table:table-cell/>
          <table:table-cell table:formula="of:=([.G1631]-25)*(0.01+0.00008*[.$D1631])+[.$I1631]" office:value-type="float" office:value="33.800733872">
            <text:p>33.800733872</text:p>
          </table:table-cell>
          <table:table-cell/>
          <table:table-cell table:formula="of:=([.$B1631]/4096)*1.5" office:value-type="float" office:value="0.0234375">
            <text:p>0.023438</text:p>
          </table:table-cell>
          <table:table-cell table:formula="of:=[.M1631]/100000" office:value-type="float" office:value="0.000000234375">
            <text:p>0.0000002344</text:p>
          </table:table-cell>
          <table:table-cell table:formula="of:=0.625*1000000*[.$N1631]*1000" office:value-type="float" office:value="146.484375">
            <text:p>146.484375</text:p>
          </table:table-cell>
          <table:table-cell table:formula="of:=0.769*100000*[.$N163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70">
            <text:p>6370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32]" office:value-type="float" office:value="23.426">
            <text:p>23.426</text:p>
          </table:table-cell>
          <table:table-cell/>
          <table:table-cell table:formula="of:=-0.0000028*[.$D1632]*[.$D1632]+0.0405*[.$D1632]-4" office:value-type="float" office:value="33.9790208">
            <text:p>33.9790208</text:p>
          </table:table-cell>
          <table:table-cell/>
          <table:table-cell table:formula="of:=([.G1632]-25)*(0.01+0.00008*[.$D1632])+[.$I1632]" office:value-type="float" office:value="33.83635344">
            <text:p>33.83635344</text:p>
          </table:table-cell>
          <table:table-cell/>
          <table:table-cell table:formula="of:=([.$B1632]/4096)*1.5" office:value-type="float" office:value="0.0260009765625">
            <text:p>0.026001</text:p>
          </table:table-cell>
          <table:table-cell table:formula="of:=[.M1632]/100000" office:value-type="float" office:value="0.000000260009765625">
            <text:p>0.0000002600</text:p>
          </table:table-cell>
          <table:table-cell table:formula="of:=0.625*1000000*[.$N1632]*1000" office:value-type="float" office:value="162.506103515625">
            <text:p>162.506104</text:p>
          </table:table-cell>
          <table:table-cell table:formula="of:=0.769*100000*[.$N1632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66">
            <text:p>6366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33]" office:value-type="float" office:value="23.3868">
            <text:p>23.3868</text:p>
          </table:table-cell>
          <table:table-cell/>
          <table:table-cell table:formula="of:=-0.0000028*[.$D1633]*[.$D1633]+0.0405*[.$D1633]-4" office:value-type="float" office:value="33.9092992">
            <text:p>33.9092992</text:p>
          </table:table-cell>
          <table:table-cell/>
          <table:table-cell table:formula="of:=([.G1633]-25)*(0.01+0.00008*[.$D1633])+[.$I1633]" office:value-type="float" office:value="33.763336864">
            <text:p>33.763336864</text:p>
          </table:table-cell>
          <table:table-cell/>
          <table:table-cell table:formula="of:=([.$B1633]/4096)*1.5" office:value-type="float" office:value="0.02490234375">
            <text:p>0.024902</text:p>
          </table:table-cell>
          <table:table-cell table:formula="of:=[.M1633]/100000" office:value-type="float" office:value="0.0000002490234375">
            <text:p>0.0000002490</text:p>
          </table:table-cell>
          <table:table-cell table:formula="of:=0.625*1000000*[.$N1633]*1000" office:value-type="float" office:value="155.6396484375">
            <text:p>155.639648</text:p>
          </table:table-cell>
          <table:table-cell table:formula="of:=0.769*100000*[.$N163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70">
            <text:p>6370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34]" office:value-type="float" office:value="23.426">
            <text:p>23.426</text:p>
          </table:table-cell>
          <table:table-cell/>
          <table:table-cell table:formula="of:=-0.0000028*[.$D1634]*[.$D1634]+0.0405*[.$D1634]-4" office:value-type="float" office:value="33.9092992">
            <text:p>33.9092992</text:p>
          </table:table-cell>
          <table:table-cell/>
          <table:table-cell table:formula="of:=([.G1634]-25)*(0.01+0.00008*[.$D1634])+[.$I1634]" office:value-type="float" office:value="33.76688368">
            <text:p>33.76688368</text:p>
          </table:table-cell>
          <table:table-cell/>
          <table:table-cell table:formula="of:=([.$B1634]/4096)*1.5" office:value-type="float" office:value="0.0260009765625">
            <text:p>0.026001</text:p>
          </table:table-cell>
          <table:table-cell table:formula="of:=[.M1634]/100000" office:value-type="float" office:value="0.000000260009765625">
            <text:p>0.0000002600</text:p>
          </table:table-cell>
          <table:table-cell table:formula="of:=0.625*1000000*[.$N1634]*1000" office:value-type="float" office:value="162.506103515625">
            <text:p>162.506104</text:p>
          </table:table-cell>
          <table:table-cell table:formula="of:=0.769*100000*[.$N1634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370">
            <text:p>6370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35]" office:value-type="float" office:value="23.426">
            <text:p>23.426</text:p>
          </table:table-cell>
          <table:table-cell/>
          <table:table-cell table:formula="of:=-0.0000028*[.$D1635]*[.$D1635]+0.0405*[.$D1635]-4" office:value-type="float" office:value="33.9790208">
            <text:p>33.9790208</text:p>
          </table:table-cell>
          <table:table-cell/>
          <table:table-cell table:formula="of:=([.G1635]-25)*(0.01+0.00008*[.$D1635])+[.$I1635]" office:value-type="float" office:value="33.83635344">
            <text:p>33.83635344</text:p>
          </table:table-cell>
          <table:table-cell/>
          <table:table-cell table:formula="of:=([.$B1635]/4096)*1.5" office:value-type="float" office:value="0.0230712890625">
            <text:p>0.023071</text:p>
          </table:table-cell>
          <table:table-cell table:formula="of:=[.M1635]/100000" office:value-type="float" office:value="0.000000230712890625">
            <text:p>0.0000002307</text:p>
          </table:table-cell>
          <table:table-cell table:formula="of:=0.625*1000000*[.$N1635]*1000" office:value-type="float" office:value="144.195556640625">
            <text:p>144.195557</text:p>
          </table:table-cell>
          <table:table-cell table:formula="of:=0.769*100000*[.$N1635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369">
            <text:p>6369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36]" office:value-type="float" office:value="23.4162">
            <text:p>23.4162</text:p>
          </table:table-cell>
          <table:table-cell/>
          <table:table-cell table:formula="of:=-0.0000028*[.$D1636]*[.$D1636]+0.0405*[.$D1636]-4" office:value-type="float" office:value="33.9790208">
            <text:p>33.9790208</text:p>
          </table:table-cell>
          <table:table-cell/>
          <table:table-cell table:formula="of:=([.G1636]-25)*(0.01+0.00008*[.$D1636])+[.$I1636]" office:value-type="float" office:value="33.835465168">
            <text:p>33.835465168</text:p>
          </table:table-cell>
          <table:table-cell/>
          <table:table-cell table:formula="of:=([.$B1636]/4096)*1.5" office:value-type="float" office:value="0.0238037109375">
            <text:p>0.023804</text:p>
          </table:table-cell>
          <table:table-cell table:formula="of:=[.M1636]/100000" office:value-type="float" office:value="0.000000238037109375">
            <text:p>0.0000002380</text:p>
          </table:table-cell>
          <table:table-cell table:formula="of:=0.625*1000000*[.$N1636]*1000" office:value-type="float" office:value="148.773193359375">
            <text:p>148.773193</text:p>
          </table:table-cell>
          <table:table-cell table:formula="of:=0.769*100000*[.$N1636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64">
            <text:p>6364</text:p>
          </table:table-cell>
          <table:table-cell office:value-type="float" office:value="1006">
            <text:p>1006</text:p>
          </table:table-cell>
          <table:table-cell table:number-columns-repeated="2"/>
          <table:table-cell table:formula="of:=-39+0.0098*[.$C1637]" office:value-type="float" office:value="23.3672">
            <text:p>23.3672</text:p>
          </table:table-cell>
          <table:table-cell/>
          <table:table-cell table:formula="of:=-0.0000028*[.$D1637]*[.$D1637]+0.0405*[.$D1637]-4" office:value-type="float" office:value="33.9092992">
            <text:p>33.9092992</text:p>
          </table:table-cell>
          <table:table-cell/>
          <table:table-cell table:formula="of:=([.G1637]-25)*(0.01+0.00008*[.$D1637])+[.$I1637]" office:value-type="float" office:value="33.761563456">
            <text:p>33.761563456</text:p>
          </table:table-cell>
          <table:table-cell/>
          <table:table-cell table:formula="of:=([.$B1637]/4096)*1.5" office:value-type="float" office:value="0.027099609375">
            <text:p>0.027100</text:p>
          </table:table-cell>
          <table:table-cell table:formula="of:=[.M1637]/100000" office:value-type="float" office:value="0.00000027099609375">
            <text:p>0.0000002710</text:p>
          </table:table-cell>
          <table:table-cell table:formula="of:=0.625*1000000*[.$N1637]*1000" office:value-type="float" office:value="169.37255859375">
            <text:p>169.372559</text:p>
          </table:table-cell>
          <table:table-cell table:formula="of:=0.769*100000*[.$N1637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64">
            <text:p>6364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38]" office:value-type="float" office:value="23.3672">
            <text:p>23.3672</text:p>
          </table:table-cell>
          <table:table-cell/>
          <table:table-cell table:formula="of:=-0.0000028*[.$D1638]*[.$D1638]+0.0405*[.$D1638]-4" office:value-type="float" office:value="33.9790208">
            <text:p>33.9790208</text:p>
          </table:table-cell>
          <table:table-cell/>
          <table:table-cell table:formula="of:=([.G1638]-25)*(0.01+0.00008*[.$D1638])+[.$I1638]" office:value-type="float" office:value="33.831023808">
            <text:p>33.831023808</text:p>
          </table:table-cell>
          <table:table-cell/>
          <table:table-cell table:formula="of:=([.$B1638]/4096)*1.5" office:value-type="float" office:value="0.0234375">
            <text:p>0.023438</text:p>
          </table:table-cell>
          <table:table-cell table:formula="of:=[.M1638]/100000" office:value-type="float" office:value="0.000000234375">
            <text:p>0.0000002344</text:p>
          </table:table-cell>
          <table:table-cell table:formula="of:=0.625*1000000*[.$N1638]*1000" office:value-type="float" office:value="146.484375">
            <text:p>146.484375</text:p>
          </table:table-cell>
          <table:table-cell table:formula="of:=0.769*100000*[.$N1638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64">
            <text:p>6364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39]" office:value-type="float" office:value="23.3672">
            <text:p>23.3672</text:p>
          </table:table-cell>
          <table:table-cell/>
          <table:table-cell table:formula="of:=-0.0000028*[.$D1639]*[.$D1639]+0.0405*[.$D1639]-4" office:value-type="float" office:value="33.9790208">
            <text:p>33.9790208</text:p>
          </table:table-cell>
          <table:table-cell/>
          <table:table-cell table:formula="of:=([.G1639]-25)*(0.01+0.00008*[.$D1639])+[.$I1639]" office:value-type="float" office:value="33.831023808">
            <text:p>33.831023808</text:p>
          </table:table-cell>
          <table:table-cell/>
          <table:table-cell table:formula="of:=([.$B1639]/4096)*1.5" office:value-type="float" office:value="0.024169921875">
            <text:p>0.024170</text:p>
          </table:table-cell>
          <table:table-cell table:formula="of:=[.M1639]/100000" office:value-type="float" office:value="0.00000024169921875">
            <text:p>0.0000002417</text:p>
          </table:table-cell>
          <table:table-cell table:formula="of:=0.625*1000000*[.$N1639]*1000" office:value-type="float" office:value="151.06201171875">
            <text:p>151.062012</text:p>
          </table:table-cell>
          <table:table-cell table:formula="of:=0.769*100000*[.$N163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362">
            <text:p>6362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40]" office:value-type="float" office:value="23.3476">
            <text:p>23.3476</text:p>
          </table:table-cell>
          <table:table-cell/>
          <table:table-cell table:formula="of:=-0.0000028*[.$D1640]*[.$D1640]+0.0405*[.$D1640]-4" office:value-type="float" office:value="34.04872">
            <text:p>34.04872</text:p>
          </table:table-cell>
          <table:table-cell/>
          <table:table-cell table:formula="of:=([.G1640]-25)*(0.01+0.00008*[.$D1640])+[.$I1640]" office:value-type="float" office:value="33.89868208">
            <text:p>33.89868208</text:p>
          </table:table-cell>
          <table:table-cell/>
          <table:table-cell table:formula="of:=([.$B1640]/4096)*1.5" office:value-type="float" office:value="0.0230712890625">
            <text:p>0.023071</text:p>
          </table:table-cell>
          <table:table-cell table:formula="of:=[.M1640]/100000" office:value-type="float" office:value="0.000000230712890625">
            <text:p>0.0000002307</text:p>
          </table:table-cell>
          <table:table-cell table:formula="of:=0.625*1000000*[.$N1640]*1000" office:value-type="float" office:value="144.195556640625">
            <text:p>144.195557</text:p>
          </table:table-cell>
          <table:table-cell table:formula="of:=0.769*100000*[.$N1640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64">
            <text:p>6364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41]" office:value-type="float" office:value="23.3672">
            <text:p>23.3672</text:p>
          </table:table-cell>
          <table:table-cell/>
          <table:table-cell table:formula="of:=-0.0000028*[.$D1641]*[.$D1641]+0.0405*[.$D1641]-4" office:value-type="float" office:value="34.04872">
            <text:p>34.04872</text:p>
          </table:table-cell>
          <table:table-cell/>
          <table:table-cell table:formula="of:=([.G1641]-25)*(0.01+0.00008*[.$D1641])+[.$I1641]" office:value-type="float" office:value="33.90046176">
            <text:p>33.90046176</text:p>
          </table:table-cell>
          <table:table-cell/>
          <table:table-cell table:formula="of:=([.$B1641]/4096)*1.5" office:value-type="float" office:value="0.02490234375">
            <text:p>0.024902</text:p>
          </table:table-cell>
          <table:table-cell table:formula="of:=[.M1641]/100000" office:value-type="float" office:value="0.0000002490234375">
            <text:p>0.0000002490</text:p>
          </table:table-cell>
          <table:table-cell table:formula="of:=0.625*1000000*[.$N1641]*1000" office:value-type="float" office:value="155.6396484375">
            <text:p>155.639648</text:p>
          </table:table-cell>
          <table:table-cell table:formula="of:=0.769*100000*[.$N1641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364">
            <text:p>6364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642]" office:value-type="float" office:value="23.3672">
            <text:p>23.3672</text:p>
          </table:table-cell>
          <table:table-cell/>
          <table:table-cell table:formula="of:=-0.0000028*[.$D1642]*[.$D1642]+0.0405*[.$D1642]-4" office:value-type="float" office:value="34.1880512">
            <text:p>34.1880512</text:p>
          </table:table-cell>
          <table:table-cell/>
          <table:table-cell table:formula="of:=([.G1642]-25)*(0.01+0.00008*[.$D1642])+[.$I1642]" office:value-type="float" office:value="34.039270464">
            <text:p>34.039270464</text:p>
          </table:table-cell>
          <table:table-cell/>
          <table:table-cell table:formula="of:=([.$B1642]/4096)*1.5" office:value-type="float" office:value="0.0230712890625">
            <text:p>0.023071</text:p>
          </table:table-cell>
          <table:table-cell table:formula="of:=[.M1642]/100000" office:value-type="float" office:value="0.000000230712890625">
            <text:p>0.0000002307</text:p>
          </table:table-cell>
          <table:table-cell table:formula="of:=0.625*1000000*[.$N1642]*1000" office:value-type="float" office:value="144.195556640625">
            <text:p>144.195557</text:p>
          </table:table-cell>
          <table:table-cell table:formula="of:=0.769*100000*[.$N1642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365">
            <text:p>6365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43]" office:value-type="float" office:value="23.377">
            <text:p>23.377</text:p>
          </table:table-cell>
          <table:table-cell/>
          <table:table-cell table:formula="of:=-0.0000028*[.$D1643]*[.$D1643]+0.0405*[.$D1643]-4" office:value-type="float" office:value="34.04872">
            <text:p>34.04872</text:p>
          </table:table-cell>
          <table:table-cell/>
          <table:table-cell table:formula="of:=([.G1643]-25)*(0.01+0.00008*[.$D1643])+[.$I1643]" office:value-type="float" office:value="33.9013516">
            <text:p>33.9013516</text:p>
          </table:table-cell>
          <table:table-cell/>
          <table:table-cell table:formula="of:=([.$B1643]/4096)*1.5" office:value-type="float" office:value="0.0238037109375">
            <text:p>0.023804</text:p>
          </table:table-cell>
          <table:table-cell table:formula="of:=[.M1643]/100000" office:value-type="float" office:value="0.000000238037109375">
            <text:p>0.0000002380</text:p>
          </table:table-cell>
          <table:table-cell table:formula="of:=0.625*1000000*[.$N1643]*1000" office:value-type="float" office:value="148.773193359375">
            <text:p>148.773193</text:p>
          </table:table-cell>
          <table:table-cell table:formula="of:=0.769*100000*[.$N1643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64">
            <text:p>6364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44]" office:value-type="float" office:value="23.3672">
            <text:p>23.3672</text:p>
          </table:table-cell>
          <table:table-cell/>
          <table:table-cell table:formula="of:=-0.0000028*[.$D1644]*[.$D1644]+0.0405*[.$D1644]-4" office:value-type="float" office:value="33.9790208">
            <text:p>33.9790208</text:p>
          </table:table-cell>
          <table:table-cell/>
          <table:table-cell table:formula="of:=([.G1644]-25)*(0.01+0.00008*[.$D1644])+[.$I1644]" office:value-type="float" office:value="33.831023808">
            <text:p>33.831023808</text:p>
          </table:table-cell>
          <table:table-cell/>
          <table:table-cell table:formula="of:=([.$B1644]/4096)*1.5" office:value-type="float" office:value="0.0267333984375">
            <text:p>0.026733</text:p>
          </table:table-cell>
          <table:table-cell table:formula="of:=[.M1644]/100000" office:value-type="float" office:value="0.000000267333984375">
            <text:p>0.0000002673</text:p>
          </table:table-cell>
          <table:table-cell table:formula="of:=0.625*1000000*[.$N1644]*1000" office:value-type="float" office:value="167.083740234375">
            <text:p>167.083740</text:p>
          </table:table-cell>
          <table:table-cell table:formula="of:=0.769*100000*[.$N164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66">
            <text:p>6366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45]" office:value-type="float" office:value="23.3868">
            <text:p>23.3868</text:p>
          </table:table-cell>
          <table:table-cell/>
          <table:table-cell table:formula="of:=-0.0000028*[.$D1645]*[.$D1645]+0.0405*[.$D1645]-4" office:value-type="float" office:value="33.9790208">
            <text:p>33.9790208</text:p>
          </table:table-cell>
          <table:table-cell/>
          <table:table-cell table:formula="of:=([.G1645]-25)*(0.01+0.00008*[.$D1645])+[.$I1645]" office:value-type="float" office:value="33.832800352">
            <text:p>33.832800352</text:p>
          </table:table-cell>
          <table:table-cell/>
          <table:table-cell table:formula="of:=([.$B1645]/4096)*1.5" office:value-type="float" office:value="0.0234375">
            <text:p>0.023438</text:p>
          </table:table-cell>
          <table:table-cell table:formula="of:=[.M1645]/100000" office:value-type="float" office:value="0.000000234375">
            <text:p>0.0000002344</text:p>
          </table:table-cell>
          <table:table-cell table:formula="of:=0.625*1000000*[.$N1645]*1000" office:value-type="float" office:value="146.484375">
            <text:p>146.484375</text:p>
          </table:table-cell>
          <table:table-cell table:formula="of:=0.769*100000*[.$N1645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366">
            <text:p>6366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46]" office:value-type="float" office:value="23.3868">
            <text:p>23.3868</text:p>
          </table:table-cell>
          <table:table-cell/>
          <table:table-cell table:formula="of:=-0.0000028*[.$D1646]*[.$D1646]+0.0405*[.$D1646]-4" office:value-type="float" office:value="34.04872">
            <text:p>34.04872</text:p>
          </table:table-cell>
          <table:table-cell/>
          <table:table-cell table:formula="of:=([.G1646]-25)*(0.01+0.00008*[.$D1646])+[.$I1646]" office:value-type="float" office:value="33.90224144">
            <text:p>33.90224144</text:p>
          </table:table-cell>
          <table:table-cell/>
          <table:table-cell table:formula="of:=([.$B1646]/4096)*1.5" office:value-type="float" office:value="0.0238037109375">
            <text:p>0.023804</text:p>
          </table:table-cell>
          <table:table-cell table:formula="of:=[.M1646]/100000" office:value-type="float" office:value="0.000000238037109375">
            <text:p>0.0000002380</text:p>
          </table:table-cell>
          <table:table-cell table:formula="of:=0.625*1000000*[.$N1646]*1000" office:value-type="float" office:value="148.773193359375">
            <text:p>148.773193</text:p>
          </table:table-cell>
          <table:table-cell table:formula="of:=0.769*100000*[.$N1646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63">
            <text:p>6363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1647]" office:value-type="float" office:value="23.3574">
            <text:p>23.3574</text:p>
          </table:table-cell>
          <table:table-cell/>
          <table:table-cell table:formula="of:=-0.0000028*[.$D1647]*[.$D1647]+0.0405*[.$D1647]-4" office:value-type="float" office:value="34.0138732">
            <text:p>34.0138732</text:p>
          </table:table-cell>
          <table:table-cell/>
          <table:table-cell table:formula="of:=([.G1647]-25)*(0.01+0.00008*[.$D1647])+[.$I1647]" office:value-type="float" office:value="33.864856528">
            <text:p>33.864856528</text:p>
          </table:table-cell>
          <table:table-cell/>
          <table:table-cell table:formula="of:=([.$B1647]/4096)*1.5" office:value-type="float" office:value="0.0267333984375">
            <text:p>0.026733</text:p>
          </table:table-cell>
          <table:table-cell table:formula="of:=[.M1647]/100000" office:value-type="float" office:value="0.000000267333984375">
            <text:p>0.0000002673</text:p>
          </table:table-cell>
          <table:table-cell table:formula="of:=0.625*1000000*[.$N1647]*1000" office:value-type="float" office:value="167.083740234375">
            <text:p>167.083740</text:p>
          </table:table-cell>
          <table:table-cell table:formula="of:=0.769*100000*[.$N1647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61">
            <text:p>6361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48]" office:value-type="float" office:value="23.3378">
            <text:p>23.3378</text:p>
          </table:table-cell>
          <table:table-cell/>
          <table:table-cell table:formula="of:=-0.0000028*[.$D1648]*[.$D1648]+0.0405*[.$D1648]-4" office:value-type="float" office:value="33.9790208">
            <text:p>33.9790208</text:p>
          </table:table-cell>
          <table:table-cell/>
          <table:table-cell table:formula="of:=([.G1648]-25)*(0.01+0.00008*[.$D1648])+[.$I1648]" office:value-type="float" office:value="33.828358992">
            <text:p>33.828358992</text:p>
          </table:table-cell>
          <table:table-cell/>
          <table:table-cell table:formula="of:=([.$B1648]/4096)*1.5" office:value-type="float" office:value="0.0274658203125">
            <text:p>0.027466</text:p>
          </table:table-cell>
          <table:table-cell table:formula="of:=[.M1648]/100000" office:value-type="float" office:value="0.000000274658203125">
            <text:p>0.0000002747</text:p>
          </table:table-cell>
          <table:table-cell table:formula="of:=0.625*1000000*[.$N1648]*1000" office:value-type="float" office:value="171.661376953125">
            <text:p>171.661377</text:p>
          </table:table-cell>
          <table:table-cell table:formula="of:=0.769*100000*[.$N1648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65">
            <text:p>6365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49]" office:value-type="float" office:value="23.377">
            <text:p>23.377</text:p>
          </table:table-cell>
          <table:table-cell/>
          <table:table-cell table:formula="of:=-0.0000028*[.$D1649]*[.$D1649]+0.0405*[.$D1649]-4" office:value-type="float" office:value="34.04872">
            <text:p>34.04872</text:p>
          </table:table-cell>
          <table:table-cell/>
          <table:table-cell table:formula="of:=([.G1649]-25)*(0.01+0.00008*[.$D1649])+[.$I1649]" office:value-type="float" office:value="33.9013516">
            <text:p>33.9013516</text:p>
          </table:table-cell>
          <table:table-cell/>
          <table:table-cell table:formula="of:=([.$B1649]/4096)*1.5" office:value-type="float" office:value="0.0234375">
            <text:p>0.023438</text:p>
          </table:table-cell>
          <table:table-cell table:formula="of:=[.M1649]/100000" office:value-type="float" office:value="0.000000234375">
            <text:p>0.0000002344</text:p>
          </table:table-cell>
          <table:table-cell table:formula="of:=0.625*1000000*[.$N1649]*1000" office:value-type="float" office:value="146.484375">
            <text:p>146.484375</text:p>
          </table:table-cell>
          <table:table-cell table:formula="of:=0.769*100000*[.$N1649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62">
            <text:p>6362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50]" office:value-type="float" office:value="23.3476">
            <text:p>23.3476</text:p>
          </table:table-cell>
          <table:table-cell/>
          <table:table-cell table:formula="of:=-0.0000028*[.$D1650]*[.$D1650]+0.0405*[.$D1650]-4" office:value-type="float" office:value="33.9790208">
            <text:p>33.9790208</text:p>
          </table:table-cell>
          <table:table-cell/>
          <table:table-cell table:formula="of:=([.G1650]-25)*(0.01+0.00008*[.$D1650])+[.$I1650]" office:value-type="float" office:value="33.829247264">
            <text:p>33.829247264</text:p>
          </table:table-cell>
          <table:table-cell/>
          <table:table-cell table:formula="of:=([.$B1650]/4096)*1.5" office:value-type="float" office:value="0.0245361328125">
            <text:p>0.024536</text:p>
          </table:table-cell>
          <table:table-cell table:formula="of:=[.M1650]/100000" office:value-type="float" office:value="0.000000245361328125">
            <text:p>0.0000002454</text:p>
          </table:table-cell>
          <table:table-cell table:formula="of:=0.625*1000000*[.$N1650]*1000" office:value-type="float" office:value="153.350830078125">
            <text:p>153.350830</text:p>
          </table:table-cell>
          <table:table-cell table:formula="of:=0.769*100000*[.$N1650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58">
            <text:p>6358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51]" office:value-type="float" office:value="23.3084">
            <text:p>23.3084</text:p>
          </table:table-cell>
          <table:table-cell/>
          <table:table-cell table:formula="of:=-0.0000028*[.$D1651]*[.$D1651]+0.0405*[.$D1651]-4" office:value-type="float" office:value="34.04872">
            <text:p>34.04872</text:p>
          </table:table-cell>
          <table:table-cell/>
          <table:table-cell table:formula="of:=([.G1651]-25)*(0.01+0.00008*[.$D1651])+[.$I1651]" office:value-type="float" office:value="33.89512272">
            <text:p>33.89512272</text:p>
          </table:table-cell>
          <table:table-cell/>
          <table:table-cell table:formula="of:=([.$B1651]/4096)*1.5" office:value-type="float" office:value="0.02783203125">
            <text:p>0.027832</text:p>
          </table:table-cell>
          <table:table-cell table:formula="of:=[.M1651]/100000" office:value-type="float" office:value="0.0000002783203125">
            <text:p>0.0000002783</text:p>
          </table:table-cell>
          <table:table-cell table:formula="of:=0.625*1000000*[.$N1651]*1000" office:value-type="float" office:value="173.9501953125">
            <text:p>173.950195</text:p>
          </table:table-cell>
          <table:table-cell table:formula="of:=0.769*100000*[.$N1651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60">
            <text:p>6360</text:p>
          </table:table-cell>
          <table:table-cell office:value-type="float" office:value="1011">
            <text:p>1011</text:p>
          </table:table-cell>
          <table:table-cell table:number-columns-repeated="2"/>
          <table:table-cell table:formula="of:=-39+0.0098*[.$C1652]" office:value-type="float" office:value="23.328">
            <text:p>23.328</text:p>
          </table:table-cell>
          <table:table-cell/>
          <table:table-cell table:formula="of:=-0.0000028*[.$D1652]*[.$D1652]+0.0405*[.$D1652]-4" office:value-type="float" office:value="34.0835612">
            <text:p>34.0835612</text:p>
          </table:table-cell>
          <table:table-cell/>
          <table:table-cell table:formula="of:=([.G1652]-25)*(0.01+0.00008*[.$D1652])+[.$I1652]" office:value-type="float" office:value="33.93160984">
            <text:p>33.93160984</text:p>
          </table:table-cell>
          <table:table-cell/>
          <table:table-cell table:formula="of:=([.$B1652]/4096)*1.5" office:value-type="float" office:value="0.0260009765625">
            <text:p>0.026001</text:p>
          </table:table-cell>
          <table:table-cell table:formula="of:=[.M1652]/100000" office:value-type="float" office:value="0.000000260009765625">
            <text:p>0.0000002600</text:p>
          </table:table-cell>
          <table:table-cell table:formula="of:=0.625*1000000*[.$N1652]*1000" office:value-type="float" office:value="162.506103515625">
            <text:p>162.506104</text:p>
          </table:table-cell>
          <table:table-cell table:formula="of:=0.769*100000*[.$N1652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63">
            <text:p>6363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53]" office:value-type="float" office:value="23.3574">
            <text:p>23.3574</text:p>
          </table:table-cell>
          <table:table-cell/>
          <table:table-cell table:formula="of:=-0.0000028*[.$D1653]*[.$D1653]+0.0405*[.$D1653]-4" office:value-type="float" office:value="34.1183968">
            <text:p>34.1183968</text:p>
          </table:table-cell>
          <table:table-cell/>
          <table:table-cell table:formula="of:=([.G1653]-25)*(0.01+0.00008*[.$D1653])+[.$I1653]" office:value-type="float" office:value="33.968985904">
            <text:p>33.968985904</text:p>
          </table:table-cell>
          <table:table-cell/>
          <table:table-cell table:formula="of:=([.$B1653]/4096)*1.5" office:value-type="float" office:value="0.0252685546875">
            <text:p>0.025269</text:p>
          </table:table-cell>
          <table:table-cell table:formula="of:=[.M1653]/100000" office:value-type="float" office:value="0.000000252685546875">
            <text:p>0.0000002527</text:p>
          </table:table-cell>
          <table:table-cell table:formula="of:=0.625*1000000*[.$N1653]*1000" office:value-type="float" office:value="157.928466796875">
            <text:p>157.928467</text:p>
          </table:table-cell>
          <table:table-cell table:formula="of:=0.769*100000*[.$N1653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64">
            <text:p>6364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654]" office:value-type="float" office:value="23.3672">
            <text:p>23.3672</text:p>
          </table:table-cell>
          <table:table-cell/>
          <table:table-cell table:formula="of:=-0.0000028*[.$D1654]*[.$D1654]+0.0405*[.$D1654]-4" office:value-type="float" office:value="34.2576832">
            <text:p>34.2576832</text:p>
          </table:table-cell>
          <table:table-cell/>
          <table:table-cell table:formula="of:=([.G1654]-25)*(0.01+0.00008*[.$D1654])+[.$I1654]" office:value-type="float" office:value="34.108641216">
            <text:p>34.108641216</text:p>
          </table:table-cell>
          <table:table-cell/>
          <table:table-cell table:formula="of:=([.$B1654]/4096)*1.5" office:value-type="float" office:value="0.027099609375">
            <text:p>0.027100</text:p>
          </table:table-cell>
          <table:table-cell table:formula="of:=[.M1654]/100000" office:value-type="float" office:value="0.00000027099609375">
            <text:p>0.0000002710</text:p>
          </table:table-cell>
          <table:table-cell table:formula="of:=0.625*1000000*[.$N1654]*1000" office:value-type="float" office:value="169.37255859375">
            <text:p>169.372559</text:p>
          </table:table-cell>
          <table:table-cell table:formula="of:=0.769*100000*[.$N1654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67">
            <text:p>6367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1655]" office:value-type="float" office:value="23.3966">
            <text:p>23.3966</text:p>
          </table:table-cell>
          <table:table-cell/>
          <table:table-cell table:formula="of:=-0.0000028*[.$D1655]*[.$D1655]+0.0405*[.$D1655]-4" office:value-type="float" office:value="34.0138732">
            <text:p>34.0138732</text:p>
          </table:table-cell>
          <table:table-cell/>
          <table:table-cell table:formula="of:=([.G1655]-25)*(0.01+0.00008*[.$D1655])+[.$I1655]" office:value-type="float" office:value="33.868412752">
            <text:p>33.868412752</text:p>
          </table:table-cell>
          <table:table-cell/>
          <table:table-cell table:formula="of:=([.$B1655]/4096)*1.5" office:value-type="float" office:value="0.02490234375">
            <text:p>0.024902</text:p>
          </table:table-cell>
          <table:table-cell table:formula="of:=[.M1655]/100000" office:value-type="float" office:value="0.0000002490234375">
            <text:p>0.0000002490</text:p>
          </table:table-cell>
          <table:table-cell table:formula="of:=0.625*1000000*[.$N1655]*1000" office:value-type="float" office:value="155.6396484375">
            <text:p>155.639648</text:p>
          </table:table-cell>
          <table:table-cell table:formula="of:=0.769*100000*[.$N1655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63">
            <text:p>6363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56]" office:value-type="float" office:value="23.3574">
            <text:p>23.3574</text:p>
          </table:table-cell>
          <table:table-cell/>
          <table:table-cell table:formula="of:=-0.0000028*[.$D1656]*[.$D1656]+0.0405*[.$D1656]-4" office:value-type="float" office:value="34.04872">
            <text:p>34.04872</text:p>
          </table:table-cell>
          <table:table-cell/>
          <table:table-cell table:formula="of:=([.G1656]-25)*(0.01+0.00008*[.$D1656])+[.$I1656]" office:value-type="float" office:value="33.89957192">
            <text:p>33.89957192</text:p>
          </table:table-cell>
          <table:table-cell/>
          <table:table-cell table:formula="of:=([.$B1656]/4096)*1.5" office:value-type="float" office:value="0.02490234375">
            <text:p>0.024902</text:p>
          </table:table-cell>
          <table:table-cell table:formula="of:=[.M1656]/100000" office:value-type="float" office:value="0.0000002490234375">
            <text:p>0.0000002490</text:p>
          </table:table-cell>
          <table:table-cell table:formula="of:=0.625*1000000*[.$N1656]*1000" office:value-type="float" office:value="155.6396484375">
            <text:p>155.639648</text:p>
          </table:table-cell>
          <table:table-cell table:formula="of:=0.769*100000*[.$N1656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64">
            <text:p>6364</text:p>
          </table:table-cell>
          <table:table-cell office:value-type="float" office:value="1011">
            <text:p>1011</text:p>
          </table:table-cell>
          <table:table-cell table:number-columns-repeated="2"/>
          <table:table-cell table:formula="of:=-39+0.0098*[.$C1657]" office:value-type="float" office:value="23.3672">
            <text:p>23.3672</text:p>
          </table:table-cell>
          <table:table-cell/>
          <table:table-cell table:formula="of:=-0.0000028*[.$D1657]*[.$D1657]+0.0405*[.$D1657]-4" office:value-type="float" office:value="34.0835612">
            <text:p>34.0835612</text:p>
          </table:table-cell>
          <table:table-cell/>
          <table:table-cell table:formula="of:=([.G1657]-25)*(0.01+0.00008*[.$D1657])+[.$I1657]" office:value-type="float" office:value="33.935172336">
            <text:p>33.935172336</text:p>
          </table:table-cell>
          <table:table-cell/>
          <table:table-cell table:formula="of:=([.$B1657]/4096)*1.5" office:value-type="float" office:value="0.024169921875">
            <text:p>0.024170</text:p>
          </table:table-cell>
          <table:table-cell table:formula="of:=[.M1657]/100000" office:value-type="float" office:value="0.00000024169921875">
            <text:p>0.0000002417</text:p>
          </table:table-cell>
          <table:table-cell table:formula="of:=0.625*1000000*[.$N1657]*1000" office:value-type="float" office:value="151.06201171875">
            <text:p>151.062012</text:p>
          </table:table-cell>
          <table:table-cell table:formula="of:=0.769*100000*[.$N1657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64">
            <text:p>6364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58]" office:value-type="float" office:value="23.3672">
            <text:p>23.3672</text:p>
          </table:table-cell>
          <table:table-cell/>
          <table:table-cell table:formula="of:=-0.0000028*[.$D1658]*[.$D1658]+0.0405*[.$D1658]-4" office:value-type="float" office:value="33.9790208">
            <text:p>33.9790208</text:p>
          </table:table-cell>
          <table:table-cell/>
          <table:table-cell table:formula="of:=([.G1658]-25)*(0.01+0.00008*[.$D1658])+[.$I1658]" office:value-type="float" office:value="33.831023808">
            <text:p>33.831023808</text:p>
          </table:table-cell>
          <table:table-cell/>
          <table:table-cell table:formula="of:=([.$B1658]/4096)*1.5" office:value-type="float" office:value="0.0245361328125">
            <text:p>0.024536</text:p>
          </table:table-cell>
          <table:table-cell table:formula="of:=[.M1658]/100000" office:value-type="float" office:value="0.000000245361328125">
            <text:p>0.0000002454</text:p>
          </table:table-cell>
          <table:table-cell table:formula="of:=0.625*1000000*[.$N1658]*1000" office:value-type="float" office:value="153.350830078125">
            <text:p>153.350830</text:p>
          </table:table-cell>
          <table:table-cell table:formula="of:=0.769*100000*[.$N1658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61">
            <text:p>6361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59]" office:value-type="float" office:value="23.3378">
            <text:p>23.3378</text:p>
          </table:table-cell>
          <table:table-cell/>
          <table:table-cell table:formula="of:=-0.0000028*[.$D1659]*[.$D1659]+0.0405*[.$D1659]-4" office:value-type="float" office:value="34.04872">
            <text:p>34.04872</text:p>
          </table:table-cell>
          <table:table-cell/>
          <table:table-cell table:formula="of:=([.G1659]-25)*(0.01+0.00008*[.$D1659])+[.$I1659]" office:value-type="float" office:value="33.89779224">
            <text:p>33.89779224</text:p>
          </table:table-cell>
          <table:table-cell/>
          <table:table-cell table:formula="of:=([.$B1659]/4096)*1.5" office:value-type="float" office:value="0.0245361328125">
            <text:p>0.024536</text:p>
          </table:table-cell>
          <table:table-cell table:formula="of:=[.M1659]/100000" office:value-type="float" office:value="0.000000245361328125">
            <text:p>0.0000002454</text:p>
          </table:table-cell>
          <table:table-cell table:formula="of:=0.625*1000000*[.$N1659]*1000" office:value-type="float" office:value="153.350830078125">
            <text:p>153.350830</text:p>
          </table:table-cell>
          <table:table-cell table:formula="of:=0.769*100000*[.$N1659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63">
            <text:p>6363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60]" office:value-type="float" office:value="23.3574">
            <text:p>23.3574</text:p>
          </table:table-cell>
          <table:table-cell/>
          <table:table-cell table:formula="of:=-0.0000028*[.$D1660]*[.$D1660]+0.0405*[.$D1660]-4" office:value-type="float" office:value="33.9790208">
            <text:p>33.9790208</text:p>
          </table:table-cell>
          <table:table-cell/>
          <table:table-cell table:formula="of:=([.G1660]-25)*(0.01+0.00008*[.$D1660])+[.$I1660]" office:value-type="float" office:value="33.830135536">
            <text:p>33.830135536</text:p>
          </table:table-cell>
          <table:table-cell/>
          <table:table-cell table:formula="of:=([.$B1660]/4096)*1.5" office:value-type="float" office:value="0.02490234375">
            <text:p>0.024902</text:p>
          </table:table-cell>
          <table:table-cell table:formula="of:=[.M1660]/100000" office:value-type="float" office:value="0.0000002490234375">
            <text:p>0.0000002490</text:p>
          </table:table-cell>
          <table:table-cell table:formula="of:=0.625*1000000*[.$N1660]*1000" office:value-type="float" office:value="155.6396484375">
            <text:p>155.639648</text:p>
          </table:table-cell>
          <table:table-cell table:formula="of:=0.769*100000*[.$N1660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63">
            <text:p>6363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61]" office:value-type="float" office:value="23.3574">
            <text:p>23.3574</text:p>
          </table:table-cell>
          <table:table-cell/>
          <table:table-cell table:formula="of:=-0.0000028*[.$D1661]*[.$D1661]+0.0405*[.$D1661]-4" office:value-type="float" office:value="34.04872">
            <text:p>34.04872</text:p>
          </table:table-cell>
          <table:table-cell/>
          <table:table-cell table:formula="of:=([.G1661]-25)*(0.01+0.00008*[.$D1661])+[.$I1661]" office:value-type="float" office:value="33.89957192">
            <text:p>33.89957192</text:p>
          </table:table-cell>
          <table:table-cell/>
          <table:table-cell table:formula="of:=([.$B1661]/4096)*1.5" office:value-type="float" office:value="0.025634765625">
            <text:p>0.025635</text:p>
          </table:table-cell>
          <table:table-cell table:formula="of:=[.M1661]/100000" office:value-type="float" office:value="0.00000025634765625">
            <text:p>0.0000002563</text:p>
          </table:table-cell>
          <table:table-cell table:formula="of:=0.625*1000000*[.$N1661]*1000" office:value-type="float" office:value="160.21728515625">
            <text:p>160.217285</text:p>
          </table:table-cell>
          <table:table-cell table:formula="of:=0.769*100000*[.$N1661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62">
            <text:p>6362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1662]" office:value-type="float" office:value="23.3476">
            <text:p>23.3476</text:p>
          </table:table-cell>
          <table:table-cell/>
          <table:table-cell table:formula="of:=-0.0000028*[.$D1662]*[.$D1662]+0.0405*[.$D1662]-4" office:value-type="float" office:value="34.0138732">
            <text:p>34.0138732</text:p>
          </table:table-cell>
          <table:table-cell/>
          <table:table-cell table:formula="of:=([.G1662]-25)*(0.01+0.00008*[.$D1662])+[.$I1662]" office:value-type="float" office:value="33.863967472">
            <text:p>33.863967472</text:p>
          </table:table-cell>
          <table:table-cell/>
          <table:table-cell table:formula="of:=([.$B1662]/4096)*1.5" office:value-type="float" office:value="0.0252685546875">
            <text:p>0.025269</text:p>
          </table:table-cell>
          <table:table-cell table:formula="of:=[.M1662]/100000" office:value-type="float" office:value="0.000000252685546875">
            <text:p>0.0000002527</text:p>
          </table:table-cell>
          <table:table-cell table:formula="of:=0.625*1000000*[.$N1662]*1000" office:value-type="float" office:value="157.928466796875">
            <text:p>157.928467</text:p>
          </table:table-cell>
          <table:table-cell table:formula="of:=0.769*100000*[.$N1662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60">
            <text:p>6360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63]" office:value-type="float" office:value="23.328">
            <text:p>23.328</text:p>
          </table:table-cell>
          <table:table-cell/>
          <table:table-cell table:formula="of:=-0.0000028*[.$D1663]*[.$D1663]+0.0405*[.$D1663]-4" office:value-type="float" office:value="33.9790208">
            <text:p>33.9790208</text:p>
          </table:table-cell>
          <table:table-cell/>
          <table:table-cell table:formula="of:=([.G1663]-25)*(0.01+0.00008*[.$D1663])+[.$I1663]" office:value-type="float" office:value="33.82747072">
            <text:p>33.82747072</text:p>
          </table:table-cell>
          <table:table-cell/>
          <table:table-cell table:formula="of:=([.$B1663]/4096)*1.5" office:value-type="float" office:value="0.0245361328125">
            <text:p>0.024536</text:p>
          </table:table-cell>
          <table:table-cell table:formula="of:=[.M1663]/100000" office:value-type="float" office:value="0.000000245361328125">
            <text:p>0.0000002454</text:p>
          </table:table-cell>
          <table:table-cell table:formula="of:=0.625*1000000*[.$N1663]*1000" office:value-type="float" office:value="153.350830078125">
            <text:p>153.350830</text:p>
          </table:table-cell>
          <table:table-cell table:formula="of:=0.769*100000*[.$N1663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62">
            <text:p>6362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664]" office:value-type="float" office:value="23.3476">
            <text:p>23.3476</text:p>
          </table:table-cell>
          <table:table-cell/>
          <table:table-cell table:formula="of:=-0.0000028*[.$D1664]*[.$D1664]+0.0405*[.$D1664]-4" office:value-type="float" office:value="34.1880512">
            <text:p>34.1880512</text:p>
          </table:table-cell>
          <table:table-cell/>
          <table:table-cell table:formula="of:=([.G1664]-25)*(0.01+0.00008*[.$D1664])+[.$I1664]" office:value-type="float" office:value="34.037484512">
            <text:p>34.037484512</text:p>
          </table:table-cell>
          <table:table-cell/>
          <table:table-cell table:formula="of:=([.$B1664]/4096)*1.5" office:value-type="float" office:value="0.024169921875">
            <text:p>0.024170</text:p>
          </table:table-cell>
          <table:table-cell table:formula="of:=[.M1664]/100000" office:value-type="float" office:value="0.00000024169921875">
            <text:p>0.0000002417</text:p>
          </table:table-cell>
          <table:table-cell table:formula="of:=0.625*1000000*[.$N1664]*1000" office:value-type="float" office:value="151.06201171875">
            <text:p>151.062012</text:p>
          </table:table-cell>
          <table:table-cell table:formula="of:=0.769*100000*[.$N1664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6365">
            <text:p>6365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665]" office:value-type="float" office:value="23.377">
            <text:p>23.377</text:p>
          </table:table-cell>
          <table:table-cell/>
          <table:table-cell table:formula="of:=-0.0000028*[.$D1665]*[.$D1665]+0.0405*[.$D1665]-4" office:value-type="float" office:value="34.1880512">
            <text:p>34.1880512</text:p>
          </table:table-cell>
          <table:table-cell/>
          <table:table-cell table:formula="of:=([.G1665]-25)*(0.01+0.00008*[.$D1665])+[.$I1665]" office:value-type="float" office:value="34.04016344">
            <text:p>34.04016344</text:p>
          </table:table-cell>
          <table:table-cell/>
          <table:table-cell table:formula="of:=([.$B1665]/4096)*1.5" office:value-type="float" office:value="0.0260009765625">
            <text:p>0.026001</text:p>
          </table:table-cell>
          <table:table-cell table:formula="of:=[.M1665]/100000" office:value-type="float" office:value="0.000000260009765625">
            <text:p>0.0000002600</text:p>
          </table:table-cell>
          <table:table-cell table:formula="of:=0.625*1000000*[.$N1665]*1000" office:value-type="float" office:value="162.506103515625">
            <text:p>162.506104</text:p>
          </table:table-cell>
          <table:table-cell table:formula="of:=0.769*100000*[.$N1665]*1000" office:value-type="float" office:value="19.9947509765625">
            <text:p>19.994751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65">
            <text:p>6365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66]" office:value-type="float" office:value="23.377">
            <text:p>23.377</text:p>
          </table:table-cell>
          <table:table-cell/>
          <table:table-cell table:formula="of:=-0.0000028*[.$D1666]*[.$D1666]+0.0405*[.$D1666]-4" office:value-type="float" office:value="34.1183968">
            <text:p>34.1183968</text:p>
          </table:table-cell>
          <table:table-cell/>
          <table:table-cell table:formula="of:=([.G1666]-25)*(0.01+0.00008*[.$D1666])+[.$I1666]" office:value-type="float" office:value="33.97076872">
            <text:p>33.97076872</text:p>
          </table:table-cell>
          <table:table-cell/>
          <table:table-cell table:formula="of:=([.$B1666]/4096)*1.5" office:value-type="float" office:value="0.027099609375">
            <text:p>0.027100</text:p>
          </table:table-cell>
          <table:table-cell table:formula="of:=[.M1666]/100000" office:value-type="float" office:value="0.00000027099609375">
            <text:p>0.0000002710</text:p>
          </table:table-cell>
          <table:table-cell table:formula="of:=0.625*1000000*[.$N1666]*1000" office:value-type="float" office:value="169.37255859375">
            <text:p>169.372559</text:p>
          </table:table-cell>
          <table:table-cell table:formula="of:=0.769*100000*[.$N1666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362">
            <text:p>6362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1667]" office:value-type="float" office:value="23.3476">
            <text:p>23.3476</text:p>
          </table:table-cell>
          <table:table-cell/>
          <table:table-cell table:formula="of:=-0.0000028*[.$D1667]*[.$D1667]+0.0405*[.$D1667]-4" office:value-type="float" office:value="34.0138732">
            <text:p>34.0138732</text:p>
          </table:table-cell>
          <table:table-cell/>
          <table:table-cell table:formula="of:=([.G1667]-25)*(0.01+0.00008*[.$D1667])+[.$I1667]" office:value-type="float" office:value="33.863967472">
            <text:p>33.863967472</text:p>
          </table:table-cell>
          <table:table-cell/>
          <table:table-cell table:formula="of:=([.$B1667]/4096)*1.5" office:value-type="float" office:value="0.022705078125">
            <text:p>0.022705</text:p>
          </table:table-cell>
          <table:table-cell table:formula="of:=[.M1667]/100000" office:value-type="float" office:value="0.00000022705078125">
            <text:p>0.0000002271</text:p>
          </table:table-cell>
          <table:table-cell table:formula="of:=0.625*1000000*[.$N1667]*1000" office:value-type="float" office:value="141.90673828125">
            <text:p>141.906738</text:p>
          </table:table-cell>
          <table:table-cell table:formula="of:=0.769*100000*[.$N1667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62">
            <text:p>6362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668]" office:value-type="float" office:value="23.3476">
            <text:p>23.3476</text:p>
          </table:table-cell>
          <table:table-cell/>
          <table:table-cell table:formula="of:=-0.0000028*[.$D1668]*[.$D1668]+0.0405*[.$D1668]-4" office:value-type="float" office:value="34.1880512">
            <text:p>34.1880512</text:p>
          </table:table-cell>
          <table:table-cell/>
          <table:table-cell table:formula="of:=([.G1668]-25)*(0.01+0.00008*[.$D1668])+[.$I1668]" office:value-type="float" office:value="34.037484512">
            <text:p>34.037484512</text:p>
          </table:table-cell>
          <table:table-cell/>
          <table:table-cell table:formula="of:=([.$B1668]/4096)*1.5" office:value-type="float" office:value="0.025634765625">
            <text:p>0.025635</text:p>
          </table:table-cell>
          <table:table-cell table:formula="of:=[.M1668]/100000" office:value-type="float" office:value="0.00000025634765625">
            <text:p>0.0000002563</text:p>
          </table:table-cell>
          <table:table-cell table:formula="of:=0.625*1000000*[.$N1668]*1000" office:value-type="float" office:value="160.21728515625">
            <text:p>160.217285</text:p>
          </table:table-cell>
          <table:table-cell table:formula="of:=0.769*100000*[.$N1668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62">
            <text:p>6362</text:p>
          </table:table-cell>
          <table:table-cell office:value-type="float" office:value="1008">
            <text:p>1008</text:p>
          </table:table-cell>
          <table:table-cell table:number-columns-repeated="2"/>
          <table:table-cell table:formula="of:=-39+0.0098*[.$C1669]" office:value-type="float" office:value="23.3476">
            <text:p>23.3476</text:p>
          </table:table-cell>
          <table:table-cell/>
          <table:table-cell table:formula="of:=-0.0000028*[.$D1669]*[.$D1669]+0.0405*[.$D1669]-4" office:value-type="float" office:value="33.9790208">
            <text:p>33.9790208</text:p>
          </table:table-cell>
          <table:table-cell/>
          <table:table-cell table:formula="of:=([.G1669]-25)*(0.01+0.00008*[.$D1669])+[.$I1669]" office:value-type="float" office:value="33.829247264">
            <text:p>33.829247264</text:p>
          </table:table-cell>
          <table:table-cell/>
          <table:table-cell table:formula="of:=([.$B1669]/4096)*1.5" office:value-type="float" office:value="0.02490234375">
            <text:p>0.024902</text:p>
          </table:table-cell>
          <table:table-cell table:formula="of:=[.M1669]/100000" office:value-type="float" office:value="0.0000002490234375">
            <text:p>0.0000002490</text:p>
          </table:table-cell>
          <table:table-cell table:formula="of:=0.625*1000000*[.$N1669]*1000" office:value-type="float" office:value="155.6396484375">
            <text:p>155.639648</text:p>
          </table:table-cell>
          <table:table-cell table:formula="of:=0.769*100000*[.$N166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65">
            <text:p>6365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70]" office:value-type="float" office:value="23.377">
            <text:p>23.377</text:p>
          </table:table-cell>
          <table:table-cell/>
          <table:table-cell table:formula="of:=-0.0000028*[.$D1670]*[.$D1670]+0.0405*[.$D1670]-4" office:value-type="float" office:value="34.1183968">
            <text:p>34.1183968</text:p>
          </table:table-cell>
          <table:table-cell/>
          <table:table-cell table:formula="of:=([.G1670]-25)*(0.01+0.00008*[.$D1670])+[.$I1670]" office:value-type="float" office:value="33.97076872">
            <text:p>33.97076872</text:p>
          </table:table-cell>
          <table:table-cell/>
          <table:table-cell table:formula="of:=([.$B1670]/4096)*1.5" office:value-type="float" office:value="0.025634765625">
            <text:p>0.025635</text:p>
          </table:table-cell>
          <table:table-cell table:formula="of:=[.M1670]/100000" office:value-type="float" office:value="0.00000025634765625">
            <text:p>0.0000002563</text:p>
          </table:table-cell>
          <table:table-cell table:formula="of:=0.625*1000000*[.$N1670]*1000" office:value-type="float" office:value="160.21728515625">
            <text:p>160.217285</text:p>
          </table:table-cell>
          <table:table-cell table:formula="of:=0.769*100000*[.$N167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61">
            <text:p>6361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1671]" office:value-type="float" office:value="23.3378">
            <text:p>23.3378</text:p>
          </table:table-cell>
          <table:table-cell/>
          <table:table-cell table:formula="of:=-0.0000028*[.$D1671]*[.$D1671]+0.0405*[.$D1671]-4" office:value-type="float" office:value="34.0138732">
            <text:p>34.0138732</text:p>
          </table:table-cell>
          <table:table-cell/>
          <table:table-cell table:formula="of:=([.G1671]-25)*(0.01+0.00008*[.$D1671])+[.$I1671]" office:value-type="float" office:value="33.863078416">
            <text:p>33.863078416</text:p>
          </table:table-cell>
          <table:table-cell/>
          <table:table-cell table:formula="of:=([.$B1671]/4096)*1.5" office:value-type="float" office:value="0.0234375">
            <text:p>0.023438</text:p>
          </table:table-cell>
          <table:table-cell table:formula="of:=[.M1671]/100000" office:value-type="float" office:value="0.000000234375">
            <text:p>0.0000002344</text:p>
          </table:table-cell>
          <table:table-cell table:formula="of:=0.625*1000000*[.$N1671]*1000" office:value-type="float" office:value="146.484375">
            <text:p>146.484375</text:p>
          </table:table-cell>
          <table:table-cell table:formula="of:=0.769*100000*[.$N167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60">
            <text:p>6360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1672]" office:value-type="float" office:value="23.328">
            <text:p>23.328</text:p>
          </table:table-cell>
          <table:table-cell/>
          <table:table-cell table:formula="of:=-0.0000028*[.$D1672]*[.$D1672]+0.0405*[.$D1672]-4" office:value-type="float" office:value="34.0138732">
            <text:p>34.0138732</text:p>
          </table:table-cell>
          <table:table-cell/>
          <table:table-cell table:formula="of:=([.G1672]-25)*(0.01+0.00008*[.$D1672])+[.$I1672]" office:value-type="float" office:value="33.86218936">
            <text:p>33.86218936</text:p>
          </table:table-cell>
          <table:table-cell/>
          <table:table-cell table:formula="of:=([.$B1672]/4096)*1.5" office:value-type="float" office:value="0.025634765625">
            <text:p>0.025635</text:p>
          </table:table-cell>
          <table:table-cell table:formula="of:=[.M1672]/100000" office:value-type="float" office:value="0.00000025634765625">
            <text:p>0.0000002563</text:p>
          </table:table-cell>
          <table:table-cell table:formula="of:=0.625*1000000*[.$N1672]*1000" office:value-type="float" office:value="160.21728515625">
            <text:p>160.217285</text:p>
          </table:table-cell>
          <table:table-cell table:formula="of:=0.769*100000*[.$N167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62">
            <text:p>6362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673]" office:value-type="float" office:value="23.3476">
            <text:p>23.3476</text:p>
          </table:table-cell>
          <table:table-cell/>
          <table:table-cell table:formula="of:=-0.0000028*[.$D1673]*[.$D1673]+0.0405*[.$D1673]-4" office:value-type="float" office:value="34.2576832">
            <text:p>34.2576832</text:p>
          </table:table-cell>
          <table:table-cell/>
          <table:table-cell table:formula="of:=([.G1673]-25)*(0.01+0.00008*[.$D1673])+[.$I1673]" office:value-type="float" office:value="34.106852128">
            <text:p>34.106852128</text:p>
          </table:table-cell>
          <table:table-cell/>
          <table:table-cell table:formula="of:=([.$B1673]/4096)*1.5" office:value-type="float" office:value="0.02490234375">
            <text:p>0.024902</text:p>
          </table:table-cell>
          <table:table-cell table:formula="of:=[.M1673]/100000" office:value-type="float" office:value="0.0000002490234375">
            <text:p>0.0000002490</text:p>
          </table:table-cell>
          <table:table-cell table:formula="of:=0.625*1000000*[.$N1673]*1000" office:value-type="float" office:value="155.6396484375">
            <text:p>155.639648</text:p>
          </table:table-cell>
          <table:table-cell table:formula="of:=0.769*100000*[.$N167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62">
            <text:p>6362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74]" office:value-type="float" office:value="23.3476">
            <text:p>23.3476</text:p>
          </table:table-cell>
          <table:table-cell/>
          <table:table-cell table:formula="of:=-0.0000028*[.$D1674]*[.$D1674]+0.0405*[.$D1674]-4" office:value-type="float" office:value="34.04872">
            <text:p>34.04872</text:p>
          </table:table-cell>
          <table:table-cell/>
          <table:table-cell table:formula="of:=([.G1674]-25)*(0.01+0.00008*[.$D1674])+[.$I1674]" office:value-type="float" office:value="33.89868208">
            <text:p>33.89868208</text:p>
          </table:table-cell>
          <table:table-cell/>
          <table:table-cell table:formula="of:=([.$B1674]/4096)*1.5" office:value-type="float" office:value="0.025634765625">
            <text:p>0.025635</text:p>
          </table:table-cell>
          <table:table-cell table:formula="of:=[.M1674]/100000" office:value-type="float" office:value="0.00000025634765625">
            <text:p>0.0000002563</text:p>
          </table:table-cell>
          <table:table-cell table:formula="of:=0.625*1000000*[.$N1674]*1000" office:value-type="float" office:value="160.21728515625">
            <text:p>160.217285</text:p>
          </table:table-cell>
          <table:table-cell table:formula="of:=0.769*100000*[.$N1674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61">
            <text:p>6361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75]" office:value-type="float" office:value="23.3378">
            <text:p>23.3378</text:p>
          </table:table-cell>
          <table:table-cell/>
          <table:table-cell table:formula="of:=-0.0000028*[.$D1675]*[.$D1675]+0.0405*[.$D1675]-4" office:value-type="float" office:value="34.04872">
            <text:p>34.04872</text:p>
          </table:table-cell>
          <table:table-cell/>
          <table:table-cell table:formula="of:=([.G1675]-25)*(0.01+0.00008*[.$D1675])+[.$I1675]" office:value-type="float" office:value="33.89779224">
            <text:p>33.89779224</text:p>
          </table:table-cell>
          <table:table-cell/>
          <table:table-cell table:formula="of:=([.$B1675]/4096)*1.5" office:value-type="float" office:value="0.0274658203125">
            <text:p>0.027466</text:p>
          </table:table-cell>
          <table:table-cell table:formula="of:=[.M1675]/100000" office:value-type="float" office:value="0.000000274658203125">
            <text:p>0.0000002747</text:p>
          </table:table-cell>
          <table:table-cell table:formula="of:=0.625*1000000*[.$N1675]*1000" office:value-type="float" office:value="171.661376953125">
            <text:p>171.661377</text:p>
          </table:table-cell>
          <table:table-cell table:formula="of:=0.769*100000*[.$N1675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61">
            <text:p>6361</text:p>
          </table:table-cell>
          <table:table-cell office:value-type="float" office:value="1009">
            <text:p>1009</text:p>
          </table:table-cell>
          <table:table-cell table:number-columns-repeated="2"/>
          <table:table-cell table:formula="of:=-39+0.0098*[.$C1676]" office:value-type="float" office:value="23.3378">
            <text:p>23.3378</text:p>
          </table:table-cell>
          <table:table-cell/>
          <table:table-cell table:formula="of:=-0.0000028*[.$D1676]*[.$D1676]+0.0405*[.$D1676]-4" office:value-type="float" office:value="34.0138732">
            <text:p>34.0138732</text:p>
          </table:table-cell>
          <table:table-cell/>
          <table:table-cell table:formula="of:=([.G1676]-25)*(0.01+0.00008*[.$D1676])+[.$I1676]" office:value-type="float" office:value="33.863078416">
            <text:p>33.863078416</text:p>
          </table:table-cell>
          <table:table-cell/>
          <table:table-cell table:formula="of:=([.$B1676]/4096)*1.5" office:value-type="float" office:value="0.024169921875">
            <text:p>0.024170</text:p>
          </table:table-cell>
          <table:table-cell table:formula="of:=[.M1676]/100000" office:value-type="float" office:value="0.00000024169921875">
            <text:p>0.0000002417</text:p>
          </table:table-cell>
          <table:table-cell table:formula="of:=0.625*1000000*[.$N1676]*1000" office:value-type="float" office:value="151.06201171875">
            <text:p>151.062012</text:p>
          </table:table-cell>
          <table:table-cell table:formula="of:=0.769*100000*[.$N1676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54">
            <text:p>6354</text:p>
          </table:table-cell>
          <table:table-cell office:value-type="float" office:value="1010">
            <text:p>1010</text:p>
          </table:table-cell>
          <table:table-cell table:number-columns-repeated="2"/>
          <table:table-cell table:formula="of:=-39+0.0098*[.$C1677]" office:value-type="float" office:value="23.2692">
            <text:p>23.2692</text:p>
          </table:table-cell>
          <table:table-cell/>
          <table:table-cell table:formula="of:=-0.0000028*[.$D1677]*[.$D1677]+0.0405*[.$D1677]-4" office:value-type="float" office:value="34.04872">
            <text:p>34.04872</text:p>
          </table:table-cell>
          <table:table-cell/>
          <table:table-cell table:formula="of:=([.G1677]-25)*(0.01+0.00008*[.$D1677])+[.$I1677]" office:value-type="float" office:value="33.89156336">
            <text:p>33.89156336</text:p>
          </table:table-cell>
          <table:table-cell/>
          <table:table-cell table:formula="of:=([.$B1677]/4096)*1.5" office:value-type="float" office:value="0.0252685546875">
            <text:p>0.025269</text:p>
          </table:table-cell>
          <table:table-cell table:formula="of:=[.M1677]/100000" office:value-type="float" office:value="0.000000252685546875">
            <text:p>0.0000002527</text:p>
          </table:table-cell>
          <table:table-cell table:formula="of:=0.625*1000000*[.$N1677]*1000" office:value-type="float" office:value="157.928466796875">
            <text:p>157.928467</text:p>
          </table:table-cell>
          <table:table-cell table:formula="of:=0.769*100000*[.$N1677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56">
            <text:p>6356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78]" office:value-type="float" office:value="23.2888">
            <text:p>23.2888</text:p>
          </table:table-cell>
          <table:table-cell/>
          <table:table-cell table:formula="of:=-0.0000028*[.$D1678]*[.$D1678]+0.0405*[.$D1678]-4" office:value-type="float" office:value="34.1183968">
            <text:p>34.1183968</text:p>
          </table:table-cell>
          <table:table-cell/>
          <table:table-cell table:formula="of:=([.G1678]-25)*(0.01+0.00008*[.$D1678])+[.$I1678]" office:value-type="float" office:value="33.962746048">
            <text:p>33.962746048</text:p>
          </table:table-cell>
          <table:table-cell/>
          <table:table-cell table:formula="of:=([.$B1678]/4096)*1.5" office:value-type="float" office:value="0.024169921875">
            <text:p>0.024170</text:p>
          </table:table-cell>
          <table:table-cell table:formula="of:=[.M1678]/100000" office:value-type="float" office:value="0.00000024169921875">
            <text:p>0.0000002417</text:p>
          </table:table-cell>
          <table:table-cell table:formula="of:=0.625*1000000*[.$N1678]*1000" office:value-type="float" office:value="151.06201171875">
            <text:p>151.062012</text:p>
          </table:table-cell>
          <table:table-cell table:formula="of:=0.769*100000*[.$N167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60">
            <text:p>6360</text:p>
          </table:table-cell>
          <table:table-cell office:value-type="float" office:value="1011">
            <text:p>1011</text:p>
          </table:table-cell>
          <table:table-cell table:number-columns-repeated="2"/>
          <table:table-cell table:formula="of:=-39+0.0098*[.$C1679]" office:value-type="float" office:value="23.328">
            <text:p>23.328</text:p>
          </table:table-cell>
          <table:table-cell/>
          <table:table-cell table:formula="of:=-0.0000028*[.$D1679]*[.$D1679]+0.0405*[.$D1679]-4" office:value-type="float" office:value="34.0835612">
            <text:p>34.0835612</text:p>
          </table:table-cell>
          <table:table-cell/>
          <table:table-cell table:formula="of:=([.G1679]-25)*(0.01+0.00008*[.$D1679])+[.$I1679]" office:value-type="float" office:value="33.93160984">
            <text:p>33.93160984</text:p>
          </table:table-cell>
          <table:table-cell/>
          <table:table-cell table:formula="of:=([.$B1679]/4096)*1.5" office:value-type="float" office:value="0.027099609375">
            <text:p>0.027100</text:p>
          </table:table-cell>
          <table:table-cell table:formula="of:=[.M1679]/100000" office:value-type="float" office:value="0.00000027099609375">
            <text:p>0.0000002710</text:p>
          </table:table-cell>
          <table:table-cell table:formula="of:=0.625*1000000*[.$N1679]*1000" office:value-type="float" office:value="169.37255859375">
            <text:p>169.372559</text:p>
          </table:table-cell>
          <table:table-cell table:formula="of:=0.769*100000*[.$N1679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58">
            <text:p>6358</text:p>
          </table:table-cell>
          <table:table-cell office:value-type="float" office:value="1011">
            <text:p>1011</text:p>
          </table:table-cell>
          <table:table-cell table:number-columns-repeated="2"/>
          <table:table-cell table:formula="of:=-39+0.0098*[.$C1680]" office:value-type="float" office:value="23.3084">
            <text:p>23.3084</text:p>
          </table:table-cell>
          <table:table-cell/>
          <table:table-cell table:formula="of:=-0.0000028*[.$D1680]*[.$D1680]+0.0405*[.$D1680]-4" office:value-type="float" office:value="34.0835612">
            <text:p>34.0835612</text:p>
          </table:table-cell>
          <table:table-cell/>
          <table:table-cell table:formula="of:=([.G1680]-25)*(0.01+0.00008*[.$D1680])+[.$I1680]" office:value-type="float" office:value="33.929828592">
            <text:p>33.929828592</text:p>
          </table:table-cell>
          <table:table-cell/>
          <table:table-cell table:formula="of:=([.$B1680]/4096)*1.5" office:value-type="float" office:value="0.025634765625">
            <text:p>0.025635</text:p>
          </table:table-cell>
          <table:table-cell table:formula="of:=[.M1680]/100000" office:value-type="float" office:value="0.00000025634765625">
            <text:p>0.0000002563</text:p>
          </table:table-cell>
          <table:table-cell table:formula="of:=0.625*1000000*[.$N1680]*1000" office:value-type="float" office:value="160.21728515625">
            <text:p>160.217285</text:p>
          </table:table-cell>
          <table:table-cell table:formula="of:=0.769*100000*[.$N168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57">
            <text:p>6357</text:p>
          </table:table-cell>
          <table:table-cell office:value-type="float" office:value="1011">
            <text:p>1011</text:p>
          </table:table-cell>
          <table:table-cell table:number-columns-repeated="2"/>
          <table:table-cell table:formula="of:=-39+0.0098*[.$C1681]" office:value-type="float" office:value="23.2986">
            <text:p>23.2986</text:p>
          </table:table-cell>
          <table:table-cell/>
          <table:table-cell table:formula="of:=-0.0000028*[.$D1681]*[.$D1681]+0.0405*[.$D1681]-4" office:value-type="float" office:value="34.0835612">
            <text:p>34.0835612</text:p>
          </table:table-cell>
          <table:table-cell/>
          <table:table-cell table:formula="of:=([.G1681]-25)*(0.01+0.00008*[.$D1681])+[.$I1681]" office:value-type="float" office:value="33.928937968">
            <text:p>33.928937968</text:p>
          </table:table-cell>
          <table:table-cell/>
          <table:table-cell table:formula="of:=([.$B1681]/4096)*1.5" office:value-type="float" office:value="0.024169921875">
            <text:p>0.024170</text:p>
          </table:table-cell>
          <table:table-cell table:formula="of:=[.M1681]/100000" office:value-type="float" office:value="0.00000024169921875">
            <text:p>0.0000002417</text:p>
          </table:table-cell>
          <table:table-cell table:formula="of:=0.625*1000000*[.$N1681]*1000" office:value-type="float" office:value="151.06201171875">
            <text:p>151.062012</text:p>
          </table:table-cell>
          <table:table-cell table:formula="of:=0.769*100000*[.$N1681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61">
            <text:p>6361</text:p>
          </table:table-cell>
          <table:table-cell office:value-type="float" office:value="1017">
            <text:p>1017</text:p>
          </table:table-cell>
          <table:table-cell table:number-columns-repeated="2"/>
          <table:table-cell table:formula="of:=-39+0.0098*[.$C1682]" office:value-type="float" office:value="23.3378">
            <text:p>23.3378</text:p>
          </table:table-cell>
          <table:table-cell/>
          <table:table-cell table:formula="of:=-0.0000028*[.$D1682]*[.$D1682]+0.0405*[.$D1682]-4" office:value-type="float" office:value="34.2924908">
            <text:p>34.2924908</text:p>
          </table:table-cell>
          <table:table-cell/>
          <table:table-cell table:formula="of:=([.G1682]-25)*(0.01+0.00008*[.$D1682])+[.$I1682]" office:value-type="float" office:value="34.140632208">
            <text:p>34.140632208</text:p>
          </table:table-cell>
          <table:table-cell/>
          <table:table-cell table:formula="of:=([.$B1682]/4096)*1.5" office:value-type="float" office:value="0.02490234375">
            <text:p>0.024902</text:p>
          </table:table-cell>
          <table:table-cell table:formula="of:=[.M1682]/100000" office:value-type="float" office:value="0.0000002490234375">
            <text:p>0.0000002490</text:p>
          </table:table-cell>
          <table:table-cell table:formula="of:=0.625*1000000*[.$N1682]*1000" office:value-type="float" office:value="155.6396484375">
            <text:p>155.639648</text:p>
          </table:table-cell>
          <table:table-cell table:formula="of:=0.769*100000*[.$N1682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55">
            <text:p>6355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83]" office:value-type="float" office:value="23.279">
            <text:p>23.279</text:p>
          </table:table-cell>
          <table:table-cell/>
          <table:table-cell table:formula="of:=-0.0000028*[.$D1683]*[.$D1683]+0.0405*[.$D1683]-4" office:value-type="float" office:value="34.1183968">
            <text:p>34.1183968</text:p>
          </table:table-cell>
          <table:table-cell/>
          <table:table-cell table:formula="of:=([.G1683]-25)*(0.01+0.00008*[.$D1683])+[.$I1683]" office:value-type="float" office:value="33.96185464">
            <text:p>33.96185464</text:p>
          </table:table-cell>
          <table:table-cell/>
          <table:table-cell table:formula="of:=([.$B1683]/4096)*1.5" office:value-type="float" office:value="0.0274658203125">
            <text:p>0.027466</text:p>
          </table:table-cell>
          <table:table-cell table:formula="of:=[.M1683]/100000" office:value-type="float" office:value="0.000000274658203125">
            <text:p>0.0000002747</text:p>
          </table:table-cell>
          <table:table-cell table:formula="of:=0.625*1000000*[.$N1683]*1000" office:value-type="float" office:value="171.661376953125">
            <text:p>171.661377</text:p>
          </table:table-cell>
          <table:table-cell table:formula="of:=0.769*100000*[.$N1683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54">
            <text:p>6354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684]" office:value-type="float" office:value="23.2692">
            <text:p>23.2692</text:p>
          </table:table-cell>
          <table:table-cell/>
          <table:table-cell table:formula="of:=-0.0000028*[.$D1684]*[.$D1684]+0.0405*[.$D1684]-4" office:value-type="float" office:value="34.1880512">
            <text:p>34.1880512</text:p>
          </table:table-cell>
          <table:table-cell/>
          <table:table-cell table:formula="of:=([.G1684]-25)*(0.01+0.00008*[.$D1684])+[.$I1684]" office:value-type="float" office:value="34.030340704">
            <text:p>34.030340704</text:p>
          </table:table-cell>
          <table:table-cell/>
          <table:table-cell table:formula="of:=([.$B1684]/4096)*1.5" office:value-type="float" office:value="0.02783203125">
            <text:p>0.027832</text:p>
          </table:table-cell>
          <table:table-cell table:formula="of:=[.M1684]/100000" office:value-type="float" office:value="0.0000002783203125">
            <text:p>0.0000002783</text:p>
          </table:table-cell>
          <table:table-cell table:formula="of:=0.625*1000000*[.$N1684]*1000" office:value-type="float" office:value="173.9501953125">
            <text:p>173.950195</text:p>
          </table:table-cell>
          <table:table-cell table:formula="of:=0.769*100000*[.$N1684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55">
            <text:p>6355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85]" office:value-type="float" office:value="23.279">
            <text:p>23.279</text:p>
          </table:table-cell>
          <table:table-cell/>
          <table:table-cell table:formula="of:=-0.0000028*[.$D1685]*[.$D1685]+0.0405*[.$D1685]-4" office:value-type="float" office:value="34.1183968">
            <text:p>34.1183968</text:p>
          </table:table-cell>
          <table:table-cell/>
          <table:table-cell table:formula="of:=([.G1685]-25)*(0.01+0.00008*[.$D1685])+[.$I1685]" office:value-type="float" office:value="33.96185464">
            <text:p>33.96185464</text:p>
          </table:table-cell>
          <table:table-cell/>
          <table:table-cell table:formula="of:=([.$B1685]/4096)*1.5" office:value-type="float" office:value="0.0281982421875">
            <text:p>0.028198</text:p>
          </table:table-cell>
          <table:table-cell table:formula="of:=[.M1685]/100000" office:value-type="float" office:value="0.000000281982421875">
            <text:p>0.0000002820</text:p>
          </table:table-cell>
          <table:table-cell table:formula="of:=0.625*1000000*[.$N1685]*1000" office:value-type="float" office:value="176.239013671875">
            <text:p>176.239014</text:p>
          </table:table-cell>
          <table:table-cell table:formula="of:=0.769*100000*[.$N1685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57">
            <text:p>6357</text:p>
          </table:table-cell>
          <table:table-cell office:value-type="float" office:value="1013">
            <text:p>1013</text:p>
          </table:table-cell>
          <table:table-cell table:number-columns-repeated="2"/>
          <table:table-cell table:formula="of:=-39+0.0098*[.$C1686]" office:value-type="float" office:value="23.2986">
            <text:p>23.2986</text:p>
          </table:table-cell>
          <table:table-cell/>
          <table:table-cell table:formula="of:=-0.0000028*[.$D1686]*[.$D1686]+0.0405*[.$D1686]-4" office:value-type="float" office:value="34.1532268">
            <text:p>34.1532268</text:p>
          </table:table-cell>
          <table:table-cell/>
          <table:table-cell table:formula="of:=([.G1686]-25)*(0.01+0.00008*[.$D1686])+[.$I1686]" office:value-type="float" office:value="33.998331344">
            <text:p>33.998331344</text:p>
          </table:table-cell>
          <table:table-cell/>
          <table:table-cell table:formula="of:=([.$B1686]/4096)*1.5" office:value-type="float" office:value="0.0234375">
            <text:p>0.023438</text:p>
          </table:table-cell>
          <table:table-cell table:formula="of:=[.M1686]/100000" office:value-type="float" office:value="0.000000234375">
            <text:p>0.0000002344</text:p>
          </table:table-cell>
          <table:table-cell table:formula="of:=0.625*1000000*[.$N1686]*1000" office:value-type="float" office:value="146.484375">
            <text:p>146.484375</text:p>
          </table:table-cell>
          <table:table-cell table:formula="of:=0.769*100000*[.$N1686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56">
            <text:p>6356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87]" office:value-type="float" office:value="23.2888">
            <text:p>23.2888</text:p>
          </table:table-cell>
          <table:table-cell/>
          <table:table-cell table:formula="of:=-0.0000028*[.$D1687]*[.$D1687]+0.0405*[.$D1687]-4" office:value-type="float" office:value="34.1183968">
            <text:p>34.1183968</text:p>
          </table:table-cell>
          <table:table-cell/>
          <table:table-cell table:formula="of:=([.G1687]-25)*(0.01+0.00008*[.$D1687])+[.$I1687]" office:value-type="float" office:value="33.962746048">
            <text:p>33.962746048</text:p>
          </table:table-cell>
          <table:table-cell/>
          <table:table-cell table:formula="of:=([.$B1687]/4096)*1.5" office:value-type="float" office:value="0.02490234375">
            <text:p>0.024902</text:p>
          </table:table-cell>
          <table:table-cell table:formula="of:=[.M1687]/100000" office:value-type="float" office:value="0.0000002490234375">
            <text:p>0.0000002490</text:p>
          </table:table-cell>
          <table:table-cell table:formula="of:=0.625*1000000*[.$N1687]*1000" office:value-type="float" office:value="155.6396484375">
            <text:p>155.639648</text:p>
          </table:table-cell>
          <table:table-cell table:formula="of:=0.769*100000*[.$N1687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53">
            <text:p>6353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88]" office:value-type="float" office:value="23.2594">
            <text:p>23.2594</text:p>
          </table:table-cell>
          <table:table-cell/>
          <table:table-cell table:formula="of:=-0.0000028*[.$D1688]*[.$D1688]+0.0405*[.$D1688]-4" office:value-type="float" office:value="34.1183968">
            <text:p>34.1183968</text:p>
          </table:table-cell>
          <table:table-cell/>
          <table:table-cell table:formula="of:=([.G1688]-25)*(0.01+0.00008*[.$D1688])+[.$I1688]" office:value-type="float" office:value="33.960071824">
            <text:p>33.960071824</text:p>
          </table:table-cell>
          <table:table-cell/>
          <table:table-cell table:formula="of:=([.$B1688]/4096)*1.5" office:value-type="float" office:value="0.024169921875">
            <text:p>0.024170</text:p>
          </table:table-cell>
          <table:table-cell table:formula="of:=[.M1688]/100000" office:value-type="float" office:value="0.00000024169921875">
            <text:p>0.0000002417</text:p>
          </table:table-cell>
          <table:table-cell table:formula="of:=0.625*1000000*[.$N1688]*1000" office:value-type="float" office:value="151.06201171875">
            <text:p>151.062012</text:p>
          </table:table-cell>
          <table:table-cell table:formula="of:=0.769*100000*[.$N168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56">
            <text:p>6356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689]" office:value-type="float" office:value="23.2888">
            <text:p>23.2888</text:p>
          </table:table-cell>
          <table:table-cell/>
          <table:table-cell table:formula="of:=-0.0000028*[.$D1689]*[.$D1689]+0.0405*[.$D1689]-4" office:value-type="float" office:value="34.3272928">
            <text:p>34.3272928</text:p>
          </table:table-cell>
          <table:table-cell/>
          <table:table-cell table:formula="of:=([.G1689]-25)*(0.01+0.00008*[.$D1689])+[.$I1689]" office:value-type="float" office:value="34.170820672">
            <text:p>34.170820672</text:p>
          </table:table-cell>
          <table:table-cell/>
          <table:table-cell table:formula="of:=([.$B1689]/4096)*1.5" office:value-type="float" office:value="0.024169921875">
            <text:p>0.024170</text:p>
          </table:table-cell>
          <table:table-cell table:formula="of:=[.M1689]/100000" office:value-type="float" office:value="0.00000024169921875">
            <text:p>0.0000002417</text:p>
          </table:table-cell>
          <table:table-cell table:formula="of:=0.625*1000000*[.$N1689]*1000" office:value-type="float" office:value="151.06201171875">
            <text:p>151.062012</text:p>
          </table:table-cell>
          <table:table-cell table:formula="of:=0.769*100000*[.$N1689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52">
            <text:p>6352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90]" office:value-type="float" office:value="23.2496">
            <text:p>23.2496</text:p>
          </table:table-cell>
          <table:table-cell/>
          <table:table-cell table:formula="of:=-0.0000028*[.$D1690]*[.$D1690]+0.0405*[.$D1690]-4" office:value-type="float" office:value="34.1183968">
            <text:p>34.1183968</text:p>
          </table:table-cell>
          <table:table-cell/>
          <table:table-cell table:formula="of:=([.G1690]-25)*(0.01+0.00008*[.$D1690])+[.$I1690]" office:value-type="float" office:value="33.959180416">
            <text:p>33.959180416</text:p>
          </table:table-cell>
          <table:table-cell/>
          <table:table-cell table:formula="of:=([.$B1690]/4096)*1.5" office:value-type="float" office:value="0.027099609375">
            <text:p>0.027100</text:p>
          </table:table-cell>
          <table:table-cell table:formula="of:=[.M1690]/100000" office:value-type="float" office:value="0.00000027099609375">
            <text:p>0.0000002710</text:p>
          </table:table-cell>
          <table:table-cell table:formula="of:=0.625*1000000*[.$N1690]*1000" office:value-type="float" office:value="169.37255859375">
            <text:p>169.372559</text:p>
          </table:table-cell>
          <table:table-cell table:formula="of:=0.769*100000*[.$N1690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54">
            <text:p>6354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691]" office:value-type="float" office:value="23.2692">
            <text:p>23.2692</text:p>
          </table:table-cell>
          <table:table-cell/>
          <table:table-cell table:formula="of:=-0.0000028*[.$D1691]*[.$D1691]+0.0405*[.$D1691]-4" office:value-type="float" office:value="34.1880512">
            <text:p>34.1880512</text:p>
          </table:table-cell>
          <table:table-cell/>
          <table:table-cell table:formula="of:=([.G1691]-25)*(0.01+0.00008*[.$D1691])+[.$I1691]" office:value-type="float" office:value="34.030340704">
            <text:p>34.030340704</text:p>
          </table:table-cell>
          <table:table-cell/>
          <table:table-cell table:formula="of:=([.$B1691]/4096)*1.5" office:value-type="float" office:value="0.025634765625">
            <text:p>0.025635</text:p>
          </table:table-cell>
          <table:table-cell table:formula="of:=[.M1691]/100000" office:value-type="float" office:value="0.00000025634765625">
            <text:p>0.0000002563</text:p>
          </table:table-cell>
          <table:table-cell table:formula="of:=0.625*1000000*[.$N1691]*1000" office:value-type="float" office:value="160.21728515625">
            <text:p>160.217285</text:p>
          </table:table-cell>
          <table:table-cell table:formula="of:=0.769*100000*[.$N1691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52">
            <text:p>6352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92]" office:value-type="float" office:value="23.2496">
            <text:p>23.2496</text:p>
          </table:table-cell>
          <table:table-cell/>
          <table:table-cell table:formula="of:=-0.0000028*[.$D1692]*[.$D1692]+0.0405*[.$D1692]-4" office:value-type="float" office:value="34.1183968">
            <text:p>34.1183968</text:p>
          </table:table-cell>
          <table:table-cell/>
          <table:table-cell table:formula="of:=([.G1692]-25)*(0.01+0.00008*[.$D1692])+[.$I1692]" office:value-type="float" office:value="33.959180416">
            <text:p>33.959180416</text:p>
          </table:table-cell>
          <table:table-cell/>
          <table:table-cell table:formula="of:=([.$B1692]/4096)*1.5" office:value-type="float" office:value="0.0263671875">
            <text:p>0.026367</text:p>
          </table:table-cell>
          <table:table-cell table:formula="of:=[.M1692]/100000" office:value-type="float" office:value="0.000000263671875">
            <text:p>0.0000002637</text:p>
          </table:table-cell>
          <table:table-cell table:formula="of:=0.625*1000000*[.$N1692]*1000" office:value-type="float" office:value="164.794921875">
            <text:p>164.794922</text:p>
          </table:table-cell>
          <table:table-cell table:formula="of:=0.769*100000*[.$N1692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50">
            <text:p>6350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693]" office:value-type="float" office:value="23.23">
            <text:p>23.23</text:p>
          </table:table-cell>
          <table:table-cell/>
          <table:table-cell table:formula="of:=-0.0000028*[.$D1693]*[.$D1693]+0.0405*[.$D1693]-4" office:value-type="float" office:value="34.1880512">
            <text:p>34.1880512</text:p>
          </table:table-cell>
          <table:table-cell/>
          <table:table-cell table:formula="of:=([.G1693]-25)*(0.01+0.00008*[.$D1693])+[.$I1693]" office:value-type="float" office:value="34.0267688">
            <text:p>34.0267688</text:p>
          </table:table-cell>
          <table:table-cell/>
          <table:table-cell table:formula="of:=([.$B1693]/4096)*1.5" office:value-type="float" office:value="0.02490234375">
            <text:p>0.024902</text:p>
          </table:table-cell>
          <table:table-cell table:formula="of:=[.M1693]/100000" office:value-type="float" office:value="0.0000002490234375">
            <text:p>0.0000002490</text:p>
          </table:table-cell>
          <table:table-cell table:formula="of:=0.625*1000000*[.$N1693]*1000" office:value-type="float" office:value="155.6396484375">
            <text:p>155.639648</text:p>
          </table:table-cell>
          <table:table-cell table:formula="of:=0.769*100000*[.$N169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50">
            <text:p>6350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694]" office:value-type="float" office:value="23.23">
            <text:p>23.23</text:p>
          </table:table-cell>
          <table:table-cell/>
          <table:table-cell table:formula="of:=-0.0000028*[.$D1694]*[.$D1694]+0.0405*[.$D1694]-4" office:value-type="float" office:value="34.2576832">
            <text:p>34.2576832</text:p>
          </table:table-cell>
          <table:table-cell/>
          <table:table-cell table:formula="of:=([.G1694]-25)*(0.01+0.00008*[.$D1694])+[.$I1694]" office:value-type="float" office:value="34.0961176">
            <text:p>34.0961176</text:p>
          </table:table-cell>
          <table:table-cell/>
          <table:table-cell table:formula="of:=([.$B1694]/4096)*1.5" office:value-type="float" office:value="0.0245361328125">
            <text:p>0.024536</text:p>
          </table:table-cell>
          <table:table-cell table:formula="of:=[.M1694]/100000" office:value-type="float" office:value="0.000000245361328125">
            <text:p>0.0000002454</text:p>
          </table:table-cell>
          <table:table-cell table:formula="of:=0.625*1000000*[.$N1694]*1000" office:value-type="float" office:value="153.350830078125">
            <text:p>153.350830</text:p>
          </table:table-cell>
          <table:table-cell table:formula="of:=0.769*100000*[.$N1694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52">
            <text:p>6352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695]" office:value-type="float" office:value="23.2496">
            <text:p>23.2496</text:p>
          </table:table-cell>
          <table:table-cell/>
          <table:table-cell table:formula="of:=-0.0000028*[.$D1695]*[.$D1695]+0.0405*[.$D1695]-4" office:value-type="float" office:value="34.2576832">
            <text:p>34.2576832</text:p>
          </table:table-cell>
          <table:table-cell/>
          <table:table-cell table:formula="of:=([.G1695]-25)*(0.01+0.00008*[.$D1695])+[.$I1695]" office:value-type="float" office:value="34.097906688">
            <text:p>34.097906688</text:p>
          </table:table-cell>
          <table:table-cell/>
          <table:table-cell table:formula="of:=([.$B1695]/4096)*1.5" office:value-type="float" office:value="0.0263671875">
            <text:p>0.026367</text:p>
          </table:table-cell>
          <table:table-cell table:formula="of:=[.M1695]/100000" office:value-type="float" office:value="0.000000263671875">
            <text:p>0.0000002637</text:p>
          </table:table-cell>
          <table:table-cell table:formula="of:=0.625*1000000*[.$N1695]*1000" office:value-type="float" office:value="164.794921875">
            <text:p>164.794922</text:p>
          </table:table-cell>
          <table:table-cell table:formula="of:=0.769*100000*[.$N1695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48">
            <text:p>6348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696]" office:value-type="float" office:value="23.2104">
            <text:p>23.2104</text:p>
          </table:table-cell>
          <table:table-cell/>
          <table:table-cell table:formula="of:=-0.0000028*[.$D1696]*[.$D1696]+0.0405*[.$D1696]-4" office:value-type="float" office:value="34.1880512">
            <text:p>34.1880512</text:p>
          </table:table-cell>
          <table:table-cell/>
          <table:table-cell table:formula="of:=([.G1696]-25)*(0.01+0.00008*[.$D1696])+[.$I1696]" office:value-type="float" office:value="34.024982848">
            <text:p>34.024982848</text:p>
          </table:table-cell>
          <table:table-cell/>
          <table:table-cell table:formula="of:=([.$B1696]/4096)*1.5" office:value-type="float" office:value="0.0234375">
            <text:p>0.023438</text:p>
          </table:table-cell>
          <table:table-cell table:formula="of:=[.M1696]/100000" office:value-type="float" office:value="0.000000234375">
            <text:p>0.0000002344</text:p>
          </table:table-cell>
          <table:table-cell table:formula="of:=0.625*1000000*[.$N1696]*1000" office:value-type="float" office:value="146.484375">
            <text:p>146.484375</text:p>
          </table:table-cell>
          <table:table-cell table:formula="of:=0.769*100000*[.$N1696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6350">
            <text:p>6350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697]" office:value-type="float" office:value="23.23">
            <text:p>23.23</text:p>
          </table:table-cell>
          <table:table-cell/>
          <table:table-cell table:formula="of:=-0.0000028*[.$D1697]*[.$D1697]+0.0405*[.$D1697]-4" office:value-type="float" office:value="34.3272928">
            <text:p>34.3272928</text:p>
          </table:table-cell>
          <table:table-cell/>
          <table:table-cell table:formula="of:=([.G1697]-25)*(0.01+0.00008*[.$D1697])+[.$I1697]" office:value-type="float" office:value="34.165444">
            <text:p>34.165444</text:p>
          </table:table-cell>
          <table:table-cell/>
          <table:table-cell table:formula="of:=([.$B1697]/4096)*1.5" office:value-type="float" office:value="0.02783203125">
            <text:p>0.027832</text:p>
          </table:table-cell>
          <table:table-cell table:formula="of:=[.M1697]/100000" office:value-type="float" office:value="0.0000002783203125">
            <text:p>0.0000002783</text:p>
          </table:table-cell>
          <table:table-cell table:formula="of:=0.625*1000000*[.$N1697]*1000" office:value-type="float" office:value="173.9501953125">
            <text:p>173.950195</text:p>
          </table:table-cell>
          <table:table-cell table:formula="of:=0.769*100000*[.$N1697]*1000" office:value-type="float" office:value="21.40283203125">
            <text:p>21.402832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52">
            <text:p>6352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698]" office:value-type="float" office:value="23.2496">
            <text:p>23.2496</text:p>
          </table:table-cell>
          <table:table-cell/>
          <table:table-cell table:formula="of:=-0.0000028*[.$D1698]*[.$D1698]+0.0405*[.$D1698]-4" office:value-type="float" office:value="34.1880512">
            <text:p>34.1880512</text:p>
          </table:table-cell>
          <table:table-cell/>
          <table:table-cell table:formula="of:=([.G1698]-25)*(0.01+0.00008*[.$D1698])+[.$I1698]" office:value-type="float" office:value="34.028554752">
            <text:p>34.028554752</text:p>
          </table:table-cell>
          <table:table-cell/>
          <table:table-cell table:formula="of:=([.$B1698]/4096)*1.5" office:value-type="float" office:value="0.0263671875">
            <text:p>0.026367</text:p>
          </table:table-cell>
          <table:table-cell table:formula="of:=[.M1698]/100000" office:value-type="float" office:value="0.000000263671875">
            <text:p>0.0000002637</text:p>
          </table:table-cell>
          <table:table-cell table:formula="of:=0.625*1000000*[.$N1698]*1000" office:value-type="float" office:value="164.794921875">
            <text:p>164.794922</text:p>
          </table:table-cell>
          <table:table-cell table:formula="of:=0.769*100000*[.$N1698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50">
            <text:p>6350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699]" office:value-type="float" office:value="23.23">
            <text:p>23.23</text:p>
          </table:table-cell>
          <table:table-cell/>
          <table:table-cell table:formula="of:=-0.0000028*[.$D1699]*[.$D1699]+0.0405*[.$D1699]-4" office:value-type="float" office:value="34.1183968">
            <text:p>34.1183968</text:p>
          </table:table-cell>
          <table:table-cell/>
          <table:table-cell table:formula="of:=([.G1699]-25)*(0.01+0.00008*[.$D1699])+[.$I1699]" office:value-type="float" office:value="33.9573976">
            <text:p>33.9573976</text:p>
          </table:table-cell>
          <table:table-cell/>
          <table:table-cell table:formula="of:=([.$B1699]/4096)*1.5" office:value-type="float" office:value="0.02490234375">
            <text:p>0.024902</text:p>
          </table:table-cell>
          <table:table-cell table:formula="of:=[.M1699]/100000" office:value-type="float" office:value="0.0000002490234375">
            <text:p>0.0000002490</text:p>
          </table:table-cell>
          <table:table-cell table:formula="of:=0.625*1000000*[.$N1699]*1000" office:value-type="float" office:value="155.6396484375">
            <text:p>155.639648</text:p>
          </table:table-cell>
          <table:table-cell table:formula="of:=0.769*100000*[.$N1699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50">
            <text:p>6350</text:p>
          </table:table-cell>
          <table:table-cell office:value-type="float" office:value="1013">
            <text:p>1013</text:p>
          </table:table-cell>
          <table:table-cell table:number-columns-repeated="2"/>
          <table:table-cell table:formula="of:=-39+0.0098*[.$C1700]" office:value-type="float" office:value="23.23">
            <text:p>23.23</text:p>
          </table:table-cell>
          <table:table-cell/>
          <table:table-cell table:formula="of:=-0.0000028*[.$D1700]*[.$D1700]+0.0405*[.$D1700]-4" office:value-type="float" office:value="34.1532268">
            <text:p>34.1532268</text:p>
          </table:table-cell>
          <table:table-cell/>
          <table:table-cell table:formula="of:=([.G1700]-25)*(0.01+0.00008*[.$D1700])+[.$I1700]" office:value-type="float" office:value="33.992086">
            <text:p>33.992086</text:p>
          </table:table-cell>
          <table:table-cell/>
          <table:table-cell table:formula="of:=([.$B1700]/4096)*1.5" office:value-type="float" office:value="0.0245361328125">
            <text:p>0.024536</text:p>
          </table:table-cell>
          <table:table-cell table:formula="of:=[.M1700]/100000" office:value-type="float" office:value="0.000000245361328125">
            <text:p>0.0000002454</text:p>
          </table:table-cell>
          <table:table-cell table:formula="of:=0.625*1000000*[.$N1700]*1000" office:value-type="float" office:value="153.350830078125">
            <text:p>153.350830</text:p>
          </table:table-cell>
          <table:table-cell table:formula="of:=0.769*100000*[.$N1700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6349">
            <text:p>6349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701]" office:value-type="float" office:value="23.2202">
            <text:p>23.2202</text:p>
          </table:table-cell>
          <table:table-cell/>
          <table:table-cell table:formula="of:=-0.0000028*[.$D1701]*[.$D1701]+0.0405*[.$D1701]-4" office:value-type="float" office:value="34.2576832">
            <text:p>34.2576832</text:p>
          </table:table-cell>
          <table:table-cell/>
          <table:table-cell table:formula="of:=([.G1701]-25)*(0.01+0.00008*[.$D1701])+[.$I1701]" office:value-type="float" office:value="34.095223056">
            <text:p>34.095223056</text:p>
          </table:table-cell>
          <table:table-cell/>
          <table:table-cell table:formula="of:=([.$B1701]/4096)*1.5" office:value-type="float" office:value="0.0252685546875">
            <text:p>0.025269</text:p>
          </table:table-cell>
          <table:table-cell table:formula="of:=[.M1701]/100000" office:value-type="float" office:value="0.000000252685546875">
            <text:p>0.0000002527</text:p>
          </table:table-cell>
          <table:table-cell table:formula="of:=0.625*1000000*[.$N1701]*1000" office:value-type="float" office:value="157.928466796875">
            <text:p>157.928467</text:p>
          </table:table-cell>
          <table:table-cell table:formula="of:=0.769*100000*[.$N1701]*1000" office:value-type="float" office:value="19.4315185546875">
            <text:p>19.431519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48">
            <text:p>6348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702]" office:value-type="float" office:value="23.2104">
            <text:p>23.2104</text:p>
          </table:table-cell>
          <table:table-cell/>
          <table:table-cell table:formula="of:=-0.0000028*[.$D1702]*[.$D1702]+0.0405*[.$D1702]-4" office:value-type="float" office:value="34.1880512">
            <text:p>34.1880512</text:p>
          </table:table-cell>
          <table:table-cell/>
          <table:table-cell table:formula="of:=([.G1702]-25)*(0.01+0.00008*[.$D1702])+[.$I1702]" office:value-type="float" office:value="34.024982848">
            <text:p>34.024982848</text:p>
          </table:table-cell>
          <table:table-cell/>
          <table:table-cell table:formula="of:=([.$B1702]/4096)*1.5" office:value-type="float" office:value="0.0263671875">
            <text:p>0.026367</text:p>
          </table:table-cell>
          <table:table-cell table:formula="of:=[.M1702]/100000" office:value-type="float" office:value="0.000000263671875">
            <text:p>0.0000002637</text:p>
          </table:table-cell>
          <table:table-cell table:formula="of:=0.625*1000000*[.$N1702]*1000" office:value-type="float" office:value="164.794921875">
            <text:p>164.794922</text:p>
          </table:table-cell>
          <table:table-cell table:formula="of:=0.769*100000*[.$N1702]*1000" office:value-type="float" office:value="20.2763671875">
            <text:p>20.27636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49">
            <text:p>6349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703]" office:value-type="float" office:value="23.2202">
            <text:p>23.2202</text:p>
          </table:table-cell>
          <table:table-cell/>
          <table:table-cell table:formula="of:=-0.0000028*[.$D1703]*[.$D1703]+0.0405*[.$D1703]-4" office:value-type="float" office:value="34.1183968">
            <text:p>34.1183968</text:p>
          </table:table-cell>
          <table:table-cell/>
          <table:table-cell table:formula="of:=([.G1703]-25)*(0.01+0.00008*[.$D1703])+[.$I1703]" office:value-type="float" office:value="33.956506192">
            <text:p>33.956506192</text:p>
          </table:table-cell>
          <table:table-cell/>
          <table:table-cell table:formula="of:=([.$B1703]/4096)*1.5" office:value-type="float" office:value="0.02490234375">
            <text:p>0.024902</text:p>
          </table:table-cell>
          <table:table-cell table:formula="of:=[.M1703]/100000" office:value-type="float" office:value="0.0000002490234375">
            <text:p>0.0000002490</text:p>
          </table:table-cell>
          <table:table-cell table:formula="of:=0.625*1000000*[.$N1703]*1000" office:value-type="float" office:value="155.6396484375">
            <text:p>155.639648</text:p>
          </table:table-cell>
          <table:table-cell table:formula="of:=0.769*100000*[.$N1703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6353">
            <text:p>6353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704]" office:value-type="float" office:value="23.2594">
            <text:p>23.2594</text:p>
          </table:table-cell>
          <table:table-cell/>
          <table:table-cell table:formula="of:=-0.0000028*[.$D1704]*[.$D1704]+0.0405*[.$D1704]-4" office:value-type="float" office:value="34.1183968">
            <text:p>34.1183968</text:p>
          </table:table-cell>
          <table:table-cell/>
          <table:table-cell table:formula="of:=([.G1704]-25)*(0.01+0.00008*[.$D1704])+[.$I1704]" office:value-type="float" office:value="33.960071824">
            <text:p>33.960071824</text:p>
          </table:table-cell>
          <table:table-cell/>
          <table:table-cell table:formula="of:=([.$B1704]/4096)*1.5" office:value-type="float" office:value="0.0274658203125">
            <text:p>0.027466</text:p>
          </table:table-cell>
          <table:table-cell table:formula="of:=[.M1704]/100000" office:value-type="float" office:value="0.000000274658203125">
            <text:p>0.0000002747</text:p>
          </table:table-cell>
          <table:table-cell table:formula="of:=0.625*1000000*[.$N1704]*1000" office:value-type="float" office:value="171.661376953125">
            <text:p>171.661377</text:p>
          </table:table-cell>
          <table:table-cell table:formula="of:=0.769*100000*[.$N1704]*1000" office:value-type="float" office:value="21.1212158203125">
            <text:p>21.121216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6351">
            <text:p>6351</text:p>
          </table:table-cell>
          <table:table-cell office:value-type="float" office:value="1013">
            <text:p>1013</text:p>
          </table:table-cell>
          <table:table-cell table:number-columns-repeated="2"/>
          <table:table-cell table:formula="of:=-39+0.0098*[.$C1705]" office:value-type="float" office:value="23.2398">
            <text:p>23.2398</text:p>
          </table:table-cell>
          <table:table-cell/>
          <table:table-cell table:formula="of:=-0.0000028*[.$D1705]*[.$D1705]+0.0405*[.$D1705]-4" office:value-type="float" office:value="34.1532268">
            <text:p>34.1532268</text:p>
          </table:table-cell>
          <table:table-cell/>
          <table:table-cell table:formula="of:=([.G1705]-25)*(0.01+0.00008*[.$D1705])+[.$I1705]" office:value-type="float" office:value="33.992978192">
            <text:p>33.992978192</text:p>
          </table:table-cell>
          <table:table-cell/>
          <table:table-cell table:formula="of:=([.$B1705]/4096)*1.5" office:value-type="float" office:value="0.027099609375">
            <text:p>0.027100</text:p>
          </table:table-cell>
          <table:table-cell table:formula="of:=[.M1705]/100000" office:value-type="float" office:value="0.00000027099609375">
            <text:p>0.0000002710</text:p>
          </table:table-cell>
          <table:table-cell table:formula="of:=0.625*1000000*[.$N1705]*1000" office:value-type="float" office:value="169.37255859375">
            <text:p>169.372559</text:p>
          </table:table-cell>
          <table:table-cell table:formula="of:=0.769*100000*[.$N1705]*1000" office:value-type="float" office:value="20.839599609375">
            <text:p>20.83960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57">
            <text:p>6357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706]" office:value-type="float" office:value="23.2986">
            <text:p>23.2986</text:p>
          </table:table-cell>
          <table:table-cell/>
          <table:table-cell table:formula="of:=-0.0000028*[.$D1706]*[.$D1706]+0.0405*[.$D1706]-4" office:value-type="float" office:value="34.1183968">
            <text:p>34.1183968</text:p>
          </table:table-cell>
          <table:table-cell/>
          <table:table-cell table:formula="of:=([.G1706]-25)*(0.01+0.00008*[.$D1706])+[.$I1706]" office:value-type="float" office:value="33.963637456">
            <text:p>33.963637456</text:p>
          </table:table-cell>
          <table:table-cell/>
          <table:table-cell table:formula="of:=([.$B1706]/4096)*1.5" office:value-type="float" office:value="0.02490234375">
            <text:p>0.024902</text:p>
          </table:table-cell>
          <table:table-cell table:formula="of:=[.M1706]/100000" office:value-type="float" office:value="0.0000002490234375">
            <text:p>0.0000002490</text:p>
          </table:table-cell>
          <table:table-cell table:formula="of:=0.625*1000000*[.$N1706]*1000" office:value-type="float" office:value="155.6396484375">
            <text:p>155.639648</text:p>
          </table:table-cell>
          <table:table-cell table:formula="of:=0.769*100000*[.$N1706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354">
            <text:p>6354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707]" office:value-type="float" office:value="23.2692">
            <text:p>23.2692</text:p>
          </table:table-cell>
          <table:table-cell/>
          <table:table-cell table:formula="of:=-0.0000028*[.$D1707]*[.$D1707]+0.0405*[.$D1707]-4" office:value-type="float" office:value="34.1183968">
            <text:p>34.1183968</text:p>
          </table:table-cell>
          <table:table-cell/>
          <table:table-cell table:formula="of:=([.G1707]-25)*(0.01+0.00008*[.$D1707])+[.$I1707]" office:value-type="float" office:value="33.960963232">
            <text:p>33.960963232</text:p>
          </table:table-cell>
          <table:table-cell/>
          <table:table-cell table:formula="of:=([.$B1707]/4096)*1.5" office:value-type="float" office:value="0.0238037109375">
            <text:p>0.023804</text:p>
          </table:table-cell>
          <table:table-cell table:formula="of:=[.M1707]/100000" office:value-type="float" office:value="0.000000238037109375">
            <text:p>0.0000002380</text:p>
          </table:table-cell>
          <table:table-cell table:formula="of:=0.625*1000000*[.$N1707]*1000" office:value-type="float" office:value="148.773193359375">
            <text:p>148.773193</text:p>
          </table:table-cell>
          <table:table-cell table:formula="of:=0.769*100000*[.$N1707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6353">
            <text:p>6353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708]" office:value-type="float" office:value="23.2594">
            <text:p>23.2594</text:p>
          </table:table-cell>
          <table:table-cell/>
          <table:table-cell table:formula="of:=-0.0000028*[.$D1708]*[.$D1708]+0.0405*[.$D1708]-4" office:value-type="float" office:value="34.2576832">
            <text:p>34.2576832</text:p>
          </table:table-cell>
          <table:table-cell/>
          <table:table-cell table:formula="of:=([.G1708]-25)*(0.01+0.00008*[.$D1708])+[.$I1708]" office:value-type="float" office:value="34.098801232">
            <text:p>34.098801232</text:p>
          </table:table-cell>
          <table:table-cell/>
          <table:table-cell table:formula="of:=([.$B1708]/4096)*1.5" office:value-type="float" office:value="0.024169921875">
            <text:p>0.024170</text:p>
          </table:table-cell>
          <table:table-cell table:formula="of:=[.M1708]/100000" office:value-type="float" office:value="0.00000024169921875">
            <text:p>0.0000002417</text:p>
          </table:table-cell>
          <table:table-cell table:formula="of:=0.625*1000000*[.$N1708]*1000" office:value-type="float" office:value="151.06201171875">
            <text:p>151.062012</text:p>
          </table:table-cell>
          <table:table-cell table:formula="of:=0.769*100000*[.$N1708]*1000" office:value-type="float" office:value="18.586669921875">
            <text:p>18.586670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6353">
            <text:p>6353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709]" office:value-type="float" office:value="23.2594">
            <text:p>23.2594</text:p>
          </table:table-cell>
          <table:table-cell/>
          <table:table-cell table:formula="of:=-0.0000028*[.$D1709]*[.$D1709]+0.0405*[.$D1709]-4" office:value-type="float" office:value="34.1880512">
            <text:p>34.1880512</text:p>
          </table:table-cell>
          <table:table-cell/>
          <table:table-cell table:formula="of:=([.G1709]-25)*(0.01+0.00008*[.$D1709])+[.$I1709]" office:value-type="float" office:value="34.029447728">
            <text:p>34.029447728</text:p>
          </table:table-cell>
          <table:table-cell/>
          <table:table-cell table:formula="of:=([.$B1709]/4096)*1.5" office:value-type="float" office:value="0.0281982421875">
            <text:p>0.028198</text:p>
          </table:table-cell>
          <table:table-cell table:formula="of:=[.M1709]/100000" office:value-type="float" office:value="0.000000281982421875">
            <text:p>0.0000002820</text:p>
          </table:table-cell>
          <table:table-cell table:formula="of:=0.625*1000000*[.$N1709]*1000" office:value-type="float" office:value="176.239013671875">
            <text:p>176.239014</text:p>
          </table:table-cell>
          <table:table-cell table:formula="of:=0.769*100000*[.$N1709]*1000" office:value-type="float" office:value="21.6844482421875">
            <text:p>21.68444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6352">
            <text:p>6352</text:p>
          </table:table-cell>
          <table:table-cell office:value-type="float" office:value="1013">
            <text:p>1013</text:p>
          </table:table-cell>
          <table:table-cell table:number-columns-repeated="2"/>
          <table:table-cell table:formula="of:=-39+0.0098*[.$C1710]" office:value-type="float" office:value="23.2496">
            <text:p>23.2496</text:p>
          </table:table-cell>
          <table:table-cell/>
          <table:table-cell table:formula="of:=-0.0000028*[.$D1710]*[.$D1710]+0.0405*[.$D1710]-4" office:value-type="float" office:value="34.1532268">
            <text:p>34.1532268</text:p>
          </table:table-cell>
          <table:table-cell/>
          <table:table-cell table:formula="of:=([.G1710]-25)*(0.01+0.00008*[.$D1710])+[.$I1710]" office:value-type="float" office:value="33.993870384">
            <text:p>33.993870384</text:p>
          </table:table-cell>
          <table:table-cell/>
          <table:table-cell table:formula="of:=([.$B1710]/4096)*1.5" office:value-type="float" office:value="0.0238037109375">
            <text:p>0.023804</text:p>
          </table:table-cell>
          <table:table-cell table:formula="of:=[.M1710]/100000" office:value-type="float" office:value="0.000000238037109375">
            <text:p>0.0000002380</text:p>
          </table:table-cell>
          <table:table-cell table:formula="of:=0.625*1000000*[.$N1710]*1000" office:value-type="float" office:value="148.773193359375">
            <text:p>148.773193</text:p>
          </table:table-cell>
          <table:table-cell table:formula="of:=0.769*100000*[.$N1710]*1000" office:value-type="float" office:value="18.3050537109375">
            <text:p>18.30505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51">
            <text:p>6351</text:p>
          </table:table-cell>
          <table:table-cell office:value-type="float" office:value="1013">
            <text:p>1013</text:p>
          </table:table-cell>
          <table:table-cell table:number-columns-repeated="2"/>
          <table:table-cell table:formula="of:=-39+0.0098*[.$C1711]" office:value-type="float" office:value="23.2398">
            <text:p>23.2398</text:p>
          </table:table-cell>
          <table:table-cell/>
          <table:table-cell table:formula="of:=-0.0000028*[.$D1711]*[.$D1711]+0.0405*[.$D1711]-4" office:value-type="float" office:value="34.1532268">
            <text:p>34.1532268</text:p>
          </table:table-cell>
          <table:table-cell/>
          <table:table-cell table:formula="of:=([.G1711]-25)*(0.01+0.00008*[.$D1711])+[.$I1711]" office:value-type="float" office:value="33.992978192">
            <text:p>33.992978192</text:p>
          </table:table-cell>
          <table:table-cell/>
          <table:table-cell table:formula="of:=([.$B1711]/4096)*1.5" office:value-type="float" office:value="0.0234375">
            <text:p>0.023438</text:p>
          </table:table-cell>
          <table:table-cell table:formula="of:=[.M1711]/100000" office:value-type="float" office:value="0.000000234375">
            <text:p>0.0000002344</text:p>
          </table:table-cell>
          <table:table-cell table:formula="of:=0.625*1000000*[.$N1711]*1000" office:value-type="float" office:value="146.484375">
            <text:p>146.484375</text:p>
          </table:table-cell>
          <table:table-cell table:formula="of:=0.769*100000*[.$N1711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50">
            <text:p>6350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712]" office:value-type="float" office:value="23.23">
            <text:p>23.23</text:p>
          </table:table-cell>
          <table:table-cell/>
          <table:table-cell table:formula="of:=-0.0000028*[.$D1712]*[.$D1712]+0.0405*[.$D1712]-4" office:value-type="float" office:value="34.1183968">
            <text:p>34.1183968</text:p>
          </table:table-cell>
          <table:table-cell/>
          <table:table-cell table:formula="of:=([.G1712]-25)*(0.01+0.00008*[.$D1712])+[.$I1712]" office:value-type="float" office:value="33.9573976">
            <text:p>33.9573976</text:p>
          </table:table-cell>
          <table:table-cell/>
          <table:table-cell table:formula="of:=([.$B1712]/4096)*1.5" office:value-type="float" office:value="0.025634765625">
            <text:p>0.025635</text:p>
          </table:table-cell>
          <table:table-cell table:formula="of:=[.M1712]/100000" office:value-type="float" office:value="0.00000025634765625">
            <text:p>0.0000002563</text:p>
          </table:table-cell>
          <table:table-cell table:formula="of:=0.625*1000000*[.$N1712]*1000" office:value-type="float" office:value="160.21728515625">
            <text:p>160.217285</text:p>
          </table:table-cell>
          <table:table-cell table:formula="of:=0.769*100000*[.$N1712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47">
            <text:p>6347</text:p>
          </table:table-cell>
          <table:table-cell office:value-type="float" office:value="1013">
            <text:p>1013</text:p>
          </table:table-cell>
          <table:table-cell table:number-columns-repeated="2"/>
          <table:table-cell table:formula="of:=-39+0.0098*[.$C1713]" office:value-type="float" office:value="23.2006">
            <text:p>23.2006</text:p>
          </table:table-cell>
          <table:table-cell/>
          <table:table-cell table:formula="of:=-0.0000028*[.$D1713]*[.$D1713]+0.0405*[.$D1713]-4" office:value-type="float" office:value="34.1532268">
            <text:p>34.1532268</text:p>
          </table:table-cell>
          <table:table-cell/>
          <table:table-cell table:formula="of:=([.G1713]-25)*(0.01+0.00008*[.$D1713])+[.$I1713]" office:value-type="float" office:value="33.989409424">
            <text:p>33.989409424</text:p>
          </table:table-cell>
          <table:table-cell/>
          <table:table-cell table:formula="of:=([.$B1713]/4096)*1.5" office:value-type="float" office:value="0.0234375">
            <text:p>0.023438</text:p>
          </table:table-cell>
          <table:table-cell table:formula="of:=[.M1713]/100000" office:value-type="float" office:value="0.000000234375">
            <text:p>0.0000002344</text:p>
          </table:table-cell>
          <table:table-cell table:formula="of:=0.625*1000000*[.$N1713]*1000" office:value-type="float" office:value="146.484375">
            <text:p>146.484375</text:p>
          </table:table-cell>
          <table:table-cell table:formula="of:=0.769*100000*[.$N1713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6352">
            <text:p>6352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714]" office:value-type="float" office:value="23.2496">
            <text:p>23.2496</text:p>
          </table:table-cell>
          <table:table-cell/>
          <table:table-cell table:formula="of:=-0.0000028*[.$D1714]*[.$D1714]+0.0405*[.$D1714]-4" office:value-type="float" office:value="34.2576832">
            <text:p>34.2576832</text:p>
          </table:table-cell>
          <table:table-cell/>
          <table:table-cell table:formula="of:=([.G1714]-25)*(0.01+0.00008*[.$D1714])+[.$I1714]" office:value-type="float" office:value="34.097906688">
            <text:p>34.097906688</text:p>
          </table:table-cell>
          <table:table-cell/>
          <table:table-cell table:formula="of:=([.$B1714]/4096)*1.5" office:value-type="float" office:value="0.0267333984375">
            <text:p>0.026733</text:p>
          </table:table-cell>
          <table:table-cell table:formula="of:=[.M1714]/100000" office:value-type="float" office:value="0.000000267333984375">
            <text:p>0.0000002673</text:p>
          </table:table-cell>
          <table:table-cell table:formula="of:=0.625*1000000*[.$N1714]*1000" office:value-type="float" office:value="167.083740234375">
            <text:p>167.083740</text:p>
          </table:table-cell>
          <table:table-cell table:formula="of:=0.769*100000*[.$N1714]*1000" office:value-type="float" office:value="20.5579833984375">
            <text:p>20.55798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6351">
            <text:p>6351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715]" office:value-type="float" office:value="23.2398">
            <text:p>23.2398</text:p>
          </table:table-cell>
          <table:table-cell/>
          <table:table-cell table:formula="of:=-0.0000028*[.$D1715]*[.$D1715]+0.0405*[.$D1715]-4" office:value-type="float" office:value="34.1880512">
            <text:p>34.1880512</text:p>
          </table:table-cell>
          <table:table-cell/>
          <table:table-cell table:formula="of:=([.G1715]-25)*(0.01+0.00008*[.$D1715])+[.$I1715]" office:value-type="float" office:value="34.027661776">
            <text:p>34.027661776</text:p>
          </table:table-cell>
          <table:table-cell/>
          <table:table-cell table:formula="of:=([.$B1715]/4096)*1.5" office:value-type="float" office:value="0.02490234375">
            <text:p>0.024902</text:p>
          </table:table-cell>
          <table:table-cell table:formula="of:=[.M1715]/100000" office:value-type="float" office:value="0.0000002490234375">
            <text:p>0.0000002490</text:p>
          </table:table-cell>
          <table:table-cell table:formula="of:=0.625*1000000*[.$N1715]*1000" office:value-type="float" office:value="155.6396484375">
            <text:p>155.639648</text:p>
          </table:table-cell>
          <table:table-cell table:formula="of:=0.769*100000*[.$N1715]*1000" office:value-type="float" office:value="19.14990234375">
            <text:p>19.14990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48">
            <text:p>6348</text:p>
          </table:table-cell>
          <table:table-cell office:value-type="float" office:value="1012">
            <text:p>1012</text:p>
          </table:table-cell>
          <table:table-cell table:number-columns-repeated="2"/>
          <table:table-cell table:formula="of:=-39+0.0098*[.$C1716]" office:value-type="float" office:value="23.2104">
            <text:p>23.2104</text:p>
          </table:table-cell>
          <table:table-cell/>
          <table:table-cell table:formula="of:=-0.0000028*[.$D1716]*[.$D1716]+0.0405*[.$D1716]-4" office:value-type="float" office:value="34.1183968">
            <text:p>34.1183968</text:p>
          </table:table-cell>
          <table:table-cell/>
          <table:table-cell table:formula="of:=([.G1716]-25)*(0.01+0.00008*[.$D1716])+[.$I1716]" office:value-type="float" office:value="33.955614784">
            <text:p>33.955614784</text:p>
          </table:table-cell>
          <table:table-cell/>
          <table:table-cell table:formula="of:=([.$B1716]/4096)*1.5" office:value-type="float" office:value="0.0245361328125">
            <text:p>0.024536</text:p>
          </table:table-cell>
          <table:table-cell table:formula="of:=[.M1716]/100000" office:value-type="float" office:value="0.000000245361328125">
            <text:p>0.0000002454</text:p>
          </table:table-cell>
          <table:table-cell table:formula="of:=0.625*1000000*[.$N1716]*1000" office:value-type="float" office:value="153.350830078125">
            <text:p>153.350830</text:p>
          </table:table-cell>
          <table:table-cell table:formula="of:=0.769*100000*[.$N1716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351">
            <text:p>6351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717]" office:value-type="float" office:value="23.2398">
            <text:p>23.2398</text:p>
          </table:table-cell>
          <table:table-cell/>
          <table:table-cell table:formula="of:=-0.0000028*[.$D1717]*[.$D1717]+0.0405*[.$D1717]-4" office:value-type="float" office:value="34.2576832">
            <text:p>34.2576832</text:p>
          </table:table-cell>
          <table:table-cell/>
          <table:table-cell table:formula="of:=([.G1717]-25)*(0.01+0.00008*[.$D1717])+[.$I1717]" office:value-type="float" office:value="34.097012144">
            <text:p>34.097012144</text:p>
          </table:table-cell>
          <table:table-cell/>
          <table:table-cell table:formula="of:=([.$B1717]/4096)*1.5" office:value-type="float" office:value="0.0234375">
            <text:p>0.023438</text:p>
          </table:table-cell>
          <table:table-cell table:formula="of:=[.M1717]/100000" office:value-type="float" office:value="0.000000234375">
            <text:p>0.0000002344</text:p>
          </table:table-cell>
          <table:table-cell table:formula="of:=0.625*1000000*[.$N1717]*1000" office:value-type="float" office:value="146.484375">
            <text:p>146.484375</text:p>
          </table:table-cell>
          <table:table-cell table:formula="of:=0.769*100000*[.$N1717]*1000" office:value-type="float" office:value="18.0234375">
            <text:p>18.02343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6347">
            <text:p>6347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718]" office:value-type="float" office:value="23.2006">
            <text:p>23.2006</text:p>
          </table:table-cell>
          <table:table-cell/>
          <table:table-cell table:formula="of:=-0.0000028*[.$D1718]*[.$D1718]+0.0405*[.$D1718]-4" office:value-type="float" office:value="34.1880512">
            <text:p>34.1880512</text:p>
          </table:table-cell>
          <table:table-cell/>
          <table:table-cell table:formula="of:=([.G1718]-25)*(0.01+0.00008*[.$D1718])+[.$I1718]" office:value-type="float" office:value="34.024089872">
            <text:p>34.024089872</text:p>
          </table:table-cell>
          <table:table-cell/>
          <table:table-cell table:formula="of:=([.$B1718]/4096)*1.5" office:value-type="float" office:value="0.022705078125">
            <text:p>0.022705</text:p>
          </table:table-cell>
          <table:table-cell table:formula="of:=[.M1718]/100000" office:value-type="float" office:value="0.00000022705078125">
            <text:p>0.0000002271</text:p>
          </table:table-cell>
          <table:table-cell table:formula="of:=0.625*1000000*[.$N1718]*1000" office:value-type="float" office:value="141.90673828125">
            <text:p>141.906738</text:p>
          </table:table-cell>
          <table:table-cell table:formula="of:=0.769*100000*[.$N1718]*1000" office:value-type="float" office:value="17.460205078125">
            <text:p>17.46020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6348">
            <text:p>6348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719]" office:value-type="float" office:value="23.2104">
            <text:p>23.2104</text:p>
          </table:table-cell>
          <table:table-cell/>
          <table:table-cell table:formula="of:=-0.0000028*[.$D1719]*[.$D1719]+0.0405*[.$D1719]-4" office:value-type="float" office:value="34.2576832">
            <text:p>34.2576832</text:p>
          </table:table-cell>
          <table:table-cell/>
          <table:table-cell table:formula="of:=([.G1719]-25)*(0.01+0.00008*[.$D1719])+[.$I1719]" office:value-type="float" office:value="34.094328512">
            <text:p>34.094328512</text:p>
          </table:table-cell>
          <table:table-cell/>
          <table:table-cell table:formula="of:=([.$B1719]/4096)*1.5" office:value-type="float" office:value="0.0230712890625">
            <text:p>0.023071</text:p>
          </table:table-cell>
          <table:table-cell table:formula="of:=[.M1719]/100000" office:value-type="float" office:value="0.000000230712890625">
            <text:p>0.0000002307</text:p>
          </table:table-cell>
          <table:table-cell table:formula="of:=0.625*1000000*[.$N1719]*1000" office:value-type="float" office:value="144.195556640625">
            <text:p>144.195557</text:p>
          </table:table-cell>
          <table:table-cell table:formula="of:=0.769*100000*[.$N1719]*1000" office:value-type="float" office:value="17.7418212890625">
            <text:p>17.74182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6346">
            <text:p>6346</text:p>
          </table:table-cell>
          <table:table-cell office:value-type="float" office:value="1014">
            <text:p>1014</text:p>
          </table:table-cell>
          <table:table-cell table:number-columns-repeated="2"/>
          <table:table-cell table:formula="of:=-39+0.0098*[.$C1720]" office:value-type="float" office:value="23.1908">
            <text:p>23.1908</text:p>
          </table:table-cell>
          <table:table-cell/>
          <table:table-cell table:formula="of:=-0.0000028*[.$D1720]*[.$D1720]+0.0405*[.$D1720]-4" office:value-type="float" office:value="34.1880512">
            <text:p>34.1880512</text:p>
          </table:table-cell>
          <table:table-cell/>
          <table:table-cell table:formula="of:=([.G1720]-25)*(0.01+0.00008*[.$D1720])+[.$I1720]" office:value-type="float" office:value="34.023196896">
            <text:p>34.023196896</text:p>
          </table:table-cell>
          <table:table-cell/>
          <table:table-cell table:formula="of:=([.$B1720]/4096)*1.5" office:value-type="float" office:value="0.025634765625">
            <text:p>0.025635</text:p>
          </table:table-cell>
          <table:table-cell table:formula="of:=[.M1720]/100000" office:value-type="float" office:value="0.00000025634765625">
            <text:p>0.0000002563</text:p>
          </table:table-cell>
          <table:table-cell table:formula="of:=0.625*1000000*[.$N1720]*1000" office:value-type="float" office:value="160.21728515625">
            <text:p>160.217285</text:p>
          </table:table-cell>
          <table:table-cell table:formula="of:=0.769*100000*[.$N1720]*1000" office:value-type="float" office:value="19.713134765625">
            <text:p>19.71313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341">
            <text:p>6341</text:p>
          </table:table-cell>
          <table:table-cell office:value-type="float" office:value="1016">
            <text:p>1016</text:p>
          </table:table-cell>
          <table:table-cell table:number-columns-repeated="2"/>
          <table:table-cell table:formula="of:=-39+0.0098*[.$C1721]" office:value-type="float" office:value="23.1418">
            <text:p>23.1418</text:p>
          </table:table-cell>
          <table:table-cell/>
          <table:table-cell table:formula="of:=-0.0000028*[.$D1721]*[.$D1721]+0.0405*[.$D1721]-4" office:value-type="float" office:value="34.2576832">
            <text:p>34.2576832</text:p>
          </table:table-cell>
          <table:table-cell/>
          <table:table-cell table:formula="of:=([.G1721]-25)*(0.01+0.00008*[.$D1721])+[.$I1721]" office:value-type="float" office:value="34.088066704">
            <text:p>34.088066704</text:p>
          </table:table-cell>
          <table:table-cell/>
          <table:table-cell table:formula="of:=([.$B1721]/4096)*1.5" office:value-type="float" office:value="0.0245361328125">
            <text:p>0.024536</text:p>
          </table:table-cell>
          <table:table-cell table:formula="of:=[.M1721]/100000" office:value-type="float" office:value="0.000000245361328125">
            <text:p>0.0000002454</text:p>
          </table:table-cell>
          <table:table-cell table:formula="of:=0.625*1000000*[.$N1721]*1000" office:value-type="float" office:value="153.350830078125">
            <text:p>153.350830</text:p>
          </table:table-cell>
          <table:table-cell table:formula="of:=0.769*100000*[.$N1721]*1000" office:value-type="float" office:value="18.8682861328125">
            <text:p>18.868286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6346">
            <text:p>6346</text:p>
          </table:table-cell>
          <table:table-cell office:value-type="float" office:value="1018">
            <text:p>1018</text:p>
          </table:table-cell>
          <table:table-cell table:number-columns-repeated="2"/>
          <table:table-cell table:formula="of:=-39+0.0098*[.$C1722]" office:value-type="float" office:value="23.1908">
            <text:p>23.1908</text:p>
          </table:table-cell>
          <table:table-cell/>
          <table:table-cell table:formula="of:=-0.0000028*[.$D1722]*[.$D1722]+0.0405*[.$D1722]-4" office:value-type="float" office:value="34.3272928">
            <text:p>34.3272928</text:p>
          </table:table-cell>
          <table:table-cell/>
          <table:table-cell table:formula="of:=([.G1722]-25)*(0.01+0.00008*[.$D1722])+[.$I1722]" office:value-type="float" office:value="34.161859552">
            <text:p>34.161859552</text:p>
          </table:table-cell>
          <table:table-cell/>
          <table:table-cell table:formula="of:=([.$B1722]/4096)*1.5" office:value-type="float" office:value="0.0263671875">
            <text:p>0.026367</text:p>
          </table:table-cell>
          <table:table-cell table:formula="of:=[.M1722]/100000" office:value-type="float" office:value="0.000000263671875">
            <text:p>0.0000002637</text:p>
          </table:table-cell>
          <table:table-cell table:formula="of:=0.625*1000000*[.$N1722]*1000" office:value-type="float" office:value="164.794921875">
            <text:p>164.794922</text:p>
          </table:table-cell>
          <table:table-cell table:formula="of:=0.769*100000*[.$N1722]*1000" office:value-type="float" office:value="20.2763671875">
            <text:p>20.276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Murray</meta:initial-creator>
    <meta:creation-date>2013-12-06T13:28:17</meta:creation-date>
    <dc:date>2013-12-06T13:58:13</dc:date>
    <dc:creator>John Murray</dc:creator>
    <meta:editing-duration>PT17M25S</meta:editing-duration>
    <meta:editing-cycles>2</meta:editing-cycles>
    <meta:generator>LibreOffice/4.0.4.2$Linux_X86_64 LibreOffice_project/400m0$Build-2</meta:generator>
    <meta:document-statistic meta:table-count="1" meta:cell-count="17211" meta:object-count="0"/>
  </office:meta>
</office:document-meta>
</file>